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1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446cm"/>
    </style:style>
    <style:style style:name="co11" style:family="table-column">
      <style:table-column-properties fo:break-before="auto" style:column-width="1.5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1">
      <style:table-cell-properties fo:border="0.002cm solid #000000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7" style:family="table-cell" style:parent-style-name="Default">
      <style:table-cell-properties fo:border-bottom="none" fo:border-left="0.002cm solid #000000" fo:border-right="none" fo:border-top="none"/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02cm solid #000000"/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12" style:family="table-cell" style:parent-style-name="Default">
      <style:table-cell-properties fo:border="none"/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13" style:family="table-cell" style:parent-style-name="Default">
      <style:table-cell-properties fo:border-bottom="0.002cm solid #000000" fo:border-left="none" fo:border-right="none" fo:border-top="none"/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17" style:family="table-cell" style:parent-style-name="Default">
      <style:table-cell-properties fo:border-bottom="none" fo:border-left="none" fo:border-right="0.002cm solid #000000" fo:border-top="none"/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19" style:family="table-cell" style:parent-style-name="Default">
      <style:map style:condition="cell-content()=25" style:apply-style-name="WHITE" style:base-cell-address="DeckData.M9"/>
      <style:map style:condition="cell-content-is-between(24,6)" style:apply-style-name="ORANGE" style:base-cell-address="DeckData.M9"/>
      <style:map style:condition="cell-content()&lt;=5" style:apply-style-name="GREEN" style:base-cell-address="DeckData.M9"/>
    </style:style>
    <style:style style:name="ce20" style:family="table-cell" style:parent-style-name="Default">
      <style:table-cell-properties fo:background-color="#66ffff" fo:border="0.002cm solid #000000"/>
    </style:style>
    <style:style style:name="ce21" style:family="table-cell" style:parent-style-name="Default">
      <style:table-cell-properties fo:background-color="#ff00cc" fo:border="0.002cm solid #000000"/>
    </style:style>
    <style:style style:name="ce22" style:family="table-cell" style:parent-style-name="Default" style:data-style-name="N105">
      <style:table-cell-properties fo:border="0.002cm solid #000000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66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 style:data-style-name="N2">
      <style:table-cell-properties fo:border="0.002cm solid #000000"/>
      <style:map style:condition="is-true-formula(ROUNDDOWN(MOD(10*[.C8];3))=0)" style:apply-style-name="RED" style:base-cell-address="DeckData.C8"/>
      <style:map style:condition="is-true-formula(ROUNDDOWN(MOD(10*[.C8];3))=1)" style:apply-style-name="GREEN" style:base-cell-address="DeckData.C8"/>
      <style:map style:condition="is-true-formula(ROUNDDOWN(MOD(10*[.C8];3))=2)" style:apply-style-name="YELLOW" style:base-cell-address="DeckData.C8"/>
    </style:style>
    <style:style style:name="ce27" style:family="table-cell" style:parent-style-name="Default" style:data-style-name="N121">
      <style:table-cell-properties fo:border="0.002cm solid #000000"/>
    </style:style>
    <style:style style:name="ce28" style:family="table-cell" style:parent-style-name="Default" style:data-style-name="N119">
      <style:table-cell-properties fo:border="0.002cm solid #000000"/>
    </style:style>
    <style:style style:name="ce29" style:family="table-cell" style:parent-style-name="Default">
      <style:table-cell-properties fo:background-color="#ff00cc" style:text-align-source="fix" style:repeat-content="false" fo:border="0.002cm solid #000000"/>
      <style:paragraph-properties fo:text-align="center" fo:margin-left="0cm"/>
    </style:style>
    <style:style style:name="ce30" style:family="table-cell" style:parent-style-name="Default" style:data-style-name="N2">
      <style:table-cell-properties fo:border="0.002cm solid #000000"/>
      <style:map style:condition="is-true-formula(ROUNDDOWN(MOD(10*[.AC8];3))=0)" style:apply-style-name="RED" style:base-cell-address="DeckData.AC8"/>
      <style:map style:condition="is-true-formula(ROUNDDOWN(MOD(10*[.AC8];3))=1)" style:apply-style-name="GREEN" style:base-cell-address="DeckData.AC8"/>
      <style:map style:condition="is-true-formula(ROUNDDOWN(MOD(10*[.AC8];3))=2)" style:apply-style-name="YELLOW" style:base-cell-address="DeckData.AC8"/>
    </style:style>
    <style:style style:name="ce31" style:family="table-cell" style:parent-style-name="Default">
      <style:table-cell-properties fo:border-bottom="none" fo:border-left="0.002cm solid #000000" fo:border-right="none" fo:border-top="0.002cm solid #000000"/>
      <style:map style:condition="is-true-formula(ROUNDDOWN(MOD([.B4];3))=0)" style:apply-style-name="RED" style:base-cell-address="ConfidenceDelta.B4"/>
      <style:map style:condition="is-true-formula(ROUNDDOWN(MOD([.B4];3))=1)" style:apply-style-name="YELLOW" style:base-cell-address="ConfidenceDelta.B4"/>
      <style:map style:condition="is-true-formula(ROUNDDOWN(MOD([.B4];3))=2)" style:apply-style-name="GREEN" style:base-cell-address="ConfidenceDelta.B4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map style:condition="is-true-formula(ROUNDDOWN(MOD([.B4];3))=0)" style:apply-style-name="RED" style:base-cell-address="Mean.B4"/>
      <style:map style:condition="is-true-formula(ROUNDDOWN(MOD([.B4];3))=1)" style:apply-style-name="YELLOW" style:base-cell-address="Mean.B4"/>
      <style:map style:condition="is-true-formula(ROUNDDOWN(MOD([.B4];3))=2)" style:apply-style-name="GREEN" style:base-cell-address="Mean.B4"/>
    </style:style>
    <style:style style:name="T1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[$ConfidenceDelta.$F$1:.$N$1])" table:allow-empty-cell="true" table:display-list="unsorted" table:base-cell-address="ConfidenceDelta.B3"/>
      </table:content-validations>
      <table:table table:name="Deck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2"/>
        <table:table-column table:style-name="co4" table:default-cell-style-name="ce17"/>
        <table:table-column table:style-name="co4" table:default-cell-style-name="ce7"/>
        <table:table-column table:style-name="co3" table:default-cell-style-name="ce19"/>
        <table:table-column table:style-name="co4" table:default-cell-style-name="ce17"/>
        <table:table-column table:style-name="co5" table:default-cell-style-name="ce7"/>
        <table:table-column table:style-name="co3" table:default-cell-style-name="ce19"/>
        <table:table-column table:style-name="co6" table:default-cell-style-name="ce17"/>
        <table:table-column table:style-name="co6" table:default-cell-style-name="ce7"/>
        <table:table-column table:style-name="co3" table:default-cell-style-name="ce19"/>
        <table:table-column table:style-name="co6" table:default-cell-style-name="ce17"/>
        <table:table-column table:style-name="co6" table:default-cell-style-name="Default"/>
        <table:table-column table:style-name="co4" table:default-cell-style-name="ce7"/>
        <table:table-column table:style-name="co3" table:default-cell-style-name="ce19"/>
        <table:table-column table:style-name="co6" table:default-cell-style-name="ce17"/>
        <table:table-column table:style-name="co6" table:default-cell-style-name="ce7"/>
        <table:table-column table:style-name="co3" table:default-cell-style-name="ce19"/>
        <table:table-column table:style-name="co6" table:default-cell-style-name="ce17"/>
        <table:table-column table:style-name="co6" table:default-cell-style-name="ce7"/>
        <table:table-column table:style-name="co3" table:default-cell-style-name="ce19"/>
        <table:table-column table:style-name="co6" table:default-cell-style-name="ce17"/>
        <table:table-column table:style-name="co7" table:default-cell-style-name="ce7"/>
        <table:table-column table:style-name="co3" table:default-cell-style-name="ce19"/>
        <table:table-column table:style-name="co6" table:default-cell-style-name="ce17"/>
        <table:table-row table:style-name="ro1">
          <table:table-cell table:style-name="ce1" office:value-type="string">
            <text:p>Deck Size Before GameStart</text:p>
          </table:table-cell>
          <table:table-cell table:style-name="ce1" table:formula="of:=99" office:value-type="float" office:value="99">
            <text:p>99</text:p>
          </table:table-cell>
          <table:table-cell table:style-name="Default" table:number-columns-repeated="5"/>
          <table:table-cell table:style-name="ce1" office:value-type="string">
            <text:p>Period</text:p>
          </table:table-cell>
          <table:table-cell table:style-name="ce1" table:formula="of:=1" office:value-type="float" office:value="1">
            <text:p>1</text:p>
          </table:table-cell>
          <table:table-cell table:style-name="ce1" table:formula="of:=[.I1]+1" office:value-type="float" office:value="2">
            <text:p>2</text:p>
          </table:table-cell>
          <table:table-cell table:style-name="ce1" table:formula="of:=[.J1]+1" office:value-type="float" office:value="3">
            <text:p>3</text:p>
          </table:table-cell>
          <table:table-cell table:style-name="ce1" table:formula="of:=[.K1]+1" office:value-type="float" office:value="4">
            <text:p>4</text:p>
          </table:table-cell>
          <table:table-cell table:style-name="ce1" table:formula="of:=[.L1]+1" office:value-type="float" office:value="5">
            <text:p>5</text:p>
          </table:table-cell>
          <table:table-cell table:style-name="ce1" table:formula="of:=[.M1]+1" office:value-type="float" office:value="6">
            <text:p>6</text:p>
          </table:table-cell>
          <table:table-cell table:style-name="ce1" table:formula="of:=[.N1]+1" office:value-type="float" office:value="7">
            <text:p>7</text:p>
          </table:table-cell>
          <table:table-cell table:style-name="ce1" table:formula="of:=[.O1]+1" office:value-type="float" office:value="8">
            <text:p>8</text:p>
          </table:table-cell>
          <table:table-cell table:style-name="ce1" table:formula="of:=[.P1]+1" office:value-type="float" office:value="9">
            <text:p>9</text:p>
          </table:table-cell>
          <table:table-cell table:style-name="ce1" table:formula="of:=[.Q1]+1" office:value-type="float" office:value="10">
            <text:p>10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>
            <text:p>Starting hand</text:p>
          </table:table-cell>
          <table:table-cell table:style-name="ce1" table:formula="of:=7" office:value-type="float" office:value="7">
            <text:p>7</text:p>
          </table:table-cell>
          <table:table-cell table:style-name="Default" table:number-columns-repeated="5"/>
          <table:table-cell table:style-name="ce20" office:value-type="string">
            <text:p>BGS</text:p>
          </table:table-cell>
          <table:table-cell table:style-name="ce22" table:formula="of:=[.$B$1]/[.I$1]" office:value-type="float" office:value="99">
            <text:p>99,0</text:p>
          </table:table-cell>
          <table:table-cell table:style-name="ce22" table:formula="of:=[.$B$1]/[.J$1]" office:value-type="float" office:value="49.5">
            <text:p>49,5</text:p>
          </table:table-cell>
          <table:table-cell table:style-name="ce22" table:formula="of:=[.$B$1]/[.K$1]" office:value-type="float" office:value="33">
            <text:p>33,0</text:p>
          </table:table-cell>
          <table:table-cell table:style-name="ce22" table:formula="of:=[.$B$1]/[.L$1]" office:value-type="float" office:value="24.75">
            <text:p>24,8</text:p>
          </table:table-cell>
          <table:table-cell table:style-name="ce22" table:formula="of:=[.$B$1]/[.M$1]" office:value-type="float" office:value="19.8">
            <text:p>19,8</text:p>
          </table:table-cell>
          <table:table-cell table:style-name="ce22" table:formula="of:=[.$B$1]/[.N$1]" office:value-type="float" office:value="16.5">
            <text:p>16,5</text:p>
          </table:table-cell>
          <table:table-cell table:style-name="ce22" table:formula="of:=[.$B$1]/[.O$1]" office:value-type="float" office:value="14.1428571428571">
            <text:p>14,1</text:p>
          </table:table-cell>
          <table:table-cell table:style-name="ce22" table:formula="of:=[.$B$1]/[.P$1]" office:value-type="float" office:value="12.375">
            <text:p>12,4</text:p>
          </table:table-cell>
          <table:table-cell table:style-name="ce22" table:formula="of:=[.$B$1]/[.Q$1]" office:value-type="float" office:value="11">
            <text:p>11,0</text:p>
          </table:table-cell>
          <table:table-cell table:style-name="ce22" table:formula="of:=[.$B$1]/[.R$1]" office:value-type="float" office:value="9.9">
            <text:p>9,9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>
            <text:p>Confidence Interval</text:p>
          </table:table-cell>
          <table:table-cell table:style-name="ce2" table:content-validation-name="val1" office:value-type="percentage" office:value="0.9">
            <text:p>90,00%</text:p>
          </table:table-cell>
          <table:table-cell table:style-name="Default" table:number-columns-repeated="5"/>
          <table:table-cell table:style-name="ce21" office:value-type="string">
            <text:p>AGS</text:p>
          </table:table-cell>
          <table:table-cell table:style-name="ce22" table:formula="of:=[.B1]-[.B2]" office:value-type="float" office:value="92">
            <text:p>92,0</text:p>
          </table:table-cell>
          <table:table-cell table:style-name="ce22" table:formula="of:=[.$I$3]/[.J$1]" office:value-type="float" office:value="46">
            <text:p>46,0</text:p>
          </table:table-cell>
          <table:table-cell table:style-name="ce22" table:formula="of:=[.$I$3]/[.K$1]" office:value-type="float" office:value="30.6666666666667">
            <text:p>30,7</text:p>
          </table:table-cell>
          <table:table-cell table:style-name="ce22" table:formula="of:=[.$I$3]/[.L$1]" office:value-type="float" office:value="23">
            <text:p>23,0</text:p>
          </table:table-cell>
          <table:table-cell table:style-name="ce22" table:formula="of:=[.$I$3]/[.M$1]" office:value-type="float" office:value="18.4">
            <text:p>18,4</text:p>
          </table:table-cell>
          <table:table-cell table:style-name="ce22" table:formula="of:=[.$I$3]/[.N$1]" office:value-type="float" office:value="15.3333333333333">
            <text:p>15,3</text:p>
          </table:table-cell>
          <table:table-cell table:style-name="ce22" table:formula="of:=[.$I$3]/[.O$1]" office:value-type="float" office:value="13.1428571428571">
            <text:p>13,1</text:p>
          </table:table-cell>
          <table:table-cell table:style-name="ce22" table:formula="of:=[.$I$3]/[.P$1]" office:value-type="float" office:value="11.5">
            <text:p>11,5</text:p>
          </table:table-cell>
          <table:table-cell table:style-name="ce22" table:formula="of:=[.$I$3]/[.Q$1]" office:value-type="float" office:value="10.2222222222222">
            <text:p>10,2</text:p>
          </table:table-cell>
          <table:table-cell table:style-name="ce22" table:formula="of:=[.$I$3]/[.R$1]" office:value-type="float" office:value="9.2">
            <text:p>9,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Confidence on prediction</text:p>
          </table:table-cell>
          <table:table-cell table:style-name="Default" table:formula="of:=[.B3] + (1-[.B3])/2" office:value-type="percentage" office:value="0.95">
            <text:p>95,00%</text:p>
          </table:table-cell>
          <table:table-cell table:style-name="Default" table:number-columns-repeated="11"/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 table:number-columns-repeated="12"/>
        </table:table-row>
        <table:table-row table:style-name="ro1">
          <table:table-cell/>
          <table:table-cell table:style-name="ce3" office:value-type="string" table:number-columns-spanned="12" table:number-rows-spanned="1">
            <text:p>Before Game Start</text:p>
          </table:table-cell>
          <table:covered-table-cell table:number-columns-repeated="11" table:style-name="Default"/>
          <table:table-cell/>
          <table:table-cell table:style-name="ce23" office:value-type="string" table:number-columns-spanned="12" table:number-rows-spanned="1">
            <text:p>After Game Start</text:p>
          </table:table-cell>
          <table:covered-table-cell table:number-columns-repeated="11"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1<text:span text:style-name="T1">st</text:span> Draw</text:p>
          </table:table-cell>
          <table:covered-table-cell table:style-name="ce9"/>
          <table:covered-table-cell table:style-name="ce14"/>
          <table:table-cell table:style-name="ce4" office:value-type="string" table:number-columns-spanned="3" table:number-rows-spanned="1">
            <text:p><text:span text:style-name="T1">2nd</text:span> Draw</text:p>
          </table:table-cell>
          <table:covered-table-cell table:style-name="ce9"/>
          <table:covered-table-cell table:style-name="ce14"/>
          <table:table-cell table:style-name="ce4" office:value-type="string" table:number-columns-spanned="3" table:number-rows-spanned="1">
            <text:p>3<text:span text:style-name="T1">rd</text:span> Draw</text:p>
          </table:table-cell>
          <table:covered-table-cell table:style-name="ce9"/>
          <table:covered-table-cell table:style-name="ce14"/>
          <table:table-cell table:style-name="ce4" office:value-type="string" table:number-columns-spanned="3" table:number-rows-spanned="1">
            <text:p>4<text:span text:style-name="T1">th</text:span> Draw</text:p>
          </table:table-cell>
          <table:covered-table-cell table:style-name="ce9"/>
          <table:covered-table-cell table:style-name="ce14"/>
          <table:table-cell/>
          <table:table-cell table:style-name="ce4" office:value-type="string" table:number-columns-spanned="3" table:number-rows-spanned="1">
            <text:p>1<text:span text:style-name="T1">st</text:span> Draw</text:p>
          </table:table-cell>
          <table:covered-table-cell table:style-name="ce9"/>
          <table:covered-table-cell table:style-name="ce14"/>
          <table:table-cell table:style-name="ce4" office:value-type="string" table:number-columns-spanned="3" table:number-rows-spanned="1">
            <text:p><text:span text:style-name="T1">2nd</text:span> Draw</text:p>
          </table:table-cell>
          <table:covered-table-cell table:style-name="ce9"/>
          <table:covered-table-cell table:style-name="ce14"/>
          <table:table-cell table:style-name="ce4" office:value-type="string" table:number-columns-spanned="3" table:number-rows-spanned="1">
            <text:p>3<text:span text:style-name="T1">rd</text:span> Draw</text:p>
          </table:table-cell>
          <table:covered-table-cell table:style-name="ce9"/>
          <table:covered-table-cell table:style-name="ce14"/>
          <table:table-cell table:style-name="ce4" office:value-type="string" table:number-columns-spanned="3" table:number-rows-spanned="1">
            <text:p>4<text:span text:style-name="T1">th</text:span> Draw</text:p>
          </table:table-cell>
          <table:covered-table-cell table:style-name="ce9"/>
          <table:covered-table-cell table:style-name="ce14"/>
        </table:table-row>
        <table:table-row table:style-name="ro1">
          <table:table-cell office:value-type="string">
            <text:p>Population</text:p>
          </table:table-cell>
          <table:table-cell table:style-name="ce5" office:value-type="string">
            <text:p>[</text:p>
          </table:table-cell>
          <table:table-cell table:style-name="ce10" office:value-type="string">
            <text:p>Mean</text:p>
          </table:table-cell>
          <table:table-cell table:style-name="ce15" office:value-type="string">
            <text:p>]</text:p>
          </table:table-cell>
          <table:table-cell table:style-name="ce5" office:value-type="string">
            <text:p>[</text:p>
          </table:table-cell>
          <table:table-cell table:style-name="ce10" office:value-type="string">
            <text:p>Mean</text:p>
          </table:table-cell>
          <table:table-cell table:style-name="ce15" office:value-type="string">
            <text:p>]</text:p>
          </table:table-cell>
          <table:table-cell table:style-name="ce5" office:value-type="string">
            <text:p>[</text:p>
          </table:table-cell>
          <table:table-cell table:style-name="ce10" office:value-type="string">
            <text:p>Mean</text:p>
          </table:table-cell>
          <table:table-cell table:style-name="ce15" office:value-type="string">
            <text:p>]</text:p>
          </table:table-cell>
          <table:table-cell table:style-name="ce5" office:value-type="string">
            <text:p>[</text:p>
          </table:table-cell>
          <table:table-cell table:style-name="ce10" office:value-type="string">
            <text:p>Mean</text:p>
          </table:table-cell>
          <table:table-cell table:style-name="ce15" office:value-type="string">
            <text:p>]</text:p>
          </table:table-cell>
          <table:table-cell/>
          <table:table-cell table:style-name="ce5" office:value-type="string">
            <text:p>[</text:p>
          </table:table-cell>
          <table:table-cell table:style-name="ce10" office:value-type="string">
            <text:p>Mean</text:p>
          </table:table-cell>
          <table:table-cell table:style-name="ce15" office:value-type="string">
            <text:p>]</text:p>
          </table:table-cell>
          <table:table-cell table:style-name="ce5" office:value-type="string">
            <text:p>[</text:p>
          </table:table-cell>
          <table:table-cell table:style-name="ce10" office:value-type="string">
            <text:p>Mean</text:p>
          </table:table-cell>
          <table:table-cell table:style-name="ce15" office:value-type="string">
            <text:p>]</text:p>
          </table:table-cell>
          <table:table-cell table:style-name="ce5" office:value-type="string">
            <text:p>[</text:p>
          </table:table-cell>
          <table:table-cell table:style-name="ce10" office:value-type="string">
            <text:p>Mean</text:p>
          </table:table-cell>
          <table:table-cell table:style-name="ce15" office:value-type="string">
            <text:p>]</text:p>
          </table:table-cell>
          <table:table-cell table:style-name="ce5" office:value-type="string">
            <text:p>[</text:p>
          </table:table-cell>
          <table:table-cell table:style-name="ce10" office:value-type="string">
            <text:p>Mean</text:p>
          </table:table-cell>
          <table:table-cell table:style-name="ce15" office:value-type="string">
            <text:p>]</text:p>
          </table:table-cell>
        </table:table-row>
        <table:table-row table:style-name="ro2">
          <table:table-cell table:formula="of:=1" office:value-type="float" office:value="1">
            <text:p>1</text:p>
          </table:table-cell>
          <table:table-cell table:style-name="ce6" table:formula="of:=LOOKUP(1;[ConfidenceInterval.AB9:.AZ9];[ConfidenceInterval.$AB$7:.$AZ$7])" office:value-type="float" office:value="25">
            <text:p>25</text:p>
          </table:table-cell>
          <table:table-cell table:style-name="ce11" table:formula="of:=LOOKUP(1;[Mean.B8:.Z8];[Mean.$B$6:.$Z$6])" office:value-type="float" office:value="25">
            <text:p>25</text:p>
          </table:table-cell>
          <table:table-cell table:style-name="ce16" table:formula="of:=LOOKUP(1;[ConfidenceInterval.B9:.AA9];[ConfidenceInterval.$B$7:.$AA$7])" office:value-type="float" office:value="25">
            <text:p>25</text:p>
          </table:table-cell>
          <table:table-cell table:formula="of:=LOOKUP(2;[ConfidenceInterval.AB9:.AZ9];[ConfidenceInterval.$AB$7:.$AZ$7])" office:value-type="float" office:value="25">
            <text:p>25</text:p>
          </table:table-cell>
          <table:table-cell table:formula="of:=LOOKUP(2;[Mean.B8:.Z8];[Mean.$B$6:.$Z$6])" office:value-type="float" office:value="25">
            <text:p>25</text:p>
          </table:table-cell>
          <table:table-cell table:formula="of:=LOOKUP(2;[ConfidenceInterval.B9:.AA9];[ConfidenceInterval.$B$7:.$AA$7])" office:value-type="float" office:value="25">
            <text:p>25</text:p>
          </table:table-cell>
          <table:table-cell table:formula="of:=LOOKUP(3;[ConfidenceInterval.AB9:.AZ9];[ConfidenceInterval.$AB$7:.$AZ$7])" office:value-type="float" office:value="25">
            <text:p>25</text:p>
          </table:table-cell>
          <table:table-cell table:formula="of:=LOOKUP(3;[Mean.B8:.Z8];[Mean.$B$6:.$Z$6])" office:value-type="float" office:value="25">
            <text:p>25</text:p>
          </table:table-cell>
          <table:table-cell table:formula="of:=LOOKUP(3;[ConfidenceInterval.B9:.AA9];[ConfidenceInterval.$B$7:.$AA$7])" office:value-type="float" office:value="25">
            <text:p>25</text:p>
          </table:table-cell>
          <table:table-cell table:formula="of:=LOOKUP(4;[ConfidenceInterval.AB9:.AZ9];[ConfidenceInterval.$AB$7:.$AZ$7])" office:value-type="float" office:value="25">
            <text:p>25</text:p>
          </table:table-cell>
          <table:table-cell table:formula="of:=LOOKUP(4;[Mean.B8:.Z8];[Mean.$B$6:.$Z$6])" office:value-type="float" office:value="25">
            <text:p>25</text:p>
          </table:table-cell>
          <table:table-cell table:formula="of:=LOOKUP(4;[ConfidenceInterval.B9:.AA9];[ConfidenceInterval.$B$7:.$AA$7])" office:value-type="float" office:value="25">
            <text:p>25</text:p>
          </table:table-cell>
          <table:table-cell/>
          <table:table-cell table:formula="of:=LOOKUP(1;[ConfidenceInterval.CB9:.CZ9];[ConfidenceInterval.$CB$7:.$CZ$7])" office:value-type="float" office:value="25">
            <text:p>25</text:p>
          </table:table-cell>
          <table:table-cell table:formula="of:=LOOKUP(1;[Mean.AB8:.AZ8];[Mean.$AB$6:.$AZ$6])" office:value-type="float" office:value="25">
            <text:p>25</text:p>
          </table:table-cell>
          <table:table-cell table:formula="of:=LOOKUP(1;[ConfidenceInterval.BB9:.BZ9];[ConfidenceInterval.$BB$7:.$BZ$7])" office:value-type="float" office:value="25">
            <text:p>25</text:p>
          </table:table-cell>
          <table:table-cell table:formula="of:=LOOKUP(2;[ConfidenceInterval.CB9:.CZ9];[ConfidenceInterval.$CB$7:.$CZ$7])" office:value-type="float" office:value="25">
            <text:p>25</text:p>
          </table:table-cell>
          <table:table-cell table:formula="of:=LOOKUP(2;[Mean.AB8:.AZ8];[Mean.$AB$6:.$AZ$6])" office:value-type="float" office:value="25">
            <text:p>25</text:p>
          </table:table-cell>
          <table:table-cell table:formula="of:=LOOKUP(2;[ConfidenceInterval.BB9:.BZ9];[ConfidenceInterval.$BB$7:.$BZ$7])" office:value-type="float" office:value="25">
            <text:p>25</text:p>
          </table:table-cell>
          <table:table-cell table:formula="of:=LOOKUP(3;[ConfidenceInterval.CB9:.CZ9];[ConfidenceInterval.$CB$7:.$CZ$7])" office:value-type="float" office:value="25">
            <text:p>25</text:p>
          </table:table-cell>
          <table:table-cell table:formula="of:=LOOKUP(3;[Mean.AB8:.AZ8];[Mean.$AB$6:.$AZ$6])" office:value-type="float" office:value="25">
            <text:p>25</text:p>
          </table:table-cell>
          <table:table-cell table:formula="of:=LOOKUP(3;[ConfidenceInterval.BB9:.BZ9];[ConfidenceInterval.$BB$7:.$BZ$7])" office:value-type="float" office:value="25">
            <text:p>25</text:p>
          </table:table-cell>
          <table:table-cell table:formula="of:=LOOKUP(4;[ConfidenceInterval.CB9:.CZ9];[ConfidenceInterval.$CB$7:.$CZ$7])" office:value-type="float" office:value="25">
            <text:p>25</text:p>
          </table:table-cell>
          <table:table-cell table:formula="of:=LOOKUP(4;[Mean.AB8:.AZ8];[Mean.$AB$6:.$AZ$6])" office:value-type="float" office:value="25">
            <text:p>25</text:p>
          </table:table-cell>
          <table:table-cell table:formula="of:=LOOKUP(4;[ConfidenceInterval.BB9:.BZ9];[ConfidenceInterval.$BB$7:.$BZ$7])" office:value-type="float" office:value="25">
            <text:p>25</text:p>
          </table:table-cell>
        </table:table-row>
        <table:table-row table:style-name="ro2">
          <table:table-cell table:formula="of:=[.A9]+1" office:value-type="float" office:value="2">
            <text:p>2</text:p>
          </table:table-cell>
          <table:table-cell table:formula="of:=LOOKUP(1;[ConfidenceInterval.AB10:.AZ10];[ConfidenceInterval.$AB$7:.$AZ$7])" office:value-type="float" office:value="25">
            <text:p>25</text:p>
          </table:table-cell>
          <table:table-cell table:formula="of:=LOOKUP(1;[Mean.B9:.Z9];[Mean.$B$6:.$Z$6])" office:value-type="float" office:value="25">
            <text:p>25</text:p>
          </table:table-cell>
          <table:table-cell table:formula="of:=LOOKUP(1;[ConfidenceInterval.B10:.AA10];[ConfidenceInterval.$B$7:.$AA$7])" office:value-type="float" office:value="25">
            <text:p>25</text:p>
          </table:table-cell>
          <table:table-cell table:formula="of:=LOOKUP(2;[ConfidenceInterval.AB10:.AZ10];[ConfidenceInterval.$AB$7:.$AZ$7])" office:value-type="float" office:value="25">
            <text:p>25</text:p>
          </table:table-cell>
          <table:table-cell table:formula="of:=LOOKUP(2;[Mean.B9:.Z9];[Mean.$B$6:.$Z$6])" office:value-type="float" office:value="25">
            <text:p>25</text:p>
          </table:table-cell>
          <table:table-cell table:formula="of:=LOOKUP(2;[ConfidenceInterval.B10:.AA10];[ConfidenceInterval.$B$7:.$AA$7])" office:value-type="float" office:value="25">
            <text:p>25</text:p>
          </table:table-cell>
          <table:table-cell table:formula="of:=LOOKUP(3;[ConfidenceInterval.AB10:.AZ10];[ConfidenceInterval.$AB$7:.$AZ$7])" office:value-type="float" office:value="25">
            <text:p>25</text:p>
          </table:table-cell>
          <table:table-cell table:formula="of:=LOOKUP(3;[Mean.B9:.Z9];[Mean.$B$6:.$Z$6])" office:value-type="float" office:value="25">
            <text:p>25</text:p>
          </table:table-cell>
          <table:table-cell table:formula="of:=LOOKUP(3;[ConfidenceInterval.B10:.AA10];[ConfidenceInterval.$B$7:.$AA$7])" office:value-type="float" office:value="25">
            <text:p>25</text:p>
          </table:table-cell>
          <table:table-cell table:formula="of:=LOOKUP(4;[ConfidenceInterval.AB10:.AZ10];[ConfidenceInterval.$AB$7:.$AZ$7])" office:value-type="float" office:value="25">
            <text:p>25</text:p>
          </table:table-cell>
          <table:table-cell table:formula="of:=LOOKUP(4;[Mean.B9:.Z9];[Mean.$B$6:.$Z$6])" office:value-type="float" office:value="25">
            <text:p>25</text:p>
          </table:table-cell>
          <table:table-cell table:formula="of:=LOOKUP(4;[ConfidenceInterval.B10:.AA10];[ConfidenceInterval.$B$7:.$AA$7])" office:value-type="float" office:value="25">
            <text:p>25</text:p>
          </table:table-cell>
          <table:table-cell/>
          <table:table-cell table:formula="of:=LOOKUP(1;[ConfidenceInterval.CB10:.CZ10];[ConfidenceInterval.$CB$7:.$CZ$7])" office:value-type="float" office:value="25">
            <text:p>25</text:p>
          </table:table-cell>
          <table:table-cell table:formula="of:=LOOKUP(1;[Mean.AB9:.AZ9];[Mean.$AB$6:.$AZ$6])" office:value-type="float" office:value="25">
            <text:p>25</text:p>
          </table:table-cell>
          <table:table-cell table:formula="of:=LOOKUP(1;[ConfidenceInterval.BB10:.BZ10];[ConfidenceInterval.$BB$7:.$BZ$7])" office:value-type="float" office:value="25">
            <text:p>25</text:p>
          </table:table-cell>
          <table:table-cell table:formula="of:=LOOKUP(2;[ConfidenceInterval.CB10:.CZ10];[ConfidenceInterval.$CB$7:.$CZ$7])" office:value-type="float" office:value="25">
            <text:p>25</text:p>
          </table:table-cell>
          <table:table-cell table:formula="of:=LOOKUP(2;[Mean.AB9:.AZ9];[Mean.$AB$6:.$AZ$6])" office:value-type="float" office:value="25">
            <text:p>25</text:p>
          </table:table-cell>
          <table:table-cell table:formula="of:=LOOKUP(2;[ConfidenceInterval.BB10:.BZ10];[ConfidenceInterval.$BB$7:.$BZ$7])" office:value-type="float" office:value="25">
            <text:p>25</text:p>
          </table:table-cell>
          <table:table-cell table:formula="of:=LOOKUP(3;[ConfidenceInterval.CB10:.CZ10];[ConfidenceInterval.$CB$7:.$CZ$7])" office:value-type="float" office:value="25">
            <text:p>25</text:p>
          </table:table-cell>
          <table:table-cell table:formula="of:=LOOKUP(3;[Mean.AB9:.AZ9];[Mean.$AB$6:.$AZ$6])" office:value-type="float" office:value="25">
            <text:p>25</text:p>
          </table:table-cell>
          <table:table-cell table:formula="of:=LOOKUP(3;[ConfidenceInterval.BB10:.BZ10];[ConfidenceInterval.$BB$7:.$BZ$7])" office:value-type="float" office:value="25">
            <text:p>25</text:p>
          </table:table-cell>
          <table:table-cell table:formula="of:=LOOKUP(4;[ConfidenceInterval.CB10:.CZ10];[ConfidenceInterval.$CB$7:.$CZ$7])" office:value-type="float" office:value="25">
            <text:p>25</text:p>
          </table:table-cell>
          <table:table-cell table:formula="of:=LOOKUP(4;[Mean.AB9:.AZ9];[Mean.$AB$6:.$AZ$6])" office:value-type="float" office:value="25">
            <text:p>25</text:p>
          </table:table-cell>
          <table:table-cell table:formula="of:=LOOKUP(4;[ConfidenceInterval.BB10:.BZ10];[ConfidenceInterval.$BB$7:.$BZ$7])" office:value-type="float" office:value="25">
            <text:p>25</text:p>
          </table:table-cell>
        </table:table-row>
        <table:table-row table:style-name="ro2">
          <table:table-cell table:formula="of:=[.A10]+1" office:value-type="float" office:value="3">
            <text:p>3</text:p>
          </table:table-cell>
          <table:table-cell table:formula="of:=LOOKUP(1;[ConfidenceInterval.AB11:.AZ11];[ConfidenceInterval.$AB$7:.$AZ$7])" office:value-type="float" office:value="18">
            <text:p>18</text:p>
          </table:table-cell>
          <table:table-cell table:formula="of:=LOOKUP(1;[Mean.B10:.Z10];[Mean.$B$6:.$Z$6])" office:value-type="float" office:value="25">
            <text:p>25</text:p>
          </table:table-cell>
          <table:table-cell table:formula="of:=LOOKUP(1;[ConfidenceInterval.B11:.AA11];[ConfidenceInterval.$B$7:.$AA$7])" office:value-type="float" office:value="25">
            <text:p>25</text:p>
          </table:table-cell>
          <table:table-cell table:formula="of:=LOOKUP(2;[ConfidenceInterval.AB11:.AZ11];[ConfidenceInterval.$AB$7:.$AZ$7])" office:value-type="float" office:value="25">
            <text:p>25</text:p>
          </table:table-cell>
          <table:table-cell table:formula="of:=LOOKUP(2;[Mean.B10:.Z10];[Mean.$B$6:.$Z$6])" office:value-type="float" office:value="25">
            <text:p>25</text:p>
          </table:table-cell>
          <table:table-cell table:formula="of:=LOOKUP(2;[ConfidenceInterval.B11:.AA11];[ConfidenceInterval.$B$7:.$AA$7])" office:value-type="float" office:value="25">
            <text:p>25</text:p>
          </table:table-cell>
          <table:table-cell table:formula="of:=LOOKUP(3;[ConfidenceInterval.AB11:.AZ11];[ConfidenceInterval.$AB$7:.$AZ$7])" office:value-type="float" office:value="25">
            <text:p>25</text:p>
          </table:table-cell>
          <table:table-cell table:formula="of:=LOOKUP(3;[Mean.B10:.Z10];[Mean.$B$6:.$Z$6])" office:value-type="float" office:value="25">
            <text:p>25</text:p>
          </table:table-cell>
          <table:table-cell table:formula="of:=LOOKUP(3;[ConfidenceInterval.B11:.AA11];[ConfidenceInterval.$B$7:.$AA$7])" office:value-type="float" office:value="25">
            <text:p>25</text:p>
          </table:table-cell>
          <table:table-cell table:formula="of:=LOOKUP(4;[ConfidenceInterval.AB11:.AZ11];[ConfidenceInterval.$AB$7:.$AZ$7])" office:value-type="float" office:value="25">
            <text:p>25</text:p>
          </table:table-cell>
          <table:table-cell table:formula="of:=LOOKUP(4;[Mean.B10:.Z10];[Mean.$B$6:.$Z$6])" office:value-type="float" office:value="25">
            <text:p>25</text:p>
          </table:table-cell>
          <table:table-cell table:formula="of:=LOOKUP(4;[ConfidenceInterval.B11:.AA11];[ConfidenceInterval.$B$7:.$AA$7])" office:value-type="float" office:value="25">
            <text:p>25</text:p>
          </table:table-cell>
          <table:table-cell/>
          <table:table-cell table:formula="of:=LOOKUP(1;[ConfidenceInterval.CB11:.CZ11];[ConfidenceInterval.$CB$7:.$CZ$7])" office:value-type="float" office:value="23">
            <text:p>23</text:p>
          </table:table-cell>
          <table:table-cell table:formula="of:=LOOKUP(1;[Mean.AB10:.AZ10];[Mean.$AB$6:.$AZ$6])" office:value-type="float" office:value="25">
            <text:p>25</text:p>
          </table:table-cell>
          <table:table-cell table:formula="of:=LOOKUP(1;[ConfidenceInterval.BB11:.BZ11];[ConfidenceInterval.$BB$7:.$BZ$7])" office:value-type="float" office:value="25">
            <text:p>25</text:p>
          </table:table-cell>
          <table:table-cell table:formula="of:=LOOKUP(2;[ConfidenceInterval.CB11:.CZ11];[ConfidenceInterval.$CB$7:.$CZ$7])" office:value-type="float" office:value="25">
            <text:p>25</text:p>
          </table:table-cell>
          <table:table-cell table:formula="of:=LOOKUP(2;[Mean.AB10:.AZ10];[Mean.$AB$6:.$AZ$6])" office:value-type="float" office:value="25">
            <text:p>25</text:p>
          </table:table-cell>
          <table:table-cell table:formula="of:=LOOKUP(2;[ConfidenceInterval.BB11:.BZ11];[ConfidenceInterval.$BB$7:.$BZ$7])" office:value-type="float" office:value="25">
            <text:p>25</text:p>
          </table:table-cell>
          <table:table-cell table:formula="of:=LOOKUP(3;[ConfidenceInterval.CB11:.CZ11];[ConfidenceInterval.$CB$7:.$CZ$7])" office:value-type="float" office:value="25">
            <text:p>25</text:p>
          </table:table-cell>
          <table:table-cell table:formula="of:=LOOKUP(3;[Mean.AB10:.AZ10];[Mean.$AB$6:.$AZ$6])" office:value-type="float" office:value="25">
            <text:p>25</text:p>
          </table:table-cell>
          <table:table-cell table:formula="of:=LOOKUP(3;[ConfidenceInterval.BB11:.BZ11];[ConfidenceInterval.$BB$7:.$BZ$7])" office:value-type="float" office:value="25">
            <text:p>25</text:p>
          </table:table-cell>
          <table:table-cell table:formula="of:=LOOKUP(4;[ConfidenceInterval.CB11:.CZ11];[ConfidenceInterval.$CB$7:.$CZ$7])" office:value-type="float" office:value="25">
            <text:p>25</text:p>
          </table:table-cell>
          <table:table-cell table:formula="of:=LOOKUP(4;[Mean.AB10:.AZ10];[Mean.$AB$6:.$AZ$6])" office:value-type="float" office:value="25">
            <text:p>25</text:p>
          </table:table-cell>
          <table:table-cell table:formula="of:=LOOKUP(4;[ConfidenceInterval.BB11:.BZ11];[ConfidenceInterval.$BB$7:.$BZ$7])" office:value-type="float" office:value="25">
            <text:p>25</text:p>
          </table:table-cell>
        </table:table-row>
        <table:table-row table:style-name="ro2">
          <table:table-cell table:formula="of:=[.A11]+1" office:value-type="float" office:value="4">
            <text:p>4</text:p>
          </table:table-cell>
          <table:table-cell table:formula="of:=LOOKUP(1;[ConfidenceInterval.AB12:.AZ12];[ConfidenceInterval.$AB$7:.$AZ$7])" office:value-type="float" office:value="11">
            <text:p>11</text:p>
          </table:table-cell>
          <table:table-cell table:formula="of:=LOOKUP(1;[Mean.B11:.Z11];[Mean.$B$6:.$Z$6])" office:value-type="float" office:value="18">
            <text:p>18</text:p>
          </table:table-cell>
          <table:table-cell table:formula="of:=LOOKUP(1;[ConfidenceInterval.B12:.AA12];[ConfidenceInterval.$B$7:.$AA$7])" office:value-type="float" office:value="25">
            <text:p>25</text:p>
          </table:table-cell>
          <table:table-cell table:formula="of:=LOOKUP(2;[ConfidenceInterval.AB12:.AZ12];[ConfidenceInterval.$AB$7:.$AZ$7])" office:value-type="float" office:value="25">
            <text:p>25</text:p>
          </table:table-cell>
          <table:table-cell table:formula="of:=LOOKUP(2;[Mean.B11:.Z11];[Mean.$B$6:.$Z$6])" office:value-type="float" office:value="25">
            <text:p>25</text:p>
          </table:table-cell>
          <table:table-cell table:formula="of:=LOOKUP(2;[ConfidenceInterval.B12:.AA12];[ConfidenceInterval.$B$7:.$AA$7])" office:value-type="float" office:value="25">
            <text:p>25</text:p>
          </table:table-cell>
          <table:table-cell table:formula="of:=LOOKUP(3;[ConfidenceInterval.AB12:.AZ12];[ConfidenceInterval.$AB$7:.$AZ$7])" office:value-type="float" office:value="25">
            <text:p>25</text:p>
          </table:table-cell>
          <table:table-cell table:formula="of:=LOOKUP(3;[Mean.B11:.Z11];[Mean.$B$6:.$Z$6])" office:value-type="float" office:value="25">
            <text:p>25</text:p>
          </table:table-cell>
          <table:table-cell table:formula="of:=LOOKUP(3;[ConfidenceInterval.B12:.AA12];[ConfidenceInterval.$B$7:.$AA$7])" office:value-type="float" office:value="25">
            <text:p>25</text:p>
          </table:table-cell>
          <table:table-cell table:formula="of:=LOOKUP(4;[ConfidenceInterval.AB12:.AZ12];[ConfidenceInterval.$AB$7:.$AZ$7])" office:value-type="float" office:value="25">
            <text:p>25</text:p>
          </table:table-cell>
          <table:table-cell table:formula="of:=LOOKUP(4;[Mean.B11:.Z11];[Mean.$B$6:.$Z$6])" office:value-type="float" office:value="25">
            <text:p>25</text:p>
          </table:table-cell>
          <table:table-cell table:formula="of:=LOOKUP(4;[ConfidenceInterval.B12:.AA12];[ConfidenceInterval.$B$7:.$AA$7])" office:value-type="float" office:value="25">
            <text:p>25</text:p>
          </table:table-cell>
          <table:table-cell/>
          <table:table-cell table:formula="of:=LOOKUP(1;[ConfidenceInterval.CB12:.CZ12];[ConfidenceInterval.$CB$7:.$CZ$7])" office:value-type="float" office:value="16">
            <text:p>16</text:p>
          </table:table-cell>
          <table:table-cell table:formula="of:=LOOKUP(1;[Mean.AB11:.AZ11];[Mean.$AB$6:.$AZ$6])" office:value-type="float" office:value="23">
            <text:p>23</text:p>
          </table:table-cell>
          <table:table-cell table:formula="of:=LOOKUP(1;[ConfidenceInterval.BB12:.BZ12];[ConfidenceInterval.$BB$7:.$BZ$7])" office:value-type="float" office:value="25">
            <text:p>25</text:p>
          </table:table-cell>
          <table:table-cell table:formula="of:=LOOKUP(2;[ConfidenceInterval.CB12:.CZ12];[ConfidenceInterval.$CB$7:.$CZ$7])" office:value-type="float" office:value="25">
            <text:p>25</text:p>
          </table:table-cell>
          <table:table-cell table:formula="of:=LOOKUP(2;[Mean.AB11:.AZ11];[Mean.$AB$6:.$AZ$6])" office:value-type="float" office:value="25">
            <text:p>25</text:p>
          </table:table-cell>
          <table:table-cell table:formula="of:=LOOKUP(2;[ConfidenceInterval.BB12:.BZ12];[ConfidenceInterval.$BB$7:.$BZ$7])" office:value-type="float" office:value="25">
            <text:p>25</text:p>
          </table:table-cell>
          <table:table-cell table:formula="of:=LOOKUP(3;[ConfidenceInterval.CB12:.CZ12];[ConfidenceInterval.$CB$7:.$CZ$7])" office:value-type="float" office:value="25">
            <text:p>25</text:p>
          </table:table-cell>
          <table:table-cell table:formula="of:=LOOKUP(3;[Mean.AB11:.AZ11];[Mean.$AB$6:.$AZ$6])" office:value-type="float" office:value="25">
            <text:p>25</text:p>
          </table:table-cell>
          <table:table-cell table:formula="of:=LOOKUP(3;[ConfidenceInterval.BB12:.BZ12];[ConfidenceInterval.$BB$7:.$BZ$7])" office:value-type="float" office:value="25">
            <text:p>25</text:p>
          </table:table-cell>
          <table:table-cell table:formula="of:=LOOKUP(4;[ConfidenceInterval.CB12:.CZ12];[ConfidenceInterval.$CB$7:.$CZ$7])" office:value-type="float" office:value="25">
            <text:p>25</text:p>
          </table:table-cell>
          <table:table-cell table:formula="of:=LOOKUP(4;[Mean.AB11:.AZ11];[Mean.$AB$6:.$AZ$6])" office:value-type="float" office:value="25">
            <text:p>25</text:p>
          </table:table-cell>
          <table:table-cell table:formula="of:=LOOKUP(4;[ConfidenceInterval.BB12:.BZ12];[ConfidenceInterval.$BB$7:.$BZ$7])" office:value-type="float" office:value="25">
            <text:p>25</text:p>
          </table:table-cell>
        </table:table-row>
        <table:table-row table:style-name="ro2">
          <table:table-cell table:formula="of:=[.A12]+1" office:value-type="float" office:value="5">
            <text:p>5</text:p>
          </table:table-cell>
          <table:table-cell table:formula="of:=LOOKUP(1;[ConfidenceInterval.AB13:.AZ13];[ConfidenceInterval.$AB$7:.$AZ$7])" office:value-type="float" office:value="7">
            <text:p>7</text:p>
          </table:table-cell>
          <table:table-cell table:formula="of:=LOOKUP(1;[Mean.B12:.Z12];[Mean.$B$6:.$Z$6])" office:value-type="float" office:value="13">
            <text:p>13</text:p>
          </table:table-cell>
          <table:table-cell table:formula="of:=LOOKUP(1;[ConfidenceInterval.B13:.AA13];[ConfidenceInterval.$B$7:.$AA$7])" office:value-type="float" office:value="19">
            <text:p>19</text:p>
          </table:table-cell>
          <table:table-cell table:formula="of:=LOOKUP(2;[ConfidenceInterval.AB13:.AZ13];[ConfidenceInterval.$AB$7:.$AZ$7])" office:value-type="float" office:value="25">
            <text:p>25</text:p>
          </table:table-cell>
          <table:table-cell table:formula="of:=LOOKUP(2;[Mean.B12:.Z12];[Mean.$B$6:.$Z$6])" office:value-type="float" office:value="25">
            <text:p>25</text:p>
          </table:table-cell>
          <table:table-cell table:formula="of:=LOOKUP(2;[ConfidenceInterval.B13:.AA13];[ConfidenceInterval.$B$7:.$AA$7])" office:value-type="float" office:value="25">
            <text:p>25</text:p>
          </table:table-cell>
          <table:table-cell table:formula="of:=LOOKUP(3;[ConfidenceInterval.AB13:.AZ13];[ConfidenceInterval.$AB$7:.$AZ$7])" office:value-type="float" office:value="25">
            <text:p>25</text:p>
          </table:table-cell>
          <table:table-cell table:formula="of:=LOOKUP(3;[Mean.B12:.Z12];[Mean.$B$6:.$Z$6])" office:value-type="float" office:value="25">
            <text:p>25</text:p>
          </table:table-cell>
          <table:table-cell table:formula="of:=LOOKUP(3;[ConfidenceInterval.B13:.AA13];[ConfidenceInterval.$B$7:.$AA$7])" office:value-type="float" office:value="25">
            <text:p>25</text:p>
          </table:table-cell>
          <table:table-cell table:formula="of:=LOOKUP(4;[ConfidenceInterval.AB13:.AZ13];[ConfidenceInterval.$AB$7:.$AZ$7])" office:value-type="float" office:value="25">
            <text:p>25</text:p>
          </table:table-cell>
          <table:table-cell table:formula="of:=LOOKUP(4;[Mean.B12:.Z12];[Mean.$B$6:.$Z$6])" office:value-type="float" office:value="25">
            <text:p>25</text:p>
          </table:table-cell>
          <table:table-cell table:formula="of:=LOOKUP(4;[ConfidenceInterval.B13:.AA13];[ConfidenceInterval.$B$7:.$AA$7])" office:value-type="float" office:value="25">
            <text:p>25</text:p>
          </table:table-cell>
          <table:table-cell/>
          <table:table-cell table:formula="of:=LOOKUP(1;[ConfidenceInterval.CB13:.CZ13];[ConfidenceInterval.$CB$7:.$CZ$7])" office:value-type="float" office:value="12">
            <text:p>12</text:p>
          </table:table-cell>
          <table:table-cell table:formula="of:=LOOKUP(1;[Mean.AB12:.AZ12];[Mean.$AB$6:.$AZ$6])" office:value-type="float" office:value="18">
            <text:p>18</text:p>
          </table:table-cell>
          <table:table-cell table:formula="of:=LOOKUP(1;[ConfidenceInterval.BB13:.BZ13];[ConfidenceInterval.$BB$7:.$BZ$7])" office:value-type="float" office:value="24">
            <text:p>24</text:p>
          </table:table-cell>
          <table:table-cell table:formula="of:=LOOKUP(2;[ConfidenceInterval.CB13:.CZ13];[ConfidenceInterval.$CB$7:.$CZ$7])" office:value-type="float" office:value="25">
            <text:p>25</text:p>
          </table:table-cell>
          <table:table-cell table:formula="of:=LOOKUP(2;[Mean.AB12:.AZ12];[Mean.$AB$6:.$AZ$6])" office:value-type="float" office:value="25">
            <text:p>25</text:p>
          </table:table-cell>
          <table:table-cell table:formula="of:=LOOKUP(2;[ConfidenceInterval.BB13:.BZ13];[ConfidenceInterval.$BB$7:.$BZ$7])" office:value-type="float" office:value="25">
            <text:p>25</text:p>
          </table:table-cell>
          <table:table-cell table:formula="of:=LOOKUP(3;[ConfidenceInterval.CB13:.CZ13];[ConfidenceInterval.$CB$7:.$CZ$7])" office:value-type="float" office:value="25">
            <text:p>25</text:p>
          </table:table-cell>
          <table:table-cell table:formula="of:=LOOKUP(3;[Mean.AB12:.AZ12];[Mean.$AB$6:.$AZ$6])" office:value-type="float" office:value="25">
            <text:p>25</text:p>
          </table:table-cell>
          <table:table-cell table:formula="of:=LOOKUP(3;[ConfidenceInterval.BB13:.BZ13];[ConfidenceInterval.$BB$7:.$BZ$7])" office:value-type="float" office:value="25">
            <text:p>25</text:p>
          </table:table-cell>
          <table:table-cell table:formula="of:=LOOKUP(4;[ConfidenceInterval.CB13:.CZ13];[ConfidenceInterval.$CB$7:.$CZ$7])" office:value-type="float" office:value="25">
            <text:p>25</text:p>
          </table:table-cell>
          <table:table-cell table:formula="of:=LOOKUP(4;[Mean.AB12:.AZ12];[Mean.$AB$6:.$AZ$6])" office:value-type="float" office:value="25">
            <text:p>25</text:p>
          </table:table-cell>
          <table:table-cell table:formula="of:=LOOKUP(4;[ConfidenceInterval.BB13:.BZ13];[ConfidenceInterval.$BB$7:.$BZ$7])" office:value-type="float" office:value="25">
            <text:p>25</text:p>
          </table:table-cell>
        </table:table-row>
        <table:table-row table:style-name="ro2">
          <table:table-cell table:formula="of:=[.A13]+1" office:value-type="float" office:value="6">
            <text:p>6</text:p>
          </table:table-cell>
          <table:table-cell table:formula="of:=LOOKUP(1;[ConfidenceInterval.AB14:.AZ14];[ConfidenceInterval.$AB$7:.$AZ$7])" office:value-type="float" office:value="4">
            <text:p>4</text:p>
          </table:table-cell>
          <table:table-cell table:formula="of:=LOOKUP(1;[Mean.B13:.Z13];[Mean.$B$6:.$Z$6])" office:value-type="float" office:value="10">
            <text:p>10</text:p>
          </table:table-cell>
          <table:table-cell table:formula="of:=LOOKUP(1;[ConfidenceInterval.B14:.AA14];[ConfidenceInterval.$B$7:.$AA$7])" office:value-type="float" office:value="16">
            <text:p>16</text:p>
          </table:table-cell>
          <table:table-cell table:formula="of:=LOOKUP(2;[ConfidenceInterval.AB14:.AZ14];[ConfidenceInterval.$AB$7:.$AZ$7])" office:value-type="float" office:value="21">
            <text:p>21</text:p>
          </table:table-cell>
          <table:table-cell table:formula="of:=LOOKUP(2;[Mean.B13:.Z13];[Mean.$B$6:.$Z$6])" office:value-type="float" office:value="25">
            <text:p>25</text:p>
          </table:table-cell>
          <table:table-cell table:formula="of:=LOOKUP(2;[ConfidenceInterval.B14:.AA14];[ConfidenceInterval.$B$7:.$AA$7])" office:value-type="float" office:value="25">
            <text:p>25</text:p>
          </table:table-cell>
          <table:table-cell table:formula="of:=LOOKUP(3;[ConfidenceInterval.AB14:.AZ14];[ConfidenceInterval.$AB$7:.$AZ$7])" office:value-type="float" office:value="25">
            <text:p>25</text:p>
          </table:table-cell>
          <table:table-cell table:formula="of:=LOOKUP(3;[Mean.B13:.Z13];[Mean.$B$6:.$Z$6])" office:value-type="float" office:value="25">
            <text:p>25</text:p>
          </table:table-cell>
          <table:table-cell table:formula="of:=LOOKUP(3;[ConfidenceInterval.B14:.AA14];[ConfidenceInterval.$B$7:.$AA$7])" office:value-type="float" office:value="25">
            <text:p>25</text:p>
          </table:table-cell>
          <table:table-cell table:formula="of:=LOOKUP(4;[ConfidenceInterval.AB14:.AZ14];[ConfidenceInterval.$AB$7:.$AZ$7])" office:value-type="float" office:value="25">
            <text:p>25</text:p>
          </table:table-cell>
          <table:table-cell table:formula="of:=LOOKUP(4;[Mean.B13:.Z13];[Mean.$B$6:.$Z$6])" office:value-type="float" office:value="25">
            <text:p>25</text:p>
          </table:table-cell>
          <table:table-cell table:formula="of:=LOOKUP(4;[ConfidenceInterval.B14:.AA14];[ConfidenceInterval.$B$7:.$AA$7])" office:value-type="float" office:value="25">
            <text:p>25</text:p>
          </table:table-cell>
          <table:table-cell/>
          <table:table-cell table:formula="of:=LOOKUP(1;[ConfidenceInterval.CB14:.CZ14];[ConfidenceInterval.$CB$7:.$CZ$7])" office:value-type="float" office:value="9">
            <text:p>9</text:p>
          </table:table-cell>
          <table:table-cell table:formula="of:=LOOKUP(1;[Mean.AB13:.AZ13];[Mean.$AB$6:.$AZ$6])" office:value-type="float" office:value="15">
            <text:p>15</text:p>
          </table:table-cell>
          <table:table-cell table:formula="of:=LOOKUP(1;[ConfidenceInterval.BB14:.BZ14];[ConfidenceInterval.$BB$7:.$BZ$7])" office:value-type="float" office:value="20">
            <text:p>20</text:p>
          </table:table-cell>
          <table:table-cell table:formula="of:=LOOKUP(2;[ConfidenceInterval.CB14:.CZ14];[ConfidenceInterval.$CB$7:.$CZ$7])" office:value-type="float" office:value="25">
            <text:p>25</text:p>
          </table:table-cell>
          <table:table-cell table:formula="of:=LOOKUP(2;[Mean.AB13:.AZ13];[Mean.$AB$6:.$AZ$6])" office:value-type="float" office:value="25">
            <text:p>25</text:p>
          </table:table-cell>
          <table:table-cell table:formula="of:=LOOKUP(2;[ConfidenceInterval.BB14:.BZ14];[ConfidenceInterval.$BB$7:.$BZ$7])" office:value-type="float" office:value="25">
            <text:p>25</text:p>
          </table:table-cell>
          <table:table-cell table:formula="of:=LOOKUP(3;[ConfidenceInterval.CB14:.CZ14];[ConfidenceInterval.$CB$7:.$CZ$7])" office:value-type="float" office:value="25">
            <text:p>25</text:p>
          </table:table-cell>
          <table:table-cell table:formula="of:=LOOKUP(3;[Mean.AB13:.AZ13];[Mean.$AB$6:.$AZ$6])" office:value-type="float" office:value="25">
            <text:p>25</text:p>
          </table:table-cell>
          <table:table-cell table:formula="of:=LOOKUP(3;[ConfidenceInterval.BB14:.BZ14];[ConfidenceInterval.$BB$7:.$BZ$7])" office:value-type="float" office:value="25">
            <text:p>25</text:p>
          </table:table-cell>
          <table:table-cell table:formula="of:=LOOKUP(4;[ConfidenceInterval.CB14:.CZ14];[ConfidenceInterval.$CB$7:.$CZ$7])" office:value-type="float" office:value="25">
            <text:p>25</text:p>
          </table:table-cell>
          <table:table-cell table:formula="of:=LOOKUP(4;[Mean.AB13:.AZ13];[Mean.$AB$6:.$AZ$6])" office:value-type="float" office:value="25">
            <text:p>25</text:p>
          </table:table-cell>
          <table:table-cell table:formula="of:=LOOKUP(4;[ConfidenceInterval.BB14:.BZ14];[ConfidenceInterval.$BB$7:.$BZ$7])" office:value-type="float" office:value="25">
            <text:p>25</text:p>
          </table:table-cell>
        </table:table-row>
        <table:table-row table:style-name="ro2">
          <table:table-cell table:formula="of:=[.A14]+1" office:value-type="float" office:value="7">
            <text:p>7</text:p>
          </table:table-cell>
          <table:table-cell table:formula="of:=LOOKUP(1;[ConfidenceInterval.AB15:.AZ15];[ConfidenceInterval.$AB$7:.$AZ$7])" office:value-type="float" office:value="2">
            <text:p>2</text:p>
          </table:table-cell>
          <table:table-cell table:formula="of:=LOOKUP(1;[Mean.B14:.Z14];[Mean.$B$6:.$Z$6])" office:value-type="float" office:value="8">
            <text:p>8</text:p>
          </table:table-cell>
          <table:table-cell table:formula="of:=LOOKUP(1;[ConfidenceInterval.B15:.AA15];[ConfidenceInterval.$B$7:.$AA$7])" office:value-type="float" office:value="13">
            <text:p>13</text:p>
          </table:table-cell>
          <table:table-cell table:formula="of:=LOOKUP(2;[ConfidenceInterval.AB15:.AZ15];[ConfidenceInterval.$AB$7:.$AZ$7])" office:value-type="float" office:value="17">
            <text:p>17</text:p>
          </table:table-cell>
          <table:table-cell table:formula="of:=LOOKUP(2;[Mean.B14:.Z14];[Mean.$B$6:.$Z$6])" office:value-type="float" office:value="22">
            <text:p>22</text:p>
          </table:table-cell>
          <table:table-cell table:formula="of:=LOOKUP(2;[ConfidenceInterval.B15:.AA15];[ConfidenceInterval.$B$7:.$AA$7])" office:value-type="float" office:value="25">
            <text:p>25</text:p>
          </table:table-cell>
          <table:table-cell table:formula="of:=LOOKUP(3;[ConfidenceInterval.AB15:.AZ15];[ConfidenceInterval.$AB$7:.$AZ$7])" office:value-type="float" office:value="25">
            <text:p>25</text:p>
          </table:table-cell>
          <table:table-cell table:formula="of:=LOOKUP(3;[Mean.B14:.Z14];[Mean.$B$6:.$Z$6])" office:value-type="float" office:value="25">
            <text:p>25</text:p>
          </table:table-cell>
          <table:table-cell table:formula="of:=LOOKUP(3;[ConfidenceInterval.B15:.AA15];[ConfidenceInterval.$B$7:.$AA$7])" office:value-type="float" office:value="25">
            <text:p>25</text:p>
          </table:table-cell>
          <table:table-cell table:formula="of:=LOOKUP(4;[ConfidenceInterval.AB15:.AZ15];[ConfidenceInterval.$AB$7:.$AZ$7])" office:value-type="float" office:value="25">
            <text:p>25</text:p>
          </table:table-cell>
          <table:table-cell table:formula="of:=LOOKUP(4;[Mean.B14:.Z14];[Mean.$B$6:.$Z$6])" office:value-type="float" office:value="25">
            <text:p>25</text:p>
          </table:table-cell>
          <table:table-cell table:formula="of:=LOOKUP(4;[ConfidenceInterval.B15:.AA15];[ConfidenceInterval.$B$7:.$AA$7])" office:value-type="float" office:value="25">
            <text:p>25</text:p>
          </table:table-cell>
          <table:table-cell/>
          <table:table-cell table:formula="of:=LOOKUP(1;[ConfidenceInterval.CB15:.CZ15];[ConfidenceInterval.$CB$7:.$CZ$7])" office:value-type="float" office:value="7">
            <text:p>7</text:p>
          </table:table-cell>
          <table:table-cell table:formula="of:=LOOKUP(1;[Mean.AB14:.AZ14];[Mean.$AB$6:.$AZ$6])" office:value-type="float" office:value="13">
            <text:p>13</text:p>
          </table:table-cell>
          <table:table-cell table:formula="of:=LOOKUP(1;[ConfidenceInterval.BB15:.BZ15];[ConfidenceInterval.$BB$7:.$BZ$7])" office:value-type="float" office:value="18">
            <text:p>18</text:p>
          </table:table-cell>
          <table:table-cell table:formula="of:=LOOKUP(2;[ConfidenceInterval.CB15:.CZ15];[ConfidenceInterval.$CB$7:.$CZ$7])" office:value-type="float" office:value="21">
            <text:p>21</text:p>
          </table:table-cell>
          <table:table-cell table:formula="of:=LOOKUP(2;[Mean.AB14:.AZ14];[Mean.$AB$6:.$AZ$6])" office:value-type="float" office:value="25">
            <text:p>25</text:p>
          </table:table-cell>
          <table:table-cell table:formula="of:=LOOKUP(2;[ConfidenceInterval.BB15:.BZ15];[ConfidenceInterval.$BB$7:.$BZ$7])" office:value-type="float" office:value="25">
            <text:p>25</text:p>
          </table:table-cell>
          <table:table-cell table:formula="of:=LOOKUP(3;[ConfidenceInterval.CB15:.CZ15];[ConfidenceInterval.$CB$7:.$CZ$7])" office:value-type="float" office:value="25">
            <text:p>25</text:p>
          </table:table-cell>
          <table:table-cell table:formula="of:=LOOKUP(3;[Mean.AB14:.AZ14];[Mean.$AB$6:.$AZ$6])" office:value-type="float" office:value="25">
            <text:p>25</text:p>
          </table:table-cell>
          <table:table-cell table:formula="of:=LOOKUP(3;[ConfidenceInterval.BB15:.BZ15];[ConfidenceInterval.$BB$7:.$BZ$7])" office:value-type="float" office:value="25">
            <text:p>25</text:p>
          </table:table-cell>
          <table:table-cell table:formula="of:=LOOKUP(4;[ConfidenceInterval.CB15:.CZ15];[ConfidenceInterval.$CB$7:.$CZ$7])" office:value-type="float" office:value="25">
            <text:p>25</text:p>
          </table:table-cell>
          <table:table-cell table:formula="of:=LOOKUP(4;[Mean.AB14:.AZ14];[Mean.$AB$6:.$AZ$6])" office:value-type="float" office:value="25">
            <text:p>25</text:p>
          </table:table-cell>
          <table:table-cell table:formula="of:=LOOKUP(4;[ConfidenceInterval.BB15:.BZ15];[ConfidenceInterval.$BB$7:.$BZ$7])" office:value-type="float" office:value="25">
            <text:p>25</text:p>
          </table:table-cell>
        </table:table-row>
        <table:table-row table:style-name="ro2">
          <table:table-cell table:formula="of:=[.A15]+1" office:value-type="float" office:value="8">
            <text:p>8</text:p>
          </table:table-cell>
          <table:table-cell table:formula="of:=LOOKUP(1;[ConfidenceInterval.AB16:.AZ16];[ConfidenceInterval.$AB$7:.$AZ$7])" office:value-type="float" office:value="0">
            <text:p>#N/D</text:p>
          </table:table-cell>
          <table:table-cell table:formula="of:=LOOKUP(1;[Mean.B15:.Z15];[Mean.$B$6:.$Z$6])" office:value-type="float" office:value="6">
            <text:p>6</text:p>
          </table:table-cell>
          <table:table-cell table:formula="of:=LOOKUP(1;[ConfidenceInterval.B16:.AA16];[ConfidenceInterval.$B$7:.$AA$7])" office:value-type="float" office:value="11">
            <text:p>11</text:p>
          </table:table-cell>
          <table:table-cell table:formula="of:=LOOKUP(2;[ConfidenceInterval.AB16:.AZ16];[ConfidenceInterval.$AB$7:.$AZ$7])" office:value-type="float" office:value="13">
            <text:p>13</text:p>
          </table:table-cell>
          <table:table-cell table:formula="of:=LOOKUP(2;[Mean.B15:.Z15];[Mean.$B$6:.$Z$6])" office:value-type="float" office:value="18">
            <text:p>18</text:p>
          </table:table-cell>
          <table:table-cell table:formula="of:=LOOKUP(2;[ConfidenceInterval.B16:.AA16];[ConfidenceInterval.$B$7:.$AA$7])" office:value-type="float" office:value="23">
            <text:p>23</text:p>
          </table:table-cell>
          <table:table-cell table:formula="of:=LOOKUP(3;[ConfidenceInterval.AB16:.AZ16];[ConfidenceInterval.$AB$7:.$AZ$7])" office:value-type="float" office:value="25">
            <text:p>25</text:p>
          </table:table-cell>
          <table:table-cell table:formula="of:=LOOKUP(3;[Mean.B15:.Z15];[Mean.$B$6:.$Z$6])" office:value-type="float" office:value="25">
            <text:p>25</text:p>
          </table:table-cell>
          <table:table-cell table:formula="of:=LOOKUP(3;[ConfidenceInterval.B16:.AA16];[ConfidenceInterval.$B$7:.$AA$7])" office:value-type="float" office:value="25">
            <text:p>25</text:p>
          </table:table-cell>
          <table:table-cell table:formula="of:=LOOKUP(4;[ConfidenceInterval.AB16:.AZ16];[ConfidenceInterval.$AB$7:.$AZ$7])" office:value-type="float" office:value="25">
            <text:p>25</text:p>
          </table:table-cell>
          <table:table-cell table:formula="of:=LOOKUP(4;[Mean.B15:.Z15];[Mean.$B$6:.$Z$6])" office:value-type="float" office:value="25">
            <text:p>25</text:p>
          </table:table-cell>
          <table:table-cell table:formula="of:=LOOKUP(4;[ConfidenceInterval.B16:.AA16];[ConfidenceInterval.$B$7:.$AA$7])" office:value-type="float" office:value="25">
            <text:p>25</text:p>
          </table:table-cell>
          <table:table-cell/>
          <table:table-cell table:formula="of:=LOOKUP(1;[ConfidenceInterval.CB16:.CZ16];[ConfidenceInterval.$CB$7:.$CZ$7])" office:value-type="float" office:value="6">
            <text:p>6</text:p>
          </table:table-cell>
          <table:table-cell table:formula="of:=LOOKUP(1;[Mean.AB15:.AZ15];[Mean.$AB$6:.$AZ$6])" office:value-type="float" office:value="11">
            <text:p>11</text:p>
          </table:table-cell>
          <table:table-cell table:formula="of:=LOOKUP(1;[ConfidenceInterval.BB16:.BZ16];[ConfidenceInterval.$BB$7:.$BZ$7])" office:value-type="float" office:value="16">
            <text:p>16</text:p>
          </table:table-cell>
          <table:table-cell table:formula="of:=LOOKUP(2;[ConfidenceInterval.CB16:.CZ16];[ConfidenceInterval.$CB$7:.$CZ$7])" office:value-type="float" office:value="18">
            <text:p>18</text:p>
          </table:table-cell>
          <table:table-cell table:formula="of:=LOOKUP(2;[Mean.AB15:.AZ15];[Mean.$AB$6:.$AZ$6])" office:value-type="float" office:value="23">
            <text:p>23</text:p>
          </table:table-cell>
          <table:table-cell table:formula="of:=LOOKUP(2;[ConfidenceInterval.BB16:.BZ16];[ConfidenceInterval.$BB$7:.$BZ$7])" office:value-type="float" office:value="25">
            <text:p>25</text:p>
          </table:table-cell>
          <table:table-cell table:formula="of:=LOOKUP(3;[ConfidenceInterval.CB16:.CZ16];[ConfidenceInterval.$CB$7:.$CZ$7])" office:value-type="float" office:value="25">
            <text:p>25</text:p>
          </table:table-cell>
          <table:table-cell table:formula="of:=LOOKUP(3;[Mean.AB15:.AZ15];[Mean.$AB$6:.$AZ$6])" office:value-type="float" office:value="25">
            <text:p>25</text:p>
          </table:table-cell>
          <table:table-cell table:formula="of:=LOOKUP(3;[ConfidenceInterval.BB16:.BZ16];[ConfidenceInterval.$BB$7:.$BZ$7])" office:value-type="float" office:value="25">
            <text:p>25</text:p>
          </table:table-cell>
          <table:table-cell table:formula="of:=LOOKUP(4;[ConfidenceInterval.CB16:.CZ16];[ConfidenceInterval.$CB$7:.$CZ$7])" office:value-type="float" office:value="25">
            <text:p>25</text:p>
          </table:table-cell>
          <table:table-cell table:formula="of:=LOOKUP(4;[Mean.AB15:.AZ15];[Mean.$AB$6:.$AZ$6])" office:value-type="float" office:value="25">
            <text:p>25</text:p>
          </table:table-cell>
          <table:table-cell table:formula="of:=LOOKUP(4;[ConfidenceInterval.BB16:.BZ16];[ConfidenceInterval.$BB$7:.$BZ$7])" office:value-type="float" office:value="25">
            <text:p>25</text:p>
          </table:table-cell>
        </table:table-row>
        <table:table-row table:style-name="ro2">
          <table:table-cell table:formula="of:=[.A16]+1" office:value-type="float" office:value="9">
            <text:p>9</text:p>
          </table:table-cell>
          <table:table-cell table:formula="of:=LOOKUP(1;[ConfidenceInterval.AB17:.AZ17];[ConfidenceInterval.$AB$7:.$AZ$7])" office:value-type="float" office:value="0">
            <text:p>#N/D</text:p>
          </table:table-cell>
          <table:table-cell table:formula="of:=LOOKUP(1;[Mean.B16:.Z16];[Mean.$B$6:.$Z$6])" office:value-type="float" office:value="5">
            <text:p>5</text:p>
          </table:table-cell>
          <table:table-cell table:formula="of:=LOOKUP(1;[ConfidenceInterval.B17:.AA17];[ConfidenceInterval.$B$7:.$AA$7])" office:value-type="float" office:value="9">
            <text:p>9</text:p>
          </table:table-cell>
          <table:table-cell table:formula="of:=LOOKUP(2;[ConfidenceInterval.AB17:.AZ17];[ConfidenceInterval.$AB$7:.$AZ$7])" office:value-type="float" office:value="11">
            <text:p>11</text:p>
          </table:table-cell>
          <table:table-cell table:formula="of:=LOOKUP(2;[Mean.B16:.Z16];[Mean.$B$6:.$Z$6])" office:value-type="float" office:value="16">
            <text:p>16</text:p>
          </table:table-cell>
          <table:table-cell table:formula="of:=LOOKUP(2;[ConfidenceInterval.B17:.AA17];[ConfidenceInterval.$B$7:.$AA$7])" office:value-type="float" office:value="20">
            <text:p>20</text:p>
          </table:table-cell>
          <table:table-cell table:formula="of:=LOOKUP(3;[ConfidenceInterval.AB17:.AZ17];[ConfidenceInterval.$AB$7:.$AZ$7])" office:value-type="float" office:value="22">
            <text:p>22</text:p>
          </table:table-cell>
          <table:table-cell table:formula="of:=LOOKUP(3;[Mean.B16:.Z16];[Mean.$B$6:.$Z$6])" office:value-type="float" office:value="25">
            <text:p>25</text:p>
          </table:table-cell>
          <table:table-cell table:formula="of:=LOOKUP(3;[ConfidenceInterval.B17:.AA17];[ConfidenceInterval.$B$7:.$AA$7])" office:value-type="float" office:value="25">
            <text:p>25</text:p>
          </table:table-cell>
          <table:table-cell table:formula="of:=LOOKUP(4;[ConfidenceInterval.AB17:.AZ17];[ConfidenceInterval.$AB$7:.$AZ$7])" office:value-type="float" office:value="25">
            <text:p>25</text:p>
          </table:table-cell>
          <table:table-cell table:formula="of:=LOOKUP(4;[Mean.B16:.Z16];[Mean.$B$6:.$Z$6])" office:value-type="float" office:value="25">
            <text:p>25</text:p>
          </table:table-cell>
          <table:table-cell table:formula="of:=LOOKUP(4;[ConfidenceInterval.B17:.AA17];[ConfidenceInterval.$B$7:.$AA$7])" office:value-type="float" office:value="25">
            <text:p>25</text:p>
          </table:table-cell>
          <table:table-cell/>
          <table:table-cell table:formula="of:=LOOKUP(1;[ConfidenceInterval.CB17:.CZ17];[ConfidenceInterval.$CB$7:.$CZ$7])" office:value-type="float" office:value="5">
            <text:p>5</text:p>
          </table:table-cell>
          <table:table-cell table:formula="of:=LOOKUP(1;[Mean.AB16:.AZ16];[Mean.$AB$6:.$AZ$6])" office:value-type="float" office:value="10">
            <text:p>10</text:p>
          </table:table-cell>
          <table:table-cell table:formula="of:=LOOKUP(1;[ConfidenceInterval.BB17:.BZ17];[ConfidenceInterval.$BB$7:.$BZ$7])" office:value-type="float" office:value="14">
            <text:p>14</text:p>
          </table:table-cell>
          <table:table-cell table:formula="of:=LOOKUP(2;[ConfidenceInterval.CB17:.CZ17];[ConfidenceInterval.$CB$7:.$CZ$7])" office:value-type="float" office:value="16">
            <text:p>16</text:p>
          </table:table-cell>
          <table:table-cell table:formula="of:=LOOKUP(2;[Mean.AB16:.AZ16];[Mean.$AB$6:.$AZ$6])" office:value-type="float" office:value="20">
            <text:p>20</text:p>
          </table:table-cell>
          <table:table-cell table:formula="of:=LOOKUP(2;[ConfidenceInterval.BB17:.BZ17];[ConfidenceInterval.$BB$7:.$BZ$7])" office:value-type="float" office:value="24">
            <text:p>24</text:p>
          </table:table-cell>
          <table:table-cell table:formula="of:=LOOKUP(3;[ConfidenceInterval.CB17:.CZ17];[ConfidenceInterval.$CB$7:.$CZ$7])" office:value-type="float" office:value="25">
            <text:p>25</text:p>
          </table:table-cell>
          <table:table-cell table:formula="of:=LOOKUP(3;[Mean.AB16:.AZ16];[Mean.$AB$6:.$AZ$6])" office:value-type="float" office:value="25">
            <text:p>25</text:p>
          </table:table-cell>
          <table:table-cell table:formula="of:=LOOKUP(3;[ConfidenceInterval.BB17:.BZ17];[ConfidenceInterval.$BB$7:.$BZ$7])" office:value-type="float" office:value="25">
            <text:p>25</text:p>
          </table:table-cell>
          <table:table-cell table:formula="of:=LOOKUP(4;[ConfidenceInterval.CB17:.CZ17];[ConfidenceInterval.$CB$7:.$CZ$7])" office:value-type="float" office:value="25">
            <text:p>25</text:p>
          </table:table-cell>
          <table:table-cell table:formula="of:=LOOKUP(4;[Mean.AB16:.AZ16];[Mean.$AB$6:.$AZ$6])" office:value-type="float" office:value="25">
            <text:p>25</text:p>
          </table:table-cell>
          <table:table-cell table:formula="of:=LOOKUP(4;[ConfidenceInterval.BB17:.BZ17];[ConfidenceInterval.$BB$7:.$BZ$7])" office:value-type="float" office:value="25">
            <text:p>25</text:p>
          </table:table-cell>
        </table:table-row>
        <table:table-row table:style-name="ro2">
          <table:table-cell table:formula="of:=[.A17]+1" office:value-type="float" office:value="10">
            <text:p>10</text:p>
          </table:table-cell>
          <table:table-cell table:formula="of:=LOOKUP(1;[ConfidenceInterval.AB18:.AZ18];[ConfidenceInterval.$AB$7:.$AZ$7])" office:value-type="float" office:value="0">
            <text:p>#N/D</text:p>
          </table:table-cell>
          <table:table-cell table:formula="of:=LOOKUP(1;[Mean.B17:.Z17];[Mean.$B$6:.$Z$6])" office:value-type="float" office:value="3">
            <text:p>3</text:p>
          </table:table-cell>
          <table:table-cell table:formula="of:=LOOKUP(1;[ConfidenceInterval.B18:.AA18];[ConfidenceInterval.$B$7:.$AA$7])" office:value-type="float" office:value="8">
            <text:p>8</text:p>
          </table:table-cell>
          <table:table-cell table:formula="of:=LOOKUP(2;[ConfidenceInterval.AB18:.AZ18];[ConfidenceInterval.$AB$7:.$AZ$7])" office:value-type="float" office:value="9">
            <text:p>9</text:p>
          </table:table-cell>
          <table:table-cell table:formula="of:=LOOKUP(2;[Mean.B17:.Z17];[Mean.$B$6:.$Z$6])" office:value-type="float" office:value="13">
            <text:p>13</text:p>
          </table:table-cell>
          <table:table-cell table:formula="of:=LOOKUP(2;[ConfidenceInterval.B18:.AA18];[ConfidenceInterval.$B$7:.$AA$7])" office:value-type="float" office:value="18">
            <text:p>18</text:p>
          </table:table-cell>
          <table:table-cell table:formula="of:=LOOKUP(3;[ConfidenceInterval.AB18:.AZ18];[ConfidenceInterval.$AB$7:.$AZ$7])" office:value-type="float" office:value="19">
            <text:p>19</text:p>
          </table:table-cell>
          <table:table-cell table:formula="of:=LOOKUP(3;[Mean.B17:.Z17];[Mean.$B$6:.$Z$6])" office:value-type="float" office:value="23">
            <text:p>23</text:p>
          </table:table-cell>
          <table:table-cell table:formula="of:=LOOKUP(3;[ConfidenceInterval.B18:.AA18];[ConfidenceInterval.$B$7:.$AA$7])" office:value-type="float" office:value="25">
            <text:p>25</text:p>
          </table:table-cell>
          <table:table-cell table:formula="of:=LOOKUP(4;[ConfidenceInterval.AB18:.AZ18];[ConfidenceInterval.$AB$7:.$AZ$7])" office:value-type="float" office:value="25">
            <text:p>25</text:p>
          </table:table-cell>
          <table:table-cell table:formula="of:=LOOKUP(4;[Mean.B17:.Z17];[Mean.$B$6:.$Z$6])" office:value-type="float" office:value="25">
            <text:p>25</text:p>
          </table:table-cell>
          <table:table-cell table:formula="of:=LOOKUP(4;[ConfidenceInterval.B18:.AA18];[ConfidenceInterval.$B$7:.$AA$7])" office:value-type="float" office:value="25">
            <text:p>25</text:p>
          </table:table-cell>
          <table:table-cell/>
          <table:table-cell table:formula="of:=LOOKUP(1;[ConfidenceInterval.CB18:.CZ18];[ConfidenceInterval.$CB$7:.$CZ$7])" office:value-type="float" office:value="4">
            <text:p>4</text:p>
          </table:table-cell>
          <table:table-cell table:formula="of:=LOOKUP(1;[Mean.AB17:.AZ17];[Mean.$AB$6:.$AZ$6])" office:value-type="float" office:value="9">
            <text:p>9</text:p>
          </table:table-cell>
          <table:table-cell table:formula="of:=LOOKUP(1;[ConfidenceInterval.BB18:.BZ18];[ConfidenceInterval.$BB$7:.$BZ$7])" office:value-type="float" office:value="13">
            <text:p>13</text:p>
          </table:table-cell>
          <table:table-cell table:formula="of:=LOOKUP(2;[ConfidenceInterval.CB18:.CZ18];[ConfidenceInterval.$CB$7:.$CZ$7])" office:value-type="float" office:value="14">
            <text:p>14</text:p>
          </table:table-cell>
          <table:table-cell table:formula="of:=LOOKUP(2;[Mean.AB17:.AZ17];[Mean.$AB$6:.$AZ$6])" office:value-type="float" office:value="18">
            <text:p>18</text:p>
          </table:table-cell>
          <table:table-cell table:formula="of:=LOOKUP(2;[ConfidenceInterval.BB18:.BZ18];[ConfidenceInterval.$BB$7:.$BZ$7])" office:value-type="float" office:value="22">
            <text:p>22</text:p>
          </table:table-cell>
          <table:table-cell table:formula="of:=LOOKUP(3;[ConfidenceInterval.CB18:.CZ18];[ConfidenceInterval.$CB$7:.$CZ$7])" office:value-type="float" office:value="23">
            <text:p>23</text:p>
          </table:table-cell>
          <table:table-cell table:formula="of:=LOOKUP(3;[Mean.AB17:.AZ17];[Mean.$AB$6:.$AZ$6])" office:value-type="float" office:value="25">
            <text:p>25</text:p>
          </table:table-cell>
          <table:table-cell table:formula="of:=LOOKUP(3;[ConfidenceInterval.BB18:.BZ18];[ConfidenceInterval.$BB$7:.$BZ$7])" office:value-type="float" office:value="25">
            <text:p>25</text:p>
          </table:table-cell>
          <table:table-cell table:formula="of:=LOOKUP(4;[ConfidenceInterval.CB18:.CZ18];[ConfidenceInterval.$CB$7:.$CZ$7])" office:value-type="float" office:value="25">
            <text:p>25</text:p>
          </table:table-cell>
          <table:table-cell table:formula="of:=LOOKUP(4;[Mean.AB17:.AZ17];[Mean.$AB$6:.$AZ$6])" office:value-type="float" office:value="25">
            <text:p>25</text:p>
          </table:table-cell>
          <table:table-cell table:formula="of:=LOOKUP(4;[ConfidenceInterval.BB18:.BZ18];[ConfidenceInterval.$BB$7:.$BZ$7])" office:value-type="float" office:value="25">
            <text:p>25</text:p>
          </table:table-cell>
        </table:table-row>
        <table:table-row table:style-name="ro2">
          <table:table-cell table:formula="of:=[.A18]+1" office:value-type="float" office:value="11">
            <text:p>11</text:p>
          </table:table-cell>
          <table:table-cell table:formula="of:=LOOKUP(1;[ConfidenceInterval.AB19:.AZ19];[ConfidenceInterval.$AB$7:.$AZ$7])" office:value-type="float" office:value="0">
            <text:p>#N/D</text:p>
          </table:table-cell>
          <table:table-cell table:formula="of:=LOOKUP(1;[Mean.B18:.Z18];[Mean.$B$6:.$Z$6])" office:value-type="float" office:value="3">
            <text:p>3</text:p>
          </table:table-cell>
          <table:table-cell table:formula="of:=LOOKUP(1;[ConfidenceInterval.B19:.AA19];[ConfidenceInterval.$B$7:.$AA$7])" office:value-type="float" office:value="7">
            <text:p>7</text:p>
          </table:table-cell>
          <table:table-cell table:formula="of:=LOOKUP(2;[ConfidenceInterval.AB19:.AZ19];[ConfidenceInterval.$AB$7:.$AZ$7])" office:value-type="float" office:value="7">
            <text:p>7</text:p>
          </table:table-cell>
          <table:table-cell table:formula="of:=LOOKUP(2;[Mean.B18:.Z18];[Mean.$B$6:.$Z$6])" office:value-type="float" office:value="12">
            <text:p>12</text:p>
          </table:table-cell>
          <table:table-cell table:formula="of:=LOOKUP(2;[ConfidenceInterval.B19:.AA19];[ConfidenceInterval.$B$7:.$AA$7])" office:value-type="float" office:value="16">
            <text:p>16</text:p>
          </table:table-cell>
          <table:table-cell table:formula="of:=LOOKUP(3;[ConfidenceInterval.AB19:.AZ19];[ConfidenceInterval.$AB$7:.$AZ$7])" office:value-type="float" office:value="16">
            <text:p>16</text:p>
          </table:table-cell>
          <table:table-cell table:formula="of:=LOOKUP(3;[Mean.B18:.Z18];[Mean.$B$6:.$Z$6])" office:value-type="float" office:value="21">
            <text:p>21</text:p>
          </table:table-cell>
          <table:table-cell table:formula="of:=LOOKUP(3;[ConfidenceInterval.B19:.AA19];[ConfidenceInterval.$B$7:.$AA$7])" office:value-type="float" office:value="24">
            <text:p>24</text:p>
          </table:table-cell>
          <table:table-cell table:formula="of:=LOOKUP(4;[ConfidenceInterval.AB19:.AZ19];[ConfidenceInterval.$AB$7:.$AZ$7])" office:value-type="float" office:value="25">
            <text:p>25</text:p>
          </table:table-cell>
          <table:table-cell table:formula="of:=LOOKUP(4;[Mean.B18:.Z18];[Mean.$B$6:.$Z$6])" office:value-type="float" office:value="25">
            <text:p>25</text:p>
          </table:table-cell>
          <table:table-cell table:formula="of:=LOOKUP(4;[ConfidenceInterval.B19:.AA19];[ConfidenceInterval.$B$7:.$AA$7])" office:value-type="float" office:value="25">
            <text:p>25</text:p>
          </table:table-cell>
          <table:table-cell/>
          <table:table-cell table:formula="of:=LOOKUP(1;[ConfidenceInterval.CB19:.CZ19];[ConfidenceInterval.$CB$7:.$CZ$7])" office:value-type="float" office:value="4">
            <text:p>4</text:p>
          </table:table-cell>
          <table:table-cell table:formula="of:=LOOKUP(1;[Mean.AB18:.AZ18];[Mean.$AB$6:.$AZ$6])" office:value-type="float" office:value="8">
            <text:p>8</text:p>
          </table:table-cell>
          <table:table-cell table:formula="of:=LOOKUP(1;[ConfidenceInterval.BB19:.BZ19];[ConfidenceInterval.$BB$7:.$BZ$7])" office:value-type="float" office:value="12">
            <text:p>12</text:p>
          </table:table-cell>
          <table:table-cell table:formula="of:=LOOKUP(2;[ConfidenceInterval.CB19:.CZ19];[ConfidenceInterval.$CB$7:.$CZ$7])" office:value-type="float" office:value="12">
            <text:p>12</text:p>
          </table:table-cell>
          <table:table-cell table:formula="of:=LOOKUP(2;[Mean.AB18:.AZ18];[Mean.$AB$6:.$AZ$6])" office:value-type="float" office:value="16">
            <text:p>16</text:p>
          </table:table-cell>
          <table:table-cell table:formula="of:=LOOKUP(2;[ConfidenceInterval.BB19:.BZ19];[ConfidenceInterval.$BB$7:.$BZ$7])" office:value-type="float" office:value="20">
            <text:p>20</text:p>
          </table:table-cell>
          <table:table-cell table:formula="of:=LOOKUP(3;[ConfidenceInterval.CB19:.CZ19];[ConfidenceInterval.$CB$7:.$CZ$7])" office:value-type="float" office:value="21">
            <text:p>21</text:p>
          </table:table-cell>
          <table:table-cell table:formula="of:=LOOKUP(3;[Mean.AB18:.AZ18];[Mean.$AB$6:.$AZ$6])" office:value-type="float" office:value="25">
            <text:p>25</text:p>
          </table:table-cell>
          <table:table-cell table:formula="of:=LOOKUP(3;[ConfidenceInterval.BB19:.BZ19];[ConfidenceInterval.$BB$7:.$BZ$7])" office:value-type="float" office:value="25">
            <text:p>25</text:p>
          </table:table-cell>
          <table:table-cell table:formula="of:=LOOKUP(4;[ConfidenceInterval.CB19:.CZ19];[ConfidenceInterval.$CB$7:.$CZ$7])" office:value-type="float" office:value="25">
            <text:p>25</text:p>
          </table:table-cell>
          <table:table-cell table:formula="of:=LOOKUP(4;[Mean.AB18:.AZ18];[Mean.$AB$6:.$AZ$6])" office:value-type="float" office:value="25">
            <text:p>25</text:p>
          </table:table-cell>
          <table:table-cell table:formula="of:=LOOKUP(4;[ConfidenceInterval.BB19:.BZ19];[ConfidenceInterval.$BB$7:.$BZ$7])" office:value-type="float" office:value="25">
            <text:p>25</text:p>
          </table:table-cell>
        </table:table-row>
        <table:table-row table:style-name="ro2">
          <table:table-cell table:formula="of:=[.A19]+1" office:value-type="float" office:value="12">
            <text:p>12</text:p>
          </table:table-cell>
          <table:table-cell table:formula="of:=LOOKUP(1;[ConfidenceInterval.AB20:.AZ20];[ConfidenceInterval.$AB$7:.$AZ$7])" office:value-type="float" office:value="0">
            <text:p>#N/D</text:p>
          </table:table-cell>
          <table:table-cell table:formula="of:=LOOKUP(1;[Mean.B19:.Z19];[Mean.$B$6:.$Z$6])" office:value-type="float" office:value="2">
            <text:p>2</text:p>
          </table:table-cell>
          <table:table-cell table:formula="of:=LOOKUP(1;[ConfidenceInterval.B20:.AA20];[ConfidenceInterval.$B$7:.$AA$7])" office:value-type="float" office:value="6">
            <text:p>6</text:p>
          </table:table-cell>
          <table:table-cell table:formula="of:=LOOKUP(2;[ConfidenceInterval.AB20:.AZ20];[ConfidenceInterval.$AB$7:.$AZ$7])" office:value-type="float" office:value="6">
            <text:p>6</text:p>
          </table:table-cell>
          <table:table-cell table:formula="of:=LOOKUP(2;[Mean.B19:.Z19];[Mean.$B$6:.$Z$6])" office:value-type="float" office:value="10">
            <text:p>10</text:p>
          </table:table-cell>
          <table:table-cell table:formula="of:=LOOKUP(2;[ConfidenceInterval.B20:.AA20];[ConfidenceInterval.$B$7:.$AA$7])" office:value-type="float" office:value="14">
            <text:p>14</text:p>
          </table:table-cell>
          <table:table-cell table:formula="of:=LOOKUP(3;[ConfidenceInterval.AB20:.AZ20];[ConfidenceInterval.$AB$7:.$AZ$7])" office:value-type="float" office:value="14">
            <text:p>14</text:p>
          </table:table-cell>
          <table:table-cell table:formula="of:=LOOKUP(3;[Mean.B19:.Z19];[Mean.$B$6:.$Z$6])" office:value-type="float" office:value="18">
            <text:p>18</text:p>
          </table:table-cell>
          <table:table-cell table:formula="of:=LOOKUP(3;[ConfidenceInterval.B20:.AA20];[ConfidenceInterval.$B$7:.$AA$7])" office:value-type="float" office:value="22">
            <text:p>22</text:p>
          </table:table-cell>
          <table:table-cell table:formula="of:=LOOKUP(4;[ConfidenceInterval.AB20:.AZ20];[ConfidenceInterval.$AB$7:.$AZ$7])" office:value-type="float" office:value="23">
            <text:p>23</text:p>
          </table:table-cell>
          <table:table-cell table:formula="of:=LOOKUP(4;[Mean.B19:.Z19];[Mean.$B$6:.$Z$6])" office:value-type="float" office:value="25">
            <text:p>25</text:p>
          </table:table-cell>
          <table:table-cell table:formula="of:=LOOKUP(4;[ConfidenceInterval.B20:.AA20];[ConfidenceInterval.$B$7:.$AA$7])" office:value-type="float" office:value="25">
            <text:p>25</text:p>
          </table:table-cell>
          <table:table-cell/>
          <table:table-cell table:formula="of:=LOOKUP(1;[ConfidenceInterval.CB20:.CZ20];[ConfidenceInterval.$CB$7:.$CZ$7])" office:value-type="float" office:value="3">
            <text:p>3</text:p>
          </table:table-cell>
          <table:table-cell table:formula="of:=LOOKUP(1;[Mean.AB19:.AZ19];[Mean.$AB$6:.$AZ$6])" office:value-type="float" office:value="7">
            <text:p>7</text:p>
          </table:table-cell>
          <table:table-cell table:formula="of:=LOOKUP(1;[ConfidenceInterval.BB20:.BZ20];[ConfidenceInterval.$BB$7:.$BZ$7])" office:value-type="float" office:value="11">
            <text:p>11</text:p>
          </table:table-cell>
          <table:table-cell table:formula="of:=LOOKUP(2;[ConfidenceInterval.CB20:.CZ20];[ConfidenceInterval.$CB$7:.$CZ$7])" office:value-type="float" office:value="11">
            <text:p>11</text:p>
          </table:table-cell>
          <table:table-cell table:formula="of:=LOOKUP(2;[Mean.AB19:.AZ19];[Mean.$AB$6:.$AZ$6])" office:value-type="float" office:value="15">
            <text:p>15</text:p>
          </table:table-cell>
          <table:table-cell table:formula="of:=LOOKUP(2;[ConfidenceInterval.BB20:.BZ20];[ConfidenceInterval.$BB$7:.$BZ$7])" office:value-type="float" office:value="19">
            <text:p>19</text:p>
          </table:table-cell>
          <table:table-cell table:formula="of:=LOOKUP(3;[ConfidenceInterval.CB20:.CZ20];[ConfidenceInterval.$CB$7:.$CZ$7])" office:value-type="float" office:value="19">
            <text:p>19</text:p>
          </table:table-cell>
          <table:table-cell table:formula="of:=LOOKUP(3;[Mean.AB19:.AZ19];[Mean.$AB$6:.$AZ$6])" office:value-type="float" office:value="23">
            <text:p>23</text:p>
          </table:table-cell>
          <table:table-cell table:formula="of:=LOOKUP(3;[ConfidenceInterval.BB20:.BZ20];[ConfidenceInterval.$BB$7:.$BZ$7])" office:value-type="float" office:value="25">
            <text:p>25</text:p>
          </table:table-cell>
          <table:table-cell table:formula="of:=LOOKUP(4;[ConfidenceInterval.CB20:.CZ20];[ConfidenceInterval.$CB$7:.$CZ$7])" office:value-type="float" office:value="25">
            <text:p>25</text:p>
          </table:table-cell>
          <table:table-cell table:formula="of:=LOOKUP(4;[Mean.AB19:.AZ19];[Mean.$AB$6:.$AZ$6])" office:value-type="float" office:value="25">
            <text:p>25</text:p>
          </table:table-cell>
          <table:table-cell table:formula="of:=LOOKUP(4;[ConfidenceInterval.BB20:.BZ20];[ConfidenceInterval.$BB$7:.$BZ$7])" office:value-type="float" office:value="25">
            <text:p>25</text:p>
          </table:table-cell>
        </table:table-row>
        <table:table-row table:style-name="ro2">
          <table:table-cell table:formula="of:=[.A20]+1" office:value-type="float" office:value="13">
            <text:p>13</text:p>
          </table:table-cell>
          <table:table-cell table:formula="of:=LOOKUP(1;[ConfidenceInterval.AB21:.AZ21];[ConfidenceInterval.$AB$7:.$AZ$7])" office:value-type="float" office:value="0">
            <text:p>#N/D</text:p>
          </table:table-cell>
          <table:table-cell table:formula="of:=LOOKUP(1;[Mean.B20:.Z20];[Mean.$B$6:.$Z$6])" office:value-type="float" office:value="1">
            <text:p>1</text:p>
          </table:table-cell>
          <table:table-cell table:formula="of:=LOOKUP(1;[ConfidenceInterval.B21:.AA21];[ConfidenceInterval.$B$7:.$AA$7])" office:value-type="float" office:value="5">
            <text:p>5</text:p>
          </table:table-cell>
          <table:table-cell table:formula="of:=LOOKUP(2;[ConfidenceInterval.AB21:.AZ21];[ConfidenceInterval.$AB$7:.$AZ$7])" office:value-type="float" office:value="5">
            <text:p>5</text:p>
          </table:table-cell>
          <table:table-cell table:formula="of:=LOOKUP(2;[Mean.B20:.Z20];[Mean.$B$6:.$Z$6])" office:value-type="float" office:value="9">
            <text:p>9</text:p>
          </table:table-cell>
          <table:table-cell table:formula="of:=LOOKUP(2;[ConfidenceInterval.B21:.AA21];[ConfidenceInterval.$B$7:.$AA$7])" office:value-type="float" office:value="13">
            <text:p>13</text:p>
          </table:table-cell>
          <table:table-cell table:formula="of:=LOOKUP(3;[ConfidenceInterval.AB21:.AZ21];[ConfidenceInterval.$AB$7:.$AZ$7])" office:value-type="float" office:value="13">
            <text:p>13</text:p>
          </table:table-cell>
          <table:table-cell table:formula="of:=LOOKUP(3;[Mean.B20:.Z20];[Mean.$B$6:.$Z$6])" office:value-type="float" office:value="16">
            <text:p>16</text:p>
          </table:table-cell>
          <table:table-cell table:formula="of:=LOOKUP(3;[ConfidenceInterval.B21:.AA21];[ConfidenceInterval.$B$7:.$AA$7])" office:value-type="float" office:value="20">
            <text:p>20</text:p>
          </table:table-cell>
          <table:table-cell table:formula="of:=LOOKUP(4;[ConfidenceInterval.AB21:.AZ21];[ConfidenceInterval.$AB$7:.$AZ$7])" office:value-type="float" office:value="20">
            <text:p>20</text:p>
          </table:table-cell>
          <table:table-cell table:formula="of:=LOOKUP(4;[Mean.B20:.Z20];[Mean.$B$6:.$Z$6])" office:value-type="float" office:value="24">
            <text:p>24</text:p>
          </table:table-cell>
          <table:table-cell table:formula="of:=LOOKUP(4;[ConfidenceInterval.B21:.AA21];[ConfidenceInterval.$B$7:.$AA$7])" office:value-type="float" office:value="25">
            <text:p>25</text:p>
          </table:table-cell>
          <table:table-cell/>
          <table:table-cell table:formula="of:=LOOKUP(1;[ConfidenceInterval.CB21:.CZ21];[ConfidenceInterval.$CB$7:.$CZ$7])" office:value-type="float" office:value="3">
            <text:p>3</text:p>
          </table:table-cell>
          <table:table-cell table:formula="of:=LOOKUP(1;[Mean.AB20:.AZ20];[Mean.$AB$6:.$AZ$6])" office:value-type="float" office:value="7">
            <text:p>7</text:p>
          </table:table-cell>
          <table:table-cell table:formula="of:=LOOKUP(1;[ConfidenceInterval.BB21:.BZ21];[ConfidenceInterval.$BB$7:.$BZ$7])" office:value-type="float" office:value="10">
            <text:p>10</text:p>
          </table:table-cell>
          <table:table-cell table:formula="of:=LOOKUP(2;[ConfidenceInterval.CB21:.CZ21];[ConfidenceInterval.$CB$7:.$CZ$7])" office:value-type="float" office:value="10">
            <text:p>10</text:p>
          </table:table-cell>
          <table:table-cell table:formula="of:=LOOKUP(2;[Mean.AB20:.AZ20];[Mean.$AB$6:.$AZ$6])" office:value-type="float" office:value="14">
            <text:p>14</text:p>
          </table:table-cell>
          <table:table-cell table:formula="of:=LOOKUP(2;[ConfidenceInterval.BB21:.BZ21];[ConfidenceInterval.$BB$7:.$BZ$7])" office:value-type="float" office:value="17">
            <text:p>17</text:p>
          </table:table-cell>
          <table:table-cell table:formula="of:=LOOKUP(3;[ConfidenceInterval.CB21:.CZ21];[ConfidenceInterval.$CB$7:.$CZ$7])" office:value-type="float" office:value="17">
            <text:p>17</text:p>
          </table:table-cell>
          <table:table-cell table:formula="of:=LOOKUP(3;[Mean.AB20:.AZ20];[Mean.$AB$6:.$AZ$6])" office:value-type="float" office:value="21">
            <text:p>21</text:p>
          </table:table-cell>
          <table:table-cell table:formula="of:=LOOKUP(3;[ConfidenceInterval.BB21:.BZ21];[ConfidenceInterval.$BB$7:.$BZ$7])" office:value-type="float" office:value="24">
            <text:p>24</text:p>
          </table:table-cell>
          <table:table-cell table:formula="of:=LOOKUP(4;[ConfidenceInterval.CB21:.CZ21];[ConfidenceInterval.$CB$7:.$CZ$7])" office:value-type="float" office:value="24">
            <text:p>24</text:p>
          </table:table-cell>
          <table:table-cell table:formula="of:=LOOKUP(4;[Mean.AB20:.AZ20];[Mean.$AB$6:.$AZ$6])" office:value-type="float" office:value="25">
            <text:p>25</text:p>
          </table:table-cell>
          <table:table-cell table:formula="of:=LOOKUP(4;[ConfidenceInterval.BB21:.BZ21];[ConfidenceInterval.$BB$7:.$BZ$7])" office:value-type="float" office:value="25">
            <text:p>25</text:p>
          </table:table-cell>
        </table:table-row>
        <table:table-row table:style-name="ro2">
          <table:table-cell table:formula="of:=[.A21]+1" office:value-type="float" office:value="14">
            <text:p>14</text:p>
          </table:table-cell>
          <table:table-cell table:formula="of:=LOOKUP(1;[ConfidenceInterval.AB22:.AZ22];[ConfidenceInterval.$AB$7:.$AZ$7])" office:value-type="float" office:value="0">
            <text:p>#N/D</text:p>
          </table:table-cell>
          <table:table-cell table:formula="of:=LOOKUP(1;[Mean.B21:.Z21];[Mean.$B$6:.$Z$6])" office:value-type="float" office:value="1">
            <text:p>1</text:p>
          </table:table-cell>
          <table:table-cell table:formula="of:=LOOKUP(1;[ConfidenceInterval.B22:.AA22];[ConfidenceInterval.$B$7:.$AA$7])" office:value-type="float" office:value="4">
            <text:p>4</text:p>
          </table:table-cell>
          <table:table-cell table:formula="of:=LOOKUP(2;[ConfidenceInterval.AB22:.AZ22];[ConfidenceInterval.$AB$7:.$AZ$7])" office:value-type="float" office:value="4">
            <text:p>4</text:p>
          </table:table-cell>
          <table:table-cell table:formula="of:=LOOKUP(2;[Mean.B21:.Z21];[Mean.$B$6:.$Z$6])" office:value-type="float" office:value="8">
            <text:p>8</text:p>
          </table:table-cell>
          <table:table-cell table:formula="of:=LOOKUP(2;[ConfidenceInterval.B22:.AA22];[ConfidenceInterval.$B$7:.$AA$7])" office:value-type="float" office:value="11">
            <text:p>11</text:p>
          </table:table-cell>
          <table:table-cell table:formula="of:=LOOKUP(3;[ConfidenceInterval.AB22:.AZ22];[ConfidenceInterval.$AB$7:.$AZ$7])" office:value-type="float" office:value="11">
            <text:p>11</text:p>
          </table:table-cell>
          <table:table-cell table:formula="of:=LOOKUP(3;[Mean.B21:.Z21];[Mean.$B$6:.$Z$6])" office:value-type="float" office:value="15">
            <text:p>15</text:p>
          </table:table-cell>
          <table:table-cell table:formula="of:=LOOKUP(3;[ConfidenceInterval.B22:.AA22];[ConfidenceInterval.$B$7:.$AA$7])" office:value-type="float" office:value="18">
            <text:p>18</text:p>
          </table:table-cell>
          <table:table-cell table:formula="of:=LOOKUP(4;[ConfidenceInterval.AB22:.AZ22];[ConfidenceInterval.$AB$7:.$AZ$7])" office:value-type="float" office:value="18">
            <text:p>18</text:p>
          </table:table-cell>
          <table:table-cell table:formula="of:=LOOKUP(4;[Mean.B21:.Z21];[Mean.$B$6:.$Z$6])" office:value-type="float" office:value="22">
            <text:p>22</text:p>
          </table:table-cell>
          <table:table-cell table:formula="of:=LOOKUP(4;[ConfidenceInterval.B22:.AA22];[ConfidenceInterval.$B$7:.$AA$7])" office:value-type="float" office:value="25">
            <text:p>25</text:p>
          </table:table-cell>
          <table:table-cell/>
          <table:table-cell table:formula="of:=LOOKUP(1;[ConfidenceInterval.CB22:.CZ22];[ConfidenceInterval.$CB$7:.$CZ$7])" office:value-type="float" office:value="2">
            <text:p>2</text:p>
          </table:table-cell>
          <table:table-cell table:formula="of:=LOOKUP(1;[Mean.AB21:.AZ21];[Mean.$AB$6:.$AZ$6])" office:value-type="float" office:value="6">
            <text:p>6</text:p>
          </table:table-cell>
          <table:table-cell table:formula="of:=LOOKUP(1;[ConfidenceInterval.BB22:.BZ22];[ConfidenceInterval.$BB$7:.$BZ$7])" office:value-type="float" office:value="10">
            <text:p>10</text:p>
          </table:table-cell>
          <table:table-cell table:formula="of:=LOOKUP(2;[ConfidenceInterval.CB22:.CZ22];[ConfidenceInterval.$CB$7:.$CZ$7])" office:value-type="float" office:value="9">
            <text:p>9</text:p>
          </table:table-cell>
          <table:table-cell table:formula="of:=LOOKUP(2;[Mean.AB21:.AZ21];[Mean.$AB$6:.$AZ$6])" office:value-type="float" office:value="13">
            <text:p>13</text:p>
          </table:table-cell>
          <table:table-cell table:formula="of:=LOOKUP(2;[ConfidenceInterval.BB22:.BZ22];[ConfidenceInterval.$BB$7:.$BZ$7])" office:value-type="float" office:value="16">
            <text:p>16</text:p>
          </table:table-cell>
          <table:table-cell table:formula="of:=LOOKUP(3;[ConfidenceInterval.CB22:.CZ22];[ConfidenceInterval.$CB$7:.$CZ$7])" office:value-type="float" office:value="16">
            <text:p>16</text:p>
          </table:table-cell>
          <table:table-cell table:formula="of:=LOOKUP(3;[Mean.AB21:.AZ21];[Mean.$AB$6:.$AZ$6])" office:value-type="float" office:value="19">
            <text:p>19</text:p>
          </table:table-cell>
          <table:table-cell table:formula="of:=LOOKUP(3;[ConfidenceInterval.BB22:.BZ22];[ConfidenceInterval.$BB$7:.$BZ$7])" office:value-type="float" office:value="22">
            <text:p>22</text:p>
          </table:table-cell>
          <table:table-cell table:formula="of:=LOOKUP(4;[ConfidenceInterval.CB22:.CZ22];[ConfidenceInterval.$CB$7:.$CZ$7])" office:value-type="float" office:value="23">
            <text:p>23</text:p>
          </table:table-cell>
          <table:table-cell table:formula="of:=LOOKUP(4;[Mean.AB21:.AZ21];[Mean.$AB$6:.$AZ$6])" office:value-type="float" office:value="25">
            <text:p>25</text:p>
          </table:table-cell>
          <table:table-cell table:formula="of:=LOOKUP(4;[ConfidenceInterval.BB22:.BZ22];[ConfidenceInterval.$BB$7:.$BZ$7])" office:value-type="float" office:value="25">
            <text:p>25</text:p>
          </table:table-cell>
        </table:table-row>
        <table:table-row table:style-name="ro2">
          <table:table-cell table:formula="of:=[.A22]+1" office:value-type="float" office:value="15">
            <text:p>15</text:p>
          </table:table-cell>
          <table:table-cell table:formula="of:=LOOKUP(1;[ConfidenceInterval.AB23:.AZ23];[ConfidenceInterval.$AB$7:.$AZ$7])" office:value-type="float" office:value="0">
            <text:p>#N/D</text:p>
          </table:table-cell>
          <table:table-cell table:formula="of:=LOOKUP(1;[Mean.B22:.Z22];[Mean.$B$6:.$Z$6])" office:value-type="float" office:value="0">
            <text:p>#N/D</text:p>
          </table:table-cell>
          <table:table-cell table:formula="of:=LOOKUP(1;[ConfidenceInterval.B23:.AA23];[ConfidenceInterval.$B$7:.$AA$7])" office:value-type="float" office:value="4">
            <text:p>4</text:p>
          </table:table-cell>
          <table:table-cell table:formula="of:=LOOKUP(2;[ConfidenceInterval.AB23:.AZ23];[ConfidenceInterval.$AB$7:.$AZ$7])" office:value-type="float" office:value="3">
            <text:p>3</text:p>
          </table:table-cell>
          <table:table-cell table:formula="of:=LOOKUP(2;[Mean.B22:.Z22];[Mean.$B$6:.$Z$6])" office:value-type="float" office:value="7">
            <text:p>7</text:p>
          </table:table-cell>
          <table:table-cell table:formula="of:=LOOKUP(2;[ConfidenceInterval.B23:.AA23];[ConfidenceInterval.$B$7:.$AA$7])" office:value-type="float" office:value="10">
            <text:p>10</text:p>
          </table:table-cell>
          <table:table-cell table:formula="of:=LOOKUP(3;[ConfidenceInterval.AB23:.AZ23];[ConfidenceInterval.$AB$7:.$AZ$7])" office:value-type="float" office:value="10">
            <text:p>10</text:p>
          </table:table-cell>
          <table:table-cell table:formula="of:=LOOKUP(3;[Mean.B22:.Z22];[Mean.$B$6:.$Z$6])" office:value-type="float" office:value="13">
            <text:p>13</text:p>
          </table:table-cell>
          <table:table-cell table:formula="of:=LOOKUP(3;[ConfidenceInterval.B23:.AA23];[ConfidenceInterval.$B$7:.$AA$7])" office:value-type="float" office:value="17">
            <text:p>17</text:p>
          </table:table-cell>
          <table:table-cell table:formula="of:=LOOKUP(4;[ConfidenceInterval.AB23:.AZ23];[ConfidenceInterval.$AB$7:.$AZ$7])" office:value-type="float" office:value="16">
            <text:p>16</text:p>
          </table:table-cell>
          <table:table-cell table:formula="of:=LOOKUP(4;[Mean.B22:.Z22];[Mean.$B$6:.$Z$6])" office:value-type="float" office:value="20">
            <text:p>20</text:p>
          </table:table-cell>
          <table:table-cell table:formula="of:=LOOKUP(4;[ConfidenceInterval.B23:.AA23];[ConfidenceInterval.$B$7:.$AA$7])" office:value-type="float" office:value="23">
            <text:p>23</text:p>
          </table:table-cell>
          <table:table-cell/>
          <table:table-cell table:formula="of:=LOOKUP(1;[ConfidenceInterval.CB23:.CZ23];[ConfidenceInterval.$CB$7:.$CZ$7])" office:value-type="float" office:value="2">
            <text:p>2</text:p>
          </table:table-cell>
          <table:table-cell table:formula="of:=LOOKUP(1;[Mean.AB22:.AZ22];[Mean.$AB$6:.$AZ$6])" office:value-type="float" office:value="6">
            <text:p>6</text:p>
          </table:table-cell>
          <table:table-cell table:formula="of:=LOOKUP(1;[ConfidenceInterval.BB23:.BZ23];[ConfidenceInterval.$BB$7:.$BZ$7])" office:value-type="float" office:value="9">
            <text:p>9</text:p>
          </table:table-cell>
          <table:table-cell table:formula="of:=LOOKUP(2;[ConfidenceInterval.CB23:.CZ23];[ConfidenceInterval.$CB$7:.$CZ$7])" office:value-type="float" office:value="8">
            <text:p>8</text:p>
          </table:table-cell>
          <table:table-cell table:formula="of:=LOOKUP(2;[Mean.AB22:.AZ22];[Mean.$AB$6:.$AZ$6])" office:value-type="float" office:value="12">
            <text:p>12</text:p>
          </table:table-cell>
          <table:table-cell table:formula="of:=LOOKUP(2;[ConfidenceInterval.BB23:.BZ23];[ConfidenceInterval.$BB$7:.$BZ$7])" office:value-type="float" office:value="15">
            <text:p>15</text:p>
          </table:table-cell>
          <table:table-cell table:formula="of:=LOOKUP(3;[ConfidenceInterval.CB23:.CZ23];[ConfidenceInterval.$CB$7:.$CZ$7])" office:value-type="float" office:value="15">
            <text:p>15</text:p>
          </table:table-cell>
          <table:table-cell table:formula="of:=LOOKUP(3;[Mean.AB22:.AZ22];[Mean.$AB$6:.$AZ$6])" office:value-type="float" office:value="18">
            <text:p>18</text:p>
          </table:table-cell>
          <table:table-cell table:formula="of:=LOOKUP(3;[ConfidenceInterval.BB23:.BZ23];[ConfidenceInterval.$BB$7:.$BZ$7])" office:value-type="float" office:value="21">
            <text:p>21</text:p>
          </table:table-cell>
          <table:table-cell table:formula="of:=LOOKUP(4;[ConfidenceInterval.CB23:.CZ23];[ConfidenceInterval.$CB$7:.$CZ$7])" office:value-type="float" office:value="21">
            <text:p>21</text:p>
          </table:table-cell>
          <table:table-cell table:formula="of:=LOOKUP(4;[Mean.AB22:.AZ22];[Mean.$AB$6:.$AZ$6])" office:value-type="float" office:value="24">
            <text:p>24</text:p>
          </table:table-cell>
          <table:table-cell table:formula="of:=LOOKUP(4;[ConfidenceInterval.BB23:.BZ23];[ConfidenceInterval.$BB$7:.$BZ$7])" office:value-type="float" office:value="25">
            <text:p>25</text:p>
          </table:table-cell>
        </table:table-row>
        <table:table-row table:style-name="ro2">
          <table:table-cell table:formula="of:=[.A23]+1" office:value-type="float" office:value="16">
            <text:p>16</text:p>
          </table:table-cell>
          <table:table-cell table:formula="of:=LOOKUP(1;[ConfidenceInterval.AB24:.AZ24];[ConfidenceInterval.$AB$7:.$AZ$7])" office:value-type="float" office:value="0">
            <text:p>#N/D</text:p>
          </table:table-cell>
          <table:table-cell table:formula="of:=LOOKUP(1;[Mean.B23:.Z23];[Mean.$B$6:.$Z$6])" office:value-type="float" office:value="0">
            <text:p>#N/D</text:p>
          </table:table-cell>
          <table:table-cell table:formula="of:=LOOKUP(1;[ConfidenceInterval.B24:.AA24];[ConfidenceInterval.$B$7:.$AA$7])" office:value-type="float" office:value="3">
            <text:p>3</text:p>
          </table:table-cell>
          <table:table-cell table:formula="of:=LOOKUP(2;[ConfidenceInterval.AB24:.AZ24];[ConfidenceInterval.$AB$7:.$AZ$7])" office:value-type="float" office:value="2">
            <text:p>2</text:p>
          </table:table-cell>
          <table:table-cell table:formula="of:=LOOKUP(2;[Mean.B23:.Z23];[Mean.$B$6:.$Z$6])" office:value-type="float" office:value="6">
            <text:p>6</text:p>
          </table:table-cell>
          <table:table-cell table:formula="of:=LOOKUP(2;[ConfidenceInterval.B24:.AA24];[ConfidenceInterval.$B$7:.$AA$7])" office:value-type="float" office:value="9">
            <text:p>9</text:p>
          </table:table-cell>
          <table:table-cell table:formula="of:=LOOKUP(3;[ConfidenceInterval.AB24:.AZ24];[ConfidenceInterval.$AB$7:.$AZ$7])" office:value-type="float" office:value="9">
            <text:p>9</text:p>
          </table:table-cell>
          <table:table-cell table:formula="of:=LOOKUP(3;[Mean.B23:.Z23];[Mean.$B$6:.$Z$6])" office:value-type="float" office:value="12">
            <text:p>12</text:p>
          </table:table-cell>
          <table:table-cell table:formula="of:=LOOKUP(3;[ConfidenceInterval.B24:.AA24];[ConfidenceInterval.$B$7:.$AA$7])" office:value-type="float" office:value="15">
            <text:p>15</text:p>
          </table:table-cell>
          <table:table-cell table:formula="of:=LOOKUP(4;[ConfidenceInterval.AB24:.AZ24];[ConfidenceInterval.$AB$7:.$AZ$7])" office:value-type="float" office:value="15">
            <text:p>15</text:p>
          </table:table-cell>
          <table:table-cell table:formula="of:=LOOKUP(4;[Mean.B23:.Z23];[Mean.$B$6:.$Z$6])" office:value-type="float" office:value="18">
            <text:p>18</text:p>
          </table:table-cell>
          <table:table-cell table:formula="of:=LOOKUP(4;[ConfidenceInterval.B24:.AA24];[ConfidenceInterval.$B$7:.$AA$7])" office:value-type="float" office:value="21">
            <text:p>21</text:p>
          </table:table-cell>
          <table:table-cell/>
          <table:table-cell table:formula="of:=LOOKUP(1;[ConfidenceInterval.CB24:.CZ24];[ConfidenceInterval.$CB$7:.$CZ$7])" office:value-type="float" office:value="2">
            <text:p>2</text:p>
          </table:table-cell>
          <table:table-cell table:formula="of:=LOOKUP(1;[Mean.AB23:.AZ23];[Mean.$AB$6:.$AZ$6])" office:value-type="float" office:value="5">
            <text:p>5</text:p>
          </table:table-cell>
          <table:table-cell table:formula="of:=LOOKUP(1;[ConfidenceInterval.BB24:.BZ24];[ConfidenceInterval.$BB$7:.$BZ$7])" office:value-type="float" office:value="9">
            <text:p>9</text:p>
          </table:table-cell>
          <table:table-cell table:formula="of:=LOOKUP(2;[ConfidenceInterval.CB24:.CZ24];[ConfidenceInterval.$CB$7:.$CZ$7])" office:value-type="float" office:value="8">
            <text:p>8</text:p>
          </table:table-cell>
          <table:table-cell table:formula="of:=LOOKUP(2;[Mean.AB23:.AZ23];[Mean.$AB$6:.$AZ$6])" office:value-type="float" office:value="11">
            <text:p>11</text:p>
          </table:table-cell>
          <table:table-cell table:formula="of:=LOOKUP(2;[ConfidenceInterval.BB24:.BZ24];[ConfidenceInterval.$BB$7:.$BZ$7])" office:value-type="float" office:value="14">
            <text:p>14</text:p>
          </table:table-cell>
          <table:table-cell table:formula="of:=LOOKUP(3;[ConfidenceInterval.CB24:.CZ24];[ConfidenceInterval.$CB$7:.$CZ$7])" office:value-type="float" office:value="14">
            <text:p>14</text:p>
          </table:table-cell>
          <table:table-cell table:formula="of:=LOOKUP(3;[Mean.AB23:.AZ23];[Mean.$AB$6:.$AZ$6])" office:value-type="float" office:value="17">
            <text:p>17</text:p>
          </table:table-cell>
          <table:table-cell table:formula="of:=LOOKUP(3;[ConfidenceInterval.BB24:.BZ24];[ConfidenceInterval.$BB$7:.$BZ$7])" office:value-type="float" office:value="20">
            <text:p>20</text:p>
          </table:table-cell>
          <table:table-cell table:formula="of:=LOOKUP(4;[ConfidenceInterval.CB24:.CZ24];[ConfidenceInterval.$CB$7:.$CZ$7])" office:value-type="float" office:value="19">
            <text:p>19</text:p>
          </table:table-cell>
          <table:table-cell table:formula="of:=LOOKUP(4;[Mean.AB23:.AZ23];[Mean.$AB$6:.$AZ$6])" office:value-type="float" office:value="23">
            <text:p>23</text:p>
          </table:table-cell>
          <table:table-cell table:formula="of:=LOOKUP(4;[ConfidenceInterval.BB24:.BZ24];[ConfidenceInterval.$BB$7:.$BZ$7])" office:value-type="float" office:value="25">
            <text:p>25</text:p>
          </table:table-cell>
        </table:table-row>
        <table:table-row table:style-name="ro2">
          <table:table-cell table:formula="of:=[.A24]+1" office:value-type="float" office:value="17">
            <text:p>17</text:p>
          </table:table-cell>
          <table:table-cell table:formula="of:=LOOKUP(1;[ConfidenceInterval.AB25:.AZ25];[ConfidenceInterval.$AB$7:.$AZ$7])" office:value-type="float" office:value="0">
            <text:p>#N/D</text:p>
          </table:table-cell>
          <table:table-cell table:formula="of:=LOOKUP(1;[Mean.B24:.Z24];[Mean.$B$6:.$Z$6])" office:value-type="float" office:value="0">
            <text:p>#N/D</text:p>
          </table:table-cell>
          <table:table-cell table:formula="of:=LOOKUP(1;[ConfidenceInterval.B25:.AA25];[ConfidenceInterval.$B$7:.$AA$7])" office:value-type="float" office:value="3">
            <text:p>3</text:p>
          </table:table-cell>
          <table:table-cell table:formula="of:=LOOKUP(2;[ConfidenceInterval.AB25:.AZ25];[ConfidenceInterval.$AB$7:.$AZ$7])" office:value-type="float" office:value="2">
            <text:p>2</text:p>
          </table:table-cell>
          <table:table-cell table:formula="of:=LOOKUP(2;[Mean.B24:.Z24];[Mean.$B$6:.$Z$6])" office:value-type="float" office:value="5">
            <text:p>5</text:p>
          </table:table-cell>
          <table:table-cell table:formula="of:=LOOKUP(2;[ConfidenceInterval.B25:.AA25];[ConfidenceInterval.$B$7:.$AA$7])" office:value-type="float" office:value="8">
            <text:p>8</text:p>
          </table:table-cell>
          <table:table-cell table:formula="of:=LOOKUP(3;[ConfidenceInterval.AB25:.AZ25];[ConfidenceInterval.$AB$7:.$AZ$7])" office:value-type="float" office:value="8">
            <text:p>8</text:p>
          </table:table-cell>
          <table:table-cell table:formula="of:=LOOKUP(3;[Mean.B24:.Z24];[Mean.$B$6:.$Z$6])" office:value-type="float" office:value="11">
            <text:p>11</text:p>
          </table:table-cell>
          <table:table-cell table:formula="of:=LOOKUP(3;[ConfidenceInterval.B25:.AA25];[ConfidenceInterval.$B$7:.$AA$7])" office:value-type="float" office:value="14">
            <text:p>14</text:p>
          </table:table-cell>
          <table:table-cell table:formula="of:=LOOKUP(4;[ConfidenceInterval.AB25:.AZ25];[ConfidenceInterval.$AB$7:.$AZ$7])" office:value-type="float" office:value="14">
            <text:p>14</text:p>
          </table:table-cell>
          <table:table-cell table:formula="of:=LOOKUP(4;[Mean.B24:.Z24];[Mean.$B$6:.$Z$6])" office:value-type="float" office:value="17">
            <text:p>17</text:p>
          </table:table-cell>
          <table:table-cell table:formula="of:=LOOKUP(4;[ConfidenceInterval.B25:.AA25];[ConfidenceInterval.$B$7:.$AA$7])" office:value-type="float" office:value="20">
            <text:p>20</text:p>
          </table:table-cell>
          <table:table-cell/>
          <table:table-cell table:formula="of:=LOOKUP(1;[ConfidenceInterval.CB25:.CZ25];[ConfidenceInterval.$CB$7:.$CZ$7])" office:value-type="float" office:value="2">
            <text:p>2</text:p>
          </table:table-cell>
          <table:table-cell table:formula="of:=LOOKUP(1;[Mean.AB24:.AZ24];[Mean.$AB$6:.$AZ$6])" office:value-type="float" office:value="5">
            <text:p>5</text:p>
          </table:table-cell>
          <table:table-cell table:formula="of:=LOOKUP(1;[ConfidenceInterval.BB25:.BZ25];[ConfidenceInterval.$BB$7:.$BZ$7])" office:value-type="float" office:value="8">
            <text:p>8</text:p>
          </table:table-cell>
          <table:table-cell table:formula="of:=LOOKUP(2;[ConfidenceInterval.CB25:.CZ25];[ConfidenceInterval.$CB$7:.$CZ$7])" office:value-type="float" office:value="7">
            <text:p>7</text:p>
          </table:table-cell>
          <table:table-cell table:formula="of:=LOOKUP(2;[Mean.AB24:.AZ24];[Mean.$AB$6:.$AZ$6])" office:value-type="float" office:value="10">
            <text:p>10</text:p>
          </table:table-cell>
          <table:table-cell table:formula="of:=LOOKUP(2;[ConfidenceInterval.BB25:.BZ25];[ConfidenceInterval.$BB$7:.$BZ$7])" office:value-type="float" office:value="13">
            <text:p>13</text:p>
          </table:table-cell>
          <table:table-cell table:formula="of:=LOOKUP(3;[ConfidenceInterval.CB25:.CZ25];[ConfidenceInterval.$CB$7:.$CZ$7])" office:value-type="float" office:value="13">
            <text:p>13</text:p>
          </table:table-cell>
          <table:table-cell table:formula="of:=LOOKUP(3;[Mean.AB24:.AZ24];[Mean.$AB$6:.$AZ$6])" office:value-type="float" office:value="16">
            <text:p>16</text:p>
          </table:table-cell>
          <table:table-cell table:formula="of:=LOOKUP(3;[ConfidenceInterval.BB25:.BZ25];[ConfidenceInterval.$BB$7:.$BZ$7])" office:value-type="float" office:value="19">
            <text:p>19</text:p>
          </table:table-cell>
          <table:table-cell table:formula="of:=LOOKUP(4;[ConfidenceInterval.CB25:.CZ25];[ConfidenceInterval.$CB$7:.$CZ$7])" office:value-type="float" office:value="18">
            <text:p>18</text:p>
          </table:table-cell>
          <table:table-cell table:formula="of:=LOOKUP(4;[Mean.AB24:.AZ24];[Mean.$AB$6:.$AZ$6])" office:value-type="float" office:value="21">
            <text:p>21</text:p>
          </table:table-cell>
          <table:table-cell table:formula="of:=LOOKUP(4;[ConfidenceInterval.BB25:.BZ25];[ConfidenceInterval.$BB$7:.$BZ$7])" office:value-type="float" office:value="24">
            <text:p>24</text:p>
          </table:table-cell>
        </table:table-row>
        <table:table-row table:style-name="ro2">
          <table:table-cell table:formula="of:=[.A25]+1" office:value-type="float" office:value="18">
            <text:p>18</text:p>
          </table:table-cell>
          <table:table-cell table:formula="of:=LOOKUP(1;[ConfidenceInterval.AB26:.AZ26];[ConfidenceInterval.$AB$7:.$AZ$7])" office:value-type="float" office:value="0">
            <text:p>#N/D</text:p>
          </table:table-cell>
          <table:table-cell table:formula="of:=LOOKUP(1;[Mean.B25:.Z25];[Mean.$B$6:.$Z$6])" office:value-type="float" office:value="0">
            <text:p>#N/D</text:p>
          </table:table-cell>
          <table:table-cell table:formula="of:=LOOKUP(1;[ConfidenceInterval.B26:.AA26];[ConfidenceInterval.$B$7:.$AA$7])" office:value-type="float" office:value="2">
            <text:p>2</text:p>
          </table:table-cell>
          <table:table-cell table:formula="of:=LOOKUP(2;[ConfidenceInterval.AB26:.AZ26];[ConfidenceInterval.$AB$7:.$AZ$7])" office:value-type="float" office:value="1">
            <text:p>1</text:p>
          </table:table-cell>
          <table:table-cell table:formula="of:=LOOKUP(2;[Mean.B25:.Z25];[Mean.$B$6:.$Z$6])" office:value-type="float" office:value="5">
            <text:p>5</text:p>
          </table:table-cell>
          <table:table-cell table:formula="of:=LOOKUP(2;[ConfidenceInterval.B26:.AA26];[ConfidenceInterval.$B$7:.$AA$7])" office:value-type="float" office:value="8">
            <text:p>8</text:p>
          </table:table-cell>
          <table:table-cell table:formula="of:=LOOKUP(3;[ConfidenceInterval.AB26:.AZ26];[ConfidenceInterval.$AB$7:.$AZ$7])" office:value-type="float" office:value="7">
            <text:p>7</text:p>
          </table:table-cell>
          <table:table-cell table:formula="of:=LOOKUP(3;[Mean.B25:.Z25];[Mean.$B$6:.$Z$6])" office:value-type="float" office:value="10">
            <text:p>10</text:p>
          </table:table-cell>
          <table:table-cell table:formula="of:=LOOKUP(3;[ConfidenceInterval.B26:.AA26];[ConfidenceInterval.$B$7:.$AA$7])" office:value-type="float" office:value="13">
            <text:p>13</text:p>
          </table:table-cell>
          <table:table-cell table:formula="of:=LOOKUP(4;[ConfidenceInterval.AB26:.AZ26];[ConfidenceInterval.$AB$7:.$AZ$7])" office:value-type="float" office:value="12">
            <text:p>12</text:p>
          </table:table-cell>
          <table:table-cell table:formula="of:=LOOKUP(4;[Mean.B25:.Z25];[Mean.$B$6:.$Z$6])" office:value-type="float" office:value="16">
            <text:p>16</text:p>
          </table:table-cell>
          <table:table-cell table:formula="of:=LOOKUP(4;[ConfidenceInterval.B26:.AA26];[ConfidenceInterval.$B$7:.$AA$7])" office:value-type="float" office:value="19">
            <text:p>19</text:p>
          </table:table-cell>
          <table:table-cell/>
          <table:table-cell table:formula="of:=LOOKUP(1;[ConfidenceInterval.CB26:.CZ26];[ConfidenceInterval.$CB$7:.$CZ$7])" office:value-type="float" office:value="1">
            <text:p>1</text:p>
          </table:table-cell>
          <table:table-cell table:formula="of:=LOOKUP(1;[Mean.AB25:.AZ25];[Mean.$AB$6:.$AZ$6])" office:value-type="float" office:value="5">
            <text:p>5</text:p>
          </table:table-cell>
          <table:table-cell table:formula="of:=LOOKUP(1;[ConfidenceInterval.BB26:.BZ26];[ConfidenceInterval.$BB$7:.$BZ$7])" office:value-type="float" office:value="8">
            <text:p>8</text:p>
          </table:table-cell>
          <table:table-cell table:formula="of:=LOOKUP(2;[ConfidenceInterval.CB26:.CZ26];[ConfidenceInterval.$CB$7:.$CZ$7])" office:value-type="float" office:value="7">
            <text:p>7</text:p>
          </table:table-cell>
          <table:table-cell table:formula="of:=LOOKUP(2;[Mean.AB25:.AZ25];[Mean.$AB$6:.$AZ$6])" office:value-type="float" office:value="10">
            <text:p>10</text:p>
          </table:table-cell>
          <table:table-cell table:formula="of:=LOOKUP(2;[ConfidenceInterval.BB26:.BZ26];[ConfidenceInterval.$BB$7:.$BZ$7])" office:value-type="float" office:value="13">
            <text:p>13</text:p>
          </table:table-cell>
          <table:table-cell table:formula="of:=LOOKUP(3;[ConfidenceInterval.CB26:.CZ26];[ConfidenceInterval.$CB$7:.$CZ$7])" office:value-type="float" office:value="12">
            <text:p>12</text:p>
          </table:table-cell>
          <table:table-cell table:formula="of:=LOOKUP(3;[Mean.AB25:.AZ25];[Mean.$AB$6:.$AZ$6])" office:value-type="float" office:value="15">
            <text:p>15</text:p>
          </table:table-cell>
          <table:table-cell table:formula="of:=LOOKUP(3;[ConfidenceInterval.BB26:.BZ26];[ConfidenceInterval.$BB$7:.$BZ$7])" office:value-type="float" office:value="18">
            <text:p>18</text:p>
          </table:table-cell>
          <table:table-cell table:formula="of:=LOOKUP(4;[ConfidenceInterval.CB26:.CZ26];[ConfidenceInterval.$CB$7:.$CZ$7])" office:value-type="float" office:value="17">
            <text:p>17</text:p>
          </table:table-cell>
          <table:table-cell table:formula="of:=LOOKUP(4;[Mean.AB25:.AZ25];[Mean.$AB$6:.$AZ$6])" office:value-type="float" office:value="20">
            <text:p>20</text:p>
          </table:table-cell>
          <table:table-cell table:formula="of:=LOOKUP(4;[ConfidenceInterval.BB26:.BZ26];[ConfidenceInterval.$BB$7:.$BZ$7])" office:value-type="float" office:value="23">
            <text:p>23</text:p>
          </table:table-cell>
        </table:table-row>
        <table:table-row table:style-name="ro2">
          <table:table-cell table:formula="of:=[.A26]+1" office:value-type="float" office:value="19">
            <text:p>19</text:p>
          </table:table-cell>
          <table:table-cell table:formula="of:=LOOKUP(1;[ConfidenceInterval.AB27:.AZ27];[ConfidenceInterval.$AB$7:.$AZ$7])" office:value-type="float" office:value="0">
            <text:p>#N/D</text:p>
          </table:table-cell>
          <table:table-cell table:formula="of:=LOOKUP(1;[Mean.B26:.Z26];[Mean.$B$6:.$Z$6])" office:value-type="float" office:value="0">
            <text:p>#N/D</text:p>
          </table:table-cell>
          <table:table-cell table:formula="of:=LOOKUP(1;[ConfidenceInterval.B27:.AA27];[ConfidenceInterval.$B$7:.$AA$7])" office:value-type="float" office:value="2">
            <text:p>2</text:p>
          </table:table-cell>
          <table:table-cell table:formula="of:=LOOKUP(2;[ConfidenceInterval.AB27:.AZ27];[ConfidenceInterval.$AB$7:.$AZ$7])" office:value-type="float" office:value="1">
            <text:p>1</text:p>
          </table:table-cell>
          <table:table-cell table:formula="of:=LOOKUP(2;[Mean.B26:.Z26];[Mean.$B$6:.$Z$6])" office:value-type="float" office:value="4">
            <text:p>4</text:p>
          </table:table-cell>
          <table:table-cell table:formula="of:=LOOKUP(2;[ConfidenceInterval.B27:.AA27];[ConfidenceInterval.$B$7:.$AA$7])" office:value-type="float" office:value="7">
            <text:p>7</text:p>
          </table:table-cell>
          <table:table-cell table:formula="of:=LOOKUP(3;[ConfidenceInterval.AB27:.AZ27];[ConfidenceInterval.$AB$7:.$AZ$7])" office:value-type="float" office:value="6">
            <text:p>6</text:p>
          </table:table-cell>
          <table:table-cell table:formula="of:=LOOKUP(3;[Mean.B26:.Z26];[Mean.$B$6:.$Z$6])" office:value-type="float" office:value="9">
            <text:p>9</text:p>
          </table:table-cell>
          <table:table-cell table:formula="of:=LOOKUP(3;[ConfidenceInterval.B27:.AA27];[ConfidenceInterval.$B$7:.$AA$7])" office:value-type="float" office:value="12">
            <text:p>12</text:p>
          </table:table-cell>
          <table:table-cell table:formula="of:=LOOKUP(4;[ConfidenceInterval.AB27:.AZ27];[ConfidenceInterval.$AB$7:.$AZ$7])" office:value-type="float" office:value="11">
            <text:p>11</text:p>
          </table:table-cell>
          <table:table-cell table:formula="of:=LOOKUP(4;[Mean.B26:.Z26];[Mean.$B$6:.$Z$6])" office:value-type="float" office:value="14">
            <text:p>14</text:p>
          </table:table-cell>
          <table:table-cell table:formula="of:=LOOKUP(4;[ConfidenceInterval.B27:.AA27];[ConfidenceInterval.$B$7:.$AA$7])" office:value-type="float" office:value="17">
            <text:p>17</text:p>
          </table:table-cell>
          <table:table-cell/>
          <table:table-cell table:formula="of:=LOOKUP(1;[ConfidenceInterval.CB27:.CZ27];[ConfidenceInterval.$CB$7:.$CZ$7])" office:value-type="float" office:value="1">
            <text:p>1</text:p>
          </table:table-cell>
          <table:table-cell table:formula="of:=LOOKUP(1;[Mean.AB26:.AZ26];[Mean.$AB$6:.$AZ$6])" office:value-type="float" office:value="4">
            <text:p>4</text:p>
          </table:table-cell>
          <table:table-cell table:formula="of:=LOOKUP(1;[ConfidenceInterval.BB27:.BZ27];[ConfidenceInterval.$BB$7:.$BZ$7])" office:value-type="float" office:value="7">
            <text:p>7</text:p>
          </table:table-cell>
          <table:table-cell table:formula="of:=LOOKUP(2;[ConfidenceInterval.CB27:.CZ27];[ConfidenceInterval.$CB$7:.$CZ$7])" office:value-type="float" office:value="6">
            <text:p>6</text:p>
          </table:table-cell>
          <table:table-cell table:formula="of:=LOOKUP(2;[Mean.AB26:.AZ26];[Mean.$AB$6:.$AZ$6])" office:value-type="float" office:value="9">
            <text:p>9</text:p>
          </table:table-cell>
          <table:table-cell table:formula="of:=LOOKUP(2;[ConfidenceInterval.BB27:.BZ27];[ConfidenceInterval.$BB$7:.$BZ$7])" office:value-type="float" office:value="12">
            <text:p>12</text:p>
          </table:table-cell>
          <table:table-cell table:formula="of:=LOOKUP(3;[ConfidenceInterval.CB27:.CZ27];[ConfidenceInterval.$CB$7:.$CZ$7])" office:value-type="float" office:value="11">
            <text:p>11</text:p>
          </table:table-cell>
          <table:table-cell table:formula="of:=LOOKUP(3;[Mean.AB26:.AZ26];[Mean.$AB$6:.$AZ$6])" office:value-type="float" office:value="14">
            <text:p>14</text:p>
          </table:table-cell>
          <table:table-cell table:formula="of:=LOOKUP(3;[ConfidenceInterval.BB27:.BZ27];[ConfidenceInterval.$BB$7:.$BZ$7])" office:value-type="float" office:value="17">
            <text:p>17</text:p>
          </table:table-cell>
          <table:table-cell table:formula="of:=LOOKUP(4;[ConfidenceInterval.CB27:.CZ27];[ConfidenceInterval.$CB$7:.$CZ$7])" office:value-type="float" office:value="16">
            <text:p>16</text:p>
          </table:table-cell>
          <table:table-cell table:formula="of:=LOOKUP(4;[Mean.AB26:.AZ26];[Mean.$AB$6:.$AZ$6])" office:value-type="float" office:value="19">
            <text:p>19</text:p>
          </table:table-cell>
          <table:table-cell table:formula="of:=LOOKUP(4;[ConfidenceInterval.BB27:.BZ27];[ConfidenceInterval.$BB$7:.$BZ$7])" office:value-type="float" office:value="22">
            <text:p>22</text:p>
          </table:table-cell>
        </table:table-row>
        <table:table-row table:style-name="ro2">
          <table:table-cell table:formula="of:=[.A27]+1" office:value-type="float" office:value="20">
            <text:p>20</text:p>
          </table:table-cell>
          <table:table-cell table:formula="of:=LOOKUP(1;[ConfidenceInterval.AB28:.AZ28];[ConfidenceInterval.$AB$7:.$AZ$7])" office:value-type="float" office:value="0">
            <text:p>#N/D</text:p>
          </table:table-cell>
          <table:table-cell table:formula="of:=LOOKUP(1;[Mean.B27:.Z27];[Mean.$B$6:.$Z$6])" office:value-type="float" office:value="0">
            <text:p>#N/D</text:p>
          </table:table-cell>
          <table:table-cell table:formula="of:=LOOKUP(1;[ConfidenceInterval.B28:.AA28];[ConfidenceInterval.$B$7:.$AA$7])" office:value-type="float" office:value="2">
            <text:p>2</text:p>
          </table:table-cell>
          <table:table-cell table:formula="of:=LOOKUP(2;[ConfidenceInterval.AB28:.AZ28];[ConfidenceInterval.$AB$7:.$AZ$7])" office:value-type="float" office:value="0">
            <text:p>#N/D</text:p>
          </table:table-cell>
          <table:table-cell table:formula="of:=LOOKUP(2;[Mean.B27:.Z27];[Mean.$B$6:.$Z$6])" office:value-type="float" office:value="3">
            <text:p>3</text:p>
          </table:table-cell>
          <table:table-cell table:formula="of:=LOOKUP(2;[ConfidenceInterval.B28:.AA28];[ConfidenceInterval.$B$7:.$AA$7])" office:value-type="float" office:value="6">
            <text:p>6</text:p>
          </table:table-cell>
          <table:table-cell table:formula="of:=LOOKUP(3;[ConfidenceInterval.AB28:.AZ28];[ConfidenceInterval.$AB$7:.$AZ$7])" office:value-type="float" office:value="5">
            <text:p>5</text:p>
          </table:table-cell>
          <table:table-cell table:formula="of:=LOOKUP(3;[Mean.B27:.Z27];[Mean.$B$6:.$Z$6])" office:value-type="float" office:value="8">
            <text:p>8</text:p>
          </table:table-cell>
          <table:table-cell table:formula="of:=LOOKUP(3;[ConfidenceInterval.B28:.AA28];[ConfidenceInterval.$B$7:.$AA$7])" office:value-type="float" office:value="11">
            <text:p>11</text:p>
          </table:table-cell>
          <table:table-cell table:formula="of:=LOOKUP(4;[ConfidenceInterval.AB28:.AZ28];[ConfidenceInterval.$AB$7:.$AZ$7])" office:value-type="float" office:value="10">
            <text:p>10</text:p>
          </table:table-cell>
          <table:table-cell table:formula="of:=LOOKUP(4;[Mean.B27:.Z27];[Mean.$B$6:.$Z$6])" office:value-type="float" office:value="13">
            <text:p>13</text:p>
          </table:table-cell>
          <table:table-cell table:formula="of:=LOOKUP(4;[ConfidenceInterval.B28:.AA28];[ConfidenceInterval.$B$7:.$AA$7])" office:value-type="float" office:value="16">
            <text:p>16</text:p>
          </table:table-cell>
          <table:table-cell/>
          <table:table-cell table:formula="of:=LOOKUP(1;[ConfidenceInterval.CB28:.CZ28];[ConfidenceInterval.$CB$7:.$CZ$7])" office:value-type="float" office:value="1">
            <text:p>1</text:p>
          </table:table-cell>
          <table:table-cell table:formula="of:=LOOKUP(1;[Mean.AB27:.AZ27];[Mean.$AB$6:.$AZ$6])" office:value-type="float" office:value="4">
            <text:p>4</text:p>
          </table:table-cell>
          <table:table-cell table:formula="of:=LOOKUP(1;[ConfidenceInterval.BB28:.BZ28];[ConfidenceInterval.$BB$7:.$BZ$7])" office:value-type="float" office:value="7">
            <text:p>7</text:p>
          </table:table-cell>
          <table:table-cell table:formula="of:=LOOKUP(2;[ConfidenceInterval.CB28:.CZ28];[ConfidenceInterval.$CB$7:.$CZ$7])" office:value-type="float" office:value="6">
            <text:p>6</text:p>
          </table:table-cell>
          <table:table-cell table:formula="of:=LOOKUP(2;[Mean.AB27:.AZ27];[Mean.$AB$6:.$AZ$6])" office:value-type="float" office:value="9">
            <text:p>9</text:p>
          </table:table-cell>
          <table:table-cell table:formula="of:=LOOKUP(2;[ConfidenceInterval.BB28:.BZ28];[ConfidenceInterval.$BB$7:.$BZ$7])" office:value-type="float" office:value="12">
            <text:p>12</text:p>
          </table:table-cell>
          <table:table-cell table:formula="of:=LOOKUP(3;[ConfidenceInterval.CB28:.CZ28];[ConfidenceInterval.$CB$7:.$CZ$7])" office:value-type="float" office:value="10">
            <text:p>10</text:p>
          </table:table-cell>
          <table:table-cell table:formula="of:=LOOKUP(3;[Mean.AB27:.AZ27];[Mean.$AB$6:.$AZ$6])" office:value-type="float" office:value="13">
            <text:p>13</text:p>
          </table:table-cell>
          <table:table-cell table:formula="of:=LOOKUP(3;[ConfidenceInterval.BB28:.BZ28];[ConfidenceInterval.$BB$7:.$BZ$7])" office:value-type="float" office:value="16">
            <text:p>16</text:p>
          </table:table-cell>
          <table:table-cell table:formula="of:=LOOKUP(4;[ConfidenceInterval.CB28:.CZ28];[ConfidenceInterval.$CB$7:.$CZ$7])" office:value-type="float" office:value="15">
            <text:p>15</text:p>
          </table:table-cell>
          <table:table-cell table:formula="of:=LOOKUP(4;[Mean.AB27:.AZ27];[Mean.$AB$6:.$AZ$6])" office:value-type="float" office:value="18">
            <text:p>18</text:p>
          </table:table-cell>
          <table:table-cell table:formula="of:=LOOKUP(4;[ConfidenceInterval.BB28:.BZ28];[ConfidenceInterval.$BB$7:.$BZ$7])" office:value-type="float" office:value="21">
            <text:p>21</text:p>
          </table:table-cell>
        </table:table-row>
        <table:table-row table:style-name="ro2">
          <table:table-cell table:formula="of:=[.A28]+1" office:value-type="float" office:value="21">
            <text:p>21</text:p>
          </table:table-cell>
          <table:table-cell table:formula="of:=LOOKUP(1;[ConfidenceInterval.AB29:.AZ29];[ConfidenceInterval.$AB$7:.$AZ$7])" office:value-type="float" office:value="0">
            <text:p>#N/D</text:p>
          </table:table-cell>
          <table:table-cell table:formula="of:=LOOKUP(1;[Mean.B28:.Z28];[Mean.$B$6:.$Z$6])" office:value-type="float" office:value="0">
            <text:p>#N/D</text:p>
          </table:table-cell>
          <table:table-cell table:formula="of:=LOOKUP(1;[ConfidenceInterval.B29:.AA29];[ConfidenceInterval.$B$7:.$AA$7])" office:value-type="float" office:value="1">
            <text:p>1</text:p>
          </table:table-cell>
          <table:table-cell table:formula="of:=LOOKUP(2;[ConfidenceInterval.AB29:.AZ29];[ConfidenceInterval.$AB$7:.$AZ$7])" office:value-type="float" office:value="0">
            <text:p>#N/D</text:p>
          </table:table-cell>
          <table:table-cell table:formula="of:=LOOKUP(2;[Mean.B28:.Z28];[Mean.$B$6:.$Z$6])" office:value-type="float" office:value="3">
            <text:p>3</text:p>
          </table:table-cell>
          <table:table-cell table:formula="of:=LOOKUP(2;[ConfidenceInterval.B29:.AA29];[ConfidenceInterval.$B$7:.$AA$7])" office:value-type="float" office:value="6">
            <text:p>6</text:p>
          </table:table-cell>
          <table:table-cell table:formula="of:=LOOKUP(3;[ConfidenceInterval.AB29:.AZ29];[ConfidenceInterval.$AB$7:.$AZ$7])" office:value-type="float" office:value="5">
            <text:p>5</text:p>
          </table:table-cell>
          <table:table-cell table:formula="of:=LOOKUP(3;[Mean.B28:.Z28];[Mean.$B$6:.$Z$6])" office:value-type="float" office:value="8">
            <text:p>8</text:p>
          </table:table-cell>
          <table:table-cell table:formula="of:=LOOKUP(3;[ConfidenceInterval.B29:.AA29];[ConfidenceInterval.$B$7:.$AA$7])" office:value-type="float" office:value="11">
            <text:p>11</text:p>
          </table:table-cell>
          <table:table-cell table:formula="of:=LOOKUP(4;[ConfidenceInterval.AB29:.AZ29];[ConfidenceInterval.$AB$7:.$AZ$7])" office:value-type="float" office:value="9">
            <text:p>9</text:p>
          </table:table-cell>
          <table:table-cell table:formula="of:=LOOKUP(4;[Mean.B28:.Z28];[Mean.$B$6:.$Z$6])" office:value-type="float" office:value="12">
            <text:p>12</text:p>
          </table:table-cell>
          <table:table-cell table:formula="of:=LOOKUP(4;[ConfidenceInterval.B29:.AA29];[ConfidenceInterval.$B$7:.$AA$7])" office:value-type="float" office:value="15">
            <text:p>15</text:p>
          </table:table-cell>
          <table:table-cell/>
          <table:table-cell table:formula="of:=LOOKUP(1;[ConfidenceInterval.CB29:.CZ29];[ConfidenceInterval.$CB$7:.$CZ$7])" office:value-type="float" office:value="1">
            <text:p>1</text:p>
          </table:table-cell>
          <table:table-cell table:formula="of:=LOOKUP(1;[Mean.AB28:.AZ28];[Mean.$AB$6:.$AZ$6])" office:value-type="float" office:value="4">
            <text:p>4</text:p>
          </table:table-cell>
          <table:table-cell table:formula="of:=LOOKUP(1;[ConfidenceInterval.BB29:.BZ29];[ConfidenceInterval.$BB$7:.$BZ$7])" office:value-type="float" office:value="7">
            <text:p>7</text:p>
          </table:table-cell>
          <table:table-cell table:formula="of:=LOOKUP(2;[ConfidenceInterval.CB29:.CZ29];[ConfidenceInterval.$CB$7:.$CZ$7])" office:value-type="float" office:value="5">
            <text:p>5</text:p>
          </table:table-cell>
          <table:table-cell table:formula="of:=LOOKUP(2;[Mean.AB28:.AZ28];[Mean.$AB$6:.$AZ$6])" office:value-type="float" office:value="8">
            <text:p>8</text:p>
          </table:table-cell>
          <table:table-cell table:formula="of:=LOOKUP(2;[ConfidenceInterval.BB29:.BZ29];[ConfidenceInterval.$BB$7:.$BZ$7])" office:value-type="float" office:value="11">
            <text:p>11</text:p>
          </table:table-cell>
          <table:table-cell table:formula="of:=LOOKUP(3;[ConfidenceInterval.CB29:.CZ29];[ConfidenceInterval.$CB$7:.$CZ$7])" office:value-type="float" office:value="10">
            <text:p>10</text:p>
          </table:table-cell>
          <table:table-cell table:formula="of:=LOOKUP(3;[Mean.AB28:.AZ28];[Mean.$AB$6:.$AZ$6])" office:value-type="float" office:value="13">
            <text:p>13</text:p>
          </table:table-cell>
          <table:table-cell table:formula="of:=LOOKUP(3;[ConfidenceInterval.BB29:.BZ29];[ConfidenceInterval.$BB$7:.$BZ$7])" office:value-type="float" office:value="15">
            <text:p>15</text:p>
          </table:table-cell>
          <table:table-cell table:formula="of:=LOOKUP(4;[ConfidenceInterval.CB29:.CZ29];[ConfidenceInterval.$CB$7:.$CZ$7])" office:value-type="float" office:value="14">
            <text:p>14</text:p>
          </table:table-cell>
          <table:table-cell table:formula="of:=LOOKUP(4;[Mean.AB28:.AZ28];[Mean.$AB$6:.$AZ$6])" office:value-type="float" office:value="17">
            <text:p>17</text:p>
          </table:table-cell>
          <table:table-cell table:formula="of:=LOOKUP(4;[ConfidenceInterval.BB29:.BZ29];[ConfidenceInterval.$BB$7:.$BZ$7])" office:value-type="float" office:value="20">
            <text:p>20</text:p>
          </table:table-cell>
        </table:table-row>
        <table:table-row table:style-name="ro2">
          <table:table-cell table:formula="of:=[.A29]+1" office:value-type="float" office:value="22">
            <text:p>22</text:p>
          </table:table-cell>
          <table:table-cell table:formula="of:=LOOKUP(1;[ConfidenceInterval.AB30:.AZ30];[ConfidenceInterval.$AB$7:.$AZ$7])" office:value-type="float" office:value="0">
            <text:p>#N/D</text:p>
          </table:table-cell>
          <table:table-cell table:formula="of:=LOOKUP(1;[Mean.B29:.Z29];[Mean.$B$6:.$Z$6])" office:value-type="float" office:value="0">
            <text:p>#N/D</text:p>
          </table:table-cell>
          <table:table-cell table:formula="of:=LOOKUP(1;[ConfidenceInterval.B30:.AA30];[ConfidenceInterval.$B$7:.$AA$7])" office:value-type="float" office:value="1">
            <text:p>1</text:p>
          </table:table-cell>
          <table:table-cell table:formula="of:=LOOKUP(2;[ConfidenceInterval.AB30:.AZ30];[ConfidenceInterval.$AB$7:.$AZ$7])" office:value-type="float" office:value="0">
            <text:p>#N/D</text:p>
          </table:table-cell>
          <table:table-cell table:formula="of:=LOOKUP(2;[Mean.B29:.Z29];[Mean.$B$6:.$Z$6])" office:value-type="float" office:value="3">
            <text:p>3</text:p>
          </table:table-cell>
          <table:table-cell table:formula="of:=LOOKUP(2;[ConfidenceInterval.B30:.AA30];[ConfidenceInterval.$B$7:.$AA$7])" office:value-type="float" office:value="5">
            <text:p>5</text:p>
          </table:table-cell>
          <table:table-cell table:formula="of:=LOOKUP(3;[ConfidenceInterval.AB30:.AZ30];[ConfidenceInterval.$AB$7:.$AZ$7])" office:value-type="float" office:value="4">
            <text:p>4</text:p>
          </table:table-cell>
          <table:table-cell table:formula="of:=LOOKUP(3;[Mean.B29:.Z29];[Mean.$B$6:.$Z$6])" office:value-type="float" office:value="7">
            <text:p>7</text:p>
          </table:table-cell>
          <table:table-cell table:formula="of:=LOOKUP(3;[ConfidenceInterval.B30:.AA30];[ConfidenceInterval.$B$7:.$AA$7])" office:value-type="float" office:value="10">
            <text:p>10</text:p>
          </table:table-cell>
          <table:table-cell table:formula="of:=LOOKUP(4;[ConfidenceInterval.AB30:.AZ30];[ConfidenceInterval.$AB$7:.$AZ$7])" office:value-type="float" office:value="9">
            <text:p>9</text:p>
          </table:table-cell>
          <table:table-cell table:formula="of:=LOOKUP(4;[Mean.B29:.Z29];[Mean.$B$6:.$Z$6])" office:value-type="float" office:value="12">
            <text:p>12</text:p>
          </table:table-cell>
          <table:table-cell table:formula="of:=LOOKUP(4;[ConfidenceInterval.B30:.AA30];[ConfidenceInterval.$B$7:.$AA$7])" office:value-type="float" office:value="14">
            <text:p>14</text:p>
          </table:table-cell>
          <table:table-cell/>
          <table:table-cell table:formula="of:=LOOKUP(1;[ConfidenceInterval.CB30:.CZ30];[ConfidenceInterval.$CB$7:.$CZ$7])" office:value-type="float" office:value="1">
            <text:p>1</text:p>
          </table:table-cell>
          <table:table-cell table:formula="of:=LOOKUP(1;[Mean.AB29:.AZ29];[Mean.$AB$6:.$AZ$6])" office:value-type="float" office:value="4">
            <text:p>4</text:p>
          </table:table-cell>
          <table:table-cell table:formula="of:=LOOKUP(1;[ConfidenceInterval.BB30:.BZ30];[ConfidenceInterval.$BB$7:.$BZ$7])" office:value-type="float" office:value="6">
            <text:p>6</text:p>
          </table:table-cell>
          <table:table-cell table:formula="of:=LOOKUP(2;[ConfidenceInterval.CB30:.CZ30];[ConfidenceInterval.$CB$7:.$CZ$7])" office:value-type="float" office:value="5">
            <text:p>5</text:p>
          </table:table-cell>
          <table:table-cell table:formula="of:=LOOKUP(2;[Mean.AB29:.AZ29];[Mean.$AB$6:.$AZ$6])" office:value-type="float" office:value="8">
            <text:p>8</text:p>
          </table:table-cell>
          <table:table-cell table:formula="of:=LOOKUP(2;[ConfidenceInterval.BB30:.BZ30];[ConfidenceInterval.$BB$7:.$BZ$7])" office:value-type="float" office:value="11">
            <text:p>11</text:p>
          </table:table-cell>
          <table:table-cell table:formula="of:=LOOKUP(3;[ConfidenceInterval.CB30:.CZ30];[ConfidenceInterval.$CB$7:.$CZ$7])" office:value-type="float" office:value="9">
            <text:p>9</text:p>
          </table:table-cell>
          <table:table-cell table:formula="of:=LOOKUP(3;[Mean.AB29:.AZ29];[Mean.$AB$6:.$AZ$6])" office:value-type="float" office:value="12">
            <text:p>12</text:p>
          </table:table-cell>
          <table:table-cell table:formula="of:=LOOKUP(3;[ConfidenceInterval.BB30:.BZ30];[ConfidenceInterval.$BB$7:.$BZ$7])" office:value-type="float" office:value="15">
            <text:p>15</text:p>
          </table:table-cell>
          <table:table-cell table:formula="of:=LOOKUP(4;[ConfidenceInterval.CB30:.CZ30];[ConfidenceInterval.$CB$7:.$CZ$7])" office:value-type="float" office:value="14">
            <text:p>14</text:p>
          </table:table-cell>
          <table:table-cell table:formula="of:=LOOKUP(4;[Mean.AB29:.AZ29];[Mean.$AB$6:.$AZ$6])" office:value-type="float" office:value="16">
            <text:p>16</text:p>
          </table:table-cell>
          <table:table-cell table:formula="of:=LOOKUP(4;[ConfidenceInterval.BB30:.BZ30];[ConfidenceInterval.$BB$7:.$BZ$7])" office:value-type="float" office:value="19">
            <text:p>19</text:p>
          </table:table-cell>
        </table:table-row>
        <table:table-row table:style-name="ro2">
          <table:table-cell table:formula="of:=[.A30]+1" office:value-type="float" office:value="23">
            <text:p>23</text:p>
          </table:table-cell>
          <table:table-cell table:formula="of:=LOOKUP(1;[ConfidenceInterval.AB31:.AZ31];[ConfidenceInterval.$AB$7:.$AZ$7])" office:value-type="float" office:value="0">
            <text:p>#N/D</text:p>
          </table:table-cell>
          <table:table-cell table:formula="of:=LOOKUP(1;[Mean.B30:.Z30];[Mean.$B$6:.$Z$6])" office:value-type="float" office:value="0">
            <text:p>#N/D</text:p>
          </table:table-cell>
          <table:table-cell table:formula="of:=LOOKUP(1;[ConfidenceInterval.B31:.AA31];[ConfidenceInterval.$B$7:.$AA$7])" office:value-type="float" office:value="1">
            <text:p>1</text:p>
          </table:table-cell>
          <table:table-cell table:formula="of:=LOOKUP(2;[ConfidenceInterval.AB31:.AZ31];[ConfidenceInterval.$AB$7:.$AZ$7])" office:value-type="float" office:value="0">
            <text:p>#N/D</text:p>
          </table:table-cell>
          <table:table-cell table:formula="of:=LOOKUP(2;[Mean.B30:.Z30];[Mean.$B$6:.$Z$6])" office:value-type="float" office:value="2">
            <text:p>2</text:p>
          </table:table-cell>
          <table:table-cell table:formula="of:=LOOKUP(2;[ConfidenceInterval.B31:.AA31];[ConfidenceInterval.$B$7:.$AA$7])" office:value-type="float" office:value="5">
            <text:p>5</text:p>
          </table:table-cell>
          <table:table-cell table:formula="of:=LOOKUP(3;[ConfidenceInterval.AB31:.AZ31];[ConfidenceInterval.$AB$7:.$AZ$7])" office:value-type="float" office:value="4">
            <text:p>4</text:p>
          </table:table-cell>
          <table:table-cell table:formula="of:=LOOKUP(3;[Mean.B30:.Z30];[Mean.$B$6:.$Z$6])" office:value-type="float" office:value="6">
            <text:p>6</text:p>
          </table:table-cell>
          <table:table-cell table:formula="of:=LOOKUP(3;[ConfidenceInterval.B31:.AA31];[ConfidenceInterval.$B$7:.$AA$7])" office:value-type="float" office:value="9">
            <text:p>9</text:p>
          </table:table-cell>
          <table:table-cell table:formula="of:=LOOKUP(4;[ConfidenceInterval.AB31:.AZ31];[ConfidenceInterval.$AB$7:.$AZ$7])" office:value-type="float" office:value="8">
            <text:p>8</text:p>
          </table:table-cell>
          <table:table-cell table:formula="of:=LOOKUP(4;[Mean.B30:.Z30];[Mean.$B$6:.$Z$6])" office:value-type="float" office:value="11">
            <text:p>11</text:p>
          </table:table-cell>
          <table:table-cell table:formula="of:=LOOKUP(4;[ConfidenceInterval.B31:.AA31];[ConfidenceInterval.$B$7:.$AA$7])" office:value-type="float" office:value="13">
            <text:p>13</text:p>
          </table:table-cell>
          <table:table-cell/>
          <table:table-cell table:formula="of:=LOOKUP(1;[ConfidenceInterval.CB31:.CZ31];[ConfidenceInterval.$CB$7:.$CZ$7])" office:value-type="float" office:value="1">
            <text:p>1</text:p>
          </table:table-cell>
          <table:table-cell table:formula="of:=LOOKUP(1;[Mean.AB30:.AZ30];[Mean.$AB$6:.$AZ$6])" office:value-type="float" office:value="4">
            <text:p>4</text:p>
          </table:table-cell>
          <table:table-cell table:formula="of:=LOOKUP(1;[ConfidenceInterval.BB31:.BZ31];[ConfidenceInterval.$BB$7:.$BZ$7])" office:value-type="float" office:value="6">
            <text:p>6</text:p>
          </table:table-cell>
          <table:table-cell table:formula="of:=LOOKUP(2;[ConfidenceInterval.CB31:.CZ31];[ConfidenceInterval.$CB$7:.$CZ$7])" office:value-type="float" office:value="5">
            <text:p>5</text:p>
          </table:table-cell>
          <table:table-cell table:formula="of:=LOOKUP(2;[Mean.AB30:.AZ30];[Mean.$AB$6:.$AZ$6])" office:value-type="float" office:value="8">
            <text:p>8</text:p>
          </table:table-cell>
          <table:table-cell table:formula="of:=LOOKUP(2;[ConfidenceInterval.BB31:.BZ31];[ConfidenceInterval.$BB$7:.$BZ$7])" office:value-type="float" office:value="10">
            <text:p>10</text:p>
          </table:table-cell>
          <table:table-cell table:formula="of:=LOOKUP(3;[ConfidenceInterval.CB31:.CZ31];[ConfidenceInterval.$CB$7:.$CZ$7])" office:value-type="float" office:value="9">
            <text:p>9</text:p>
          </table:table-cell>
          <table:table-cell table:formula="of:=LOOKUP(3;[Mean.AB30:.AZ30];[Mean.$AB$6:.$AZ$6])" office:value-type="float" office:value="12">
            <text:p>12</text:p>
          </table:table-cell>
          <table:table-cell table:formula="of:=LOOKUP(3;[ConfidenceInterval.BB31:.BZ31];[ConfidenceInterval.$BB$7:.$BZ$7])" office:value-type="float" office:value="14">
            <text:p>14</text:p>
          </table:table-cell>
          <table:table-cell table:formula="of:=LOOKUP(4;[ConfidenceInterval.CB31:.CZ31];[ConfidenceInterval.$CB$7:.$CZ$7])" office:value-type="float" office:value="13">
            <text:p>13</text:p>
          </table:table-cell>
          <table:table-cell table:formula="of:=LOOKUP(4;[Mean.AB30:.AZ30];[Mean.$AB$6:.$AZ$6])" office:value-type="float" office:value="16">
            <text:p>16</text:p>
          </table:table-cell>
          <table:table-cell table:formula="of:=LOOKUP(4;[ConfidenceInterval.BB31:.BZ31];[ConfidenceInterval.$BB$7:.$BZ$7])" office:value-type="float" office:value="18">
            <text:p>18</text:p>
          </table:table-cell>
        </table:table-row>
        <table:table-row table:style-name="ro2">
          <table:table-cell table:formula="of:=[.A31]+1" office:value-type="float" office:value="24">
            <text:p>24</text:p>
          </table:table-cell>
          <table:table-cell table:formula="of:=LOOKUP(1;[ConfidenceInterval.AB32:.AZ32];[ConfidenceInterval.$AB$7:.$AZ$7])" office:value-type="float" office:value="0">
            <text:p>#N/D</text:p>
          </table:table-cell>
          <table:table-cell table:formula="of:=LOOKUP(1;[Mean.B31:.Z31];[Mean.$B$6:.$Z$6])" office:value-type="float" office:value="0">
            <text:p>#N/D</text:p>
          </table:table-cell>
          <table:table-cell table:formula="of:=LOOKUP(1;[ConfidenceInterval.B32:.AA32];[ConfidenceInterval.$B$7:.$AA$7])" office:value-type="float" office:value="0">
            <text:p>#N/D</text:p>
          </table:table-cell>
          <table:table-cell table:formula="of:=LOOKUP(2;[ConfidenceInterval.AB32:.AZ32];[ConfidenceInterval.$AB$7:.$AZ$7])" office:value-type="float" office:value="0">
            <text:p>#N/D</text:p>
          </table:table-cell>
          <table:table-cell table:formula="of:=LOOKUP(2;[Mean.B31:.Z31];[Mean.$B$6:.$Z$6])" office:value-type="float" office:value="2">
            <text:p>2</text:p>
          </table:table-cell>
          <table:table-cell table:formula="of:=LOOKUP(2;[ConfidenceInterval.B32:.AA32];[ConfidenceInterval.$B$7:.$AA$7])" office:value-type="float" office:value="5">
            <text:p>5</text:p>
          </table:table-cell>
          <table:table-cell table:formula="of:=LOOKUP(3;[ConfidenceInterval.AB32:.AZ32];[ConfidenceInterval.$AB$7:.$AZ$7])" office:value-type="float" office:value="3">
            <text:p>3</text:p>
          </table:table-cell>
          <table:table-cell table:formula="of:=LOOKUP(3;[Mean.B31:.Z31];[Mean.$B$6:.$Z$6])" office:value-type="float" office:value="6">
            <text:p>6</text:p>
          </table:table-cell>
          <table:table-cell table:formula="of:=LOOKUP(3;[ConfidenceInterval.B32:.AA32];[ConfidenceInterval.$B$7:.$AA$7])" office:value-type="float" office:value="9">
            <text:p>9</text:p>
          </table:table-cell>
          <table:table-cell table:formula="of:=LOOKUP(4;[ConfidenceInterval.AB32:.AZ32];[ConfidenceInterval.$AB$7:.$AZ$7])" office:value-type="float" office:value="7">
            <text:p>7</text:p>
          </table:table-cell>
          <table:table-cell table:formula="of:=LOOKUP(4;[Mean.B31:.Z31];[Mean.$B$6:.$Z$6])" office:value-type="float" office:value="10">
            <text:p>10</text:p>
          </table:table-cell>
          <table:table-cell table:formula="of:=LOOKUP(4;[ConfidenceInterval.B32:.AA32];[ConfidenceInterval.$B$7:.$AA$7])" office:value-type="float" office:value="13">
            <text:p>13</text:p>
          </table:table-cell>
          <table:table-cell/>
          <table:table-cell table:formula="of:=LOOKUP(1;[ConfidenceInterval.CB32:.CZ32];[ConfidenceInterval.$CB$7:.$CZ$7])" office:value-type="float" office:value="1">
            <text:p>1</text:p>
          </table:table-cell>
          <table:table-cell table:formula="of:=LOOKUP(1;[Mean.AB31:.AZ31];[Mean.$AB$6:.$AZ$6])" office:value-type="float" office:value="3">
            <text:p>3</text:p>
          </table:table-cell>
          <table:table-cell table:formula="of:=LOOKUP(1;[ConfidenceInterval.BB32:.BZ32];[ConfidenceInterval.$BB$7:.$BZ$7])" office:value-type="float" office:value="6">
            <text:p>6</text:p>
          </table:table-cell>
          <table:table-cell table:formula="of:=LOOKUP(2;[ConfidenceInterval.CB32:.CZ32];[ConfidenceInterval.$CB$7:.$CZ$7])" office:value-type="float" office:value="5">
            <text:p>5</text:p>
          </table:table-cell>
          <table:table-cell table:formula="of:=LOOKUP(2;[Mean.AB31:.AZ31];[Mean.$AB$6:.$AZ$6])" office:value-type="float" office:value="7">
            <text:p>7</text:p>
          </table:table-cell>
          <table:table-cell table:formula="of:=LOOKUP(2;[ConfidenceInterval.BB32:.BZ32];[ConfidenceInterval.$BB$7:.$BZ$7])" office:value-type="float" office:value="10">
            <text:p>10</text:p>
          </table:table-cell>
          <table:table-cell table:formula="of:=LOOKUP(3;[ConfidenceInterval.CB32:.CZ32];[ConfidenceInterval.$CB$7:.$CZ$7])" office:value-type="float" office:value="8">
            <text:p>8</text:p>
          </table:table-cell>
          <table:table-cell table:formula="of:=LOOKUP(3;[Mean.AB31:.AZ31];[Mean.$AB$6:.$AZ$6])" office:value-type="float" office:value="11">
            <text:p>11</text:p>
          </table:table-cell>
          <table:table-cell table:formula="of:=LOOKUP(3;[ConfidenceInterval.BB32:.BZ32];[ConfidenceInterval.$BB$7:.$BZ$7])" office:value-type="float" office:value="14">
            <text:p>14</text:p>
          </table:table-cell>
          <table:table-cell table:formula="of:=LOOKUP(4;[ConfidenceInterval.CB32:.CZ32];[ConfidenceInterval.$CB$7:.$CZ$7])" office:value-type="float" office:value="12">
            <text:p>12</text:p>
          </table:table-cell>
          <table:table-cell table:formula="of:=LOOKUP(4;[Mean.AB31:.AZ31];[Mean.$AB$6:.$AZ$6])" office:value-type="float" office:value="15">
            <text:p>15</text:p>
          </table:table-cell>
          <table:table-cell table:formula="of:=LOOKUP(4;[ConfidenceInterval.BB32:.BZ32];[ConfidenceInterval.$BB$7:.$BZ$7])" office:value-type="float" office:value="17">
            <text:p>17</text:p>
          </table:table-cell>
        </table:table-row>
        <table:table-row table:style-name="ro2">
          <table:table-cell table:formula="of:=[.A32]+1" office:value-type="float" office:value="25">
            <text:p>25</text:p>
          </table:table-cell>
          <table:table-cell table:formula="of:=LOOKUP(1;[ConfidenceInterval.AB33:.AZ33];[ConfidenceInterval.$AB$7:.$AZ$7])" office:value-type="float" office:value="0">
            <text:p>#N/D</text:p>
          </table:table-cell>
          <table:table-cell table:formula="of:=LOOKUP(1;[Mean.B32:.Z32];[Mean.$B$6:.$Z$6])" office:value-type="float" office:value="0">
            <text:p>#N/D</text:p>
          </table:table-cell>
          <table:table-cell table:formula="of:=LOOKUP(1;[ConfidenceInterval.B33:.AA33];[ConfidenceInterval.$B$7:.$AA$7])" office:value-type="float" office:value="0">
            <text:p>#N/D</text:p>
          </table:table-cell>
          <table:table-cell table:formula="of:=LOOKUP(2;[ConfidenceInterval.AB33:.AZ33];[ConfidenceInterval.$AB$7:.$AZ$7])" office:value-type="float" office:value="0">
            <text:p>#N/D</text:p>
          </table:table-cell>
          <table:table-cell table:formula="of:=LOOKUP(2;[Mean.B32:.Z32];[Mean.$B$6:.$Z$6])" office:value-type="float" office:value="1">
            <text:p>1</text:p>
          </table:table-cell>
          <table:table-cell table:formula="of:=LOOKUP(2;[ConfidenceInterval.B33:.AA33];[ConfidenceInterval.$B$7:.$AA$7])" office:value-type="float" office:value="4">
            <text:p>4</text:p>
          </table:table-cell>
          <table:table-cell table:formula="of:=LOOKUP(3;[ConfidenceInterval.AB33:.AZ33];[ConfidenceInterval.$AB$7:.$AZ$7])" office:value-type="float" office:value="3">
            <text:p>3</text:p>
          </table:table-cell>
          <table:table-cell table:formula="of:=LOOKUP(3;[Mean.B32:.Z32];[Mean.$B$6:.$Z$6])" office:value-type="float" office:value="5">
            <text:p>5</text:p>
          </table:table-cell>
          <table:table-cell table:formula="of:=LOOKUP(3;[ConfidenceInterval.B33:.AA33];[ConfidenceInterval.$B$7:.$AA$7])" office:value-type="float" office:value="8">
            <text:p>8</text:p>
          </table:table-cell>
          <table:table-cell table:formula="of:=LOOKUP(4;[ConfidenceInterval.AB33:.AZ33];[ConfidenceInterval.$AB$7:.$AZ$7])" office:value-type="float" office:value="7">
            <text:p>7</text:p>
          </table:table-cell>
          <table:table-cell table:formula="of:=LOOKUP(4;[Mean.B32:.Z32];[Mean.$B$6:.$Z$6])" office:value-type="float" office:value="9">
            <text:p>9</text:p>
          </table:table-cell>
          <table:table-cell table:formula="of:=LOOKUP(4;[ConfidenceInterval.B33:.AA33];[ConfidenceInterval.$B$7:.$AA$7])" office:value-type="float" office:value="12">
            <text:p>12</text:p>
          </table:table-cell>
          <table:table-cell/>
          <table:table-cell table:formula="of:=LOOKUP(1;[ConfidenceInterval.CB33:.CZ33];[ConfidenceInterval.$CB$7:.$CZ$7])" office:value-type="float" office:value="1">
            <text:p>1</text:p>
          </table:table-cell>
          <table:table-cell table:formula="of:=LOOKUP(1;[Mean.AB32:.AZ32];[Mean.$AB$6:.$AZ$6])" office:value-type="float" office:value="3">
            <text:p>3</text:p>
          </table:table-cell>
          <table:table-cell table:formula="of:=LOOKUP(1;[ConfidenceInterval.BB33:.BZ33];[ConfidenceInterval.$BB$7:.$BZ$7])" office:value-type="float" office:value="6">
            <text:p>6</text:p>
          </table:table-cell>
          <table:table-cell table:formula="of:=LOOKUP(2;[ConfidenceInterval.CB33:.CZ33];[ConfidenceInterval.$CB$7:.$CZ$7])" office:value-type="float" office:value="4">
            <text:p>4</text:p>
          </table:table-cell>
          <table:table-cell table:formula="of:=LOOKUP(2;[Mean.AB32:.AZ32];[Mean.$AB$6:.$AZ$6])" office:value-type="float" office:value="7">
            <text:p>7</text:p>
          </table:table-cell>
          <table:table-cell table:formula="of:=LOOKUP(2;[ConfidenceInterval.BB33:.BZ33];[ConfidenceInterval.$BB$7:.$BZ$7])" office:value-type="float" office:value="9">
            <text:p>9</text:p>
          </table:table-cell>
          <table:table-cell table:formula="of:=LOOKUP(3;[ConfidenceInterval.CB33:.CZ33];[ConfidenceInterval.$CB$7:.$CZ$7])" office:value-type="float" office:value="8">
            <text:p>8</text:p>
          </table:table-cell>
          <table:table-cell table:formula="of:=LOOKUP(3;[Mean.AB32:.AZ32];[Mean.$AB$6:.$AZ$6])" office:value-type="float" office:value="11">
            <text:p>11</text:p>
          </table:table-cell>
          <table:table-cell table:formula="of:=LOOKUP(3;[ConfidenceInterval.BB33:.BZ33];[ConfidenceInterval.$BB$7:.$BZ$7])" office:value-type="float" office:value="13">
            <text:p>13</text:p>
          </table:table-cell>
          <table:table-cell table:formula="of:=LOOKUP(4;[ConfidenceInterval.CB33:.CZ33];[ConfidenceInterval.$CB$7:.$CZ$7])" office:value-type="float" office:value="12">
            <text:p>12</text:p>
          </table:table-cell>
          <table:table-cell table:formula="of:=LOOKUP(4;[Mean.AB32:.AZ32];[Mean.$AB$6:.$AZ$6])" office:value-type="float" office:value="14">
            <text:p>14</text:p>
          </table:table-cell>
          <table:table-cell table:formula="of:=LOOKUP(4;[ConfidenceInterval.BB33:.BZ33];[ConfidenceInterval.$BB$7:.$BZ$7])" office:value-type="float" office:value="17">
            <text:p>17</text:p>
          </table:table-cell>
        </table:table-row>
        <table:table-row table:style-name="ro2">
          <table:table-cell table:formula="of:=[.A33]+1" office:value-type="float" office:value="26">
            <text:p>26</text:p>
          </table:table-cell>
          <table:table-cell table:formula="of:=LOOKUP(1;[ConfidenceInterval.AB34:.AZ34];[ConfidenceInterval.$AB$7:.$AZ$7])" office:value-type="float" office:value="0">
            <text:p>#N/D</text:p>
          </table:table-cell>
          <table:table-cell table:formula="of:=LOOKUP(1;[Mean.B33:.Z33];[Mean.$B$6:.$Z$6])" office:value-type="float" office:value="0">
            <text:p>#N/D</text:p>
          </table:table-cell>
          <table:table-cell table:formula="of:=LOOKUP(1;[ConfidenceInterval.B34:.AA34];[ConfidenceInterval.$B$7:.$AA$7])" office:value-type="float" office:value="0">
            <text:p>#N/D</text:p>
          </table:table-cell>
          <table:table-cell table:formula="of:=LOOKUP(2;[ConfidenceInterval.AB34:.AZ34];[ConfidenceInterval.$AB$7:.$AZ$7])" office:value-type="float" office:value="0">
            <text:p>#N/D</text:p>
          </table:table-cell>
          <table:table-cell table:formula="of:=LOOKUP(2;[Mean.B33:.Z33];[Mean.$B$6:.$Z$6])" office:value-type="float" office:value="1">
            <text:p>1</text:p>
          </table:table-cell>
          <table:table-cell table:formula="of:=LOOKUP(2;[ConfidenceInterval.B34:.AA34];[ConfidenceInterval.$B$7:.$AA$7])" office:value-type="float" office:value="4">
            <text:p>4</text:p>
          </table:table-cell>
          <table:table-cell table:formula="of:=LOOKUP(3;[ConfidenceInterval.AB34:.AZ34];[ConfidenceInterval.$AB$7:.$AZ$7])" office:value-type="float" office:value="2">
            <text:p>2</text:p>
          </table:table-cell>
          <table:table-cell table:formula="of:=LOOKUP(3;[Mean.B33:.Z33];[Mean.$B$6:.$Z$6])" office:value-type="float" office:value="5">
            <text:p>5</text:p>
          </table:table-cell>
          <table:table-cell table:formula="of:=LOOKUP(3;[ConfidenceInterval.B34:.AA34];[ConfidenceInterval.$B$7:.$AA$7])" office:value-type="float" office:value="7">
            <text:p>7</text:p>
          </table:table-cell>
          <table:table-cell table:formula="of:=LOOKUP(4;[ConfidenceInterval.AB34:.AZ34];[ConfidenceInterval.$AB$7:.$AZ$7])" office:value-type="float" office:value="6">
            <text:p>6</text:p>
          </table:table-cell>
          <table:table-cell table:formula="of:=LOOKUP(4;[Mean.B33:.Z33];[Mean.$B$6:.$Z$6])" office:value-type="float" office:value="9">
            <text:p>9</text:p>
          </table:table-cell>
          <table:table-cell table:formula="of:=LOOKUP(4;[ConfidenceInterval.B34:.AA34];[ConfidenceInterval.$B$7:.$AA$7])" office:value-type="float" office:value="11">
            <text:p>11</text:p>
          </table:table-cell>
          <table:table-cell/>
          <table:table-cell table:formula="of:=LOOKUP(1;[ConfidenceInterval.CB34:.CZ34];[ConfidenceInterval.$CB$7:.$CZ$7])" office:value-type="float" office:value="0">
            <text:p>#N/D</text:p>
          </table:table-cell>
          <table:table-cell table:formula="of:=LOOKUP(1;[Mean.AB33:.AZ33];[Mean.$AB$6:.$AZ$6])" office:value-type="float" office:value="3">
            <text:p>3</text:p>
          </table:table-cell>
          <table:table-cell table:formula="of:=LOOKUP(1;[ConfidenceInterval.BB34:.BZ34];[ConfidenceInterval.$BB$7:.$BZ$7])" office:value-type="float" office:value="6">
            <text:p>6</text:p>
          </table:table-cell>
          <table:table-cell table:formula="of:=LOOKUP(2;[ConfidenceInterval.CB34:.CZ34];[ConfidenceInterval.$CB$7:.$CZ$7])" office:value-type="float" office:value="4">
            <text:p>4</text:p>
          </table:table-cell>
          <table:table-cell table:formula="of:=LOOKUP(2;[Mean.AB33:.AZ33];[Mean.$AB$6:.$AZ$6])" office:value-type="float" office:value="7">
            <text:p>7</text:p>
          </table:table-cell>
          <table:table-cell table:formula="of:=LOOKUP(2;[ConfidenceInterval.BB34:.BZ34];[ConfidenceInterval.$BB$7:.$BZ$7])" office:value-type="float" office:value="9">
            <text:p>9</text:p>
          </table:table-cell>
          <table:table-cell table:formula="of:=LOOKUP(3;[ConfidenceInterval.CB34:.CZ34];[ConfidenceInterval.$CB$7:.$CZ$7])" office:value-type="float" office:value="8">
            <text:p>8</text:p>
          </table:table-cell>
          <table:table-cell table:formula="of:=LOOKUP(3;[Mean.AB33:.AZ33];[Mean.$AB$6:.$AZ$6])" office:value-type="float" office:value="10">
            <text:p>10</text:p>
          </table:table-cell>
          <table:table-cell table:formula="of:=LOOKUP(3;[ConfidenceInterval.BB34:.BZ34];[ConfidenceInterval.$BB$7:.$BZ$7])" office:value-type="float" office:value="13">
            <text:p>13</text:p>
          </table:table-cell>
          <table:table-cell table:formula="of:=LOOKUP(4;[ConfidenceInterval.CB34:.CZ34];[ConfidenceInterval.$CB$7:.$CZ$7])" office:value-type="float" office:value="11">
            <text:p>11</text:p>
          </table:table-cell>
          <table:table-cell table:formula="of:=LOOKUP(4;[Mean.AB33:.AZ33];[Mean.$AB$6:.$AZ$6])" office:value-type="float" office:value="14">
            <text:p>14</text:p>
          </table:table-cell>
          <table:table-cell table:formula="of:=LOOKUP(4;[ConfidenceInterval.BB34:.BZ34];[ConfidenceInterval.$BB$7:.$BZ$7])" office:value-type="float" office:value="16">
            <text:p>16</text:p>
          </table:table-cell>
        </table:table-row>
        <table:table-row table:style-name="ro2">
          <table:table-cell table:formula="of:=[.A34]+1" office:value-type="float" office:value="27">
            <text:p>27</text:p>
          </table:table-cell>
          <table:table-cell table:formula="of:=LOOKUP(1;[ConfidenceInterval.AB35:.AZ35];[ConfidenceInterval.$AB$7:.$AZ$7])" office:value-type="float" office:value="0">
            <text:p>#N/D</text:p>
          </table:table-cell>
          <table:table-cell table:formula="of:=LOOKUP(1;[Mean.B34:.Z34];[Mean.$B$6:.$Z$6])" office:value-type="float" office:value="0">
            <text:p>#N/D</text:p>
          </table:table-cell>
          <table:table-cell table:formula="of:=LOOKUP(1;[ConfidenceInterval.B35:.AA35];[ConfidenceInterval.$B$7:.$AA$7])" office:value-type="float" office:value="0">
            <text:p>#N/D</text:p>
          </table:table-cell>
          <table:table-cell table:formula="of:=LOOKUP(2;[ConfidenceInterval.AB35:.AZ35];[ConfidenceInterval.$AB$7:.$AZ$7])" office:value-type="float" office:value="0">
            <text:p>#N/D</text:p>
          </table:table-cell>
          <table:table-cell table:formula="of:=LOOKUP(2;[Mean.B34:.Z34];[Mean.$B$6:.$Z$6])" office:value-type="float" office:value="1">
            <text:p>1</text:p>
          </table:table-cell>
          <table:table-cell table:formula="of:=LOOKUP(2;[ConfidenceInterval.B35:.AA35];[ConfidenceInterval.$B$7:.$AA$7])" office:value-type="float" office:value="3">
            <text:p>3</text:p>
          </table:table-cell>
          <table:table-cell table:formula="of:=LOOKUP(3;[ConfidenceInterval.AB35:.AZ35];[ConfidenceInterval.$AB$7:.$AZ$7])" office:value-type="float" office:value="2">
            <text:p>2</text:p>
          </table:table-cell>
          <table:table-cell table:formula="of:=LOOKUP(3;[Mean.B34:.Z34];[Mean.$B$6:.$Z$6])" office:value-type="float" office:value="5">
            <text:p>5</text:p>
          </table:table-cell>
          <table:table-cell table:formula="of:=LOOKUP(3;[ConfidenceInterval.B35:.AA35];[ConfidenceInterval.$B$7:.$AA$7])" office:value-type="float" office:value="7">
            <text:p>7</text:p>
          </table:table-cell>
          <table:table-cell table:formula="of:=LOOKUP(4;[ConfidenceInterval.AB35:.AZ35];[ConfidenceInterval.$AB$7:.$AZ$7])" office:value-type="float" office:value="6">
            <text:p>6</text:p>
          </table:table-cell>
          <table:table-cell table:formula="of:=LOOKUP(4;[Mean.B34:.Z34];[Mean.$B$6:.$Z$6])" office:value-type="float" office:value="8">
            <text:p>8</text:p>
          </table:table-cell>
          <table:table-cell table:formula="of:=LOOKUP(4;[ConfidenceInterval.B35:.AA35];[ConfidenceInterval.$B$7:.$AA$7])" office:value-type="float" office:value="11">
            <text:p>11</text:p>
          </table:table-cell>
          <table:table-cell/>
          <table:table-cell table:formula="of:=LOOKUP(1;[ConfidenceInterval.CB35:.CZ35];[ConfidenceInterval.$CB$7:.$CZ$7])" office:value-type="float" office:value="0">
            <text:p>#N/D</text:p>
          </table:table-cell>
          <table:table-cell table:formula="of:=LOOKUP(1;[Mean.AB34:.AZ34];[Mean.$AB$6:.$AZ$6])" office:value-type="float" office:value="3">
            <text:p>3</text:p>
          </table:table-cell>
          <table:table-cell table:formula="of:=LOOKUP(1;[ConfidenceInterval.BB35:.BZ35];[ConfidenceInterval.$BB$7:.$BZ$7])" office:value-type="float" office:value="5">
            <text:p>5</text:p>
          </table:table-cell>
          <table:table-cell table:formula="of:=LOOKUP(2;[ConfidenceInterval.CB35:.CZ35];[ConfidenceInterval.$CB$7:.$CZ$7])" office:value-type="float" office:value="4">
            <text:p>4</text:p>
          </table:table-cell>
          <table:table-cell table:formula="of:=LOOKUP(2;[Mean.AB34:.AZ34];[Mean.$AB$6:.$AZ$6])" office:value-type="float" office:value="6">
            <text:p>6</text:p>
          </table:table-cell>
          <table:table-cell table:formula="of:=LOOKUP(2;[ConfidenceInterval.BB35:.BZ35];[ConfidenceInterval.$BB$7:.$BZ$7])" office:value-type="float" office:value="9">
            <text:p>9</text:p>
          </table:table-cell>
          <table:table-cell table:formula="of:=LOOKUP(3;[ConfidenceInterval.CB35:.CZ35];[ConfidenceInterval.$CB$7:.$CZ$7])" office:value-type="float" office:value="7">
            <text:p>7</text:p>
          </table:table-cell>
          <table:table-cell table:formula="of:=LOOKUP(3;[Mean.AB34:.AZ34];[Mean.$AB$6:.$AZ$6])" office:value-type="float" office:value="10">
            <text:p>10</text:p>
          </table:table-cell>
          <table:table-cell table:formula="of:=LOOKUP(3;[ConfidenceInterval.BB35:.BZ35];[ConfidenceInterval.$BB$7:.$BZ$7])" office:value-type="float" office:value="12">
            <text:p>12</text:p>
          </table:table-cell>
          <table:table-cell table:formula="of:=LOOKUP(4;[ConfidenceInterval.CB35:.CZ35];[ConfidenceInterval.$CB$7:.$CZ$7])" office:value-type="float" office:value="11">
            <text:p>11</text:p>
          </table:table-cell>
          <table:table-cell table:formula="of:=LOOKUP(4;[Mean.AB34:.AZ34];[Mean.$AB$6:.$AZ$6])" office:value-type="float" office:value="13">
            <text:p>13</text:p>
          </table:table-cell>
          <table:table-cell table:formula="of:=LOOKUP(4;[ConfidenceInterval.BB35:.BZ35];[ConfidenceInterval.$BB$7:.$BZ$7])" office:value-type="float" office:value="15">
            <text:p>15</text:p>
          </table:table-cell>
        </table:table-row>
        <table:table-row table:style-name="ro2">
          <table:table-cell table:formula="of:=[.A35]+1" office:value-type="float" office:value="28">
            <text:p>28</text:p>
          </table:table-cell>
          <table:table-cell table:formula="of:=LOOKUP(1;[ConfidenceInterval.AB36:.AZ36];[ConfidenceInterval.$AB$7:.$AZ$7])" office:value-type="float" office:value="0">
            <text:p>#N/D</text:p>
          </table:table-cell>
          <table:table-cell table:formula="of:=LOOKUP(1;[Mean.B35:.Z35];[Mean.$B$6:.$Z$6])" office:value-type="float" office:value="0">
            <text:p>#N/D</text:p>
          </table:table-cell>
          <table:table-cell table:formula="of:=LOOKUP(1;[ConfidenceInterval.B36:.AA36];[ConfidenceInterval.$B$7:.$AA$7])" office:value-type="float" office:value="0">
            <text:p>#N/D</text:p>
          </table:table-cell>
          <table:table-cell table:formula="of:=LOOKUP(2;[ConfidenceInterval.AB36:.AZ36];[ConfidenceInterval.$AB$7:.$AZ$7])" office:value-type="float" office:value="0">
            <text:p>#N/D</text:p>
          </table:table-cell>
          <table:table-cell table:formula="of:=LOOKUP(2;[Mean.B35:.Z35];[Mean.$B$6:.$Z$6])" office:value-type="float" office:value="1">
            <text:p>1</text:p>
          </table:table-cell>
          <table:table-cell table:formula="of:=LOOKUP(2;[ConfidenceInterval.B36:.AA36];[ConfidenceInterval.$B$7:.$AA$7])" office:value-type="float" office:value="3">
            <text:p>3</text:p>
          </table:table-cell>
          <table:table-cell table:formula="of:=LOOKUP(3;[ConfidenceInterval.AB36:.AZ36];[ConfidenceInterval.$AB$7:.$AZ$7])" office:value-type="float" office:value="2">
            <text:p>2</text:p>
          </table:table-cell>
          <table:table-cell table:formula="of:=LOOKUP(3;[Mean.B35:.Z35];[Mean.$B$6:.$Z$6])" office:value-type="float" office:value="4">
            <text:p>4</text:p>
          </table:table-cell>
          <table:table-cell table:formula="of:=LOOKUP(3;[ConfidenceInterval.B36:.AA36];[ConfidenceInterval.$B$7:.$AA$7])" office:value-type="float" office:value="7">
            <text:p>7</text:p>
          </table:table-cell>
          <table:table-cell table:formula="of:=LOOKUP(4;[ConfidenceInterval.AB36:.AZ36];[ConfidenceInterval.$AB$7:.$AZ$7])" office:value-type="float" office:value="5">
            <text:p>5</text:p>
          </table:table-cell>
          <table:table-cell table:formula="of:=LOOKUP(4;[Mean.B35:.Z35];[Mean.$B$6:.$Z$6])" office:value-type="float" office:value="8">
            <text:p>8</text:p>
          </table:table-cell>
          <table:table-cell table:formula="of:=LOOKUP(4;[ConfidenceInterval.B36:.AA36];[ConfidenceInterval.$B$7:.$AA$7])" office:value-type="float" office:value="10">
            <text:p>10</text:p>
          </table:table-cell>
          <table:table-cell/>
          <table:table-cell table:formula="of:=LOOKUP(1;[ConfidenceInterval.CB36:.CZ36];[ConfidenceInterval.$CB$7:.$CZ$7])" office:value-type="float" office:value="0">
            <text:p>#N/D</text:p>
          </table:table-cell>
          <table:table-cell table:formula="of:=LOOKUP(1;[Mean.AB35:.AZ35];[Mean.$AB$6:.$AZ$6])" office:value-type="float" office:value="3">
            <text:p>3</text:p>
          </table:table-cell>
          <table:table-cell table:formula="of:=LOOKUP(1;[ConfidenceInterval.BB36:.BZ36];[ConfidenceInterval.$BB$7:.$BZ$7])" office:value-type="float" office:value="5">
            <text:p>5</text:p>
          </table:table-cell>
          <table:table-cell table:formula="of:=LOOKUP(2;[ConfidenceInterval.CB36:.CZ36];[ConfidenceInterval.$CB$7:.$CZ$7])" office:value-type="float" office:value="4">
            <text:p>4</text:p>
          </table:table-cell>
          <table:table-cell table:formula="of:=LOOKUP(2;[Mean.AB35:.AZ35];[Mean.$AB$6:.$AZ$6])" office:value-type="float" office:value="6">
            <text:p>6</text:p>
          </table:table-cell>
          <table:table-cell table:formula="of:=LOOKUP(2;[ConfidenceInterval.BB36:.BZ36];[ConfidenceInterval.$BB$7:.$BZ$7])" office:value-type="float" office:value="8">
            <text:p>8</text:p>
          </table:table-cell>
          <table:table-cell table:formula="of:=LOOKUP(3;[ConfidenceInterval.CB36:.CZ36];[ConfidenceInterval.$CB$7:.$CZ$7])" office:value-type="float" office:value="7">
            <text:p>7</text:p>
          </table:table-cell>
          <table:table-cell table:formula="of:=LOOKUP(3;[Mean.AB35:.AZ35];[Mean.$AB$6:.$AZ$6])" office:value-type="float" office:value="9">
            <text:p>9</text:p>
          </table:table-cell>
          <table:table-cell table:formula="of:=LOOKUP(3;[ConfidenceInterval.BB36:.BZ36];[ConfidenceInterval.$BB$7:.$BZ$7])" office:value-type="float" office:value="12">
            <text:p>12</text:p>
          </table:table-cell>
          <table:table-cell table:formula="of:=LOOKUP(4;[ConfidenceInterval.CB36:.CZ36];[ConfidenceInterval.$CB$7:.$CZ$7])" office:value-type="float" office:value="10">
            <text:p>10</text:p>
          </table:table-cell>
          <table:table-cell table:formula="of:=LOOKUP(4;[Mean.AB35:.AZ35];[Mean.$AB$6:.$AZ$6])" office:value-type="float" office:value="13">
            <text:p>13</text:p>
          </table:table-cell>
          <table:table-cell table:formula="of:=LOOKUP(4;[ConfidenceInterval.BB36:.BZ36];[ConfidenceInterval.$BB$7:.$BZ$7])" office:value-type="float" office:value="15">
            <text:p>15</text:p>
          </table:table-cell>
        </table:table-row>
        <table:table-row table:style-name="ro2">
          <table:table-cell table:formula="of:=[.A36]+1" office:value-type="float" office:value="29">
            <text:p>29</text:p>
          </table:table-cell>
          <table:table-cell table:formula="of:=LOOKUP(1;[ConfidenceInterval.AB37:.AZ37];[ConfidenceInterval.$AB$7:.$AZ$7])" office:value-type="float" office:value="0">
            <text:p>#N/D</text:p>
          </table:table-cell>
          <table:table-cell table:formula="of:=LOOKUP(1;[Mean.B36:.Z36];[Mean.$B$6:.$Z$6])" office:value-type="float" office:value="0">
            <text:p>#N/D</text:p>
          </table:table-cell>
          <table:table-cell table:formula="of:=LOOKUP(1;[ConfidenceInterval.B37:.AA37];[ConfidenceInterval.$B$7:.$AA$7])" office:value-type="float" office:value="0">
            <text:p>#N/D</text:p>
          </table:table-cell>
          <table:table-cell table:formula="of:=LOOKUP(2;[ConfidenceInterval.AB37:.AZ37];[ConfidenceInterval.$AB$7:.$AZ$7])" office:value-type="float" office:value="0">
            <text:p>#N/D</text:p>
          </table:table-cell>
          <table:table-cell table:formula="of:=LOOKUP(2;[Mean.B36:.Z36];[Mean.$B$6:.$Z$6])" office:value-type="float" office:value="0">
            <text:p>#N/D</text:p>
          </table:table-cell>
          <table:table-cell table:formula="of:=LOOKUP(2;[ConfidenceInterval.B37:.AA37];[ConfidenceInterval.$B$7:.$AA$7])" office:value-type="float" office:value="3">
            <text:p>3</text:p>
          </table:table-cell>
          <table:table-cell table:formula="of:=LOOKUP(3;[ConfidenceInterval.AB37:.AZ37];[ConfidenceInterval.$AB$7:.$AZ$7])" office:value-type="float" office:value="1">
            <text:p>1</text:p>
          </table:table-cell>
          <table:table-cell table:formula="of:=LOOKUP(3;[Mean.B36:.Z36];[Mean.$B$6:.$Z$6])" office:value-type="float" office:value="4">
            <text:p>4</text:p>
          </table:table-cell>
          <table:table-cell table:formula="of:=LOOKUP(3;[ConfidenceInterval.B37:.AA37];[ConfidenceInterval.$B$7:.$AA$7])" office:value-type="float" office:value="6">
            <text:p>6</text:p>
          </table:table-cell>
          <table:table-cell table:formula="of:=LOOKUP(4;[ConfidenceInterval.AB37:.AZ37];[ConfidenceInterval.$AB$7:.$AZ$7])" office:value-type="float" office:value="5">
            <text:p>5</text:p>
          </table:table-cell>
          <table:table-cell table:formula="of:=LOOKUP(4;[Mean.B36:.Z36];[Mean.$B$6:.$Z$6])" office:value-type="float" office:value="7">
            <text:p>7</text:p>
          </table:table-cell>
          <table:table-cell table:formula="of:=LOOKUP(4;[ConfidenceInterval.B37:.AA37];[ConfidenceInterval.$B$7:.$AA$7])" office:value-type="float" office:value="10">
            <text:p>10</text:p>
          </table:table-cell>
          <table:table-cell/>
          <table:table-cell table:formula="of:=LOOKUP(1;[ConfidenceInterval.CB37:.CZ37];[ConfidenceInterval.$CB$7:.$CZ$7])" office:value-type="float" office:value="0">
            <text:p>#N/D</text:p>
          </table:table-cell>
          <table:table-cell table:formula="of:=LOOKUP(1;[Mean.AB36:.AZ36];[Mean.$AB$6:.$AZ$6])" office:value-type="float" office:value="3">
            <text:p>3</text:p>
          </table:table-cell>
          <table:table-cell table:formula="of:=LOOKUP(1;[ConfidenceInterval.BB37:.BZ37];[ConfidenceInterval.$BB$7:.$BZ$7])" office:value-type="float" office:value="5">
            <text:p>5</text:p>
          </table:table-cell>
          <table:table-cell table:formula="of:=LOOKUP(2;[ConfidenceInterval.CB37:.CZ37];[ConfidenceInterval.$CB$7:.$CZ$7])" office:value-type="float" office:value="4">
            <text:p>4</text:p>
          </table:table-cell>
          <table:table-cell table:formula="of:=LOOKUP(2;[Mean.AB36:.AZ36];[Mean.$AB$6:.$AZ$6])" office:value-type="float" office:value="6">
            <text:p>6</text:p>
          </table:table-cell>
          <table:table-cell table:formula="of:=LOOKUP(2;[ConfidenceInterval.BB37:.BZ37];[ConfidenceInterval.$BB$7:.$BZ$7])" office:value-type="float" office:value="8">
            <text:p>8</text:p>
          </table:table-cell>
          <table:table-cell table:formula="of:=LOOKUP(3;[ConfidenceInterval.CB37:.CZ37];[ConfidenceInterval.$CB$7:.$CZ$7])" office:value-type="float" office:value="7">
            <text:p>7</text:p>
          </table:table-cell>
          <table:table-cell table:formula="of:=LOOKUP(3;[Mean.AB36:.AZ36];[Mean.$AB$6:.$AZ$6])" office:value-type="float" office:value="9">
            <text:p>9</text:p>
          </table:table-cell>
          <table:table-cell table:formula="of:=LOOKUP(3;[ConfidenceInterval.BB37:.BZ37];[ConfidenceInterval.$BB$7:.$BZ$7])" office:value-type="float" office:value="11">
            <text:p>11</text:p>
          </table:table-cell>
          <table:table-cell table:formula="of:=LOOKUP(4;[ConfidenceInterval.CB37:.CZ37];[ConfidenceInterval.$CB$7:.$CZ$7])" office:value-type="float" office:value="10">
            <text:p>10</text:p>
          </table:table-cell>
          <table:table-cell table:formula="of:=LOOKUP(4;[Mean.AB36:.AZ36];[Mean.$AB$6:.$AZ$6])" office:value-type="float" office:value="12">
            <text:p>12</text:p>
          </table:table-cell>
          <table:table-cell table:formula="of:=LOOKUP(4;[ConfidenceInterval.BB37:.BZ37];[ConfidenceInterval.$BB$7:.$BZ$7])" office:value-type="float" office:value="14">
            <text:p>14</text:p>
          </table:table-cell>
        </table:table-row>
        <table:table-row table:style-name="ro2">
          <table:table-cell table:formula="of:=[.A37]+1" office:value-type="float" office:value="30">
            <text:p>30</text:p>
          </table:table-cell>
          <table:table-cell table:formula="of:=LOOKUP(1;[ConfidenceInterval.AB38:.AZ38];[ConfidenceInterval.$AB$7:.$AZ$7])" office:value-type="float" office:value="0">
            <text:p>#N/D</text:p>
          </table:table-cell>
          <table:table-cell table:formula="of:=LOOKUP(1;[Mean.B37:.Z37];[Mean.$B$6:.$Z$6])" office:value-type="float" office:value="0">
            <text:p>#N/D</text:p>
          </table:table-cell>
          <table:table-cell table:formula="of:=LOOKUP(1;[ConfidenceInterval.B38:.AA38];[ConfidenceInterval.$B$7:.$AA$7])" office:value-type="float" office:value="0">
            <text:p>#N/D</text:p>
          </table:table-cell>
          <table:table-cell table:formula="of:=LOOKUP(2;[ConfidenceInterval.AB38:.AZ38];[ConfidenceInterval.$AB$7:.$AZ$7])" office:value-type="float" office:value="0">
            <text:p>#N/D</text:p>
          </table:table-cell>
          <table:table-cell table:formula="of:=LOOKUP(2;[Mean.B37:.Z37];[Mean.$B$6:.$Z$6])" office:value-type="float" office:value="0">
            <text:p>#N/D</text:p>
          </table:table-cell>
          <table:table-cell table:formula="of:=LOOKUP(2;[ConfidenceInterval.B38:.AA38];[ConfidenceInterval.$B$7:.$AA$7])" office:value-type="float" office:value="2">
            <text:p>2</text:p>
          </table:table-cell>
          <table:table-cell table:formula="of:=LOOKUP(3;[ConfidenceInterval.AB38:.AZ38];[ConfidenceInterval.$AB$7:.$AZ$7])" office:value-type="float" office:value="1">
            <text:p>1</text:p>
          </table:table-cell>
          <table:table-cell table:formula="of:=LOOKUP(3;[Mean.B37:.Z37];[Mean.$B$6:.$Z$6])" office:value-type="float" office:value="3">
            <text:p>3</text:p>
          </table:table-cell>
          <table:table-cell table:formula="of:=LOOKUP(3;[ConfidenceInterval.B38:.AA38];[ConfidenceInterval.$B$7:.$AA$7])" office:value-type="float" office:value="6">
            <text:p>6</text:p>
          </table:table-cell>
          <table:table-cell table:formula="of:=LOOKUP(4;[ConfidenceInterval.AB38:.AZ38];[ConfidenceInterval.$AB$7:.$AZ$7])" office:value-type="float" office:value="4">
            <text:p>4</text:p>
          </table:table-cell>
          <table:table-cell table:formula="of:=LOOKUP(4;[Mean.B37:.Z37];[Mean.$B$6:.$Z$6])" office:value-type="float" office:value="7">
            <text:p>7</text:p>
          </table:table-cell>
          <table:table-cell table:formula="of:=LOOKUP(4;[ConfidenceInterval.B38:.AA38];[ConfidenceInterval.$B$7:.$AA$7])" office:value-type="float" office:value="9">
            <text:p>9</text:p>
          </table:table-cell>
          <table:table-cell/>
          <table:table-cell table:formula="of:=LOOKUP(1;[ConfidenceInterval.CB38:.CZ38];[ConfidenceInterval.$CB$7:.$CZ$7])" office:value-type="float" office:value="0">
            <text:p>#N/D</text:p>
          </table:table-cell>
          <table:table-cell table:formula="of:=LOOKUP(1;[Mean.AB37:.AZ37];[Mean.$AB$6:.$AZ$6])" office:value-type="float" office:value="3">
            <text:p>3</text:p>
          </table:table-cell>
          <table:table-cell table:formula="of:=LOOKUP(1;[ConfidenceInterval.BB38:.BZ38];[ConfidenceInterval.$BB$7:.$BZ$7])" office:value-type="float" office:value="5">
            <text:p>5</text:p>
          </table:table-cell>
          <table:table-cell table:formula="of:=LOOKUP(2;[ConfidenceInterval.CB38:.CZ38];[ConfidenceInterval.$CB$7:.$CZ$7])" office:value-type="float" office:value="3">
            <text:p>3</text:p>
          </table:table-cell>
          <table:table-cell table:formula="of:=LOOKUP(2;[Mean.AB37:.AZ37];[Mean.$AB$6:.$AZ$6])" office:value-type="float" office:value="6">
            <text:p>6</text:p>
          </table:table-cell>
          <table:table-cell table:formula="of:=LOOKUP(2;[ConfidenceInterval.BB38:.BZ38];[ConfidenceInterval.$BB$7:.$BZ$7])" office:value-type="float" office:value="8">
            <text:p>8</text:p>
          </table:table-cell>
          <table:table-cell table:formula="of:=LOOKUP(3;[ConfidenceInterval.CB38:.CZ38];[ConfidenceInterval.$CB$7:.$CZ$7])" office:value-type="float" office:value="6">
            <text:p>6</text:p>
          </table:table-cell>
          <table:table-cell table:formula="of:=LOOKUP(3;[Mean.AB37:.AZ37];[Mean.$AB$6:.$AZ$6])" office:value-type="float" office:value="9">
            <text:p>9</text:p>
          </table:table-cell>
          <table:table-cell table:formula="of:=LOOKUP(3;[ConfidenceInterval.BB38:.BZ38];[ConfidenceInterval.$BB$7:.$BZ$7])" office:value-type="float" office:value="11">
            <text:p>11</text:p>
          </table:table-cell>
          <table:table-cell table:formula="of:=LOOKUP(4;[ConfidenceInterval.CB38:.CZ38];[ConfidenceInterval.$CB$7:.$CZ$7])" office:value-type="float" office:value="10">
            <text:p>10</text:p>
          </table:table-cell>
          <table:table-cell table:formula="of:=LOOKUP(4;[Mean.AB37:.AZ37];[Mean.$AB$6:.$AZ$6])" office:value-type="float" office:value="12">
            <text:p>12</text:p>
          </table:table-cell>
          <table:table-cell table:formula="of:=LOOKUP(4;[ConfidenceInterval.BB38:.BZ38];[ConfidenceInterval.$BB$7:.$BZ$7])" office:value-type="float" office:value="14">
            <text:p>14</text:p>
          </table:table-cell>
        </table:table-row>
        <table:table-row table:style-name="ro2">
          <table:table-cell table:formula="of:=[.A38]+1" office:value-type="float" office:value="31">
            <text:p>31</text:p>
          </table:table-cell>
          <table:table-cell table:formula="of:=LOOKUP(1;[ConfidenceInterval.AB39:.AZ39];[ConfidenceInterval.$AB$7:.$AZ$7])" office:value-type="float" office:value="0">
            <text:p>#N/D</text:p>
          </table:table-cell>
          <table:table-cell table:formula="of:=LOOKUP(1;[Mean.B38:.Z38];[Mean.$B$6:.$Z$6])" office:value-type="float" office:value="0">
            <text:p>#N/D</text:p>
          </table:table-cell>
          <table:table-cell table:formula="of:=LOOKUP(1;[ConfidenceInterval.B39:.AA39];[ConfidenceInterval.$B$7:.$AA$7])" office:value-type="float" office:value="0">
            <text:p>#N/D</text:p>
          </table:table-cell>
          <table:table-cell table:formula="of:=LOOKUP(2;[ConfidenceInterval.AB39:.AZ39];[ConfidenceInterval.$AB$7:.$AZ$7])" office:value-type="float" office:value="0">
            <text:p>#N/D</text:p>
          </table:table-cell>
          <table:table-cell table:formula="of:=LOOKUP(2;[Mean.B38:.Z38];[Mean.$B$6:.$Z$6])" office:value-type="float" office:value="0">
            <text:p>#N/D</text:p>
          </table:table-cell>
          <table:table-cell table:formula="of:=LOOKUP(2;[ConfidenceInterval.B39:.AA39];[ConfidenceInterval.$B$7:.$AA$7])" office:value-type="float" office:value="2">
            <text:p>2</text:p>
          </table:table-cell>
          <table:table-cell table:formula="of:=LOOKUP(3;[ConfidenceInterval.AB39:.AZ39];[ConfidenceInterval.$AB$7:.$AZ$7])" office:value-type="float" office:value="1">
            <text:p>1</text:p>
          </table:table-cell>
          <table:table-cell table:formula="of:=LOOKUP(3;[Mean.B38:.Z38];[Mean.$B$6:.$Z$6])" office:value-type="float" office:value="3">
            <text:p>3</text:p>
          </table:table-cell>
          <table:table-cell table:formula="of:=LOOKUP(3;[ConfidenceInterval.B39:.AA39];[ConfidenceInterval.$B$7:.$AA$7])" office:value-type="float" office:value="5">
            <text:p>5</text:p>
          </table:table-cell>
          <table:table-cell table:formula="of:=LOOKUP(4;[ConfidenceInterval.AB39:.AZ39];[ConfidenceInterval.$AB$7:.$AZ$7])" office:value-type="float" office:value="4">
            <text:p>4</text:p>
          </table:table-cell>
          <table:table-cell table:formula="of:=LOOKUP(4;[Mean.B38:.Z38];[Mean.$B$6:.$Z$6])" office:value-type="float" office:value="6">
            <text:p>6</text:p>
          </table:table-cell>
          <table:table-cell table:formula="of:=LOOKUP(4;[ConfidenceInterval.B39:.AA39];[ConfidenceInterval.$B$7:.$AA$7])" office:value-type="float" office:value="9">
            <text:p>9</text:p>
          </table:table-cell>
          <table:table-cell/>
          <table:table-cell table:formula="of:=LOOKUP(1;[ConfidenceInterval.CB39:.CZ39];[ConfidenceInterval.$CB$7:.$CZ$7])" office:value-type="float" office:value="0">
            <text:p>#N/D</text:p>
          </table:table-cell>
          <table:table-cell table:formula="of:=LOOKUP(1;[Mean.AB38:.AZ38];[Mean.$AB$6:.$AZ$6])" office:value-type="float" office:value="2">
            <text:p>2</text:p>
          </table:table-cell>
          <table:table-cell table:formula="of:=LOOKUP(1;[ConfidenceInterval.BB39:.BZ39];[ConfidenceInterval.$BB$7:.$BZ$7])" office:value-type="float" office:value="5">
            <text:p>5</text:p>
          </table:table-cell>
          <table:table-cell table:formula="of:=LOOKUP(2;[ConfidenceInterval.CB39:.CZ39];[ConfidenceInterval.$CB$7:.$CZ$7])" office:value-type="float" office:value="3">
            <text:p>3</text:p>
          </table:table-cell>
          <table:table-cell table:formula="of:=LOOKUP(2;[Mean.AB38:.AZ38];[Mean.$AB$6:.$AZ$6])" office:value-type="float" office:value="5">
            <text:p>5</text:p>
          </table:table-cell>
          <table:table-cell table:formula="of:=LOOKUP(2;[ConfidenceInterval.BB39:.BZ39];[ConfidenceInterval.$BB$7:.$BZ$7])" office:value-type="float" office:value="8">
            <text:p>8</text:p>
          </table:table-cell>
          <table:table-cell table:formula="of:=LOOKUP(3;[ConfidenceInterval.CB39:.CZ39];[ConfidenceInterval.$CB$7:.$CZ$7])" office:value-type="float" office:value="6">
            <text:p>6</text:p>
          </table:table-cell>
          <table:table-cell table:formula="of:=LOOKUP(3;[Mean.AB38:.AZ38];[Mean.$AB$6:.$AZ$6])" office:value-type="float" office:value="8">
            <text:p>8</text:p>
          </table:table-cell>
          <table:table-cell table:formula="of:=LOOKUP(3;[ConfidenceInterval.BB39:.BZ39];[ConfidenceInterval.$BB$7:.$BZ$7])" office:value-type="float" office:value="11">
            <text:p>11</text:p>
          </table:table-cell>
          <table:table-cell table:formula="of:=LOOKUP(4;[ConfidenceInterval.CB39:.CZ39];[ConfidenceInterval.$CB$7:.$CZ$7])" office:value-type="float" office:value="9">
            <text:p>9</text:p>
          </table:table-cell>
          <table:table-cell table:formula="of:=LOOKUP(4;[Mean.AB38:.AZ38];[Mean.$AB$6:.$AZ$6])" office:value-type="float" office:value="11">
            <text:p>11</text:p>
          </table:table-cell>
          <table:table-cell table:formula="of:=LOOKUP(4;[ConfidenceInterval.BB39:.BZ39];[ConfidenceInterval.$BB$7:.$BZ$7])" office:value-type="float" office:value="13">
            <text:p>13</text:p>
          </table:table-cell>
        </table:table-row>
        <table:table-row table:style-name="ro2">
          <table:table-cell table:formula="of:=[.A39]+1" office:value-type="float" office:value="32">
            <text:p>32</text:p>
          </table:table-cell>
          <table:table-cell table:formula="of:=LOOKUP(1;[ConfidenceInterval.AB40:.AZ40];[ConfidenceInterval.$AB$7:.$AZ$7])" office:value-type="float" office:value="0">
            <text:p>#N/D</text:p>
          </table:table-cell>
          <table:table-cell table:formula="of:=LOOKUP(1;[Mean.B39:.Z39];[Mean.$B$6:.$Z$6])" office:value-type="float" office:value="0">
            <text:p>#N/D</text:p>
          </table:table-cell>
          <table:table-cell table:formula="of:=LOOKUP(1;[ConfidenceInterval.B40:.AA40];[ConfidenceInterval.$B$7:.$AA$7])" office:value-type="float" office:value="0">
            <text:p>#N/D</text:p>
          </table:table-cell>
          <table:table-cell table:formula="of:=LOOKUP(2;[ConfidenceInterval.AB40:.AZ40];[ConfidenceInterval.$AB$7:.$AZ$7])" office:value-type="float" office:value="0">
            <text:p>#N/D</text:p>
          </table:table-cell>
          <table:table-cell table:formula="of:=LOOKUP(2;[Mean.B39:.Z39];[Mean.$B$6:.$Z$6])" office:value-type="float" office:value="0">
            <text:p>#N/D</text:p>
          </table:table-cell>
          <table:table-cell table:formula="of:=LOOKUP(2;[ConfidenceInterval.B40:.AA40];[ConfidenceInterval.$B$7:.$AA$7])" office:value-type="float" office:value="2">
            <text:p>2</text:p>
          </table:table-cell>
          <table:table-cell table:formula="of:=LOOKUP(3;[ConfidenceInterval.AB40:.AZ40];[ConfidenceInterval.$AB$7:.$AZ$7])" office:value-type="float" office:value="0">
            <text:p>#N/D</text:p>
          </table:table-cell>
          <table:table-cell table:formula="of:=LOOKUP(3;[Mean.B39:.Z39];[Mean.$B$6:.$Z$6])" office:value-type="float" office:value="3">
            <text:p>3</text:p>
          </table:table-cell>
          <table:table-cell table:formula="of:=LOOKUP(3;[ConfidenceInterval.B40:.AA40];[ConfidenceInterval.$B$7:.$AA$7])" office:value-type="float" office:value="5">
            <text:p>5</text:p>
          </table:table-cell>
          <table:table-cell table:formula="of:=LOOKUP(4;[ConfidenceInterval.AB40:.AZ40];[ConfidenceInterval.$AB$7:.$AZ$7])" office:value-type="float" office:value="4">
            <text:p>4</text:p>
          </table:table-cell>
          <table:table-cell table:formula="of:=LOOKUP(4;[Mean.B39:.Z39];[Mean.$B$6:.$Z$6])" office:value-type="float" office:value="6">
            <text:p>6</text:p>
          </table:table-cell>
          <table:table-cell table:formula="of:=LOOKUP(4;[ConfidenceInterval.B40:.AA40];[ConfidenceInterval.$B$7:.$AA$7])" office:value-type="float" office:value="8">
            <text:p>8</text:p>
          </table:table-cell>
          <table:table-cell/>
          <table:table-cell table:formula="of:=LOOKUP(1;[ConfidenceInterval.CB40:.CZ40];[ConfidenceInterval.$CB$7:.$CZ$7])" office:value-type="float" office:value="0">
            <text:p>#N/D</text:p>
          </table:table-cell>
          <table:table-cell table:formula="of:=LOOKUP(1;[Mean.AB39:.AZ39];[Mean.$AB$6:.$AZ$6])" office:value-type="float" office:value="2">
            <text:p>2</text:p>
          </table:table-cell>
          <table:table-cell table:formula="of:=LOOKUP(1;[ConfidenceInterval.BB40:.BZ40];[ConfidenceInterval.$BB$7:.$BZ$7])" office:value-type="float" office:value="5">
            <text:p>5</text:p>
          </table:table-cell>
          <table:table-cell table:formula="of:=LOOKUP(2;[ConfidenceInterval.CB40:.CZ40];[ConfidenceInterval.$CB$7:.$CZ$7])" office:value-type="float" office:value="3">
            <text:p>3</text:p>
          </table:table-cell>
          <table:table-cell table:formula="of:=LOOKUP(2;[Mean.AB39:.AZ39];[Mean.$AB$6:.$AZ$6])" office:value-type="float" office:value="5">
            <text:p>5</text:p>
          </table:table-cell>
          <table:table-cell table:formula="of:=LOOKUP(2;[ConfidenceInterval.BB40:.BZ40];[ConfidenceInterval.$BB$7:.$BZ$7])" office:value-type="float" office:value="7">
            <text:p>7</text:p>
          </table:table-cell>
          <table:table-cell table:formula="of:=LOOKUP(3;[ConfidenceInterval.CB40:.CZ40];[ConfidenceInterval.$CB$7:.$CZ$7])" office:value-type="float" office:value="6">
            <text:p>6</text:p>
          </table:table-cell>
          <table:table-cell table:formula="of:=LOOKUP(3;[Mean.AB39:.AZ39];[Mean.$AB$6:.$AZ$6])" office:value-type="float" office:value="8">
            <text:p>8</text:p>
          </table:table-cell>
          <table:table-cell table:formula="of:=LOOKUP(3;[ConfidenceInterval.BB40:.BZ40];[ConfidenceInterval.$BB$7:.$BZ$7])" office:value-type="float" office:value="10">
            <text:p>10</text:p>
          </table:table-cell>
          <table:table-cell table:formula="of:=LOOKUP(4;[ConfidenceInterval.CB40:.CZ40];[ConfidenceInterval.$CB$7:.$CZ$7])" office:value-type="float" office:value="9">
            <text:p>9</text:p>
          </table:table-cell>
          <table:table-cell table:formula="of:=LOOKUP(4;[Mean.AB39:.AZ39];[Mean.$AB$6:.$AZ$6])" office:value-type="float" office:value="11">
            <text:p>11</text:p>
          </table:table-cell>
          <table:table-cell table:formula="of:=LOOKUP(4;[ConfidenceInterval.BB40:.BZ40];[ConfidenceInterval.$BB$7:.$BZ$7])" office:value-type="float" office:value="13">
            <text:p>13</text:p>
          </table:table-cell>
        </table:table-row>
        <table:table-row table:style-name="ro2">
          <table:table-cell table:formula="of:=[.A40]+1" office:value-type="float" office:value="33">
            <text:p>33</text:p>
          </table:table-cell>
          <table:table-cell table:formula="of:=LOOKUP(1;[ConfidenceInterval.AB41:.AZ41];[ConfidenceInterval.$AB$7:.$AZ$7])" office:value-type="float" office:value="0">
            <text:p>#N/D</text:p>
          </table:table-cell>
          <table:table-cell table:formula="of:=LOOKUP(1;[Mean.B40:.Z40];[Mean.$B$6:.$Z$6])" office:value-type="float" office:value="0">
            <text:p>#N/D</text:p>
          </table:table-cell>
          <table:table-cell table:formula="of:=LOOKUP(1;[ConfidenceInterval.B41:.AA41];[ConfidenceInterval.$B$7:.$AA$7])" office:value-type="float" office:value="0">
            <text:p>#N/D</text:p>
          </table:table-cell>
          <table:table-cell table:formula="of:=LOOKUP(2;[ConfidenceInterval.AB41:.AZ41];[ConfidenceInterval.$AB$7:.$AZ$7])" office:value-type="float" office:value="0">
            <text:p>#N/D</text:p>
          </table:table-cell>
          <table:table-cell table:formula="of:=LOOKUP(2;[Mean.B40:.Z40];[Mean.$B$6:.$Z$6])" office:value-type="float" office:value="0">
            <text:p>#N/D</text:p>
          </table:table-cell>
          <table:table-cell table:formula="of:=LOOKUP(2;[ConfidenceInterval.B41:.AA41];[ConfidenceInterval.$B$7:.$AA$7])" office:value-type="float" office:value="2">
            <text:p>2</text:p>
          </table:table-cell>
          <table:table-cell table:formula="of:=LOOKUP(3;[ConfidenceInterval.AB41:.AZ41];[ConfidenceInterval.$AB$7:.$AZ$7])" office:value-type="float" office:value="0">
            <text:p>#N/D</text:p>
          </table:table-cell>
          <table:table-cell table:formula="of:=LOOKUP(3;[Mean.B40:.Z40];[Mean.$B$6:.$Z$6])" office:value-type="float" office:value="3">
            <text:p>3</text:p>
          </table:table-cell>
          <table:table-cell table:formula="of:=LOOKUP(3;[ConfidenceInterval.B41:.AA41];[ConfidenceInterval.$B$7:.$AA$7])" office:value-type="float" office:value="5">
            <text:p>5</text:p>
          </table:table-cell>
          <table:table-cell table:formula="of:=LOOKUP(4;[ConfidenceInterval.AB41:.AZ41];[ConfidenceInterval.$AB$7:.$AZ$7])" office:value-type="float" office:value="3">
            <text:p>3</text:p>
          </table:table-cell>
          <table:table-cell table:formula="of:=LOOKUP(4;[Mean.B40:.Z40];[Mean.$B$6:.$Z$6])" office:value-type="float" office:value="6">
            <text:p>6</text:p>
          </table:table-cell>
          <table:table-cell table:formula="of:=LOOKUP(4;[ConfidenceInterval.B41:.AA41];[ConfidenceInterval.$B$7:.$AA$7])" office:value-type="float" office:value="8">
            <text:p>8</text:p>
          </table:table-cell>
          <table:table-cell/>
          <table:table-cell table:formula="of:=LOOKUP(1;[ConfidenceInterval.CB41:.CZ41];[ConfidenceInterval.$CB$7:.$CZ$7])" office:value-type="float" office:value="0">
            <text:p>#N/D</text:p>
          </table:table-cell>
          <table:table-cell table:formula="of:=LOOKUP(1;[Mean.AB40:.AZ40];[Mean.$AB$6:.$AZ$6])" office:value-type="float" office:value="2">
            <text:p>2</text:p>
          </table:table-cell>
          <table:table-cell table:formula="of:=LOOKUP(1;[ConfidenceInterval.BB41:.BZ41];[ConfidenceInterval.$BB$7:.$BZ$7])" office:value-type="float" office:value="4">
            <text:p>4</text:p>
          </table:table-cell>
          <table:table-cell table:formula="of:=LOOKUP(2;[ConfidenceInterval.CB41:.CZ41];[ConfidenceInterval.$CB$7:.$CZ$7])" office:value-type="float" office:value="3">
            <text:p>3</text:p>
          </table:table-cell>
          <table:table-cell table:formula="of:=LOOKUP(2;[Mean.AB40:.AZ40];[Mean.$AB$6:.$AZ$6])" office:value-type="float" office:value="5">
            <text:p>5</text:p>
          </table:table-cell>
          <table:table-cell table:formula="of:=LOOKUP(2;[ConfidenceInterval.BB41:.BZ41];[ConfidenceInterval.$BB$7:.$BZ$7])" office:value-type="float" office:value="7">
            <text:p>7</text:p>
          </table:table-cell>
          <table:table-cell table:formula="of:=LOOKUP(3;[ConfidenceInterval.CB41:.CZ41];[ConfidenceInterval.$CB$7:.$CZ$7])" office:value-type="float" office:value="6">
            <text:p>6</text:p>
          </table:table-cell>
          <table:table-cell table:formula="of:=LOOKUP(3;[Mean.AB40:.AZ40];[Mean.$AB$6:.$AZ$6])" office:value-type="float" office:value="8">
            <text:p>8</text:p>
          </table:table-cell>
          <table:table-cell table:formula="of:=LOOKUP(3;[ConfidenceInterval.BB41:.BZ41];[ConfidenceInterval.$BB$7:.$BZ$7])" office:value-type="float" office:value="10">
            <text:p>10</text:p>
          </table:table-cell>
          <table:table-cell table:formula="of:=LOOKUP(4;[ConfidenceInterval.CB41:.CZ41];[ConfidenceInterval.$CB$7:.$CZ$7])" office:value-type="float" office:value="9">
            <text:p>9</text:p>
          </table:table-cell>
          <table:table-cell table:formula="of:=LOOKUP(4;[Mean.AB40:.AZ40];[Mean.$AB$6:.$AZ$6])" office:value-type="float" office:value="11">
            <text:p>11</text:p>
          </table:table-cell>
          <table:table-cell table:formula="of:=LOOKUP(4;[ConfidenceInterval.BB41:.BZ41];[ConfidenceInterval.$BB$7:.$BZ$7])" office:value-type="float" office:value="13">
            <text:p>13</text:p>
          </table:table-cell>
        </table:table-row>
        <table:table-row table:style-name="ro2">
          <table:table-cell table:formula="of:=[.A41]+1" office:value-type="float" office:value="34">
            <text:p>34</text:p>
          </table:table-cell>
          <table:table-cell table:formula="of:=LOOKUP(1;[ConfidenceInterval.AB42:.AZ42];[ConfidenceInterval.$AB$7:.$AZ$7])" office:value-type="float" office:value="0">
            <text:p>#N/D</text:p>
          </table:table-cell>
          <table:table-cell table:formula="of:=LOOKUP(1;[Mean.B41:.Z41];[Mean.$B$6:.$Z$6])" office:value-type="float" office:value="0">
            <text:p>#N/D</text:p>
          </table:table-cell>
          <table:table-cell table:formula="of:=LOOKUP(1;[ConfidenceInterval.B42:.AA42];[ConfidenceInterval.$B$7:.$AA$7])" office:value-type="float" office:value="0">
            <text:p>#N/D</text:p>
          </table:table-cell>
          <table:table-cell table:formula="of:=LOOKUP(2;[ConfidenceInterval.AB42:.AZ42];[ConfidenceInterval.$AB$7:.$AZ$7])" office:value-type="float" office:value="0">
            <text:p>#N/D</text:p>
          </table:table-cell>
          <table:table-cell table:formula="of:=LOOKUP(2;[Mean.B41:.Z41];[Mean.$B$6:.$Z$6])" office:value-type="float" office:value="0">
            <text:p>#N/D</text:p>
          </table:table-cell>
          <table:table-cell table:formula="of:=LOOKUP(2;[ConfidenceInterval.B42:.AA42];[ConfidenceInterval.$B$7:.$AA$7])" office:value-type="float" office:value="2">
            <text:p>2</text:p>
          </table:table-cell>
          <table:table-cell table:formula="of:=LOOKUP(3;[ConfidenceInterval.AB42:.AZ42];[ConfidenceInterval.$AB$7:.$AZ$7])" office:value-type="float" office:value="0">
            <text:p>#N/D</text:p>
          </table:table-cell>
          <table:table-cell table:formula="of:=LOOKUP(3;[Mean.B41:.Z41];[Mean.$B$6:.$Z$6])" office:value-type="float" office:value="2">
            <text:p>2</text:p>
          </table:table-cell>
          <table:table-cell table:formula="of:=LOOKUP(3;[ConfidenceInterval.B42:.AA42];[ConfidenceInterval.$B$7:.$AA$7])" office:value-type="float" office:value="4">
            <text:p>4</text:p>
          </table:table-cell>
          <table:table-cell table:formula="of:=LOOKUP(4;[ConfidenceInterval.AB42:.AZ42];[ConfidenceInterval.$AB$7:.$AZ$7])" office:value-type="float" office:value="3">
            <text:p>3</text:p>
          </table:table-cell>
          <table:table-cell table:formula="of:=LOOKUP(4;[Mean.B41:.Z41];[Mean.$B$6:.$Z$6])" office:value-type="float" office:value="5">
            <text:p>5</text:p>
          </table:table-cell>
          <table:table-cell table:formula="of:=LOOKUP(4;[ConfidenceInterval.B42:.AA42];[ConfidenceInterval.$B$7:.$AA$7])" office:value-type="float" office:value="7">
            <text:p>7</text:p>
          </table:table-cell>
          <table:table-cell/>
          <table:table-cell table:formula="of:=LOOKUP(1;[ConfidenceInterval.CB42:.CZ42];[ConfidenceInterval.$CB$7:.$CZ$7])" office:value-type="float" office:value="0">
            <text:p>#N/D</text:p>
          </table:table-cell>
          <table:table-cell table:formula="of:=LOOKUP(1;[Mean.AB41:.AZ41];[Mean.$AB$6:.$AZ$6])" office:value-type="float" office:value="2">
            <text:p>2</text:p>
          </table:table-cell>
          <table:table-cell table:formula="of:=LOOKUP(1;[ConfidenceInterval.BB42:.BZ42];[ConfidenceInterval.$BB$7:.$BZ$7])" office:value-type="float" office:value="4">
            <text:p>4</text:p>
          </table:table-cell>
          <table:table-cell table:formula="of:=LOOKUP(2;[ConfidenceInterval.CB42:.CZ42];[ConfidenceInterval.$CB$7:.$CZ$7])" office:value-type="float" office:value="3">
            <text:p>3</text:p>
          </table:table-cell>
          <table:table-cell table:formula="of:=LOOKUP(2;[Mean.AB41:.AZ41];[Mean.$AB$6:.$AZ$6])" office:value-type="float" office:value="5">
            <text:p>5</text:p>
          </table:table-cell>
          <table:table-cell table:formula="of:=LOOKUP(2;[ConfidenceInterval.BB42:.BZ42];[ConfidenceInterval.$BB$7:.$BZ$7])" office:value-type="float" office:value="7">
            <text:p>7</text:p>
          </table:table-cell>
          <table:table-cell table:formula="of:=LOOKUP(3;[ConfidenceInterval.CB42:.CZ42];[ConfidenceInterval.$CB$7:.$CZ$7])" office:value-type="float" office:value="6">
            <text:p>6</text:p>
          </table:table-cell>
          <table:table-cell table:formula="of:=LOOKUP(3;[Mean.AB41:.AZ41];[Mean.$AB$6:.$AZ$6])" office:value-type="float" office:value="8">
            <text:p>8</text:p>
          </table:table-cell>
          <table:table-cell table:formula="of:=LOOKUP(3;[ConfidenceInterval.BB42:.BZ42];[ConfidenceInterval.$BB$7:.$BZ$7])" office:value-type="float" office:value="10">
            <text:p>10</text:p>
          </table:table-cell>
          <table:table-cell table:formula="of:=LOOKUP(4;[ConfidenceInterval.CB42:.CZ42];[ConfidenceInterval.$CB$7:.$CZ$7])" office:value-type="float" office:value="8">
            <text:p>8</text:p>
          </table:table-cell>
          <table:table-cell table:formula="of:=LOOKUP(4;[Mean.AB41:.AZ41];[Mean.$AB$6:.$AZ$6])" office:value-type="float" office:value="10">
            <text:p>10</text:p>
          </table:table-cell>
          <table:table-cell table:formula="of:=LOOKUP(4;[ConfidenceInterval.BB42:.BZ42];[ConfidenceInterval.$BB$7:.$BZ$7])" office:value-type="float" office:value="12">
            <text:p>12</text:p>
          </table:table-cell>
        </table:table-row>
        <table:table-row table:style-name="ro2">
          <table:table-cell table:formula="of:=[.A42]+1" office:value-type="float" office:value="35">
            <text:p>35</text:p>
          </table:table-cell>
          <table:table-cell table:formula="of:=LOOKUP(1;[ConfidenceInterval.AB43:.AZ43];[ConfidenceInterval.$AB$7:.$AZ$7])" office:value-type="float" office:value="0">
            <text:p>#N/D</text:p>
          </table:table-cell>
          <table:table-cell table:formula="of:=LOOKUP(1;[Mean.B42:.Z42];[Mean.$B$6:.$Z$6])" office:value-type="float" office:value="0">
            <text:p>#N/D</text:p>
          </table:table-cell>
          <table:table-cell table:formula="of:=LOOKUP(1;[ConfidenceInterval.B43:.AA43];[ConfidenceInterval.$B$7:.$AA$7])" office:value-type="float" office:value="0">
            <text:p>#N/D</text:p>
          </table:table-cell>
          <table:table-cell table:formula="of:=LOOKUP(2;[ConfidenceInterval.AB43:.AZ43];[ConfidenceInterval.$AB$7:.$AZ$7])" office:value-type="float" office:value="0">
            <text:p>#N/D</text:p>
          </table:table-cell>
          <table:table-cell table:formula="of:=LOOKUP(2;[Mean.B42:.Z42];[Mean.$B$6:.$Z$6])" office:value-type="float" office:value="0">
            <text:p>#N/D</text:p>
          </table:table-cell>
          <table:table-cell table:formula="of:=LOOKUP(2;[ConfidenceInterval.B43:.AA43];[ConfidenceInterval.$B$7:.$AA$7])" office:value-type="float" office:value="1">
            <text:p>1</text:p>
          </table:table-cell>
          <table:table-cell table:formula="of:=LOOKUP(3;[ConfidenceInterval.AB43:.AZ43];[ConfidenceInterval.$AB$7:.$AZ$7])" office:value-type="float" office:value="0">
            <text:p>#N/D</text:p>
          </table:table-cell>
          <table:table-cell table:formula="of:=LOOKUP(3;[Mean.B42:.Z42];[Mean.$B$6:.$Z$6])" office:value-type="float" office:value="2">
            <text:p>2</text:p>
          </table:table-cell>
          <table:table-cell table:formula="of:=LOOKUP(3;[ConfidenceInterval.B43:.AA43];[ConfidenceInterval.$B$7:.$AA$7])" office:value-type="float" office:value="4">
            <text:p>4</text:p>
          </table:table-cell>
          <table:table-cell table:formula="of:=LOOKUP(4;[ConfidenceInterval.AB43:.AZ43];[ConfidenceInterval.$AB$7:.$AZ$7])" office:value-type="float" office:value="3">
            <text:p>3</text:p>
          </table:table-cell>
          <table:table-cell table:formula="of:=LOOKUP(4;[Mean.B42:.Z42];[Mean.$B$6:.$Z$6])" office:value-type="float" office:value="5">
            <text:p>5</text:p>
          </table:table-cell>
          <table:table-cell table:formula="of:=LOOKUP(4;[ConfidenceInterval.B43:.AA43];[ConfidenceInterval.$B$7:.$AA$7])" office:value-type="float" office:value="7">
            <text:p>7</text:p>
          </table:table-cell>
          <table:table-cell/>
          <table:table-cell table:formula="of:=LOOKUP(1;[ConfidenceInterval.CB43:.CZ43];[ConfidenceInterval.$CB$7:.$CZ$7])" office:value-type="float" office:value="0">
            <text:p>#N/D</text:p>
          </table:table-cell>
          <table:table-cell table:formula="of:=LOOKUP(1;[Mean.AB42:.AZ42];[Mean.$AB$6:.$AZ$6])" office:value-type="float" office:value="2">
            <text:p>2</text:p>
          </table:table-cell>
          <table:table-cell table:formula="of:=LOOKUP(1;[ConfidenceInterval.BB43:.BZ43];[ConfidenceInterval.$BB$7:.$BZ$7])" office:value-type="float" office:value="4">
            <text:p>4</text:p>
          </table:table-cell>
          <table:table-cell table:formula="of:=LOOKUP(2;[ConfidenceInterval.CB43:.CZ43];[ConfidenceInterval.$CB$7:.$CZ$7])" office:value-type="float" office:value="3">
            <text:p>3</text:p>
          </table:table-cell>
          <table:table-cell table:formula="of:=LOOKUP(2;[Mean.AB42:.AZ42];[Mean.$AB$6:.$AZ$6])" office:value-type="float" office:value="5">
            <text:p>5</text:p>
          </table:table-cell>
          <table:table-cell table:formula="of:=LOOKUP(2;[ConfidenceInterval.BB43:.BZ43];[ConfidenceInterval.$BB$7:.$BZ$7])" office:value-type="float" office:value="7">
            <text:p>7</text:p>
          </table:table-cell>
          <table:table-cell table:formula="of:=LOOKUP(3;[ConfidenceInterval.CB43:.CZ43];[ConfidenceInterval.$CB$7:.$CZ$7])" office:value-type="float" office:value="5">
            <text:p>5</text:p>
          </table:table-cell>
          <table:table-cell table:formula="of:=LOOKUP(3;[Mean.AB42:.AZ42];[Mean.$AB$6:.$AZ$6])" office:value-type="float" office:value="7">
            <text:p>7</text:p>
          </table:table-cell>
          <table:table-cell table:formula="of:=LOOKUP(3;[ConfidenceInterval.BB43:.BZ43];[ConfidenceInterval.$BB$7:.$BZ$7])" office:value-type="float" office:value="9">
            <text:p>9</text:p>
          </table:table-cell>
          <table:table-cell table:formula="of:=LOOKUP(4;[ConfidenceInterval.CB43:.CZ43];[ConfidenceInterval.$CB$7:.$CZ$7])" office:value-type="float" office:value="8">
            <text:p>8</text:p>
          </table:table-cell>
          <table:table-cell table:formula="of:=LOOKUP(4;[Mean.AB42:.AZ42];[Mean.$AB$6:.$AZ$6])" office:value-type="float" office:value="10">
            <text:p>10</text:p>
          </table:table-cell>
          <table:table-cell table:formula="of:=LOOKUP(4;[ConfidenceInterval.BB43:.BZ43];[ConfidenceInterval.$BB$7:.$BZ$7])" office:value-type="float" office:value="12">
            <text:p>12</text:p>
          </table:table-cell>
        </table:table-row>
        <table:table-row table:style-name="ro2">
          <table:table-cell table:formula="of:=[.A43]+1" office:value-type="float" office:value="36">
            <text:p>36</text:p>
          </table:table-cell>
          <table:table-cell table:formula="of:=LOOKUP(1;[ConfidenceInterval.AB44:.AZ44];[ConfidenceInterval.$AB$7:.$AZ$7])" office:value-type="float" office:value="0">
            <text:p>#N/D</text:p>
          </table:table-cell>
          <table:table-cell table:formula="of:=LOOKUP(1;[Mean.B43:.Z43];[Mean.$B$6:.$Z$6])" office:value-type="float" office:value="0">
            <text:p>#N/D</text:p>
          </table:table-cell>
          <table:table-cell table:formula="of:=LOOKUP(1;[ConfidenceInterval.B44:.AA44];[ConfidenceInterval.$B$7:.$AA$7])" office:value-type="float" office:value="0">
            <text:p>#N/D</text:p>
          </table:table-cell>
          <table:table-cell table:formula="of:=LOOKUP(2;[ConfidenceInterval.AB44:.AZ44];[ConfidenceInterval.$AB$7:.$AZ$7])" office:value-type="float" office:value="0">
            <text:p>#N/D</text:p>
          </table:table-cell>
          <table:table-cell table:formula="of:=LOOKUP(2;[Mean.B43:.Z43];[Mean.$B$6:.$Z$6])" office:value-type="float" office:value="0">
            <text:p>#N/D</text:p>
          </table:table-cell>
          <table:table-cell table:formula="of:=LOOKUP(2;[ConfidenceInterval.B44:.AA44];[ConfidenceInterval.$B$7:.$AA$7])" office:value-type="float" office:value="1">
            <text:p>1</text:p>
          </table:table-cell>
          <table:table-cell table:formula="of:=LOOKUP(3;[ConfidenceInterval.AB44:.AZ44];[ConfidenceInterval.$AB$7:.$AZ$7])" office:value-type="float" office:value="0">
            <text:p>#N/D</text:p>
          </table:table-cell>
          <table:table-cell table:formula="of:=LOOKUP(3;[Mean.B43:.Z43];[Mean.$B$6:.$Z$6])" office:value-type="float" office:value="2">
            <text:p>2</text:p>
          </table:table-cell>
          <table:table-cell table:formula="of:=LOOKUP(3;[ConfidenceInterval.B44:.AA44];[ConfidenceInterval.$B$7:.$AA$7])" office:value-type="float" office:value="4">
            <text:p>4</text:p>
          </table:table-cell>
          <table:table-cell table:formula="of:=LOOKUP(4;[ConfidenceInterval.AB44:.AZ44];[ConfidenceInterval.$AB$7:.$AZ$7])" office:value-type="float" office:value="2">
            <text:p>2</text:p>
          </table:table-cell>
          <table:table-cell table:formula="of:=LOOKUP(4;[Mean.B43:.Z43];[Mean.$B$6:.$Z$6])" office:value-type="float" office:value="5">
            <text:p>5</text:p>
          </table:table-cell>
          <table:table-cell table:formula="of:=LOOKUP(4;[ConfidenceInterval.B44:.AA44];[ConfidenceInterval.$B$7:.$AA$7])" office:value-type="float" office:value="7">
            <text:p>7</text:p>
          </table:table-cell>
          <table:table-cell/>
          <table:table-cell table:formula="of:=LOOKUP(1;[ConfidenceInterval.CB44:.CZ44];[ConfidenceInterval.$CB$7:.$CZ$7])" office:value-type="float" office:value="0">
            <text:p>#N/D</text:p>
          </table:table-cell>
          <table:table-cell table:formula="of:=LOOKUP(1;[Mean.AB43:.AZ43];[Mean.$AB$6:.$AZ$6])" office:value-type="float" office:value="2">
            <text:p>2</text:p>
          </table:table-cell>
          <table:table-cell table:formula="of:=LOOKUP(1;[ConfidenceInterval.BB44:.BZ44];[ConfidenceInterval.$BB$7:.$BZ$7])" office:value-type="float" office:value="4">
            <text:p>4</text:p>
          </table:table-cell>
          <table:table-cell table:formula="of:=LOOKUP(2;[ConfidenceInterval.CB44:.CZ44];[ConfidenceInterval.$CB$7:.$CZ$7])" office:value-type="float" office:value="3">
            <text:p>3</text:p>
          </table:table-cell>
          <table:table-cell table:formula="of:=LOOKUP(2;[Mean.AB43:.AZ43];[Mean.$AB$6:.$AZ$6])" office:value-type="float" office:value="5">
            <text:p>5</text:p>
          </table:table-cell>
          <table:table-cell table:formula="of:=LOOKUP(2;[ConfidenceInterval.BB44:.BZ44];[ConfidenceInterval.$BB$7:.$BZ$7])" office:value-type="float" office:value="7">
            <text:p>7</text:p>
          </table:table-cell>
          <table:table-cell table:formula="of:=LOOKUP(3;[ConfidenceInterval.CB44:.CZ44];[ConfidenceInterval.$CB$7:.$CZ$7])" office:value-type="float" office:value="5">
            <text:p>5</text:p>
          </table:table-cell>
          <table:table-cell table:formula="of:=LOOKUP(3;[Mean.AB43:.AZ43];[Mean.$AB$6:.$AZ$6])" office:value-type="float" office:value="7">
            <text:p>7</text:p>
          </table:table-cell>
          <table:table-cell table:formula="of:=LOOKUP(3;[ConfidenceInterval.BB44:.BZ44];[ConfidenceInterval.$BB$7:.$BZ$7])" office:value-type="float" office:value="9">
            <text:p>9</text:p>
          </table:table-cell>
          <table:table-cell table:formula="of:=LOOKUP(4;[ConfidenceInterval.CB44:.CZ44];[ConfidenceInterval.$CB$7:.$CZ$7])" office:value-type="float" office:value="8">
            <text:p>8</text:p>
          </table:table-cell>
          <table:table-cell table:formula="of:=LOOKUP(4;[Mean.AB43:.AZ43];[Mean.$AB$6:.$AZ$6])" office:value-type="float" office:value="10">
            <text:p>10</text:p>
          </table:table-cell>
          <table:table-cell table:formula="of:=LOOKUP(4;[ConfidenceInterval.BB44:.BZ44];[ConfidenceInterval.$BB$7:.$BZ$7])" office:value-type="float" office:value="12">
            <text:p>12</text:p>
          </table:table-cell>
        </table:table-row>
        <table:table-row table:style-name="ro2">
          <table:table-cell table:formula="of:=[.A44]+1" office:value-type="float" office:value="37">
            <text:p>37</text:p>
          </table:table-cell>
          <table:table-cell table:formula="of:=LOOKUP(1;[ConfidenceInterval.AB45:.AZ45];[ConfidenceInterval.$AB$7:.$AZ$7])" office:value-type="float" office:value="0">
            <text:p>#N/D</text:p>
          </table:table-cell>
          <table:table-cell table:formula="of:=LOOKUP(1;[Mean.B44:.Z44];[Mean.$B$6:.$Z$6])" office:value-type="float" office:value="0">
            <text:p>#N/D</text:p>
          </table:table-cell>
          <table:table-cell table:formula="of:=LOOKUP(1;[ConfidenceInterval.B45:.AA45];[ConfidenceInterval.$B$7:.$AA$7])" office:value-type="float" office:value="0">
            <text:p>#N/D</text:p>
          </table:table-cell>
          <table:table-cell table:formula="of:=LOOKUP(2;[ConfidenceInterval.AB45:.AZ45];[ConfidenceInterval.$AB$7:.$AZ$7])" office:value-type="float" office:value="0">
            <text:p>#N/D</text:p>
          </table:table-cell>
          <table:table-cell table:formula="of:=LOOKUP(2;[Mean.B44:.Z44];[Mean.$B$6:.$Z$6])" office:value-type="float" office:value="0">
            <text:p>#N/D</text:p>
          </table:table-cell>
          <table:table-cell table:formula="of:=LOOKUP(2;[ConfidenceInterval.B45:.AA45];[ConfidenceInterval.$B$7:.$AA$7])" office:value-type="float" office:value="1">
            <text:p>1</text:p>
          </table:table-cell>
          <table:table-cell table:formula="of:=LOOKUP(3;[ConfidenceInterval.AB45:.AZ45];[ConfidenceInterval.$AB$7:.$AZ$7])" office:value-type="float" office:value="0">
            <text:p>#N/D</text:p>
          </table:table-cell>
          <table:table-cell table:formula="of:=LOOKUP(3;[Mean.B44:.Z44];[Mean.$B$6:.$Z$6])" office:value-type="float" office:value="2">
            <text:p>2</text:p>
          </table:table-cell>
          <table:table-cell table:formula="of:=LOOKUP(3;[ConfidenceInterval.B45:.AA45];[ConfidenceInterval.$B$7:.$AA$7])" office:value-type="float" office:value="4">
            <text:p>4</text:p>
          </table:table-cell>
          <table:table-cell table:formula="of:=LOOKUP(4;[ConfidenceInterval.AB45:.AZ45];[ConfidenceInterval.$AB$7:.$AZ$7])" office:value-type="float" office:value="2">
            <text:p>2</text:p>
          </table:table-cell>
          <table:table-cell table:formula="of:=LOOKUP(4;[Mean.B44:.Z44];[Mean.$B$6:.$Z$6])" office:value-type="float" office:value="4">
            <text:p>4</text:p>
          </table:table-cell>
          <table:table-cell table:formula="of:=LOOKUP(4;[ConfidenceInterval.B45:.AA45];[ConfidenceInterval.$B$7:.$AA$7])" office:value-type="float" office:value="6">
            <text:p>6</text:p>
          </table:table-cell>
          <table:table-cell/>
          <table:table-cell table:formula="of:=LOOKUP(1;[ConfidenceInterval.CB45:.CZ45];[ConfidenceInterval.$CB$7:.$CZ$7])" office:value-type="float" office:value="0">
            <text:p>#N/D</text:p>
          </table:table-cell>
          <table:table-cell table:formula="of:=LOOKUP(1;[Mean.AB44:.AZ44];[Mean.$AB$6:.$AZ$6])" office:value-type="float" office:value="2">
            <text:p>2</text:p>
          </table:table-cell>
          <table:table-cell table:formula="of:=LOOKUP(1;[ConfidenceInterval.BB45:.BZ45];[ConfidenceInterval.$BB$7:.$BZ$7])" office:value-type="float" office:value="4">
            <text:p>4</text:p>
          </table:table-cell>
          <table:table-cell table:formula="of:=LOOKUP(2;[ConfidenceInterval.CB45:.CZ45];[ConfidenceInterval.$CB$7:.$CZ$7])" office:value-type="float" office:value="3">
            <text:p>3</text:p>
          </table:table-cell>
          <table:table-cell table:formula="of:=LOOKUP(2;[Mean.AB44:.AZ44];[Mean.$AB$6:.$AZ$6])" office:value-type="float" office:value="4">
            <text:p>4</text:p>
          </table:table-cell>
          <table:table-cell table:formula="of:=LOOKUP(2;[ConfidenceInterval.BB45:.BZ45];[ConfidenceInterval.$BB$7:.$BZ$7])" office:value-type="float" office:value="6">
            <text:p>6</text:p>
          </table:table-cell>
          <table:table-cell table:formula="of:=LOOKUP(3;[ConfidenceInterval.CB45:.CZ45];[ConfidenceInterval.$CB$7:.$CZ$7])" office:value-type="float" office:value="5">
            <text:p>5</text:p>
          </table:table-cell>
          <table:table-cell table:formula="of:=LOOKUP(3;[Mean.AB44:.AZ44];[Mean.$AB$6:.$AZ$6])" office:value-type="float" office:value="7">
            <text:p>7</text:p>
          </table:table-cell>
          <table:table-cell table:formula="of:=LOOKUP(3;[ConfidenceInterval.BB45:.BZ45];[ConfidenceInterval.$BB$7:.$BZ$7])" office:value-type="float" office:value="9">
            <text:p>9</text:p>
          </table:table-cell>
          <table:table-cell table:formula="of:=LOOKUP(4;[ConfidenceInterval.CB45:.CZ45];[ConfidenceInterval.$CB$7:.$CZ$7])" office:value-type="float" office:value="8">
            <text:p>8</text:p>
          </table:table-cell>
          <table:table-cell table:formula="of:=LOOKUP(4;[Mean.AB44:.AZ44];[Mean.$AB$6:.$AZ$6])" office:value-type="float" office:value="9">
            <text:p>9</text:p>
          </table:table-cell>
          <table:table-cell table:formula="of:=LOOKUP(4;[ConfidenceInterval.BB45:.BZ45];[ConfidenceInterval.$BB$7:.$BZ$7])" office:value-type="float" office:value="11">
            <text:p>11</text:p>
          </table:table-cell>
        </table:table-row>
        <table:table-row table:style-name="ro2">
          <table:table-cell table:formula="of:=[.A45]+1" office:value-type="float" office:value="38">
            <text:p>38</text:p>
          </table:table-cell>
          <table:table-cell table:formula="of:=LOOKUP(1;[ConfidenceInterval.AB46:.AZ46];[ConfidenceInterval.$AB$7:.$AZ$7])" office:value-type="float" office:value="0">
            <text:p>#N/D</text:p>
          </table:table-cell>
          <table:table-cell table:formula="of:=LOOKUP(1;[Mean.B45:.Z45];[Mean.$B$6:.$Z$6])" office:value-type="float" office:value="0">
            <text:p>#N/D</text:p>
          </table:table-cell>
          <table:table-cell table:formula="of:=LOOKUP(1;[ConfidenceInterval.B46:.AA46];[ConfidenceInterval.$B$7:.$AA$7])" office:value-type="float" office:value="0">
            <text:p>#N/D</text:p>
          </table:table-cell>
          <table:table-cell table:formula="of:=LOOKUP(2;[ConfidenceInterval.AB46:.AZ46];[ConfidenceInterval.$AB$7:.$AZ$7])" office:value-type="float" office:value="0">
            <text:p>#N/D</text:p>
          </table:table-cell>
          <table:table-cell table:formula="of:=LOOKUP(2;[Mean.B45:.Z45];[Mean.$B$6:.$Z$6])" office:value-type="float" office:value="0">
            <text:p>#N/D</text:p>
          </table:table-cell>
          <table:table-cell table:formula="of:=LOOKUP(2;[ConfidenceInterval.B46:.AA46];[ConfidenceInterval.$B$7:.$AA$7])" office:value-type="float" office:value="1">
            <text:p>1</text:p>
          </table:table-cell>
          <table:table-cell table:formula="of:=LOOKUP(3;[ConfidenceInterval.AB46:.AZ46];[ConfidenceInterval.$AB$7:.$AZ$7])" office:value-type="float" office:value="0">
            <text:p>#N/D</text:p>
          </table:table-cell>
          <table:table-cell table:formula="of:=LOOKUP(3;[Mean.B45:.Z45];[Mean.$B$6:.$Z$6])" office:value-type="float" office:value="1">
            <text:p>1</text:p>
          </table:table-cell>
          <table:table-cell table:formula="of:=LOOKUP(3;[ConfidenceInterval.B46:.AA46];[ConfidenceInterval.$B$7:.$AA$7])" office:value-type="float" office:value="3">
            <text:p>3</text:p>
          </table:table-cell>
          <table:table-cell table:formula="of:=LOOKUP(4;[ConfidenceInterval.AB46:.AZ46];[ConfidenceInterval.$AB$7:.$AZ$7])" office:value-type="float" office:value="2">
            <text:p>2</text:p>
          </table:table-cell>
          <table:table-cell table:formula="of:=LOOKUP(4;[Mean.B45:.Z45];[Mean.$B$6:.$Z$6])" office:value-type="float" office:value="4">
            <text:p>4</text:p>
          </table:table-cell>
          <table:table-cell table:formula="of:=LOOKUP(4;[ConfidenceInterval.B46:.AA46];[ConfidenceInterval.$B$7:.$AA$7])" office:value-type="float" office:value="6">
            <text:p>6</text:p>
          </table:table-cell>
          <table:table-cell/>
          <table:table-cell table:formula="of:=LOOKUP(1;[ConfidenceInterval.CB46:.CZ46];[ConfidenceInterval.$CB$7:.$CZ$7])" office:value-type="float" office:value="0">
            <text:p>#N/D</text:p>
          </table:table-cell>
          <table:table-cell table:formula="of:=LOOKUP(1;[Mean.AB45:.AZ45];[Mean.$AB$6:.$AZ$6])" office:value-type="float" office:value="2">
            <text:p>2</text:p>
          </table:table-cell>
          <table:table-cell table:formula="of:=LOOKUP(1;[ConfidenceInterval.BB46:.BZ46];[ConfidenceInterval.$BB$7:.$BZ$7])" office:value-type="float" office:value="4">
            <text:p>4</text:p>
          </table:table-cell>
          <table:table-cell table:formula="of:=LOOKUP(2;[ConfidenceInterval.CB46:.CZ46];[ConfidenceInterval.$CB$7:.$CZ$7])" office:value-type="float" office:value="2">
            <text:p>2</text:p>
          </table:table-cell>
          <table:table-cell table:formula="of:=LOOKUP(2;[Mean.AB45:.AZ45];[Mean.$AB$6:.$AZ$6])" office:value-type="float" office:value="4">
            <text:p>4</text:p>
          </table:table-cell>
          <table:table-cell table:formula="of:=LOOKUP(2;[ConfidenceInterval.BB46:.BZ46];[ConfidenceInterval.$BB$7:.$BZ$7])" office:value-type="float" office:value="6">
            <text:p>6</text:p>
          </table:table-cell>
          <table:table-cell table:formula="of:=LOOKUP(3;[ConfidenceInterval.CB46:.CZ46];[ConfidenceInterval.$CB$7:.$CZ$7])" office:value-type="float" office:value="5">
            <text:p>5</text:p>
          </table:table-cell>
          <table:table-cell table:formula="of:=LOOKUP(3;[Mean.AB45:.AZ45];[Mean.$AB$6:.$AZ$6])" office:value-type="float" office:value="7">
            <text:p>7</text:p>
          </table:table-cell>
          <table:table-cell table:formula="of:=LOOKUP(3;[ConfidenceInterval.BB46:.BZ46];[ConfidenceInterval.$BB$7:.$BZ$7])" office:value-type="float" office:value="9">
            <text:p>9</text:p>
          </table:table-cell>
          <table:table-cell table:formula="of:=LOOKUP(4;[ConfidenceInterval.CB46:.CZ46];[ConfidenceInterval.$CB$7:.$CZ$7])" office:value-type="float" office:value="7">
            <text:p>7</text:p>
          </table:table-cell>
          <table:table-cell table:formula="of:=LOOKUP(4;[Mean.AB45:.AZ45];[Mean.$AB$6:.$AZ$6])" office:value-type="float" office:value="9">
            <text:p>9</text:p>
          </table:table-cell>
          <table:table-cell table:formula="of:=LOOKUP(4;[ConfidenceInterval.BB46:.BZ46];[ConfidenceInterval.$BB$7:.$BZ$7])" office:value-type="float" office:value="11">
            <text:p>11</text:p>
          </table:table-cell>
        </table:table-row>
        <table:table-row table:style-name="ro2">
          <table:table-cell table:formula="of:=[.A46]+1" office:value-type="float" office:value="39">
            <text:p>39</text:p>
          </table:table-cell>
          <table:table-cell table:formula="of:=LOOKUP(1;[ConfidenceInterval.AB47:.AZ47];[ConfidenceInterval.$AB$7:.$AZ$7])" office:value-type="float" office:value="0">
            <text:p>#N/D</text:p>
          </table:table-cell>
          <table:table-cell table:formula="of:=LOOKUP(1;[Mean.B46:.Z46];[Mean.$B$6:.$Z$6])" office:value-type="float" office:value="0">
            <text:p>#N/D</text:p>
          </table:table-cell>
          <table:table-cell table:formula="of:=LOOKUP(1;[ConfidenceInterval.B47:.AA47];[ConfidenceInterval.$B$7:.$AA$7])" office:value-type="float" office:value="0">
            <text:p>#N/D</text:p>
          </table:table-cell>
          <table:table-cell table:formula="of:=LOOKUP(2;[ConfidenceInterval.AB47:.AZ47];[ConfidenceInterval.$AB$7:.$AZ$7])" office:value-type="float" office:value="0">
            <text:p>#N/D</text:p>
          </table:table-cell>
          <table:table-cell table:formula="of:=LOOKUP(2;[Mean.B46:.Z46];[Mean.$B$6:.$Z$6])" office:value-type="float" office:value="0">
            <text:p>#N/D</text:p>
          </table:table-cell>
          <table:table-cell table:formula="of:=LOOKUP(2;[ConfidenceInterval.B47:.AA47];[ConfidenceInterval.$B$7:.$AA$7])" office:value-type="float" office:value="1">
            <text:p>1</text:p>
          </table:table-cell>
          <table:table-cell table:formula="of:=LOOKUP(3;[ConfidenceInterval.AB47:.AZ47];[ConfidenceInterval.$AB$7:.$AZ$7])" office:value-type="float" office:value="0">
            <text:p>#N/D</text:p>
          </table:table-cell>
          <table:table-cell table:formula="of:=LOOKUP(3;[Mean.B46:.Z46];[Mean.$B$6:.$Z$6])" office:value-type="float" office:value="1">
            <text:p>1</text:p>
          </table:table-cell>
          <table:table-cell table:formula="of:=LOOKUP(3;[ConfidenceInterval.B47:.AA47];[ConfidenceInterval.$B$7:.$AA$7])" office:value-type="float" office:value="3">
            <text:p>3</text:p>
          </table:table-cell>
          <table:table-cell table:formula="of:=LOOKUP(4;[ConfidenceInterval.AB47:.AZ47];[ConfidenceInterval.$AB$7:.$AZ$7])" office:value-type="float" office:value="2">
            <text:p>2</text:p>
          </table:table-cell>
          <table:table-cell table:formula="of:=LOOKUP(4;[Mean.B46:.Z46];[Mean.$B$6:.$Z$6])" office:value-type="float" office:value="4">
            <text:p>4</text:p>
          </table:table-cell>
          <table:table-cell table:formula="of:=LOOKUP(4;[ConfidenceInterval.B47:.AA47];[ConfidenceInterval.$B$7:.$AA$7])" office:value-type="float" office:value="6">
            <text:p>6</text:p>
          </table:table-cell>
          <table:table-cell/>
          <table:table-cell table:formula="of:=LOOKUP(1;[ConfidenceInterval.CB47:.CZ47];[ConfidenceInterval.$CB$7:.$CZ$7])" office:value-type="float" office:value="0">
            <text:p>#N/D</text:p>
          </table:table-cell>
          <table:table-cell table:formula="of:=LOOKUP(1;[Mean.AB46:.AZ46];[Mean.$AB$6:.$AZ$6])" office:value-type="float" office:value="2">
            <text:p>2</text:p>
          </table:table-cell>
          <table:table-cell table:formula="of:=LOOKUP(1;[ConfidenceInterval.BB47:.BZ47];[ConfidenceInterval.$BB$7:.$BZ$7])" office:value-type="float" office:value="4">
            <text:p>4</text:p>
          </table:table-cell>
          <table:table-cell table:formula="of:=LOOKUP(2;[ConfidenceInterval.CB47:.CZ47];[ConfidenceInterval.$CB$7:.$CZ$7])" office:value-type="float" office:value="2">
            <text:p>2</text:p>
          </table:table-cell>
          <table:table-cell table:formula="of:=LOOKUP(2;[Mean.AB46:.AZ46];[Mean.$AB$6:.$AZ$6])" office:value-type="float" office:value="4">
            <text:p>4</text:p>
          </table:table-cell>
          <table:table-cell table:formula="of:=LOOKUP(2;[ConfidenceInterval.BB47:.BZ47];[ConfidenceInterval.$BB$7:.$BZ$7])" office:value-type="float" office:value="6">
            <text:p>6</text:p>
          </table:table-cell>
          <table:table-cell table:formula="of:=LOOKUP(3;[ConfidenceInterval.CB47:.CZ47];[ConfidenceInterval.$CB$7:.$CZ$7])" office:value-type="float" office:value="5">
            <text:p>5</text:p>
          </table:table-cell>
          <table:table-cell table:formula="of:=LOOKUP(3;[Mean.AB46:.AZ46];[Mean.$AB$6:.$AZ$6])" office:value-type="float" office:value="7">
            <text:p>7</text:p>
          </table:table-cell>
          <table:table-cell table:formula="of:=LOOKUP(3;[ConfidenceInterval.BB47:.BZ47];[ConfidenceInterval.$BB$7:.$BZ$7])" office:value-type="float" office:value="8">
            <text:p>8</text:p>
          </table:table-cell>
          <table:table-cell table:formula="of:=LOOKUP(4;[ConfidenceInterval.CB47:.CZ47];[ConfidenceInterval.$CB$7:.$CZ$7])" office:value-type="float" office:value="7">
            <text:p>7</text:p>
          </table:table-cell>
          <table:table-cell table:formula="of:=LOOKUP(4;[Mean.AB46:.AZ46];[Mean.$AB$6:.$AZ$6])" office:value-type="float" office:value="9">
            <text:p>9</text:p>
          </table:table-cell>
          <table:table-cell table:formula="of:=LOOKUP(4;[ConfidenceInterval.BB47:.BZ47];[ConfidenceInterval.$BB$7:.$BZ$7])" office:value-type="float" office:value="11">
            <text:p>11</text:p>
          </table:table-cell>
        </table:table-row>
        <table:table-row table:style-name="ro2">
          <table:table-cell table:formula="of:=[.A47]+1" office:value-type="float" office:value="40">
            <text:p>40</text:p>
          </table:table-cell>
          <table:table-cell table:formula="of:=LOOKUP(1;[ConfidenceInterval.AB48:.AZ48];[ConfidenceInterval.$AB$7:.$AZ$7])" office:value-type="float" office:value="0">
            <text:p>#N/D</text:p>
          </table:table-cell>
          <table:table-cell table:formula="of:=LOOKUP(1;[Mean.B47:.Z47];[Mean.$B$6:.$Z$6])" office:value-type="float" office:value="0">
            <text:p>#N/D</text:p>
          </table:table-cell>
          <table:table-cell table:formula="of:=LOOKUP(1;[ConfidenceInterval.B48:.AA48];[ConfidenceInterval.$B$7:.$AA$7])" office:value-type="float" office:value="0">
            <text:p>#N/D</text:p>
          </table:table-cell>
          <table:table-cell table:formula="of:=LOOKUP(2;[ConfidenceInterval.AB48:.AZ48];[ConfidenceInterval.$AB$7:.$AZ$7])" office:value-type="float" office:value="0">
            <text:p>#N/D</text:p>
          </table:table-cell>
          <table:table-cell table:formula="of:=LOOKUP(2;[Mean.B47:.Z47];[Mean.$B$6:.$Z$6])" office:value-type="float" office:value="0">
            <text:p>#N/D</text:p>
          </table:table-cell>
          <table:table-cell table:formula="of:=LOOKUP(2;[ConfidenceInterval.B48:.AA48];[ConfidenceInterval.$B$7:.$AA$7])" office:value-type="float" office:value="0">
            <text:p>#N/D</text:p>
          </table:table-cell>
          <table:table-cell table:formula="of:=LOOKUP(3;[ConfidenceInterval.AB48:.AZ48];[ConfidenceInterval.$AB$7:.$AZ$7])" office:value-type="float" office:value="0">
            <text:p>#N/D</text:p>
          </table:table-cell>
          <table:table-cell table:formula="of:=LOOKUP(3;[Mean.B47:.Z47];[Mean.$B$6:.$Z$6])" office:value-type="float" office:value="1">
            <text:p>1</text:p>
          </table:table-cell>
          <table:table-cell table:formula="of:=LOOKUP(3;[ConfidenceInterval.B48:.AA48];[ConfidenceInterval.$B$7:.$AA$7])" office:value-type="float" office:value="3">
            <text:p>3</text:p>
          </table:table-cell>
          <table:table-cell table:formula="of:=LOOKUP(4;[ConfidenceInterval.AB48:.AZ48];[ConfidenceInterval.$AB$7:.$AZ$7])" office:value-type="float" office:value="1">
            <text:p>1</text:p>
          </table:table-cell>
          <table:table-cell table:formula="of:=LOOKUP(4;[Mean.B47:.Z47];[Mean.$B$6:.$Z$6])" office:value-type="float" office:value="3">
            <text:p>3</text:p>
          </table:table-cell>
          <table:table-cell table:formula="of:=LOOKUP(4;[ConfidenceInterval.B48:.AA48];[ConfidenceInterval.$B$7:.$AA$7])" office:value-type="float" office:value="5">
            <text:p>5</text:p>
          </table:table-cell>
          <table:table-cell/>
          <table:table-cell table:formula="of:=LOOKUP(1;[ConfidenceInterval.CB48:.CZ48];[ConfidenceInterval.$CB$7:.$CZ$7])" office:value-type="float" office:value="0">
            <text:p>#N/D</text:p>
          </table:table-cell>
          <table:table-cell table:formula="of:=LOOKUP(1;[Mean.AB47:.AZ47];[Mean.$AB$6:.$AZ$6])" office:value-type="float" office:value="2">
            <text:p>2</text:p>
          </table:table-cell>
          <table:table-cell table:formula="of:=LOOKUP(1;[ConfidenceInterval.BB48:.BZ48];[ConfidenceInterval.$BB$7:.$BZ$7])" office:value-type="float" office:value="4">
            <text:p>4</text:p>
          </table:table-cell>
          <table:table-cell table:formula="of:=LOOKUP(2;[ConfidenceInterval.CB48:.CZ48];[ConfidenceInterval.$CB$7:.$CZ$7])" office:value-type="float" office:value="2">
            <text:p>2</text:p>
          </table:table-cell>
          <table:table-cell table:formula="of:=LOOKUP(2;[Mean.AB47:.AZ47];[Mean.$AB$6:.$AZ$6])" office:value-type="float" office:value="4">
            <text:p>4</text:p>
          </table:table-cell>
          <table:table-cell table:formula="of:=LOOKUP(2;[ConfidenceInterval.BB48:.BZ48];[ConfidenceInterval.$BB$7:.$BZ$7])" office:value-type="float" office:value="6">
            <text:p>6</text:p>
          </table:table-cell>
          <table:table-cell table:formula="of:=LOOKUP(3;[ConfidenceInterval.CB48:.CZ48];[ConfidenceInterval.$CB$7:.$CZ$7])" office:value-type="float" office:value="5">
            <text:p>5</text:p>
          </table:table-cell>
          <table:table-cell table:formula="of:=LOOKUP(3;[Mean.AB47:.AZ47];[Mean.$AB$6:.$AZ$6])" office:value-type="float" office:value="6">
            <text:p>6</text:p>
          </table:table-cell>
          <table:table-cell table:formula="of:=LOOKUP(3;[ConfidenceInterval.BB48:.BZ48];[ConfidenceInterval.$BB$7:.$BZ$7])" office:value-type="float" office:value="8">
            <text:p>8</text:p>
          </table:table-cell>
          <table:table-cell table:formula="of:=LOOKUP(4;[ConfidenceInterval.CB48:.CZ48];[ConfidenceInterval.$CB$7:.$CZ$7])" office:value-type="float" office:value="7">
            <text:p>7</text:p>
          </table:table-cell>
          <table:table-cell table:formula="of:=LOOKUP(4;[Mean.AB47:.AZ47];[Mean.$AB$6:.$AZ$6])" office:value-type="float" office:value="9">
            <text:p>9</text:p>
          </table:table-cell>
          <table:table-cell table:formula="of:=LOOKUP(4;[ConfidenceInterval.BB48:.BZ48];[ConfidenceInterval.$BB$7:.$BZ$7])" office:value-type="float" office:value="10">
            <text:p>10</text:p>
          </table:table-cell>
        </table:table-row>
        <table:table-row table:style-name="ro2">
          <table:table-cell table:formula="of:=[.A48]+1" office:value-type="float" office:value="41">
            <text:p>41</text:p>
          </table:table-cell>
          <table:table-cell table:formula="of:=LOOKUP(1;[ConfidenceInterval.AB49:.AZ49];[ConfidenceInterval.$AB$7:.$AZ$7])" office:value-type="float" office:value="0">
            <text:p>#N/D</text:p>
          </table:table-cell>
          <table:table-cell table:formula="of:=LOOKUP(1;[Mean.B48:.Z48];[Mean.$B$6:.$Z$6])" office:value-type="float" office:value="0">
            <text:p>#N/D</text:p>
          </table:table-cell>
          <table:table-cell table:formula="of:=LOOKUP(1;[ConfidenceInterval.B49:.AA49];[ConfidenceInterval.$B$7:.$AA$7])" office:value-type="float" office:value="0">
            <text:p>#N/D</text:p>
          </table:table-cell>
          <table:table-cell table:formula="of:=LOOKUP(2;[ConfidenceInterval.AB49:.AZ49];[ConfidenceInterval.$AB$7:.$AZ$7])" office:value-type="float" office:value="0">
            <text:p>#N/D</text:p>
          </table:table-cell>
          <table:table-cell table:formula="of:=LOOKUP(2;[Mean.B48:.Z48];[Mean.$B$6:.$Z$6])" office:value-type="float" office:value="0">
            <text:p>#N/D</text:p>
          </table:table-cell>
          <table:table-cell table:formula="of:=LOOKUP(2;[ConfidenceInterval.B49:.AA49];[ConfidenceInterval.$B$7:.$AA$7])" office:value-type="float" office:value="0">
            <text:p>#N/D</text:p>
          </table:table-cell>
          <table:table-cell table:formula="of:=LOOKUP(3;[ConfidenceInterval.AB49:.AZ49];[ConfidenceInterval.$AB$7:.$AZ$7])" office:value-type="float" office:value="0">
            <text:p>#N/D</text:p>
          </table:table-cell>
          <table:table-cell table:formula="of:=LOOKUP(3;[Mean.B48:.Z48];[Mean.$B$6:.$Z$6])" office:value-type="float" office:value="1">
            <text:p>1</text:p>
          </table:table-cell>
          <table:table-cell table:formula="of:=LOOKUP(3;[ConfidenceInterval.B49:.AA49];[ConfidenceInterval.$B$7:.$AA$7])" office:value-type="float" office:value="3">
            <text:p>3</text:p>
          </table:table-cell>
          <table:table-cell table:formula="of:=LOOKUP(4;[ConfidenceInterval.AB49:.AZ49];[ConfidenceInterval.$AB$7:.$AZ$7])" office:value-type="float" office:value="1">
            <text:p>1</text:p>
          </table:table-cell>
          <table:table-cell table:formula="of:=LOOKUP(4;[Mean.B48:.Z48];[Mean.$B$6:.$Z$6])" office:value-type="float" office:value="3">
            <text:p>3</text:p>
          </table:table-cell>
          <table:table-cell table:formula="of:=LOOKUP(4;[ConfidenceInterval.B49:.AA49];[ConfidenceInterval.$B$7:.$AA$7])" office:value-type="float" office:value="5">
            <text:p>5</text:p>
          </table:table-cell>
          <table:table-cell/>
          <table:table-cell table:formula="of:=LOOKUP(1;[ConfidenceInterval.CB49:.CZ49];[ConfidenceInterval.$CB$7:.$CZ$7])" office:value-type="float" office:value="0">
            <text:p>#N/D</text:p>
          </table:table-cell>
          <table:table-cell table:formula="of:=LOOKUP(1;[Mean.AB48:.AZ48];[Mean.$AB$6:.$AZ$6])" office:value-type="float" office:value="2">
            <text:p>2</text:p>
          </table:table-cell>
          <table:table-cell table:formula="of:=LOOKUP(1;[ConfidenceInterval.BB49:.BZ49];[ConfidenceInterval.$BB$7:.$BZ$7])" office:value-type="float" office:value="4">
            <text:p>4</text:p>
          </table:table-cell>
          <table:table-cell table:formula="of:=LOOKUP(2;[ConfidenceInterval.CB49:.CZ49];[ConfidenceInterval.$CB$7:.$CZ$7])" office:value-type="float" office:value="2">
            <text:p>2</text:p>
          </table:table-cell>
          <table:table-cell table:formula="of:=LOOKUP(2;[Mean.AB48:.AZ48];[Mean.$AB$6:.$AZ$6])" office:value-type="float" office:value="4">
            <text:p>4</text:p>
          </table:table-cell>
          <table:table-cell table:formula="of:=LOOKUP(2;[ConfidenceInterval.BB49:.BZ49];[ConfidenceInterval.$BB$7:.$BZ$7])" office:value-type="float" office:value="6">
            <text:p>6</text:p>
          </table:table-cell>
          <table:table-cell table:formula="of:=LOOKUP(3;[ConfidenceInterval.CB49:.CZ49];[ConfidenceInterval.$CB$7:.$CZ$7])" office:value-type="float" office:value="4">
            <text:p>4</text:p>
          </table:table-cell>
          <table:table-cell table:formula="of:=LOOKUP(3;[Mean.AB48:.AZ48];[Mean.$AB$6:.$AZ$6])" office:value-type="float" office:value="6">
            <text:p>6</text:p>
          </table:table-cell>
          <table:table-cell table:formula="of:=LOOKUP(3;[ConfidenceInterval.BB49:.BZ49];[ConfidenceInterval.$BB$7:.$BZ$7])" office:value-type="float" office:value="8">
            <text:p>8</text:p>
          </table:table-cell>
          <table:table-cell table:formula="of:=LOOKUP(4;[ConfidenceInterval.CB49:.CZ49];[ConfidenceInterval.$CB$7:.$CZ$7])" office:value-type="float" office:value="7">
            <text:p>7</text:p>
          </table:table-cell>
          <table:table-cell table:formula="of:=LOOKUP(4;[Mean.AB48:.AZ48];[Mean.$AB$6:.$AZ$6])" office:value-type="float" office:value="8">
            <text:p>8</text:p>
          </table:table-cell>
          <table:table-cell table:formula="of:=LOOKUP(4;[ConfidenceInterval.BB49:.BZ49];[ConfidenceInterval.$BB$7:.$BZ$7])" office:value-type="float" office:value="10">
            <text:p>10</text:p>
          </table:table-cell>
        </table:table-row>
        <table:table-row table:style-name="ro2">
          <table:table-cell table:formula="of:=[.A49]+1" office:value-type="float" office:value="42">
            <text:p>42</text:p>
          </table:table-cell>
          <table:table-cell table:formula="of:=LOOKUP(1;[ConfidenceInterval.AB50:.AZ50];[ConfidenceInterval.$AB$7:.$AZ$7])" office:value-type="float" office:value="0">
            <text:p>#N/D</text:p>
          </table:table-cell>
          <table:table-cell table:formula="of:=LOOKUP(1;[Mean.B49:.Z49];[Mean.$B$6:.$Z$6])" office:value-type="float" office:value="0">
            <text:p>#N/D</text:p>
          </table:table-cell>
          <table:table-cell table:formula="of:=LOOKUP(1;[ConfidenceInterval.B50:.AA50];[ConfidenceInterval.$B$7:.$AA$7])" office:value-type="float" office:value="0">
            <text:p>#N/D</text:p>
          </table:table-cell>
          <table:table-cell table:formula="of:=LOOKUP(2;[ConfidenceInterval.AB50:.AZ50];[ConfidenceInterval.$AB$7:.$AZ$7])" office:value-type="float" office:value="0">
            <text:p>#N/D</text:p>
          </table:table-cell>
          <table:table-cell table:formula="of:=LOOKUP(2;[Mean.B49:.Z49];[Mean.$B$6:.$Z$6])" office:value-type="float" office:value="0">
            <text:p>#N/D</text:p>
          </table:table-cell>
          <table:table-cell table:formula="of:=LOOKUP(2;[ConfidenceInterval.B50:.AA50];[ConfidenceInterval.$B$7:.$AA$7])" office:value-type="float" office:value="0">
            <text:p>#N/D</text:p>
          </table:table-cell>
          <table:table-cell table:formula="of:=LOOKUP(3;[ConfidenceInterval.AB50:.AZ50];[ConfidenceInterval.$AB$7:.$AZ$7])" office:value-type="float" office:value="0">
            <text:p>#N/D</text:p>
          </table:table-cell>
          <table:table-cell table:formula="of:=LOOKUP(3;[Mean.B49:.Z49];[Mean.$B$6:.$Z$6])" office:value-type="float" office:value="1">
            <text:p>1</text:p>
          </table:table-cell>
          <table:table-cell table:formula="of:=LOOKUP(3;[ConfidenceInterval.B50:.AA50];[ConfidenceInterval.$B$7:.$AA$7])" office:value-type="float" office:value="2">
            <text:p>2</text:p>
          </table:table-cell>
          <table:table-cell table:formula="of:=LOOKUP(4;[ConfidenceInterval.AB50:.AZ50];[ConfidenceInterval.$AB$7:.$AZ$7])" office:value-type="float" office:value="1">
            <text:p>1</text:p>
          </table:table-cell>
          <table:table-cell table:formula="of:=LOOKUP(4;[Mean.B49:.Z49];[Mean.$B$6:.$Z$6])" office:value-type="float" office:value="3">
            <text:p>3</text:p>
          </table:table-cell>
          <table:table-cell table:formula="of:=LOOKUP(4;[ConfidenceInterval.B50:.AA50];[ConfidenceInterval.$B$7:.$AA$7])" office:value-type="float" office:value="5">
            <text:p>5</text:p>
          </table:table-cell>
          <table:table-cell/>
          <table:table-cell table:formula="of:=LOOKUP(1;[ConfidenceInterval.CB50:.CZ50];[ConfidenceInterval.$CB$7:.$CZ$7])" office:value-type="float" office:value="0">
            <text:p>#N/D</text:p>
          </table:table-cell>
          <table:table-cell table:formula="of:=LOOKUP(1;[Mean.AB49:.AZ49];[Mean.$AB$6:.$AZ$6])" office:value-type="float" office:value="2">
            <text:p>2</text:p>
          </table:table-cell>
          <table:table-cell table:formula="of:=LOOKUP(1;[ConfidenceInterval.BB50:.BZ50];[ConfidenceInterval.$BB$7:.$BZ$7])" office:value-type="float" office:value="3">
            <text:p>3</text:p>
          </table:table-cell>
          <table:table-cell table:formula="of:=LOOKUP(2;[ConfidenceInterval.CB50:.CZ50];[ConfidenceInterval.$CB$7:.$CZ$7])" office:value-type="float" office:value="2">
            <text:p>2</text:p>
          </table:table-cell>
          <table:table-cell table:formula="of:=LOOKUP(2;[Mean.AB49:.AZ49];[Mean.$AB$6:.$AZ$6])" office:value-type="float" office:value="4">
            <text:p>4</text:p>
          </table:table-cell>
          <table:table-cell table:formula="of:=LOOKUP(2;[ConfidenceInterval.BB50:.BZ50];[ConfidenceInterval.$BB$7:.$BZ$7])" office:value-type="float" office:value="6">
            <text:p>6</text:p>
          </table:table-cell>
          <table:table-cell table:formula="of:=LOOKUP(3;[ConfidenceInterval.CB50:.CZ50];[ConfidenceInterval.$CB$7:.$CZ$7])" office:value-type="float" office:value="4">
            <text:p>4</text:p>
          </table:table-cell>
          <table:table-cell table:formula="of:=LOOKUP(3;[Mean.AB49:.AZ49];[Mean.$AB$6:.$AZ$6])" office:value-type="float" office:value="6">
            <text:p>6</text:p>
          </table:table-cell>
          <table:table-cell table:formula="of:=LOOKUP(3;[ConfidenceInterval.BB50:.BZ50];[ConfidenceInterval.$BB$7:.$BZ$7])" office:value-type="float" office:value="8">
            <text:p>8</text:p>
          </table:table-cell>
          <table:table-cell table:formula="of:=LOOKUP(4;[ConfidenceInterval.CB50:.CZ50];[ConfidenceInterval.$CB$7:.$CZ$7])" office:value-type="float" office:value="7">
            <text:p>7</text:p>
          </table:table-cell>
          <table:table-cell table:formula="of:=LOOKUP(4;[Mean.AB49:.AZ49];[Mean.$AB$6:.$AZ$6])" office:value-type="float" office:value="8">
            <text:p>8</text:p>
          </table:table-cell>
          <table:table-cell table:formula="of:=LOOKUP(4;[ConfidenceInterval.BB50:.BZ50];[ConfidenceInterval.$BB$7:.$BZ$7])" office:value-type="float" office:value="10">
            <text:p>10</text:p>
          </table:table-cell>
        </table:table-row>
        <table:table-row table:style-name="ro2">
          <table:table-cell table:formula="of:=[.A50]+1" office:value-type="float" office:value="43">
            <text:p>43</text:p>
          </table:table-cell>
          <table:table-cell table:style-name="ce8" table:formula="of:=LOOKUP(1;[ConfidenceInterval.AB51:.AZ51];[ConfidenceInterval.$AB$7:.$AZ$7])" office:value-type="float" office:value="0">
            <text:p>#N/D</text:p>
          </table:table-cell>
          <table:table-cell table:style-name="ce13" table:formula="of:=LOOKUP(1;[Mean.B50:.Z50];[Mean.$B$6:.$Z$6])" office:value-type="float" office:value="0">
            <text:p>#N/D</text:p>
          </table:table-cell>
          <table:table-cell table:style-name="ce18" table:formula="of:=LOOKUP(1;[ConfidenceInterval.B51:.AA51];[ConfidenceInterval.$B$7:.$AA$7])" office:value-type="float" office:value="0">
            <text:p>#N/D</text:p>
          </table:table-cell>
          <table:table-cell table:formula="of:=LOOKUP(2;[ConfidenceInterval.AB51:.AZ51];[ConfidenceInterval.$AB$7:.$AZ$7])" office:value-type="float" office:value="0">
            <text:p>#N/D</text:p>
          </table:table-cell>
          <table:table-cell table:formula="of:=LOOKUP(2;[Mean.B50:.Z50];[Mean.$B$6:.$Z$6])" office:value-type="float" office:value="0">
            <text:p>#N/D</text:p>
          </table:table-cell>
          <table:table-cell table:formula="of:=LOOKUP(2;[ConfidenceInterval.B51:.AA51];[ConfidenceInterval.$B$7:.$AA$7])" office:value-type="float" office:value="0">
            <text:p>#N/D</text:p>
          </table:table-cell>
          <table:table-cell table:formula="of:=LOOKUP(3;[ConfidenceInterval.AB51:.AZ51];[ConfidenceInterval.$AB$7:.$AZ$7])" office:value-type="float" office:value="0">
            <text:p>#N/D</text:p>
          </table:table-cell>
          <table:table-cell table:formula="of:=LOOKUP(3;[Mean.B50:.Z50];[Mean.$B$6:.$Z$6])" office:value-type="float" office:value="0">
            <text:p>#N/D</text:p>
          </table:table-cell>
          <table:table-cell table:formula="of:=LOOKUP(3;[ConfidenceInterval.B51:.AA51];[ConfidenceInterval.$B$7:.$AA$7])" office:value-type="float" office:value="2">
            <text:p>2</text:p>
          </table:table-cell>
          <table:table-cell table:formula="of:=LOOKUP(4;[ConfidenceInterval.AB51:.AZ51];[ConfidenceInterval.$AB$7:.$AZ$7])" office:value-type="float" office:value="1">
            <text:p>1</text:p>
          </table:table-cell>
          <table:table-cell table:formula="of:=LOOKUP(4;[Mean.B50:.Z50];[Mean.$B$6:.$Z$6])" office:value-type="float" office:value="3">
            <text:p>3</text:p>
          </table:table-cell>
          <table:table-cell table:formula="of:=LOOKUP(4;[ConfidenceInterval.B51:.AA51];[ConfidenceInterval.$B$7:.$AA$7])" office:value-type="float" office:value="4">
            <text:p>4</text:p>
          </table:table-cell>
          <table:table-cell/>
          <table:table-cell table:formula="of:=LOOKUP(1;[ConfidenceInterval.CB51:.CZ51];[ConfidenceInterval.$CB$7:.$CZ$7])" office:value-type="float" office:value="0">
            <text:p>#N/D</text:p>
          </table:table-cell>
          <table:table-cell table:formula="of:=LOOKUP(1;[Mean.AB50:.AZ50];[Mean.$AB$6:.$AZ$6])" office:value-type="float" office:value="2">
            <text:p>2</text:p>
          </table:table-cell>
          <table:table-cell table:formula="of:=LOOKUP(1;[ConfidenceInterval.BB51:.BZ51];[ConfidenceInterval.$BB$7:.$BZ$7])" office:value-type="float" office:value="3">
            <text:p>3</text:p>
          </table:table-cell>
          <table:table-cell table:formula="of:=LOOKUP(2;[ConfidenceInterval.CB51:.CZ51];[ConfidenceInterval.$CB$7:.$CZ$7])" office:value-type="float" office:value="2">
            <text:p>2</text:p>
          </table:table-cell>
          <table:table-cell table:formula="of:=LOOKUP(2;[Mean.AB50:.AZ50];[Mean.$AB$6:.$AZ$6])" office:value-type="float" office:value="4">
            <text:p>4</text:p>
          </table:table-cell>
          <table:table-cell table:formula="of:=LOOKUP(2;[ConfidenceInterval.BB51:.BZ51];[ConfidenceInterval.$BB$7:.$BZ$7])" office:value-type="float" office:value="5">
            <text:p>5</text:p>
          </table:table-cell>
          <table:table-cell table:formula="of:=LOOKUP(3;[ConfidenceInterval.CB51:.CZ51];[ConfidenceInterval.$CB$7:.$CZ$7])" office:value-type="float" office:value="4">
            <text:p>4</text:p>
          </table:table-cell>
          <table:table-cell table:formula="of:=LOOKUP(3;[Mean.AB50:.AZ50];[Mean.$AB$6:.$AZ$6])" office:value-type="float" office:value="6">
            <text:p>6</text:p>
          </table:table-cell>
          <table:table-cell table:formula="of:=LOOKUP(3;[ConfidenceInterval.BB51:.BZ51];[ConfidenceInterval.$BB$7:.$BZ$7])" office:value-type="float" office:value="8">
            <text:p>8</text:p>
          </table:table-cell>
          <table:table-cell table:formula="of:=LOOKUP(4;[ConfidenceInterval.CB51:.CZ51];[ConfidenceInterval.$CB$7:.$CZ$7])" office:value-type="float" office:value="6">
            <text:p>6</text:p>
          </table:table-cell>
          <table:table-cell table:formula="of:=LOOKUP(4;[Mean.AB50:.AZ50];[Mean.$AB$6:.$AZ$6])" office:value-type="float" office:value="8">
            <text:p>8</text:p>
          </table:table-cell>
          <table:table-cell table:formula="of:=LOOKUP(4;[ConfidenceInterval.BB51:.BZ51];[ConfidenceInterval.$BB$7:.$BZ$7])" office:value-type="float" office:value="10">
            <text:p>10</text:p>
          </table:table-cell>
        </table:table-row>
      </table:table>
      <table:table table:name="ConfidenceDelta" table:style-name="ta1" table:print="false">
        <office:forms form:automatic-focus="false" form:apply-design-mode="false"/>
        <table:table-column table:style-name="co1" table:default-cell-style-name="Default"/>
        <table:table-column table:style-name="co9" table:default-cell-style-name="ce24"/>
        <table:table-column table:style-name="co6" table:number-columns-repeated="2" table:default-cell-style-name="ce26"/>
        <table:table-column table:style-name="co10" table:default-cell-style-name="ce26"/>
        <table:table-column table:style-name="co3" table:number-columns-repeated="9" table:default-cell-style-name="ce26"/>
        <table:table-column table:style-name="co6" table:number-columns-repeated="13" table:default-cell-style-name="ce26"/>
        <table:table-column table:style-name="co8" table:default-cell-style-name="Default"/>
        <table:table-column table:style-name="co6" table:number-columns-repeated="25" table:default-cell-style-name="ce30"/>
        <table:table-row table:style-name="ro1">
          <table:table-cell office:value-type="string">
            <text:p>Deck Size Before GameStart</text:p>
          </table:table-cell>
          <table:table-cell table:style-name="Default" table:formula="of:=[DeckData.B1]" office:value-type="float" office:value="99">
            <text:p>99</text:p>
          </table:table-cell>
          <table:table-cell table:style-name="Default" table:number-columns-repeated="2"/>
          <table:table-cell table:style-name="ce1" office:value-type="string">
            <text:p>Conf Lvl</text:p>
          </table:table-cell>
          <table:table-cell table:style-name="ce27" table:formula="of:=0.5" office:value-type="percentage" office:value="0.5">
            <text:p>50,0%</text:p>
          </table:table-cell>
          <table:table-cell table:style-name="ce27" table:formula="of:=0.75" office:value-type="percentage" office:value="0.75">
            <text:p>75,0%</text:p>
          </table:table-cell>
          <table:table-cell table:style-name="ce27" table:formula="of:=0.8" office:value-type="percentage" office:value="0.8">
            <text:p>80,0%</text:p>
          </table:table-cell>
          <table:table-cell table:style-name="ce27" table:formula="of:=0.85" office:value-type="percentage" office:value="0.85">
            <text:p>85,0%</text:p>
          </table:table-cell>
          <table:table-cell table:style-name="ce27" table:formula="of:=0.9" office:value-type="percentage" office:value="0.9">
            <text:p>90,0%</text:p>
          </table:table-cell>
          <table:table-cell table:style-name="ce27" table:formula="of:=0.95" office:value-type="percentage" office:value="0.95">
            <text:p>95,0%</text:p>
          </table:table-cell>
          <table:table-cell table:style-name="ce27" table:formula="of:=0.97" office:value-type="percentage" office:value="0.97">
            <text:p>97,0%</text:p>
          </table:table-cell>
          <table:table-cell table:style-name="ce27" table:formula="of:=0.99" office:value-type="percentage" office:value="0.99">
            <text:p>99,0%</text:p>
          </table:table-cell>
          <table:table-cell table:style-name="ce27" table:formula="of:=0.999" office:value-type="percentage" office:value="0.999">
            <text:p>99,9%</text:p>
          </table:table-cell>
          <table:table-cell table:style-name="Default" table:number-columns-repeated="13"/>
          <table:table-cell/>
          <table:table-cell table:style-name="Default" table:number-columns-repeated="25"/>
        </table:table-row>
        <table:table-row table:style-name="ro1">
          <table:table-cell office:value-type="string">
            <text:p>Starting hand</text:p>
          </table:table-cell>
          <table:table-cell table:style-name="Default" table:formula="of:=[DeckData.B2]" office:value-type="float" office:value="7">
            <text:p>7</text:p>
          </table:table-cell>
          <table:table-cell table:style-name="Default" table:number-columns-repeated="2"/>
          <table:table-cell table:style-name="ce1" office:value-type="string">
            <text:p>Z</text:p>
          </table:table-cell>
          <table:table-cell table:style-name="ce28" table:formula="of:=0.67449" office:value-type="float" office:value="0.67449">
            <text:p>0,674</text:p>
          </table:table-cell>
          <table:table-cell table:style-name="ce28" table:formula="of:=1.15035" office:value-type="float" office:value="1.15035">
            <text:p>1,150</text:p>
          </table:table-cell>
          <table:table-cell table:style-name="ce28" table:formula="of:=1.28" office:value-type="float" office:value="1.28">
            <text:p>1,280</text:p>
          </table:table-cell>
          <table:table-cell table:style-name="ce28" table:formula="of:=1.44" office:value-type="float" office:value="1.44">
            <text:p>1,440</text:p>
          </table:table-cell>
          <table:table-cell table:style-name="ce28" table:formula="of:=1.64485" office:value-type="float" office:value="1.64485">
            <text:p>1,645</text:p>
          </table:table-cell>
          <table:table-cell table:style-name="ce28" table:formula="of:=1.95996" office:value-type="float" office:value="1.95996">
            <text:p>1,960</text:p>
          </table:table-cell>
          <table:table-cell table:style-name="ce28" table:formula="of:=2.17009" office:value-type="float" office:value="2.17009">
            <text:p>2,170</text:p>
          </table:table-cell>
          <table:table-cell table:style-name="ce28" table:formula="of:=2.57583" office:value-type="float" office:value="2.57583">
            <text:p>2,576</text:p>
          </table:table-cell>
          <table:table-cell table:style-name="ce28" table:formula="of:=3.29053" office:value-type="float" office:value="3.29053">
            <text:p>3,291</text:p>
          </table:table-cell>
          <table:table-cell table:style-name="Default" table:number-columns-repeated="13"/>
          <table:table-cell/>
          <table:table-cell table:style-name="Default" table:number-columns-repeated="25"/>
        </table:table-row>
        <table:table-row table:style-name="ro1">
          <table:table-cell office:value-type="string">
            <text:p>Deck Size After GameStart</text:p>
          </table:table-cell>
          <table:table-cell table:style-name="Default" table:formula="of:=[.B1]-[.B2]" office:value-type="float" office:value="92">
            <text:p>92</text:p>
          </table:table-cell>
          <table:table-cell table:style-name="Default" table:number-columns-repeated="25"/>
          <table:table-cell/>
          <table:table-cell table:style-name="Default" table:number-columns-repeated="25"/>
        </table:table-row>
        <table:table-row table:style-name="ro1">
          <table:table-cell office:value-type="string">
            <text:p>Z</text:p>
          </table:table-cell>
          <table:table-cell table:style-name="Default" table:formula="of:=LOOKUP([DeckData.B3];[.F1:.N1];[.F2:.N2])" office:value-type="float" office:value="1.64485">
            <text:p>1,64485</text:p>
          </table:table-cell>
          <table:table-cell table:style-name="Default" table:number-columns-repeated="25"/>
          <table:table-cell/>
          <table:table-cell table:style-name="Default" table:number-columns-repeated="25"/>
        </table:table-row>
        <table:table-row table:style-name="ro1">
          <table:table-cell/>
          <table:table-cell table:style-name="Default" table:number-columns-repeated="26"/>
          <table:table-cell/>
          <table:table-cell table:style-name="Default" table:number-columns-repeated="25"/>
        </table:table-row>
        <table:table-row table:style-name="ro1">
          <table:table-cell/>
          <table:table-cell table:style-name="Default"/>
          <table:table-cell table:style-name="ce25" office:value-type="string" table:number-columns-spanned="25" table:number-rows-spanned="1">
            <text:p>Before Game Start</text:p>
          </table:table-cell>
          <table:covered-table-cell table:number-columns-repeated="24" table:style-name="ce1"/>
          <table:table-cell/>
          <table:table-cell table:style-name="ce29" office:value-type="string" table:number-columns-spanned="25" table:number-rows-spanned="1">
            <text:p>After GameStart</text:p>
          </table:table-cell>
          <table:covered-table-cell table:number-columns-repeated="24" table:style-name="ce1"/>
        </table:table-row>
        <table:table-row table:style-name="ro1">
          <table:table-cell office:value-type="string">
            <text:p>Population/Draw</text:p>
          </table:table-cell>
          <table:table-cell table:style-name="Default" office:value-type="string">
            <text:p>Probabilité</text:p>
          </table:table-cell>
          <table:table-cell table:style-name="ce1" table:formula="of:=[.B2]" office:value-type="float" office:value="7">
            <text:p>7</text:p>
          </table:table-cell>
          <table:table-cell table:style-name="ce1" table:formula="of:=[.C7]+1" office:value-type="float" office:value="8">
            <text:p>8</text:p>
          </table:table-cell>
          <table:table-cell table:style-name="ce1" table:formula="of:=[.D7]+1" office:value-type="float" office:value="9">
            <text:p>9</text:p>
          </table:table-cell>
          <table:table-cell table:style-name="ce1" table:formula="of:=[.E7]+1" office:value-type="float" office:value="10">
            <text:p>10</text:p>
          </table:table-cell>
          <table:table-cell table:style-name="ce1" table:formula="of:=[.F7]+1" office:value-type="float" office:value="11">
            <text:p>11</text:p>
          </table:table-cell>
          <table:table-cell table:style-name="ce1" table:formula="of:=[.G7]+1" office:value-type="float" office:value="12">
            <text:p>12</text:p>
          </table:table-cell>
          <table:table-cell table:style-name="ce1" table:formula="of:=[.H7]+1" office:value-type="float" office:value="13">
            <text:p>13</text:p>
          </table:table-cell>
          <table:table-cell table:style-name="ce1" table:formula="of:=[.I7]+1" office:value-type="float" office:value="14">
            <text:p>14</text:p>
          </table:table-cell>
          <table:table-cell table:style-name="ce1" table:formula="of:=[.J7]+1" office:value-type="float" office:value="15">
            <text:p>15</text:p>
          </table:table-cell>
          <table:table-cell table:style-name="ce1" table:formula="of:=[.K7]+1" office:value-type="float" office:value="16">
            <text:p>16</text:p>
          </table:table-cell>
          <table:table-cell table:style-name="ce1" table:formula="of:=[.L7]+1" office:value-type="float" office:value="17">
            <text:p>17</text:p>
          </table:table-cell>
          <table:table-cell table:style-name="ce1" table:formula="of:=[.M7]+1" office:value-type="float" office:value="18">
            <text:p>18</text:p>
          </table:table-cell>
          <table:table-cell table:style-name="ce1" table:formula="of:=[.N7]+1" office:value-type="float" office:value="19">
            <text:p>19</text:p>
          </table:table-cell>
          <table:table-cell table:style-name="ce1" table:formula="of:=[.O7]+1" office:value-type="float" office:value="20">
            <text:p>20</text:p>
          </table:table-cell>
          <table:table-cell table:style-name="ce1" table:formula="of:=[.P7]+1" office:value-type="float" office:value="21">
            <text:p>21</text:p>
          </table:table-cell>
          <table:table-cell table:style-name="ce1" table:formula="of:=[.Q7]+1" office:value-type="float" office:value="22">
            <text:p>22</text:p>
          </table:table-cell>
          <table:table-cell table:style-name="ce1" table:formula="of:=[.R7]+1" office:value-type="float" office:value="23">
            <text:p>23</text:p>
          </table:table-cell>
          <table:table-cell table:style-name="ce1" table:formula="of:=[.S7]+1" office:value-type="float" office:value="24">
            <text:p>24</text:p>
          </table:table-cell>
          <table:table-cell table:style-name="ce1" table:formula="of:=[.T7]+1" office:value-type="float" office:value="25">
            <text:p>25</text:p>
          </table:table-cell>
          <table:table-cell table:style-name="ce1" table:formula="of:=[.U7]+1" office:value-type="float" office:value="26">
            <text:p>26</text:p>
          </table:table-cell>
          <table:table-cell table:style-name="ce1" table:formula="of:=[.V7]+1" office:value-type="float" office:value="27">
            <text:p>27</text:p>
          </table:table-cell>
          <table:table-cell table:style-name="ce1" table:formula="of:=[.W7]+1" office:value-type="float" office:value="28">
            <text:p>28</text:p>
          </table:table-cell>
          <table:table-cell table:style-name="ce1" table:formula="of:=[.X7]+1" office:value-type="float" office:value="29">
            <text:p>29</text:p>
          </table:table-cell>
          <table:table-cell table:style-name="ce1" table:formula="of:=[.Y7]+1" office:value-type="float" office:value="30">
            <text:p>30</text:p>
          </table:table-cell>
          <table:table-cell table:style-name="ce1" table:formula="of:=[.Z7]+1" office:value-type="float" office:value="31">
            <text:p>31</text:p>
          </table:table-cell>
          <table:table-cell/>
          <table:table-cell table:style-name="ce1" table:formula="of:=1" office:value-type="float" office:value="1">
            <text:p>1</text:p>
          </table:table-cell>
          <table:table-cell table:style-name="ce1" table:formula="of:=[.AC7]+1" office:value-type="float" office:value="2">
            <text:p>2</text:p>
          </table:table-cell>
          <table:table-cell table:style-name="ce1" table:formula="of:=[.AD7]+1" office:value-type="float" office:value="3">
            <text:p>3</text:p>
          </table:table-cell>
          <table:table-cell table:style-name="ce1" table:formula="of:=[.AE7]+1" office:value-type="float" office:value="4">
            <text:p>4</text:p>
          </table:table-cell>
          <table:table-cell table:style-name="ce1" table:formula="of:=[.AF7]+1" office:value-type="float" office:value="5">
            <text:p>5</text:p>
          </table:table-cell>
          <table:table-cell table:style-name="ce1" table:formula="of:=[.AG7]+1" office:value-type="float" office:value="6">
            <text:p>6</text:p>
          </table:table-cell>
          <table:table-cell table:style-name="ce1" table:formula="of:=[.AH7]+1" office:value-type="float" office:value="7">
            <text:p>7</text:p>
          </table:table-cell>
          <table:table-cell table:style-name="ce1" table:formula="of:=[.AI7]+1" office:value-type="float" office:value="8">
            <text:p>8</text:p>
          </table:table-cell>
          <table:table-cell table:style-name="ce1" table:formula="of:=[.AJ7]+1" office:value-type="float" office:value="9">
            <text:p>9</text:p>
          </table:table-cell>
          <table:table-cell table:style-name="ce1" table:formula="of:=[.AK7]+1" office:value-type="float" office:value="10">
            <text:p>10</text:p>
          </table:table-cell>
          <table:table-cell table:style-name="ce1" table:formula="of:=[.AL7]+1" office:value-type="float" office:value="11">
            <text:p>11</text:p>
          </table:table-cell>
          <table:table-cell table:style-name="ce1" table:formula="of:=[.AM7]+1" office:value-type="float" office:value="12">
            <text:p>12</text:p>
          </table:table-cell>
          <table:table-cell table:style-name="ce1" table:formula="of:=[.AN7]+1" office:value-type="float" office:value="13">
            <text:p>13</text:p>
          </table:table-cell>
          <table:table-cell table:style-name="ce1" table:formula="of:=[.AO7]+1" office:value-type="float" office:value="14">
            <text:p>14</text:p>
          </table:table-cell>
          <table:table-cell table:style-name="ce1" table:formula="of:=[.AP7]+1" office:value-type="float" office:value="15">
            <text:p>15</text:p>
          </table:table-cell>
          <table:table-cell table:style-name="ce1" table:formula="of:=[.AQ7]+1" office:value-type="float" office:value="16">
            <text:p>16</text:p>
          </table:table-cell>
          <table:table-cell table:style-name="ce1" table:formula="of:=[.AR7]+1" office:value-type="float" office:value="17">
            <text:p>17</text:p>
          </table:table-cell>
          <table:table-cell table:style-name="ce1" table:formula="of:=[.AS7]+1" office:value-type="float" office:value="18">
            <text:p>18</text:p>
          </table:table-cell>
          <table:table-cell table:style-name="ce1" table:formula="of:=[.AT7]+1" office:value-type="float" office:value="19">
            <text:p>19</text:p>
          </table:table-cell>
          <table:table-cell table:style-name="ce1" table:formula="of:=[.AU7]+1" office:value-type="float" office:value="20">
            <text:p>20</text:p>
          </table:table-cell>
          <table:table-cell table:style-name="ce1" table:formula="of:=[.AV7]+1" office:value-type="float" office:value="21">
            <text:p>21</text:p>
          </table:table-cell>
          <table:table-cell table:style-name="ce1" table:formula="of:=[.AW7]+1" office:value-type="float" office:value="22">
            <text:p>22</text:p>
          </table:table-cell>
          <table:table-cell table:style-name="ce1" table:formula="of:=[.AX7]+1" office:value-type="float" office:value="23">
            <text:p>23</text:p>
          </table:table-cell>
          <table:table-cell table:style-name="ce1" table:formula="of:=[.AY7]+1" office:value-type="float" office:value="24">
            <text:p>24</text:p>
          </table:table-cell>
          <table:table-cell table:style-name="ce1" table:formula="of:=[.AZ7]+1" office:value-type="float" office:value="25">
            <text:p>25</text:p>
          </table:table-cell>
        </table:table-row>
        <table:table-row table:style-name="ro2">
          <table:table-cell table:formula="of:=1" office:value-type="float" office:value="1">
            <text:p>1</text:p>
          </table:table-cell>
          <table:table-cell table:formula="of:=[.$A8]/[.$B$1]" office:value-type="float" office:value="0.0101010101010101">
            <text:p>0,010</text:p>
          </table:table-cell>
          <table:table-cell table:formula="of:=[.$B$4]*SQRT(([.$B8]*(1-[.$B8])/([.$B$1]-1))*[.C$7]*([.$B$1]-[.C$7]))/SQRT([.C$7])" office:value-type="float" office:value="0.159362090527695">
            <text:p>0,16</text:p>
          </table:table-cell>
          <table:table-cell table:formula="of:=[.$B$4]*SQRT(([.$B8]*(1-[.$B8])/([.$B$1]-1))*[.D$7]*([.$B$1]-[.D$7]))/SQRT([.D$7])" office:value-type="float" office:value="0.158493625803097">
            <text:p>0,16</text:p>
          </table:table-cell>
          <table:table-cell table:formula="of:=[.$B$4]*SQRT(([.$B8]*(1-[.$B8])/([.$B$1]-1))*[.E$7]*([.$B$1]-[.E$7]))/SQRT([.E$7])" office:value-type="float" office:value="0.157620376040241">
            <text:p>0,16</text:p>
          </table:table-cell>
          <table:table-cell table:formula="of:=[.$B$4]*SQRT(([.$B8]*(1-[.$B8])/([.$B$1]-1))*[.F$7]*([.$B$1]-[.F$7]))/SQRT([.F$7])" office:value-type="float" office:value="0.156742261263266">
            <text:p>0,16</text:p>
          </table:table-cell>
          <table:table-cell table:formula="of:=[.$B$4]*SQRT(([.$B8]*(1-[.$B8])/([.$B$1]-1))*[.G$7]*([.$B$1]-[.G$7]))/SQRT([.G$7])" office:value-type="float" office:value="0.155859199243345">
            <text:p>0,16</text:p>
          </table:table-cell>
          <table:table-cell table:formula="of:=[.$B$4]*SQRT(([.$B8]*(1-[.$B8])/([.$B$1]-1))*[.H$7]*([.$B$1]-[.H$7]))/SQRT([.H$7])" office:value-type="float" office:value="0.15497110540882">
            <text:p>0,15</text:p>
          </table:table-cell>
          <table:table-cell table:formula="of:=[.$B$4]*SQRT(([.$B8]*(1-[.$B8])/([.$B$1]-1))*[.I$7]*([.$B$1]-[.I$7]))/SQRT([.I$7])" office:value-type="float" office:value="0.154077892750668">
            <text:p>0,15</text:p>
          </table:table-cell>
          <table:table-cell table:formula="of:=[.$B$4]*SQRT(([.$B8]*(1-[.$B8])/([.$B$1]-1))*[.J$7]*([.$B$1]-[.J$7]))/SQRT([.J$7])" office:value-type="float" office:value="0.153179471723012">
            <text:p>0,15</text:p>
          </table:table-cell>
          <table:table-cell table:formula="of:=[.$B$4]*SQRT(([.$B8]*(1-[.$B8])/([.$B$1]-1))*[.K$7]*([.$B$1]-[.K$7]))/SQRT([.K$7])" office:value-type="float" office:value="0.152275750138346">
            <text:p>0,15</text:p>
          </table:table-cell>
          <table:table-cell table:formula="of:=[.$B$4]*SQRT(([.$B8]*(1-[.$B8])/([.$B$1]-1))*[.L$7]*([.$B$1]-[.L$7]))/SQRT([.L$7])" office:value-type="float" office:value="0.151366633057126">
            <text:p>0,15</text:p>
          </table:table-cell>
          <table:table-cell table:formula="of:=[.$B$4]*SQRT(([.$B8]*(1-[.$B8])/([.$B$1]-1))*[.M$7]*([.$B$1]-[.M$7]))/SQRT([.M$7])" office:value-type="float" office:value="0.150452022671367">
            <text:p>0,15</text:p>
          </table:table-cell>
          <table:table-cell table:formula="of:=[.$B$4]*SQRT(([.$B8]*(1-[.$B8])/([.$B$1]-1))*[.N$7]*([.$B$1]-[.N$7]))/SQRT([.N$7])" office:value-type="float" office:value="0.149531818181818">
            <text:p>0,15</text:p>
          </table:table-cell>
          <table:table-cell table:formula="of:=[.$B$4]*SQRT(([.$B8]*(1-[.$B8])/([.$B$1]-1))*[.O$7]*([.$B$1]-[.O$7]))/SQRT([.O$7])" office:value-type="float" office:value="0.148605915668304">
            <text:p>0,15</text:p>
          </table:table-cell>
          <table:table-cell table:formula="of:=[.$B$4]*SQRT(([.$B8]*(1-[.$B8])/([.$B$1]-1))*[.P$7]*([.$B$1]-[.P$7]))/SQRT([.P$7])" office:value-type="float" office:value="0.147674207952743">
            <text:p>0,15</text:p>
          </table:table-cell>
          <table:table-cell table:formula="of:=[.$B$4]*SQRT(([.$B8]*(1-[.$B8])/([.$B$1]-1))*[.Q$7]*([.$B$1]-[.Q$7]))/SQRT([.Q$7])" office:value-type="float" office:value="0.146736584454337">
            <text:p>0,15</text:p>
          </table:table-cell>
          <table:table-cell table:formula="of:=[.$B$4]*SQRT(([.$B8]*(1-[.$B8])/([.$B$1]-1))*[.R$7]*([.$B$1]-[.R$7]))/SQRT([.R$7])" office:value-type="float" office:value="0.145792931036383">
            <text:p>0,15</text:p>
          </table:table-cell>
          <table:table-cell table:formula="of:=[.$B$4]*SQRT(([.$B8]*(1-[.$B8])/([.$B$1]-1))*[.S$7]*([.$B$1]-[.S$7]))/SQRT([.S$7])" office:value-type="float" office:value="0.144843129844099">
            <text:p>0,14</text:p>
          </table:table-cell>
          <table:table-cell table:formula="of:=[.$B$4]*SQRT(([.$B8]*(1-[.$B8])/([.$B$1]-1))*[.T$7]*([.$B$1]-[.T$7]))/SQRT([.T$7])" office:value-type="float" office:value="0.143887059132812">
            <text:p>0,14</text:p>
          </table:table-cell>
          <table:table-cell table:formula="of:=[.$B$4]*SQRT(([.$B8]*(1-[.$B8])/([.$B$1]-1))*[.U$7]*([.$B$1]-[.U$7]))/SQRT([.U$7])" office:value-type="float" office:value="0.142924593085809">
            <text:p>0,14</text:p>
          </table:table-cell>
          <table:table-cell table:formula="of:=[.$B$4]*SQRT(([.$B8]*(1-[.$B8])/([.$B$1]-1))*[.V$7]*([.$B$1]-[.V$7]))/SQRT([.V$7])" office:value-type="float" office:value="0.141955601621066">
            <text:p>0,14</text:p>
          </table:table-cell>
          <table:table-cell table:formula="of:=[.$B$4]*SQRT(([.$B8]*(1-[.$B8])/([.$B$1]-1))*[.W$7]*([.$B$1]-[.W$7]))/SQRT([.W$7])" office:value-type="float" office:value="0.140979950186023">
            <text:p>0,14</text:p>
          </table:table-cell>
          <table:table-cell table:formula="of:=[.$B$4]*SQRT(([.$B8]*(1-[.$B8])/([.$B$1]-1))*[.X$7]*([.$B$1]-[.X$7]))/SQRT([.X$7])" office:value-type="float" office:value="0.139997499539486">
            <text:p>0,14</text:p>
          </table:table-cell>
          <table:table-cell table:formula="of:=[.$B$4]*SQRT(([.$B8]*(1-[.$B8])/([.$B$1]-1))*[.Y$7]*([.$B$1]-[.Y$7]))/SQRT([.Y$7])" office:value-type="float" office:value="0.139008105519654">
            <text:p>0,14</text:p>
          </table:table-cell>
          <table:table-cell table:formula="of:=[.$B$4]*SQRT(([.$B8]*(1-[.$B8])/([.$B$1]-1))*[.Z$7]*([.$B$1]-[.Z$7]))/SQRT([.Z$7])" office:value-type="float" office:value="0.13801161879718">
            <text:p>0,14</text:p>
          </table:table-cell>
          <table:table-cell table:formula="of:=[.$B$4]*SQRT(([.$B8]*(1-[.$B8])/([.$B$1]-1))*[.AA$7]*([.$B$1]-[.AA$7]))/SQRT([.AA$7])" office:value-type="float" office:value="0.137007884612065">
            <text:p>0,14</text:p>
          </table:table-cell>
          <table:table-cell/>
          <table:table-cell table:formula="of:=[.$B$4]*SQRT(([.$B8]*(1-[.$B8])/([.$B$3]-1))*[.AC$7]*([.$B$3]-[.AC$7]))/SQRT([.AC$7])" office:value-type="float" office:value="0.164476608550361">
            <text:p>0,16</text:p>
          </table:table-cell>
          <table:table-cell table:formula="of:=[.$B$4]*SQRT(([.$B8]*(1-[.$B8])/([.$B$3]-1))*[.AD$7]*([.$B$3]-[.AD$7]))/SQRT([.AD$7])" office:value-type="float" office:value="0.163570394444372">
            <text:p>0,16</text:p>
          </table:table-cell>
          <table:table-cell table:formula="of:=[.$B$4]*SQRT(([.$B8]*(1-[.$B8])/([.$B$3]-1))*[.AE$7]*([.$B$3]-[.AE$7]))/SQRT([.AE$7])" office:value-type="float" office:value="0.162659131674636">
            <text:p>0,16</text:p>
          </table:table-cell>
          <table:table-cell table:formula="of:=[.$B$4]*SQRT(([.$B8]*(1-[.$B8])/([.$B$3]-1))*[.AF$7]*([.$B$3]-[.AF$7]))/SQRT([.AF$7])" office:value-type="float" office:value="0.161742734908266">
            <text:p>0,16</text:p>
          </table:table-cell>
          <table:table-cell table:formula="of:=[.$B$4]*SQRT(([.$B8]*(1-[.$B8])/([.$B$3]-1))*[.AG$7]*([.$B$3]-[.AG$7]))/SQRT([.AG$7])" office:value-type="float" office:value="0.160821116381104">
            <text:p>0,16</text:p>
          </table:table-cell>
          <table:table-cell table:formula="of:=[.$B$4]*SQRT(([.$B8]*(1-[.$B8])/([.$B$3]-1))*[.AH$7]*([.$B$3]-[.AH$7]))/SQRT([.AH$7])" office:value-type="float" office:value="0.159894185799621">
            <text:p>0,16</text:p>
          </table:table-cell>
          <table:table-cell table:formula="of:=[.$B$4]*SQRT(([.$B8]*(1-[.$B8])/([.$B$3]-1))*[.AI$7]*([.$B$3]-[.AI$7]))/SQRT([.AI$7])" office:value-type="float" office:value="0.158961850237668">
            <text:p>0,16</text:p>
          </table:table-cell>
          <table:table-cell table:formula="of:=[.$B$4]*SQRT(([.$B8]*(1-[.$B8])/([.$B$3]-1))*[.AJ$7]*([.$B$3]-[.AJ$7]))/SQRT([.AJ$7])" office:value-type="float" office:value="0.158024014027747">
            <text:p>0,16</text:p>
          </table:table-cell>
          <table:table-cell table:formula="of:=[.$B$4]*SQRT(([.$B8]*(1-[.$B8])/([.$B$3]-1))*[.AK$7]*([.$B$3]-[.AK$7]))/SQRT([.AK$7])" office:value-type="float" office:value="0.157080578646441">
            <text:p>0,16</text:p>
          </table:table-cell>
          <table:table-cell table:formula="of:=[.$B$4]*SQRT(([.$B8]*(1-[.$B8])/([.$B$3]-1))*[.AL$7]*([.$B$3]-[.AL$7]))/SQRT([.AL$7])" office:value-type="float" office:value="0.156131442593604">
            <text:p>0,16</text:p>
          </table:table-cell>
          <table:table-cell table:formula="of:=[.$B$4]*SQRT(([.$B8]*(1-[.$B8])/([.$B$3]-1))*[.AM$7]*([.$B$3]-[.AM$7]))/SQRT([.AM$7])" office:value-type="float" office:value="0.155176501264911">
            <text:p>0,16</text:p>
          </table:table-cell>
          <table:table-cell table:formula="of:=[.$B$4]*SQRT(([.$B8]*(1-[.$B8])/([.$B$3]-1))*[.AN$7]*([.$B$3]-[.AN$7]))/SQRT([.AN$7])" office:value-type="float" office:value="0.154215646817299">
            <text:p>0,15</text:p>
          </table:table-cell>
          <table:table-cell table:formula="of:=[.$B$4]*SQRT(([.$B8]*(1-[.$B8])/([.$B$3]-1))*[.AO$7]*([.$B$3]-[.AO$7]))/SQRT([.AO$7])" office:value-type="float" office:value="0.153248768026816">
            <text:p>0,15</text:p>
          </table:table-cell>
          <table:table-cell table:formula="of:=[.$B$4]*SQRT(([.$B8]*(1-[.$B8])/([.$B$3]-1))*[.AP$7]*([.$B$3]-[.AP$7]))/SQRT([.AP$7])" office:value-type="float" office:value="0.152275750138346">
            <text:p>0,15</text:p>
          </table:table-cell>
          <table:table-cell table:formula="of:=[.$B$4]*SQRT(([.$B8]*(1-[.$B8])/([.$B$3]-1))*[.AQ$7]*([.$B$3]-[.AQ$7]))/SQRT([.AQ$7])" office:value-type="float" office:value="0.151296474706633">
            <text:p>0,15</text:p>
          </table:table-cell>
          <table:table-cell table:formula="of:=[.$B$4]*SQRT(([.$B8]*(1-[.$B8])/([.$B$3]-1))*[.AR$7]*([.$B$3]-[.AR$7]))/SQRT([.AR$7])" office:value-type="float" office:value="0.15031081942799">
            <text:p>0,15</text:p>
          </table:table-cell>
          <table:table-cell table:formula="of:=[.$B$4]*SQRT(([.$B8]*(1-[.$B8])/([.$B$3]-1))*[.AS$7]*([.$B$3]-[.AS$7]))/SQRT([.AS$7])" office:value-type="float" office:value="0.149318657962001">
            <text:p>0,15</text:p>
          </table:table-cell>
          <table:table-cell table:formula="of:=[.$B$4]*SQRT(([.$B8]*(1-[.$B8])/([.$B$3]-1))*[.AT$7]*([.$B$3]-[.AT$7]))/SQRT([.AT$7])" office:value-type="float" office:value="0.14831985974249">
            <text:p>0,15</text:p>
          </table:table-cell>
          <table:table-cell table:formula="of:=[.$B$4]*SQRT(([.$B8]*(1-[.$B8])/([.$B$3]-1))*[.AU$7]*([.$B$3]-[.AU$7]))/SQRT([.AU$7])" office:value-type="float" office:value="0.147314289776963">
            <text:p>0,15</text:p>
          </table:table-cell>
          <table:table-cell table:formula="of:=[.$B$4]*SQRT(([.$B8]*(1-[.$B8])/([.$B$3]-1))*[.AV$7]*([.$B$3]-[.AV$7]))/SQRT([.AV$7])" office:value-type="float" office:value="0.146301808433628">
            <text:p>0,15</text:p>
          </table:table-cell>
          <table:table-cell table:formula="of:=[.$B$4]*SQRT(([.$B8]*(1-[.$B8])/([.$B$3]-1))*[.AW$7]*([.$B$3]-[.AW$7]))/SQRT([.AW$7])" office:value-type="float" office:value="0.14528227121507">
            <text:p>0,15</text:p>
          </table:table-cell>
          <table:table-cell table:formula="of:=[.$B$4]*SQRT(([.$B8]*(1-[.$B8])/([.$B$3]-1))*[.AX$7]*([.$B$3]-[.AX$7]))/SQRT([.AX$7])" office:value-type="float" office:value="0.144255528517517">
            <text:p>0,14</text:p>
          </table:table-cell>
          <table:table-cell table:formula="of:=[.$B$4]*SQRT(([.$B8]*(1-[.$B8])/([.$B$3]-1))*[.AY$7]*([.$B$3]-[.AY$7]))/SQRT([.AY$7])" office:value-type="float" office:value="0.143221425374583">
            <text:p>0,14</text:p>
          </table:table-cell>
          <table:table-cell table:formula="of:=[.$B$4]*SQRT(([.$B8]*(1-[.$B8])/([.$B$3]-1))*[.AZ$7]*([.$B$3]-[.AZ$7]))/SQRT([.AZ$7])" office:value-type="float" office:value="0.142179801184226">
            <text:p>0,14</text:p>
          </table:table-cell>
          <table:table-cell table:formula="of:=[.$B$4]*SQRT(([.$B8]*(1-[.$B8])/([.$B$3]-1))*[.BA$7]*([.$B$3]-[.BA$7]))/SQRT([.BA$7])" office:value-type="float" office:value="0.141130489417578">
            <text:p>0,14</text:p>
          </table:table-cell>
        </table:table-row>
        <table:table-row table:style-name="ro2">
          <table:table-cell table:formula="of:=[.A8]+1" office:value-type="float" office:value="2">
            <text:p>2</text:p>
          </table:table-cell>
          <table:table-cell table:formula="of:=[.$A9]/[.$B$1]" office:value-type="float" office:value="0.0202020202020202">
            <text:p>0,020</text:p>
          </table:table-cell>
          <table:table-cell table:formula="of:=[.$B$4]*SQRT(([.$B9]*(1-[.$B9])/([.$B$1]-1))*[.C$7]*([.$B$1]-[.C$7]))/SQRT([.C$7])" office:value-type="float" office:value="0.224219224086319">
            <text:p>0,22</text:p>
          </table:table-cell>
          <table:table-cell table:formula="of:=[.$B$4]*SQRT(([.$B9]*(1-[.$B9])/([.$B$1]-1))*[.D$7]*([.$B$1]-[.D$7]))/SQRT([.D$7])" office:value-type="float" office:value="0.222997311860827">
            <text:p>0,22</text:p>
          </table:table-cell>
          <table:table-cell table:formula="of:=[.$B$4]*SQRT(([.$B9]*(1-[.$B9])/([.$B$1]-1))*[.E$7]*([.$B$1]-[.E$7]))/SQRT([.E$7])" office:value-type="float" office:value="0.221768667183709">
            <text:p>0,22</text:p>
          </table:table-cell>
          <table:table-cell table:formula="of:=[.$B$4]*SQRT(([.$B9]*(1-[.$B9])/([.$B$1]-1))*[.F$7]*([.$B$1]-[.F$7]))/SQRT([.F$7])" office:value-type="float" office:value="0.220533177530554">
            <text:p>0,22</text:p>
          </table:table-cell>
          <table:table-cell table:formula="of:=[.$B$4]*SQRT(([.$B9]*(1-[.$B9])/([.$B$1]-1))*[.G$7]*([.$B$1]-[.G$7]))/SQRT([.G$7])" office:value-type="float" office:value="0.219290727207073">
            <text:p>0,22</text:p>
          </table:table-cell>
          <table:table-cell table:formula="of:=[.$B$4]*SQRT(([.$B9]*(1-[.$B9])/([.$B$1]-1))*[.H$7]*([.$B$1]-[.H$7]))/SQRT([.H$7])" office:value-type="float" office:value="0.21804119722266">
            <text:p>0,22</text:p>
          </table:table-cell>
          <table:table-cell table:formula="of:=[.$B$4]*SQRT(([.$B9]*(1-[.$B9])/([.$B$1]-1))*[.I$7]*([.$B$1]-[.I$7]))/SQRT([.I$7])" office:value-type="float" office:value="0.216784465157388">
            <text:p>0,22</text:p>
          </table:table-cell>
          <table:table-cell table:formula="of:=[.$B$4]*SQRT(([.$B9]*(1-[.$B9])/([.$B$1]-1))*[.J$7]*([.$B$1]-[.J$7]))/SQRT([.J$7])" office:value-type="float" office:value="0.215520405022028">
            <text:p>0,22</text:p>
          </table:table-cell>
          <table:table-cell table:formula="of:=[.$B$4]*SQRT(([.$B9]*(1-[.$B9])/([.$B$1]-1))*[.K$7]*([.$B$1]-[.K$7]))/SQRT([.K$7])" office:value-type="float" office:value="0.214248887110629">
            <text:p>0,21</text:p>
          </table:table-cell>
          <table:table-cell table:formula="of:=[.$B$4]*SQRT(([.$B9]*(1-[.$B9])/([.$B$1]-1))*[.L$7]*([.$B$1]-[.L$7]))/SQRT([.L$7])" office:value-type="float" office:value="0.212969777845184">
            <text:p>0,21</text:p>
          </table:table-cell>
          <table:table-cell table:formula="of:=[.$B$4]*SQRT(([.$B9]*(1-[.$B9])/([.$B$1]-1))*[.M$7]*([.$B$1]-[.M$7]))/SQRT([.M$7])" office:value-type="float" office:value="0.211682939611842">
            <text:p>0,21</text:p>
          </table:table-cell>
          <table:table-cell table:formula="of:=[.$B$4]*SQRT(([.$B9]*(1-[.$B9])/([.$B$1]-1))*[.N$7]*([.$B$1]-[.N$7]))/SQRT([.N$7])" office:value-type="float" office:value="0.210388230588108">
            <text:p>0,21</text:p>
          </table:table-cell>
          <table:table-cell table:formula="of:=[.$B$4]*SQRT(([.$B9]*(1-[.$B9])/([.$B$1]-1))*[.O$7]*([.$B$1]-[.O$7]))/SQRT([.O$7])" office:value-type="float" office:value="0.209085504560405">
            <text:p>0,21</text:p>
          </table:table-cell>
          <table:table-cell table:formula="of:=[.$B$4]*SQRT(([.$B9]*(1-[.$B9])/([.$B$1]-1))*[.P$7]*([.$B$1]-[.P$7]))/SQRT([.P$7])" office:value-type="float" office:value="0.207774610731347">
            <text:p>0,21</text:p>
          </table:table-cell>
          <table:table-cell table:formula="of:=[.$B$4]*SQRT(([.$B9]*(1-[.$B9])/([.$B$1]-1))*[.Q$7]*([.$B$1]-[.Q$7]))/SQRT([.Q$7])" office:value-type="float" office:value="0.206455393516001">
            <text:p>0,21</text:p>
          </table:table-cell>
          <table:table-cell table:formula="of:=[.$B$4]*SQRT(([.$B9]*(1-[.$B9])/([.$B$1]-1))*[.R$7]*([.$B$1]-[.R$7]))/SQRT([.R$7])" office:value-type="float" office:value="0.205127692326343">
            <text:p>0,21</text:p>
          </table:table-cell>
          <table:table-cell table:formula="of:=[.$B$4]*SQRT(([.$B9]*(1-[.$B9])/([.$B$1]-1))*[.S$7]*([.$B$1]-[.S$7]))/SQRT([.S$7])" office:value-type="float" office:value="0.203791341343088">
            <text:p>0,20</text:p>
          </table:table-cell>
          <table:table-cell table:formula="of:=[.$B$4]*SQRT(([.$B9]*(1-[.$B9])/([.$B$1]-1))*[.T$7]*([.$B$1]-[.T$7]))/SQRT([.T$7])" office:value-type="float" office:value="0.202446169273955">
            <text:p>0,20</text:p>
          </table:table-cell>
          <table:table-cell table:formula="of:=[.$B$4]*SQRT(([.$B9]*(1-[.$B9])/([.$B$1]-1))*[.U$7]*([.$B$1]-[.U$7]))/SQRT([.U$7])" office:value-type="float" office:value="0.201091999097386">
            <text:p>0,20</text:p>
          </table:table-cell>
          <table:table-cell table:formula="of:=[.$B$4]*SQRT(([.$B9]*(1-[.$B9])/([.$B$1]-1))*[.V$7]*([.$B$1]-[.V$7]))/SQRT([.V$7])" office:value-type="float" office:value="0.199728647790614">
            <text:p>0,20</text:p>
          </table:table-cell>
          <table:table-cell table:formula="of:=[.$B$4]*SQRT(([.$B9]*(1-[.$B9])/([.$B$1]-1))*[.W$7]*([.$B$1]-[.W$7]))/SQRT([.W$7])" office:value-type="float" office:value="0.19835592604092">
            <text:p>0,20</text:p>
          </table:table-cell>
          <table:table-cell table:formula="of:=[.$B$4]*SQRT(([.$B9]*(1-[.$B9])/([.$B$1]-1))*[.X$7]*([.$B$1]-[.X$7]))/SQRT([.X$7])" office:value-type="float" office:value="0.196973637938774">
            <text:p>0,20</text:p>
          </table:table-cell>
          <table:table-cell table:formula="of:=[.$B$4]*SQRT(([.$B9]*(1-[.$B9])/([.$B$1]-1))*[.Y$7]*([.$B$1]-[.Y$7]))/SQRT([.Y$7])" office:value-type="float" office:value="0.195581580651449">
            <text:p>0,20</text:p>
          </table:table-cell>
          <table:table-cell table:formula="of:=[.$B$4]*SQRT(([.$B9]*(1-[.$B9])/([.$B$1]-1))*[.Z$7]*([.$B$1]-[.Z$7]))/SQRT([.Z$7])" office:value-type="float" office:value="0.194179544075588">
            <text:p>0,19</text:p>
          </table:table-cell>
          <table:table-cell table:formula="of:=[.$B$4]*SQRT(([.$B9]*(1-[.$B9])/([.$B$1]-1))*[.AA$7]*([.$B$1]-[.AA$7]))/SQRT([.AA$7])" office:value-type="float" office:value="0.192767310467016">
            <text:p>0,19</text:p>
          </table:table-cell>
          <table:table-cell/>
          <table:table-cell table:formula="of:=[.$B$4]*SQRT(([.$B9]*(1-[.$B9])/([.$B$3]-1))*[.AC$7]*([.$B$3]-[.AC$7]))/SQRT([.AC$7])" office:value-type="float" office:value="0.23141524704774">
            <text:p>0,23</text:p>
          </table:table-cell>
          <table:table-cell table:formula="of:=[.$B$4]*SQRT(([.$B9]*(1-[.$B9])/([.$B$3]-1))*[.AD$7]*([.$B$3]-[.AD$7]))/SQRT([.AD$7])" office:value-type="float" office:value="0.230140222209475">
            <text:p>0,23</text:p>
          </table:table-cell>
          <table:table-cell table:formula="of:=[.$B$4]*SQRT(([.$B9]*(1-[.$B9])/([.$B$3]-1))*[.AE$7]*([.$B$3]-[.AE$7]))/SQRT([.AE$7])" office:value-type="float" office:value="0.228858094003874">
            <text:p>0,23</text:p>
          </table:table-cell>
          <table:table-cell table:formula="of:=[.$B$4]*SQRT(([.$B9]*(1-[.$B9])/([.$B$3]-1))*[.AF$7]*([.$B$3]-[.AF$7]))/SQRT([.AF$7])" office:value-type="float" office:value="0.227568742369302">
            <text:p>0,23</text:p>
          </table:table-cell>
          <table:table-cell table:formula="of:=[.$B$4]*SQRT(([.$B9]*(1-[.$B9])/([.$B$3]-1))*[.AG$7]*([.$B$3]-[.AG$7]))/SQRT([.AG$7])" office:value-type="float" office:value="0.226272043823371">
            <text:p>0,23</text:p>
          </table:table-cell>
          <table:table-cell table:formula="of:=[.$B$4]*SQRT(([.$B9]*(1-[.$B9])/([.$B$3]-1))*[.AH$7]*([.$B$3]-[.AH$7]))/SQRT([.AH$7])" office:value-type="float" office:value="0.224967871324919">
            <text:p>0,22</text:p>
          </table:table-cell>
          <table:table-cell table:formula="of:=[.$B$4]*SQRT(([.$B9]*(1-[.$B9])/([.$B$3]-1))*[.AI$7]*([.$B$3]-[.AI$7]))/SQRT([.AI$7])" office:value-type="float" office:value="0.223656094128743">
            <text:p>0,22</text:p>
          </table:table-cell>
          <table:table-cell table:formula="of:=[.$B$4]*SQRT(([.$B9]*(1-[.$B9])/([.$B$3]-1))*[.AJ$7]*([.$B$3]-[.AJ$7]))/SQRT([.AJ$7])" office:value-type="float" office:value="0.222336577632617">
            <text:p>0,22</text:p>
          </table:table-cell>
          <table:table-cell table:formula="of:=[.$B$4]*SQRT(([.$B9]*(1-[.$B9])/([.$B$3]-1))*[.AK$7]*([.$B$3]-[.AK$7]))/SQRT([.AK$7])" office:value-type="float" office:value="0.221009183216093">
            <text:p>0,22</text:p>
          </table:table-cell>
          <table:table-cell table:formula="of:=[.$B$4]*SQRT(([.$B9]*(1-[.$B9])/([.$B$3]-1))*[.AL$7]*([.$B$3]-[.AL$7]))/SQRT([.AL$7])" office:value-type="float" office:value="0.219673768070528">
            <text:p>0,22</text:p>
          </table:table-cell>
          <table:table-cell table:formula="of:=[.$B$4]*SQRT(([.$B9]*(1-[.$B9])/([.$B$3]-1))*[.AM$7]*([.$B$3]-[.AM$7]))/SQRT([.AM$7])" office:value-type="float" office:value="0.218330185019763">
            <text:p>0,22</text:p>
          </table:table-cell>
          <table:table-cell table:formula="of:=[.$B$4]*SQRT(([.$B9]*(1-[.$B9])/([.$B$3]-1))*[.AN$7]*([.$B$3]-[.AN$7]))/SQRT([.AN$7])" office:value-type="float" office:value="0.216978282330798">
            <text:p>0,22</text:p>
          </table:table-cell>
          <table:table-cell table:formula="of:=[.$B$4]*SQRT(([.$B9]*(1-[.$B9])/([.$B$3]-1))*[.AO$7]*([.$B$3]-[.AO$7]))/SQRT([.AO$7])" office:value-type="float" office:value="0.215617903513793">
            <text:p>0,22</text:p>
          </table:table-cell>
          <table:table-cell table:formula="of:=[.$B$4]*SQRT(([.$B9]*(1-[.$B9])/([.$B$3]-1))*[.AP$7]*([.$B$3]-[.AP$7]))/SQRT([.AP$7])" office:value-type="float" office:value="0.214248887110629">
            <text:p>0,21</text:p>
          </table:table-cell>
          <table:table-cell table:formula="of:=[.$B$4]*SQRT(([.$B9]*(1-[.$B9])/([.$B$3]-1))*[.AQ$7]*([.$B$3]-[.AQ$7]))/SQRT([.AQ$7])" office:value-type="float" office:value="0.212871066471239">
            <text:p>0,21</text:p>
          </table:table-cell>
          <table:table-cell table:formula="of:=[.$B$4]*SQRT(([.$B9]*(1-[.$B9])/([.$B$3]-1))*[.AR$7]*([.$B$3]-[.AR$7]))/SQRT([.AR$7])" office:value-type="float" office:value="0.211484269516818">
            <text:p>0,21</text:p>
          </table:table-cell>
          <table:table-cell table:formula="of:=[.$B$4]*SQRT(([.$B9]*(1-[.$B9])/([.$B$3]-1))*[.AS$7]*([.$B$3]-[.AS$7]))/SQRT([.AS$7])" office:value-type="float" office:value="0.210088318488968">
            <text:p>0,21</text:p>
          </table:table-cell>
          <table:table-cell table:formula="of:=[.$B$4]*SQRT(([.$B9]*(1-[.$B9])/([.$B$3]-1))*[.AT$7]*([.$B$3]-[.AT$7]))/SQRT([.AT$7])" office:value-type="float" office:value="0.208683029683733">
            <text:p>0,21</text:p>
          </table:table-cell>
          <table:table-cell table:formula="of:=[.$B$4]*SQRT(([.$B9]*(1-[.$B9])/([.$B$3]-1))*[.AU$7]*([.$B$3]-[.AU$7]))/SQRT([.AU$7])" office:value-type="float" office:value="0.207268213169413">
            <text:p>0,21</text:p>
          </table:table-cell>
          <table:table-cell table:formula="of:=[.$B$4]*SQRT(([.$B9]*(1-[.$B9])/([.$B$3]-1))*[.AV$7]*([.$B$3]-[.AV$7]))/SQRT([.AV$7])" office:value-type="float" office:value="0.205843672486917">
            <text:p>0,21</text:p>
          </table:table-cell>
          <table:table-cell table:formula="of:=[.$B$4]*SQRT(([.$B9]*(1-[.$B9])/([.$B$3]-1))*[.AW$7]*([.$B$3]-[.AW$7]))/SQRT([.AW$7])" office:value-type="float" office:value="0.204409204331314">
            <text:p>0,20</text:p>
          </table:table-cell>
          <table:table-cell table:formula="of:=[.$B$4]*SQRT(([.$B9]*(1-[.$B9])/([.$B$3]-1))*[.AX$7]*([.$B$3]-[.AX$7]))/SQRT([.AX$7])" office:value-type="float" office:value="0.202964598213138">
            <text:p>0,20</text:p>
          </table:table-cell>
          <table:table-cell table:formula="of:=[.$B$4]*SQRT(([.$B9]*(1-[.$B9])/([.$B$3]-1))*[.AY$7]*([.$B$3]-[.AY$7]))/SQRT([.AY$7])" office:value-type="float" office:value="0.201509636097831">
            <text:p>0,20</text:p>
          </table:table-cell>
          <table:table-cell table:formula="of:=[.$B$4]*SQRT(([.$B9]*(1-[.$B9])/([.$B$3]-1))*[.AZ$7]*([.$B$3]-[.AZ$7]))/SQRT([.AZ$7])" office:value-type="float" office:value="0.200044092021584">
            <text:p>0,20</text:p>
          </table:table-cell>
          <table:table-cell table:formula="of:=[.$B$4]*SQRT(([.$B9]*(1-[.$B9])/([.$B$3]-1))*[.BA$7]*([.$B$3]-[.BA$7]))/SQRT([.BA$7])" office:value-type="float" office:value="0.19856773168166">
            <text:p>0,20</text:p>
          </table:table-cell>
        </table:table-row>
        <table:table-row table:style-name="ro2">
          <table:table-cell table:formula="of:=[.A9]+1" office:value-type="float" office:value="3">
            <text:p>3</text:p>
          </table:table-cell>
          <table:table-cell table:formula="of:=[.$A10]/[.$B$1]" office:value-type="float" office:value="0.0303030303030303">
            <text:p>0,030</text:p>
          </table:table-cell>
          <table:table-cell table:formula="of:=[.$B$4]*SQRT(([.$B10]*(1-[.$B10])/([.$B$1]-1))*[.C$7]*([.$B$1]-[.C$7]))/SQRT([.C$7])" office:value-type="float" office:value="0.273192155190335">
            <text:p>0,27</text:p>
          </table:table-cell>
          <table:table-cell table:formula="of:=[.$B$4]*SQRT(([.$B10]*(1-[.$B10])/([.$B$1]-1))*[.D$7]*([.$B$1]-[.D$7]))/SQRT([.D$7])" office:value-type="float" office:value="0.271703358519595">
            <text:p>0,27</text:p>
          </table:table-cell>
          <table:table-cell table:formula="of:=[.$B$4]*SQRT(([.$B10]*(1-[.$B10])/([.$B$1]-1))*[.E$7]*([.$B$1]-[.E$7]))/SQRT([.E$7])" office:value-type="float" office:value="0.270206358926128">
            <text:p>0,27</text:p>
          </table:table-cell>
          <table:table-cell table:formula="of:=[.$B$4]*SQRT(([.$B10]*(1-[.$B10])/([.$B$1]-1))*[.F$7]*([.$B$1]-[.F$7]))/SQRT([.F$7])" office:value-type="float" office:value="0.268701019308455">
            <text:p>0,27</text:p>
          </table:table-cell>
          <table:table-cell table:formula="of:=[.$B$4]*SQRT(([.$B10]*(1-[.$B10])/([.$B$1]-1))*[.G$7]*([.$B$1]-[.G$7]))/SQRT([.G$7])" office:value-type="float" office:value="0.267187198702877">
            <text:p>0,27</text:p>
          </table:table-cell>
          <table:table-cell table:formula="of:=[.$B$4]*SQRT(([.$B10]*(1-[.$B10])/([.$B$1]-1))*[.H$7]*([.$B$1]-[.H$7]))/SQRT([.H$7])" office:value-type="float" office:value="0.265664752129405">
            <text:p>0,27</text:p>
          </table:table-cell>
          <table:table-cell table:formula="of:=[.$B$4]*SQRT(([.$B10]*(1-[.$B10])/([.$B$1]-1))*[.I$7]*([.$B$1]-[.I$7]))/SQRT([.I$7])" office:value-type="float" office:value="0.264133530429716">
            <text:p>0,26</text:p>
          </table:table-cell>
          <table:table-cell table:formula="of:=[.$B$4]*SQRT(([.$B10]*(1-[.$B10])/([.$B$1]-1))*[.J$7]*([.$B$1]-[.J$7]))/SQRT([.J$7])" office:value-type="float" office:value="0.262593380096592">
            <text:p>0,26</text:p>
          </table:table-cell>
          <table:table-cell table:formula="of:=[.$B$4]*SQRT(([.$B10]*(1-[.$B10])/([.$B$1]-1))*[.K$7]*([.$B$1]-[.K$7]))/SQRT([.K$7])" office:value-type="float" office:value="0.261044143094307">
            <text:p>0,26</text:p>
          </table:table-cell>
          <table:table-cell table:formula="of:=[.$B$4]*SQRT(([.$B10]*(1-[.$B10])/([.$B$1]-1))*[.L$7]*([.$B$1]-[.L$7]))/SQRT([.L$7])" office:value-type="float" office:value="0.259485656669359">
            <text:p>0,26</text:p>
          </table:table-cell>
          <table:table-cell table:formula="of:=[.$B$4]*SQRT(([.$B10]*(1-[.$B10])/([.$B$1]-1))*[.M$7]*([.$B$1]-[.M$7]))/SQRT([.M$7])" office:value-type="float" office:value="0.257917753150915">
            <text:p>0,26</text:p>
          </table:table-cell>
          <table:table-cell table:formula="of:=[.$B$4]*SQRT(([.$B10]*(1-[.$B10])/([.$B$1]-1))*[.N$7]*([.$B$1]-[.N$7]))/SQRT([.N$7])" office:value-type="float" office:value="0.25634025974026">
            <text:p>0,26</text:p>
          </table:table-cell>
          <table:table-cell table:formula="of:=[.$B$4]*SQRT(([.$B10]*(1-[.$B10])/([.$B$1]-1))*[.O$7]*([.$B$1]-[.O$7]))/SQRT([.O$7])" office:value-type="float" office:value="0.254752998288521">
            <text:p>0,25</text:p>
          </table:table-cell>
          <table:table-cell table:formula="of:=[.$B$4]*SQRT(([.$B10]*(1-[.$B10])/([.$B$1]-1))*[.P$7]*([.$B$1]-[.P$7]))/SQRT([.P$7])" office:value-type="float" office:value="0.253155785061845">
            <text:p>0,25</text:p>
          </table:table-cell>
          <table:table-cell table:formula="of:=[.$B$4]*SQRT(([.$B10]*(1-[.$B10])/([.$B$1]-1))*[.Q$7]*([.$B$1]-[.Q$7]))/SQRT([.Q$7])" office:value-type="float" office:value="0.251548430493149">
            <text:p>0,25</text:p>
          </table:table-cell>
          <table:table-cell table:formula="of:=[.$B$4]*SQRT(([.$B10]*(1-[.$B10])/([.$B$1]-1))*[.R$7]*([.$B$1]-[.R$7]))/SQRT([.R$7])" office:value-type="float" office:value="0.249930738919514">
            <text:p>0,25</text:p>
          </table:table-cell>
          <table:table-cell table:formula="of:=[.$B$4]*SQRT(([.$B10]*(1-[.$B10])/([.$B$1]-1))*[.S$7]*([.$B$1]-[.S$7]))/SQRT([.S$7])" office:value-type="float" office:value="0.248302508304169">
            <text:p>0,25</text:p>
          </table:table-cell>
          <table:table-cell table:formula="of:=[.$B$4]*SQRT(([.$B10]*(1-[.$B10])/([.$B$1]-1))*[.T$7]*([.$B$1]-[.T$7]))/SQRT([.T$7])" office:value-type="float" office:value="0.246663529941963">
            <text:p>0,25</text:p>
          </table:table-cell>
          <table:table-cell table:formula="of:=[.$B$4]*SQRT(([.$B10]*(1-[.$B10])/([.$B$1]-1))*[.U$7]*([.$B$1]-[.U$7]))/SQRT([.U$7])" office:value-type="float" office:value="0.245013588147101">
            <text:p>0,25</text:p>
          </table:table-cell>
          <table:table-cell table:formula="of:=[.$B$4]*SQRT(([.$B10]*(1-[.$B10])/([.$B$1]-1))*[.V$7]*([.$B$1]-[.V$7]))/SQRT([.V$7])" office:value-type="float" office:value="0.243352459921828">
            <text:p>0,24</text:p>
          </table:table-cell>
          <table:table-cell table:formula="of:=[.$B$4]*SQRT(([.$B10]*(1-[.$B10])/([.$B$1]-1))*[.W$7]*([.$B$1]-[.W$7]))/SQRT([.W$7])" office:value-type="float" office:value="0.241679914604611">
            <text:p>0,24</text:p>
          </table:table-cell>
          <table:table-cell table:formula="of:=[.$B$4]*SQRT(([.$B10]*(1-[.$B10])/([.$B$1]-1))*[.X$7]*([.$B$1]-[.X$7]))/SQRT([.X$7])" office:value-type="float" office:value="0.239995713496262">
            <text:p>0,24</text:p>
          </table:table-cell>
          <table:table-cell table:formula="of:=[.$B$4]*SQRT(([.$B10]*(1-[.$B10])/([.$B$1]-1))*[.Y$7]*([.$B$1]-[.Y$7]))/SQRT([.Y$7])" office:value-type="float" office:value="0.238299609462264">
            <text:p>0,24</text:p>
          </table:table-cell>
          <table:table-cell table:formula="of:=[.$B$4]*SQRT(([.$B10]*(1-[.$B10])/([.$B$1]-1))*[.Z$7]*([.$B$1]-[.Z$7]))/SQRT([.Z$7])" office:value-type="float" office:value="0.236591346509451">
            <text:p>0,24</text:p>
          </table:table-cell>
          <table:table-cell table:formula="of:=[.$B$4]*SQRT(([.$B10]*(1-[.$B10])/([.$B$1]-1))*[.AA$7]*([.$B$1]-[.AA$7]))/SQRT([.AA$7])" office:value-type="float" office:value="0.234870659334968">
            <text:p>0,23</text:p>
          </table:table-cell>
          <table:table-cell/>
          <table:table-cell table:formula="of:=[.$B$4]*SQRT(([.$B10]*(1-[.$B10])/([.$B$3]-1))*[.AC$7]*([.$B$3]-[.AC$7]))/SQRT([.AC$7])" office:value-type="float" office:value="0.281959900372047">
            <text:p>0,28</text:p>
          </table:table-cell>
          <table:table-cell table:formula="of:=[.$B$4]*SQRT(([.$B10]*(1-[.$B10])/([.$B$3]-1))*[.AD$7]*([.$B$3]-[.AD$7]))/SQRT([.AD$7])" office:value-type="float" office:value="0.280406390476067">
            <text:p>0,28</text:p>
          </table:table-cell>
          <table:table-cell table:formula="of:=[.$B$4]*SQRT(([.$B10]*(1-[.$B10])/([.$B$3]-1))*[.AE$7]*([.$B$3]-[.AE$7]))/SQRT([.AE$7])" office:value-type="float" office:value="0.278844225727948">
            <text:p>0,28</text:p>
          </table:table-cell>
          <table:table-cell table:formula="of:=[.$B$4]*SQRT(([.$B10]*(1-[.$B10])/([.$B$3]-1))*[.AF$7]*([.$B$3]-[.AF$7]))/SQRT([.AF$7])" office:value-type="float" office:value="0.277273259842742">
            <text:p>0,28</text:p>
          </table:table-cell>
          <table:table-cell table:formula="of:=[.$B$4]*SQRT(([.$B10]*(1-[.$B10])/([.$B$3]-1))*[.AG$7]*([.$B$3]-[.AG$7]))/SQRT([.AG$7])" office:value-type="float" office:value="0.275693342367607">
            <text:p>0,28</text:p>
          </table:table-cell>
          <table:table-cell table:formula="of:=[.$B$4]*SQRT(([.$B10]*(1-[.$B10])/([.$B$3]-1))*[.AH$7]*([.$B$3]-[.AH$7]))/SQRT([.AH$7])" office:value-type="float" office:value="0.274104318513636">
            <text:p>0,27</text:p>
          </table:table-cell>
          <table:table-cell table:formula="of:=[.$B$4]*SQRT(([.$B10]*(1-[.$B10])/([.$B$3]-1))*[.AI$7]*([.$B$3]-[.AI$7]))/SQRT([.AI$7])" office:value-type="float" office:value="0.272506028978859">
            <text:p>0,27</text:p>
          </table:table-cell>
          <table:table-cell table:formula="of:=[.$B$4]*SQRT(([.$B10]*(1-[.$B10])/([.$B$3]-1))*[.AJ$7]*([.$B$3]-[.AJ$7]))/SQRT([.AJ$7])" office:value-type="float" office:value="0.270898309761853">
            <text:p>0,27</text:p>
          </table:table-cell>
          <table:table-cell table:formula="of:=[.$B$4]*SQRT(([.$B10]*(1-[.$B10])/([.$B$3]-1))*[.AK$7]*([.$B$3]-[.AK$7]))/SQRT([.AK$7])" office:value-type="float" office:value="0.269280991965328">
            <text:p>0,27</text:p>
          </table:table-cell>
          <table:table-cell table:formula="of:=[.$B$4]*SQRT(([.$B10]*(1-[.$B10])/([.$B$3]-1))*[.AL$7]*([.$B$3]-[.AL$7]))/SQRT([.AL$7])" office:value-type="float" office:value="0.267653901589035">
            <text:p>0,27</text:p>
          </table:table-cell>
          <table:table-cell table:formula="of:=[.$B$4]*SQRT(([.$B10]*(1-[.$B10])/([.$B$3]-1))*[.AM$7]*([.$B$3]-[.AM$7]))/SQRT([.AM$7])" office:value-type="float" office:value="0.266016859311275">
            <text:p>0,27</text:p>
          </table:table-cell>
          <table:table-cell table:formula="of:=[.$B$4]*SQRT(([.$B10]*(1-[.$B10])/([.$B$3]-1))*[.AN$7]*([.$B$3]-[.AN$7]))/SQRT([.AN$7])" office:value-type="float" office:value="0.264369680258227">
            <text:p>0,26</text:p>
          </table:table-cell>
          <table:table-cell table:formula="of:=[.$B$4]*SQRT(([.$B10]*(1-[.$B10])/([.$B$3]-1))*[.AO$7]*([.$B$3]-[.AO$7]))/SQRT([.AO$7])" office:value-type="float" office:value="0.262712173760256">
            <text:p>0,26</text:p>
          </table:table-cell>
          <table:table-cell table:formula="of:=[.$B$4]*SQRT(([.$B10]*(1-[.$B10])/([.$B$3]-1))*[.AP$7]*([.$B$3]-[.AP$7]))/SQRT([.AP$7])" office:value-type="float" office:value="0.261044143094307">
            <text:p>0,26</text:p>
          </table:table-cell>
          <table:table-cell table:formula="of:=[.$B$4]*SQRT(([.$B10]*(1-[.$B10])/([.$B$3]-1))*[.AQ$7]*([.$B$3]-[.AQ$7]))/SQRT([.AQ$7])" office:value-type="float" office:value="0.259365385211371">
            <text:p>0,26</text:p>
          </table:table-cell>
          <table:table-cell table:formula="of:=[.$B$4]*SQRT(([.$B10]*(1-[.$B10])/([.$B$3]-1))*[.AR$7]*([.$B$3]-[.AR$7]))/SQRT([.AR$7])" office:value-type="float" office:value="0.257675690447984">
            <text:p>0,26</text:p>
          </table:table-cell>
          <table:table-cell table:formula="of:=[.$B$4]*SQRT(([.$B10]*(1-[.$B10])/([.$B$3]-1))*[.AS$7]*([.$B$3]-[.AS$7]))/SQRT([.AS$7])" office:value-type="float" office:value="0.255974842220573">
            <text:p>0,26</text:p>
          </table:table-cell>
          <table:table-cell table:formula="of:=[.$B$4]*SQRT(([.$B10]*(1-[.$B10])/([.$B$3]-1))*[.AT$7]*([.$B$3]-[.AT$7]))/SQRT([.AT$7])" office:value-type="float" office:value="0.254262616701412">
            <text:p>0,25</text:p>
          </table:table-cell>
          <table:table-cell table:formula="of:=[.$B$4]*SQRT(([.$B10]*(1-[.$B10])/([.$B$3]-1))*[.AU$7]*([.$B$3]-[.AU$7]))/SQRT([.AU$7])" office:value-type="float" office:value="0.252538782474794">
            <text:p>0,25</text:p>
          </table:table-cell>
          <table:table-cell table:formula="of:=[.$B$4]*SQRT(([.$B10]*(1-[.$B10])/([.$B$3]-1))*[.AV$7]*([.$B$3]-[.AV$7]))/SQRT([.AV$7])" office:value-type="float" office:value="0.250803100171934">
            <text:p>0,25</text:p>
          </table:table-cell>
          <table:table-cell table:formula="of:=[.$B$4]*SQRT(([.$B10]*(1-[.$B10])/([.$B$3]-1))*[.AW$7]*([.$B$3]-[.AW$7]))/SQRT([.AW$7])" office:value-type="float" office:value="0.249055322082977">
            <text:p>0,25</text:p>
          </table:table-cell>
          <table:table-cell table:formula="of:=[.$B$4]*SQRT(([.$B10]*(1-[.$B10])/([.$B$3]-1))*[.AX$7]*([.$B$3]-[.AX$7]))/SQRT([.AX$7])" office:value-type="float" office:value="0.247295191744315">
            <text:p>0,25</text:p>
          </table:table-cell>
          <table:table-cell table:formula="of:=[.$B$4]*SQRT(([.$B10]*(1-[.$B10])/([.$B$3]-1))*[.AY$7]*([.$B$3]-[.AY$7]))/SQRT([.AY$7])" office:value-type="float" office:value="0.245522443499285">
            <text:p>0,25</text:p>
          </table:table-cell>
          <table:table-cell table:formula="of:=[.$B$4]*SQRT(([.$B10]*(1-[.$B10])/([.$B$3]-1))*[.AZ$7]*([.$B$3]-[.AZ$7]))/SQRT([.AZ$7])" office:value-type="float" office:value="0.243736802030103">
            <text:p>0,24</text:p>
          </table:table-cell>
          <table:table-cell table:formula="of:=[.$B$4]*SQRT(([.$B10]*(1-[.$B10])/([.$B$3]-1))*[.BA$7]*([.$B$3]-[.BA$7]))/SQRT([.BA$7])" office:value-type="float" office:value="0.241937981858706">
            <text:p>0,24</text:p>
          </table:table-cell>
        </table:table-row>
        <table:table-row table:style-name="ro2">
          <table:table-cell table:formula="of:=[.A10]+1" office:value-type="float" office:value="4">
            <text:p>4</text:p>
          </table:table-cell>
          <table:table-cell table:formula="of:=[.$A11]/[.$B$1]" office:value-type="float" office:value="0.0404040404040404">
            <text:p>0,040</text:p>
          </table:table-cell>
          <table:table-cell table:formula="of:=[.$B$4]*SQRT(([.$B11]*(1-[.$B11])/([.$B$1]-1))*[.C$7]*([.$B$1]-[.C$7]))/SQRT([.C$7])" office:value-type="float" office:value="0.313807832152681">
            <text:p>0,31</text:p>
          </table:table-cell>
          <table:table-cell table:formula="of:=[.$B$4]*SQRT(([.$B11]*(1-[.$B11])/([.$B$1]-1))*[.D$7]*([.$B$1]-[.D$7]))/SQRT([.D$7])" office:value-type="float" office:value="0.312097694995062">
            <text:p>0,31</text:p>
          </table:table-cell>
          <table:table-cell table:formula="of:=[.$B$4]*SQRT(([.$B11]*(1-[.$B11])/([.$B$1]-1))*[.E$7]*([.$B$1]-[.E$7]))/SQRT([.E$7])" office:value-type="float" office:value="0.310378135380211">
            <text:p>0,31</text:p>
          </table:table-cell>
          <table:table-cell table:formula="of:=[.$B$4]*SQRT(([.$B11]*(1-[.$B11])/([.$B$1]-1))*[.F$7]*([.$B$1]-[.F$7]))/SQRT([.F$7])" office:value-type="float" office:value="0.308648995823674">
            <text:p>0,31</text:p>
          </table:table-cell>
          <table:table-cell table:formula="of:=[.$B$4]*SQRT(([.$B11]*(1-[.$B11])/([.$B$1]-1))*[.G$7]*([.$B$1]-[.G$7]))/SQRT([.G$7])" office:value-type="float" office:value="0.306910114404573">
            <text:p>0,31</text:p>
          </table:table-cell>
          <table:table-cell table:formula="of:=[.$B$4]*SQRT(([.$B11]*(1-[.$B11])/([.$B$1]-1))*[.H$7]*([.$B$1]-[.H$7]))/SQRT([.H$7])" office:value-type="float" office:value="0.30516132458864">
            <text:p>0,31</text:p>
          </table:table-cell>
          <table:table-cell table:formula="of:=[.$B$4]*SQRT(([.$B11]*(1-[.$B11])/([.$B$1]-1))*[.I$7]*([.$B$1]-[.I$7]))/SQRT([.I$7])" office:value-type="float" office:value="0.303402455042076">
            <text:p>0,30</text:p>
          </table:table-cell>
          <table:table-cell table:formula="of:=[.$B$4]*SQRT(([.$B11]*(1-[.$B11])/([.$B$1]-1))*[.J$7]*([.$B$1]-[.J$7]))/SQRT([.J$7])" office:value-type="float" office:value="0.301633329435632">
            <text:p>0,30</text:p>
          </table:table-cell>
          <table:table-cell table:formula="of:=[.$B$4]*SQRT(([.$B11]*(1-[.$B11])/([.$B$1]-1))*[.K$7]*([.$B$1]-[.K$7]))/SQRT([.K$7])" office:value-type="float" office:value="0.299853766238295">
            <text:p>0,30</text:p>
          </table:table-cell>
          <table:table-cell table:formula="of:=[.$B$4]*SQRT(([.$B11]*(1-[.$B11])/([.$B$1]-1))*[.L$7]*([.$B$1]-[.L$7]))/SQRT([.L$7])" office:value-type="float" office:value="0.298063578499883">
            <text:p>0,30</text:p>
          </table:table-cell>
          <table:table-cell table:formula="of:=[.$B$4]*SQRT(([.$B11]*(1-[.$B11])/([.$B$1]-1))*[.M$7]*([.$B$1]-[.M$7]))/SQRT([.M$7])" office:value-type="float" office:value="0.296262573621815">
            <text:p>0,30</text:p>
          </table:table-cell>
          <table:table-cell table:formula="of:=[.$B$4]*SQRT(([.$B11]*(1-[.$B11])/([.$B$1]-1))*[.N$7]*([.$B$1]-[.N$7]))/SQRT([.N$7])" office:value-type="float" office:value="0.294450553115268">
            <text:p>0,29</text:p>
          </table:table-cell>
          <table:table-cell table:formula="of:=[.$B$4]*SQRT(([.$B11]*(1-[.$B11])/([.$B$1]-1))*[.O$7]*([.$B$1]-[.O$7]))/SQRT([.O$7])" office:value-type="float" office:value="0.292627312345845">
            <text:p>0,29</text:p>
          </table:table-cell>
          <table:table-cell table:formula="of:=[.$B$4]*SQRT(([.$B11]*(1-[.$B11])/([.$B$1]-1))*[.P$7]*([.$B$1]-[.P$7]))/SQRT([.P$7])" office:value-type="float" office:value="0.290792640263845">
            <text:p>0,29</text:p>
          </table:table-cell>
          <table:table-cell table:formula="of:=[.$B$4]*SQRT(([.$B11]*(1-[.$B11])/([.$B$1]-1))*[.Q$7]*([.$B$1]-[.Q$7]))/SQRT([.Q$7])" office:value-type="float" office:value="0.288946319119112">
            <text:p>0,29</text:p>
          </table:table-cell>
          <table:table-cell table:formula="of:=[.$B$4]*SQRT(([.$B11]*(1-[.$B11])/([.$B$1]-1))*[.R$7]*([.$B$1]-[.R$7]))/SQRT([.R$7])" office:value-type="float" office:value="0.287088124159376">
            <text:p>0,29</text:p>
          </table:table-cell>
          <table:table-cell table:formula="of:=[.$B$4]*SQRT(([.$B11]*(1-[.$B11])/([.$B$1]-1))*[.S$7]*([.$B$1]-[.S$7]))/SQRT([.S$7])" office:value-type="float" office:value="0.285217823310913">
            <text:p>0,29</text:p>
          </table:table-cell>
          <table:table-cell table:formula="of:=[.$B$4]*SQRT(([.$B11]*(1-[.$B11])/([.$B$1]-1))*[.T$7]*([.$B$1]-[.T$7]))/SQRT([.T$7])" office:value-type="float" office:value="0.283335176840223">
            <text:p>0,28</text:p>
          </table:table-cell>
          <table:table-cell table:formula="of:=[.$B$4]*SQRT(([.$B11]*(1-[.$B11])/([.$B$1]-1))*[.U$7]*([.$B$1]-[.U$7]))/SQRT([.U$7])" office:value-type="float" office:value="0.281439936995349">
            <text:p>0,28</text:p>
          </table:table-cell>
          <table:table-cell table:formula="of:=[.$B$4]*SQRT(([.$B11]*(1-[.$B11])/([.$B$1]-1))*[.V$7]*([.$B$1]-[.V$7]))/SQRT([.V$7])" office:value-type="float" office:value="0.279531847625296">
            <text:p>0,28</text:p>
          </table:table-cell>
          <table:table-cell table:formula="of:=[.$B$4]*SQRT(([.$B11]*(1-[.$B11])/([.$B$1]-1))*[.W$7]*([.$B$1]-[.W$7]))/SQRT([.W$7])" office:value-type="float" office:value="0.277610643775914">
            <text:p>0,28</text:p>
          </table:table-cell>
          <table:table-cell table:formula="of:=[.$B$4]*SQRT(([.$B11]*(1-[.$B11])/([.$B$1]-1))*[.X$7]*([.$B$1]-[.X$7]))/SQRT([.X$7])" office:value-type="float" office:value="0.275676051260429">
            <text:p>0,28</text:p>
          </table:table-cell>
          <table:table-cell table:formula="of:=[.$B$4]*SQRT(([.$B11]*(1-[.$B11])/([.$B$1]-1))*[.Y$7]*([.$B$1]-[.Y$7]))/SQRT([.Y$7])" office:value-type="float" office:value="0.273727786202659">
            <text:p>0,27</text:p>
          </table:table-cell>
          <table:table-cell table:formula="of:=[.$B$4]*SQRT(([.$B11]*(1-[.$B11])/([.$B$1]-1))*[.Z$7]*([.$B$1]-[.Z$7]))/SQRT([.Z$7])" office:value-type="float" office:value="0.271765554550745">
            <text:p>0,27</text:p>
          </table:table-cell>
          <table:table-cell table:formula="of:=[.$B$4]*SQRT(([.$B11]*(1-[.$B11])/([.$B$1]-1))*[.AA$7]*([.$B$1]-[.AA$7]))/SQRT([.AA$7])" office:value-type="float" office:value="0.269789051559065">
            <text:p>0,27</text:p>
          </table:table-cell>
          <table:table-cell/>
          <table:table-cell table:formula="of:=[.$B$4]*SQRT(([.$B11]*(1-[.$B11])/([.$B$3]-1))*[.AC$7]*([.$B$3]-[.AC$7]))/SQRT([.AC$7])" office:value-type="float" office:value="0.323879084405233">
            <text:p>0,32</text:p>
          </table:table-cell>
          <table:table-cell table:formula="of:=[.$B$4]*SQRT(([.$B11]*(1-[.$B11])/([.$B$3]-1))*[.AD$7]*([.$B$3]-[.AD$7]))/SQRT([.AD$7])" office:value-type="float" office:value="0.322094613059979">
            <text:p>0,32</text:p>
          </table:table-cell>
          <table:table-cell table:formula="of:=[.$B$4]*SQRT(([.$B11]*(1-[.$B11])/([.$B$3]-1))*[.AE$7]*([.$B$3]-[.AE$7]))/SQRT([.AE$7])" office:value-type="float" office:value="0.320300200139407">
            <text:p>0,32</text:p>
          </table:table-cell>
          <table:table-cell table:formula="of:=[.$B$4]*SQRT(([.$B11]*(1-[.$B11])/([.$B$3]-1))*[.AF$7]*([.$B$3]-[.AF$7]))/SQRT([.AF$7])" office:value-type="float" office:value="0.318495677610278">
            <text:p>0,32</text:p>
          </table:table-cell>
          <table:table-cell table:formula="of:=[.$B$4]*SQRT(([.$B11]*(1-[.$B11])/([.$B$3]-1))*[.AG$7]*([.$B$3]-[.AG$7]))/SQRT([.AG$7])" office:value-type="float" office:value="0.316680872651816">
            <text:p>0,32</text:p>
          </table:table-cell>
          <table:table-cell table:formula="of:=[.$B$4]*SQRT(([.$B11]*(1-[.$B11])/([.$B$3]-1))*[.AH$7]*([.$B$3]-[.AH$7]))/SQRT([.AH$7])" office:value-type="float" office:value="0.314855607462535">
            <text:p>0,31</text:p>
          </table:table-cell>
          <table:table-cell table:formula="of:=[.$B$4]*SQRT(([.$B11]*(1-[.$B11])/([.$B$3]-1))*[.AI$7]*([.$B$3]-[.AI$7]))/SQRT([.AI$7])" office:value-type="float" office:value="0.313019699056925">
            <text:p>0,31</text:p>
          </table:table-cell>
          <table:table-cell table:formula="of:=[.$B$4]*SQRT(([.$B11]*(1-[.$B11])/([.$B$3]-1))*[.AJ$7]*([.$B$3]-[.AJ$7]))/SQRT([.AJ$7])" office:value-type="float" office:value="0.311172959051351">
            <text:p>0,31</text:p>
          </table:table-cell>
          <table:table-cell table:formula="of:=[.$B$4]*SQRT(([.$B11]*(1-[.$B11])/([.$B$3]-1))*[.AK$7]*([.$B$3]-[.AK$7]))/SQRT([.AK$7])" office:value-type="float" office:value="0.309315193438441">
            <text:p>0,31</text:p>
          </table:table-cell>
          <table:table-cell table:formula="of:=[.$B$4]*SQRT(([.$B11]*(1-[.$B11])/([.$B$3]-1))*[.AL$7]*([.$B$3]-[.AL$7]))/SQRT([.AL$7])" office:value-type="float" office:value="0.307446202349201">
            <text:p>0,31</text:p>
          </table:table-cell>
          <table:table-cell table:formula="of:=[.$B$4]*SQRT(([.$B11]*(1-[.$B11])/([.$B$3]-1))*[.AM$7]*([.$B$3]-[.AM$7]))/SQRT([.AM$7])" office:value-type="float" office:value="0.305565779802046">
            <text:p>0,31</text:p>
          </table:table-cell>
          <table:table-cell table:formula="of:=[.$B$4]*SQRT(([.$B11]*(1-[.$B11])/([.$B$3]-1))*[.AN$7]*([.$B$3]-[.AN$7]))/SQRT([.AN$7])" office:value-type="float" office:value="0.303673713437825">
            <text:p>0,30</text:p>
          </table:table-cell>
          <table:table-cell table:formula="of:=[.$B$4]*SQRT(([.$B11]*(1-[.$B11])/([.$B$3]-1))*[.AO$7]*([.$B$3]-[.AO$7]))/SQRT([.AO$7])" office:value-type="float" office:value="0.301769784239914">
            <text:p>0,30</text:p>
          </table:table-cell>
          <table:table-cell table:formula="of:=[.$B$4]*SQRT(([.$B11]*(1-[.$B11])/([.$B$3]-1))*[.AP$7]*([.$B$3]-[.AP$7]))/SQRT([.AP$7])" office:value-type="float" office:value="0.299853766238295">
            <text:p>0,30</text:p>
          </table:table-cell>
          <table:table-cell table:formula="of:=[.$B$4]*SQRT(([.$B11]*(1-[.$B11])/([.$B$3]-1))*[.AQ$7]*([.$B$3]-[.AQ$7]))/SQRT([.AQ$7])" office:value-type="float" office:value="0.297925426196517">
            <text:p>0,30</text:p>
          </table:table-cell>
          <table:table-cell table:formula="of:=[.$B$4]*SQRT(([.$B11]*(1-[.$B11])/([.$B$3]-1))*[.AR$7]*([.$B$3]-[.AR$7]))/SQRT([.AR$7])" office:value-type="float" office:value="0.295984523280293">
            <text:p>0,30</text:p>
          </table:table-cell>
          <table:table-cell table:formula="of:=[.$B$4]*SQRT(([.$B11]*(1-[.$B11])/([.$B$3]-1))*[.AS$7]*([.$B$3]-[.AS$7]))/SQRT([.AS$7])" office:value-type="float" office:value="0.294030808706415">
            <text:p>0,29</text:p>
          </table:table-cell>
          <table:table-cell table:formula="of:=[.$B$4]*SQRT(([.$B11]*(1-[.$B11])/([.$B$3]-1))*[.AT$7]*([.$B$3]-[.AT$7]))/SQRT([.AT$7])" office:value-type="float" office:value="0.292064025370524">
            <text:p>0,29</text:p>
          </table:table-cell>
          <table:table-cell table:formula="of:=[.$B$4]*SQRT(([.$B11]*(1-[.$B11])/([.$B$3]-1))*[.AU$7]*([.$B$3]-[.AU$7]))/SQRT([.AU$7])" office:value-type="float" office:value="0.290083907452172">
            <text:p>0,29</text:p>
          </table:table-cell>
          <table:table-cell table:formula="of:=[.$B$4]*SQRT(([.$B11]*(1-[.$B11])/([.$B$3]-1))*[.AV$7]*([.$B$3]-[.AV$7]))/SQRT([.AV$7])" office:value-type="float" office:value="0.288090179995442">
            <text:p>0,29</text:p>
          </table:table-cell>
          <table:table-cell table:formula="of:=[.$B$4]*SQRT(([.$B11]*(1-[.$B11])/([.$B$3]-1))*[.AW$7]*([.$B$3]-[.AW$7]))/SQRT([.AW$7])" office:value-type="float" office:value="0.286082558463274">
            <text:p>0,29</text:p>
          </table:table-cell>
          <table:table-cell table:formula="of:=[.$B$4]*SQRT(([.$B11]*(1-[.$B11])/([.$B$3]-1))*[.AX$7]*([.$B$3]-[.AX$7]))/SQRT([.AX$7])" office:value-type="float" office:value="0.284060748263428">
            <text:p>0,28</text:p>
          </table:table-cell>
          <table:table-cell table:formula="of:=[.$B$4]*SQRT(([.$B11]*(1-[.$B11])/([.$B$3]-1))*[.AY$7]*([.$B$3]-[.AY$7]))/SQRT([.AY$7])" office:value-type="float" office:value="0.282024444243871">
            <text:p>0,28</text:p>
          </table:table-cell>
          <table:table-cell table:formula="of:=[.$B$4]*SQRT(([.$B11]*(1-[.$B11])/([.$B$3]-1))*[.AZ$7]*([.$B$3]-[.AZ$7]))/SQRT([.AZ$7])" office:value-type="float" office:value="0.279973330155125">
            <text:p>0,28</text:p>
          </table:table-cell>
          <table:table-cell table:formula="of:=[.$B$4]*SQRT(([.$B11]*(1-[.$B11])/([.$B$3]-1))*[.BA$7]*([.$B$3]-[.BA$7]))/SQRT([.BA$7])" office:value-type="float" office:value="0.277907078076893">
            <text:p>0,28</text:p>
          </table:table-cell>
        </table:table-row>
        <table:table-row table:style-name="ro2">
          <table:table-cell table:formula="of:=[.A11]+1" office:value-type="float" office:value="5">
            <text:p>5</text:p>
          </table:table-cell>
          <table:table-cell table:formula="of:=[.$A12]/[.$B$1]" office:value-type="float" office:value="0.0505050505050505">
            <text:p>0,051</text:p>
          </table:table-cell>
          <table:table-cell table:formula="of:=[.$B$4]*SQRT(([.$B12]*(1-[.$B12])/([.$B$1]-1))*[.C$7]*([.$B$1]-[.C$7]))/SQRT([.C$7])" office:value-type="float" office:value="0.348996369663564">
            <text:p>0,35</text:p>
          </table:table-cell>
          <table:table-cell table:formula="of:=[.$B$4]*SQRT(([.$B12]*(1-[.$B12])/([.$B$1]-1))*[.D$7]*([.$B$1]-[.D$7]))/SQRT([.D$7])" office:value-type="float" office:value="0.347094467931087">
            <text:p>0,35</text:p>
          </table:table-cell>
          <table:table-cell table:formula="of:=[.$B$4]*SQRT(([.$B12]*(1-[.$B12])/([.$B$1]-1))*[.E$7]*([.$B$1]-[.E$7]))/SQRT([.E$7])" office:value-type="float" office:value="0.345182087163257">
            <text:p>0,35</text:p>
          </table:table-cell>
          <table:table-cell table:formula="of:=[.$B$4]*SQRT(([.$B12]*(1-[.$B12])/([.$B$1]-1))*[.F$7]*([.$B$1]-[.F$7]))/SQRT([.F$7])" office:value-type="float" office:value="0.343259052216253">
            <text:p>0,34</text:p>
          </table:table-cell>
          <table:table-cell table:formula="of:=[.$B$4]*SQRT(([.$B12]*(1-[.$B12])/([.$B$1]-1))*[.G$7]*([.$B$1]-[.G$7]))/SQRT([.G$7])" office:value-type="float" office:value="0.341325183012356">
            <text:p>0,34</text:p>
          </table:table-cell>
          <table:table-cell table:formula="of:=[.$B$4]*SQRT(([.$B12]*(1-[.$B12])/([.$B$1]-1))*[.H$7]*([.$B$1]-[.H$7]))/SQRT([.H$7])" office:value-type="float" office:value="0.33938029434314">
            <text:p>0,34</text:p>
          </table:table-cell>
          <table:table-cell table:formula="of:=[.$B$4]*SQRT(([.$B12]*(1-[.$B12])/([.$B$1]-1))*[.I$7]*([.$B$1]-[.I$7]))/SQRT([.I$7])" office:value-type="float" office:value="0.337424195662455">
            <text:p>0,34</text:p>
          </table:table-cell>
          <table:table-cell table:formula="of:=[.$B$4]*SQRT(([.$B12]*(1-[.$B12])/([.$B$1]-1))*[.J$7]*([.$B$1]-[.J$7]))/SQRT([.J$7])" office:value-type="float" office:value="0.335456690868542">
            <text:p>0,34</text:p>
          </table:table-cell>
          <table:table-cell table:formula="of:=[.$B$4]*SQRT(([.$B12]*(1-[.$B12])/([.$B$1]-1))*[.K$7]*([.$B$1]-[.K$7]))/SQRT([.K$7])" office:value-type="float" office:value="0.333477578074584">
            <text:p>0,33</text:p>
          </table:table-cell>
          <table:table-cell table:formula="of:=[.$B$4]*SQRT(([.$B12]*(1-[.$B12])/([.$B$1]-1))*[.L$7]*([.$B$1]-[.L$7]))/SQRT([.L$7])" office:value-type="float" office:value="0.331486649366922">
            <text:p>0,33</text:p>
          </table:table-cell>
          <table:table-cell table:formula="of:=[.$B$4]*SQRT(([.$B12]*(1-[.$B12])/([.$B$1]-1))*[.M$7]*([.$B$1]-[.M$7]))/SQRT([.M$7])" office:value-type="float" office:value="0.329483690550119">
            <text:p>0,33</text:p>
          </table:table-cell>
          <table:table-cell table:formula="of:=[.$B$4]*SQRT(([.$B12]*(1-[.$B12])/([.$B$1]-1))*[.N$7]*([.$B$1]-[.N$7]))/SQRT([.N$7])" office:value-type="float" office:value="0.327468480877999">
            <text:p>0,33</text:p>
          </table:table-cell>
          <table:table-cell table:formula="of:=[.$B$4]*SQRT(([.$B12]*(1-[.$B12])/([.$B$1]-1))*[.O$7]*([.$B$1]-[.O$7]))/SQRT([.O$7])" office:value-type="float" office:value="0.325440792769687">
            <text:p>0,33</text:p>
          </table:table-cell>
          <table:table-cell table:formula="of:=[.$B$4]*SQRT(([.$B12]*(1-[.$B12])/([.$B$1]-1))*[.P$7]*([.$B$1]-[.P$7]))/SQRT([.P$7])" office:value-type="float" office:value="0.323400391509628">
            <text:p>0,32</text:p>
          </table:table-cell>
          <table:table-cell table:formula="of:=[.$B$4]*SQRT(([.$B12]*(1-[.$B12])/([.$B$1]-1))*[.Q$7]*([.$B$1]-[.Q$7]))/SQRT([.Q$7])" office:value-type="float" office:value="0.32134703493046">
            <text:p>0,32</text:p>
          </table:table-cell>
          <table:table-cell table:formula="of:=[.$B$4]*SQRT(([.$B12]*(1-[.$B12])/([.$B$1]-1))*[.R$7]*([.$B$1]-[.R$7]))/SQRT([.R$7])" office:value-type="float" office:value="0.319280473077538">
            <text:p>0,32</text:p>
          </table:table-cell>
          <table:table-cell table:formula="of:=[.$B$4]*SQRT(([.$B12]*(1-[.$B12])/([.$B$1]-1))*[.S$7]*([.$B$1]-[.S$7]))/SQRT([.S$7])" office:value-type="float" office:value="0.317200447853773">
            <text:p>0,32</text:p>
          </table:table-cell>
          <table:table-cell table:formula="of:=[.$B$4]*SQRT(([.$B12]*(1-[.$B12])/([.$B$1]-1))*[.T$7]*([.$B$1]-[.T$7]))/SQRT([.T$7])" office:value-type="float" office:value="0.315106692643384">
            <text:p>0,32</text:p>
          </table:table-cell>
          <table:table-cell table:formula="of:=[.$B$4]*SQRT(([.$B12]*(1-[.$B12])/([.$B$1]-1))*[.U$7]*([.$B$1]-[.U$7]))/SQRT([.U$7])" office:value-type="float" office:value="0.312998931912986">
            <text:p>0,31</text:p>
          </table:table-cell>
          <table:table-cell table:formula="of:=[.$B$4]*SQRT(([.$B12]*(1-[.$B12])/([.$B$1]-1))*[.V$7]*([.$B$1]-[.V$7]))/SQRT([.V$7])" office:value-type="float" office:value="0.310876880788341">
            <text:p>0,31</text:p>
          </table:table-cell>
          <table:table-cell table:formula="of:=[.$B$4]*SQRT(([.$B12]*(1-[.$B12])/([.$B$1]-1))*[.W$7]*([.$B$1]-[.W$7]))/SQRT([.W$7])" office:value-type="float" office:value="0.30874024460492">
            <text:p>0,31</text:p>
          </table:table-cell>
          <table:table-cell table:formula="of:=[.$B$4]*SQRT(([.$B12]*(1-[.$B12])/([.$B$1]-1))*[.X$7]*([.$B$1]-[.X$7]))/SQRT([.X$7])" office:value-type="float" office:value="0.306588718430284">
            <text:p>0,31</text:p>
          </table:table-cell>
          <table:table-cell table:formula="of:=[.$B$4]*SQRT(([.$B12]*(1-[.$B12])/([.$B$1]-1))*[.Y$7]*([.$B$1]-[.Y$7]))/SQRT([.Y$7])" office:value-type="float" office:value="0.304421986556067">
            <text:p>0,30</text:p>
          </table:table-cell>
          <table:table-cell table:formula="of:=[.$B$4]*SQRT(([.$B12]*(1-[.$B12])/([.$B$1]-1))*[.Z$7]*([.$B$1]-[.Z$7]))/SQRT([.Z$7])" office:value-type="float" office:value="0.302239721957191">
            <text:p>0,30</text:p>
          </table:table-cell>
          <table:table-cell table:formula="of:=[.$B$4]*SQRT(([.$B12]*(1-[.$B12])/([.$B$1]-1))*[.AA$7]*([.$B$1]-[.AA$7]))/SQRT([.AA$7])" office:value-type="float" office:value="0.300041585715677">
            <text:p>0,30</text:p>
          </table:table-cell>
          <table:table-cell/>
          <table:table-cell table:formula="of:=[.$B$4]*SQRT(([.$B12]*(1-[.$B12])/([.$B$3]-1))*[.AC$7]*([.$B$3]-[.AC$7]))/SQRT([.AC$7])" office:value-type="float" office:value="0.360196952039074">
            <text:p>0,36</text:p>
          </table:table-cell>
          <table:table-cell table:formula="of:=[.$B$4]*SQRT(([.$B12]*(1-[.$B12])/([.$B$3]-1))*[.AD$7]*([.$B$3]-[.AD$7]))/SQRT([.AD$7])" office:value-type="float" office:value="0.358212380726784">
            <text:p>0,36</text:p>
          </table:table-cell>
          <table:table-cell table:formula="of:=[.$B$4]*SQRT(([.$B12]*(1-[.$B12])/([.$B$3]-1))*[.AE$7]*([.$B$3]-[.AE$7]))/SQRT([.AE$7])" office:value-type="float" office:value="0.356216753050249">
            <text:p>0,36</text:p>
          </table:table-cell>
          <table:table-cell table:formula="of:=[.$B$4]*SQRT(([.$B12]*(1-[.$B12])/([.$B$3]-1))*[.AF$7]*([.$B$3]-[.AF$7]))/SQRT([.AF$7])" office:value-type="float" office:value="0.354209882133988">
            <text:p>0,35</text:p>
          </table:table-cell>
          <table:table-cell table:formula="of:=[.$B$4]*SQRT(([.$B12]*(1-[.$B12])/([.$B$3]-1))*[.AG$7]*([.$B$3]-[.AG$7]))/SQRT([.AG$7])" office:value-type="float" office:value="0.352191575778135">
            <text:p>0,35</text:p>
          </table:table-cell>
          <table:table-cell table:formula="of:=[.$B$4]*SQRT(([.$B12]*(1-[.$B12])/([.$B$3]-1))*[.AH$7]*([.$B$3]-[.AH$7]))/SQRT([.AH$7])" office:value-type="float" office:value="0.350161636243603">
            <text:p>0,35</text:p>
          </table:table-cell>
          <table:table-cell table:formula="of:=[.$B$4]*SQRT(([.$B12]*(1-[.$B12])/([.$B$3]-1))*[.AI$7]*([.$B$3]-[.AI$7]))/SQRT([.AI$7])" office:value-type="float" office:value="0.348119860025981">
            <text:p>0,35</text:p>
          </table:table-cell>
          <table:table-cell table:formula="of:=[.$B$4]*SQRT(([.$B12]*(1-[.$B12])/([.$B$3]-1))*[.AJ$7]*([.$B$3]-[.AJ$7]))/SQRT([.AJ$7])" office:value-type="float" office:value="0.346066037617419">
            <text:p>0,35</text:p>
          </table:table-cell>
          <table:table-cell table:formula="of:=[.$B$4]*SQRT(([.$B12]*(1-[.$B12])/([.$B$3]-1))*[.AK$7]*([.$B$3]-[.AK$7]))/SQRT([.AK$7])" office:value-type="float" office:value="0.343999953255712">
            <text:p>0,34</text:p>
          </table:table-cell>
          <table:table-cell table:formula="of:=[.$B$4]*SQRT(([.$B12]*(1-[.$B12])/([.$B$3]-1))*[.AL$7]*([.$B$3]-[.AL$7]))/SQRT([.AL$7])" office:value-type="float" office:value="0.341921384659754">
            <text:p>0,34</text:p>
          </table:table-cell>
          <table:table-cell table:formula="of:=[.$B$4]*SQRT(([.$B12]*(1-[.$B12])/([.$B$3]-1))*[.AM$7]*([.$B$3]-[.AM$7]))/SQRT([.AM$7])" office:value-type="float" office:value="0.339830102750412">
            <text:p>0,34</text:p>
          </table:table-cell>
          <table:table-cell table:formula="of:=[.$B$4]*SQRT(([.$B12]*(1-[.$B12])/([.$B$3]-1))*[.AN$7]*([.$B$3]-[.AN$7]))/SQRT([.AN$7])" office:value-type="float" office:value="0.337725871355849">
            <text:p>0,34</text:p>
          </table:table-cell>
          <table:table-cell table:formula="of:=[.$B$4]*SQRT(([.$B12]*(1-[.$B12])/([.$B$3]-1))*[.AO$7]*([.$B$3]-[.AO$7]))/SQRT([.AO$7])" office:value-type="float" office:value="0.335608446900222">
            <text:p>0,34</text:p>
          </table:table-cell>
          <table:table-cell table:formula="of:=[.$B$4]*SQRT(([.$B12]*(1-[.$B12])/([.$B$3]-1))*[.AP$7]*([.$B$3]-[.AP$7]))/SQRT([.AP$7])" office:value-type="float" office:value="0.333477578074584">
            <text:p>0,33</text:p>
          </table:table-cell>
          <table:table-cell table:formula="of:=[.$B$4]*SQRT(([.$B12]*(1-[.$B12])/([.$B$3]-1))*[.AQ$7]*([.$B$3]-[.AQ$7]))/SQRT([.AQ$7])" office:value-type="float" office:value="0.331333005488741">
            <text:p>0,33</text:p>
          </table:table-cell>
          <table:table-cell table:formula="of:=[.$B$4]*SQRT(([.$B12]*(1-[.$B12])/([.$B$3]-1))*[.AR$7]*([.$B$3]-[.AR$7]))/SQRT([.AR$7])" office:value-type="float" office:value="0.329174461302686">
            <text:p>0,33</text:p>
          </table:table-cell>
          <table:table-cell table:formula="of:=[.$B$4]*SQRT(([.$B12]*(1-[.$B12])/([.$B$3]-1))*[.AS$7]*([.$B$3]-[.AS$7]))/SQRT([.AS$7])" office:value-type="float" office:value="0.327001668836147">
            <text:p>0,33</text:p>
          </table:table-cell>
          <table:table-cell table:formula="of:=[.$B$4]*SQRT(([.$B12]*(1-[.$B12])/([.$B$3]-1))*[.AT$7]*([.$B$3]-[.AT$7]))/SQRT([.AT$7])" office:value-type="float" office:value="0.324814342154618">
            <text:p>0,32</text:p>
          </table:table-cell>
          <table:table-cell table:formula="of:=[.$B$4]*SQRT(([.$B12]*(1-[.$B12])/([.$B$3]-1))*[.AU$7]*([.$B$3]-[.AU$7]))/SQRT([.AU$7])" office:value-type="float" office:value="0.322612185630129">
            <text:p>0,32</text:p>
          </table:table-cell>
          <table:table-cell table:formula="of:=[.$B$4]*SQRT(([.$B12]*(1-[.$B12])/([.$B$3]-1))*[.AV$7]*([.$B$3]-[.AV$7]))/SQRT([.AV$7])" office:value-type="float" office:value="0.32039489347485">
            <text:p>0,32</text:p>
          </table:table-cell>
          <table:table-cell table:formula="of:=[.$B$4]*SQRT(([.$B12]*(1-[.$B12])/([.$B$3]-1))*[.AW$7]*([.$B$3]-[.AW$7]))/SQRT([.AW$7])" office:value-type="float" office:value="0.318162149245431">
            <text:p>0,32</text:p>
          </table:table-cell>
          <table:table-cell table:formula="of:=[.$B$4]*SQRT(([.$B12]*(1-[.$B12])/([.$B$3]-1))*[.AX$7]*([.$B$3]-[.AX$7]))/SQRT([.AX$7])" office:value-type="float" office:value="0.315913625315819">
            <text:p>0,32</text:p>
          </table:table-cell>
          <table:table-cell table:formula="of:=[.$B$4]*SQRT(([.$B12]*(1-[.$B12])/([.$B$3]-1))*[.AY$7]*([.$B$3]-[.AY$7]))/SQRT([.AY$7])" office:value-type="float" office:value="0.313648982316053">
            <text:p>0,31</text:p>
          </table:table-cell>
          <table:table-cell table:formula="of:=[.$B$4]*SQRT(([.$B12]*(1-[.$B12])/([.$B$3]-1))*[.AZ$7]*([.$B$3]-[.AZ$7]))/SQRT([.AZ$7])" office:value-type="float" office:value="0.311367868534322">
            <text:p>0,31</text:p>
          </table:table-cell>
          <table:table-cell table:formula="of:=[.$B$4]*SQRT(([.$B12]*(1-[.$B12])/([.$B$3]-1))*[.BA$7]*([.$B$3]-[.BA$7]))/SQRT([.BA$7])" office:value-type="float" office:value="0.309069919279309">
            <text:p>0,31</text:p>
          </table:table-cell>
        </table:table-row>
        <table:table-row table:style-name="ro2">
          <table:table-cell table:formula="of:=[.A12]+1" office:value-type="float" office:value="6">
            <text:p>6</text:p>
          </table:table-cell>
          <table:table-cell table:formula="of:=[.$A13]/[.$B$1]" office:value-type="float" office:value="0.0606060606060606">
            <text:p>0,061</text:p>
          </table:table-cell>
          <table:table-cell table:formula="of:=[.$B$4]*SQRT(([.$B13]*(1-[.$B13])/([.$B$1]-1))*[.C$7]*([.$B$1]-[.C$7]))/SQRT([.C$7])" office:value-type="float" office:value="0.380267386468369">
            <text:p>0,38</text:p>
          </table:table-cell>
          <table:table-cell table:formula="of:=[.$B$4]*SQRT(([.$B13]*(1-[.$B13])/([.$B$1]-1))*[.D$7]*([.$B$1]-[.D$7]))/SQRT([.D$7])" office:value-type="float" office:value="0.378195069206658">
            <text:p>0,38</text:p>
          </table:table-cell>
          <table:table-cell table:formula="of:=[.$B$4]*SQRT(([.$B13]*(1-[.$B13])/([.$B$1]-1))*[.E$7]*([.$B$1]-[.E$7]))/SQRT([.E$7])" office:value-type="float" office:value="0.376111333959738">
            <text:p>0,38</text:p>
          </table:table-cell>
          <table:table-cell table:formula="of:=[.$B$4]*SQRT(([.$B13]*(1-[.$B13])/([.$B$1]-1))*[.F$7]*([.$B$1]-[.F$7]))/SQRT([.F$7])" office:value-type="float" office:value="0.37401598989043">
            <text:p>0,37</text:p>
          </table:table-cell>
          <table:table-cell table:formula="of:=[.$B$4]*SQRT(([.$B13]*(1-[.$B13])/([.$B$1]-1))*[.G$7]*([.$B$1]-[.G$7]))/SQRT([.G$7])" office:value-type="float" office:value="0.371908840785565">
            <text:p>0,37</text:p>
          </table:table-cell>
          <table:table-cell table:formula="of:=[.$B$4]*SQRT(([.$B13]*(1-[.$B13])/([.$B$1]-1))*[.H$7]*([.$B$1]-[.H$7]))/SQRT([.H$7])" office:value-type="float" office:value="0.369789684841543">
            <text:p>0,37</text:p>
          </table:table-cell>
          <table:table-cell table:formula="of:=[.$B$4]*SQRT(([.$B13]*(1-[.$B13])/([.$B$1]-1))*[.I$7]*([.$B$1]-[.I$7]))/SQRT([.I$7])" office:value-type="float" office:value="0.367658314438763">
            <text:p>0,37</text:p>
          </table:table-cell>
          <table:table-cell table:formula="of:=[.$B$4]*SQRT(([.$B13]*(1-[.$B13])/([.$B$1]-1))*[.J$7]*([.$B$1]-[.J$7]))/SQRT([.J$7])" office:value-type="float" office:value="0.365514515904221">
            <text:p>0,37</text:p>
          </table:table-cell>
          <table:table-cell table:formula="of:=[.$B$4]*SQRT(([.$B13]*(1-[.$B13])/([.$B$1]-1))*[.K$7]*([.$B$1]-[.K$7]))/SQRT([.K$7])" office:value-type="float" office:value="0.363358069261496">
            <text:p>0,36</text:p>
          </table:table-cell>
          <table:table-cell table:formula="of:=[.$B$4]*SQRT(([.$B13]*(1-[.$B13])/([.$B$1]-1))*[.L$7]*([.$B$1]-[.L$7]))/SQRT([.L$7])" office:value-type="float" office:value="0.361188747967301">
            <text:p>0,36</text:p>
          </table:table-cell>
          <table:table-cell table:formula="of:=[.$B$4]*SQRT(([.$B13]*(1-[.$B13])/([.$B$1]-1))*[.M$7]*([.$B$1]-[.M$7]))/SQRT([.M$7])" office:value-type="float" office:value="0.359006318633713">
            <text:p>0,36</text:p>
          </table:table-cell>
          <table:table-cell table:formula="of:=[.$B$4]*SQRT(([.$B13]*(1-[.$B13])/([.$B$1]-1))*[.N$7]*([.$B$1]-[.N$7]))/SQRT([.N$7])" office:value-type="float" office:value="0.356810540735102">
            <text:p>0,36</text:p>
          </table:table-cell>
          <table:table-cell table:formula="of:=[.$B$4]*SQRT(([.$B13]*(1-[.$B13])/([.$B$1]-1))*[.O$7]*([.$B$1]-[.O$7]))/SQRT([.O$7])" office:value-type="float" office:value="0.354601166298732">
            <text:p>0,35</text:p>
          </table:table-cell>
          <table:table-cell table:formula="of:=[.$B$4]*SQRT(([.$B13]*(1-[.$B13])/([.$B$1]-1))*[.P$7]*([.$B$1]-[.P$7]))/SQRT([.P$7])" office:value-type="float" office:value="0.352377939577899">
            <text:p>0,35</text:p>
          </table:table-cell>
          <table:table-cell table:formula="of:=[.$B$4]*SQRT(([.$B13]*(1-[.$B13])/([.$B$1]-1))*[.Q$7]*([.$B$1]-[.Q$7]))/SQRT([.Q$7])" office:value-type="float" office:value="0.350140596706395">
            <text:p>0,35</text:p>
          </table:table-cell>
          <table:table-cell table:formula="of:=[.$B$4]*SQRT(([.$B13]*(1-[.$B13])/([.$B$1]-1))*[.R$7]*([.$B$1]-[.R$7]))/SQRT([.R$7])" office:value-type="float" office:value="0.347888865332961">
            <text:p>0,35</text:p>
          </table:table-cell>
          <table:table-cell table:formula="of:=[.$B$4]*SQRT(([.$B13]*(1-[.$B13])/([.$B$1]-1))*[.S$7]*([.$B$1]-[.S$7]))/SQRT([.S$7])" office:value-type="float" office:value="0.345622464234314">
            <text:p>0,35</text:p>
          </table:table-cell>
          <table:table-cell table:formula="of:=[.$B$4]*SQRT(([.$B13]*(1-[.$B13])/([.$B$1]-1))*[.T$7]*([.$B$1]-[.T$7]))/SQRT([.T$7])" office:value-type="float" office:value="0.343341102905179">
            <text:p>0,34</text:p>
          </table:table-cell>
          <table:table-cell table:formula="of:=[.$B$4]*SQRT(([.$B13]*(1-[.$B13])/([.$B$1]-1))*[.U$7]*([.$B$1]-[.U$7]))/SQRT([.U$7])" office:value-type="float" office:value="0.341044481123635">
            <text:p>0,34</text:p>
          </table:table-cell>
          <table:table-cell table:formula="of:=[.$B$4]*SQRT(([.$B13]*(1-[.$B13])/([.$B$1]-1))*[.V$7]*([.$B$1]-[.V$7]))/SQRT([.V$7])" office:value-type="float" office:value="0.338732288489943">
            <text:p>0,34</text:p>
          </table:table-cell>
          <table:table-cell table:formula="of:=[.$B$4]*SQRT(([.$B13]*(1-[.$B13])/([.$B$1]-1))*[.W$7]*([.$B$1]-[.W$7]))/SQRT([.W$7])" office:value-type="float" office:value="0.33640420393684">
            <text:p>0,34</text:p>
          </table:table-cell>
          <table:table-cell table:formula="of:=[.$B$4]*SQRT(([.$B13]*(1-[.$B13])/([.$B$1]-1))*[.X$7]*([.$B$1]-[.X$7]))/SQRT([.X$7])" office:value-type="float" office:value="0.334059895209113">
            <text:p>0,33</text:p>
          </table:table-cell>
          <table:table-cell table:formula="of:=[.$B$4]*SQRT(([.$B13]*(1-[.$B13])/([.$B$1]-1))*[.Y$7]*([.$B$1]-[.Y$7]))/SQRT([.Y$7])" office:value-type="float" office:value="0.331699018310076">
            <text:p>0,33</text:p>
          </table:table-cell>
          <table:table-cell table:formula="of:=[.$B$4]*SQRT(([.$B13]*(1-[.$B13])/([.$B$1]-1))*[.Z$7]*([.$B$1]-[.Z$7]))/SQRT([.Z$7])" office:value-type="float" office:value="0.329321216912323">
            <text:p>0,33</text:p>
          </table:table-cell>
          <table:table-cell table:formula="of:=[.$B$4]*SQRT(([.$B13]*(1-[.$B13])/([.$B$1]-1))*[.AA$7]*([.$B$1]-[.AA$7]))/SQRT([.AA$7])" office:value-type="float" office:value="0.326926121729907">
            <text:p>0,33</text:p>
          </table:table-cell>
          <table:table-cell/>
          <table:table-cell table:formula="of:=[.$B$4]*SQRT(([.$B13]*(1-[.$B13])/([.$B$3]-1))*[.AC$7]*([.$B$3]-[.AC$7]))/SQRT([.AC$7])" office:value-type="float" office:value="0.392471571259646">
            <text:p>0,39</text:p>
          </table:table-cell>
          <table:table-cell table:formula="of:=[.$B$4]*SQRT(([.$B13]*(1-[.$B13])/([.$B$3]-1))*[.AD$7]*([.$B$3]-[.AD$7]))/SQRT([.AD$7])" office:value-type="float" office:value="0.390309177000611">
            <text:p>0,39</text:p>
          </table:table-cell>
          <table:table-cell table:formula="of:=[.$B$4]*SQRT(([.$B13]*(1-[.$B13])/([.$B$3]-1))*[.AE$7]*([.$B$3]-[.AE$7]))/SQRT([.AE$7])" office:value-type="float" office:value="0.388134735697249">
            <text:p>0,39</text:p>
          </table:table-cell>
          <table:table-cell table:formula="of:=[.$B$4]*SQRT(([.$B13]*(1-[.$B13])/([.$B$3]-1))*[.AF$7]*([.$B$3]-[.AF$7]))/SQRT([.AF$7])" office:value-type="float" office:value="0.385948043729532">
            <text:p>0,39</text:p>
          </table:table-cell>
          <table:table-cell table:formula="of:=[.$B$4]*SQRT(([.$B13]*(1-[.$B13])/([.$B$3]-1))*[.AG$7]*([.$B$3]-[.AG$7]))/SQRT([.AG$7])" office:value-type="float" office:value="0.383748891675965">
            <text:p>0,38</text:p>
          </table:table-cell>
          <table:table-cell table:formula="of:=[.$B$4]*SQRT(([.$B13]*(1-[.$B13])/([.$B$3]-1))*[.AH$7]*([.$B$3]-[.AH$7]))/SQRT([.AH$7])" office:value-type="float" office:value="0.381537064079508">
            <text:p>0,38</text:p>
          </table:table-cell>
          <table:table-cell table:formula="of:=[.$B$4]*SQRT(([.$B13]*(1-[.$B13])/([.$B$3]-1))*[.AI$7]*([.$B$3]-[.AI$7]))/SQRT([.AI$7])" office:value-type="float" office:value="0.379312339201204">
            <text:p>0,38</text:p>
          </table:table-cell>
          <table:table-cell table:formula="of:=[.$B$4]*SQRT(([.$B13]*(1-[.$B13])/([.$B$3]-1))*[.AJ$7]*([.$B$3]-[.AJ$7]))/SQRT([.AJ$7])" office:value-type="float" office:value="0.377074488760733">
            <text:p>0,38</text:p>
          </table:table-cell>
          <table:table-cell table:formula="of:=[.$B$4]*SQRT(([.$B13]*(1-[.$B13])/([.$B$3]-1))*[.AK$7]*([.$B$3]-[.AK$7]))/SQRT([.AK$7])" office:value-type="float" office:value="0.374823277663017">
            <text:p>0,37</text:p>
          </table:table-cell>
          <table:table-cell table:formula="of:=[.$B$4]*SQRT(([.$B13]*(1-[.$B13])/([.$B$3]-1))*[.AL$7]*([.$B$3]-[.AL$7]))/SQRT([.AL$7])" office:value-type="float" office:value="0.372558463709961">
            <text:p>0,37</text:p>
          </table:table-cell>
          <table:table-cell table:formula="of:=[.$B$4]*SQRT(([.$B13]*(1-[.$B13])/([.$B$3]-1))*[.AM$7]*([.$B$3]-[.AM$7]))/SQRT([.AM$7])" office:value-type="float" office:value="0.370279797296322">
            <text:p>0,37</text:p>
          </table:table-cell>
          <table:table-cell table:formula="of:=[.$B$4]*SQRT(([.$B13]*(1-[.$B13])/([.$B$3]-1))*[.AN$7]*([.$B$3]-[.AN$7]))/SQRT([.AN$7])" office:value-type="float" office:value="0.36798702108863">
            <text:p>0,37</text:p>
          </table:table-cell>
          <table:table-cell table:formula="of:=[.$B$4]*SQRT(([.$B13]*(1-[.$B13])/([.$B$3]-1))*[.AO$7]*([.$B$3]-[.AO$7]))/SQRT([.AO$7])" office:value-type="float" office:value="0.36567986968599">
            <text:p>0,37</text:p>
          </table:table-cell>
          <table:table-cell table:formula="of:=[.$B$4]*SQRT(([.$B13]*(1-[.$B13])/([.$B$3]-1))*[.AP$7]*([.$B$3]-[.AP$7]))/SQRT([.AP$7])" office:value-type="float" office:value="0.363358069261496">
            <text:p>0,36</text:p>
          </table:table-cell>
          <table:table-cell table:formula="of:=[.$B$4]*SQRT(([.$B13]*(1-[.$B13])/([.$B$3]-1))*[.AQ$7]*([.$B$3]-[.AQ$7]))/SQRT([.AQ$7])" office:value-type="float" office:value="0.361021337182888">
            <text:p>0,36</text:p>
          </table:table-cell>
          <table:table-cell table:formula="of:=[.$B$4]*SQRT(([.$B13]*(1-[.$B13])/([.$B$3]-1))*[.AR$7]*([.$B$3]-[.AR$7]))/SQRT([.AR$7])" office:value-type="float" office:value="0.358669381610976">
            <text:p>0,36</text:p>
          </table:table-cell>
          <table:table-cell table:formula="of:=[.$B$4]*SQRT(([.$B13]*(1-[.$B13])/([.$B$3]-1))*[.AS$7]*([.$B$3]-[.AS$7]))/SQRT([.AS$7])" office:value-type="float" office:value="0.356301901074186">
            <text:p>0,36</text:p>
          </table:table-cell>
          <table:table-cell table:formula="of:=[.$B$4]*SQRT(([.$B13]*(1-[.$B13])/([.$B$3]-1))*[.AT$7]*([.$B$3]-[.AT$7]))/SQRT([.AT$7])" office:value-type="float" office:value="0.353918584017508">
            <text:p>0,35</text:p>
          </table:table-cell>
          <table:table-cell table:formula="of:=[.$B$4]*SQRT(([.$B13]*(1-[.$B13])/([.$B$3]-1))*[.AU$7]*([.$B$3]-[.AU$7]))/SQRT([.AU$7])" office:value-type="float" office:value="0.35151910832391">
            <text:p>0,35</text:p>
          </table:table-cell>
          <table:table-cell table:formula="of:=[.$B$4]*SQRT(([.$B13]*(1-[.$B13])/([.$B$3]-1))*[.AV$7]*([.$B$3]-[.AV$7]))/SQRT([.AV$7])" office:value-type="float" office:value="0.349103140806146">
            <text:p>0,35</text:p>
          </table:table-cell>
          <table:table-cell table:formula="of:=[.$B$4]*SQRT(([.$B13]*(1-[.$B13])/([.$B$3]-1))*[.AW$7]*([.$B$3]-[.AW$7]))/SQRT([.AW$7])" office:value-type="float" office:value="0.346670336666688">
            <text:p>0,35</text:p>
          </table:table-cell>
          <table:table-cell table:formula="of:=[.$B$4]*SQRT(([.$B13]*(1-[.$B13])/([.$B$3]-1))*[.AX$7]*([.$B$3]-[.AX$7]))/SQRT([.AX$7])" office:value-type="float" office:value="0.344220338923303">
            <text:p>0,34</text:p>
          </table:table-cell>
          <table:table-cell table:formula="of:=[.$B$4]*SQRT(([.$B13]*(1-[.$B13])/([.$B$3]-1))*[.AY$7]*([.$B$3]-[.AY$7]))/SQRT([.AY$7])" office:value-type="float" office:value="0.341752777797566">
            <text:p>0,34</text:p>
          </table:table-cell>
          <table:table-cell table:formula="of:=[.$B$4]*SQRT(([.$B13]*(1-[.$B13])/([.$B$3]-1))*[.AZ$7]*([.$B$3]-[.AZ$7]))/SQRT([.AZ$7])" office:value-type="float" office:value="0.33926727006334">
            <text:p>0,34</text:p>
          </table:table-cell>
          <table:table-cell table:formula="of:=[.$B$4]*SQRT(([.$B13]*(1-[.$B13])/([.$B$3]-1))*[.BA$7]*([.$B$3]-[.BA$7]))/SQRT([.BA$7])" office:value-type="float" office:value="0.336763418351979">
            <text:p>0,34</text:p>
          </table:table-cell>
        </table:table-row>
        <table:table-row table:style-name="ro2">
          <table:table-cell table:formula="of:=[.A13]+1" office:value-type="float" office:value="7">
            <text:p>7</text:p>
          </table:table-cell>
          <table:table-cell table:formula="of:=[.$A14]/[.$B$1]" office:value-type="float" office:value="0.0707070707070707">
            <text:p>0,071</text:p>
          </table:table-cell>
          <table:table-cell table:formula="of:=[.$B$4]*SQRT(([.$B14]*(1-[.$B14])/([.$B$1]-1))*[.C$7]*([.$B$1]-[.C$7]))/SQRT([.C$7])" office:value-type="float" office:value="0.40852149642311">
            <text:p>0,41</text:p>
          </table:table-cell>
          <table:table-cell table:formula="of:=[.$B$4]*SQRT(([.$B14]*(1-[.$B14])/([.$B$1]-1))*[.D$7]*([.$B$1]-[.D$7]))/SQRT([.D$7])" office:value-type="float" office:value="0.40629520466383">
            <text:p>0,41</text:p>
          </table:table-cell>
          <table:table-cell table:formula="of:=[.$B$4]*SQRT(([.$B14]*(1-[.$B14])/([.$B$1]-1))*[.E$7]*([.$B$1]-[.E$7]))/SQRT([.E$7])" office:value-type="float" office:value="0.404056646555739">
            <text:p>0,40</text:p>
          </table:table-cell>
          <table:table-cell table:formula="of:=[.$B$4]*SQRT(([.$B14]*(1-[.$B14])/([.$B$1]-1))*[.F$7]*([.$B$1]-[.F$7]))/SQRT([.F$7])" office:value-type="float" office:value="0.401805617082334">
            <text:p>0,40</text:p>
          </table:table-cell>
          <table:table-cell table:formula="of:=[.$B$4]*SQRT(([.$B14]*(1-[.$B14])/([.$B$1]-1))*[.G$7]*([.$B$1]-[.G$7]))/SQRT([.G$7])" office:value-type="float" office:value="0.399541905451682">
            <text:p>0,40</text:p>
          </table:table-cell>
          <table:table-cell table:formula="of:=[.$B$4]*SQRT(([.$B14]*(1-[.$B14])/([.$B$1]-1))*[.H$7]*([.$B$1]-[.H$7]))/SQRT([.H$7])" office:value-type="float" office:value="0.397265294866046">
            <text:p>0,40</text:p>
          </table:table-cell>
          <table:table-cell table:formula="of:=[.$B$4]*SQRT(([.$B14]*(1-[.$B14])/([.$B$1]-1))*[.I$7]*([.$B$1]-[.I$7]))/SQRT([.I$7])" office:value-type="float" office:value="0.394975562279558">
            <text:p>0,39</text:p>
          </table:table-cell>
          <table:table-cell table:formula="of:=[.$B$4]*SQRT(([.$B14]*(1-[.$B14])/([.$B$1]-1))*[.J$7]*([.$B$1]-[.J$7]))/SQRT([.J$7])" office:value-type="float" office:value="0.39267247814317">
            <text:p>0,39</text:p>
          </table:table-cell>
          <table:table-cell table:formula="of:=[.$B$4]*SQRT(([.$B14]*(1-[.$B14])/([.$B$1]-1))*[.K$7]*([.$B$1]-[.K$7]))/SQRT([.K$7])" office:value-type="float" office:value="0.390355806136074">
            <text:p>0,39</text:p>
          </table:table-cell>
          <table:table-cell table:formula="of:=[.$B$4]*SQRT(([.$B14]*(1-[.$B14])/([.$B$1]-1))*[.L$7]*([.$B$1]-[.L$7]))/SQRT([.L$7])" office:value-type="float" office:value="0.388025302882673">
            <text:p>0,39</text:p>
          </table:table-cell>
          <table:table-cell table:formula="of:=[.$B$4]*SQRT(([.$B14]*(1-[.$B14])/([.$B$1]-1))*[.M$7]*([.$B$1]-[.M$7]))/SQRT([.M$7])" office:value-type="float" office:value="0.385680717654171">
            <text:p>0,39</text:p>
          </table:table-cell>
          <table:table-cell table:formula="of:=[.$B$4]*SQRT(([.$B14]*(1-[.$B14])/([.$B$1]-1))*[.N$7]*([.$B$1]-[.N$7]))/SQRT([.N$7])" office:value-type="float" office:value="0.383321792053729">
            <text:p>0,38</text:p>
          </table:table-cell>
          <table:table-cell table:formula="of:=[.$B$4]*SQRT(([.$B14]*(1-[.$B14])/([.$B$1]-1))*[.O$7]*([.$B$1]-[.O$7]))/SQRT([.O$7])" office:value-type="float" office:value="0.380948259684078">
            <text:p>0,38</text:p>
          </table:table-cell>
          <table:table-cell table:formula="of:=[.$B$4]*SQRT(([.$B14]*(1-[.$B14])/([.$B$1]-1))*[.P$7]*([.$B$1]-[.P$7]))/SQRT([.P$7])" office:value-type="float" office:value="0.378559845796373">
            <text:p>0,38</text:p>
          </table:table-cell>
          <table:table-cell table:formula="of:=[.$B$4]*SQRT(([.$B14]*(1-[.$B14])/([.$B$1]-1))*[.Q$7]*([.$B$1]-[.Q$7]))/SQRT([.Q$7])" office:value-type="float" office:value="0.376156266918976">
            <text:p>0,38</text:p>
          </table:table-cell>
          <table:table-cell table:formula="of:=[.$B$4]*SQRT(([.$B14]*(1-[.$B14])/([.$B$1]-1))*[.R$7]*([.$B$1]-[.R$7]))/SQRT([.R$7])" office:value-type="float" office:value="0.373737230464755">
            <text:p>0,37</text:p>
          </table:table-cell>
          <table:table-cell table:formula="of:=[.$B$4]*SQRT(([.$B14]*(1-[.$B14])/([.$B$1]-1))*[.S$7]*([.$B$1]-[.S$7]))/SQRT([.S$7])" office:value-type="float" office:value="0.371302434315359">
            <text:p>0,37</text:p>
          </table:table-cell>
          <table:table-cell table:formula="of:=[.$B$4]*SQRT(([.$B14]*(1-[.$B14])/([.$B$1]-1))*[.T$7]*([.$B$1]-[.T$7]))/SQRT([.T$7])" office:value-type="float" office:value="0.368851566380784">
            <text:p>0,37</text:p>
          </table:table-cell>
          <table:table-cell table:formula="of:=[.$B$4]*SQRT(([.$B14]*(1-[.$B14])/([.$B$1]-1))*[.U$7]*([.$B$1]-[.U$7]))/SQRT([.U$7])" office:value-type="float" office:value="0.366384304132428">
            <text:p>0,37</text:p>
          </table:table-cell>
          <table:table-cell table:formula="of:=[.$B$4]*SQRT(([.$B14]*(1-[.$B14])/([.$B$1]-1))*[.V$7]*([.$B$1]-[.V$7]))/SQRT([.V$7])" office:value-type="float" office:value="0.363900314107654">
            <text:p>0,36</text:p>
          </table:table-cell>
          <table:table-cell table:formula="of:=[.$B$4]*SQRT(([.$B14]*(1-[.$B14])/([.$B$1]-1))*[.W$7]*([.$B$1]-[.W$7]))/SQRT([.W$7])" office:value-type="float" office:value="0.361399251383695">
            <text:p>0,36</text:p>
          </table:table-cell>
          <table:table-cell table:formula="of:=[.$B$4]*SQRT(([.$B14]*(1-[.$B14])/([.$B$1]-1))*[.X$7]*([.$B$1]-[.X$7]))/SQRT([.X$7])" office:value-type="float" office:value="0.358880759018565">
            <text:p>0,36</text:p>
          </table:table-cell>
          <table:table-cell table:formula="of:=[.$B$4]*SQRT(([.$B14]*(1-[.$B14])/([.$B$1]-1))*[.Y$7]*([.$B$1]-[.Y$7]))/SQRT([.Y$7])" office:value-type="float" office:value="0.356344467456402">
            <text:p>0,36</text:p>
          </table:table-cell>
          <table:table-cell table:formula="of:=[.$B$4]*SQRT(([.$B14]*(1-[.$B14])/([.$B$1]-1))*[.Z$7]*([.$B$1]-[.Z$7]))/SQRT([.Z$7])" office:value-type="float" office:value="0.353789993894447">
            <text:p>0,35</text:p>
          </table:table-cell>
          <table:table-cell table:formula="of:=[.$B$4]*SQRT(([.$B14]*(1-[.$B14])/([.$B$1]-1))*[.AA$7]*([.$B$1]-[.AA$7]))/SQRT([.AA$7])" office:value-type="float" office:value="0.351216941608572">
            <text:p>0,35</text:p>
          </table:table-cell>
          <table:table-cell/>
          <table:table-cell table:formula="of:=[.$B$4]*SQRT(([.$B14]*(1-[.$B14])/([.$B$3]-1))*[.AC$7]*([.$B$3]-[.AC$7]))/SQRT([.AC$7])" office:value-type="float" office:value="0.421632459947644">
            <text:p>0,42</text:p>
          </table:table-cell>
          <table:table-cell table:formula="of:=[.$B$4]*SQRT(([.$B14]*(1-[.$B14])/([.$B$3]-1))*[.AD$7]*([.$B$3]-[.AD$7]))/SQRT([.AD$7])" office:value-type="float" office:value="0.419309398412544">
            <text:p>0,42</text:p>
          </table:table-cell>
          <table:table-cell table:formula="of:=[.$B$4]*SQRT(([.$B14]*(1-[.$B14])/([.$B$3]-1))*[.AE$7]*([.$B$3]-[.AE$7]))/SQRT([.AE$7])" office:value-type="float" office:value="0.416973394730021">
            <text:p>0,42</text:p>
          </table:table-cell>
          <table:table-cell table:formula="of:=[.$B$4]*SQRT(([.$B14]*(1-[.$B14])/([.$B$3]-1))*[.AF$7]*([.$B$3]-[.AF$7]))/SQRT([.AF$7])" office:value-type="float" office:value="0.414624230150947">
            <text:p>0,41</text:p>
          </table:table-cell>
          <table:table-cell table:formula="of:=[.$B$4]*SQRT(([.$B14]*(1-[.$B14])/([.$B$3]-1))*[.AG$7]*([.$B$3]-[.AG$7]))/SQRT([.AG$7])" office:value-type="float" office:value="0.412261679693679">
            <text:p>0,41</text:p>
          </table:table-cell>
          <table:table-cell table:formula="of:=[.$B$4]*SQRT(([.$B14]*(1-[.$B14])/([.$B$3]-1))*[.AH$7]*([.$B$3]-[.AH$7]))/SQRT([.AH$7])" office:value-type="float" office:value="0.409885511892579">
            <text:p>0,41</text:p>
          </table:table-cell>
          <table:table-cell table:formula="of:=[.$B$4]*SQRT(([.$B14]*(1-[.$B14])/([.$B$3]-1))*[.AI$7]*([.$B$3]-[.AI$7]))/SQRT([.AI$7])" office:value-type="float" office:value="0.407495488533345">
            <text:p>0,41</text:p>
          </table:table-cell>
          <table:table-cell table:formula="of:=[.$B$4]*SQRT(([.$B14]*(1-[.$B14])/([.$B$3]-1))*[.AJ$7]*([.$B$3]-[.AJ$7]))/SQRT([.AJ$7])" office:value-type="float" office:value="0.405091364374282">
            <text:p>0,41</text:p>
          </table:table-cell>
          <table:table-cell table:formula="of:=[.$B$4]*SQRT(([.$B14]*(1-[.$B14])/([.$B$3]-1))*[.AK$7]*([.$B$3]-[.AK$7]))/SQRT([.AK$7])" office:value-type="float" office:value="0.402672886852598">
            <text:p>0,40</text:p>
          </table:table-cell>
          <table:table-cell table:formula="of:=[.$B$4]*SQRT(([.$B14]*(1-[.$B14])/([.$B$3]-1))*[.AL$7]*([.$B$3]-[.AL$7]))/SQRT([.AL$7])" office:value-type="float" office:value="0.400239795774724">
            <text:p>0,40</text:p>
          </table:table-cell>
          <table:table-cell table:formula="of:=[.$B$4]*SQRT(([.$B14]*(1-[.$B14])/([.$B$3]-1))*[.AM$7]*([.$B$3]-[.AM$7]))/SQRT([.AM$7])" office:value-type="float" office:value="0.397791822989589">
            <text:p>0,40</text:p>
          </table:table-cell>
          <table:table-cell table:formula="of:=[.$B$4]*SQRT(([.$B14]*(1-[.$B14])/([.$B$3]-1))*[.AN$7]*([.$B$3]-[.AN$7]))/SQRT([.AN$7])" office:value-type="float" office:value="0.395328692043682">
            <text:p>0,40</text:p>
          </table:table-cell>
          <table:table-cell table:formula="of:=[.$B$4]*SQRT(([.$B14]*(1-[.$B14])/([.$B$3]-1))*[.AO$7]*([.$B$3]-[.AO$7]))/SQRT([.AO$7])" office:value-type="float" office:value="0.392850117816651">
            <text:p>0,39</text:p>
          </table:table-cell>
          <table:table-cell table:formula="of:=[.$B$4]*SQRT(([.$B14]*(1-[.$B14])/([.$B$3]-1))*[.AP$7]*([.$B$3]-[.AP$7]))/SQRT([.AP$7])" office:value-type="float" office:value="0.390355806136074">
            <text:p>0,39</text:p>
          </table:table-cell>
          <table:table-cell table:formula="of:=[.$B$4]*SQRT(([.$B14]*(1-[.$B14])/([.$B$3]-1))*[.AQ$7]*([.$B$3]-[.AQ$7]))/SQRT([.AQ$7])" office:value-type="float" office:value="0.387845453369937">
            <text:p>0,39</text:p>
          </table:table-cell>
          <table:table-cell table:formula="of:=[.$B$4]*SQRT(([.$B14]*(1-[.$B14])/([.$B$3]-1))*[.AR$7]*([.$B$3]-[.AR$7]))/SQRT([.AR$7])" office:value-type="float" office:value="0.385318745995209">
            <text:p>0,39</text:p>
          </table:table-cell>
          <table:table-cell table:formula="of:=[.$B$4]*SQRT(([.$B14]*(1-[.$B14])/([.$B$3]-1))*[.AS$7]*([.$B$3]-[.AS$7]))/SQRT([.AS$7])" office:value-type="float" office:value="0.382775360140786">
            <text:p>0,38</text:p>
          </table:table-cell>
          <table:table-cell table:formula="of:=[.$B$4]*SQRT(([.$B14]*(1-[.$B14])/([.$B$3]-1))*[.AT$7]*([.$B$3]-[.AT$7]))/SQRT([.AT$7])" office:value-type="float" office:value="0.380214961102921">
            <text:p>0,38</text:p>
          </table:table-cell>
          <table:table-cell table:formula="of:=[.$B$4]*SQRT(([.$B14]*(1-[.$B14])/([.$B$3]-1))*[.AU$7]*([.$B$3]-[.AU$7]))/SQRT([.AU$7])" office:value-type="float" office:value="0.377637202831082">
            <text:p>0,38</text:p>
          </table:table-cell>
          <table:table-cell table:formula="of:=[.$B$4]*SQRT(([.$B14]*(1-[.$B14])/([.$B$3]-1))*[.AV$7]*([.$B$3]-[.AV$7]))/SQRT([.AV$7])" office:value-type="float" office:value="0.375041727381996">
            <text:p>0,38</text:p>
          </table:table-cell>
          <table:table-cell table:formula="of:=[.$B$4]*SQRT(([.$B14]*(1-[.$B14])/([.$B$3]-1))*[.AW$7]*([.$B$3]-[.AW$7]))/SQRT([.AW$7])" office:value-type="float" office:value="0.37242816433946">
            <text:p>0,37</text:p>
          </table:table-cell>
          <table:table-cell table:formula="of:=[.$B$4]*SQRT(([.$B14]*(1-[.$B14])/([.$B$3]-1))*[.AX$7]*([.$B$3]-[.AX$7]))/SQRT([.AX$7])" office:value-type="float" office:value="0.369796130197231">
            <text:p>0,37</text:p>
          </table:table-cell>
          <table:table-cell table:formula="of:=[.$B$4]*SQRT(([.$B14]*(1-[.$B14])/([.$B$3]-1))*[.AY$7]*([.$B$3]-[.AY$7]))/SQRT([.AY$7])" office:value-type="float" office:value="0.367145227702112">
            <text:p>0,37</text:p>
          </table:table-cell>
          <table:table-cell table:formula="of:=[.$B$4]*SQRT(([.$B14]*(1-[.$B14])/([.$B$3]-1))*[.AZ$7]*([.$B$3]-[.AZ$7]))/SQRT([.AZ$7])" office:value-type="float" office:value="0.364475045154018">
            <text:p>0,36</text:p>
          </table:table-cell>
          <table:table-cell table:formula="of:=[.$B$4]*SQRT(([.$B14]*(1-[.$B14])/([.$B$3]-1))*[.BA$7]*([.$B$3]-[.BA$7]))/SQRT([.BA$7])" office:value-type="float" office:value="0.361785155659559">
            <text:p>0,36</text:p>
          </table:table-cell>
        </table:table-row>
        <table:table-row table:style-name="ro2">
          <table:table-cell table:formula="of:=[.A14]+1" office:value-type="float" office:value="8">
            <text:p>8</text:p>
          </table:table-cell>
          <table:table-cell table:formula="of:=[.$A15]/[.$B$1]" office:value-type="float" office:value="0.0808080808080808">
            <text:p>0,081</text:p>
          </table:table-cell>
          <table:table-cell table:formula="of:=[.$B$4]*SQRT(([.$B15]*(1-[.$B15])/([.$B$1]-1))*[.C$7]*([.$B$1]-[.C$7]))/SQRT([.C$7])" office:value-type="float" office:value="0.434347843926071">
            <text:p>0,43</text:p>
          </table:table-cell>
          <table:table-cell table:formula="of:=[.$B$4]*SQRT(([.$B15]*(1-[.$B15])/([.$B$1]-1))*[.D$7]*([.$B$1]-[.D$7]))/SQRT([.D$7])" office:value-type="float" office:value="0.431980808080808">
            <text:p>0,43</text:p>
          </table:table-cell>
          <table:table-cell table:formula="of:=[.$B$4]*SQRT(([.$B15]*(1-[.$B15])/([.$B$1]-1))*[.E$7]*([.$B$1]-[.E$7]))/SQRT([.E$7])" office:value-type="float" office:value="0.429600730419618">
            <text:p>0,43</text:p>
          </table:table-cell>
          <table:table-cell table:formula="of:=[.$B$4]*SQRT(([.$B15]*(1-[.$B15])/([.$B$1]-1))*[.F$7]*([.$B$1]-[.F$7]))/SQRT([.F$7])" office:value-type="float" office:value="0.427207392965046">
            <text:p>0,43</text:p>
          </table:table-cell>
          <table:table-cell table:formula="of:=[.$B$4]*SQRT(([.$B15]*(1-[.$B15])/([.$B$1]-1))*[.G$7]*([.$B$1]-[.G$7]))/SQRT([.G$7])" office:value-type="float" office:value="0.424800571599088">
            <text:p>0,42</text:p>
          </table:table-cell>
          <table:table-cell table:formula="of:=[.$B$4]*SQRT(([.$B15]*(1-[.$B15])/([.$B$1]-1))*[.H$7]*([.$B$1]-[.H$7]))/SQRT([.H$7])" office:value-type="float" office:value="0.422380035818259">
            <text:p>0,42</text:p>
          </table:table-cell>
          <table:table-cell table:formula="of:=[.$B$4]*SQRT(([.$B15]*(1-[.$B15])/([.$B$1]-1))*[.I$7]*([.$B$1]-[.I$7]))/SQRT([.I$7])" office:value-type="float" office:value="0.419945548475937">
            <text:p>0,42</text:p>
          </table:table-cell>
          <table:table-cell table:formula="of:=[.$B$4]*SQRT(([.$B15]*(1-[.$B15])/([.$B$1]-1))*[.J$7]*([.$B$1]-[.J$7]))/SQRT([.J$7])" office:value-type="float" office:value="0.4174968655112">
            <text:p>0,42</text:p>
          </table:table-cell>
          <table:table-cell table:formula="of:=[.$B$4]*SQRT(([.$B15]*(1-[.$B15])/([.$B$1]-1))*[.K$7]*([.$B$1]-[.K$7]))/SQRT([.K$7])" office:value-type="float" office:value="0.415033735663257">
            <text:p>0,42</text:p>
          </table:table-cell>
          <table:table-cell table:formula="of:=[.$B$4]*SQRT(([.$B15]*(1-[.$B15])/([.$B$1]-1))*[.L$7]*([.$B$1]-[.L$7]))/SQRT([.L$7])" office:value-type="float" office:value="0.412555900170534">
            <text:p>0,41</text:p>
          </table:table-cell>
          <table:table-cell table:formula="of:=[.$B$4]*SQRT(([.$B15]*(1-[.$B15])/([.$B$1]-1))*[.M$7]*([.$B$1]-[.M$7]))/SQRT([.M$7])" office:value-type="float" office:value="0.410063092453394">
            <text:p>0,41</text:p>
          </table:table-cell>
          <table:table-cell table:formula="of:=[.$B$4]*SQRT(([.$B15]*(1-[.$B15])/([.$B$1]-1))*[.N$7]*([.$B$1]-[.N$7]))/SQRT([.N$7])" office:value-type="float" office:value="0.407555037779393">
            <text:p>0,41</text:p>
          </table:table-cell>
          <table:table-cell table:formula="of:=[.$B$4]*SQRT(([.$B15]*(1-[.$B15])/([.$B$1]-1))*[.O$7]*([.$B$1]-[.O$7]))/SQRT([.O$7])" office:value-type="float" office:value="0.405031452909874">
            <text:p>0,41</text:p>
          </table:table-cell>
          <table:table-cell table:formula="of:=[.$B$4]*SQRT(([.$B15]*(1-[.$B15])/([.$B$1]-1))*[.P$7]*([.$B$1]-[.P$7]))/SQRT([.P$7])" office:value-type="float" office:value="0.402492045726627">
            <text:p>0,40</text:p>
          </table:table-cell>
          <table:table-cell table:formula="of:=[.$B$4]*SQRT(([.$B15]*(1-[.$B15])/([.$B$1]-1))*[.Q$7]*([.$B$1]-[.Q$7]))/SQRT([.Q$7])" office:value-type="float" office:value="0.399936514837201">
            <text:p>0,40</text:p>
          </table:table-cell>
          <table:table-cell table:formula="of:=[.$B$4]*SQRT(([.$B15]*(1-[.$B15])/([.$B$1]-1))*[.R$7]*([.$B$1]-[.R$7]))/SQRT([.R$7])" office:value-type="float" office:value="0.397364549157381">
            <text:p>0,40</text:p>
          </table:table-cell>
          <table:table-cell table:formula="of:=[.$B$4]*SQRT(([.$B15]*(1-[.$B15])/([.$B$1]-1))*[.S$7]*([.$B$1]-[.S$7]))/SQRT([.S$7])" office:value-type="float" office:value="0.394775827469172">
            <text:p>0,39</text:p>
          </table:table-cell>
          <table:table-cell table:formula="of:=[.$B$4]*SQRT(([.$B15]*(1-[.$B15])/([.$B$1]-1))*[.T$7]*([.$B$1]-[.T$7]))/SQRT([.T$7])" office:value-type="float" office:value="0.392170017952534">
            <text:p>0,39</text:p>
          </table:table-cell>
          <table:table-cell table:formula="of:=[.$B$4]*SQRT(([.$B15]*(1-[.$B15])/([.$B$1]-1))*[.U$7]*([.$B$1]-[.U$7]))/SQRT([.U$7])" office:value-type="float" office:value="0.389546777688909">
            <text:p>0,39</text:p>
          </table:table-cell>
          <table:table-cell table:formula="of:=[.$B$4]*SQRT(([.$B15]*(1-[.$B15])/([.$B$1]-1))*[.V$7]*([.$B$1]-[.V$7]))/SQRT([.V$7])" office:value-type="float" office:value="0.386905752134462">
            <text:p>0,39</text:p>
          </table:table-cell>
          <table:table-cell table:formula="of:=[.$B$4]*SQRT(([.$B15]*(1-[.$B15])/([.$B$1]-1))*[.W$7]*([.$B$1]-[.W$7]))/SQRT([.W$7])" office:value-type="float" office:value="0.384246574560731">
            <text:p>0,38</text:p>
          </table:table-cell>
          <table:table-cell table:formula="of:=[.$B$4]*SQRT(([.$B15]*(1-[.$B15])/([.$B$1]-1))*[.X$7]*([.$B$1]-[.X$7]))/SQRT([.X$7])" office:value-type="float" office:value="0.381568865460191">
            <text:p>0,38</text:p>
          </table:table-cell>
          <table:table-cell table:formula="of:=[.$B$4]*SQRT(([.$B15]*(1-[.$B15])/([.$B$1]-1))*[.Y$7]*([.$B$1]-[.Y$7]))/SQRT([.Y$7])" office:value-type="float" office:value="0.378872231914004">
            <text:p>0,38</text:p>
          </table:table-cell>
          <table:table-cell table:formula="of:=[.$B$4]*SQRT(([.$B15]*(1-[.$B15])/([.$B$1]-1))*[.Z$7]*([.$B$1]-[.Z$7]))/SQRT([.Z$7])" office:value-type="float" office:value="0.376156266918976">
            <text:p>0,38</text:p>
          </table:table-cell>
          <table:table-cell table:formula="of:=[.$B$4]*SQRT(([.$B15]*(1-[.$B15])/([.$B$1]-1))*[.AA$7]*([.$B$1]-[.AA$7]))/SQRT([.AA$7])" office:value-type="float" office:value="0.373420548670452">
            <text:p>0,37</text:p>
          </table:table-cell>
          <table:table-cell/>
          <table:table-cell table:formula="of:=[.$B$4]*SQRT(([.$B15]*(1-[.$B15])/([.$B$3]-1))*[.AC$7]*([.$B$3]-[.AC$7]))/SQRT([.AC$7])" office:value-type="float" office:value="0.448287670320853">
            <text:p>0,45</text:p>
          </table:table-cell>
          <table:table-cell table:formula="of:=[.$B$4]*SQRT(([.$B15]*(1-[.$B15])/([.$B$3]-1))*[.AD$7]*([.$B$3]-[.AD$7]))/SQRT([.AD$7])" office:value-type="float" office:value="0.445817747004913">
            <text:p>0,45</text:p>
          </table:table-cell>
          <table:table-cell table:formula="of:=[.$B$4]*SQRT(([.$B15]*(1-[.$B15])/([.$B$3]-1))*[.AE$7]*([.$B$3]-[.AE$7]))/SQRT([.AE$7])" office:value-type="float" office:value="0.443334063351075">
            <text:p>0,44</text:p>
          </table:table-cell>
          <table:table-cell table:formula="of:=[.$B$4]*SQRT(([.$B15]*(1-[.$B15])/([.$B$3]-1))*[.AF$7]*([.$B$3]-[.AF$7]))/SQRT([.AF$7])" office:value-type="float" office:value="0.440836386781097">
            <text:p>0,44</text:p>
          </table:table-cell>
          <table:table-cell table:formula="of:=[.$B$4]*SQRT(([.$B15]*(1-[.$B15])/([.$B$3]-1))*[.AG$7]*([.$B$3]-[.AG$7]))/SQRT([.AG$7])" office:value-type="float" office:value="0.438324478090206">
            <text:p>0,44</text:p>
          </table:table-cell>
          <table:table-cell table:formula="of:=[.$B$4]*SQRT(([.$B15]*(1-[.$B15])/([.$B$3]-1))*[.AH$7]*([.$B$3]-[.AH$7]))/SQRT([.AH$7])" office:value-type="float" office:value="0.435798091179723">
            <text:p>0,44</text:p>
          </table:table-cell>
          <table:table-cell table:formula="of:=[.$B$4]*SQRT(([.$B15]*(1-[.$B15])/([.$B$3]-1))*[.AI$7]*([.$B$3]-[.AI$7]))/SQRT([.AI$7])" office:value-type="float" office:value="0.43325697277566">
            <text:p>0,43</text:p>
          </table:table-cell>
          <table:table-cell table:formula="of:=[.$B$4]*SQRT(([.$B15]*(1-[.$B15])/([.$B$3]-1))*[.AJ$7]*([.$B$3]-[.AJ$7]))/SQRT([.AJ$7])" office:value-type="float" office:value="0.43070086213237">
            <text:p>0,43</text:p>
          </table:table-cell>
          <table:table-cell table:formula="of:=[.$B$4]*SQRT(([.$B15]*(1-[.$B15])/([.$B$3]-1))*[.AK$7]*([.$B$3]-[.AK$7]))/SQRT([.AK$7])" office:value-type="float" office:value="0.428129490720279">
            <text:p>0,43</text:p>
          </table:table-cell>
          <table:table-cell table:formula="of:=[.$B$4]*SQRT(([.$B15]*(1-[.$B15])/([.$B$3]-1))*[.AL$7]*([.$B$3]-[.AL$7]))/SQRT([.AL$7])" office:value-type="float" office:value="0.425542581896623">
            <text:p>0,43</text:p>
          </table:table-cell>
          <table:table-cell table:formula="of:=[.$B$4]*SQRT(([.$B15]*(1-[.$B15])/([.$B$3]-1))*[.AM$7]*([.$B$3]-[.AM$7]))/SQRT([.AM$7])" office:value-type="float" office:value="0.42293985055807">
            <text:p>0,42</text:p>
          </table:table-cell>
          <table:table-cell table:formula="of:=[.$B$4]*SQRT(([.$B15]*(1-[.$B15])/([.$B$3]-1))*[.AN$7]*([.$B$3]-[.AN$7]))/SQRT([.AN$7])" office:value-type="float" office:value="0.420321002773976">
            <text:p>0,42</text:p>
          </table:table-cell>
          <table:table-cell table:formula="of:=[.$B$4]*SQRT(([.$B15]*(1-[.$B15])/([.$B$3]-1))*[.AO$7]*([.$B$3]-[.AO$7]))/SQRT([.AO$7])" office:value-type="float" office:value="0.417685735398948">
            <text:p>0,42</text:p>
          </table:table-cell>
          <table:table-cell table:formula="of:=[.$B$4]*SQRT(([.$B15]*(1-[.$B15])/([.$B$3]-1))*[.AP$7]*([.$B$3]-[.AP$7]))/SQRT([.AP$7])" office:value-type="float" office:value="0.415033735663257">
            <text:p>0,42</text:p>
          </table:table-cell>
          <table:table-cell table:formula="of:=[.$B$4]*SQRT(([.$B15]*(1-[.$B15])/([.$B$3]-1))*[.AQ$7]*([.$B$3]-[.AQ$7]))/SQRT([.AQ$7])" office:value-type="float" office:value="0.412364680739557">
            <text:p>0,41</text:p>
          </table:table-cell>
          <table:table-cell table:formula="of:=[.$B$4]*SQRT(([.$B15]*(1-[.$B15])/([.$B$3]-1))*[.AR$7]*([.$B$3]-[.AR$7]))/SQRT([.AR$7])" office:value-type="float" office:value="0.409678237284183">
            <text:p>0,41</text:p>
          </table:table-cell>
          <table:table-cell table:formula="of:=[.$B$4]*SQRT(([.$B15]*(1-[.$B15])/([.$B$3]-1))*[.AS$7]*([.$B$3]-[.AS$7]))/SQRT([.AS$7])" office:value-type="float" office:value="0.406974060951203">
            <text:p>0,41</text:p>
          </table:table-cell>
          <table:table-cell table:formula="of:=[.$B$4]*SQRT(([.$B15]*(1-[.$B15])/([.$B$3]-1))*[.AT$7]*([.$B$3]-[.AT$7]))/SQRT([.AT$7])" office:value-type="float" office:value="0.404251795877213">
            <text:p>0,40</text:p>
          </table:table-cell>
          <table:table-cell table:formula="of:=[.$B$4]*SQRT(([.$B15]*(1-[.$B15])/([.$B$3]-1))*[.AU$7]*([.$B$3]-[.AU$7]))/SQRT([.AU$7])" office:value-type="float" office:value="0.401511074134687">
            <text:p>0,40</text:p>
          </table:table-cell>
          <table:table-cell table:formula="of:=[.$B$4]*SQRT(([.$B15]*(1-[.$B15])/([.$B$3]-1))*[.AV$7]*([.$B$3]-[.AV$7]))/SQRT([.AV$7])" office:value-type="float" office:value="0.398751515151515">
            <text:p>0,40</text:p>
          </table:table-cell>
          <table:table-cell table:formula="of:=[.$B$4]*SQRT(([.$B15]*(1-[.$B15])/([.$B$3]-1))*[.AW$7]*([.$B$3]-[.AW$7]))/SQRT([.AW$7])" office:value-type="float" office:value="0.395972725094125">
            <text:p>0,40</text:p>
          </table:table-cell>
          <table:table-cell table:formula="of:=[.$B$4]*SQRT(([.$B15]*(1-[.$B15])/([.$B$3]-1))*[.AX$7]*([.$B$3]-[.AX$7]))/SQRT([.AX$7])" office:value-type="float" office:value="0.39317429621137">
            <text:p>0,39</text:p>
          </table:table-cell>
          <table:table-cell table:formula="of:=[.$B$4]*SQRT(([.$B15]*(1-[.$B15])/([.$B$3]-1))*[.AY$7]*([.$B$3]-[.AY$7]))/SQRT([.AY$7])" office:value-type="float" office:value="0.390355806136074">
            <text:p>0,39</text:p>
          </table:table-cell>
          <table:table-cell table:formula="of:=[.$B$4]*SQRT(([.$B15]*(1-[.$B15])/([.$B$3]-1))*[.AZ$7]*([.$B$3]-[.AZ$7]))/SQRT([.AZ$7])" office:value-type="float" office:value="0.38751681714086">
            <text:p>0,39</text:p>
          </table:table-cell>
          <table:table-cell table:formula="of:=[.$B$4]*SQRT(([.$B15]*(1-[.$B15])/([.$B$3]-1))*[.BA$7]*([.$B$3]-[.BA$7]))/SQRT([.BA$7])" office:value-type="float" office:value="0.384656875344535">
            <text:p>0,38</text:p>
          </table:table-cell>
        </table:table-row>
        <table:table-row table:style-name="ro2">
          <table:table-cell table:formula="of:=[.A15]+1" office:value-type="float" office:value="9">
            <text:p>9</text:p>
          </table:table-cell>
          <table:table-cell table:formula="of:=[.$A16]/[.$B$1]" office:value-type="float" office:value="0.0909090909090909">
            <text:p>0,091</text:p>
          </table:table-cell>
          <table:table-cell table:formula="of:=[.$B$4]*SQRT(([.$B16]*(1-[.$B16])/([.$B$1]-1))*[.C$7]*([.$B$1]-[.C$7]))/SQRT([.C$7])" office:value-type="float" office:value="0.458157172443946">
            <text:p>0,46</text:p>
          </table:table-cell>
          <table:table-cell table:formula="of:=[.$B$4]*SQRT(([.$B16]*(1-[.$B16])/([.$B$1]-1))*[.D$7]*([.$B$1]-[.D$7]))/SQRT([.D$7])" office:value-type="float" office:value="0.455660384523609">
            <text:p>0,46</text:p>
          </table:table-cell>
          <table:table-cell table:formula="of:=[.$B$4]*SQRT(([.$B16]*(1-[.$B16])/([.$B$1]-1))*[.E$7]*([.$B$1]-[.E$7]))/SQRT([.E$7])" office:value-type="float" office:value="0.453149839883646">
            <text:p>0,45</text:p>
          </table:table-cell>
          <table:table-cell table:formula="of:=[.$B$4]*SQRT(([.$B16]*(1-[.$B16])/([.$B$1]-1))*[.F$7]*([.$B$1]-[.F$7]))/SQRT([.F$7])" office:value-type="float" office:value="0.450625308597892">
            <text:p>0,45</text:p>
          </table:table-cell>
          <table:table-cell table:formula="of:=[.$B$4]*SQRT(([.$B16]*(1-[.$B16])/([.$B$1]-1))*[.G$7]*([.$B$1]-[.G$7]))/SQRT([.G$7])" office:value-type="float" office:value="0.448086554263032">
            <text:p>0,45</text:p>
          </table:table-cell>
          <table:table-cell table:formula="of:=[.$B$4]*SQRT(([.$B16]*(1-[.$B16])/([.$B$1]-1))*[.H$7]*([.$B$1]-[.H$7]))/SQRT([.H$7])" office:value-type="float" office:value="0.445533333740236">
            <text:p>0,45</text:p>
          </table:table-cell>
          <table:table-cell table:formula="of:=[.$B$4]*SQRT(([.$B16]*(1-[.$B16])/([.$B$1]-1))*[.I$7]*([.$B$1]-[.I$7]))/SQRT([.I$7])" office:value-type="float" office:value="0.442965396883391">
            <text:p>0,44</text:p>
          </table:table-cell>
          <table:table-cell table:formula="of:=[.$B$4]*SQRT(([.$B16]*(1-[.$B16])/([.$B$1]-1))*[.J$7]*([.$B$1]-[.J$7]))/SQRT([.J$7])" office:value-type="float" office:value="0.440382486253065">
            <text:p>0,44</text:p>
          </table:table-cell>
          <table:table-cell table:formula="of:=[.$B$4]*SQRT(([.$B16]*(1-[.$B16])/([.$B$1]-1))*[.K$7]*([.$B$1]-[.K$7]))/SQRT([.K$7])" office:value-type="float" office:value="0.437784336815289">
            <text:p>0,44</text:p>
          </table:table-cell>
          <table:table-cell table:formula="of:=[.$B$4]*SQRT(([.$B16]*(1-[.$B16])/([.$B$1]-1))*[.L$7]*([.$B$1]-[.L$7]))/SQRT([.L$7])" office:value-type="float" office:value="0.435170675624144">
            <text:p>0,44</text:p>
          </table:table-cell>
          <table:table-cell table:formula="of:=[.$B$4]*SQRT(([.$B16]*(1-[.$B16])/([.$B$1]-1))*[.M$7]*([.$B$1]-[.M$7]))/SQRT([.M$7])" office:value-type="float" office:value="0.432541221487092">
            <text:p>0,43</text:p>
          </table:table-cell>
          <table:table-cell table:formula="of:=[.$B$4]*SQRT(([.$B16]*(1-[.$B16])/([.$B$1]-1))*[.N$7]*([.$B$1]-[.N$7]))/SQRT([.N$7])" office:value-type="float" office:value="0.42989568461188">
            <text:p>0,43</text:p>
          </table:table-cell>
          <table:table-cell table:formula="of:=[.$B$4]*SQRT(([.$B16]*(1-[.$B16])/([.$B$1]-1))*[.O$7]*([.$B$1]-[.O$7]))/SQRT([.O$7])" office:value-type="float" office:value="0.427233766233766">
            <text:p>0,43</text:p>
          </table:table-cell>
          <table:table-cell table:formula="of:=[.$B$4]*SQRT(([.$B16]*(1-[.$B16])/([.$B$1]-1))*[.P$7]*([.$B$1]-[.P$7]))/SQRT([.P$7])" office:value-type="float" office:value="0.424555158221708">
            <text:p>0,42</text:p>
          </table:table-cell>
          <table:table-cell table:formula="of:=[.$B$4]*SQRT(([.$B16]*(1-[.$B16])/([.$B$1]-1))*[.Q$7]*([.$B$1]-[.Q$7]))/SQRT([.Q$7])" office:value-type="float" office:value="0.421859542662047">
            <text:p>0,42</text:p>
          </table:table-cell>
          <table:table-cell table:formula="of:=[.$B$4]*SQRT(([.$B16]*(1-[.$B16])/([.$B$1]-1))*[.R$7]*([.$B$1]-[.R$7]))/SQRT([.R$7])" office:value-type="float" office:value="0.419146591418089">
            <text:p>0,42</text:p>
          </table:table-cell>
          <table:table-cell table:formula="of:=[.$B$4]*SQRT(([.$B16]*(1-[.$B16])/([.$B$1]-1))*[.S$7]*([.$B$1]-[.S$7]))/SQRT([.S$7])" office:value-type="float" office:value="0.416415965663871">
            <text:p>0,42</text:p>
          </table:table-cell>
          <table:table-cell table:formula="of:=[.$B$4]*SQRT(([.$B16]*(1-[.$B16])/([.$B$1]-1))*[.T$7]*([.$B$1]-[.T$7]))/SQRT([.T$7])" office:value-type="float" office:value="0.413667315390212">
            <text:p>0,41</text:p>
          </table:table-cell>
          <table:table-cell table:formula="of:=[.$B$4]*SQRT(([.$B16]*(1-[.$B16])/([.$B$1]-1))*[.U$7]*([.$B$1]-[.U$7]))/SQRT([.U$7])" office:value-type="float" office:value="0.41090027888104">
            <text:p>0,41</text:p>
          </table:table-cell>
          <table:table-cell table:formula="of:=[.$B$4]*SQRT(([.$B16]*(1-[.$B16])/([.$B$1]-1))*[.V$7]*([.$B$1]-[.V$7]))/SQRT([.V$7])" office:value-type="float" office:value="0.40811448215775">
            <text:p>0,41</text:p>
          </table:table-cell>
          <table:table-cell table:formula="of:=[.$B$4]*SQRT(([.$B16]*(1-[.$B16])/([.$B$1]-1))*[.W$7]*([.$B$1]-[.W$7]))/SQRT([.W$7])" office:value-type="float" office:value="0.405309538389192">
            <text:p>0,41</text:p>
          </table:table-cell>
          <table:table-cell table:formula="of:=[.$B$4]*SQRT(([.$B16]*(1-[.$B16])/([.$B$1]-1))*[.X$7]*([.$B$1]-[.X$7]))/SQRT([.X$7])" office:value-type="float" office:value="0.402485047264654">
            <text:p>0,40</text:p>
          </table:table-cell>
          <table:table-cell table:formula="of:=[.$B$4]*SQRT(([.$B16]*(1-[.$B16])/([.$B$1]-1))*[.Y$7]*([.$B$1]-[.Y$7]))/SQRT([.Y$7])" office:value-type="float" office:value="0.399640594326956">
            <text:p>0,40</text:p>
          </table:table-cell>
          <table:table-cell table:formula="of:=[.$B$4]*SQRT(([.$B16]*(1-[.$B16])/([.$B$1]-1))*[.Z$7]*([.$B$1]-[.Z$7]))/SQRT([.Z$7])" office:value-type="float" office:value="0.396775750262505">
            <text:p>0,40</text:p>
          </table:table-cell>
          <table:table-cell table:formula="of:=[.$B$4]*SQRT(([.$B16]*(1-[.$B16])/([.$B$1]-1))*[.AA$7]*([.$B$1]-[.AA$7]))/SQRT([.AA$7])" office:value-type="float" office:value="0.393890070144888">
            <text:p>0,39</text:p>
          </table:table-cell>
          <table:table-cell/>
          <table:table-cell table:formula="of:=[.$B$4]*SQRT(([.$B16]*(1-[.$B16])/([.$B$3]-1))*[.AC$7]*([.$B$3]-[.AC$7]))/SQRT([.AC$7])" office:value-type="float" office:value="0.472861128120724">
            <text:p>0,47</text:p>
          </table:table-cell>
          <table:table-cell table:formula="of:=[.$B$4]*SQRT(([.$B16]*(1-[.$B16])/([.$B$3]-1))*[.AD$7]*([.$B$3]-[.AD$7]))/SQRT([.AD$7])" office:value-type="float" office:value="0.470255812822376">
            <text:p>0,47</text:p>
          </table:table-cell>
          <table:table-cell table:formula="of:=[.$B$4]*SQRT(([.$B16]*(1-[.$B16])/([.$B$3]-1))*[.AE$7]*([.$B$3]-[.AE$7]))/SQRT([.AE$7])" office:value-type="float" office:value="0.46763598289574">
            <text:p>0,47</text:p>
          </table:table-cell>
          <table:table-cell table:formula="of:=[.$B$4]*SQRT(([.$B16]*(1-[.$B16])/([.$B$3]-1))*[.AF$7]*([.$B$3]-[.AF$7]))/SQRT([.AF$7])" office:value-type="float" office:value="0.4650013930135">
            <text:p>0,47</text:p>
          </table:table-cell>
          <table:table-cell table:formula="of:=[.$B$4]*SQRT(([.$B16]*(1-[.$B16])/([.$B$3]-1))*[.AG$7]*([.$B$3]-[.AG$7]))/SQRT([.AG$7])" office:value-type="float" office:value="0.462351790858569">
            <text:p>0,46</text:p>
          </table:table-cell>
          <table:table-cell table:formula="of:=[.$B$4]*SQRT(([.$B16]*(1-[.$B16])/([.$B$3]-1))*[.AH$7]*([.$B$3]-[.AH$7]))/SQRT([.AH$7])" office:value-type="float" office:value="0.459686916842058">
            <text:p>0,46</text:p>
          </table:table-cell>
          <table:table-cell table:formula="of:=[.$B$4]*SQRT(([.$B16]*(1-[.$B16])/([.$B$3]-1))*[.AI$7]*([.$B$3]-[.AI$7]))/SQRT([.AI$7])" office:value-type="float" office:value="0.457006503806442">
            <text:p>0,46</text:p>
          </table:table-cell>
          <table:table-cell table:formula="of:=[.$B$4]*SQRT(([.$B16]*(1-[.$B16])/([.$B$3]-1))*[.AJ$7]*([.$B$3]-[.AJ$7]))/SQRT([.AJ$7])" office:value-type="float" office:value="0.454310276712973">
            <text:p>0,45</text:p>
          </table:table-cell>
          <table:table-cell table:formula="of:=[.$B$4]*SQRT(([.$B16]*(1-[.$B16])/([.$B$3]-1))*[.AK$7]*([.$B$3]-[.AK$7]))/SQRT([.AK$7])" office:value-type="float" office:value="0.451597952312285">
            <text:p>0,45</text:p>
          </table:table-cell>
          <table:table-cell table:formula="of:=[.$B$4]*SQRT(([.$B16]*(1-[.$B16])/([.$B$3]-1))*[.AL$7]*([.$B$3]-[.AL$7]))/SQRT([.AL$7])" office:value-type="float" office:value="0.448869238797091">
            <text:p>0,45</text:p>
          </table:table-cell>
          <table:table-cell table:formula="of:=[.$B$4]*SQRT(([.$B16]*(1-[.$B16])/([.$B$3]-1))*[.AM$7]*([.$B$3]-[.AM$7]))/SQRT([.AM$7])" office:value-type="float" office:value="0.446123835435757">
            <text:p>0,45</text:p>
          </table:table-cell>
          <table:table-cell table:formula="of:=[.$B$4]*SQRT(([.$B16]*(1-[.$B16])/([.$B$3]-1))*[.AN$7]*([.$B$3]-[.AN$7]))/SQRT([.AN$7])" office:value-type="float" office:value="0.443361432185459">
            <text:p>0,44</text:p>
          </table:table-cell>
          <table:table-cell table:formula="of:=[.$B$4]*SQRT(([.$B16]*(1-[.$B16])/([.$B$3]-1))*[.AO$7]*([.$B$3]-[.AO$7]))/SQRT([.AO$7])" office:value-type="float" office:value="0.440581709283502">
            <text:p>0,44</text:p>
          </table:table-cell>
          <table:table-cell table:formula="of:=[.$B$4]*SQRT(([.$B16]*(1-[.$B16])/([.$B$3]-1))*[.AP$7]*([.$B$3]-[.AP$7]))/SQRT([.AP$7])" office:value-type="float" office:value="0.437784336815289">
            <text:p>0,44</text:p>
          </table:table-cell>
          <table:table-cell table:formula="of:=[.$B$4]*SQRT(([.$B16]*(1-[.$B16])/([.$B$3]-1))*[.AQ$7]*([.$B$3]-[.AQ$7]))/SQRT([.AQ$7])" office:value-type="float" office:value="0.434968974257284">
            <text:p>0,43</text:p>
          </table:table-cell>
          <table:table-cell table:formula="of:=[.$B$4]*SQRT(([.$B16]*(1-[.$B16])/([.$B$3]-1))*[.AR$7]*([.$B$3]-[.AR$7]))/SQRT([.AR$7])" office:value-type="float" office:value="0.432135269993163">
            <text:p>0,43</text:p>
          </table:table-cell>
          <table:table-cell table:formula="of:=[.$B$4]*SQRT(([.$B16]*(1-[.$B16])/([.$B$3]-1))*[.AS$7]*([.$B$3]-[.AS$7]))/SQRT([.AS$7])" office:value-type="float" office:value="0.429282860801238">
            <text:p>0,43</text:p>
          </table:table-cell>
          <table:table-cell table:formula="of:=[.$B$4]*SQRT(([.$B16]*(1-[.$B16])/([.$B$3]-1))*[.AT$7]*([.$B$3]-[.AT$7]))/SQRT([.AT$7])" office:value-type="float" office:value="0.426411371310998">
            <text:p>0,43</text:p>
          </table:table-cell>
          <table:table-cell table:formula="of:=[.$B$4]*SQRT(([.$B16]*(1-[.$B16])/([.$B$3]-1))*[.AU$7]*([.$B$3]-[.AU$7]))/SQRT([.AU$7])" office:value-type="float" office:value="0.423520413426503">
            <text:p>0,42</text:p>
          </table:table-cell>
          <table:table-cell table:formula="of:=[.$B$4]*SQRT(([.$B16]*(1-[.$B16])/([.$B$3]-1))*[.AV$7]*([.$B$3]-[.AV$7]))/SQRT([.AV$7])" office:value-type="float" office:value="0.4206095857141">
            <text:p>0,42</text:p>
          </table:table-cell>
          <table:table-cell table:formula="of:=[.$B$4]*SQRT(([.$B16]*(1-[.$B16])/([.$B$3]-1))*[.AW$7]*([.$B$3]-[.AW$7]))/SQRT([.AW$7])" office:value-type="float" office:value="0.41767847275173">
            <text:p>0,42</text:p>
          </table:table-cell>
          <table:table-cell table:formula="of:=[.$B$4]*SQRT(([.$B16]*(1-[.$B16])/([.$B$3]-1))*[.AX$7]*([.$B$3]-[.AX$7]))/SQRT([.AX$7])" office:value-type="float" office:value="0.414726644436849">
            <text:p>0,41</text:p>
          </table:table-cell>
          <table:table-cell table:formula="of:=[.$B$4]*SQRT(([.$B16]*(1-[.$B16])/([.$B$3]-1))*[.AY$7]*([.$B$3]-[.AY$7]))/SQRT([.AY$7])" office:value-type="float" office:value="0.411753655249689">
            <text:p>0,41</text:p>
          </table:table-cell>
          <table:table-cell table:formula="of:=[.$B$4]*SQRT(([.$B16]*(1-[.$B16])/([.$B$3]-1))*[.AZ$7]*([.$B$3]-[.AZ$7]))/SQRT([.AZ$7])" office:value-type="float" office:value="0.408759043468289">
            <text:p>0,41</text:p>
          </table:table-cell>
          <table:table-cell table:formula="of:=[.$B$4]*SQRT(([.$B16]*(1-[.$B16])/([.$B$3]-1))*[.BA$7]*([.$B$3]-[.BA$7]))/SQRT([.BA$7])" office:value-type="float" office:value="0.405742330331383">
            <text:p>0,41</text:p>
          </table:table-cell>
        </table:table-row>
        <table:table-row table:style-name="ro2">
          <table:table-cell table:formula="of:=[.A16]+1" office:value-type="float" office:value="10">
            <text:p>10</text:p>
          </table:table-cell>
          <table:table-cell table:formula="of:=[.$A17]/[.$B$1]" office:value-type="float" office:value="0.101010101010101">
            <text:p>0,101</text:p>
          </table:table-cell>
          <table:table-cell table:formula="of:=[.$B$4]*SQRT(([.$B17]*(1-[.$B17])/([.$B$1]-1))*[.C$7]*([.$B$1]-[.C$7]))/SQRT([.C$7])" office:value-type="float" office:value="0.480249568928065">
            <text:p>0,48</text:p>
          </table:table-cell>
          <table:table-cell table:formula="of:=[.$B$4]*SQRT(([.$B17]*(1-[.$B17])/([.$B$1]-1))*[.D$7]*([.$B$1]-[.D$7]))/SQRT([.D$7])" office:value-type="float" office:value="0.477632385580154">
            <text:p>0,48</text:p>
          </table:table-cell>
          <table:table-cell table:formula="of:=[.$B$4]*SQRT(([.$B17]*(1-[.$B17])/([.$B$1]-1))*[.E$7]*([.$B$1]-[.E$7]))/SQRT([.E$7])" office:value-type="float" office:value="0.475000782161866">
            <text:p>0,48</text:p>
          </table:table-cell>
          <table:table-cell table:formula="of:=[.$B$4]*SQRT(([.$B17]*(1-[.$B17])/([.$B$1]-1))*[.F$7]*([.$B$1]-[.F$7]))/SQRT([.F$7])" office:value-type="float" office:value="0.472354517659967">
            <text:p>0,47</text:p>
          </table:table-cell>
          <table:table-cell table:formula="of:=[.$B$4]*SQRT(([.$B17]*(1-[.$B17])/([.$B$1]-1))*[.G$7]*([.$B$1]-[.G$7]))/SQRT([.G$7])" office:value-type="float" office:value="0.469693344271745">
            <text:p>0,47</text:p>
          </table:table-cell>
          <table:table-cell table:formula="of:=[.$B$4]*SQRT(([.$B17]*(1-[.$B17])/([.$B$1]-1))*[.H$7]*([.$B$1]-[.H$7]))/SQRT([.H$7])" office:value-type="float" office:value="0.467017007134185">
            <text:p>0,47</text:p>
          </table:table-cell>
          <table:table-cell table:formula="of:=[.$B$4]*SQRT(([.$B17]*(1-[.$B17])/([.$B$1]-1))*[.I$7]*([.$B$1]-[.I$7]))/SQRT([.I$7])" office:value-type="float" office:value="0.464325244039097">
            <text:p>0,46</text:p>
          </table:table-cell>
          <table:table-cell table:formula="of:=[.$B$4]*SQRT(([.$B17]*(1-[.$B17])/([.$B$1]-1))*[.J$7]*([.$B$1]-[.J$7]))/SQRT([.J$7])" office:value-type="float" office:value="0.461617785133288">
            <text:p>0,46</text:p>
          </table:table-cell>
          <table:table-cell table:formula="of:=[.$B$4]*SQRT(([.$B17]*(1-[.$B17])/([.$B$1]-1))*[.K$7]*([.$B$1]-[.K$7]))/SQRT([.K$7])" office:value-type="float" office:value="0.458894352602817">
            <text:p>0,46</text:p>
          </table:table-cell>
          <table:table-cell table:formula="of:=[.$B$4]*SQRT(([.$B17]*(1-[.$B17])/([.$B$1]-1))*[.L$7]*([.$B$1]-[.L$7]))/SQRT([.L$7])" office:value-type="float" office:value="0.456154660340278">
            <text:p>0,46</text:p>
          </table:table-cell>
          <table:table-cell table:formula="of:=[.$B$4]*SQRT(([.$B17]*(1-[.$B17])/([.$B$1]-1))*[.M$7]*([.$B$1]-[.M$7]))/SQRT([.M$7])" office:value-type="float" office:value="0.453398413593994">
            <text:p>0,45</text:p>
          </table:table-cell>
          <table:table-cell table:formula="of:=[.$B$4]*SQRT(([.$B17]*(1-[.$B17])/([.$B$1]-1))*[.N$7]*([.$B$1]-[.N$7]))/SQRT([.N$7])" office:value-type="float" office:value="0.450625308597893">
            <text:p>0,45</text:p>
          </table:table-cell>
          <table:table-cell table:formula="of:=[.$B$4]*SQRT(([.$B17]*(1-[.$B17])/([.$B$1]-1))*[.O$7]*([.$B$1]-[.O$7]))/SQRT([.O$7])" office:value-type="float" office:value="0.447835032180759">
            <text:p>0,45</text:p>
          </table:table-cell>
          <table:table-cell table:formula="of:=[.$B$4]*SQRT(([.$B17]*(1-[.$B17])/([.$B$1]-1))*[.P$7]*([.$B$1]-[.P$7]))/SQRT([.P$7])" office:value-type="float" office:value="0.445027261353434">
            <text:p>0,45</text:p>
          </table:table-cell>
          <table:table-cell table:formula="of:=[.$B$4]*SQRT(([.$B17]*(1-[.$B17])/([.$B$1]-1))*[.Q$7]*([.$B$1]-[.Q$7]))/SQRT([.Q$7])" office:value-type="float" office:value="0.44220166287242">
            <text:p>0,44</text:p>
          </table:table-cell>
          <table:table-cell table:formula="of:=[.$B$4]*SQRT(([.$B17]*(1-[.$B17])/([.$B$1]-1))*[.R$7]*([.$B$1]-[.R$7]))/SQRT([.R$7])" office:value-type="float" office:value="0.439357892778232">
            <text:p>0,44</text:p>
          </table:table-cell>
          <table:table-cell table:formula="of:=[.$B$4]*SQRT(([.$B17]*(1-[.$B17])/([.$B$1]-1))*[.S$7]*([.$B$1]-[.S$7]))/SQRT([.S$7])" office:value-type="float" office:value="0.436495595906676">
            <text:p>0,44</text:p>
          </table:table-cell>
          <table:table-cell table:formula="of:=[.$B$4]*SQRT(([.$B17]*(1-[.$B17])/([.$B$1]-1))*[.T$7]*([.$B$1]-[.T$7]))/SQRT([.T$7])" office:value-type="float" office:value="0.433614405371086">
            <text:p>0,43</text:p>
          </table:table-cell>
          <table:table-cell table:formula="of:=[.$B$4]*SQRT(([.$B17]*(1-[.$B17])/([.$B$1]-1))*[.U$7]*([.$B$1]-[.U$7]))/SQRT([.U$7])" office:value-type="float" office:value="0.430713942013392">
            <text:p>0,43</text:p>
          </table:table-cell>
          <table:table-cell table:formula="of:=[.$B$4]*SQRT(([.$B17]*(1-[.$B17])/([.$B$1]-1))*[.V$7]*([.$B$1]-[.V$7]))/SQRT([.V$7])" office:value-type="float" office:value="0.427793813821696">
            <text:p>0,43</text:p>
          </table:table-cell>
          <table:table-cell table:formula="of:=[.$B$4]*SQRT(([.$B17]*(1-[.$B17])/([.$B$1]-1))*[.W$7]*([.$B$1]-[.W$7]))/SQRT([.W$7])" office:value-type="float" office:value="0.424853615311801">
            <text:p>0,42</text:p>
          </table:table-cell>
          <table:table-cell table:formula="of:=[.$B$4]*SQRT(([.$B17]*(1-[.$B17])/([.$B$1]-1))*[.X$7]*([.$B$1]-[.X$7]))/SQRT([.X$7])" office:value-type="float" office:value="0.421892926869962">
            <text:p>0,42</text:p>
          </table:table-cell>
          <table:table-cell table:formula="of:=[.$B$4]*SQRT(([.$B17]*(1-[.$B17])/([.$B$1]-1))*[.Y$7]*([.$B$1]-[.Y$7]))/SQRT([.Y$7])" office:value-type="float" office:value="0.418911314053821">
            <text:p>0,42</text:p>
          </table:table-cell>
          <table:table-cell table:formula="of:=[.$B$4]*SQRT(([.$B17]*(1-[.$B17])/([.$B$1]-1))*[.Z$7]*([.$B$1]-[.Z$7]))/SQRT([.Z$7])" office:value-type="float" office:value="0.415908326848231">
            <text:p>0,42</text:p>
          </table:table-cell>
          <table:table-cell table:formula="of:=[.$B$4]*SQRT(([.$B17]*(1-[.$B17])/([.$B$1]-1))*[.AA$7]*([.$B$1]-[.AA$7]))/SQRT([.AA$7])" office:value-type="float" office:value="0.41288349887237">
            <text:p>0,41</text:p>
          </table:table-cell>
          <table:table-cell/>
          <table:table-cell table:formula="of:=[.$B$4]*SQRT(([.$B17]*(1-[.$B17])/([.$B$3]-1))*[.AC$7]*([.$B$3]-[.AC$7]))/SQRT([.AC$7])" office:value-type="float" office:value="0.495662551197101">
            <text:p>0,50</text:p>
          </table:table-cell>
          <table:table-cell table:formula="of:=[.$B$4]*SQRT(([.$B17]*(1-[.$B17])/([.$B$3]-1))*[.AD$7]*([.$B$3]-[.AD$7]))/SQRT([.AD$7])" office:value-type="float" office:value="0.49293160726736">
            <text:p>0,49</text:p>
          </table:table-cell>
          <table:table-cell table:formula="of:=[.$B$4]*SQRT(([.$B17]*(1-[.$B17])/([.$B$3]-1))*[.AE$7]*([.$B$3]-[.AE$7]))/SQRT([.AE$7])" office:value-type="float" office:value="0.490185448812128">
            <text:p>0,49</text:p>
          </table:table-cell>
          <table:table-cell table:formula="of:=[.$B$4]*SQRT(([.$B17]*(1-[.$B17])/([.$B$3]-1))*[.AF$7]*([.$B$3]-[.AF$7]))/SQRT([.AF$7])" office:value-type="float" office:value="0.487423818674377">
            <text:p>0,49</text:p>
          </table:table-cell>
          <table:table-cell table:formula="of:=[.$B$4]*SQRT(([.$B17]*(1-[.$B17])/([.$B$3]-1))*[.AG$7]*([.$B$3]-[.AG$7]))/SQRT([.AG$7])" office:value-type="float" office:value="0.484646452370258">
            <text:p>0,48</text:p>
          </table:table-cell>
          <table:table-cell table:formula="of:=[.$B$4]*SQRT(([.$B17]*(1-[.$B17])/([.$B$3]-1))*[.AH$7]*([.$B$3]-[.AH$7]))/SQRT([.AH$7])" office:value-type="float" office:value="0.481853077793472">
            <text:p>0,48</text:p>
          </table:table-cell>
          <table:table-cell table:formula="of:=[.$B$4]*SQRT(([.$B17]*(1-[.$B17])/([.$B$3]-1))*[.AI$7]*([.$B$3]-[.AI$7]))/SQRT([.AI$7])" office:value-type="float" office:value="0.479043414904125">
            <text:p>0,48</text:p>
          </table:table-cell>
          <table:table-cell table:formula="of:=[.$B$4]*SQRT(([.$B17]*(1-[.$B17])/([.$B$3]-1))*[.AJ$7]*([.$B$3]-[.AJ$7]))/SQRT([.AJ$7])" office:value-type="float" office:value="0.476217175401067">
            <text:p>0,48</text:p>
          </table:table-cell>
          <table:table-cell table:formula="of:=[.$B$4]*SQRT(([.$B17]*(1-[.$B17])/([.$B$3]-1))*[.AK$7]*([.$B$3]-[.AK$7]))/SQRT([.AK$7])" office:value-type="float" office:value="0.473374062376611">
            <text:p>0,47</text:p>
          </table:table-cell>
          <table:table-cell table:formula="of:=[.$B$4]*SQRT(([.$B17]*(1-[.$B17])/([.$B$3]-1))*[.AL$7]*([.$B$3]-[.AL$7]))/SQRT([.AL$7])" office:value-type="float" office:value="0.470513769952485">
            <text:p>0,47</text:p>
          </table:table-cell>
          <table:table-cell table:formula="of:=[.$B$4]*SQRT(([.$B17]*(1-[.$B17])/([.$B$3]-1))*[.AM$7]*([.$B$3]-[.AM$7]))/SQRT([.AM$7])" office:value-type="float" office:value="0.46763598289574">
            <text:p>0,47</text:p>
          </table:table-cell>
          <table:table-cell table:formula="of:=[.$B$4]*SQRT(([.$B17]*(1-[.$B17])/([.$B$3]-1))*[.AN$7]*([.$B$3]-[.AN$7]))/SQRT([.AN$7])" office:value-type="float" office:value="0.464740376213246">
            <text:p>0,46</text:p>
          </table:table-cell>
          <table:table-cell table:formula="of:=[.$B$4]*SQRT(([.$B17]*(1-[.$B17])/([.$B$3]-1))*[.AO$7]*([.$B$3]-[.AO$7]))/SQRT([.AO$7])" office:value-type="float" office:value="0.461826614723312">
            <text:p>0,46</text:p>
          </table:table-cell>
          <table:table-cell table:formula="of:=[.$B$4]*SQRT(([.$B17]*(1-[.$B17])/([.$B$3]-1))*[.AP$7]*([.$B$3]-[.AP$7]))/SQRT([.AP$7])" office:value-type="float" office:value="0.458894352602817">
            <text:p>0,46</text:p>
          </table:table-cell>
          <table:table-cell table:formula="of:=[.$B$4]*SQRT(([.$B17]*(1-[.$B17])/([.$B$3]-1))*[.AQ$7]*([.$B$3]-[.AQ$7]))/SQRT([.AQ$7])" office:value-type="float" office:value="0.455943232908137">
            <text:p>0,46</text:p>
          </table:table-cell>
          <table:table-cell table:formula="of:=[.$B$4]*SQRT(([.$B17]*(1-[.$B17])/([.$B$3]-1))*[.AR$7]*([.$B$3]-[.AR$7]))/SQRT([.AR$7])" office:value-type="float" office:value="0.452972887067966">
            <text:p>0,45</text:p>
          </table:table-cell>
          <table:table-cell table:formula="of:=[.$B$4]*SQRT(([.$B17]*(1-[.$B17])/([.$B$3]-1))*[.AS$7]*([.$B$3]-[.AS$7]))/SQRT([.AS$7])" office:value-type="float" office:value="0.449982934346018">
            <text:p>0,45</text:p>
          </table:table-cell>
          <table:table-cell table:formula="of:=[.$B$4]*SQRT(([.$B17]*(1-[.$B17])/([.$B$3]-1))*[.AT$7]*([.$B$3]-[.AT$7]))/SQRT([.AT$7])" office:value-type="float" office:value="0.446972981271371">
            <text:p>0,45</text:p>
          </table:table-cell>
          <table:table-cell table:formula="of:=[.$B$4]*SQRT(([.$B17]*(1-[.$B17])/([.$B$3]-1))*[.AU$7]*([.$B$3]-[.AU$7]))/SQRT([.AU$7])" office:value-type="float" office:value="0.44394262103405">
            <text:p>0,44</text:p>
          </table:table-cell>
          <table:table-cell table:formula="of:=[.$B$4]*SQRT(([.$B17]*(1-[.$B17])/([.$B$3]-1))*[.AV$7]*([.$B$3]-[.AV$7]))/SQRT([.AV$7])" office:value-type="float" office:value="0.440891432843219">
            <text:p>0,44</text:p>
          </table:table-cell>
          <table:table-cell table:formula="of:=[.$B$4]*SQRT(([.$B17]*(1-[.$B17])/([.$B$3]-1))*[.AW$7]*([.$B$3]-[.AW$7]))/SQRT([.AW$7])" office:value-type="float" office:value="0.437818981245116">
            <text:p>0,44</text:p>
          </table:table-cell>
          <table:table-cell table:formula="of:=[.$B$4]*SQRT(([.$B17]*(1-[.$B17])/([.$B$3]-1))*[.AX$7]*([.$B$3]-[.AX$7]))/SQRT([.AX$7])" office:value-type="float" office:value="0.434724815397598">
            <text:p>0,43</text:p>
          </table:table-cell>
          <table:table-cell table:formula="of:=[.$B$4]*SQRT(([.$B17]*(1-[.$B17])/([.$B$3]-1))*[.AY$7]*([.$B$3]-[.AY$7]))/SQRT([.AY$7])" office:value-type="float" office:value="0.431608468297878">
            <text:p>0,43</text:p>
          </table:table-cell>
          <table:table-cell table:formula="of:=[.$B$4]*SQRT(([.$B17]*(1-[.$B17])/([.$B$3]-1))*[.AZ$7]*([.$B$3]-[.AZ$7]))/SQRT([.AZ$7])" office:value-type="float" office:value="0.428469455959704">
            <text:p>0,43</text:p>
          </table:table-cell>
          <table:table-cell table:formula="of:=[.$B$4]*SQRT(([.$B17]*(1-[.$B17])/([.$B$3]-1))*[.BA$7]*([.$B$3]-[.BA$7]))/SQRT([.BA$7])" office:value-type="float" office:value="0.425307276535883">
            <text:p>0,43</text:p>
          </table:table-cell>
        </table:table-row>
        <table:table-row table:style-name="ro2">
          <table:table-cell table:formula="of:=[.A17]+1" office:value-type="float" office:value="11">
            <text:p>11</text:p>
          </table:table-cell>
          <table:table-cell table:formula="of:=[.$A18]/[.$B$1]" office:value-type="float" office:value="0.111111111111111">
            <text:p>0,111</text:p>
          </table:table-cell>
          <table:table-cell table:formula="of:=[.$B$4]*SQRT(([.$B18]*(1-[.$B18])/([.$B$1]-1))*[.C$7]*([.$B$1]-[.C$7]))/SQRT([.C$7])" office:value-type="float" office:value="0.500852284515614">
            <text:p>0,50</text:p>
          </table:table-cell>
          <table:table-cell table:formula="of:=[.$B$4]*SQRT(([.$B18]*(1-[.$B18])/([.$B$1]-1))*[.D$7]*([.$B$1]-[.D$7]))/SQRT([.D$7])" office:value-type="float" office:value="0.498122823952591">
            <text:p>0,50</text:p>
          </table:table-cell>
          <table:table-cell table:formula="of:=[.$B$4]*SQRT(([.$B18]*(1-[.$B18])/([.$B$1]-1))*[.E$7]*([.$B$1]-[.E$7]))/SQRT([.E$7])" office:value-type="float" office:value="0.495378324697901">
            <text:p>0,50</text:p>
          </table:table-cell>
          <table:table-cell table:formula="of:=[.$B$4]*SQRT(([.$B18]*(1-[.$B18])/([.$B$1]-1))*[.F$7]*([.$B$1]-[.F$7]))/SQRT([.F$7])" office:value-type="float" office:value="0.492618535398835">
            <text:p>0,49</text:p>
          </table:table-cell>
          <table:table-cell table:formula="of:=[.$B$4]*SQRT(([.$B18]*(1-[.$B18])/([.$B$1]-1))*[.G$7]*([.$B$1]-[.G$7]))/SQRT([.G$7])" office:value-type="float" office:value="0.489843197621941">
            <text:p>0,49</text:p>
          </table:table-cell>
          <table:table-cell table:formula="of:=[.$B$4]*SQRT(([.$B18]*(1-[.$B18])/([.$B$1]-1))*[.H$7]*([.$B$1]-[.H$7]))/SQRT([.H$7])" office:value-type="float" office:value="0.487052045570576">
            <text:p>0,49</text:p>
          </table:table-cell>
          <table:table-cell table:formula="of:=[.$B$4]*SQRT(([.$B18]*(1-[.$B18])/([.$B$1]-1))*[.I$7]*([.$B$1]-[.I$7]))/SQRT([.I$7])" office:value-type="float" office:value="0.484244805787813">
            <text:p>0,48</text:p>
          </table:table-cell>
          <table:table-cell table:formula="of:=[.$B$4]*SQRT(([.$B18]*(1-[.$B18])/([.$B$1]-1))*[.J$7]*([.$B$1]-[.J$7]))/SQRT([.J$7])" office:value-type="float" office:value="0.481421196843753">
            <text:p>0,48</text:p>
          </table:table-cell>
          <table:table-cell table:formula="of:=[.$B$4]*SQRT(([.$B18]*(1-[.$B18])/([.$B$1]-1))*[.K$7]*([.$B$1]-[.K$7]))/SQRT([.K$7])" office:value-type="float" office:value="0.478580929006229">
            <text:p>0,48</text:p>
          </table:table-cell>
          <table:table-cell table:formula="of:=[.$B$4]*SQRT(([.$B18]*(1-[.$B18])/([.$B$1]-1))*[.L$7]*([.$B$1]-[.L$7]))/SQRT([.L$7])" office:value-type="float" office:value="0.475723703893825">
            <text:p>0,48</text:p>
          </table:table-cell>
          <table:table-cell table:formula="of:=[.$B$4]*SQRT(([.$B18]*(1-[.$B18])/([.$B$1]-1))*[.M$7]*([.$B$1]-[.M$7]))/SQRT([.M$7])" office:value-type="float" office:value="0.47284921411001">
            <text:p>0,47</text:p>
          </table:table-cell>
          <table:table-cell table:formula="of:=[.$B$4]*SQRT(([.$B18]*(1-[.$B18])/([.$B$1]-1))*[.N$7]*([.$B$1]-[.N$7]))/SQRT([.N$7])" office:value-type="float" office:value="0.469957142857143">
            <text:p>0,47</text:p>
          </table:table-cell>
          <table:table-cell table:formula="of:=[.$B$4]*SQRT(([.$B18]*(1-[.$B18])/([.$B$1]-1))*[.O$7]*([.$B$1]-[.O$7]))/SQRT([.O$7])" office:value-type="float" office:value="0.467047163528956">
            <text:p>0,47</text:p>
          </table:table-cell>
          <table:table-cell table:formula="of:=[.$B$4]*SQRT(([.$B18]*(1-[.$B18])/([.$B$1]-1))*[.P$7]*([.$B$1]-[.P$7]))/SQRT([.P$7])" office:value-type="float" office:value="0.464118939280049">
            <text:p>0,46</text:p>
          </table:table-cell>
          <table:table-cell table:formula="of:=[.$B$4]*SQRT(([.$B18]*(1-[.$B18])/([.$B$1]-1))*[.Q$7]*([.$B$1]-[.Q$7]))/SQRT([.Q$7])" office:value-type="float" office:value="0.461172122570773">
            <text:p>0,46</text:p>
          </table:table-cell>
          <table:table-cell table:formula="of:=[.$B$4]*SQRT(([.$B18]*(1-[.$B18])/([.$B$1]-1))*[.R$7]*([.$B$1]-[.R$7]))/SQRT([.R$7])" office:value-type="float" office:value="0.458206354685776">
            <text:p>0,46</text:p>
          </table:table-cell>
          <table:table-cell table:formula="of:=[.$B$4]*SQRT(([.$B18]*(1-[.$B18])/([.$B$1]-1))*[.S$7]*([.$B$1]-[.S$7]))/SQRT([.S$7])" office:value-type="float" office:value="0.45522126522431">
            <text:p>0,46</text:p>
          </table:table-cell>
          <table:table-cell table:formula="of:=[.$B$4]*SQRT(([.$B18]*(1-[.$B18])/([.$B$1]-1))*[.T$7]*([.$B$1]-[.T$7]))/SQRT([.T$7])" office:value-type="float" office:value="0.452216471560265">
            <text:p>0,45</text:p>
          </table:table-cell>
          <table:table-cell table:formula="of:=[.$B$4]*SQRT(([.$B18]*(1-[.$B18])/([.$B$1]-1))*[.U$7]*([.$B$1]-[.U$7]))/SQRT([.U$7])" office:value-type="float" office:value="0.449191578269685">
            <text:p>0,45</text:p>
          </table:table-cell>
          <table:table-cell table:formula="of:=[.$B$4]*SQRT(([.$B18]*(1-[.$B18])/([.$B$1]-1))*[.V$7]*([.$B$1]-[.V$7]))/SQRT([.V$7])" office:value-type="float" office:value="0.446146176523351">
            <text:p>0,45</text:p>
          </table:table-cell>
          <table:table-cell table:formula="of:=[.$B$4]*SQRT(([.$B18]*(1-[.$B18])/([.$B$1]-1))*[.W$7]*([.$B$1]-[.W$7]))/SQRT([.W$7])" office:value-type="float" office:value="0.443079843441788">
            <text:p>0,44</text:p>
          </table:table-cell>
          <table:table-cell table:formula="of:=[.$B$4]*SQRT(([.$B18]*(1-[.$B18])/([.$B$1]-1))*[.X$7]*([.$B$1]-[.X$7]))/SQRT([.X$7])" office:value-type="float" office:value="0.439992141409814">
            <text:p>0,44</text:p>
          </table:table-cell>
          <table:table-cell table:formula="of:=[.$B$4]*SQRT(([.$B18]*(1-[.$B18])/([.$B$1]-1))*[.Y$7]*([.$B$1]-[.Y$7]))/SQRT([.Y$7])" office:value-type="float" office:value="0.436882617347484">
            <text:p>0,44</text:p>
          </table:table-cell>
          <table:table-cell table:formula="of:=[.$B$4]*SQRT(([.$B18]*(1-[.$B18])/([.$B$1]-1))*[.Z$7]*([.$B$1]-[.Z$7]))/SQRT([.Z$7])" office:value-type="float" office:value="0.433750801933994">
            <text:p>0,43</text:p>
          </table:table-cell>
          <table:table-cell table:formula="of:=[.$B$4]*SQRT(([.$B18]*(1-[.$B18])/([.$B$1]-1))*[.AA$7]*([.$B$1]-[.AA$7]))/SQRT([.AA$7])" office:value-type="float" office:value="0.430596208780775">
            <text:p>0,43</text:p>
          </table:table-cell>
          <table:table-cell/>
          <table:table-cell table:formula="of:=[.$B$4]*SQRT(([.$B18]*(1-[.$B18])/([.$B$3]-1))*[.AC$7]*([.$B$3]-[.AC$7]))/SQRT([.AC$7])" office:value-type="float" office:value="0.516926484015419">
            <text:p>0,52</text:p>
          </table:table-cell>
          <table:table-cell table:formula="of:=[.$B$4]*SQRT(([.$B18]*(1-[.$B18])/([.$B$3]-1))*[.AD$7]*([.$B$3]-[.AD$7]))/SQRT([.AD$7])" office:value-type="float" office:value="0.514078382539456">
            <text:p>0,51</text:p>
          </table:table-cell>
          <table:table-cell table:formula="of:=[.$B$4]*SQRT(([.$B18]*(1-[.$B18])/([.$B$3]-1))*[.AE$7]*([.$B$3]-[.AE$7]))/SQRT([.AE$7])" office:value-type="float" office:value="0.511214413834571">
            <text:p>0,51</text:p>
          </table:table-cell>
          <table:table-cell table:formula="of:=[.$B$4]*SQRT(([.$B18]*(1-[.$B18])/([.$B$3]-1))*[.AF$7]*([.$B$3]-[.AF$7]))/SQRT([.AF$7])" office:value-type="float" office:value="0.508334309711693">
            <text:p>0,51</text:p>
          </table:table-cell>
          <table:table-cell table:formula="of:=[.$B$4]*SQRT(([.$B18]*(1-[.$B18])/([.$B$3]-1))*[.AG$7]*([.$B$3]-[.AG$7]))/SQRT([.AG$7])" office:value-type="float" office:value="0.505437794340613">
            <text:p>0,51</text:p>
          </table:table-cell>
          <table:table-cell table:formula="of:=[.$B$4]*SQRT(([.$B18]*(1-[.$B18])/([.$B$3]-1))*[.AH$7]*([.$B$3]-[.AH$7]))/SQRT([.AH$7])" office:value-type="float" office:value="0.502524583941666">
            <text:p>0,50</text:p>
          </table:table-cell>
          <table:table-cell table:formula="of:=[.$B$4]*SQRT(([.$B18]*(1-[.$B18])/([.$B$3]-1))*[.AI$7]*([.$B$3]-[.AI$7]))/SQRT([.AI$7])" office:value-type="float" office:value="0.499594386461241">
            <text:p>0,50</text:p>
          </table:table-cell>
          <table:table-cell table:formula="of:=[.$B$4]*SQRT(([.$B18]*(1-[.$B18])/([.$B$3]-1))*[.AJ$7]*([.$B$3]-[.AJ$7]))/SQRT([.AJ$7])" office:value-type="float" office:value="0.496646901230064">
            <text:p>0,50</text:p>
          </table:table-cell>
          <table:table-cell table:formula="of:=[.$B$4]*SQRT(([.$B18]*(1-[.$B18])/([.$B$3]-1))*[.AK$7]*([.$B$3]-[.AK$7]))/SQRT([.AK$7])" office:value-type="float" office:value="0.4936818186031">
            <text:p>0,49</text:p>
          </table:table-cell>
          <table:table-cell table:formula="of:=[.$B$4]*SQRT(([.$B18]*(1-[.$B18])/([.$B$3]-1))*[.AL$7]*([.$B$3]-[.AL$7]))/SQRT([.AL$7])" office:value-type="float" office:value="0.490698819579898">
            <text:p>0,49</text:p>
          </table:table-cell>
          <table:table-cell table:formula="of:=[.$B$4]*SQRT(([.$B18]*(1-[.$B18])/([.$B$3]-1))*[.AM$7]*([.$B$3]-[.AM$7]))/SQRT([.AM$7])" office:value-type="float" office:value="0.487697575404005">
            <text:p>0,49</text:p>
          </table:table-cell>
          <table:table-cell table:formula="of:=[.$B$4]*SQRT(([.$B18]*(1-[.$B18])/([.$B$3]-1))*[.AN$7]*([.$B$3]-[.AN$7]))/SQRT([.AN$7])" office:value-type="float" office:value="0.484677747140082">
            <text:p>0,48</text:p>
          </table:table-cell>
          <table:table-cell table:formula="of:=[.$B$4]*SQRT(([.$B18]*(1-[.$B18])/([.$B$3]-1))*[.AO$7]*([.$B$3]-[.AO$7]))/SQRT([.AO$7])" office:value-type="float" office:value="0.481638985227136">
            <text:p>0,48</text:p>
          </table:table-cell>
          <table:table-cell table:formula="of:=[.$B$4]*SQRT(([.$B18]*(1-[.$B18])/([.$B$3]-1))*[.AP$7]*([.$B$3]-[.AP$7]))/SQRT([.AP$7])" office:value-type="float" office:value="0.478580929006229">
            <text:p>0,48</text:p>
          </table:table-cell>
          <table:table-cell table:formula="of:=[.$B$4]*SQRT(([.$B18]*(1-[.$B18])/([.$B$3]-1))*[.AQ$7]*([.$B$3]-[.AQ$7]))/SQRT([.AQ$7])" office:value-type="float" office:value="0.475503206220848">
            <text:p>0,48</text:p>
          </table:table-cell>
          <table:table-cell table:formula="of:=[.$B$4]*SQRT(([.$B18]*(1-[.$B18])/([.$B$3]-1))*[.AR$7]*([.$B$3]-[.AR$7]))/SQRT([.AR$7])" office:value-type="float" office:value="0.47240543248797">
            <text:p>0,47</text:p>
          </table:table-cell>
          <table:table-cell table:formula="of:=[.$B$4]*SQRT(([.$B18]*(1-[.$B18])/([.$B$3]-1))*[.AS$7]*([.$B$3]-[.AS$7]))/SQRT([.AS$7])" office:value-type="float" office:value="0.469287210737717">
            <text:p>0,47</text:p>
          </table:table-cell>
          <table:table-cell table:formula="of:=[.$B$4]*SQRT(([.$B18]*(1-[.$B18])/([.$B$3]-1))*[.AT$7]*([.$B$3]-[.AT$7]))/SQRT([.AT$7])" office:value-type="float" office:value="0.466148130619255">
            <text:p>0,47</text:p>
          </table:table-cell>
          <table:table-cell table:formula="of:=[.$B$4]*SQRT(([.$B18]*(1-[.$B18])/([.$B$3]-1))*[.AU$7]*([.$B$3]-[.AU$7]))/SQRT([.AU$7])" office:value-type="float" office:value="0.462987767870455">
            <text:p>0,46</text:p>
          </table:table-cell>
          <table:table-cell table:formula="of:=[.$B$4]*SQRT(([.$B18]*(1-[.$B18])/([.$B$3]-1))*[.AV$7]*([.$B$3]-[.AV$7]))/SQRT([.AV$7])" office:value-type="float" office:value="0.459805683648546">
            <text:p>0,46</text:p>
          </table:table-cell>
          <table:table-cell table:formula="of:=[.$B$4]*SQRT(([.$B18]*(1-[.$B18])/([.$B$3]-1))*[.AW$7]*([.$B$3]-[.AW$7]))/SQRT([.AW$7])" office:value-type="float" office:value="0.456601423818791">
            <text:p>0,46</text:p>
          </table:table-cell>
          <table:table-cell table:formula="of:=[.$B$4]*SQRT(([.$B18]*(1-[.$B18])/([.$B$3]-1))*[.AX$7]*([.$B$3]-[.AX$7]))/SQRT([.AX$7])" office:value-type="float" office:value="0.45337451819791">
            <text:p>0,45</text:p>
          </table:table-cell>
          <table:table-cell table:formula="of:=[.$B$4]*SQRT(([.$B18]*(1-[.$B18])/([.$B$3]-1))*[.AY$7]*([.$B$3]-[.AY$7]))/SQRT([.AY$7])" office:value-type="float" office:value="0.450124479748688">
            <text:p>0,45</text:p>
          </table:table-cell>
          <table:table-cell table:formula="of:=[.$B$4]*SQRT(([.$B18]*(1-[.$B18])/([.$B$3]-1))*[.AZ$7]*([.$B$3]-[.AZ$7]))/SQRT([.AZ$7])" office:value-type="float" office:value="0.446850803721855">
            <text:p>0,45</text:p>
          </table:table-cell>
          <table:table-cell table:formula="of:=[.$B$4]*SQRT(([.$B18]*(1-[.$B18])/([.$B$3]-1))*[.BA$7]*([.$B$3]-[.BA$7]))/SQRT([.BA$7])" office:value-type="float" office:value="0.44355296674096">
            <text:p>0,44</text:p>
          </table:table-cell>
        </table:table-row>
        <table:table-row table:style-name="ro2">
          <table:table-cell table:formula="of:=[.A18]+1" office:value-type="float" office:value="12">
            <text:p>12</text:p>
          </table:table-cell>
          <table:table-cell table:formula="of:=[.$A19]/[.$B$1]" office:value-type="float" office:value="0.121212121212121">
            <text:p>0,121</text:p>
          </table:table-cell>
          <table:table-cell table:formula="of:=[.$B$4]*SQRT(([.$B19]*(1-[.$B19])/([.$B$1]-1))*[.C$7]*([.$B$1]-[.C$7]))/SQRT([.C$7])" office:value-type="float" office:value="0.520142367057888">
            <text:p>0,52</text:p>
          </table:table-cell>
          <table:table-cell table:formula="of:=[.$B$4]*SQRT(([.$B19]*(1-[.$B19])/([.$B$1]-1))*[.D$7]*([.$B$1]-[.D$7]))/SQRT([.D$7])" office:value-type="float" office:value="0.517307782646608">
            <text:p>0,52</text:p>
          </table:table-cell>
          <table:table-cell table:formula="of:=[.$B$4]*SQRT(([.$B19]*(1-[.$B19])/([.$B$1]-1))*[.E$7]*([.$B$1]-[.E$7]))/SQRT([.E$7])" office:value-type="float" office:value="0.514457580335753">
            <text:p>0,51</text:p>
          </table:table-cell>
          <table:table-cell table:formula="of:=[.$B$4]*SQRT(([.$B19]*(1-[.$B19])/([.$B$1]-1))*[.F$7]*([.$B$1]-[.F$7]))/SQRT([.F$7])" office:value-type="float" office:value="0.511591499091889">
            <text:p>0,51</text:p>
          </table:table-cell>
          <table:table-cell table:formula="of:=[.$B$4]*SQRT(([.$B19]*(1-[.$B19])/([.$B$1]-1))*[.G$7]*([.$B$1]-[.G$7]))/SQRT([.G$7])" office:value-type="float" office:value="0.508709270528121">
            <text:p>0,51</text:p>
          </table:table-cell>
          <table:table-cell table:formula="of:=[.$B$4]*SQRT(([.$B19]*(1-[.$B19])/([.$B$1]-1))*[.H$7]*([.$B$1]-[.H$7]))/SQRT([.H$7])" office:value-type="float" office:value="0.505810618610781">
            <text:p>0,51</text:p>
          </table:table-cell>
          <table:table-cell table:formula="of:=[.$B$4]*SQRT(([.$B19]*(1-[.$B19])/([.$B$1]-1))*[.I$7]*([.$B$1]-[.I$7]))/SQRT([.I$7])" office:value-type="float" office:value="0.50289525935088">
            <text:p>0,50</text:p>
          </table:table-cell>
          <table:table-cell table:formula="of:=[.$B$4]*SQRT(([.$B19]*(1-[.$B19])/([.$B$1]-1))*[.J$7]*([.$B$1]-[.J$7]))/SQRT([.J$7])" office:value-type="float" office:value="0.499962900479382">
            <text:p>0,50</text:p>
          </table:table-cell>
          <table:table-cell table:formula="of:=[.$B$4]*SQRT(([.$B19]*(1-[.$B19])/([.$B$1]-1))*[.K$7]*([.$B$1]-[.K$7]))/SQRT([.K$7])" office:value-type="float" office:value="0.497013241105228">
            <text:p>0,50</text:p>
          </table:table-cell>
          <table:table-cell table:formula="of:=[.$B$4]*SQRT(([.$B19]*(1-[.$B19])/([.$B$1]-1))*[.L$7]*([.$B$1]-[.L$7]))/SQRT([.L$7])" office:value-type="float" office:value="0.494045971354985">
            <text:p>0,49</text:p>
          </table:table-cell>
          <table:table-cell table:formula="of:=[.$B$4]*SQRT(([.$B19]*(1-[.$B19])/([.$B$1]-1))*[.M$7]*([.$B$1]-[.M$7]))/SQRT([.M$7])" office:value-type="float" office:value="0.491060771992896">
            <text:p>0,49</text:p>
          </table:table-cell>
          <table:table-cell table:formula="of:=[.$B$4]*SQRT(([.$B19]*(1-[.$B19])/([.$B$1]-1))*[.N$7]*([.$B$1]-[.N$7]))/SQRT([.N$7])" office:value-type="float" office:value="0.48805731402001">
            <text:p>0,49</text:p>
          </table:table-cell>
          <table:table-cell table:formula="of:=[.$B$4]*SQRT(([.$B19]*(1-[.$B19])/([.$B$1]-1))*[.O$7]*([.$B$1]-[.O$7]))/SQRT([.O$7])" office:value-type="float" office:value="0.485035258250979">
            <text:p>0,49</text:p>
          </table:table-cell>
          <table:table-cell table:formula="of:=[.$B$4]*SQRT(([.$B19]*(1-[.$B19])/([.$B$1]-1))*[.P$7]*([.$B$1]-[.P$7]))/SQRT([.P$7])" office:value-type="float" office:value="0.481994254866966">
            <text:p>0,48</text:p>
          </table:table-cell>
          <table:table-cell table:formula="of:=[.$B$4]*SQRT(([.$B19]*(1-[.$B19])/([.$B$1]-1))*[.Q$7]*([.$B$1]-[.Q$7]))/SQRT([.Q$7])" office:value-type="float" office:value="0.478933942943">
            <text:p>0,48</text:p>
          </table:table-cell>
          <table:table-cell table:formula="of:=[.$B$4]*SQRT(([.$B19]*(1-[.$B19])/([.$B$1]-1))*[.R$7]*([.$B$1]-[.R$7]))/SQRT([.R$7])" office:value-type="float" office:value="0.475853949947982">
            <text:p>0,48</text:p>
          </table:table-cell>
          <table:table-cell table:formula="of:=[.$B$4]*SQRT(([.$B19]*(1-[.$B19])/([.$B$1]-1))*[.S$7]*([.$B$1]-[.S$7]))/SQRT([.S$7])" office:value-type="float" office:value="0.47275389121536">
            <text:p>0,47</text:p>
          </table:table-cell>
          <table:table-cell table:formula="of:=[.$B$4]*SQRT(([.$B19]*(1-[.$B19])/([.$B$1]-1))*[.T$7]*([.$B$1]-[.T$7]))/SQRT([.T$7])" office:value-type="float" office:value="0.469633369382364">
            <text:p>0,47</text:p>
          </table:table-cell>
          <table:table-cell table:formula="of:=[.$B$4]*SQRT(([.$B19]*(1-[.$B19])/([.$B$1]-1))*[.U$7]*([.$B$1]-[.U$7]))/SQRT([.U$7])" office:value-type="float" office:value="0.466491973795476">
            <text:p>0,47</text:p>
          </table:table-cell>
          <table:table-cell table:formula="of:=[.$B$4]*SQRT(([.$B19]*(1-[.$B19])/([.$B$1]-1))*[.V$7]*([.$B$1]-[.V$7]))/SQRT([.V$7])" office:value-type="float" office:value="0.46332927987962">
            <text:p>0,46</text:p>
          </table:table-cell>
          <table:table-cell table:formula="of:=[.$B$4]*SQRT(([.$B19]*(1-[.$B19])/([.$B$1]-1))*[.W$7]*([.$B$1]-[.W$7]))/SQRT([.W$7])" office:value-type="float" office:value="0.460144848468321">
            <text:p>0,46</text:p>
          </table:table-cell>
          <table:table-cell table:formula="of:=[.$B$4]*SQRT(([.$B19]*(1-[.$B19])/([.$B$1]-1))*[.X$7]*([.$B$1]-[.X$7]))/SQRT([.X$7])" office:value-type="float" office:value="0.456938225091863">
            <text:p>0,46</text:p>
          </table:table-cell>
          <table:table-cell table:formula="of:=[.$B$4]*SQRT(([.$B19]*(1-[.$B19])/([.$B$1]-1))*[.Y$7]*([.$B$1]-[.Y$7]))/SQRT([.Y$7])" office:value-type="float" office:value="0.453708939220146">
            <text:p>0,45</text:p>
          </table:table-cell>
          <table:table-cell table:formula="of:=[.$B$4]*SQRT(([.$B19]*(1-[.$B19])/([.$B$1]-1))*[.Z$7]*([.$B$1]-[.Z$7]))/SQRT([.Z$7])" office:value-type="float" office:value="0.450456503456701">
            <text:p>0,45</text:p>
          </table:table-cell>
          <table:table-cell table:formula="of:=[.$B$4]*SQRT(([.$B19]*(1-[.$B19])/([.$B$1]-1))*[.AA$7]*([.$B$1]-[.AA$7]))/SQRT([.AA$7])" office:value-type="float" office:value="0.447180412679944">
            <text:p>0,45</text:p>
          </table:table-cell>
          <table:table-cell/>
          <table:table-cell table:formula="of:=[.$B$4]*SQRT(([.$B19]*(1-[.$B19])/([.$B$3]-1))*[.AC$7]*([.$B$3]-[.AC$7]))/SQRT([.AC$7])" office:value-type="float" office:value="0.536835656546375">
            <text:p>0,54</text:p>
          </table:table-cell>
          <table:table-cell table:formula="of:=[.$B$4]*SQRT(([.$B19]*(1-[.$B19])/([.$B$3]-1))*[.AD$7]*([.$B$3]-[.AD$7]))/SQRT([.AD$7])" office:value-type="float" office:value="0.533877861825001">
            <text:p>0,53</text:p>
          </table:table-cell>
          <table:table-cell table:formula="of:=[.$B$4]*SQRT(([.$B19]*(1-[.$B19])/([.$B$3]-1))*[.AE$7]*([.$B$3]-[.AE$7]))/SQRT([.AE$7])" office:value-type="float" office:value="0.530903588756087">
            <text:p>0,53</text:p>
          </table:table-cell>
          <table:table-cell table:formula="of:=[.$B$4]*SQRT(([.$B19]*(1-[.$B19])/([.$B$3]-1))*[.AF$7]*([.$B$3]-[.AF$7]))/SQRT([.AF$7])" office:value-type="float" office:value="0.527912558821392">
            <text:p>0,53</text:p>
          </table:table-cell>
          <table:table-cell table:formula="of:=[.$B$4]*SQRT(([.$B19]*(1-[.$B19])/([.$B$3]-1))*[.AG$7]*([.$B$3]-[.AG$7]))/SQRT([.AG$7])" office:value-type="float" office:value="0.524904485567238">
            <text:p>0,52</text:p>
          </table:table-cell>
          <table:table-cell table:formula="of:=[.$B$4]*SQRT(([.$B19]*(1-[.$B19])/([.$B$3]-1))*[.AH$7]*([.$B$3]-[.AH$7]))/SQRT([.AH$7])" office:value-type="float" office:value="0.521879074284325">
            <text:p>0,52</text:p>
          </table:table-cell>
          <table:table-cell table:formula="of:=[.$B$4]*SQRT(([.$B19]*(1-[.$B19])/([.$B$3]-1))*[.AI$7]*([.$B$3]-[.AI$7]))/SQRT([.AI$7])" office:value-type="float" office:value="0.518836021670741">
            <text:p>0,52</text:p>
          </table:table-cell>
          <table:table-cell table:formula="of:=[.$B$4]*SQRT(([.$B19]*(1-[.$B19])/([.$B$3]-1))*[.AJ$7]*([.$B$3]-[.AJ$7]))/SQRT([.AJ$7])" office:value-type="float" office:value="0.515775015477077">
            <text:p>0,52</text:p>
          </table:table-cell>
          <table:table-cell table:formula="of:=[.$B$4]*SQRT(([.$B19]*(1-[.$B19])/([.$B$3]-1))*[.AK$7]*([.$B$3]-[.AK$7]))/SQRT([.AK$7])" office:value-type="float" office:value="0.512695734132474">
            <text:p>0,51</text:p>
          </table:table-cell>
          <table:table-cell table:formula="of:=[.$B$4]*SQRT(([.$B19]*(1-[.$B19])/([.$B$3]-1))*[.AL$7]*([.$B$3]-[.AL$7]))/SQRT([.AL$7])" office:value-type="float" office:value="0.509597846350329">
            <text:p>0,51</text:p>
          </table:table-cell>
          <table:table-cell table:formula="of:=[.$B$4]*SQRT(([.$B19]*(1-[.$B19])/([.$B$3]-1))*[.AM$7]*([.$B$3]-[.AM$7]))/SQRT([.AM$7])" office:value-type="float" office:value="0.506481010712299">
            <text:p>0,51</text:p>
          </table:table-cell>
          <table:table-cell table:formula="of:=[.$B$4]*SQRT(([.$B19]*(1-[.$B19])/([.$B$3]-1))*[.AN$7]*([.$B$3]-[.AN$7]))/SQRT([.AN$7])" office:value-type="float" office:value="0.503344875229111">
            <text:p>0,50</text:p>
          </table:table-cell>
          <table:table-cell table:formula="of:=[.$B$4]*SQRT(([.$B19]*(1-[.$B19])/([.$B$3]-1))*[.AO$7]*([.$B$3]-[.AO$7]))/SQRT([.AO$7])" office:value-type="float" office:value="0.500189076876601">
            <text:p>0,50</text:p>
          </table:table-cell>
          <table:table-cell table:formula="of:=[.$B$4]*SQRT(([.$B19]*(1-[.$B19])/([.$B$3]-1))*[.AP$7]*([.$B$3]-[.AP$7]))/SQRT([.AP$7])" office:value-type="float" office:value="0.497013241105228">
            <text:p>0,50</text:p>
          </table:table-cell>
          <table:table-cell table:formula="of:=[.$B$4]*SQRT(([.$B19]*(1-[.$B19])/([.$B$3]-1))*[.AQ$7]*([.$B$3]-[.AQ$7]))/SQRT([.AQ$7])" office:value-type="float" office:value="0.493816981321199">
            <text:p>0,49</text:p>
          </table:table-cell>
          <table:table-cell table:formula="of:=[.$B$4]*SQRT(([.$B19]*(1-[.$B19])/([.$B$3]-1))*[.AR$7]*([.$B$3]-[.AR$7]))/SQRT([.AR$7])" office:value-type="float" office:value="0.490599898337167">
            <text:p>0,49</text:p>
          </table:table-cell>
          <table:table-cell table:formula="of:=[.$B$4]*SQRT(([.$B19]*(1-[.$B19])/([.$B$3]-1))*[.AS$7]*([.$B$3]-[.AS$7]))/SQRT([.AS$7])" office:value-type="float" office:value="0.487361579790299">
            <text:p>0,49</text:p>
          </table:table-cell>
          <table:table-cell table:formula="of:=[.$B$4]*SQRT(([.$B19]*(1-[.$B19])/([.$B$3]-1))*[.AT$7]*([.$B$3]-[.AT$7]))/SQRT([.AT$7])" office:value-type="float" office:value="0.484101599525299">
            <text:p>0,48</text:p>
          </table:table-cell>
          <table:table-cell table:formula="of:=[.$B$4]*SQRT(([.$B19]*(1-[.$B19])/([.$B$3]-1))*[.AU$7]*([.$B$3]-[.AU$7]))/SQRT([.AU$7])" office:value-type="float" office:value="0.480819516939787">
            <text:p>0,48</text:p>
          </table:table-cell>
          <table:table-cell table:formula="of:=[.$B$4]*SQRT(([.$B19]*(1-[.$B19])/([.$B$3]-1))*[.AV$7]*([.$B$3]-[.AV$7]))/SQRT([.AV$7])" office:value-type="float" office:value="0.477514876289177">
            <text:p>0,48</text:p>
          </table:table-cell>
          <table:table-cell table:formula="of:=[.$B$4]*SQRT(([.$B19]*(1-[.$B19])/([.$B$3]-1))*[.AW$7]*([.$B$3]-[.AW$7]))/SQRT([.AW$7])" office:value-type="float" office:value="0.474187205947952">
            <text:p>0,47</text:p>
          </table:table-cell>
          <table:table-cell table:formula="of:=[.$B$4]*SQRT(([.$B19]*(1-[.$B19])/([.$B$3]-1))*[.AX$7]*([.$B$3]-[.AX$7]))/SQRT([.AX$7])" office:value-type="float" office:value="0.470836017623952">
            <text:p>0,47</text:p>
          </table:table-cell>
          <table:table-cell table:formula="of:=[.$B$4]*SQRT(([.$B19]*(1-[.$B19])/([.$B$3]-1))*[.AY$7]*([.$B$3]-[.AY$7]))/SQRT([.AY$7])" office:value-type="float" office:value="0.467460805521961">
            <text:p>0,47</text:p>
          </table:table-cell>
          <table:table-cell table:formula="of:=[.$B$4]*SQRT(([.$B19]*(1-[.$B19])/([.$B$3]-1))*[.AZ$7]*([.$B$3]-[.AZ$7]))/SQRT([.AZ$7])" office:value-type="float" office:value="0.464061045452533">
            <text:p>0,46</text:p>
          </table:table-cell>
          <table:table-cell table:formula="of:=[.$B$4]*SQRT(([.$B19]*(1-[.$B19])/([.$B$3]-1))*[.BA$7]*([.$B$3]-[.BA$7]))/SQRT([.BA$7])" office:value-type="float" office:value="0.46063619388163">
            <text:p>0,46</text:p>
          </table:table-cell>
        </table:table-row>
        <table:table-row table:style-name="ro2">
          <table:table-cell table:formula="of:=[.A19]+1" office:value-type="float" office:value="13">
            <text:p>13</text:p>
          </table:table-cell>
          <table:table-cell table:formula="of:=[.$A20]/[.$B$1]" office:value-type="float" office:value="0.131313131313131">
            <text:p>0,131</text:p>
          </table:table-cell>
          <table:table-cell table:formula="of:=[.$B$4]*SQRT(([.$B20]*(1-[.$B20])/([.$B$1]-1))*[.C$7]*([.$B$1]-[.C$7]))/SQRT([.C$7])" office:value-type="float" office:value="0.538260960657386">
            <text:p>0,54</text:p>
          </table:table-cell>
          <table:table-cell table:formula="of:=[.$B$4]*SQRT(([.$B20]*(1-[.$B20])/([.$B$1]-1))*[.D$7]*([.$B$1]-[.D$7]))/SQRT([.D$7])" office:value-type="float" office:value="0.535327636581306">
            <text:p>0,54</text:p>
          </table:table-cell>
          <table:table-cell table:formula="of:=[.$B$4]*SQRT(([.$B20]*(1-[.$B20])/([.$B$1]-1))*[.E$7]*([.$B$1]-[.E$7]))/SQRT([.E$7])" office:value-type="float" office:value="0.532378150573107">
            <text:p>0,53</text:p>
          </table:table-cell>
          <table:table-cell table:formula="of:=[.$B$4]*SQRT(([.$B20]*(1-[.$B20])/([.$B$1]-1))*[.F$7]*([.$B$1]-[.F$7]))/SQRT([.F$7])" office:value-type="float" office:value="0.529412232506539">
            <text:p>0,53</text:p>
          </table:table-cell>
          <table:table-cell table:formula="of:=[.$B$4]*SQRT(([.$B20]*(1-[.$B20])/([.$B$1]-1))*[.G$7]*([.$B$1]-[.G$7]))/SQRT([.G$7])" office:value-type="float" office:value="0.526429604645742">
            <text:p>0,53</text:p>
          </table:table-cell>
          <table:table-cell table:formula="of:=[.$B$4]*SQRT(([.$B20]*(1-[.$B20])/([.$B$1]-1))*[.H$7]*([.$B$1]-[.H$7]))/SQRT([.H$7])" office:value-type="float" office:value="0.523429981341714">
            <text:p>0,52</text:p>
          </table:table-cell>
          <table:table-cell table:formula="of:=[.$B$4]*SQRT(([.$B20]*(1-[.$B20])/([.$B$1]-1))*[.I$7]*([.$B$1]-[.I$7]))/SQRT([.I$7])" office:value-type="float" office:value="0.52041306871302">
            <text:p>0,52</text:p>
          </table:table-cell>
          <table:table-cell table:formula="of:=[.$B$4]*SQRT(([.$B20]*(1-[.$B20])/([.$B$1]-1))*[.J$7]*([.$B$1]-[.J$7]))/SQRT([.J$7])" office:value-type="float" office:value="0.51737856430975">
            <text:p>0,52</text:p>
          </table:table-cell>
          <table:table-cell table:formula="of:=[.$B$4]*SQRT(([.$B20]*(1-[.$B20])/([.$B$1]-1))*[.K$7]*([.$B$1]-[.K$7]))/SQRT([.K$7])" office:value-type="float" office:value="0.514326156759631">
            <text:p>0,51</text:p>
          </table:table-cell>
          <table:table-cell table:formula="of:=[.$B$4]*SQRT(([.$B20]*(1-[.$B20])/([.$B$1]-1))*[.L$7]*([.$B$1]-[.L$7]))/SQRT([.L$7])" office:value-type="float" office:value="0.511255525395127">
            <text:p>0,51</text:p>
          </table:table-cell>
          <table:table-cell table:formula="of:=[.$B$4]*SQRT(([.$B20]*(1-[.$B20])/([.$B$1]-1))*[.M$7]*([.$B$1]-[.M$7]))/SQRT([.M$7])" office:value-type="float" office:value="0.50816633986025">
            <text:p>0,51</text:p>
          </table:table-cell>
          <table:table-cell table:formula="of:=[.$B$4]*SQRT(([.$B20]*(1-[.$B20])/([.$B$1]-1))*[.N$7]*([.$B$1]-[.N$7]))/SQRT([.N$7])" office:value-type="float" office:value="0.505058259695729">
            <text:p>0,51</text:p>
          </table:table-cell>
          <table:table-cell table:formula="of:=[.$B$4]*SQRT(([.$B20]*(1-[.$B20])/([.$B$1]-1))*[.O$7]*([.$B$1]-[.O$7]))/SQRT([.O$7])" office:value-type="float" office:value="0.501930933901063">
            <text:p>0,50</text:p>
          </table:table-cell>
          <table:table-cell table:formula="of:=[.$B$4]*SQRT(([.$B20]*(1-[.$B20])/([.$B$1]-1))*[.P$7]*([.$B$1]-[.P$7]))/SQRT([.P$7])" office:value-type="float" office:value="0.498784000471856">
            <text:p>0,50</text:p>
          </table:table-cell>
          <table:table-cell table:formula="of:=[.$B$4]*SQRT(([.$B20]*(1-[.$B20])/([.$B$1]-1))*[.Q$7]*([.$B$1]-[.Q$7]))/SQRT([.Q$7])" office:value-type="float" office:value="0.495617085910709">
            <text:p>0,50</text:p>
          </table:table-cell>
          <table:table-cell table:formula="of:=[.$B$4]*SQRT(([.$B20]*(1-[.$B20])/([.$B$1]-1))*[.R$7]*([.$B$1]-[.R$7]))/SQRT([.R$7])" office:value-type="float" office:value="0.492429804709807">
            <text:p>0,49</text:p>
          </table:table-cell>
          <table:table-cell table:formula="of:=[.$B$4]*SQRT(([.$B20]*(1-[.$B20])/([.$B$1]-1))*[.S$7]*([.$B$1]-[.S$7]))/SQRT([.S$7])" office:value-type="float" office:value="0.489221758803156">
            <text:p>0,49</text:p>
          </table:table-cell>
          <table:table-cell table:formula="of:=[.$B$4]*SQRT(([.$B20]*(1-[.$B20])/([.$B$1]-1))*[.T$7]*([.$B$1]-[.T$7]))/SQRT([.T$7])" office:value-type="float" office:value="0.485992536986288">
            <text:p>0,49</text:p>
          </table:table-cell>
          <table:table-cell table:formula="of:=[.$B$4]*SQRT(([.$B20]*(1-[.$B20])/([.$B$1]-1))*[.U$7]*([.$B$1]-[.U$7]))/SQRT([.U$7])" office:value-type="float" office:value="0.482741714301016">
            <text:p>0,48</text:p>
          </table:table-cell>
          <table:table-cell table:formula="of:=[.$B$4]*SQRT(([.$B20]*(1-[.$B20])/([.$B$1]-1))*[.V$7]*([.$B$1]-[.V$7]))/SQRT([.V$7])" office:value-type="float" office:value="0.479468851382651">
            <text:p>0,48</text:p>
          </table:table-cell>
          <table:table-cell table:formula="of:=[.$B$4]*SQRT(([.$B20]*(1-[.$B20])/([.$B$1]-1))*[.W$7]*([.$B$1]-[.W$7]))/SQRT([.W$7])" office:value-type="float" office:value="0.476173493766835">
            <text:p>0,48</text:p>
          </table:table-cell>
          <table:table-cell table:formula="of:=[.$B$4]*SQRT(([.$B20]*(1-[.$B20])/([.$B$1]-1))*[.X$7]*([.$B$1]-[.X$7]))/SQRT([.X$7])" office:value-type="float" office:value="0.47285517115289">
            <text:p>0,47</text:p>
          </table:table-cell>
          <table:table-cell table:formula="of:=[.$B$4]*SQRT(([.$B20]*(1-[.$B20])/([.$B$1]-1))*[.Y$7]*([.$B$1]-[.Y$7]))/SQRT([.Y$7])" office:value-type="float" office:value="0.469513396620314">
            <text:p>0,47</text:p>
          </table:table-cell>
          <table:table-cell table:formula="of:=[.$B$4]*SQRT(([.$B20]*(1-[.$B20])/([.$B$1]-1))*[.Z$7]*([.$B$1]-[.Z$7]))/SQRT([.Z$7])" office:value-type="float" office:value="0.466147665794713">
            <text:p>0,47</text:p>
          </table:table-cell>
          <table:table-cell table:formula="of:=[.$B$4]*SQRT(([.$B20]*(1-[.$B20])/([.$B$1]-1))*[.AA$7]*([.$B$1]-[.AA$7]))/SQRT([.AA$7])" office:value-type="float" office:value="0.462757455959139">
            <text:p>0,46</text:p>
          </table:table-cell>
          <table:table-cell/>
          <table:table-cell table:formula="of:=[.$B$4]*SQRT(([.$B20]*(1-[.$B20])/([.$B$3]-1))*[.AC$7]*([.$B$3]-[.AC$7]))/SQRT([.AC$7])" office:value-type="float" office:value="0.555535742727974">
            <text:p>0,56</text:p>
          </table:table-cell>
          <table:table-cell table:formula="of:=[.$B$4]*SQRT(([.$B20]*(1-[.$B20])/([.$B$3]-1))*[.AD$7]*([.$B$3]-[.AD$7]))/SQRT([.AD$7])" office:value-type="float" office:value="0.552474916444664">
            <text:p>0,55</text:p>
          </table:table-cell>
          <table:table-cell table:formula="of:=[.$B$4]*SQRT(([.$B20]*(1-[.$B20])/([.$B$3]-1))*[.AE$7]*([.$B$3]-[.AE$7]))/SQRT([.AE$7])" office:value-type="float" office:value="0.5493970378085">
            <text:p>0,55</text:p>
          </table:table-cell>
          <table:table-cell table:formula="of:=[.$B$4]*SQRT(([.$B20]*(1-[.$B20])/([.$B$3]-1))*[.AF$7]*([.$B$3]-[.AF$7]))/SQRT([.AF$7])" office:value-type="float" office:value="0.546301818599362">
            <text:p>0,55</text:p>
          </table:table-cell>
          <table:table-cell table:formula="of:=[.$B$4]*SQRT(([.$B20]*(1-[.$B20])/([.$B$3]-1))*[.AG$7]*([.$B$3]-[.AG$7]))/SQRT([.AG$7])" office:value-type="float" office:value="0.54318896238527">
            <text:p>0,54</text:p>
          </table:table-cell>
          <table:table-cell table:formula="of:=[.$B$4]*SQRT(([.$B20]*(1-[.$B20])/([.$B$3]-1))*[.AH$7]*([.$B$3]-[.AH$7]))/SQRT([.AH$7])" office:value-type="float" office:value="0.540058164191046">
            <text:p>0,54</text:p>
          </table:table-cell>
          <table:table-cell table:formula="of:=[.$B$4]*SQRT(([.$B20]*(1-[.$B20])/([.$B$3]-1))*[.AI$7]*([.$B$3]-[.AI$7]))/SQRT([.AI$7])" office:value-type="float" office:value="0.536909110149585">
            <text:p>0,54</text:p>
          </table:table-cell>
          <table:table-cell table:formula="of:=[.$B$4]*SQRT(([.$B20]*(1-[.$B20])/([.$B$3]-1))*[.AJ$7]*([.$B$3]-[.AJ$7]))/SQRT([.AJ$7])" office:value-type="float" office:value="0.53374147713461">
            <text:p>0,53</text:p>
          </table:table-cell>
          <table:table-cell table:formula="of:=[.$B$4]*SQRT(([.$B20]*(1-[.$B20])/([.$B$3]-1))*[.AK$7]*([.$B$3]-[.AK$7]))/SQRT([.AK$7])" office:value-type="float" office:value="0.530554932373691">
            <text:p>0,53</text:p>
          </table:table-cell>
          <table:table-cell table:formula="of:=[.$B$4]*SQRT(([.$B20]*(1-[.$B20])/([.$B$3]-1))*[.AL$7]*([.$B$3]-[.AL$7]))/SQRT([.AL$7])" office:value-type="float" office:value="0.527349133040216">
            <text:p>0,53</text:p>
          </table:table-cell>
          <table:table-cell table:formula="of:=[.$B$4]*SQRT(([.$B20]*(1-[.$B20])/([.$B$3]-1))*[.AM$7]*([.$B$3]-[.AM$7]))/SQRT([.AM$7])" office:value-type="float" office:value="0.524123725822905">
            <text:p>0,52</text:p>
          </table:table-cell>
          <table:table-cell table:formula="of:=[.$B$4]*SQRT(([.$B20]*(1-[.$B20])/([.$B$3]-1))*[.AN$7]*([.$B$3]-[.AN$7]))/SQRT([.AN$7])" office:value-type="float" office:value="0.520878346471324">
            <text:p>0,52</text:p>
          </table:table-cell>
          <table:table-cell table:formula="of:=[.$B$4]*SQRT(([.$B20]*(1-[.$B20])/([.$B$3]-1))*[.AO$7]*([.$B$3]-[.AO$7]))/SQRT([.AO$7])" office:value-type="float" office:value="0.517612619315755">
            <text:p>0,52</text:p>
          </table:table-cell>
          <table:table-cell table:formula="of:=[.$B$4]*SQRT(([.$B20]*(1-[.$B20])/([.$B$3]-1))*[.AP$7]*([.$B$3]-[.AP$7]))/SQRT([.AP$7])" office:value-type="float" office:value="0.514326156759631">
            <text:p>0,51</text:p>
          </table:table-cell>
          <table:table-cell table:formula="of:=[.$B$4]*SQRT(([.$B20]*(1-[.$B20])/([.$B$3]-1))*[.AQ$7]*([.$B$3]-[.AQ$7]))/SQRT([.AQ$7])" office:value-type="float" office:value="0.511018558742585">
            <text:p>0,51</text:p>
          </table:table-cell>
          <table:table-cell table:formula="of:=[.$B$4]*SQRT(([.$B20]*(1-[.$B20])/([.$B$3]-1))*[.AR$7]*([.$B$3]-[.AR$7]))/SQRT([.AR$7])" office:value-type="float" office:value="0.507689412172014">
            <text:p>0,51</text:p>
          </table:table-cell>
          <table:table-cell table:formula="of:=[.$B$4]*SQRT(([.$B20]*(1-[.$B20])/([.$B$3]-1))*[.AS$7]*([.$B$3]-[.AS$7]))/SQRT([.AS$7])" office:value-type="float" office:value="0.504338290320873">
            <text:p>0,50</text:p>
          </table:table-cell>
          <table:table-cell table:formula="of:=[.$B$4]*SQRT(([.$B20]*(1-[.$B20])/([.$B$3]-1))*[.AT$7]*([.$B$3]-[.AT$7]))/SQRT([.AT$7])" office:value-type="float" office:value="0.500964752189211">
            <text:p>0,50</text:p>
          </table:table-cell>
          <table:table-cell table:formula="of:=[.$B$4]*SQRT(([.$B20]*(1-[.$B20])/([.$B$3]-1))*[.AU$7]*([.$B$3]-[.AU$7]))/SQRT([.AU$7])" office:value-type="float" office:value="0.497568341826742">
            <text:p>0,50</text:p>
          </table:table-cell>
          <table:table-cell table:formula="of:=[.$B$4]*SQRT(([.$B20]*(1-[.$B20])/([.$B$3]-1))*[.AV$7]*([.$B$3]-[.AV$7]))/SQRT([.AV$7])" office:value-type="float" office:value="0.494148587613514">
            <text:p>0,49</text:p>
          </table:table-cell>
          <table:table-cell table:formula="of:=[.$B$4]*SQRT(([.$B20]*(1-[.$B20])/([.$B$3]-1))*[.AW$7]*([.$B$3]-[.AW$7]))/SQRT([.AW$7])" office:value-type="float" office:value="0.490705001495447">
            <text:p>0,49</text:p>
          </table:table-cell>
          <table:table-cell table:formula="of:=[.$B$4]*SQRT(([.$B20]*(1-[.$B20])/([.$B$3]-1))*[.AX$7]*([.$B$3]-[.AX$7]))/SQRT([.AX$7])" office:value-type="float" office:value="0.487237078171256">
            <text:p>0,49</text:p>
          </table:table-cell>
          <table:table-cell table:formula="of:=[.$B$4]*SQRT(([.$B20]*(1-[.$B20])/([.$B$3]-1))*[.AY$7]*([.$B$3]-[.AY$7]))/SQRT([.AY$7])" office:value-type="float" office:value="0.483744294226897">
            <text:p>0,48</text:p>
          </table:table-cell>
          <table:table-cell table:formula="of:=[.$B$4]*SQRT(([.$B20]*(1-[.$B20])/([.$B$3]-1))*[.AZ$7]*([.$B$3]-[.AZ$7]))/SQRT([.AZ$7])" office:value-type="float" office:value="0.480226107213358">
            <text:p>0,48</text:p>
          </table:table-cell>
          <table:table-cell table:formula="of:=[.$B$4]*SQRT(([.$B20]*(1-[.$B20])/([.$B$3]-1))*[.BA$7]*([.$B$3]-[.BA$7]))/SQRT([.BA$7])" office:value-type="float" office:value="0.476681954663182">
            <text:p>0,48</text:p>
          </table:table-cell>
        </table:table-row>
        <table:table-row table:style-name="ro2">
          <table:table-cell table:formula="of:=[.A20]+1" office:value-type="float" office:value="14">
            <text:p>14</text:p>
          </table:table-cell>
          <table:table-cell table:formula="of:=[.$A21]/[.$B$1]" office:value-type="float" office:value="0.141414141414141">
            <text:p>0,141</text:p>
          </table:table-cell>
          <table:table-cell table:formula="of:=[.$B$4]*SQRT(([.$B21]*(1-[.$B21])/([.$B$1]-1))*[.C$7]*([.$B$1]-[.C$7]))/SQRT([.C$7])" office:value-type="float" office:value="0.555322744160724">
            <text:p>0,56</text:p>
          </table:table-cell>
          <table:table-cell table:formula="of:=[.$B$4]*SQRT(([.$B21]*(1-[.$B21])/([.$B$1]-1))*[.D$7]*([.$B$1]-[.D$7]))/SQRT([.D$7])" office:value-type="float" office:value="0.552296439645807">
            <text:p>0,55</text:p>
          </table:table-cell>
          <table:table-cell table:formula="of:=[.$B$4]*SQRT(([.$B21]*(1-[.$B21])/([.$B$1]-1))*[.E$7]*([.$B$1]-[.E$7]))/SQRT([.E$7])" office:value-type="float" office:value="0.549253460898219">
            <text:p>0,55</text:p>
          </table:table-cell>
          <table:table-cell table:formula="of:=[.$B$4]*SQRT(([.$B21]*(1-[.$B21])/([.$B$1]-1))*[.F$7]*([.$B$1]-[.F$7]))/SQRT([.F$7])" office:value-type="float" office:value="0.546193529229254">
            <text:p>0,55</text:p>
          </table:table-cell>
          <table:table-cell table:formula="of:=[.$B$4]*SQRT(([.$B21]*(1-[.$B21])/([.$B$1]-1))*[.G$7]*([.$B$1]-[.G$7]))/SQRT([.G$7])" office:value-type="float" office:value="0.54311635809939">
            <text:p>0,54</text:p>
          </table:table-cell>
          <table:table-cell table:formula="of:=[.$B$4]*SQRT(([.$B21]*(1-[.$B21])/([.$B$1]-1))*[.H$7]*([.$B$1]-[.H$7]))/SQRT([.H$7])" office:value-type="float" office:value="0.540021652805128">
            <text:p>0,54</text:p>
          </table:table-cell>
          <table:table-cell table:formula="of:=[.$B$4]*SQRT(([.$B21]*(1-[.$B21])/([.$B$1]-1))*[.I$7]*([.$B$1]-[.I$7]))/SQRT([.I$7])" office:value-type="float" office:value="0.536909110149585">
            <text:p>0,54</text:p>
          </table:table-cell>
          <table:table-cell table:formula="of:=[.$B$4]*SQRT(([.$B21]*(1-[.$B21])/([.$B$1]-1))*[.J$7]*([.$B$1]-[.J$7]))/SQRT([.J$7])" office:value-type="float" office:value="0.533778418095801">
            <text:p>0,53</text:p>
          </table:table-cell>
          <table:table-cell table:formula="of:=[.$B$4]*SQRT(([.$B21]*(1-[.$B21])/([.$B$1]-1))*[.K$7]*([.$B$1]-[.K$7]))/SQRT([.K$7])" office:value-type="float" office:value="0.530629255401635">
            <text:p>0,53</text:p>
          </table:table-cell>
          <table:table-cell table:formula="of:=[.$B$4]*SQRT(([.$B21]*(1-[.$B21])/([.$B$1]-1))*[.L$7]*([.$B$1]-[.L$7]))/SQRT([.L$7])" office:value-type="float" office:value="0.527461291235035">
            <text:p>0,53</text:p>
          </table:table-cell>
          <table:table-cell table:formula="of:=[.$B$4]*SQRT(([.$B21]*(1-[.$B21])/([.$B$1]-1))*[.M$7]*([.$B$1]-[.M$7]))/SQRT([.M$7])" office:value-type="float" office:value="0.524274184768397">
            <text:p>0,52</text:p>
          </table:table-cell>
          <table:table-cell table:formula="of:=[.$B$4]*SQRT(([.$B21]*(1-[.$B21])/([.$B$1]-1))*[.N$7]*([.$B$1]-[.N$7]))/SQRT([.N$7])" office:value-type="float" office:value="0.521067584750581">
            <text:p>0,52</text:p>
          </table:table-cell>
          <table:table-cell table:formula="of:=[.$B$4]*SQRT(([.$B21]*(1-[.$B21])/([.$B$1]-1))*[.O$7]*([.$B$1]-[.O$7]))/SQRT([.O$7])" office:value-type="float" office:value="0.517841129055081">
            <text:p>0,52</text:p>
          </table:table-cell>
          <table:table-cell table:formula="of:=[.$B$4]*SQRT(([.$B21]*(1-[.$B21])/([.$B$1]-1))*[.P$7]*([.$B$1]-[.P$7]))/SQRT([.P$7])" office:value-type="float" office:value="0.514594444202692">
            <text:p>0,51</text:p>
          </table:table-cell>
          <table:table-cell table:formula="of:=[.$B$4]*SQRT(([.$B21]*(1-[.$B21])/([.$B$1]-1))*[.Q$7]*([.$B$1]-[.Q$7]))/SQRT([.Q$7])" office:value-type="float" office:value="0.511327144856906">
            <text:p>0,51</text:p>
          </table:table-cell>
          <table:table-cell table:formula="of:=[.$B$4]*SQRT(([.$B21]*(1-[.$B21])/([.$B$1]-1))*[.R$7]*([.$B$1]-[.R$7]))/SQRT([.R$7])" office:value-type="float" office:value="0.508038833290086">
            <text:p>0,51</text:p>
          </table:table-cell>
          <table:table-cell table:formula="of:=[.$B$4]*SQRT(([.$B21]*(1-[.$B21])/([.$B$1]-1))*[.S$7]*([.$B$1]-[.S$7]))/SQRT([.S$7])" office:value-type="float" office:value="0.504729098818355">
            <text:p>0,50</text:p>
          </table:table-cell>
          <table:table-cell table:formula="of:=[.$B$4]*SQRT(([.$B21]*(1-[.$B21])/([.$B$1]-1))*[.T$7]*([.$B$1]-[.T$7]))/SQRT([.T$7])" office:value-type="float" office:value="0.501397517202894">
            <text:p>0,50</text:p>
          </table:table-cell>
          <table:table-cell table:formula="of:=[.$B$4]*SQRT(([.$B21]*(1-[.$B21])/([.$B$1]-1))*[.U$7]*([.$B$1]-[.U$7]))/SQRT([.U$7])" office:value-type="float" office:value="0.4980436500152">
            <text:p>0,50</text:p>
          </table:table-cell>
          <table:table-cell table:formula="of:=[.$B$4]*SQRT(([.$B21]*(1-[.$B21])/([.$B$1]-1))*[.V$7]*([.$B$1]-[.V$7]))/SQRT([.V$7])" office:value-type="float" office:value="0.494667043963614">
            <text:p>0,49</text:p>
          </table:table-cell>
          <table:table-cell table:formula="of:=[.$B$4]*SQRT(([.$B21]*(1-[.$B21])/([.$B$1]-1))*[.W$7]*([.$B$1]-[.W$7]))/SQRT([.W$7])" office:value-type="float" office:value="0.491267230178176">
            <text:p>0,49</text:p>
          </table:table-cell>
          <table:table-cell table:formula="of:=[.$B$4]*SQRT(([.$B21]*(1-[.$B21])/([.$B$1]-1))*[.X$7]*([.$B$1]-[.X$7]))/SQRT([.X$7])" office:value-type="float" office:value="0.487843723450629">
            <text:p>0,49</text:p>
          </table:table-cell>
          <table:table-cell table:formula="of:=[.$B$4]*SQRT(([.$B21]*(1-[.$B21])/([.$B$1]-1))*[.Y$7]*([.$B$1]-[.Y$7]))/SQRT([.Y$7])" office:value-type="float" office:value="0.484396021426075">
            <text:p>0,48</text:p>
          </table:table-cell>
          <table:table-cell table:formula="of:=[.$B$4]*SQRT(([.$B21]*(1-[.$B21])/([.$B$1]-1))*[.Z$7]*([.$B$1]-[.Z$7]))/SQRT([.Z$7])" office:value-type="float" office:value="0.480923603742474">
            <text:p>0,48</text:p>
          </table:table-cell>
          <table:table-cell table:formula="of:=[.$B$4]*SQRT(([.$B21]*(1-[.$B21])/([.$B$1]-1))*[.AA$7]*([.$B$1]-[.AA$7]))/SQRT([.AA$7])" office:value-type="float" office:value="0.477425931113806">
            <text:p>0,48</text:p>
          </table:table-cell>
          <table:table-cell/>
          <table:table-cell table:formula="of:=[.$B$4]*SQRT(([.$B21]*(1-[.$B21])/([.$B$3]-1))*[.AC$7]*([.$B$3]-[.AC$7]))/SQRT([.AC$7])" office:value-type="float" office:value="0.573145101874539">
            <text:p>0,57</text:p>
          </table:table-cell>
          <table:table-cell table:formula="of:=[.$B$4]*SQRT(([.$B21]*(1-[.$B21])/([.$B$3]-1))*[.AD$7]*([.$B$3]-[.AD$7]))/SQRT([.AD$7])" office:value-type="float" office:value="0.569987253590369">
            <text:p>0,57</text:p>
          </table:table-cell>
          <table:table-cell table:formula="of:=[.$B$4]*SQRT(([.$B21]*(1-[.$B21])/([.$B$3]-1))*[.AE$7]*([.$B$3]-[.AE$7]))/SQRT([.AE$7])" office:value-type="float" office:value="0.56681181242826">
            <text:p>0,57</text:p>
          </table:table-cell>
          <table:table-cell table:formula="of:=[.$B$4]*SQRT(([.$B21]*(1-[.$B21])/([.$B$3]-1))*[.AF$7]*([.$B$3]-[.AF$7]))/SQRT([.AF$7])" office:value-type="float" office:value="0.563618481032094">
            <text:p>0,56</text:p>
          </table:table-cell>
          <table:table-cell table:formula="of:=[.$B$4]*SQRT(([.$B21]*(1-[.$B21])/([.$B$3]-1))*[.AG$7]*([.$B$3]-[.AG$7]))/SQRT([.AG$7])" office:value-type="float" office:value="0.560406953573599">
            <text:p>0,56</text:p>
          </table:table-cell>
          <table:table-cell table:formula="of:=[.$B$4]*SQRT(([.$B21]*(1-[.$B21])/([.$B$3]-1))*[.AH$7]*([.$B$3]-[.AH$7]))/SQRT([.AH$7])" office:value-type="float" office:value="0.5571769154105">
            <text:p>0,56</text:p>
          </table:table-cell>
          <table:table-cell table:formula="of:=[.$B$4]*SQRT(([.$B21]*(1-[.$B21])/([.$B$3]-1))*[.AI$7]*([.$B$3]-[.AI$7]))/SQRT([.AI$7])" office:value-type="float" office:value="0.553928042726739">
            <text:p>0,55</text:p>
          </table:table-cell>
          <table:table-cell table:formula="of:=[.$B$4]*SQRT(([.$B21]*(1-[.$B21])/([.$B$3]-1))*[.AJ$7]*([.$B$3]-[.AJ$7]))/SQRT([.AJ$7])" office:value-type="float" office:value="0.550660002153591">
            <text:p>0,55</text:p>
          </table:table-cell>
          <table:table-cell table:formula="of:=[.$B$4]*SQRT(([.$B21]*(1-[.$B21])/([.$B$3]-1))*[.AK$7]*([.$B$3]-[.AK$7]))/SQRT([.AK$7])" office:value-type="float" office:value="0.547372450370412">
            <text:p>0,55</text:p>
          </table:table-cell>
          <table:table-cell table:formula="of:=[.$B$4]*SQRT(([.$B21]*(1-[.$B21])/([.$B$3]-1))*[.AL$7]*([.$B$3]-[.AL$7]))/SQRT([.AL$7])" office:value-type="float" office:value="0.544065033683682">
            <text:p>0,54</text:p>
          </table:table-cell>
          <table:table-cell table:formula="of:=[.$B$4]*SQRT(([.$B21]*(1-[.$B21])/([.$B$3]-1))*[.AM$7]*([.$B$3]-[.AM$7]))/SQRT([.AM$7])" office:value-type="float" office:value="0.540737387582866">
            <text:p>0,54</text:p>
          </table:table-cell>
          <table:table-cell table:formula="of:=[.$B$4]*SQRT(([.$B21]*(1-[.$B21])/([.$B$3]-1))*[.AN$7]*([.$B$3]-[.AN$7]))/SQRT([.AN$7])" office:value-type="float" office:value="0.537389136271529">
            <text:p>0,54</text:p>
          </table:table-cell>
          <table:table-cell table:formula="of:=[.$B$4]*SQRT(([.$B21]*(1-[.$B21])/([.$B$3]-1))*[.AO$7]*([.$B$3]-[.AO$7]))/SQRT([.AO$7])" office:value-type="float" office:value="0.534019892171983">
            <text:p>0,53</text:p>
          </table:table-cell>
          <table:table-cell table:formula="of:=[.$B$4]*SQRT(([.$B21]*(1-[.$B21])/([.$B$3]-1))*[.AP$7]*([.$B$3]-[.AP$7]))/SQRT([.AP$7])" office:value-type="float" office:value="0.530629255401635">
            <text:p>0,53</text:p>
          </table:table-cell>
          <table:table-cell table:formula="of:=[.$B$4]*SQRT(([.$B21]*(1-[.$B21])/([.$B$3]-1))*[.AQ$7]*([.$B$3]-[.AQ$7]))/SQRT([.AQ$7])" office:value-type="float" office:value="0.527216813219011">
            <text:p>0,53</text:p>
          </table:table-cell>
          <table:table-cell table:formula="of:=[.$B$4]*SQRT(([.$B21]*(1-[.$B21])/([.$B$3]-1))*[.AR$7]*([.$B$3]-[.AR$7]))/SQRT([.AR$7])" office:value-type="float" office:value="0.523782139437311">
            <text:p>0,52</text:p>
          </table:table-cell>
          <table:table-cell table:formula="of:=[.$B$4]*SQRT(([.$B21]*(1-[.$B21])/([.$B$3]-1))*[.AS$7]*([.$B$3]-[.AS$7]))/SQRT([.AS$7])" office:value-type="float" office:value="0.520324793803104">
            <text:p>0,52</text:p>
          </table:table-cell>
          <table:table-cell table:formula="of:=[.$B$4]*SQRT(([.$B21]*(1-[.$B21])/([.$B$3]-1))*[.AT$7]*([.$B$3]-[.AT$7]))/SQRT([.AT$7])" office:value-type="float" office:value="0.516844321337635">
            <text:p>0,52</text:p>
          </table:table-cell>
          <table:table-cell table:formula="of:=[.$B$4]*SQRT(([.$B21]*(1-[.$B21])/([.$B$3]-1))*[.AU$7]*([.$B$3]-[.AU$7]))/SQRT([.AU$7])" office:value-type="float" office:value="0.513340251637914">
            <text:p>0,51</text:p>
          </table:table-cell>
          <table:table-cell table:formula="of:=[.$B$4]*SQRT(([.$B21]*(1-[.$B21])/([.$B$3]-1))*[.AV$7]*([.$B$3]-[.AV$7]))/SQRT([.AV$7])" office:value-type="float" office:value="0.509812098134591">
            <text:p>0,51</text:p>
          </table:table-cell>
          <table:table-cell table:formula="of:=[.$B$4]*SQRT(([.$B21]*(1-[.$B21])/([.$B$3]-1))*[.AW$7]*([.$B$3]-[.AW$7]))/SQRT([.AW$7])" office:value-type="float" office:value="0.50625935730326">
            <text:p>0,51</text:p>
          </table:table-cell>
          <table:table-cell table:formula="of:=[.$B$4]*SQRT(([.$B21]*(1-[.$B21])/([.$B$3]-1))*[.AX$7]*([.$B$3]-[.AX$7]))/SQRT([.AX$7])" office:value-type="float" office:value="0.502681507825608">
            <text:p>0,50</text:p>
          </table:table-cell>
          <table:table-cell table:formula="of:=[.$B$4]*SQRT(([.$B21]*(1-[.$B21])/([.$B$3]-1))*[.AY$7]*([.$B$3]-[.AY$7]))/SQRT([.AY$7])" office:value-type="float" office:value="0.499078009696424">
            <text:p>0,50</text:p>
          </table:table-cell>
          <table:table-cell table:formula="of:=[.$B$4]*SQRT(([.$B21]*(1-[.$B21])/([.$B$3]-1))*[.AZ$7]*([.$B$3]-[.AZ$7]))/SQRT([.AZ$7])" office:value-type="float" office:value="0.495448303272158">
            <text:p>0,50</text:p>
          </table:table-cell>
          <table:table-cell table:formula="of:=[.$B$4]*SQRT(([.$B21]*(1-[.$B21])/([.$B$3]-1))*[.BA$7]*([.$B$3]-[.BA$7]))/SQRT([.BA$7])" office:value-type="float" office:value="0.491791808256276">
            <text:p>0,49</text:p>
          </table:table-cell>
        </table:table-row>
        <table:table-row table:style-name="ro2">
          <table:table-cell table:formula="of:=[.A21]+1" office:value-type="float" office:value="15">
            <text:p>15</text:p>
          </table:table-cell>
          <table:table-cell table:formula="of:=[.$A22]/[.$B$1]" office:value-type="float" office:value="0.151515151515152">
            <text:p>0,152</text:p>
          </table:table-cell>
          <table:table-cell table:formula="of:=[.$B$4]*SQRT(([.$B22]*(1-[.$B22])/([.$B$1]-1))*[.C$7]*([.$B$1]-[.C$7]))/SQRT([.C$7])" office:value-type="float" office:value="0.571422389526118">
            <text:p>0,57</text:p>
          </table:table-cell>
          <table:table-cell table:formula="of:=[.$B$4]*SQRT(([.$B22]*(1-[.$B22])/([.$B$1]-1))*[.D$7]*([.$B$1]-[.D$7]))/SQRT([.D$7])" office:value-type="float" office:value="0.568308347871005">
            <text:p>0,57</text:p>
          </table:table-cell>
          <table:table-cell table:formula="of:=[.$B$4]*SQRT(([.$B22]*(1-[.$B22])/([.$B$1]-1))*[.E$7]*([.$B$1]-[.E$7]))/SQRT([.E$7])" office:value-type="float" office:value="0.565177148572025">
            <text:p>0,57</text:p>
          </table:table-cell>
          <table:table-cell table:formula="of:=[.$B$4]*SQRT(([.$B22]*(1-[.$B22])/([.$B$1]-1))*[.F$7]*([.$B$1]-[.F$7]))/SQRT([.F$7])" office:value-type="float" office:value="0.562028504860864">
            <text:p>0,56</text:p>
          </table:table-cell>
          <table:table-cell table:formula="of:=[.$B$4]*SQRT(([.$B22]*(1-[.$B22])/([.$B$1]-1))*[.G$7]*([.$B$1]-[.G$7]))/SQRT([.G$7])" office:value-type="float" office:value="0.558862121890786">
            <text:p>0,56</text:p>
          </table:table-cell>
          <table:table-cell table:formula="of:=[.$B$4]*SQRT(([.$B22]*(1-[.$B22])/([.$B$1]-1))*[.H$7]*([.$B$1]-[.H$7]))/SQRT([.H$7])" office:value-type="float" office:value="0.555677696414391">
            <text:p>0,56</text:p>
          </table:table-cell>
          <table:table-cell table:formula="of:=[.$B$4]*SQRT(([.$B22]*(1-[.$B22])/([.$B$1]-1))*[.I$7]*([.$B$1]-[.I$7]))/SQRT([.I$7])" office:value-type="float" office:value="0.552474916444663">
            <text:p>0,55</text:p>
          </table:table-cell>
          <table:table-cell table:formula="of:=[.$B$4]*SQRT(([.$B22]*(1-[.$B22])/([.$B$1]-1))*[.J$7]*([.$B$1]-[.J$7]))/SQRT([.J$7])" office:value-type="float" office:value="0.549253460898219">
            <text:p>0,55</text:p>
          </table:table-cell>
          <table:table-cell table:formula="of:=[.$B$4]*SQRT(([.$B22]*(1-[.$B22])/([.$B$1]-1))*[.K$7]*([.$B$1]-[.K$7]))/SQRT([.K$7])" office:value-type="float" office:value="0.54601299921962">
            <text:p>0,55</text:p>
          </table:table-cell>
          <table:table-cell table:formula="of:=[.$B$4]*SQRT(([.$B22]*(1-[.$B22])/([.$B$1]-1))*[.L$7]*([.$B$1]-[.L$7]))/SQRT([.L$7])" office:value-type="float" office:value="0.542753190985495">
            <text:p>0,54</text:p>
          </table:table-cell>
          <table:table-cell table:formula="of:=[.$B$4]*SQRT(([.$B22]*(1-[.$B22])/([.$B$1]-1))*[.M$7]*([.$B$1]-[.M$7]))/SQRT([.M$7])" office:value-type="float" office:value="0.539473685487134">
            <text:p>0,54</text:p>
          </table:table-cell>
          <table:table-cell table:formula="of:=[.$B$4]*SQRT(([.$B22]*(1-[.$B22])/([.$B$1]-1))*[.N$7]*([.$B$1]-[.N$7]))/SQRT([.N$7])" office:value-type="float" office:value="0.536174121290094">
            <text:p>0,54</text:p>
          </table:table-cell>
          <table:table-cell table:formula="of:=[.$B$4]*SQRT(([.$B22]*(1-[.$B22])/([.$B$1]-1))*[.O$7]*([.$B$1]-[.O$7]))/SQRT([.O$7])" office:value-type="float" office:value="0.532854125769274">
            <text:p>0,53</text:p>
          </table:table-cell>
          <table:table-cell table:formula="of:=[.$B$4]*SQRT(([.$B22]*(1-[.$B22])/([.$B$1]-1))*[.P$7]*([.$B$1]-[.P$7]))/SQRT([.P$7])" office:value-type="float" office:value="0.529513314617745">
            <text:p>0,53</text:p>
          </table:table-cell>
          <table:table-cell table:formula="of:=[.$B$4]*SQRT(([.$B22]*(1-[.$B22])/([.$B$1]-1))*[.Q$7]*([.$B$1]-[.Q$7]))/SQRT([.Q$7])" office:value-type="float" office:value="0.526151291327508">
            <text:p>0,53</text:p>
          </table:table-cell>
          <table:table-cell table:formula="of:=[.$B$4]*SQRT(([.$B22]*(1-[.$B22])/([.$B$1]-1))*[.R$7]*([.$B$1]-[.R$7]))/SQRT([.R$7])" office:value-type="float" office:value="0.522767646640204">
            <text:p>0,52</text:p>
          </table:table-cell>
          <table:table-cell table:formula="of:=[.$B$4]*SQRT(([.$B22]*(1-[.$B22])/([.$B$1]-1))*[.S$7]*([.$B$1]-[.S$7]))/SQRT([.S$7])" office:value-type="float" office:value="0.519361957965609">
            <text:p>0,52</text:p>
          </table:table-cell>
          <table:table-cell table:formula="of:=[.$B$4]*SQRT(([.$B22]*(1-[.$B22])/([.$B$1]-1))*[.T$7]*([.$B$1]-[.T$7]))/SQRT([.T$7])" office:value-type="float" office:value="0.515933788765578">
            <text:p>0,52</text:p>
          </table:table-cell>
          <table:table-cell table:formula="of:=[.$B$4]*SQRT(([.$B22]*(1-[.$B22])/([.$B$1]-1))*[.U$7]*([.$B$1]-[.U$7]))/SQRT([.U$7])" office:value-type="float" office:value="0.512482687900906">
            <text:p>0,51</text:p>
          </table:table-cell>
          <table:table-cell table:formula="of:=[.$B$4]*SQRT(([.$B22]*(1-[.$B22])/([.$B$1]-1))*[.V$7]*([.$B$1]-[.V$7]))/SQRT([.V$7])" office:value-type="float" office:value="0.509008188938322">
            <text:p>0,51</text:p>
          </table:table-cell>
          <table:table-cell table:formula="of:=[.$B$4]*SQRT(([.$B22]*(1-[.$B22])/([.$B$1]-1))*[.W$7]*([.$B$1]-[.W$7]))/SQRT([.W$7])" office:value-type="float" office:value="0.505509809414618">
            <text:p>0,51</text:p>
          </table:table-cell>
          <table:table-cell table:formula="of:=[.$B$4]*SQRT(([.$B22]*(1-[.$B22])/([.$B$1]-1))*[.X$7]*([.$B$1]-[.X$7]))/SQRT([.X$7])" office:value-type="float" office:value="0.501987050054617">
            <text:p>0,50</text:p>
          </table:table-cell>
          <table:table-cell table:formula="of:=[.$B$4]*SQRT(([.$B22]*(1-[.$B22])/([.$B$1]-1))*[.Y$7]*([.$B$1]-[.Y$7]))/SQRT([.Y$7])" office:value-type="float" office:value="0.498439393939394">
            <text:p>0,50</text:p>
          </table:table-cell>
          <table:table-cell table:formula="of:=[.$B$4]*SQRT(([.$B22]*(1-[.$B22])/([.$B$1]-1))*[.Z$7]*([.$B$1]-[.Z$7]))/SQRT([.Z$7])" office:value-type="float" office:value="0.494866305620825">
            <text:p>0,49</text:p>
          </table:table-cell>
          <table:table-cell table:formula="of:=[.$B$4]*SQRT(([.$B22]*(1-[.$B22])/([.$B$1]-1))*[.AA$7]*([.$B$1]-[.AA$7]))/SQRT([.AA$7])" office:value-type="float" office:value="0.491267230178176">
            <text:p>0,49</text:p>
          </table:table-cell>
          <table:table-cell/>
          <table:table-cell table:formula="of:=[.$B$4]*SQRT(([.$B22]*(1-[.$B22])/([.$B$3]-1))*[.AC$7]*([.$B$3]-[.AC$7]))/SQRT([.AC$7])" office:value-type="float" office:value="0.589761444317055">
            <text:p>0,59</text:p>
          </table:table-cell>
          <table:table-cell table:formula="of:=[.$B$4]*SQRT(([.$B22]*(1-[.$B22])/([.$B$3]-1))*[.AD$7]*([.$B$3]-[.AD$7]))/SQRT([.AD$7])" office:value-type="float" office:value="0.586512045240076">
            <text:p>0,59</text:p>
          </table:table-cell>
          <table:table-cell table:formula="of:=[.$B$4]*SQRT(([.$B22]*(1-[.$B22])/([.$B$3]-1))*[.AE$7]*([.$B$3]-[.AE$7]))/SQRT([.AE$7])" office:value-type="float" office:value="0.583244543241046">
            <text:p>0,58</text:p>
          </table:table-cell>
          <table:table-cell table:formula="of:=[.$B$4]*SQRT(([.$B22]*(1-[.$B22])/([.$B$3]-1))*[.AF$7]*([.$B$3]-[.AF$7]))/SQRT([.AF$7])" office:value-type="float" office:value="0.579958632343045">
            <text:p>0,58</text:p>
          </table:table-cell>
          <table:table-cell table:formula="of:=[.$B$4]*SQRT(([.$B22]*(1-[.$B22])/([.$B$3]-1))*[.AG$7]*([.$B$3]-[.AG$7]))/SQRT([.AG$7])" office:value-type="float" office:value="0.576653997851375">
            <text:p>0,58</text:p>
          </table:table-cell>
          <table:table-cell table:formula="of:=[.$B$4]*SQRT(([.$B22]*(1-[.$B22])/([.$B$3]-1))*[.AH$7]*([.$B$3]-[.AH$7]))/SQRT([.AH$7])" office:value-type="float" office:value="0.573330316001808">
            <text:p>0,57</text:p>
          </table:table-cell>
          <table:table-cell table:formula="of:=[.$B$4]*SQRT(([.$B22]*(1-[.$B22])/([.$B$3]-1))*[.AI$7]*([.$B$3]-[.AI$7]))/SQRT([.AI$7])" office:value-type="float" office:value="0.569987253590369">
            <text:p>0,57</text:p>
          </table:table-cell>
          <table:table-cell table:formula="of:=[.$B$4]*SQRT(([.$B22]*(1-[.$B22])/([.$B$3]-1))*[.AJ$7]*([.$B$3]-[.AJ$7]))/SQRT([.AJ$7])" office:value-type="float" office:value="0.56662446758347">
            <text:p>0,57</text:p>
          </table:table-cell>
          <table:table-cell table:formula="of:=[.$B$4]*SQRT(([.$B22]*(1-[.$B22])/([.$B$3]-1))*[.AK$7]*([.$B$3]-[.AK$7]))/SQRT([.AK$7])" office:value-type="float" office:value="0.563241604707083">
            <text:p>0,56</text:p>
          </table:table-cell>
          <table:table-cell table:formula="of:=[.$B$4]*SQRT(([.$B22]*(1-[.$B22])/([.$B$3]-1))*[.AL$7]*([.$B$3]-[.AL$7]))/SQRT([.AL$7])" office:value-type="float" office:value="0.559838301013577">
            <text:p>0,56</text:p>
          </table:table-cell>
          <table:table-cell table:formula="of:=[.$B$4]*SQRT(([.$B22]*(1-[.$B22])/([.$B$3]-1))*[.AM$7]*([.$B$3]-[.AM$7]))/SQRT([.AM$7])" office:value-type="float" office:value="0.556414181424708">
            <text:p>0,56</text:p>
          </table:table-cell>
          <table:table-cell table:formula="of:=[.$B$4]*SQRT(([.$B22]*(1-[.$B22])/([.$B$3]-1))*[.AN$7]*([.$B$3]-[.AN$7]))/SQRT([.AN$7])" office:value-type="float" office:value="0.552968859249132">
            <text:p>0,55</text:p>
          </table:table-cell>
          <table:table-cell table:formula="of:=[.$B$4]*SQRT(([.$B22]*(1-[.$B22])/([.$B$3]-1))*[.AO$7]*([.$B$3]-[.AO$7]))/SQRT([.AO$7])" office:value-type="float" office:value="0.549501935672701">
            <text:p>0,55</text:p>
          </table:table-cell>
          <table:table-cell table:formula="of:=[.$B$4]*SQRT(([.$B22]*(1-[.$B22])/([.$B$3]-1))*[.AP$7]*([.$B$3]-[.AP$7]))/SQRT([.AP$7])" office:value-type="float" office:value="0.54601299921962">
            <text:p>0,55</text:p>
          </table:table-cell>
          <table:table-cell table:formula="of:=[.$B$4]*SQRT(([.$B22]*(1-[.$B22])/([.$B$3]-1))*[.AQ$7]*([.$B$3]-[.AQ$7]))/SQRT([.AQ$7])" office:value-type="float" office:value="0.542501625182417">
            <text:p>0,54</text:p>
          </table:table-cell>
          <table:table-cell table:formula="of:=[.$B$4]*SQRT(([.$B22]*(1-[.$B22])/([.$B$3]-1))*[.AR$7]*([.$B$3]-[.AR$7]))/SQRT([.AR$7])" office:value-type="float" office:value="0.538967375018491">
            <text:p>0,54</text:p>
          </table:table-cell>
          <table:table-cell table:formula="of:=[.$B$4]*SQRT(([.$B22]*(1-[.$B22])/([.$B$3]-1))*[.AS$7]*([.$B$3]-[.AS$7]))/SQRT([.AS$7])" office:value-type="float" office:value="0.535409795710801">
            <text:p>0,54</text:p>
          </table:table-cell>
          <table:table-cell table:formula="of:=[.$B$4]*SQRT(([.$B22]*(1-[.$B22])/([.$B$3]-1))*[.AT$7]*([.$B$3]-[.AT$7]))/SQRT([.AT$7])" office:value-type="float" office:value="0.531828419090067">
            <text:p>0,53</text:p>
          </table:table-cell>
          <table:table-cell table:formula="of:=[.$B$4]*SQRT(([.$B22]*(1-[.$B22])/([.$B$3]-1))*[.AU$7]*([.$B$3]-[.AU$7]))/SQRT([.AU$7])" office:value-type="float" office:value="0.52822276111561">
            <text:p>0,53</text:p>
          </table:table-cell>
          <table:table-cell table:formula="of:=[.$B$4]*SQRT(([.$B22]*(1-[.$B22])/([.$B$3]-1))*[.AV$7]*([.$B$3]-[.AV$7]))/SQRT([.AV$7])" office:value-type="float" office:value="0.524592321111697">
            <text:p>0,52</text:p>
          </table:table-cell>
          <table:table-cell table:formula="of:=[.$B$4]*SQRT(([.$B22]*(1-[.$B22])/([.$B$3]-1))*[.AW$7]*([.$B$3]-[.AW$7]))/SQRT([.AW$7])" office:value-type="float" office:value="0.52093658095599">
            <text:p>0,52</text:p>
          </table:table-cell>
          <table:table-cell table:formula="of:=[.$B$4]*SQRT(([.$B22]*(1-[.$B22])/([.$B$3]-1))*[.AX$7]*([.$B$3]-[.AX$7]))/SQRT([.AX$7])" office:value-type="float" office:value="0.517255004216369">
            <text:p>0,52</text:p>
          </table:table-cell>
          <table:table-cell table:formula="of:=[.$B$4]*SQRT(([.$B22]*(1-[.$B22])/([.$B$3]-1))*[.AY$7]*([.$B$3]-[.AY$7]))/SQRT([.AY$7])" office:value-type="float" office:value="0.513547035232056">
            <text:p>0,51</text:p>
          </table:table-cell>
          <table:table-cell table:formula="of:=[.$B$4]*SQRT(([.$B22]*(1-[.$B22])/([.$B$3]-1))*[.AZ$7]*([.$B$3]-[.AZ$7]))/SQRT([.AZ$7])" office:value-type="float" office:value="0.509812098134591">
            <text:p>0,51</text:p>
          </table:table-cell>
          <table:table-cell table:formula="of:=[.$B$4]*SQRT(([.$B22]*(1-[.$B22])/([.$B$3]-1))*[.BA$7]*([.$B$3]-[.BA$7]))/SQRT([.BA$7])" office:value-type="float" office:value="0.506049595803764">
            <text:p>0,51</text:p>
          </table:table-cell>
        </table:table-row>
        <table:table-row table:style-name="ro2">
          <table:table-cell table:formula="of:=[.A22]+1" office:value-type="float" office:value="16">
            <text:p>16</text:p>
          </table:table-cell>
          <table:table-cell table:formula="of:=[.$A23]/[.$B$1]" office:value-type="float" office:value="0.161616161616162">
            <text:p>0,162</text:p>
          </table:table-cell>
          <table:table-cell table:formula="of:=[.$B$4]*SQRT(([.$B23]*(1-[.$B23])/([.$B$1]-1))*[.C$7]*([.$B$1]-[.C$7]))/SQRT([.C$7])" office:value-type="float" office:value="0.586639116473182">
            <text:p>0,59</text:p>
          </table:table-cell>
          <table:table-cell table:formula="of:=[.$B$4]*SQRT(([.$B23]*(1-[.$B23])/([.$B$1]-1))*[.D$7]*([.$B$1]-[.D$7]))/SQRT([.D$7])" office:value-type="float" office:value="0.58344214925821">
            <text:p>0,58</text:p>
          </table:table-cell>
          <table:table-cell table:formula="of:=[.$B$4]*SQRT(([.$B23]*(1-[.$B23])/([.$B$1]-1))*[.E$7]*([.$B$1]-[.E$7]))/SQRT([.E$7])" office:value-type="float" office:value="0.580227567498859">
            <text:p>0,58</text:p>
          </table:table-cell>
          <table:table-cell table:formula="of:=[.$B$4]*SQRT(([.$B23]*(1-[.$B23])/([.$B$1]-1))*[.F$7]*([.$B$1]-[.F$7]))/SQRT([.F$7])" office:value-type="float" office:value="0.576995076790302">
            <text:p>0,58</text:p>
          </table:table-cell>
          <table:table-cell table:formula="of:=[.$B$4]*SQRT(([.$B23]*(1-[.$B23])/([.$B$1]-1))*[.G$7]*([.$B$1]-[.G$7]))/SQRT([.G$7])" office:value-type="float" office:value="0.573744374434165">
            <text:p>0,57</text:p>
          </table:table-cell>
          <table:table-cell table:formula="of:=[.$B$4]*SQRT(([.$B23]*(1-[.$B23])/([.$B$1]-1))*[.H$7]*([.$B$1]-[.H$7]))/SQRT([.H$7])" office:value-type="float" office:value="0.570475149107702">
            <text:p>0,57</text:p>
          </table:table-cell>
          <table:table-cell table:formula="of:=[.$B$4]*SQRT(([.$B23]*(1-[.$B23])/([.$B$1]-1))*[.I$7]*([.$B$1]-[.I$7]))/SQRT([.I$7])" office:value-type="float" office:value="0.56718708051582">
            <text:p>0,57</text:p>
          </table:table-cell>
          <table:table-cell table:formula="of:=[.$B$4]*SQRT(([.$B23]*(1-[.$B23])/([.$B$1]-1))*[.J$7]*([.$B$1]-[.J$7]))/SQRT([.J$7])" office:value-type="float" office:value="0.563879839024825">
            <text:p>0,56</text:p>
          </table:table-cell>
          <table:table-cell table:formula="of:=[.$B$4]*SQRT(([.$B23]*(1-[.$B23])/([.$B$1]-1))*[.K$7]*([.$B$1]-[.K$7]))/SQRT([.K$7])" office:value-type="float" office:value="0.560553085276735">
            <text:p>0,56</text:p>
          </table:table-cell>
          <table:table-cell table:formula="of:=[.$B$4]*SQRT(([.$B23]*(1-[.$B23])/([.$B$1]-1))*[.L$7]*([.$B$1]-[.L$7]))/SQRT([.L$7])" office:value-type="float" office:value="0.557206469782854">
            <text:p>0,56</text:p>
          </table:table-cell>
          <table:table-cell table:formula="of:=[.$B$4]*SQRT(([.$B23]*(1-[.$B23])/([.$B$1]-1))*[.M$7]*([.$B$1]-[.M$7]))/SQRT([.M$7])" office:value-type="float" office:value="0.553839632495251">
            <text:p>0,55</text:p>
          </table:table-cell>
          <table:table-cell table:formula="of:=[.$B$4]*SQRT(([.$B23]*(1-[.$B23])/([.$B$1]-1))*[.N$7]*([.$B$1]-[.N$7]))/SQRT([.N$7])" office:value-type="float" office:value="0.550452202354645">
            <text:p>0,55</text:p>
          </table:table-cell>
          <table:table-cell table:formula="of:=[.$B$4]*SQRT(([.$B23]*(1-[.$B23])/([.$B$1]-1))*[.O$7]*([.$B$1]-[.O$7]))/SQRT([.O$7])" office:value-type="float" office:value="0.547043796813091">
            <text:p>0,55</text:p>
          </table:table-cell>
          <table:table-cell table:formula="of:=[.$B$4]*SQRT(([.$B23]*(1-[.$B23])/([.$B$1]-1))*[.P$7]*([.$B$1]-[.P$7]))/SQRT([.P$7])" office:value-type="float" office:value="0.543614021329736">
            <text:p>0,54</text:p>
          </table:table-cell>
          <table:table-cell table:formula="of:=[.$B$4]*SQRT(([.$B23]*(1-[.$B23])/([.$B$1]-1))*[.Q$7]*([.$B$1]-[.Q$7]))/SQRT([.Q$7])" office:value-type="float" office:value="0.540162468837748">
            <text:p>0,54</text:p>
          </table:table-cell>
          <table:table-cell table:formula="of:=[.$B$4]*SQRT(([.$B23]*(1-[.$B23])/([.$B$1]-1))*[.R$7]*([.$B$1]-[.R$7]))/SQRT([.R$7])" office:value-type="float" office:value="0.536688719180397">
            <text:p>0,54</text:p>
          </table:table-cell>
          <table:table-cell table:formula="of:=[.$B$4]*SQRT(([.$B23]*(1-[.$B23])/([.$B$1]-1))*[.S$7]*([.$B$1]-[.S$7]))/SQRT([.S$7])" office:value-type="float" office:value="0.533192338514066">
            <text:p>0,53</text:p>
          </table:table-cell>
          <table:table-cell table:formula="of:=[.$B$4]*SQRT(([.$B23]*(1-[.$B23])/([.$B$1]-1))*[.T$7]*([.$B$1]-[.T$7]))/SQRT([.T$7])" office:value-type="float" office:value="0.529672878675794">
            <text:p>0,53</text:p>
          </table:table-cell>
          <table:table-cell table:formula="of:=[.$B$4]*SQRT(([.$B23]*(1-[.$B23])/([.$B$1]-1))*[.U$7]*([.$B$1]-[.U$7]))/SQRT([.U$7])" office:value-type="float" office:value="0.526129876512736">
            <text:p>0,53</text:p>
          </table:table-cell>
          <table:table-cell table:formula="of:=[.$B$4]*SQRT(([.$B23]*(1-[.$B23])/([.$B$1]-1))*[.V$7]*([.$B$1]-[.V$7]))/SQRT([.V$7])" office:value-type="float" office:value="0.522562853170708">
            <text:p>0,52</text:p>
          </table:table-cell>
          <table:table-cell table:formula="of:=[.$B$4]*SQRT(([.$B23]*(1-[.$B23])/([.$B$1]-1))*[.W$7]*([.$B$1]-[.W$7]))/SQRT([.W$7])" office:value-type="float" office:value="0.518971313338719">
            <text:p>0,52</text:p>
          </table:table-cell>
          <table:table-cell table:formula="of:=[.$B$4]*SQRT(([.$B23]*(1-[.$B23])/([.$B$1]-1))*[.X$7]*([.$B$1]-[.X$7]))/SQRT([.X$7])" office:value-type="float" office:value="0.515354744446113">
            <text:p>0,52</text:p>
          </table:table-cell>
          <table:table-cell table:formula="of:=[.$B$4]*SQRT(([.$B23]*(1-[.$B23])/([.$B$1]-1))*[.Y$7]*([.$B$1]-[.Y$7]))/SQRT([.Y$7])" office:value-type="float" office:value="0.511712615808642">
            <text:p>0,51</text:p>
          </table:table-cell>
          <table:table-cell table:formula="of:=[.$B$4]*SQRT(([.$B23]*(1-[.$B23])/([.$B$1]-1))*[.Z$7]*([.$B$1]-[.Z$7]))/SQRT([.Z$7])" office:value-type="float" office:value="0.508044377719433">
            <text:p>0,51</text:p>
          </table:table-cell>
          <table:table-cell table:formula="of:=[.$B$4]*SQRT(([.$B23]*(1-[.$B23])/([.$B$1]-1))*[.AA$7]*([.$B$1]-[.AA$7]))/SQRT([.AA$7])" office:value-type="float" office:value="0.504349460480459">
            <text:p>0,50</text:p>
          </table:table-cell>
          <table:table-cell/>
          <table:table-cell table:formula="of:=[.$B$4]*SQRT(([.$B23]*(1-[.$B23])/([.$B$3]-1))*[.AC$7]*([.$B$3]-[.AC$7]))/SQRT([.AC$7])" office:value-type="float" office:value="0.605466532228505">
            <text:p>0,61</text:p>
          </table:table-cell>
          <table:table-cell table:formula="of:=[.$B$4]*SQRT(([.$B23]*(1-[.$B23])/([.$B$3]-1))*[.AD$7]*([.$B$3]-[.AD$7]))/SQRT([.AD$7])" office:value-type="float" office:value="0.602130603083047">
            <text:p>0,60</text:p>
          </table:table-cell>
          <table:table-cell table:formula="of:=[.$B$4]*SQRT(([.$B23]*(1-[.$B23])/([.$B$3]-1))*[.AE$7]*([.$B$3]-[.AE$7]))/SQRT([.AE$7])" office:value-type="float" office:value="0.598776088942684">
            <text:p>0,60</text:p>
          </table:table-cell>
          <table:table-cell table:formula="of:=[.$B$4]*SQRT(([.$B23]*(1-[.$B23])/([.$B$3]-1))*[.AF$7]*([.$B$3]-[.AF$7]))/SQRT([.AF$7])" office:value-type="float" office:value="0.595402675682466">
            <text:p>0,60</text:p>
          </table:table-cell>
          <table:table-cell table:formula="of:=[.$B$4]*SQRT(([.$B23]*(1-[.$B23])/([.$B$3]-1))*[.AG$7]*([.$B$3]-[.AG$7]))/SQRT([.AG$7])" office:value-type="float" office:value="0.592010040227514">
            <text:p>0,59</text:p>
          </table:table-cell>
          <table:table-cell table:formula="of:=[.$B$4]*SQRT(([.$B23]*(1-[.$B23])/([.$B$3]-1))*[.AH$7]*([.$B$3]-[.AH$7]))/SQRT([.AH$7])" office:value-type="float" office:value="0.588597850191899">
            <text:p>0,59</text:p>
          </table:table-cell>
          <table:table-cell table:formula="of:=[.$B$4]*SQRT(([.$B23]*(1-[.$B23])/([.$B$3]-1))*[.AI$7]*([.$B$3]-[.AI$7]))/SQRT([.AI$7])" office:value-type="float" office:value="0.585165763498573">
            <text:p>0,59</text:p>
          </table:table-cell>
          <table:table-cell table:formula="of:=[.$B$4]*SQRT(([.$B23]*(1-[.$B23])/([.$B$3]-1))*[.AJ$7]*([.$B$3]-[.AJ$7]))/SQRT([.AJ$7])" office:value-type="float" office:value="0.581713427979113">
            <text:p>0,58</text:p>
          </table:table-cell>
          <table:table-cell table:formula="of:=[.$B$4]*SQRT(([.$B23]*(1-[.$B23])/([.$B$3]-1))*[.AK$7]*([.$B$3]-[.AK$7]))/SQRT([.AK$7])" office:value-type="float" office:value="0.578240480951959">
            <text:p>0,58</text:p>
          </table:table-cell>
          <table:table-cell table:formula="of:=[.$B$4]*SQRT(([.$B23]*(1-[.$B23])/([.$B$3]-1))*[.AL$7]*([.$B$3]-[.AL$7]))/SQRT([.AL$7])" office:value-type="float" office:value="0.574746548777716">
            <text:p>0,57</text:p>
          </table:table-cell>
          <table:table-cell table:formula="of:=[.$B$4]*SQRT(([.$B23]*(1-[.$B23])/([.$B$3]-1))*[.AM$7]*([.$B$3]-[.AM$7]))/SQRT([.AM$7])" office:value-type="float" office:value="0.57123124638997">
            <text:p>0,57</text:p>
          </table:table-cell>
          <table:table-cell table:formula="of:=[.$B$4]*SQRT(([.$B23]*(1-[.$B23])/([.$B$3]-1))*[.AN$7]*([.$B$3]-[.AN$7]))/SQRT([.AN$7])" office:value-type="float" office:value="0.567694176799958">
            <text:p>0,57</text:p>
          </table:table-cell>
          <table:table-cell table:formula="of:=[.$B$4]*SQRT(([.$B23]*(1-[.$B23])/([.$B$3]-1))*[.AO$7]*([.$B$3]-[.AO$7]))/SQRT([.AO$7])" office:value-type="float" office:value="0.564134930573284">
            <text:p>0,56</text:p>
          </table:table-cell>
          <table:table-cell table:formula="of:=[.$B$4]*SQRT(([.$B23]*(1-[.$B23])/([.$B$3]-1))*[.AP$7]*([.$B$3]-[.AP$7]))/SQRT([.AP$7])" office:value-type="float" office:value="0.560553085276735">
            <text:p>0,56</text:p>
          </table:table-cell>
          <table:table-cell table:formula="of:=[.$B$4]*SQRT(([.$B23]*(1-[.$B23])/([.$B$3]-1))*[.AQ$7]*([.$B$3]-[.AQ$7]))/SQRT([.AQ$7])" office:value-type="float" office:value="0.556948204893067">
            <text:p>0,56</text:p>
          </table:table-cell>
          <table:table-cell table:formula="of:=[.$B$4]*SQRT(([.$B23]*(1-[.$B23])/([.$B$3]-1))*[.AR$7]*([.$B$3]-[.AR$7]))/SQRT([.AR$7])" office:value-type="float" office:value="0.553319839201481">
            <text:p>0,55</text:p>
          </table:table-cell>
          <table:table-cell table:formula="of:=[.$B$4]*SQRT(([.$B23]*(1-[.$B23])/([.$B$3]-1))*[.AS$7]*([.$B$3]-[.AS$7]))/SQRT([.AS$7])" office:value-type="float" office:value="0.549667523121291">
            <text:p>0,55</text:p>
          </table:table-cell>
          <table:table-cell table:formula="of:=[.$B$4]*SQRT(([.$B23]*(1-[.$B23])/([.$B$3]-1))*[.AT$7]*([.$B$3]-[.AT$7]))/SQRT([.AT$7])" office:value-type="float" office:value="0.545990776016077">
            <text:p>0,55</text:p>
          </table:table-cell>
          <table:table-cell table:formula="of:=[.$B$4]*SQRT(([.$B23]*(1-[.$B23])/([.$B$3]-1))*[.AU$7]*([.$B$3]-[.AU$7]))/SQRT([.AU$7])" office:value-type="float" office:value="0.542289100955367">
            <text:p>0,54</text:p>
          </table:table-cell>
          <table:table-cell table:formula="of:=[.$B$4]*SQRT(([.$B23]*(1-[.$B23])/([.$B$3]-1))*[.AV$7]*([.$B$3]-[.AV$7]))/SQRT([.AV$7])" office:value-type="float" office:value="0.538561983930655">
            <text:p>0,54</text:p>
          </table:table-cell>
          <table:table-cell table:formula="of:=[.$B$4]*SQRT(([.$B23]*(1-[.$B23])/([.$B$3]-1))*[.AW$7]*([.$B$3]-[.AW$7]))/SQRT([.AW$7])" office:value-type="float" office:value="0.534808893022233">
            <text:p>0,53</text:p>
          </table:table-cell>
          <table:table-cell table:formula="of:=[.$B$4]*SQRT(([.$B23]*(1-[.$B23])/([.$B$3]-1))*[.AX$7]*([.$B$3]-[.AX$7]))/SQRT([.AX$7])" office:value-type="float" office:value="0.531029277513028">
            <text:p>0,53</text:p>
          </table:table-cell>
          <table:table-cell table:formula="of:=[.$B$4]*SQRT(([.$B23]*(1-[.$B23])/([.$B$3]-1))*[.AY$7]*([.$B$3]-[.AY$7]))/SQRT([.AY$7])" office:value-type="float" office:value="0.527222566945262">
            <text:p>0,53</text:p>
          </table:table-cell>
          <table:table-cell table:formula="of:=[.$B$4]*SQRT(([.$B23]*(1-[.$B23])/([.$B$3]-1))*[.AZ$7]*([.$B$3]-[.AZ$7]))/SQRT([.AZ$7])" office:value-type="float" office:value="0.52338817011535">
            <text:p>0,52</text:p>
          </table:table-cell>
          <table:table-cell table:formula="of:=[.$B$4]*SQRT(([.$B23]*(1-[.$B23])/([.$B$3]-1))*[.BA$7]*([.$B$3]-[.BA$7]))/SQRT([.BA$7])" office:value-type="float" office:value="0.519525474002033">
            <text:p>0,52</text:p>
          </table:table-cell>
        </table:table-row>
        <table:table-row table:style-name="ro2">
          <table:table-cell table:formula="of:=[.A23]+1" office:value-type="float" office:value="17">
            <text:p>17</text:p>
          </table:table-cell>
          <table:table-cell table:formula="of:=[.$A24]/[.$B$1]" office:value-type="float" office:value="0.171717171717172">
            <text:p>0,172</text:p>
          </table:table-cell>
          <table:table-cell table:formula="of:=[.$B$4]*SQRT(([.$B24]*(1-[.$B24])/([.$B$1]-1))*[.C$7]*([.$B$1]-[.C$7]))/SQRT([.C$7])" office:value-type="float" office:value="0.601039988150778">
            <text:p>0,60</text:p>
          </table:table-cell>
          <table:table-cell table:formula="of:=[.$B$4]*SQRT(([.$B24]*(1-[.$B24])/([.$B$1]-1))*[.D$7]*([.$B$1]-[.D$7]))/SQRT([.D$7])" office:value-type="float" office:value="0.597764541486811">
            <text:p>0,60</text:p>
          </table:table-cell>
          <table:table-cell table:formula="of:=[.$B$4]*SQRT(([.$B24]*(1-[.$B24])/([.$B$1]-1))*[.E$7]*([.$B$1]-[.E$7]))/SQRT([.E$7])" office:value-type="float" office:value="0.594471047874988">
            <text:p>0,59</text:p>
          </table:table-cell>
          <table:table-cell table:formula="of:=[.$B$4]*SQRT(([.$B24]*(1-[.$B24])/([.$B$1]-1))*[.F$7]*([.$B$1]-[.F$7]))/SQRT([.F$7])" office:value-type="float" office:value="0.591159205683406">
            <text:p>0,59</text:p>
          </table:table-cell>
          <table:table-cell table:formula="of:=[.$B$4]*SQRT(([.$B24]*(1-[.$B24])/([.$B$1]-1))*[.G$7]*([.$B$1]-[.G$7]))/SQRT([.G$7])" office:value-type="float" office:value="0.587828704783021">
            <text:p>0,59</text:p>
          </table:table-cell>
          <table:table-cell table:formula="of:=[.$B$4]*SQRT(([.$B24]*(1-[.$B24])/([.$B$1]-1))*[.H$7]*([.$B$1]-[.H$7]))/SQRT([.H$7])" office:value-type="float" office:value="0.584479226208711">
            <text:p>0,58</text:p>
          </table:table-cell>
          <table:table-cell table:formula="of:=[.$B$4]*SQRT(([.$B24]*(1-[.$B24])/([.$B$1]-1))*[.I$7]*([.$B$1]-[.I$7]))/SQRT([.I$7])" office:value-type="float" office:value="0.581110441802746">
            <text:p>0,58</text:p>
          </table:table-cell>
          <table:table-cell table:formula="of:=[.$B$4]*SQRT(([.$B24]*(1-[.$B24])/([.$B$1]-1))*[.J$7]*([.$B$1]-[.J$7]))/SQRT([.J$7])" office:value-type="float" office:value="0.577722013839555">
            <text:p>0,58</text:p>
          </table:table-cell>
          <table:table-cell table:formula="of:=[.$B$4]*SQRT(([.$B24]*(1-[.$B24])/([.$B$1]-1))*[.K$7]*([.$B$1]-[.K$7]))/SQRT([.K$7])" office:value-type="float" office:value="0.574313594630565">
            <text:p>0,57</text:p>
          </table:table-cell>
          <table:table-cell table:formula="of:=[.$B$4]*SQRT(([.$B24]*(1-[.$B24])/([.$B$1]-1))*[.L$7]*([.$B$1]-[.L$7]))/SQRT([.L$7])" office:value-type="float" office:value="0.570884826107797">
            <text:p>0,57</text:p>
          </table:table-cell>
          <table:table-cell table:formula="of:=[.$B$4]*SQRT(([.$B24]*(1-[.$B24])/([.$B$1]-1))*[.M$7]*([.$B$1]-[.M$7]))/SQRT([.M$7])" office:value-type="float" office:value="0.567435339384831">
            <text:p>0,57</text:p>
          </table:table-cell>
          <table:table-cell table:formula="of:=[.$B$4]*SQRT(([.$B24]*(1-[.$B24])/([.$B$1]-1))*[.N$7]*([.$B$1]-[.N$7]))/SQRT([.N$7])" office:value-type="float" office:value="0.563964754293589">
            <text:p>0,56</text:p>
          </table:table-cell>
          <table:table-cell table:formula="of:=[.$B$4]*SQRT(([.$B24]*(1-[.$B24])/([.$B$1]-1))*[.O$7]*([.$B$1]-[.O$7]))/SQRT([.O$7])" office:value-type="float" office:value="0.560472678895302">
            <text:p>0,56</text:p>
          </table:table-cell>
          <table:table-cell table:formula="of:=[.$B$4]*SQRT(([.$B24]*(1-[.$B24])/([.$B$1]-1))*[.P$7]*([.$B$1]-[.P$7]))/SQRT([.P$7])" office:value-type="float" office:value="0.556958708963892">
            <text:p>0,56</text:p>
          </table:table-cell>
          <table:table-cell table:formula="of:=[.$B$4]*SQRT(([.$B24]*(1-[.$B24])/([.$B$1]-1))*[.Q$7]*([.$B$1]-[.Q$7]))/SQRT([.Q$7])" office:value-type="float" office:value="0.553422427439813">
            <text:p>0,55</text:p>
          </table:table-cell>
          <table:table-cell table:formula="of:=[.$B$4]*SQRT(([.$B24]*(1-[.$B24])/([.$B$1]-1))*[.R$7]*([.$B$1]-[.R$7]))/SQRT([.R$7])" office:value-type="float" office:value="0.549863403852287">
            <text:p>0,55</text:p>
          </table:table-cell>
          <table:table-cell table:formula="of:=[.$B$4]*SQRT(([.$B24]*(1-[.$B24])/([.$B$1]-1))*[.S$7]*([.$B$1]-[.S$7]))/SQRT([.S$7])" office:value-type="float" office:value="0.546281193707666">
            <text:p>0,55</text:p>
          </table:table-cell>
          <table:table-cell table:formula="of:=[.$B$4]*SQRT(([.$B24]*(1-[.$B24])/([.$B$1]-1))*[.T$7]*([.$B$1]-[.T$7]))/SQRT([.T$7])" office:value-type="float" office:value="0.542675337841441">
            <text:p>0,54</text:p>
          </table:table-cell>
          <table:table-cell table:formula="of:=[.$B$4]*SQRT(([.$B24]*(1-[.$B24])/([.$B$1]-1))*[.U$7]*([.$B$1]-[.U$7]))/SQRT([.U$7])" office:value-type="float" office:value="0.539045361731247">
            <text:p>0,54</text:p>
          </table:table-cell>
          <table:table-cell table:formula="of:=[.$B$4]*SQRT(([.$B24]*(1-[.$B24])/([.$B$1]-1))*[.V$7]*([.$B$1]-[.V$7]))/SQRT([.V$7])" office:value-type="float" office:value="0.535390774767945">
            <text:p>0,54</text:p>
          </table:table-cell>
          <table:table-cell table:formula="of:=[.$B$4]*SQRT(([.$B24]*(1-[.$B24])/([.$B$1]-1))*[.W$7]*([.$B$1]-[.W$7]))/SQRT([.W$7])" office:value-type="float" office:value="0.531711069481602">
            <text:p>0,53</text:p>
          </table:table-cell>
          <table:table-cell table:formula="of:=[.$B$4]*SQRT(([.$B24]*(1-[.$B24])/([.$B$1]-1))*[.X$7]*([.$B$1]-[.X$7]))/SQRT([.X$7])" office:value-type="float" office:value="0.528005720718931">
            <text:p>0,53</text:p>
          </table:table-cell>
          <table:table-cell table:formula="of:=[.$B$4]*SQRT(([.$B24]*(1-[.$B24])/([.$B$1]-1))*[.Y$7]*([.$B$1]-[.Y$7]))/SQRT([.Y$7])" office:value-type="float" office:value="0.524274184768397">
            <text:p>0,52</text:p>
          </table:table-cell>
          <table:table-cell table:formula="of:=[.$B$4]*SQRT(([.$B24]*(1-[.$B24])/([.$B$1]-1))*[.Z$7]*([.$B$1]-[.Z$7]))/SQRT([.Z$7])" office:value-type="float" office:value="0.520515898428872">
            <text:p>0,52</text:p>
          </table:table-cell>
          <table:table-cell table:formula="of:=[.$B$4]*SQRT(([.$B24]*(1-[.$B24])/([.$B$1]-1))*[.AA$7]*([.$B$1]-[.AA$7]))/SQRT([.AA$7])" office:value-type="float" office:value="0.516730278017328">
            <text:p>0,52</text:p>
          </table:table-cell>
          <table:table-cell/>
          <table:table-cell table:formula="of:=[.$B$4]*SQRT(([.$B24]*(1-[.$B24])/([.$B$3]-1))*[.AC$7]*([.$B$3]-[.AC$7]))/SQRT([.AC$7])" office:value-type="float" office:value="0.620329581061869">
            <text:p>0,62</text:p>
          </table:table-cell>
          <table:table-cell table:formula="of:=[.$B$4]*SQRT(([.$B24]*(1-[.$B24])/([.$B$3]-1))*[.AD$7]*([.$B$3]-[.AD$7]))/SQRT([.AD$7])" office:value-type="float" office:value="0.616911761217001">
            <text:p>0,62</text:p>
          </table:table-cell>
          <table:table-cell table:formula="of:=[.$B$4]*SQRT(([.$B24]*(1-[.$B24])/([.$B$3]-1))*[.AE$7]*([.$B$3]-[.AE$7]))/SQRT([.AE$7])" office:value-type="float" office:value="0.613474900151041">
            <text:p>0,61</text:p>
          </table:table-cell>
          <table:table-cell table:formula="of:=[.$B$4]*SQRT(([.$B24]*(1-[.$B24])/([.$B$3]-1))*[.AF$7]*([.$B$3]-[.AF$7]))/SQRT([.AF$7])" office:value-type="float" office:value="0.610018676027872">
            <text:p>0,61</text:p>
          </table:table-cell>
          <table:table-cell table:formula="of:=[.$B$4]*SQRT(([.$B24]*(1-[.$B24])/([.$B$3]-1))*[.AG$7]*([.$B$3]-[.AG$7]))/SQRT([.AG$7])" office:value-type="float" office:value="0.606542757841742">
            <text:p>0,61</text:p>
          </table:table-cell>
          <table:table-cell table:formula="of:=[.$B$4]*SQRT(([.$B24]*(1-[.$B24])/([.$B$3]-1))*[.AH$7]*([.$B$3]-[.AH$7]))/SQRT([.AH$7])" office:value-type="float" office:value="0.603046805047282">
            <text:p>0,60</text:p>
          </table:table-cell>
          <table:table-cell table:formula="of:=[.$B$4]*SQRT(([.$B24]*(1-[.$B24])/([.$B$3]-1))*[.AI$7]*([.$B$3]-[.AI$7]))/SQRT([.AI$7])" office:value-type="float" office:value="0.599530467170104">
            <text:p>0,60</text:p>
          </table:table-cell>
          <table:table-cell table:formula="of:=[.$B$4]*SQRT(([.$B24]*(1-[.$B24])/([.$B$3]-1))*[.AJ$7]*([.$B$3]-[.AJ$7]))/SQRT([.AJ$7])" office:value-type="float" office:value="0.595993383396721">
            <text:p>0,60</text:p>
          </table:table-cell>
          <table:table-cell table:formula="of:=[.$B$4]*SQRT(([.$B24]*(1-[.$B24])/([.$B$3]-1))*[.AK$7]*([.$B$3]-[.AK$7]))/SQRT([.AK$7])" office:value-type="float" office:value="0.592435182142434">
            <text:p>0,59</text:p>
          </table:table-cell>
          <table:table-cell table:formula="of:=[.$B$4]*SQRT(([.$B24]*(1-[.$B24])/([.$B$3]-1))*[.AL$7]*([.$B$3]-[.AL$7]))/SQRT([.AL$7])" office:value-type="float" office:value="0.588855480595712">
            <text:p>0,59</text:p>
          </table:table-cell>
          <table:table-cell table:formula="of:=[.$B$4]*SQRT(([.$B24]*(1-[.$B24])/([.$B$3]-1))*[.AM$7]*([.$B$3]-[.AM$7]))/SQRT([.AM$7])" office:value-type="float" office:value="0.585253884237496">
            <text:p>0,59</text:p>
          </table:table-cell>
          <table:table-cell table:formula="of:=[.$B$4]*SQRT(([.$B24]*(1-[.$B24])/([.$B$3]-1))*[.AN$7]*([.$B$3]-[.AN$7]))/SQRT([.AN$7])" office:value-type="float" office:value="0.581629986333703">
            <text:p>0,58</text:p>
          </table:table-cell>
          <table:table-cell table:formula="of:=[.$B$4]*SQRT(([.$B24]*(1-[.$B24])/([.$B$3]-1))*[.AO$7]*([.$B$3]-[.AO$7]))/SQRT([.AO$7])" office:value-type="float" office:value="0.577983367399108">
            <text:p>0,58</text:p>
          </table:table-cell>
          <table:table-cell table:formula="of:=[.$B$4]*SQRT(([.$B24]*(1-[.$B24])/([.$B$3]-1))*[.AP$7]*([.$B$3]-[.AP$7]))/SQRT([.AP$7])" office:value-type="float" office:value="0.574313594630565">
            <text:p>0,57</text:p>
          </table:table-cell>
          <table:table-cell table:formula="of:=[.$B$4]*SQRT(([.$B24]*(1-[.$B24])/([.$B$3]-1))*[.AQ$7]*([.$B$3]-[.AQ$7]))/SQRT([.AQ$7])" office:value-type="float" office:value="0.570620221307437">
            <text:p>0,57</text:p>
          </table:table-cell>
          <table:table-cell table:formula="of:=[.$B$4]*SQRT(([.$B24]*(1-[.$B24])/([.$B$3]-1))*[.AR$7]*([.$B$3]-[.AR$7]))/SQRT([.AR$7])" office:value-type="float" office:value="0.566902786156865">
            <text:p>0,57</text:p>
          </table:table-cell>
          <table:table-cell table:formula="of:=[.$B$4]*SQRT(([.$B24]*(1-[.$B24])/([.$B$3]-1))*[.AS$7]*([.$B$3]-[.AS$7]))/SQRT([.AS$7])" office:value-type="float" office:value="0.56316081268132">
            <text:p>0,56</text:p>
          </table:table-cell>
          <table:table-cell table:formula="of:=[.$B$4]*SQRT(([.$B24]*(1-[.$B24])/([.$B$3]-1))*[.AT$7]*([.$B$3]-[.AT$7]))/SQRT([.AT$7])" office:value-type="float" office:value="0.559393808445672">
            <text:p>0,56</text:p>
          </table:table-cell>
          <table:table-cell table:formula="of:=[.$B$4]*SQRT(([.$B24]*(1-[.$B24])/([.$B$3]-1))*[.AU$7]*([.$B$3]-[.AU$7]))/SQRT([.AU$7])" office:value-type="float" office:value="0.555601264320755">
            <text:p>0,56</text:p>
          </table:table-cell>
          <table:table-cell table:formula="of:=[.$B$4]*SQRT(([.$B24]*(1-[.$B24])/([.$B$3]-1))*[.AV$7]*([.$B$3]-[.AV$7]))/SQRT([.AV$7])" office:value-type="float" office:value="0.551782653680133">
            <text:p>0,55</text:p>
          </table:table-cell>
          <table:table-cell table:formula="of:=[.$B$4]*SQRT(([.$B24]*(1-[.$B24])/([.$B$3]-1))*[.AW$7]*([.$B$3]-[.AW$7]))/SQRT([.AW$7])" office:value-type="float" office:value="0.547937431546484">
            <text:p>0,55</text:p>
          </table:table-cell>
          <table:table-cell table:formula="of:=[.$B$4]*SQRT(([.$B24]*(1-[.$B24])/([.$B$3]-1))*[.AX$7]*([.$B$3]-[.AX$7]))/SQRT([.AX$7])" office:value-type="float" office:value="0.544065033683682">
            <text:p>0,54</text:p>
          </table:table-cell>
          <table:table-cell table:formula="of:=[.$B$4]*SQRT(([.$B24]*(1-[.$B24])/([.$B$3]-1))*[.AY$7]*([.$B$3]-[.AY$7]))/SQRT([.AY$7])" office:value-type="float" office:value="0.540164875630297">
            <text:p>0,54</text:p>
          </table:table-cell>
          <table:table-cell table:formula="of:=[.$B$4]*SQRT(([.$B24]*(1-[.$B24])/([.$B$3]-1))*[.AZ$7]*([.$B$3]-[.AZ$7]))/SQRT([.AZ$7])" office:value-type="float" office:value="0.536236351669823">
            <text:p>0,54</text:p>
          </table:table-cell>
          <table:table-cell table:formula="of:=[.$B$4]*SQRT(([.$B24]*(1-[.$B24])/([.$B$3]-1))*[.BA$7]*([.$B$3]-[.BA$7]))/SQRT([.BA$7])" office:value-type="float" office:value="0.5322788337325">
            <text:p>0,53</text:p>
          </table:table-cell>
        </table:table-row>
        <table:table-row table:style-name="ro2">
          <table:table-cell table:formula="of:=[.A24]+1" office:value-type="float" office:value="18">
            <text:p>18</text:p>
          </table:table-cell>
          <table:table-cell table:formula="of:=[.$A25]/[.$B$1]" office:value-type="float" office:value="0.181818181818182">
            <text:p>0,182</text:p>
          </table:table-cell>
          <table:table-cell table:formula="of:=[.$B$4]*SQRT(([.$B25]*(1-[.$B25])/([.$B$1]-1))*[.C$7]*([.$B$1]-[.C$7]))/SQRT([.C$7])" office:value-type="float" office:value="0.614682349178254">
            <text:p>0,61</text:p>
          </table:table-cell>
          <table:table-cell table:formula="of:=[.$B$4]*SQRT(([.$B25]*(1-[.$B25])/([.$B$1]-1))*[.D$7]*([.$B$1]-[.D$7]))/SQRT([.D$7])" office:value-type="float" office:value="0.61133255666909">
            <text:p>0,61</text:p>
          </table:table-cell>
          <table:table-cell table:formula="of:=[.$B$4]*SQRT(([.$B25]*(1-[.$B25])/([.$B$1]-1))*[.E$7]*([.$B$1]-[.E$7]))/SQRT([.E$7])" office:value-type="float" office:value="0.607964307583787">
            <text:p>0,61</text:p>
          </table:table-cell>
          <table:table-cell table:formula="of:=[.$B$4]*SQRT(([.$B25]*(1-[.$B25])/([.$B$1]-1))*[.F$7]*([.$B$1]-[.F$7]))/SQRT([.F$7])" office:value-type="float" office:value="0.604577293444025">
            <text:p>0,60</text:p>
          </table:table-cell>
          <table:table-cell table:formula="of:=[.$B$4]*SQRT(([.$B25]*(1-[.$B25])/([.$B$1]-1))*[.G$7]*([.$B$1]-[.G$7]))/SQRT([.G$7])" office:value-type="float" office:value="0.601171197081473">
            <text:p>0,60</text:p>
          </table:table-cell>
          <table:table-cell table:formula="of:=[.$B$4]*SQRT(([.$B25]*(1-[.$B25])/([.$B$1]-1))*[.H$7]*([.$B$1]-[.H$7]))/SQRT([.H$7])" office:value-type="float" office:value="0.597745692291161">
            <text:p>0,60</text:p>
          </table:table-cell>
          <table:table-cell table:formula="of:=[.$B$4]*SQRT(([.$B25]*(1-[.$B25])/([.$B$1]-1))*[.I$7]*([.$B$1]-[.I$7]))/SQRT([.I$7])" office:value-type="float" office:value="0.594300443466861">
            <text:p>0,59</text:p>
          </table:table-cell>
          <table:table-cell table:formula="of:=[.$B$4]*SQRT(([.$B25]*(1-[.$B25])/([.$B$1]-1))*[.J$7]*([.$B$1]-[.J$7]))/SQRT([.J$7])" office:value-type="float" office:value="0.590835105217333">
            <text:p>0,59</text:p>
          </table:table-cell>
          <table:table-cell table:formula="of:=[.$B$4]*SQRT(([.$B25]*(1-[.$B25])/([.$B$1]-1))*[.K$7]*([.$B$1]-[.K$7]))/SQRT([.K$7])" office:value-type="float" office:value="0.587349321962191">
            <text:p>0,59</text:p>
          </table:table-cell>
          <table:table-cell table:formula="of:=[.$B$4]*SQRT(([.$B25]*(1-[.$B25])/([.$B$1]-1))*[.L$7]*([.$B$1]-[.L$7]))/SQRT([.L$7])" office:value-type="float" office:value="0.583842727506058">
            <text:p>0,58</text:p>
          </table:table-cell>
          <table:table-cell table:formula="of:=[.$B$4]*SQRT(([.$B25]*(1-[.$B25])/([.$B$1]-1))*[.M$7]*([.$B$1]-[.M$7]))/SQRT([.M$7])" office:value-type="float" office:value="0.580314944589558">
            <text:p>0,58</text:p>
          </table:table-cell>
          <table:table-cell table:formula="of:=[.$B$4]*SQRT(([.$B25]*(1-[.$B25])/([.$B$1]-1))*[.N$7]*([.$B$1]-[.N$7]))/SQRT([.N$7])" office:value-type="float" office:value="0.576765584415584">
            <text:p>0,58</text:p>
          </table:table-cell>
          <table:table-cell table:formula="of:=[.$B$4]*SQRT(([.$B25]*(1-[.$B25])/([.$B$1]-1))*[.O$7]*([.$B$1]-[.O$7]))/SQRT([.O$7])" office:value-type="float" office:value="0.573194246149173">
            <text:p>0,57</text:p>
          </table:table-cell>
          <table:table-cell table:formula="of:=[.$B$4]*SQRT(([.$B25]*(1-[.$B25])/([.$B$1]-1))*[.P$7]*([.$B$1]-[.P$7]))/SQRT([.P$7])" office:value-type="float" office:value="0.569600516389151">
            <text:p>0,57</text:p>
          </table:table-cell>
          <table:table-cell table:formula="of:=[.$B$4]*SQRT(([.$B25]*(1-[.$B25])/([.$B$1]-1))*[.Q$7]*([.$B$1]-[.Q$7]))/SQRT([.Q$7])" office:value-type="float" office:value="0.565983968609585">
            <text:p>0,57</text:p>
          </table:table-cell>
          <table:table-cell table:formula="of:=[.$B$4]*SQRT(([.$B25]*(1-[.$B25])/([.$B$1]-1))*[.R$7]*([.$B$1]-[.R$7]))/SQRT([.R$7])" office:value-type="float" office:value="0.562344162568906">
            <text:p>0,56</text:p>
          </table:table-cell>
          <table:table-cell table:formula="of:=[.$B$4]*SQRT(([.$B25]*(1-[.$B25])/([.$B$1]-1))*[.S$7]*([.$B$1]-[.S$7]))/SQRT([.S$7])" office:value-type="float" office:value="0.55868064368438">
            <text:p>0,56</text:p>
          </table:table-cell>
          <table:table-cell table:formula="of:=[.$B$4]*SQRT(([.$B25]*(1-[.$B25])/([.$B$1]-1))*[.T$7]*([.$B$1]-[.T$7]))/SQRT([.T$7])" office:value-type="float" office:value="0.554992942369416">
            <text:p>0,55</text:p>
          </table:table-cell>
          <table:table-cell table:formula="of:=[.$B$4]*SQRT(([.$B25]*(1-[.$B25])/([.$B$1]-1))*[.U$7]*([.$B$1]-[.U$7]))/SQRT([.U$7])" office:value-type="float" office:value="0.551280573330976">
            <text:p>0,55</text:p>
          </table:table-cell>
          <table:table-cell table:formula="of:=[.$B$4]*SQRT(([.$B25]*(1-[.$B25])/([.$B$1]-1))*[.V$7]*([.$B$1]-[.V$7]))/SQRT([.V$7])" office:value-type="float" office:value="0.547543034824112">
            <text:p>0,55</text:p>
          </table:table-cell>
          <table:table-cell table:formula="of:=[.$B$4]*SQRT(([.$B25]*(1-[.$B25])/([.$B$1]-1))*[.W$7]*([.$B$1]-[.W$7]))/SQRT([.W$7])" office:value-type="float" office:value="0.543779807860376">
            <text:p>0,54</text:p>
          </table:table-cell>
          <table:table-cell table:formula="of:=[.$B$4]*SQRT(([.$B25]*(1-[.$B25])/([.$B$1]-1))*[.X$7]*([.$B$1]-[.X$7]))/SQRT([.X$7])" office:value-type="float" office:value="0.53999035536659">
            <text:p>0,54</text:p>
          </table:table-cell>
          <table:table-cell table:formula="of:=[.$B$4]*SQRT(([.$B25]*(1-[.$B25])/([.$B$1]-1))*[.Y$7]*([.$B$1]-[.Y$7]))/SQRT([.Y$7])" office:value-type="float" office:value="0.536174121290094">
            <text:p>0,54</text:p>
          </table:table-cell>
          <table:table-cell table:formula="of:=[.$B$4]*SQRT(([.$B25]*(1-[.$B25])/([.$B$1]-1))*[.Z$7]*([.$B$1]-[.Z$7]))/SQRT([.Z$7])" office:value-type="float" office:value="0.532330529646265">
            <text:p>0,53</text:p>
          </table:table-cell>
          <table:table-cell table:formula="of:=[.$B$4]*SQRT(([.$B25]*(1-[.$B25])/([.$B$1]-1))*[.AA$7]*([.$B$1]-[.AA$7]))/SQRT([.AA$7])" office:value-type="float" office:value="0.528458983503679">
            <text:p>0,53</text:p>
          </table:table-cell>
          <table:table-cell/>
          <table:table-cell table:formula="of:=[.$B$4]*SQRT(([.$B25]*(1-[.$B25])/([.$B$3]-1))*[.AC$7]*([.$B$3]-[.AC$7]))/SQRT([.AC$7])" office:value-type="float" office:value="0.634409775837105">
            <text:p>0,63</text:p>
          </table:table-cell>
          <table:table-cell table:formula="of:=[.$B$4]*SQRT(([.$B25]*(1-[.$B25])/([.$B$3]-1))*[.AD$7]*([.$B$3]-[.AD$7]))/SQRT([.AD$7])" office:value-type="float" office:value="0.630914378571151">
            <text:p>0,63</text:p>
          </table:table-cell>
          <table:table-cell table:formula="of:=[.$B$4]*SQRT(([.$B25]*(1-[.$B25])/([.$B$3]-1))*[.AE$7]*([.$B$3]-[.AE$7]))/SQRT([.AE$7])" office:value-type="float" office:value="0.627399507887882">
            <text:p>0,63</text:p>
          </table:table-cell>
          <table:table-cell table:formula="of:=[.$B$4]*SQRT(([.$B25]*(1-[.$B25])/([.$B$3]-1))*[.AF$7]*([.$B$3]-[.AF$7]))/SQRT([.AF$7])" office:value-type="float" office:value="0.623864834646169">
            <text:p>0,62</text:p>
          </table:table-cell>
          <table:table-cell table:formula="of:=[.$B$4]*SQRT(([.$B25]*(1-[.$B25])/([.$B$3]-1))*[.AG$7]*([.$B$3]-[.AG$7]))/SQRT([.AG$7])" office:value-type="float" office:value="0.620310020327116">
            <text:p>0,62</text:p>
          </table:table-cell>
          <table:table-cell table:formula="of:=[.$B$4]*SQRT(([.$B25]*(1-[.$B25])/([.$B$3]-1))*[.AH$7]*([.$B$3]-[.AH$7]))/SQRT([.AH$7])" office:value-type="float" office:value="0.616734716655681">
            <text:p>0,62</text:p>
          </table:table-cell>
          <table:table-cell table:formula="of:=[.$B$4]*SQRT(([.$B25]*(1-[.$B25])/([.$B$3]-1))*[.AI$7]*([.$B$3]-[.AI$7]))/SQRT([.AI$7])" office:value-type="float" office:value="0.613138565202433">
            <text:p>0,61</text:p>
          </table:table-cell>
          <table:table-cell table:formula="of:=[.$B$4]*SQRT(([.$B25]*(1-[.$B25])/([.$B$3]-1))*[.AJ$7]*([.$B$3]-[.AJ$7]))/SQRT([.AJ$7])" office:value-type="float" office:value="0.609521196964169">
            <text:p>0,61</text:p>
          </table:table-cell>
          <table:table-cell table:formula="of:=[.$B$4]*SQRT(([.$B25]*(1-[.$B25])/([.$B$3]-1))*[.AK$7]*([.$B$3]-[.AK$7]))/SQRT([.AK$7])" office:value-type="float" office:value="0.605882231921987">
            <text:p>0,61</text:p>
          </table:table-cell>
          <table:table-cell table:formula="of:=[.$B$4]*SQRT(([.$B25]*(1-[.$B25])/([.$B$3]-1))*[.AL$7]*([.$B$3]-[.AL$7]))/SQRT([.AL$7])" office:value-type="float" office:value="0.602221278575329">
            <text:p>0,60</text:p>
          </table:table-cell>
          <table:table-cell table:formula="of:=[.$B$4]*SQRT(([.$B25]*(1-[.$B25])/([.$B$3]-1))*[.AM$7]*([.$B$3]-[.AM$7]))/SQRT([.AM$7])" office:value-type="float" office:value="0.59853793345037">
            <text:p>0,60</text:p>
          </table:table-cell>
          <table:table-cell table:formula="of:=[.$B$4]*SQRT(([.$B25]*(1-[.$B25])/([.$B$3]-1))*[.AN$7]*([.$B$3]-[.AN$7]))/SQRT([.AN$7])" office:value-type="float" office:value="0.59483178058101">
            <text:p>0,59</text:p>
          </table:table-cell>
          <table:table-cell table:formula="of:=[.$B$4]*SQRT(([.$B25]*(1-[.$B25])/([.$B$3]-1))*[.AO$7]*([.$B$3]-[.AO$7]))/SQRT([.AO$7])" office:value-type="float" office:value="0.591102390960576">
            <text:p>0,59</text:p>
          </table:table-cell>
          <table:table-cell table:formula="of:=[.$B$4]*SQRT(([.$B25]*(1-[.$B25])/([.$B$3]-1))*[.AP$7]*([.$B$3]-[.AP$7]))/SQRT([.AP$7])" office:value-type="float" office:value="0.587349321962191">
            <text:p>0,59</text:p>
          </table:table-cell>
          <table:table-cell table:formula="of:=[.$B$4]*SQRT(([.$B25]*(1-[.$B25])/([.$B$3]-1))*[.AQ$7]*([.$B$3]-[.AQ$7]))/SQRT([.AQ$7])" office:value-type="float" office:value="0.583572116725586">
            <text:p>0,58</text:p>
          </table:table-cell>
          <table:table-cell table:formula="of:=[.$B$4]*SQRT(([.$B25]*(1-[.$B25])/([.$B$3]-1))*[.AR$7]*([.$B$3]-[.AR$7]))/SQRT([.AR$7])" office:value-type="float" office:value="0.579770303507963">
            <text:p>0,58</text:p>
          </table:table-cell>
          <table:table-cell table:formula="of:=[.$B$4]*SQRT(([.$B25]*(1-[.$B25])/([.$B$3]-1))*[.AS$7]*([.$B$3]-[.AS$7]))/SQRT([.AS$7])" office:value-type="float" office:value="0.575943394996289">
            <text:p>0,58</text:p>
          </table:table-cell>
          <table:table-cell table:formula="of:=[.$B$4]*SQRT(([.$B25]*(1-[.$B25])/([.$B$3]-1))*[.AT$7]*([.$B$3]-[.AT$7]))/SQRT([.AT$7])" office:value-type="float" office:value="0.572090887578177">
            <text:p>0,57</text:p>
          </table:table-cell>
          <table:table-cell table:formula="of:=[.$B$4]*SQRT(([.$B25]*(1-[.$B25])/([.$B$3]-1))*[.AU$7]*([.$B$3]-[.AU$7]))/SQRT([.AU$7])" office:value-type="float" office:value="0.568212260568286">
            <text:p>0,57</text:p>
          </table:table-cell>
          <table:table-cell table:formula="of:=[.$B$4]*SQRT(([.$B25]*(1-[.$B25])/([.$B$3]-1))*[.AV$7]*([.$B$3]-[.AV$7]))/SQRT([.AV$7])" office:value-type="float" office:value="0.564306975386852">
            <text:p>0,56</text:p>
          </table:table-cell>
          <table:table-cell table:formula="of:=[.$B$4]*SQRT(([.$B25]*(1-[.$B25])/([.$B$3]-1))*[.AW$7]*([.$B$3]-[.AW$7]))/SQRT([.AW$7])" office:value-type="float" office:value="0.560374474686698">
            <text:p>0,56</text:p>
          </table:table-cell>
          <table:table-cell table:formula="of:=[.$B$4]*SQRT(([.$B25]*(1-[.$B25])/([.$B$3]-1))*[.AX$7]*([.$B$3]-[.AX$7]))/SQRT([.AX$7])" office:value-type="float" office:value="0.556414181424708">
            <text:p>0,56</text:p>
          </table:table-cell>
          <table:table-cell table:formula="of:=[.$B$4]*SQRT(([.$B25]*(1-[.$B25])/([.$B$3]-1))*[.AY$7]*([.$B$3]-[.AY$7]))/SQRT([.AY$7])" office:value-type="float" office:value="0.55242549787339">
            <text:p>0,55</text:p>
          </table:table-cell>
          <table:table-cell table:formula="of:=[.$B$4]*SQRT(([.$B25]*(1-[.$B25])/([.$B$3]-1))*[.AZ$7]*([.$B$3]-[.AZ$7]))/SQRT([.AZ$7])" office:value-type="float" office:value="0.548407804567731">
            <text:p>0,55</text:p>
          </table:table-cell>
          <table:table-cell table:formula="of:=[.$B$4]*SQRT(([.$B25]*(1-[.$B25])/([.$B$3]-1))*[.BA$7]*([.$B$3]-[.BA$7]))/SQRT([.BA$7])" office:value-type="float" office:value="0.544360459182088">
            <text:p>0,54</text:p>
          </table:table-cell>
        </table:table-row>
        <table:table-row table:style-name="ro2">
          <table:table-cell table:formula="of:=[.A25]+1" office:value-type="float" office:value="19">
            <text:p>19</text:p>
          </table:table-cell>
          <table:table-cell table:formula="of:=[.$A26]/[.$B$1]" office:value-type="float" office:value="0.191919191919192">
            <text:p>0,192</text:p>
          </table:table-cell>
          <table:table-cell table:formula="of:=[.$B$4]*SQRT(([.$B26]*(1-[.$B26])/([.$B$1]-1))*[.C$7]*([.$B$1]-[.C$7]))/SQRT([.C$7])" office:value-type="float" office:value="0.627615664305363">
            <text:p>0,63</text:p>
          </table:table-cell>
          <table:table-cell table:formula="of:=[.$B$4]*SQRT(([.$B26]*(1-[.$B26])/([.$B$1]-1))*[.D$7]*([.$B$1]-[.D$7]))/SQRT([.D$7])" office:value-type="float" office:value="0.624195389990125">
            <text:p>0,62</text:p>
          </table:table-cell>
          <table:table-cell table:formula="of:=[.$B$4]*SQRT(([.$B26]*(1-[.$B26])/([.$B$1]-1))*[.E$7]*([.$B$1]-[.E$7]))/SQRT([.E$7])" office:value-type="float" office:value="0.620756270760422">
            <text:p>0,62</text:p>
          </table:table-cell>
          <table:table-cell table:formula="of:=[.$B$4]*SQRT(([.$B26]*(1-[.$B26])/([.$B$1]-1))*[.F$7]*([.$B$1]-[.F$7]))/SQRT([.F$7])" office:value-type="float" office:value="0.617297991647348">
            <text:p>0,62</text:p>
          </table:table-cell>
          <table:table-cell table:formula="of:=[.$B$4]*SQRT(([.$B26]*(1-[.$B26])/([.$B$1]-1))*[.G$7]*([.$B$1]-[.G$7]))/SQRT([.G$7])" office:value-type="float" office:value="0.613820228809145">
            <text:p>0,61</text:p>
          </table:table-cell>
          <table:table-cell table:formula="of:=[.$B$4]*SQRT(([.$B26]*(1-[.$B26])/([.$B$1]-1))*[.H$7]*([.$B$1]-[.H$7]))/SQRT([.H$7])" office:value-type="float" office:value="0.61032264917728">
            <text:p>0,61</text:p>
          </table:table-cell>
          <table:table-cell table:formula="of:=[.$B$4]*SQRT(([.$B26]*(1-[.$B26])/([.$B$1]-1))*[.I$7]*([.$B$1]-[.I$7]))/SQRT([.I$7])" office:value-type="float" office:value="0.606804910084152">
            <text:p>0,61</text:p>
          </table:table-cell>
          <table:table-cell table:formula="of:=[.$B$4]*SQRT(([.$B26]*(1-[.$B26])/([.$B$1]-1))*[.J$7]*([.$B$1]-[.J$7]))/SQRT([.J$7])" office:value-type="float" office:value="0.603266658871264">
            <text:p>0,60</text:p>
          </table:table-cell>
          <table:table-cell table:formula="of:=[.$B$4]*SQRT(([.$B26]*(1-[.$B26])/([.$B$1]-1))*[.K$7]*([.$B$1]-[.K$7]))/SQRT([.K$7])" office:value-type="float" office:value="0.59970753247659">
            <text:p>0,60</text:p>
          </table:table-cell>
          <table:table-cell table:formula="of:=[.$B$4]*SQRT(([.$B26]*(1-[.$B26])/([.$B$1]-1))*[.L$7]*([.$B$1]-[.L$7]))/SQRT([.L$7])" office:value-type="float" office:value="0.596127156999766">
            <text:p>0,60</text:p>
          </table:table-cell>
          <table:table-cell table:formula="of:=[.$B$4]*SQRT(([.$B26]*(1-[.$B26])/([.$B$1]-1))*[.M$7]*([.$B$1]-[.M$7]))/SQRT([.M$7])" office:value-type="float" office:value="0.59252514724363">
            <text:p>0,59</text:p>
          </table:table-cell>
          <table:table-cell table:formula="of:=[.$B$4]*SQRT(([.$B26]*(1-[.$B26])/([.$B$1]-1))*[.N$7]*([.$B$1]-[.N$7]))/SQRT([.N$7])" office:value-type="float" office:value="0.588901106230535">
            <text:p>0,59</text:p>
          </table:table-cell>
          <table:table-cell table:formula="of:=[.$B$4]*SQRT(([.$B26]*(1-[.$B26])/([.$B$1]-1))*[.O$7]*([.$B$1]-[.O$7]))/SQRT([.O$7])" office:value-type="float" office:value="0.585254624691689">
            <text:p>0,59</text:p>
          </table:table-cell>
          <table:table-cell table:formula="of:=[.$B$4]*SQRT(([.$B26]*(1-[.$B26])/([.$B$1]-1))*[.P$7]*([.$B$1]-[.P$7]))/SQRT([.P$7])" office:value-type="float" office:value="0.581585280527691">
            <text:p>0,58</text:p>
          </table:table-cell>
          <table:table-cell table:formula="of:=[.$B$4]*SQRT(([.$B26]*(1-[.$B26])/([.$B$1]-1))*[.Q$7]*([.$B$1]-[.Q$7]))/SQRT([.Q$7])" office:value-type="float" office:value="0.577892638238224">
            <text:p>0,58</text:p>
          </table:table-cell>
          <table:table-cell table:formula="of:=[.$B$4]*SQRT(([.$B26]*(1-[.$B26])/([.$B$1]-1))*[.R$7]*([.$B$1]-[.R$7]))/SQRT([.R$7])" office:value-type="float" office:value="0.574176248318752">
            <text:p>0,57</text:p>
          </table:table-cell>
          <table:table-cell table:formula="of:=[.$B$4]*SQRT(([.$B26]*(1-[.$B26])/([.$B$1]-1))*[.S$7]*([.$B$1]-[.S$7]))/SQRT([.S$7])" office:value-type="float" office:value="0.570435646621825">
            <text:p>0,57</text:p>
          </table:table-cell>
          <table:table-cell table:formula="of:=[.$B$4]*SQRT(([.$B26]*(1-[.$B26])/([.$B$1]-1))*[.T$7]*([.$B$1]-[.T$7]))/SQRT([.T$7])" office:value-type="float" office:value="0.566670353680446">
            <text:p>0,57</text:p>
          </table:table-cell>
          <table:table-cell table:formula="of:=[.$B$4]*SQRT(([.$B26]*(1-[.$B26])/([.$B$1]-1))*[.U$7]*([.$B$1]-[.U$7]))/SQRT([.U$7])" office:value-type="float" office:value="0.562879873990698">
            <text:p>0,56</text:p>
          </table:table-cell>
          <table:table-cell table:formula="of:=[.$B$4]*SQRT(([.$B26]*(1-[.$B26])/([.$B$1]-1))*[.V$7]*([.$B$1]-[.V$7]))/SQRT([.V$7])" office:value-type="float" office:value="0.559063695250592">
            <text:p>0,56</text:p>
          </table:table-cell>
          <table:table-cell table:formula="of:=[.$B$4]*SQRT(([.$B26]*(1-[.$B26])/([.$B$1]-1))*[.W$7]*([.$B$1]-[.W$7]))/SQRT([.W$7])" office:value-type="float" office:value="0.555221287551828">
            <text:p>0,56</text:p>
          </table:table-cell>
          <table:table-cell table:formula="of:=[.$B$4]*SQRT(([.$B26]*(1-[.$B26])/([.$B$1]-1))*[.X$7]*([.$B$1]-[.X$7]))/SQRT([.X$7])" office:value-type="float" office:value="0.551352102520859">
            <text:p>0,55</text:p>
          </table:table-cell>
          <table:table-cell table:formula="of:=[.$B$4]*SQRT(([.$B26]*(1-[.$B26])/([.$B$1]-1))*[.Y$7]*([.$B$1]-[.Y$7]))/SQRT([.Y$7])" office:value-type="float" office:value="0.547455572405318">
            <text:p>0,55</text:p>
          </table:table-cell>
          <table:table-cell table:formula="of:=[.$B$4]*SQRT(([.$B26]*(1-[.$B26])/([.$B$1]-1))*[.Z$7]*([.$B$1]-[.Z$7]))/SQRT([.Z$7])" office:value-type="float" office:value="0.54353110910149">
            <text:p>0,54</text:p>
          </table:table-cell>
          <table:table-cell table:formula="of:=[.$B$4]*SQRT(([.$B26]*(1-[.$B26])/([.$B$1]-1))*[.AA$7]*([.$B$1]-[.AA$7]))/SQRT([.AA$7])" office:value-type="float" office:value="0.539578103118129">
            <text:p>0,54</text:p>
          </table:table-cell>
          <table:table-cell/>
          <table:table-cell table:formula="of:=[.$B$4]*SQRT(([.$B26]*(1-[.$B26])/([.$B$3]-1))*[.AC$7]*([.$B$3]-[.AC$7]))/SQRT([.AC$7])" office:value-type="float" office:value="0.647758168810466">
            <text:p>0,65</text:p>
          </table:table-cell>
          <table:table-cell table:formula="of:=[.$B$4]*SQRT(([.$B26]*(1-[.$B26])/([.$B$3]-1))*[.AD$7]*([.$B$3]-[.AD$7]))/SQRT([.AD$7])" office:value-type="float" office:value="0.644189226119959">
            <text:p>0,64</text:p>
          </table:table-cell>
          <table:table-cell table:formula="of:=[.$B$4]*SQRT(([.$B26]*(1-[.$B26])/([.$B$3]-1))*[.AE$7]*([.$B$3]-[.AE$7]))/SQRT([.AE$7])" office:value-type="float" office:value="0.640600400278813">
            <text:p>0,64</text:p>
          </table:table-cell>
          <table:table-cell table:formula="of:=[.$B$4]*SQRT(([.$B26]*(1-[.$B26])/([.$B$3]-1))*[.AF$7]*([.$B$3]-[.AF$7]))/SQRT([.AF$7])" office:value-type="float" office:value="0.636991355220555">
            <text:p>0,64</text:p>
          </table:table-cell>
          <table:table-cell table:formula="of:=[.$B$4]*SQRT(([.$B26]*(1-[.$B26])/([.$B$3]-1))*[.AG$7]*([.$B$3]-[.AG$7]))/SQRT([.AG$7])" office:value-type="float" office:value="0.633361745303633">
            <text:p>0,63</text:p>
          </table:table-cell>
          <table:table-cell table:formula="of:=[.$B$4]*SQRT(([.$B26]*(1-[.$B26])/([.$B$3]-1))*[.AH$7]*([.$B$3]-[.AH$7]))/SQRT([.AH$7])" office:value-type="float" office:value="0.62971121492507">
            <text:p>0,63</text:p>
          </table:table-cell>
          <table:table-cell table:formula="of:=[.$B$4]*SQRT(([.$B26]*(1-[.$B26])/([.$B$3]-1))*[.AI$7]*([.$B$3]-[.AI$7]))/SQRT([.AI$7])" office:value-type="float" office:value="0.62603939811385">
            <text:p>0,63</text:p>
          </table:table-cell>
          <table:table-cell table:formula="of:=[.$B$4]*SQRT(([.$B26]*(1-[.$B26])/([.$B$3]-1))*[.AJ$7]*([.$B$3]-[.AJ$7]))/SQRT([.AJ$7])" office:value-type="float" office:value="0.622345918102703">
            <text:p>0,62</text:p>
          </table:table-cell>
          <table:table-cell table:formula="of:=[.$B$4]*SQRT(([.$B26]*(1-[.$B26])/([.$B$3]-1))*[.AK$7]*([.$B$3]-[.AK$7]))/SQRT([.AK$7])" office:value-type="float" office:value="0.618630386876882">
            <text:p>0,62</text:p>
          </table:table-cell>
          <table:table-cell table:formula="of:=[.$B$4]*SQRT(([.$B26]*(1-[.$B26])/([.$B$3]-1))*[.AL$7]*([.$B$3]-[.AL$7]))/SQRT([.AL$7])" office:value-type="float" office:value="0.614892404698403">
            <text:p>0,61</text:p>
          </table:table-cell>
          <table:table-cell table:formula="of:=[.$B$4]*SQRT(([.$B26]*(1-[.$B26])/([.$B$3]-1))*[.AM$7]*([.$B$3]-[.AM$7]))/SQRT([.AM$7])" office:value-type="float" office:value="0.611131559604091">
            <text:p>0,61</text:p>
          </table:table-cell>
          <table:table-cell table:formula="of:=[.$B$4]*SQRT(([.$B26]*(1-[.$B26])/([.$B$3]-1))*[.AN$7]*([.$B$3]-[.AN$7]))/SQRT([.AN$7])" office:value-type="float" office:value="0.60734742687565">
            <text:p>0,61</text:p>
          </table:table-cell>
          <table:table-cell table:formula="of:=[.$B$4]*SQRT(([.$B26]*(1-[.$B26])/([.$B$3]-1))*[.AO$7]*([.$B$3]-[.AO$7]))/SQRT([.AO$7])" office:value-type="float" office:value="0.603539568479828">
            <text:p>0,60</text:p>
          </table:table-cell>
          <table:table-cell table:formula="of:=[.$B$4]*SQRT(([.$B26]*(1-[.$B26])/([.$B$3]-1))*[.AP$7]*([.$B$3]-[.AP$7]))/SQRT([.AP$7])" office:value-type="float" office:value="0.59970753247659">
            <text:p>0,60</text:p>
          </table:table-cell>
          <table:table-cell table:formula="of:=[.$B$4]*SQRT(([.$B26]*(1-[.$B26])/([.$B$3]-1))*[.AQ$7]*([.$B$3]-[.AQ$7]))/SQRT([.AQ$7])" office:value-type="float" office:value="0.595850852393034">
            <text:p>0,60</text:p>
          </table:table-cell>
          <table:table-cell table:formula="of:=[.$B$4]*SQRT(([.$B26]*(1-[.$B26])/([.$B$3]-1))*[.AR$7]*([.$B$3]-[.AR$7]))/SQRT([.AR$7])" office:value-type="float" office:value="0.591969046560586">
            <text:p>0,59</text:p>
          </table:table-cell>
          <table:table-cell table:formula="of:=[.$B$4]*SQRT(([.$B26]*(1-[.$B26])/([.$B$3]-1))*[.AS$7]*([.$B$3]-[.AS$7]))/SQRT([.AS$7])" office:value-type="float" office:value="0.58806161741283">
            <text:p>0,59</text:p>
          </table:table-cell>
          <table:table-cell table:formula="of:=[.$B$4]*SQRT(([.$B26]*(1-[.$B26])/([.$B$3]-1))*[.AT$7]*([.$B$3]-[.AT$7]))/SQRT([.AT$7])" office:value-type="float" office:value="0.584128050741049">
            <text:p>0,58</text:p>
          </table:table-cell>
          <table:table-cell table:formula="of:=[.$B$4]*SQRT(([.$B26]*(1-[.$B26])/([.$B$3]-1))*[.AU$7]*([.$B$3]-[.AU$7]))/SQRT([.AU$7])" office:value-type="float" office:value="0.580167814904344">
            <text:p>0,58</text:p>
          </table:table-cell>
          <table:table-cell table:formula="of:=[.$B$4]*SQRT(([.$B26]*(1-[.$B26])/([.$B$3]-1))*[.AV$7]*([.$B$3]-[.AV$7]))/SQRT([.AV$7])" office:value-type="float" office:value="0.576180359990885">
            <text:p>0,58</text:p>
          </table:table-cell>
          <table:table-cell table:formula="of:=[.$B$4]*SQRT(([.$B26]*(1-[.$B26])/([.$B$3]-1))*[.AW$7]*([.$B$3]-[.AW$7]))/SQRT([.AW$7])" office:value-type="float" office:value="0.572165116926547">
            <text:p>0,57</text:p>
          </table:table-cell>
          <table:table-cell table:formula="of:=[.$B$4]*SQRT(([.$B26]*(1-[.$B26])/([.$B$3]-1))*[.AX$7]*([.$B$3]-[.AX$7]))/SQRT([.AX$7])" office:value-type="float" office:value="0.568121496526855">
            <text:p>0,57</text:p>
          </table:table-cell>
          <table:table-cell table:formula="of:=[.$B$4]*SQRT(([.$B26]*(1-[.$B26])/([.$B$3]-1))*[.AY$7]*([.$B$3]-[.AY$7]))/SQRT([.AY$7])" office:value-type="float" office:value="0.564048888487742">
            <text:p>0,56</text:p>
          </table:table-cell>
          <table:table-cell table:formula="of:=[.$B$4]*SQRT(([.$B26]*(1-[.$B26])/([.$B$3]-1))*[.AZ$7]*([.$B$3]-[.AZ$7]))/SQRT([.AZ$7])" office:value-type="float" office:value="0.559946660310249">
            <text:p>0,56</text:p>
          </table:table-cell>
          <table:table-cell table:formula="of:=[.$B$4]*SQRT(([.$B26]*(1-[.$B26])/([.$B$3]-1))*[.BA$7]*([.$B$3]-[.BA$7]))/SQRT([.BA$7])" office:value-type="float" office:value="0.555814156153787">
            <text:p>0,56</text:p>
          </table:table-cell>
        </table:table-row>
        <table:table-row table:style-name="ro2">
          <table:table-cell table:formula="of:=[.A26]+1" office:value-type="float" office:value="20">
            <text:p>20</text:p>
          </table:table-cell>
          <table:table-cell table:formula="of:=[.$A27]/[.$B$1]" office:value-type="float" office:value="0.202020202020202">
            <text:p>0,202</text:p>
          </table:table-cell>
          <table:table-cell table:formula="of:=[.$B$4]*SQRT(([.$B27]*(1-[.$B27])/([.$B$1]-1))*[.C$7]*([.$B$1]-[.C$7]))/SQRT([.C$7])" office:value-type="float" office:value="0.639882928688352">
            <text:p>0,64</text:p>
          </table:table-cell>
          <table:table-cell table:formula="of:=[.$B$4]*SQRT(([.$B27]*(1-[.$B27])/([.$B$1]-1))*[.D$7]*([.$B$1]-[.D$7]))/SQRT([.D$7])" office:value-type="float" office:value="0.636395802298391">
            <text:p>0,64</text:p>
          </table:table-cell>
          <table:table-cell table:formula="of:=[.$B$4]*SQRT(([.$B27]*(1-[.$B27])/([.$B$1]-1))*[.E$7]*([.$B$1]-[.E$7]))/SQRT([.E$7])" office:value-type="float" office:value="0.632889462654612">
            <text:p>0,63</text:p>
          </table:table-cell>
          <table:table-cell table:formula="of:=[.$B$4]*SQRT(([.$B27]*(1-[.$B27])/([.$B$1]-1))*[.F$7]*([.$B$1]-[.F$7]))/SQRT([.F$7])" office:value-type="float" office:value="0.629363588631782">
            <text:p>0,63</text:p>
          </table:table-cell>
          <table:table-cell table:formula="of:=[.$B$4]*SQRT(([.$B27]*(1-[.$B27])/([.$B$1]-1))*[.G$7]*([.$B$1]-[.G$7]))/SQRT([.G$7])" office:value-type="float" office:value="0.62581785005839">
            <text:p>0,63</text:p>
          </table:table-cell>
          <table:table-cell table:formula="of:=[.$B$4]*SQRT(([.$B27]*(1-[.$B27])/([.$B$1]-1))*[.H$7]*([.$B$1]-[.H$7]))/SQRT([.H$7])" office:value-type="float" office:value="0.622251907355804">
            <text:p>0,62</text:p>
          </table:table-cell>
          <table:table-cell table:formula="of:=[.$B$4]*SQRT(([.$B27]*(1-[.$B27])/([.$B$1]-1))*[.I$7]*([.$B$1]-[.I$7]))/SQRT([.I$7])" office:value-type="float" office:value="0.618665411158703">
            <text:p>0,62</text:p>
          </table:table-cell>
          <table:table-cell table:formula="of:=[.$B$4]*SQRT(([.$B27]*(1-[.$B27])/([.$B$1]-1))*[.J$7]*([.$B$1]-[.J$7]))/SQRT([.J$7])" office:value-type="float" office:value="0.615058001915589">
            <text:p>0,62</text:p>
          </table:table-cell>
          <table:table-cell table:formula="of:=[.$B$4]*SQRT(([.$B27]*(1-[.$B27])/([.$B$1]-1))*[.K$7]*([.$B$1]-[.K$7]))/SQRT([.K$7])" office:value-type="float" office:value="0.611429309468092">
            <text:p>0,61</text:p>
          </table:table-cell>
          <table:table-cell table:formula="of:=[.$B$4]*SQRT(([.$B27]*(1-[.$B27])/([.$B$1]-1))*[.L$7]*([.$B$1]-[.L$7]))/SQRT([.L$7])" office:value-type="float" office:value="0.607778952607655">
            <text:p>0,61</text:p>
          </table:table-cell>
          <table:table-cell table:formula="of:=[.$B$4]*SQRT(([.$B27]*(1-[.$B27])/([.$B$1]-1))*[.M$7]*([.$B$1]-[.M$7]))/SQRT([.M$7])" office:value-type="float" office:value="0.604106538608124">
            <text:p>0,60</text:p>
          </table:table-cell>
          <table:table-cell table:formula="of:=[.$B$4]*SQRT(([.$B27]*(1-[.$B27])/([.$B$1]-1))*[.N$7]*([.$B$1]-[.N$7]))/SQRT([.N$7])" office:value-type="float" office:value="0.600411662732595">
            <text:p>0,60</text:p>
          </table:table-cell>
          <table:table-cell table:formula="of:=[.$B$4]*SQRT(([.$B27]*(1-[.$B27])/([.$B$1]-1))*[.O$7]*([.$B$1]-[.O$7]))/SQRT([.O$7])" office:value-type="float" office:value="0.596693907712782">
            <text:p>0,60</text:p>
          </table:table-cell>
          <table:table-cell table:formula="of:=[.$B$4]*SQRT(([.$B27]*(1-[.$B27])/([.$B$1]-1))*[.P$7]*([.$B$1]-[.P$7]))/SQRT([.P$7])" office:value-type="float" office:value="0.592952843199002">
            <text:p>0,59</text:p>
          </table:table-cell>
          <table:table-cell table:formula="of:=[.$B$4]*SQRT(([.$B27]*(1-[.$B27])/([.$B$1]-1))*[.Q$7]*([.$B$1]-[.Q$7]))/SQRT([.Q$7])" office:value-type="float" office:value="0.58918802517873">
            <text:p>0,59</text:p>
          </table:table-cell>
          <table:table-cell table:formula="of:=[.$B$4]*SQRT(([.$B27]*(1-[.$B27])/([.$B$1]-1))*[.R$7]*([.$B$1]-[.R$7]))/SQRT([.R$7])" office:value-type="float" office:value="0.58539899536149">
            <text:p>0,59</text:p>
          </table:table-cell>
          <table:table-cell table:formula="of:=[.$B$4]*SQRT(([.$B27]*(1-[.$B27])/([.$B$1]-1))*[.S$7]*([.$B$1]-[.S$7]))/SQRT([.S$7])" office:value-type="float" office:value="0.581585280527691">
            <text:p>0,58</text:p>
          </table:table-cell>
          <table:table-cell table:formula="of:=[.$B$4]*SQRT(([.$B27]*(1-[.$B27])/([.$B$1]-1))*[.T$7]*([.$B$1]-[.T$7]))/SQRT([.T$7])" office:value-type="float" office:value="0.577746391838758">
            <text:p>0,58</text:p>
          </table:table-cell>
          <table:table-cell table:formula="of:=[.$B$4]*SQRT(([.$B27]*(1-[.$B27])/([.$B$1]-1))*[.U$7]*([.$B$1]-[.U$7]))/SQRT([.U$7])" office:value-type="float" office:value="0.573881824105742">
            <text:p>0,57</text:p>
          </table:table-cell>
          <table:table-cell table:formula="of:=[.$B$4]*SQRT(([.$B27]*(1-[.$B27])/([.$B$1]-1))*[.V$7]*([.$B$1]-[.V$7]))/SQRT([.V$7])" office:value-type="float" office:value="0.569991055013291">
            <text:p>0,57</text:p>
          </table:table-cell>
          <table:table-cell table:formula="of:=[.$B$4]*SQRT(([.$B27]*(1-[.$B27])/([.$B$1]-1))*[.W$7]*([.$B$1]-[.W$7]))/SQRT([.W$7])" office:value-type="float" office:value="0.566073544295611">
            <text:p>0,57</text:p>
          </table:table-cell>
          <table:table-cell table:formula="of:=[.$B$4]*SQRT(([.$B27]*(1-[.$B27])/([.$B$1]-1))*[.X$7]*([.$B$1]-[.X$7]))/SQRT([.X$7])" office:value-type="float" office:value="0.562128732860744">
            <text:p>0,56</text:p>
          </table:table-cell>
          <table:table-cell table:formula="of:=[.$B$4]*SQRT(([.$B27]*(1-[.$B27])/([.$B$1]-1))*[.Y$7]*([.$B$1]-[.Y$7]))/SQRT([.Y$7])" office:value-type="float" office:value="0.558156041859135">
            <text:p>0,56</text:p>
          </table:table-cell>
          <table:table-cell table:formula="of:=[.$B$4]*SQRT(([.$B27]*(1-[.$B27])/([.$B$1]-1))*[.Z$7]*([.$B$1]-[.Z$7]))/SQRT([.Z$7])" office:value-type="float" office:value="0.554154871692099">
            <text:p>0,55</text:p>
          </table:table-cell>
          <table:table-cell table:formula="of:=[.$B$4]*SQRT(([.$B27]*(1-[.$B27])/([.$B$1]-1))*[.AA$7]*([.$B$1]-[.AA$7]))/SQRT([.AA$7])" office:value-type="float" office:value="0.550124600955382">
            <text:p>0,55</text:p>
          </table:table-cell>
          <table:table-cell/>
          <table:table-cell table:formula="of:=[.$B$4]*SQRT(([.$B27]*(1-[.$B27])/([.$B$3]-1))*[.AC$7]*([.$B$3]-[.AC$7]))/SQRT([.AC$7])" office:value-type="float" office:value="0.660419135011546">
            <text:p>0,66</text:p>
          </table:table-cell>
          <table:table-cell table:formula="of:=[.$B$4]*SQRT(([.$B27]*(1-[.$B27])/([.$B$3]-1))*[.AD$7]*([.$B$3]-[.AD$7]))/SQRT([.AD$7])" office:value-type="float" office:value="0.65678043440064">
            <text:p>0,66</text:p>
          </table:table-cell>
          <table:table-cell table:formula="of:=[.$B$4]*SQRT(([.$B27]*(1-[.$B27])/([.$B$3]-1))*[.AE$7]*([.$B$3]-[.AE$7]))/SQRT([.AE$7])" office:value-type="float" office:value="0.653121462006561">
            <text:p>0,65</text:p>
          </table:table-cell>
          <table:table-cell table:formula="of:=[.$B$4]*SQRT(([.$B27]*(1-[.$B27])/([.$B$3]-1))*[.AF$7]*([.$B$3]-[.AF$7]))/SQRT([.AF$7])" office:value-type="float" office:value="0.649441875194141">
            <text:p>0,65</text:p>
          </table:table-cell>
          <table:table-cell table:formula="of:=[.$B$4]*SQRT(([.$B27]*(1-[.$B27])/([.$B$3]-1))*[.AG$7]*([.$B$3]-[.AG$7]))/SQRT([.AG$7])" office:value-type="float" office:value="0.645741321565979">
            <text:p>0,65</text:p>
          </table:table-cell>
          <table:table-cell table:formula="of:=[.$B$4]*SQRT(([.$B27]*(1-[.$B27])/([.$B$3]-1))*[.AH$7]*([.$B$3]-[.AH$7]))/SQRT([.AH$7])" office:value-type="float" office:value="0.642019438568546">
            <text:p>0,64</text:p>
          </table:table-cell>
          <table:table-cell table:formula="of:=[.$B$4]*SQRT(([.$B27]*(1-[.$B27])/([.$B$3]-1))*[.AI$7]*([.$B$3]-[.AI$7]))/SQRT([.AI$7])" office:value-type="float" office:value="0.638275853077622">
            <text:p>0,64</text:p>
          </table:table-cell>
          <table:table-cell table:formula="of:=[.$B$4]*SQRT(([.$B27]*(1-[.$B27])/([.$B$3]-1))*[.AJ$7]*([.$B$3]-[.AJ$7]))/SQRT([.AJ$7])" office:value-type="float" office:value="0.634510180961709">
            <text:p>0,63</text:p>
          </table:table-cell>
          <table:table-cell table:formula="of:=[.$B$4]*SQRT(([.$B27]*(1-[.$B27])/([.$B$3]-1))*[.AK$7]*([.$B$3]-[.AK$7]))/SQRT([.AK$7])" office:value-type="float" office:value="0.630722026621994">
            <text:p>0,63</text:p>
          </table:table-cell>
          <table:table-cell table:formula="of:=[.$B$4]*SQRT(([.$B27]*(1-[.$B27])/([.$B$3]-1))*[.AL$7]*([.$B$3]-[.AL$7]))/SQRT([.AL$7])" office:value-type="float" office:value="0.626910982507285">
            <text:p>0,63</text:p>
          </table:table-cell>
          <table:table-cell table:formula="of:=[.$B$4]*SQRT(([.$B27]*(1-[.$B27])/([.$B$3]-1))*[.AM$7]*([.$B$3]-[.AM$7]))/SQRT([.AM$7])" office:value-type="float" office:value="0.623076628602248">
            <text:p>0,62</text:p>
          </table:table-cell>
          <table:table-cell table:formula="of:=[.$B$4]*SQRT(([.$B27]*(1-[.$B27])/([.$B$3]-1))*[.AN$7]*([.$B$3]-[.AN$7]))/SQRT([.AN$7])" office:value-type="float" office:value="0.619218531887119">
            <text:p>0,62</text:p>
          </table:table-cell>
          <table:table-cell table:formula="of:=[.$B$4]*SQRT(([.$B27]*(1-[.$B27])/([.$B$3]-1))*[.AO$7]*([.$B$3]-[.AO$7]))/SQRT([.AO$7])" office:value-type="float" office:value="0.615336245766925">
            <text:p>0,62</text:p>
          </table:table-cell>
          <table:table-cell table:formula="of:=[.$B$4]*SQRT(([.$B27]*(1-[.$B27])/([.$B$3]-1))*[.AP$7]*([.$B$3]-[.AP$7]))/SQRT([.AP$7])" office:value-type="float" office:value="0.611429309468092">
            <text:p>0,61</text:p>
          </table:table-cell>
          <table:table-cell table:formula="of:=[.$B$4]*SQRT(([.$B27]*(1-[.$B27])/([.$B$3]-1))*[.AQ$7]*([.$B$3]-[.AQ$7]))/SQRT([.AQ$7])" office:value-type="float" office:value="0.60749724740012">
            <text:p>0,61</text:p>
          </table:table-cell>
          <table:table-cell table:formula="of:=[.$B$4]*SQRT(([.$B27]*(1-[.$B27])/([.$B$3]-1))*[.AR$7]*([.$B$3]-[.AR$7]))/SQRT([.AR$7])" office:value-type="float" office:value="0.603539568479828">
            <text:p>0,60</text:p>
          </table:table-cell>
          <table:table-cell table:formula="of:=[.$B$4]*SQRT(([.$B27]*(1-[.$B27])/([.$B$3]-1))*[.AS$7]*([.$B$3]-[.AS$7]))/SQRT([.AS$7])" office:value-type="float" office:value="0.599555765415454">
            <text:p>0,60</text:p>
          </table:table-cell>
          <table:table-cell table:formula="of:=[.$B$4]*SQRT(([.$B27]*(1-[.$B27])/([.$B$3]-1))*[.AT$7]*([.$B$3]-[.AT$7]))/SQRT([.AT$7])" office:value-type="float" office:value="0.595545313947651">
            <text:p>0,60</text:p>
          </table:table-cell>
          <table:table-cell table:formula="of:=[.$B$4]*SQRT(([.$B27]*(1-[.$B27])/([.$B$3]-1))*[.AU$7]*([.$B$3]-[.AU$7]))/SQRT([.AU$7])" office:value-type="float" office:value="0.591507672044159">
            <text:p>0,59</text:p>
          </table:table-cell>
          <table:table-cell table:formula="of:=[.$B$4]*SQRT(([.$B27]*(1-[.$B27])/([.$B$3]-1))*[.AV$7]*([.$B$3]-[.AV$7]))/SQRT([.AV$7])" office:value-type="float" office:value="0.587442279044669">
            <text:p>0,59</text:p>
          </table:table-cell>
          <table:table-cell table:formula="of:=[.$B$4]*SQRT(([.$B27]*(1-[.$B27])/([.$B$3]-1))*[.AW$7]*([.$B$3]-[.AW$7]))/SQRT([.AW$7])" office:value-type="float" office:value="0.583348554752036">
            <text:p>0,58</text:p>
          </table:table-cell>
          <table:table-cell table:formula="of:=[.$B$4]*SQRT(([.$B27]*(1-[.$B27])/([.$B$3]-1))*[.AX$7]*([.$B$3]-[.AX$7]))/SQRT([.AX$7])" office:value-type="float" office:value="0.579225898465688">
            <text:p>0,58</text:p>
          </table:table-cell>
          <table:table-cell table:formula="of:=[.$B$4]*SQRT(([.$B27]*(1-[.$B27])/([.$B$3]-1))*[.AY$7]*([.$B$3]-[.AY$7]))/SQRT([.AY$7])" office:value-type="float" office:value="0.575073687952664">
            <text:p>0,58</text:p>
          </table:table-cell>
          <table:table-cell table:formula="of:=[.$B$4]*SQRT(([.$B27]*(1-[.$B27])/([.$B$3]-1))*[.AZ$7]*([.$B$3]-[.AZ$7]))/SQRT([.AZ$7])" office:value-type="float" office:value="0.570891278351292">
            <text:p>0,57</text:p>
          </table:table-cell>
          <table:table-cell table:formula="of:=[.$B$4]*SQRT(([.$B27]*(1-[.$B27])/([.$B$3]-1))*[.BA$7]*([.$B$3]-[.BA$7]))/SQRT([.BA$7])" office:value-type="float" office:value="0.566678001002039">
            <text:p>0,57</text:p>
          </table:table-cell>
        </table:table-row>
        <table:table-row table:style-name="ro2">
          <table:table-cell table:formula="of:=[.A27]+1" office:value-type="float" office:value="21">
            <text:p>21</text:p>
          </table:table-cell>
          <table:table-cell table:formula="of:=[.$A28]/[.$B$1]" office:value-type="float" office:value="0.212121212121212">
            <text:p>0,212</text:p>
          </table:table-cell>
          <table:table-cell table:formula="of:=[.$B$4]*SQRT(([.$B28]*(1-[.$B28])/([.$B$1]-1))*[.C$7]*([.$B$1]-[.C$7]))/SQRT([.C$7])" office:value-type="float" office:value="0.651521765889106">
            <text:p>0,65</text:p>
          </table:table-cell>
          <table:table-cell table:formula="of:=[.$B$4]*SQRT(([.$B28]*(1-[.$B28])/([.$B$1]-1))*[.D$7]*([.$B$1]-[.D$7]))/SQRT([.D$7])" office:value-type="float" office:value="0.647971212121212">
            <text:p>0,65</text:p>
          </table:table-cell>
          <table:table-cell table:formula="of:=[.$B$4]*SQRT(([.$B28]*(1-[.$B28])/([.$B$1]-1))*[.E$7]*([.$B$1]-[.E$7]))/SQRT([.E$7])" office:value-type="float" office:value="0.644401095629427">
            <text:p>0,64</text:p>
          </table:table-cell>
          <table:table-cell table:formula="of:=[.$B$4]*SQRT(([.$B28]*(1-[.$B28])/([.$B$1]-1))*[.F$7]*([.$B$1]-[.F$7]))/SQRT([.F$7])" office:value-type="float" office:value="0.640811089447568">
            <text:p>0,64</text:p>
          </table:table-cell>
          <table:table-cell table:formula="of:=[.$B$4]*SQRT(([.$B28]*(1-[.$B28])/([.$B$1]-1))*[.G$7]*([.$B$1]-[.G$7]))/SQRT([.G$7])" office:value-type="float" office:value="0.637200857398633">
            <text:p>0,64</text:p>
          </table:table-cell>
          <table:table-cell table:formula="of:=[.$B$4]*SQRT(([.$B28]*(1-[.$B28])/([.$B$1]-1))*[.H$7]*([.$B$1]-[.H$7]))/SQRT([.H$7])" office:value-type="float" office:value="0.633570053727389">
            <text:p>0,63</text:p>
          </table:table-cell>
          <table:table-cell table:formula="of:=[.$B$4]*SQRT(([.$B28]*(1-[.$B28])/([.$B$1]-1))*[.I$7]*([.$B$1]-[.I$7]))/SQRT([.I$7])" office:value-type="float" office:value="0.629918322713905">
            <text:p>0,63</text:p>
          </table:table-cell>
          <table:table-cell table:formula="of:=[.$B$4]*SQRT(([.$B28]*(1-[.$B28])/([.$B$1]-1))*[.J$7]*([.$B$1]-[.J$7]))/SQRT([.J$7])" office:value-type="float" office:value="0.626245298266799">
            <text:p>0,63</text:p>
          </table:table-cell>
          <table:table-cell table:formula="of:=[.$B$4]*SQRT(([.$B28]*(1-[.$B28])/([.$B$1]-1))*[.K$7]*([.$B$1]-[.K$7]))/SQRT([.K$7])" office:value-type="float" office:value="0.622550603494885">
            <text:p>0,62</text:p>
          </table:table-cell>
          <table:table-cell table:formula="of:=[.$B$4]*SQRT(([.$B28]*(1-[.$B28])/([.$B$1]-1))*[.L$7]*([.$B$1]-[.L$7]))/SQRT([.L$7])" office:value-type="float" office:value="0.618833850255801">
            <text:p>0,62</text:p>
          </table:table-cell>
          <table:table-cell table:formula="of:=[.$B$4]*SQRT(([.$B28]*(1-[.$B28])/([.$B$1]-1))*[.M$7]*([.$B$1]-[.M$7]))/SQRT([.M$7])" office:value-type="float" office:value="0.615094638680091">
            <text:p>0,62</text:p>
          </table:table-cell>
          <table:table-cell table:formula="of:=[.$B$4]*SQRT(([.$B28]*(1-[.$B28])/([.$B$1]-1))*[.N$7]*([.$B$1]-[.N$7]))/SQRT([.N$7])" office:value-type="float" office:value="0.61133255666909">
            <text:p>0,61</text:p>
          </table:table-cell>
          <table:table-cell table:formula="of:=[.$B$4]*SQRT(([.$B28]*(1-[.$B28])/([.$B$1]-1))*[.O$7]*([.$B$1]-[.O$7]))/SQRT([.O$7])" office:value-type="float" office:value="0.607547179364812">
            <text:p>0,61</text:p>
          </table:table-cell>
          <table:table-cell table:formula="of:=[.$B$4]*SQRT(([.$B28]*(1-[.$B28])/([.$B$1]-1))*[.P$7]*([.$B$1]-[.P$7]))/SQRT([.P$7])" office:value-type="float" office:value="0.603738068589941">
            <text:p>0,60</text:p>
          </table:table-cell>
          <table:table-cell table:formula="of:=[.$B$4]*SQRT(([.$B28]*(1-[.$B28])/([.$B$1]-1))*[.Q$7]*([.$B$1]-[.Q$7]))/SQRT([.Q$7])" office:value-type="float" office:value="0.599904772255802">
            <text:p>0,60</text:p>
          </table:table-cell>
          <table:table-cell table:formula="of:=[.$B$4]*SQRT(([.$B28]*(1-[.$B28])/([.$B$1]-1))*[.R$7]*([.$B$1]-[.R$7]))/SQRT([.R$7])" office:value-type="float" office:value="0.596046823736071">
            <text:p>0,60</text:p>
          </table:table-cell>
          <table:table-cell table:formula="of:=[.$B$4]*SQRT(([.$B28]*(1-[.$B28])/([.$B$1]-1))*[.S$7]*([.$B$1]-[.S$7]))/SQRT([.S$7])" office:value-type="float" office:value="0.592163741203758">
            <text:p>0,59</text:p>
          </table:table-cell>
          <table:table-cell table:formula="of:=[.$B$4]*SQRT(([.$B28]*(1-[.$B28])/([.$B$1]-1))*[.T$7]*([.$B$1]-[.T$7]))/SQRT([.T$7])" office:value-type="float" office:value="0.588255026928802">
            <text:p>0,59</text:p>
          </table:table-cell>
          <table:table-cell table:formula="of:=[.$B$4]*SQRT(([.$B28]*(1-[.$B28])/([.$B$1]-1))*[.U$7]*([.$B$1]-[.U$7]))/SQRT([.U$7])" office:value-type="float" office:value="0.584320166533364">
            <text:p>0,58</text:p>
          </table:table-cell>
          <table:table-cell table:formula="of:=[.$B$4]*SQRT(([.$B28]*(1-[.$B28])/([.$B$1]-1))*[.V$7]*([.$B$1]-[.V$7]))/SQRT([.V$7])" office:value-type="float" office:value="0.580358628201694">
            <text:p>0,58</text:p>
          </table:table-cell>
          <table:table-cell table:formula="of:=[.$B$4]*SQRT(([.$B28]*(1-[.$B28])/([.$B$1]-1))*[.W$7]*([.$B$1]-[.W$7]))/SQRT([.W$7])" office:value-type="float" office:value="0.576369861841097">
            <text:p>0,58</text:p>
          </table:table-cell>
          <table:table-cell table:formula="of:=[.$B$4]*SQRT(([.$B28]*(1-[.$B28])/([.$B$1]-1))*[.X$7]*([.$B$1]-[.X$7]))/SQRT([.X$7])" office:value-type="float" office:value="0.572353298190286">
            <text:p>0,57</text:p>
          </table:table-cell>
          <table:table-cell table:formula="of:=[.$B$4]*SQRT(([.$B28]*(1-[.$B28])/([.$B$1]-1))*[.Y$7]*([.$B$1]-[.Y$7]))/SQRT([.Y$7])" office:value-type="float" office:value="0.568308347871005">
            <text:p>0,57</text:p>
          </table:table-cell>
          <table:table-cell table:formula="of:=[.$B$4]*SQRT(([.$B28]*(1-[.$B28])/([.$B$1]-1))*[.Z$7]*([.$B$1]-[.Z$7]))/SQRT([.Z$7])" office:value-type="float" office:value="0.564234400378464">
            <text:p>0,56</text:p>
          </table:table-cell>
          <table:table-cell table:formula="of:=[.$B$4]*SQRT(([.$B28]*(1-[.$B28])/([.$B$1]-1))*[.AA$7]*([.$B$1]-[.AA$7]))/SQRT([.AA$7])" office:value-type="float" office:value="0.560130823005678">
            <text:p>0,56</text:p>
          </table:table-cell>
          <table:table-cell/>
          <table:table-cell table:formula="of:=[.$B$4]*SQRT(([.$B28]*(1-[.$B28])/([.$B$3]-1))*[.AC$7]*([.$B$3]-[.AC$7]))/SQRT([.AC$7])" office:value-type="float" office:value="0.67243150548128">
            <text:p>0,67</text:p>
          </table:table-cell>
          <table:table-cell table:formula="of:=[.$B$4]*SQRT(([.$B28]*(1-[.$B28])/([.$B$3]-1))*[.AD$7]*([.$B$3]-[.AD$7]))/SQRT([.AD$7])" office:value-type="float" office:value="0.668726620507369">
            <text:p>0,67</text:p>
          </table:table-cell>
          <table:table-cell table:formula="of:=[.$B$4]*SQRT(([.$B28]*(1-[.$B28])/([.$B$3]-1))*[.AE$7]*([.$B$3]-[.AE$7]))/SQRT([.AE$7])" office:value-type="float" office:value="0.665001095026612">
            <text:p>0,67</text:p>
          </table:table-cell>
          <table:table-cell table:formula="of:=[.$B$4]*SQRT(([.$B28]*(1-[.$B28])/([.$B$3]-1))*[.AF$7]*([.$B$3]-[.AF$7]))/SQRT([.AF$7])" office:value-type="float" office:value="0.661254580171646">
            <text:p>0,66</text:p>
          </table:table-cell>
          <table:table-cell table:formula="of:=[.$B$4]*SQRT(([.$B28]*(1-[.$B28])/([.$B$3]-1))*[.AG$7]*([.$B$3]-[.AG$7]))/SQRT([.AG$7])" office:value-type="float" office:value="0.657486717135309">
            <text:p>0,66</text:p>
          </table:table-cell>
          <table:table-cell table:formula="of:=[.$B$4]*SQRT(([.$B28]*(1-[.$B28])/([.$B$3]-1))*[.AH$7]*([.$B$3]-[.AH$7]))/SQRT([.AH$7])" office:value-type="float" office:value="0.653697136769585">
            <text:p>0,65</text:p>
          </table:table-cell>
          <table:table-cell table:formula="of:=[.$B$4]*SQRT(([.$B28]*(1-[.$B28])/([.$B$3]-1))*[.AI$7]*([.$B$3]-[.AI$7]))/SQRT([.AI$7])" office:value-type="float" office:value="0.649885459163489">
            <text:p>0,65</text:p>
          </table:table-cell>
          <table:table-cell table:formula="of:=[.$B$4]*SQRT(([.$B28]*(1-[.$B28])/([.$B$3]-1))*[.AJ$7]*([.$B$3]-[.AJ$7]))/SQRT([.AJ$7])" office:value-type="float" office:value="0.646051293198555">
            <text:p>0,65</text:p>
          </table:table-cell>
          <table:table-cell table:formula="of:=[.$B$4]*SQRT(([.$B28]*(1-[.$B28])/([.$B$3]-1))*[.AK$7]*([.$B$3]-[.AK$7]))/SQRT([.AK$7])" office:value-type="float" office:value="0.642194236080419">
            <text:p>0,64</text:p>
          </table:table-cell>
          <table:table-cell table:formula="of:=[.$B$4]*SQRT(([.$B28]*(1-[.$B28])/([.$B$3]-1))*[.AL$7]*([.$B$3]-[.AL$7]))/SQRT([.AL$7])" office:value-type="float" office:value="0.638313872844934">
            <text:p>0,64</text:p>
          </table:table-cell>
          <table:table-cell table:formula="of:=[.$B$4]*SQRT(([.$B28]*(1-[.$B28])/([.$B$3]-1))*[.AM$7]*([.$B$3]-[.AM$7]))/SQRT([.AM$7])" office:value-type="float" office:value="0.634409775837105">
            <text:p>0,63</text:p>
          </table:table-cell>
          <table:table-cell table:formula="of:=[.$B$4]*SQRT(([.$B28]*(1-[.$B28])/([.$B$3]-1))*[.AN$7]*([.$B$3]-[.AN$7]))/SQRT([.AN$7])" office:value-type="float" office:value="0.630481504160965">
            <text:p>0,63</text:p>
          </table:table-cell>
          <table:table-cell table:formula="of:=[.$B$4]*SQRT(([.$B28]*(1-[.$B28])/([.$B$3]-1))*[.AO$7]*([.$B$3]-[.AO$7]))/SQRT([.AO$7])" office:value-type="float" office:value="0.626528603098421">
            <text:p>0,63</text:p>
          </table:table-cell>
          <table:table-cell table:formula="of:=[.$B$4]*SQRT(([.$B28]*(1-[.$B28])/([.$B$3]-1))*[.AP$7]*([.$B$3]-[.AP$7]))/SQRT([.AP$7])" office:value-type="float" office:value="0.622550603494885">
            <text:p>0,62</text:p>
          </table:table-cell>
          <table:table-cell table:formula="of:=[.$B$4]*SQRT(([.$B28]*(1-[.$B28])/([.$B$3]-1))*[.AQ$7]*([.$B$3]-[.AQ$7]))/SQRT([.AQ$7])" office:value-type="float" office:value="0.618547021109335">
            <text:p>0,62</text:p>
          </table:table-cell>
          <table:table-cell table:formula="of:=[.$B$4]*SQRT(([.$B28]*(1-[.$B28])/([.$B$3]-1))*[.AR$7]*([.$B$3]-[.AR$7]))/SQRT([.AR$7])" office:value-type="float" office:value="0.614517355926274">
            <text:p>0,61</text:p>
          </table:table-cell>
          <table:table-cell table:formula="of:=[.$B$4]*SQRT(([.$B28]*(1-[.$B28])/([.$B$3]-1))*[.AS$7]*([.$B$3]-[.AS$7]))/SQRT([.AS$7])" office:value-type="float" office:value="0.610461091426804">
            <text:p>0,61</text:p>
          </table:table-cell>
          <table:table-cell table:formula="of:=[.$B$4]*SQRT(([.$B28]*(1-[.$B28])/([.$B$3]-1))*[.AT$7]*([.$B$3]-[.AT$7]))/SQRT([.AT$7])" office:value-type="float" office:value="0.60637769381582">
            <text:p>0,61</text:p>
          </table:table-cell>
          <table:table-cell table:formula="of:=[.$B$4]*SQRT(([.$B28]*(1-[.$B28])/([.$B$3]-1))*[.AU$7]*([.$B$3]-[.AU$7]))/SQRT([.AU$7])" office:value-type="float" office:value="0.602266611202031">
            <text:p>0,60</text:p>
          </table:table-cell>
          <table:table-cell table:formula="of:=[.$B$4]*SQRT(([.$B28]*(1-[.$B28])/([.$B$3]-1))*[.AV$7]*([.$B$3]-[.AV$7]))/SQRT([.AV$7])" office:value-type="float" office:value="0.598127272727272">
            <text:p>0,60</text:p>
          </table:table-cell>
          <table:table-cell table:formula="of:=[.$B$4]*SQRT(([.$B28]*(1-[.$B28])/([.$B$3]-1))*[.AW$7]*([.$B$3]-[.AW$7]))/SQRT([.AW$7])" office:value-type="float" office:value="0.593959087641187">
            <text:p>0,59</text:p>
          </table:table-cell>
          <table:table-cell table:formula="of:=[.$B$4]*SQRT(([.$B28]*(1-[.$B28])/([.$B$3]-1))*[.AX$7]*([.$B$3]-[.AX$7]))/SQRT([.AX$7])" office:value-type="float" office:value="0.589761444317055">
            <text:p>0,59</text:p>
          </table:table-cell>
          <table:table-cell table:formula="of:=[.$B$4]*SQRT(([.$B28]*(1-[.$B28])/([.$B$3]-1))*[.AY$7]*([.$B$3]-[.AY$7]))/SQRT([.AY$7])" office:value-type="float" office:value="0.585533709204112">
            <text:p>0,59</text:p>
          </table:table-cell>
          <table:table-cell table:formula="of:=[.$B$4]*SQRT(([.$B28]*(1-[.$B28])/([.$B$3]-1))*[.AZ$7]*([.$B$3]-[.AZ$7]))/SQRT([.AZ$7])" office:value-type="float" office:value="0.58127522571129">
            <text:p>0,58</text:p>
          </table:table-cell>
          <table:table-cell table:formula="of:=[.$B$4]*SQRT(([.$B28]*(1-[.$B28])/([.$B$3]-1))*[.BA$7]*([.$B$3]-[.BA$7]))/SQRT([.BA$7])" office:value-type="float" office:value="0.576985313016803">
            <text:p>0,58</text:p>
          </table:table-cell>
        </table:table-row>
        <table:table-row table:style-name="ro2">
          <table:table-cell table:formula="of:=[.A28]+1" office:value-type="float" office:value="22">
            <text:p>22</text:p>
          </table:table-cell>
          <table:table-cell table:formula="of:=[.$A29]/[.$B$1]" office:value-type="float" office:value="0.222222222222222">
            <text:p>0,222</text:p>
          </table:table-cell>
          <table:table-cell table:formula="of:=[.$B$4]*SQRT(([.$B29]*(1-[.$B29])/([.$B$1]-1))*[.C$7]*([.$B$1]-[.C$7]))/SQRT([.C$7])" office:value-type="float" office:value="0.662565294203441">
            <text:p>0,66</text:p>
          </table:table-cell>
          <table:table-cell table:formula="of:=[.$B$4]*SQRT(([.$B29]*(1-[.$B29])/([.$B$1]-1))*[.D$7]*([.$B$1]-[.D$7]))/SQRT([.D$7])" office:value-type="float" office:value="0.658954557271882">
            <text:p>0,66</text:p>
          </table:table-cell>
          <table:table-cell table:formula="of:=[.$B$4]*SQRT(([.$B29]*(1-[.$B29])/([.$B$1]-1))*[.E$7]*([.$B$1]-[.E$7]))/SQRT([.E$7])" office:value-type="float" office:value="0.655323926021226">
            <text:p>0,66</text:p>
          </table:table-cell>
          <table:table-cell table:formula="of:=[.$B$4]*SQRT(([.$B29]*(1-[.$B29])/([.$B$1]-1))*[.F$7]*([.$B$1]-[.F$7]))/SQRT([.F$7])" office:value-type="float" office:value="0.651673067943093">
            <text:p>0,65</text:p>
          </table:table-cell>
          <table:table-cell table:formula="of:=[.$B$4]*SQRT(([.$B29]*(1-[.$B29])/([.$B$1]-1))*[.G$7]*([.$B$1]-[.G$7]))/SQRT([.G$7])" office:value-type="float" office:value="0.648001641162161">
            <text:p>0,65</text:p>
          </table:table-cell>
          <table:table-cell table:formula="of:=[.$B$4]*SQRT(([.$B29]*(1-[.$B29])/([.$B$1]-1))*[.H$7]*([.$B$1]-[.H$7]))/SQRT([.H$7])" office:value-type="float" office:value="0.644309294062521">
            <text:p>0,64</text:p>
          </table:table-cell>
          <table:table-cell table:formula="of:=[.$B$4]*SQRT(([.$B29]*(1-[.$B29])/([.$B$1]-1))*[.I$7]*([.$B$1]-[.I$7]))/SQRT([.I$7])" office:value-type="float" office:value="0.640595664894662">
            <text:p>0,64</text:p>
          </table:table-cell>
          <table:table-cell table:formula="of:=[.$B$4]*SQRT(([.$B29]*(1-[.$B29])/([.$B$1]-1))*[.J$7]*([.$B$1]-[.J$7]))/SQRT([.J$7])" office:value-type="float" office:value="0.636860381361821">
            <text:p>0,64</text:p>
          </table:table-cell>
          <table:table-cell table:formula="of:=[.$B$4]*SQRT(([.$B29]*(1-[.$B29])/([.$B$1]-1))*[.K$7]*([.$B$1]-[.K$7]))/SQRT([.K$7])" office:value-type="float" office:value="0.633103060184371">
            <text:p>0,63</text:p>
          </table:table-cell>
          <table:table-cell table:formula="of:=[.$B$4]*SQRT(([.$B29]*(1-[.$B29])/([.$B$1]-1))*[.L$7]*([.$B$1]-[.L$7]))/SQRT([.L$7])" office:value-type="float" office:value="0.629323306640796">
            <text:p>0,63</text:p>
          </table:table-cell>
          <table:table-cell table:formula="of:=[.$B$4]*SQRT(([.$B29]*(1-[.$B29])/([.$B$1]-1))*[.M$7]*([.$B$1]-[.M$7]))/SQRT([.M$7])" office:value-type="float" office:value="0.625520714083711">
            <text:p>0,63</text:p>
          </table:table-cell>
          <table:table-cell table:formula="of:=[.$B$4]*SQRT(([.$B29]*(1-[.$B29])/([.$B$1]-1))*[.N$7]*([.$B$1]-[.N$7]))/SQRT([.N$7])" office:value-type="float" office:value="0.621694863429227">
            <text:p>0,62</text:p>
          </table:table-cell>
          <table:table-cell table:formula="of:=[.$B$4]*SQRT(([.$B29]*(1-[.$B29])/([.$B$1]-1))*[.O$7]*([.$B$1]-[.O$7]))/SQRT([.O$7])" office:value-type="float" office:value="0.617845322617867">
            <text:p>0,62</text:p>
          </table:table-cell>
          <table:table-cell table:formula="of:=[.$B$4]*SQRT(([.$B29]*(1-[.$B29])/([.$B$1]-1))*[.P$7]*([.$B$1]-[.P$7]))/SQRT([.P$7])" office:value-type="float" office:value="0.613971646045049">
            <text:p>0,61</text:p>
          </table:table-cell>
          <table:table-cell table:formula="of:=[.$B$4]*SQRT(([.$B29]*(1-[.$B29])/([.$B$1]-1))*[.Q$7]*([.$B$1]-[.Q$7]))/SQRT([.Q$7])" office:value-type="float" office:value="0.610073373959032">
            <text:p>0,61</text:p>
          </table:table-cell>
          <table:table-cell table:formula="of:=[.$B$4]*SQRT(([.$B29]*(1-[.$B29])/([.$B$1]-1))*[.R$7]*([.$B$1]-[.R$7]))/SQRT([.R$7])" office:value-type="float" office:value="0.606150031824009">
            <text:p>0,61</text:p>
          </table:table-cell>
          <table:table-cell table:formula="of:=[.$B$4]*SQRT(([.$B29]*(1-[.$B29])/([.$B$1]-1))*[.S$7]*([.$B$1]-[.S$7]))/SQRT([.S$7])" office:value-type="float" office:value="0.602201129645849">
            <text:p>0,60</text:p>
          </table:table-cell>
          <table:table-cell table:formula="of:=[.$B$4]*SQRT(([.$B29]*(1-[.$B29])/([.$B$1]-1))*[.T$7]*([.$B$1]-[.T$7]))/SQRT([.T$7])" office:value-type="float" office:value="0.598226161257787">
            <text:p>0,60</text:p>
          </table:table-cell>
          <table:table-cell table:formula="of:=[.$B$4]*SQRT(([.$B29]*(1-[.$B29])/([.$B$1]-1))*[.U$7]*([.$B$1]-[.U$7]))/SQRT([.U$7])" office:value-type="float" office:value="0.594224603563095">
            <text:p>0,59</text:p>
          </table:table-cell>
          <table:table-cell table:formula="of:=[.$B$4]*SQRT(([.$B29]*(1-[.$B29])/([.$B$1]-1))*[.V$7]*([.$B$1]-[.V$7]))/SQRT([.V$7])" office:value-type="float" office:value="0.590195915731554">
            <text:p>0,59</text:p>
          </table:table-cell>
          <table:table-cell table:formula="of:=[.$B$4]*SQRT(([.$B29]*(1-[.$B29])/([.$B$1]-1))*[.W$7]*([.$B$1]-[.W$7]))/SQRT([.W$7])" office:value-type="float" office:value="0.586139538346202">
            <text:p>0,59</text:p>
          </table:table-cell>
          <table:table-cell table:formula="of:=[.$B$4]*SQRT(([.$B29]*(1-[.$B29])/([.$B$1]-1))*[.X$7]*([.$B$1]-[.X$7]))/SQRT([.X$7])" office:value-type="float" office:value="0.582054892496566">
            <text:p>0,58</text:p>
          </table:table-cell>
          <table:table-cell table:formula="of:=[.$B$4]*SQRT(([.$B29]*(1-[.$B29])/([.$B$1]-1))*[.Y$7]*([.$B$1]-[.Y$7]))/SQRT([.Y$7])" office:value-type="float" office:value="0.577941378814218">
            <text:p>0,58</text:p>
          </table:table-cell>
          <table:table-cell table:formula="of:=[.$B$4]*SQRT(([.$B29]*(1-[.$B29])/([.$B$1]-1))*[.Z$7]*([.$B$1]-[.Z$7]))/SQRT([.Z$7])" office:value-type="float" office:value="0.57379837644609">
            <text:p>0,57</text:p>
          </table:table-cell>
          <table:table-cell table:formula="of:=[.$B$4]*SQRT(([.$B29]*(1-[.$B29])/([.$B$1]-1))*[.AA$7]*([.$B$1]-[.AA$7]))/SQRT([.AA$7])" office:value-type="float" office:value="0.569625241960589">
            <text:p>0,57</text:p>
          </table:table-cell>
          <table:table-cell/>
          <table:table-cell table:formula="of:=[.$B$4]*SQRT(([.$B29]*(1-[.$B29])/([.$B$3]-1))*[.AC$7]*([.$B$3]-[.AC$7]))/SQRT([.AC$7])" office:value-type="float" office:value="0.683829461403902">
            <text:p>0,68</text:p>
          </table:table-cell>
          <table:table-cell table:formula="of:=[.$B$4]*SQRT(([.$B29]*(1-[.$B29])/([.$B$3]-1))*[.AD$7]*([.$B$3]-[.AD$7]))/SQRT([.AD$7])" office:value-type="float" office:value="0.680061777296865">
            <text:p>0,68</text:p>
          </table:table-cell>
          <table:table-cell table:formula="of:=[.$B$4]*SQRT(([.$B29]*(1-[.$B29])/([.$B$3]-1))*[.AE$7]*([.$B$3]-[.AE$7]))/SQRT([.AE$7])" office:value-type="float" office:value="0.676273102818966">
            <text:p>0,68</text:p>
          </table:table-cell>
          <table:table-cell table:formula="of:=[.$B$4]*SQRT(([.$B29]*(1-[.$B29])/([.$B$3]-1))*[.AF$7]*([.$B$3]-[.AF$7]))/SQRT([.AF$7])" office:value-type="float" office:value="0.672463083189413">
            <text:p>0,67</text:p>
          </table:table-cell>
          <table:table-cell table:formula="of:=[.$B$4]*SQRT(([.$B29]*(1-[.$B29])/([.$B$3]-1))*[.AG$7]*([.$B$3]-[.AG$7]))/SQRT([.AG$7])" office:value-type="float" office:value="0.668631353519136">
            <text:p>0,67</text:p>
          </table:table-cell>
          <table:table-cell table:formula="of:=[.$B$4]*SQRT(([.$B29]*(1-[.$B29])/([.$B$3]-1))*[.AH$7]*([.$B$3]-[.AH$7]))/SQRT([.AH$7])" office:value-type="float" office:value="0.664777538402925">
            <text:p>0,66</text:p>
          </table:table-cell>
          <table:table-cell table:formula="of:=[.$B$4]*SQRT(([.$B29]*(1-[.$B29])/([.$B$3]-1))*[.AI$7]*([.$B$3]-[.AI$7]))/SQRT([.AI$7])" office:value-type="float" office:value="0.66090125149017">
            <text:p>0,66</text:p>
          </table:table-cell>
          <table:table-cell table:formula="of:=[.$B$4]*SQRT(([.$B29]*(1-[.$B29])/([.$B$3]-1))*[.AJ$7]*([.$B$3]-[.AJ$7]))/SQRT([.AJ$7])" office:value-type="float" office:value="0.657002095032803">
            <text:p>0,66</text:p>
          </table:table-cell>
          <table:table-cell table:formula="of:=[.$B$4]*SQRT(([.$B29]*(1-[.$B29])/([.$B$3]-1))*[.AK$7]*([.$B$3]-[.AK$7]))/SQRT([.AK$7])" office:value-type="float" office:value="0.653079659408952">
            <text:p>0,65</text:p>
          </table:table-cell>
          <table:table-cell table:formula="of:=[.$B$4]*SQRT(([.$B29]*(1-[.$B29])/([.$B$3]-1))*[.AL$7]*([.$B$3]-[.AL$7]))/SQRT([.AL$7])" office:value-type="float" office:value="0.64913352262068">
            <text:p>0,65</text:p>
          </table:table-cell>
          <table:table-cell table:formula="of:=[.$B$4]*SQRT(([.$B29]*(1-[.$B29])/([.$B$3]-1))*[.AM$7]*([.$B$3]-[.AM$7]))/SQRT([.AM$7])" office:value-type="float" office:value="0.645163249764084">
            <text:p>0,65</text:p>
          </table:table-cell>
          <table:table-cell table:formula="of:=[.$B$4]*SQRT(([.$B29]*(1-[.$B29])/([.$B$3]-1))*[.AN$7]*([.$B$3]-[.AN$7]))/SQRT([.AN$7])" office:value-type="float" office:value="0.641168392469852">
            <text:p>0,64</text:p>
          </table:table-cell>
          <table:table-cell table:formula="of:=[.$B$4]*SQRT(([.$B29]*(1-[.$B29])/([.$B$3]-1))*[.AO$7]*([.$B$3]-[.AO$7]))/SQRT([.AO$7])" office:value-type="float" office:value="0.637148488312257">
            <text:p>0,64</text:p>
          </table:table-cell>
          <table:table-cell table:formula="of:=[.$B$4]*SQRT(([.$B29]*(1-[.$B29])/([.$B$3]-1))*[.AP$7]*([.$B$3]-[.AP$7]))/SQRT([.AP$7])" office:value-type="float" office:value="0.633103060184371">
            <text:p>0,63</text:p>
          </table:table-cell>
          <table:table-cell table:formula="of:=[.$B$4]*SQRT(([.$B29]*(1-[.$B29])/([.$B$3]-1))*[.AQ$7]*([.$B$3]-[.AQ$7]))/SQRT([.AQ$7])" office:value-type="float" office:value="0.629031615637112">
            <text:p>0,63</text:p>
          </table:table-cell>
          <table:table-cell table:formula="of:=[.$B$4]*SQRT(([.$B29]*(1-[.$B29])/([.$B$3]-1))*[.AR$7]*([.$B$3]-[.AR$7]))/SQRT([.AR$7])" office:value-type="float" office:value="0.624933646179541">
            <text:p>0,62</text:p>
          </table:table-cell>
          <table:table-cell table:formula="of:=[.$B$4]*SQRT(([.$B29]*(1-[.$B29])/([.$B$3]-1))*[.AS$7]*([.$B$3]-[.AS$7]))/SQRT([.AS$7])" office:value-type="float" office:value="0.620808626537579">
            <text:p>0,62</text:p>
          </table:table-cell>
          <table:table-cell table:formula="of:=[.$B$4]*SQRT(([.$B29]*(1-[.$B29])/([.$B$3]-1))*[.AT$7]*([.$B$3]-[.AT$7]))/SQRT([.AT$7])" office:value-type="float" office:value="0.616656013868101">
            <text:p>0,62</text:p>
          </table:table-cell>
          <table:table-cell table:formula="of:=[.$B$4]*SQRT(([.$B29]*(1-[.$B29])/([.$B$3]-1))*[.AU$7]*([.$B$3]-[.AU$7]))/SQRT([.AU$7])" office:value-type="float" office:value="0.612475246925063">
            <text:p>0,61</text:p>
          </table:table-cell>
          <table:table-cell table:formula="of:=[.$B$4]*SQRT(([.$B29]*(1-[.$B29])/([.$B$3]-1))*[.AV$7]*([.$B$3]-[.AV$7]))/SQRT([.AV$7])" office:value-type="float" office:value="0.608265745174045">
            <text:p>0,61</text:p>
          </table:table-cell>
          <table:table-cell table:formula="of:=[.$B$4]*SQRT(([.$B29]*(1-[.$B29])/([.$B$3]-1))*[.AW$7]*([.$B$3]-[.AW$7]))/SQRT([.AW$7])" office:value-type="float" office:value="0.604026907851262">
            <text:p>0,60</text:p>
          </table:table-cell>
          <table:table-cell table:formula="of:=[.$B$4]*SQRT(([.$B29]*(1-[.$B29])/([.$B$3]-1))*[.AX$7]*([.$B$3]-[.AX$7]))/SQRT([.AX$7])" office:value-type="float" office:value="0.599758112962699">
            <text:p>0,60</text:p>
          </table:table-cell>
          <table:table-cell table:formula="of:=[.$B$4]*SQRT(([.$B29]*(1-[.$B29])/([.$B$3]-1))*[.AY$7]*([.$B$3]-[.AY$7]))/SQRT([.AY$7])" office:value-type="float" office:value="0.595458716218679">
            <text:p>0,60</text:p>
          </table:table-cell>
          <table:table-cell table:formula="of:=[.$B$4]*SQRT(([.$B29]*(1-[.$B29])/([.$B$3]-1))*[.AZ$7]*([.$B$3]-[.AZ$7]))/SQRT([.AZ$7])" office:value-type="float" office:value="0.591128049898682">
            <text:p>0,59</text:p>
          </table:table-cell>
          <table:table-cell table:formula="of:=[.$B$4]*SQRT(([.$B29]*(1-[.$B29])/([.$B$3]-1))*[.BA$7]*([.$B$3]-[.BA$7]))/SQRT([.BA$7])" office:value-type="float" office:value="0.586765421640743">
            <text:p>0,59</text:p>
          </table:table-cell>
        </table:table-row>
        <table:table-row table:style-name="ro2">
          <table:table-cell table:formula="of:=[.A29]+1" office:value-type="float" office:value="23">
            <text:p>23</text:p>
          </table:table-cell>
          <table:table-cell table:formula="of:=[.$A30]/[.$B$1]" office:value-type="float" office:value="0.232323232323232">
            <text:p>0,232</text:p>
          </table:table-cell>
          <table:table-cell table:formula="of:=[.$B$4]*SQRT(([.$B30]*(1-[.$B30])/([.$B$1]-1))*[.C$7]*([.$B$1]-[.C$7]))/SQRT([.C$7])" office:value-type="float" office:value="0.673042818395443">
            <text:p>0,67</text:p>
          </table:table-cell>
          <table:table-cell table:formula="of:=[.$B$4]*SQRT(([.$B30]*(1-[.$B30])/([.$B$1]-1))*[.D$7]*([.$B$1]-[.D$7]))/SQRT([.D$7])" office:value-type="float" office:value="0.669374982814314">
            <text:p>0,67</text:p>
          </table:table-cell>
          <table:table-cell table:formula="of:=[.$B$4]*SQRT(([.$B30]*(1-[.$B30])/([.$B$1]-1))*[.E$7]*([.$B$1]-[.E$7]))/SQRT([.E$7])" office:value-type="float" office:value="0.665686938313833">
            <text:p>0,67</text:p>
          </table:table-cell>
          <table:table-cell table:formula="of:=[.$B$4]*SQRT(([.$B30]*(1-[.$B30])/([.$B$1]-1))*[.F$7]*([.$B$1]-[.F$7]))/SQRT([.F$7])" office:value-type="float" office:value="0.661978347127477">
            <text:p>0,66</text:p>
          </table:table-cell>
          <table:table-cell table:formula="of:=[.$B$4]*SQRT(([.$B30]*(1-[.$B30])/([.$B$1]-1))*[.G$7]*([.$B$1]-[.G$7]))/SQRT([.G$7])" office:value-type="float" office:value="0.658248861973652">
            <text:p>0,66</text:p>
          </table:table-cell>
          <table:table-cell table:formula="of:=[.$B$4]*SQRT(([.$B30]*(1-[.$B30])/([.$B$1]-1))*[.H$7]*([.$B$1]-[.H$7]))/SQRT([.H$7])" office:value-type="float" office:value="0.654498125676147">
            <text:p>0,65</text:p>
          </table:table-cell>
          <table:table-cell table:formula="of:=[.$B$4]*SQRT(([.$B30]*(1-[.$B30])/([.$B$1]-1))*[.I$7]*([.$B$1]-[.I$7]))/SQRT([.I$7])" office:value-type="float" office:value="0.650725770764899">
            <text:p>0,65</text:p>
          </table:table-cell>
          <table:table-cell table:formula="of:=[.$B$4]*SQRT(([.$B30]*(1-[.$B30])/([.$B$1]-1))*[.J$7]*([.$B$1]-[.J$7]))/SQRT([.J$7])" office:value-type="float" office:value="0.646931419055802">
            <text:p>0,65</text:p>
          </table:table-cell>
          <table:table-cell table:formula="of:=[.$B$4]*SQRT(([.$B30]*(1-[.$B30])/([.$B$1]-1))*[.K$7]*([.$B$1]-[.K$7]))/SQRT([.K$7])" office:value-type="float" office:value="0.643114681208208">
            <text:p>0,64</text:p>
          </table:table-cell>
          <table:table-cell table:formula="of:=[.$B$4]*SQRT(([.$B30]*(1-[.$B30])/([.$B$1]-1))*[.L$7]*([.$B$1]-[.L$7]))/SQRT([.L$7])" office:value-type="float" office:value="0.639275156258646">
            <text:p>0,64</text:p>
          </table:table-cell>
          <table:table-cell table:formula="of:=[.$B$4]*SQRT(([.$B30]*(1-[.$B30])/([.$B$1]-1))*[.M$7]*([.$B$1]-[.M$7]))/SQRT([.M$7])" office:value-type="float" office:value="0.635412431129183">
            <text:p>0,64</text:p>
          </table:table-cell>
          <table:table-cell table:formula="of:=[.$B$4]*SQRT(([.$B30]*(1-[.$B30])/([.$B$1]-1))*[.N$7]*([.$B$1]-[.N$7]))/SQRT([.N$7])" office:value-type="float" office:value="0.631526080108716">
            <text:p>0,63</text:p>
          </table:table-cell>
          <table:table-cell table:formula="of:=[.$B$4]*SQRT(([.$B30]*(1-[.$B30])/([.$B$1]-1))*[.O$7]*([.$B$1]-[.O$7]))/SQRT([.O$7])" office:value-type="float" office:value="0.627615664305363">
            <text:p>0,63</text:p>
          </table:table-cell>
          <table:table-cell table:formula="of:=[.$B$4]*SQRT(([.$B30]*(1-[.$B30])/([.$B$1]-1))*[.P$7]*([.$B$1]-[.P$7]))/SQRT([.P$7])" office:value-type="float" office:value="0.623680731067943">
            <text:p>0,62</text:p>
          </table:table-cell>
          <table:table-cell table:formula="of:=[.$B$4]*SQRT(([.$B30]*(1-[.$B30])/([.$B$1]-1))*[.Q$7]*([.$B$1]-[.Q$7]))/SQRT([.Q$7])" office:value-type="float" office:value="0.619720813374398">
            <text:p>0,62</text:p>
          </table:table-cell>
          <table:table-cell table:formula="of:=[.$B$4]*SQRT(([.$B30]*(1-[.$B30])/([.$B$1]-1))*[.R$7]*([.$B$1]-[.R$7]))/SQRT([.R$7])" office:value-type="float" office:value="0.615735429184814">
            <text:p>0,62</text:p>
          </table:table-cell>
          <table:table-cell table:formula="of:=[.$B$4]*SQRT(([.$B30]*(1-[.$B30])/([.$B$1]-1))*[.S$7]*([.$B$1]-[.S$7]))/SQRT([.S$7])" office:value-type="float" office:value="0.611724080756503">
            <text:p>0,61</text:p>
          </table:table-cell>
          <table:table-cell table:formula="of:=[.$B$4]*SQRT(([.$B30]*(1-[.$B30])/([.$B$1]-1))*[.T$7]*([.$B$1]-[.T$7]))/SQRT([.T$7])" office:value-type="float" office:value="0.607686253918394">
            <text:p>0,61</text:p>
          </table:table-cell>
          <table:table-cell table:formula="of:=[.$B$4]*SQRT(([.$B30]*(1-[.$B30])/([.$B$1]-1))*[.U$7]*([.$B$1]-[.U$7]))/SQRT([.U$7])" office:value-type="float" office:value="0.603621417301732">
            <text:p>0,60</text:p>
          </table:table-cell>
          <table:table-cell table:formula="of:=[.$B$4]*SQRT(([.$B30]*(1-[.$B30])/([.$B$1]-1))*[.V$7]*([.$B$1]-[.V$7]))/SQRT([.V$7])" office:value-type="float" office:value="0.599529021523841">
            <text:p>0,60</text:p>
          </table:table-cell>
          <table:table-cell table:formula="of:=[.$B$4]*SQRT(([.$B30]*(1-[.$B30])/([.$B$1]-1))*[.W$7]*([.$B$1]-[.W$7]))/SQRT([.W$7])" office:value-type="float" office:value="0.595408498321376">
            <text:p>0,60</text:p>
          </table:table-cell>
          <table:table-cell table:formula="of:=[.$B$4]*SQRT(([.$B30]*(1-[.$B30])/([.$B$1]-1))*[.X$7]*([.$B$1]-[.X$7]))/SQRT([.X$7])" office:value-type="float" office:value="0.591259259629223">
            <text:p>0,59</text:p>
          </table:table-cell>
          <table:table-cell table:formula="of:=[.$B$4]*SQRT(([.$B30]*(1-[.$B30])/([.$B$1]-1))*[.Y$7]*([.$B$1]-[.Y$7]))/SQRT([.Y$7])" office:value-type="float" office:value="0.587080696600799">
            <text:p>0,59</text:p>
          </table:table-cell>
          <table:table-cell table:formula="of:=[.$B$4]*SQRT(([.$B30]*(1-[.$B30])/([.$B$1]-1))*[.Z$7]*([.$B$1]-[.Z$7]))/SQRT([.Z$7])" office:value-type="float" office:value="0.58287217856513">
            <text:p>0,58</text:p>
          </table:table-cell>
          <table:table-cell table:formula="of:=[.$B$4]*SQRT(([.$B30]*(1-[.$B30])/([.$B$1]-1))*[.AA$7]*([.$B$1]-[.AA$7]))/SQRT([.AA$7])" office:value-type="float" office:value="0.57863305191567">
            <text:p>0,58</text:p>
          </table:table-cell>
          <table:table-cell/>
          <table:table-cell table:formula="of:=[.$B$4]*SQRT(([.$B30]*(1-[.$B30])/([.$B$3]-1))*[.AC$7]*([.$B$3]-[.AC$7]))/SQRT([.AC$7])" office:value-type="float" office:value="0.694643248041605">
            <text:p>0,69</text:p>
          </table:table-cell>
          <table:table-cell table:formula="of:=[.$B$4]*SQRT(([.$B30]*(1-[.$B30])/([.$B$3]-1))*[.AD$7]*([.$B$3]-[.AD$7]))/SQRT([.AD$7])" office:value-type="float" office:value="0.690815983389489">
            <text:p>0,69</text:p>
          </table:table-cell>
          <table:table-cell table:formula="of:=[.$B$4]*SQRT(([.$B30]*(1-[.$B30])/([.$B$3]-1))*[.AE$7]*([.$B$3]-[.AE$7]))/SQRT([.AE$7])" office:value-type="float" office:value="0.686967396433763">
            <text:p>0,69</text:p>
          </table:table-cell>
          <table:table-cell table:formula="of:=[.$B$4]*SQRT(([.$B30]*(1-[.$B30])/([.$B$3]-1))*[.AF$7]*([.$B$3]-[.AF$7]))/SQRT([.AF$7])" office:value-type="float" office:value="0.683097126783284">
            <text:p>0,68</text:p>
          </table:table-cell>
          <table:table-cell table:formula="of:=[.$B$4]*SQRT(([.$B30]*(1-[.$B30])/([.$B$3]-1))*[.AG$7]*([.$B$3]-[.AG$7]))/SQRT([.AG$7])" office:value-type="float" office:value="0.679204803778782">
            <text:p>0,68</text:p>
          </table:table-cell>
          <table:table-cell table:formula="of:=[.$B$4]*SQRT(([.$B30]*(1-[.$B30])/([.$B$3]-1))*[.AH$7]*([.$B$3]-[.AH$7]))/SQRT([.AH$7])" office:value-type="float" office:value="0.675290046078549">
            <text:p>0,68</text:p>
          </table:table-cell>
          <table:table-cell table:formula="of:=[.$B$4]*SQRT(([.$B30]*(1-[.$B30])/([.$B$3]-1))*[.AI$7]*([.$B$3]-[.AI$7]))/SQRT([.AI$7])" office:value-type="float" office:value="0.671352461222393">
            <text:p>0,67</text:p>
          </table:table-cell>
          <table:table-cell table:formula="of:=[.$B$4]*SQRT(([.$B30]*(1-[.$B30])/([.$B$3]-1))*[.AJ$7]*([.$B$3]-[.AJ$7]))/SQRT([.AJ$7])" office:value-type="float" office:value="0.667391645172429">
            <text:p>0,67</text:p>
          </table:table-cell>
          <table:table-cell table:formula="of:=[.$B$4]*SQRT(([.$B30]*(1-[.$B30])/([.$B$3]-1))*[.AK$7]*([.$B$3]-[.AK$7]))/SQRT([.AK$7])" office:value-type="float" office:value="0.663407181829196">
            <text:p>0,66</text:p>
          </table:table-cell>
          <table:table-cell table:formula="of:=[.$B$4]*SQRT(([.$B30]*(1-[.$B30])/([.$B$3]-1))*[.AL$7]*([.$B$3]-[.AL$7]))/SQRT([.AL$7])" office:value-type="float" office:value="0.659398642521466">
            <text:p>0,66</text:p>
          </table:table-cell>
          <table:table-cell table:formula="of:=[.$B$4]*SQRT(([.$B30]*(1-[.$B30])/([.$B$3]-1))*[.AM$7]*([.$B$3]-[.AM$7]))/SQRT([.AM$7])" office:value-type="float" office:value="0.655365585467949">
            <text:p>0,66</text:p>
          </table:table-cell>
          <table:table-cell table:formula="of:=[.$B$4]*SQRT(([.$B30]*(1-[.$B30])/([.$B$3]-1))*[.AN$7]*([.$B$3]-[.AN$7]))/SQRT([.AN$7])" office:value-type="float" office:value="0.651307555209015">
            <text:p>0,65</text:p>
          </table:table-cell>
          <table:table-cell table:formula="of:=[.$B$4]*SQRT(([.$B30]*(1-[.$B30])/([.$B$3]-1))*[.AO$7]*([.$B$3]-[.AO$7]))/SQRT([.AO$7])" office:value-type="float" office:value="0.647224082006332">
            <text:p>0,65</text:p>
          </table:table-cell>
          <table:table-cell table:formula="of:=[.$B$4]*SQRT(([.$B30]*(1-[.$B30])/([.$B$3]-1))*[.AP$7]*([.$B$3]-[.AP$7]))/SQRT([.AP$7])" office:value-type="float" office:value="0.643114681208208">
            <text:p>0,64</text:p>
          </table:table-cell>
          <table:table-cell table:formula="of:=[.$B$4]*SQRT(([.$B30]*(1-[.$B30])/([.$B$3]-1))*[.AQ$7]*([.$B$3]-[.AQ$7]))/SQRT([.AQ$7])" office:value-type="float" office:value="0.638978852578182">
            <text:p>0,64</text:p>
          </table:table-cell>
          <table:table-cell table:formula="of:=[.$B$4]*SQRT(([.$B30]*(1-[.$B30])/([.$B$3]-1))*[.AR$7]*([.$B$3]-[.AR$7]))/SQRT([.AR$7])" office:value-type="float" office:value="0.634816079584258">
            <text:p>0,63</text:p>
          </table:table-cell>
          <table:table-cell table:formula="of:=[.$B$4]*SQRT(([.$B30]*(1-[.$B30])/([.$B$3]-1))*[.AS$7]*([.$B$3]-[.AS$7]))/SQRT([.AS$7])" office:value-type="float" office:value="0.630625828645895">
            <text:p>0,63</text:p>
          </table:table-cell>
          <table:table-cell table:formula="of:=[.$B$4]*SQRT(([.$B30]*(1-[.$B30])/([.$B$3]-1))*[.AT$7]*([.$B$3]-[.AT$7]))/SQRT([.AT$7])" office:value-type="float" office:value="0.626407548335681">
            <text:p>0,63</text:p>
          </table:table-cell>
          <table:table-cell table:formula="of:=[.$B$4]*SQRT(([.$B30]*(1-[.$B30])/([.$B$3]-1))*[.AU$7]*([.$B$3]-[.AU$7]))/SQRT([.AU$7])" office:value-type="float" office:value="0.622160668532264">
            <text:p>0,62</text:p>
          </table:table-cell>
          <table:table-cell table:formula="of:=[.$B$4]*SQRT(([.$B30]*(1-[.$B30])/([.$B$3]-1))*[.AV$7]*([.$B$3]-[.AV$7]))/SQRT([.AV$7])" office:value-type="float" office:value="0.617884599520905">
            <text:p>0,62</text:p>
          </table:table-cell>
          <table:table-cell table:formula="of:=[.$B$4]*SQRT(([.$B30]*(1-[.$B30])/([.$B$3]-1))*[.AW$7]*([.$B$3]-[.AW$7]))/SQRT([.AW$7])" office:value-type="float" office:value="0.613578731037595">
            <text:p>0,61</text:p>
          </table:table-cell>
          <table:table-cell table:formula="of:=[.$B$4]*SQRT(([.$B30]*(1-[.$B30])/([.$B$3]-1))*[.AX$7]*([.$B$3]-[.AX$7]))/SQRT([.AX$7])" office:value-type="float" office:value="0.609242431252372">
            <text:p>0,61</text:p>
          </table:table-cell>
          <table:table-cell table:formula="of:=[.$B$4]*SQRT(([.$B30]*(1-[.$B30])/([.$B$3]-1))*[.AY$7]*([.$B$3]-[.AY$7]))/SQRT([.AY$7])" office:value-type="float" office:value="0.604875045687038">
            <text:p>0,60</text:p>
          </table:table-cell>
          <table:table-cell table:formula="of:=[.$B$4]*SQRT(([.$B30]*(1-[.$B30])/([.$B$3]-1))*[.AZ$7]*([.$B$3]-[.AZ$7]))/SQRT([.AZ$7])" office:value-type="float" office:value="0.600475896062025">
            <text:p>0,60</text:p>
          </table:table-cell>
          <table:table-cell table:formula="of:=[.$B$4]*SQRT(([.$B30]*(1-[.$B30])/([.$B$3]-1))*[.BA$7]*([.$B$3]-[.BA$7]))/SQRT([.BA$7])" office:value-type="float" office:value="0.596044279066654">
            <text:p>0,60</text:p>
          </table:table-cell>
        </table:table-row>
        <table:table-row table:style-name="ro2">
          <table:table-cell table:formula="of:=[.A30]+1" office:value-type="float" office:value="24">
            <text:p>24</text:p>
          </table:table-cell>
          <table:table-cell table:formula="of:=[.$A31]/[.$B$1]" office:value-type="float" office:value="0.242424242424242">
            <text:p>0,242</text:p>
          </table:table-cell>
          <table:table-cell table:formula="of:=[.$B$4]*SQRT(([.$B31]*(1-[.$B31])/([.$B$1]-1))*[.C$7]*([.$B$1]-[.C$7]))/SQRT([.C$7])" office:value-type="float" office:value="0.682980387975838">
            <text:p>0,68</text:p>
          </table:table-cell>
          <table:table-cell table:formula="of:=[.$B$4]*SQRT(([.$B31]*(1-[.$B31])/([.$B$1]-1))*[.D$7]*([.$B$1]-[.D$7]))/SQRT([.D$7])" office:value-type="float" office:value="0.679258396298988">
            <text:p>0,68</text:p>
          </table:table-cell>
          <table:table-cell table:formula="of:=[.$B$4]*SQRT(([.$B31]*(1-[.$B31])/([.$B$1]-1))*[.E$7]*([.$B$1]-[.E$7]))/SQRT([.E$7])" office:value-type="float" office:value="0.675515897315319">
            <text:p>0,68</text:p>
          </table:table-cell>
          <table:table-cell table:formula="of:=[.$B$4]*SQRT(([.$B31]*(1-[.$B31])/([.$B$1]-1))*[.F$7]*([.$B$1]-[.F$7]))/SQRT([.F$7])" office:value-type="float" office:value="0.671752548271139">
            <text:p>0,67</text:p>
          </table:table-cell>
          <table:table-cell table:formula="of:=[.$B$4]*SQRT(([.$B31]*(1-[.$B31])/([.$B$1]-1))*[.G$7]*([.$B$1]-[.G$7]))/SQRT([.G$7])" office:value-type="float" office:value="0.667967996757192">
            <text:p>0,67</text:p>
          </table:table-cell>
          <table:table-cell table:formula="of:=[.$B$4]*SQRT(([.$B31]*(1-[.$B31])/([.$B$1]-1))*[.H$7]*([.$B$1]-[.H$7]))/SQRT([.H$7])" office:value-type="float" office:value="0.664161880323512">
            <text:p>0,66</text:p>
          </table:table-cell>
          <table:table-cell table:formula="of:=[.$B$4]*SQRT(([.$B31]*(1-[.$B31])/([.$B$1]-1))*[.I$7]*([.$B$1]-[.I$7]))/SQRT([.I$7])" office:value-type="float" office:value="0.66033382607429">
            <text:p>0,66</text:p>
          </table:table-cell>
          <table:table-cell table:formula="of:=[.$B$4]*SQRT(([.$B31]*(1-[.$B31])/([.$B$1]-1))*[.J$7]*([.$B$1]-[.J$7]))/SQRT([.J$7])" office:value-type="float" office:value="0.656483450241481">
            <text:p>0,66</text:p>
          </table:table-cell>
          <table:table-cell table:formula="of:=[.$B$4]*SQRT(([.$B31]*(1-[.$B31])/([.$B$1]-1))*[.K$7]*([.$B$1]-[.K$7]))/SQRT([.K$7])" office:value-type="float" office:value="0.652610357735767">
            <text:p>0,65</text:p>
          </table:table-cell>
          <table:table-cell table:formula="of:=[.$B$4]*SQRT(([.$B31]*(1-[.$B31])/([.$B$1]-1))*[.L$7]*([.$B$1]-[.L$7]))/SQRT([.L$7])" office:value-type="float" office:value="0.648714141673398">
            <text:p>0,65</text:p>
          </table:table-cell>
          <table:table-cell table:formula="of:=[.$B$4]*SQRT(([.$B31]*(1-[.$B31])/([.$B$1]-1))*[.M$7]*([.$B$1]-[.M$7]))/SQRT([.M$7])" office:value-type="float" office:value="0.644794382877287">
            <text:p>0,64</text:p>
          </table:table-cell>
          <table:table-cell table:formula="of:=[.$B$4]*SQRT(([.$B31]*(1-[.$B31])/([.$B$1]-1))*[.N$7]*([.$B$1]-[.N$7]))/SQRT([.N$7])" office:value-type="float" office:value="0.640850649350649">
            <text:p>0,64</text:p>
          </table:table-cell>
          <table:table-cell table:formula="of:=[.$B$4]*SQRT(([.$B31]*(1-[.$B31])/([.$B$1]-1))*[.O$7]*([.$B$1]-[.O$7]))/SQRT([.O$7])" office:value-type="float" office:value="0.636882495721304">
            <text:p>0,64</text:p>
          </table:table-cell>
          <table:table-cell table:formula="of:=[.$B$4]*SQRT(([.$B31]*(1-[.$B31])/([.$B$1]-1))*[.P$7]*([.$B$1]-[.P$7]))/SQRT([.P$7])" office:value-type="float" office:value="0.632889462654612">
            <text:p>0,63</text:p>
          </table:table-cell>
          <table:table-cell table:formula="of:=[.$B$4]*SQRT(([.$B31]*(1-[.$B31])/([.$B$1]-1))*[.Q$7]*([.$B$1]-[.Q$7]))/SQRT([.Q$7])" office:value-type="float" office:value="0.628871076232873">
            <text:p>0,63</text:p>
          </table:table-cell>
          <table:table-cell table:formula="of:=[.$B$4]*SQRT(([.$B31]*(1-[.$B31])/([.$B$1]-1))*[.R$7]*([.$B$1]-[.R$7]))/SQRT([.R$7])" office:value-type="float" office:value="0.624826847298785">
            <text:p>0,62</text:p>
          </table:table-cell>
          <table:table-cell table:formula="of:=[.$B$4]*SQRT(([.$B31]*(1-[.$B31])/([.$B$1]-1))*[.S$7]*([.$B$1]-[.S$7]))/SQRT([.S$7])" office:value-type="float" office:value="0.620756270760422">
            <text:p>0,62</text:p>
          </table:table-cell>
          <table:table-cell table:formula="of:=[.$B$4]*SQRT(([.$B31]*(1-[.$B31])/([.$B$1]-1))*[.T$7]*([.$B$1]-[.T$7]))/SQRT([.T$7])" office:value-type="float" office:value="0.616658824854907">
            <text:p>0,62</text:p>
          </table:table-cell>
          <table:table-cell table:formula="of:=[.$B$4]*SQRT(([.$B31]*(1-[.$B31])/([.$B$1]-1))*[.U$7]*([.$B$1]-[.U$7]))/SQRT([.U$7])" office:value-type="float" office:value="0.612533970367752">
            <text:p>0,61</text:p>
          </table:table-cell>
          <table:table-cell table:formula="of:=[.$B$4]*SQRT(([.$B31]*(1-[.$B31])/([.$B$1]-1))*[.V$7]*([.$B$1]-[.V$7]))/SQRT([.V$7])" office:value-type="float" office:value="0.608381149804569">
            <text:p>0,61</text:p>
          </table:table-cell>
          <table:table-cell table:formula="of:=[.$B$4]*SQRT(([.$B31]*(1-[.$B31])/([.$B$1]-1))*[.W$7]*([.$B$1]-[.W$7]))/SQRT([.W$7])" office:value-type="float" office:value="0.604199786511529">
            <text:p>0,60</text:p>
          </table:table-cell>
          <table:table-cell table:formula="of:=[.$B$4]*SQRT(([.$B31]*(1-[.$B31])/([.$B$1]-1))*[.X$7]*([.$B$1]-[.X$7]))/SQRT([.X$7])" office:value-type="float" office:value="0.599989283740655">
            <text:p>0,60</text:p>
          </table:table-cell>
          <table:table-cell table:formula="of:=[.$B$4]*SQRT(([.$B31]*(1-[.$B31])/([.$B$1]-1))*[.Y$7]*([.$B$1]-[.Y$7]))/SQRT([.Y$7])" office:value-type="float" office:value="0.59574902365566">
            <text:p>0,60</text:p>
          </table:table-cell>
          <table:table-cell table:formula="of:=[.$B$4]*SQRT(([.$B31]*(1-[.$B31])/([.$B$1]-1))*[.Z$7]*([.$B$1]-[.Z$7]))/SQRT([.Z$7])" office:value-type="float" office:value="0.591478366273627">
            <text:p>0,59</text:p>
          </table:table-cell>
          <table:table-cell table:formula="of:=[.$B$4]*SQRT(([.$B31]*(1-[.$B31])/([.$B$1]-1))*[.AA$7]*([.$B$1]-[.AA$7]))/SQRT([.AA$7])" office:value-type="float" office:value="0.587176648337421">
            <text:p>0,59</text:p>
          </table:table-cell>
          <table:table-cell/>
          <table:table-cell table:formula="of:=[.$B$4]*SQRT(([.$B31]*(1-[.$B31])/([.$B$3]-1))*[.AC$7]*([.$B$3]-[.AC$7]))/SQRT([.AC$7])" office:value-type="float" office:value="0.704899750930117">
            <text:p>0,70</text:p>
          </table:table-cell>
          <table:table-cell table:formula="of:=[.$B$4]*SQRT(([.$B31]*(1-[.$B31])/([.$B$3]-1))*[.AD$7]*([.$B$3]-[.AD$7]))/SQRT([.AD$7])" office:value-type="float" office:value="0.701015976190167">
            <text:p>0,70</text:p>
          </table:table-cell>
          <table:table-cell table:formula="of:=[.$B$4]*SQRT(([.$B31]*(1-[.$B31])/([.$B$3]-1))*[.AE$7]*([.$B$3]-[.AE$7]))/SQRT([.AE$7])" office:value-type="float" office:value="0.697110564319869">
            <text:p>0,70</text:p>
          </table:table-cell>
          <table:table-cell table:formula="of:=[.$B$4]*SQRT(([.$B31]*(1-[.$B31])/([.$B$3]-1))*[.AF$7]*([.$B$3]-[.AF$7]))/SQRT([.AF$7])" office:value-type="float" office:value="0.693183149606855">
            <text:p>0,69</text:p>
          </table:table-cell>
          <table:table-cell table:formula="of:=[.$B$4]*SQRT(([.$B31]*(1-[.$B31])/([.$B$3]-1))*[.AG$7]*([.$B$3]-[.AG$7]))/SQRT([.AG$7])" office:value-type="float" office:value="0.689233355919018">
            <text:p>0,69</text:p>
          </table:table-cell>
          <table:table-cell table:formula="of:=[.$B$4]*SQRT(([.$B31]*(1-[.$B31])/([.$B$3]-1))*[.AH$7]*([.$B$3]-[.AH$7]))/SQRT([.AH$7])" office:value-type="float" office:value="0.68526079628409">
            <text:p>0,69</text:p>
          </table:table-cell>
          <table:table-cell table:formula="of:=[.$B$4]*SQRT(([.$B31]*(1-[.$B31])/([.$B$3]-1))*[.AI$7]*([.$B$3]-[.AI$7]))/SQRT([.AI$7])" office:value-type="float" office:value="0.681265072447147">
            <text:p>0,68</text:p>
          </table:table-cell>
          <table:table-cell table:formula="of:=[.$B$4]*SQRT(([.$B31]*(1-[.$B31])/([.$B$3]-1))*[.AJ$7]*([.$B$3]-[.AJ$7]))/SQRT([.AJ$7])" office:value-type="float" office:value="0.677245774404632">
            <text:p>0,68</text:p>
          </table:table-cell>
          <table:table-cell table:formula="of:=[.$B$4]*SQRT(([.$B31]*(1-[.$B31])/([.$B$3]-1))*[.AK$7]*([.$B$3]-[.AK$7]))/SQRT([.AK$7])" office:value-type="float" office:value="0.673202479913319">
            <text:p>0,67</text:p>
          </table:table-cell>
          <table:table-cell table:formula="of:=[.$B$4]*SQRT(([.$B31]*(1-[.$B31])/([.$B$3]-1))*[.AL$7]*([.$B$3]-[.AL$7]))/SQRT([.AL$7])" office:value-type="float" office:value="0.669134753972588">
            <text:p>0,67</text:p>
          </table:table-cell>
          <table:table-cell table:formula="of:=[.$B$4]*SQRT(([.$B31]*(1-[.$B31])/([.$B$3]-1))*[.AM$7]*([.$B$3]-[.AM$7]))/SQRT([.AM$7])" office:value-type="float" office:value="0.665042148278189">
            <text:p>0,67</text:p>
          </table:table-cell>
          <table:table-cell table:formula="of:=[.$B$4]*SQRT(([.$B31]*(1-[.$B31])/([.$B$3]-1))*[.AN$7]*([.$B$3]-[.AN$7]))/SQRT([.AN$7])" office:value-type="float" office:value="0.660924200645566">
            <text:p>0,66</text:p>
          </table:table-cell>
          <table:table-cell table:formula="of:=[.$B$4]*SQRT(([.$B31]*(1-[.$B31])/([.$B$3]-1))*[.AO$7]*([.$B$3]-[.AO$7]))/SQRT([.AO$7])" office:value-type="float" office:value="0.65678043440064">
            <text:p>0,66</text:p>
          </table:table-cell>
          <table:table-cell table:formula="of:=[.$B$4]*SQRT(([.$B31]*(1-[.$B31])/([.$B$3]-1))*[.AP$7]*([.$B$3]-[.AP$7]))/SQRT([.AP$7])" office:value-type="float" office:value="0.652610357735767">
            <text:p>0,65</text:p>
          </table:table-cell>
          <table:table-cell table:formula="of:=[.$B$4]*SQRT(([.$B31]*(1-[.$B31])/([.$B$3]-1))*[.AQ$7]*([.$B$3]-[.AQ$7]))/SQRT([.AQ$7])" office:value-type="float" office:value="0.648413463028428">
            <text:p>0,65</text:p>
          </table:table-cell>
          <table:table-cell table:formula="of:=[.$B$4]*SQRT(([.$B31]*(1-[.$B31])/([.$B$3]-1))*[.AR$7]*([.$B$3]-[.AR$7]))/SQRT([.AR$7])" office:value-type="float" office:value="0.644189226119959">
            <text:p>0,64</text:p>
          </table:table-cell>
          <table:table-cell table:formula="of:=[.$B$4]*SQRT(([.$B31]*(1-[.$B31])/([.$B$3]-1))*[.AS$7]*([.$B$3]-[.AS$7]))/SQRT([.AS$7])" office:value-type="float" office:value="0.639937105551432">
            <text:p>0,64</text:p>
          </table:table-cell>
          <table:table-cell table:formula="of:=[.$B$4]*SQRT(([.$B31]*(1-[.$B31])/([.$B$3]-1))*[.AT$7]*([.$B$3]-[.AT$7]))/SQRT([.AT$7])" office:value-type="float" office:value="0.63565654175353">
            <text:p>0,64</text:p>
          </table:table-cell>
          <table:table-cell table:formula="of:=[.$B$4]*SQRT(([.$B31]*(1-[.$B31])/([.$B$3]-1))*[.AU$7]*([.$B$3]-[.AU$7]))/SQRT([.AU$7])" office:value-type="float" office:value="0.631346956186984">
            <text:p>0,63</text:p>
          </table:table-cell>
          <table:table-cell table:formula="of:=[.$B$4]*SQRT(([.$B31]*(1-[.$B31])/([.$B$3]-1))*[.AV$7]*([.$B$3]-[.AV$7]))/SQRT([.AV$7])" office:value-type="float" office:value="0.627007750429836">
            <text:p>0,63</text:p>
          </table:table-cell>
          <table:table-cell table:formula="of:=[.$B$4]*SQRT(([.$B31]*(1-[.$B31])/([.$B$3]-1))*[.AW$7]*([.$B$3]-[.AW$7]))/SQRT([.AW$7])" office:value-type="float" office:value="0.622638305207442">
            <text:p>0,62</text:p>
          </table:table-cell>
          <table:table-cell table:formula="of:=[.$B$4]*SQRT(([.$B31]*(1-[.$B31])/([.$B$3]-1))*[.AX$7]*([.$B$3]-[.AX$7]))/SQRT([.AX$7])" office:value-type="float" office:value="0.618237979360786">
            <text:p>0,62</text:p>
          </table:table-cell>
          <table:table-cell table:formula="of:=[.$B$4]*SQRT(([.$B31]*(1-[.$B31])/([.$B$3]-1))*[.AY$7]*([.$B$3]-[.AY$7]))/SQRT([.AY$7])" office:value-type="float" office:value="0.613806108748211">
            <text:p>0,61</text:p>
          </table:table-cell>
          <table:table-cell table:formula="of:=[.$B$4]*SQRT(([.$B31]*(1-[.$B31])/([.$B$3]-1))*[.AZ$7]*([.$B$3]-[.AZ$7]))/SQRT([.AZ$7])" office:value-type="float" office:value="0.609342005075256">
            <text:p>0,61</text:p>
          </table:table-cell>
          <table:table-cell table:formula="of:=[.$B$4]*SQRT(([.$B31]*(1-[.$B31])/([.$B$3]-1))*[.BA$7]*([.$B$3]-[.BA$7]))/SQRT([.BA$7])" office:value-type="float" office:value="0.604844954646764">
            <text:p>0,60</text:p>
          </table:table-cell>
        </table:table-row>
        <table:table-row table:style-name="ro2">
          <table:table-cell table:formula="of:=[.A31]+1" office:value-type="float" office:value="25">
            <text:p>25</text:p>
          </table:table-cell>
          <table:table-cell table:formula="of:=[.$A32]/[.$B$1]" office:value-type="float" office:value="0.252525252525252">
            <text:p>0,253</text:p>
          </table:table-cell>
          <table:table-cell table:formula="of:=[.$B$4]*SQRT(([.$B32]*(1-[.$B32])/([.$B$1]-1))*[.C$7]*([.$B$1]-[.C$7]))/SQRT([.C$7])" office:value-type="float" office:value="0.692401252151328">
            <text:p>0,69</text:p>
          </table:table-cell>
          <table:table-cell table:formula="of:=[.$B$4]*SQRT(([.$B32]*(1-[.$B32])/([.$B$1]-1))*[.D$7]*([.$B$1]-[.D$7]))/SQRT([.D$7])" office:value-type="float" office:value="0.688627920232991">
            <text:p>0,69</text:p>
          </table:table-cell>
          <table:table-cell table:formula="of:=[.$B$4]*SQRT(([.$B32]*(1-[.$B32])/([.$B$1]-1))*[.E$7]*([.$B$1]-[.E$7]))/SQRT([.E$7])" office:value-type="float" office:value="0.684833798135067">
            <text:p>0,68</text:p>
          </table:table-cell>
          <table:table-cell table:formula="of:=[.$B$4]*SQRT(([.$B32]*(1-[.$B32])/([.$B$1]-1))*[.F$7]*([.$B$1]-[.F$7]))/SQRT([.F$7])" office:value-type="float" office:value="0.681018538376005">
            <text:p>0,68</text:p>
          </table:table-cell>
          <table:table-cell table:formula="of:=[.$B$4]*SQRT(([.$B32]*(1-[.$B32])/([.$B$1]-1))*[.G$7]*([.$B$1]-[.G$7]))/SQRT([.G$7])" office:value-type="float" office:value="0.677181783685502">
            <text:p>0,68</text:p>
          </table:table-cell>
          <table:table-cell table:formula="of:=[.$B$4]*SQRT(([.$B32]*(1-[.$B32])/([.$B$1]-1))*[.H$7]*([.$B$1]-[.H$7]))/SQRT([.H$7])" office:value-type="float" office:value="0.673323166614045">
            <text:p>0,67</text:p>
          </table:table-cell>
          <table:table-cell table:formula="of:=[.$B$4]*SQRT(([.$B32]*(1-[.$B32])/([.$B$1]-1))*[.I$7]*([.$B$1]-[.I$7]))/SQRT([.I$7])" office:value-type="float" office:value="0.669442309122193">
            <text:p>0,67</text:p>
          </table:table-cell>
          <table:table-cell table:formula="of:=[.$B$4]*SQRT(([.$B32]*(1-[.$B32])/([.$B$1]-1))*[.J$7]*([.$B$1]-[.J$7]))/SQRT([.J$7])" office:value-type="float" office:value="0.665538822148296">
            <text:p>0,67</text:p>
          </table:table-cell>
          <table:table-cell table:formula="of:=[.$B$4]*SQRT(([.$B32]*(1-[.$B32])/([.$B$1]-1))*[.K$7]*([.$B$1]-[.K$7]))/SQRT([.K$7])" office:value-type="float" office:value="0.661612305153274">
            <text:p>0,66</text:p>
          </table:table-cell>
          <table:table-cell table:formula="of:=[.$B$4]*SQRT(([.$B32]*(1-[.$B32])/([.$B$1]-1))*[.L$7]*([.$B$1]-[.L$7]))/SQRT([.L$7])" office:value-type="float" office:value="0.65766234564092">
            <text:p>0,66</text:p>
          </table:table-cell>
          <table:table-cell table:formula="of:=[.$B$4]*SQRT(([.$B32]*(1-[.$B32])/([.$B$1]-1))*[.M$7]*([.$B$1]-[.M$7]))/SQRT([.M$7])" office:value-type="float" office:value="0.653688518652121">
            <text:p>0,65</text:p>
          </table:table-cell>
          <table:table-cell table:formula="of:=[.$B$4]*SQRT(([.$B32]*(1-[.$B32])/([.$B$1]-1))*[.N$7]*([.$B$1]-[.N$7]))/SQRT([.N$7])" office:value-type="float" office:value="0.649690386231236">
            <text:p>0,65</text:p>
          </table:table-cell>
          <table:table-cell table:formula="of:=[.$B$4]*SQRT(([.$B32]*(1-[.$B32])/([.$B$1]-1))*[.O$7]*([.$B$1]-[.O$7]))/SQRT([.O$7])" office:value-type="float" office:value="0.645667496862727">
            <text:p>0,65</text:p>
          </table:table-cell>
          <table:table-cell table:formula="of:=[.$B$4]*SQRT(([.$B32]*(1-[.$B32])/([.$B$1]-1))*[.P$7]*([.$B$1]-[.P$7]))/SQRT([.P$7])" office:value-type="float" office:value="0.641619384876008">
            <text:p>0,64</text:p>
          </table:table-cell>
          <table:table-cell table:formula="of:=[.$B$4]*SQRT(([.$B32]*(1-[.$B32])/([.$B$1]-1))*[.Q$7]*([.$B$1]-[.Q$7]))/SQRT([.Q$7])" office:value-type="float" office:value="0.637545569816272">
            <text:p>0,64</text:p>
          </table:table-cell>
          <table:table-cell table:formula="of:=[.$B$4]*SQRT(([.$B32]*(1-[.$B32])/([.$B$1]-1))*[.R$7]*([.$B$1]-[.R$7]))/SQRT([.R$7])" office:value-type="float" office:value="0.633445555778903">
            <text:p>0,63</text:p>
          </table:table-cell>
          <table:table-cell table:formula="of:=[.$B$4]*SQRT(([.$B32]*(1-[.$B32])/([.$B$1]-1))*[.S$7]*([.$B$1]-[.S$7]))/SQRT([.S$7])" office:value-type="float" office:value="0.629318830704859">
            <text:p>0,63</text:p>
          </table:table-cell>
          <table:table-cell table:formula="of:=[.$B$4]*SQRT(([.$B32]*(1-[.$B32])/([.$B$1]-1))*[.T$7]*([.$B$1]-[.T$7]))/SQRT([.T$7])" office:value-type="float" office:value="0.625164865634193">
            <text:p>0,63</text:p>
          </table:table-cell>
          <table:table-cell table:formula="of:=[.$B$4]*SQRT(([.$B32]*(1-[.$B32])/([.$B$1]-1))*[.U$7]*([.$B$1]-[.U$7]))/SQRT([.U$7])" office:value-type="float" office:value="0.620983113914627">
            <text:p>0,62</text:p>
          </table:table-cell>
          <table:table-cell table:formula="of:=[.$B$4]*SQRT(([.$B32]*(1-[.$B32])/([.$B$1]-1))*[.V$7]*([.$B$1]-[.V$7]))/SQRT([.V$7])" office:value-type="float" office:value="0.61677301036183">
            <text:p>0,62</text:p>
          </table:table-cell>
          <table:table-cell table:formula="of:=[.$B$4]*SQRT(([.$B32]*(1-[.$B32])/([.$B$1]-1))*[.W$7]*([.$B$1]-[.W$7]))/SQRT([.W$7])" office:value-type="float" office:value="0.612533970367752">
            <text:p>0,61</text:p>
          </table:table-cell>
          <table:table-cell table:formula="of:=[.$B$4]*SQRT(([.$B32]*(1-[.$B32])/([.$B$1]-1))*[.X$7]*([.$B$1]-[.X$7]))/SQRT([.X$7])" office:value-type="float" office:value="0.608265388953021">
            <text:p>0,61</text:p>
          </table:table-cell>
          <table:table-cell table:formula="of:=[.$B$4]*SQRT(([.$B32]*(1-[.$B32])/([.$B$1]-1))*[.Y$7]*([.$B$1]-[.Y$7]))/SQRT([.Y$7])" office:value-type="float" office:value="0.603966639759066">
            <text:p>0,60</text:p>
          </table:table-cell>
          <table:table-cell table:formula="of:=[.$B$4]*SQRT(([.$B32]*(1-[.$B32])/([.$B$1]-1))*[.Z$7]*([.$B$1]-[.Z$7]))/SQRT([.Z$7])" office:value-type="float" office:value="0.599637073975204">
            <text:p>0,60</text:p>
          </table:table-cell>
          <table:table-cell table:formula="of:=[.$B$4]*SQRT(([.$B32]*(1-[.$B32])/([.$B$1]-1))*[.AA$7]*([.$B$1]-[.AA$7]))/SQRT([.AA$7])" office:value-type="float" office:value="0.595276019195493">
            <text:p>0,60</text:p>
          </table:table-cell>
          <table:table-cell/>
          <table:table-cell table:formula="of:=[.$B$4]*SQRT(([.$B32]*(1-[.$B32])/([.$B$3]-1))*[.AC$7]*([.$B$3]-[.AC$7]))/SQRT([.AC$7])" office:value-type="float" office:value="0.714622965429044">
            <text:p>0,71</text:p>
          </table:table-cell>
          <table:table-cell table:formula="of:=[.$B$4]*SQRT(([.$B32]*(1-[.$B32])/([.$B$3]-1))*[.AD$7]*([.$B$3]-[.AD$7]))/SQRT([.AD$7])" office:value-type="float" office:value="0.710685618851663">
            <text:p>0,71</text:p>
          </table:table-cell>
          <table:table-cell table:formula="of:=[.$B$4]*SQRT(([.$B32]*(1-[.$B32])/([.$B$3]-1))*[.AE$7]*([.$B$3]-[.AE$7]))/SQRT([.AE$7])" office:value-type="float" office:value="0.706726336686658">
            <text:p>0,71</text:p>
          </table:table-cell>
          <table:table-cell table:formula="of:=[.$B$4]*SQRT(([.$B32]*(1-[.$B32])/([.$B$3]-1))*[.AF$7]*([.$B$3]-[.AF$7]))/SQRT([.AF$7])" office:value-type="float" office:value="0.702744748177113">
            <text:p>0,70</text:p>
          </table:table-cell>
          <table:table-cell table:formula="of:=[.$B$4]*SQRT(([.$B32]*(1-[.$B32])/([.$B$3]-1))*[.AG$7]*([.$B$3]-[.AG$7]))/SQRT([.AG$7])" office:value-type="float" office:value="0.69874047200265">
            <text:p>0,70</text:p>
          </table:table-cell>
          <table:table-cell table:formula="of:=[.$B$4]*SQRT(([.$B32]*(1-[.$B32])/([.$B$3]-1))*[.AH$7]*([.$B$3]-[.AH$7]))/SQRT([.AH$7])" office:value-type="float" office:value="0.694713115853197">
            <text:p>0,69</text:p>
          </table:table-cell>
          <table:table-cell table:formula="of:=[.$B$4]*SQRT(([.$B32]*(1-[.$B32])/([.$B$3]-1))*[.AI$7]*([.$B$3]-[.AI$7]))/SQRT([.AI$7])" office:value-type="float" office:value="0.690662275980402">
            <text:p>0,69</text:p>
          </table:table-cell>
          <table:table-cell table:formula="of:=[.$B$4]*SQRT(([.$B32]*(1-[.$B32])/([.$B$3]-1))*[.AJ$7]*([.$B$3]-[.AJ$7]))/SQRT([.AJ$7])" office:value-type="float" office:value="0.686587536725216">
            <text:p>0,69</text:p>
          </table:table-cell>
          <table:table-cell table:formula="of:=[.$B$4]*SQRT(([.$B32]*(1-[.$B32])/([.$B$3]-1))*[.AK$7]*([.$B$3]-[.AK$7]))/SQRT([.AK$7])" office:value-type="float" office:value="0.682488470020096">
            <text:p>0,68</text:p>
          </table:table-cell>
          <table:table-cell table:formula="of:=[.$B$4]*SQRT(([.$B32]*(1-[.$B32])/([.$B$3]-1))*[.AL$7]*([.$B$3]-[.AL$7]))/SQRT([.AL$7])" office:value-type="float" office:value="0.678364634864129">
            <text:p>0,68</text:p>
          </table:table-cell>
          <table:table-cell table:formula="of:=[.$B$4]*SQRT(([.$B32]*(1-[.$B32])/([.$B$3]-1))*[.AM$7]*([.$B$3]-[.AM$7]))/SQRT([.AM$7])" office:value-type="float" office:value="0.674215576769266">
            <text:p>0,67</text:p>
          </table:table-cell>
          <table:table-cell table:formula="of:=[.$B$4]*SQRT(([.$B32]*(1-[.$B32])/([.$B$3]-1))*[.AN$7]*([.$B$3]-[.AN$7]))/SQRT([.AN$7])" office:value-type="float" office:value="0.670040827175692">
            <text:p>0,67</text:p>
          </table:table-cell>
          <table:table-cell table:formula="of:=[.$B$4]*SQRT(([.$B32]*(1-[.$B32])/([.$B$3]-1))*[.AO$7]*([.$B$3]-[.AO$7]))/SQRT([.AO$7])" office:value-type="float" office:value="0.6658399028342">
            <text:p>0,67</text:p>
          </table:table-cell>
          <table:table-cell table:formula="of:=[.$B$4]*SQRT(([.$B32]*(1-[.$B32])/([.$B$3]-1))*[.AP$7]*([.$B$3]-[.AP$7]))/SQRT([.AP$7])" office:value-type="float" office:value="0.661612305153274">
            <text:p>0,66</text:p>
          </table:table-cell>
          <table:table-cell table:formula="of:=[.$B$4]*SQRT(([.$B32]*(1-[.$B32])/([.$B$3]-1))*[.AQ$7]*([.$B$3]-[.AQ$7]))/SQRT([.AQ$7])" office:value-type="float" office:value="0.657357519508372">
            <text:p>0,66</text:p>
          </table:table-cell>
          <table:table-cell table:formula="of:=[.$B$4]*SQRT(([.$B32]*(1-[.$B32])/([.$B$3]-1))*[.AR$7]*([.$B$3]-[.AR$7]))/SQRT([.AR$7])" office:value-type="float" office:value="0.653075014510716">
            <text:p>0,65</text:p>
          </table:table-cell>
          <table:table-cell table:formula="of:=[.$B$4]*SQRT(([.$B32]*(1-[.$B32])/([.$B$3]-1))*[.AS$7]*([.$B$3]-[.AS$7]))/SQRT([.AS$7])" office:value-type="float" office:value="0.648764241232624">
            <text:p>0,65</text:p>
          </table:table-cell>
          <table:table-cell table:formula="of:=[.$B$4]*SQRT(([.$B32]*(1-[.$B32])/([.$B$3]-1))*[.AT$7]*([.$B$3]-[.AT$7]))/SQRT([.AT$7])" office:value-type="float" office:value="0.64442463238622">
            <text:p>0,64</text:p>
          </table:table-cell>
          <table:table-cell table:formula="of:=[.$B$4]*SQRT(([.$B32]*(1-[.$B32])/([.$B$3]-1))*[.AU$7]*([.$B$3]-[.AU$7]))/SQRT([.AU$7])" office:value-type="float" office:value="0.640055601452003">
            <text:p>0,64</text:p>
          </table:table-cell>
          <table:table-cell table:formula="of:=[.$B$4]*SQRT(([.$B32]*(1-[.$B32])/([.$B$3]-1))*[.AV$7]*([.$B$3]-[.AV$7]))/SQRT([.AV$7])" office:value-type="float" office:value="0.63565654175353">
            <text:p>0,64</text:p>
          </table:table-cell>
          <table:table-cell table:formula="of:=[.$B$4]*SQRT(([.$B32]*(1-[.$B32])/([.$B$3]-1))*[.AW$7]*([.$B$3]-[.AW$7]))/SQRT([.AW$7])" office:value-type="float" office:value="0.631226825474036">
            <text:p>0,63</text:p>
          </table:table-cell>
          <table:table-cell table:formula="of:=[.$B$4]*SQRT(([.$B32]*(1-[.$B32])/([.$B$3]-1))*[.AX$7]*([.$B$3]-[.AX$7]))/SQRT([.AX$7])" office:value-type="float" office:value="0.626765802610513">
            <text:p>0,63</text:p>
          </table:table-cell>
          <table:table-cell table:formula="of:=[.$B$4]*SQRT(([.$B32]*(1-[.$B32])/([.$B$3]-1))*[.AY$7]*([.$B$3]-[.AY$7]))/SQRT([.AY$7])" office:value-type="float" office:value="0.622272799860296">
            <text:p>0,62</text:p>
          </table:table-cell>
          <table:table-cell table:formula="of:=[.$B$4]*SQRT(([.$B32]*(1-[.$B32])/([.$B$3]-1))*[.AZ$7]*([.$B$3]-[.AZ$7]))/SQRT([.AZ$7])" office:value-type="float" office:value="0.617747119434759">
            <text:p>0,62</text:p>
          </table:table-cell>
          <table:table-cell table:formula="of:=[.$B$4]*SQRT(([.$B32]*(1-[.$B32])/([.$B$3]-1))*[.BA$7]*([.$B$3]-[.BA$7]))/SQRT([.BA$7])" office:value-type="float" office:value="0.613188037794211">
            <text:p>0,61</text:p>
          </table:table-cell>
        </table:table-row>
        <table:table-row table:style-name="ro2">
          <table:table-cell table:formula="of:=[.A32]+1" office:value-type="float" office:value="26">
            <text:p>26</text:p>
          </table:table-cell>
          <table:table-cell table:formula="of:=[.$A33]/[.$B$1]" office:value-type="float" office:value="0.262626262626263">
            <text:p>0,263</text:p>
          </table:table-cell>
          <table:table-cell table:formula="of:=[.$B$4]*SQRT(([.$B33]*(1-[.$B33])/([.$B$1]-1))*[.C$7]*([.$B$1]-[.C$7]))/SQRT([.C$7])" office:value-type="float" office:value="0.701326233829153">
            <text:p>0,70</text:p>
          </table:table-cell>
          <table:table-cell table:formula="of:=[.$B$4]*SQRT(([.$B33]*(1-[.$B33])/([.$B$1]-1))*[.D$7]*([.$B$1]-[.D$7]))/SQRT([.D$7])" office:value-type="float" office:value="0.697504264046382">
            <text:p>0,70</text:p>
          </table:table-cell>
          <table:table-cell table:formula="of:=[.$B$4]*SQRT(([.$B33]*(1-[.$B33])/([.$B$1]-1))*[.E$7]*([.$B$1]-[.E$7]))/SQRT([.E$7])" office:value-type="float" office:value="0.693661236100727">
            <text:p>0,69</text:p>
          </table:table-cell>
          <table:table-cell table:formula="of:=[.$B$4]*SQRT(([.$B33]*(1-[.$B33])/([.$B$1]-1))*[.F$7]*([.$B$1]-[.F$7]))/SQRT([.F$7])" office:value-type="float" office:value="0.689796798031631">
            <text:p>0,69</text:p>
          </table:table-cell>
          <table:table-cell table:formula="of:=[.$B$4]*SQRT(([.$B33]*(1-[.$B33])/([.$B$1]-1))*[.G$7]*([.$B$1]-[.G$7]))/SQRT([.G$7])" office:value-type="float" office:value="0.685910587963616">
            <text:p>0,69</text:p>
          </table:table-cell>
          <table:table-cell table:formula="of:=[.$B$4]*SQRT(([.$B33]*(1-[.$B33])/([.$B$1]-1))*[.H$7]*([.$B$1]-[.H$7]))/SQRT([.H$7])" office:value-type="float" office:value="0.682002233710781">
            <text:p>0,68</text:p>
          </table:table-cell>
          <table:table-cell table:formula="of:=[.$B$4]*SQRT(([.$B33]*(1-[.$B33])/([.$B$1]-1))*[.I$7]*([.$B$1]-[.I$7]))/SQRT([.I$7])" office:value-type="float" office:value="0.678071352360795">
            <text:p>0,68</text:p>
          </table:table-cell>
          <table:table-cell table:formula="of:=[.$B$4]*SQRT(([.$B33]*(1-[.$B33])/([.$B$1]-1))*[.J$7]*([.$B$1]-[.J$7]))/SQRT([.J$7])" office:value-type="float" office:value="0.674117549837044">
            <text:p>0,67</text:p>
          </table:table-cell>
          <table:table-cell table:formula="of:=[.$B$4]*SQRT(([.$B33]*(1-[.$B33])/([.$B$1]-1))*[.K$7]*([.$B$1]-[.K$7]))/SQRT([.K$7])" office:value-type="float" office:value="0.67014042043754">
            <text:p>0,67</text:p>
          </table:table-cell>
          <table:table-cell table:formula="of:=[.$B$4]*SQRT(([.$B33]*(1-[.$B33])/([.$B$1]-1))*[.L$7]*([.$B$1]-[.L$7]))/SQRT([.L$7])" office:value-type="float" office:value="0.66613954634904">
            <text:p>0,67</text:p>
          </table:table-cell>
          <table:table-cell table:formula="of:=[.$B$4]*SQRT(([.$B33]*(1-[.$B33])/([.$B$1]-1))*[.M$7]*([.$B$1]-[.M$7]))/SQRT([.M$7])" office:value-type="float" office:value="0.662114497134753">
            <text:p>0,66</text:p>
          </table:table-cell>
          <table:table-cell table:formula="of:=[.$B$4]*SQRT(([.$B33]*(1-[.$B33])/([.$B$1]-1))*[.N$7]*([.$B$1]-[.N$7]))/SQRT([.N$7])" office:value-type="float" office:value="0.658064829193834">
            <text:p>0,66</text:p>
          </table:table-cell>
          <table:table-cell table:formula="of:=[.$B$4]*SQRT(([.$B33]*(1-[.$B33])/([.$B$1]-1))*[.O$7]*([.$B$1]-[.O$7]))/SQRT([.O$7])" office:value-type="float" office:value="0.653990085190755">
            <text:p>0,65</text:p>
          </table:table-cell>
          <table:table-cell table:formula="of:=[.$B$4]*SQRT(([.$B33]*(1-[.$B33])/([.$B$1]-1))*[.P$7]*([.$B$1]-[.P$7]))/SQRT([.P$7])" office:value-type="float" office:value="0.649889793452485">
            <text:p>0,65</text:p>
          </table:table-cell>
          <table:table-cell table:formula="of:=[.$B$4]*SQRT(([.$B33]*(1-[.$B33])/([.$B$1]-1))*[.Q$7]*([.$B$1]-[.Q$7]))/SQRT([.Q$7])" office:value-type="float" office:value="0.645763467331202">
            <text:p>0,65</text:p>
          </table:table-cell>
          <table:table-cell table:formula="of:=[.$B$4]*SQRT(([.$B33]*(1-[.$B33])/([.$B$1]-1))*[.R$7]*([.$B$1]-[.R$7]))/SQRT([.R$7])" office:value-type="float" office:value="0.64161060453013">
            <text:p>0,64</text:p>
          </table:table-cell>
          <table:table-cell table:formula="of:=[.$B$4]*SQRT(([.$B33]*(1-[.$B33])/([.$B$1]-1))*[.S$7]*([.$B$1]-[.S$7]))/SQRT([.S$7])" office:value-type="float" office:value="0.637430686389839">
            <text:p>0,64</text:p>
          </table:table-cell>
          <table:table-cell table:formula="of:=[.$B$4]*SQRT(([.$B33]*(1-[.$B33])/([.$B$1]-1))*[.T$7]*([.$B$1]-[.T$7]))/SQRT([.T$7])" office:value-type="float" office:value="0.633223177132142">
            <text:p>0,63</text:p>
          </table:table-cell>
          <table:table-cell table:formula="of:=[.$B$4]*SQRT(([.$B33]*(1-[.$B33])/([.$B$1]-1))*[.U$7]*([.$B$1]-[.U$7]))/SQRT([.U$7])" office:value-type="float" office:value="0.628987523058467">
            <text:p>0,63</text:p>
          </table:table-cell>
          <table:table-cell table:formula="of:=[.$B$4]*SQRT(([.$B33]*(1-[.$B33])/([.$B$1]-1))*[.V$7]*([.$B$1]-[.V$7]))/SQRT([.V$7])" office:value-type="float" office:value="0.624723151699317">
            <text:p>0,62</text:p>
          </table:table-cell>
          <table:table-cell table:formula="of:=[.$B$4]*SQRT(([.$B33]*(1-[.$B33])/([.$B$1]-1))*[.W$7]*([.$B$1]-[.W$7]))/SQRT([.W$7])" office:value-type="float" office:value="0.620429470911102">
            <text:p>0,62</text:p>
          </table:table-cell>
          <table:table-cell table:formula="of:=[.$B$4]*SQRT(([.$B33]*(1-[.$B33])/([.$B$1]-1))*[.X$7]*([.$B$1]-[.X$7]))/SQRT([.X$7])" office:value-type="float" office:value="0.616105867916329">
            <text:p>0,62</text:p>
          </table:table-cell>
          <table:table-cell table:formula="of:=[.$B$4]*SQRT(([.$B33]*(1-[.$B33])/([.$B$1]-1))*[.Y$7]*([.$B$1]-[.Y$7]))/SQRT([.Y$7])" office:value-type="float" office:value="0.611751708282728">
            <text:p>0,61</text:p>
          </table:table-cell>
          <table:table-cell table:formula="of:=[.$B$4]*SQRT(([.$B33]*(1-[.$B33])/([.$B$1]-1))*[.Z$7]*([.$B$1]-[.Z$7]))/SQRT([.Z$7])" office:value-type="float" office:value="0.607366334836512">
            <text:p>0,61</text:p>
          </table:table-cell>
          <table:table-cell table:formula="of:=[.$B$4]*SQRT(([.$B33]*(1-[.$B33])/([.$B$1]-1))*[.AA$7]*([.$B$1]-[.AA$7]))/SQRT([.AA$7])" office:value-type="float" office:value="0.602949066504493">
            <text:p>0,60</text:p>
          </table:table-cell>
          <table:table-cell/>
          <table:table-cell table:formula="of:=[.$B$4]*SQRT(([.$B33]*(1-[.$B33])/([.$B$3]-1))*[.AC$7]*([.$B$3]-[.AC$7]))/SQRT([.AC$7])" office:value-type="float" office:value="0.723834382729619">
            <text:p>0,72</text:p>
          </table:table-cell>
          <table:table-cell table:formula="of:=[.$B$4]*SQRT(([.$B33]*(1-[.$B33])/([.$B$3]-1))*[.AD$7]*([.$B$3]-[.AD$7]))/SQRT([.AD$7])" office:value-type="float" office:value="0.719846284155542">
            <text:p>0,72</text:p>
          </table:table-cell>
          <table:table-cell table:formula="of:=[.$B$4]*SQRT(([.$B33]*(1-[.$B33])/([.$B$3]-1))*[.AE$7]*([.$B$3]-[.AE$7]))/SQRT([.AE$7])" office:value-type="float" office:value="0.715835967246347">
            <text:p>0,72</text:p>
          </table:table-cell>
          <table:table-cell table:formula="of:=[.$B$4]*SQRT(([.$B33]*(1-[.$B33])/([.$B$3]-1))*[.AF$7]*([.$B$3]-[.AF$7]))/SQRT([.AF$7])" office:value-type="float" office:value="0.711803056466102">
            <text:p>0,71</text:p>
          </table:table-cell>
          <table:table-cell table:formula="of:=[.$B$4]*SQRT(([.$B33]*(1-[.$B33])/([.$B$3]-1))*[.AG$7]*([.$B$3]-[.AG$7]))/SQRT([.AG$7])" office:value-type="float" office:value="0.707747165579246">
            <text:p>0,71</text:p>
          </table:table-cell>
          <table:table-cell table:formula="of:=[.$B$4]*SQRT(([.$B33]*(1-[.$B33])/([.$B$3]-1))*[.AH$7]*([.$B$3]-[.AH$7]))/SQRT([.AH$7])" office:value-type="float" office:value="0.703667897218871">
            <text:p>0,70</text:p>
          </table:table-cell>
          <table:table-cell table:formula="of:=[.$B$4]*SQRT(([.$B33]*(1-[.$B33])/([.$B$3]-1))*[.AI$7]*([.$B$3]-[.AI$7]))/SQRT([.AI$7])" office:value-type="float" office:value="0.699564842432351">
            <text:p>0,70</text:p>
          </table:table-cell>
          <table:table-cell table:formula="of:=[.$B$4]*SQRT(([.$B33]*(1-[.$B33])/([.$B$3]-1))*[.AJ$7]*([.$B$3]-[.AJ$7]))/SQRT([.AJ$7])" office:value-type="float" office:value="0.695437580202833">
            <text:p>0,70</text:p>
          </table:table-cell>
          <table:table-cell table:formula="of:=[.$B$4]*SQRT(([.$B33]*(1-[.$B33])/([.$B$3]-1))*[.AK$7]*([.$B$3]-[.AK$7]))/SQRT([.AK$7])" office:value-type="float" office:value="0.691285676945026">
            <text:p>0,69</text:p>
          </table:table-cell>
          <table:table-cell table:formula="of:=[.$B$4]*SQRT(([.$B33]*(1-[.$B33])/([.$B$3]-1))*[.AL$7]*([.$B$3]-[.AL$7]))/SQRT([.AL$7])" office:value-type="float" office:value="0.687108685973562">
            <text:p>0,69</text:p>
          </table:table-cell>
          <table:table-cell table:formula="of:=[.$B$4]*SQRT(([.$B33]*(1-[.$B33])/([.$B$3]-1))*[.AM$7]*([.$B$3]-[.AM$7]))/SQRT([.AM$7])" office:value-type="float" office:value="0.682906146942087">
            <text:p>0,68</text:p>
          </table:table-cell>
          <table:table-cell table:formula="of:=[.$B$4]*SQRT(([.$B33]*(1-[.$B33])/([.$B$3]-1))*[.AN$7]*([.$B$3]-[.AN$7]))/SQRT([.AN$7])" office:value-type="float" office:value="0.678677585251096">
            <text:p>0,68</text:p>
          </table:table-cell>
          <table:table-cell table:formula="of:=[.$B$4]*SQRT(([.$B33]*(1-[.$B33])/([.$B$3]-1))*[.AO$7]*([.$B$3]-[.AO$7]))/SQRT([.AO$7])" office:value-type="float" office:value="0.67442251142235">
            <text:p>0,67</text:p>
          </table:table-cell>
          <table:table-cell table:formula="of:=[.$B$4]*SQRT(([.$B33]*(1-[.$B33])/([.$B$3]-1))*[.AP$7]*([.$B$3]-[.AP$7]))/SQRT([.AP$7])" office:value-type="float" office:value="0.67014042043754">
            <text:p>0,67</text:p>
          </table:table-cell>
          <table:table-cell table:formula="of:=[.$B$4]*SQRT(([.$B33]*(1-[.$B33])/([.$B$3]-1))*[.AQ$7]*([.$B$3]-[.AQ$7]))/SQRT([.AQ$7])" office:value-type="float" office:value="0.665830791038665">
            <text:p>0,67</text:p>
          </table:table-cell>
          <table:table-cell table:formula="of:=[.$B$4]*SQRT(([.$B33]*(1-[.$B33])/([.$B$3]-1))*[.AR$7]*([.$B$3]-[.AR$7]))/SQRT([.AR$7])" office:value-type="float" office:value="0.661493084987399">
            <text:p>0,66</text:p>
          </table:table-cell>
          <table:table-cell table:formula="of:=[.$B$4]*SQRT(([.$B33]*(1-[.$B33])/([.$B$3]-1))*[.AS$7]*([.$B$3]-[.AS$7]))/SQRT([.AS$7])" office:value-type="float" office:value="0.65712674628044">
            <text:p>0,66</text:p>
          </table:table-cell>
          <table:table-cell table:formula="of:=[.$B$4]*SQRT(([.$B33]*(1-[.$B33])/([.$B$3]-1))*[.AT$7]*([.$B$3]-[.AT$7]))/SQRT([.AT$7])" office:value-type="float" office:value="0.652731200317626">
            <text:p>0,65</text:p>
          </table:table-cell>
          <table:table-cell table:formula="of:=[.$B$4]*SQRT(([.$B33]*(1-[.$B33])/([.$B$3]-1))*[.AU$7]*([.$B$3]-[.AU$7]))/SQRT([.AU$7])" office:value-type="float" office:value="0.648305853019284">
            <text:p>0,65</text:p>
          </table:table-cell>
          <table:table-cell table:formula="of:=[.$B$4]*SQRT(([.$B33]*(1-[.$B33])/([.$B$3]-1))*[.AV$7]*([.$B$3]-[.AV$7]))/SQRT([.AV$7])" office:value-type="float" office:value="0.643850089888968">
            <text:p>0,64</text:p>
          </table:table-cell>
          <table:table-cell table:formula="of:=[.$B$4]*SQRT(([.$B33]*(1-[.$B33])/([.$B$3]-1))*[.AW$7]*([.$B$3]-[.AW$7]))/SQRT([.AW$7])" office:value-type="float" office:value="0.639363275017423">
            <text:p>0,64</text:p>
          </table:table-cell>
          <table:table-cell table:formula="of:=[.$B$4]*SQRT(([.$B33]*(1-[.$B33])/([.$B$3]-1))*[.AX$7]*([.$B$3]-[.AX$7]))/SQRT([.AX$7])" office:value-type="float" office:value="0.634844750023166">
            <text:p>0,63</text:p>
          </table:table-cell>
          <table:table-cell table:formula="of:=[.$B$4]*SQRT(([.$B33]*(1-[.$B33])/([.$B$3]-1))*[.AY$7]*([.$B$3]-[.AY$7]))/SQRT([.AY$7])" office:value-type="float" office:value="0.630293832924731">
            <text:p>0,63</text:p>
          </table:table-cell>
          <table:table-cell table:formula="of:=[.$B$4]*SQRT(([.$B33]*(1-[.$B33])/([.$B$3]-1))*[.AZ$7]*([.$B$3]-[.AZ$7]))/SQRT([.AZ$7])" office:value-type="float" office:value="0.625709816939066">
            <text:p>0,63</text:p>
          </table:table-cell>
          <table:table-cell table:formula="of:=[.$B$4]*SQRT(([.$B33]*(1-[.$B33])/([.$B$3]-1))*[.BA$7]*([.$B$3]-[.BA$7]))/SQRT([.BA$7])" office:value-type="float" office:value="0.621091969200127">
            <text:p>0,62</text:p>
          </table:table-cell>
        </table:table-row>
        <table:table-row table:style-name="ro2">
          <table:table-cell table:formula="of:=[.A33]+1" office:value-type="float" office:value="27">
            <text:p>27</text:p>
          </table:table-cell>
          <table:table-cell table:formula="of:=[.$A34]/[.$B$1]" office:value-type="float" office:value="0.272727272727273">
            <text:p>0,273</text:p>
          </table:table-cell>
          <table:table-cell table:formula="of:=[.$B$4]*SQRT(([.$B34]*(1-[.$B34])/([.$B$1]-1))*[.C$7]*([.$B$1]-[.C$7]))/SQRT([.C$7])" office:value-type="float" office:value="0.709774039528353">
            <text:p>0,71</text:p>
          </table:table-cell>
          <table:table-cell table:formula="of:=[.$B$4]*SQRT(([.$B34]*(1-[.$B34])/([.$B$1]-1))*[.D$7]*([.$B$1]-[.D$7]))/SQRT([.D$7])" office:value-type="float" office:value="0.705906032314562">
            <text:p>0,71</text:p>
          </table:table-cell>
          <table:table-cell table:formula="of:=[.$B$4]*SQRT(([.$B34]*(1-[.$B34])/([.$B$1]-1))*[.E$7]*([.$B$1]-[.E$7]))/SQRT([.E$7])" office:value-type="float" office:value="0.702016713282368">
            <text:p>0,70</text:p>
          </table:table-cell>
          <table:table-cell table:formula="of:=[.$B$4]*SQRT(([.$B34]*(1-[.$B34])/([.$B$1]-1))*[.F$7]*([.$B$1]-[.F$7]))/SQRT([.F$7])" office:value-type="float" office:value="0.698105726231686">
            <text:p>0,70</text:p>
          </table:table-cell>
          <table:table-cell table:formula="of:=[.$B$4]*SQRT(([.$B34]*(1-[.$B34])/([.$B$1]-1))*[.G$7]*([.$B$1]-[.G$7]))/SQRT([.G$7])" office:value-type="float" office:value="0.694172704928076">
            <text:p>0,69</text:p>
          </table:table-cell>
          <table:table-cell table:formula="of:=[.$B$4]*SQRT(([.$B34]*(1-[.$B34])/([.$B$1]-1))*[.H$7]*([.$B$1]-[.H$7]))/SQRT([.H$7])" office:value-type="float" office:value="0.690217272702482">
            <text:p>0,69</text:p>
          </table:table-cell>
          <table:table-cell table:formula="of:=[.$B$4]*SQRT(([.$B34]*(1-[.$B34])/([.$B$1]-1))*[.I$7]*([.$B$1]-[.I$7]))/SQRT([.I$7])" office:value-type="float" office:value="0.686239042030213">
            <text:p>0,69</text:p>
          </table:table-cell>
          <table:table-cell table:formula="of:=[.$B$4]*SQRT(([.$B34]*(1-[.$B34])/([.$B$1]-1))*[.J$7]*([.$B$1]-[.J$7]))/SQRT([.J$7])" office:value-type="float" office:value="0.682237614087816">
            <text:p>0,68</text:p>
          </table:table-cell>
          <table:table-cell table:formula="of:=[.$B$4]*SQRT(([.$B34]*(1-[.$B34])/([.$B$1]-1))*[.K$7]*([.$B$1]-[.K$7]))/SQRT([.K$7])" office:value-type="float" office:value="0.67821257828643">
            <text:p>0,68</text:p>
          </table:table-cell>
          <table:table-cell table:formula="of:=[.$B$4]*SQRT(([.$B34]*(1-[.$B34])/([.$B$1]-1))*[.L$7]*([.$B$1]-[.L$7]))/SQRT([.L$7])" office:value-type="float" office:value="0.674163511780056">
            <text:p>0,67</text:p>
          </table:table-cell>
          <table:table-cell table:formula="of:=[.$B$4]*SQRT(([.$B34]*(1-[.$B34])/([.$B$1]-1))*[.M$7]*([.$B$1]-[.M$7]))/SQRT([.M$7])" office:value-type="float" office:value="0.670089978947088">
            <text:p>0,67</text:p>
          </table:table-cell>
          <table:table-cell table:formula="of:=[.$B$4]*SQRT(([.$B34]*(1-[.$B34])/([.$B$1]-1))*[.N$7]*([.$B$1]-[.N$7]))/SQRT([.N$7])" office:value-type="float" office:value="0.665991530843299">
            <text:p>0,67</text:p>
          </table:table-cell>
          <table:table-cell table:formula="of:=[.$B$4]*SQRT(([.$B34]*(1-[.$B34])/([.$B$1]-1))*[.O$7]*([.$B$1]-[.O$7]))/SQRT([.O$7])" office:value-type="float" office:value="0.66186770462434">
            <text:p>0,66</text:p>
          </table:table-cell>
          <table:table-cell table:formula="of:=[.$B$4]*SQRT(([.$B34]*(1-[.$B34])/([.$B$1]-1))*[.P$7]*([.$B$1]-[.P$7]))/SQRT([.P$7])" office:value-type="float" office:value="0.657718022935652">
            <text:p>0,66</text:p>
          </table:table-cell>
          <table:table-cell table:formula="of:=[.$B$4]*SQRT(([.$B34]*(1-[.$B34])/([.$B$1]-1))*[.Q$7]*([.$B$1]-[.Q$7]))/SQRT([.Q$7])" office:value-type="float" office:value="0.653541993267514">
            <text:p>0,65</text:p>
          </table:table-cell>
          <table:table-cell table:formula="of:=[.$B$4]*SQRT(([.$B34]*(1-[.$B34])/([.$B$1]-1))*[.R$7]*([.$B$1]-[.R$7]))/SQRT([.R$7])" office:value-type="float" office:value="0.649339107272745">
            <text:p>0,65</text:p>
          </table:table-cell>
          <table:table-cell table:formula="of:=[.$B$4]*SQRT(([.$B34]*(1-[.$B34])/([.$B$1]-1))*[.S$7]*([.$B$1]-[.S$7]))/SQRT([.S$7])" office:value-type="float" office:value="0.64510884004442">
            <text:p>0,65</text:p>
          </table:table-cell>
          <table:table-cell table:formula="of:=[.$B$4]*SQRT(([.$B34]*(1-[.$B34])/([.$B$1]-1))*[.T$7]*([.$B$1]-[.T$7]))/SQRT([.T$7])" office:value-type="float" office:value="0.640850649350649">
            <text:p>0,64</text:p>
          </table:table-cell>
          <table:table-cell table:formula="of:=[.$B$4]*SQRT(([.$B34]*(1-[.$B34])/([.$B$1]-1))*[.U$7]*([.$B$1]-[.U$7]))/SQRT([.U$7])" office:value-type="float" office:value="0.636563974823301">
            <text:p>0,64</text:p>
          </table:table-cell>
          <table:table-cell table:formula="of:=[.$B$4]*SQRT(([.$B34]*(1-[.$B34])/([.$B$1]-1))*[.V$7]*([.$B$1]-[.V$7]))/SQRT([.V$7])" office:value-type="float" office:value="0.632248237097211">
            <text:p>0,63</text:p>
          </table:table-cell>
          <table:table-cell table:formula="of:=[.$B$4]*SQRT(([.$B34]*(1-[.$B34])/([.$B$1]-1))*[.W$7]*([.$B$1]-[.W$7]))/SQRT([.W$7])" office:value-type="float" office:value="0.627902836896142">
            <text:p>0,63</text:p>
          </table:table-cell>
          <table:table-cell table:formula="of:=[.$B$4]*SQRT(([.$B34]*(1-[.$B34])/([.$B$1]-1))*[.X$7]*([.$B$1]-[.X$7]))/SQRT([.X$7])" office:value-type="float" office:value="0.623527154061404">
            <text:p>0,62</text:p>
          </table:table-cell>
          <table:table-cell table:formula="of:=[.$B$4]*SQRT(([.$B34]*(1-[.$B34])/([.$B$1]-1))*[.Y$7]*([.$B$1]-[.Y$7]))/SQRT([.Y$7])" office:value-type="float" office:value="0.619120546518693">
            <text:p>0,62</text:p>
          </table:table-cell>
          <table:table-cell table:formula="of:=[.$B$4]*SQRT(([.$B34]*(1-[.$B34])/([.$B$1]-1))*[.Z$7]*([.$B$1]-[.Z$7]))/SQRT([.Z$7])" office:value-type="float" office:value="0.614682349178254">
            <text:p>0,61</text:p>
          </table:table-cell>
          <table:table-cell table:formula="of:=[.$B$4]*SQRT(([.$B34]*(1-[.$B34])/([.$B$1]-1))*[.AA$7]*([.$B$1]-[.AA$7]))/SQRT([.AA$7])" office:value-type="float" office:value="0.61021187276305">
            <text:p>0,61</text:p>
          </table:table-cell>
          <table:table-cell/>
          <table:table-cell table:formula="of:=[.$B$4]*SQRT(([.$B34]*(1-[.$B34])/([.$B$3]-1))*[.AC$7]*([.$B$3]-[.AC$7]))/SQRT([.AC$7])" office:value-type="float" office:value="0.732553309712166">
            <text:p>0,73</text:p>
          </table:table-cell>
          <table:table-cell table:formula="of:=[.$B$4]*SQRT(([.$B34]*(1-[.$B34])/([.$B$3]-1))*[.AD$7]*([.$B$3]-[.AD$7]))/SQRT([.AD$7])" office:value-type="float" office:value="0.728517172607319">
            <text:p>0,73</text:p>
          </table:table-cell>
          <table:table-cell table:formula="of:=[.$B$4]*SQRT(([.$B34]*(1-[.$B34])/([.$B$3]-1))*[.AE$7]*([.$B$3]-[.AE$7]))/SQRT([.AE$7])" office:value-type="float" office:value="0.724458549537015">
            <text:p>0,72</text:p>
          </table:table-cell>
          <table:table-cell table:formula="of:=[.$B$4]*SQRT(([.$B34]*(1-[.$B34])/([.$B$3]-1))*[.AF$7]*([.$B$3]-[.AF$7]))/SQRT([.AF$7])" office:value-type="float" office:value="0.720377060441814">
            <text:p>0,72</text:p>
          </table:table-cell>
          <table:table-cell table:formula="of:=[.$B$4]*SQRT(([.$B34]*(1-[.$B34])/([.$B$3]-1))*[.AG$7]*([.$B$3]-[.AG$7]))/SQRT([.AG$7])" office:value-type="float" office:value="0.716272314433765">
            <text:p>0,72</text:p>
          </table:table-cell>
          <table:table-cell table:formula="of:=[.$B$4]*SQRT(([.$B34]*(1-[.$B34])/([.$B$3]-1))*[.AH$7]*([.$B$3]-[.AH$7]))/SQRT([.AH$7])" office:value-type="float" office:value="0.712143909359489">
            <text:p>0,71</text:p>
          </table:table-cell>
          <table:table-cell table:formula="of:=[.$B$4]*SQRT(([.$B34]*(1-[.$B34])/([.$B$3]-1))*[.AI$7]*([.$B$3]-[.AI$7]))/SQRT([.AI$7])" office:value-type="float" office:value="0.707991431340331">
            <text:p>0,71</text:p>
          </table:table-cell>
          <table:table-cell table:formula="of:=[.$B$4]*SQRT(([.$B34]*(1-[.$B34])/([.$B$3]-1))*[.AJ$7]*([.$B$3]-[.AJ$7]))/SQRT([.AJ$7])" office:value-type="float" office:value="0.703814454288092">
            <text:p>0,70</text:p>
          </table:table-cell>
          <table:table-cell table:formula="of:=[.$B$4]*SQRT(([.$B34]*(1-[.$B34])/([.$B$3]-1))*[.AK$7]*([.$B$3]-[.AK$7]))/SQRT([.AK$7])" office:value-type="float" office:value="0.699612539394741">
            <text:p>0,70</text:p>
          </table:table-cell>
          <table:table-cell table:formula="of:=[.$B$4]*SQRT(([.$B34]*(1-[.$B34])/([.$B$3]-1))*[.AL$7]*([.$B$3]-[.AL$7]))/SQRT([.AL$7])" office:value-type="float" office:value="0.695385234594373">
            <text:p>0,70</text:p>
          </table:table-cell>
          <table:table-cell table:formula="of:=[.$B$4]*SQRT(([.$B34]*(1-[.$B34])/([.$B$3]-1))*[.AM$7]*([.$B$3]-[.AM$7]))/SQRT([.AM$7])" office:value-type="float" office:value="0.691132073995546">
            <text:p>0,69</text:p>
          </table:table-cell>
          <table:table-cell table:formula="of:=[.$B$4]*SQRT(([.$B34]*(1-[.$B34])/([.$B$3]-1))*[.AN$7]*([.$B$3]-[.AN$7]))/SQRT([.AN$7])" office:value-type="float" office:value="0.686852577281981">
            <text:p>0,69</text:p>
          </table:table-cell>
          <table:table-cell table:formula="of:=[.$B$4]*SQRT(([.$B34]*(1-[.$B34])/([.$B$3]-1))*[.AO$7]*([.$B$3]-[.AO$7]))/SQRT([.AO$7])" office:value-type="float" office:value="0.68254624907944">
            <text:p>0,68</text:p>
          </table:table-cell>
          <table:table-cell table:formula="of:=[.$B$4]*SQRT(([.$B34]*(1-[.$B34])/([.$B$3]-1))*[.AP$7]*([.$B$3]-[.AP$7]))/SQRT([.AP$7])" office:value-type="float" office:value="0.67821257828643">
            <text:p>0,68</text:p>
          </table:table-cell>
          <table:table-cell table:formula="of:=[.$B$4]*SQRT(([.$B34]*(1-[.$B34])/([.$B$3]-1))*[.AQ$7]*([.$B$3]-[.AQ$7]))/SQRT([.AQ$7])" office:value-type="float" office:value="0.673851037366153">
            <text:p>0,67</text:p>
          </table:table-cell>
          <table:table-cell table:formula="of:=[.$B$4]*SQRT(([.$B34]*(1-[.$B34])/([.$B$3]-1))*[.AR$7]*([.$B$3]-[.AR$7]))/SQRT([.AR$7])" office:value-type="float" office:value="0.669461081596947">
            <text:p>0,67</text:p>
          </table:table-cell>
          <table:table-cell table:formula="of:=[.$B$4]*SQRT(([.$B34]*(1-[.$B34])/([.$B$3]-1))*[.AS$7]*([.$B$3]-[.AS$7]))/SQRT([.AS$7])" office:value-type="float" office:value="0.665042148278189">
            <text:p>0,67</text:p>
          </table:table-cell>
          <table:table-cell table:formula="of:=[.$B$4]*SQRT(([.$B34]*(1-[.$B34])/([.$B$3]-1))*[.AT$7]*([.$B$3]-[.AT$7]))/SQRT([.AT$7])" office:value-type="float" office:value="0.660593655888385">
            <text:p>0,66</text:p>
          </table:table-cell>
          <table:table-cell table:formula="of:=[.$B$4]*SQRT(([.$B34]*(1-[.$B34])/([.$B$3]-1))*[.AU$7]*([.$B$3]-[.AU$7]))/SQRT([.AU$7])" office:value-type="float" office:value="0.656115003191891">
            <text:p>0,66</text:p>
          </table:table-cell>
          <table:table-cell table:formula="of:=[.$B$4]*SQRT(([.$B34]*(1-[.$B34])/([.$B$3]-1))*[.AV$7]*([.$B$3]-[.AV$7]))/SQRT([.AV$7])" office:value-type="float" office:value="0.651605568290365">
            <text:p>0,65</text:p>
          </table:table-cell>
          <table:table-cell table:formula="of:=[.$B$4]*SQRT(([.$B34]*(1-[.$B34])/([.$B$3]-1))*[.AW$7]*([.$B$3]-[.AW$7]))/SQRT([.AW$7])" office:value-type="float" office:value="0.64706470761472">
            <text:p>0,65</text:p>
          </table:table-cell>
          <table:table-cell table:formula="of:=[.$B$4]*SQRT(([.$B34]*(1-[.$B34])/([.$B$3]-1))*[.AX$7]*([.$B$3]-[.AX$7]))/SQRT([.AX$7])" office:value-type="float" office:value="0.642491754852961">
            <text:p>0,64</text:p>
          </table:table-cell>
          <table:table-cell table:formula="of:=[.$B$4]*SQRT(([.$B34]*(1-[.$B34])/([.$B$3]-1))*[.AY$7]*([.$B$3]-[.AY$7]))/SQRT([.AY$7])" office:value-type="float" office:value="0.63788601980883">
            <text:p>0,64</text:p>
          </table:table-cell>
          <table:table-cell table:formula="of:=[.$B$4]*SQRT(([.$B34]*(1-[.$B34])/([.$B$3]-1))*[.AZ$7]*([.$B$3]-[.AZ$7]))/SQRT([.AZ$7])" office:value-type="float" office:value="0.633246787185742">
            <text:p>0,63</text:p>
          </table:table-cell>
          <table:table-cell table:formula="of:=[.$B$4]*SQRT(([.$B34]*(1-[.$B34])/([.$B$3]-1))*[.BA$7]*([.$B$3]-[.BA$7]))/SQRT([.BA$7])" office:value-type="float" office:value="0.628573315289933">
            <text:p>0,63</text:p>
          </table:table-cell>
        </table:table-row>
        <table:table-row table:style-name="ro2">
          <table:table-cell table:formula="of:=[.A34]+1" office:value-type="float" office:value="28">
            <text:p>28</text:p>
          </table:table-cell>
          <table:table-cell table:formula="of:=[.$A35]/[.$B$1]" office:value-type="float" office:value="0.282828282828283">
            <text:p>0,283</text:p>
          </table:table-cell>
          <table:table-cell table:formula="of:=[.$B$4]*SQRT(([.$B35]*(1-[.$B35])/([.$B$1]-1))*[.C$7]*([.$B$1]-[.C$7]))/SQRT([.C$7])" office:value-type="float" office:value="0.71776151803713">
            <text:p>0,72</text:p>
          </table:table-cell>
          <table:table-cell table:formula="of:=[.$B$4]*SQRT(([.$B35]*(1-[.$B35])/([.$B$1]-1))*[.D$7]*([.$B$1]-[.D$7]))/SQRT([.D$7])" office:value-type="float" office:value="0.713849982006037">
            <text:p>0,71</text:p>
          </table:table-cell>
          <table:table-cell table:formula="of:=[.$B$4]*SQRT(([.$B35]*(1-[.$B35])/([.$B$1]-1))*[.E$7]*([.$B$1]-[.E$7]))/SQRT([.E$7])" office:value-type="float" office:value="0.709916894322902">
            <text:p>0,71</text:p>
          </table:table-cell>
          <table:table-cell table:formula="of:=[.$B$4]*SQRT(([.$B35]*(1-[.$B35])/([.$B$1]-1))*[.F$7]*([.$B$1]-[.F$7]))/SQRT([.F$7])" office:value-type="float" office:value="0.705961894779122">
            <text:p>0,71</text:p>
          </table:table-cell>
          <table:table-cell table:formula="of:=[.$B$4]*SQRT(([.$B35]*(1-[.$B35])/([.$B$1]-1))*[.G$7]*([.$B$1]-[.G$7]))/SQRT([.G$7])" office:value-type="float" office:value="0.701984613018821">
            <text:p>0,70</text:p>
          </table:table-cell>
          <table:table-cell table:formula="of:=[.$B$4]*SQRT(([.$B35]*(1-[.$B35])/([.$B$1]-1))*[.H$7]*([.$B$1]-[.H$7]))/SQRT([.H$7])" office:value-type="float" office:value="0.697984668134078">
            <text:p>0,70</text:p>
          </table:table-cell>
          <table:table-cell table:formula="of:=[.$B$4]*SQRT(([.$B35]*(1-[.$B35])/([.$B$1]-1))*[.I$7]*([.$B$1]-[.I$7]))/SQRT([.I$7])" office:value-type="float" office:value="0.693961668239171">
            <text:p>0,69</text:p>
          </table:table-cell>
          <table:table-cell table:formula="of:=[.$B$4]*SQRT(([.$B35]*(1-[.$B35])/([.$B$1]-1))*[.J$7]*([.$B$1]-[.J$7]))/SQRT([.J$7])" office:value-type="float" office:value="0.689915210022469">
            <text:p>0,69</text:p>
          </table:table-cell>
          <table:table-cell table:formula="of:=[.$B$4]*SQRT(([.$B35]*(1-[.$B35])/([.$B$1]-1))*[.K$7]*([.$B$1]-[.K$7]))/SQRT([.K$7])" office:value-type="float" office:value="0.685844878274528">
            <text:p>0,69</text:p>
          </table:table-cell>
          <table:table-cell table:formula="of:=[.$B$4]*SQRT(([.$B35]*(1-[.$B35])/([.$B$1]-1))*[.L$7]*([.$B$1]-[.L$7]))/SQRT([.L$7])" office:value-type="float" office:value="0.68175024539083">
            <text:p>0,68</text:p>
          </table:table-cell>
          <table:table-cell table:formula="of:=[.$B$4]*SQRT(([.$B35]*(1-[.$B35])/([.$B$1]-1))*[.M$7]*([.$B$1]-[.M$7]))/SQRT([.M$7])" office:value-type="float" office:value="0.677630870847478">
            <text:p>0,68</text:p>
          </table:table-cell>
          <table:table-cell table:formula="of:=[.$B$4]*SQRT(([.$B35]*(1-[.$B35])/([.$B$1]-1))*[.N$7]*([.$B$1]-[.N$7]))/SQRT([.N$7])" office:value-type="float" office:value="0.673486300648029">
            <text:p>0,67</text:p>
          </table:table-cell>
          <table:table-cell table:formula="of:=[.$B$4]*SQRT(([.$B35]*(1-[.$B35])/([.$B$1]-1))*[.O$7]*([.$B$1]-[.O$7]))/SQRT([.O$7])" office:value-type="float" office:value="0.66931606673949">
            <text:p>0,67</text:p>
          </table:table-cell>
          <table:table-cell table:formula="of:=[.$B$4]*SQRT(([.$B35]*(1-[.$B35])/([.$B$1]-1))*[.P$7]*([.$B$1]-[.P$7]))/SQRT([.P$7])" office:value-type="float" office:value="0.665119686395371">
            <text:p>0,67</text:p>
          </table:table-cell>
          <table:table-cell table:formula="of:=[.$B$4]*SQRT(([.$B35]*(1-[.$B35])/([.$B$1]-1))*[.Q$7]*([.$B$1]-[.Q$7]))/SQRT([.Q$7])" office:value-type="float" office:value="0.660896661563463">
            <text:p>0,66</text:p>
          </table:table-cell>
          <table:table-cell table:formula="of:=[.$B$4]*SQRT(([.$B35]*(1-[.$B35])/([.$B$1]-1))*[.R$7]*([.$B$1]-[.R$7]))/SQRT([.R$7])" office:value-type="float" office:value="0.656646478175879">
            <text:p>0,66</text:p>
          </table:table-cell>
          <table:table-cell table:formula="of:=[.$B$4]*SQRT(([.$B35]*(1-[.$B35])/([.$B$1]-1))*[.S$7]*([.$B$1]-[.S$7]))/SQRT([.S$7])" office:value-type="float" office:value="0.652368605418624">
            <text:p>0,65</text:p>
          </table:table-cell>
          <table:table-cell table:formula="of:=[.$B$4]*SQRT(([.$B35]*(1-[.$B35])/([.$B$1]-1))*[.T$7]*([.$B$1]-[.T$7]))/SQRT([.T$7])" office:value-type="float" office:value="0.648062494957774">
            <text:p>0,65</text:p>
          </table:table-cell>
          <table:table-cell table:formula="of:=[.$B$4]*SQRT(([.$B35]*(1-[.$B35])/([.$B$1]-1))*[.U$7]*([.$B$1]-[.U$7]))/SQRT([.U$7])" office:value-type="float" office:value="0.643727580119067">
            <text:p>0,64</text:p>
          </table:table-cell>
          <table:table-cell table:formula="of:=[.$B$4]*SQRT(([.$B35]*(1-[.$B35])/([.$B$1]-1))*[.V$7]*([.$B$1]-[.V$7]))/SQRT([.V$7])" office:value-type="float" office:value="0.639363275017423">
            <text:p>0,64</text:p>
          </table:table-cell>
          <table:table-cell table:formula="of:=[.$B$4]*SQRT(([.$B35]*(1-[.$B35])/([.$B$1]-1))*[.W$7]*([.$B$1]-[.W$7]))/SQRT([.W$7])" office:value-type="float" office:value="0.634968973632617">
            <text:p>0,63</text:p>
          </table:table-cell>
          <table:table-cell table:formula="of:=[.$B$4]*SQRT(([.$B35]*(1-[.$B35])/([.$B$1]-1))*[.X$7]*([.$B$1]-[.X$7]))/SQRT([.X$7])" office:value-type="float" office:value="0.630544048826975">
            <text:p>0,63</text:p>
          </table:table-cell>
          <table:table-cell table:formula="of:=[.$B$4]*SQRT(([.$B35]*(1-[.$B35])/([.$B$1]-1))*[.Y$7]*([.$B$1]-[.Y$7]))/SQRT([.Y$7])" office:value-type="float" office:value="0.626087851300573">
            <text:p>0,63</text:p>
          </table:table-cell>
          <table:table-cell table:formula="of:=[.$B$4]*SQRT(([.$B35]*(1-[.$B35])/([.$B$1]-1))*[.Z$7]*([.$B$1]-[.Z$7]))/SQRT([.Z$7])" office:value-type="float" office:value="0.621599708479037">
            <text:p>0,62</text:p>
          </table:table-cell>
          <table:table-cell table:formula="of:=[.$B$4]*SQRT(([.$B35]*(1-[.$B35])/([.$B$1]-1))*[.AA$7]*([.$B$1]-[.AA$7]))/SQRT([.AA$7])" office:value-type="float" office:value="0.617078923328514">
            <text:p>0,62</text:p>
          </table:table-cell>
          <table:table-cell/>
          <table:table-cell table:formula="of:=[.$B$4]*SQRT(([.$B35]*(1-[.$B35])/([.$B$3]-1))*[.AC$7]*([.$B$3]-[.AC$7]))/SQRT([.AC$7])" office:value-type="float" office:value="0.74079713590472">
            <text:p>0,74</text:p>
          </table:table-cell>
          <table:table-cell table:formula="of:=[.$B$4]*SQRT(([.$B35]*(1-[.$B35])/([.$B$3]-1))*[.AD$7]*([.$B$3]-[.AD$7]))/SQRT([.AD$7])" office:value-type="float" office:value="0.736715577924231">
            <text:p>0,74</text:p>
          </table:table-cell>
          <table:table-cell table:formula="of:=[.$B$4]*SQRT(([.$B35]*(1-[.$B35])/([.$B$3]-1))*[.AE$7]*([.$B$3]-[.AE$7]))/SQRT([.AE$7])" office:value-type="float" office:value="0.732611280931321">
            <text:p>0,73</text:p>
          </table:table-cell>
          <table:table-cell table:formula="of:=[.$B$4]*SQRT(([.$B35]*(1-[.$B35])/([.$B$3]-1))*[.AF$7]*([.$B$3]-[.AF$7]))/SQRT([.AF$7])" office:value-type="float" office:value="0.728483860589532">
            <text:p>0,73</text:p>
          </table:table-cell>
          <table:table-cell table:formula="of:=[.$B$4]*SQRT(([.$B35]*(1-[.$B35])/([.$B$3]-1))*[.AG$7]*([.$B$3]-[.AG$7]))/SQRT([.AG$7])" office:value-type="float" office:value="0.724332921612034">
            <text:p>0,72</text:p>
          </table:table-cell>
          <table:table-cell table:formula="of:=[.$B$4]*SQRT(([.$B35]*(1-[.$B35])/([.$B$3]-1))*[.AH$7]*([.$B$3]-[.AH$7]))/SQRT([.AH$7])" office:value-type="float" office:value="0.720158057319796">
            <text:p>0,72</text:p>
          </table:table-cell>
          <table:table-cell table:formula="of:=[.$B$4]*SQRT(([.$B35]*(1-[.$B35])/([.$B$3]-1))*[.AI$7]*([.$B$3]-[.AI$7]))/SQRT([.AI$7])" office:value-type="float" office:value="0.715958849176557">
            <text:p>0,72</text:p>
          </table:table-cell>
          <table:table-cell table:formula="of:=[.$B$4]*SQRT(([.$B35]*(1-[.$B35])/([.$B$3]-1))*[.AJ$7]*([.$B$3]-[.AJ$7]))/SQRT([.AJ$7])" office:value-type="float" office:value="0.711734866299114">
            <text:p>0,71</text:p>
          </table:table-cell>
          <table:table-cell table:formula="of:=[.$B$4]*SQRT(([.$B35]*(1-[.$B35])/([.$B$3]-1))*[.AK$7]*([.$B$3]-[.AK$7]))/SQRT([.AK$7])" office:value-type="float" office:value="0.707485664941287">
            <text:p>0,71</text:p>
          </table:table-cell>
          <table:table-cell table:formula="of:=[.$B$4]*SQRT(([.$B35]*(1-[.$B35])/([.$B$3]-1))*[.AL$7]*([.$B$3]-[.AL$7]))/SQRT([.AL$7])" office:value-type="float" office:value="0.703210787949824">
            <text:p>0,70</text:p>
          </table:table-cell>
          <table:table-cell table:formula="of:=[.$B$4]*SQRT(([.$B35]*(1-[.$B35])/([.$B$3]-1))*[.AM$7]*([.$B$3]-[.AM$7]))/SQRT([.AM$7])" office:value-type="float" office:value="0.69890976419035">
            <text:p>0,70</text:p>
          </table:table-cell>
          <table:table-cell table:formula="of:=[.$B$4]*SQRT(([.$B35]*(1-[.$B35])/([.$B$3]-1))*[.AN$7]*([.$B$3]-[.AN$7]))/SQRT([.AN$7])" office:value-type="float" office:value="0.69458210794132">
            <text:p>0,69</text:p>
          </table:table-cell>
          <table:table-cell table:formula="of:=[.$B$4]*SQRT(([.$B35]*(1-[.$B35])/([.$B$3]-1))*[.AO$7]*([.$B$3]-[.AO$7]))/SQRT([.AO$7])" office:value-type="float" office:value="0.69022731825378">
            <text:p>0,69</text:p>
          </table:table-cell>
          <table:table-cell table:formula="of:=[.$B$4]*SQRT(([.$B35]*(1-[.$B35])/([.$B$3]-1))*[.AP$7]*([.$B$3]-[.AP$7]))/SQRT([.AP$7])" office:value-type="float" office:value="0.685844878274528">
            <text:p>0,69</text:p>
          </table:table-cell>
          <table:table-cell table:formula="of:=[.$B$4]*SQRT(([.$B35]*(1-[.$B35])/([.$B$3]-1))*[.AQ$7]*([.$B$3]-[.AQ$7]))/SQRT([.AQ$7])" office:value-type="float" office:value="0.681434254530105">
            <text:p>0,68</text:p>
          </table:table-cell>
          <table:table-cell table:formula="of:=[.$B$4]*SQRT(([.$B35]*(1-[.$B35])/([.$B$3]-1))*[.AR$7]*([.$B$3]-[.AR$7]))/SQRT([.AR$7])" office:value-type="float" office:value="0.676994896168795">
            <text:p>0,68</text:p>
          </table:table-cell>
          <table:table-cell table:formula="of:=[.$B$4]*SQRT(([.$B35]*(1-[.$B35])/([.$B$3]-1))*[.AS$7]*([.$B$3]-[.AS$7]))/SQRT([.AS$7])" office:value-type="float" office:value="0.672526234157594">
            <text:p>0,67</text:p>
          </table:table-cell>
          <table:table-cell table:formula="of:=[.$B$4]*SQRT(([.$B35]*(1-[.$B35])/([.$B$3]-1))*[.AT$7]*([.$B$3]-[.AT$7]))/SQRT([.AT$7])" office:value-type="float" office:value="0.668027680430828">
            <text:p>0,67</text:p>
          </table:table-cell>
          <table:table-cell table:formula="of:=[.$B$4]*SQRT(([.$B35]*(1-[.$B35])/([.$B$3]-1))*[.AU$7]*([.$B$3]-[.AU$7]))/SQRT([.AU$7])" office:value-type="float" office:value="0.663498626986816">
            <text:p>0,66</text:p>
          </table:table-cell>
          <table:table-cell table:formula="of:=[.$B$4]*SQRT(([.$B35]*(1-[.$B35])/([.$B$3]-1))*[.AV$7]*([.$B$3]-[.AV$7]))/SQRT([.AV$7])" office:value-type="float" office:value="0.658938444928649">
            <text:p>0,66</text:p>
          </table:table-cell>
          <table:table-cell table:formula="of:=[.$B$4]*SQRT(([.$B35]*(1-[.$B35])/([.$B$3]-1))*[.AW$7]*([.$B$3]-[.AW$7]))/SQRT([.AW$7])" office:value-type="float" office:value="0.654346483444806">
            <text:p>0,65</text:p>
          </table:table-cell>
          <table:table-cell table:formula="of:=[.$B$4]*SQRT(([.$B35]*(1-[.$B35])/([.$B$3]-1))*[.AX$7]*([.$B$3]-[.AX$7]))/SQRT([.AX$7])" office:value-type="float" office:value="0.649722068724914">
            <text:p>0,65</text:p>
          </table:table-cell>
          <table:table-cell table:formula="of:=[.$B$4]*SQRT(([.$B35]*(1-[.$B35])/([.$B$3]-1))*[.AY$7]*([.$B$3]-[.AY$7]))/SQRT([.AY$7])" office:value-type="float" office:value="0.645064502805556">
            <text:p>0,65</text:p>
          </table:table-cell>
          <table:table-cell table:formula="of:=[.$B$4]*SQRT(([.$B35]*(1-[.$B35])/([.$B$3]-1))*[.AZ$7]*([.$B$3]-[.AZ$7]))/SQRT([.AZ$7])" office:value-type="float" office:value="0.640373062340521">
            <text:p>0,64</text:p>
          </table:table-cell>
          <table:table-cell table:formula="of:=[.$B$4]*SQRT(([.$B35]*(1-[.$B35])/([.$B$3]-1))*[.BA$7]*([.$B$3]-[.BA$7]))/SQRT([.BA$7])" office:value-type="float" office:value="0.635646997289356">
            <text:p>0,64</text:p>
          </table:table-cell>
        </table:table-row>
        <table:table-row table:style-name="ro2">
          <table:table-cell table:formula="of:=[.A35]+1" office:value-type="float" office:value="29">
            <text:p>29</text:p>
          </table:table-cell>
          <table:table-cell table:formula="of:=[.$A36]/[.$B$1]" office:value-type="float" office:value="0.292929292929293">
            <text:p>0,293</text:p>
          </table:table-cell>
          <table:table-cell table:formula="of:=[.$B$4]*SQRT(([.$B36]*(1-[.$B36])/([.$B$1]-1))*[.C$7]*([.$B$1]-[.C$7]))/SQRT([.C$7])" office:value-type="float" office:value="0.725303877706916">
            <text:p>0,73</text:p>
          </table:table-cell>
          <table:table-cell table:formula="of:=[.$B$4]*SQRT(([.$B36]*(1-[.$B36])/([.$B$1]-1))*[.D$7]*([.$B$1]-[.D$7]))/SQRT([.D$7])" office:value-type="float" office:value="0.721351238592325">
            <text:p>0,72</text:p>
          </table:table-cell>
          <table:table-cell table:formula="of:=[.$B$4]*SQRT(([.$B36]*(1-[.$B36])/([.$B$1]-1))*[.E$7]*([.$B$1]-[.E$7]))/SQRT([.E$7])" office:value-type="float" office:value="0.71737682135728">
            <text:p>0,72</text:p>
          </table:table-cell>
          <table:table-cell table:formula="of:=[.$B$4]*SQRT(([.$B36]*(1-[.$B36])/([.$B$1]-1))*[.F$7]*([.$B$1]-[.F$7]))/SQRT([.F$7])" office:value-type="float" office:value="0.713380262008045">
            <text:p>0,71</text:p>
          </table:table-cell>
          <table:table-cell table:formula="of:=[.$B$4]*SQRT(([.$B36]*(1-[.$B36])/([.$B$1]-1))*[.G$7]*([.$B$1]-[.G$7]))/SQRT([.G$7])" office:value-type="float" office:value="0.70936118629698">
            <text:p>0,71</text:p>
          </table:table-cell>
          <table:table-cell table:formula="of:=[.$B$4]*SQRT(([.$B36]*(1-[.$B36])/([.$B$1]-1))*[.H$7]*([.$B$1]-[.H$7]))/SQRT([.H$7])" office:value-type="float" office:value="0.705319209313522">
            <text:p>0,71</text:p>
          </table:table-cell>
          <table:table-cell table:formula="of:=[.$B$4]*SQRT(([.$B36]*(1-[.$B36])/([.$B$1]-1))*[.I$7]*([.$B$1]-[.I$7]))/SQRT([.I$7])" office:value-type="float" office:value="0.701253935053946">
            <text:p>0,70</text:p>
          </table:table-cell>
          <table:table-cell table:formula="of:=[.$B$4]*SQRT(([.$B36]*(1-[.$B36])/([.$B$1]-1))*[.J$7]*([.$B$1]-[.J$7]))/SQRT([.J$7])" office:value-type="float" office:value="0.697164955968555">
            <text:p>0,70</text:p>
          </table:table-cell>
          <table:table-cell table:formula="of:=[.$B$4]*SQRT(([.$B36]*(1-[.$B36])/([.$B$1]-1))*[.K$7]*([.$B$1]-[.K$7]))/SQRT([.K$7])" office:value-type="float" office:value="0.693051852484812">
            <text:p>0,69</text:p>
          </table:table-cell>
          <table:table-cell table:formula="of:=[.$B$4]*SQRT(([.$B36]*(1-[.$B36])/([.$B$1]-1))*[.L$7]*([.$B$1]-[.L$7]))/SQRT([.L$7])" office:value-type="float" office:value="0.688914192504859">
            <text:p>0,69</text:p>
          </table:table-cell>
          <table:table-cell table:formula="of:=[.$B$4]*SQRT(([.$B36]*(1-[.$B36])/([.$B$1]-1))*[.M$7]*([.$B$1]-[.M$7]))/SQRT([.M$7])" office:value-type="float" office:value="0.6847515308757">
            <text:p>0,68</text:p>
          </table:table-cell>
          <table:table-cell table:formula="of:=[.$B$4]*SQRT(([.$B36]*(1-[.$B36])/([.$B$1]-1))*[.N$7]*([.$B$1]-[.N$7]))/SQRT([.N$7])" office:value-type="float" office:value="0.680563408830218">
            <text:p>0,68</text:p>
          </table:table-cell>
          <table:table-cell table:formula="of:=[.$B$4]*SQRT(([.$B36]*(1-[.$B36])/([.$B$1]-1))*[.O$7]*([.$B$1]-[.O$7]))/SQRT([.O$7])" office:value-type="float" office:value="0.676349353397044">
            <text:p>0,68</text:p>
          </table:table-cell>
          <table:table-cell table:formula="of:=[.$B$4]*SQRT(([.$B36]*(1-[.$B36])/([.$B$1]-1))*[.P$7]*([.$B$1]-[.P$7]))/SQRT([.P$7])" office:value-type="float" office:value="0.672108876777113">
            <text:p>0,67</text:p>
          </table:table-cell>
          <table:table-cell table:formula="of:=[.$B$4]*SQRT(([.$B36]*(1-[.$B36])/([.$B$1]-1))*[.Q$7]*([.$B$1]-[.Q$7]))/SQRT([.Q$7])" office:value-type="float" office:value="0.6678414756846">
            <text:p>0,67</text:p>
          </table:table-cell>
          <table:table-cell table:formula="of:=[.$B$4]*SQRT(([.$B36]*(1-[.$B36])/([.$B$1]-1))*[.R$7]*([.$B$1]-[.R$7]))/SQRT([.R$7])" office:value-type="float" office:value="0.663546630649706">
            <text:p>0,66</text:p>
          </table:table-cell>
          <table:table-cell table:formula="of:=[.$B$4]*SQRT(([.$B36]*(1-[.$B36])/([.$B$1]-1))*[.S$7]*([.$B$1]-[.S$7]))/SQRT([.S$7])" office:value-type="float" office:value="0.659223805280551">
            <text:p>0,66</text:p>
          </table:table-cell>
          <table:table-cell table:formula="of:=[.$B$4]*SQRT(([.$B36]*(1-[.$B36])/([.$B$1]-1))*[.T$7]*([.$B$1]-[.T$7]))/SQRT([.T$7])" office:value-type="float" office:value="0.654872445481226">
            <text:p>0,65</text:p>
          </table:table-cell>
          <table:table-cell table:formula="of:=[.$B$4]*SQRT(([.$B36]*(1-[.$B36])/([.$B$1]-1))*[.U$7]*([.$B$1]-[.U$7]))/SQRT([.U$7])" office:value-type="float" office:value="0.650491978622761">
            <text:p>0,65</text:p>
          </table:table-cell>
          <table:table-cell table:formula="of:=[.$B$4]*SQRT(([.$B36]*(1-[.$B36])/([.$B$1]-1))*[.V$7]*([.$B$1]-[.V$7]))/SQRT([.V$7])" office:value-type="float" office:value="0.646081812663495">
            <text:p>0,65</text:p>
          </table:table-cell>
          <table:table-cell table:formula="of:=[.$B$4]*SQRT(([.$B36]*(1-[.$B36])/([.$B$1]-1))*[.W$7]*([.$B$1]-[.W$7]))/SQRT([.W$7])" office:value-type="float" office:value="0.64164133521504">
            <text:p>0,64</text:p>
          </table:table-cell>
          <table:table-cell table:formula="of:=[.$B$4]*SQRT(([.$B36]*(1-[.$B36])/([.$B$1]-1))*[.X$7]*([.$B$1]-[.X$7]))/SQRT([.X$7])" office:value-type="float" office:value="0.637169912549653">
            <text:p>0,64</text:p>
          </table:table-cell>
          <table:table-cell table:formula="of:=[.$B$4]*SQRT(([.$B36]*(1-[.$B36])/([.$B$1]-1))*[.Y$7]*([.$B$1]-[.Y$7]))/SQRT([.Y$7])" office:value-type="float" office:value="0.632666888544457">
            <text:p>0,63</text:p>
          </table:table-cell>
          <table:table-cell table:formula="of:=[.$B$4]*SQRT(([.$B36]*(1-[.$B36])/([.$B$1]-1))*[.Z$7]*([.$B$1]-[.Z$7]))/SQRT([.Z$7])" office:value-type="float" office:value="0.628131583557551">
            <text:p>0,63</text:p>
          </table:table-cell>
          <table:table-cell table:formula="of:=[.$B$4]*SQRT(([.$B36]*(1-[.$B36])/([.$B$1]-1))*[.AA$7]*([.$B$1]-[.AA$7]))/SQRT([.AA$7])" office:value-type="float" office:value="0.623563293230535">
            <text:p>0,62</text:p>
          </table:table-cell>
          <table:table-cell/>
          <table:table-cell table:formula="of:=[.$B$4]*SQRT(([.$B36]*(1-[.$B36])/([.$B$3]-1))*[.AC$7]*([.$B$3]-[.AC$7]))/SQRT([.AC$7])" office:value-type="float" office:value="0.74858155775088">
            <text:p>0,75</text:p>
          </table:table-cell>
          <table:table-cell table:formula="of:=[.$B$4]*SQRT(([.$B36]*(1-[.$B36])/([.$B$3]-1))*[.AD$7]*([.$B$3]-[.AD$7]))/SQRT([.AD$7])" office:value-type="float" office:value="0.744457110067435">
            <text:p>0,74</text:p>
          </table:table-cell>
          <table:table-cell table:formula="of:=[.$B$4]*SQRT(([.$B36]*(1-[.$B36])/([.$B$3]-1))*[.AE$7]*([.$B$3]-[.AE$7]))/SQRT([.AE$7])" office:value-type="float" office:value="0.740309684426173">
            <text:p>0,74</text:p>
          </table:table-cell>
          <table:table-cell table:formula="of:=[.$B$4]*SQRT(([.$B36]*(1-[.$B36])/([.$B$3]-1))*[.AF$7]*([.$B$3]-[.AF$7]))/SQRT([.AF$7])" office:value-type="float" office:value="0.736138892451963">
            <text:p>0,74</text:p>
          </table:table-cell>
          <table:table-cell table:formula="of:=[.$B$4]*SQRT(([.$B36]*(1-[.$B36])/([.$B$3]-1))*[.AG$7]*([.$B$3]-[.AG$7]))/SQRT([.AG$7])" office:value-type="float" office:value="0.731944334704235">
            <text:p>0,73</text:p>
          </table:table-cell>
          <table:table-cell table:formula="of:=[.$B$4]*SQRT(([.$B36]*(1-[.$B36])/([.$B$3]-1))*[.AH$7]*([.$B$3]-[.AH$7]))/SQRT([.AH$7])" office:value-type="float" office:value="0.727725600230504">
            <text:p>0,73</text:p>
          </table:table-cell>
          <table:table-cell table:formula="of:=[.$B$4]*SQRT(([.$B36]*(1-[.$B36])/([.$B$3]-1))*[.AI$7]*([.$B$3]-[.AI$7]))/SQRT([.AI$7])" office:value-type="float" office:value="0.723482266096461">
            <text:p>0,72</text:p>
          </table:table-cell>
          <table:table-cell table:formula="of:=[.$B$4]*SQRT(([.$B36]*(1-[.$B36])/([.$B$3]-1))*[.AJ$7]*([.$B$3]-[.AJ$7]))/SQRT([.AJ$7])" office:value-type="float" office:value="0.719213896891108">
            <text:p>0,72</text:p>
          </table:table-cell>
          <table:table-cell table:formula="of:=[.$B$4]*SQRT(([.$B36]*(1-[.$B36])/([.$B$3]-1))*[.AK$7]*([.$B$3]-[.AK$7]))/SQRT([.AK$7])" office:value-type="float" office:value="0.714920044205305">
            <text:p>0,71</text:p>
          </table:table-cell>
          <table:table-cell table:formula="of:=[.$B$4]*SQRT(([.$B36]*(1-[.$B36])/([.$B$3]-1))*[.AL$7]*([.$B$3]-[.AL$7]))/SQRT([.AL$7])" office:value-type="float" office:value="0.710600246081957">
            <text:p>0,71</text:p>
          </table:table-cell>
          <table:table-cell table:formula="of:=[.$B$4]*SQRT(([.$B36]*(1-[.$B36])/([.$B$3]-1))*[.AM$7]*([.$B$3]-[.AM$7]))/SQRT([.AM$7])" office:value-type="float" office:value="0.706254026435929">
            <text:p>0,71</text:p>
          </table:table-cell>
          <table:table-cell table:formula="of:=[.$B$4]*SQRT(([.$B36]*(1-[.$B36])/([.$B$3]-1))*[.AN$7]*([.$B$3]-[.AN$7]))/SQRT([.AN$7])" office:value-type="float" office:value="0.701880894441631">
            <text:p>0,70</text:p>
          </table:table-cell>
          <table:table-cell table:formula="of:=[.$B$4]*SQRT(([.$B36]*(1-[.$B36])/([.$B$3]-1))*[.AO$7]*([.$B$3]-[.AO$7]))/SQRT([.AO$7])" office:value-type="float" office:value="0.697480343886053">
            <text:p>0,70</text:p>
          </table:table-cell>
          <table:table-cell table:formula="of:=[.$B$4]*SQRT(([.$B36]*(1-[.$B36])/([.$B$3]-1))*[.AP$7]*([.$B$3]-[.AP$7]))/SQRT([.AP$7])" office:value-type="float" office:value="0.693051852484812">
            <text:p>0,69</text:p>
          </table:table-cell>
          <table:table-cell table:formula="of:=[.$B$4]*SQRT(([.$B36]*(1-[.$B36])/([.$B$3]-1))*[.AQ$7]*([.$B$3]-[.AQ$7]))/SQRT([.AQ$7])" office:value-type="float" office:value="0.688594881158619">
            <text:p>0,69</text:p>
          </table:table-cell>
          <table:table-cell table:formula="of:=[.$B$4]*SQRT(([.$B36]*(1-[.$B36])/([.$B$3]-1))*[.AR$7]*([.$B$3]-[.AR$7]))/SQRT([.AR$7])" office:value-type="float" office:value="0.684108873267315">
            <text:p>0,68</text:p>
          </table:table-cell>
          <table:table-cell table:formula="of:=[.$B$4]*SQRT(([.$B36]*(1-[.$B36])/([.$B$3]-1))*[.AS$7]*([.$B$3]-[.AS$7]))/SQRT([.AS$7])" office:value-type="float" office:value="0.679593253798401">
            <text:p>0,68</text:p>
          </table:table-cell>
          <table:table-cell table:formula="of:=[.$B$4]*SQRT(([.$B36]*(1-[.$B36])/([.$B$3]-1))*[.AT$7]*([.$B$3]-[.AT$7]))/SQRT([.AT$7])" office:value-type="float" office:value="0.675047428506709">
            <text:p>0,68</text:p>
          </table:table-cell>
          <table:table-cell table:formula="of:=[.$B$4]*SQRT(([.$B36]*(1-[.$B36])/([.$B$3]-1))*[.AU$7]*([.$B$3]-[.AU$7]))/SQRT([.AU$7])" office:value-type="float" office:value="0.670470783001573">
            <text:p>0,67</text:p>
          </table:table-cell>
          <table:table-cell table:formula="of:=[.$B$4]*SQRT(([.$B36]*(1-[.$B36])/([.$B$3]-1))*[.AV$7]*([.$B$3]-[.AV$7]))/SQRT([.AV$7])" office:value-type="float" office:value="0.665862681777531">
            <text:p>0,67</text:p>
          </table:table-cell>
          <table:table-cell table:formula="of:=[.$B$4]*SQRT(([.$B36]*(1-[.$B36])/([.$B$3]-1))*[.AW$7]*([.$B$3]-[.AW$7]))/SQRT([.AW$7])" office:value-type="float" office:value="0.661222467184221">
            <text:p>0,66</text:p>
          </table:table-cell>
          <table:table-cell table:formula="of:=[.$B$4]*SQRT(([.$B36]*(1-[.$B36])/([.$B$3]-1))*[.AX$7]*([.$B$3]-[.AX$7]))/SQRT([.AX$7])" office:value-type="float" office:value="0.656549458330757">
            <text:p>0,66</text:p>
          </table:table-cell>
          <table:table-cell table:formula="of:=[.$B$4]*SQRT(([.$B36]*(1-[.$B36])/([.$B$3]-1))*[.AY$7]*([.$B$3]-[.AY$7]))/SQRT([.AY$7])" office:value-type="float" office:value="0.651842949919406">
            <text:p>0,65</text:p>
          </table:table-cell>
          <table:table-cell table:formula="of:=[.$B$4]*SQRT(([.$B36]*(1-[.$B36])/([.$B$3]-1))*[.AZ$7]*([.$B$3]-[.AZ$7]))/SQRT([.AZ$7])" office:value-type="float" office:value="0.647102211002911">
            <text:p>0,65</text:p>
          </table:table-cell>
          <table:table-cell table:formula="of:=[.$B$4]*SQRT(([.$B36]*(1-[.$B36])/([.$B$3]-1))*[.BA$7]*([.$B$3]-[.BA$7]))/SQRT([.BA$7])" office:value-type="float" office:value="0.642326483659267">
            <text:p>0,64</text:p>
          </table:table-cell>
        </table:table-row>
        <table:table-row table:style-name="ro2">
          <table:table-cell table:formula="of:=[.A36]+1" office:value-type="float" office:value="30">
            <text:p>30</text:p>
          </table:table-cell>
          <table:table-cell table:formula="of:=[.$A37]/[.$B$1]" office:value-type="float" office:value="0.303030303030303">
            <text:p>0,303</text:p>
          </table:table-cell>
          <table:table-cell table:formula="of:=[.$B$4]*SQRT(([.$B37]*(1-[.$B37])/([.$B$1]-1))*[.C$7]*([.$B$1]-[.C$7]))/SQRT([.C$7])" office:value-type="float" office:value="0.732414870079499">
            <text:p>0,73</text:p>
          </table:table-cell>
          <table:table-cell table:formula="of:=[.$B$4]*SQRT(([.$B37]*(1-[.$B37])/([.$B$1]-1))*[.D$7]*([.$B$1]-[.D$7]))/SQRT([.D$7])" office:value-type="float" office:value="0.728423478674373">
            <text:p>0,73</text:p>
          </table:table-cell>
          <table:table-cell table:formula="of:=[.$B$4]*SQRT(([.$B37]*(1-[.$B37])/([.$B$1]-1))*[.E$7]*([.$B$1]-[.E$7]))/SQRT([.E$7])" office:value-type="float" office:value="0.724410095632701">
            <text:p>0,72</text:p>
          </table:table-cell>
          <table:table-cell table:formula="of:=[.$B$4]*SQRT(([.$B37]*(1-[.$B37])/([.$B$1]-1))*[.F$7]*([.$B$1]-[.F$7]))/SQRT([.F$7])" office:value-type="float" office:value="0.720374353392098">
            <text:p>0,72</text:p>
          </table:table-cell>
          <table:table-cell table:formula="of:=[.$B$4]*SQRT(([.$B37]*(1-[.$B37])/([.$B$1]-1))*[.G$7]*([.$B$1]-[.G$7]))/SQRT([.G$7])" office:value-type="float" office:value="0.716315874035742">
            <text:p>0,72</text:p>
          </table:table-cell>
          <table:table-cell table:formula="of:=[.$B$4]*SQRT(([.$B37]*(1-[.$B37])/([.$B$1]-1))*[.H$7]*([.$B$1]-[.H$7]))/SQRT([.H$7])" office:value-type="float" office:value="0.712234268879344">
            <text:p>0,71</text:p>
          </table:table-cell>
          <table:table-cell table:formula="of:=[.$B$4]*SQRT(([.$B37]*(1-[.$B37])/([.$B$1]-1))*[.I$7]*([.$B$1]-[.I$7]))/SQRT([.I$7])" office:value-type="float" office:value="0.708129138036699">
            <text:p>0,71</text:p>
          </table:table-cell>
          <table:table-cell table:formula="of:=[.$B$4]*SQRT(([.$B37]*(1-[.$B37])/([.$B$1]-1))*[.J$7]*([.$B$1]-[.J$7]))/SQRT([.J$7])" office:value-type="float" office:value="0.704000069962427">
            <text:p>0,70</text:p>
          </table:table-cell>
          <table:table-cell table:formula="of:=[.$B$4]*SQRT(([.$B37]*(1-[.$B37])/([.$B$1]-1))*[.K$7]*([.$B$1]-[.K$7]))/SQRT([.K$7])" office:value-type="float" office:value="0.699846640970439">
            <text:p>0,70</text:p>
          </table:table-cell>
          <table:table-cell table:formula="of:=[.$B$4]*SQRT(([.$B37]*(1-[.$B37])/([.$B$1]-1))*[.L$7]*([.$B$1]-[.L$7]))/SQRT([.L$7])" office:value-type="float" office:value="0.695668414726522">
            <text:p>0,70</text:p>
          </table:table-cell>
          <table:table-cell table:formula="of:=[.$B$4]*SQRT(([.$B37]*(1-[.$B37])/([.$B$1]-1))*[.M$7]*([.$B$1]-[.M$7]))/SQRT([.M$7])" office:value-type="float" office:value="0.691464941713328">
            <text:p>0,69</text:p>
          </table:table-cell>
          <table:table-cell table:formula="of:=[.$B$4]*SQRT(([.$B37]*(1-[.$B37])/([.$B$1]-1))*[.N$7]*([.$B$1]-[.N$7]))/SQRT([.N$7])" office:value-type="float" office:value="0.687235758665919">
            <text:p>0,69</text:p>
          </table:table-cell>
          <table:table-cell table:formula="of:=[.$B$4]*SQRT(([.$B37]*(1-[.$B37])/([.$B$1]-1))*[.O$7]*([.$B$1]-[.O$7]))/SQRT([.O$7])" office:value-type="float" office:value="0.682980387975838">
            <text:p>0,68</text:p>
          </table:table-cell>
          <table:table-cell table:formula="of:=[.$B$4]*SQRT(([.$B37]*(1-[.$B37])/([.$B$1]-1))*[.P$7]*([.$B$1]-[.P$7]))/SQRT([.P$7])" office:value-type="float" office:value="0.678698337061563">
            <text:p>0,68</text:p>
          </table:table-cell>
          <table:table-cell table:formula="of:=[.$B$4]*SQRT(([.$B37]*(1-[.$B37])/([.$B$1]-1))*[.Q$7]*([.$B$1]-[.Q$7]))/SQRT([.Q$7])" office:value-type="float" office:value="0.674389097702977">
            <text:p>0,67</text:p>
          </table:table-cell>
          <table:table-cell table:formula="of:=[.$B$4]*SQRT(([.$B37]*(1-[.$B37])/([.$B$1]-1))*[.R$7]*([.$B$1]-[.R$7]))/SQRT([.R$7])" office:value-type="float" office:value="0.670052145337316">
            <text:p>0,67</text:p>
          </table:table-cell>
          <table:table-cell table:formula="of:=[.$B$4]*SQRT(([.$B37]*(1-[.$B37])/([.$B$1]-1))*[.S$7]*([.$B$1]-[.S$7]))/SQRT([.S$7])" office:value-type="float" office:value="0.665686938313833">
            <text:p>0,67</text:p>
          </table:table-cell>
          <table:table-cell table:formula="of:=[.$B$4]*SQRT(([.$B37]*(1-[.$B37])/([.$B$1]-1))*[.T$7]*([.$B$1]-[.T$7]))/SQRT([.T$7])" office:value-type="float" office:value="0.661292917104175">
            <text:p>0,66</text:p>
          </table:table-cell>
          <table:table-cell table:formula="of:=[.$B$4]*SQRT(([.$B37]*(1-[.$B37])/([.$B$1]-1))*[.U$7]*([.$B$1]-[.U$7]))/SQRT([.U$7])" office:value-type="float" office:value="0.656869503465227">
            <text:p>0,66</text:p>
          </table:table-cell>
          <table:table-cell table:formula="of:=[.$B$4]*SQRT(([.$B37]*(1-[.$B37])/([.$B$1]-1))*[.V$7]*([.$B$1]-[.V$7]))/SQRT([.V$7])" office:value-type="float" office:value="0.652416099550861">
            <text:p>0,65</text:p>
          </table:table-cell>
          <table:table-cell table:formula="of:=[.$B$4]*SQRT(([.$B37]*(1-[.$B37])/([.$B$1]-1))*[.W$7]*([.$B$1]-[.W$7]))/SQRT([.W$7])" office:value-type="float" office:value="0.647932086968737">
            <text:p>0,65</text:p>
          </table:table-cell>
          <table:table-cell table:formula="of:=[.$B$4]*SQRT(([.$B37]*(1-[.$B37])/([.$B$1]-1))*[.X$7]*([.$B$1]-[.X$7]))/SQRT([.X$7])" office:value-type="float" office:value="0.643416825777946">
            <text:p>0,64</text:p>
          </table:table-cell>
          <table:table-cell table:formula="of:=[.$B$4]*SQRT(([.$B37]*(1-[.$B37])/([.$B$1]-1))*[.Y$7]*([.$B$1]-[.Y$7]))/SQRT([.Y$7])" office:value-type="float" office:value="0.638869653422881">
            <text:p>0,64</text:p>
          </table:table-cell>
          <table:table-cell table:formula="of:=[.$B$4]*SQRT(([.$B37]*(1-[.$B37])/([.$B$1]-1))*[.Z$7]*([.$B$1]-[.Z$7]))/SQRT([.Z$7])" office:value-type="float" office:value="0.634289883598326">
            <text:p>0,63</text:p>
          </table:table-cell>
          <table:table-cell table:formula="of:=[.$B$4]*SQRT(([.$B37]*(1-[.$B37])/([.$B$1]-1))*[.AA$7]*([.$B$1]-[.AA$7]))/SQRT([.AA$7])" office:value-type="float" office:value="0.629676805040238">
            <text:p>0,63</text:p>
          </table:table-cell>
          <table:table-cell/>
          <table:table-cell table:formula="of:=[.$B$4]*SQRT(([.$B37]*(1-[.$B37])/([.$B$3]-1))*[.AC$7]*([.$B$3]-[.AC$7]))/SQRT([.AC$7])" office:value-type="float" office:value="0.755920768130193">
            <text:p>0,76</text:p>
          </table:table-cell>
          <table:table-cell table:formula="of:=[.$B$4]*SQRT(([.$B37]*(1-[.$B37])/([.$B$3]-1))*[.AD$7]*([.$B$3]-[.AD$7]))/SQRT([.AD$7])" office:value-type="float" office:value="0.7517558837182">
            <text:p>0,75</text:p>
          </table:table-cell>
          <table:table-cell table:formula="of:=[.$B$4]*SQRT(([.$B37]*(1-[.$B37])/([.$B$3]-1))*[.AE$7]*([.$B$3]-[.AE$7]))/SQRT([.AE$7])" office:value-type="float" office:value="0.747567796068906">
            <text:p>0,75</text:p>
          </table:table-cell>
          <table:table-cell table:formula="of:=[.$B$4]*SQRT(([.$B37]*(1-[.$B37])/([.$B$3]-1))*[.AF$7]*([.$B$3]-[.AF$7]))/SQRT([.AF$7])" office:value-type="float" office:value="0.74335611299949">
            <text:p>0,74</text:p>
          </table:table-cell>
          <table:table-cell table:formula="of:=[.$B$4]*SQRT(([.$B37]*(1-[.$B37])/([.$B$3]-1))*[.AG$7]*([.$B$3]-[.AG$7]))/SQRT([.AG$7])" office:value-type="float" office:value="0.739120431153205">
            <text:p>0,74</text:p>
          </table:table-cell>
          <table:table-cell table:formula="of:=[.$B$4]*SQRT(([.$B37]*(1-[.$B37])/([.$B$3]-1))*[.AH$7]*([.$B$3]-[.AH$7]))/SQRT([.AH$7])" office:value-type="float" office:value="0.734860335548524">
            <text:p>0,73</text:p>
          </table:table-cell>
          <table:table-cell table:formula="of:=[.$B$4]*SQRT(([.$B37]*(1-[.$B37])/([.$B$3]-1))*[.AI$7]*([.$B$3]-[.AI$7]))/SQRT([.AI$7])" office:value-type="float" office:value="0.730575399104623">
            <text:p>0,73</text:p>
          </table:table-cell>
          <table:table-cell table:formula="of:=[.$B$4]*SQRT(([.$B37]*(1-[.$B37])/([.$B$3]-1))*[.AJ$7]*([.$B$3]-[.AJ$7]))/SQRT([.AJ$7])" office:value-type="float" office:value="0.726265182141667">
            <text:p>0,73</text:p>
          </table:table-cell>
          <table:table-cell table:formula="of:=[.$B$4]*SQRT(([.$B37]*(1-[.$B37])/([.$B$3]-1))*[.AK$7]*([.$B$3]-[.AK$7]))/SQRT([.AK$7])" office:value-type="float" office:value="0.721929231854244">
            <text:p>0,72</text:p>
          </table:table-cell>
          <table:table-cell table:formula="of:=[.$B$4]*SQRT(([.$B37]*(1-[.$B37])/([.$B$3]-1))*[.AL$7]*([.$B$3]-[.AL$7]))/SQRT([.AL$7])" office:value-type="float" office:value="0.717567081756158">
            <text:p>0,72</text:p>
          </table:table-cell>
          <table:table-cell table:formula="of:=[.$B$4]*SQRT(([.$B37]*(1-[.$B37])/([.$B$3]-1))*[.AM$7]*([.$B$3]-[.AM$7]))/SQRT([.AM$7])" office:value-type="float" office:value="0.71317825109466">
            <text:p>0,71</text:p>
          </table:table-cell>
          <table:table-cell table:formula="of:=[.$B$4]*SQRT(([.$B37]*(1-[.$B37])/([.$B$3]-1))*[.AN$7]*([.$B$3]-[.AN$7]))/SQRT([.AN$7])" office:value-type="float" office:value="0.708762244232033">
            <text:p>0,71</text:p>
          </table:table-cell>
          <table:table-cell table:formula="of:=[.$B$4]*SQRT(([.$B37]*(1-[.$B37])/([.$B$3]-1))*[.AO$7]*([.$B$3]-[.AO$7]))/SQRT([.AO$7])" office:value-type="float" office:value="0.704318549992273">
            <text:p>0,70</text:p>
          </table:table-cell>
          <table:table-cell table:formula="of:=[.$B$4]*SQRT(([.$B37]*(1-[.$B37])/([.$B$3]-1))*[.AP$7]*([.$B$3]-[.AP$7]))/SQRT([.AP$7])" office:value-type="float" office:value="0.699846640970439">
            <text:p>0,70</text:p>
          </table:table-cell>
          <table:table-cell table:formula="of:=[.$B$4]*SQRT(([.$B37]*(1-[.$B37])/([.$B$3]-1))*[.AQ$7]*([.$B$3]-[.AQ$7]))/SQRT([.AQ$7])" office:value-type="float" office:value="0.695345972802027">
            <text:p>0,70</text:p>
          </table:table-cell>
          <table:table-cell table:formula="of:=[.$B$4]*SQRT(([.$B37]*(1-[.$B37])/([.$B$3]-1))*[.AR$7]*([.$B$3]-[.AR$7]))/SQRT([.AR$7])" office:value-type="float" office:value="0.690815983389489">
            <text:p>0,69</text:p>
          </table:table-cell>
          <table:table-cell table:formula="of:=[.$B$4]*SQRT(([.$B37]*(1-[.$B37])/([.$B$3]-1))*[.AS$7]*([.$B$3]-[.AS$7]))/SQRT([.AS$7])" office:value-type="float" office:value="0.686256092082814">
            <text:p>0,69</text:p>
          </table:table-cell>
          <table:table-cell table:formula="of:=[.$B$4]*SQRT(([.$B37]*(1-[.$B37])/([.$B$3]-1))*[.AT$7]*([.$B$3]-[.AT$7]))/SQRT([.AT$7])" office:value-type="float" office:value="0.681665698810763">
            <text:p>0,68</text:p>
          </table:table-cell>
          <table:table-cell table:formula="of:=[.$B$4]*SQRT(([.$B37]*(1-[.$B37])/([.$B$3]-1))*[.AU$7]*([.$B$3]-[.AU$7]))/SQRT([.AU$7])" office:value-type="float" office:value="0.677044183159087">
            <text:p>0,68</text:p>
          </table:table-cell>
          <table:table-cell table:formula="of:=[.$B$4]*SQRT(([.$B37]*(1-[.$B37])/([.$B$3]-1))*[.AV$7]*([.$B$3]-[.AV$7]))/SQRT([.AV$7])" office:value-type="float" office:value="0.672390903391729">
            <text:p>0,67</text:p>
          </table:table-cell>
          <table:table-cell table:formula="of:=[.$B$4]*SQRT(([.$B37]*(1-[.$B37])/([.$B$3]-1))*[.AW$7]*([.$B$3]-[.AW$7]))/SQRT([.AW$7])" office:value-type="float" office:value="0.66770519541062">
            <text:p>0,67</text:p>
          </table:table-cell>
          <table:table-cell table:formula="of:=[.$B$4]*SQRT(([.$B37]*(1-[.$B37])/([.$B$3]-1))*[.AX$7]*([.$B$3]-[.AX$7]))/SQRT([.AX$7])" office:value-type="float" office:value="0.662986371649316">
            <text:p>0,66</text:p>
          </table:table-cell>
          <table:table-cell table:formula="of:=[.$B$4]*SQRT(([.$B37]*(1-[.$B37])/([.$B$3]-1))*[.AY$7]*([.$B$3]-[.AY$7]))/SQRT([.AY$7])" office:value-type="float" office:value="0.658233719895232">
            <text:p>0,66</text:p>
          </table:table-cell>
          <table:table-cell table:formula="of:=[.$B$4]*SQRT(([.$B37]*(1-[.$B37])/([.$B$3]-1))*[.AZ$7]*([.$B$3]-[.AZ$7]))/SQRT([.AZ$7])" office:value-type="float" office:value="0.653446502034791">
            <text:p>0,65</text:p>
          </table:table-cell>
          <table:table-cell table:formula="of:=[.$B$4]*SQRT(([.$B37]*(1-[.$B37])/([.$B$3]-1))*[.BA$7]*([.$B$3]-[.BA$7]))/SQRT([.BA$7])" office:value-type="float" office:value="0.648623952715203">
            <text:p>0,65</text:p>
          </table:table-cell>
        </table:table-row>
        <table:table-row table:style-name="ro2">
          <table:table-cell table:formula="of:=[.A37]+1" office:value-type="float" office:value="31">
            <text:p>31</text:p>
          </table:table-cell>
          <table:table-cell table:formula="of:=[.$A38]/[.$B$1]" office:value-type="float" office:value="0.313131313131313">
            <text:p>0,313</text:p>
          </table:table-cell>
          <table:table-cell table:formula="of:=[.$B$4]*SQRT(([.$B38]*(1-[.$B38])/([.$B$1]-1))*[.C$7]*([.$B$1]-[.C$7]))/SQRT([.C$7])" office:value-type="float" office:value="0.739106945891869">
            <text:p>0,74</text:p>
          </table:table-cell>
          <table:table-cell table:formula="of:=[.$B$4]*SQRT(([.$B38]*(1-[.$B38])/([.$B$1]-1))*[.D$7]*([.$B$1]-[.D$7]))/SQRT([.D$7])" office:value-type="float" office:value="0.735079085137237">
            <text:p>0,74</text:p>
          </table:table-cell>
          <table:table-cell table:formula="of:=[.$B$4]*SQRT(([.$B38]*(1-[.$B38])/([.$B$1]-1))*[.E$7]*([.$B$1]-[.E$7]))/SQRT([.E$7])" office:value-type="float" office:value="0.731029031808443">
            <text:p>0,73</text:p>
          </table:table-cell>
          <table:table-cell table:formula="of:=[.$B$4]*SQRT(([.$B38]*(1-[.$B38])/([.$B$1]-1))*[.F$7]*([.$B$1]-[.F$7]))/SQRT([.F$7])" office:value-type="float" office:value="0.726956414984681">
            <text:p>0,73</text:p>
          </table:table-cell>
          <table:table-cell table:formula="of:=[.$B$4]*SQRT(([.$B38]*(1-[.$B38])/([.$B$1]-1))*[.G$7]*([.$B$1]-[.G$7]))/SQRT([.G$7])" office:value-type="float" office:value="0.722860853296104">
            <text:p>0,72</text:p>
          </table:table-cell>
          <table:table-cell table:formula="of:=[.$B$4]*SQRT(([.$B38]*(1-[.$B38])/([.$B$1]-1))*[.H$7]*([.$B$1]-[.H$7]))/SQRT([.H$7])" office:value-type="float" office:value="0.718741954507014">
            <text:p>0,72</text:p>
          </table:table-cell>
          <table:table-cell table:formula="of:=[.$B$4]*SQRT(([.$B38]*(1-[.$B38])/([.$B$1]-1))*[.I$7]*([.$B$1]-[.I$7]))/SQRT([.I$7])" office:value-type="float" office:value="0.714599315077445">
            <text:p>0,71</text:p>
          </table:table-cell>
          <table:table-cell table:formula="of:=[.$B$4]*SQRT(([.$B38]*(1-[.$B38])/([.$B$1]-1))*[.J$7]*([.$B$1]-[.J$7]))/SQRT([.J$7])" office:value-type="float" office:value="0.710432519701727">
            <text:p>0,71</text:p>
          </table:table-cell>
          <table:table-cell table:formula="of:=[.$B$4]*SQRT(([.$B38]*(1-[.$B38])/([.$B$1]-1))*[.K$7]*([.$B$1]-[.K$7]))/SQRT([.K$7])" office:value-type="float" office:value="0.70624114082255">
            <text:p>0,71</text:p>
          </table:table-cell>
          <table:table-cell table:formula="of:=[.$B$4]*SQRT(([.$B38]*(1-[.$B38])/([.$B$1]-1))*[.L$7]*([.$B$1]-[.L$7]))/SQRT([.L$7])" office:value-type="float" office:value="0.702024738118912">
            <text:p>0,70</text:p>
          </table:table-cell>
          <table:table-cell table:formula="of:=[.$B$4]*SQRT(([.$B38]*(1-[.$B38])/([.$B$1]-1))*[.M$7]*([.$B$1]-[.M$7]))/SQRT([.M$7])" office:value-type="float" office:value="0.697782857966229">
            <text:p>0,70</text:p>
          </table:table-cell>
          <table:table-cell table:formula="of:=[.$B$4]*SQRT(([.$B38]*(1-[.$B38])/([.$B$1]-1))*[.N$7]*([.$B$1]-[.N$7]))/SQRT([.N$7])" office:value-type="float" office:value="0.693515032866707">
            <text:p>0,69</text:p>
          </table:table-cell>
          <table:table-cell table:formula="of:=[.$B$4]*SQRT(([.$B38]*(1-[.$B38])/([.$B$1]-1))*[.O$7]*([.$B$1]-[.O$7]))/SQRT([.O$7])" office:value-type="float" office:value="0.689220780847981">
            <text:p>0,69</text:p>
          </table:table-cell>
          <table:table-cell table:formula="of:=[.$B$4]*SQRT(([.$B38]*(1-[.$B38])/([.$B$1]-1))*[.P$7]*([.$B$1]-[.P$7]))/SQRT([.P$7])" office:value-type="float" office:value="0.684899604827812">
            <text:p>0,68</text:p>
          </table:table-cell>
          <table:table-cell table:formula="of:=[.$B$4]*SQRT(([.$B38]*(1-[.$B38])/([.$B$1]-1))*[.Q$7]*([.$B$1]-[.Q$7]))/SQRT([.Q$7])" office:value-type="float" office:value="0.680550991942473">
            <text:p>0,68</text:p>
          </table:table-cell>
          <table:table-cell table:formula="of:=[.$B$4]*SQRT(([.$B38]*(1-[.$B38])/([.$B$1]-1))*[.R$7]*([.$B$1]-[.R$7]))/SQRT([.R$7])" office:value-type="float" office:value="0.67617441283627">
            <text:p>0,68</text:p>
          </table:table-cell>
          <table:table-cell table:formula="of:=[.$B$4]*SQRT(([.$B38]*(1-[.$B38])/([.$B$1]-1))*[.S$7]*([.$B$1]-[.S$7]))/SQRT([.S$7])" office:value-type="float" office:value="0.671769320909392">
            <text:p>0,67</text:p>
          </table:table-cell>
          <table:table-cell table:formula="of:=[.$B$4]*SQRT(([.$B38]*(1-[.$B38])/([.$B$1]-1))*[.T$7]*([.$B$1]-[.T$7]))/SQRT([.T$7])" office:value-type="float" office:value="0.667335151521076">
            <text:p>0,67</text:p>
          </table:table-cell>
          <table:table-cell table:formula="of:=[.$B$4]*SQRT(([.$B38]*(1-[.$B38])/([.$B$1]-1))*[.U$7]*([.$B$1]-[.U$7]))/SQRT([.U$7])" office:value-type="float" office:value="0.662871321144797">
            <text:p>0,66</text:p>
          </table:table-cell>
          <table:table-cell table:formula="of:=[.$B$4]*SQRT(([.$B38]*(1-[.$B38])/([.$B$1]-1))*[.V$7]*([.$B$1]-[.V$7]))/SQRT([.V$7])" office:value-type="float" office:value="0.658377226471906">
            <text:p>0,66</text:p>
          </table:table-cell>
          <table:table-cell table:formula="of:=[.$B$4]*SQRT(([.$B38]*(1-[.$B38])/([.$B$1]-1))*[.W$7]*([.$B$1]-[.W$7]))/SQRT([.W$7])" office:value-type="float" office:value="0.653852243459813">
            <text:p>0,65</text:p>
          </table:table-cell>
          <table:table-cell table:formula="of:=[.$B$4]*SQRT(([.$B38]*(1-[.$B38])/([.$B$1]-1))*[.X$7]*([.$B$1]-[.X$7]))/SQRT([.X$7])" office:value-type="float" office:value="0.649295726320467">
            <text:p>0,65</text:p>
          </table:table-cell>
          <table:table-cell table:formula="of:=[.$B$4]*SQRT(([.$B38]*(1-[.$B38])/([.$B$1]-1))*[.Y$7]*([.$B$1]-[.Y$7]))/SQRT([.Y$7])" office:value-type="float" office:value="0.644707006444488">
            <text:p>0,64</text:p>
          </table:table-cell>
          <table:table-cell table:formula="of:=[.$B$4]*SQRT(([.$B38]*(1-[.$B38])/([.$B$1]-1))*[.Z$7]*([.$B$1]-[.Z$7]))/SQRT([.Z$7])" office:value-type="float" office:value="0.640085391255889">
            <text:p>0,64</text:p>
          </table:table-cell>
          <table:table-cell table:formula="of:=[.$B$4]*SQRT(([.$B38]*(1-[.$B38])/([.$B$1]-1))*[.AA$7]*([.$B$1]-[.AA$7]))/SQRT([.AA$7])" office:value-type="float" office:value="0.635430162991808">
            <text:p>0,64</text:p>
          </table:table-cell>
          <table:table-cell/>
          <table:table-cell table:formula="of:=[.$B$4]*SQRT(([.$B38]*(1-[.$B38])/([.$B$3]-1))*[.AC$7]*([.$B$3]-[.AC$7]))/SQRT([.AC$7])" office:value-type="float" office:value="0.762827617369782">
            <text:p>0,76</text:p>
          </table:table-cell>
          <table:table-cell table:formula="of:=[.$B$4]*SQRT(([.$B38]*(1-[.$B38])/([.$B$3]-1))*[.AD$7]*([.$B$3]-[.AD$7]))/SQRT([.AD$7])" office:value-type="float" office:value="0.758624678402408">
            <text:p>0,76</text:p>
          </table:table-cell>
          <table:table-cell table:formula="of:=[.$B$4]*SQRT(([.$B38]*(1-[.$B38])/([.$B$3]-1))*[.AE$7]*([.$B$3]-[.AE$7]))/SQRT([.AE$7])" office:value-type="float" office:value="0.754398324189718">
            <text:p>0,75</text:p>
          </table:table-cell>
          <table:table-cell table:formula="of:=[.$B$4]*SQRT(([.$B38]*(1-[.$B38])/([.$B$3]-1))*[.AF$7]*([.$B$3]-[.AF$7]))/SQRT([.AF$7])" office:value-type="float" office:value="0.750148158965516">
            <text:p>0,75</text:p>
          </table:table-cell>
          <table:table-cell table:formula="of:=[.$B$4]*SQRT(([.$B38]*(1-[.$B38])/([.$B$3]-1))*[.AG$7]*([.$B$3]-[.AG$7]))/SQRT([.AG$7])" office:value-type="float" office:value="0.745873775687584">
            <text:p>0,75</text:p>
          </table:table-cell>
          <table:table-cell table:formula="of:=[.$B$4]*SQRT(([.$B38]*(1-[.$B38])/([.$B$3]-1))*[.AH$7]*([.$B$3]-[.AH$7]))/SQRT([.AH$7])" office:value-type="float" office:value="0.741574755582706">
            <text:p>0,74</text:p>
          </table:table-cell>
          <table:table-cell table:formula="of:=[.$B$4]*SQRT(([.$B38]*(1-[.$B38])/([.$B$3]-1))*[.AI$7]*([.$B$3]-[.AI$7]))/SQRT([.AI$7])" office:value-type="float" office:value="0.737250667667822">
            <text:p>0,74</text:p>
          </table:table-cell>
          <table:table-cell table:formula="of:=[.$B$4]*SQRT(([.$B38]*(1-[.$B38])/([.$B$3]-1))*[.AJ$7]*([.$B$3]-[.AJ$7]))/SQRT([.AJ$7])" office:value-type="float" office:value="0.73290106824574">
            <text:p>0,73</text:p>
          </table:table-cell>
          <table:table-cell table:formula="of:=[.$B$4]*SQRT(([.$B38]*(1-[.$B38])/([.$B$3]-1))*[.AK$7]*([.$B$3]-[.AK$7]))/SQRT([.AK$7])" office:value-type="float" office:value="0.728525500373765">
            <text:p>0,73</text:p>
          </table:table-cell>
          <table:table-cell table:formula="of:=[.$B$4]*SQRT(([.$B38]*(1-[.$B38])/([.$B$3]-1))*[.AL$7]*([.$B$3]-[.AL$7]))/SQRT([.AL$7])" office:value-type="float" office:value="0.724123493303417">
            <text:p>0,72</text:p>
          </table:table-cell>
          <table:table-cell table:formula="of:=[.$B$4]*SQRT(([.$B38]*(1-[.$B38])/([.$B$3]-1))*[.AM$7]*([.$B$3]-[.AM$7]))/SQRT([.AM$7])" office:value-type="float" office:value="0.719694561889307">
            <text:p>0,72</text:p>
          </table:table-cell>
          <table:table-cell table:formula="of:=[.$B$4]*SQRT(([.$B38]*(1-[.$B38])/([.$B$3]-1))*[.AN$7]*([.$B$3]-[.AN$7]))/SQRT([.AN$7])" office:value-type="float" office:value="0.715238205965076">
            <text:p>0,72</text:p>
          </table:table-cell>
          <table:table-cell table:formula="of:=[.$B$4]*SQRT(([.$B38]*(1-[.$B38])/([.$B$3]-1))*[.AO$7]*([.$B$3]-[.AO$7]))/SQRT([.AO$7])" office:value-type="float" office:value="0.710753909684103">
            <text:p>0,71</text:p>
          </table:table-cell>
          <table:table-cell table:formula="of:=[.$B$4]*SQRT(([.$B38]*(1-[.$B38])/([.$B$3]-1))*[.AP$7]*([.$B$3]-[.AP$7]))/SQRT([.AP$7])" office:value-type="float" office:value="0.70624114082255">
            <text:p>0,71</text:p>
          </table:table-cell>
          <table:table-cell table:formula="of:=[.$B$4]*SQRT(([.$B38]*(1-[.$B38])/([.$B$3]-1))*[.AQ$7]*([.$B$3]-[.AQ$7]))/SQRT([.AQ$7])" office:value-type="float" office:value="0.701699350042049">
            <text:p>0,70</text:p>
          </table:table-cell>
          <table:table-cell table:formula="of:=[.$B$4]*SQRT(([.$B38]*(1-[.$B38])/([.$B$3]-1))*[.AR$7]*([.$B$3]-[.AR$7]))/SQRT([.AR$7])" office:value-type="float" office:value="0.697127970109171">
            <text:p>0,70</text:p>
          </table:table-cell>
          <table:table-cell table:formula="of:=[.$B$4]*SQRT(([.$B38]*(1-[.$B38])/([.$B$3]-1))*[.AS$7]*([.$B$3]-[.AS$7]))/SQRT([.AS$7])" office:value-type="float" office:value="0.692526415068502">
            <text:p>0,69</text:p>
          </table:table-cell>
          <table:table-cell table:formula="of:=[.$B$4]*SQRT(([.$B38]*(1-[.$B38])/([.$B$3]-1))*[.AT$7]*([.$B$3]-[.AT$7]))/SQRT([.AT$7])" office:value-type="float" office:value="0.687894079365951">
            <text:p>0,69</text:p>
          </table:table-cell>
          <table:table-cell table:formula="of:=[.$B$4]*SQRT(([.$B38]*(1-[.$B38])/([.$B$3]-1))*[.AU$7]*([.$B$3]-[.AU$7]))/SQRT([.AU$7])" office:value-type="float" office:value="0.683230336918544">
            <text:p>0,68</text:p>
          </table:table-cell>
          <table:table-cell table:formula="of:=[.$B$4]*SQRT(([.$B38]*(1-[.$B38])/([.$B$3]-1))*[.AV$7]*([.$B$3]-[.AV$7]))/SQRT([.AV$7])" office:value-type="float" office:value="0.67853454012668">
            <text:p>0,68</text:p>
          </table:table-cell>
          <table:table-cell table:formula="of:=[.$B$4]*SQRT(([.$B38]*(1-[.$B38])/([.$B$3]-1))*[.AW$7]*([.$B$3]-[.AW$7]))/SQRT([.AW$7])" office:value-type="float" office:value="0.673806018824427">
            <text:p>0,67</text:p>
          </table:table-cell>
          <table:table-cell table:formula="of:=[.$B$4]*SQRT(([.$B38]*(1-[.$B38])/([.$B$3]-1))*[.AX$7]*([.$B$3]-[.AX$7]))/SQRT([.AX$7])" office:value-type="float" office:value="0.669044079163042">
            <text:p>0,67</text:p>
          </table:table-cell>
          <table:table-cell table:formula="of:=[.$B$4]*SQRT(([.$B38]*(1-[.$B38])/([.$B$3]-1))*[.AY$7]*([.$B$3]-[.AY$7]))/SQRT([.AY$7])" office:value-type="float" office:value="0.664248002422454">
            <text:p>0,66</text:p>
          </table:table-cell>
          <table:table-cell table:formula="of:=[.$B$4]*SQRT(([.$B38]*(1-[.$B38])/([.$B$3]-1))*[.AZ$7]*([.$B$3]-[.AZ$7]))/SQRT([.AZ$7])" office:value-type="float" office:value="0.659417043744942">
            <text:p>0,66</text:p>
          </table:table-cell>
          <table:table-cell table:formula="of:=[.$B$4]*SQRT(([.$B38]*(1-[.$B38])/([.$B$3]-1))*[.BA$7]*([.$B$3]-[.BA$7]))/SQRT([.BA$7])" office:value-type="float" office:value="0.654550430784685">
            <text:p>0,65</text:p>
          </table:table-cell>
        </table:table-row>
        <table:table-row table:style-name="ro2">
          <table:table-cell table:formula="of:=[.A38]+1" office:value-type="float" office:value="32">
            <text:p>32</text:p>
          </table:table-cell>
          <table:table-cell table:formula="of:=[.$A39]/[.$B$1]" office:value-type="float" office:value="0.323232323232323">
            <text:p>0,323</text:p>
          </table:table-cell>
          <table:table-cell table:formula="of:=[.$B$4]*SQRT(([.$B39]*(1-[.$B39])/([.$B$1]-1))*[.C$7]*([.$B$1]-[.C$7]))/SQRT([.C$7])" office:value-type="float" office:value="0.745391388247006">
            <text:p>0,75</text:p>
          </table:table-cell>
          <table:table-cell table:formula="of:=[.$B$4]*SQRT(([.$B39]*(1-[.$B39])/([.$B$1]-1))*[.D$7]*([.$B$1]-[.D$7]))/SQRT([.D$7])" office:value-type="float" office:value="0.741329279595141">
            <text:p>0,74</text:p>
          </table:table-cell>
          <table:table-cell table:formula="of:=[.$B$4]*SQRT(([.$B39]*(1-[.$B39])/([.$B$1]-1))*[.E$7]*([.$B$1]-[.E$7]))/SQRT([.E$7])" office:value-type="float" office:value="0.73724478967118">
            <text:p>0,74</text:p>
          </table:table-cell>
          <table:table-cell table:formula="of:=[.$B$4]*SQRT(([.$B39]*(1-[.$B39])/([.$B$1]-1))*[.F$7]*([.$B$1]-[.F$7]))/SQRT([.F$7])" office:value-type="float" office:value="0.733137544400473">
            <text:p>0,73</text:p>
          </table:table-cell>
          <table:table-cell table:formula="of:=[.$B$4]*SQRT(([.$B39]*(1-[.$B39])/([.$B$1]-1))*[.G$7]*([.$B$1]-[.G$7]))/SQRT([.G$7])" office:value-type="float" office:value="0.729007159170476">
            <text:p>0,73</text:p>
          </table:table-cell>
          <table:table-cell table:formula="of:=[.$B$4]*SQRT(([.$B39]*(1-[.$B39])/([.$B$1]-1))*[.H$7]*([.$B$1]-[.H$7]))/SQRT([.H$7])" office:value-type="float" office:value="0.724853238410411">
            <text:p>0,72</text:p>
          </table:table-cell>
          <table:table-cell table:formula="of:=[.$B$4]*SQRT(([.$B39]*(1-[.$B39])/([.$B$1]-1))*[.I$7]*([.$B$1]-[.I$7]))/SQRT([.I$7])" office:value-type="float" office:value="0.720675375149111">
            <text:p>0,72</text:p>
          </table:table-cell>
          <table:table-cell table:formula="of:=[.$B$4]*SQRT(([.$B39]*(1-[.$B39])/([.$B$1]-1))*[.J$7]*([.$B$1]-[.J$7]))/SQRT([.J$7])" office:value-type="float" office:value="0.716473150549666">
            <text:p>0,72</text:p>
          </table:table-cell>
          <table:table-cell table:formula="of:=[.$B$4]*SQRT(([.$B39]*(1-[.$B39])/([.$B$1]-1))*[.K$7]*([.$B$1]-[.K$7]))/SQRT([.K$7])" office:value-type="float" office:value="0.712246133419351">
            <text:p>0,71</text:p>
          </table:table-cell>
          <table:table-cell table:formula="of:=[.$B$4]*SQRT(([.$B39]*(1-[.$B39])/([.$B$1]-1))*[.L$7]*([.$B$1]-[.L$7]))/SQRT([.L$7])" office:value-type="float" office:value="0.707993879693228">
            <text:p>0,71</text:p>
          </table:table-cell>
          <table:table-cell table:formula="of:=[.$B$4]*SQRT(([.$B39]*(1-[.$B39])/([.$B$1]-1))*[.M$7]*([.$B$1]-[.M$7]))/SQRT([.M$7])" office:value-type="float" office:value="0.703715931889652">
            <text:p>0,70</text:p>
          </table:table-cell>
          <table:table-cell table:formula="of:=[.$B$4]*SQRT(([.$B39]*(1-[.$B39])/([.$B$1]-1))*[.N$7]*([.$B$1]-[.N$7]))/SQRT([.N$7])" office:value-type="float" office:value="0.699411818535813">
            <text:p>0,70</text:p>
          </table:table-cell>
          <table:table-cell table:formula="of:=[.$B$4]*SQRT(([.$B39]*(1-[.$B39])/([.$B$1]-1))*[.O$7]*([.$B$1]-[.O$7]))/SQRT([.O$7])" office:value-type="float" office:value="0.695081053561256">
            <text:p>0,70</text:p>
          </table:table-cell>
          <table:table-cell table:formula="of:=[.$B$4]*SQRT(([.$B39]*(1-[.$B39])/([.$B$1]-1))*[.P$7]*([.$B$1]-[.P$7]))/SQRT([.P$7])" office:value-type="float" office:value="0.690723135657173">
            <text:p>0,69</text:p>
          </table:table-cell>
          <table:table-cell table:formula="of:=[.$B$4]*SQRT(([.$B39]*(1-[.$B39])/([.$B$1]-1))*[.Q$7]*([.$B$1]-[.Q$7]))/SQRT([.Q$7])" office:value-type="float" office:value="0.686337547599087">
            <text:p>0,69</text:p>
          </table:table-cell>
          <table:table-cell table:formula="of:=[.$B$4]*SQRT(([.$B39]*(1-[.$B39])/([.$B$1]-1))*[.R$7]*([.$B$1]-[.R$7]))/SQRT([.R$7])" office:value-type="float" office:value="0.681923755530324">
            <text:p>0,68</text:p>
          </table:table-cell>
          <table:table-cell table:formula="of:=[.$B$4]*SQRT(([.$B39]*(1-[.$B39])/([.$B$1]-1))*[.S$7]*([.$B$1]-[.S$7]))/SQRT([.S$7])" office:value-type="float" office:value="0.67748120820347">
            <text:p>0,68</text:p>
          </table:table-cell>
          <table:table-cell table:formula="of:=[.$B$4]*SQRT(([.$B39]*(1-[.$B39])/([.$B$1]-1))*[.T$7]*([.$B$1]-[.T$7]))/SQRT([.T$7])" office:value-type="float" office:value="0.673009336176762">
            <text:p>0,67</text:p>
          </table:table-cell>
          <table:table-cell table:formula="of:=[.$B$4]*SQRT(([.$B39]*(1-[.$B39])/([.$B$1]-1))*[.U$7]*([.$B$1]-[.U$7]))/SQRT([.U$7])" office:value-type="float" office:value="0.668507550962095">
            <text:p>0,67</text:p>
          </table:table-cell>
          <table:table-cell table:formula="of:=[.$B$4]*SQRT(([.$B39]*(1-[.$B39])/([.$B$1]-1))*[.V$7]*([.$B$1]-[.V$7]))/SQRT([.V$7])" office:value-type="float" office:value="0.663975244121037">
            <text:p>0,66</text:p>
          </table:table-cell>
          <table:table-cell table:formula="of:=[.$B$4]*SQRT(([.$B39]*(1-[.$B39])/([.$B$1]-1))*[.W$7]*([.$B$1]-[.W$7]))/SQRT([.W$7])" office:value-type="float" office:value="0.659411786304918">
            <text:p>0,66</text:p>
          </table:table-cell>
          <table:table-cell table:formula="of:=[.$B$4]*SQRT(([.$B39]*(1-[.$B39])/([.$B$1]-1))*[.X$7]*([.$B$1]-[.X$7]))/SQRT([.X$7])" office:value-type="float" office:value="0.654816526234712">
            <text:p>0,65</text:p>
          </table:table-cell>
          <table:table-cell table:formula="of:=[.$B$4]*SQRT(([.$B39]*(1-[.$B39])/([.$B$1]-1))*[.Y$7]*([.$B$1]-[.Y$7]))/SQRT([.Y$7])" office:value-type="float" office:value="0.650188789616021">
            <text:p>0,65</text:p>
          </table:table-cell>
          <table:table-cell table:formula="of:=[.$B$4]*SQRT(([.$B39]*(1-[.$B39])/([.$B$1]-1))*[.Z$7]*([.$B$1]-[.Z$7]))/SQRT([.Z$7])" office:value-type="float" office:value="0.645527877984057">
            <text:p>0,65</text:p>
          </table:table-cell>
          <table:table-cell table:formula="of:=[.$B$4]*SQRT(([.$B39]*(1-[.$B39])/([.$B$1]-1))*[.AA$7]*([.$B$1]-[.AA$7]))/SQRT([.AA$7])" office:value-type="float" office:value="0.640833067472997">
            <text:p>0,64</text:p>
          </table:table-cell>
          <table:table-cell/>
          <table:table-cell table:formula="of:=[.$B$4]*SQRT(([.$B39]*(1-[.$B39])/([.$B$3]-1))*[.AC$7]*([.$B$3]-[.AC$7]))/SQRT([.AC$7])" office:value-type="float" office:value="0.769313750689071">
            <text:p>0,77</text:p>
          </table:table-cell>
          <table:table-cell table:formula="of:=[.$B$4]*SQRT(([.$B39]*(1-[.$B39])/([.$B$3]-1))*[.AD$7]*([.$B$3]-[.AD$7]))/SQRT([.AD$7])" office:value-type="float" office:value="0.765075075178008">
            <text:p>0,77</text:p>
          </table:table-cell>
          <table:table-cell table:formula="of:=[.$B$4]*SQRT(([.$B39]*(1-[.$B39])/([.$B$3]-1))*[.AE$7]*([.$B$3]-[.AE$7]))/SQRT([.AE$7])" office:value-type="float" office:value="0.760812785327628">
            <text:p>0,76</text:p>
          </table:table-cell>
          <table:table-cell table:formula="of:=[.$B$4]*SQRT(([.$B39]*(1-[.$B39])/([.$B$3]-1))*[.AF$7]*([.$B$3]-[.AF$7]))/SQRT([.AF$7])" office:value-type="float" office:value="0.756526482006632">
            <text:p>0,76</text:p>
          </table:table-cell>
          <table:table-cell table:formula="of:=[.$B$4]*SQRT(([.$B39]*(1-[.$B39])/([.$B$3]-1))*[.AG$7]*([.$B$3]-[.AG$7]))/SQRT([.AG$7])" office:value-type="float" office:value="0.752215754711824">
            <text:p>0,75</text:p>
          </table:table-cell>
          <table:table-cell table:formula="of:=[.$B$4]*SQRT(([.$B39]*(1-[.$B39])/([.$B$3]-1))*[.AH$7]*([.$B$3]-[.AH$7]))/SQRT([.AH$7])" office:value-type="float" office:value="0.747880181109266">
            <text:p>0,75</text:p>
          </table:table-cell>
          <table:table-cell table:formula="of:=[.$B$4]*SQRT(([.$B39]*(1-[.$B39])/([.$B$3]-1))*[.AI$7]*([.$B$3]-[.AI$7]))/SQRT([.AI$7])" office:value-type="float" office:value="0.743519326551353">
            <text:p>0,74</text:p>
          </table:table-cell>
          <table:table-cell table:formula="of:=[.$B$4]*SQRT(([.$B39]*(1-[.$B39])/([.$B$3]-1))*[.AJ$7]*([.$B$3]-[.AJ$7]))/SQRT([.AJ$7])" office:value-type="float" office:value="0.739132743568248">
            <text:p>0,74</text:p>
          </table:table-cell>
          <table:table-cell table:formula="of:=[.$B$4]*SQRT(([.$B39]*(1-[.$B39])/([.$B$3]-1))*[.AK$7]*([.$B$3]-[.AK$7]))/SQRT([.AK$7])" office:value-type="float" office:value="0.734719971331986">
            <text:p>0,73</text:p>
          </table:table-cell>
          <table:table-cell table:formula="of:=[.$B$4]*SQRT(([.$B39]*(1-[.$B39])/([.$B$3]-1))*[.AL$7]*([.$B$3]-[.AL$7]))/SQRT([.AL$7])" office:value-type="float" office:value="0.730280535091428">
            <text:p>0,73</text:p>
          </table:table-cell>
          <table:table-cell table:formula="of:=[.$B$4]*SQRT(([.$B39]*(1-[.$B39])/([.$B$3]-1))*[.AM$7]*([.$B$3]-[.AM$7]))/SQRT([.AM$7])" office:value-type="float" office:value="0.725813945576117">
            <text:p>0,73</text:p>
          </table:table-cell>
          <table:table-cell table:formula="of:=[.$B$4]*SQRT(([.$B39]*(1-[.$B39])/([.$B$3]-1))*[.AN$7]*([.$B$3]-[.AN$7]))/SQRT([.AN$7])" office:value-type="float" office:value="0.721319698366903">
            <text:p>0,72</text:p>
          </table:table-cell>
          <table:table-cell table:formula="of:=[.$B$4]*SQRT(([.$B39]*(1-[.$B39])/([.$B$3]-1))*[.AO$7]*([.$B$3]-[.AO$7]))/SQRT([.AO$7])" office:value-type="float" office:value="0.71679727323105">
            <text:p>0,72</text:p>
          </table:table-cell>
          <table:table-cell table:formula="of:=[.$B$4]*SQRT(([.$B39]*(1-[.$B39])/([.$B$3]-1))*[.AP$7]*([.$B$3]-[.AP$7]))/SQRT([.AP$7])" office:value-type="float" office:value="0.712246133419351">
            <text:p>0,71</text:p>
          </table:table-cell>
          <table:table-cell table:formula="of:=[.$B$4]*SQRT(([.$B39]*(1-[.$B39])/([.$B$3]-1))*[.AQ$7]*([.$B$3]-[.AQ$7]))/SQRT([.AQ$7])" office:value-type="float" office:value="0.707665724922555">
            <text:p>0,71</text:p>
          </table:table-cell>
          <table:table-cell table:formula="of:=[.$B$4]*SQRT(([.$B39]*(1-[.$B39])/([.$B$3]-1))*[.AR$7]*([.$B$3]-[.AR$7]))/SQRT([.AR$7])" office:value-type="float" office:value="0.703055475684183">
            <text:p>0,70</text:p>
          </table:table-cell>
          <table:table-cell table:formula="of:=[.$B$4]*SQRT(([.$B39]*(1-[.$B39])/([.$B$3]-1))*[.AS$7]*([.$B$3]-[.AS$7]))/SQRT([.AS$7])" office:value-type="float" office:value="0.698414794766593">
            <text:p>0,70</text:p>
          </table:table-cell>
          <table:table-cell table:formula="of:=[.$B$4]*SQRT(([.$B39]*(1-[.$B39])/([.$B$3]-1))*[.AT$7]*([.$B$3]-[.AT$7]))/SQRT([.AT$7])" office:value-type="float" office:value="0.693743071466815">
            <text:p>0,69</text:p>
          </table:table-cell>
          <table:table-cell table:formula="of:=[.$B$4]*SQRT(([.$B39]*(1-[.$B39])/([.$B$3]-1))*[.AU$7]*([.$B$3]-[.AU$7]))/SQRT([.AU$7])" office:value-type="float" office:value="0.689039674378449">
            <text:p>0,69</text:p>
          </table:table-cell>
          <table:table-cell table:formula="of:=[.$B$4]*SQRT(([.$B39]*(1-[.$B39])/([.$B$3]-1))*[.AV$7]*([.$B$3]-[.AV$7]))/SQRT([.AV$7])" office:value-type="float" office:value="0.684303950395515">
            <text:p>0,68</text:p>
          </table:table-cell>
          <table:table-cell table:formula="of:=[.$B$4]*SQRT(([.$B39]*(1-[.$B39])/([.$B$3]-1))*[.AW$7]*([.$B$3]-[.AW$7]))/SQRT([.AW$7])" office:value-type="float" office:value="0.679535223653826">
            <text:p>0,68</text:p>
          </table:table-cell>
          <table:table-cell table:formula="of:=[.$B$4]*SQRT(([.$B39]*(1-[.$B39])/([.$B$3]-1))*[.AX$7]*([.$B$3]-[.AX$7]))/SQRT([.AX$7])" office:value-type="float" office:value="0.674732794405018">
            <text:p>0,67</text:p>
          </table:table-cell>
          <table:table-cell table:formula="of:=[.$B$4]*SQRT(([.$B39]*(1-[.$B39])/([.$B$3]-1))*[.AY$7]*([.$B$3]-[.AY$7]))/SQRT([.AY$7])" office:value-type="float" office:value="0.669895937817922">
            <text:p>0,67</text:p>
          </table:table-cell>
          <table:table-cell table:formula="of:=[.$B$4]*SQRT(([.$B39]*(1-[.$B39])/([.$B$3]-1))*[.AZ$7]*([.$B$3]-[.AZ$7]))/SQRT([.AZ$7])" office:value-type="float" office:value="0.665023902701476">
            <text:p>0,67</text:p>
          </table:table-cell>
          <table:table-cell table:formula="of:=[.$B$4]*SQRT(([.$B39]*(1-[.$B39])/([.$B$3]-1))*[.BA$7]*([.$B$3]-[.BA$7]))/SQRT([.BA$7])" office:value-type="float" office:value="0.660115910142794">
            <text:p>0,66</text:p>
          </table:table-cell>
        </table:table-row>
        <table:table-row table:style-name="ro2">
          <table:table-cell table:formula="of:=[.A39]+1" office:value-type="float" office:value="33">
            <text:p>33</text:p>
          </table:table-cell>
          <table:table-cell table:formula="of:=[.$A40]/[.$B$1]" office:value-type="float" office:value="0.333333333333333">
            <text:p>0,333</text:p>
          </table:table-cell>
          <table:table-cell table:formula="of:=[.$B$4]*SQRT(([.$B40]*(1-[.$B40])/([.$B$1]-1))*[.C$7]*([.$B$1]-[.C$7]))/SQRT([.C$7])" office:value-type="float" office:value="0.751278426773421">
            <text:p>0,75</text:p>
          </table:table-cell>
          <table:table-cell table:formula="of:=[.$B$4]*SQRT(([.$B40]*(1-[.$B40])/([.$B$1]-1))*[.D$7]*([.$B$1]-[.D$7]))/SQRT([.D$7])" office:value-type="float" office:value="0.747184235928887">
            <text:p>0,75</text:p>
          </table:table-cell>
          <table:table-cell table:formula="of:=[.$B$4]*SQRT(([.$B40]*(1-[.$B40])/([.$B$1]-1))*[.E$7]*([.$B$1]-[.E$7]))/SQRT([.E$7])" office:value-type="float" office:value="0.743067487046851">
            <text:p>0,74</text:p>
          </table:table-cell>
          <table:table-cell table:formula="of:=[.$B$4]*SQRT(([.$B40]*(1-[.$B40])/([.$B$1]-1))*[.F$7]*([.$B$1]-[.F$7]))/SQRT([.F$7])" office:value-type="float" office:value="0.738927803098253">
            <text:p>0,74</text:p>
          </table:table-cell>
          <table:table-cell table:formula="of:=[.$B$4]*SQRT(([.$B40]*(1-[.$B40])/([.$B$1]-1))*[.G$7]*([.$B$1]-[.G$7]))/SQRT([.G$7])" office:value-type="float" office:value="0.734764796432911">
            <text:p>0,73</text:p>
          </table:table-cell>
          <table:table-cell table:formula="of:=[.$B$4]*SQRT(([.$B40]*(1-[.$B40])/([.$B$1]-1))*[.H$7]*([.$B$1]-[.H$7]))/SQRT([.H$7])" office:value-type="float" office:value="0.730578068355864">
            <text:p>0,73</text:p>
          </table:table-cell>
          <table:table-cell table:formula="of:=[.$B$4]*SQRT(([.$B40]*(1-[.$B40])/([.$B$1]-1))*[.I$7]*([.$B$1]-[.I$7]))/SQRT([.I$7])" office:value-type="float" office:value="0.726367208681719">
            <text:p>0,73</text:p>
          </table:table-cell>
          <table:table-cell table:formula="of:=[.$B$4]*SQRT(([.$B40]*(1-[.$B40])/([.$B$1]-1))*[.J$7]*([.$B$1]-[.J$7]))/SQRT([.J$7])" office:value-type="float" office:value="0.722131795265629">
            <text:p>0,72</text:p>
          </table:table-cell>
          <table:table-cell table:formula="of:=[.$B$4]*SQRT(([.$B40]*(1-[.$B40])/([.$B$1]-1))*[.K$7]*([.$B$1]-[.K$7]))/SQRT([.K$7])" office:value-type="float" office:value="0.717871393509344">
            <text:p>0,72</text:p>
          </table:table-cell>
          <table:table-cell table:formula="of:=[.$B$4]*SQRT(([.$B40]*(1-[.$B40])/([.$B$1]-1))*[.L$7]*([.$B$1]-[.L$7]))/SQRT([.L$7])" office:value-type="float" office:value="0.713585555840738">
            <text:p>0,71</text:p>
          </table:table-cell>
          <table:table-cell table:formula="of:=[.$B$4]*SQRT(([.$B40]*(1-[.$B40])/([.$B$1]-1))*[.M$7]*([.$B$1]-[.M$7]))/SQRT([.M$7])" office:value-type="float" office:value="0.709273821165016">
            <text:p>0,71</text:p>
          </table:table-cell>
          <table:table-cell table:formula="of:=[.$B$4]*SQRT(([.$B40]*(1-[.$B40])/([.$B$1]-1))*[.N$7]*([.$B$1]-[.N$7]))/SQRT([.N$7])" office:value-type="float" office:value="0.704935714285714">
            <text:p>0,70</text:p>
          </table:table-cell>
          <table:table-cell table:formula="of:=[.$B$4]*SQRT(([.$B40]*(1-[.$B40])/([.$B$1]-1))*[.O$7]*([.$B$1]-[.O$7]))/SQRT([.O$7])" office:value-type="float" office:value="0.700570745293434">
            <text:p>0,70</text:p>
          </table:table-cell>
          <table:table-cell table:formula="of:=[.$B$4]*SQRT(([.$B40]*(1-[.$B40])/([.$B$1]-1))*[.P$7]*([.$B$1]-[.P$7]))/SQRT([.P$7])" office:value-type="float" office:value="0.696178408920074">
            <text:p>0,70</text:p>
          </table:table-cell>
          <table:table-cell table:formula="of:=[.$B$4]*SQRT(([.$B40]*(1-[.$B40])/([.$B$1]-1))*[.Q$7]*([.$B$1]-[.Q$7]))/SQRT([.Q$7])" office:value-type="float" office:value="0.69175818385616">
            <text:p>0,69</text:p>
          </table:table-cell>
          <table:table-cell table:formula="of:=[.$B$4]*SQRT(([.$B40]*(1-[.$B40])/([.$B$1]-1))*[.R$7]*([.$B$1]-[.R$7]))/SQRT([.R$7])" office:value-type="float" office:value="0.687309532028663">
            <text:p>0,69</text:p>
          </table:table-cell>
          <table:table-cell table:formula="of:=[.$B$4]*SQRT(([.$B40]*(1-[.$B40])/([.$B$1]-1))*[.S$7]*([.$B$1]-[.S$7]))/SQRT([.S$7])" office:value-type="float" office:value="0.682831897836465">
            <text:p>0,68</text:p>
          </table:table-cell>
          <table:table-cell table:formula="of:=[.$B$4]*SQRT(([.$B40]*(1-[.$B40])/([.$B$1]-1))*[.T$7]*([.$B$1]-[.T$7]))/SQRT([.T$7])" office:value-type="float" office:value="0.678324707340397">
            <text:p>0,68</text:p>
          </table:table-cell>
          <table:table-cell table:formula="of:=[.$B$4]*SQRT(([.$B40]*(1-[.$B40])/([.$B$1]-1))*[.U$7]*([.$B$1]-[.U$7]))/SQRT([.U$7])" office:value-type="float" office:value="0.673787367404527">
            <text:p>0,67</text:p>
          </table:table-cell>
          <table:table-cell table:formula="of:=[.$B$4]*SQRT(([.$B40]*(1-[.$B40])/([.$B$1]-1))*[.V$7]*([.$B$1]-[.V$7]))/SQRT([.V$7])" office:value-type="float" office:value="0.669219264785026">
            <text:p>0,67</text:p>
          </table:table-cell>
          <table:table-cell table:formula="of:=[.$B$4]*SQRT(([.$B40]*(1-[.$B40])/([.$B$1]-1))*[.W$7]*([.$B$1]-[.W$7]))/SQRT([.W$7])" office:value-type="float" office:value="0.664619765162681">
            <text:p>0,66</text:p>
          </table:table-cell>
          <table:table-cell table:formula="of:=[.$B$4]*SQRT(([.$B40]*(1-[.$B40])/([.$B$1]-1))*[.X$7]*([.$B$1]-[.X$7]))/SQRT([.X$7])" office:value-type="float" office:value="0.659988212114721">
            <text:p>0,66</text:p>
          </table:table-cell>
          <table:table-cell table:formula="of:=[.$B$4]*SQRT(([.$B40]*(1-[.$B40])/([.$B$1]-1))*[.Y$7]*([.$B$1]-[.Y$7]))/SQRT([.Y$7])" office:value-type="float" office:value="0.655323926021226">
            <text:p>0,66</text:p>
          </table:table-cell>
          <table:table-cell table:formula="of:=[.$B$4]*SQRT(([.$B40]*(1-[.$B40])/([.$B$1]-1))*[.Z$7]*([.$B$1]-[.Z$7]))/SQRT([.Z$7])" office:value-type="float" office:value="0.65062620290099">
            <text:p>0,65</text:p>
          </table:table-cell>
          <table:table-cell table:formula="of:=[.$B$4]*SQRT(([.$B40]*(1-[.$B40])/([.$B$1]-1))*[.AA$7]*([.$B$1]-[.AA$7]))/SQRT([.AA$7])" office:value-type="float" office:value="0.645894313171163">
            <text:p>0,65</text:p>
          </table:table-cell>
          <table:table-cell/>
          <table:table-cell table:formula="of:=[.$B$4]*SQRT(([.$B40]*(1-[.$B40])/([.$B$3]-1))*[.AC$7]*([.$B$3]-[.AC$7]))/SQRT([.AC$7])" office:value-type="float" office:value="0.775389726023128">
            <text:p>0,78</text:p>
          </table:table-cell>
          <table:table-cell table:formula="of:=[.$B$4]*SQRT(([.$B40]*(1-[.$B40])/([.$B$3]-1))*[.AD$7]*([.$B$3]-[.AD$7]))/SQRT([.AD$7])" office:value-type="float" office:value="0.771117573809184">
            <text:p>0,77</text:p>
          </table:table-cell>
          <table:table-cell table:formula="of:=[.$B$4]*SQRT(([.$B40]*(1-[.$B40])/([.$B$3]-1))*[.AE$7]*([.$B$3]-[.AE$7]))/SQRT([.AE$7])" office:value-type="float" office:value="0.766821620751856">
            <text:p>0,77</text:p>
          </table:table-cell>
          <table:table-cell table:formula="of:=[.$B$4]*SQRT(([.$B40]*(1-[.$B40])/([.$B$3]-1))*[.AF$7]*([.$B$3]-[.AF$7]))/SQRT([.AF$7])" office:value-type="float" office:value="0.76250146456754">
            <text:p>0,76</text:p>
          </table:table-cell>
          <table:table-cell table:formula="of:=[.$B$4]*SQRT(([.$B40]*(1-[.$B40])/([.$B$3]-1))*[.AG$7]*([.$B$3]-[.AG$7]))/SQRT([.AG$7])" office:value-type="float" office:value="0.75815669151092">
            <text:p>0,76</text:p>
          </table:table-cell>
          <table:table-cell table:formula="of:=[.$B$4]*SQRT(([.$B40]*(1-[.$B40])/([.$B$3]-1))*[.AH$7]*([.$B$3]-[.AH$7]))/SQRT([.AH$7])" office:value-type="float" office:value="0.753786875912498">
            <text:p>0,75</text:p>
          </table:table-cell>
          <table:table-cell table:formula="of:=[.$B$4]*SQRT(([.$B40]*(1-[.$B40])/([.$B$3]-1))*[.AI$7]*([.$B$3]-[.AI$7]))/SQRT([.AI$7])" office:value-type="float" office:value="0.749391579691862">
            <text:p>0,75</text:p>
          </table:table-cell>
          <table:table-cell table:formula="of:=[.$B$4]*SQRT(([.$B40]*(1-[.$B40])/([.$B$3]-1))*[.AJ$7]*([.$B$3]-[.AJ$7]))/SQRT([.AJ$7])" office:value-type="float" office:value="0.744970351845095">
            <text:p>0,74</text:p>
          </table:table-cell>
          <table:table-cell table:formula="of:=[.$B$4]*SQRT(([.$B40]*(1-[.$B40])/([.$B$3]-1))*[.AK$7]*([.$B$3]-[.AK$7]))/SQRT([.AK$7])" office:value-type="float" office:value="0.740522727904651">
            <text:p>0,74</text:p>
          </table:table-cell>
          <table:table-cell table:formula="of:=[.$B$4]*SQRT(([.$B40]*(1-[.$B40])/([.$B$3]-1))*[.AL$7]*([.$B$3]-[.AL$7]))/SQRT([.AL$7])" office:value-type="float" office:value="0.736048229369846">
            <text:p>0,74</text:p>
          </table:table-cell>
          <table:table-cell table:formula="of:=[.$B$4]*SQRT(([.$B40]*(1-[.$B40])/([.$B$3]-1))*[.AM$7]*([.$B$3]-[.AM$7]))/SQRT([.AM$7])" office:value-type="float" office:value="0.731546363106007">
            <text:p>0,73</text:p>
          </table:table-cell>
          <table:table-cell table:formula="of:=[.$B$4]*SQRT(([.$B40]*(1-[.$B40])/([.$B$3]-1))*[.AN$7]*([.$B$3]-[.AN$7]))/SQRT([.AN$7])" office:value-type="float" office:value="0.727016620710123">
            <text:p>0,73</text:p>
          </table:table-cell>
          <table:table-cell table:formula="of:=[.$B$4]*SQRT(([.$B40]*(1-[.$B40])/([.$B$3]-1))*[.AO$7]*([.$B$3]-[.AO$7]))/SQRT([.AO$7])" office:value-type="float" office:value="0.722458477840704">
            <text:p>0,72</text:p>
          </table:table-cell>
          <table:table-cell table:formula="of:=[.$B$4]*SQRT(([.$B40]*(1-[.$B40])/([.$B$3]-1))*[.AP$7]*([.$B$3]-[.AP$7]))/SQRT([.AP$7])" office:value-type="float" office:value="0.717871393509344">
            <text:p>0,72</text:p>
          </table:table-cell>
          <table:table-cell table:formula="of:=[.$B$4]*SQRT(([.$B40]*(1-[.$B40])/([.$B$3]-1))*[.AQ$7]*([.$B$3]-[.AQ$7]))/SQRT([.AQ$7])" office:value-type="float" office:value="0.713254809331271">
            <text:p>0,71</text:p>
          </table:table-cell>
          <table:table-cell table:formula="of:=[.$B$4]*SQRT(([.$B40]*(1-[.$B40])/([.$B$3]-1))*[.AR$7]*([.$B$3]-[.AR$7]))/SQRT([.AR$7])" office:value-type="float" office:value="0.708608148731955">
            <text:p>0,71</text:p>
          </table:table-cell>
          <table:table-cell table:formula="of:=[.$B$4]*SQRT(([.$B40]*(1-[.$B40])/([.$B$3]-1))*[.AS$7]*([.$B$3]-[.AS$7]))/SQRT([.AS$7])" office:value-type="float" office:value="0.703930816106575">
            <text:p>0,70</text:p>
          </table:table-cell>
          <table:table-cell table:formula="of:=[.$B$4]*SQRT(([.$B40]*(1-[.$B40])/([.$B$3]-1))*[.AT$7]*([.$B$3]-[.AT$7]))/SQRT([.AT$7])" office:value-type="float" office:value="0.699222195928883">
            <text:p>0,70</text:p>
          </table:table-cell>
          <table:table-cell table:formula="of:=[.$B$4]*SQRT(([.$B40]*(1-[.$B40])/([.$B$3]-1))*[.AU$7]*([.$B$3]-[.AU$7]))/SQRT([.AU$7])" office:value-type="float" office:value="0.694481651805683">
            <text:p>0,69</text:p>
          </table:table-cell>
          <table:table-cell table:formula="of:=[.$B$4]*SQRT(([.$B40]*(1-[.$B40])/([.$B$3]-1))*[.AV$7]*([.$B$3]-[.AV$7]))/SQRT([.AV$7])" office:value-type="float" office:value="0.689708525472819">
            <text:p>0,69</text:p>
          </table:table-cell>
          <table:table-cell table:formula="of:=[.$B$4]*SQRT(([.$B40]*(1-[.$B40])/([.$B$3]-1))*[.AW$7]*([.$B$3]-[.AW$7]))/SQRT([.AW$7])" office:value-type="float" office:value="0.684902135728186">
            <text:p>0,68</text:p>
          </table:table-cell>
          <table:table-cell table:formula="of:=[.$B$4]*SQRT(([.$B40]*(1-[.$B40])/([.$B$3]-1))*[.AX$7]*([.$B$3]-[.AX$7]))/SQRT([.AX$7])" office:value-type="float" office:value="0.680061777296865">
            <text:p>0,68</text:p>
          </table:table-cell>
          <table:table-cell table:formula="of:=[.$B$4]*SQRT(([.$B40]*(1-[.$B40])/([.$B$3]-1))*[.AY$7]*([.$B$3]-[.AY$7]))/SQRT([.AY$7])" office:value-type="float" office:value="0.675186719623032">
            <text:p>0,68</text:p>
          </table:table-cell>
          <table:table-cell table:formula="of:=[.$B$4]*SQRT(([.$B40]*(1-[.$B40])/([.$B$3]-1))*[.AZ$7]*([.$B$3]-[.AZ$7]))/SQRT([.AZ$7])" office:value-type="float" office:value="0.670276205582782">
            <text:p>0,67</text:p>
          </table:table-cell>
          <table:table-cell table:formula="of:=[.$B$4]*SQRT(([.$B40]*(1-[.$B40])/([.$B$3]-1))*[.BA$7]*([.$B$3]-[.BA$7]))/SQRT([.BA$7])" office:value-type="float" office:value="0.665329450111441">
            <text:p>0,67</text:p>
          </table:table-cell>
        </table:table-row>
        <table:table-row table:style-name="ro2">
          <table:table-cell table:formula="of:=[.A40]+1" office:value-type="float" office:value="34">
            <text:p>34</text:p>
          </table:table-cell>
          <table:table-cell table:formula="of:=[.$A41]/[.$B$1]" office:value-type="float" office:value="0.343434343434343">
            <text:p>0,343</text:p>
          </table:table-cell>
          <table:table-cell table:formula="of:=[.$B$4]*SQRT(([.$B41]*(1-[.$B41])/([.$B$1]-1))*[.C$7]*([.$B$1]-[.C$7]))/SQRT([.C$7])" office:value-type="float" office:value="0.75677733584764">
            <text:p>0,76</text:p>
          </table:table-cell>
          <table:table-cell table:formula="of:=[.$B$4]*SQRT(([.$B41]*(1-[.$B41])/([.$B$1]-1))*[.D$7]*([.$B$1]-[.D$7]))/SQRT([.D$7])" office:value-type="float" office:value="0.752653177973061">
            <text:p>0,75</text:p>
          </table:table-cell>
          <table:table-cell table:formula="of:=[.$B$4]*SQRT(([.$B41]*(1-[.$B41])/([.$B$1]-1))*[.E$7]*([.$B$1]-[.E$7]))/SQRT([.E$7])" office:value-type="float" office:value="0.748506296949629">
            <text:p>0,75</text:p>
          </table:table-cell>
          <table:table-cell table:formula="of:=[.$B$4]*SQRT(([.$B41]*(1-[.$B41])/([.$B$1]-1))*[.F$7]*([.$B$1]-[.F$7]))/SQRT([.F$7])" office:value-type="float" office:value="0.744336312988654">
            <text:p>0,74</text:p>
          </table:table-cell>
          <table:table-cell table:formula="of:=[.$B$4]*SQRT(([.$B41]*(1-[.$B41])/([.$B$1]-1))*[.G$7]*([.$B$1]-[.G$7]))/SQRT([.G$7])" office:value-type="float" office:value="0.740142835602589">
            <text:p>0,74</text:p>
          </table:table-cell>
          <table:table-cell table:formula="of:=[.$B$4]*SQRT(([.$B41]*(1-[.$B41])/([.$B$1]-1))*[.H$7]*([.$B$1]-[.H$7]))/SQRT([.H$7])" office:value-type="float" office:value="0.735925463178261">
            <text:p>0,74</text:p>
          </table:table-cell>
          <table:table-cell table:formula="of:=[.$B$4]*SQRT(([.$B41]*(1-[.$B41])/([.$B$1]-1))*[.I$7]*([.$B$1]-[.I$7]))/SQRT([.I$7])" office:value-type="float" office:value="0.731683782527968">
            <text:p>0,73</text:p>
          </table:table-cell>
          <table:table-cell table:formula="of:=[.$B$4]*SQRT(([.$B41]*(1-[.$B41])/([.$B$1]-1))*[.J$7]*([.$B$1]-[.J$7]))/SQRT([.J$7])" office:value-type="float" office:value="0.727417368417013">
            <text:p>0,73</text:p>
          </table:table-cell>
          <table:table-cell table:formula="of:=[.$B$4]*SQRT(([.$B41]*(1-[.$B41])/([.$B$1]-1))*[.K$7]*([.$B$1]-[.K$7]))/SQRT([.K$7])" office:value-type="float" office:value="0.723125783066148">
            <text:p>0,72</text:p>
          </table:table-cell>
          <table:table-cell table:formula="of:=[.$B$4]*SQRT(([.$B41]*(1-[.$B41])/([.$B$1]-1))*[.L$7]*([.$B$1]-[.L$7]))/SQRT([.L$7])" office:value-type="float" office:value="0.718808575627286">
            <text:p>0,72</text:p>
          </table:table-cell>
          <table:table-cell table:formula="of:=[.$B$4]*SQRT(([.$B41]*(1-[.$B41])/([.$B$1]-1))*[.M$7]*([.$B$1]-[.M$7]))/SQRT([.M$7])" office:value-type="float" office:value="0.714465281630692">
            <text:p>0,71</text:p>
          </table:table-cell>
          <table:table-cell table:formula="of:=[.$B$4]*SQRT(([.$B41]*(1-[.$B41])/([.$B$1]-1))*[.N$7]*([.$B$1]-[.N$7]))/SQRT([.N$7])" office:value-type="float" office:value="0.710095422401751">
            <text:p>0,71</text:p>
          </table:table-cell>
          <table:table-cell table:formula="of:=[.$B$4]*SQRT(([.$B41]*(1-[.$B41])/([.$B$1]-1))*[.O$7]*([.$B$1]-[.O$7]))/SQRT([.O$7])" office:value-type="float" office:value="0.705698504445219">
            <text:p>0,71</text:p>
          </table:table-cell>
          <table:table-cell table:formula="of:=[.$B$4]*SQRT(([.$B41]*(1-[.$B41])/([.$B$1]-1))*[.P$7]*([.$B$1]-[.P$7]))/SQRT([.P$7])" office:value-type="float" office:value="0.701274018794733">
            <text:p>0,70</text:p>
          </table:table-cell>
          <table:table-cell table:formula="of:=[.$B$4]*SQRT(([.$B41]*(1-[.$B41])/([.$B$1]-1))*[.Q$7]*([.$B$1]-[.Q$7]))/SQRT([.Q$7])" office:value-type="float" office:value="0.696821440325148">
            <text:p>0,70</text:p>
          </table:table-cell>
          <table:table-cell table:formula="of:=[.$B$4]*SQRT(([.$B41]*(1-[.$B41])/([.$B$1]-1))*[.R$7]*([.$B$1]-[.R$7]))/SQRT([.R$7])" office:value-type="float" office:value="0.692340227025059">
            <text:p>0,69</text:p>
          </table:table-cell>
          <table:table-cell table:formula="of:=[.$B$4]*SQRT(([.$B41]*(1-[.$B41])/([.$B$1]-1))*[.S$7]*([.$B$1]-[.S$7]))/SQRT([.S$7])" office:value-type="float" office:value="0.687829819226681">
            <text:p>0,69</text:p>
          </table:table-cell>
          <table:table-cell table:formula="of:=[.$B$4]*SQRT(([.$B41]*(1-[.$B41])/([.$B$1]-1))*[.T$7]*([.$B$1]-[.T$7]))/SQRT([.T$7])" office:value-type="float" office:value="0.683289638789954">
            <text:p>0,68</text:p>
          </table:table-cell>
          <table:table-cell table:formula="of:=[.$B$4]*SQRT(([.$B41]*(1-[.$B41])/([.$B$1]-1))*[.U$7]*([.$B$1]-[.U$7]))/SQRT([.U$7])" office:value-type="float" office:value="0.678719088237544">
            <text:p>0,68</text:p>
          </table:table-cell>
          <table:table-cell table:formula="of:=[.$B$4]*SQRT(([.$B41]*(1-[.$B41])/([.$B$1]-1))*[.V$7]*([.$B$1]-[.V$7]))/SQRT([.V$7])" office:value-type="float" office:value="0.674117549837044">
            <text:p>0,67</text:p>
          </table:table-cell>
          <table:table-cell table:formula="of:=[.$B$4]*SQRT(([.$B41]*(1-[.$B41])/([.$B$1]-1))*[.W$7]*([.$B$1]-[.W$7]))/SQRT([.W$7])" office:value-type="float" office:value="0.669484384626406">
            <text:p>0,67</text:p>
          </table:table-cell>
          <table:table-cell table:formula="of:=[.$B$4]*SQRT(([.$B41]*(1-[.$B41])/([.$B$1]-1))*[.X$7]*([.$B$1]-[.X$7]))/SQRT([.X$7])" office:value-type="float" office:value="0.664818931378232">
            <text:p>0,66</text:p>
          </table:table-cell>
          <table:table-cell table:formula="of:=[.$B$4]*SQRT(([.$B41]*(1-[.$B41])/([.$B$1]-1))*[.Y$7]*([.$B$1]-[.Y$7]))/SQRT([.Y$7])" office:value-type="float" office:value="0.660120505498194">
            <text:p>0,66</text:p>
          </table:table-cell>
          <table:table-cell table:formula="of:=[.$B$4]*SQRT(([.$B41]*(1-[.$B41])/([.$B$1]-1))*[.Z$7]*([.$B$1]-[.Z$7]))/SQRT([.Z$7])" office:value-type="float" office:value="0.655388397852364">
            <text:p>0,66</text:p>
          </table:table-cell>
          <table:table-cell table:formula="of:=[.$B$4]*SQRT(([.$B41]*(1-[.$B41])/([.$B$1]-1))*[.AA$7]*([.$B$1]-[.AA$7]))/SQRT([.AA$7])" office:value-type="float" office:value="0.65062187351778">
            <text:p>0,65</text:p>
          </table:table-cell>
          <table:table-cell/>
          <table:table-cell table:formula="of:=[.$B$4]*SQRT(([.$B41]*(1-[.$B41])/([.$B$3]-1))*[.AC$7]*([.$B$3]-[.AC$7]))/SQRT([.AC$7])" office:value-type="float" office:value="0.781065115397473">
            <text:p>0,78</text:p>
          </table:table-cell>
          <table:table-cell table:formula="of:=[.$B$4]*SQRT(([.$B41]*(1-[.$B41])/([.$B$3]-1))*[.AD$7]*([.$B$3]-[.AD$7]))/SQRT([.AD$7])" office:value-type="float" office:value="0.776761693582621">
            <text:p>0,78</text:p>
          </table:table-cell>
          <table:table-cell table:formula="of:=[.$B$4]*SQRT(([.$B41]*(1-[.$B41])/([.$B$3]-1))*[.AE$7]*([.$B$3]-[.AE$7]))/SQRT([.AE$7])" office:value-type="float" office:value="0.772434296716437">
            <text:p>0,77</text:p>
          </table:table-cell>
          <table:table-cell table:formula="of:=[.$B$4]*SQRT(([.$B41]*(1-[.$B41])/([.$B$3]-1))*[.AF$7]*([.$B$3]-[.AF$7]))/SQRT([.AF$7])" office:value-type="float" office:value="0.76808251957084">
            <text:p>0,77</text:p>
          </table:table-cell>
          <table:table-cell table:formula="of:=[.$B$4]*SQRT(([.$B41]*(1-[.$B41])/([.$B$3]-1))*[.AG$7]*([.$B$3]-[.AG$7]))/SQRT([.AG$7])" office:value-type="float" office:value="0.763705945372147">
            <text:p>0,76</text:p>
          </table:table-cell>
          <table:table-cell table:formula="of:=[.$B$4]*SQRT(([.$B41]*(1-[.$B41])/([.$B$3]-1))*[.AH$7]*([.$B$3]-[.AH$7]))/SQRT([.AH$7])" office:value-type="float" office:value="0.759304145335213">
            <text:p>0,76</text:p>
          </table:table-cell>
          <table:table-cell table:formula="of:=[.$B$4]*SQRT(([.$B41]*(1-[.$B41])/([.$B$3]-1))*[.AI$7]*([.$B$3]-[.AI$7]))/SQRT([.AI$7])" office:value-type="float" office:value="0.754876678173138">
            <text:p>0,75</text:p>
          </table:table-cell>
          <table:table-cell table:formula="of:=[.$B$4]*SQRT(([.$B41]*(1-[.$B41])/([.$B$3]-1))*[.AJ$7]*([.$B$3]-[.AJ$7]))/SQRT([.AJ$7])" office:value-type="float" office:value="0.750423089580928">
            <text:p>0,75</text:p>
          </table:table-cell>
          <table:table-cell table:formula="of:=[.$B$4]*SQRT(([.$B41]*(1-[.$B41])/([.$B$3]-1))*[.AK$7]*([.$B$3]-[.AK$7]))/SQRT([.AK$7])" office:value-type="float" office:value="0.745942911691411">
            <text:p>0,75</text:p>
          </table:table-cell>
          <table:table-cell table:formula="of:=[.$B$4]*SQRT(([.$B41]*(1-[.$B41])/([.$B$3]-1))*[.AL$7]*([.$B$3]-[.AL$7]))/SQRT([.AL$7])" office:value-type="float" office:value="0.741435662501564">
            <text:p>0,74</text:p>
          </table:table-cell>
          <table:table-cell table:formula="of:=[.$B$4]*SQRT(([.$B41]*(1-[.$B41])/([.$B$3]-1))*[.AM$7]*([.$B$3]-[.AM$7]))/SQRT([.AM$7])" office:value-type="float" office:value="0.736900845267264">
            <text:p>0,74</text:p>
          </table:table-cell>
          <table:table-cell table:formula="of:=[.$B$4]*SQRT(([.$B41]*(1-[.$B41])/([.$B$3]-1))*[.AN$7]*([.$B$3]-[.AN$7]))/SQRT([.AN$7])" office:value-type="float" office:value="0.732337947864292">
            <text:p>0,73</text:p>
          </table:table-cell>
          <table:table-cell table:formula="of:=[.$B$4]*SQRT(([.$B41]*(1-[.$B41])/([.$B$3]-1))*[.AO$7]*([.$B$3]-[.AO$7]))/SQRT([.AO$7])" office:value-type="float" office:value="0.727746442113293">
            <text:p>0,73</text:p>
          </table:table-cell>
          <table:table-cell table:formula="of:=[.$B$4]*SQRT(([.$B41]*(1-[.$B41])/([.$B$3]-1))*[.AP$7]*([.$B$3]-[.AP$7]))/SQRT([.AP$7])" office:value-type="float" office:value="0.723125783066148">
            <text:p>0,72</text:p>
          </table:table-cell>
          <table:table-cell table:formula="of:=[.$B$4]*SQRT(([.$B41]*(1-[.$B41])/([.$B$3]-1))*[.AQ$7]*([.$B$3]-[.AQ$7]))/SQRT([.AQ$7])" office:value-type="float" office:value="0.718475408251044">
            <text:p>0,72</text:p>
          </table:table-cell>
          <table:table-cell table:formula="of:=[.$B$4]*SQRT(([.$B41]*(1-[.$B41])/([.$B$3]-1))*[.AR$7]*([.$B$3]-[.AR$7]))/SQRT([.AR$7])" office:value-type="float" office:value="0.713794736873268">
            <text:p>0,71</text:p>
          </table:table-cell>
          <table:table-cell table:formula="of:=[.$B$4]*SQRT(([.$B41]*(1-[.$B41])/([.$B$3]-1))*[.AS$7]*([.$B$3]-[.AS$7]))/SQRT([.AS$7])" office:value-type="float" office:value="0.709083168968529">
            <text:p>0,71</text:p>
          </table:table-cell>
          <table:table-cell table:formula="of:=[.$B$4]*SQRT(([.$B41]*(1-[.$B41])/([.$B$3]-1))*[.AT$7]*([.$B$3]-[.AT$7]))/SQRT([.AT$7])" office:value-type="float" office:value="0.704340084505295">
            <text:p>0,70</text:p>
          </table:table-cell>
          <table:table-cell table:formula="of:=[.$B$4]*SQRT(([.$B41]*(1-[.$B41])/([.$B$3]-1))*[.AU$7]*([.$B$3]-[.AU$7]))/SQRT([.AU$7])" office:value-type="float" office:value="0.699564842432351">
            <text:p>0,70</text:p>
          </table:table-cell>
          <table:table-cell table:formula="of:=[.$B$4]*SQRT(([.$B41]*(1-[.$B41])/([.$B$3]-1))*[.AV$7]*([.$B$3]-[.AV$7]))/SQRT([.AV$7])" office:value-type="float" office:value="0.694756779667442">
            <text:p>0,69</text:p>
          </table:table-cell>
          <table:table-cell table:formula="of:=[.$B$4]*SQRT(([.$B41]*(1-[.$B41])/([.$B$3]-1))*[.AW$7]*([.$B$3]-[.AW$7]))/SQRT([.AW$7])" office:value-type="float" office:value="0.689915210022469">
            <text:p>0,69</text:p>
          </table:table-cell>
          <table:table-cell table:formula="of:=[.$B$4]*SQRT(([.$B41]*(1-[.$B41])/([.$B$3]-1))*[.AX$7]*([.$B$3]-[.AX$7]))/SQRT([.AX$7])" office:value-type="float" office:value="0.685039423060324">
            <text:p>0,69</text:p>
          </table:table-cell>
          <table:table-cell table:formula="of:=[.$B$4]*SQRT(([.$B41]*(1-[.$B41])/([.$B$3]-1))*[.AY$7]*([.$B$3]-[.AY$7]))/SQRT([.AY$7])" office:value-type="float" office:value="0.680128682877951">
            <text:p>0,68</text:p>
          </table:table-cell>
          <table:table-cell table:formula="of:=[.$B$4]*SQRT(([.$B41]*(1-[.$B41])/([.$B$3]-1))*[.AZ$7]*([.$B$3]-[.AZ$7]))/SQRT([.AZ$7])" office:value-type="float" office:value="0.675182226809748">
            <text:p>0,68</text:p>
          </table:table-cell>
          <table:table-cell table:formula="of:=[.$B$4]*SQRT(([.$B41]*(1-[.$B41])/([.$B$3]-1))*[.BA$7]*([.$B$3]-[.BA$7]))/SQRT([.BA$7])" office:value-type="float" office:value="0.670199264044839">
            <text:p>0,67</text:p>
          </table:table-cell>
        </table:table-row>
        <table:table-row table:style-name="ro2">
          <table:table-cell table:formula="of:=[.A41]+1" office:value-type="float" office:value="35">
            <text:p>35</text:p>
          </table:table-cell>
          <table:table-cell table:formula="of:=[.$A42]/[.$B$1]" office:value-type="float" office:value="0.353535353535353">
            <text:p>0,354</text:p>
          </table:table-cell>
          <table:table-cell table:formula="of:=[.$B$4]*SQRT(([.$B42]*(1-[.$B42])/([.$B$1]-1))*[.C$7]*([.$B$1]-[.C$7]))/SQRT([.C$7])" office:value-type="float" office:value="0.761896519368157">
            <text:p>0,76</text:p>
          </table:table-cell>
          <table:table-cell table:formula="of:=[.$B$4]*SQRT(([.$B42]*(1-[.$B42])/([.$B$1]-1))*[.D$7]*([.$B$1]-[.D$7]))/SQRT([.D$7])" office:value-type="float" office:value="0.757744463828007">
            <text:p>0,76</text:p>
          </table:table-cell>
          <table:table-cell table:formula="of:=[.$B$4]*SQRT(([.$B42]*(1-[.$B42])/([.$B$1]-1))*[.E$7]*([.$B$1]-[.E$7]))/SQRT([.E$7])" office:value-type="float" office:value="0.753569531429366">
            <text:p>0,75</text:p>
          </table:table-cell>
          <table:table-cell table:formula="of:=[.$B$4]*SQRT(([.$B42]*(1-[.$B42])/([.$B$1]-1))*[.F$7]*([.$B$1]-[.F$7]))/SQRT([.F$7])" office:value-type="float" office:value="0.749371339814485">
            <text:p>0,75</text:p>
          </table:table-cell>
          <table:table-cell table:formula="of:=[.$B$4]*SQRT(([.$B42]*(1-[.$B42])/([.$B$1]-1))*[.G$7]*([.$B$1]-[.G$7]))/SQRT([.G$7])" office:value-type="float" office:value="0.745149495854381">
            <text:p>0,75</text:p>
          </table:table-cell>
          <table:table-cell table:formula="of:=[.$B$4]*SQRT(([.$B42]*(1-[.$B42])/([.$B$1]-1))*[.H$7]*([.$B$1]-[.H$7]))/SQRT([.H$7])" office:value-type="float" office:value="0.740903595219189">
            <text:p>0,74</text:p>
          </table:table-cell>
          <table:table-cell table:formula="of:=[.$B$4]*SQRT(([.$B42]*(1-[.$B42])/([.$B$1]-1))*[.I$7]*([.$B$1]-[.I$7]))/SQRT([.I$7])" office:value-type="float" office:value="0.736633221926218">
            <text:p>0,74</text:p>
          </table:table-cell>
          <table:table-cell table:formula="of:=[.$B$4]*SQRT(([.$B42]*(1-[.$B42])/([.$B$1]-1))*[.J$7]*([.$B$1]-[.J$7]))/SQRT([.J$7])" office:value-type="float" office:value="0.732337947864292">
            <text:p>0,73</text:p>
          </table:table-cell>
          <table:table-cell table:formula="of:=[.$B$4]*SQRT(([.$B42]*(1-[.$B42])/([.$B$1]-1))*[.K$7]*([.$B$1]-[.K$7]))/SQRT([.K$7])" office:value-type="float" office:value="0.728017332292826">
            <text:p>0,73</text:p>
          </table:table-cell>
          <table:table-cell table:formula="of:=[.$B$4]*SQRT(([.$B42]*(1-[.$B42])/([.$B$1]-1))*[.L$7]*([.$B$1]-[.L$7]))/SQRT([.L$7])" office:value-type="float" office:value="0.723670921313994">
            <text:p>0,72</text:p>
          </table:table-cell>
          <table:table-cell table:formula="of:=[.$B$4]*SQRT(([.$B42]*(1-[.$B42])/([.$B$1]-1))*[.M$7]*([.$B$1]-[.M$7]))/SQRT([.M$7])" office:value-type="float" office:value="0.719298247316178">
            <text:p>0,72</text:p>
          </table:table-cell>
          <table:table-cell table:formula="of:=[.$B$4]*SQRT(([.$B42]*(1-[.$B42])/([.$B$1]-1))*[.N$7]*([.$B$1]-[.N$7]))/SQRT([.N$7])" office:value-type="float" office:value="0.714898828386792">
            <text:p>0,71</text:p>
          </table:table-cell>
          <table:table-cell table:formula="of:=[.$B$4]*SQRT(([.$B42]*(1-[.$B42])/([.$B$1]-1))*[.O$7]*([.$B$1]-[.O$7]))/SQRT([.O$7])" office:value-type="float" office:value="0.710472167692366">
            <text:p>0,71</text:p>
          </table:table-cell>
          <table:table-cell table:formula="of:=[.$B$4]*SQRT(([.$B42]*(1-[.$B42])/([.$B$1]-1))*[.P$7]*([.$B$1]-[.P$7]))/SQRT([.P$7])" office:value-type="float" office:value="0.70601775282366">
            <text:p>0,71</text:p>
          </table:table-cell>
          <table:table-cell table:formula="of:=[.$B$4]*SQRT(([.$B42]*(1-[.$B42])/([.$B$1]-1))*[.Q$7]*([.$B$1]-[.Q$7]))/SQRT([.Q$7])" office:value-type="float" office:value="0.701535055103344">
            <text:p>0,70</text:p>
          </table:table-cell>
          <table:table-cell table:formula="of:=[.$B$4]*SQRT(([.$B42]*(1-[.$B42])/([.$B$1]-1))*[.R$7]*([.$B$1]-[.R$7]))/SQRT([.R$7])" office:value-type="float" office:value="0.697023528853605">
            <text:p>0,70</text:p>
          </table:table-cell>
          <table:table-cell table:formula="of:=[.$B$4]*SQRT(([.$B42]*(1-[.$B42])/([.$B$1]-1))*[.S$7]*([.$B$1]-[.S$7]))/SQRT([.S$7])" office:value-type="float" office:value="0.692482610620812">
            <text:p>0,69</text:p>
          </table:table-cell>
          <table:table-cell table:formula="of:=[.$B$4]*SQRT(([.$B42]*(1-[.$B42])/([.$B$1]-1))*[.T$7]*([.$B$1]-[.T$7]))/SQRT([.T$7])" office:value-type="float" office:value="0.687911718354104">
            <text:p>0,69</text:p>
          </table:table-cell>
          <table:table-cell table:formula="of:=[.$B$4]*SQRT(([.$B42]*(1-[.$B42])/([.$B$1]-1))*[.U$7]*([.$B$1]-[.U$7]))/SQRT([.U$7])" office:value-type="float" office:value="0.683310250534541">
            <text:p>0,68</text:p>
          </table:table-cell>
          <table:table-cell table:formula="of:=[.$B$4]*SQRT(([.$B42]*(1-[.$B42])/([.$B$1]-1))*[.V$7]*([.$B$1]-[.V$7]))/SQRT([.V$7])" office:value-type="float" office:value="0.678677585251096">
            <text:p>0,68</text:p>
          </table:table-cell>
          <table:table-cell table:formula="of:=[.$B$4]*SQRT(([.$B42]*(1-[.$B42])/([.$B$1]-1))*[.W$7]*([.$B$1]-[.W$7]))/SQRT([.W$7])" office:value-type="float" office:value="0.674013079219491">
            <text:p>0,67</text:p>
          </table:table-cell>
          <table:table-cell table:formula="of:=[.$B$4]*SQRT(([.$B42]*(1-[.$B42])/([.$B$1]-1))*[.X$7]*([.$B$1]-[.X$7]))/SQRT([.X$7])" office:value-type="float" office:value="0.66931606673949">
            <text:p>0,67</text:p>
          </table:table-cell>
          <table:table-cell table:formula="of:=[.$B$4]*SQRT(([.$B42]*(1-[.$B42])/([.$B$1]-1))*[.Y$7]*([.$B$1]-[.Y$7]))/SQRT([.Y$7])" office:value-type="float" office:value="0.664585858585858">
            <text:p>0,66</text:p>
          </table:table-cell>
          <table:table-cell table:formula="of:=[.$B$4]*SQRT(([.$B42]*(1-[.$B42])/([.$B$1]-1))*[.Z$7]*([.$B$1]-[.Z$7]))/SQRT([.Z$7])" office:value-type="float" office:value="0.659821740827766">
            <text:p>0,66</text:p>
          </table:table-cell>
          <table:table-cell table:formula="of:=[.$B$4]*SQRT(([.$B42]*(1-[.$B42])/([.$B$1]-1))*[.AA$7]*([.$B$1]-[.AA$7]))/SQRT([.AA$7])" office:value-type="float" office:value="0.655022973570901">
            <text:p>0,66</text:p>
          </table:table-cell>
          <table:table-cell/>
          <table:table-cell table:formula="of:=[.$B$4]*SQRT(([.$B42]*(1-[.$B42])/([.$B$3]-1))*[.AC$7]*([.$B$3]-[.AC$7]))/SQRT([.AC$7])" office:value-type="float" office:value="0.78634859242274">
            <text:p>0,79</text:p>
          </table:table-cell>
          <table:table-cell table:formula="of:=[.$B$4]*SQRT(([.$B42]*(1-[.$B42])/([.$B$3]-1))*[.AD$7]*([.$B$3]-[.AD$7]))/SQRT([.AD$7])" office:value-type="float" office:value="0.782016060320102">
            <text:p>0,78</text:p>
          </table:table-cell>
          <table:table-cell table:formula="of:=[.$B$4]*SQRT(([.$B42]*(1-[.$B42])/([.$B$3]-1))*[.AE$7]*([.$B$3]-[.AE$7]))/SQRT([.AE$7])" office:value-type="float" office:value="0.777659390988061">
            <text:p>0,78</text:p>
          </table:table-cell>
          <table:table-cell table:formula="of:=[.$B$4]*SQRT(([.$B42]*(1-[.$B42])/([.$B$3]-1))*[.AF$7]*([.$B$3]-[.AF$7]))/SQRT([.AF$7])" office:value-type="float" office:value="0.773278176457393">
            <text:p>0,77</text:p>
          </table:table-cell>
          <table:table-cell table:formula="of:=[.$B$4]*SQRT(([.$B42]*(1-[.$B42])/([.$B$3]-1))*[.AG$7]*([.$B$3]-[.AG$7]))/SQRT([.AG$7])" office:value-type="float" office:value="0.768871997135167">
            <text:p>0,77</text:p>
          </table:table-cell>
          <table:table-cell table:formula="of:=[.$B$4]*SQRT(([.$B42]*(1-[.$B42])/([.$B$3]-1))*[.AH$7]*([.$B$3]-[.AH$7]))/SQRT([.AH$7])" office:value-type="float" office:value="0.764440421335744">
            <text:p>0,76</text:p>
          </table:table-cell>
          <table:table-cell table:formula="of:=[.$B$4]*SQRT(([.$B42]*(1-[.$B42])/([.$B$3]-1))*[.AI$7]*([.$B$3]-[.AI$7]))/SQRT([.AI$7])" office:value-type="float" office:value="0.759983004787159">
            <text:p>0,76</text:p>
          </table:table-cell>
          <table:table-cell table:formula="of:=[.$B$4]*SQRT(([.$B42]*(1-[.$B42])/([.$B$3]-1))*[.AJ$7]*([.$B$3]-[.AJ$7]))/SQRT([.AJ$7])" office:value-type="float" office:value="0.755499290111293">
            <text:p>0,76</text:p>
          </table:table-cell>
          <table:table-cell table:formula="of:=[.$B$4]*SQRT(([.$B42]*(1-[.$B42])/([.$B$3]-1))*[.AK$7]*([.$B$3]-[.AK$7]))/SQRT([.AK$7])" office:value-type="float" office:value="0.75098880627611">
            <text:p>0,75</text:p>
          </table:table-cell>
          <table:table-cell table:formula="of:=[.$B$4]*SQRT(([.$B42]*(1-[.$B42])/([.$B$3]-1))*[.AL$7]*([.$B$3]-[.AL$7]))/SQRT([.AL$7])" office:value-type="float" office:value="0.746451068018103">
            <text:p>0,75</text:p>
          </table:table-cell>
          <table:table-cell table:formula="of:=[.$B$4]*SQRT(([.$B42]*(1-[.$B42])/([.$B$3]-1))*[.AM$7]*([.$B$3]-[.AM$7]))/SQRT([.AM$7])" office:value-type="float" office:value="0.741885575232944">
            <text:p>0,74</text:p>
          </table:table-cell>
          <table:table-cell table:formula="of:=[.$B$4]*SQRT(([.$B42]*(1-[.$B42])/([.$B$3]-1))*[.AN$7]*([.$B$3]-[.AN$7]))/SQRT([.AN$7])" office:value-type="float" office:value="0.737291812332176">
            <text:p>0,74</text:p>
          </table:table-cell>
          <table:table-cell table:formula="of:=[.$B$4]*SQRT(([.$B42]*(1-[.$B42])/([.$B$3]-1))*[.AO$7]*([.$B$3]-[.AO$7]))/SQRT([.AO$7])" office:value-type="float" office:value="0.732669247563602">
            <text:p>0,73</text:p>
          </table:table-cell>
          <table:table-cell table:formula="of:=[.$B$4]*SQRT(([.$B42]*(1-[.$B42])/([.$B$3]-1))*[.AP$7]*([.$B$3]-[.AP$7]))/SQRT([.AP$7])" office:value-type="float" office:value="0.728017332292826">
            <text:p>0,73</text:p>
          </table:table-cell>
          <table:table-cell table:formula="of:=[.$B$4]*SQRT(([.$B42]*(1-[.$B42])/([.$B$3]-1))*[.AQ$7]*([.$B$3]-[.AQ$7]))/SQRT([.AQ$7])" office:value-type="float" office:value="0.723335500243222">
            <text:p>0,72</text:p>
          </table:table-cell>
          <table:table-cell table:formula="of:=[.$B$4]*SQRT(([.$B42]*(1-[.$B42])/([.$B$3]-1))*[.AR$7]*([.$B$3]-[.AR$7]))/SQRT([.AR$7])" office:value-type="float" office:value="0.718623166691321">
            <text:p>0,72</text:p>
          </table:table-cell>
          <table:table-cell table:formula="of:=[.$B$4]*SQRT(([.$B42]*(1-[.$B42])/([.$B$3]-1))*[.AS$7]*([.$B$3]-[.AS$7]))/SQRT([.AS$7])" office:value-type="float" office:value="0.713879727614401">
            <text:p>0,71</text:p>
          </table:table-cell>
          <table:table-cell table:formula="of:=[.$B$4]*SQRT(([.$B42]*(1-[.$B42])/([.$B$3]-1))*[.AT$7]*([.$B$3]-[.AT$7]))/SQRT([.AT$7])" office:value-type="float" office:value="0.709104558786756">
            <text:p>0,71</text:p>
          </table:table-cell>
          <table:table-cell table:formula="of:=[.$B$4]*SQRT(([.$B42]*(1-[.$B42])/([.$B$3]-1))*[.AU$7]*([.$B$3]-[.AU$7]))/SQRT([.AU$7])" office:value-type="float" office:value="0.704297014820814">
            <text:p>0,70</text:p>
          </table:table-cell>
          <table:table-cell table:formula="of:=[.$B$4]*SQRT(([.$B42]*(1-[.$B42])/([.$B$3]-1))*[.AV$7]*([.$B$3]-[.AV$7]))/SQRT([.AV$7])" office:value-type="float" office:value="0.699456428148929">
            <text:p>0,70</text:p>
          </table:table-cell>
          <table:table-cell table:formula="of:=[.$B$4]*SQRT(([.$B42]*(1-[.$B42])/([.$B$3]-1))*[.AW$7]*([.$B$3]-[.AW$7]))/SQRT([.AW$7])" office:value-type="float" office:value="0.69458210794132">
            <text:p>0,69</text:p>
          </table:table-cell>
          <table:table-cell table:formula="of:=[.$B$4]*SQRT(([.$B42]*(1-[.$B42])/([.$B$3]-1))*[.AX$7]*([.$B$3]-[.AX$7]))/SQRT([.AX$7])" office:value-type="float" office:value="0.689673338955158">
            <text:p>0,69</text:p>
          </table:table-cell>
          <table:table-cell table:formula="of:=[.$B$4]*SQRT(([.$B42]*(1-[.$B42])/([.$B$3]-1))*[.AY$7]*([.$B$3]-[.AY$7]))/SQRT([.AY$7])" office:value-type="float" office:value="0.684729380309408">
            <text:p>0,68</text:p>
          </table:table-cell>
          <table:table-cell table:formula="of:=[.$B$4]*SQRT(([.$B42]*(1-[.$B42])/([.$B$3]-1))*[.AZ$7]*([.$B$3]-[.AZ$7]))/SQRT([.AZ$7])" office:value-type="float" office:value="0.679749464179454">
            <text:p>0,68</text:p>
          </table:table-cell>
          <table:table-cell table:formula="of:=[.$B$4]*SQRT(([.$B42]*(1-[.$B42])/([.$B$3]-1))*[.BA$7]*([.$B$3]-[.BA$7]))/SQRT([.BA$7])" office:value-type="float" office:value="0.674732794405018">
            <text:p>0,67</text:p>
          </table:table-cell>
        </table:table-row>
        <table:table-row table:style-name="ro2">
          <table:table-cell table:formula="of:=[.A42]+1" office:value-type="float" office:value="36">
            <text:p>36</text:p>
          </table:table-cell>
          <table:table-cell table:formula="of:=[.$A43]/[.$B$1]" office:value-type="float" office:value="0.363636363636364">
            <text:p>0,364</text:p>
          </table:table-cell>
          <table:table-cell table:formula="of:=[.$B$4]*SQRT(([.$B43]*(1-[.$B43])/([.$B$1]-1))*[.C$7]*([.$B$1]-[.C$7]))/SQRT([.C$7])" office:value-type="float" office:value="0.766643584107458">
            <text:p>0,77</text:p>
          </table:table-cell>
          <table:table-cell table:formula="of:=[.$B$4]*SQRT(([.$B43]*(1-[.$B43])/([.$B$1]-1))*[.D$7]*([.$B$1]-[.D$7]))/SQRT([.D$7])" office:value-type="float" office:value="0.762465658812099">
            <text:p>0,76</text:p>
          </table:table-cell>
          <table:table-cell table:formula="of:=[.$B$4]*SQRT(([.$B43]*(1-[.$B43])/([.$B$1]-1))*[.E$7]*([.$B$1]-[.E$7]))/SQRT([.E$7])" office:value-type="float" office:value="0.758264714121927">
            <text:p>0,76</text:p>
          </table:table-cell>
          <table:table-cell table:formula="of:=[.$B$4]*SQRT(([.$B43]*(1-[.$B43])/([.$B$1]-1))*[.F$7]*([.$B$1]-[.F$7]))/SQRT([.F$7])" office:value-type="float" office:value="0.754040365296877">
            <text:p>0,75</text:p>
          </table:table-cell>
          <table:table-cell table:formula="of:=[.$B$4]*SQRT(([.$B43]*(1-[.$B43])/([.$B$1]-1))*[.G$7]*([.$B$1]-[.G$7]))/SQRT([.G$7])" office:value-type="float" office:value="0.749792216758542">
            <text:p>0,75</text:p>
          </table:table-cell>
          <table:table-cell table:formula="of:=[.$B$4]*SQRT(([.$B43]*(1-[.$B43])/([.$B$1]-1))*[.H$7]*([.$B$1]-[.H$7]))/SQRT([.H$7])" office:value-type="float" office:value="0.745519861657842">
            <text:p>0,75</text:p>
          </table:table-cell>
          <table:table-cell table:formula="of:=[.$B$4]*SQRT(([.$B43]*(1-[.$B43])/([.$B$1]-1))*[.I$7]*([.$B$1]-[.I$7]))/SQRT([.I$7])" office:value-type="float" office:value="0.74122288142027">
            <text:p>0,74</text:p>
          </table:table-cell>
          <table:table-cell table:formula="of:=[.$B$4]*SQRT(([.$B43]*(1-[.$B43])/([.$B$1]-1))*[.J$7]*([.$B$1]-[.J$7]))/SQRT([.J$7])" office:value-type="float" office:value="0.736900845267264">
            <text:p>0,74</text:p>
          </table:table-cell>
          <table:table-cell table:formula="of:=[.$B$4]*SQRT(([.$B43]*(1-[.$B43])/([.$B$1]-1))*[.K$7]*([.$B$1]-[.K$7]))/SQRT([.K$7])" office:value-type="float" office:value="0.732553309712166">
            <text:p>0,73</text:p>
          </table:table-cell>
          <table:table-cell table:formula="of:=[.$B$4]*SQRT(([.$B43]*(1-[.$B43])/([.$B$1]-1))*[.L$7]*([.$B$1]-[.L$7]))/SQRT([.L$7])" office:value-type="float" office:value="0.728179818029096">
            <text:p>0,73</text:p>
          </table:table-cell>
          <table:table-cell table:formula="of:=[.$B$4]*SQRT(([.$B43]*(1-[.$B43])/([.$B$1]-1))*[.M$7]*([.$B$1]-[.M$7]))/SQRT([.M$7])" office:value-type="float" office:value="0.723779899692944">
            <text:p>0,72</text:p>
          </table:table-cell>
          <table:table-cell table:formula="of:=[.$B$4]*SQRT(([.$B43]*(1-[.$B43])/([.$B$1]-1))*[.N$7]*([.$B$1]-[.N$7]))/SQRT([.N$7])" office:value-type="float" office:value="0.71935306978852">
            <text:p>0,72</text:p>
          </table:table-cell>
          <table:table-cell table:formula="of:=[.$B$4]*SQRT(([.$B43]*(1-[.$B43])/([.$B$1]-1))*[.O$7]*([.$B$1]-[.O$7]))/SQRT([.O$7])" office:value-type="float" office:value="0.714898828386792">
            <text:p>0,71</text:p>
          </table:table-cell>
          <table:table-cell table:formula="of:=[.$B$4]*SQRT(([.$B43]*(1-[.$B43])/([.$B$1]-1))*[.P$7]*([.$B$1]-[.P$7]))/SQRT([.P$7])" office:value-type="float" office:value="0.710416659885906">
            <text:p>0,71</text:p>
          </table:table-cell>
          <table:table-cell table:formula="of:=[.$B$4]*SQRT(([.$B43]*(1-[.$B43])/([.$B$1]-1))*[.Q$7]*([.$B$1]-[.Q$7]))/SQRT([.Q$7])" office:value-type="float" office:value="0.705906032314562">
            <text:p>0,71</text:p>
          </table:table-cell>
          <table:table-cell table:formula="of:=[.$B$4]*SQRT(([.$B43]*(1-[.$B43])/([.$B$1]-1))*[.R$7]*([.$B$1]-[.R$7]))/SQRT([.R$7])" office:value-type="float" office:value="0.701366396595051">
            <text:p>0,70</text:p>
          </table:table-cell>
          <table:table-cell table:formula="of:=[.$B$4]*SQRT(([.$B43]*(1-[.$B43])/([.$B$1]-1))*[.S$7]*([.$B$1]-[.S$7]))/SQRT([.S$7])" office:value-type="float" office:value="0.696797185763094">
            <text:p>0,70</text:p>
          </table:table-cell>
          <table:table-cell table:formula="of:=[.$B$4]*SQRT(([.$B43]*(1-[.$B43])/([.$B$1]-1))*[.T$7]*([.$B$1]-[.T$7]))/SQRT([.T$7])" office:value-type="float" office:value="0.69219781414131">
            <text:p>0,69</text:p>
          </table:table-cell>
          <table:table-cell table:formula="of:=[.$B$4]*SQRT(([.$B43]*(1-[.$B43])/([.$B$1]-1))*[.U$7]*([.$B$1]-[.U$7]))/SQRT([.U$7])" office:value-type="float" office:value="0.687567676462941">
            <text:p>0,69</text:p>
          </table:table-cell>
          <table:table-cell table:formula="of:=[.$B$4]*SQRT(([.$B43]*(1-[.$B43])/([.$B$1]-1))*[.V$7]*([.$B$1]-[.V$7]))/SQRT([.V$7])" office:value-type="float" office:value="0.682906146942087">
            <text:p>0,68</text:p>
          </table:table-cell>
          <table:table-cell table:formula="of:=[.$B$4]*SQRT(([.$B43]*(1-[.$B43])/([.$B$1]-1))*[.W$7]*([.$B$1]-[.W$7]))/SQRT([.W$7])" office:value-type="float" office:value="0.67821257828643">
            <text:p>0,68</text:p>
          </table:table-cell>
          <table:table-cell table:formula="of:=[.$B$4]*SQRT(([.$B43]*(1-[.$B43])/([.$B$1]-1))*[.X$7]*([.$B$1]-[.X$7]))/SQRT([.X$7])" office:value-type="float" office:value="0.673486300648028">
            <text:p>0,67</text:p>
          </table:table-cell>
          <table:table-cell table:formula="of:=[.$B$4]*SQRT(([.$B43]*(1-[.$B43])/([.$B$1]-1))*[.Y$7]*([.$B$1]-[.Y$7]))/SQRT([.Y$7])" office:value-type="float" office:value="0.668726620507369">
            <text:p>0,67</text:p>
          </table:table-cell>
          <table:table-cell table:formula="of:=[.$B$4]*SQRT(([.$B43]*(1-[.$B43])/([.$B$1]-1))*[.Z$7]*([.$B$1]-[.Z$7]))/SQRT([.Z$7])" office:value-type="float" office:value="0.66393281948541">
            <text:p>0,66</text:p>
          </table:table-cell>
          <table:table-cell table:formula="of:=[.$B$4]*SQRT(([.$B43]*(1-[.$B43])/([.$B$1]-1))*[.AA$7]*([.$B$1]-[.AA$7]))/SQRT([.AA$7])" office:value-type="float" office:value="0.659104153077862">
            <text:p>0,66</text:p>
          </table:table-cell>
          <table:table-cell/>
          <table:table-cell table:formula="of:=[.$B$4]*SQRT(([.$B43]*(1-[.$B43])/([.$B$3]-1))*[.AC$7]*([.$B$3]-[.AC$7]))/SQRT([.AC$7])" office:value-type="float" office:value="0.791248008000835">
            <text:p>0,79</text:p>
          </table:table-cell>
          <table:table-cell table:formula="of:=[.$B$4]*SQRT(([.$B43]*(1-[.$B43])/([.$B$3]-1))*[.AD$7]*([.$B$3]-[.AD$7]))/SQRT([.AD$7])" office:value-type="float" office:value="0.786888481667546">
            <text:p>0,79</text:p>
          </table:table-cell>
          <table:table-cell table:formula="of:=[.$B$4]*SQRT(([.$B43]*(1-[.$B43])/([.$B$3]-1))*[.AE$7]*([.$B$3]-[.AE$7]))/SQRT([.AE$7])" office:value-type="float" office:value="0.782504667715677">
            <text:p>0,78</text:p>
          </table:table-cell>
          <table:table-cell table:formula="of:=[.$B$4]*SQRT(([.$B43]*(1-[.$B43])/([.$B$3]-1))*[.AF$7]*([.$B$3]-[.AF$7]))/SQRT([.AF$7])" office:value-type="float" office:value="0.778096155634114">
            <text:p>0,78</text:p>
          </table:table-cell>
          <table:table-cell table:formula="of:=[.$B$4]*SQRT(([.$B43]*(1-[.$B43])/([.$B$3]-1))*[.AG$7]*([.$B$3]-[.AG$7]))/SQRT([.AG$7])" office:value-type="float" office:value="0.773662523215616">
            <text:p>0,77</text:p>
          </table:table-cell>
          <table:table-cell table:formula="of:=[.$B$4]*SQRT(([.$B43]*(1-[.$B43])/([.$B$3]-1))*[.AH$7]*([.$B$3]-[.AH$7]))/SQRT([.AH$7])" office:value-type="float" office:value="0.769203336084887">
            <text:p>0,77</text:p>
          </table:table-cell>
          <table:table-cell table:formula="of:=[.$B$4]*SQRT(([.$B43]*(1-[.$B43])/([.$B$3]-1))*[.AI$7]*([.$B$3]-[.AI$7]))/SQRT([.AI$7])" office:value-type="float" office:value="0.764718147201886">
            <text:p>0,76</text:p>
          </table:table-cell>
          <table:table-cell table:formula="of:=[.$B$4]*SQRT(([.$B43]*(1-[.$B43])/([.$B$3]-1))*[.AJ$7]*([.$B$3]-[.AJ$7]))/SQRT([.AJ$7])" office:value-type="float" office:value="0.760206496338759">
            <text:p>0,76</text:p>
          </table:table-cell>
          <table:table-cell table:formula="of:=[.$B$4]*SQRT(([.$B43]*(1-[.$B43])/([.$B$3]-1))*[.AK$7]*([.$B$3]-[.AK$7]))/SQRT([.AK$7])" office:value-type="float" office:value="0.755667909528662">
            <text:p>0,76</text:p>
          </table:table-cell>
          <table:table-cell table:formula="of:=[.$B$4]*SQRT(([.$B43]*(1-[.$B43])/([.$B$3]-1))*[.AL$7]*([.$B$3]-[.AL$7]))/SQRT([.AL$7])" office:value-type="float" office:value="0.751101898484609">
            <text:p>0,75</text:p>
          </table:table-cell>
          <table:table-cell table:formula="of:=[.$B$4]*SQRT(([.$B43]*(1-[.$B43])/([.$B$3]-1))*[.AM$7]*([.$B$3]-[.AM$7]))/SQRT([.AM$7])" office:value-type="float" office:value="0.746507959986328">
            <text:p>0,75</text:p>
          </table:table-cell>
          <table:table-cell table:formula="of:=[.$B$4]*SQRT(([.$B43]*(1-[.$B43])/([.$B$3]-1))*[.AN$7]*([.$B$3]-[.AN$7]))/SQRT([.AN$7])" office:value-type="float" office:value="0.741885575232944">
            <text:p>0,74</text:p>
          </table:table-cell>
          <table:table-cell table:formula="of:=[.$B$4]*SQRT(([.$B43]*(1-[.$B43])/([.$B$3]-1))*[.AO$7]*([.$B$3]-[.AO$7]))/SQRT([.AO$7])" office:value-type="float" office:value="0.737234209159126">
            <text:p>0,74</text:p>
          </table:table-cell>
          <table:table-cell table:formula="of:=[.$B$4]*SQRT(([.$B43]*(1-[.$B43])/([.$B$3]-1))*[.AP$7]*([.$B$3]-[.AP$7]))/SQRT([.AP$7])" office:value-type="float" office:value="0.732553309712166">
            <text:p>0,73</text:p>
          </table:table-cell>
          <table:table-cell table:formula="of:=[.$B$4]*SQRT(([.$B43]*(1-[.$B43])/([.$B$3]-1))*[.AQ$7]*([.$B$3]-[.AQ$7]))/SQRT([.AQ$7])" office:value-type="float" office:value="0.727842307087197">
            <text:p>0,73</text:p>
          </table:table-cell>
          <table:table-cell table:formula="of:=[.$B$4]*SQRT(([.$B43]*(1-[.$B43])/([.$B$3]-1))*[.AR$7]*([.$B$3]-[.AR$7]))/SQRT([.AR$7])" office:value-type="float" office:value="0.72310061291758">
            <text:p>0,72</text:p>
          </table:table-cell>
          <table:table-cell table:formula="of:=[.$B$4]*SQRT(([.$B43]*(1-[.$B43])/([.$B$3]-1))*[.AS$7]*([.$B$3]-[.AS$7]))/SQRT([.AS$7])" office:value-type="float" office:value="0.718327619417175">
            <text:p>0,72</text:p>
          </table:table-cell>
          <table:table-cell table:formula="of:=[.$B$4]*SQRT(([.$B43]*(1-[.$B43])/([.$B$3]-1))*[.AT$7]*([.$B$3]-[.AT$7]))/SQRT([.AT$7])" office:value-type="float" office:value="0.713522698470982">
            <text:p>0,71</text:p>
          </table:table-cell>
          <table:table-cell table:formula="of:=[.$B$4]*SQRT(([.$B43]*(1-[.$B43])/([.$B$3]-1))*[.AU$7]*([.$B$3]-[.AU$7]))/SQRT([.AU$7])" office:value-type="float" office:value="0.708685200670282">
            <text:p>0,71</text:p>
          </table:table-cell>
          <table:table-cell table:formula="of:=[.$B$4]*SQRT(([.$B43]*(1-[.$B43])/([.$B$3]-1))*[.AV$7]*([.$B$3]-[.AV$7]))/SQRT([.AV$7])" office:value-type="float" office:value="0.703814454288092">
            <text:p>0,70</text:p>
          </table:table-cell>
          <table:table-cell table:formula="of:=[.$B$4]*SQRT(([.$B43]*(1-[.$B43])/([.$B$3]-1))*[.AW$7]*([.$B$3]-[.AW$7]))/SQRT([.AW$7])" office:value-type="float" office:value="0.69890976419035">
            <text:p>0,70</text:p>
          </table:table-cell>
          <table:table-cell table:formula="of:=[.$B$4]*SQRT(([.$B43]*(1-[.$B43])/([.$B$3]-1))*[.AX$7]*([.$B$3]-[.AX$7]))/SQRT([.AX$7])" office:value-type="float" office:value="0.693970410677845">
            <text:p>0,69</text:p>
          </table:table-cell>
          <table:table-cell table:formula="of:=[.$B$4]*SQRT(([.$B43]*(1-[.$B43])/([.$B$3]-1))*[.AY$7]*([.$B$3]-[.AY$7]))/SQRT([.AY$7])" office:value-type="float" office:value="0.688995648253414">
            <text:p>0,69</text:p>
          </table:table-cell>
          <table:table-cell table:formula="of:=[.$B$4]*SQRT(([.$B43]*(1-[.$B43])/([.$B$3]-1))*[.AZ$7]*([.$B$3]-[.AZ$7]))/SQRT([.AZ$7])" office:value-type="float" office:value="0.683984704308443">
            <text:p>0,68</text:p>
          </table:table-cell>
          <table:table-cell table:formula="of:=[.$B$4]*SQRT(([.$B43]*(1-[.$B43])/([.$B$3]-1))*[.BA$7]*([.$B$3]-[.BA$7]))/SQRT([.BA$7])" office:value-type="float" office:value="0.678936777722104">
            <text:p>0,68</text:p>
          </table:table-cell>
        </table:table-row>
        <table:table-row table:style-name="ro2">
          <table:table-cell table:formula="of:=[.A43]+1" office:value-type="float" office:value="37">
            <text:p>37</text:p>
          </table:table-cell>
          <table:table-cell table:formula="of:=[.$A44]/[.$B$1]" office:value-type="float" office:value="0.373737373737374">
            <text:p>0,374</text:p>
          </table:table-cell>
          <table:table-cell table:formula="of:=[.$B$4]*SQRT(([.$B44]*(1-[.$B44])/([.$B$1]-1))*[.C$7]*([.$B$1]-[.C$7]))/SQRT([.C$7])" office:value-type="float" office:value="0.771025403301409">
            <text:p>0,77</text:p>
          </table:table-cell>
          <table:table-cell table:formula="of:=[.$B$4]*SQRT(([.$B44]*(1-[.$B44])/([.$B$1]-1))*[.D$7]*([.$B$1]-[.D$7]))/SQRT([.D$7])" office:value-type="float" office:value="0.7668235987046">
            <text:p>0,77</text:p>
          </table:table-cell>
          <table:table-cell table:formula="of:=[.$B$4]*SQRT(([.$B44]*(1-[.$B44])/([.$B$1]-1))*[.E$7]*([.$B$1]-[.E$7]))/SQRT([.E$7])" office:value-type="float" office:value="0.762598643143592">
            <text:p>0,76</text:p>
          </table:table-cell>
          <table:table-cell table:formula="of:=[.$B$4]*SQRT(([.$B44]*(1-[.$B44])/([.$B$1]-1))*[.F$7]*([.$B$1]-[.F$7]))/SQRT([.F$7])" office:value-type="float" office:value="0.758350149679302">
            <text:p>0,76</text:p>
          </table:table-cell>
          <table:table-cell table:formula="of:=[.$B$4]*SQRT(([.$B44]*(1-[.$B44])/([.$B$1]-1))*[.G$7]*([.$B$1]-[.G$7]))/SQRT([.G$7])" office:value-type="float" office:value="0.754077720472361">
            <text:p>0,75</text:p>
          </table:table-cell>
          <table:table-cell table:formula="of:=[.$B$4]*SQRT(([.$B44]*(1-[.$B44])/([.$B$1]-1))*[.H$7]*([.$B$1]-[.H$7]))/SQRT([.H$7])" office:value-type="float" office:value="0.749780946348309">
            <text:p>0,75</text:p>
          </table:table-cell>
          <table:table-cell table:formula="of:=[.$B$4]*SQRT(([.$B44]*(1-[.$B44])/([.$B$1]-1))*[.I$7]*([.$B$1]-[.I$7]))/SQRT([.I$7])" office:value-type="float" office:value="0.745459406340237">
            <text:p>0,75</text:p>
          </table:table-cell>
          <table:table-cell table:formula="of:=[.$B$4]*SQRT(([.$B44]*(1-[.$B44])/([.$B$1]-1))*[.J$7]*([.$B$1]-[.J$7]))/SQRT([.J$7])" office:value-type="float" office:value="0.74111266720743">
            <text:p>0,74</text:p>
          </table:table-cell>
          <table:table-cell table:formula="of:=[.$B$4]*SQRT(([.$B44]*(1-[.$B44])/([.$B$1]-1))*[.K$7]*([.$B$1]-[.K$7]))/SQRT([.K$7])" office:value-type="float" office:value="0.736740282928444">
            <text:p>0,74</text:p>
          </table:table-cell>
          <table:table-cell table:formula="of:=[.$B$4]*SQRT(([.$B44]*(1-[.$B44])/([.$B$1]-1))*[.L$7]*([.$B$1]-[.L$7]))/SQRT([.L$7])" office:value-type="float" office:value="0.732341794166942">
            <text:p>0,73</text:p>
          </table:table-cell>
          <table:table-cell table:formula="of:=[.$B$4]*SQRT(([.$B44]*(1-[.$B44])/([.$B$1]-1))*[.M$7]*([.$B$1]-[.M$7]))/SQRT([.M$7])" office:value-type="float" office:value="0.727916727708485">
            <text:p>0,73</text:p>
          </table:table-cell>
          <table:table-cell table:formula="of:=[.$B$4]*SQRT(([.$B44]*(1-[.$B44])/([.$B$1]-1))*[.N$7]*([.$B$1]-[.N$7]))/SQRT([.N$7])" office:value-type="float" office:value="0.723464595866309">
            <text:p>0,72</text:p>
          </table:table-cell>
          <table:table-cell table:formula="of:=[.$B$4]*SQRT(([.$B44]*(1-[.$B44])/([.$B$1]-1))*[.O$7]*([.$B$1]-[.O$7]))/SQRT([.O$7])" office:value-type="float" office:value="0.718984895853991">
            <text:p>0,72</text:p>
          </table:table-cell>
          <table:table-cell table:formula="of:=[.$B$4]*SQRT(([.$B44]*(1-[.$B44])/([.$B$1]-1))*[.P$7]*([.$B$1]-[.P$7]))/SQRT([.P$7])" office:value-type="float" office:value="0.714477109122712">
            <text:p>0,71</text:p>
          </table:table-cell>
          <table:table-cell table:formula="of:=[.$B$4]*SQRT(([.$B44]*(1-[.$B44])/([.$B$1]-1))*[.Q$7]*([.$B$1]-[.Q$7]))/SQRT([.Q$7])" office:value-type="float" office:value="0.70994070066064">
            <text:p>0,71</text:p>
          </table:table-cell>
          <table:table-cell table:formula="of:=[.$B$4]*SQRT(([.$B44]*(1-[.$B44])/([.$B$1]-1))*[.R$7]*([.$B$1]-[.R$7]))/SQRT([.R$7])" office:value-type="float" office:value="0.705375118251766">
            <text:p>0,71</text:p>
          </table:table-cell>
          <table:table-cell table:formula="of:=[.$B$4]*SQRT(([.$B44]*(1-[.$B44])/([.$B$1]-1))*[.S$7]*([.$B$1]-[.S$7]))/SQRT([.S$7])" office:value-type="float" office:value="0.700779791691275">
            <text:p>0,70</text:p>
          </table:table-cell>
          <table:table-cell table:formula="of:=[.$B$4]*SQRT(([.$B44]*(1-[.$B44])/([.$B$1]-1))*[.T$7]*([.$B$1]-[.T$7]))/SQRT([.T$7])" office:value-type="float" office:value="0.696154131954296">
            <text:p>0,70</text:p>
          </table:table-cell>
          <table:table-cell table:formula="of:=[.$B$4]*SQRT(([.$B44]*(1-[.$B44])/([.$B$1]-1))*[.U$7]*([.$B$1]-[.U$7]))/SQRT([.U$7])" office:value-type="float" office:value="0.691497530314615">
            <text:p>0,69</text:p>
          </table:table-cell>
          <table:table-cell table:formula="of:=[.$B$4]*SQRT(([.$B44]*(1-[.$B44])/([.$B$1]-1))*[.V$7]*([.$B$1]-[.V$7]))/SQRT([.V$7])" office:value-type="float" office:value="0.686809357409598">
            <text:p>0,69</text:p>
          </table:table-cell>
          <table:table-cell table:formula="of:=[.$B$4]*SQRT(([.$B44]*(1-[.$B44])/([.$B$1]-1))*[.W$7]*([.$B$1]-[.W$7]))/SQRT([.W$7])" office:value-type="float" office:value="0.68208896224727">
            <text:p>0,68</text:p>
          </table:table-cell>
          <table:table-cell table:formula="of:=[.$B$4]*SQRT(([.$B44]*(1-[.$B44])/([.$B$1]-1))*[.X$7]*([.$B$1]-[.X$7]))/SQRT([.X$7])" office:value-type="float" office:value="0.677335671151114">
            <text:p>0,68</text:p>
          </table:table-cell>
          <table:table-cell table:formula="of:=[.$B$4]*SQRT(([.$B44]*(1-[.$B44])/([.$B$1]-1))*[.Y$7]*([.$B$1]-[.Y$7]))/SQRT([.Y$7])" office:value-type="float" office:value="0.672548786637745">
            <text:p>0,67</text:p>
          </table:table-cell>
          <table:table-cell table:formula="of:=[.$B$4]*SQRT(([.$B44]*(1-[.$B44])/([.$B$1]-1))*[.Z$7]*([.$B$1]-[.Z$7]))/SQRT([.Z$7])" office:value-type="float" office:value="0.667727586222163">
            <text:p>0,67</text:p>
          </table:table-cell>
          <table:table-cell table:formula="of:=[.$B$4]*SQRT(([.$B44]*(1-[.$B44])/([.$B$1]-1))*[.AA$7]*([.$B$1]-[.AA$7]))/SQRT([.AA$7])" office:value-type="float" office:value="0.662871321144797">
            <text:p>0,66</text:p>
          </table:table-cell>
          <table:table-cell/>
          <table:table-cell table:formula="of:=[.$B$4]*SQRT(([.$B44]*(1-[.$B44])/([.$B$3]-1))*[.AC$7]*([.$B$3]-[.AC$7]))/SQRT([.AC$7])" office:value-type="float" office:value="0.795770455955148">
            <text:p>0,80</text:p>
          </table:table-cell>
          <table:table-cell table:formula="of:=[.$B$4]*SQRT(([.$B44]*(1-[.$B44])/([.$B$3]-1))*[.AD$7]*([.$B$3]-[.AD$7]))/SQRT([.AD$7])" office:value-type="float" office:value="0.791386012363618">
            <text:p>0,79</text:p>
          </table:table-cell>
          <table:table-cell table:formula="of:=[.$B$4]*SQRT(([.$B44]*(1-[.$B44])/([.$B$3]-1))*[.AE$7]*([.$B$3]-[.AE$7]))/SQRT([.AE$7])" office:value-type="float" office:value="0.786977142335477">
            <text:p>0,79</text:p>
          </table:table-cell>
          <table:table-cell table:formula="of:=[.$B$4]*SQRT(([.$B44]*(1-[.$B44])/([.$B$3]-1))*[.AF$7]*([.$B$3]-[.AF$7]))/SQRT([.AF$7])" office:value-type="float" office:value="0.782543433013298">
            <text:p>0,78</text:p>
          </table:table-cell>
          <table:table-cell table:formula="of:=[.$B$4]*SQRT(([.$B44]*(1-[.$B44])/([.$B$3]-1))*[.AG$7]*([.$B$3]-[.AG$7]))/SQRT([.AG$7])" office:value-type="float" office:value="0.778084459776677">
            <text:p>0,78</text:p>
          </table:table-cell>
          <table:table-cell table:formula="of:=[.$B$4]*SQRT(([.$B44]*(1-[.$B44])/([.$B$3]-1))*[.AH$7]*([.$B$3]-[.AH$7]))/SQRT([.AH$7])" office:value-type="float" office:value="0.773599785767607">
            <text:p>0,77</text:p>
          </table:table-cell>
          <table:table-cell table:formula="of:=[.$B$4]*SQRT(([.$B44]*(1-[.$B44])/([.$B$3]-1))*[.AI$7]*([.$B$3]-[.AI$7]))/SQRT([.AI$7])" office:value-type="float" office:value="0.769088961390951">
            <text:p>0,77</text:p>
          </table:table-cell>
          <table:table-cell table:formula="of:=[.$B$4]*SQRT(([.$B44]*(1-[.$B44])/([.$B$3]-1))*[.AJ$7]*([.$B$3]-[.AJ$7]))/SQRT([.AJ$7])" office:value-type="float" office:value="0.764551523788382">
            <text:p>0,76</text:p>
          </table:table-cell>
          <table:table-cell table:formula="of:=[.$B$4]*SQRT(([.$B44]*(1-[.$B44])/([.$B$3]-1))*[.AK$7]*([.$B$3]-[.AK$7]))/SQRT([.AK$7])" office:value-type="float" office:value="0.759986996284055">
            <text:p>0,76</text:p>
          </table:table-cell>
          <table:table-cell table:formula="of:=[.$B$4]*SQRT(([.$B44]*(1-[.$B44])/([.$B$3]-1))*[.AL$7]*([.$B$3]-[.AL$7]))/SQRT([.AL$7])" office:value-type="float" office:value="0.755394887800139">
            <text:p>0,76</text:p>
          </table:table-cell>
          <table:table-cell table:formula="of:=[.$B$4]*SQRT(([.$B44]*(1-[.$B44])/([.$B$3]-1))*[.AM$7]*([.$B$3]-[.AM$7]))/SQRT([.AM$7])" office:value-type="float" office:value="0.750774692240162">
            <text:p>0,75</text:p>
          </table:table-cell>
          <table:table-cell table:formula="of:=[.$B$4]*SQRT(([.$B44]*(1-[.$B44])/([.$B$3]-1))*[.AN$7]*([.$B$3]-[.AN$7]))/SQRT([.AN$7])" office:value-type="float" office:value="0.746125887837994">
            <text:p>0,75</text:p>
          </table:table-cell>
          <table:table-cell table:formula="of:=[.$B$4]*SQRT(([.$B44]*(1-[.$B44])/([.$B$3]-1))*[.AO$7]*([.$B$3]-[.AO$7]))/SQRT([.AO$7])" office:value-type="float" office:value="0.741447936470093">
            <text:p>0,74</text:p>
          </table:table-cell>
          <table:table-cell table:formula="of:=[.$B$4]*SQRT(([.$B44]*(1-[.$B44])/([.$B$3]-1))*[.AP$7]*([.$B$3]-[.AP$7]))/SQRT([.AP$7])" office:value-type="float" office:value="0.736740282928444">
            <text:p>0,74</text:p>
          </table:table-cell>
          <table:table-cell table:formula="of:=[.$B$4]*SQRT(([.$B44]*(1-[.$B44])/([.$B$3]-1))*[.AQ$7]*([.$B$3]-[.AQ$7]))/SQRT([.AQ$7])" office:value-type="float" office:value="0.732002354151411">
            <text:p>0,73</text:p>
          </table:table-cell>
          <table:table-cell table:formula="of:=[.$B$4]*SQRT(([.$B44]*(1-[.$B44])/([.$B$3]-1))*[.AR$7]*([.$B$3]-[.AR$7]))/SQRT([.AR$7])" office:value-type="float" office:value="0.727233558409493">
            <text:p>0,73</text:p>
          </table:table-cell>
          <table:table-cell table:formula="of:=[.$B$4]*SQRT(([.$B44]*(1-[.$B44])/([.$B$3]-1))*[.AS$7]*([.$B$3]-[.AS$7]))/SQRT([.AS$7])" office:value-type="float" office:value="0.722433284442693">
            <text:p>0,72</text:p>
          </table:table-cell>
          <table:table-cell table:formula="of:=[.$B$4]*SQRT(([.$B44]*(1-[.$B44])/([.$B$3]-1))*[.AT$7]*([.$B$3]-[.AT$7]))/SQRT([.AT$7])" office:value-type="float" office:value="0.717600900545966">
            <text:p>0,72</text:p>
          </table:table-cell>
          <table:table-cell table:formula="of:=[.$B$4]*SQRT(([.$B44]*(1-[.$B44])/([.$B$3]-1))*[.AU$7]*([.$B$3]-[.AU$7]))/SQRT([.AU$7])" office:value-type="float" office:value="0.71273575359884">
            <text:p>0,71</text:p>
          </table:table-cell>
          <table:table-cell table:formula="of:=[.$B$4]*SQRT(([.$B44]*(1-[.$B44])/([.$B$3]-1))*[.AV$7]*([.$B$3]-[.AV$7]))/SQRT([.AV$7])" office:value-type="float" office:value="0.707837168035016">
            <text:p>0,71</text:p>
          </table:table-cell>
          <table:table-cell table:formula="of:=[.$B$4]*SQRT(([.$B44]*(1-[.$B44])/([.$B$3]-1))*[.AW$7]*([.$B$3]-[.AW$7]))/SQRT([.AW$7])" office:value-type="float" office:value="0.702904444747332">
            <text:p>0,70</text:p>
          </table:table-cell>
          <table:table-cell table:formula="of:=[.$B$4]*SQRT(([.$B44]*(1-[.$B44])/([.$B$3]-1))*[.AX$7]*([.$B$3]-[.AX$7]))/SQRT([.AX$7])" office:value-type="float" office:value="0.697936859923074">
            <text:p>0,70</text:p>
          </table:table-cell>
          <table:table-cell table:formula="of:=[.$B$4]*SQRT(([.$B44]*(1-[.$B44])/([.$B$3]-1))*[.AY$7]*([.$B$3]-[.AY$7]))/SQRT([.AY$7])" office:value-type="float" office:value="0.692933663804123">
            <text:p>0,69</text:p>
          </table:table-cell>
          <table:table-cell table:formula="of:=[.$B$4]*SQRT(([.$B44]*(1-[.$B44])/([.$B$3]-1))*[.AZ$7]*([.$B$3]-[.AZ$7]))/SQRT([.AZ$7])" office:value-type="float" office:value="0.687894079365951">
            <text:p>0,69</text:p>
          </table:table-cell>
          <table:table-cell table:formula="of:=[.$B$4]*SQRT(([.$B44]*(1-[.$B44])/([.$B$3]-1))*[.BA$7]*([.$B$3]-[.BA$7]))/SQRT([.BA$7])" office:value-type="float" office:value="0.682817300908855">
            <text:p>0,68</text:p>
          </table:table-cell>
        </table:table-row>
        <table:table-row table:style-name="ro2">
          <table:table-cell table:formula="of:=[.A44]+1" office:value-type="float" office:value="38">
            <text:p>38</text:p>
          </table:table-cell>
          <table:table-cell table:formula="of:=[.$A45]/[.$B$1]" office:value-type="float" office:value="0.383838383838384">
            <text:p>0,384</text:p>
          </table:table-cell>
          <table:table-cell table:formula="of:=[.$B$4]*SQRT(([.$B45]*(1-[.$B45])/([.$B$1]-1))*[.C$7]*([.$B$1]-[.C$7]))/SQRT([.C$7])" office:value-type="float" office:value="0.775048171841099">
            <text:p>0,78</text:p>
          </table:table-cell>
          <table:table-cell table:formula="of:=[.$B$4]*SQRT(([.$B45]*(1-[.$B45])/([.$B$1]-1))*[.D$7]*([.$B$1]-[.D$7]))/SQRT([.D$7])" office:value-type="float" office:value="0.770824444636721">
            <text:p>0,77</text:p>
          </table:table-cell>
          <table:table-cell table:formula="of:=[.$B$4]*SQRT(([.$B45]*(1-[.$B45])/([.$B$1]-1))*[.E$7]*([.$B$1]-[.E$7]))/SQRT([.E$7])" office:value-type="float" office:value="0.766577445679684">
            <text:p>0,77</text:p>
          </table:table-cell>
          <table:table-cell table:formula="of:=[.$B$4]*SQRT(([.$B45]*(1-[.$B45])/([.$B$1]-1))*[.F$7]*([.$B$1]-[.F$7]))/SQRT([.F$7])" office:value-type="float" office:value="0.762306786012082">
            <text:p>0,76</text:p>
          </table:table-cell>
          <table:table-cell table:formula="of:=[.$B$4]*SQRT(([.$B45]*(1-[.$B45])/([.$B$1]-1))*[.G$7]*([.$B$1]-[.G$7]))/SQRT([.G$7])" office:value-type="float" office:value="0.758012065718845">
            <text:p>0,76</text:p>
          </table:table-cell>
          <table:table-cell table:formula="of:=[.$B$4]*SQRT(([.$B45]*(1-[.$B45])/([.$B$1]-1))*[.H$7]*([.$B$1]-[.H$7]))/SQRT([.H$7])" office:value-type="float" office:value="0.753692873490675">
            <text:p>0,75</text:p>
          </table:table-cell>
          <table:table-cell table:formula="of:=[.$B$4]*SQRT(([.$B45]*(1-[.$B45])/([.$B$1]-1))*[.I$7]*([.$B$1]-[.I$7]))/SQRT([.I$7])" office:value-type="float" office:value="0.7493487861643">
            <text:p>0,75</text:p>
          </table:table-cell>
          <table:table-cell table:formula="of:=[.$B$4]*SQRT(([.$B45]*(1-[.$B45])/([.$B$1]-1))*[.J$7]*([.$B$1]-[.J$7]))/SQRT([.J$7])" office:value-type="float" office:value="0.744979368238604">
            <text:p>0,74</text:p>
          </table:table-cell>
          <table:table-cell table:formula="of:=[.$B$4]*SQRT(([.$B45]*(1-[.$B45])/([.$B$1]-1))*[.K$7]*([.$B$1]-[.K$7]))/SQRT([.K$7])" office:value-type="float" office:value="0.740584171365058">
            <text:p>0,74</text:p>
          </table:table-cell>
          <table:table-cell table:formula="of:=[.$B$4]*SQRT(([.$B45]*(1-[.$B45])/([.$B$1]-1))*[.L$7]*([.$B$1]-[.L$7]))/SQRT([.L$7])" office:value-type="float" office:value="0.736162733810773">
            <text:p>0,74</text:p>
          </table:table-cell>
          <table:table-cell table:formula="of:=[.$B$4]*SQRT(([.$B45]*(1-[.$B45])/([.$B$1]-1))*[.M$7]*([.$B$1]-[.M$7]))/SQRT([.M$7])" office:value-type="float" office:value="0.731714579892345">
            <text:p>0,73</text:p>
          </table:table-cell>
          <table:table-cell table:formula="of:=[.$B$4]*SQRT(([.$B45]*(1-[.$B45])/([.$B$1]-1))*[.N$7]*([.$B$1]-[.N$7]))/SQRT([.N$7])" office:value-type="float" office:value="0.727239219378542">
            <text:p>0,73</text:p>
          </table:table-cell>
          <table:table-cell table:formula="of:=[.$B$4]*SQRT(([.$B45]*(1-[.$B45])/([.$B$1]-1))*[.O$7]*([.$B$1]-[.O$7]))/SQRT([.O$7])" office:value-type="float" office:value="0.722736146859689">
            <text:p>0,72</text:p>
          </table:table-cell>
          <table:table-cell table:formula="of:=[.$B$4]*SQRT(([.$B45]*(1-[.$B45])/([.$B$1]-1))*[.P$7]*([.$B$1]-[.P$7]))/SQRT([.P$7])" office:value-type="float" office:value="0.718204841081478">
            <text:p>0,72</text:p>
          </table:table-cell>
          <table:table-cell table:formula="of:=[.$B$4]*SQRT(([.$B45]*(1-[.$B45])/([.$B$1]-1))*[.Q$7]*([.$B$1]-[.Q$7]))/SQRT([.Q$7])" office:value-type="float" office:value="0.713644764240691">
            <text:p>0,71</text:p>
          </table:table-cell>
          <table:table-cell table:formula="of:=[.$B$4]*SQRT(([.$B45]*(1-[.$B45])/([.$B$1]-1))*[.R$7]*([.$B$1]-[.R$7]))/SQRT([.R$7])" office:value-type="float" office:value="0.709055361240172">
            <text:p>0,71</text:p>
          </table:table-cell>
          <table:table-cell table:formula="of:=[.$B$4]*SQRT(([.$B45]*(1-[.$B45])/([.$B$1]-1))*[.S$7]*([.$B$1]-[.S$7]))/SQRT([.S$7])" office:value-type="float" office:value="0.704436058900104">
            <text:p>0,70</text:p>
          </table:table-cell>
          <table:table-cell table:formula="of:=[.$B$4]*SQRT(([.$B45]*(1-[.$B45])/([.$B$1]-1))*[.T$7]*([.$B$1]-[.T$7]))/SQRT([.T$7])" office:value-type="float" office:value="0.699786265122424">
            <text:p>0,70</text:p>
          </table:table-cell>
          <table:table-cell table:formula="of:=[.$B$4]*SQRT(([.$B45]*(1-[.$B45])/([.$B$1]-1))*[.U$7]*([.$B$1]-[.U$7]))/SQRT([.U$7])" office:value-type="float" office:value="0.695105368004931">
            <text:p>0,70</text:p>
          </table:table-cell>
          <table:table-cell table:formula="of:=[.$B$4]*SQRT(([.$B45]*(1-[.$B45])/([.$B$1]-1))*[.V$7]*([.$B$1]-[.V$7]))/SQRT([.V$7])" office:value-type="float" office:value="0.69039273490134">
            <text:p>0,69</text:p>
          </table:table-cell>
          <table:table-cell table:formula="of:=[.$B$4]*SQRT(([.$B45]*(1-[.$B45])/([.$B$1]-1))*[.W$7]*([.$B$1]-[.W$7]))/SQRT([.W$7])" office:value-type="float" office:value="0.685647711423171">
            <text:p>0,69</text:p>
          </table:table-cell>
          <table:table-cell table:formula="of:=[.$B$4]*SQRT(([.$B45]*(1-[.$B45])/([.$B$1]-1))*[.X$7]*([.$B$1]-[.X$7]))/SQRT([.X$7])" office:value-type="float" office:value="0.68086962037905">
            <text:p>0,68</text:p>
          </table:table-cell>
          <table:table-cell table:formula="of:=[.$B$4]*SQRT(([.$B45]*(1-[.$B45])/([.$B$1]-1))*[.Y$7]*([.$B$1]-[.Y$7]))/SQRT([.Y$7])" office:value-type="float" office:value="0.676057760646523">
            <text:p>0,68</text:p>
          </table:table-cell>
          <table:table-cell table:formula="of:=[.$B$4]*SQRT(([.$B45]*(1-[.$B45])/([.$B$1]-1))*[.Z$7]*([.$B$1]-[.Z$7]))/SQRT([.Z$7])" office:value-type="float" office:value="0.671211405971079">
            <text:p>0,67</text:p>
          </table:table-cell>
          <table:table-cell table:formula="of:=[.$B$4]*SQRT(([.$B45]*(1-[.$B45])/([.$B$1]-1))*[.AA$7]*([.$B$1]-[.AA$7]))/SQRT([.AA$7])" office:value-type="float" office:value="0.666329803686547">
            <text:p>0,67</text:p>
          </table:table-cell>
          <table:table-cell/>
          <table:table-cell table:formula="of:=[.$B$4]*SQRT(([.$B45]*(1-[.$B45])/([.$B$3]-1))*[.AC$7]*([.$B$3]-[.AC$7]))/SQRT([.AC$7])" office:value-type="float" office:value="0.799922329993699">
            <text:p>0,80</text:p>
          </table:table-cell>
          <table:table-cell table:formula="of:=[.$B$4]*SQRT(([.$B45]*(1-[.$B45])/([.$B$3]-1))*[.AD$7]*([.$B$3]-[.AD$7]))/SQRT([.AD$7])" office:value-type="float" office:value="0.79551501088903">
            <text:p>0,80</text:p>
          </table:table-cell>
          <table:table-cell table:formula="of:=[.$B$4]*SQRT(([.$B45]*(1-[.$B45])/([.$B$3]-1))*[.AE$7]*([.$B$3]-[.AE$7]))/SQRT([.AE$7])" office:value-type="float" office:value="0.791083137904606">
            <text:p>0,79</text:p>
          </table:table-cell>
          <table:table-cell table:formula="of:=[.$B$4]*SQRT(([.$B45]*(1-[.$B45])/([.$B$3]-1))*[.AF$7]*([.$B$3]-[.AF$7]))/SQRT([.AF$7])" office:value-type="float" office:value="0.786626296028948">
            <text:p>0,79</text:p>
          </table:table-cell>
          <table:table-cell table:formula="of:=[.$B$4]*SQRT(([.$B45]*(1-[.$B45])/([.$B$3]-1))*[.AG$7]*([.$B$3]-[.AG$7]))/SQRT([.AG$7])" office:value-type="float" office:value="0.782144058426226">
            <text:p>0,78</text:p>
          </table:table-cell>
          <table:table-cell table:formula="of:=[.$B$4]*SQRT(([.$B45]*(1-[.$B45])/([.$B$3]-1))*[.AH$7]*([.$B$3]-[.AH$7]))/SQRT([.AH$7])" office:value-type="float" office:value="0.777635985959158">
            <text:p>0,78</text:p>
          </table:table-cell>
          <table:table-cell table:formula="of:=[.$B$4]*SQRT(([.$B45]*(1-[.$B45])/([.$B$3]-1))*[.AI$7]*([.$B$3]-[.AI$7]))/SQRT([.AI$7])" office:value-type="float" office:value="0.773101626686878">
            <text:p>0,77</text:p>
          </table:table-cell>
          <table:table-cell table:formula="of:=[.$B$4]*SQRT(([.$B45]*(1-[.$B45])/([.$B$3]-1))*[.AJ$7]*([.$B$3]-[.AJ$7]))/SQRT([.AJ$7])" office:value-type="float" office:value="0.768540515336128">
            <text:p>0,77</text:p>
          </table:table-cell>
          <table:table-cell table:formula="of:=[.$B$4]*SQRT(([.$B45]*(1-[.$B45])/([.$B$3]-1))*[.AK$7]*([.$B$3]-[.AK$7]))/SQRT([.AK$7])" office:value-type="float" office:value="0.763952172744044">
            <text:p>0,76</text:p>
          </table:table-cell>
          <table:table-cell table:formula="of:=[.$B$4]*SQRT(([.$B45]*(1-[.$B45])/([.$B$3]-1))*[.AL$7]*([.$B$3]-[.AL$7]))/SQRT([.AL$7])" office:value-type="float" office:value="0.759336105270631">
            <text:p>0,76</text:p>
          </table:table-cell>
          <table:table-cell table:formula="of:=[.$B$4]*SQRT(([.$B45]*(1-[.$B45])/([.$B$3]-1))*[.AM$7]*([.$B$3]-[.AM$7]))/SQRT([.AM$7])" office:value-type="float" office:value="0.754691804178895">
            <text:p>0,75</text:p>
          </table:table-cell>
          <table:table-cell table:formula="of:=[.$B$4]*SQRT(([.$B45]*(1-[.$B45])/([.$B$3]-1))*[.AN$7]*([.$B$3]-[.AN$7]))/SQRT([.AN$7])" office:value-type="float" office:value="0.750018744980431">
            <text:p>0,75</text:p>
          </table:table-cell>
          <table:table-cell table:formula="of:=[.$B$4]*SQRT(([.$B45]*(1-[.$B45])/([.$B$3]-1))*[.AO$7]*([.$B$3]-[.AO$7]))/SQRT([.AO$7])" office:value-type="float" office:value="0.745316386744076">
            <text:p>0,75</text:p>
          </table:table-cell>
          <table:table-cell table:formula="of:=[.$B$4]*SQRT(([.$B45]*(1-[.$B45])/([.$B$3]-1))*[.AP$7]*([.$B$3]-[.AP$7]))/SQRT([.AP$7])" office:value-type="float" office:value="0.740584171365058">
            <text:p>0,74</text:p>
          </table:table-cell>
          <table:table-cell table:formula="of:=[.$B$4]*SQRT(([.$B45]*(1-[.$B45])/([.$B$3]-1))*[.AQ$7]*([.$B$3]-[.AQ$7]))/SQRT([.AQ$7])" office:value-type="float" office:value="0.735821522791835">
            <text:p>0,74</text:p>
          </table:table-cell>
          <table:table-cell table:formula="of:=[.$B$4]*SQRT(([.$B45]*(1-[.$B45])/([.$B$3]-1))*[.AR$7]*([.$B$3]-[.AR$7]))/SQRT([.AR$7])" office:value-type="float" office:value="0.731027846207598">
            <text:p>0,73</text:p>
          </table:table-cell>
          <table:table-cell table:formula="of:=[.$B$4]*SQRT(([.$B45]*(1-[.$B45])/([.$B$3]-1))*[.AS$7]*([.$B$3]-[.AS$7]))/SQRT([.AS$7])" office:value-type="float" office:value="0.726202527163149">
            <text:p>0,73</text:p>
          </table:table-cell>
          <table:table-cell table:formula="of:=[.$B$4]*SQRT(([.$B45]*(1-[.$B45])/([.$B$3]-1))*[.AT$7]*([.$B$3]-[.AT$7]))/SQRT([.AT$7])" office:value-type="float" office:value="0.721344930657566">
            <text:p>0,72</text:p>
          </table:table-cell>
          <table:table-cell table:formula="of:=[.$B$4]*SQRT(([.$B45]*(1-[.$B45])/([.$B$3]-1))*[.AU$7]*([.$B$3]-[.AU$7]))/SQRT([.AU$7])" office:value-type="float" office:value="0.716454400162769">
            <text:p>0,72</text:p>
          </table:table-cell>
          <table:table-cell table:formula="of:=[.$B$4]*SQRT(([.$B45]*(1-[.$B45])/([.$B$3]-1))*[.AV$7]*([.$B$3]-[.AV$7]))/SQRT([.AV$7])" office:value-type="float" office:value="0.711530256587743">
            <text:p>0,71</text:p>
          </table:table-cell>
          <table:table-cell table:formula="of:=[.$B$4]*SQRT(([.$B45]*(1-[.$B45])/([.$B$3]-1))*[.AW$7]*([.$B$3]-[.AW$7]))/SQRT([.AW$7])" office:value-type="float" office:value="0.706571797177784">
            <text:p>0,71</text:p>
          </table:table-cell>
          <table:table-cell table:formula="of:=[.$B$4]*SQRT(([.$B45]*(1-[.$B45])/([.$B$3]-1))*[.AX$7]*([.$B$3]-[.AX$7]))/SQRT([.AX$7])" office:value-type="float" office:value="0.701578294343738">
            <text:p>0,70</text:p>
          </table:table-cell>
          <table:table-cell table:formula="of:=[.$B$4]*SQRT(([.$B45]*(1-[.$B45])/([.$B$3]-1))*[.AY$7]*([.$B$3]-[.AY$7]))/SQRT([.AY$7])" office:value-type="float" office:value="0.696548994415678">
            <text:p>0,70</text:p>
          </table:table-cell>
          <table:table-cell table:formula="of:=[.$B$4]*SQRT(([.$B45]*(1-[.$B45])/([.$B$3]-1))*[.AZ$7]*([.$B$3]-[.AZ$7]))/SQRT([.AZ$7])" office:value-type="float" office:value="0.69148311631501">
            <text:p>0,69</text:p>
          </table:table-cell>
          <table:table-cell table:formula="of:=[.$B$4]*SQRT(([.$B45]*(1-[.$B45])/([.$B$3]-1))*[.BA$7]*([.$B$3]-[.BA$7]))/SQRT([.BA$7])" office:value-type="float" office:value="0.686379850138349">
            <text:p>0,69</text:p>
          </table:table-cell>
        </table:table-row>
        <table:table-row table:style-name="ro2">
          <table:table-cell table:formula="of:=[.A45]+1" office:value-type="float" office:value="39">
            <text:p>39</text:p>
          </table:table-cell>
          <table:table-cell table:formula="of:=[.$A46]/[.$B$1]" office:value-type="float" office:value="0.393939393939394">
            <text:p>0,394</text:p>
          </table:table-cell>
          <table:table-cell table:formula="of:=[.$B$4]*SQRT(([.$B46]*(1-[.$B46])/([.$B$1]-1))*[.C$7]*([.$B$1]-[.C$7]))/SQRT([.C$7])" office:value-type="float" office:value="0.778717454194725">
            <text:p>0,78</text:p>
          </table:table-cell>
          <table:table-cell table:formula="of:=[.$B$4]*SQRT(([.$B46]*(1-[.$B46])/([.$B$1]-1))*[.D$7]*([.$B$1]-[.D$7]))/SQRT([.D$7])" office:value-type="float" office:value="0.774473730752358">
            <text:p>0,77</text:p>
          </table:table-cell>
          <table:table-cell table:formula="of:=[.$B$4]*SQRT(([.$B46]*(1-[.$B46])/([.$B$1]-1))*[.E$7]*([.$B$1]-[.E$7]))/SQRT([.E$7])" office:value-type="float" office:value="0.77020662538272">
            <text:p>0,77</text:p>
          </table:table-cell>
          <table:table-cell table:formula="of:=[.$B$4]*SQRT(([.$B46]*(1-[.$B46])/([.$B$1]-1))*[.F$7]*([.$B$1]-[.F$7]))/SQRT([.F$7])" office:value-type="float" office:value="0.765915747286475">
            <text:p>0,77</text:p>
          </table:table-cell>
          <table:table-cell table:formula="of:=[.$B$4]*SQRT(([.$B46]*(1-[.$B46])/([.$B$1]-1))*[.G$7]*([.$B$1]-[.G$7]))/SQRT([.G$7])" office:value-type="float" office:value="0.761600694655251">
            <text:p>0,76</text:p>
          </table:table-cell>
          <table:table-cell table:formula="of:=[.$B$4]*SQRT(([.$B46]*(1-[.$B46])/([.$B$1]-1))*[.H$7]*([.$B$1]-[.H$7]))/SQRT([.H$7])" office:value-type="float" office:value="0.757261054232504">
            <text:p>0,76</text:p>
          </table:table-cell>
          <table:table-cell table:formula="of:=[.$B$4]*SQRT(([.$B46]*(1-[.$B46])/([.$B$1]-1))*[.I$7]*([.$B$1]-[.I$7]))/SQRT([.I$7])" office:value-type="float" office:value="0.752896400851594">
            <text:p>0,75</text:p>
          </table:table-cell>
          <table:table-cell table:formula="of:=[.$B$4]*SQRT(([.$B46]*(1-[.$B46])/([.$B$1]-1))*[.J$7]*([.$B$1]-[.J$7]))/SQRT([.J$7])" office:value-type="float" office:value="0.748506296949629">
            <text:p>0,75</text:p>
          </table:table-cell>
          <table:table-cell table:formula="of:=[.$B$4]*SQRT(([.$B46]*(1-[.$B46])/([.$B$1]-1))*[.K$7]*([.$B$1]-[.K$7]))/SQRT([.K$7])" office:value-type="float" office:value="0.744090292055479">
            <text:p>0,74</text:p>
          </table:table-cell>
          <table:table-cell table:formula="of:=[.$B$4]*SQRT(([.$B46]*(1-[.$B46])/([.$B$1]-1))*[.L$7]*([.$B$1]-[.L$7]))/SQRT([.L$7])" office:value-type="float" office:value="0.739647922250289">
            <text:p>0,74</text:p>
          </table:table-cell>
          <table:table-cell table:formula="of:=[.$B$4]*SQRT(([.$B46]*(1-[.$B46])/([.$B$1]-1))*[.M$7]*([.$B$1]-[.M$7]))/SQRT([.M$7])" office:value-type="float" office:value="0.735178709598647">
            <text:p>0,74</text:p>
          </table:table-cell>
          <table:table-cell table:formula="of:=[.$B$4]*SQRT(([.$B46]*(1-[.$B46])/([.$B$1]-1))*[.N$7]*([.$B$1]-[.N$7]))/SQRT([.N$7])" office:value-type="float" office:value="0.730682161548435">
            <text:p>0,73</text:p>
          </table:table-cell>
          <table:table-cell table:formula="of:=[.$B$4]*SQRT(([.$B46]*(1-[.$B46])/([.$B$1]-1))*[.O$7]*([.$B$1]-[.O$7]))/SQRT([.O$7])" office:value-type="float" office:value="0.726157770297237">
            <text:p>0,73</text:p>
          </table:table-cell>
          <table:table-cell table:formula="of:=[.$B$4]*SQRT(([.$B46]*(1-[.$B46])/([.$B$1]-1))*[.P$7]*([.$B$1]-[.P$7]))/SQRT([.P$7])" office:value-type="float" office:value="0.721605012122988">
            <text:p>0,72</text:p>
          </table:table-cell>
          <table:table-cell table:formula="of:=[.$B$4]*SQRT(([.$B46]*(1-[.$B46])/([.$B$1]-1))*[.Q$7]*([.$B$1]-[.Q$7]))/SQRT([.Q$7])" office:value-type="float" office:value="0.717023346676368">
            <text:p>0,72</text:p>
          </table:table-cell>
          <table:table-cell table:formula="of:=[.$B$4]*SQRT(([.$B46]*(1-[.$B46])/([.$B$1]-1))*[.R$7]*([.$B$1]-[.R$7]))/SQRT([.R$7])" office:value-type="float" office:value="0.712412216232246">
            <text:p>0,71</text:p>
          </table:table-cell>
          <table:table-cell table:formula="of:=[.$B$4]*SQRT(([.$B46]*(1-[.$B46])/([.$B$1]-1))*[.S$7]*([.$B$1]-[.S$7]))/SQRT([.S$7])" office:value-type="float" office:value="0.70777104489722">
            <text:p>0,71</text:p>
          </table:table-cell>
          <table:table-cell table:formula="of:=[.$B$4]*SQRT(([.$B46]*(1-[.$B46])/([.$B$1]-1))*[.T$7]*([.$B$1]-[.T$7]))/SQRT([.T$7])" office:value-type="float" office:value="0.703099237770078">
            <text:p>0,70</text:p>
          </table:table-cell>
          <table:table-cell table:formula="of:=[.$B$4]*SQRT(([.$B46]*(1-[.$B46])/([.$B$1]-1))*[.U$7]*([.$B$1]-[.U$7]))/SQRT([.U$7])" office:value-type="float" office:value="0.698396180051714">
            <text:p>0,70</text:p>
          </table:table-cell>
          <table:table-cell table:formula="of:=[.$B$4]*SQRT(([.$B46]*(1-[.$B46])/([.$B$1]-1))*[.V$7]*([.$B$1]-[.V$7]))/SQRT([.V$7])" office:value-type="float" office:value="0.693661236100727">
            <text:p>0,69</text:p>
          </table:table-cell>
          <table:table-cell table:formula="of:=[.$B$4]*SQRT(([.$B46]*(1-[.$B46])/([.$B$1]-1))*[.W$7]*([.$B$1]-[.W$7]))/SQRT([.W$7])" office:value-type="float" office:value="0.68889374843059">
            <text:p>0,69</text:p>
          </table:table-cell>
          <table:table-cell table:formula="of:=[.$B$4]*SQRT(([.$B46]*(1-[.$B46])/([.$B$1]-1))*[.X$7]*([.$B$1]-[.X$7]))/SQRT([.X$7])" office:value-type="float" office:value="0.684093036643929">
            <text:p>0,68</text:p>
          </table:table-cell>
          <table:table-cell table:formula="of:=[.$B$4]*SQRT(([.$B46]*(1-[.$B46])/([.$B$1]-1))*[.Y$7]*([.$B$1]-[.Y$7]))/SQRT([.Y$7])" office:value-type="float" office:value="0.679258396298988">
            <text:p>0,68</text:p>
          </table:table-cell>
          <table:table-cell table:formula="of:=[.$B$4]*SQRT(([.$B46]*(1-[.$B46])/([.$B$1]-1))*[.Z$7]*([.$B$1]-[.Z$7]))/SQRT([.Z$7])" office:value-type="float" office:value="0.674389097702977">
            <text:p>0,67</text:p>
          </table:table-cell>
          <table:table-cell table:formula="of:=[.$B$4]*SQRT(([.$B46]*(1-[.$B46])/([.$B$1]-1))*[.AA$7]*([.$B$1]-[.AA$7]))/SQRT([.AA$7])" office:value-type="float" office:value="0.669484384626406">
            <text:p>0,67</text:p>
          </table:table-cell>
          <table:table-cell/>
          <table:table-cell table:formula="of:=[.$B$4]*SQRT(([.$B46]*(1-[.$B46])/([.$B$3]-1))*[.AC$7]*([.$B$3]-[.AC$7]))/SQRT([.AC$7])" office:value-type="float" office:value="0.803709373169022">
            <text:p>0,80</text:p>
          </table:table-cell>
          <table:table-cell table:formula="of:=[.$B$4]*SQRT(([.$B46]*(1-[.$B46])/([.$B$3]-1))*[.AD$7]*([.$B$3]-[.AD$7]))/SQRT([.AD$7])" office:value-type="float" office:value="0.799281188653911">
            <text:p>0,80</text:p>
          </table:table-cell>
          <table:table-cell table:formula="of:=[.$B$4]*SQRT(([.$B46]*(1-[.$B46])/([.$B$3]-1))*[.AE$7]*([.$B$3]-[.AE$7]))/SQRT([.AE$7])" office:value-type="float" office:value="0.794828334014506">
            <text:p>0,79</text:p>
          </table:table-cell>
          <table:table-cell table:formula="of:=[.$B$4]*SQRT(([.$B46]*(1-[.$B46])/([.$B$3]-1))*[.AF$7]*([.$B$3]-[.AF$7]))/SQRT([.AF$7])" office:value-type="float" office:value="0.790350392274555">
            <text:p>0,79</text:p>
          </table:table-cell>
          <table:table-cell table:formula="of:=[.$B$4]*SQRT(([.$B46]*(1-[.$B46])/([.$B$3]-1))*[.AG$7]*([.$B$3]-[.AG$7]))/SQRT([.AG$7])" office:value-type="float" office:value="0.785846934577472">
            <text:p>0,79</text:p>
          </table:table-cell>
          <table:table-cell table:formula="of:=[.$B$4]*SQRT(([.$B46]*(1-[.$B46])/([.$B$3]-1))*[.AH$7]*([.$B$3]-[.AH$7]))/SQRT([.AH$7])" office:value-type="float" office:value="0.781317519706985">
            <text:p>0,78</text:p>
          </table:table-cell>
          <table:table-cell table:formula="of:=[.$B$4]*SQRT(([.$B46]*(1-[.$B46])/([.$B$3]-1))*[.AI$7]*([.$B$3]-[.AI$7]))/SQRT([.AI$7])" office:value-type="float" office:value="0.776761693582621">
            <text:p>0,78</text:p>
          </table:table-cell>
          <table:table-cell table:formula="of:=[.$B$4]*SQRT(([.$B46]*(1-[.$B46])/([.$B$3]-1))*[.AJ$7]*([.$B$3]-[.AJ$7]))/SQRT([.AJ$7])" office:value-type="float" office:value="0.772178988728396">
            <text:p>0,77</text:p>
          </table:table-cell>
          <table:table-cell table:formula="of:=[.$B$4]*SQRT(([.$B46]*(1-[.$B46])/([.$B$3]-1))*[.AK$7]*([.$B$3]-[.AK$7]))/SQRT([.AK$7])" office:value-type="float" office:value="0.767568923712962">
            <text:p>0,77</text:p>
          </table:table-cell>
          <table:table-cell table:formula="of:=[.$B$4]*SQRT(([.$B46]*(1-[.$B46])/([.$B$3]-1))*[.AL$7]*([.$B$3]-[.AL$7]))/SQRT([.AL$7])" office:value-type="float" office:value="0.762931002559302">
            <text:p>0,76</text:p>
          </table:table-cell>
          <table:table-cell table:formula="of:=[.$B$4]*SQRT(([.$B46]*(1-[.$B46])/([.$B$3]-1))*[.AM$7]*([.$B$3]-[.AM$7]))/SQRT([.AM$7])" office:value-type="float" office:value="0.758264714121928">
            <text:p>0,76</text:p>
          </table:table-cell>
          <table:table-cell table:formula="of:=[.$B$4]*SQRT(([.$B46]*(1-[.$B46])/([.$B$3]-1))*[.AN$7]*([.$B$3]-[.AN$7]))/SQRT([.AN$7])" office:value-type="float" office:value="0.753569531429367">
            <text:p>0,75</text:p>
          </table:table-cell>
          <table:table-cell table:formula="of:=[.$B$4]*SQRT(([.$B46]*(1-[.$B46])/([.$B$3]-1))*[.AO$7]*([.$B$3]-[.AO$7]))/SQRT([.AO$7])" office:value-type="float" office:value="0.748844910989546">
            <text:p>0,75</text:p>
          </table:table-cell>
          <table:table-cell table:formula="of:=[.$B$4]*SQRT(([.$B46]*(1-[.$B46])/([.$B$3]-1))*[.AP$7]*([.$B$3]-[.AP$7]))/SQRT([.AP$7])" office:value-type="float" office:value="0.744090292055479">
            <text:p>0,74</text:p>
          </table:table-cell>
          <table:table-cell table:formula="of:=[.$B$4]*SQRT(([.$B46]*(1-[.$B46])/([.$B$3]-1))*[.AQ$7]*([.$B$3]-[.AQ$7]))/SQRT([.AQ$7])" office:value-type="float" office:value="0.739305095848443">
            <text:p>0,74</text:p>
          </table:table-cell>
          <table:table-cell table:formula="of:=[.$B$4]*SQRT(([.$B46]*(1-[.$B46])/([.$B$3]-1))*[.AR$7]*([.$B$3]-[.AR$7]))/SQRT([.AR$7])" office:value-type="float" office:value="0.734488724735609">
            <text:p>0,73</text:p>
          </table:table-cell>
          <table:table-cell table:formula="of:=[.$B$4]*SQRT(([.$B46]*(1-[.$B46])/([.$B$3]-1))*[.AS$7]*([.$B$3]-[.AS$7]))/SQRT([.AS$7])" office:value-type="float" office:value="0.729640561358816">
            <text:p>0,73</text:p>
          </table:table-cell>
          <table:table-cell table:formula="of:=[.$B$4]*SQRT(([.$B46]*(1-[.$B46])/([.$B$3]-1))*[.AT$7]*([.$B$3]-[.AT$7]))/SQRT([.AT$7])" office:value-type="float" office:value="0.724759967710879">
            <text:p>0,72</text:p>
          </table:table-cell>
          <table:table-cell table:formula="of:=[.$B$4]*SQRT(([.$B46]*(1-[.$B46])/([.$B$3]-1))*[.AU$7]*([.$B$3]-[.AU$7]))/SQRT([.AU$7])" office:value-type="float" office:value="0.719846284155542">
            <text:p>0,72</text:p>
          </table:table-cell>
          <table:table-cell table:formula="of:=[.$B$4]*SQRT(([.$B46]*(1-[.$B46])/([.$B$3]-1))*[.AV$7]*([.$B$3]-[.AV$7]))/SQRT([.AV$7])" office:value-type="float" office:value="0.714898828386792">
            <text:p>0,71</text:p>
          </table:table-cell>
          <table:table-cell table:formula="of:=[.$B$4]*SQRT(([.$B46]*(1-[.$B46])/([.$B$3]-1))*[.AW$7]*([.$B$3]-[.AW$7]))/SQRT([.AW$7])" office:value-type="float" office:value="0.709916894322902">
            <text:p>0,71</text:p>
          </table:table-cell>
          <table:table-cell table:formula="of:=[.$B$4]*SQRT(([.$B46]*(1-[.$B46])/([.$B$3]-1))*[.AX$7]*([.$B$3]-[.AX$7]))/SQRT([.AX$7])" office:value-type="float" office:value="0.704899750930117">
            <text:p>0,70</text:p>
          </table:table-cell>
          <table:table-cell table:formula="of:=[.$B$4]*SQRT(([.$B46]*(1-[.$B46])/([.$B$3]-1))*[.AY$7]*([.$B$3]-[.AY$7]))/SQRT([.AY$7])" office:value-type="float" office:value="0.699846640970439">
            <text:p>0,70</text:p>
          </table:table-cell>
          <table:table-cell table:formula="of:=[.$B$4]*SQRT(([.$B46]*(1-[.$B46])/([.$B$3]-1))*[.AZ$7]*([.$B$3]-[.AZ$7]))/SQRT([.AZ$7])" office:value-type="float" office:value="0.694756779667441">
            <text:p>0,69</text:p>
          </table:table-cell>
          <table:table-cell table:formula="of:=[.$B$4]*SQRT(([.$B46]*(1-[.$B46])/([.$B$3]-1))*[.BA$7]*([.$B$3]-[.BA$7]))/SQRT([.BA$7])" office:value-type="float" office:value="0.689629353283443">
            <text:p>0,69</text:p>
          </table:table-cell>
        </table:table-row>
        <table:table-row table:style-name="ro2">
          <table:table-cell table:formula="of:=[.A46]+1" office:value-type="float" office:value="40">
            <text:p>40</text:p>
          </table:table-cell>
          <table:table-cell table:formula="of:=[.$A47]/[.$B$1]" office:value-type="float" office:value="0.404040404040404">
            <text:p>0,404</text:p>
          </table:table-cell>
          <table:table-cell table:formula="of:=[.$B$4]*SQRT(([.$B47]*(1-[.$B47])/([.$B$1]-1))*[.C$7]*([.$B$1]-[.C$7]))/SQRT([.C$7])" office:value-type="float" office:value="0.782038225994071">
            <text:p>0,78</text:p>
          </table:table-cell>
          <table:table-cell table:formula="of:=[.$B$4]*SQRT(([.$B47]*(1-[.$B47])/([.$B$1]-1))*[.D$7]*([.$B$1]-[.D$7]))/SQRT([.D$7])" office:value-type="float" office:value="0.777776405567932">
            <text:p>0,78</text:p>
          </table:table-cell>
          <table:table-cell table:formula="of:=[.$B$4]*SQRT(([.$B47]*(1-[.$B47])/([.$B$1]-1))*[.E$7]*([.$B$1]-[.E$7]))/SQRT([.E$7])" office:value-type="float" office:value="0.773491103504358">
            <text:p>0,77</text:p>
          </table:table-cell>
          <table:table-cell table:formula="of:=[.$B$4]*SQRT(([.$B47]*(1-[.$B47])/([.$B$1]-1))*[.F$7]*([.$B$1]-[.F$7]))/SQRT([.F$7])" office:value-type="float" office:value="0.769181927337485">
            <text:p>0,77</text:p>
          </table:table-cell>
          <table:table-cell table:formula="of:=[.$B$4]*SQRT(([.$B47]*(1-[.$B47])/([.$B$1]-1))*[.G$7]*([.$B$1]-[.G$7]))/SQRT([.G$7])" office:value-type="float" office:value="0.764848473545464">
            <text:p>0,76</text:p>
          </table:table-cell>
          <table:table-cell table:formula="of:=[.$B$4]*SQRT(([.$B47]*(1-[.$B47])/([.$B$1]-1))*[.H$7]*([.$B$1]-[.H$7]))/SQRT([.H$7])" office:value-type="float" office:value="0.760490327109453">
            <text:p>0,76</text:p>
          </table:table-cell>
          <table:table-cell table:formula="of:=[.$B$4]*SQRT(([.$B47]*(1-[.$B47])/([.$B$1]-1))*[.I$7]*([.$B$1]-[.I$7]))/SQRT([.I$7])" office:value-type="float" office:value="0.756107061049731">
            <text:p>0,76</text:p>
          </table:table-cell>
          <table:table-cell table:formula="of:=[.$B$4]*SQRT(([.$B47]*(1-[.$B47])/([.$B$1]-1))*[.J$7]*([.$B$1]-[.J$7]))/SQRT([.J$7])" office:value-type="float" office:value="0.751698235937453">
            <text:p>0,75</text:p>
          </table:table-cell>
          <table:table-cell table:formula="of:=[.$B$4]*SQRT(([.$B47]*(1-[.$B47])/([.$B$1]-1))*[.K$7]*([.$B$1]-[.K$7]))/SQRT([.K$7])" office:value-type="float" office:value="0.747263399380498">
            <text:p>0,75</text:p>
          </table:table-cell>
          <table:table-cell table:formula="of:=[.$B$4]*SQRT(([.$B47]*(1-[.$B47])/([.$B$1]-1))*[.L$7]*([.$B$1]-[.L$7]))/SQRT([.L$7])" office:value-type="float" office:value="0.742802085481668">
            <text:p>0,74</text:p>
          </table:table-cell>
          <table:table-cell table:formula="of:=[.$B$4]*SQRT(([.$B47]*(1-[.$B47])/([.$B$1]-1))*[.M$7]*([.$B$1]-[.M$7]))/SQRT([.M$7])" office:value-type="float" office:value="0.738313814267438">
            <text:p>0,74</text:p>
          </table:table-cell>
          <table:table-cell table:formula="of:=[.$B$4]*SQRT(([.$B47]*(1-[.$B47])/([.$B$1]-1))*[.N$7]*([.$B$1]-[.N$7]))/SQRT([.N$7])" office:value-type="float" office:value="0.733798091085246">
            <text:p>0,73</text:p>
          </table:table-cell>
          <table:table-cell table:formula="of:=[.$B$4]*SQRT(([.$B47]*(1-[.$B47])/([.$B$1]-1))*[.O$7]*([.$B$1]-[.O$7]))/SQRT([.O$7])" office:value-type="float" office:value="0.729254405967196">
            <text:p>0,73</text:p>
          </table:table-cell>
          <table:table-cell table:formula="of:=[.$B$4]*SQRT(([.$B47]*(1-[.$B47])/([.$B$1]-1))*[.P$7]*([.$B$1]-[.P$7]))/SQRT([.P$7])" office:value-type="float" office:value="0.724682232957858">
            <text:p>0,72</text:p>
          </table:table-cell>
          <table:table-cell table:formula="of:=[.$B$4]*SQRT(([.$B47]*(1-[.$B47])/([.$B$1]-1))*[.Q$7]*([.$B$1]-[.Q$7]))/SQRT([.Q$7])" office:value-type="float" office:value="0.720081029403639">
            <text:p>0,72</text:p>
          </table:table-cell>
          <table:table-cell table:formula="of:=[.$B$4]*SQRT(([.$B47]*(1-[.$B47])/([.$B$1]-1))*[.R$7]*([.$B$1]-[.R$7]))/SQRT([.R$7])" office:value-type="float" office:value="0.715450235201039">
            <text:p>0,72</text:p>
          </table:table-cell>
          <table:table-cell table:formula="of:=[.$B$4]*SQRT(([.$B47]*(1-[.$B47])/([.$B$1]-1))*[.S$7]*([.$B$1]-[.S$7]))/SQRT([.S$7])" office:value-type="float" office:value="0.710789272000809">
            <text:p>0,71</text:p>
          </table:table-cell>
          <table:table-cell table:formula="of:=[.$B$4]*SQRT(([.$B47]*(1-[.$B47])/([.$B$1]-1))*[.T$7]*([.$B$1]-[.T$7]))/SQRT([.T$7])" office:value-type="float" office:value="0.706097542364834">
            <text:p>0,71</text:p>
          </table:table-cell>
          <table:table-cell table:formula="of:=[.$B$4]*SQRT(([.$B47]*(1-[.$B47])/([.$B$1]-1))*[.U$7]*([.$B$1]-[.U$7]))/SQRT([.U$7])" office:value-type="float" office:value="0.701374428872251">
            <text:p>0,70</text:p>
          </table:table-cell>
          <table:table-cell table:formula="of:=[.$B$4]*SQRT(([.$B47]*(1-[.$B47])/([.$B$1]-1))*[.V$7]*([.$B$1]-[.V$7]))/SQRT([.V$7])" office:value-type="float" office:value="0.696619293171022">
            <text:p>0,70</text:p>
          </table:table-cell>
          <table:table-cell table:formula="of:=[.$B$4]*SQRT(([.$B47]*(1-[.$B47])/([.$B$1]-1))*[.W$7]*([.$B$1]-[.W$7]))/SQRT([.W$7])" office:value-type="float" office:value="0.691831474970828">
            <text:p>0,69</text:p>
          </table:table-cell>
          <table:table-cell table:formula="of:=[.$B$4]*SQRT(([.$B47]*(1-[.$B47])/([.$B$1]-1))*[.X$7]*([.$B$1]-[.X$7]))/SQRT([.X$7])" office:value-type="float" office:value="0.687010290972799">
            <text:p>0,69</text:p>
          </table:table-cell>
          <table:table-cell table:formula="of:=[.$B$4]*SQRT(([.$B47]*(1-[.$B47])/([.$B$1]-1))*[.Y$7]*([.$B$1]-[.Y$7]))/SQRT([.Y$7])" office:value-type="float" office:value="0.682155033731151">
            <text:p>0,68</text:p>
          </table:table-cell>
          <table:table-cell table:formula="of:=[.$B$4]*SQRT(([.$B47]*(1-[.$B47])/([.$B$1]-1))*[.Z$7]*([.$B$1]-[.Z$7]))/SQRT([.Z$7])" office:value-type="float" office:value="0.677264970441382">
            <text:p>0,68</text:p>
          </table:table-cell>
          <table:table-cell table:formula="of:=[.$B$4]*SQRT(([.$B47]*(1-[.$B47])/([.$B$1]-1))*[.AA$7]*([.$B$1]-[.AA$7]))/SQRT([.AA$7])" office:value-type="float" office:value="0.672339341649128">
            <text:p>0,67</text:p>
          </table:table-cell>
          <table:table-cell/>
          <table:table-cell table:formula="of:=[.$B$4]*SQRT(([.$B47]*(1-[.$B47])/([.$B$3]-1))*[.AC$7]*([.$B$3]-[.AC$7]))/SQRT([.AC$7])" office:value-type="float" office:value="0.8071367207993">
            <text:p>0,81</text:p>
          </table:table-cell>
          <table:table-cell table:formula="of:=[.$B$4]*SQRT(([.$B47]*(1-[.$B47])/([.$B$3]-1))*[.AD$7]*([.$B$3]-[.AD$7]))/SQRT([.AD$7])" office:value-type="float" office:value="0.802689652682465">
            <text:p>0,80</text:p>
          </table:table-cell>
          <table:table-cell table:formula="of:=[.$B$4]*SQRT(([.$B47]*(1-[.$B47])/([.$B$3]-1))*[.AE$7]*([.$B$3]-[.AE$7]))/SQRT([.AE$7])" office:value-type="float" office:value="0.798217809237771">
            <text:p>0,80</text:p>
          </table:table-cell>
          <table:table-cell table:formula="of:=[.$B$4]*SQRT(([.$B47]*(1-[.$B47])/([.$B$3]-1))*[.AF$7]*([.$B$3]-[.AF$7]))/SQRT([.AF$7])" office:value-type="float" office:value="0.793720771710806">
            <text:p>0,79</text:p>
          </table:table-cell>
          <table:table-cell table:formula="of:=[.$B$4]*SQRT(([.$B47]*(1-[.$B47])/([.$B$3]-1))*[.AG$7]*([.$B$3]-[.AG$7]))/SQRT([.AG$7])" office:value-type="float" office:value="0.789198109416164">
            <text:p>0,79</text:p>
          </table:table-cell>
          <table:table-cell table:formula="of:=[.$B$4]*SQRT(([.$B47]*(1-[.$B47])/([.$B$3]-1))*[.AH$7]*([.$B$3]-[.AH$7]))/SQRT([.AH$7])" office:value-type="float" office:value="0.784649379256045">
            <text:p>0,78</text:p>
          </table:table-cell>
          <table:table-cell table:formula="of:=[.$B$4]*SQRT(([.$B47]*(1-[.$B47])/([.$B$3]-1))*[.AI$7]*([.$B$3]-[.AI$7]))/SQRT([.AI$7])" office:value-type="float" office:value="0.780074125213589">
            <text:p>0,78</text:p>
          </table:table-cell>
          <table:table-cell table:formula="of:=[.$B$4]*SQRT(([.$B47]*(1-[.$B47])/([.$B$3]-1))*[.AJ$7]*([.$B$3]-[.AJ$7]))/SQRT([.AJ$7])" office:value-type="float" office:value="0.775471877819304">
            <text:p>0,78</text:p>
          </table:table-cell>
          <table:table-cell table:formula="of:=[.$B$4]*SQRT(([.$B47]*(1-[.$B47])/([.$B$3]-1))*[.AK$7]*([.$B$3]-[.AK$7]))/SQRT([.AK$7])" office:value-type="float" office:value="0.770842153588818">
            <text:p>0,77</text:p>
          </table:table-cell>
          <table:table-cell table:formula="of:=[.$B$4]*SQRT(([.$B47]*(1-[.$B47])/([.$B$3]-1))*[.AL$7]*([.$B$3]-[.AL$7]))/SQRT([.AL$7])" office:value-type="float" office:value="0.766184454430065">
            <text:p>0,77</text:p>
          </table:table-cell>
          <table:table-cell table:formula="of:=[.$B$4]*SQRT(([.$B47]*(1-[.$B47])/([.$B$3]-1))*[.AM$7]*([.$B$3]-[.AM$7]))/SQRT([.AM$7])" office:value-type="float" office:value="0.761498267017823">
            <text:p>0,76</text:p>
          </table:table-cell>
          <table:table-cell table:formula="of:=[.$B$4]*SQRT(([.$B47]*(1-[.$B47])/([.$B$3]-1))*[.AN$7]*([.$B$3]-[.AN$7]))/SQRT([.AN$7])" office:value-type="float" office:value="0.756783062133395">
            <text:p>0,76</text:p>
          </table:table-cell>
          <table:table-cell table:formula="of:=[.$B$4]*SQRT(([.$B47]*(1-[.$B47])/([.$B$3]-1))*[.AO$7]*([.$B$3]-[.AO$7]))/SQRT([.AO$7])" office:value-type="float" office:value="0.752038293967034">
            <text:p>0,75</text:p>
          </table:table-cell>
          <table:table-cell table:formula="of:=[.$B$4]*SQRT(([.$B47]*(1-[.$B47])/([.$B$3]-1))*[.AP$7]*([.$B$3]-[.AP$7]))/SQRT([.AP$7])" office:value-type="float" office:value="0.747263399380498">
            <text:p>0,75</text:p>
          </table:table-cell>
          <table:table-cell table:formula="of:=[.$B$4]*SQRT(([.$B47]*(1-[.$B47])/([.$B$3]-1))*[.AQ$7]*([.$B$3]-[.AQ$7]))/SQRT([.AQ$7])" office:value-type="float" office:value="0.742457797126912">
            <text:p>0,74</text:p>
          </table:table-cell>
          <table:table-cell table:formula="of:=[.$B$4]*SQRT(([.$B47]*(1-[.$B47])/([.$B$3]-1))*[.AR$7]*([.$B$3]-[.AR$7]))/SQRT([.AR$7])" office:value-type="float" office:value="0.737620887024898">
            <text:p>0,74</text:p>
          </table:table-cell>
          <table:table-cell table:formula="of:=[.$B$4]*SQRT(([.$B47]*(1-[.$B47])/([.$B$3]-1))*[.AS$7]*([.$B$3]-[.AS$7]))/SQRT([.AS$7])" office:value-type="float" office:value="0.732752049083622">
            <text:p>0,73</text:p>
          </table:table-cell>
          <table:table-cell table:formula="of:=[.$B$4]*SQRT(([.$B47]*(1-[.$B47])/([.$B$3]-1))*[.AT$7]*([.$B$3]-[.AT$7]))/SQRT([.AT$7])" office:value-type="float" office:value="0.727850642575176">
            <text:p>0,73</text:p>
          </table:table-cell>
          <table:table-cell table:formula="of:=[.$B$4]*SQRT(([.$B47]*(1-[.$B47])/([.$B$3]-1))*[.AU$7]*([.$B$3]-[.AU$7]))/SQRT([.AU$7])" office:value-type="float" office:value="0.722916005050343">
            <text:p>0,72</text:p>
          </table:table-cell>
          <table:table-cell table:formula="of:=[.$B$4]*SQRT(([.$B47]*(1-[.$B47])/([.$B$3]-1))*[.AV$7]*([.$B$3]-[.AV$7]))/SQRT([.AV$7])" office:value-type="float" office:value="0.717947451293475">
            <text:p>0,72</text:p>
          </table:table-cell>
          <table:table-cell table:formula="of:=[.$B$4]*SQRT(([.$B47]*(1-[.$B47])/([.$B$3]-1))*[.AW$7]*([.$B$3]-[.AW$7]))/SQRT([.AW$7])" office:value-type="float" office:value="0.712944272211824">
            <text:p>0,71</text:p>
          </table:table-cell>
          <table:table-cell table:formula="of:=[.$B$4]*SQRT(([.$B47]*(1-[.$B47])/([.$B$3]-1))*[.AX$7]*([.$B$3]-[.AX$7]))/SQRT([.AX$7])" office:value-type="float" office:value="0.707905733654204">
            <text:p>0,71</text:p>
          </table:table-cell>
          <table:table-cell table:formula="of:=[.$B$4]*SQRT(([.$B47]*(1-[.$B47])/([.$B$3]-1))*[.AY$7]*([.$B$3]-[.AY$7]))/SQRT([.AY$7])" office:value-type="float" office:value="0.702831075153445">
            <text:p>0,70</text:p>
          </table:table-cell>
          <table:table-cell table:formula="of:=[.$B$4]*SQRT(([.$B47]*(1-[.$B47])/([.$B$3]-1))*[.AZ$7]*([.$B$3]-[.AZ$7]))/SQRT([.AZ$7])" office:value-type="float" office:value="0.697719508586507">
            <text:p>0,70</text:p>
          </table:table-cell>
          <table:table-cell table:formula="of:=[.$B$4]*SQRT(([.$B47]*(1-[.$B47])/([.$B$3]-1))*[.BA$7]*([.$B$3]-[.BA$7]))/SQRT([.BA$7])" office:value-type="float" office:value="0.6925702167456">
            <text:p>0,69</text:p>
          </table:table-cell>
        </table:table-row>
        <table:table-row table:style-name="ro2">
          <table:table-cell table:formula="of:=[.A47]+1" office:value-type="float" office:value="41">
            <text:p>41</text:p>
          </table:table-cell>
          <table:table-cell table:formula="of:=[.$A48]/[.$B$1]" office:value-type="float" office:value="0.414141414141414">
            <text:p>0,414</text:p>
          </table:table-cell>
          <table:table-cell table:formula="of:=[.$B$4]*SQRT(([.$B48]*(1-[.$B48])/([.$B$1]-1))*[.C$7]*([.$B$1]-[.C$7]))/SQRT([.C$7])" office:value-type="float" office:value="0.785014910061936">
            <text:p>0,79</text:p>
          </table:table-cell>
          <table:table-cell table:formula="of:=[.$B$4]*SQRT(([.$B48]*(1-[.$B48])/([.$B$1]-1))*[.D$7]*([.$B$1]-[.D$7]))/SQRT([.D$7])" office:value-type="float" office:value="0.780736867803486">
            <text:p>0,78</text:p>
          </table:table-cell>
          <table:table-cell table:formula="of:=[.$B$4]*SQRT(([.$B48]*(1-[.$B48])/([.$B$1]-1))*[.E$7]*([.$B$1]-[.E$7]))/SQRT([.E$7])" office:value-type="float" office:value="0.776435254529086">
            <text:p>0,78</text:p>
          </table:table-cell>
          <table:table-cell table:formula="of:=[.$B$4]*SQRT(([.$B48]*(1-[.$B48])/([.$B$1]-1))*[.F$7]*([.$B$1]-[.F$7]))/SQRT([.F$7])" office:value-type="float" office:value="0.772109676279021">
            <text:p>0,77</text:p>
          </table:table-cell>
          <table:table-cell table:formula="of:=[.$B$4]*SQRT(([.$B48]*(1-[.$B48])/([.$B$1]-1))*[.G$7]*([.$B$1]-[.G$7]))/SQRT([.G$7])" office:value-type="float" office:value="0.767759727995513">
            <text:p>0,77</text:p>
          </table:table-cell>
          <table:table-cell table:formula="of:=[.$B$4]*SQRT(([.$B48]*(1-[.$B48])/([.$B$1]-1))*[.H$7]*([.$B$1]-[.H$7]))/SQRT([.H$7])" office:value-type="float" office:value="0.763384993080027">
            <text:p>0,76</text:p>
          </table:table-cell>
          <table:table-cell table:formula="of:=[.$B$4]*SQRT(([.$B48]*(1-[.$B48])/([.$B$1]-1))*[.I$7]*([.$B$1]-[.I$7]))/SQRT([.I$7])" office:value-type="float" office:value="0.75898504292762">
            <text:p>0,76</text:p>
          </table:table-cell>
          <table:table-cell table:formula="of:=[.$B$4]*SQRT(([.$B48]*(1-[.$B48])/([.$B$1]-1))*[.J$7]*([.$B$1]-[.J$7]))/SQRT([.J$7])" office:value-type="float" office:value="0.754559436436845">
            <text:p>0,75</text:p>
          </table:table-cell>
          <table:table-cell table:formula="of:=[.$B$4]*SQRT(([.$B48]*(1-[.$B48])/([.$B$1]-1))*[.K$7]*([.$B$1]-[.K$7]))/SQRT([.K$7])" office:value-type="float" office:value="0.750107719493632">
            <text:p>0,75</text:p>
          </table:table-cell>
          <table:table-cell table:formula="of:=[.$B$4]*SQRT(([.$B48]*(1-[.$B48])/([.$B$1]-1))*[.L$7]*([.$B$1]-[.L$7]))/SQRT([.L$7])" office:value-type="float" office:value="0.745629424427433">
            <text:p>0,75</text:p>
          </table:table-cell>
          <table:table-cell table:formula="of:=[.$B$4]*SQRT(([.$B48]*(1-[.$B48])/([.$B$1]-1))*[.M$7]*([.$B$1]-[.M$7]))/SQRT([.M$7])" office:value-type="float" office:value="0.741124069437793">
            <text:p>0,74</text:p>
          </table:table-cell>
          <table:table-cell table:formula="of:=[.$B$4]*SQRT(([.$B48]*(1-[.$B48])/([.$B$1]-1))*[.N$7]*([.$B$1]-[.N$7]))/SQRT([.N$7])" office:value-type="float" office:value="0.736591157989344">
            <text:p>0,74</text:p>
          </table:table-cell>
          <table:table-cell table:formula="of:=[.$B$4]*SQRT(([.$B48]*(1-[.$B48])/([.$B$1]-1))*[.O$7]*([.$B$1]-[.O$7]))/SQRT([.O$7])" office:value-type="float" office:value="0.732030178173093">
            <text:p>0,73</text:p>
          </table:table-cell>
          <table:table-cell table:formula="of:=[.$B$4]*SQRT(([.$B48]*(1-[.$B48])/([.$B$1]-1))*[.P$7]*([.$B$1]-[.P$7]))/SQRT([.P$7])" office:value-type="float" office:value="0.727440602031657">
            <text:p>0,73</text:p>
          </table:table-cell>
          <table:table-cell table:formula="of:=[.$B$4]*SQRT(([.$B48]*(1-[.$B48])/([.$B$1]-1))*[.Q$7]*([.$B$1]-[.Q$7]))/SQRT([.Q$7])" office:value-type="float" office:value="0.722821884845933">
            <text:p>0,72</text:p>
          </table:table-cell>
          <table:table-cell table:formula="of:=[.$B$4]*SQRT(([.$B48]*(1-[.$B48])/([.$B$1]-1))*[.R$7]*([.$B$1]-[.R$7]))/SQRT([.R$7])" office:value-type="float" office:value="0.71817346438049">
            <text:p>0,72</text:p>
          </table:table-cell>
          <table:table-cell table:formula="of:=[.$B$4]*SQRT(([.$B48]*(1-[.$B48])/([.$B$1]-1))*[.S$7]*([.$B$1]-[.S$7]))/SQRT([.S$7])" office:value-type="float" office:value="0.7134947600847">
            <text:p>0,71</text:p>
          </table:table-cell>
          <table:table-cell table:formula="of:=[.$B$4]*SQRT(([.$B48]*(1-[.$B48])/([.$B$1]-1))*[.T$7]*([.$B$1]-[.T$7]))/SQRT([.T$7])" office:value-type="float" office:value="0.70878517224641">
            <text:p>0,71</text:p>
          </table:table-cell>
          <table:table-cell table:formula="of:=[.$B$4]*SQRT(([.$B48]*(1-[.$B48])/([.$B$1]-1))*[.U$7]*([.$B$1]-[.U$7]))/SQRT([.U$7])" office:value-type="float" office:value="0.704044081094658">
            <text:p>0,70</text:p>
          </table:table-cell>
          <table:table-cell table:formula="of:=[.$B$4]*SQRT(([.$B48]*(1-[.$B48])/([.$B$1]-1))*[.V$7]*([.$B$1]-[.V$7]))/SQRT([.V$7])" office:value-type="float" office:value="0.699270845847637">
            <text:p>0,70</text:p>
          </table:table-cell>
          <table:table-cell table:formula="of:=[.$B$4]*SQRT(([.$B48]*(1-[.$B48])/([.$B$1]-1))*[.W$7]*([.$B$1]-[.W$7]))/SQRT([.W$7])" office:value-type="float" office:value="0.694464803701755">
            <text:p>0,69</text:p>
          </table:table-cell>
          <table:table-cell table:formula="of:=[.$B$4]*SQRT(([.$B48]*(1-[.$B48])/([.$B$1]-1))*[.X$7]*([.$B$1]-[.X$7]))/SQRT([.X$7])" office:value-type="float" office:value="0.689625268757291">
            <text:p>0,69</text:p>
          </table:table-cell>
          <table:table-cell table:formula="of:=[.$B$4]*SQRT(([.$B48]*(1-[.$B48])/([.$B$1]-1))*[.Y$7]*([.$B$1]-[.Y$7]))/SQRT([.Y$7])" office:value-type="float" office:value="0.6847515308757">
            <text:p>0,68</text:p>
          </table:table-cell>
          <table:table-cell table:formula="of:=[.$B$4]*SQRT(([.$B48]*(1-[.$B48])/([.$B$1]-1))*[.Z$7]*([.$B$1]-[.Z$7]))/SQRT([.Z$7])" office:value-type="float" office:value="0.679842854463193">
            <text:p>0,68</text:p>
          </table:table-cell>
          <table:table-cell table:formula="of:=[.$B$4]*SQRT(([.$B48]*(1-[.$B48])/([.$B$1]-1))*[.AA$7]*([.$B$1]-[.AA$7]))/SQRT([.AA$7])" office:value-type="float" office:value="0.674898477174687">
            <text:p>0,67</text:p>
          </table:table-cell>
          <table:table-cell/>
          <table:table-cell table:formula="of:=[.$B$4]*SQRT(([.$B48]*(1-[.$B48])/([.$B$3]-1))*[.AC$7]*([.$B$3]-[.AC$7]))/SQRT([.AC$7])" office:value-type="float" office:value="0.810208937652048">
            <text:p>0,81</text:p>
          </table:table-cell>
          <table:table-cell table:formula="of:=[.$B$4]*SQRT(([.$B48]*(1-[.$B48])/([.$B$3]-1))*[.AD$7]*([.$B$3]-[.AD$7]))/SQRT([.AD$7])" office:value-type="float" office:value="0.805744942591783">
            <text:p>0,81</text:p>
          </table:table-cell>
          <table:table-cell table:formula="of:=[.$B$4]*SQRT(([.$B48]*(1-[.$B48])/([.$B$3]-1))*[.AE$7]*([.$B$3]-[.AE$7]))/SQRT([.AE$7])" office:value-type="float" office:value="0.801256077900948">
            <text:p>0,80</text:p>
          </table:table-cell>
          <table:table-cell table:formula="of:=[.$B$4]*SQRT(([.$B48]*(1-[.$B48])/([.$B$3]-1))*[.AF$7]*([.$B$3]-[.AF$7]))/SQRT([.AF$7])" office:value-type="float" office:value="0.796741923231221">
            <text:p>0,80</text:p>
          </table:table-cell>
          <table:table-cell table:formula="of:=[.$B$4]*SQRT(([.$B48]*(1-[.$B48])/([.$B$3]-1))*[.AG$7]*([.$B$3]-[.AG$7]))/SQRT([.AG$7])" office:value-type="float" office:value="0.792202046257873">
            <text:p>0,79</text:p>
          </table:table-cell>
          <table:table-cell table:formula="of:=[.$B$4]*SQRT(([.$B48]*(1-[.$B48])/([.$B$3]-1))*[.AH$7]*([.$B$3]-[.AH$7]))/SQRT([.AH$7])" office:value-type="float" office:value="0.787636002196532">
            <text:p>0,79</text:p>
          </table:table-cell>
          <table:table-cell table:formula="of:=[.$B$4]*SQRT(([.$B48]*(1-[.$B48])/([.$B$3]-1))*[.AI$7]*([.$B$3]-[.AI$7]))/SQRT([.AI$7])" office:value-type="float" office:value="0.783043333294595">
            <text:p>0,78</text:p>
          </table:table-cell>
          <table:table-cell table:formula="of:=[.$B$4]*SQRT(([.$B48]*(1-[.$B48])/([.$B$3]-1))*[.AJ$7]*([.$B$3]-[.AJ$7]))/SQRT([.AJ$7])" office:value-type="float" office:value="0.77842356829562">
            <text:p>0,78</text:p>
          </table:table-cell>
          <table:table-cell table:formula="of:=[.$B$4]*SQRT(([.$B48]*(1-[.$B48])/([.$B$3]-1))*[.AK$7]*([.$B$3]-[.AK$7]))/SQRT([.AK$7])" office:value-type="float" office:value="0.773776221874943">
            <text:p>0,77</text:p>
          </table:table-cell>
          <table:table-cell table:formula="of:=[.$B$4]*SQRT(([.$B48]*(1-[.$B48])/([.$B$3]-1))*[.AL$7]*([.$B$3]-[.AL$7]))/SQRT([.AL$7])" office:value-type="float" office:value="0.769100794044601">
            <text:p>0,77</text:p>
          </table:table-cell>
          <table:table-cell table:formula="of:=[.$B$4]*SQRT(([.$B48]*(1-[.$B48])/([.$B$3]-1))*[.AM$7]*([.$B$3]-[.AM$7]))/SQRT([.AM$7])" office:value-type="float" office:value="0.764396769525494">
            <text:p>0,76</text:p>
          </table:table-cell>
          <table:table-cell table:formula="of:=[.$B$4]*SQRT(([.$B48]*(1-[.$B48])/([.$B$3]-1))*[.AN$7]*([.$B$3]-[.AN$7]))/SQRT([.AN$7])" office:value-type="float" office:value="0.759663617084553">
            <text:p>0,76</text:p>
          </table:table-cell>
          <table:table-cell table:formula="of:=[.$B$4]*SQRT(([.$B48]*(1-[.$B48])/([.$B$3]-1))*[.AO$7]*([.$B$3]-[.AO$7]))/SQRT([.AO$7])" office:value-type="float" office:value="0.754900788834508">
            <text:p>0,75</text:p>
          </table:table-cell>
          <table:table-cell table:formula="of:=[.$B$4]*SQRT(([.$B48]*(1-[.$B48])/([.$B$3]-1))*[.AP$7]*([.$B$3]-[.AP$7]))/SQRT([.AP$7])" office:value-type="float" office:value="0.750107719493632">
            <text:p>0,75</text:p>
          </table:table-cell>
          <table:table-cell table:formula="of:=[.$B$4]*SQRT(([.$B48]*(1-[.$B48])/([.$B$3]-1))*[.AQ$7]*([.$B$3]-[.AQ$7]))/SQRT([.AQ$7])" office:value-type="float" office:value="0.745283825602644">
            <text:p>0,75</text:p>
          </table:table-cell>
          <table:table-cell table:formula="of:=[.$B$4]*SQRT(([.$B48]*(1-[.$B48])/([.$B$3]-1))*[.AR$7]*([.$B$3]-[.AR$7]))/SQRT([.AR$7])" office:value-type="float" office:value="0.740428504695685">
            <text:p>0,74</text:p>
          </table:table-cell>
          <table:table-cell table:formula="of:=[.$B$4]*SQRT(([.$B48]*(1-[.$B48])/([.$B$3]-1))*[.AS$7]*([.$B$3]-[.AS$7]))/SQRT([.AS$7])" office:value-type="float" office:value="0.735541134422041">
            <text:p>0,74</text:p>
          </table:table-cell>
          <table:table-cell table:formula="of:=[.$B$4]*SQRT(([.$B48]*(1-[.$B48])/([.$B$3]-1))*[.AT$7]*([.$B$3]-[.AT$7]))/SQRT([.AT$7])" office:value-type="float" office:value="0.730621071614991">
            <text:p>0,73</text:p>
          </table:table-cell>
          <table:table-cell table:formula="of:=[.$B$4]*SQRT(([.$B48]*(1-[.$B48])/([.$B$3]-1))*[.AU$7]*([.$B$3]-[.AU$7]))/SQRT([.AU$7])" office:value-type="float" office:value="0.725667651303827">
            <text:p>0,73</text:p>
          </table:table-cell>
          <table:table-cell table:formula="of:=[.$B$4]*SQRT(([.$B48]*(1-[.$B48])/([.$B$3]-1))*[.AV$7]*([.$B$3]-[.AV$7]))/SQRT([.AV$7])" office:value-type="float" office:value="0.720680185664757">
            <text:p>0,72</text:p>
          </table:table-cell>
          <table:table-cell table:formula="of:=[.$B$4]*SQRT(([.$B48]*(1-[.$B48])/([.$B$3]-1))*[.AW$7]*([.$B$3]-[.AW$7]))/SQRT([.AW$7])" office:value-type="float" office:value="0.715657962905998">
            <text:p>0,72</text:p>
          </table:table-cell>
          <table:table-cell table:formula="of:=[.$B$4]*SQRT(([.$B48]*(1-[.$B48])/([.$B$3]-1))*[.AX$7]*([.$B$3]-[.AX$7]))/SQRT([.AX$7])" office:value-type="float" office:value="0.710600246081957">
            <text:p>0,71</text:p>
          </table:table-cell>
          <table:table-cell table:formula="of:=[.$B$4]*SQRT(([.$B48]*(1-[.$B48])/([.$B$3]-1))*[.AY$7]*([.$B$3]-[.AY$7]))/SQRT([.AY$7])" office:value-type="float" office:value="0.705506271830884">
            <text:p>0,71</text:p>
          </table:table-cell>
          <table:table-cell table:formula="of:=[.$B$4]*SQRT(([.$B48]*(1-[.$B48])/([.$B$3]-1))*[.AZ$7]*([.$B$3]-[.AZ$7]))/SQRT([.AZ$7])" office:value-type="float" office:value="0.700375249029896">
            <text:p>0,70</text:p>
          </table:table-cell>
          <table:table-cell table:formula="of:=[.$B$4]*SQRT(([.$B48]*(1-[.$B48])/([.$B$3]-1))*[.BA$7]*([.$B$3]-[.BA$7]))/SQRT([.BA$7])" office:value-type="float" office:value="0.69520635736065">
            <text:p>0,70</text:p>
          </table:table-cell>
        </table:table-row>
        <table:table-row table:style-name="ro2">
          <table:table-cell table:formula="of:=[.A48]+1" office:value-type="float" office:value="42">
            <text:p>42</text:p>
          </table:table-cell>
          <table:table-cell table:formula="of:=[.$A49]/[.$B$1]" office:value-type="float" office:value="0.424242424242424">
            <text:p>0,424</text:p>
          </table:table-cell>
          <table:table-cell table:formula="of:=[.$B$4]*SQRT(([.$B49]*(1-[.$B49])/([.$B$1]-1))*[.C$7]*([.$B$1]-[.C$7]))/SQRT([.C$7])" office:value-type="float" office:value="0.787651407526389">
            <text:p>0,79</text:p>
          </table:table-cell>
          <table:table-cell table:formula="of:=[.$B$4]*SQRT(([.$B49]*(1-[.$B49])/([.$B$1]-1))*[.D$7]*([.$B$1]-[.D$7]))/SQRT([.D$7])" office:value-type="float" office:value="0.783358997327378">
            <text:p>0,78</text:p>
          </table:table-cell>
          <table:table-cell table:formula="of:=[.$B$4]*SQRT(([.$B49]*(1-[.$B49])/([.$B$1]-1))*[.E$7]*([.$B$1]-[.E$7]))/SQRT([.E$7])" office:value-type="float" office:value="0.779042936948413">
            <text:p>0,78</text:p>
          </table:table-cell>
          <table:table-cell table:formula="of:=[.$B$4]*SQRT(([.$B49]*(1-[.$B49])/([.$B$1]-1))*[.F$7]*([.$B$1]-[.F$7]))/SQRT([.F$7])" office:value-type="float" office:value="0.774702831106652">
            <text:p>0,77</text:p>
          </table:table-cell>
          <table:table-cell table:formula="of:=[.$B$4]*SQRT(([.$B49]*(1-[.$B49])/([.$B$1]-1))*[.G$7]*([.$B$1]-[.G$7]))/SQRT([.G$7])" office:value-type="float" office:value="0.770338273383918">
            <text:p>0,77</text:p>
          </table:table-cell>
          <table:table-cell table:formula="of:=[.$B$4]*SQRT(([.$B49]*(1-[.$B49])/([.$B$1]-1))*[.H$7]*([.$B$1]-[.H$7]))/SQRT([.H$7])" office:value-type="float" office:value="0.765948845782516">
            <text:p>0,77</text:p>
          </table:table-cell>
          <table:table-cell table:formula="of:=[.$B$4]*SQRT(([.$B49]*(1-[.$B49])/([.$B$1]-1))*[.I$7]*([.$B$1]-[.I$7]))/SQRT([.I$7])" office:value-type="float" office:value="0.761534118258021">
            <text:p>0,76</text:p>
          </table:table-cell>
          <table:table-cell table:formula="of:=[.$B$4]*SQRT(([.$B49]*(1-[.$B49])/([.$B$1]-1))*[.J$7]*([.$B$1]-[.J$7]))/SQRT([.J$7])" office:value-type="float" office:value="0.757093648227533">
            <text:p>0,76</text:p>
          </table:table-cell>
          <table:table-cell table:formula="of:=[.$B$4]*SQRT(([.$B49]*(1-[.$B49])/([.$B$1]-1))*[.K$7]*([.$B$1]-[.K$7]))/SQRT([.K$7])" office:value-type="float" office:value="0.752626980051824">
            <text:p>0,75</text:p>
          </table:table-cell>
          <table:table-cell table:formula="of:=[.$B$4]*SQRT(([.$B49]*(1-[.$B49])/([.$B$1]-1))*[.L$7]*([.$B$1]-[.L$7]))/SQRT([.L$7])" office:value-type="float" office:value="0.74813364448966">
            <text:p>0,75</text:p>
          </table:table-cell>
          <table:table-cell table:formula="of:=[.$B$4]*SQRT(([.$B49]*(1-[.$B49])/([.$B$1]-1))*[.M$7]*([.$B$1]-[.M$7]))/SQRT([.M$7])" office:value-type="float" office:value="0.743613158122444">
            <text:p>0,74</text:p>
          </table:table-cell>
          <table:table-cell table:formula="of:=[.$B$4]*SQRT(([.$B49]*(1-[.$B49])/([.$B$1]-1))*[.N$7]*([.$B$1]-[.N$7]))/SQRT([.N$7])" office:value-type="float" office:value="0.739065022747179">
            <text:p>0,74</text:p>
          </table:table-cell>
          <table:table-cell table:formula="of:=[.$B$4]*SQRT(([.$B49]*(1-[.$B49])/([.$B$1]-1))*[.O$7]*([.$B$1]-[.O$7]))/SQRT([.O$7])" office:value-type="float" office:value="0.734488724735609">
            <text:p>0,73</text:p>
          </table:table-cell>
          <table:table-cell table:formula="of:=[.$B$4]*SQRT(([.$B49]*(1-[.$B49])/([.$B$1]-1))*[.P$7]*([.$B$1]-[.P$7]))/SQRT([.P$7])" office:value-type="float" office:value="0.729883734357188">
            <text:p>0,73</text:p>
          </table:table-cell>
          <table:table-cell table:formula="of:=[.$B$4]*SQRT(([.$B49]*(1-[.$B49])/([.$B$1]-1))*[.Q$7]*([.$B$1]-[.Q$7]))/SQRT([.Q$7])" office:value-type="float" office:value="0.725249505063359">
            <text:p>0,73</text:p>
          </table:table-cell>
          <table:table-cell table:formula="of:=[.$B$4]*SQRT(([.$B49]*(1-[.$B49])/([.$B$1]-1))*[.R$7]*([.$B$1]-[.R$7]))/SQRT([.R$7])" office:value-type="float" office:value="0.720585472730405">
            <text:p>0,72</text:p>
          </table:table-cell>
          <table:table-cell table:formula="of:=[.$B$4]*SQRT(([.$B49]*(1-[.$B49])/([.$B$1]-1))*[.S$7]*([.$B$1]-[.S$7]))/SQRT([.S$7])" office:value-type="float" office:value="0.715891054857898">
            <text:p>0,72</text:p>
          </table:table-cell>
          <table:table-cell table:formula="of:=[.$B$4]*SQRT(([.$B49]*(1-[.$B49])/([.$B$1]-1))*[.T$7]*([.$B$1]-[.T$7]))/SQRT([.T$7])" office:value-type="float" office:value="0.711165649719534">
            <text:p>0,71</text:p>
          </table:table-cell>
          <table:table-cell table:formula="of:=[.$B$4]*SQRT(([.$B49]*(1-[.$B49])/([.$B$1]-1))*[.U$7]*([.$B$1]-[.U$7]))/SQRT([.U$7])" office:value-type="float" office:value="0.706408635462832">
            <text:p>0,71</text:p>
          </table:table-cell>
          <table:table-cell table:formula="of:=[.$B$4]*SQRT(([.$B49]*(1-[.$B49])/([.$B$1]-1))*[.V$7]*([.$B$1]-[.V$7]))/SQRT([.V$7])" office:value-type="float" office:value="0.701619369153898">
            <text:p>0,70</text:p>
          </table:table-cell>
          <table:table-cell table:formula="of:=[.$B$4]*SQRT(([.$B49]*(1-[.$B49])/([.$B$1]-1))*[.W$7]*([.$B$1]-[.W$7]))/SQRT([.W$7])" office:value-type="float" office:value="0.696797185763094">
            <text:p>0,70</text:p>
          </table:table-cell>
          <table:table-cell table:formula="of:=[.$B$4]*SQRT(([.$B49]*(1-[.$B49])/([.$B$1]-1))*[.X$7]*([.$B$1]-[.X$7]))/SQRT([.X$7])" office:value-type="float" office:value="0.69194139708708">
            <text:p>0,69</text:p>
          </table:table-cell>
          <table:table-cell table:formula="of:=[.$B$4]*SQRT(([.$B49]*(1-[.$B49])/([.$B$1]-1))*[.Y$7]*([.$B$1]-[.Y$7]))/SQRT([.Y$7])" office:value-type="float" office:value="0.687051290602291">
            <text:p>0,69</text:p>
          </table:table-cell>
          <table:table-cell table:formula="of:=[.$B$4]*SQRT(([.$B49]*(1-[.$B49])/([.$B$1]-1))*[.Z$7]*([.$B$1]-[.Z$7]))/SQRT([.Z$7])" office:value-type="float" office:value="0.682126128244423">
            <text:p>0,68</text:p>
          </table:table-cell>
          <table:table-cell table:formula="of:=[.$B$4]*SQRT(([.$B49]*(1-[.$B49])/([.$B$1]-1))*[.AA$7]*([.$B$1]-[.AA$7]))/SQRT([.AA$7])" office:value-type="float" office:value="0.677165145108031">
            <text:p>0,68</text:p>
          </table:table-cell>
          <table:table-cell/>
          <table:table-cell table:formula="of:=[.$B$4]*SQRT(([.$B49]*(1-[.$B49])/([.$B$3]-1))*[.AC$7]*([.$B$3]-[.AC$7]))/SQRT([.AC$7])" office:value-type="float" office:value="0.812930050056942">
            <text:p>0,81</text:p>
          </table:table-cell>
          <table:table-cell table:formula="of:=[.$B$4]*SQRT(([.$B49]*(1-[.$B49])/([.$B$3]-1))*[.AD$7]*([.$B$3]-[.AD$7]))/SQRT([.AD$7])" office:value-type="float" office:value="0.808451062527736">
            <text:p>0,81</text:p>
          </table:table-cell>
          <table:table-cell table:formula="of:=[.$B$4]*SQRT(([.$B49]*(1-[.$B49])/([.$B$3]-1))*[.AE$7]*([.$B$3]-[.AE$7]))/SQRT([.AE$7])" office:value-type="float" office:value="0.803947121842517">
            <text:p>0,80</text:p>
          </table:table-cell>
          <table:table-cell table:formula="of:=[.$B$4]*SQRT(([.$B49]*(1-[.$B49])/([.$B$3]-1))*[.AF$7]*([.$B$3]-[.AF$7]))/SQRT([.AF$7])" office:value-type="float" office:value="0.79941780624121">
            <text:p>0,80</text:p>
          </table:table-cell>
          <table:table-cell table:formula="of:=[.$B$4]*SQRT(([.$B49]*(1-[.$B49])/([.$B$3]-1))*[.AG$7]*([.$B$3]-[.AG$7]))/SQRT([.AG$7])" office:value-type="float" office:value="0.794862681947109">
            <text:p>0,79</text:p>
          </table:table-cell>
          <table:table-cell table:formula="of:=[.$B$4]*SQRT(([.$B49]*(1-[.$B49])/([.$B$3]-1))*[.AH$7]*([.$B$3]-[.AH$7]))/SQRT([.AH$7])" office:value-type="float" office:value="0.790281302682021">
            <text:p>0,79</text:p>
          </table:table-cell>
          <table:table-cell table:formula="of:=[.$B$4]*SQRT(([.$B49]*(1-[.$B49])/([.$B$3]-1))*[.AI$7]*([.$B$3]-[.AI$7]))/SQRT([.AI$7])" office:value-type="float" office:value="0.785673209155966">
            <text:p>0,79</text:p>
          </table:table-cell>
          <table:table-cell table:formula="of:=[.$B$4]*SQRT(([.$B49]*(1-[.$B49])/([.$B$3]-1))*[.AJ$7]*([.$B$3]-[.AJ$7]))/SQRT([.AJ$7])" office:value-type="float" office:value="0.781037928529772">
            <text:p>0,78</text:p>
          </table:table-cell>
          <table:table-cell table:formula="of:=[.$B$4]*SQRT(([.$B49]*(1-[.$B49])/([.$B$3]-1))*[.AK$7]*([.$B$3]-[.AK$7]))/SQRT([.AK$7])" office:value-type="float" office:value="0.776374973848796">
            <text:p>0,78</text:p>
          </table:table-cell>
          <table:table-cell table:formula="of:=[.$B$4]*SQRT(([.$B49]*(1-[.$B49])/([.$B$3]-1))*[.AL$7]*([.$B$3]-[.AL$7]))/SQRT([.AL$7])" office:value-type="float" office:value="0.771683843445851">
            <text:p>0,77</text:p>
          </table:table-cell>
          <table:table-cell table:formula="of:=[.$B$4]*SQRT(([.$B49]*(1-[.$B49])/([.$B$3]-1))*[.AM$7]*([.$B$3]-[.AM$7]))/SQRT([.AM$7])" office:value-type="float" office:value="0.766964020311255">
            <text:p>0,77</text:p>
          </table:table-cell>
          <table:table-cell table:formula="of:=[.$B$4]*SQRT(([.$B49]*(1-[.$B49])/([.$B$3]-1))*[.AN$7]*([.$B$3]-[.AN$7]))/SQRT([.AN$7])" office:value-type="float" office:value="0.762214971427775">
            <text:p>0,76</text:p>
          </table:table-cell>
          <table:table-cell table:formula="of:=[.$B$4]*SQRT(([.$B49]*(1-[.$B49])/([.$B$3]-1))*[.AO$7]*([.$B$3]-[.AO$7]))/SQRT([.AO$7])" office:value-type="float" office:value="0.757436147068046">
            <text:p>0,76</text:p>
          </table:table-cell>
          <table:table-cell table:formula="of:=[.$B$4]*SQRT(([.$B49]*(1-[.$B49])/([.$B$3]-1))*[.AP$7]*([.$B$3]-[.AP$7]))/SQRT([.AP$7])" office:value-type="float" office:value="0.752626980051824">
            <text:p>0,75</text:p>
          </table:table-cell>
          <table:table-cell table:formula="of:=[.$B$4]*SQRT(([.$B49]*(1-[.$B49])/([.$B$3]-1))*[.AQ$7]*([.$B$3]-[.AQ$7]))/SQRT([.AQ$7])" office:value-type="float" office:value="0.747786884960261">
            <text:p>0,75</text:p>
          </table:table-cell>
          <table:table-cell table:formula="of:=[.$B$4]*SQRT(([.$B49]*(1-[.$B49])/([.$B$3]-1))*[.AR$7]*([.$B$3]-[.AR$7]))/SQRT([.AR$7])" office:value-type="float" office:value="0.742915257304097">
            <text:p>0,74</text:p>
          </table:table-cell>
          <table:table-cell table:formula="of:=[.$B$4]*SQRT(([.$B49]*(1-[.$B49])/([.$B$3]-1))*[.AS$7]*([.$B$3]-[.AS$7]))/SQRT([.AS$7])" office:value-type="float" office:value="0.738011472642434">
            <text:p>0,74</text:p>
          </table:table-cell>
          <table:table-cell table:formula="of:=[.$B$4]*SQRT(([.$B49]*(1-[.$B49])/([.$B$3]-1))*[.AT$7]*([.$B$3]-[.AT$7]))/SQRT([.AT$7])" office:value-type="float" office:value="0.733074885648456">
            <text:p>0,73</text:p>
          </table:table-cell>
          <table:table-cell table:formula="of:=[.$B$4]*SQRT(([.$B49]*(1-[.$B49])/([.$B$3]-1))*[.AU$7]*([.$B$3]-[.AU$7]))/SQRT([.AU$7])" office:value-type="float" office:value="0.728104829118128">
            <text:p>0,73</text:p>
          </table:table-cell>
          <table:table-cell table:formula="of:=[.$B$4]*SQRT(([.$B49]*(1-[.$B49])/([.$B$3]-1))*[.AV$7]*([.$B$3]-[.AV$7]))/SQRT([.AV$7])" office:value-type="float" office:value="0.72310061291758">
            <text:p>0,72</text:p>
          </table:table-cell>
          <table:table-cell table:formula="of:=[.$B$4]*SQRT(([.$B49]*(1-[.$B49])/([.$B$3]-1))*[.AW$7]*([.$B$3]-[.AW$7]))/SQRT([.AW$7])" office:value-type="float" office:value="0.718061522864456">
            <text:p>0,72</text:p>
          </table:table-cell>
          <table:table-cell table:formula="of:=[.$B$4]*SQRT(([.$B49]*(1-[.$B49])/([.$B$3]-1))*[.AX$7]*([.$B$3]-[.AX$7]))/SQRT([.AX$7])" office:value-type="float" office:value="0.712986819538106">
            <text:p>0,71</text:p>
          </table:table-cell>
          <table:table-cell table:formula="of:=[.$B$4]*SQRT(([.$B49]*(1-[.$B49])/([.$B$3]-1))*[.AY$7]*([.$B$3]-[.AY$7]))/SQRT([.AY$7])" office:value-type="float" office:value="0.707875737013006">
            <text:p>0,71</text:p>
          </table:table-cell>
          <table:table-cell table:formula="of:=[.$B$4]*SQRT(([.$B49]*(1-[.$B49])/([.$B$3]-1))*[.AZ$7]*([.$B$3]-[.AZ$7]))/SQRT([.AZ$7])" office:value-type="float" office:value="0.70272748150926">
            <text:p>0,70</text:p>
          </table:table-cell>
          <table:table-cell table:formula="of:=[.$B$4]*SQRT(([.$B49]*(1-[.$B49])/([.$B$3]-1))*[.BA$7]*([.$B$3]-[.BA$7]))/SQRT([.BA$7])" office:value-type="float" office:value="0.697541229953463">
            <text:p>0,70</text:p>
          </table:table-cell>
        </table:table-row>
        <table:table-row table:style-name="ro2">
          <table:table-cell table:formula="of:=[.A49]+1" office:value-type="float" office:value="43">
            <text:p>43</text:p>
          </table:table-cell>
          <table:table-cell table:formula="of:=[.$A50]/[.$B$1]" office:value-type="float" office:value="0.434343434343434">
            <text:p>0,434</text:p>
          </table:table-cell>
          <table:table-cell table:formula="of:=[.$B$4]*SQRT(([.$B50]*(1-[.$B50])/([.$B$1]-1))*[.C$7]*([.$B$1]-[.C$7]))/SQRT([.C$7])" office:value-type="float" office:value="0.789951124559115">
            <text:p>0,79</text:p>
          </table:table-cell>
          <table:table-cell table:formula="of:=[.$B$4]*SQRT(([.$B50]*(1-[.$B50])/([.$B$1]-1))*[.D$7]*([.$B$1]-[.D$7]))/SQRT([.D$7])" office:value-type="float" office:value="0.785646181748911">
            <text:p>0,79</text:p>
          </table:table-cell>
          <table:table-cell table:formula="of:=[.$B$4]*SQRT(([.$B50]*(1-[.$B50])/([.$B$1]-1))*[.E$7]*([.$B$1]-[.E$7]))/SQRT([.E$7])" office:value-type="float" office:value="0.781317519706986">
            <text:p>0,78</text:p>
          </table:table-cell>
          <table:table-cell table:formula="of:=[.$B$4]*SQRT(([.$B50]*(1-[.$B50])/([.$B$1]-1))*[.F$7]*([.$B$1]-[.F$7]))/SQRT([.F$7])" office:value-type="float" office:value="0.776964741996384">
            <text:p>0,78</text:p>
          </table:table-cell>
          <table:table-cell table:formula="of:=[.$B$4]*SQRT(([.$B50]*(1-[.$B50])/([.$B$1]-1))*[.G$7]*([.$B$1]-[.G$7]))/SQRT([.G$7])" office:value-type="float" office:value="0.772587441012304">
            <text:p>0,77</text:p>
          </table:table-cell>
          <table:table-cell table:formula="of:=[.$B$4]*SQRT(([.$B50]*(1-[.$B50])/([.$B$1]-1))*[.H$7]*([.$B$1]-[.H$7]))/SQRT([.H$7])" office:value-type="float" office:value="0.768185197536618">
            <text:p>0,77</text:p>
          </table:table-cell>
          <table:table-cell table:formula="of:=[.$B$4]*SQRT(([.$B50]*(1-[.$B50])/([.$B$1]-1))*[.I$7]*([.$B$1]-[.I$7]))/SQRT([.I$7])" office:value-type="float" office:value="0.763757580269293">
            <text:p>0,76</text:p>
          </table:table-cell>
          <table:table-cell table:formula="of:=[.$B$4]*SQRT(([.$B50]*(1-[.$B50])/([.$B$1]-1))*[.J$7]*([.$B$1]-[.J$7]))/SQRT([.J$7])" office:value-type="float" office:value="0.759304145335213">
            <text:p>0,76</text:p>
          </table:table-cell>
          <table:table-cell table:formula="of:=[.$B$4]*SQRT(([.$B50]*(1-[.$B50])/([.$B$1]-1))*[.K$7]*([.$B$1]-[.K$7]))/SQRT([.K$7])" office:value-type="float" office:value="0.754824435764814">
            <text:p>0,75</text:p>
          </table:table-cell>
          <table:table-cell table:formula="of:=[.$B$4]*SQRT(([.$B50]*(1-[.$B50])/([.$B$1]-1))*[.L$7]*([.$B$1]-[.L$7]))/SQRT([.L$7])" office:value-type="float" office:value="0.750317980946814">
            <text:p>0,75</text:p>
          </table:table-cell>
          <table:table-cell table:formula="of:=[.$B$4]*SQRT(([.$B50]*(1-[.$B50])/([.$B$1]-1))*[.M$7]*([.$B$1]-[.M$7]))/SQRT([.M$7])" office:value-type="float" office:value="0.745784296051168">
            <text:p>0,75</text:p>
          </table:table-cell>
          <table:table-cell table:formula="of:=[.$B$4]*SQRT(([.$B50]*(1-[.$B50])/([.$B$1]-1))*[.N$7]*([.$B$1]-[.N$7]))/SQRT([.N$7])" office:value-type="float" office:value="0.74122288142027">
            <text:p>0,74</text:p>
          </table:table-cell>
          <table:table-cell table:formula="of:=[.$B$4]*SQRT(([.$B50]*(1-[.$B50])/([.$B$1]-1))*[.O$7]*([.$B$1]-[.O$7]))/SQRT([.O$7])" office:value-type="float" office:value="0.736633221926218">
            <text:p>0,74</text:p>
          </table:table-cell>
          <table:table-cell table:formula="of:=[.$B$4]*SQRT(([.$B50]*(1-[.$B50])/([.$B$1]-1))*[.P$7]*([.$B$1]-[.P$7]))/SQRT([.P$7])" office:value-type="float" office:value="0.732014786291802">
            <text:p>0,73</text:p>
          </table:table-cell>
          <table:table-cell table:formula="of:=[.$B$4]*SQRT(([.$B50]*(1-[.$B50])/([.$B$1]-1))*[.Q$7]*([.$B$1]-[.Q$7]))/SQRT([.Q$7])" office:value-type="float" office:value="0.727367026372701">
            <text:p>0,73</text:p>
          </table:table-cell>
          <table:table-cell table:formula="of:=[.$B$4]*SQRT(([.$B50]*(1-[.$B50])/([.$B$1]-1))*[.R$7]*([.$B$1]-[.R$7]))/SQRT([.R$7])" office:value-type="float" office:value="0.722689376398116">
            <text:p>0,72</text:p>
          </table:table-cell>
          <table:table-cell table:formula="of:=[.$B$4]*SQRT(([.$B50]*(1-[.$B50])/([.$B$1]-1))*[.S$7]*([.$B$1]-[.S$7]))/SQRT([.S$7])" office:value-type="float" office:value="0.717981252166887">
            <text:p>0,72</text:p>
          </table:table-cell>
          <table:table-cell table:formula="of:=[.$B$4]*SQRT(([.$B50]*(1-[.$B50])/([.$B$1]-1))*[.T$7]*([.$B$1]-[.T$7]))/SQRT([.T$7])" office:value-type="float" office:value="0.713242050195839">
            <text:p>0,71</text:p>
          </table:table-cell>
          <table:table-cell table:formula="of:=[.$B$4]*SQRT(([.$B50]*(1-[.$B50])/([.$B$1]-1))*[.U$7]*([.$B$1]-[.U$7]))/SQRT([.U$7])" office:value-type="float" office:value="0.708471146816859">
            <text:p>0,71</text:p>
          </table:table-cell>
          <table:table-cell table:formula="of:=[.$B$4]*SQRT(([.$B50]*(1-[.$B50])/([.$B$1]-1))*[.V$7]*([.$B$1]-[.V$7]))/SQRT([.V$7])" office:value-type="float" office:value="0.703667897218871">
            <text:p>0,70</text:p>
          </table:table-cell>
          <table:table-cell table:formula="of:=[.$B$4]*SQRT(([.$B50]*(1-[.$B50])/([.$B$1]-1))*[.W$7]*([.$B$1]-[.W$7]))/SQRT([.W$7])" office:value-type="float" office:value="0.69883163443054">
            <text:p>0,70</text:p>
          </table:table-cell>
          <table:table-cell table:formula="of:=[.$B$4]*SQRT(([.$B50]*(1-[.$B50])/([.$B$1]-1))*[.X$7]*([.$B$1]-[.X$7]))/SQRT([.X$7])" office:value-type="float" office:value="0.693961668239171">
            <text:p>0,69</text:p>
          </table:table-cell>
          <table:table-cell table:formula="of:=[.$B$4]*SQRT(([.$B50]*(1-[.$B50])/([.$B$1]-1))*[.Y$7]*([.$B$1]-[.Y$7]))/SQRT([.Y$7])" office:value-type="float" office:value="0.68905728404083">
            <text:p>0,69</text:p>
          </table:table-cell>
          <table:table-cell table:formula="of:=[.$B$4]*SQRT(([.$B50]*(1-[.$B50])/([.$B$1]-1))*[.Z$7]*([.$B$1]-[.Z$7]))/SQRT([.Z$7])" office:value-type="float" office:value="0.684117741616279">
            <text:p>0,68</text:p>
          </table:table-cell>
          <table:table-cell table:formula="of:=[.$B$4]*SQRT(([.$B50]*(1-[.$B50])/([.$B$1]-1))*[.AA$7]*([.$B$1]-[.AA$7]))/SQRT([.AA$7])" office:value-type="float" office:value="0.679142273826766">
            <text:p>0,68</text:p>
          </table:table-cell>
          <table:table-cell/>
          <table:table-cell table:formula="of:=[.$B$4]*SQRT(([.$B50]*(1-[.$B50])/([.$B$3]-1))*[.AC$7]*([.$B$3]-[.AC$7]))/SQRT([.AC$7])" office:value-type="float" office:value="0.815303573502297">
            <text:p>0,82</text:p>
          </table:table-cell>
          <table:table-cell table:formula="of:=[.$B$4]*SQRT(([.$B50]*(1-[.$B50])/([.$B$3]-1))*[.AD$7]*([.$B$3]-[.AD$7]))/SQRT([.AD$7])" office:value-type="float" office:value="0.810811508609409">
            <text:p>0,81</text:p>
          </table:table-cell>
          <table:table-cell table:formula="of:=[.$B$4]*SQRT(([.$B50]*(1-[.$B50])/([.$B$3]-1))*[.AE$7]*([.$B$3]-[.AE$7]))/SQRT([.AE$7])" office:value-type="float" office:value="0.806294417704424">
            <text:p>0,81</text:p>
          </table:table-cell>
          <table:table-cell table:formula="of:=[.$B$4]*SQRT(([.$B50]*(1-[.$B50])/([.$B$3]-1))*[.AF$7]*([.$B$3]-[.AF$7]))/SQRT([.AF$7])" office:value-type="float" office:value="0.801751877795847">
            <text:p>0,80</text:p>
          </table:table-cell>
          <table:table-cell table:formula="of:=[.$B$4]*SQRT(([.$B50]*(1-[.$B50])/([.$B$3]-1))*[.AG$7]*([.$B$3]-[.AG$7]))/SQRT([.AG$7])" office:value-type="float" office:value="0.797183453840468">
            <text:p>0,80</text:p>
          </table:table-cell>
          <table:table-cell table:formula="of:=[.$B$4]*SQRT(([.$B50]*(1-[.$B50])/([.$B$3]-1))*[.AH$7]*([.$B$3]-[.AH$7]))/SQRT([.AH$7])" office:value-type="float" office:value="0.792588698257089">
            <text:p>0,79</text:p>
          </table:table-cell>
          <table:table-cell table:formula="of:=[.$B$4]*SQRT(([.$B50]*(1-[.$B50])/([.$B$3]-1))*[.AI$7]*([.$B$3]-[.AI$7]))/SQRT([.AI$7])" office:value-type="float" office:value="0.787967150414735">
            <text:p>0,79</text:p>
          </table:table-cell>
          <table:table-cell table:formula="of:=[.$B$4]*SQRT(([.$B50]*(1-[.$B50])/([.$B$3]-1))*[.AJ$7]*([.$B$3]-[.AJ$7]))/SQRT([.AJ$7])" office:value-type="float" office:value="0.783318336093678">
            <text:p>0,78</text:p>
          </table:table-cell>
          <table:table-cell table:formula="of:=[.$B$4]*SQRT(([.$B50]*(1-[.$B50])/([.$B$3]-1))*[.AK$7]*([.$B$3]-[.AK$7]))/SQRT([.AK$7])" office:value-type="float" office:value="0.778641766917508">
            <text:p>0,78</text:p>
          </table:table-cell>
          <table:table-cell table:formula="of:=[.$B$4]*SQRT(([.$B50]*(1-[.$B50])/([.$B$3]-1))*[.AL$7]*([.$B$3]-[.AL$7]))/SQRT([.AL$7])" office:value-type="float" office:value="0.773936939754312">
            <text:p>0,77</text:p>
          </table:table-cell>
          <table:table-cell table:formula="of:=[.$B$4]*SQRT(([.$B50]*(1-[.$B50])/([.$B$3]-1))*[.AM$7]*([.$B$3]-[.AM$7]))/SQRT([.AM$7])" office:value-type="float" office:value="0.769203336084887">
            <text:p>0,77</text:p>
          </table:table-cell>
          <table:table-cell table:formula="of:=[.$B$4]*SQRT(([.$B50]*(1-[.$B50])/([.$B$3]-1))*[.AN$7]*([.$B$3]-[.AN$7]))/SQRT([.AN$7])" office:value-type="float" office:value="0.764440421335744">
            <text:p>0,76</text:p>
          </table:table-cell>
          <table:table-cell table:formula="of:=[.$B$4]*SQRT(([.$B50]*(1-[.$B50])/([.$B$3]-1))*[.AO$7]*([.$B$3]-[.AO$7]))/SQRT([.AO$7])" office:value-type="float" office:value="0.759647644174469">
            <text:p>0,76</text:p>
          </table:table-cell>
          <table:table-cell table:formula="of:=[.$B$4]*SQRT(([.$B50]*(1-[.$B50])/([.$B$3]-1))*[.AP$7]*([.$B$3]-[.AP$7]))/SQRT([.AP$7])" office:value-type="float" office:value="0.754824435764814">
            <text:p>0,75</text:p>
          </table:table-cell>
          <table:table-cell table:formula="of:=[.$B$4]*SQRT(([.$B50]*(1-[.$B50])/([.$B$3]-1))*[.AQ$7]*([.$B$3]-[.AQ$7]))/SQRT([.AQ$7])" office:value-type="float" office:value="0.749970208978677">
            <text:p>0,75</text:p>
          </table:table-cell>
          <table:table-cell table:formula="of:=[.$B$4]*SQRT(([.$B50]*(1-[.$B50])/([.$B$3]-1))*[.AR$7]*([.$B$3]-[.AR$7]))/SQRT([.AR$7])" office:value-type="float" office:value="0.745084357561861">
            <text:p>0,75</text:p>
          </table:table-cell>
          <table:table-cell table:formula="of:=[.$B$4]*SQRT(([.$B50]*(1-[.$B50])/([.$B$3]-1))*[.AS$7]*([.$B$3]-[.AS$7]))/SQRT([.AS$7])" office:value-type="float" office:value="0.740166255250279">
            <text:p>0,74</text:p>
          </table:table-cell>
          <table:table-cell table:formula="of:=[.$B$4]*SQRT(([.$B50]*(1-[.$B50])/([.$B$3]-1))*[.AT$7]*([.$B$3]-[.AT$7]))/SQRT([.AT$7])" office:value-type="float" office:value="0.735215254832945">
            <text:p>0,74</text:p>
          </table:table-cell>
          <table:table-cell table:formula="of:=[.$B$4]*SQRT(([.$B50]*(1-[.$B50])/([.$B$3]-1))*[.AU$7]*([.$B$3]-[.AU$7]))/SQRT([.AU$7])" office:value-type="float" office:value="0.730230687157779">
            <text:p>0,73</text:p>
          </table:table-cell>
          <table:table-cell table:formula="of:=[.$B$4]*SQRT(([.$B50]*(1-[.$B50])/([.$B$3]-1))*[.AV$7]*([.$B$3]-[.AV$7]))/SQRT([.AV$7])" office:value-type="float" office:value="0.725211860075918">
            <text:p>0,73</text:p>
          </table:table-cell>
          <table:table-cell table:formula="of:=[.$B$4]*SQRT(([.$B50]*(1-[.$B50])/([.$B$3]-1))*[.AW$7]*([.$B$3]-[.AW$7]))/SQRT([.AW$7])" office:value-type="float" office:value="0.720158057319796">
            <text:p>0,72</text:p>
          </table:table-cell>
          <table:table-cell table:formula="of:=[.$B$4]*SQRT(([.$B50]*(1-[.$B50])/([.$B$3]-1))*[.AX$7]*([.$B$3]-[.AX$7]))/SQRT([.AX$7])" office:value-type="float" office:value="0.715068537309868">
            <text:p>0,72</text:p>
          </table:table-cell>
          <table:table-cell table:formula="of:=[.$B$4]*SQRT(([.$B50]*(1-[.$B50])/([.$B$3]-1))*[.AY$7]*([.$B$3]-[.AY$7]))/SQRT([.AY$7])" office:value-type="float" office:value="0.709942531884324">
            <text:p>0,71</text:p>
          </table:table-cell>
          <table:table-cell table:formula="of:=[.$B$4]*SQRT(([.$B50]*(1-[.$B50])/([.$B$3]-1))*[.AZ$7]*([.$B$3]-[.AZ$7]))/SQRT([.AZ$7])" office:value-type="float" office:value="0.70477924494566">
            <text:p>0,70</text:p>
          </table:table-cell>
          <table:table-cell table:formula="of:=[.$B$4]*SQRT(([.$B50]*(1-[.$B50])/([.$B$3]-1))*[.BA$7]*([.$B$3]-[.BA$7]))/SQRT([.BA$7])" office:value-type="float" office:value="0.699577851017329">
            <text:p>0,70</text:p>
          </table:table-cell>
        </table:table-row>
      </table:table>
      <table:table table:name="Mean" table:style-name="ta1" table:print="false">
        <office:forms form:automatic-focus="false" form:apply-design-mode="false"/>
        <table:table-column table:style-name="co1" table:default-cell-style-name="Default"/>
        <table:table-column table:style-name="co11" table:default-cell-style-name="ce31"/>
        <table:table-column table:style-name="co6" table:number-columns-repeated="16" table:default-cell-style-name="ce31"/>
        <table:table-column table:style-name="co3" table:number-columns-repeated="8" table:default-cell-style-name="ce31"/>
        <table:table-column table:style-name="co8" table:default-cell-style-name="Default"/>
        <table:table-column table:style-name="co6" table:number-columns-repeated="21" table:default-cell-style-name="ce31"/>
        <table:table-column table:style-name="co3" table:number-columns-repeated="4" table:default-cell-style-name="ce31"/>
        <table:table-column table:style-name="co8" table:default-cell-style-name="Default"/>
        <table:table-row table:style-name="ro1">
          <table:table-cell office:value-type="string">
            <text:p>Deck Size Before GameStart</text:p>
          </table:table-cell>
          <table:table-cell table:style-name="Default" table:formula="of:=[DeckData.B1]" office:value-type="float" office:value="99">
            <text:p>99</text:p>
          </table:table-cell>
          <table:table-cell table:style-name="Default" table:number-columns-repeated="24"/>
          <table:table-cell/>
          <table:table-cell table:style-name="Default" table:number-columns-repeated="25"/>
          <table:table-cell/>
        </table:table-row>
        <table:table-row table:style-name="ro1">
          <table:table-cell office:value-type="string">
            <text:p>Starting hand</text:p>
          </table:table-cell>
          <table:table-cell table:style-name="Default" table:formula="of:=[DeckData.B2]" office:value-type="float" office:value="7">
            <text:p>7</text:p>
          </table:table-cell>
          <table:table-cell table:style-name="Default" table:number-columns-repeated="24"/>
          <table:table-cell/>
          <table:table-cell table:style-name="Default" table:number-columns-repeated="25"/>
          <table:table-cell/>
        </table:table-row>
        <table:table-row table:style-name="ro1">
          <table:table-cell office:value-type="string">
            <text:p>Deck Size After GameStart</text:p>
          </table:table-cell>
          <table:table-cell table:style-name="Default" table:formula="of:=[.B1] - [.B2]" office:value-type="float" office:value="92">
            <text:p>92</text:p>
          </table:table-cell>
          <table:table-cell table:style-name="Default" table:number-columns-repeated="24"/>
          <table:table-cell/>
          <table:table-cell table:style-name="Default" table:number-columns-repeated="25"/>
          <table:table-cell/>
        </table:table-row>
        <table:table-row table:style-name="ro1"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</table:table-row>
        <table:table-row table:style-name="ro1">
          <table:table-cell/>
          <table:table-cell table:style-name="ce25" office:value-type="string" table:number-columns-spanned="25" table:number-rows-spanned="1">
            <text:p>Before Game Start</text:p>
          </table:table-cell>
          <table:covered-table-cell table:number-columns-repeated="24" table:style-name="ce1"/>
          <table:table-cell/>
          <table:table-cell table:style-name="ce29" office:value-type="string" table:number-columns-spanned="25" table:number-rows-spanned="1">
            <text:p>After GameStart</text:p>
          </table:table-cell>
          <table:covered-table-cell table:number-columns-repeated="24" table:style-name="ce1"/>
          <table:table-cell/>
        </table:table-row>
        <table:table-row table:style-name="ro1">
          <table:table-cell office:value-type="string">
            <text:p>Turn</text:p>
          </table:table-cell>
          <table:table-cell table:style-name="Default" table:formula="of:=1" office:value-type="float" office:value="1">
            <text:p>1</text:p>
          </table:table-cell>
          <table:table-cell table:style-name="ce1" table:formula="of:=[.B6]+1" office:value-type="float" office:value="2">
            <text:p>2</text:p>
          </table:table-cell>
          <table:table-cell table:style-name="ce1" table:formula="of:=[.C6]+1" office:value-type="float" office:value="3">
            <text:p>3</text:p>
          </table:table-cell>
          <table:table-cell table:style-name="ce1" table:formula="of:=[.D6]+1" office:value-type="float" office:value="4">
            <text:p>4</text:p>
          </table:table-cell>
          <table:table-cell table:style-name="ce1" table:formula="of:=[.E6]+1" office:value-type="float" office:value="5">
            <text:p>5</text:p>
          </table:table-cell>
          <table:table-cell table:style-name="ce1" table:formula="of:=[.F6]+1" office:value-type="float" office:value="6">
            <text:p>6</text:p>
          </table:table-cell>
          <table:table-cell table:style-name="ce1" table:formula="of:=[.G6]+1" office:value-type="float" office:value="7">
            <text:p>7</text:p>
          </table:table-cell>
          <table:table-cell table:style-name="ce1" table:formula="of:=[.H6]+1" office:value-type="float" office:value="8">
            <text:p>8</text:p>
          </table:table-cell>
          <table:table-cell table:style-name="ce1" table:formula="of:=[.I6]+1" office:value-type="float" office:value="9">
            <text:p>9</text:p>
          </table:table-cell>
          <table:table-cell table:style-name="ce1" table:formula="of:=[.J6]+1" office:value-type="float" office:value="10">
            <text:p>10</text:p>
          </table:table-cell>
          <table:table-cell table:style-name="ce1" table:formula="of:=[.K6]+1" office:value-type="float" office:value="11">
            <text:p>11</text:p>
          </table:table-cell>
          <table:table-cell table:style-name="ce1" table:formula="of:=[.L6]+1" office:value-type="float" office:value="12">
            <text:p>12</text:p>
          </table:table-cell>
          <table:table-cell table:style-name="ce1" table:formula="of:=[.M6]+1" office:value-type="float" office:value="13">
            <text:p>13</text:p>
          </table:table-cell>
          <table:table-cell table:style-name="ce1" table:formula="of:=[.N6]+1" office:value-type="float" office:value="14">
            <text:p>14</text:p>
          </table:table-cell>
          <table:table-cell table:style-name="ce1" table:formula="of:=[.O6]+1" office:value-type="float" office:value="15">
            <text:p>15</text:p>
          </table:table-cell>
          <table:table-cell table:style-name="ce1" table:formula="of:=[.P6]+1" office:value-type="float" office:value="16">
            <text:p>16</text:p>
          </table:table-cell>
          <table:table-cell table:style-name="ce1" table:formula="of:=[.Q6]+1" office:value-type="float" office:value="17">
            <text:p>17</text:p>
          </table:table-cell>
          <table:table-cell table:style-name="ce1" table:formula="of:=[.R6]+1" office:value-type="float" office:value="18">
            <text:p>18</text:p>
          </table:table-cell>
          <table:table-cell table:style-name="ce1" table:formula="of:=[.S6]+1" office:value-type="float" office:value="19">
            <text:p>19</text:p>
          </table:table-cell>
          <table:table-cell table:style-name="ce1" table:formula="of:=[.T6]+1" office:value-type="float" office:value="20">
            <text:p>20</text:p>
          </table:table-cell>
          <table:table-cell table:style-name="ce1" table:formula="of:=[.U6]+1" office:value-type="float" office:value="21">
            <text:p>21</text:p>
          </table:table-cell>
          <table:table-cell table:style-name="ce1" table:formula="of:=[.V6]+1" office:value-type="float" office:value="22">
            <text:p>22</text:p>
          </table:table-cell>
          <table:table-cell table:style-name="ce1" table:formula="of:=[.W6]+1" office:value-type="float" office:value="23">
            <text:p>23</text:p>
          </table:table-cell>
          <table:table-cell table:style-name="ce1" table:formula="of:=[.X6]+1" office:value-type="float" office:value="24">
            <text:p>24</text:p>
          </table:table-cell>
          <table:table-cell table:style-name="ce1" table:formula="of:=[.Y6]+1" office:value-type="float" office:value="25">
            <text:p>25</text:p>
          </table:table-cell>
          <table:table-cell table:style-name="ce32" office:value-type="string">
            <text:p>“26+”</text:p>
          </table:table-cell>
          <table:table-cell table:style-name="ce29" table:formula="of:=1" office:value-type="float" office:value="1">
            <text:p>1</text:p>
          </table:table-cell>
          <table:table-cell table:style-name="ce1" table:formula="of:=[.AB6]+1" office:value-type="float" office:value="2">
            <text:p>2</text:p>
          </table:table-cell>
          <table:table-cell table:style-name="ce1" table:formula="of:=[.AC6]+1" office:value-type="float" office:value="3">
            <text:p>3</text:p>
          </table:table-cell>
          <table:table-cell table:style-name="ce1" table:formula="of:=[.AD6]+1" office:value-type="float" office:value="4">
            <text:p>4</text:p>
          </table:table-cell>
          <table:table-cell table:style-name="ce1" table:formula="of:=[.AE6]+1" office:value-type="float" office:value="5">
            <text:p>5</text:p>
          </table:table-cell>
          <table:table-cell table:style-name="ce1" table:formula="of:=[.AF6]+1" office:value-type="float" office:value="6">
            <text:p>6</text:p>
          </table:table-cell>
          <table:table-cell table:style-name="ce1" table:formula="of:=[.AG6]+1" office:value-type="float" office:value="7">
            <text:p>7</text:p>
          </table:table-cell>
          <table:table-cell table:style-name="ce1" table:formula="of:=[.AH6]+1" office:value-type="float" office:value="8">
            <text:p>8</text:p>
          </table:table-cell>
          <table:table-cell table:style-name="ce1" table:formula="of:=[.AI6]+1" office:value-type="float" office:value="9">
            <text:p>9</text:p>
          </table:table-cell>
          <table:table-cell table:style-name="ce1" table:formula="of:=[.AJ6]+1" office:value-type="float" office:value="10">
            <text:p>10</text:p>
          </table:table-cell>
          <table:table-cell table:style-name="ce1" table:formula="of:=[.AK6]+1" office:value-type="float" office:value="11">
            <text:p>11</text:p>
          </table:table-cell>
          <table:table-cell table:style-name="ce1" table:formula="of:=[.AL6]+1" office:value-type="float" office:value="12">
            <text:p>12</text:p>
          </table:table-cell>
          <table:table-cell table:style-name="ce1" table:formula="of:=[.AM6]+1" office:value-type="float" office:value="13">
            <text:p>13</text:p>
          </table:table-cell>
          <table:table-cell table:style-name="ce1" table:formula="of:=[.AN6]+1" office:value-type="float" office:value="14">
            <text:p>14</text:p>
          </table:table-cell>
          <table:table-cell table:style-name="ce1" table:formula="of:=[.AO6]+1" office:value-type="float" office:value="15">
            <text:p>15</text:p>
          </table:table-cell>
          <table:table-cell table:style-name="ce1" table:formula="of:=[.AP6]+1" office:value-type="float" office:value="16">
            <text:p>16</text:p>
          </table:table-cell>
          <table:table-cell table:style-name="ce1" table:formula="of:=[.AQ6]+1" office:value-type="float" office:value="17">
            <text:p>17</text:p>
          </table:table-cell>
          <table:table-cell table:style-name="ce1" table:formula="of:=[.AR6]+1" office:value-type="float" office:value="18">
            <text:p>18</text:p>
          </table:table-cell>
          <table:table-cell table:style-name="ce1" table:formula="of:=[.AS6]+1" office:value-type="float" office:value="19">
            <text:p>19</text:p>
          </table:table-cell>
          <table:table-cell table:style-name="ce1" table:formula="of:=[.AT6]+1" office:value-type="float" office:value="20">
            <text:p>20</text:p>
          </table:table-cell>
          <table:table-cell table:style-name="ce1" table:formula="of:=[.AU6]+1" office:value-type="float" office:value="21">
            <text:p>21</text:p>
          </table:table-cell>
          <table:table-cell table:style-name="ce1" table:formula="of:=[.AV6]+1" office:value-type="float" office:value="22">
            <text:p>22</text:p>
          </table:table-cell>
          <table:table-cell table:style-name="ce1" table:formula="of:=[.AW6]+1" office:value-type="float" office:value="23">
            <text:p>23</text:p>
          </table:table-cell>
          <table:table-cell table:style-name="ce1" table:formula="of:=[.AX6]+1" office:value-type="float" office:value="24">
            <text:p>24</text:p>
          </table:table-cell>
          <table:table-cell table:style-name="ce1" table:formula="of:=[.AY6]+1" office:value-type="float" office:value="25">
            <text:p>25</text:p>
          </table:table-cell>
          <table:table-cell table:style-name="ce32" office:value-type="string">
            <text:p>“25+”</text:p>
          </table:table-cell>
        </table:table-row>
        <table:table-row table:style-name="ro1">
          <table:table-cell office:value-type="string">
            <text:p>Population/Draw</text:p>
          </table:table-cell>
          <table:table-cell table:style-name="Default" table:formula="of:=[.B2]" office:value-type="float" office:value="7">
            <text:p>7</text:p>
          </table:table-cell>
          <table:table-cell table:style-name="Default" table:formula="of:=[.B7]+1" office:value-type="float" office:value="8">
            <text:p>8</text:p>
          </table:table-cell>
          <table:table-cell table:style-name="Default" table:formula="of:=[.C7]+1" office:value-type="float" office:value="9">
            <text:p>9</text:p>
          </table:table-cell>
          <table:table-cell table:style-name="Default" table:formula="of:=[.D7]+1" office:value-type="float" office:value="10">
            <text:p>10</text:p>
          </table:table-cell>
          <table:table-cell table:style-name="Default" table:formula="of:=[.E7]+1" office:value-type="float" office:value="11">
            <text:p>11</text:p>
          </table:table-cell>
          <table:table-cell table:style-name="Default" table:formula="of:=[.F7]+1" office:value-type="float" office:value="12">
            <text:p>12</text:p>
          </table:table-cell>
          <table:table-cell table:style-name="Default" table:formula="of:=[.G7]+1" office:value-type="float" office:value="13">
            <text:p>13</text:p>
          </table:table-cell>
          <table:table-cell table:style-name="Default" table:formula="of:=[.H7]+1" office:value-type="float" office:value="14">
            <text:p>14</text:p>
          </table:table-cell>
          <table:table-cell table:style-name="Default" table:formula="of:=[.I7]+1" office:value-type="float" office:value="15">
            <text:p>15</text:p>
          </table:table-cell>
          <table:table-cell table:style-name="Default" table:formula="of:=[.J7]+1" office:value-type="float" office:value="16">
            <text:p>16</text:p>
          </table:table-cell>
          <table:table-cell table:style-name="Default" table:formula="of:=[.K7]+1" office:value-type="float" office:value="17">
            <text:p>17</text:p>
          </table:table-cell>
          <table:table-cell table:style-name="Default" table:formula="of:=[.L7]+1" office:value-type="float" office:value="18">
            <text:p>18</text:p>
          </table:table-cell>
          <table:table-cell table:style-name="Default" table:formula="of:=[.M7]+1" office:value-type="float" office:value="19">
            <text:p>19</text:p>
          </table:table-cell>
          <table:table-cell table:style-name="Default" table:formula="of:=[.N7]+1" office:value-type="float" office:value="20">
            <text:p>20</text:p>
          </table:table-cell>
          <table:table-cell table:style-name="Default" table:formula="of:=[.O7]+1" office:value-type="float" office:value="21">
            <text:p>21</text:p>
          </table:table-cell>
          <table:table-cell table:style-name="Default" table:formula="of:=[.P7]+1" office:value-type="float" office:value="22">
            <text:p>22</text:p>
          </table:table-cell>
          <table:table-cell table:style-name="Default" table:formula="of:=[.Q7]+1" office:value-type="float" office:value="23">
            <text:p>23</text:p>
          </table:table-cell>
          <table:table-cell table:style-name="Default" table:formula="of:=[.R7]+1" office:value-type="float" office:value="24">
            <text:p>24</text:p>
          </table:table-cell>
          <table:table-cell table:style-name="Default" table:formula="of:=[.S7]+1" office:value-type="float" office:value="25">
            <text:p>25</text:p>
          </table:table-cell>
          <table:table-cell table:style-name="Default" table:formula="of:=[.T7]+1" office:value-type="float" office:value="26">
            <text:p>26</text:p>
          </table:table-cell>
          <table:table-cell table:style-name="Default" table:formula="of:=[.U7]+1" office:value-type="float" office:value="27">
            <text:p>27</text:p>
          </table:table-cell>
          <table:table-cell table:style-name="Default" table:formula="of:=[.V7]+1" office:value-type="float" office:value="28">
            <text:p>28</text:p>
          </table:table-cell>
          <table:table-cell table:style-name="Default" table:formula="of:=[.W7]+1" office:value-type="float" office:value="29">
            <text:p>29</text:p>
          </table:table-cell>
          <table:table-cell table:style-name="Default" table:formula="of:=[.X7]+1" office:value-type="float" office:value="30">
            <text:p>30</text:p>
          </table:table-cell>
          <table:table-cell table:style-name="Default" table:formula="of:=[.Y7]+1" office:value-type="float" office:value="31">
            <text:p>31</text:p>
          </table:table-cell>
          <table:table-cell/>
          <table:table-cell table:style-name="Default" table:formula="of:=1" office:value-type="float" office:value="1">
            <text:p>1</text:p>
          </table:table-cell>
          <table:table-cell table:style-name="Default" table:formula="of:=[.AB7]+1" office:value-type="float" office:value="2">
            <text:p>2</text:p>
          </table:table-cell>
          <table:table-cell table:style-name="Default" table:formula="of:=[.AC7]+1" office:value-type="float" office:value="3">
            <text:p>3</text:p>
          </table:table-cell>
          <table:table-cell table:style-name="Default" table:formula="of:=[.AD7]+1" office:value-type="float" office:value="4">
            <text:p>4</text:p>
          </table:table-cell>
          <table:table-cell table:style-name="Default" table:formula="of:=[.AE7]+1" office:value-type="float" office:value="5">
            <text:p>5</text:p>
          </table:table-cell>
          <table:table-cell table:style-name="Default" table:formula="of:=[.AF7]+1" office:value-type="float" office:value="6">
            <text:p>6</text:p>
          </table:table-cell>
          <table:table-cell table:style-name="Default" table:formula="of:=[.AG7]+1" office:value-type="float" office:value="7">
            <text:p>7</text:p>
          </table:table-cell>
          <table:table-cell table:style-name="Default" table:formula="of:=[.AH7]+1" office:value-type="float" office:value="8">
            <text:p>8</text:p>
          </table:table-cell>
          <table:table-cell table:style-name="Default" table:formula="of:=[.AI7]+1" office:value-type="float" office:value="9">
            <text:p>9</text:p>
          </table:table-cell>
          <table:table-cell table:style-name="Default" table:formula="of:=[.AJ7]+1" office:value-type="float" office:value="10">
            <text:p>10</text:p>
          </table:table-cell>
          <table:table-cell table:style-name="Default" table:formula="of:=[.AK7]+1" office:value-type="float" office:value="11">
            <text:p>11</text:p>
          </table:table-cell>
          <table:table-cell table:style-name="Default" table:formula="of:=[.AL7]+1" office:value-type="float" office:value="12">
            <text:p>12</text:p>
          </table:table-cell>
          <table:table-cell table:style-name="Default" table:formula="of:=[.AM7]+1" office:value-type="float" office:value="13">
            <text:p>13</text:p>
          </table:table-cell>
          <table:table-cell table:style-name="Default" table:formula="of:=[.AN7]+1" office:value-type="float" office:value="14">
            <text:p>14</text:p>
          </table:table-cell>
          <table:table-cell table:style-name="Default" table:formula="of:=[.AO7]+1" office:value-type="float" office:value="15">
            <text:p>15</text:p>
          </table:table-cell>
          <table:table-cell table:style-name="Default" table:formula="of:=[.AP7]+1" office:value-type="float" office:value="16">
            <text:p>16</text:p>
          </table:table-cell>
          <table:table-cell table:style-name="Default" table:formula="of:=[.AQ7]+1" office:value-type="float" office:value="17">
            <text:p>17</text:p>
          </table:table-cell>
          <table:table-cell table:style-name="Default" table:formula="of:=[.AR7]+1" office:value-type="float" office:value="18">
            <text:p>18</text:p>
          </table:table-cell>
          <table:table-cell table:style-name="Default" table:formula="of:=[.AS7]+1" office:value-type="float" office:value="19">
            <text:p>19</text:p>
          </table:table-cell>
          <table:table-cell table:style-name="Default" table:formula="of:=[.AT7]+1" office:value-type="float" office:value="20">
            <text:p>20</text:p>
          </table:table-cell>
          <table:table-cell table:style-name="Default" table:formula="of:=[.AU7]+1" office:value-type="float" office:value="21">
            <text:p>21</text:p>
          </table:table-cell>
          <table:table-cell table:style-name="Default" table:formula="of:=[.AV7]+1" office:value-type="float" office:value="22">
            <text:p>22</text:p>
          </table:table-cell>
          <table:table-cell table:style-name="Default" table:formula="of:=[.AW7]+1" office:value-type="float" office:value="23">
            <text:p>23</text:p>
          </table:table-cell>
          <table:table-cell table:style-name="Default" table:formula="of:=[.AX7]+1" office:value-type="float" office:value="24">
            <text:p>24</text:p>
          </table:table-cell>
          <table:table-cell table:style-name="Default" table:formula="of:=[.AY7]+1" office:value-type="float" office:value="25">
            <text:p>25</text:p>
          </table:table-cell>
          <table:table-cell/>
        </table:table-row>
        <table:table-row table:style-name="ro2">
          <table:table-cell table:formula="of:=1" office:value-type="float" office:value="1">
            <text:p>1</text:p>
          </table:table-cell>
          <table:table-cell table:formula="of:=[.$A8]*[.B$7]/[.$B$1]" office:value-type="float" office:value="0.0707070707070707">
            <text:p>0,0707070707</text:p>
          </table:table-cell>
          <table:table-cell table:formula="of:=[.$A8]*[.C$7]/[.$B$1]" office:value-type="float" office:value="0.0808080808080808">
            <text:p>0,0808080808</text:p>
          </table:table-cell>
          <table:table-cell table:formula="of:=[.$A8]*[.D$7]/[.$B$1]" office:value-type="float" office:value="0.0909090909090909">
            <text:p>0,0909090909</text:p>
          </table:table-cell>
          <table:table-cell table:formula="of:=[.$A8]*[.E$7]/[.$B$1]" office:value-type="float" office:value="0.101010101010101">
            <text:p>0,101010101</text:p>
          </table:table-cell>
          <table:table-cell table:formula="of:=[.$A8]*[.F$7]/[.$B$1]" office:value-type="float" office:value="0.111111111111111">
            <text:p>0,1111111111</text:p>
          </table:table-cell>
          <table:table-cell table:formula="of:=[.$A8]*[.G$7]/[.$B$1]" office:value-type="float" office:value="0.121212121212121">
            <text:p>0,1212121212</text:p>
          </table:table-cell>
          <table:table-cell table:formula="of:=[.$A8]*[.H$7]/[.$B$1]" office:value-type="float" office:value="0.131313131313131">
            <text:p>0,1313131313</text:p>
          </table:table-cell>
          <table:table-cell table:formula="of:=[.$A8]*[.I$7]/[.$B$1]" office:value-type="float" office:value="0.141414141414141">
            <text:p>0,1414141414</text:p>
          </table:table-cell>
          <table:table-cell table:formula="of:=[.$A8]*[.J$7]/[.$B$1]" office:value-type="float" office:value="0.151515151515152">
            <text:p>0,1515151515</text:p>
          </table:table-cell>
          <table:table-cell table:formula="of:=[.$A8]*[.K$7]/[.$B$1]" office:value-type="float" office:value="0.161616161616162">
            <text:p>0,1616161616</text:p>
          </table:table-cell>
          <table:table-cell table:formula="of:=[.$A8]*[.L$7]/[.$B$1]" office:value-type="float" office:value="0.171717171717172">
            <text:p>0,1717171717</text:p>
          </table:table-cell>
          <table:table-cell table:formula="of:=[.$A8]*[.M$7]/[.$B$1]" office:value-type="float" office:value="0.181818181818182">
            <text:p>0,1818181818</text:p>
          </table:table-cell>
          <table:table-cell table:formula="of:=[.$A8]*[.N$7]/[.$B$1]" office:value-type="float" office:value="0.191919191919192">
            <text:p>0,1919191919</text:p>
          </table:table-cell>
          <table:table-cell table:formula="of:=[.$A8]*[.O$7]/[.$B$1]" office:value-type="float" office:value="0.202020202020202">
            <text:p>0,202020202</text:p>
          </table:table-cell>
          <table:table-cell table:formula="of:=[.$A8]*[.P$7]/[.$B$1]" office:value-type="float" office:value="0.212121212121212">
            <text:p>0,2121212121</text:p>
          </table:table-cell>
          <table:table-cell table:formula="of:=[.$A8]*[.Q$7]/[.$B$1]" office:value-type="float" office:value="0.222222222222222">
            <text:p>0,2222222222</text:p>
          </table:table-cell>
          <table:table-cell table:formula="of:=[.$A8]*[.R$7]/[.$B$1]" office:value-type="float" office:value="0.232323232323232">
            <text:p>0,2323232323</text:p>
          </table:table-cell>
          <table:table-cell table:formula="of:=[.$A8]*[.S$7]/[.$B$1]" office:value-type="float" office:value="0.242424242424242">
            <text:p>0,2424242424</text:p>
          </table:table-cell>
          <table:table-cell table:formula="of:=[.$A8]*[.T$7]/[.$B$1]" office:value-type="float" office:value="0.252525252525252">
            <text:p>0,2525252525</text:p>
          </table:table-cell>
          <table:table-cell table:formula="of:=[.$A8]*[.U$7]/[.$B$1]" office:value-type="float" office:value="0.262626262626263">
            <text:p>0,2626262626</text:p>
          </table:table-cell>
          <table:table-cell table:formula="of:=[.$A8]*[.V$7]/[.$B$1]" office:value-type="float" office:value="0.272727272727273">
            <text:p>0,2727272727</text:p>
          </table:table-cell>
          <table:table-cell table:formula="of:=[.$A8]*[.W$7]/[.$B$1]" office:value-type="float" office:value="0.282828282828283">
            <text:p>0,2828282828</text:p>
          </table:table-cell>
          <table:table-cell table:formula="of:=[.$A8]*[.X$7]/[.$B$1]" office:value-type="float" office:value="0.292929292929293">
            <text:p>0,2929292929</text:p>
          </table:table-cell>
          <table:table-cell table:formula="of:=[.$A8]*[.Y$7]/[.$B$1]" office:value-type="float" office:value="0.303030303030303">
            <text:p>0,303030303</text:p>
          </table:table-cell>
          <table:table-cell table:formula="of:=[.$A8]*[.Z$7]/[.$B$1]" office:value-type="float" office:value="0.313131313131313">
            <text:p>0,3131313131</text:p>
          </table:table-cell>
          <table:table-cell table:formula="of:=99" office:value-type="float" office:value="99">
            <text:p>99</text:p>
          </table:table-cell>
          <table:table-cell table:formula="of:=[.$A8]*[.AB$7]/[.$B$3]" office:value-type="float" office:value="0.0108695652173913">
            <text:p>0,0108695652</text:p>
          </table:table-cell>
          <table:table-cell table:formula="of:=[.$A8]*[.AC$7]/[.$B$3]" office:value-type="float" office:value="0.0217391304347826">
            <text:p>0,0217391304</text:p>
          </table:table-cell>
          <table:table-cell table:formula="of:=[.$A8]*[.AD$7]/[.$B$3]" office:value-type="float" office:value="0.0326086956521739">
            <text:p>0,0326086957</text:p>
          </table:table-cell>
          <table:table-cell table:formula="of:=[.$A8]*[.AE$7]/[.$B$3]" office:value-type="float" office:value="0.0434782608695652">
            <text:p>0,0434782609</text:p>
          </table:table-cell>
          <table:table-cell table:formula="of:=[.$A8]*[.AF$7]/[.$B$3]" office:value-type="float" office:value="0.0543478260869565">
            <text:p>0,0543478261</text:p>
          </table:table-cell>
          <table:table-cell table:formula="of:=[.$A8]*[.AG$7]/[.$B$3]" office:value-type="float" office:value="0.0652173913043478">
            <text:p>0,0652173913</text:p>
          </table:table-cell>
          <table:table-cell table:formula="of:=[.$A8]*[.AH$7]/[.$B$3]" office:value-type="float" office:value="0.0760869565217391">
            <text:p>0,0760869565</text:p>
          </table:table-cell>
          <table:table-cell table:formula="of:=[.$A8]*[.AI$7]/[.$B$3]" office:value-type="float" office:value="0.0869565217391304">
            <text:p>0,0869565217</text:p>
          </table:table-cell>
          <table:table-cell table:formula="of:=[.$A8]*[.AJ$7]/[.$B$3]" office:value-type="float" office:value="0.0978260869565217">
            <text:p>0,097826087</text:p>
          </table:table-cell>
          <table:table-cell table:formula="of:=[.$A8]*[.AK$7]/[.$B$3]" office:value-type="float" office:value="0.108695652173913">
            <text:p>0,1086956522</text:p>
          </table:table-cell>
          <table:table-cell table:formula="of:=[.$A8]*[.AL$7]/[.$B$3]" office:value-type="float" office:value="0.119565217391304">
            <text:p>0,1195652174</text:p>
          </table:table-cell>
          <table:table-cell table:formula="of:=[.$A8]*[.AM$7]/[.$B$3]" office:value-type="float" office:value="0.130434782608696">
            <text:p>0,1304347826</text:p>
          </table:table-cell>
          <table:table-cell table:formula="of:=[.$A8]*[.AN$7]/[.$B$3]" office:value-type="float" office:value="0.141304347826087">
            <text:p>0,1413043478</text:p>
          </table:table-cell>
          <table:table-cell table:formula="of:=[.$A8]*[.AO$7]/[.$B$3]" office:value-type="float" office:value="0.152173913043478">
            <text:p>0,152173913</text:p>
          </table:table-cell>
          <table:table-cell table:formula="of:=[.$A8]*[.AP$7]/[.$B$3]" office:value-type="float" office:value="0.16304347826087">
            <text:p>0,1630434783</text:p>
          </table:table-cell>
          <table:table-cell table:formula="of:=[.$A8]*[.AQ$7]/[.$B$3]" office:value-type="float" office:value="0.173913043478261">
            <text:p>0,1739130435</text:p>
          </table:table-cell>
          <table:table-cell table:formula="of:=[.$A8]*[.AR$7]/[.$B$3]" office:value-type="float" office:value="0.184782608695652">
            <text:p>0,1847826087</text:p>
          </table:table-cell>
          <table:table-cell table:formula="of:=[.$A8]*[.AS$7]/[.$B$3]" office:value-type="float" office:value="0.195652173913043">
            <text:p>0,1956521739</text:p>
          </table:table-cell>
          <table:table-cell table:formula="of:=[.$A8]*[.AT$7]/[.$B$3]" office:value-type="float" office:value="0.206521739130435">
            <text:p>0,2065217391</text:p>
          </table:table-cell>
          <table:table-cell table:formula="of:=[.$A8]*[.AU$7]/[.$B$3]" office:value-type="float" office:value="0.217391304347826">
            <text:p>0,2173913043</text:p>
          </table:table-cell>
          <table:table-cell table:formula="of:=[.$A8]*[.AV$7]/[.$B$3]" office:value-type="float" office:value="0.228260869565217">
            <text:p>0,2282608696</text:p>
          </table:table-cell>
          <table:table-cell table:formula="of:=[.$A8]*[.AW$7]/[.$B$3]" office:value-type="float" office:value="0.239130434782609">
            <text:p>0,2391304348</text:p>
          </table:table-cell>
          <table:table-cell table:formula="of:=[.$A8]*[.AX$7]/[.$B$3]" office:value-type="float" office:value="0.25">
            <text:p>0,25</text:p>
          </table:table-cell>
          <table:table-cell table:formula="of:=[.$A8]*[.AY$7]/[.$B$3]" office:value-type="float" office:value="0.260869565217391">
            <text:p>0,2608695652</text:p>
          </table:table-cell>
          <table:table-cell table:formula="of:=[.$A8]*[.AZ$7]/[.$B$3]" office:value-type="float" office:value="0.271739130434783">
            <text:p>0,2717391304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8]+1" office:value-type="float" office:value="2">
            <text:p>2</text:p>
          </table:table-cell>
          <table:table-cell table:formula="of:=[.$A9]*[.B$7]/[.$B$1]" office:value-type="float" office:value="0.141414141414141">
            <text:p>0,1414141414</text:p>
          </table:table-cell>
          <table:table-cell table:formula="of:=[.$A9]*[.C$7]/[.$B$1]" office:value-type="float" office:value="0.161616161616162">
            <text:p>0,1616161616</text:p>
          </table:table-cell>
          <table:table-cell table:formula="of:=[.$A9]*[.D$7]/[.$B$1]" office:value-type="float" office:value="0.181818181818182">
            <text:p>0,1818181818</text:p>
          </table:table-cell>
          <table:table-cell table:formula="of:=[.$A9]*[.E$7]/[.$B$1]" office:value-type="float" office:value="0.202020202020202">
            <text:p>0,202020202</text:p>
          </table:table-cell>
          <table:table-cell table:formula="of:=[.$A9]*[.F$7]/[.$B$1]" office:value-type="float" office:value="0.222222222222222">
            <text:p>0,2222222222</text:p>
          </table:table-cell>
          <table:table-cell table:formula="of:=[.$A9]*[.G$7]/[.$B$1]" office:value-type="float" office:value="0.242424242424242">
            <text:p>0,2424242424</text:p>
          </table:table-cell>
          <table:table-cell table:formula="of:=[.$A9]*[.H$7]/[.$B$1]" office:value-type="float" office:value="0.262626262626263">
            <text:p>0,2626262626</text:p>
          </table:table-cell>
          <table:table-cell table:formula="of:=[.$A9]*[.I$7]/[.$B$1]" office:value-type="float" office:value="0.282828282828283">
            <text:p>0,2828282828</text:p>
          </table:table-cell>
          <table:table-cell table:formula="of:=[.$A9]*[.J$7]/[.$B$1]" office:value-type="float" office:value="0.303030303030303">
            <text:p>0,303030303</text:p>
          </table:table-cell>
          <table:table-cell table:formula="of:=[.$A9]*[.K$7]/[.$B$1]" office:value-type="float" office:value="0.323232323232323">
            <text:p>0,3232323232</text:p>
          </table:table-cell>
          <table:table-cell table:formula="of:=[.$A9]*[.L$7]/[.$B$1]" office:value-type="float" office:value="0.343434343434343">
            <text:p>0,3434343434</text:p>
          </table:table-cell>
          <table:table-cell table:formula="of:=[.$A9]*[.M$7]/[.$B$1]" office:value-type="float" office:value="0.363636363636364">
            <text:p>0,3636363636</text:p>
          </table:table-cell>
          <table:table-cell table:formula="of:=[.$A9]*[.N$7]/[.$B$1]" office:value-type="float" office:value="0.383838383838384">
            <text:p>0,3838383838</text:p>
          </table:table-cell>
          <table:table-cell table:formula="of:=[.$A9]*[.O$7]/[.$B$1]" office:value-type="float" office:value="0.404040404040404">
            <text:p>0,404040404</text:p>
          </table:table-cell>
          <table:table-cell table:formula="of:=[.$A9]*[.P$7]/[.$B$1]" office:value-type="float" office:value="0.424242424242424">
            <text:p>0,4242424242</text:p>
          </table:table-cell>
          <table:table-cell table:formula="of:=[.$A9]*[.Q$7]/[.$B$1]" office:value-type="float" office:value="0.444444444444444">
            <text:p>0,4444444444</text:p>
          </table:table-cell>
          <table:table-cell table:formula="of:=[.$A9]*[.R$7]/[.$B$1]" office:value-type="float" office:value="0.464646464646465">
            <text:p>0,4646464646</text:p>
          </table:table-cell>
          <table:table-cell table:formula="of:=[.$A9]*[.S$7]/[.$B$1]" office:value-type="float" office:value="0.484848484848485">
            <text:p>0,4848484848</text:p>
          </table:table-cell>
          <table:table-cell table:formula="of:=[.$A9]*[.T$7]/[.$B$1]" office:value-type="float" office:value="0.505050505050505">
            <text:p>0,5050505051</text:p>
          </table:table-cell>
          <table:table-cell table:formula="of:=[.$A9]*[.U$7]/[.$B$1]" office:value-type="float" office:value="0.525252525252525">
            <text:p>0,5252525253</text:p>
          </table:table-cell>
          <table:table-cell table:formula="of:=[.$A9]*[.V$7]/[.$B$1]" office:value-type="float" office:value="0.545454545454545">
            <text:p>0,5454545455</text:p>
          </table:table-cell>
          <table:table-cell table:formula="of:=[.$A9]*[.W$7]/[.$B$1]" office:value-type="float" office:value="0.565656565656566">
            <text:p>0,5656565657</text:p>
          </table:table-cell>
          <table:table-cell table:formula="of:=[.$A9]*[.X$7]/[.$B$1]" office:value-type="float" office:value="0.585858585858586">
            <text:p>0,5858585859</text:p>
          </table:table-cell>
          <table:table-cell table:formula="of:=[.$A9]*[.Y$7]/[.$B$1]" office:value-type="float" office:value="0.606060606060606">
            <text:p>0,6060606061</text:p>
          </table:table-cell>
          <table:table-cell table:formula="of:=[.$A9]*[.Z$7]/[.$B$1]" office:value-type="float" office:value="0.626262626262626">
            <text:p>0,6262626263</text:p>
          </table:table-cell>
          <table:table-cell table:formula="of:=99" office:value-type="float" office:value="99">
            <text:p>99</text:p>
          </table:table-cell>
          <table:table-cell table:formula="of:=[.$A9]*[.AB$7]/[.$B$3]" office:value-type="float" office:value="0.0217391304347826">
            <text:p>0,0217391304</text:p>
          </table:table-cell>
          <table:table-cell table:formula="of:=[.$A9]*[.AC$7]/[.$B$3]" office:value-type="float" office:value="0.0434782608695652">
            <text:p>0,0434782609</text:p>
          </table:table-cell>
          <table:table-cell table:formula="of:=[.$A9]*[.AD$7]/[.$B$3]" office:value-type="float" office:value="0.0652173913043478">
            <text:p>0,0652173913</text:p>
          </table:table-cell>
          <table:table-cell table:formula="of:=[.$A9]*[.AE$7]/[.$B$3]" office:value-type="float" office:value="0.0869565217391304">
            <text:p>0,0869565217</text:p>
          </table:table-cell>
          <table:table-cell table:formula="of:=[.$A9]*[.AF$7]/[.$B$3]" office:value-type="float" office:value="0.108695652173913">
            <text:p>0,1086956522</text:p>
          </table:table-cell>
          <table:table-cell table:formula="of:=[.$A9]*[.AG$7]/[.$B$3]" office:value-type="float" office:value="0.130434782608696">
            <text:p>0,1304347826</text:p>
          </table:table-cell>
          <table:table-cell table:formula="of:=[.$A9]*[.AH$7]/[.$B$3]" office:value-type="float" office:value="0.152173913043478">
            <text:p>0,152173913</text:p>
          </table:table-cell>
          <table:table-cell table:formula="of:=[.$A9]*[.AI$7]/[.$B$3]" office:value-type="float" office:value="0.173913043478261">
            <text:p>0,1739130435</text:p>
          </table:table-cell>
          <table:table-cell table:formula="of:=[.$A9]*[.AJ$7]/[.$B$3]" office:value-type="float" office:value="0.195652173913043">
            <text:p>0,1956521739</text:p>
          </table:table-cell>
          <table:table-cell table:formula="of:=[.$A9]*[.AK$7]/[.$B$3]" office:value-type="float" office:value="0.217391304347826">
            <text:p>0,2173913043</text:p>
          </table:table-cell>
          <table:table-cell table:formula="of:=[.$A9]*[.AL$7]/[.$B$3]" office:value-type="float" office:value="0.239130434782609">
            <text:p>0,2391304348</text:p>
          </table:table-cell>
          <table:table-cell table:formula="of:=[.$A9]*[.AM$7]/[.$B$3]" office:value-type="float" office:value="0.260869565217391">
            <text:p>0,2608695652</text:p>
          </table:table-cell>
          <table:table-cell table:formula="of:=[.$A9]*[.AN$7]/[.$B$3]" office:value-type="float" office:value="0.282608695652174">
            <text:p>0,2826086957</text:p>
          </table:table-cell>
          <table:table-cell table:formula="of:=[.$A9]*[.AO$7]/[.$B$3]" office:value-type="float" office:value="0.304347826086957">
            <text:p>0,3043478261</text:p>
          </table:table-cell>
          <table:table-cell table:formula="of:=[.$A9]*[.AP$7]/[.$B$3]" office:value-type="float" office:value="0.326086956521739">
            <text:p>0,3260869565</text:p>
          </table:table-cell>
          <table:table-cell table:formula="of:=[.$A9]*[.AQ$7]/[.$B$3]" office:value-type="float" office:value="0.347826086956522">
            <text:p>0,347826087</text:p>
          </table:table-cell>
          <table:table-cell table:formula="of:=[.$A9]*[.AR$7]/[.$B$3]" office:value-type="float" office:value="0.369565217391304">
            <text:p>0,3695652174</text:p>
          </table:table-cell>
          <table:table-cell table:formula="of:=[.$A9]*[.AS$7]/[.$B$3]" office:value-type="float" office:value="0.391304347826087">
            <text:p>0,3913043478</text:p>
          </table:table-cell>
          <table:table-cell table:formula="of:=[.$A9]*[.AT$7]/[.$B$3]" office:value-type="float" office:value="0.41304347826087">
            <text:p>0,4130434783</text:p>
          </table:table-cell>
          <table:table-cell table:formula="of:=[.$A9]*[.AU$7]/[.$B$3]" office:value-type="float" office:value="0.434782608695652">
            <text:p>0,4347826087</text:p>
          </table:table-cell>
          <table:table-cell table:formula="of:=[.$A9]*[.AV$7]/[.$B$3]" office:value-type="float" office:value="0.456521739130435">
            <text:p>0,4565217391</text:p>
          </table:table-cell>
          <table:table-cell table:formula="of:=[.$A9]*[.AW$7]/[.$B$3]" office:value-type="float" office:value="0.478260869565217">
            <text:p>0,4782608696</text:p>
          </table:table-cell>
          <table:table-cell table:formula="of:=[.$A9]*[.AX$7]/[.$B$3]" office:value-type="float" office:value="0.5">
            <text:p>0,5</text:p>
          </table:table-cell>
          <table:table-cell table:formula="of:=[.$A9]*[.AY$7]/[.$B$3]" office:value-type="float" office:value="0.521739130434783">
            <text:p>0,5217391304</text:p>
          </table:table-cell>
          <table:table-cell table:formula="of:=[.$A9]*[.AZ$7]/[.$B$3]" office:value-type="float" office:value="0.543478260869565">
            <text:p>0,5434782609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9]+1" office:value-type="float" office:value="3">
            <text:p>3</text:p>
          </table:table-cell>
          <table:table-cell table:formula="of:=[.$A10]*[.B$7]/[.$B$1]" office:value-type="float" office:value="0.212121212121212">
            <text:p>0,2121212121</text:p>
          </table:table-cell>
          <table:table-cell table:formula="of:=[.$A10]*[.C$7]/[.$B$1]" office:value-type="float" office:value="0.242424242424242">
            <text:p>0,2424242424</text:p>
          </table:table-cell>
          <table:table-cell table:formula="of:=[.$A10]*[.D$7]/[.$B$1]" office:value-type="float" office:value="0.272727272727273">
            <text:p>0,2727272727</text:p>
          </table:table-cell>
          <table:table-cell table:formula="of:=[.$A10]*[.E$7]/[.$B$1]" office:value-type="float" office:value="0.303030303030303">
            <text:p>0,303030303</text:p>
          </table:table-cell>
          <table:table-cell table:formula="of:=[.$A10]*[.F$7]/[.$B$1]" office:value-type="float" office:value="0.333333333333333">
            <text:p>0,3333333333</text:p>
          </table:table-cell>
          <table:table-cell table:formula="of:=[.$A10]*[.G$7]/[.$B$1]" office:value-type="float" office:value="0.363636363636364">
            <text:p>0,3636363636</text:p>
          </table:table-cell>
          <table:table-cell table:formula="of:=[.$A10]*[.H$7]/[.$B$1]" office:value-type="float" office:value="0.393939393939394">
            <text:p>0,3939393939</text:p>
          </table:table-cell>
          <table:table-cell table:formula="of:=[.$A10]*[.I$7]/[.$B$1]" office:value-type="float" office:value="0.424242424242424">
            <text:p>0,4242424242</text:p>
          </table:table-cell>
          <table:table-cell table:formula="of:=[.$A10]*[.J$7]/[.$B$1]" office:value-type="float" office:value="0.454545454545455">
            <text:p>0,4545454545</text:p>
          </table:table-cell>
          <table:table-cell table:formula="of:=[.$A10]*[.K$7]/[.$B$1]" office:value-type="float" office:value="0.484848484848485">
            <text:p>0,4848484848</text:p>
          </table:table-cell>
          <table:table-cell table:formula="of:=[.$A10]*[.L$7]/[.$B$1]" office:value-type="float" office:value="0.515151515151515">
            <text:p>0,5151515152</text:p>
          </table:table-cell>
          <table:table-cell table:formula="of:=[.$A10]*[.M$7]/[.$B$1]" office:value-type="float" office:value="0.545454545454545">
            <text:p>0,5454545455</text:p>
          </table:table-cell>
          <table:table-cell table:formula="of:=[.$A10]*[.N$7]/[.$B$1]" office:value-type="float" office:value="0.575757575757576">
            <text:p>0,5757575758</text:p>
          </table:table-cell>
          <table:table-cell table:formula="of:=[.$A10]*[.O$7]/[.$B$1]" office:value-type="float" office:value="0.606060606060606">
            <text:p>0,6060606061</text:p>
          </table:table-cell>
          <table:table-cell table:formula="of:=[.$A10]*[.P$7]/[.$B$1]" office:value-type="float" office:value="0.636363636363636">
            <text:p>0,6363636364</text:p>
          </table:table-cell>
          <table:table-cell table:formula="of:=[.$A10]*[.Q$7]/[.$B$1]" office:value-type="float" office:value="0.666666666666667">
            <text:p>0,6666666667</text:p>
          </table:table-cell>
          <table:table-cell table:formula="of:=[.$A10]*[.R$7]/[.$B$1]" office:value-type="float" office:value="0.696969696969697">
            <text:p>0,696969697</text:p>
          </table:table-cell>
          <table:table-cell table:formula="of:=[.$A10]*[.S$7]/[.$B$1]" office:value-type="float" office:value="0.727272727272727">
            <text:p>0,7272727273</text:p>
          </table:table-cell>
          <table:table-cell table:formula="of:=[.$A10]*[.T$7]/[.$B$1]" office:value-type="float" office:value="0.757575757575758">
            <text:p>0,7575757576</text:p>
          </table:table-cell>
          <table:table-cell table:formula="of:=[.$A10]*[.U$7]/[.$B$1]" office:value-type="float" office:value="0.787878787878788">
            <text:p>0,7878787879</text:p>
          </table:table-cell>
          <table:table-cell table:formula="of:=[.$A10]*[.V$7]/[.$B$1]" office:value-type="float" office:value="0.818181818181818">
            <text:p>0,8181818182</text:p>
          </table:table-cell>
          <table:table-cell table:formula="of:=[.$A10]*[.W$7]/[.$B$1]" office:value-type="float" office:value="0.848484848484848">
            <text:p>0,8484848485</text:p>
          </table:table-cell>
          <table:table-cell table:formula="of:=[.$A10]*[.X$7]/[.$B$1]" office:value-type="float" office:value="0.878787878787879">
            <text:p>0,8787878788</text:p>
          </table:table-cell>
          <table:table-cell table:formula="of:=[.$A10]*[.Y$7]/[.$B$1]" office:value-type="float" office:value="0.909090909090909">
            <text:p>0,9090909091</text:p>
          </table:table-cell>
          <table:table-cell table:formula="of:=[.$A10]*[.Z$7]/[.$B$1]" office:value-type="float" office:value="0.939393939393939">
            <text:p>0,9393939394</text:p>
          </table:table-cell>
          <table:table-cell table:formula="of:=99" office:value-type="float" office:value="99">
            <text:p>99</text:p>
          </table:table-cell>
          <table:table-cell table:formula="of:=[.$A10]*[.AB$7]/[.$B$3]" office:value-type="float" office:value="0.0326086956521739">
            <text:p>0,0326086957</text:p>
          </table:table-cell>
          <table:table-cell table:formula="of:=[.$A10]*[.AC$7]/[.$B$3]" office:value-type="float" office:value="0.0652173913043478">
            <text:p>0,0652173913</text:p>
          </table:table-cell>
          <table:table-cell table:formula="of:=[.$A10]*[.AD$7]/[.$B$3]" office:value-type="float" office:value="0.0978260869565217">
            <text:p>0,097826087</text:p>
          </table:table-cell>
          <table:table-cell table:formula="of:=[.$A10]*[.AE$7]/[.$B$3]" office:value-type="float" office:value="0.130434782608696">
            <text:p>0,1304347826</text:p>
          </table:table-cell>
          <table:table-cell table:formula="of:=[.$A10]*[.AF$7]/[.$B$3]" office:value-type="float" office:value="0.16304347826087">
            <text:p>0,1630434783</text:p>
          </table:table-cell>
          <table:table-cell table:formula="of:=[.$A10]*[.AG$7]/[.$B$3]" office:value-type="float" office:value="0.195652173913043">
            <text:p>0,1956521739</text:p>
          </table:table-cell>
          <table:table-cell table:formula="of:=[.$A10]*[.AH$7]/[.$B$3]" office:value-type="float" office:value="0.228260869565217">
            <text:p>0,2282608696</text:p>
          </table:table-cell>
          <table:table-cell table:formula="of:=[.$A10]*[.AI$7]/[.$B$3]" office:value-type="float" office:value="0.260869565217391">
            <text:p>0,2608695652</text:p>
          </table:table-cell>
          <table:table-cell table:formula="of:=[.$A10]*[.AJ$7]/[.$B$3]" office:value-type="float" office:value="0.293478260869565">
            <text:p>0,2934782609</text:p>
          </table:table-cell>
          <table:table-cell table:formula="of:=[.$A10]*[.AK$7]/[.$B$3]" office:value-type="float" office:value="0.326086956521739">
            <text:p>0,3260869565</text:p>
          </table:table-cell>
          <table:table-cell table:formula="of:=[.$A10]*[.AL$7]/[.$B$3]" office:value-type="float" office:value="0.358695652173913">
            <text:p>0,3586956522</text:p>
          </table:table-cell>
          <table:table-cell table:formula="of:=[.$A10]*[.AM$7]/[.$B$3]" office:value-type="float" office:value="0.391304347826087">
            <text:p>0,3913043478</text:p>
          </table:table-cell>
          <table:table-cell table:formula="of:=[.$A10]*[.AN$7]/[.$B$3]" office:value-type="float" office:value="0.423913043478261">
            <text:p>0,4239130435</text:p>
          </table:table-cell>
          <table:table-cell table:formula="of:=[.$A10]*[.AO$7]/[.$B$3]" office:value-type="float" office:value="0.456521739130435">
            <text:p>0,4565217391</text:p>
          </table:table-cell>
          <table:table-cell table:formula="of:=[.$A10]*[.AP$7]/[.$B$3]" office:value-type="float" office:value="0.489130434782609">
            <text:p>0,4891304348</text:p>
          </table:table-cell>
          <table:table-cell table:formula="of:=[.$A10]*[.AQ$7]/[.$B$3]" office:value-type="float" office:value="0.521739130434783">
            <text:p>0,5217391304</text:p>
          </table:table-cell>
          <table:table-cell table:formula="of:=[.$A10]*[.AR$7]/[.$B$3]" office:value-type="float" office:value="0.554347826086957">
            <text:p>0,5543478261</text:p>
          </table:table-cell>
          <table:table-cell table:formula="of:=[.$A10]*[.AS$7]/[.$B$3]" office:value-type="float" office:value="0.58695652173913">
            <text:p>0,5869565217</text:p>
          </table:table-cell>
          <table:table-cell table:formula="of:=[.$A10]*[.AT$7]/[.$B$3]" office:value-type="float" office:value="0.619565217391304">
            <text:p>0,6195652174</text:p>
          </table:table-cell>
          <table:table-cell table:formula="of:=[.$A10]*[.AU$7]/[.$B$3]" office:value-type="float" office:value="0.652173913043478">
            <text:p>0,652173913</text:p>
          </table:table-cell>
          <table:table-cell table:formula="of:=[.$A10]*[.AV$7]/[.$B$3]" office:value-type="float" office:value="0.684782608695652">
            <text:p>0,6847826087</text:p>
          </table:table-cell>
          <table:table-cell table:formula="of:=[.$A10]*[.AW$7]/[.$B$3]" office:value-type="float" office:value="0.717391304347826">
            <text:p>0,7173913043</text:p>
          </table:table-cell>
          <table:table-cell table:formula="of:=[.$A10]*[.AX$7]/[.$B$3]" office:value-type="float" office:value="0.75">
            <text:p>0,75</text:p>
          </table:table-cell>
          <table:table-cell table:formula="of:=[.$A10]*[.AY$7]/[.$B$3]" office:value-type="float" office:value="0.782608695652174">
            <text:p>0,7826086957</text:p>
          </table:table-cell>
          <table:table-cell table:formula="of:=[.$A10]*[.AZ$7]/[.$B$3]" office:value-type="float" office:value="0.815217391304348">
            <text:p>0,815217391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0]+1" office:value-type="float" office:value="4">
            <text:p>4</text:p>
          </table:table-cell>
          <table:table-cell table:formula="of:=[.$A11]*[.B$7]/[.$B$1]" office:value-type="float" office:value="0.282828282828283">
            <text:p>0,2828282828</text:p>
          </table:table-cell>
          <table:table-cell table:formula="of:=[.$A11]*[.C$7]/[.$B$1]" office:value-type="float" office:value="0.323232323232323">
            <text:p>0,3232323232</text:p>
          </table:table-cell>
          <table:table-cell table:formula="of:=[.$A11]*[.D$7]/[.$B$1]" office:value-type="float" office:value="0.363636363636364">
            <text:p>0,3636363636</text:p>
          </table:table-cell>
          <table:table-cell table:formula="of:=[.$A11]*[.E$7]/[.$B$1]" office:value-type="float" office:value="0.404040404040404">
            <text:p>0,404040404</text:p>
          </table:table-cell>
          <table:table-cell table:formula="of:=[.$A11]*[.F$7]/[.$B$1]" office:value-type="float" office:value="0.444444444444444">
            <text:p>0,4444444444</text:p>
          </table:table-cell>
          <table:table-cell table:formula="of:=[.$A11]*[.G$7]/[.$B$1]" office:value-type="float" office:value="0.484848484848485">
            <text:p>0,4848484848</text:p>
          </table:table-cell>
          <table:table-cell table:formula="of:=[.$A11]*[.H$7]/[.$B$1]" office:value-type="float" office:value="0.525252525252525">
            <text:p>0,5252525253</text:p>
          </table:table-cell>
          <table:table-cell table:formula="of:=[.$A11]*[.I$7]/[.$B$1]" office:value-type="float" office:value="0.565656565656566">
            <text:p>0,5656565657</text:p>
          </table:table-cell>
          <table:table-cell table:formula="of:=[.$A11]*[.J$7]/[.$B$1]" office:value-type="float" office:value="0.606060606060606">
            <text:p>0,6060606061</text:p>
          </table:table-cell>
          <table:table-cell table:formula="of:=[.$A11]*[.K$7]/[.$B$1]" office:value-type="float" office:value="0.646464646464646">
            <text:p>0,6464646465</text:p>
          </table:table-cell>
          <table:table-cell table:formula="of:=[.$A11]*[.L$7]/[.$B$1]" office:value-type="float" office:value="0.686868686868687">
            <text:p>0,6868686869</text:p>
          </table:table-cell>
          <table:table-cell table:formula="of:=[.$A11]*[.M$7]/[.$B$1]" office:value-type="float" office:value="0.727272727272727">
            <text:p>0,7272727273</text:p>
          </table:table-cell>
          <table:table-cell table:formula="of:=[.$A11]*[.N$7]/[.$B$1]" office:value-type="float" office:value="0.767676767676768">
            <text:p>0,7676767677</text:p>
          </table:table-cell>
          <table:table-cell table:formula="of:=[.$A11]*[.O$7]/[.$B$1]" office:value-type="float" office:value="0.808080808080808">
            <text:p>0,8080808081</text:p>
          </table:table-cell>
          <table:table-cell table:formula="of:=[.$A11]*[.P$7]/[.$B$1]" office:value-type="float" office:value="0.848484848484848">
            <text:p>0,8484848485</text:p>
          </table:table-cell>
          <table:table-cell table:formula="of:=[.$A11]*[.Q$7]/[.$B$1]" office:value-type="float" office:value="0.888888888888889">
            <text:p>0,8888888889</text:p>
          </table:table-cell>
          <table:table-cell table:formula="of:=[.$A11]*[.R$7]/[.$B$1]" office:value-type="float" office:value="0.929292929292929">
            <text:p>0,9292929293</text:p>
          </table:table-cell>
          <table:table-cell table:formula="of:=[.$A11]*[.S$7]/[.$B$1]" office:value-type="float" office:value="0.96969696969697">
            <text:p>0,9696969697</text:p>
          </table:table-cell>
          <table:table-cell table:formula="of:=[.$A11]*[.T$7]/[.$B$1]" office:value-type="float" office:value="1.01010101010101">
            <text:p>1,0101010101</text:p>
          </table:table-cell>
          <table:table-cell table:formula="of:=[.$A11]*[.U$7]/[.$B$1]" office:value-type="float" office:value="1.05050505050505">
            <text:p>1,0505050505</text:p>
          </table:table-cell>
          <table:table-cell table:formula="of:=[.$A11]*[.V$7]/[.$B$1]" office:value-type="float" office:value="1.09090909090909">
            <text:p>1,0909090909</text:p>
          </table:table-cell>
          <table:table-cell table:formula="of:=[.$A11]*[.W$7]/[.$B$1]" office:value-type="float" office:value="1.13131313131313">
            <text:p>1,1313131313</text:p>
          </table:table-cell>
          <table:table-cell table:formula="of:=[.$A11]*[.X$7]/[.$B$1]" office:value-type="float" office:value="1.17171717171717">
            <text:p>1,1717171717</text:p>
          </table:table-cell>
          <table:table-cell table:formula="of:=[.$A11]*[.Y$7]/[.$B$1]" office:value-type="float" office:value="1.21212121212121">
            <text:p>1,2121212121</text:p>
          </table:table-cell>
          <table:table-cell table:formula="of:=[.$A11]*[.Z$7]/[.$B$1]" office:value-type="float" office:value="1.25252525252525">
            <text:p>1,2525252525</text:p>
          </table:table-cell>
          <table:table-cell table:formula="of:=99" office:value-type="float" office:value="99">
            <text:p>99</text:p>
          </table:table-cell>
          <table:table-cell table:formula="of:=[.$A11]*[.AB$7]/[.$B$3]" office:value-type="float" office:value="0.0434782608695652">
            <text:p>0,0434782609</text:p>
          </table:table-cell>
          <table:table-cell table:formula="of:=[.$A11]*[.AC$7]/[.$B$3]" office:value-type="float" office:value="0.0869565217391304">
            <text:p>0,0869565217</text:p>
          </table:table-cell>
          <table:table-cell table:formula="of:=[.$A11]*[.AD$7]/[.$B$3]" office:value-type="float" office:value="0.130434782608696">
            <text:p>0,1304347826</text:p>
          </table:table-cell>
          <table:table-cell table:formula="of:=[.$A11]*[.AE$7]/[.$B$3]" office:value-type="float" office:value="0.173913043478261">
            <text:p>0,1739130435</text:p>
          </table:table-cell>
          <table:table-cell table:formula="of:=[.$A11]*[.AF$7]/[.$B$3]" office:value-type="float" office:value="0.217391304347826">
            <text:p>0,2173913043</text:p>
          </table:table-cell>
          <table:table-cell table:formula="of:=[.$A11]*[.AG$7]/[.$B$3]" office:value-type="float" office:value="0.260869565217391">
            <text:p>0,2608695652</text:p>
          </table:table-cell>
          <table:table-cell table:formula="of:=[.$A11]*[.AH$7]/[.$B$3]" office:value-type="float" office:value="0.304347826086957">
            <text:p>0,3043478261</text:p>
          </table:table-cell>
          <table:table-cell table:formula="of:=[.$A11]*[.AI$7]/[.$B$3]" office:value-type="float" office:value="0.347826086956522">
            <text:p>0,347826087</text:p>
          </table:table-cell>
          <table:table-cell table:formula="of:=[.$A11]*[.AJ$7]/[.$B$3]" office:value-type="float" office:value="0.391304347826087">
            <text:p>0,3913043478</text:p>
          </table:table-cell>
          <table:table-cell table:formula="of:=[.$A11]*[.AK$7]/[.$B$3]" office:value-type="float" office:value="0.434782608695652">
            <text:p>0,4347826087</text:p>
          </table:table-cell>
          <table:table-cell table:formula="of:=[.$A11]*[.AL$7]/[.$B$3]" office:value-type="float" office:value="0.478260869565217">
            <text:p>0,4782608696</text:p>
          </table:table-cell>
          <table:table-cell table:formula="of:=[.$A11]*[.AM$7]/[.$B$3]" office:value-type="float" office:value="0.521739130434783">
            <text:p>0,5217391304</text:p>
          </table:table-cell>
          <table:table-cell table:formula="of:=[.$A11]*[.AN$7]/[.$B$3]" office:value-type="float" office:value="0.565217391304348">
            <text:p>0,5652173913</text:p>
          </table:table-cell>
          <table:table-cell table:formula="of:=[.$A11]*[.AO$7]/[.$B$3]" office:value-type="float" office:value="0.608695652173913">
            <text:p>0,6086956522</text:p>
          </table:table-cell>
          <table:table-cell table:formula="of:=[.$A11]*[.AP$7]/[.$B$3]" office:value-type="float" office:value="0.652173913043478">
            <text:p>0,652173913</text:p>
          </table:table-cell>
          <table:table-cell table:formula="of:=[.$A11]*[.AQ$7]/[.$B$3]" office:value-type="float" office:value="0.695652173913043">
            <text:p>0,6956521739</text:p>
          </table:table-cell>
          <table:table-cell table:formula="of:=[.$A11]*[.AR$7]/[.$B$3]" office:value-type="float" office:value="0.739130434782609">
            <text:p>0,7391304348</text:p>
          </table:table-cell>
          <table:table-cell table:formula="of:=[.$A11]*[.AS$7]/[.$B$3]" office:value-type="float" office:value="0.782608695652174">
            <text:p>0,7826086957</text:p>
          </table:table-cell>
          <table:table-cell table:formula="of:=[.$A11]*[.AT$7]/[.$B$3]" office:value-type="float" office:value="0.826086956521739">
            <text:p>0,8260869565</text:p>
          </table:table-cell>
          <table:table-cell table:formula="of:=[.$A11]*[.AU$7]/[.$B$3]" office:value-type="float" office:value="0.869565217391304">
            <text:p>0,8695652174</text:p>
          </table:table-cell>
          <table:table-cell table:formula="of:=[.$A11]*[.AV$7]/[.$B$3]" office:value-type="float" office:value="0.91304347826087">
            <text:p>0,9130434783</text:p>
          </table:table-cell>
          <table:table-cell table:formula="of:=[.$A11]*[.AW$7]/[.$B$3]" office:value-type="float" office:value="0.956521739130435">
            <text:p>0,9565217391</text:p>
          </table:table-cell>
          <table:table-cell table:formula="of:=[.$A11]*[.AX$7]/[.$B$3]" office:value-type="float" office:value="1">
            <text:p>1</text:p>
          </table:table-cell>
          <table:table-cell table:formula="of:=[.$A11]*[.AY$7]/[.$B$3]" office:value-type="float" office:value="1.04347826086957">
            <text:p>1,0434782609</text:p>
          </table:table-cell>
          <table:table-cell table:formula="of:=[.$A11]*[.AZ$7]/[.$B$3]" office:value-type="float" office:value="1.08695652173913">
            <text:p>1,086956521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1]+1" office:value-type="float" office:value="5">
            <text:p>5</text:p>
          </table:table-cell>
          <table:table-cell table:formula="of:=[.$A12]*[.B$7]/[.$B$1]" office:value-type="float" office:value="0.353535353535353">
            <text:p>0,3535353535</text:p>
          </table:table-cell>
          <table:table-cell table:formula="of:=[.$A12]*[.C$7]/[.$B$1]" office:value-type="float" office:value="0.404040404040404">
            <text:p>0,404040404</text:p>
          </table:table-cell>
          <table:table-cell table:formula="of:=[.$A12]*[.D$7]/[.$B$1]" office:value-type="float" office:value="0.454545454545455">
            <text:p>0,4545454545</text:p>
          </table:table-cell>
          <table:table-cell table:formula="of:=[.$A12]*[.E$7]/[.$B$1]" office:value-type="float" office:value="0.505050505050505">
            <text:p>0,5050505051</text:p>
          </table:table-cell>
          <table:table-cell table:formula="of:=[.$A12]*[.F$7]/[.$B$1]" office:value-type="float" office:value="0.555555555555556">
            <text:p>0,5555555556</text:p>
          </table:table-cell>
          <table:table-cell table:formula="of:=[.$A12]*[.G$7]/[.$B$1]" office:value-type="float" office:value="0.606060606060606">
            <text:p>0,6060606061</text:p>
          </table:table-cell>
          <table:table-cell table:formula="of:=[.$A12]*[.H$7]/[.$B$1]" office:value-type="float" office:value="0.656565656565657">
            <text:p>0,6565656566</text:p>
          </table:table-cell>
          <table:table-cell table:formula="of:=[.$A12]*[.I$7]/[.$B$1]" office:value-type="float" office:value="0.707070707070707">
            <text:p>0,7070707071</text:p>
          </table:table-cell>
          <table:table-cell table:formula="of:=[.$A12]*[.J$7]/[.$B$1]" office:value-type="float" office:value="0.757575757575758">
            <text:p>0,7575757576</text:p>
          </table:table-cell>
          <table:table-cell table:formula="of:=[.$A12]*[.K$7]/[.$B$1]" office:value-type="float" office:value="0.808080808080808">
            <text:p>0,8080808081</text:p>
          </table:table-cell>
          <table:table-cell table:formula="of:=[.$A12]*[.L$7]/[.$B$1]" office:value-type="float" office:value="0.858585858585859">
            <text:p>0,8585858586</text:p>
          </table:table-cell>
          <table:table-cell table:formula="of:=[.$A12]*[.M$7]/[.$B$1]" office:value-type="float" office:value="0.909090909090909">
            <text:p>0,9090909091</text:p>
          </table:table-cell>
          <table:table-cell table:formula="of:=[.$A12]*[.N$7]/[.$B$1]" office:value-type="float" office:value="0.95959595959596">
            <text:p>0,9595959596</text:p>
          </table:table-cell>
          <table:table-cell table:formula="of:=[.$A12]*[.O$7]/[.$B$1]" office:value-type="float" office:value="1.01010101010101">
            <text:p>1,0101010101</text:p>
          </table:table-cell>
          <table:table-cell table:formula="of:=[.$A12]*[.P$7]/[.$B$1]" office:value-type="float" office:value="1.06060606060606">
            <text:p>1,0606060606</text:p>
          </table:table-cell>
          <table:table-cell table:formula="of:=[.$A12]*[.Q$7]/[.$B$1]" office:value-type="float" office:value="1.11111111111111">
            <text:p>1,1111111111</text:p>
          </table:table-cell>
          <table:table-cell table:formula="of:=[.$A12]*[.R$7]/[.$B$1]" office:value-type="float" office:value="1.16161616161616">
            <text:p>1,1616161616</text:p>
          </table:table-cell>
          <table:table-cell table:formula="of:=[.$A12]*[.S$7]/[.$B$1]" office:value-type="float" office:value="1.21212121212121">
            <text:p>1,2121212121</text:p>
          </table:table-cell>
          <table:table-cell table:formula="of:=[.$A12]*[.T$7]/[.$B$1]" office:value-type="float" office:value="1.26262626262626">
            <text:p>1,2626262626</text:p>
          </table:table-cell>
          <table:table-cell table:formula="of:=[.$A12]*[.U$7]/[.$B$1]" office:value-type="float" office:value="1.31313131313131">
            <text:p>1,3131313131</text:p>
          </table:table-cell>
          <table:table-cell table:formula="of:=[.$A12]*[.V$7]/[.$B$1]" office:value-type="float" office:value="1.36363636363636">
            <text:p>1,3636363636</text:p>
          </table:table-cell>
          <table:table-cell table:formula="of:=[.$A12]*[.W$7]/[.$B$1]" office:value-type="float" office:value="1.41414141414141">
            <text:p>1,4141414141</text:p>
          </table:table-cell>
          <table:table-cell table:formula="of:=[.$A12]*[.X$7]/[.$B$1]" office:value-type="float" office:value="1.46464646464646">
            <text:p>1,4646464646</text:p>
          </table:table-cell>
          <table:table-cell table:formula="of:=[.$A12]*[.Y$7]/[.$B$1]" office:value-type="float" office:value="1.51515151515152">
            <text:p>1,5151515152</text:p>
          </table:table-cell>
          <table:table-cell table:formula="of:=[.$A12]*[.Z$7]/[.$B$1]" office:value-type="float" office:value="1.56565656565657">
            <text:p>1,5656565657</text:p>
          </table:table-cell>
          <table:table-cell table:formula="of:=99" office:value-type="float" office:value="99">
            <text:p>99</text:p>
          </table:table-cell>
          <table:table-cell table:formula="of:=[.$A12]*[.AB$7]/[.$B$3]" office:value-type="float" office:value="0.0543478260869565">
            <text:p>0,0543478261</text:p>
          </table:table-cell>
          <table:table-cell table:formula="of:=[.$A12]*[.AC$7]/[.$B$3]" office:value-type="float" office:value="0.108695652173913">
            <text:p>0,1086956522</text:p>
          </table:table-cell>
          <table:table-cell table:formula="of:=[.$A12]*[.AD$7]/[.$B$3]" office:value-type="float" office:value="0.16304347826087">
            <text:p>0,1630434783</text:p>
          </table:table-cell>
          <table:table-cell table:formula="of:=[.$A12]*[.AE$7]/[.$B$3]" office:value-type="float" office:value="0.217391304347826">
            <text:p>0,2173913043</text:p>
          </table:table-cell>
          <table:table-cell table:formula="of:=[.$A12]*[.AF$7]/[.$B$3]" office:value-type="float" office:value="0.271739130434783">
            <text:p>0,2717391304</text:p>
          </table:table-cell>
          <table:table-cell table:formula="of:=[.$A12]*[.AG$7]/[.$B$3]" office:value-type="float" office:value="0.326086956521739">
            <text:p>0,3260869565</text:p>
          </table:table-cell>
          <table:table-cell table:formula="of:=[.$A12]*[.AH$7]/[.$B$3]" office:value-type="float" office:value="0.380434782608696">
            <text:p>0,3804347826</text:p>
          </table:table-cell>
          <table:table-cell table:formula="of:=[.$A12]*[.AI$7]/[.$B$3]" office:value-type="float" office:value="0.434782608695652">
            <text:p>0,4347826087</text:p>
          </table:table-cell>
          <table:table-cell table:formula="of:=[.$A12]*[.AJ$7]/[.$B$3]" office:value-type="float" office:value="0.489130434782609">
            <text:p>0,4891304348</text:p>
          </table:table-cell>
          <table:table-cell table:formula="of:=[.$A12]*[.AK$7]/[.$B$3]" office:value-type="float" office:value="0.543478260869565">
            <text:p>0,5434782609</text:p>
          </table:table-cell>
          <table:table-cell table:formula="of:=[.$A12]*[.AL$7]/[.$B$3]" office:value-type="float" office:value="0.597826086956522">
            <text:p>0,597826087</text:p>
          </table:table-cell>
          <table:table-cell table:formula="of:=[.$A12]*[.AM$7]/[.$B$3]" office:value-type="float" office:value="0.652173913043478">
            <text:p>0,652173913</text:p>
          </table:table-cell>
          <table:table-cell table:formula="of:=[.$A12]*[.AN$7]/[.$B$3]" office:value-type="float" office:value="0.706521739130435">
            <text:p>0,7065217391</text:p>
          </table:table-cell>
          <table:table-cell table:formula="of:=[.$A12]*[.AO$7]/[.$B$3]" office:value-type="float" office:value="0.760869565217391">
            <text:p>0,7608695652</text:p>
          </table:table-cell>
          <table:table-cell table:formula="of:=[.$A12]*[.AP$7]/[.$B$3]" office:value-type="float" office:value="0.815217391304348">
            <text:p>0,8152173913</text:p>
          </table:table-cell>
          <table:table-cell table:formula="of:=[.$A12]*[.AQ$7]/[.$B$3]" office:value-type="float" office:value="0.869565217391304">
            <text:p>0,8695652174</text:p>
          </table:table-cell>
          <table:table-cell table:formula="of:=[.$A12]*[.AR$7]/[.$B$3]" office:value-type="float" office:value="0.923913043478261">
            <text:p>0,9239130435</text:p>
          </table:table-cell>
          <table:table-cell table:formula="of:=[.$A12]*[.AS$7]/[.$B$3]" office:value-type="float" office:value="0.978260869565217">
            <text:p>0,9782608696</text:p>
          </table:table-cell>
          <table:table-cell table:formula="of:=[.$A12]*[.AT$7]/[.$B$3]" office:value-type="float" office:value="1.03260869565217">
            <text:p>1,0326086957</text:p>
          </table:table-cell>
          <table:table-cell table:formula="of:=[.$A12]*[.AU$7]/[.$B$3]" office:value-type="float" office:value="1.08695652173913">
            <text:p>1,0869565217</text:p>
          </table:table-cell>
          <table:table-cell table:formula="of:=[.$A12]*[.AV$7]/[.$B$3]" office:value-type="float" office:value="1.14130434782609">
            <text:p>1,1413043478</text:p>
          </table:table-cell>
          <table:table-cell table:formula="of:=[.$A12]*[.AW$7]/[.$B$3]" office:value-type="float" office:value="1.19565217391304">
            <text:p>1,1956521739</text:p>
          </table:table-cell>
          <table:table-cell table:formula="of:=[.$A12]*[.AX$7]/[.$B$3]" office:value-type="float" office:value="1.25">
            <text:p>1,25</text:p>
          </table:table-cell>
          <table:table-cell table:formula="of:=[.$A12]*[.AY$7]/[.$B$3]" office:value-type="float" office:value="1.30434782608696">
            <text:p>1,3043478261</text:p>
          </table:table-cell>
          <table:table-cell table:formula="of:=[.$A12]*[.AZ$7]/[.$B$3]" office:value-type="float" office:value="1.35869565217391">
            <text:p>1,358695652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2]+1" office:value-type="float" office:value="6">
            <text:p>6</text:p>
          </table:table-cell>
          <table:table-cell table:formula="of:=[.$A13]*[.B$7]/[.$B$1]" office:value-type="float" office:value="0.424242424242424">
            <text:p>0,4242424242</text:p>
          </table:table-cell>
          <table:table-cell table:formula="of:=[.$A13]*[.C$7]/[.$B$1]" office:value-type="float" office:value="0.484848484848485">
            <text:p>0,4848484848</text:p>
          </table:table-cell>
          <table:table-cell table:formula="of:=[.$A13]*[.D$7]/[.$B$1]" office:value-type="float" office:value="0.545454545454545">
            <text:p>0,5454545455</text:p>
          </table:table-cell>
          <table:table-cell table:formula="of:=[.$A13]*[.E$7]/[.$B$1]" office:value-type="float" office:value="0.606060606060606">
            <text:p>0,6060606061</text:p>
          </table:table-cell>
          <table:table-cell table:formula="of:=[.$A13]*[.F$7]/[.$B$1]" office:value-type="float" office:value="0.666666666666667">
            <text:p>0,6666666667</text:p>
          </table:table-cell>
          <table:table-cell table:formula="of:=[.$A13]*[.G$7]/[.$B$1]" office:value-type="float" office:value="0.727272727272727">
            <text:p>0,7272727273</text:p>
          </table:table-cell>
          <table:table-cell table:formula="of:=[.$A13]*[.H$7]/[.$B$1]" office:value-type="float" office:value="0.787878787878788">
            <text:p>0,7878787879</text:p>
          </table:table-cell>
          <table:table-cell table:formula="of:=[.$A13]*[.I$7]/[.$B$1]" office:value-type="float" office:value="0.848484848484848">
            <text:p>0,8484848485</text:p>
          </table:table-cell>
          <table:table-cell table:formula="of:=[.$A13]*[.J$7]/[.$B$1]" office:value-type="float" office:value="0.909090909090909">
            <text:p>0,9090909091</text:p>
          </table:table-cell>
          <table:table-cell table:formula="of:=[.$A13]*[.K$7]/[.$B$1]" office:value-type="float" office:value="0.96969696969697">
            <text:p>0,9696969697</text:p>
          </table:table-cell>
          <table:table-cell table:formula="of:=[.$A13]*[.L$7]/[.$B$1]" office:value-type="float" office:value="1.03030303030303">
            <text:p>1,0303030303</text:p>
          </table:table-cell>
          <table:table-cell table:formula="of:=[.$A13]*[.M$7]/[.$B$1]" office:value-type="float" office:value="1.09090909090909">
            <text:p>1,0909090909</text:p>
          </table:table-cell>
          <table:table-cell table:formula="of:=[.$A13]*[.N$7]/[.$B$1]" office:value-type="float" office:value="1.15151515151515">
            <text:p>1,1515151515</text:p>
          </table:table-cell>
          <table:table-cell table:formula="of:=[.$A13]*[.O$7]/[.$B$1]" office:value-type="float" office:value="1.21212121212121">
            <text:p>1,2121212121</text:p>
          </table:table-cell>
          <table:table-cell table:formula="of:=[.$A13]*[.P$7]/[.$B$1]" office:value-type="float" office:value="1.27272727272727">
            <text:p>1,2727272727</text:p>
          </table:table-cell>
          <table:table-cell table:formula="of:=[.$A13]*[.Q$7]/[.$B$1]" office:value-type="float" office:value="1.33333333333333">
            <text:p>1,3333333333</text:p>
          </table:table-cell>
          <table:table-cell table:formula="of:=[.$A13]*[.R$7]/[.$B$1]" office:value-type="float" office:value="1.39393939393939">
            <text:p>1,3939393939</text:p>
          </table:table-cell>
          <table:table-cell table:formula="of:=[.$A13]*[.S$7]/[.$B$1]" office:value-type="float" office:value="1.45454545454545">
            <text:p>1,4545454545</text:p>
          </table:table-cell>
          <table:table-cell table:formula="of:=[.$A13]*[.T$7]/[.$B$1]" office:value-type="float" office:value="1.51515151515152">
            <text:p>1,5151515152</text:p>
          </table:table-cell>
          <table:table-cell table:formula="of:=[.$A13]*[.U$7]/[.$B$1]" office:value-type="float" office:value="1.57575757575758">
            <text:p>1,5757575758</text:p>
          </table:table-cell>
          <table:table-cell table:formula="of:=[.$A13]*[.V$7]/[.$B$1]" office:value-type="float" office:value="1.63636363636364">
            <text:p>1,6363636364</text:p>
          </table:table-cell>
          <table:table-cell table:formula="of:=[.$A13]*[.W$7]/[.$B$1]" office:value-type="float" office:value="1.6969696969697">
            <text:p>1,696969697</text:p>
          </table:table-cell>
          <table:table-cell table:formula="of:=[.$A13]*[.X$7]/[.$B$1]" office:value-type="float" office:value="1.75757575757576">
            <text:p>1,7575757576</text:p>
          </table:table-cell>
          <table:table-cell table:formula="of:=[.$A13]*[.Y$7]/[.$B$1]" office:value-type="float" office:value="1.81818181818182">
            <text:p>1,8181818182</text:p>
          </table:table-cell>
          <table:table-cell table:formula="of:=[.$A13]*[.Z$7]/[.$B$1]" office:value-type="float" office:value="1.87878787878788">
            <text:p>1,8787878788</text:p>
          </table:table-cell>
          <table:table-cell table:formula="of:=99" office:value-type="float" office:value="99">
            <text:p>99</text:p>
          </table:table-cell>
          <table:table-cell table:formula="of:=[.$A13]*[.AB$7]/[.$B$3]" office:value-type="float" office:value="0.0652173913043478">
            <text:p>0,0652173913</text:p>
          </table:table-cell>
          <table:table-cell table:formula="of:=[.$A13]*[.AC$7]/[.$B$3]" office:value-type="float" office:value="0.130434782608696">
            <text:p>0,1304347826</text:p>
          </table:table-cell>
          <table:table-cell table:formula="of:=[.$A13]*[.AD$7]/[.$B$3]" office:value-type="float" office:value="0.195652173913043">
            <text:p>0,1956521739</text:p>
          </table:table-cell>
          <table:table-cell table:formula="of:=[.$A13]*[.AE$7]/[.$B$3]" office:value-type="float" office:value="0.260869565217391">
            <text:p>0,2608695652</text:p>
          </table:table-cell>
          <table:table-cell table:formula="of:=[.$A13]*[.AF$7]/[.$B$3]" office:value-type="float" office:value="0.326086956521739">
            <text:p>0,3260869565</text:p>
          </table:table-cell>
          <table:table-cell table:formula="of:=[.$A13]*[.AG$7]/[.$B$3]" office:value-type="float" office:value="0.391304347826087">
            <text:p>0,3913043478</text:p>
          </table:table-cell>
          <table:table-cell table:formula="of:=[.$A13]*[.AH$7]/[.$B$3]" office:value-type="float" office:value="0.456521739130435">
            <text:p>0,4565217391</text:p>
          </table:table-cell>
          <table:table-cell table:formula="of:=[.$A13]*[.AI$7]/[.$B$3]" office:value-type="float" office:value="0.521739130434783">
            <text:p>0,5217391304</text:p>
          </table:table-cell>
          <table:table-cell table:formula="of:=[.$A13]*[.AJ$7]/[.$B$3]" office:value-type="float" office:value="0.58695652173913">
            <text:p>0,5869565217</text:p>
          </table:table-cell>
          <table:table-cell table:formula="of:=[.$A13]*[.AK$7]/[.$B$3]" office:value-type="float" office:value="0.652173913043478">
            <text:p>0,652173913</text:p>
          </table:table-cell>
          <table:table-cell table:formula="of:=[.$A13]*[.AL$7]/[.$B$3]" office:value-type="float" office:value="0.717391304347826">
            <text:p>0,7173913043</text:p>
          </table:table-cell>
          <table:table-cell table:formula="of:=[.$A13]*[.AM$7]/[.$B$3]" office:value-type="float" office:value="0.782608695652174">
            <text:p>0,7826086957</text:p>
          </table:table-cell>
          <table:table-cell table:formula="of:=[.$A13]*[.AN$7]/[.$B$3]" office:value-type="float" office:value="0.847826086956522">
            <text:p>0,847826087</text:p>
          </table:table-cell>
          <table:table-cell table:formula="of:=[.$A13]*[.AO$7]/[.$B$3]" office:value-type="float" office:value="0.91304347826087">
            <text:p>0,9130434783</text:p>
          </table:table-cell>
          <table:table-cell table:formula="of:=[.$A13]*[.AP$7]/[.$B$3]" office:value-type="float" office:value="0.978260869565217">
            <text:p>0,9782608696</text:p>
          </table:table-cell>
          <table:table-cell table:formula="of:=[.$A13]*[.AQ$7]/[.$B$3]" office:value-type="float" office:value="1.04347826086957">
            <text:p>1,0434782609</text:p>
          </table:table-cell>
          <table:table-cell table:formula="of:=[.$A13]*[.AR$7]/[.$B$3]" office:value-type="float" office:value="1.10869565217391">
            <text:p>1,1086956522</text:p>
          </table:table-cell>
          <table:table-cell table:formula="of:=[.$A13]*[.AS$7]/[.$B$3]" office:value-type="float" office:value="1.17391304347826">
            <text:p>1,1739130435</text:p>
          </table:table-cell>
          <table:table-cell table:formula="of:=[.$A13]*[.AT$7]/[.$B$3]" office:value-type="float" office:value="1.23913043478261">
            <text:p>1,2391304348</text:p>
          </table:table-cell>
          <table:table-cell table:formula="of:=[.$A13]*[.AU$7]/[.$B$3]" office:value-type="float" office:value="1.30434782608696">
            <text:p>1,3043478261</text:p>
          </table:table-cell>
          <table:table-cell table:formula="of:=[.$A13]*[.AV$7]/[.$B$3]" office:value-type="float" office:value="1.3695652173913">
            <text:p>1,3695652174</text:p>
          </table:table-cell>
          <table:table-cell table:formula="of:=[.$A13]*[.AW$7]/[.$B$3]" office:value-type="float" office:value="1.43478260869565">
            <text:p>1,4347826087</text:p>
          </table:table-cell>
          <table:table-cell table:formula="of:=[.$A13]*[.AX$7]/[.$B$3]" office:value-type="float" office:value="1.5">
            <text:p>1,5</text:p>
          </table:table-cell>
          <table:table-cell table:formula="of:=[.$A13]*[.AY$7]/[.$B$3]" office:value-type="float" office:value="1.56521739130435">
            <text:p>1,5652173913</text:p>
          </table:table-cell>
          <table:table-cell table:formula="of:=[.$A13]*[.AZ$7]/[.$B$3]" office:value-type="float" office:value="1.6304347826087">
            <text:p>1,6304347826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3]+1" office:value-type="float" office:value="7">
            <text:p>7</text:p>
          </table:table-cell>
          <table:table-cell table:formula="of:=[.$A14]*[.B$7]/[.$B$1]" office:value-type="float" office:value="0.494949494949495">
            <text:p>0,4949494949</text:p>
          </table:table-cell>
          <table:table-cell table:formula="of:=[.$A14]*[.C$7]/[.$B$1]" office:value-type="float" office:value="0.565656565656566">
            <text:p>0,5656565657</text:p>
          </table:table-cell>
          <table:table-cell table:formula="of:=[.$A14]*[.D$7]/[.$B$1]" office:value-type="float" office:value="0.636363636363636">
            <text:p>0,6363636364</text:p>
          </table:table-cell>
          <table:table-cell table:formula="of:=[.$A14]*[.E$7]/[.$B$1]" office:value-type="float" office:value="0.707070707070707">
            <text:p>0,7070707071</text:p>
          </table:table-cell>
          <table:table-cell table:formula="of:=[.$A14]*[.F$7]/[.$B$1]" office:value-type="float" office:value="0.777777777777778">
            <text:p>0,7777777778</text:p>
          </table:table-cell>
          <table:table-cell table:formula="of:=[.$A14]*[.G$7]/[.$B$1]" office:value-type="float" office:value="0.848484848484848">
            <text:p>0,8484848485</text:p>
          </table:table-cell>
          <table:table-cell table:formula="of:=[.$A14]*[.H$7]/[.$B$1]" office:value-type="float" office:value="0.919191919191919">
            <text:p>0,9191919192</text:p>
          </table:table-cell>
          <table:table-cell table:formula="of:=[.$A14]*[.I$7]/[.$B$1]" office:value-type="float" office:value="0.98989898989899">
            <text:p>0,9898989899</text:p>
          </table:table-cell>
          <table:table-cell table:formula="of:=[.$A14]*[.J$7]/[.$B$1]" office:value-type="float" office:value="1.06060606060606">
            <text:p>1,0606060606</text:p>
          </table:table-cell>
          <table:table-cell table:formula="of:=[.$A14]*[.K$7]/[.$B$1]" office:value-type="float" office:value="1.13131313131313">
            <text:p>1,1313131313</text:p>
          </table:table-cell>
          <table:table-cell table:formula="of:=[.$A14]*[.L$7]/[.$B$1]" office:value-type="float" office:value="1.2020202020202">
            <text:p>1,202020202</text:p>
          </table:table-cell>
          <table:table-cell table:formula="of:=[.$A14]*[.M$7]/[.$B$1]" office:value-type="float" office:value="1.27272727272727">
            <text:p>1,2727272727</text:p>
          </table:table-cell>
          <table:table-cell table:formula="of:=[.$A14]*[.N$7]/[.$B$1]" office:value-type="float" office:value="1.34343434343434">
            <text:p>1,3434343434</text:p>
          </table:table-cell>
          <table:table-cell table:formula="of:=[.$A14]*[.O$7]/[.$B$1]" office:value-type="float" office:value="1.41414141414141">
            <text:p>1,4141414141</text:p>
          </table:table-cell>
          <table:table-cell table:formula="of:=[.$A14]*[.P$7]/[.$B$1]" office:value-type="float" office:value="1.48484848484848">
            <text:p>1,4848484848</text:p>
          </table:table-cell>
          <table:table-cell table:formula="of:=[.$A14]*[.Q$7]/[.$B$1]" office:value-type="float" office:value="1.55555555555556">
            <text:p>1,5555555556</text:p>
          </table:table-cell>
          <table:table-cell table:formula="of:=[.$A14]*[.R$7]/[.$B$1]" office:value-type="float" office:value="1.62626262626263">
            <text:p>1,6262626263</text:p>
          </table:table-cell>
          <table:table-cell table:formula="of:=[.$A14]*[.S$7]/[.$B$1]" office:value-type="float" office:value="1.6969696969697">
            <text:p>1,696969697</text:p>
          </table:table-cell>
          <table:table-cell table:formula="of:=[.$A14]*[.T$7]/[.$B$1]" office:value-type="float" office:value="1.76767676767677">
            <text:p>1,7676767677</text:p>
          </table:table-cell>
          <table:table-cell table:formula="of:=[.$A14]*[.U$7]/[.$B$1]" office:value-type="float" office:value="1.83838383838384">
            <text:p>1,8383838384</text:p>
          </table:table-cell>
          <table:table-cell table:formula="of:=[.$A14]*[.V$7]/[.$B$1]" office:value-type="float" office:value="1.90909090909091">
            <text:p>1,9090909091</text:p>
          </table:table-cell>
          <table:table-cell table:formula="of:=[.$A14]*[.W$7]/[.$B$1]" office:value-type="float" office:value="1.97979797979798">
            <text:p>1,9797979798</text:p>
          </table:table-cell>
          <table:table-cell table:formula="of:=[.$A14]*[.X$7]/[.$B$1]" office:value-type="float" office:value="2.05050505050505">
            <text:p>2,0505050505</text:p>
          </table:table-cell>
          <table:table-cell table:formula="of:=[.$A14]*[.Y$7]/[.$B$1]" office:value-type="float" office:value="2.12121212121212">
            <text:p>2,1212121212</text:p>
          </table:table-cell>
          <table:table-cell table:formula="of:=[.$A14]*[.Z$7]/[.$B$1]" office:value-type="float" office:value="2.19191919191919">
            <text:p>2,1919191919</text:p>
          </table:table-cell>
          <table:table-cell table:formula="of:=99" office:value-type="float" office:value="99">
            <text:p>99</text:p>
          </table:table-cell>
          <table:table-cell table:formula="of:=[.$A14]*[.AB$7]/[.$B$3]" office:value-type="float" office:value="0.0760869565217391">
            <text:p>0,0760869565</text:p>
          </table:table-cell>
          <table:table-cell table:formula="of:=[.$A14]*[.AC$7]/[.$B$3]" office:value-type="float" office:value="0.152173913043478">
            <text:p>0,152173913</text:p>
          </table:table-cell>
          <table:table-cell table:formula="of:=[.$A14]*[.AD$7]/[.$B$3]" office:value-type="float" office:value="0.228260869565217">
            <text:p>0,2282608696</text:p>
          </table:table-cell>
          <table:table-cell table:formula="of:=[.$A14]*[.AE$7]/[.$B$3]" office:value-type="float" office:value="0.304347826086957">
            <text:p>0,3043478261</text:p>
          </table:table-cell>
          <table:table-cell table:formula="of:=[.$A14]*[.AF$7]/[.$B$3]" office:value-type="float" office:value="0.380434782608696">
            <text:p>0,3804347826</text:p>
          </table:table-cell>
          <table:table-cell table:formula="of:=[.$A14]*[.AG$7]/[.$B$3]" office:value-type="float" office:value="0.456521739130435">
            <text:p>0,4565217391</text:p>
          </table:table-cell>
          <table:table-cell table:formula="of:=[.$A14]*[.AH$7]/[.$B$3]" office:value-type="float" office:value="0.532608695652174">
            <text:p>0,5326086957</text:p>
          </table:table-cell>
          <table:table-cell table:formula="of:=[.$A14]*[.AI$7]/[.$B$3]" office:value-type="float" office:value="0.608695652173913">
            <text:p>0,6086956522</text:p>
          </table:table-cell>
          <table:table-cell table:formula="of:=[.$A14]*[.AJ$7]/[.$B$3]" office:value-type="float" office:value="0.684782608695652">
            <text:p>0,6847826087</text:p>
          </table:table-cell>
          <table:table-cell table:formula="of:=[.$A14]*[.AK$7]/[.$B$3]" office:value-type="float" office:value="0.760869565217391">
            <text:p>0,7608695652</text:p>
          </table:table-cell>
          <table:table-cell table:formula="of:=[.$A14]*[.AL$7]/[.$B$3]" office:value-type="float" office:value="0.83695652173913">
            <text:p>0,8369565217</text:p>
          </table:table-cell>
          <table:table-cell table:formula="of:=[.$A14]*[.AM$7]/[.$B$3]" office:value-type="float" office:value="0.91304347826087">
            <text:p>0,9130434783</text:p>
          </table:table-cell>
          <table:table-cell table:formula="of:=[.$A14]*[.AN$7]/[.$B$3]" office:value-type="float" office:value="0.989130434782609">
            <text:p>0,9891304348</text:p>
          </table:table-cell>
          <table:table-cell table:formula="of:=[.$A14]*[.AO$7]/[.$B$3]" office:value-type="float" office:value="1.06521739130435">
            <text:p>1,0652173913</text:p>
          </table:table-cell>
          <table:table-cell table:formula="of:=[.$A14]*[.AP$7]/[.$B$3]" office:value-type="float" office:value="1.14130434782609">
            <text:p>1,1413043478</text:p>
          </table:table-cell>
          <table:table-cell table:formula="of:=[.$A14]*[.AQ$7]/[.$B$3]" office:value-type="float" office:value="1.21739130434783">
            <text:p>1,2173913043</text:p>
          </table:table-cell>
          <table:table-cell table:formula="of:=[.$A14]*[.AR$7]/[.$B$3]" office:value-type="float" office:value="1.29347826086957">
            <text:p>1,2934782609</text:p>
          </table:table-cell>
          <table:table-cell table:formula="of:=[.$A14]*[.AS$7]/[.$B$3]" office:value-type="float" office:value="1.3695652173913">
            <text:p>1,3695652174</text:p>
          </table:table-cell>
          <table:table-cell table:formula="of:=[.$A14]*[.AT$7]/[.$B$3]" office:value-type="float" office:value="1.44565217391304">
            <text:p>1,4456521739</text:p>
          </table:table-cell>
          <table:table-cell table:formula="of:=[.$A14]*[.AU$7]/[.$B$3]" office:value-type="float" office:value="1.52173913043478">
            <text:p>1,5217391304</text:p>
          </table:table-cell>
          <table:table-cell table:formula="of:=[.$A14]*[.AV$7]/[.$B$3]" office:value-type="float" office:value="1.59782608695652">
            <text:p>1,597826087</text:p>
          </table:table-cell>
          <table:table-cell table:formula="of:=[.$A14]*[.AW$7]/[.$B$3]" office:value-type="float" office:value="1.67391304347826">
            <text:p>1,6739130435</text:p>
          </table:table-cell>
          <table:table-cell table:formula="of:=[.$A14]*[.AX$7]/[.$B$3]" office:value-type="float" office:value="1.75">
            <text:p>1,75</text:p>
          </table:table-cell>
          <table:table-cell table:formula="of:=[.$A14]*[.AY$7]/[.$B$3]" office:value-type="float" office:value="1.82608695652174">
            <text:p>1,8260869565</text:p>
          </table:table-cell>
          <table:table-cell table:formula="of:=[.$A14]*[.AZ$7]/[.$B$3]" office:value-type="float" office:value="1.90217391304348">
            <text:p>1,90217391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4]+1" office:value-type="float" office:value="8">
            <text:p>8</text:p>
          </table:table-cell>
          <table:table-cell table:formula="of:=[.$A15]*[.B$7]/[.$B$1]" office:value-type="float" office:value="0.565656565656566">
            <text:p>0,5656565657</text:p>
          </table:table-cell>
          <table:table-cell table:formula="of:=[.$A15]*[.C$7]/[.$B$1]" office:value-type="float" office:value="0.646464646464646">
            <text:p>0,6464646465</text:p>
          </table:table-cell>
          <table:table-cell table:formula="of:=[.$A15]*[.D$7]/[.$B$1]" office:value-type="float" office:value="0.727272727272727">
            <text:p>0,7272727273</text:p>
          </table:table-cell>
          <table:table-cell table:formula="of:=[.$A15]*[.E$7]/[.$B$1]" office:value-type="float" office:value="0.808080808080808">
            <text:p>0,8080808081</text:p>
          </table:table-cell>
          <table:table-cell table:formula="of:=[.$A15]*[.F$7]/[.$B$1]" office:value-type="float" office:value="0.888888888888889">
            <text:p>0,8888888889</text:p>
          </table:table-cell>
          <table:table-cell table:formula="of:=[.$A15]*[.G$7]/[.$B$1]" office:value-type="float" office:value="0.96969696969697">
            <text:p>0,9696969697</text:p>
          </table:table-cell>
          <table:table-cell table:formula="of:=[.$A15]*[.H$7]/[.$B$1]" office:value-type="float" office:value="1.05050505050505">
            <text:p>1,0505050505</text:p>
          </table:table-cell>
          <table:table-cell table:formula="of:=[.$A15]*[.I$7]/[.$B$1]" office:value-type="float" office:value="1.13131313131313">
            <text:p>1,1313131313</text:p>
          </table:table-cell>
          <table:table-cell table:formula="of:=[.$A15]*[.J$7]/[.$B$1]" office:value-type="float" office:value="1.21212121212121">
            <text:p>1,2121212121</text:p>
          </table:table-cell>
          <table:table-cell table:formula="of:=[.$A15]*[.K$7]/[.$B$1]" office:value-type="float" office:value="1.29292929292929">
            <text:p>1,2929292929</text:p>
          </table:table-cell>
          <table:table-cell table:formula="of:=[.$A15]*[.L$7]/[.$B$1]" office:value-type="float" office:value="1.37373737373737">
            <text:p>1,3737373737</text:p>
          </table:table-cell>
          <table:table-cell table:formula="of:=[.$A15]*[.M$7]/[.$B$1]" office:value-type="float" office:value="1.45454545454545">
            <text:p>1,4545454545</text:p>
          </table:table-cell>
          <table:table-cell table:formula="of:=[.$A15]*[.N$7]/[.$B$1]" office:value-type="float" office:value="1.53535353535354">
            <text:p>1,5353535354</text:p>
          </table:table-cell>
          <table:table-cell table:formula="of:=[.$A15]*[.O$7]/[.$B$1]" office:value-type="float" office:value="1.61616161616162">
            <text:p>1,6161616162</text:p>
          </table:table-cell>
          <table:table-cell table:formula="of:=[.$A15]*[.P$7]/[.$B$1]" office:value-type="float" office:value="1.6969696969697">
            <text:p>1,696969697</text:p>
          </table:table-cell>
          <table:table-cell table:formula="of:=[.$A15]*[.Q$7]/[.$B$1]" office:value-type="float" office:value="1.77777777777778">
            <text:p>1,7777777778</text:p>
          </table:table-cell>
          <table:table-cell table:formula="of:=[.$A15]*[.R$7]/[.$B$1]" office:value-type="float" office:value="1.85858585858586">
            <text:p>1,8585858586</text:p>
          </table:table-cell>
          <table:table-cell table:formula="of:=[.$A15]*[.S$7]/[.$B$1]" office:value-type="float" office:value="1.93939393939394">
            <text:p>1,9393939394</text:p>
          </table:table-cell>
          <table:table-cell table:formula="of:=[.$A15]*[.T$7]/[.$B$1]" office:value-type="float" office:value="2.02020202020202">
            <text:p>2,0202020202</text:p>
          </table:table-cell>
          <table:table-cell table:formula="of:=[.$A15]*[.U$7]/[.$B$1]" office:value-type="float" office:value="2.1010101010101">
            <text:p>2,101010101</text:p>
          </table:table-cell>
          <table:table-cell table:formula="of:=[.$A15]*[.V$7]/[.$B$1]" office:value-type="float" office:value="2.18181818181818">
            <text:p>2,1818181818</text:p>
          </table:table-cell>
          <table:table-cell table:formula="of:=[.$A15]*[.W$7]/[.$B$1]" office:value-type="float" office:value="2.26262626262626">
            <text:p>2,2626262626</text:p>
          </table:table-cell>
          <table:table-cell table:formula="of:=[.$A15]*[.X$7]/[.$B$1]" office:value-type="float" office:value="2.34343434343434">
            <text:p>2,3434343434</text:p>
          </table:table-cell>
          <table:table-cell table:formula="of:=[.$A15]*[.Y$7]/[.$B$1]" office:value-type="float" office:value="2.42424242424242">
            <text:p>2,4242424242</text:p>
          </table:table-cell>
          <table:table-cell table:formula="of:=[.$A15]*[.Z$7]/[.$B$1]" office:value-type="float" office:value="2.50505050505051">
            <text:p>2,5050505051</text:p>
          </table:table-cell>
          <table:table-cell table:formula="of:=99" office:value-type="float" office:value="99">
            <text:p>99</text:p>
          </table:table-cell>
          <table:table-cell table:formula="of:=[.$A15]*[.AB$7]/[.$B$3]" office:value-type="float" office:value="0.0869565217391304">
            <text:p>0,0869565217</text:p>
          </table:table-cell>
          <table:table-cell table:formula="of:=[.$A15]*[.AC$7]/[.$B$3]" office:value-type="float" office:value="0.173913043478261">
            <text:p>0,1739130435</text:p>
          </table:table-cell>
          <table:table-cell table:formula="of:=[.$A15]*[.AD$7]/[.$B$3]" office:value-type="float" office:value="0.260869565217391">
            <text:p>0,2608695652</text:p>
          </table:table-cell>
          <table:table-cell table:formula="of:=[.$A15]*[.AE$7]/[.$B$3]" office:value-type="float" office:value="0.347826086956522">
            <text:p>0,347826087</text:p>
          </table:table-cell>
          <table:table-cell table:formula="of:=[.$A15]*[.AF$7]/[.$B$3]" office:value-type="float" office:value="0.434782608695652">
            <text:p>0,4347826087</text:p>
          </table:table-cell>
          <table:table-cell table:formula="of:=[.$A15]*[.AG$7]/[.$B$3]" office:value-type="float" office:value="0.521739130434783">
            <text:p>0,5217391304</text:p>
          </table:table-cell>
          <table:table-cell table:formula="of:=[.$A15]*[.AH$7]/[.$B$3]" office:value-type="float" office:value="0.608695652173913">
            <text:p>0,6086956522</text:p>
          </table:table-cell>
          <table:table-cell table:formula="of:=[.$A15]*[.AI$7]/[.$B$3]" office:value-type="float" office:value="0.695652173913043">
            <text:p>0,6956521739</text:p>
          </table:table-cell>
          <table:table-cell table:formula="of:=[.$A15]*[.AJ$7]/[.$B$3]" office:value-type="float" office:value="0.782608695652174">
            <text:p>0,7826086957</text:p>
          </table:table-cell>
          <table:table-cell table:formula="of:=[.$A15]*[.AK$7]/[.$B$3]" office:value-type="float" office:value="0.869565217391304">
            <text:p>0,8695652174</text:p>
          </table:table-cell>
          <table:table-cell table:formula="of:=[.$A15]*[.AL$7]/[.$B$3]" office:value-type="float" office:value="0.956521739130435">
            <text:p>0,9565217391</text:p>
          </table:table-cell>
          <table:table-cell table:formula="of:=[.$A15]*[.AM$7]/[.$B$3]" office:value-type="float" office:value="1.04347826086957">
            <text:p>1,0434782609</text:p>
          </table:table-cell>
          <table:table-cell table:formula="of:=[.$A15]*[.AN$7]/[.$B$3]" office:value-type="float" office:value="1.1304347826087">
            <text:p>1,1304347826</text:p>
          </table:table-cell>
          <table:table-cell table:formula="of:=[.$A15]*[.AO$7]/[.$B$3]" office:value-type="float" office:value="1.21739130434783">
            <text:p>1,2173913043</text:p>
          </table:table-cell>
          <table:table-cell table:formula="of:=[.$A15]*[.AP$7]/[.$B$3]" office:value-type="float" office:value="1.30434782608696">
            <text:p>1,3043478261</text:p>
          </table:table-cell>
          <table:table-cell table:formula="of:=[.$A15]*[.AQ$7]/[.$B$3]" office:value-type="float" office:value="1.39130434782609">
            <text:p>1,3913043478</text:p>
          </table:table-cell>
          <table:table-cell table:formula="of:=[.$A15]*[.AR$7]/[.$B$3]" office:value-type="float" office:value="1.47826086956522">
            <text:p>1,4782608696</text:p>
          </table:table-cell>
          <table:table-cell table:formula="of:=[.$A15]*[.AS$7]/[.$B$3]" office:value-type="float" office:value="1.56521739130435">
            <text:p>1,5652173913</text:p>
          </table:table-cell>
          <table:table-cell table:formula="of:=[.$A15]*[.AT$7]/[.$B$3]" office:value-type="float" office:value="1.65217391304348">
            <text:p>1,652173913</text:p>
          </table:table-cell>
          <table:table-cell table:formula="of:=[.$A15]*[.AU$7]/[.$B$3]" office:value-type="float" office:value="1.73913043478261">
            <text:p>1,7391304348</text:p>
          </table:table-cell>
          <table:table-cell table:formula="of:=[.$A15]*[.AV$7]/[.$B$3]" office:value-type="float" office:value="1.82608695652174">
            <text:p>1,8260869565</text:p>
          </table:table-cell>
          <table:table-cell table:formula="of:=[.$A15]*[.AW$7]/[.$B$3]" office:value-type="float" office:value="1.91304347826087">
            <text:p>1,9130434783</text:p>
          </table:table-cell>
          <table:table-cell table:formula="of:=[.$A15]*[.AX$7]/[.$B$3]" office:value-type="float" office:value="2">
            <text:p>2</text:p>
          </table:table-cell>
          <table:table-cell table:formula="of:=[.$A15]*[.AY$7]/[.$B$3]" office:value-type="float" office:value="2.08695652173913">
            <text:p>2,0869565217</text:p>
          </table:table-cell>
          <table:table-cell table:formula="of:=[.$A15]*[.AZ$7]/[.$B$3]" office:value-type="float" office:value="2.17391304347826">
            <text:p>2,173913043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5]+1" office:value-type="float" office:value="9">
            <text:p>9</text:p>
          </table:table-cell>
          <table:table-cell table:formula="of:=[.$A16]*[.B$7]/[.$B$1]" office:value-type="float" office:value="0.636363636363636">
            <text:p>0,6363636364</text:p>
          </table:table-cell>
          <table:table-cell table:formula="of:=[.$A16]*[.C$7]/[.$B$1]" office:value-type="float" office:value="0.727272727272727">
            <text:p>0,7272727273</text:p>
          </table:table-cell>
          <table:table-cell table:formula="of:=[.$A16]*[.D$7]/[.$B$1]" office:value-type="float" office:value="0.818181818181818">
            <text:p>0,8181818182</text:p>
          </table:table-cell>
          <table:table-cell table:formula="of:=[.$A16]*[.E$7]/[.$B$1]" office:value-type="float" office:value="0.909090909090909">
            <text:p>0,9090909091</text:p>
          </table:table-cell>
          <table:table-cell table:formula="of:=[.$A16]*[.F$7]/[.$B$1]" office:value-type="float" office:value="1">
            <text:p>1</text:p>
          </table:table-cell>
          <table:table-cell table:formula="of:=[.$A16]*[.G$7]/[.$B$1]" office:value-type="float" office:value="1.09090909090909">
            <text:p>1,0909090909</text:p>
          </table:table-cell>
          <table:table-cell table:formula="of:=[.$A16]*[.H$7]/[.$B$1]" office:value-type="float" office:value="1.18181818181818">
            <text:p>1,1818181818</text:p>
          </table:table-cell>
          <table:table-cell table:formula="of:=[.$A16]*[.I$7]/[.$B$1]" office:value-type="float" office:value="1.27272727272727">
            <text:p>1,2727272727</text:p>
          </table:table-cell>
          <table:table-cell table:formula="of:=[.$A16]*[.J$7]/[.$B$1]" office:value-type="float" office:value="1.36363636363636">
            <text:p>1,3636363636</text:p>
          </table:table-cell>
          <table:table-cell table:formula="of:=[.$A16]*[.K$7]/[.$B$1]" office:value-type="float" office:value="1.45454545454545">
            <text:p>1,4545454545</text:p>
          </table:table-cell>
          <table:table-cell table:formula="of:=[.$A16]*[.L$7]/[.$B$1]" office:value-type="float" office:value="1.54545454545455">
            <text:p>1,5454545455</text:p>
          </table:table-cell>
          <table:table-cell table:formula="of:=[.$A16]*[.M$7]/[.$B$1]" office:value-type="float" office:value="1.63636363636364">
            <text:p>1,6363636364</text:p>
          </table:table-cell>
          <table:table-cell table:formula="of:=[.$A16]*[.N$7]/[.$B$1]" office:value-type="float" office:value="1.72727272727273">
            <text:p>1,7272727273</text:p>
          </table:table-cell>
          <table:table-cell table:formula="of:=[.$A16]*[.O$7]/[.$B$1]" office:value-type="float" office:value="1.81818181818182">
            <text:p>1,8181818182</text:p>
          </table:table-cell>
          <table:table-cell table:formula="of:=[.$A16]*[.P$7]/[.$B$1]" office:value-type="float" office:value="1.90909090909091">
            <text:p>1,9090909091</text:p>
          </table:table-cell>
          <table:table-cell table:formula="of:=[.$A16]*[.Q$7]/[.$B$1]" office:value-type="float" office:value="2">
            <text:p>2</text:p>
          </table:table-cell>
          <table:table-cell table:formula="of:=[.$A16]*[.R$7]/[.$B$1]" office:value-type="float" office:value="2.09090909090909">
            <text:p>2,0909090909</text:p>
          </table:table-cell>
          <table:table-cell table:formula="of:=[.$A16]*[.S$7]/[.$B$1]" office:value-type="float" office:value="2.18181818181818">
            <text:p>2,1818181818</text:p>
          </table:table-cell>
          <table:table-cell table:formula="of:=[.$A16]*[.T$7]/[.$B$1]" office:value-type="float" office:value="2.27272727272727">
            <text:p>2,2727272727</text:p>
          </table:table-cell>
          <table:table-cell table:formula="of:=[.$A16]*[.U$7]/[.$B$1]" office:value-type="float" office:value="2.36363636363636">
            <text:p>2,3636363636</text:p>
          </table:table-cell>
          <table:table-cell table:formula="of:=[.$A16]*[.V$7]/[.$B$1]" office:value-type="float" office:value="2.45454545454545">
            <text:p>2,4545454545</text:p>
          </table:table-cell>
          <table:table-cell table:formula="of:=[.$A16]*[.W$7]/[.$B$1]" office:value-type="float" office:value="2.54545454545455">
            <text:p>2,5454545455</text:p>
          </table:table-cell>
          <table:table-cell table:formula="of:=[.$A16]*[.X$7]/[.$B$1]" office:value-type="float" office:value="2.63636363636364">
            <text:p>2,6363636364</text:p>
          </table:table-cell>
          <table:table-cell table:formula="of:=[.$A16]*[.Y$7]/[.$B$1]" office:value-type="float" office:value="2.72727272727273">
            <text:p>2,7272727273</text:p>
          </table:table-cell>
          <table:table-cell table:formula="of:=[.$A16]*[.Z$7]/[.$B$1]" office:value-type="float" office:value="2.81818181818182">
            <text:p>2,8181818182</text:p>
          </table:table-cell>
          <table:table-cell table:formula="of:=99" office:value-type="float" office:value="99">
            <text:p>99</text:p>
          </table:table-cell>
          <table:table-cell table:formula="of:=[.$A16]*[.AB$7]/[.$B$3]" office:value-type="float" office:value="0.0978260869565217">
            <text:p>0,097826087</text:p>
          </table:table-cell>
          <table:table-cell table:formula="of:=[.$A16]*[.AC$7]/[.$B$3]" office:value-type="float" office:value="0.195652173913043">
            <text:p>0,1956521739</text:p>
          </table:table-cell>
          <table:table-cell table:formula="of:=[.$A16]*[.AD$7]/[.$B$3]" office:value-type="float" office:value="0.293478260869565">
            <text:p>0,2934782609</text:p>
          </table:table-cell>
          <table:table-cell table:formula="of:=[.$A16]*[.AE$7]/[.$B$3]" office:value-type="float" office:value="0.391304347826087">
            <text:p>0,3913043478</text:p>
          </table:table-cell>
          <table:table-cell table:formula="of:=[.$A16]*[.AF$7]/[.$B$3]" office:value-type="float" office:value="0.489130434782609">
            <text:p>0,4891304348</text:p>
          </table:table-cell>
          <table:table-cell table:formula="of:=[.$A16]*[.AG$7]/[.$B$3]" office:value-type="float" office:value="0.58695652173913">
            <text:p>0,5869565217</text:p>
          </table:table-cell>
          <table:table-cell table:formula="of:=[.$A16]*[.AH$7]/[.$B$3]" office:value-type="float" office:value="0.684782608695652">
            <text:p>0,6847826087</text:p>
          </table:table-cell>
          <table:table-cell table:formula="of:=[.$A16]*[.AI$7]/[.$B$3]" office:value-type="float" office:value="0.782608695652174">
            <text:p>0,7826086957</text:p>
          </table:table-cell>
          <table:table-cell table:formula="of:=[.$A16]*[.AJ$7]/[.$B$3]" office:value-type="float" office:value="0.880434782608696">
            <text:p>0,8804347826</text:p>
          </table:table-cell>
          <table:table-cell table:formula="of:=[.$A16]*[.AK$7]/[.$B$3]" office:value-type="float" office:value="0.978260869565217">
            <text:p>0,9782608696</text:p>
          </table:table-cell>
          <table:table-cell table:formula="of:=[.$A16]*[.AL$7]/[.$B$3]" office:value-type="float" office:value="1.07608695652174">
            <text:p>1,0760869565</text:p>
          </table:table-cell>
          <table:table-cell table:formula="of:=[.$A16]*[.AM$7]/[.$B$3]" office:value-type="float" office:value="1.17391304347826">
            <text:p>1,1739130435</text:p>
          </table:table-cell>
          <table:table-cell table:formula="of:=[.$A16]*[.AN$7]/[.$B$3]" office:value-type="float" office:value="1.27173913043478">
            <text:p>1,2717391304</text:p>
          </table:table-cell>
          <table:table-cell table:formula="of:=[.$A16]*[.AO$7]/[.$B$3]" office:value-type="float" office:value="1.3695652173913">
            <text:p>1,3695652174</text:p>
          </table:table-cell>
          <table:table-cell table:formula="of:=[.$A16]*[.AP$7]/[.$B$3]" office:value-type="float" office:value="1.46739130434783">
            <text:p>1,4673913043</text:p>
          </table:table-cell>
          <table:table-cell table:formula="of:=[.$A16]*[.AQ$7]/[.$B$3]" office:value-type="float" office:value="1.56521739130435">
            <text:p>1,5652173913</text:p>
          </table:table-cell>
          <table:table-cell table:formula="of:=[.$A16]*[.AR$7]/[.$B$3]" office:value-type="float" office:value="1.66304347826087">
            <text:p>1,6630434783</text:p>
          </table:table-cell>
          <table:table-cell table:formula="of:=[.$A16]*[.AS$7]/[.$B$3]" office:value-type="float" office:value="1.76086956521739">
            <text:p>1,7608695652</text:p>
          </table:table-cell>
          <table:table-cell table:formula="of:=[.$A16]*[.AT$7]/[.$B$3]" office:value-type="float" office:value="1.85869565217391">
            <text:p>1,8586956522</text:p>
          </table:table-cell>
          <table:table-cell table:formula="of:=[.$A16]*[.AU$7]/[.$B$3]" office:value-type="float" office:value="1.95652173913043">
            <text:p>1,9565217391</text:p>
          </table:table-cell>
          <table:table-cell table:formula="of:=[.$A16]*[.AV$7]/[.$B$3]" office:value-type="float" office:value="2.05434782608696">
            <text:p>2,0543478261</text:p>
          </table:table-cell>
          <table:table-cell table:formula="of:=[.$A16]*[.AW$7]/[.$B$3]" office:value-type="float" office:value="2.15217391304348">
            <text:p>2,152173913</text:p>
          </table:table-cell>
          <table:table-cell table:formula="of:=[.$A16]*[.AX$7]/[.$B$3]" office:value-type="float" office:value="2.25">
            <text:p>2,25</text:p>
          </table:table-cell>
          <table:table-cell table:formula="of:=[.$A16]*[.AY$7]/[.$B$3]" office:value-type="float" office:value="2.34782608695652">
            <text:p>2,347826087</text:p>
          </table:table-cell>
          <table:table-cell table:formula="of:=[.$A16]*[.AZ$7]/[.$B$3]" office:value-type="float" office:value="2.44565217391304">
            <text:p>2,4456521739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6]+1" office:value-type="float" office:value="10">
            <text:p>10</text:p>
          </table:table-cell>
          <table:table-cell table:formula="of:=[.$A17]*[.B$7]/[.$B$1]" office:value-type="float" office:value="0.707070707070707">
            <text:p>0,7070707071</text:p>
          </table:table-cell>
          <table:table-cell table:formula="of:=[.$A17]*[.C$7]/[.$B$1]" office:value-type="float" office:value="0.808080808080808">
            <text:p>0,8080808081</text:p>
          </table:table-cell>
          <table:table-cell table:formula="of:=[.$A17]*[.D$7]/[.$B$1]" office:value-type="float" office:value="0.909090909090909">
            <text:p>0,9090909091</text:p>
          </table:table-cell>
          <table:table-cell table:formula="of:=[.$A17]*[.E$7]/[.$B$1]" office:value-type="float" office:value="1.01010101010101">
            <text:p>1,0101010101</text:p>
          </table:table-cell>
          <table:table-cell table:formula="of:=[.$A17]*[.F$7]/[.$B$1]" office:value-type="float" office:value="1.11111111111111">
            <text:p>1,1111111111</text:p>
          </table:table-cell>
          <table:table-cell table:formula="of:=[.$A17]*[.G$7]/[.$B$1]" office:value-type="float" office:value="1.21212121212121">
            <text:p>1,2121212121</text:p>
          </table:table-cell>
          <table:table-cell table:formula="of:=[.$A17]*[.H$7]/[.$B$1]" office:value-type="float" office:value="1.31313131313131">
            <text:p>1,3131313131</text:p>
          </table:table-cell>
          <table:table-cell table:formula="of:=[.$A17]*[.I$7]/[.$B$1]" office:value-type="float" office:value="1.41414141414141">
            <text:p>1,4141414141</text:p>
          </table:table-cell>
          <table:table-cell table:formula="of:=[.$A17]*[.J$7]/[.$B$1]" office:value-type="float" office:value="1.51515151515152">
            <text:p>1,5151515152</text:p>
          </table:table-cell>
          <table:table-cell table:formula="of:=[.$A17]*[.K$7]/[.$B$1]" office:value-type="float" office:value="1.61616161616162">
            <text:p>1,6161616162</text:p>
          </table:table-cell>
          <table:table-cell table:formula="of:=[.$A17]*[.L$7]/[.$B$1]" office:value-type="float" office:value="1.71717171717172">
            <text:p>1,7171717172</text:p>
          </table:table-cell>
          <table:table-cell table:formula="of:=[.$A17]*[.M$7]/[.$B$1]" office:value-type="float" office:value="1.81818181818182">
            <text:p>1,8181818182</text:p>
          </table:table-cell>
          <table:table-cell table:formula="of:=[.$A17]*[.N$7]/[.$B$1]" office:value-type="float" office:value="1.91919191919192">
            <text:p>1,9191919192</text:p>
          </table:table-cell>
          <table:table-cell table:formula="of:=[.$A17]*[.O$7]/[.$B$1]" office:value-type="float" office:value="2.02020202020202">
            <text:p>2,0202020202</text:p>
          </table:table-cell>
          <table:table-cell table:formula="of:=[.$A17]*[.P$7]/[.$B$1]" office:value-type="float" office:value="2.12121212121212">
            <text:p>2,1212121212</text:p>
          </table:table-cell>
          <table:table-cell table:formula="of:=[.$A17]*[.Q$7]/[.$B$1]" office:value-type="float" office:value="2.22222222222222">
            <text:p>2,2222222222</text:p>
          </table:table-cell>
          <table:table-cell table:formula="of:=[.$A17]*[.R$7]/[.$B$1]" office:value-type="float" office:value="2.32323232323232">
            <text:p>2,3232323232</text:p>
          </table:table-cell>
          <table:table-cell table:formula="of:=[.$A17]*[.S$7]/[.$B$1]" office:value-type="float" office:value="2.42424242424242">
            <text:p>2,4242424242</text:p>
          </table:table-cell>
          <table:table-cell table:formula="of:=[.$A17]*[.T$7]/[.$B$1]" office:value-type="float" office:value="2.52525252525252">
            <text:p>2,5252525253</text:p>
          </table:table-cell>
          <table:table-cell table:formula="of:=[.$A17]*[.U$7]/[.$B$1]" office:value-type="float" office:value="2.62626262626263">
            <text:p>2,6262626263</text:p>
          </table:table-cell>
          <table:table-cell table:formula="of:=[.$A17]*[.V$7]/[.$B$1]" office:value-type="float" office:value="2.72727272727273">
            <text:p>2,7272727273</text:p>
          </table:table-cell>
          <table:table-cell table:formula="of:=[.$A17]*[.W$7]/[.$B$1]" office:value-type="float" office:value="2.82828282828283">
            <text:p>2,8282828283</text:p>
          </table:table-cell>
          <table:table-cell table:formula="of:=[.$A17]*[.X$7]/[.$B$1]" office:value-type="float" office:value="2.92929292929293">
            <text:p>2,9292929293</text:p>
          </table:table-cell>
          <table:table-cell table:formula="of:=[.$A17]*[.Y$7]/[.$B$1]" office:value-type="float" office:value="3.03030303030303">
            <text:p>3,0303030303</text:p>
          </table:table-cell>
          <table:table-cell table:formula="of:=[.$A17]*[.Z$7]/[.$B$1]" office:value-type="float" office:value="3.13131313131313">
            <text:p>3,1313131313</text:p>
          </table:table-cell>
          <table:table-cell table:formula="of:=99" office:value-type="float" office:value="99">
            <text:p>99</text:p>
          </table:table-cell>
          <table:table-cell table:formula="of:=[.$A17]*[.AB$7]/[.$B$3]" office:value-type="float" office:value="0.108695652173913">
            <text:p>0,1086956522</text:p>
          </table:table-cell>
          <table:table-cell table:formula="of:=[.$A17]*[.AC$7]/[.$B$3]" office:value-type="float" office:value="0.217391304347826">
            <text:p>0,2173913043</text:p>
          </table:table-cell>
          <table:table-cell table:formula="of:=[.$A17]*[.AD$7]/[.$B$3]" office:value-type="float" office:value="0.326086956521739">
            <text:p>0,3260869565</text:p>
          </table:table-cell>
          <table:table-cell table:formula="of:=[.$A17]*[.AE$7]/[.$B$3]" office:value-type="float" office:value="0.434782608695652">
            <text:p>0,4347826087</text:p>
          </table:table-cell>
          <table:table-cell table:formula="of:=[.$A17]*[.AF$7]/[.$B$3]" office:value-type="float" office:value="0.543478260869565">
            <text:p>0,5434782609</text:p>
          </table:table-cell>
          <table:table-cell table:formula="of:=[.$A17]*[.AG$7]/[.$B$3]" office:value-type="float" office:value="0.652173913043478">
            <text:p>0,652173913</text:p>
          </table:table-cell>
          <table:table-cell table:formula="of:=[.$A17]*[.AH$7]/[.$B$3]" office:value-type="float" office:value="0.760869565217391">
            <text:p>0,7608695652</text:p>
          </table:table-cell>
          <table:table-cell table:formula="of:=[.$A17]*[.AI$7]/[.$B$3]" office:value-type="float" office:value="0.869565217391304">
            <text:p>0,8695652174</text:p>
          </table:table-cell>
          <table:table-cell table:formula="of:=[.$A17]*[.AJ$7]/[.$B$3]" office:value-type="float" office:value="0.978260869565217">
            <text:p>0,9782608696</text:p>
          </table:table-cell>
          <table:table-cell table:formula="of:=[.$A17]*[.AK$7]/[.$B$3]" office:value-type="float" office:value="1.08695652173913">
            <text:p>1,0869565217</text:p>
          </table:table-cell>
          <table:table-cell table:formula="of:=[.$A17]*[.AL$7]/[.$B$3]" office:value-type="float" office:value="1.19565217391304">
            <text:p>1,1956521739</text:p>
          </table:table-cell>
          <table:table-cell table:formula="of:=[.$A17]*[.AM$7]/[.$B$3]" office:value-type="float" office:value="1.30434782608696">
            <text:p>1,3043478261</text:p>
          </table:table-cell>
          <table:table-cell table:formula="of:=[.$A17]*[.AN$7]/[.$B$3]" office:value-type="float" office:value="1.41304347826087">
            <text:p>1,4130434783</text:p>
          </table:table-cell>
          <table:table-cell table:formula="of:=[.$A17]*[.AO$7]/[.$B$3]" office:value-type="float" office:value="1.52173913043478">
            <text:p>1,5217391304</text:p>
          </table:table-cell>
          <table:table-cell table:formula="of:=[.$A17]*[.AP$7]/[.$B$3]" office:value-type="float" office:value="1.6304347826087">
            <text:p>1,6304347826</text:p>
          </table:table-cell>
          <table:table-cell table:formula="of:=[.$A17]*[.AQ$7]/[.$B$3]" office:value-type="float" office:value="1.73913043478261">
            <text:p>1,7391304348</text:p>
          </table:table-cell>
          <table:table-cell table:formula="of:=[.$A17]*[.AR$7]/[.$B$3]" office:value-type="float" office:value="1.84782608695652">
            <text:p>1,847826087</text:p>
          </table:table-cell>
          <table:table-cell table:formula="of:=[.$A17]*[.AS$7]/[.$B$3]" office:value-type="float" office:value="1.95652173913043">
            <text:p>1,9565217391</text:p>
          </table:table-cell>
          <table:table-cell table:formula="of:=[.$A17]*[.AT$7]/[.$B$3]" office:value-type="float" office:value="2.06521739130435">
            <text:p>2,0652173913</text:p>
          </table:table-cell>
          <table:table-cell table:formula="of:=[.$A17]*[.AU$7]/[.$B$3]" office:value-type="float" office:value="2.17391304347826">
            <text:p>2,1739130435</text:p>
          </table:table-cell>
          <table:table-cell table:formula="of:=[.$A17]*[.AV$7]/[.$B$3]" office:value-type="float" office:value="2.28260869565217">
            <text:p>2,2826086957</text:p>
          </table:table-cell>
          <table:table-cell table:formula="of:=[.$A17]*[.AW$7]/[.$B$3]" office:value-type="float" office:value="2.39130434782609">
            <text:p>2,3913043478</text:p>
          </table:table-cell>
          <table:table-cell table:formula="of:=[.$A17]*[.AX$7]/[.$B$3]" office:value-type="float" office:value="2.5">
            <text:p>2,5</text:p>
          </table:table-cell>
          <table:table-cell table:formula="of:=[.$A17]*[.AY$7]/[.$B$3]" office:value-type="float" office:value="2.60869565217391">
            <text:p>2,6086956522</text:p>
          </table:table-cell>
          <table:table-cell table:formula="of:=[.$A17]*[.AZ$7]/[.$B$3]" office:value-type="float" office:value="2.71739130434783">
            <text:p>2,717391304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7]+1" office:value-type="float" office:value="11">
            <text:p>11</text:p>
          </table:table-cell>
          <table:table-cell table:formula="of:=[.$A18]*[.B$7]/[.$B$1]" office:value-type="float" office:value="0.777777777777778">
            <text:p>0,7777777778</text:p>
          </table:table-cell>
          <table:table-cell table:formula="of:=[.$A18]*[.C$7]/[.$B$1]" office:value-type="float" office:value="0.888888888888889">
            <text:p>0,8888888889</text:p>
          </table:table-cell>
          <table:table-cell table:formula="of:=[.$A18]*[.D$7]/[.$B$1]" office:value-type="float" office:value="1">
            <text:p>1</text:p>
          </table:table-cell>
          <table:table-cell table:formula="of:=[.$A18]*[.E$7]/[.$B$1]" office:value-type="float" office:value="1.11111111111111">
            <text:p>1,1111111111</text:p>
          </table:table-cell>
          <table:table-cell table:formula="of:=[.$A18]*[.F$7]/[.$B$1]" office:value-type="float" office:value="1.22222222222222">
            <text:p>1,2222222222</text:p>
          </table:table-cell>
          <table:table-cell table:formula="of:=[.$A18]*[.G$7]/[.$B$1]" office:value-type="float" office:value="1.33333333333333">
            <text:p>1,3333333333</text:p>
          </table:table-cell>
          <table:table-cell table:formula="of:=[.$A18]*[.H$7]/[.$B$1]" office:value-type="float" office:value="1.44444444444444">
            <text:p>1,4444444444</text:p>
          </table:table-cell>
          <table:table-cell table:formula="of:=[.$A18]*[.I$7]/[.$B$1]" office:value-type="float" office:value="1.55555555555556">
            <text:p>1,5555555556</text:p>
          </table:table-cell>
          <table:table-cell table:formula="of:=[.$A18]*[.J$7]/[.$B$1]" office:value-type="float" office:value="1.66666666666667">
            <text:p>1,6666666667</text:p>
          </table:table-cell>
          <table:table-cell table:formula="of:=[.$A18]*[.K$7]/[.$B$1]" office:value-type="float" office:value="1.77777777777778">
            <text:p>1,7777777778</text:p>
          </table:table-cell>
          <table:table-cell table:formula="of:=[.$A18]*[.L$7]/[.$B$1]" office:value-type="float" office:value="1.88888888888889">
            <text:p>1,8888888889</text:p>
          </table:table-cell>
          <table:table-cell table:formula="of:=[.$A18]*[.M$7]/[.$B$1]" office:value-type="float" office:value="2">
            <text:p>2</text:p>
          </table:table-cell>
          <table:table-cell table:formula="of:=[.$A18]*[.N$7]/[.$B$1]" office:value-type="float" office:value="2.11111111111111">
            <text:p>2,1111111111</text:p>
          </table:table-cell>
          <table:table-cell table:formula="of:=[.$A18]*[.O$7]/[.$B$1]" office:value-type="float" office:value="2.22222222222222">
            <text:p>2,2222222222</text:p>
          </table:table-cell>
          <table:table-cell table:formula="of:=[.$A18]*[.P$7]/[.$B$1]" office:value-type="float" office:value="2.33333333333333">
            <text:p>2,3333333333</text:p>
          </table:table-cell>
          <table:table-cell table:formula="of:=[.$A18]*[.Q$7]/[.$B$1]" office:value-type="float" office:value="2.44444444444444">
            <text:p>2,4444444444</text:p>
          </table:table-cell>
          <table:table-cell table:formula="of:=[.$A18]*[.R$7]/[.$B$1]" office:value-type="float" office:value="2.55555555555556">
            <text:p>2,5555555556</text:p>
          </table:table-cell>
          <table:table-cell table:formula="of:=[.$A18]*[.S$7]/[.$B$1]" office:value-type="float" office:value="2.66666666666667">
            <text:p>2,6666666667</text:p>
          </table:table-cell>
          <table:table-cell table:formula="of:=[.$A18]*[.T$7]/[.$B$1]" office:value-type="float" office:value="2.77777777777778">
            <text:p>2,7777777778</text:p>
          </table:table-cell>
          <table:table-cell table:formula="of:=[.$A18]*[.U$7]/[.$B$1]" office:value-type="float" office:value="2.88888888888889">
            <text:p>2,8888888889</text:p>
          </table:table-cell>
          <table:table-cell table:formula="of:=[.$A18]*[.V$7]/[.$B$1]" office:value-type="float" office:value="3">
            <text:p>3</text:p>
          </table:table-cell>
          <table:table-cell table:formula="of:=[.$A18]*[.W$7]/[.$B$1]" office:value-type="float" office:value="3.11111111111111">
            <text:p>3,1111111111</text:p>
          </table:table-cell>
          <table:table-cell table:formula="of:=[.$A18]*[.X$7]/[.$B$1]" office:value-type="float" office:value="3.22222222222222">
            <text:p>3,2222222222</text:p>
          </table:table-cell>
          <table:table-cell table:formula="of:=[.$A18]*[.Y$7]/[.$B$1]" office:value-type="float" office:value="3.33333333333333">
            <text:p>3,3333333333</text:p>
          </table:table-cell>
          <table:table-cell table:formula="of:=[.$A18]*[.Z$7]/[.$B$1]" office:value-type="float" office:value="3.44444444444444">
            <text:p>3,4444444444</text:p>
          </table:table-cell>
          <table:table-cell table:formula="of:=99" office:value-type="float" office:value="99">
            <text:p>99</text:p>
          </table:table-cell>
          <table:table-cell table:formula="of:=[.$A18]*[.AB$7]/[.$B$3]" office:value-type="float" office:value="0.119565217391304">
            <text:p>0,1195652174</text:p>
          </table:table-cell>
          <table:table-cell table:formula="of:=[.$A18]*[.AC$7]/[.$B$3]" office:value-type="float" office:value="0.239130434782609">
            <text:p>0,2391304348</text:p>
          </table:table-cell>
          <table:table-cell table:formula="of:=[.$A18]*[.AD$7]/[.$B$3]" office:value-type="float" office:value="0.358695652173913">
            <text:p>0,3586956522</text:p>
          </table:table-cell>
          <table:table-cell table:formula="of:=[.$A18]*[.AE$7]/[.$B$3]" office:value-type="float" office:value="0.478260869565217">
            <text:p>0,4782608696</text:p>
          </table:table-cell>
          <table:table-cell table:formula="of:=[.$A18]*[.AF$7]/[.$B$3]" office:value-type="float" office:value="0.597826086956522">
            <text:p>0,597826087</text:p>
          </table:table-cell>
          <table:table-cell table:formula="of:=[.$A18]*[.AG$7]/[.$B$3]" office:value-type="float" office:value="0.717391304347826">
            <text:p>0,7173913043</text:p>
          </table:table-cell>
          <table:table-cell table:formula="of:=[.$A18]*[.AH$7]/[.$B$3]" office:value-type="float" office:value="0.83695652173913">
            <text:p>0,8369565217</text:p>
          </table:table-cell>
          <table:table-cell table:formula="of:=[.$A18]*[.AI$7]/[.$B$3]" office:value-type="float" office:value="0.956521739130435">
            <text:p>0,9565217391</text:p>
          </table:table-cell>
          <table:table-cell table:formula="of:=[.$A18]*[.AJ$7]/[.$B$3]" office:value-type="float" office:value="1.07608695652174">
            <text:p>1,0760869565</text:p>
          </table:table-cell>
          <table:table-cell table:formula="of:=[.$A18]*[.AK$7]/[.$B$3]" office:value-type="float" office:value="1.19565217391304">
            <text:p>1,1956521739</text:p>
          </table:table-cell>
          <table:table-cell table:formula="of:=[.$A18]*[.AL$7]/[.$B$3]" office:value-type="float" office:value="1.31521739130435">
            <text:p>1,3152173913</text:p>
          </table:table-cell>
          <table:table-cell table:formula="of:=[.$A18]*[.AM$7]/[.$B$3]" office:value-type="float" office:value="1.43478260869565">
            <text:p>1,4347826087</text:p>
          </table:table-cell>
          <table:table-cell table:formula="of:=[.$A18]*[.AN$7]/[.$B$3]" office:value-type="float" office:value="1.55434782608696">
            <text:p>1,5543478261</text:p>
          </table:table-cell>
          <table:table-cell table:formula="of:=[.$A18]*[.AO$7]/[.$B$3]" office:value-type="float" office:value="1.67391304347826">
            <text:p>1,6739130435</text:p>
          </table:table-cell>
          <table:table-cell table:formula="of:=[.$A18]*[.AP$7]/[.$B$3]" office:value-type="float" office:value="1.79347826086957">
            <text:p>1,7934782609</text:p>
          </table:table-cell>
          <table:table-cell table:formula="of:=[.$A18]*[.AQ$7]/[.$B$3]" office:value-type="float" office:value="1.91304347826087">
            <text:p>1,9130434783</text:p>
          </table:table-cell>
          <table:table-cell table:formula="of:=[.$A18]*[.AR$7]/[.$B$3]" office:value-type="float" office:value="2.03260869565217">
            <text:p>2,0326086957</text:p>
          </table:table-cell>
          <table:table-cell table:formula="of:=[.$A18]*[.AS$7]/[.$B$3]" office:value-type="float" office:value="2.15217391304348">
            <text:p>2,152173913</text:p>
          </table:table-cell>
          <table:table-cell table:formula="of:=[.$A18]*[.AT$7]/[.$B$3]" office:value-type="float" office:value="2.27173913043478">
            <text:p>2,2717391304</text:p>
          </table:table-cell>
          <table:table-cell table:formula="of:=[.$A18]*[.AU$7]/[.$B$3]" office:value-type="float" office:value="2.39130434782609">
            <text:p>2,3913043478</text:p>
          </table:table-cell>
          <table:table-cell table:formula="of:=[.$A18]*[.AV$7]/[.$B$3]" office:value-type="float" office:value="2.51086956521739">
            <text:p>2,5108695652</text:p>
          </table:table-cell>
          <table:table-cell table:formula="of:=[.$A18]*[.AW$7]/[.$B$3]" office:value-type="float" office:value="2.6304347826087">
            <text:p>2,6304347826</text:p>
          </table:table-cell>
          <table:table-cell table:formula="of:=[.$A18]*[.AX$7]/[.$B$3]" office:value-type="float" office:value="2.75">
            <text:p>2,75</text:p>
          </table:table-cell>
          <table:table-cell table:formula="of:=[.$A18]*[.AY$7]/[.$B$3]" office:value-type="float" office:value="2.8695652173913">
            <text:p>2,8695652174</text:p>
          </table:table-cell>
          <table:table-cell table:formula="of:=[.$A18]*[.AZ$7]/[.$B$3]" office:value-type="float" office:value="2.98913043478261">
            <text:p>2,9891304348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8]+1" office:value-type="float" office:value="12">
            <text:p>12</text:p>
          </table:table-cell>
          <table:table-cell table:formula="of:=[.$A19]*[.B$7]/[.$B$1]" office:value-type="float" office:value="0.848484848484848">
            <text:p>0,8484848485</text:p>
          </table:table-cell>
          <table:table-cell table:formula="of:=[.$A19]*[.C$7]/[.$B$1]" office:value-type="float" office:value="0.96969696969697">
            <text:p>0,9696969697</text:p>
          </table:table-cell>
          <table:table-cell table:formula="of:=[.$A19]*[.D$7]/[.$B$1]" office:value-type="float" office:value="1.09090909090909">
            <text:p>1,0909090909</text:p>
          </table:table-cell>
          <table:table-cell table:formula="of:=[.$A19]*[.E$7]/[.$B$1]" office:value-type="float" office:value="1.21212121212121">
            <text:p>1,2121212121</text:p>
          </table:table-cell>
          <table:table-cell table:formula="of:=[.$A19]*[.F$7]/[.$B$1]" office:value-type="float" office:value="1.33333333333333">
            <text:p>1,3333333333</text:p>
          </table:table-cell>
          <table:table-cell table:formula="of:=[.$A19]*[.G$7]/[.$B$1]" office:value-type="float" office:value="1.45454545454545">
            <text:p>1,4545454545</text:p>
          </table:table-cell>
          <table:table-cell table:formula="of:=[.$A19]*[.H$7]/[.$B$1]" office:value-type="float" office:value="1.57575757575758">
            <text:p>1,5757575758</text:p>
          </table:table-cell>
          <table:table-cell table:formula="of:=[.$A19]*[.I$7]/[.$B$1]" office:value-type="float" office:value="1.6969696969697">
            <text:p>1,696969697</text:p>
          </table:table-cell>
          <table:table-cell table:formula="of:=[.$A19]*[.J$7]/[.$B$1]" office:value-type="float" office:value="1.81818181818182">
            <text:p>1,8181818182</text:p>
          </table:table-cell>
          <table:table-cell table:formula="of:=[.$A19]*[.K$7]/[.$B$1]" office:value-type="float" office:value="1.93939393939394">
            <text:p>1,9393939394</text:p>
          </table:table-cell>
          <table:table-cell table:formula="of:=[.$A19]*[.L$7]/[.$B$1]" office:value-type="float" office:value="2.06060606060606">
            <text:p>2,0606060606</text:p>
          </table:table-cell>
          <table:table-cell table:formula="of:=[.$A19]*[.M$7]/[.$B$1]" office:value-type="float" office:value="2.18181818181818">
            <text:p>2,1818181818</text:p>
          </table:table-cell>
          <table:table-cell table:formula="of:=[.$A19]*[.N$7]/[.$B$1]" office:value-type="float" office:value="2.3030303030303">
            <text:p>2,303030303</text:p>
          </table:table-cell>
          <table:table-cell table:formula="of:=[.$A19]*[.O$7]/[.$B$1]" office:value-type="float" office:value="2.42424242424242">
            <text:p>2,4242424242</text:p>
          </table:table-cell>
          <table:table-cell table:formula="of:=[.$A19]*[.P$7]/[.$B$1]" office:value-type="float" office:value="2.54545454545455">
            <text:p>2,5454545455</text:p>
          </table:table-cell>
          <table:table-cell table:formula="of:=[.$A19]*[.Q$7]/[.$B$1]" office:value-type="float" office:value="2.66666666666667">
            <text:p>2,6666666667</text:p>
          </table:table-cell>
          <table:table-cell table:formula="of:=[.$A19]*[.R$7]/[.$B$1]" office:value-type="float" office:value="2.78787878787879">
            <text:p>2,7878787879</text:p>
          </table:table-cell>
          <table:table-cell table:formula="of:=[.$A19]*[.S$7]/[.$B$1]" office:value-type="float" office:value="2.90909090909091">
            <text:p>2,9090909091</text:p>
          </table:table-cell>
          <table:table-cell table:formula="of:=[.$A19]*[.T$7]/[.$B$1]" office:value-type="float" office:value="3.03030303030303">
            <text:p>3,0303030303</text:p>
          </table:table-cell>
          <table:table-cell table:formula="of:=[.$A19]*[.U$7]/[.$B$1]" office:value-type="float" office:value="3.15151515151515">
            <text:p>3,1515151515</text:p>
          </table:table-cell>
          <table:table-cell table:formula="of:=[.$A19]*[.V$7]/[.$B$1]" office:value-type="float" office:value="3.27272727272727">
            <text:p>3,2727272727</text:p>
          </table:table-cell>
          <table:table-cell table:formula="of:=[.$A19]*[.W$7]/[.$B$1]" office:value-type="float" office:value="3.39393939393939">
            <text:p>3,3939393939</text:p>
          </table:table-cell>
          <table:table-cell table:formula="of:=[.$A19]*[.X$7]/[.$B$1]" office:value-type="float" office:value="3.51515151515152">
            <text:p>3,5151515152</text:p>
          </table:table-cell>
          <table:table-cell table:formula="of:=[.$A19]*[.Y$7]/[.$B$1]" office:value-type="float" office:value="3.63636363636364">
            <text:p>3,6363636364</text:p>
          </table:table-cell>
          <table:table-cell table:formula="of:=[.$A19]*[.Z$7]/[.$B$1]" office:value-type="float" office:value="3.75757575757576">
            <text:p>3,7575757576</text:p>
          </table:table-cell>
          <table:table-cell table:formula="of:=99" office:value-type="float" office:value="99">
            <text:p>99</text:p>
          </table:table-cell>
          <table:table-cell table:formula="of:=[.$A19]*[.AB$7]/[.$B$3]" office:value-type="float" office:value="0.130434782608696">
            <text:p>0,1304347826</text:p>
          </table:table-cell>
          <table:table-cell table:formula="of:=[.$A19]*[.AC$7]/[.$B$3]" office:value-type="float" office:value="0.260869565217391">
            <text:p>0,2608695652</text:p>
          </table:table-cell>
          <table:table-cell table:formula="of:=[.$A19]*[.AD$7]/[.$B$3]" office:value-type="float" office:value="0.391304347826087">
            <text:p>0,3913043478</text:p>
          </table:table-cell>
          <table:table-cell table:formula="of:=[.$A19]*[.AE$7]/[.$B$3]" office:value-type="float" office:value="0.521739130434783">
            <text:p>0,5217391304</text:p>
          </table:table-cell>
          <table:table-cell table:formula="of:=[.$A19]*[.AF$7]/[.$B$3]" office:value-type="float" office:value="0.652173913043478">
            <text:p>0,652173913</text:p>
          </table:table-cell>
          <table:table-cell table:formula="of:=[.$A19]*[.AG$7]/[.$B$3]" office:value-type="float" office:value="0.782608695652174">
            <text:p>0,7826086957</text:p>
          </table:table-cell>
          <table:table-cell table:formula="of:=[.$A19]*[.AH$7]/[.$B$3]" office:value-type="float" office:value="0.91304347826087">
            <text:p>0,9130434783</text:p>
          </table:table-cell>
          <table:table-cell table:formula="of:=[.$A19]*[.AI$7]/[.$B$3]" office:value-type="float" office:value="1.04347826086957">
            <text:p>1,0434782609</text:p>
          </table:table-cell>
          <table:table-cell table:formula="of:=[.$A19]*[.AJ$7]/[.$B$3]" office:value-type="float" office:value="1.17391304347826">
            <text:p>1,1739130435</text:p>
          </table:table-cell>
          <table:table-cell table:formula="of:=[.$A19]*[.AK$7]/[.$B$3]" office:value-type="float" office:value="1.30434782608696">
            <text:p>1,3043478261</text:p>
          </table:table-cell>
          <table:table-cell table:formula="of:=[.$A19]*[.AL$7]/[.$B$3]" office:value-type="float" office:value="1.43478260869565">
            <text:p>1,4347826087</text:p>
          </table:table-cell>
          <table:table-cell table:formula="of:=[.$A19]*[.AM$7]/[.$B$3]" office:value-type="float" office:value="1.56521739130435">
            <text:p>1,5652173913</text:p>
          </table:table-cell>
          <table:table-cell table:formula="of:=[.$A19]*[.AN$7]/[.$B$3]" office:value-type="float" office:value="1.69565217391304">
            <text:p>1,6956521739</text:p>
          </table:table-cell>
          <table:table-cell table:formula="of:=[.$A19]*[.AO$7]/[.$B$3]" office:value-type="float" office:value="1.82608695652174">
            <text:p>1,8260869565</text:p>
          </table:table-cell>
          <table:table-cell table:formula="of:=[.$A19]*[.AP$7]/[.$B$3]" office:value-type="float" office:value="1.95652173913043">
            <text:p>1,9565217391</text:p>
          </table:table-cell>
          <table:table-cell table:formula="of:=[.$A19]*[.AQ$7]/[.$B$3]" office:value-type="float" office:value="2.08695652173913">
            <text:p>2,0869565217</text:p>
          </table:table-cell>
          <table:table-cell table:formula="of:=[.$A19]*[.AR$7]/[.$B$3]" office:value-type="float" office:value="2.21739130434783">
            <text:p>2,2173913043</text:p>
          </table:table-cell>
          <table:table-cell table:formula="of:=[.$A19]*[.AS$7]/[.$B$3]" office:value-type="float" office:value="2.34782608695652">
            <text:p>2,347826087</text:p>
          </table:table-cell>
          <table:table-cell table:formula="of:=[.$A19]*[.AT$7]/[.$B$3]" office:value-type="float" office:value="2.47826086956522">
            <text:p>2,4782608696</text:p>
          </table:table-cell>
          <table:table-cell table:formula="of:=[.$A19]*[.AU$7]/[.$B$3]" office:value-type="float" office:value="2.60869565217391">
            <text:p>2,6086956522</text:p>
          </table:table-cell>
          <table:table-cell table:formula="of:=[.$A19]*[.AV$7]/[.$B$3]" office:value-type="float" office:value="2.73913043478261">
            <text:p>2,7391304348</text:p>
          </table:table-cell>
          <table:table-cell table:formula="of:=[.$A19]*[.AW$7]/[.$B$3]" office:value-type="float" office:value="2.8695652173913">
            <text:p>2,8695652174</text:p>
          </table:table-cell>
          <table:table-cell table:formula="of:=[.$A19]*[.AX$7]/[.$B$3]" office:value-type="float" office:value="3">
            <text:p>3</text:p>
          </table:table-cell>
          <table:table-cell table:formula="of:=[.$A19]*[.AY$7]/[.$B$3]" office:value-type="float" office:value="3.1304347826087">
            <text:p>3,1304347826</text:p>
          </table:table-cell>
          <table:table-cell table:formula="of:=[.$A19]*[.AZ$7]/[.$B$3]" office:value-type="float" office:value="3.26086956521739">
            <text:p>3,260869565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9]+1" office:value-type="float" office:value="13">
            <text:p>13</text:p>
          </table:table-cell>
          <table:table-cell table:formula="of:=[.$A20]*[.B$7]/[.$B$1]" office:value-type="float" office:value="0.919191919191919">
            <text:p>0,9191919192</text:p>
          </table:table-cell>
          <table:table-cell table:formula="of:=[.$A20]*[.C$7]/[.$B$1]" office:value-type="float" office:value="1.05050505050505">
            <text:p>1,0505050505</text:p>
          </table:table-cell>
          <table:table-cell table:formula="of:=[.$A20]*[.D$7]/[.$B$1]" office:value-type="float" office:value="1.18181818181818">
            <text:p>1,1818181818</text:p>
          </table:table-cell>
          <table:table-cell table:formula="of:=[.$A20]*[.E$7]/[.$B$1]" office:value-type="float" office:value="1.31313131313131">
            <text:p>1,3131313131</text:p>
          </table:table-cell>
          <table:table-cell table:formula="of:=[.$A20]*[.F$7]/[.$B$1]" office:value-type="float" office:value="1.44444444444444">
            <text:p>1,4444444444</text:p>
          </table:table-cell>
          <table:table-cell table:formula="of:=[.$A20]*[.G$7]/[.$B$1]" office:value-type="float" office:value="1.57575757575758">
            <text:p>1,5757575758</text:p>
          </table:table-cell>
          <table:table-cell table:formula="of:=[.$A20]*[.H$7]/[.$B$1]" office:value-type="float" office:value="1.70707070707071">
            <text:p>1,7070707071</text:p>
          </table:table-cell>
          <table:table-cell table:formula="of:=[.$A20]*[.I$7]/[.$B$1]" office:value-type="float" office:value="1.83838383838384">
            <text:p>1,8383838384</text:p>
          </table:table-cell>
          <table:table-cell table:formula="of:=[.$A20]*[.J$7]/[.$B$1]" office:value-type="float" office:value="1.96969696969697">
            <text:p>1,9696969697</text:p>
          </table:table-cell>
          <table:table-cell table:formula="of:=[.$A20]*[.K$7]/[.$B$1]" office:value-type="float" office:value="2.1010101010101">
            <text:p>2,101010101</text:p>
          </table:table-cell>
          <table:table-cell table:formula="of:=[.$A20]*[.L$7]/[.$B$1]" office:value-type="float" office:value="2.23232323232323">
            <text:p>2,2323232323</text:p>
          </table:table-cell>
          <table:table-cell table:formula="of:=[.$A20]*[.M$7]/[.$B$1]" office:value-type="float" office:value="2.36363636363636">
            <text:p>2,3636363636</text:p>
          </table:table-cell>
          <table:table-cell table:formula="of:=[.$A20]*[.N$7]/[.$B$1]" office:value-type="float" office:value="2.49494949494949">
            <text:p>2,4949494949</text:p>
          </table:table-cell>
          <table:table-cell table:formula="of:=[.$A20]*[.O$7]/[.$B$1]" office:value-type="float" office:value="2.62626262626263">
            <text:p>2,6262626263</text:p>
          </table:table-cell>
          <table:table-cell table:formula="of:=[.$A20]*[.P$7]/[.$B$1]" office:value-type="float" office:value="2.75757575757576">
            <text:p>2,7575757576</text:p>
          </table:table-cell>
          <table:table-cell table:formula="of:=[.$A20]*[.Q$7]/[.$B$1]" office:value-type="float" office:value="2.88888888888889">
            <text:p>2,8888888889</text:p>
          </table:table-cell>
          <table:table-cell table:formula="of:=[.$A20]*[.R$7]/[.$B$1]" office:value-type="float" office:value="3.02020202020202">
            <text:p>3,0202020202</text:p>
          </table:table-cell>
          <table:table-cell table:formula="of:=[.$A20]*[.S$7]/[.$B$1]" office:value-type="float" office:value="3.15151515151515">
            <text:p>3,1515151515</text:p>
          </table:table-cell>
          <table:table-cell table:formula="of:=[.$A20]*[.T$7]/[.$B$1]" office:value-type="float" office:value="3.28282828282828">
            <text:p>3,2828282828</text:p>
          </table:table-cell>
          <table:table-cell table:formula="of:=[.$A20]*[.U$7]/[.$B$1]" office:value-type="float" office:value="3.41414141414141">
            <text:p>3,4141414141</text:p>
          </table:table-cell>
          <table:table-cell table:formula="of:=[.$A20]*[.V$7]/[.$B$1]" office:value-type="float" office:value="3.54545454545455">
            <text:p>3,5454545455</text:p>
          </table:table-cell>
          <table:table-cell table:formula="of:=[.$A20]*[.W$7]/[.$B$1]" office:value-type="float" office:value="3.67676767676768">
            <text:p>3,6767676768</text:p>
          </table:table-cell>
          <table:table-cell table:formula="of:=[.$A20]*[.X$7]/[.$B$1]" office:value-type="float" office:value="3.80808080808081">
            <text:p>3,8080808081</text:p>
          </table:table-cell>
          <table:table-cell table:formula="of:=[.$A20]*[.Y$7]/[.$B$1]" office:value-type="float" office:value="3.93939393939394">
            <text:p>3,9393939394</text:p>
          </table:table-cell>
          <table:table-cell table:formula="of:=[.$A20]*[.Z$7]/[.$B$1]" office:value-type="float" office:value="4.07070707070707">
            <text:p>4,0707070707</text:p>
          </table:table-cell>
          <table:table-cell table:formula="of:=99" office:value-type="float" office:value="99">
            <text:p>99</text:p>
          </table:table-cell>
          <table:table-cell table:formula="of:=[.$A20]*[.AB$7]/[.$B$3]" office:value-type="float" office:value="0.141304347826087">
            <text:p>0,1413043478</text:p>
          </table:table-cell>
          <table:table-cell table:formula="of:=[.$A20]*[.AC$7]/[.$B$3]" office:value-type="float" office:value="0.282608695652174">
            <text:p>0,2826086957</text:p>
          </table:table-cell>
          <table:table-cell table:formula="of:=[.$A20]*[.AD$7]/[.$B$3]" office:value-type="float" office:value="0.423913043478261">
            <text:p>0,4239130435</text:p>
          </table:table-cell>
          <table:table-cell table:formula="of:=[.$A20]*[.AE$7]/[.$B$3]" office:value-type="float" office:value="0.565217391304348">
            <text:p>0,5652173913</text:p>
          </table:table-cell>
          <table:table-cell table:formula="of:=[.$A20]*[.AF$7]/[.$B$3]" office:value-type="float" office:value="0.706521739130435">
            <text:p>0,7065217391</text:p>
          </table:table-cell>
          <table:table-cell table:formula="of:=[.$A20]*[.AG$7]/[.$B$3]" office:value-type="float" office:value="0.847826086956522">
            <text:p>0,847826087</text:p>
          </table:table-cell>
          <table:table-cell table:formula="of:=[.$A20]*[.AH$7]/[.$B$3]" office:value-type="float" office:value="0.989130434782609">
            <text:p>0,9891304348</text:p>
          </table:table-cell>
          <table:table-cell table:formula="of:=[.$A20]*[.AI$7]/[.$B$3]" office:value-type="float" office:value="1.1304347826087">
            <text:p>1,1304347826</text:p>
          </table:table-cell>
          <table:table-cell table:formula="of:=[.$A20]*[.AJ$7]/[.$B$3]" office:value-type="float" office:value="1.27173913043478">
            <text:p>1,2717391304</text:p>
          </table:table-cell>
          <table:table-cell table:formula="of:=[.$A20]*[.AK$7]/[.$B$3]" office:value-type="float" office:value="1.41304347826087">
            <text:p>1,4130434783</text:p>
          </table:table-cell>
          <table:table-cell table:formula="of:=[.$A20]*[.AL$7]/[.$B$3]" office:value-type="float" office:value="1.55434782608696">
            <text:p>1,5543478261</text:p>
          </table:table-cell>
          <table:table-cell table:formula="of:=[.$A20]*[.AM$7]/[.$B$3]" office:value-type="float" office:value="1.69565217391304">
            <text:p>1,6956521739</text:p>
          </table:table-cell>
          <table:table-cell table:formula="of:=[.$A20]*[.AN$7]/[.$B$3]" office:value-type="float" office:value="1.83695652173913">
            <text:p>1,8369565217</text:p>
          </table:table-cell>
          <table:table-cell table:formula="of:=[.$A20]*[.AO$7]/[.$B$3]" office:value-type="float" office:value="1.97826086956522">
            <text:p>1,9782608696</text:p>
          </table:table-cell>
          <table:table-cell table:formula="of:=[.$A20]*[.AP$7]/[.$B$3]" office:value-type="float" office:value="2.1195652173913">
            <text:p>2,1195652174</text:p>
          </table:table-cell>
          <table:table-cell table:formula="of:=[.$A20]*[.AQ$7]/[.$B$3]" office:value-type="float" office:value="2.26086956521739">
            <text:p>2,2608695652</text:p>
          </table:table-cell>
          <table:table-cell table:formula="of:=[.$A20]*[.AR$7]/[.$B$3]" office:value-type="float" office:value="2.40217391304348">
            <text:p>2,402173913</text:p>
          </table:table-cell>
          <table:table-cell table:formula="of:=[.$A20]*[.AS$7]/[.$B$3]" office:value-type="float" office:value="2.54347826086957">
            <text:p>2,5434782609</text:p>
          </table:table-cell>
          <table:table-cell table:formula="of:=[.$A20]*[.AT$7]/[.$B$3]" office:value-type="float" office:value="2.68478260869565">
            <text:p>2,6847826087</text:p>
          </table:table-cell>
          <table:table-cell table:formula="of:=[.$A20]*[.AU$7]/[.$B$3]" office:value-type="float" office:value="2.82608695652174">
            <text:p>2,8260869565</text:p>
          </table:table-cell>
          <table:table-cell table:formula="of:=[.$A20]*[.AV$7]/[.$B$3]" office:value-type="float" office:value="2.96739130434783">
            <text:p>2,9673913043</text:p>
          </table:table-cell>
          <table:table-cell table:formula="of:=[.$A20]*[.AW$7]/[.$B$3]" office:value-type="float" office:value="3.10869565217391">
            <text:p>3,1086956522</text:p>
          </table:table-cell>
          <table:table-cell table:formula="of:=[.$A20]*[.AX$7]/[.$B$3]" office:value-type="float" office:value="3.25">
            <text:p>3,25</text:p>
          </table:table-cell>
          <table:table-cell table:formula="of:=[.$A20]*[.AY$7]/[.$B$3]" office:value-type="float" office:value="3.39130434782609">
            <text:p>3,3913043478</text:p>
          </table:table-cell>
          <table:table-cell table:formula="of:=[.$A20]*[.AZ$7]/[.$B$3]" office:value-type="float" office:value="3.53260869565217">
            <text:p>3,532608695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0]+1" office:value-type="float" office:value="14">
            <text:p>14</text:p>
          </table:table-cell>
          <table:table-cell table:formula="of:=[.$A21]*[.B$7]/[.$B$1]" office:value-type="float" office:value="0.98989898989899">
            <text:p>0,9898989899</text:p>
          </table:table-cell>
          <table:table-cell table:formula="of:=[.$A21]*[.C$7]/[.$B$1]" office:value-type="float" office:value="1.13131313131313">
            <text:p>1,1313131313</text:p>
          </table:table-cell>
          <table:table-cell table:formula="of:=[.$A21]*[.D$7]/[.$B$1]" office:value-type="float" office:value="1.27272727272727">
            <text:p>1,2727272727</text:p>
          </table:table-cell>
          <table:table-cell table:formula="of:=[.$A21]*[.E$7]/[.$B$1]" office:value-type="float" office:value="1.41414141414141">
            <text:p>1,4141414141</text:p>
          </table:table-cell>
          <table:table-cell table:formula="of:=[.$A21]*[.F$7]/[.$B$1]" office:value-type="float" office:value="1.55555555555556">
            <text:p>1,5555555556</text:p>
          </table:table-cell>
          <table:table-cell table:formula="of:=[.$A21]*[.G$7]/[.$B$1]" office:value-type="float" office:value="1.6969696969697">
            <text:p>1,696969697</text:p>
          </table:table-cell>
          <table:table-cell table:formula="of:=[.$A21]*[.H$7]/[.$B$1]" office:value-type="float" office:value="1.83838383838384">
            <text:p>1,8383838384</text:p>
          </table:table-cell>
          <table:table-cell table:formula="of:=[.$A21]*[.I$7]/[.$B$1]" office:value-type="float" office:value="1.97979797979798">
            <text:p>1,9797979798</text:p>
          </table:table-cell>
          <table:table-cell table:formula="of:=[.$A21]*[.J$7]/[.$B$1]" office:value-type="float" office:value="2.12121212121212">
            <text:p>2,1212121212</text:p>
          </table:table-cell>
          <table:table-cell table:formula="of:=[.$A21]*[.K$7]/[.$B$1]" office:value-type="float" office:value="2.26262626262626">
            <text:p>2,2626262626</text:p>
          </table:table-cell>
          <table:table-cell table:formula="of:=[.$A21]*[.L$7]/[.$B$1]" office:value-type="float" office:value="2.4040404040404">
            <text:p>2,404040404</text:p>
          </table:table-cell>
          <table:table-cell table:formula="of:=[.$A21]*[.M$7]/[.$B$1]" office:value-type="float" office:value="2.54545454545455">
            <text:p>2,5454545455</text:p>
          </table:table-cell>
          <table:table-cell table:formula="of:=[.$A21]*[.N$7]/[.$B$1]" office:value-type="float" office:value="2.68686868686869">
            <text:p>2,6868686869</text:p>
          </table:table-cell>
          <table:table-cell table:formula="of:=[.$A21]*[.O$7]/[.$B$1]" office:value-type="float" office:value="2.82828282828283">
            <text:p>2,8282828283</text:p>
          </table:table-cell>
          <table:table-cell table:formula="of:=[.$A21]*[.P$7]/[.$B$1]" office:value-type="float" office:value="2.96969696969697">
            <text:p>2,9696969697</text:p>
          </table:table-cell>
          <table:table-cell table:formula="of:=[.$A21]*[.Q$7]/[.$B$1]" office:value-type="float" office:value="3.11111111111111">
            <text:p>3,1111111111</text:p>
          </table:table-cell>
          <table:table-cell table:formula="of:=[.$A21]*[.R$7]/[.$B$1]" office:value-type="float" office:value="3.25252525252525">
            <text:p>3,2525252525</text:p>
          </table:table-cell>
          <table:table-cell table:formula="of:=[.$A21]*[.S$7]/[.$B$1]" office:value-type="float" office:value="3.39393939393939">
            <text:p>3,3939393939</text:p>
          </table:table-cell>
          <table:table-cell table:formula="of:=[.$A21]*[.T$7]/[.$B$1]" office:value-type="float" office:value="3.53535353535354">
            <text:p>3,5353535354</text:p>
          </table:table-cell>
          <table:table-cell table:formula="of:=[.$A21]*[.U$7]/[.$B$1]" office:value-type="float" office:value="3.67676767676768">
            <text:p>3,6767676768</text:p>
          </table:table-cell>
          <table:table-cell table:formula="of:=[.$A21]*[.V$7]/[.$B$1]" office:value-type="float" office:value="3.81818181818182">
            <text:p>3,8181818182</text:p>
          </table:table-cell>
          <table:table-cell table:formula="of:=[.$A21]*[.W$7]/[.$B$1]" office:value-type="float" office:value="3.95959595959596">
            <text:p>3,9595959596</text:p>
          </table:table-cell>
          <table:table-cell table:formula="of:=[.$A21]*[.X$7]/[.$B$1]" office:value-type="float" office:value="4.1010101010101">
            <text:p>4,101010101</text:p>
          </table:table-cell>
          <table:table-cell table:formula="of:=[.$A21]*[.Y$7]/[.$B$1]" office:value-type="float" office:value="4.24242424242424">
            <text:p>4,2424242424</text:p>
          </table:table-cell>
          <table:table-cell table:formula="of:=[.$A21]*[.Z$7]/[.$B$1]" office:value-type="float" office:value="4.38383838383838">
            <text:p>4,3838383838</text:p>
          </table:table-cell>
          <table:table-cell table:formula="of:=99" office:value-type="float" office:value="99">
            <text:p>99</text:p>
          </table:table-cell>
          <table:table-cell table:formula="of:=[.$A21]*[.AB$7]/[.$B$3]" office:value-type="float" office:value="0.152173913043478">
            <text:p>0,152173913</text:p>
          </table:table-cell>
          <table:table-cell table:formula="of:=[.$A21]*[.AC$7]/[.$B$3]" office:value-type="float" office:value="0.304347826086957">
            <text:p>0,3043478261</text:p>
          </table:table-cell>
          <table:table-cell table:formula="of:=[.$A21]*[.AD$7]/[.$B$3]" office:value-type="float" office:value="0.456521739130435">
            <text:p>0,4565217391</text:p>
          </table:table-cell>
          <table:table-cell table:formula="of:=[.$A21]*[.AE$7]/[.$B$3]" office:value-type="float" office:value="0.608695652173913">
            <text:p>0,6086956522</text:p>
          </table:table-cell>
          <table:table-cell table:formula="of:=[.$A21]*[.AF$7]/[.$B$3]" office:value-type="float" office:value="0.760869565217391">
            <text:p>0,7608695652</text:p>
          </table:table-cell>
          <table:table-cell table:formula="of:=[.$A21]*[.AG$7]/[.$B$3]" office:value-type="float" office:value="0.91304347826087">
            <text:p>0,9130434783</text:p>
          </table:table-cell>
          <table:table-cell table:formula="of:=[.$A21]*[.AH$7]/[.$B$3]" office:value-type="float" office:value="1.06521739130435">
            <text:p>1,0652173913</text:p>
          </table:table-cell>
          <table:table-cell table:formula="of:=[.$A21]*[.AI$7]/[.$B$3]" office:value-type="float" office:value="1.21739130434783">
            <text:p>1,2173913043</text:p>
          </table:table-cell>
          <table:table-cell table:formula="of:=[.$A21]*[.AJ$7]/[.$B$3]" office:value-type="float" office:value="1.3695652173913">
            <text:p>1,3695652174</text:p>
          </table:table-cell>
          <table:table-cell table:formula="of:=[.$A21]*[.AK$7]/[.$B$3]" office:value-type="float" office:value="1.52173913043478">
            <text:p>1,5217391304</text:p>
          </table:table-cell>
          <table:table-cell table:formula="of:=[.$A21]*[.AL$7]/[.$B$3]" office:value-type="float" office:value="1.67391304347826">
            <text:p>1,6739130435</text:p>
          </table:table-cell>
          <table:table-cell table:formula="of:=[.$A21]*[.AM$7]/[.$B$3]" office:value-type="float" office:value="1.82608695652174">
            <text:p>1,8260869565</text:p>
          </table:table-cell>
          <table:table-cell table:formula="of:=[.$A21]*[.AN$7]/[.$B$3]" office:value-type="float" office:value="1.97826086956522">
            <text:p>1,9782608696</text:p>
          </table:table-cell>
          <table:table-cell table:formula="of:=[.$A21]*[.AO$7]/[.$B$3]" office:value-type="float" office:value="2.1304347826087">
            <text:p>2,1304347826</text:p>
          </table:table-cell>
          <table:table-cell table:formula="of:=[.$A21]*[.AP$7]/[.$B$3]" office:value-type="float" office:value="2.28260869565217">
            <text:p>2,2826086957</text:p>
          </table:table-cell>
          <table:table-cell table:formula="of:=[.$A21]*[.AQ$7]/[.$B$3]" office:value-type="float" office:value="2.43478260869565">
            <text:p>2,4347826087</text:p>
          </table:table-cell>
          <table:table-cell table:formula="of:=[.$A21]*[.AR$7]/[.$B$3]" office:value-type="float" office:value="2.58695652173913">
            <text:p>2,5869565217</text:p>
          </table:table-cell>
          <table:table-cell table:formula="of:=[.$A21]*[.AS$7]/[.$B$3]" office:value-type="float" office:value="2.73913043478261">
            <text:p>2,7391304348</text:p>
          </table:table-cell>
          <table:table-cell table:formula="of:=[.$A21]*[.AT$7]/[.$B$3]" office:value-type="float" office:value="2.89130434782609">
            <text:p>2,8913043478</text:p>
          </table:table-cell>
          <table:table-cell table:formula="of:=[.$A21]*[.AU$7]/[.$B$3]" office:value-type="float" office:value="3.04347826086957">
            <text:p>3,0434782609</text:p>
          </table:table-cell>
          <table:table-cell table:formula="of:=[.$A21]*[.AV$7]/[.$B$3]" office:value-type="float" office:value="3.19565217391304">
            <text:p>3,1956521739</text:p>
          </table:table-cell>
          <table:table-cell table:formula="of:=[.$A21]*[.AW$7]/[.$B$3]" office:value-type="float" office:value="3.34782608695652">
            <text:p>3,347826087</text:p>
          </table:table-cell>
          <table:table-cell table:formula="of:=[.$A21]*[.AX$7]/[.$B$3]" office:value-type="float" office:value="3.5">
            <text:p>3,5</text:p>
          </table:table-cell>
          <table:table-cell table:formula="of:=[.$A21]*[.AY$7]/[.$B$3]" office:value-type="float" office:value="3.65217391304348">
            <text:p>3,652173913</text:p>
          </table:table-cell>
          <table:table-cell table:formula="of:=[.$A21]*[.AZ$7]/[.$B$3]" office:value-type="float" office:value="3.80434782608696">
            <text:p>3,804347826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1]+1" office:value-type="float" office:value="15">
            <text:p>15</text:p>
          </table:table-cell>
          <table:table-cell table:formula="of:=[.$A22]*[.B$7]/[.$B$1]" office:value-type="float" office:value="1.06060606060606">
            <text:p>1,0606060606</text:p>
          </table:table-cell>
          <table:table-cell table:formula="of:=[.$A22]*[.C$7]/[.$B$1]" office:value-type="float" office:value="1.21212121212121">
            <text:p>1,2121212121</text:p>
          </table:table-cell>
          <table:table-cell table:formula="of:=[.$A22]*[.D$7]/[.$B$1]" office:value-type="float" office:value="1.36363636363636">
            <text:p>1,3636363636</text:p>
          </table:table-cell>
          <table:table-cell table:formula="of:=[.$A22]*[.E$7]/[.$B$1]" office:value-type="float" office:value="1.51515151515152">
            <text:p>1,5151515152</text:p>
          </table:table-cell>
          <table:table-cell table:formula="of:=[.$A22]*[.F$7]/[.$B$1]" office:value-type="float" office:value="1.66666666666667">
            <text:p>1,6666666667</text:p>
          </table:table-cell>
          <table:table-cell table:formula="of:=[.$A22]*[.G$7]/[.$B$1]" office:value-type="float" office:value="1.81818181818182">
            <text:p>1,8181818182</text:p>
          </table:table-cell>
          <table:table-cell table:formula="of:=[.$A22]*[.H$7]/[.$B$1]" office:value-type="float" office:value="1.96969696969697">
            <text:p>1,9696969697</text:p>
          </table:table-cell>
          <table:table-cell table:formula="of:=[.$A22]*[.I$7]/[.$B$1]" office:value-type="float" office:value="2.12121212121212">
            <text:p>2,1212121212</text:p>
          </table:table-cell>
          <table:table-cell table:formula="of:=[.$A22]*[.J$7]/[.$B$1]" office:value-type="float" office:value="2.27272727272727">
            <text:p>2,2727272727</text:p>
          </table:table-cell>
          <table:table-cell table:formula="of:=[.$A22]*[.K$7]/[.$B$1]" office:value-type="float" office:value="2.42424242424242">
            <text:p>2,4242424242</text:p>
          </table:table-cell>
          <table:table-cell table:formula="of:=[.$A22]*[.L$7]/[.$B$1]" office:value-type="float" office:value="2.57575757575758">
            <text:p>2,5757575758</text:p>
          </table:table-cell>
          <table:table-cell table:formula="of:=[.$A22]*[.M$7]/[.$B$1]" office:value-type="float" office:value="2.72727272727273">
            <text:p>2,7272727273</text:p>
          </table:table-cell>
          <table:table-cell table:formula="of:=[.$A22]*[.N$7]/[.$B$1]" office:value-type="float" office:value="2.87878787878788">
            <text:p>2,8787878788</text:p>
          </table:table-cell>
          <table:table-cell table:formula="of:=[.$A22]*[.O$7]/[.$B$1]" office:value-type="float" office:value="3.03030303030303">
            <text:p>3,0303030303</text:p>
          </table:table-cell>
          <table:table-cell table:formula="of:=[.$A22]*[.P$7]/[.$B$1]" office:value-type="float" office:value="3.18181818181818">
            <text:p>3,1818181818</text:p>
          </table:table-cell>
          <table:table-cell table:formula="of:=[.$A22]*[.Q$7]/[.$B$1]" office:value-type="float" office:value="3.33333333333333">
            <text:p>3,3333333333</text:p>
          </table:table-cell>
          <table:table-cell table:formula="of:=[.$A22]*[.R$7]/[.$B$1]" office:value-type="float" office:value="3.48484848484848">
            <text:p>3,4848484848</text:p>
          </table:table-cell>
          <table:table-cell table:formula="of:=[.$A22]*[.S$7]/[.$B$1]" office:value-type="float" office:value="3.63636363636364">
            <text:p>3,6363636364</text:p>
          </table:table-cell>
          <table:table-cell table:formula="of:=[.$A22]*[.T$7]/[.$B$1]" office:value-type="float" office:value="3.78787878787879">
            <text:p>3,7878787879</text:p>
          </table:table-cell>
          <table:table-cell table:formula="of:=[.$A22]*[.U$7]/[.$B$1]" office:value-type="float" office:value="3.93939393939394">
            <text:p>3,9393939394</text:p>
          </table:table-cell>
          <table:table-cell table:formula="of:=[.$A22]*[.V$7]/[.$B$1]" office:value-type="float" office:value="4.09090909090909">
            <text:p>4,0909090909</text:p>
          </table:table-cell>
          <table:table-cell table:formula="of:=[.$A22]*[.W$7]/[.$B$1]" office:value-type="float" office:value="4.24242424242424">
            <text:p>4,2424242424</text:p>
          </table:table-cell>
          <table:table-cell table:formula="of:=[.$A22]*[.X$7]/[.$B$1]" office:value-type="float" office:value="4.39393939393939">
            <text:p>4,3939393939</text:p>
          </table:table-cell>
          <table:table-cell table:formula="of:=[.$A22]*[.Y$7]/[.$B$1]" office:value-type="float" office:value="4.54545454545455">
            <text:p>4,5454545455</text:p>
          </table:table-cell>
          <table:table-cell table:formula="of:=[.$A22]*[.Z$7]/[.$B$1]" office:value-type="float" office:value="4.6969696969697">
            <text:p>4,696969697</text:p>
          </table:table-cell>
          <table:table-cell table:formula="of:=99" office:value-type="float" office:value="99">
            <text:p>99</text:p>
          </table:table-cell>
          <table:table-cell table:formula="of:=[.$A22]*[.AB$7]/[.$B$3]" office:value-type="float" office:value="0.16304347826087">
            <text:p>0,1630434783</text:p>
          </table:table-cell>
          <table:table-cell table:formula="of:=[.$A22]*[.AC$7]/[.$B$3]" office:value-type="float" office:value="0.326086956521739">
            <text:p>0,3260869565</text:p>
          </table:table-cell>
          <table:table-cell table:formula="of:=[.$A22]*[.AD$7]/[.$B$3]" office:value-type="float" office:value="0.489130434782609">
            <text:p>0,4891304348</text:p>
          </table:table-cell>
          <table:table-cell table:formula="of:=[.$A22]*[.AE$7]/[.$B$3]" office:value-type="float" office:value="0.652173913043478">
            <text:p>0,652173913</text:p>
          </table:table-cell>
          <table:table-cell table:formula="of:=[.$A22]*[.AF$7]/[.$B$3]" office:value-type="float" office:value="0.815217391304348">
            <text:p>0,8152173913</text:p>
          </table:table-cell>
          <table:table-cell table:formula="of:=[.$A22]*[.AG$7]/[.$B$3]" office:value-type="float" office:value="0.978260869565217">
            <text:p>0,9782608696</text:p>
          </table:table-cell>
          <table:table-cell table:formula="of:=[.$A22]*[.AH$7]/[.$B$3]" office:value-type="float" office:value="1.14130434782609">
            <text:p>1,1413043478</text:p>
          </table:table-cell>
          <table:table-cell table:formula="of:=[.$A22]*[.AI$7]/[.$B$3]" office:value-type="float" office:value="1.30434782608696">
            <text:p>1,3043478261</text:p>
          </table:table-cell>
          <table:table-cell table:formula="of:=[.$A22]*[.AJ$7]/[.$B$3]" office:value-type="float" office:value="1.46739130434783">
            <text:p>1,4673913043</text:p>
          </table:table-cell>
          <table:table-cell table:formula="of:=[.$A22]*[.AK$7]/[.$B$3]" office:value-type="float" office:value="1.6304347826087">
            <text:p>1,6304347826</text:p>
          </table:table-cell>
          <table:table-cell table:formula="of:=[.$A22]*[.AL$7]/[.$B$3]" office:value-type="float" office:value="1.79347826086957">
            <text:p>1,7934782609</text:p>
          </table:table-cell>
          <table:table-cell table:formula="of:=[.$A22]*[.AM$7]/[.$B$3]" office:value-type="float" office:value="1.95652173913043">
            <text:p>1,9565217391</text:p>
          </table:table-cell>
          <table:table-cell table:formula="of:=[.$A22]*[.AN$7]/[.$B$3]" office:value-type="float" office:value="2.1195652173913">
            <text:p>2,1195652174</text:p>
          </table:table-cell>
          <table:table-cell table:formula="of:=[.$A22]*[.AO$7]/[.$B$3]" office:value-type="float" office:value="2.28260869565217">
            <text:p>2,2826086957</text:p>
          </table:table-cell>
          <table:table-cell table:formula="of:=[.$A22]*[.AP$7]/[.$B$3]" office:value-type="float" office:value="2.44565217391304">
            <text:p>2,4456521739</text:p>
          </table:table-cell>
          <table:table-cell table:formula="of:=[.$A22]*[.AQ$7]/[.$B$3]" office:value-type="float" office:value="2.60869565217391">
            <text:p>2,6086956522</text:p>
          </table:table-cell>
          <table:table-cell table:formula="of:=[.$A22]*[.AR$7]/[.$B$3]" office:value-type="float" office:value="2.77173913043478">
            <text:p>2,7717391304</text:p>
          </table:table-cell>
          <table:table-cell table:formula="of:=[.$A22]*[.AS$7]/[.$B$3]" office:value-type="float" office:value="2.93478260869565">
            <text:p>2,9347826087</text:p>
          </table:table-cell>
          <table:table-cell table:formula="of:=[.$A22]*[.AT$7]/[.$B$3]" office:value-type="float" office:value="3.09782608695652">
            <text:p>3,097826087</text:p>
          </table:table-cell>
          <table:table-cell table:formula="of:=[.$A22]*[.AU$7]/[.$B$3]" office:value-type="float" office:value="3.26086956521739">
            <text:p>3,2608695652</text:p>
          </table:table-cell>
          <table:table-cell table:formula="of:=[.$A22]*[.AV$7]/[.$B$3]" office:value-type="float" office:value="3.42391304347826">
            <text:p>3,4239130435</text:p>
          </table:table-cell>
          <table:table-cell table:formula="of:=[.$A22]*[.AW$7]/[.$B$3]" office:value-type="float" office:value="3.58695652173913">
            <text:p>3,5869565217</text:p>
          </table:table-cell>
          <table:table-cell table:formula="of:=[.$A22]*[.AX$7]/[.$B$3]" office:value-type="float" office:value="3.75">
            <text:p>3,75</text:p>
          </table:table-cell>
          <table:table-cell table:formula="of:=[.$A22]*[.AY$7]/[.$B$3]" office:value-type="float" office:value="3.91304347826087">
            <text:p>3,9130434783</text:p>
          </table:table-cell>
          <table:table-cell table:formula="of:=[.$A22]*[.AZ$7]/[.$B$3]" office:value-type="float" office:value="4.07608695652174">
            <text:p>4,076086956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2]+1" office:value-type="float" office:value="16">
            <text:p>16</text:p>
          </table:table-cell>
          <table:table-cell table:formula="of:=[.$A23]*[.B$7]/[.$B$1]" office:value-type="float" office:value="1.13131313131313">
            <text:p>1,1313131313</text:p>
          </table:table-cell>
          <table:table-cell table:formula="of:=[.$A23]*[.C$7]/[.$B$1]" office:value-type="float" office:value="1.29292929292929">
            <text:p>1,2929292929</text:p>
          </table:table-cell>
          <table:table-cell table:formula="of:=[.$A23]*[.D$7]/[.$B$1]" office:value-type="float" office:value="1.45454545454545">
            <text:p>1,4545454545</text:p>
          </table:table-cell>
          <table:table-cell table:formula="of:=[.$A23]*[.E$7]/[.$B$1]" office:value-type="float" office:value="1.61616161616162">
            <text:p>1,6161616162</text:p>
          </table:table-cell>
          <table:table-cell table:formula="of:=[.$A23]*[.F$7]/[.$B$1]" office:value-type="float" office:value="1.77777777777778">
            <text:p>1,7777777778</text:p>
          </table:table-cell>
          <table:table-cell table:formula="of:=[.$A23]*[.G$7]/[.$B$1]" office:value-type="float" office:value="1.93939393939394">
            <text:p>1,9393939394</text:p>
          </table:table-cell>
          <table:table-cell table:formula="of:=[.$A23]*[.H$7]/[.$B$1]" office:value-type="float" office:value="2.1010101010101">
            <text:p>2,101010101</text:p>
          </table:table-cell>
          <table:table-cell table:formula="of:=[.$A23]*[.I$7]/[.$B$1]" office:value-type="float" office:value="2.26262626262626">
            <text:p>2,2626262626</text:p>
          </table:table-cell>
          <table:table-cell table:formula="of:=[.$A23]*[.J$7]/[.$B$1]" office:value-type="float" office:value="2.42424242424242">
            <text:p>2,4242424242</text:p>
          </table:table-cell>
          <table:table-cell table:formula="of:=[.$A23]*[.K$7]/[.$B$1]" office:value-type="float" office:value="2.58585858585859">
            <text:p>2,5858585859</text:p>
          </table:table-cell>
          <table:table-cell table:formula="of:=[.$A23]*[.L$7]/[.$B$1]" office:value-type="float" office:value="2.74747474747475">
            <text:p>2,7474747475</text:p>
          </table:table-cell>
          <table:table-cell table:formula="of:=[.$A23]*[.M$7]/[.$B$1]" office:value-type="float" office:value="2.90909090909091">
            <text:p>2,9090909091</text:p>
          </table:table-cell>
          <table:table-cell table:formula="of:=[.$A23]*[.N$7]/[.$B$1]" office:value-type="float" office:value="3.07070707070707">
            <text:p>3,0707070707</text:p>
          </table:table-cell>
          <table:table-cell table:formula="of:=[.$A23]*[.O$7]/[.$B$1]" office:value-type="float" office:value="3.23232323232323">
            <text:p>3,2323232323</text:p>
          </table:table-cell>
          <table:table-cell table:formula="of:=[.$A23]*[.P$7]/[.$B$1]" office:value-type="float" office:value="3.39393939393939">
            <text:p>3,3939393939</text:p>
          </table:table-cell>
          <table:table-cell table:formula="of:=[.$A23]*[.Q$7]/[.$B$1]" office:value-type="float" office:value="3.55555555555556">
            <text:p>3,5555555556</text:p>
          </table:table-cell>
          <table:table-cell table:formula="of:=[.$A23]*[.R$7]/[.$B$1]" office:value-type="float" office:value="3.71717171717172">
            <text:p>3,7171717172</text:p>
          </table:table-cell>
          <table:table-cell table:formula="of:=[.$A23]*[.S$7]/[.$B$1]" office:value-type="float" office:value="3.87878787878788">
            <text:p>3,8787878788</text:p>
          </table:table-cell>
          <table:table-cell table:formula="of:=[.$A23]*[.T$7]/[.$B$1]" office:value-type="float" office:value="4.04040404040404">
            <text:p>4,0404040404</text:p>
          </table:table-cell>
          <table:table-cell table:formula="of:=[.$A23]*[.U$7]/[.$B$1]" office:value-type="float" office:value="4.2020202020202">
            <text:p>4,202020202</text:p>
          </table:table-cell>
          <table:table-cell table:formula="of:=[.$A23]*[.V$7]/[.$B$1]" office:value-type="float" office:value="4.36363636363636">
            <text:p>4,3636363636</text:p>
          </table:table-cell>
          <table:table-cell table:formula="of:=[.$A23]*[.W$7]/[.$B$1]" office:value-type="float" office:value="4.52525252525253">
            <text:p>4,5252525253</text:p>
          </table:table-cell>
          <table:table-cell table:formula="of:=[.$A23]*[.X$7]/[.$B$1]" office:value-type="float" office:value="4.68686868686869">
            <text:p>4,6868686869</text:p>
          </table:table-cell>
          <table:table-cell table:formula="of:=[.$A23]*[.Y$7]/[.$B$1]" office:value-type="float" office:value="4.84848484848485">
            <text:p>4,8484848485</text:p>
          </table:table-cell>
          <table:table-cell table:formula="of:=[.$A23]*[.Z$7]/[.$B$1]" office:value-type="float" office:value="5.01010101010101">
            <text:p>5,0101010101</text:p>
          </table:table-cell>
          <table:table-cell table:formula="of:=99" office:value-type="float" office:value="99">
            <text:p>99</text:p>
          </table:table-cell>
          <table:table-cell table:formula="of:=[.$A23]*[.AB$7]/[.$B$3]" office:value-type="float" office:value="0.173913043478261">
            <text:p>0,1739130435</text:p>
          </table:table-cell>
          <table:table-cell table:formula="of:=[.$A23]*[.AC$7]/[.$B$3]" office:value-type="float" office:value="0.347826086956522">
            <text:p>0,347826087</text:p>
          </table:table-cell>
          <table:table-cell table:formula="of:=[.$A23]*[.AD$7]/[.$B$3]" office:value-type="float" office:value="0.521739130434783">
            <text:p>0,5217391304</text:p>
          </table:table-cell>
          <table:table-cell table:formula="of:=[.$A23]*[.AE$7]/[.$B$3]" office:value-type="float" office:value="0.695652173913043">
            <text:p>0,6956521739</text:p>
          </table:table-cell>
          <table:table-cell table:formula="of:=[.$A23]*[.AF$7]/[.$B$3]" office:value-type="float" office:value="0.869565217391304">
            <text:p>0,8695652174</text:p>
          </table:table-cell>
          <table:table-cell table:formula="of:=[.$A23]*[.AG$7]/[.$B$3]" office:value-type="float" office:value="1.04347826086957">
            <text:p>1,0434782609</text:p>
          </table:table-cell>
          <table:table-cell table:formula="of:=[.$A23]*[.AH$7]/[.$B$3]" office:value-type="float" office:value="1.21739130434783">
            <text:p>1,2173913043</text:p>
          </table:table-cell>
          <table:table-cell table:formula="of:=[.$A23]*[.AI$7]/[.$B$3]" office:value-type="float" office:value="1.39130434782609">
            <text:p>1,3913043478</text:p>
          </table:table-cell>
          <table:table-cell table:formula="of:=[.$A23]*[.AJ$7]/[.$B$3]" office:value-type="float" office:value="1.56521739130435">
            <text:p>1,5652173913</text:p>
          </table:table-cell>
          <table:table-cell table:formula="of:=[.$A23]*[.AK$7]/[.$B$3]" office:value-type="float" office:value="1.73913043478261">
            <text:p>1,7391304348</text:p>
          </table:table-cell>
          <table:table-cell table:formula="of:=[.$A23]*[.AL$7]/[.$B$3]" office:value-type="float" office:value="1.91304347826087">
            <text:p>1,9130434783</text:p>
          </table:table-cell>
          <table:table-cell table:formula="of:=[.$A23]*[.AM$7]/[.$B$3]" office:value-type="float" office:value="2.08695652173913">
            <text:p>2,0869565217</text:p>
          </table:table-cell>
          <table:table-cell table:formula="of:=[.$A23]*[.AN$7]/[.$B$3]" office:value-type="float" office:value="2.26086956521739">
            <text:p>2,2608695652</text:p>
          </table:table-cell>
          <table:table-cell table:formula="of:=[.$A23]*[.AO$7]/[.$B$3]" office:value-type="float" office:value="2.43478260869565">
            <text:p>2,4347826087</text:p>
          </table:table-cell>
          <table:table-cell table:formula="of:=[.$A23]*[.AP$7]/[.$B$3]" office:value-type="float" office:value="2.60869565217391">
            <text:p>2,6086956522</text:p>
          </table:table-cell>
          <table:table-cell table:formula="of:=[.$A23]*[.AQ$7]/[.$B$3]" office:value-type="float" office:value="2.78260869565217">
            <text:p>2,7826086957</text:p>
          </table:table-cell>
          <table:table-cell table:formula="of:=[.$A23]*[.AR$7]/[.$B$3]" office:value-type="float" office:value="2.95652173913043">
            <text:p>2,9565217391</text:p>
          </table:table-cell>
          <table:table-cell table:formula="of:=[.$A23]*[.AS$7]/[.$B$3]" office:value-type="float" office:value="3.1304347826087">
            <text:p>3,1304347826</text:p>
          </table:table-cell>
          <table:table-cell table:formula="of:=[.$A23]*[.AT$7]/[.$B$3]" office:value-type="float" office:value="3.30434782608696">
            <text:p>3,3043478261</text:p>
          </table:table-cell>
          <table:table-cell table:formula="of:=[.$A23]*[.AU$7]/[.$B$3]" office:value-type="float" office:value="3.47826086956522">
            <text:p>3,4782608696</text:p>
          </table:table-cell>
          <table:table-cell table:formula="of:=[.$A23]*[.AV$7]/[.$B$3]" office:value-type="float" office:value="3.65217391304348">
            <text:p>3,652173913</text:p>
          </table:table-cell>
          <table:table-cell table:formula="of:=[.$A23]*[.AW$7]/[.$B$3]" office:value-type="float" office:value="3.82608695652174">
            <text:p>3,8260869565</text:p>
          </table:table-cell>
          <table:table-cell table:formula="of:=[.$A23]*[.AX$7]/[.$B$3]" office:value-type="float" office:value="4">
            <text:p>4</text:p>
          </table:table-cell>
          <table:table-cell table:formula="of:=[.$A23]*[.AY$7]/[.$B$3]" office:value-type="float" office:value="4.17391304347826">
            <text:p>4,1739130435</text:p>
          </table:table-cell>
          <table:table-cell table:formula="of:=[.$A23]*[.AZ$7]/[.$B$3]" office:value-type="float" office:value="4.34782608695652">
            <text:p>4,34782608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3]+1" office:value-type="float" office:value="17">
            <text:p>17</text:p>
          </table:table-cell>
          <table:table-cell table:formula="of:=[.$A24]*[.B$7]/[.$B$1]" office:value-type="float" office:value="1.2020202020202">
            <text:p>1,202020202</text:p>
          </table:table-cell>
          <table:table-cell table:formula="of:=[.$A24]*[.C$7]/[.$B$1]" office:value-type="float" office:value="1.37373737373737">
            <text:p>1,3737373737</text:p>
          </table:table-cell>
          <table:table-cell table:formula="of:=[.$A24]*[.D$7]/[.$B$1]" office:value-type="float" office:value="1.54545454545455">
            <text:p>1,5454545455</text:p>
          </table:table-cell>
          <table:table-cell table:formula="of:=[.$A24]*[.E$7]/[.$B$1]" office:value-type="float" office:value="1.71717171717172">
            <text:p>1,7171717172</text:p>
          </table:table-cell>
          <table:table-cell table:formula="of:=[.$A24]*[.F$7]/[.$B$1]" office:value-type="float" office:value="1.88888888888889">
            <text:p>1,8888888889</text:p>
          </table:table-cell>
          <table:table-cell table:formula="of:=[.$A24]*[.G$7]/[.$B$1]" office:value-type="float" office:value="2.06060606060606">
            <text:p>2,0606060606</text:p>
          </table:table-cell>
          <table:table-cell table:formula="of:=[.$A24]*[.H$7]/[.$B$1]" office:value-type="float" office:value="2.23232323232323">
            <text:p>2,2323232323</text:p>
          </table:table-cell>
          <table:table-cell table:formula="of:=[.$A24]*[.I$7]/[.$B$1]" office:value-type="float" office:value="2.4040404040404">
            <text:p>2,404040404</text:p>
          </table:table-cell>
          <table:table-cell table:formula="of:=[.$A24]*[.J$7]/[.$B$1]" office:value-type="float" office:value="2.57575757575758">
            <text:p>2,5757575758</text:p>
          </table:table-cell>
          <table:table-cell table:formula="of:=[.$A24]*[.K$7]/[.$B$1]" office:value-type="float" office:value="2.74747474747475">
            <text:p>2,7474747475</text:p>
          </table:table-cell>
          <table:table-cell table:formula="of:=[.$A24]*[.L$7]/[.$B$1]" office:value-type="float" office:value="2.91919191919192">
            <text:p>2,9191919192</text:p>
          </table:table-cell>
          <table:table-cell table:formula="of:=[.$A24]*[.M$7]/[.$B$1]" office:value-type="float" office:value="3.09090909090909">
            <text:p>3,0909090909</text:p>
          </table:table-cell>
          <table:table-cell table:formula="of:=[.$A24]*[.N$7]/[.$B$1]" office:value-type="float" office:value="3.26262626262626">
            <text:p>3,2626262626</text:p>
          </table:table-cell>
          <table:table-cell table:formula="of:=[.$A24]*[.O$7]/[.$B$1]" office:value-type="float" office:value="3.43434343434343">
            <text:p>3,4343434343</text:p>
          </table:table-cell>
          <table:table-cell table:formula="of:=[.$A24]*[.P$7]/[.$B$1]" office:value-type="float" office:value="3.60606060606061">
            <text:p>3,6060606061</text:p>
          </table:table-cell>
          <table:table-cell table:formula="of:=[.$A24]*[.Q$7]/[.$B$1]" office:value-type="float" office:value="3.77777777777778">
            <text:p>3,7777777778</text:p>
          </table:table-cell>
          <table:table-cell table:formula="of:=[.$A24]*[.R$7]/[.$B$1]" office:value-type="float" office:value="3.94949494949495">
            <text:p>3,9494949495</text:p>
          </table:table-cell>
          <table:table-cell table:formula="of:=[.$A24]*[.S$7]/[.$B$1]" office:value-type="float" office:value="4.12121212121212">
            <text:p>4,1212121212</text:p>
          </table:table-cell>
          <table:table-cell table:formula="of:=[.$A24]*[.T$7]/[.$B$1]" office:value-type="float" office:value="4.29292929292929">
            <text:p>4,2929292929</text:p>
          </table:table-cell>
          <table:table-cell table:formula="of:=[.$A24]*[.U$7]/[.$B$1]" office:value-type="float" office:value="4.46464646464646">
            <text:p>4,4646464646</text:p>
          </table:table-cell>
          <table:table-cell table:formula="of:=[.$A24]*[.V$7]/[.$B$1]" office:value-type="float" office:value="4.63636363636364">
            <text:p>4,6363636364</text:p>
          </table:table-cell>
          <table:table-cell table:formula="of:=[.$A24]*[.W$7]/[.$B$1]" office:value-type="float" office:value="4.80808080808081">
            <text:p>4,8080808081</text:p>
          </table:table-cell>
          <table:table-cell table:formula="of:=[.$A24]*[.X$7]/[.$B$1]" office:value-type="float" office:value="4.97979797979798">
            <text:p>4,9797979798</text:p>
          </table:table-cell>
          <table:table-cell table:formula="of:=[.$A24]*[.Y$7]/[.$B$1]" office:value-type="float" office:value="5.15151515151515">
            <text:p>5,1515151515</text:p>
          </table:table-cell>
          <table:table-cell table:formula="of:=[.$A24]*[.Z$7]/[.$B$1]" office:value-type="float" office:value="5.32323232323232">
            <text:p>5,3232323232</text:p>
          </table:table-cell>
          <table:table-cell table:formula="of:=99" office:value-type="float" office:value="99">
            <text:p>99</text:p>
          </table:table-cell>
          <table:table-cell table:formula="of:=[.$A24]*[.AB$7]/[.$B$3]" office:value-type="float" office:value="0.184782608695652">
            <text:p>0,1847826087</text:p>
          </table:table-cell>
          <table:table-cell table:formula="of:=[.$A24]*[.AC$7]/[.$B$3]" office:value-type="float" office:value="0.369565217391304">
            <text:p>0,3695652174</text:p>
          </table:table-cell>
          <table:table-cell table:formula="of:=[.$A24]*[.AD$7]/[.$B$3]" office:value-type="float" office:value="0.554347826086957">
            <text:p>0,5543478261</text:p>
          </table:table-cell>
          <table:table-cell table:formula="of:=[.$A24]*[.AE$7]/[.$B$3]" office:value-type="float" office:value="0.739130434782609">
            <text:p>0,7391304348</text:p>
          </table:table-cell>
          <table:table-cell table:formula="of:=[.$A24]*[.AF$7]/[.$B$3]" office:value-type="float" office:value="0.923913043478261">
            <text:p>0,9239130435</text:p>
          </table:table-cell>
          <table:table-cell table:formula="of:=[.$A24]*[.AG$7]/[.$B$3]" office:value-type="float" office:value="1.10869565217391">
            <text:p>1,1086956522</text:p>
          </table:table-cell>
          <table:table-cell table:formula="of:=[.$A24]*[.AH$7]/[.$B$3]" office:value-type="float" office:value="1.29347826086957">
            <text:p>1,2934782609</text:p>
          </table:table-cell>
          <table:table-cell table:formula="of:=[.$A24]*[.AI$7]/[.$B$3]" office:value-type="float" office:value="1.47826086956522">
            <text:p>1,4782608696</text:p>
          </table:table-cell>
          <table:table-cell table:formula="of:=[.$A24]*[.AJ$7]/[.$B$3]" office:value-type="float" office:value="1.66304347826087">
            <text:p>1,6630434783</text:p>
          </table:table-cell>
          <table:table-cell table:formula="of:=[.$A24]*[.AK$7]/[.$B$3]" office:value-type="float" office:value="1.84782608695652">
            <text:p>1,847826087</text:p>
          </table:table-cell>
          <table:table-cell table:formula="of:=[.$A24]*[.AL$7]/[.$B$3]" office:value-type="float" office:value="2.03260869565217">
            <text:p>2,0326086957</text:p>
          </table:table-cell>
          <table:table-cell table:formula="of:=[.$A24]*[.AM$7]/[.$B$3]" office:value-type="float" office:value="2.21739130434783">
            <text:p>2,2173913043</text:p>
          </table:table-cell>
          <table:table-cell table:formula="of:=[.$A24]*[.AN$7]/[.$B$3]" office:value-type="float" office:value="2.40217391304348">
            <text:p>2,402173913</text:p>
          </table:table-cell>
          <table:table-cell table:formula="of:=[.$A24]*[.AO$7]/[.$B$3]" office:value-type="float" office:value="2.58695652173913">
            <text:p>2,5869565217</text:p>
          </table:table-cell>
          <table:table-cell table:formula="of:=[.$A24]*[.AP$7]/[.$B$3]" office:value-type="float" office:value="2.77173913043478">
            <text:p>2,7717391304</text:p>
          </table:table-cell>
          <table:table-cell table:formula="of:=[.$A24]*[.AQ$7]/[.$B$3]" office:value-type="float" office:value="2.95652173913043">
            <text:p>2,9565217391</text:p>
          </table:table-cell>
          <table:table-cell table:formula="of:=[.$A24]*[.AR$7]/[.$B$3]" office:value-type="float" office:value="3.14130434782609">
            <text:p>3,1413043478</text:p>
          </table:table-cell>
          <table:table-cell table:formula="of:=[.$A24]*[.AS$7]/[.$B$3]" office:value-type="float" office:value="3.32608695652174">
            <text:p>3,3260869565</text:p>
          </table:table-cell>
          <table:table-cell table:formula="of:=[.$A24]*[.AT$7]/[.$B$3]" office:value-type="float" office:value="3.51086956521739">
            <text:p>3,5108695652</text:p>
          </table:table-cell>
          <table:table-cell table:formula="of:=[.$A24]*[.AU$7]/[.$B$3]" office:value-type="float" office:value="3.69565217391304">
            <text:p>3,6956521739</text:p>
          </table:table-cell>
          <table:table-cell table:formula="of:=[.$A24]*[.AV$7]/[.$B$3]" office:value-type="float" office:value="3.8804347826087">
            <text:p>3,8804347826</text:p>
          </table:table-cell>
          <table:table-cell table:formula="of:=[.$A24]*[.AW$7]/[.$B$3]" office:value-type="float" office:value="4.06521739130435">
            <text:p>4,0652173913</text:p>
          </table:table-cell>
          <table:table-cell table:formula="of:=[.$A24]*[.AX$7]/[.$B$3]" office:value-type="float" office:value="4.25">
            <text:p>4,25</text:p>
          </table:table-cell>
          <table:table-cell table:formula="of:=[.$A24]*[.AY$7]/[.$B$3]" office:value-type="float" office:value="4.43478260869565">
            <text:p>4,4347826087</text:p>
          </table:table-cell>
          <table:table-cell table:formula="of:=[.$A24]*[.AZ$7]/[.$B$3]" office:value-type="float" office:value="4.6195652173913">
            <text:p>4,6195652174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4]+1" office:value-type="float" office:value="18">
            <text:p>18</text:p>
          </table:table-cell>
          <table:table-cell table:formula="of:=[.$A25]*[.B$7]/[.$B$1]" office:value-type="float" office:value="1.27272727272727">
            <text:p>1,2727272727</text:p>
          </table:table-cell>
          <table:table-cell table:formula="of:=[.$A25]*[.C$7]/[.$B$1]" office:value-type="float" office:value="1.45454545454545">
            <text:p>1,4545454545</text:p>
          </table:table-cell>
          <table:table-cell table:formula="of:=[.$A25]*[.D$7]/[.$B$1]" office:value-type="float" office:value="1.63636363636364">
            <text:p>1,6363636364</text:p>
          </table:table-cell>
          <table:table-cell table:formula="of:=[.$A25]*[.E$7]/[.$B$1]" office:value-type="float" office:value="1.81818181818182">
            <text:p>1,8181818182</text:p>
          </table:table-cell>
          <table:table-cell table:formula="of:=[.$A25]*[.F$7]/[.$B$1]" office:value-type="float" office:value="2">
            <text:p>2</text:p>
          </table:table-cell>
          <table:table-cell table:formula="of:=[.$A25]*[.G$7]/[.$B$1]" office:value-type="float" office:value="2.18181818181818">
            <text:p>2,1818181818</text:p>
          </table:table-cell>
          <table:table-cell table:formula="of:=[.$A25]*[.H$7]/[.$B$1]" office:value-type="float" office:value="2.36363636363636">
            <text:p>2,3636363636</text:p>
          </table:table-cell>
          <table:table-cell table:formula="of:=[.$A25]*[.I$7]/[.$B$1]" office:value-type="float" office:value="2.54545454545455">
            <text:p>2,5454545455</text:p>
          </table:table-cell>
          <table:table-cell table:formula="of:=[.$A25]*[.J$7]/[.$B$1]" office:value-type="float" office:value="2.72727272727273">
            <text:p>2,7272727273</text:p>
          </table:table-cell>
          <table:table-cell table:formula="of:=[.$A25]*[.K$7]/[.$B$1]" office:value-type="float" office:value="2.90909090909091">
            <text:p>2,9090909091</text:p>
          </table:table-cell>
          <table:table-cell table:formula="of:=[.$A25]*[.L$7]/[.$B$1]" office:value-type="float" office:value="3.09090909090909">
            <text:p>3,0909090909</text:p>
          </table:table-cell>
          <table:table-cell table:formula="of:=[.$A25]*[.M$7]/[.$B$1]" office:value-type="float" office:value="3.27272727272727">
            <text:p>3,2727272727</text:p>
          </table:table-cell>
          <table:table-cell table:formula="of:=[.$A25]*[.N$7]/[.$B$1]" office:value-type="float" office:value="3.45454545454545">
            <text:p>3,4545454545</text:p>
          </table:table-cell>
          <table:table-cell table:formula="of:=[.$A25]*[.O$7]/[.$B$1]" office:value-type="float" office:value="3.63636363636364">
            <text:p>3,6363636364</text:p>
          </table:table-cell>
          <table:table-cell table:formula="of:=[.$A25]*[.P$7]/[.$B$1]" office:value-type="float" office:value="3.81818181818182">
            <text:p>3,8181818182</text:p>
          </table:table-cell>
          <table:table-cell table:formula="of:=[.$A25]*[.Q$7]/[.$B$1]" office:value-type="float" office:value="4">
            <text:p>4</text:p>
          </table:table-cell>
          <table:table-cell table:formula="of:=[.$A25]*[.R$7]/[.$B$1]" office:value-type="float" office:value="4.18181818181818">
            <text:p>4,1818181818</text:p>
          </table:table-cell>
          <table:table-cell table:formula="of:=[.$A25]*[.S$7]/[.$B$1]" office:value-type="float" office:value="4.36363636363636">
            <text:p>4,3636363636</text:p>
          </table:table-cell>
          <table:table-cell table:formula="of:=[.$A25]*[.T$7]/[.$B$1]" office:value-type="float" office:value="4.54545454545455">
            <text:p>4,5454545455</text:p>
          </table:table-cell>
          <table:table-cell table:formula="of:=[.$A25]*[.U$7]/[.$B$1]" office:value-type="float" office:value="4.72727272727273">
            <text:p>4,7272727273</text:p>
          </table:table-cell>
          <table:table-cell table:formula="of:=[.$A25]*[.V$7]/[.$B$1]" office:value-type="float" office:value="4.90909090909091">
            <text:p>4,9090909091</text:p>
          </table:table-cell>
          <table:table-cell table:formula="of:=[.$A25]*[.W$7]/[.$B$1]" office:value-type="float" office:value="5.09090909090909">
            <text:p>5,0909090909</text:p>
          </table:table-cell>
          <table:table-cell table:formula="of:=[.$A25]*[.X$7]/[.$B$1]" office:value-type="float" office:value="5.27272727272727">
            <text:p>5,2727272727</text:p>
          </table:table-cell>
          <table:table-cell table:formula="of:=[.$A25]*[.Y$7]/[.$B$1]" office:value-type="float" office:value="5.45454545454545">
            <text:p>5,4545454545</text:p>
          </table:table-cell>
          <table:table-cell table:formula="of:=[.$A25]*[.Z$7]/[.$B$1]" office:value-type="float" office:value="5.63636363636364">
            <text:p>5,6363636364</text:p>
          </table:table-cell>
          <table:table-cell table:formula="of:=99" office:value-type="float" office:value="99">
            <text:p>99</text:p>
          </table:table-cell>
          <table:table-cell table:formula="of:=[.$A25]*[.AB$7]/[.$B$3]" office:value-type="float" office:value="0.195652173913043">
            <text:p>0,1956521739</text:p>
          </table:table-cell>
          <table:table-cell table:formula="of:=[.$A25]*[.AC$7]/[.$B$3]" office:value-type="float" office:value="0.391304347826087">
            <text:p>0,3913043478</text:p>
          </table:table-cell>
          <table:table-cell table:formula="of:=[.$A25]*[.AD$7]/[.$B$3]" office:value-type="float" office:value="0.58695652173913">
            <text:p>0,5869565217</text:p>
          </table:table-cell>
          <table:table-cell table:formula="of:=[.$A25]*[.AE$7]/[.$B$3]" office:value-type="float" office:value="0.782608695652174">
            <text:p>0,7826086957</text:p>
          </table:table-cell>
          <table:table-cell table:formula="of:=[.$A25]*[.AF$7]/[.$B$3]" office:value-type="float" office:value="0.978260869565217">
            <text:p>0,9782608696</text:p>
          </table:table-cell>
          <table:table-cell table:formula="of:=[.$A25]*[.AG$7]/[.$B$3]" office:value-type="float" office:value="1.17391304347826">
            <text:p>1,1739130435</text:p>
          </table:table-cell>
          <table:table-cell table:formula="of:=[.$A25]*[.AH$7]/[.$B$3]" office:value-type="float" office:value="1.3695652173913">
            <text:p>1,3695652174</text:p>
          </table:table-cell>
          <table:table-cell table:formula="of:=[.$A25]*[.AI$7]/[.$B$3]" office:value-type="float" office:value="1.56521739130435">
            <text:p>1,5652173913</text:p>
          </table:table-cell>
          <table:table-cell table:formula="of:=[.$A25]*[.AJ$7]/[.$B$3]" office:value-type="float" office:value="1.76086956521739">
            <text:p>1,7608695652</text:p>
          </table:table-cell>
          <table:table-cell table:formula="of:=[.$A25]*[.AK$7]/[.$B$3]" office:value-type="float" office:value="1.95652173913043">
            <text:p>1,9565217391</text:p>
          </table:table-cell>
          <table:table-cell table:formula="of:=[.$A25]*[.AL$7]/[.$B$3]" office:value-type="float" office:value="2.15217391304348">
            <text:p>2,152173913</text:p>
          </table:table-cell>
          <table:table-cell table:formula="of:=[.$A25]*[.AM$7]/[.$B$3]" office:value-type="float" office:value="2.34782608695652">
            <text:p>2,347826087</text:p>
          </table:table-cell>
          <table:table-cell table:formula="of:=[.$A25]*[.AN$7]/[.$B$3]" office:value-type="float" office:value="2.54347826086957">
            <text:p>2,5434782609</text:p>
          </table:table-cell>
          <table:table-cell table:formula="of:=[.$A25]*[.AO$7]/[.$B$3]" office:value-type="float" office:value="2.73913043478261">
            <text:p>2,7391304348</text:p>
          </table:table-cell>
          <table:table-cell table:formula="of:=[.$A25]*[.AP$7]/[.$B$3]" office:value-type="float" office:value="2.93478260869565">
            <text:p>2,9347826087</text:p>
          </table:table-cell>
          <table:table-cell table:formula="of:=[.$A25]*[.AQ$7]/[.$B$3]" office:value-type="float" office:value="3.1304347826087">
            <text:p>3,1304347826</text:p>
          </table:table-cell>
          <table:table-cell table:formula="of:=[.$A25]*[.AR$7]/[.$B$3]" office:value-type="float" office:value="3.32608695652174">
            <text:p>3,3260869565</text:p>
          </table:table-cell>
          <table:table-cell table:formula="of:=[.$A25]*[.AS$7]/[.$B$3]" office:value-type="float" office:value="3.52173913043478">
            <text:p>3,5217391304</text:p>
          </table:table-cell>
          <table:table-cell table:formula="of:=[.$A25]*[.AT$7]/[.$B$3]" office:value-type="float" office:value="3.71739130434783">
            <text:p>3,7173913043</text:p>
          </table:table-cell>
          <table:table-cell table:formula="of:=[.$A25]*[.AU$7]/[.$B$3]" office:value-type="float" office:value="3.91304347826087">
            <text:p>3,9130434783</text:p>
          </table:table-cell>
          <table:table-cell table:formula="of:=[.$A25]*[.AV$7]/[.$B$3]" office:value-type="float" office:value="4.10869565217391">
            <text:p>4,1086956522</text:p>
          </table:table-cell>
          <table:table-cell table:formula="of:=[.$A25]*[.AW$7]/[.$B$3]" office:value-type="float" office:value="4.30434782608696">
            <text:p>4,3043478261</text:p>
          </table:table-cell>
          <table:table-cell table:formula="of:=[.$A25]*[.AX$7]/[.$B$3]" office:value-type="float" office:value="4.5">
            <text:p>4,5</text:p>
          </table:table-cell>
          <table:table-cell table:formula="of:=[.$A25]*[.AY$7]/[.$B$3]" office:value-type="float" office:value="4.69565217391304">
            <text:p>4,6956521739</text:p>
          </table:table-cell>
          <table:table-cell table:formula="of:=[.$A25]*[.AZ$7]/[.$B$3]" office:value-type="float" office:value="4.89130434782609">
            <text:p>4,8913043478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5]+1" office:value-type="float" office:value="19">
            <text:p>19</text:p>
          </table:table-cell>
          <table:table-cell table:formula="of:=[.$A26]*[.B$7]/[.$B$1]" office:value-type="float" office:value="1.34343434343434">
            <text:p>1,3434343434</text:p>
          </table:table-cell>
          <table:table-cell table:formula="of:=[.$A26]*[.C$7]/[.$B$1]" office:value-type="float" office:value="1.53535353535354">
            <text:p>1,5353535354</text:p>
          </table:table-cell>
          <table:table-cell table:formula="of:=[.$A26]*[.D$7]/[.$B$1]" office:value-type="float" office:value="1.72727272727273">
            <text:p>1,7272727273</text:p>
          </table:table-cell>
          <table:table-cell table:formula="of:=[.$A26]*[.E$7]/[.$B$1]" office:value-type="float" office:value="1.91919191919192">
            <text:p>1,9191919192</text:p>
          </table:table-cell>
          <table:table-cell table:formula="of:=[.$A26]*[.F$7]/[.$B$1]" office:value-type="float" office:value="2.11111111111111">
            <text:p>2,1111111111</text:p>
          </table:table-cell>
          <table:table-cell table:formula="of:=[.$A26]*[.G$7]/[.$B$1]" office:value-type="float" office:value="2.3030303030303">
            <text:p>2,303030303</text:p>
          </table:table-cell>
          <table:table-cell table:formula="of:=[.$A26]*[.H$7]/[.$B$1]" office:value-type="float" office:value="2.49494949494949">
            <text:p>2,4949494949</text:p>
          </table:table-cell>
          <table:table-cell table:formula="of:=[.$A26]*[.I$7]/[.$B$1]" office:value-type="float" office:value="2.68686868686869">
            <text:p>2,6868686869</text:p>
          </table:table-cell>
          <table:table-cell table:formula="of:=[.$A26]*[.J$7]/[.$B$1]" office:value-type="float" office:value="2.87878787878788">
            <text:p>2,8787878788</text:p>
          </table:table-cell>
          <table:table-cell table:formula="of:=[.$A26]*[.K$7]/[.$B$1]" office:value-type="float" office:value="3.07070707070707">
            <text:p>3,0707070707</text:p>
          </table:table-cell>
          <table:table-cell table:formula="of:=[.$A26]*[.L$7]/[.$B$1]" office:value-type="float" office:value="3.26262626262626">
            <text:p>3,2626262626</text:p>
          </table:table-cell>
          <table:table-cell table:formula="of:=[.$A26]*[.M$7]/[.$B$1]" office:value-type="float" office:value="3.45454545454545">
            <text:p>3,4545454545</text:p>
          </table:table-cell>
          <table:table-cell table:formula="of:=[.$A26]*[.N$7]/[.$B$1]" office:value-type="float" office:value="3.64646464646465">
            <text:p>3,6464646465</text:p>
          </table:table-cell>
          <table:table-cell table:formula="of:=[.$A26]*[.O$7]/[.$B$1]" office:value-type="float" office:value="3.83838383838384">
            <text:p>3,8383838384</text:p>
          </table:table-cell>
          <table:table-cell table:formula="of:=[.$A26]*[.P$7]/[.$B$1]" office:value-type="float" office:value="4.03030303030303">
            <text:p>4,0303030303</text:p>
          </table:table-cell>
          <table:table-cell table:formula="of:=[.$A26]*[.Q$7]/[.$B$1]" office:value-type="float" office:value="4.22222222222222">
            <text:p>4,2222222222</text:p>
          </table:table-cell>
          <table:table-cell table:formula="of:=[.$A26]*[.R$7]/[.$B$1]" office:value-type="float" office:value="4.41414141414141">
            <text:p>4,4141414141</text:p>
          </table:table-cell>
          <table:table-cell table:formula="of:=[.$A26]*[.S$7]/[.$B$1]" office:value-type="float" office:value="4.60606060606061">
            <text:p>4,6060606061</text:p>
          </table:table-cell>
          <table:table-cell table:formula="of:=[.$A26]*[.T$7]/[.$B$1]" office:value-type="float" office:value="4.7979797979798">
            <text:p>4,797979798</text:p>
          </table:table-cell>
          <table:table-cell table:formula="of:=[.$A26]*[.U$7]/[.$B$1]" office:value-type="float" office:value="4.98989898989899">
            <text:p>4,9898989899</text:p>
          </table:table-cell>
          <table:table-cell table:formula="of:=[.$A26]*[.V$7]/[.$B$1]" office:value-type="float" office:value="5.18181818181818">
            <text:p>5,1818181818</text:p>
          </table:table-cell>
          <table:table-cell table:formula="of:=[.$A26]*[.W$7]/[.$B$1]" office:value-type="float" office:value="5.37373737373737">
            <text:p>5,3737373737</text:p>
          </table:table-cell>
          <table:table-cell table:formula="of:=[.$A26]*[.X$7]/[.$B$1]" office:value-type="float" office:value="5.56565656565657">
            <text:p>5,5656565657</text:p>
          </table:table-cell>
          <table:table-cell table:formula="of:=[.$A26]*[.Y$7]/[.$B$1]" office:value-type="float" office:value="5.75757575757576">
            <text:p>5,7575757576</text:p>
          </table:table-cell>
          <table:table-cell table:formula="of:=[.$A26]*[.Z$7]/[.$B$1]" office:value-type="float" office:value="5.94949494949495">
            <text:p>5,9494949495</text:p>
          </table:table-cell>
          <table:table-cell table:formula="of:=99" office:value-type="float" office:value="99">
            <text:p>99</text:p>
          </table:table-cell>
          <table:table-cell table:formula="of:=[.$A26]*[.AB$7]/[.$B$3]" office:value-type="float" office:value="0.206521739130435">
            <text:p>0,2065217391</text:p>
          </table:table-cell>
          <table:table-cell table:formula="of:=[.$A26]*[.AC$7]/[.$B$3]" office:value-type="float" office:value="0.41304347826087">
            <text:p>0,4130434783</text:p>
          </table:table-cell>
          <table:table-cell table:formula="of:=[.$A26]*[.AD$7]/[.$B$3]" office:value-type="float" office:value="0.619565217391304">
            <text:p>0,6195652174</text:p>
          </table:table-cell>
          <table:table-cell table:formula="of:=[.$A26]*[.AE$7]/[.$B$3]" office:value-type="float" office:value="0.826086956521739">
            <text:p>0,8260869565</text:p>
          </table:table-cell>
          <table:table-cell table:formula="of:=[.$A26]*[.AF$7]/[.$B$3]" office:value-type="float" office:value="1.03260869565217">
            <text:p>1,0326086957</text:p>
          </table:table-cell>
          <table:table-cell table:formula="of:=[.$A26]*[.AG$7]/[.$B$3]" office:value-type="float" office:value="1.23913043478261">
            <text:p>1,2391304348</text:p>
          </table:table-cell>
          <table:table-cell table:formula="of:=[.$A26]*[.AH$7]/[.$B$3]" office:value-type="float" office:value="1.44565217391304">
            <text:p>1,4456521739</text:p>
          </table:table-cell>
          <table:table-cell table:formula="of:=[.$A26]*[.AI$7]/[.$B$3]" office:value-type="float" office:value="1.65217391304348">
            <text:p>1,652173913</text:p>
          </table:table-cell>
          <table:table-cell table:formula="of:=[.$A26]*[.AJ$7]/[.$B$3]" office:value-type="float" office:value="1.85869565217391">
            <text:p>1,8586956522</text:p>
          </table:table-cell>
          <table:table-cell table:formula="of:=[.$A26]*[.AK$7]/[.$B$3]" office:value-type="float" office:value="2.06521739130435">
            <text:p>2,0652173913</text:p>
          </table:table-cell>
          <table:table-cell table:formula="of:=[.$A26]*[.AL$7]/[.$B$3]" office:value-type="float" office:value="2.27173913043478">
            <text:p>2,2717391304</text:p>
          </table:table-cell>
          <table:table-cell table:formula="of:=[.$A26]*[.AM$7]/[.$B$3]" office:value-type="float" office:value="2.47826086956522">
            <text:p>2,4782608696</text:p>
          </table:table-cell>
          <table:table-cell table:formula="of:=[.$A26]*[.AN$7]/[.$B$3]" office:value-type="float" office:value="2.68478260869565">
            <text:p>2,6847826087</text:p>
          </table:table-cell>
          <table:table-cell table:formula="of:=[.$A26]*[.AO$7]/[.$B$3]" office:value-type="float" office:value="2.89130434782609">
            <text:p>2,8913043478</text:p>
          </table:table-cell>
          <table:table-cell table:formula="of:=[.$A26]*[.AP$7]/[.$B$3]" office:value-type="float" office:value="3.09782608695652">
            <text:p>3,097826087</text:p>
          </table:table-cell>
          <table:table-cell table:formula="of:=[.$A26]*[.AQ$7]/[.$B$3]" office:value-type="float" office:value="3.30434782608696">
            <text:p>3,3043478261</text:p>
          </table:table-cell>
          <table:table-cell table:formula="of:=[.$A26]*[.AR$7]/[.$B$3]" office:value-type="float" office:value="3.51086956521739">
            <text:p>3,5108695652</text:p>
          </table:table-cell>
          <table:table-cell table:formula="of:=[.$A26]*[.AS$7]/[.$B$3]" office:value-type="float" office:value="3.71739130434783">
            <text:p>3,7173913043</text:p>
          </table:table-cell>
          <table:table-cell table:formula="of:=[.$A26]*[.AT$7]/[.$B$3]" office:value-type="float" office:value="3.92391304347826">
            <text:p>3,9239130435</text:p>
          </table:table-cell>
          <table:table-cell table:formula="of:=[.$A26]*[.AU$7]/[.$B$3]" office:value-type="float" office:value="4.1304347826087">
            <text:p>4,1304347826</text:p>
          </table:table-cell>
          <table:table-cell table:formula="of:=[.$A26]*[.AV$7]/[.$B$3]" office:value-type="float" office:value="4.33695652173913">
            <text:p>4,3369565217</text:p>
          </table:table-cell>
          <table:table-cell table:formula="of:=[.$A26]*[.AW$7]/[.$B$3]" office:value-type="float" office:value="4.54347826086957">
            <text:p>4,5434782609</text:p>
          </table:table-cell>
          <table:table-cell table:formula="of:=[.$A26]*[.AX$7]/[.$B$3]" office:value-type="float" office:value="4.75">
            <text:p>4,75</text:p>
          </table:table-cell>
          <table:table-cell table:formula="of:=[.$A26]*[.AY$7]/[.$B$3]" office:value-type="float" office:value="4.95652173913043">
            <text:p>4,9565217391</text:p>
          </table:table-cell>
          <table:table-cell table:formula="of:=[.$A26]*[.AZ$7]/[.$B$3]" office:value-type="float" office:value="5.16304347826087">
            <text:p>5,163043478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6]+1" office:value-type="float" office:value="20">
            <text:p>20</text:p>
          </table:table-cell>
          <table:table-cell table:formula="of:=[.$A27]*[.B$7]/[.$B$1]" office:value-type="float" office:value="1.41414141414141">
            <text:p>1,4141414141</text:p>
          </table:table-cell>
          <table:table-cell table:formula="of:=[.$A27]*[.C$7]/[.$B$1]" office:value-type="float" office:value="1.61616161616162">
            <text:p>1,6161616162</text:p>
          </table:table-cell>
          <table:table-cell table:formula="of:=[.$A27]*[.D$7]/[.$B$1]" office:value-type="float" office:value="1.81818181818182">
            <text:p>1,8181818182</text:p>
          </table:table-cell>
          <table:table-cell table:formula="of:=[.$A27]*[.E$7]/[.$B$1]" office:value-type="float" office:value="2.02020202020202">
            <text:p>2,0202020202</text:p>
          </table:table-cell>
          <table:table-cell table:formula="of:=[.$A27]*[.F$7]/[.$B$1]" office:value-type="float" office:value="2.22222222222222">
            <text:p>2,2222222222</text:p>
          </table:table-cell>
          <table:table-cell table:formula="of:=[.$A27]*[.G$7]/[.$B$1]" office:value-type="float" office:value="2.42424242424242">
            <text:p>2,4242424242</text:p>
          </table:table-cell>
          <table:table-cell table:formula="of:=[.$A27]*[.H$7]/[.$B$1]" office:value-type="float" office:value="2.62626262626263">
            <text:p>2,6262626263</text:p>
          </table:table-cell>
          <table:table-cell table:formula="of:=[.$A27]*[.I$7]/[.$B$1]" office:value-type="float" office:value="2.82828282828283">
            <text:p>2,8282828283</text:p>
          </table:table-cell>
          <table:table-cell table:formula="of:=[.$A27]*[.J$7]/[.$B$1]" office:value-type="float" office:value="3.03030303030303">
            <text:p>3,0303030303</text:p>
          </table:table-cell>
          <table:table-cell table:formula="of:=[.$A27]*[.K$7]/[.$B$1]" office:value-type="float" office:value="3.23232323232323">
            <text:p>3,2323232323</text:p>
          </table:table-cell>
          <table:table-cell table:formula="of:=[.$A27]*[.L$7]/[.$B$1]" office:value-type="float" office:value="3.43434343434343">
            <text:p>3,4343434343</text:p>
          </table:table-cell>
          <table:table-cell table:formula="of:=[.$A27]*[.M$7]/[.$B$1]" office:value-type="float" office:value="3.63636363636364">
            <text:p>3,6363636364</text:p>
          </table:table-cell>
          <table:table-cell table:formula="of:=[.$A27]*[.N$7]/[.$B$1]" office:value-type="float" office:value="3.83838383838384">
            <text:p>3,8383838384</text:p>
          </table:table-cell>
          <table:table-cell table:formula="of:=[.$A27]*[.O$7]/[.$B$1]" office:value-type="float" office:value="4.04040404040404">
            <text:p>4,0404040404</text:p>
          </table:table-cell>
          <table:table-cell table:formula="of:=[.$A27]*[.P$7]/[.$B$1]" office:value-type="float" office:value="4.24242424242424">
            <text:p>4,2424242424</text:p>
          </table:table-cell>
          <table:table-cell table:formula="of:=[.$A27]*[.Q$7]/[.$B$1]" office:value-type="float" office:value="4.44444444444444">
            <text:p>4,4444444444</text:p>
          </table:table-cell>
          <table:table-cell table:formula="of:=[.$A27]*[.R$7]/[.$B$1]" office:value-type="float" office:value="4.64646464646465">
            <text:p>4,6464646465</text:p>
          </table:table-cell>
          <table:table-cell table:formula="of:=[.$A27]*[.S$7]/[.$B$1]" office:value-type="float" office:value="4.84848484848485">
            <text:p>4,8484848485</text:p>
          </table:table-cell>
          <table:table-cell table:formula="of:=[.$A27]*[.T$7]/[.$B$1]" office:value-type="float" office:value="5.05050505050505">
            <text:p>5,0505050505</text:p>
          </table:table-cell>
          <table:table-cell table:formula="of:=[.$A27]*[.U$7]/[.$B$1]" office:value-type="float" office:value="5.25252525252525">
            <text:p>5,2525252525</text:p>
          </table:table-cell>
          <table:table-cell table:formula="of:=[.$A27]*[.V$7]/[.$B$1]" office:value-type="float" office:value="5.45454545454545">
            <text:p>5,4545454545</text:p>
          </table:table-cell>
          <table:table-cell table:formula="of:=[.$A27]*[.W$7]/[.$B$1]" office:value-type="float" office:value="5.65656565656566">
            <text:p>5,6565656566</text:p>
          </table:table-cell>
          <table:table-cell table:formula="of:=[.$A27]*[.X$7]/[.$B$1]" office:value-type="float" office:value="5.85858585858586">
            <text:p>5,8585858586</text:p>
          </table:table-cell>
          <table:table-cell table:formula="of:=[.$A27]*[.Y$7]/[.$B$1]" office:value-type="float" office:value="6.06060606060606">
            <text:p>6,0606060606</text:p>
          </table:table-cell>
          <table:table-cell table:formula="of:=[.$A27]*[.Z$7]/[.$B$1]" office:value-type="float" office:value="6.26262626262626">
            <text:p>6,2626262626</text:p>
          </table:table-cell>
          <table:table-cell table:formula="of:=99" office:value-type="float" office:value="99">
            <text:p>99</text:p>
          </table:table-cell>
          <table:table-cell table:formula="of:=[.$A27]*[.AB$7]/[.$B$3]" office:value-type="float" office:value="0.217391304347826">
            <text:p>0,2173913043</text:p>
          </table:table-cell>
          <table:table-cell table:formula="of:=[.$A27]*[.AC$7]/[.$B$3]" office:value-type="float" office:value="0.434782608695652">
            <text:p>0,4347826087</text:p>
          </table:table-cell>
          <table:table-cell table:formula="of:=[.$A27]*[.AD$7]/[.$B$3]" office:value-type="float" office:value="0.652173913043478">
            <text:p>0,652173913</text:p>
          </table:table-cell>
          <table:table-cell table:formula="of:=[.$A27]*[.AE$7]/[.$B$3]" office:value-type="float" office:value="0.869565217391304">
            <text:p>0,8695652174</text:p>
          </table:table-cell>
          <table:table-cell table:formula="of:=[.$A27]*[.AF$7]/[.$B$3]" office:value-type="float" office:value="1.08695652173913">
            <text:p>1,0869565217</text:p>
          </table:table-cell>
          <table:table-cell table:formula="of:=[.$A27]*[.AG$7]/[.$B$3]" office:value-type="float" office:value="1.30434782608696">
            <text:p>1,3043478261</text:p>
          </table:table-cell>
          <table:table-cell table:formula="of:=[.$A27]*[.AH$7]/[.$B$3]" office:value-type="float" office:value="1.52173913043478">
            <text:p>1,5217391304</text:p>
          </table:table-cell>
          <table:table-cell table:formula="of:=[.$A27]*[.AI$7]/[.$B$3]" office:value-type="float" office:value="1.73913043478261">
            <text:p>1,7391304348</text:p>
          </table:table-cell>
          <table:table-cell table:formula="of:=[.$A27]*[.AJ$7]/[.$B$3]" office:value-type="float" office:value="1.95652173913043">
            <text:p>1,9565217391</text:p>
          </table:table-cell>
          <table:table-cell table:formula="of:=[.$A27]*[.AK$7]/[.$B$3]" office:value-type="float" office:value="2.17391304347826">
            <text:p>2,1739130435</text:p>
          </table:table-cell>
          <table:table-cell table:formula="of:=[.$A27]*[.AL$7]/[.$B$3]" office:value-type="float" office:value="2.39130434782609">
            <text:p>2,3913043478</text:p>
          </table:table-cell>
          <table:table-cell table:formula="of:=[.$A27]*[.AM$7]/[.$B$3]" office:value-type="float" office:value="2.60869565217391">
            <text:p>2,6086956522</text:p>
          </table:table-cell>
          <table:table-cell table:formula="of:=[.$A27]*[.AN$7]/[.$B$3]" office:value-type="float" office:value="2.82608695652174">
            <text:p>2,8260869565</text:p>
          </table:table-cell>
          <table:table-cell table:formula="of:=[.$A27]*[.AO$7]/[.$B$3]" office:value-type="float" office:value="3.04347826086957">
            <text:p>3,0434782609</text:p>
          </table:table-cell>
          <table:table-cell table:formula="of:=[.$A27]*[.AP$7]/[.$B$3]" office:value-type="float" office:value="3.26086956521739">
            <text:p>3,2608695652</text:p>
          </table:table-cell>
          <table:table-cell table:formula="of:=[.$A27]*[.AQ$7]/[.$B$3]" office:value-type="float" office:value="3.47826086956522">
            <text:p>3,4782608696</text:p>
          </table:table-cell>
          <table:table-cell table:formula="of:=[.$A27]*[.AR$7]/[.$B$3]" office:value-type="float" office:value="3.69565217391304">
            <text:p>3,6956521739</text:p>
          </table:table-cell>
          <table:table-cell table:formula="of:=[.$A27]*[.AS$7]/[.$B$3]" office:value-type="float" office:value="3.91304347826087">
            <text:p>3,9130434783</text:p>
          </table:table-cell>
          <table:table-cell table:formula="of:=[.$A27]*[.AT$7]/[.$B$3]" office:value-type="float" office:value="4.1304347826087">
            <text:p>4,1304347826</text:p>
          </table:table-cell>
          <table:table-cell table:formula="of:=[.$A27]*[.AU$7]/[.$B$3]" office:value-type="float" office:value="4.34782608695652">
            <text:p>4,347826087</text:p>
          </table:table-cell>
          <table:table-cell table:formula="of:=[.$A27]*[.AV$7]/[.$B$3]" office:value-type="float" office:value="4.56521739130435">
            <text:p>4,5652173913</text:p>
          </table:table-cell>
          <table:table-cell table:formula="of:=[.$A27]*[.AW$7]/[.$B$3]" office:value-type="float" office:value="4.78260869565217">
            <text:p>4,7826086957</text:p>
          </table:table-cell>
          <table:table-cell table:formula="of:=[.$A27]*[.AX$7]/[.$B$3]" office:value-type="float" office:value="5">
            <text:p>5</text:p>
          </table:table-cell>
          <table:table-cell table:formula="of:=[.$A27]*[.AY$7]/[.$B$3]" office:value-type="float" office:value="5.21739130434783">
            <text:p>5,2173913043</text:p>
          </table:table-cell>
          <table:table-cell table:formula="of:=[.$A27]*[.AZ$7]/[.$B$3]" office:value-type="float" office:value="5.43478260869565">
            <text:p>5,434782608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7]+1" office:value-type="float" office:value="21">
            <text:p>21</text:p>
          </table:table-cell>
          <table:table-cell table:formula="of:=[.$A28]*[.B$7]/[.$B$1]" office:value-type="float" office:value="1.48484848484848">
            <text:p>1,4848484848</text:p>
          </table:table-cell>
          <table:table-cell table:formula="of:=[.$A28]*[.C$7]/[.$B$1]" office:value-type="float" office:value="1.6969696969697">
            <text:p>1,696969697</text:p>
          </table:table-cell>
          <table:table-cell table:formula="of:=[.$A28]*[.D$7]/[.$B$1]" office:value-type="float" office:value="1.90909090909091">
            <text:p>1,9090909091</text:p>
          </table:table-cell>
          <table:table-cell table:formula="of:=[.$A28]*[.E$7]/[.$B$1]" office:value-type="float" office:value="2.12121212121212">
            <text:p>2,1212121212</text:p>
          </table:table-cell>
          <table:table-cell table:formula="of:=[.$A28]*[.F$7]/[.$B$1]" office:value-type="float" office:value="2.33333333333333">
            <text:p>2,3333333333</text:p>
          </table:table-cell>
          <table:table-cell table:formula="of:=[.$A28]*[.G$7]/[.$B$1]" office:value-type="float" office:value="2.54545454545455">
            <text:p>2,5454545455</text:p>
          </table:table-cell>
          <table:table-cell table:formula="of:=[.$A28]*[.H$7]/[.$B$1]" office:value-type="float" office:value="2.75757575757576">
            <text:p>2,7575757576</text:p>
          </table:table-cell>
          <table:table-cell table:formula="of:=[.$A28]*[.I$7]/[.$B$1]" office:value-type="float" office:value="2.96969696969697">
            <text:p>2,9696969697</text:p>
          </table:table-cell>
          <table:table-cell table:formula="of:=[.$A28]*[.J$7]/[.$B$1]" office:value-type="float" office:value="3.18181818181818">
            <text:p>3,1818181818</text:p>
          </table:table-cell>
          <table:table-cell table:formula="of:=[.$A28]*[.K$7]/[.$B$1]" office:value-type="float" office:value="3.39393939393939">
            <text:p>3,3939393939</text:p>
          </table:table-cell>
          <table:table-cell table:formula="of:=[.$A28]*[.L$7]/[.$B$1]" office:value-type="float" office:value="3.60606060606061">
            <text:p>3,6060606061</text:p>
          </table:table-cell>
          <table:table-cell table:formula="of:=[.$A28]*[.M$7]/[.$B$1]" office:value-type="float" office:value="3.81818181818182">
            <text:p>3,8181818182</text:p>
          </table:table-cell>
          <table:table-cell table:formula="of:=[.$A28]*[.N$7]/[.$B$1]" office:value-type="float" office:value="4.03030303030303">
            <text:p>4,0303030303</text:p>
          </table:table-cell>
          <table:table-cell table:formula="of:=[.$A28]*[.O$7]/[.$B$1]" office:value-type="float" office:value="4.24242424242424">
            <text:p>4,2424242424</text:p>
          </table:table-cell>
          <table:table-cell table:formula="of:=[.$A28]*[.P$7]/[.$B$1]" office:value-type="float" office:value="4.45454545454545">
            <text:p>4,4545454545</text:p>
          </table:table-cell>
          <table:table-cell table:formula="of:=[.$A28]*[.Q$7]/[.$B$1]" office:value-type="float" office:value="4.66666666666667">
            <text:p>4,6666666667</text:p>
          </table:table-cell>
          <table:table-cell table:formula="of:=[.$A28]*[.R$7]/[.$B$1]" office:value-type="float" office:value="4.87878787878788">
            <text:p>4,8787878788</text:p>
          </table:table-cell>
          <table:table-cell table:formula="of:=[.$A28]*[.S$7]/[.$B$1]" office:value-type="float" office:value="5.09090909090909">
            <text:p>5,0909090909</text:p>
          </table:table-cell>
          <table:table-cell table:formula="of:=[.$A28]*[.T$7]/[.$B$1]" office:value-type="float" office:value="5.3030303030303">
            <text:p>5,303030303</text:p>
          </table:table-cell>
          <table:table-cell table:formula="of:=[.$A28]*[.U$7]/[.$B$1]" office:value-type="float" office:value="5.51515151515152">
            <text:p>5,5151515152</text:p>
          </table:table-cell>
          <table:table-cell table:formula="of:=[.$A28]*[.V$7]/[.$B$1]" office:value-type="float" office:value="5.72727272727273">
            <text:p>5,7272727273</text:p>
          </table:table-cell>
          <table:table-cell table:formula="of:=[.$A28]*[.W$7]/[.$B$1]" office:value-type="float" office:value="5.93939393939394">
            <text:p>5,9393939394</text:p>
          </table:table-cell>
          <table:table-cell table:formula="of:=[.$A28]*[.X$7]/[.$B$1]" office:value-type="float" office:value="6.15151515151515">
            <text:p>6,1515151515</text:p>
          </table:table-cell>
          <table:table-cell table:formula="of:=[.$A28]*[.Y$7]/[.$B$1]" office:value-type="float" office:value="6.36363636363636">
            <text:p>6,3636363636</text:p>
          </table:table-cell>
          <table:table-cell table:formula="of:=[.$A28]*[.Z$7]/[.$B$1]" office:value-type="float" office:value="6.57575757575758">
            <text:p>6,5757575758</text:p>
          </table:table-cell>
          <table:table-cell table:formula="of:=99" office:value-type="float" office:value="99">
            <text:p>99</text:p>
          </table:table-cell>
          <table:table-cell table:formula="of:=[.$A28]*[.AB$7]/[.$B$3]" office:value-type="float" office:value="0.228260869565217">
            <text:p>0,2282608696</text:p>
          </table:table-cell>
          <table:table-cell table:formula="of:=[.$A28]*[.AC$7]/[.$B$3]" office:value-type="float" office:value="0.456521739130435">
            <text:p>0,4565217391</text:p>
          </table:table-cell>
          <table:table-cell table:formula="of:=[.$A28]*[.AD$7]/[.$B$3]" office:value-type="float" office:value="0.684782608695652">
            <text:p>0,6847826087</text:p>
          </table:table-cell>
          <table:table-cell table:formula="of:=[.$A28]*[.AE$7]/[.$B$3]" office:value-type="float" office:value="0.91304347826087">
            <text:p>0,9130434783</text:p>
          </table:table-cell>
          <table:table-cell table:formula="of:=[.$A28]*[.AF$7]/[.$B$3]" office:value-type="float" office:value="1.14130434782609">
            <text:p>1,1413043478</text:p>
          </table:table-cell>
          <table:table-cell table:formula="of:=[.$A28]*[.AG$7]/[.$B$3]" office:value-type="float" office:value="1.3695652173913">
            <text:p>1,3695652174</text:p>
          </table:table-cell>
          <table:table-cell table:formula="of:=[.$A28]*[.AH$7]/[.$B$3]" office:value-type="float" office:value="1.59782608695652">
            <text:p>1,597826087</text:p>
          </table:table-cell>
          <table:table-cell table:formula="of:=[.$A28]*[.AI$7]/[.$B$3]" office:value-type="float" office:value="1.82608695652174">
            <text:p>1,8260869565</text:p>
          </table:table-cell>
          <table:table-cell table:formula="of:=[.$A28]*[.AJ$7]/[.$B$3]" office:value-type="float" office:value="2.05434782608696">
            <text:p>2,0543478261</text:p>
          </table:table-cell>
          <table:table-cell table:formula="of:=[.$A28]*[.AK$7]/[.$B$3]" office:value-type="float" office:value="2.28260869565217">
            <text:p>2,2826086957</text:p>
          </table:table-cell>
          <table:table-cell table:formula="of:=[.$A28]*[.AL$7]/[.$B$3]" office:value-type="float" office:value="2.51086956521739">
            <text:p>2,5108695652</text:p>
          </table:table-cell>
          <table:table-cell table:formula="of:=[.$A28]*[.AM$7]/[.$B$3]" office:value-type="float" office:value="2.73913043478261">
            <text:p>2,7391304348</text:p>
          </table:table-cell>
          <table:table-cell table:formula="of:=[.$A28]*[.AN$7]/[.$B$3]" office:value-type="float" office:value="2.96739130434783">
            <text:p>2,9673913043</text:p>
          </table:table-cell>
          <table:table-cell table:formula="of:=[.$A28]*[.AO$7]/[.$B$3]" office:value-type="float" office:value="3.19565217391304">
            <text:p>3,1956521739</text:p>
          </table:table-cell>
          <table:table-cell table:formula="of:=[.$A28]*[.AP$7]/[.$B$3]" office:value-type="float" office:value="3.42391304347826">
            <text:p>3,4239130435</text:p>
          </table:table-cell>
          <table:table-cell table:formula="of:=[.$A28]*[.AQ$7]/[.$B$3]" office:value-type="float" office:value="3.65217391304348">
            <text:p>3,652173913</text:p>
          </table:table-cell>
          <table:table-cell table:formula="of:=[.$A28]*[.AR$7]/[.$B$3]" office:value-type="float" office:value="3.8804347826087">
            <text:p>3,8804347826</text:p>
          </table:table-cell>
          <table:table-cell table:formula="of:=[.$A28]*[.AS$7]/[.$B$3]" office:value-type="float" office:value="4.10869565217391">
            <text:p>4,1086956522</text:p>
          </table:table-cell>
          <table:table-cell table:formula="of:=[.$A28]*[.AT$7]/[.$B$3]" office:value-type="float" office:value="4.33695652173913">
            <text:p>4,3369565217</text:p>
          </table:table-cell>
          <table:table-cell table:formula="of:=[.$A28]*[.AU$7]/[.$B$3]" office:value-type="float" office:value="4.56521739130435">
            <text:p>4,5652173913</text:p>
          </table:table-cell>
          <table:table-cell table:formula="of:=[.$A28]*[.AV$7]/[.$B$3]" office:value-type="float" office:value="4.79347826086957">
            <text:p>4,7934782609</text:p>
          </table:table-cell>
          <table:table-cell table:formula="of:=[.$A28]*[.AW$7]/[.$B$3]" office:value-type="float" office:value="5.02173913043478">
            <text:p>5,0217391304</text:p>
          </table:table-cell>
          <table:table-cell table:formula="of:=[.$A28]*[.AX$7]/[.$B$3]" office:value-type="float" office:value="5.25">
            <text:p>5,25</text:p>
          </table:table-cell>
          <table:table-cell table:formula="of:=[.$A28]*[.AY$7]/[.$B$3]" office:value-type="float" office:value="5.47826086956522">
            <text:p>5,4782608696</text:p>
          </table:table-cell>
          <table:table-cell table:formula="of:=[.$A28]*[.AZ$7]/[.$B$3]" office:value-type="float" office:value="5.70652173913043">
            <text:p>5,706521739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8]+1" office:value-type="float" office:value="22">
            <text:p>22</text:p>
          </table:table-cell>
          <table:table-cell table:formula="of:=[.$A29]*[.B$7]/[.$B$1]" office:value-type="float" office:value="1.55555555555556">
            <text:p>1,5555555556</text:p>
          </table:table-cell>
          <table:table-cell table:formula="of:=[.$A29]*[.C$7]/[.$B$1]" office:value-type="float" office:value="1.77777777777778">
            <text:p>1,7777777778</text:p>
          </table:table-cell>
          <table:table-cell table:formula="of:=[.$A29]*[.D$7]/[.$B$1]" office:value-type="float" office:value="2">
            <text:p>2</text:p>
          </table:table-cell>
          <table:table-cell table:formula="of:=[.$A29]*[.E$7]/[.$B$1]" office:value-type="float" office:value="2.22222222222222">
            <text:p>2,2222222222</text:p>
          </table:table-cell>
          <table:table-cell table:formula="of:=[.$A29]*[.F$7]/[.$B$1]" office:value-type="float" office:value="2.44444444444444">
            <text:p>2,4444444444</text:p>
          </table:table-cell>
          <table:table-cell table:formula="of:=[.$A29]*[.G$7]/[.$B$1]" office:value-type="float" office:value="2.66666666666667">
            <text:p>2,6666666667</text:p>
          </table:table-cell>
          <table:table-cell table:formula="of:=[.$A29]*[.H$7]/[.$B$1]" office:value-type="float" office:value="2.88888888888889">
            <text:p>2,8888888889</text:p>
          </table:table-cell>
          <table:table-cell table:formula="of:=[.$A29]*[.I$7]/[.$B$1]" office:value-type="float" office:value="3.11111111111111">
            <text:p>3,1111111111</text:p>
          </table:table-cell>
          <table:table-cell table:formula="of:=[.$A29]*[.J$7]/[.$B$1]" office:value-type="float" office:value="3.33333333333333">
            <text:p>3,3333333333</text:p>
          </table:table-cell>
          <table:table-cell table:formula="of:=[.$A29]*[.K$7]/[.$B$1]" office:value-type="float" office:value="3.55555555555556">
            <text:p>3,5555555556</text:p>
          </table:table-cell>
          <table:table-cell table:formula="of:=[.$A29]*[.L$7]/[.$B$1]" office:value-type="float" office:value="3.77777777777778">
            <text:p>3,7777777778</text:p>
          </table:table-cell>
          <table:table-cell table:formula="of:=[.$A29]*[.M$7]/[.$B$1]" office:value-type="float" office:value="4">
            <text:p>4</text:p>
          </table:table-cell>
          <table:table-cell table:formula="of:=[.$A29]*[.N$7]/[.$B$1]" office:value-type="float" office:value="4.22222222222222">
            <text:p>4,2222222222</text:p>
          </table:table-cell>
          <table:table-cell table:formula="of:=[.$A29]*[.O$7]/[.$B$1]" office:value-type="float" office:value="4.44444444444444">
            <text:p>4,4444444444</text:p>
          </table:table-cell>
          <table:table-cell table:formula="of:=[.$A29]*[.P$7]/[.$B$1]" office:value-type="float" office:value="4.66666666666667">
            <text:p>4,6666666667</text:p>
          </table:table-cell>
          <table:table-cell table:formula="of:=[.$A29]*[.Q$7]/[.$B$1]" office:value-type="float" office:value="4.88888888888889">
            <text:p>4,8888888889</text:p>
          </table:table-cell>
          <table:table-cell table:formula="of:=[.$A29]*[.R$7]/[.$B$1]" office:value-type="float" office:value="5.11111111111111">
            <text:p>5,1111111111</text:p>
          </table:table-cell>
          <table:table-cell table:formula="of:=[.$A29]*[.S$7]/[.$B$1]" office:value-type="float" office:value="5.33333333333333">
            <text:p>5,3333333333</text:p>
          </table:table-cell>
          <table:table-cell table:formula="of:=[.$A29]*[.T$7]/[.$B$1]" office:value-type="float" office:value="5.55555555555556">
            <text:p>5,5555555556</text:p>
          </table:table-cell>
          <table:table-cell table:formula="of:=[.$A29]*[.U$7]/[.$B$1]" office:value-type="float" office:value="5.77777777777778">
            <text:p>5,7777777778</text:p>
          </table:table-cell>
          <table:table-cell table:formula="of:=[.$A29]*[.V$7]/[.$B$1]" office:value-type="float" office:value="6">
            <text:p>6</text:p>
          </table:table-cell>
          <table:table-cell table:formula="of:=[.$A29]*[.W$7]/[.$B$1]" office:value-type="float" office:value="6.22222222222222">
            <text:p>6,2222222222</text:p>
          </table:table-cell>
          <table:table-cell table:formula="of:=[.$A29]*[.X$7]/[.$B$1]" office:value-type="float" office:value="6.44444444444444">
            <text:p>6,4444444444</text:p>
          </table:table-cell>
          <table:table-cell table:formula="of:=[.$A29]*[.Y$7]/[.$B$1]" office:value-type="float" office:value="6.66666666666667">
            <text:p>6,6666666667</text:p>
          </table:table-cell>
          <table:table-cell table:formula="of:=[.$A29]*[.Z$7]/[.$B$1]" office:value-type="float" office:value="6.88888888888889">
            <text:p>6,8888888889</text:p>
          </table:table-cell>
          <table:table-cell table:formula="of:=99" office:value-type="float" office:value="99">
            <text:p>99</text:p>
          </table:table-cell>
          <table:table-cell table:formula="of:=[.$A29]*[.AB$7]/[.$B$3]" office:value-type="float" office:value="0.239130434782609">
            <text:p>0,2391304348</text:p>
          </table:table-cell>
          <table:table-cell table:formula="of:=[.$A29]*[.AC$7]/[.$B$3]" office:value-type="float" office:value="0.478260869565217">
            <text:p>0,4782608696</text:p>
          </table:table-cell>
          <table:table-cell table:formula="of:=[.$A29]*[.AD$7]/[.$B$3]" office:value-type="float" office:value="0.717391304347826">
            <text:p>0,7173913043</text:p>
          </table:table-cell>
          <table:table-cell table:formula="of:=[.$A29]*[.AE$7]/[.$B$3]" office:value-type="float" office:value="0.956521739130435">
            <text:p>0,9565217391</text:p>
          </table:table-cell>
          <table:table-cell table:formula="of:=[.$A29]*[.AF$7]/[.$B$3]" office:value-type="float" office:value="1.19565217391304">
            <text:p>1,1956521739</text:p>
          </table:table-cell>
          <table:table-cell table:formula="of:=[.$A29]*[.AG$7]/[.$B$3]" office:value-type="float" office:value="1.43478260869565">
            <text:p>1,4347826087</text:p>
          </table:table-cell>
          <table:table-cell table:formula="of:=[.$A29]*[.AH$7]/[.$B$3]" office:value-type="float" office:value="1.67391304347826">
            <text:p>1,6739130435</text:p>
          </table:table-cell>
          <table:table-cell table:formula="of:=[.$A29]*[.AI$7]/[.$B$3]" office:value-type="float" office:value="1.91304347826087">
            <text:p>1,9130434783</text:p>
          </table:table-cell>
          <table:table-cell table:formula="of:=[.$A29]*[.AJ$7]/[.$B$3]" office:value-type="float" office:value="2.15217391304348">
            <text:p>2,152173913</text:p>
          </table:table-cell>
          <table:table-cell table:formula="of:=[.$A29]*[.AK$7]/[.$B$3]" office:value-type="float" office:value="2.39130434782609">
            <text:p>2,3913043478</text:p>
          </table:table-cell>
          <table:table-cell table:formula="of:=[.$A29]*[.AL$7]/[.$B$3]" office:value-type="float" office:value="2.6304347826087">
            <text:p>2,6304347826</text:p>
          </table:table-cell>
          <table:table-cell table:formula="of:=[.$A29]*[.AM$7]/[.$B$3]" office:value-type="float" office:value="2.8695652173913">
            <text:p>2,8695652174</text:p>
          </table:table-cell>
          <table:table-cell table:formula="of:=[.$A29]*[.AN$7]/[.$B$3]" office:value-type="float" office:value="3.10869565217391">
            <text:p>3,1086956522</text:p>
          </table:table-cell>
          <table:table-cell table:formula="of:=[.$A29]*[.AO$7]/[.$B$3]" office:value-type="float" office:value="3.34782608695652">
            <text:p>3,347826087</text:p>
          </table:table-cell>
          <table:table-cell table:formula="of:=[.$A29]*[.AP$7]/[.$B$3]" office:value-type="float" office:value="3.58695652173913">
            <text:p>3,5869565217</text:p>
          </table:table-cell>
          <table:table-cell table:formula="of:=[.$A29]*[.AQ$7]/[.$B$3]" office:value-type="float" office:value="3.82608695652174">
            <text:p>3,8260869565</text:p>
          </table:table-cell>
          <table:table-cell table:formula="of:=[.$A29]*[.AR$7]/[.$B$3]" office:value-type="float" office:value="4.06521739130435">
            <text:p>4,0652173913</text:p>
          </table:table-cell>
          <table:table-cell table:formula="of:=[.$A29]*[.AS$7]/[.$B$3]" office:value-type="float" office:value="4.30434782608696">
            <text:p>4,3043478261</text:p>
          </table:table-cell>
          <table:table-cell table:formula="of:=[.$A29]*[.AT$7]/[.$B$3]" office:value-type="float" office:value="4.54347826086957">
            <text:p>4,5434782609</text:p>
          </table:table-cell>
          <table:table-cell table:formula="of:=[.$A29]*[.AU$7]/[.$B$3]" office:value-type="float" office:value="4.78260869565217">
            <text:p>4,7826086957</text:p>
          </table:table-cell>
          <table:table-cell table:formula="of:=[.$A29]*[.AV$7]/[.$B$3]" office:value-type="float" office:value="5.02173913043478">
            <text:p>5,0217391304</text:p>
          </table:table-cell>
          <table:table-cell table:formula="of:=[.$A29]*[.AW$7]/[.$B$3]" office:value-type="float" office:value="5.26086956521739">
            <text:p>5,2608695652</text:p>
          </table:table-cell>
          <table:table-cell table:formula="of:=[.$A29]*[.AX$7]/[.$B$3]" office:value-type="float" office:value="5.5">
            <text:p>5,5</text:p>
          </table:table-cell>
          <table:table-cell table:formula="of:=[.$A29]*[.AY$7]/[.$B$3]" office:value-type="float" office:value="5.73913043478261">
            <text:p>5,7391304348</text:p>
          </table:table-cell>
          <table:table-cell table:formula="of:=[.$A29]*[.AZ$7]/[.$B$3]" office:value-type="float" office:value="5.97826086956522">
            <text:p>5,9782608696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9]+1" office:value-type="float" office:value="23">
            <text:p>23</text:p>
          </table:table-cell>
          <table:table-cell table:formula="of:=[.$A30]*[.B$7]/[.$B$1]" office:value-type="float" office:value="1.62626262626263">
            <text:p>1,6262626263</text:p>
          </table:table-cell>
          <table:table-cell table:formula="of:=[.$A30]*[.C$7]/[.$B$1]" office:value-type="float" office:value="1.85858585858586">
            <text:p>1,8585858586</text:p>
          </table:table-cell>
          <table:table-cell table:formula="of:=[.$A30]*[.D$7]/[.$B$1]" office:value-type="float" office:value="2.09090909090909">
            <text:p>2,0909090909</text:p>
          </table:table-cell>
          <table:table-cell table:formula="of:=[.$A30]*[.E$7]/[.$B$1]" office:value-type="float" office:value="2.32323232323232">
            <text:p>2,3232323232</text:p>
          </table:table-cell>
          <table:table-cell table:formula="of:=[.$A30]*[.F$7]/[.$B$1]" office:value-type="float" office:value="2.55555555555556">
            <text:p>2,5555555556</text:p>
          </table:table-cell>
          <table:table-cell table:formula="of:=[.$A30]*[.G$7]/[.$B$1]" office:value-type="float" office:value="2.78787878787879">
            <text:p>2,7878787879</text:p>
          </table:table-cell>
          <table:table-cell table:formula="of:=[.$A30]*[.H$7]/[.$B$1]" office:value-type="float" office:value="3.02020202020202">
            <text:p>3,0202020202</text:p>
          </table:table-cell>
          <table:table-cell table:formula="of:=[.$A30]*[.I$7]/[.$B$1]" office:value-type="float" office:value="3.25252525252525">
            <text:p>3,2525252525</text:p>
          </table:table-cell>
          <table:table-cell table:formula="of:=[.$A30]*[.J$7]/[.$B$1]" office:value-type="float" office:value="3.48484848484848">
            <text:p>3,4848484848</text:p>
          </table:table-cell>
          <table:table-cell table:formula="of:=[.$A30]*[.K$7]/[.$B$1]" office:value-type="float" office:value="3.71717171717172">
            <text:p>3,7171717172</text:p>
          </table:table-cell>
          <table:table-cell table:formula="of:=[.$A30]*[.L$7]/[.$B$1]" office:value-type="float" office:value="3.94949494949495">
            <text:p>3,9494949495</text:p>
          </table:table-cell>
          <table:table-cell table:formula="of:=[.$A30]*[.M$7]/[.$B$1]" office:value-type="float" office:value="4.18181818181818">
            <text:p>4,1818181818</text:p>
          </table:table-cell>
          <table:table-cell table:formula="of:=[.$A30]*[.N$7]/[.$B$1]" office:value-type="float" office:value="4.41414141414141">
            <text:p>4,4141414141</text:p>
          </table:table-cell>
          <table:table-cell table:formula="of:=[.$A30]*[.O$7]/[.$B$1]" office:value-type="float" office:value="4.64646464646465">
            <text:p>4,6464646465</text:p>
          </table:table-cell>
          <table:table-cell table:formula="of:=[.$A30]*[.P$7]/[.$B$1]" office:value-type="float" office:value="4.87878787878788">
            <text:p>4,8787878788</text:p>
          </table:table-cell>
          <table:table-cell table:formula="of:=[.$A30]*[.Q$7]/[.$B$1]" office:value-type="float" office:value="5.11111111111111">
            <text:p>5,1111111111</text:p>
          </table:table-cell>
          <table:table-cell table:formula="of:=[.$A30]*[.R$7]/[.$B$1]" office:value-type="float" office:value="5.34343434343434">
            <text:p>5,3434343434</text:p>
          </table:table-cell>
          <table:table-cell table:formula="of:=[.$A30]*[.S$7]/[.$B$1]" office:value-type="float" office:value="5.57575757575758">
            <text:p>5,5757575758</text:p>
          </table:table-cell>
          <table:table-cell table:formula="of:=[.$A30]*[.T$7]/[.$B$1]" office:value-type="float" office:value="5.80808080808081">
            <text:p>5,8080808081</text:p>
          </table:table-cell>
          <table:table-cell table:formula="of:=[.$A30]*[.U$7]/[.$B$1]" office:value-type="float" office:value="6.04040404040404">
            <text:p>6,0404040404</text:p>
          </table:table-cell>
          <table:table-cell table:formula="of:=[.$A30]*[.V$7]/[.$B$1]" office:value-type="float" office:value="6.27272727272727">
            <text:p>6,2727272727</text:p>
          </table:table-cell>
          <table:table-cell table:formula="of:=[.$A30]*[.W$7]/[.$B$1]" office:value-type="float" office:value="6.50505050505051">
            <text:p>6,5050505051</text:p>
          </table:table-cell>
          <table:table-cell table:formula="of:=[.$A30]*[.X$7]/[.$B$1]" office:value-type="float" office:value="6.73737373737374">
            <text:p>6,7373737374</text:p>
          </table:table-cell>
          <table:table-cell table:formula="of:=[.$A30]*[.Y$7]/[.$B$1]" office:value-type="float" office:value="6.96969696969697">
            <text:p>6,9696969697</text:p>
          </table:table-cell>
          <table:table-cell table:formula="of:=[.$A30]*[.Z$7]/[.$B$1]" office:value-type="float" office:value="7.2020202020202">
            <text:p>7,202020202</text:p>
          </table:table-cell>
          <table:table-cell table:formula="of:=99" office:value-type="float" office:value="99">
            <text:p>99</text:p>
          </table:table-cell>
          <table:table-cell table:formula="of:=[.$A30]*[.AB$7]/[.$B$3]" office:value-type="float" office:value="0.25">
            <text:p>0,25</text:p>
          </table:table-cell>
          <table:table-cell table:formula="of:=[.$A30]*[.AC$7]/[.$B$3]" office:value-type="float" office:value="0.5">
            <text:p>0,5</text:p>
          </table:table-cell>
          <table:table-cell table:formula="of:=[.$A30]*[.AD$7]/[.$B$3]" office:value-type="float" office:value="0.75">
            <text:p>0,75</text:p>
          </table:table-cell>
          <table:table-cell table:formula="of:=[.$A30]*[.AE$7]/[.$B$3]" office:value-type="float" office:value="1">
            <text:p>1</text:p>
          </table:table-cell>
          <table:table-cell table:formula="of:=[.$A30]*[.AF$7]/[.$B$3]" office:value-type="float" office:value="1.25">
            <text:p>1,25</text:p>
          </table:table-cell>
          <table:table-cell table:formula="of:=[.$A30]*[.AG$7]/[.$B$3]" office:value-type="float" office:value="1.5">
            <text:p>1,5</text:p>
          </table:table-cell>
          <table:table-cell table:formula="of:=[.$A30]*[.AH$7]/[.$B$3]" office:value-type="float" office:value="1.75">
            <text:p>1,75</text:p>
          </table:table-cell>
          <table:table-cell table:formula="of:=[.$A30]*[.AI$7]/[.$B$3]" office:value-type="float" office:value="2">
            <text:p>2</text:p>
          </table:table-cell>
          <table:table-cell table:formula="of:=[.$A30]*[.AJ$7]/[.$B$3]" office:value-type="float" office:value="2.25">
            <text:p>2,25</text:p>
          </table:table-cell>
          <table:table-cell table:formula="of:=[.$A30]*[.AK$7]/[.$B$3]" office:value-type="float" office:value="2.5">
            <text:p>2,5</text:p>
          </table:table-cell>
          <table:table-cell table:formula="of:=[.$A30]*[.AL$7]/[.$B$3]" office:value-type="float" office:value="2.75">
            <text:p>2,75</text:p>
          </table:table-cell>
          <table:table-cell table:formula="of:=[.$A30]*[.AM$7]/[.$B$3]" office:value-type="float" office:value="3">
            <text:p>3</text:p>
          </table:table-cell>
          <table:table-cell table:formula="of:=[.$A30]*[.AN$7]/[.$B$3]" office:value-type="float" office:value="3.25">
            <text:p>3,25</text:p>
          </table:table-cell>
          <table:table-cell table:formula="of:=[.$A30]*[.AO$7]/[.$B$3]" office:value-type="float" office:value="3.5">
            <text:p>3,5</text:p>
          </table:table-cell>
          <table:table-cell table:formula="of:=[.$A30]*[.AP$7]/[.$B$3]" office:value-type="float" office:value="3.75">
            <text:p>3,75</text:p>
          </table:table-cell>
          <table:table-cell table:formula="of:=[.$A30]*[.AQ$7]/[.$B$3]" office:value-type="float" office:value="4">
            <text:p>4</text:p>
          </table:table-cell>
          <table:table-cell table:formula="of:=[.$A30]*[.AR$7]/[.$B$3]" office:value-type="float" office:value="4.25">
            <text:p>4,25</text:p>
          </table:table-cell>
          <table:table-cell table:formula="of:=[.$A30]*[.AS$7]/[.$B$3]" office:value-type="float" office:value="4.5">
            <text:p>4,5</text:p>
          </table:table-cell>
          <table:table-cell table:formula="of:=[.$A30]*[.AT$7]/[.$B$3]" office:value-type="float" office:value="4.75">
            <text:p>4,75</text:p>
          </table:table-cell>
          <table:table-cell table:formula="of:=[.$A30]*[.AU$7]/[.$B$3]" office:value-type="float" office:value="5">
            <text:p>5</text:p>
          </table:table-cell>
          <table:table-cell table:formula="of:=[.$A30]*[.AV$7]/[.$B$3]" office:value-type="float" office:value="5.25">
            <text:p>5,25</text:p>
          </table:table-cell>
          <table:table-cell table:formula="of:=[.$A30]*[.AW$7]/[.$B$3]" office:value-type="float" office:value="5.5">
            <text:p>5,5</text:p>
          </table:table-cell>
          <table:table-cell table:formula="of:=[.$A30]*[.AX$7]/[.$B$3]" office:value-type="float" office:value="5.75">
            <text:p>5,75</text:p>
          </table:table-cell>
          <table:table-cell table:formula="of:=[.$A30]*[.AY$7]/[.$B$3]" office:value-type="float" office:value="6">
            <text:p>6</text:p>
          </table:table-cell>
          <table:table-cell table:formula="of:=[.$A30]*[.AZ$7]/[.$B$3]" office:value-type="float" office:value="6.25">
            <text:p>6,2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0]+1" office:value-type="float" office:value="24">
            <text:p>24</text:p>
          </table:table-cell>
          <table:table-cell table:formula="of:=[.$A31]*[.B$7]/[.$B$1]" office:value-type="float" office:value="1.6969696969697">
            <text:p>1,696969697</text:p>
          </table:table-cell>
          <table:table-cell table:formula="of:=[.$A31]*[.C$7]/[.$B$1]" office:value-type="float" office:value="1.93939393939394">
            <text:p>1,9393939394</text:p>
          </table:table-cell>
          <table:table-cell table:formula="of:=[.$A31]*[.D$7]/[.$B$1]" office:value-type="float" office:value="2.18181818181818">
            <text:p>2,1818181818</text:p>
          </table:table-cell>
          <table:table-cell table:formula="of:=[.$A31]*[.E$7]/[.$B$1]" office:value-type="float" office:value="2.42424242424242">
            <text:p>2,4242424242</text:p>
          </table:table-cell>
          <table:table-cell table:formula="of:=[.$A31]*[.F$7]/[.$B$1]" office:value-type="float" office:value="2.66666666666667">
            <text:p>2,6666666667</text:p>
          </table:table-cell>
          <table:table-cell table:formula="of:=[.$A31]*[.G$7]/[.$B$1]" office:value-type="float" office:value="2.90909090909091">
            <text:p>2,9090909091</text:p>
          </table:table-cell>
          <table:table-cell table:formula="of:=[.$A31]*[.H$7]/[.$B$1]" office:value-type="float" office:value="3.15151515151515">
            <text:p>3,1515151515</text:p>
          </table:table-cell>
          <table:table-cell table:formula="of:=[.$A31]*[.I$7]/[.$B$1]" office:value-type="float" office:value="3.39393939393939">
            <text:p>3,3939393939</text:p>
          </table:table-cell>
          <table:table-cell table:formula="of:=[.$A31]*[.J$7]/[.$B$1]" office:value-type="float" office:value="3.63636363636364">
            <text:p>3,6363636364</text:p>
          </table:table-cell>
          <table:table-cell table:formula="of:=[.$A31]*[.K$7]/[.$B$1]" office:value-type="float" office:value="3.87878787878788">
            <text:p>3,8787878788</text:p>
          </table:table-cell>
          <table:table-cell table:formula="of:=[.$A31]*[.L$7]/[.$B$1]" office:value-type="float" office:value="4.12121212121212">
            <text:p>4,1212121212</text:p>
          </table:table-cell>
          <table:table-cell table:formula="of:=[.$A31]*[.M$7]/[.$B$1]" office:value-type="float" office:value="4.36363636363636">
            <text:p>4,3636363636</text:p>
          </table:table-cell>
          <table:table-cell table:formula="of:=[.$A31]*[.N$7]/[.$B$1]" office:value-type="float" office:value="4.60606060606061">
            <text:p>4,6060606061</text:p>
          </table:table-cell>
          <table:table-cell table:formula="of:=[.$A31]*[.O$7]/[.$B$1]" office:value-type="float" office:value="4.84848484848485">
            <text:p>4,8484848485</text:p>
          </table:table-cell>
          <table:table-cell table:formula="of:=[.$A31]*[.P$7]/[.$B$1]" office:value-type="float" office:value="5.09090909090909">
            <text:p>5,0909090909</text:p>
          </table:table-cell>
          <table:table-cell table:formula="of:=[.$A31]*[.Q$7]/[.$B$1]" office:value-type="float" office:value="5.33333333333333">
            <text:p>5,3333333333</text:p>
          </table:table-cell>
          <table:table-cell table:formula="of:=[.$A31]*[.R$7]/[.$B$1]" office:value-type="float" office:value="5.57575757575758">
            <text:p>5,5757575758</text:p>
          </table:table-cell>
          <table:table-cell table:formula="of:=[.$A31]*[.S$7]/[.$B$1]" office:value-type="float" office:value="5.81818181818182">
            <text:p>5,8181818182</text:p>
          </table:table-cell>
          <table:table-cell table:formula="of:=[.$A31]*[.T$7]/[.$B$1]" office:value-type="float" office:value="6.06060606060606">
            <text:p>6,0606060606</text:p>
          </table:table-cell>
          <table:table-cell table:formula="of:=[.$A31]*[.U$7]/[.$B$1]" office:value-type="float" office:value="6.3030303030303">
            <text:p>6,303030303</text:p>
          </table:table-cell>
          <table:table-cell table:formula="of:=[.$A31]*[.V$7]/[.$B$1]" office:value-type="float" office:value="6.54545454545455">
            <text:p>6,5454545455</text:p>
          </table:table-cell>
          <table:table-cell table:formula="of:=[.$A31]*[.W$7]/[.$B$1]" office:value-type="float" office:value="6.78787878787879">
            <text:p>6,7878787879</text:p>
          </table:table-cell>
          <table:table-cell table:formula="of:=[.$A31]*[.X$7]/[.$B$1]" office:value-type="float" office:value="7.03030303030303">
            <text:p>7,0303030303</text:p>
          </table:table-cell>
          <table:table-cell table:formula="of:=[.$A31]*[.Y$7]/[.$B$1]" office:value-type="float" office:value="7.27272727272727">
            <text:p>7,2727272727</text:p>
          </table:table-cell>
          <table:table-cell table:formula="of:=[.$A31]*[.Z$7]/[.$B$1]" office:value-type="float" office:value="7.51515151515152">
            <text:p>7,5151515152</text:p>
          </table:table-cell>
          <table:table-cell table:formula="of:=99" office:value-type="float" office:value="99">
            <text:p>99</text:p>
          </table:table-cell>
          <table:table-cell table:formula="of:=[.$A31]*[.AB$7]/[.$B$3]" office:value-type="float" office:value="0.260869565217391">
            <text:p>0,2608695652</text:p>
          </table:table-cell>
          <table:table-cell table:formula="of:=[.$A31]*[.AC$7]/[.$B$3]" office:value-type="float" office:value="0.521739130434783">
            <text:p>0,5217391304</text:p>
          </table:table-cell>
          <table:table-cell table:formula="of:=[.$A31]*[.AD$7]/[.$B$3]" office:value-type="float" office:value="0.782608695652174">
            <text:p>0,7826086957</text:p>
          </table:table-cell>
          <table:table-cell table:formula="of:=[.$A31]*[.AE$7]/[.$B$3]" office:value-type="float" office:value="1.04347826086957">
            <text:p>1,0434782609</text:p>
          </table:table-cell>
          <table:table-cell table:formula="of:=[.$A31]*[.AF$7]/[.$B$3]" office:value-type="float" office:value="1.30434782608696">
            <text:p>1,3043478261</text:p>
          </table:table-cell>
          <table:table-cell table:formula="of:=[.$A31]*[.AG$7]/[.$B$3]" office:value-type="float" office:value="1.56521739130435">
            <text:p>1,5652173913</text:p>
          </table:table-cell>
          <table:table-cell table:formula="of:=[.$A31]*[.AH$7]/[.$B$3]" office:value-type="float" office:value="1.82608695652174">
            <text:p>1,8260869565</text:p>
          </table:table-cell>
          <table:table-cell table:formula="of:=[.$A31]*[.AI$7]/[.$B$3]" office:value-type="float" office:value="2.08695652173913">
            <text:p>2,0869565217</text:p>
          </table:table-cell>
          <table:table-cell table:formula="of:=[.$A31]*[.AJ$7]/[.$B$3]" office:value-type="float" office:value="2.34782608695652">
            <text:p>2,347826087</text:p>
          </table:table-cell>
          <table:table-cell table:formula="of:=[.$A31]*[.AK$7]/[.$B$3]" office:value-type="float" office:value="2.60869565217391">
            <text:p>2,6086956522</text:p>
          </table:table-cell>
          <table:table-cell table:formula="of:=[.$A31]*[.AL$7]/[.$B$3]" office:value-type="float" office:value="2.8695652173913">
            <text:p>2,8695652174</text:p>
          </table:table-cell>
          <table:table-cell table:formula="of:=[.$A31]*[.AM$7]/[.$B$3]" office:value-type="float" office:value="3.1304347826087">
            <text:p>3,1304347826</text:p>
          </table:table-cell>
          <table:table-cell table:formula="of:=[.$A31]*[.AN$7]/[.$B$3]" office:value-type="float" office:value="3.39130434782609">
            <text:p>3,3913043478</text:p>
          </table:table-cell>
          <table:table-cell table:formula="of:=[.$A31]*[.AO$7]/[.$B$3]" office:value-type="float" office:value="3.65217391304348">
            <text:p>3,652173913</text:p>
          </table:table-cell>
          <table:table-cell table:formula="of:=[.$A31]*[.AP$7]/[.$B$3]" office:value-type="float" office:value="3.91304347826087">
            <text:p>3,9130434783</text:p>
          </table:table-cell>
          <table:table-cell table:formula="of:=[.$A31]*[.AQ$7]/[.$B$3]" office:value-type="float" office:value="4.17391304347826">
            <text:p>4,1739130435</text:p>
          </table:table-cell>
          <table:table-cell table:formula="of:=[.$A31]*[.AR$7]/[.$B$3]" office:value-type="float" office:value="4.43478260869565">
            <text:p>4,4347826087</text:p>
          </table:table-cell>
          <table:table-cell table:formula="of:=[.$A31]*[.AS$7]/[.$B$3]" office:value-type="float" office:value="4.69565217391304">
            <text:p>4,6956521739</text:p>
          </table:table-cell>
          <table:table-cell table:formula="of:=[.$A31]*[.AT$7]/[.$B$3]" office:value-type="float" office:value="4.95652173913043">
            <text:p>4,9565217391</text:p>
          </table:table-cell>
          <table:table-cell table:formula="of:=[.$A31]*[.AU$7]/[.$B$3]" office:value-type="float" office:value="5.21739130434783">
            <text:p>5,2173913043</text:p>
          </table:table-cell>
          <table:table-cell table:formula="of:=[.$A31]*[.AV$7]/[.$B$3]" office:value-type="float" office:value="5.47826086956522">
            <text:p>5,4782608696</text:p>
          </table:table-cell>
          <table:table-cell table:formula="of:=[.$A31]*[.AW$7]/[.$B$3]" office:value-type="float" office:value="5.73913043478261">
            <text:p>5,7391304348</text:p>
          </table:table-cell>
          <table:table-cell table:formula="of:=[.$A31]*[.AX$7]/[.$B$3]" office:value-type="float" office:value="6">
            <text:p>6</text:p>
          </table:table-cell>
          <table:table-cell table:formula="of:=[.$A31]*[.AY$7]/[.$B$3]" office:value-type="float" office:value="6.26086956521739">
            <text:p>6,2608695652</text:p>
          </table:table-cell>
          <table:table-cell table:formula="of:=[.$A31]*[.AZ$7]/[.$B$3]" office:value-type="float" office:value="6.52173913043478">
            <text:p>6,5217391304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1]+1" office:value-type="float" office:value="25">
            <text:p>25</text:p>
          </table:table-cell>
          <table:table-cell table:formula="of:=[.$A32]*[.B$7]/[.$B$1]" office:value-type="float" office:value="1.76767676767677">
            <text:p>1,7676767677</text:p>
          </table:table-cell>
          <table:table-cell table:formula="of:=[.$A32]*[.C$7]/[.$B$1]" office:value-type="float" office:value="2.02020202020202">
            <text:p>2,0202020202</text:p>
          </table:table-cell>
          <table:table-cell table:formula="of:=[.$A32]*[.D$7]/[.$B$1]" office:value-type="float" office:value="2.27272727272727">
            <text:p>2,2727272727</text:p>
          </table:table-cell>
          <table:table-cell table:formula="of:=[.$A32]*[.E$7]/[.$B$1]" office:value-type="float" office:value="2.52525252525252">
            <text:p>2,5252525253</text:p>
          </table:table-cell>
          <table:table-cell table:formula="of:=[.$A32]*[.F$7]/[.$B$1]" office:value-type="float" office:value="2.77777777777778">
            <text:p>2,7777777778</text:p>
          </table:table-cell>
          <table:table-cell table:formula="of:=[.$A32]*[.G$7]/[.$B$1]" office:value-type="float" office:value="3.03030303030303">
            <text:p>3,0303030303</text:p>
          </table:table-cell>
          <table:table-cell table:formula="of:=[.$A32]*[.H$7]/[.$B$1]" office:value-type="float" office:value="3.28282828282828">
            <text:p>3,2828282828</text:p>
          </table:table-cell>
          <table:table-cell table:formula="of:=[.$A32]*[.I$7]/[.$B$1]" office:value-type="float" office:value="3.53535353535354">
            <text:p>3,5353535354</text:p>
          </table:table-cell>
          <table:table-cell table:formula="of:=[.$A32]*[.J$7]/[.$B$1]" office:value-type="float" office:value="3.78787878787879">
            <text:p>3,7878787879</text:p>
          </table:table-cell>
          <table:table-cell table:formula="of:=[.$A32]*[.K$7]/[.$B$1]" office:value-type="float" office:value="4.04040404040404">
            <text:p>4,0404040404</text:p>
          </table:table-cell>
          <table:table-cell table:formula="of:=[.$A32]*[.L$7]/[.$B$1]" office:value-type="float" office:value="4.29292929292929">
            <text:p>4,2929292929</text:p>
          </table:table-cell>
          <table:table-cell table:formula="of:=[.$A32]*[.M$7]/[.$B$1]" office:value-type="float" office:value="4.54545454545455">
            <text:p>4,5454545455</text:p>
          </table:table-cell>
          <table:table-cell table:formula="of:=[.$A32]*[.N$7]/[.$B$1]" office:value-type="float" office:value="4.7979797979798">
            <text:p>4,797979798</text:p>
          </table:table-cell>
          <table:table-cell table:formula="of:=[.$A32]*[.O$7]/[.$B$1]" office:value-type="float" office:value="5.05050505050505">
            <text:p>5,0505050505</text:p>
          </table:table-cell>
          <table:table-cell table:formula="of:=[.$A32]*[.P$7]/[.$B$1]" office:value-type="float" office:value="5.3030303030303">
            <text:p>5,303030303</text:p>
          </table:table-cell>
          <table:table-cell table:formula="of:=[.$A32]*[.Q$7]/[.$B$1]" office:value-type="float" office:value="5.55555555555556">
            <text:p>5,5555555556</text:p>
          </table:table-cell>
          <table:table-cell table:formula="of:=[.$A32]*[.R$7]/[.$B$1]" office:value-type="float" office:value="5.80808080808081">
            <text:p>5,8080808081</text:p>
          </table:table-cell>
          <table:table-cell table:formula="of:=[.$A32]*[.S$7]/[.$B$1]" office:value-type="float" office:value="6.06060606060606">
            <text:p>6,0606060606</text:p>
          </table:table-cell>
          <table:table-cell table:formula="of:=[.$A32]*[.T$7]/[.$B$1]" office:value-type="float" office:value="6.31313131313131">
            <text:p>6,3131313131</text:p>
          </table:table-cell>
          <table:table-cell table:formula="of:=[.$A32]*[.U$7]/[.$B$1]" office:value-type="float" office:value="6.56565656565657">
            <text:p>6,5656565657</text:p>
          </table:table-cell>
          <table:table-cell table:formula="of:=[.$A32]*[.V$7]/[.$B$1]" office:value-type="float" office:value="6.81818181818182">
            <text:p>6,8181818182</text:p>
          </table:table-cell>
          <table:table-cell table:formula="of:=[.$A32]*[.W$7]/[.$B$1]" office:value-type="float" office:value="7.07070707070707">
            <text:p>7,0707070707</text:p>
          </table:table-cell>
          <table:table-cell table:formula="of:=[.$A32]*[.X$7]/[.$B$1]" office:value-type="float" office:value="7.32323232323232">
            <text:p>7,3232323232</text:p>
          </table:table-cell>
          <table:table-cell table:formula="of:=[.$A32]*[.Y$7]/[.$B$1]" office:value-type="float" office:value="7.57575757575758">
            <text:p>7,5757575758</text:p>
          </table:table-cell>
          <table:table-cell table:formula="of:=[.$A32]*[.Z$7]/[.$B$1]" office:value-type="float" office:value="7.82828282828283">
            <text:p>7,8282828283</text:p>
          </table:table-cell>
          <table:table-cell table:formula="of:=99" office:value-type="float" office:value="99">
            <text:p>99</text:p>
          </table:table-cell>
          <table:table-cell table:formula="of:=[.$A32]*[.AB$7]/[.$B$3]" office:value-type="float" office:value="0.271739130434783">
            <text:p>0,2717391304</text:p>
          </table:table-cell>
          <table:table-cell table:formula="of:=[.$A32]*[.AC$7]/[.$B$3]" office:value-type="float" office:value="0.543478260869565">
            <text:p>0,5434782609</text:p>
          </table:table-cell>
          <table:table-cell table:formula="of:=[.$A32]*[.AD$7]/[.$B$3]" office:value-type="float" office:value="0.815217391304348">
            <text:p>0,8152173913</text:p>
          </table:table-cell>
          <table:table-cell table:formula="of:=[.$A32]*[.AE$7]/[.$B$3]" office:value-type="float" office:value="1.08695652173913">
            <text:p>1,0869565217</text:p>
          </table:table-cell>
          <table:table-cell table:formula="of:=[.$A32]*[.AF$7]/[.$B$3]" office:value-type="float" office:value="1.35869565217391">
            <text:p>1,3586956522</text:p>
          </table:table-cell>
          <table:table-cell table:formula="of:=[.$A32]*[.AG$7]/[.$B$3]" office:value-type="float" office:value="1.6304347826087">
            <text:p>1,6304347826</text:p>
          </table:table-cell>
          <table:table-cell table:formula="of:=[.$A32]*[.AH$7]/[.$B$3]" office:value-type="float" office:value="1.90217391304348">
            <text:p>1,902173913</text:p>
          </table:table-cell>
          <table:table-cell table:formula="of:=[.$A32]*[.AI$7]/[.$B$3]" office:value-type="float" office:value="2.17391304347826">
            <text:p>2,1739130435</text:p>
          </table:table-cell>
          <table:table-cell table:formula="of:=[.$A32]*[.AJ$7]/[.$B$3]" office:value-type="float" office:value="2.44565217391304">
            <text:p>2,4456521739</text:p>
          </table:table-cell>
          <table:table-cell table:formula="of:=[.$A32]*[.AK$7]/[.$B$3]" office:value-type="float" office:value="2.71739130434783">
            <text:p>2,7173913043</text:p>
          </table:table-cell>
          <table:table-cell table:formula="of:=[.$A32]*[.AL$7]/[.$B$3]" office:value-type="float" office:value="2.98913043478261">
            <text:p>2,9891304348</text:p>
          </table:table-cell>
          <table:table-cell table:formula="of:=[.$A32]*[.AM$7]/[.$B$3]" office:value-type="float" office:value="3.26086956521739">
            <text:p>3,2608695652</text:p>
          </table:table-cell>
          <table:table-cell table:formula="of:=[.$A32]*[.AN$7]/[.$B$3]" office:value-type="float" office:value="3.53260869565217">
            <text:p>3,5326086957</text:p>
          </table:table-cell>
          <table:table-cell table:formula="of:=[.$A32]*[.AO$7]/[.$B$3]" office:value-type="float" office:value="3.80434782608696">
            <text:p>3,8043478261</text:p>
          </table:table-cell>
          <table:table-cell table:formula="of:=[.$A32]*[.AP$7]/[.$B$3]" office:value-type="float" office:value="4.07608695652174">
            <text:p>4,0760869565</text:p>
          </table:table-cell>
          <table:table-cell table:formula="of:=[.$A32]*[.AQ$7]/[.$B$3]" office:value-type="float" office:value="4.34782608695652">
            <text:p>4,347826087</text:p>
          </table:table-cell>
          <table:table-cell table:formula="of:=[.$A32]*[.AR$7]/[.$B$3]" office:value-type="float" office:value="4.6195652173913">
            <text:p>4,6195652174</text:p>
          </table:table-cell>
          <table:table-cell table:formula="of:=[.$A32]*[.AS$7]/[.$B$3]" office:value-type="float" office:value="4.89130434782609">
            <text:p>4,8913043478</text:p>
          </table:table-cell>
          <table:table-cell table:formula="of:=[.$A32]*[.AT$7]/[.$B$3]" office:value-type="float" office:value="5.16304347826087">
            <text:p>5,1630434783</text:p>
          </table:table-cell>
          <table:table-cell table:formula="of:=[.$A32]*[.AU$7]/[.$B$3]" office:value-type="float" office:value="5.43478260869565">
            <text:p>5,4347826087</text:p>
          </table:table-cell>
          <table:table-cell table:formula="of:=[.$A32]*[.AV$7]/[.$B$3]" office:value-type="float" office:value="5.70652173913043">
            <text:p>5,7065217391</text:p>
          </table:table-cell>
          <table:table-cell table:formula="of:=[.$A32]*[.AW$7]/[.$B$3]" office:value-type="float" office:value="5.97826086956522">
            <text:p>5,9782608696</text:p>
          </table:table-cell>
          <table:table-cell table:formula="of:=[.$A32]*[.AX$7]/[.$B$3]" office:value-type="float" office:value="6.25">
            <text:p>6,25</text:p>
          </table:table-cell>
          <table:table-cell table:formula="of:=[.$A32]*[.AY$7]/[.$B$3]" office:value-type="float" office:value="6.52173913043478">
            <text:p>6,5217391304</text:p>
          </table:table-cell>
          <table:table-cell table:formula="of:=[.$A32]*[.AZ$7]/[.$B$3]" office:value-type="float" office:value="6.79347826086957">
            <text:p>6,7934782609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2]+1" office:value-type="float" office:value="26">
            <text:p>26</text:p>
          </table:table-cell>
          <table:table-cell table:formula="of:=[.$A33]*[.B$7]/[.$B$1]" office:value-type="float" office:value="1.83838383838384">
            <text:p>1,8383838384</text:p>
          </table:table-cell>
          <table:table-cell table:formula="of:=[.$A33]*[.C$7]/[.$B$1]" office:value-type="float" office:value="2.1010101010101">
            <text:p>2,101010101</text:p>
          </table:table-cell>
          <table:table-cell table:formula="of:=[.$A33]*[.D$7]/[.$B$1]" office:value-type="float" office:value="2.36363636363636">
            <text:p>2,3636363636</text:p>
          </table:table-cell>
          <table:table-cell table:formula="of:=[.$A33]*[.E$7]/[.$B$1]" office:value-type="float" office:value="2.62626262626263">
            <text:p>2,6262626263</text:p>
          </table:table-cell>
          <table:table-cell table:formula="of:=[.$A33]*[.F$7]/[.$B$1]" office:value-type="float" office:value="2.88888888888889">
            <text:p>2,8888888889</text:p>
          </table:table-cell>
          <table:table-cell table:formula="of:=[.$A33]*[.G$7]/[.$B$1]" office:value-type="float" office:value="3.15151515151515">
            <text:p>3,1515151515</text:p>
          </table:table-cell>
          <table:table-cell table:formula="of:=[.$A33]*[.H$7]/[.$B$1]" office:value-type="float" office:value="3.41414141414141">
            <text:p>3,4141414141</text:p>
          </table:table-cell>
          <table:table-cell table:formula="of:=[.$A33]*[.I$7]/[.$B$1]" office:value-type="float" office:value="3.67676767676768">
            <text:p>3,6767676768</text:p>
          </table:table-cell>
          <table:table-cell table:formula="of:=[.$A33]*[.J$7]/[.$B$1]" office:value-type="float" office:value="3.93939393939394">
            <text:p>3,9393939394</text:p>
          </table:table-cell>
          <table:table-cell table:formula="of:=[.$A33]*[.K$7]/[.$B$1]" office:value-type="float" office:value="4.2020202020202">
            <text:p>4,202020202</text:p>
          </table:table-cell>
          <table:table-cell table:formula="of:=[.$A33]*[.L$7]/[.$B$1]" office:value-type="float" office:value="4.46464646464646">
            <text:p>4,4646464646</text:p>
          </table:table-cell>
          <table:table-cell table:formula="of:=[.$A33]*[.M$7]/[.$B$1]" office:value-type="float" office:value="4.72727272727273">
            <text:p>4,7272727273</text:p>
          </table:table-cell>
          <table:table-cell table:formula="of:=[.$A33]*[.N$7]/[.$B$1]" office:value-type="float" office:value="4.98989898989899">
            <text:p>4,9898989899</text:p>
          </table:table-cell>
          <table:table-cell table:formula="of:=[.$A33]*[.O$7]/[.$B$1]" office:value-type="float" office:value="5.25252525252525">
            <text:p>5,2525252525</text:p>
          </table:table-cell>
          <table:table-cell table:formula="of:=[.$A33]*[.P$7]/[.$B$1]" office:value-type="float" office:value="5.51515151515152">
            <text:p>5,5151515152</text:p>
          </table:table-cell>
          <table:table-cell table:formula="of:=[.$A33]*[.Q$7]/[.$B$1]" office:value-type="float" office:value="5.77777777777778">
            <text:p>5,7777777778</text:p>
          </table:table-cell>
          <table:table-cell table:formula="of:=[.$A33]*[.R$7]/[.$B$1]" office:value-type="float" office:value="6.04040404040404">
            <text:p>6,0404040404</text:p>
          </table:table-cell>
          <table:table-cell table:formula="of:=[.$A33]*[.S$7]/[.$B$1]" office:value-type="float" office:value="6.3030303030303">
            <text:p>6,303030303</text:p>
          </table:table-cell>
          <table:table-cell table:formula="of:=[.$A33]*[.T$7]/[.$B$1]" office:value-type="float" office:value="6.56565656565657">
            <text:p>6,5656565657</text:p>
          </table:table-cell>
          <table:table-cell table:formula="of:=[.$A33]*[.U$7]/[.$B$1]" office:value-type="float" office:value="6.82828282828283">
            <text:p>6,8282828283</text:p>
          </table:table-cell>
          <table:table-cell table:formula="of:=[.$A33]*[.V$7]/[.$B$1]" office:value-type="float" office:value="7.09090909090909">
            <text:p>7,0909090909</text:p>
          </table:table-cell>
          <table:table-cell table:formula="of:=[.$A33]*[.W$7]/[.$B$1]" office:value-type="float" office:value="7.35353535353535">
            <text:p>7,3535353535</text:p>
          </table:table-cell>
          <table:table-cell table:formula="of:=[.$A33]*[.X$7]/[.$B$1]" office:value-type="float" office:value="7.61616161616162">
            <text:p>7,6161616162</text:p>
          </table:table-cell>
          <table:table-cell table:formula="of:=[.$A33]*[.Y$7]/[.$B$1]" office:value-type="float" office:value="7.87878787878788">
            <text:p>7,8787878788</text:p>
          </table:table-cell>
          <table:table-cell table:formula="of:=[.$A33]*[.Z$7]/[.$B$1]" office:value-type="float" office:value="8.14141414141414">
            <text:p>8,1414141414</text:p>
          </table:table-cell>
          <table:table-cell table:formula="of:=99" office:value-type="float" office:value="99">
            <text:p>99</text:p>
          </table:table-cell>
          <table:table-cell table:formula="of:=[.$A33]*[.AB$7]/[.$B$3]" office:value-type="float" office:value="0.282608695652174">
            <text:p>0,2826086957</text:p>
          </table:table-cell>
          <table:table-cell table:formula="of:=[.$A33]*[.AC$7]/[.$B$3]" office:value-type="float" office:value="0.565217391304348">
            <text:p>0,5652173913</text:p>
          </table:table-cell>
          <table:table-cell table:formula="of:=[.$A33]*[.AD$7]/[.$B$3]" office:value-type="float" office:value="0.847826086956522">
            <text:p>0,847826087</text:p>
          </table:table-cell>
          <table:table-cell table:formula="of:=[.$A33]*[.AE$7]/[.$B$3]" office:value-type="float" office:value="1.1304347826087">
            <text:p>1,1304347826</text:p>
          </table:table-cell>
          <table:table-cell table:formula="of:=[.$A33]*[.AF$7]/[.$B$3]" office:value-type="float" office:value="1.41304347826087">
            <text:p>1,4130434783</text:p>
          </table:table-cell>
          <table:table-cell table:formula="of:=[.$A33]*[.AG$7]/[.$B$3]" office:value-type="float" office:value="1.69565217391304">
            <text:p>1,6956521739</text:p>
          </table:table-cell>
          <table:table-cell table:formula="of:=[.$A33]*[.AH$7]/[.$B$3]" office:value-type="float" office:value="1.97826086956522">
            <text:p>1,9782608696</text:p>
          </table:table-cell>
          <table:table-cell table:formula="of:=[.$A33]*[.AI$7]/[.$B$3]" office:value-type="float" office:value="2.26086956521739">
            <text:p>2,2608695652</text:p>
          </table:table-cell>
          <table:table-cell table:formula="of:=[.$A33]*[.AJ$7]/[.$B$3]" office:value-type="float" office:value="2.54347826086957">
            <text:p>2,5434782609</text:p>
          </table:table-cell>
          <table:table-cell table:formula="of:=[.$A33]*[.AK$7]/[.$B$3]" office:value-type="float" office:value="2.82608695652174">
            <text:p>2,8260869565</text:p>
          </table:table-cell>
          <table:table-cell table:formula="of:=[.$A33]*[.AL$7]/[.$B$3]" office:value-type="float" office:value="3.10869565217391">
            <text:p>3,1086956522</text:p>
          </table:table-cell>
          <table:table-cell table:formula="of:=[.$A33]*[.AM$7]/[.$B$3]" office:value-type="float" office:value="3.39130434782609">
            <text:p>3,3913043478</text:p>
          </table:table-cell>
          <table:table-cell table:formula="of:=[.$A33]*[.AN$7]/[.$B$3]" office:value-type="float" office:value="3.67391304347826">
            <text:p>3,6739130435</text:p>
          </table:table-cell>
          <table:table-cell table:formula="of:=[.$A33]*[.AO$7]/[.$B$3]" office:value-type="float" office:value="3.95652173913043">
            <text:p>3,9565217391</text:p>
          </table:table-cell>
          <table:table-cell table:formula="of:=[.$A33]*[.AP$7]/[.$B$3]" office:value-type="float" office:value="4.23913043478261">
            <text:p>4,2391304348</text:p>
          </table:table-cell>
          <table:table-cell table:formula="of:=[.$A33]*[.AQ$7]/[.$B$3]" office:value-type="float" office:value="4.52173913043478">
            <text:p>4,5217391304</text:p>
          </table:table-cell>
          <table:table-cell table:formula="of:=[.$A33]*[.AR$7]/[.$B$3]" office:value-type="float" office:value="4.80434782608696">
            <text:p>4,8043478261</text:p>
          </table:table-cell>
          <table:table-cell table:formula="of:=[.$A33]*[.AS$7]/[.$B$3]" office:value-type="float" office:value="5.08695652173913">
            <text:p>5,0869565217</text:p>
          </table:table-cell>
          <table:table-cell table:formula="of:=[.$A33]*[.AT$7]/[.$B$3]" office:value-type="float" office:value="5.3695652173913">
            <text:p>5,3695652174</text:p>
          </table:table-cell>
          <table:table-cell table:formula="of:=[.$A33]*[.AU$7]/[.$B$3]" office:value-type="float" office:value="5.65217391304348">
            <text:p>5,652173913</text:p>
          </table:table-cell>
          <table:table-cell table:formula="of:=[.$A33]*[.AV$7]/[.$B$3]" office:value-type="float" office:value="5.93478260869565">
            <text:p>5,9347826087</text:p>
          </table:table-cell>
          <table:table-cell table:formula="of:=[.$A33]*[.AW$7]/[.$B$3]" office:value-type="float" office:value="6.21739130434783">
            <text:p>6,2173913043</text:p>
          </table:table-cell>
          <table:table-cell table:formula="of:=[.$A33]*[.AX$7]/[.$B$3]" office:value-type="float" office:value="6.5">
            <text:p>6,5</text:p>
          </table:table-cell>
          <table:table-cell table:formula="of:=[.$A33]*[.AY$7]/[.$B$3]" office:value-type="float" office:value="6.78260869565217">
            <text:p>6,7826086957</text:p>
          </table:table-cell>
          <table:table-cell table:formula="of:=[.$A33]*[.AZ$7]/[.$B$3]" office:value-type="float" office:value="7.06521739130435">
            <text:p>7,065217391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3]+1" office:value-type="float" office:value="27">
            <text:p>27</text:p>
          </table:table-cell>
          <table:table-cell table:formula="of:=[.$A34]*[.B$7]/[.$B$1]" office:value-type="float" office:value="1.90909090909091">
            <text:p>1,9090909091</text:p>
          </table:table-cell>
          <table:table-cell table:formula="of:=[.$A34]*[.C$7]/[.$B$1]" office:value-type="float" office:value="2.18181818181818">
            <text:p>2,1818181818</text:p>
          </table:table-cell>
          <table:table-cell table:formula="of:=[.$A34]*[.D$7]/[.$B$1]" office:value-type="float" office:value="2.45454545454545">
            <text:p>2,4545454545</text:p>
          </table:table-cell>
          <table:table-cell table:formula="of:=[.$A34]*[.E$7]/[.$B$1]" office:value-type="float" office:value="2.72727272727273">
            <text:p>2,7272727273</text:p>
          </table:table-cell>
          <table:table-cell table:formula="of:=[.$A34]*[.F$7]/[.$B$1]" office:value-type="float" office:value="3">
            <text:p>3</text:p>
          </table:table-cell>
          <table:table-cell table:formula="of:=[.$A34]*[.G$7]/[.$B$1]" office:value-type="float" office:value="3.27272727272727">
            <text:p>3,2727272727</text:p>
          </table:table-cell>
          <table:table-cell table:formula="of:=[.$A34]*[.H$7]/[.$B$1]" office:value-type="float" office:value="3.54545454545455">
            <text:p>3,5454545455</text:p>
          </table:table-cell>
          <table:table-cell table:formula="of:=[.$A34]*[.I$7]/[.$B$1]" office:value-type="float" office:value="3.81818181818182">
            <text:p>3,8181818182</text:p>
          </table:table-cell>
          <table:table-cell table:formula="of:=[.$A34]*[.J$7]/[.$B$1]" office:value-type="float" office:value="4.09090909090909">
            <text:p>4,0909090909</text:p>
          </table:table-cell>
          <table:table-cell table:formula="of:=[.$A34]*[.K$7]/[.$B$1]" office:value-type="float" office:value="4.36363636363636">
            <text:p>4,3636363636</text:p>
          </table:table-cell>
          <table:table-cell table:formula="of:=[.$A34]*[.L$7]/[.$B$1]" office:value-type="float" office:value="4.63636363636364">
            <text:p>4,6363636364</text:p>
          </table:table-cell>
          <table:table-cell table:formula="of:=[.$A34]*[.M$7]/[.$B$1]" office:value-type="float" office:value="4.90909090909091">
            <text:p>4,9090909091</text:p>
          </table:table-cell>
          <table:table-cell table:formula="of:=[.$A34]*[.N$7]/[.$B$1]" office:value-type="float" office:value="5.18181818181818">
            <text:p>5,1818181818</text:p>
          </table:table-cell>
          <table:table-cell table:formula="of:=[.$A34]*[.O$7]/[.$B$1]" office:value-type="float" office:value="5.45454545454545">
            <text:p>5,4545454545</text:p>
          </table:table-cell>
          <table:table-cell table:formula="of:=[.$A34]*[.P$7]/[.$B$1]" office:value-type="float" office:value="5.72727272727273">
            <text:p>5,7272727273</text:p>
          </table:table-cell>
          <table:table-cell table:formula="of:=[.$A34]*[.Q$7]/[.$B$1]" office:value-type="float" office:value="6">
            <text:p>6</text:p>
          </table:table-cell>
          <table:table-cell table:formula="of:=[.$A34]*[.R$7]/[.$B$1]" office:value-type="float" office:value="6.27272727272727">
            <text:p>6,2727272727</text:p>
          </table:table-cell>
          <table:table-cell table:formula="of:=[.$A34]*[.S$7]/[.$B$1]" office:value-type="float" office:value="6.54545454545455">
            <text:p>6,5454545455</text:p>
          </table:table-cell>
          <table:table-cell table:formula="of:=[.$A34]*[.T$7]/[.$B$1]" office:value-type="float" office:value="6.81818181818182">
            <text:p>6,8181818182</text:p>
          </table:table-cell>
          <table:table-cell table:formula="of:=[.$A34]*[.U$7]/[.$B$1]" office:value-type="float" office:value="7.09090909090909">
            <text:p>7,0909090909</text:p>
          </table:table-cell>
          <table:table-cell table:formula="of:=[.$A34]*[.V$7]/[.$B$1]" office:value-type="float" office:value="7.36363636363636">
            <text:p>7,3636363636</text:p>
          </table:table-cell>
          <table:table-cell table:formula="of:=[.$A34]*[.W$7]/[.$B$1]" office:value-type="float" office:value="7.63636363636364">
            <text:p>7,6363636364</text:p>
          </table:table-cell>
          <table:table-cell table:formula="of:=[.$A34]*[.X$7]/[.$B$1]" office:value-type="float" office:value="7.90909090909091">
            <text:p>7,9090909091</text:p>
          </table:table-cell>
          <table:table-cell table:formula="of:=[.$A34]*[.Y$7]/[.$B$1]" office:value-type="float" office:value="8.18181818181818">
            <text:p>8,1818181818</text:p>
          </table:table-cell>
          <table:table-cell table:formula="of:=[.$A34]*[.Z$7]/[.$B$1]" office:value-type="float" office:value="8.45454545454546">
            <text:p>8,4545454545</text:p>
          </table:table-cell>
          <table:table-cell table:formula="of:=99" office:value-type="float" office:value="99">
            <text:p>99</text:p>
          </table:table-cell>
          <table:table-cell table:formula="of:=[.$A34]*[.AB$7]/[.$B$3]" office:value-type="float" office:value="0.293478260869565">
            <text:p>0,2934782609</text:p>
          </table:table-cell>
          <table:table-cell table:formula="of:=[.$A34]*[.AC$7]/[.$B$3]" office:value-type="float" office:value="0.58695652173913">
            <text:p>0,5869565217</text:p>
          </table:table-cell>
          <table:table-cell table:formula="of:=[.$A34]*[.AD$7]/[.$B$3]" office:value-type="float" office:value="0.880434782608696">
            <text:p>0,8804347826</text:p>
          </table:table-cell>
          <table:table-cell table:formula="of:=[.$A34]*[.AE$7]/[.$B$3]" office:value-type="float" office:value="1.17391304347826">
            <text:p>1,1739130435</text:p>
          </table:table-cell>
          <table:table-cell table:formula="of:=[.$A34]*[.AF$7]/[.$B$3]" office:value-type="float" office:value="1.46739130434783">
            <text:p>1,4673913043</text:p>
          </table:table-cell>
          <table:table-cell table:formula="of:=[.$A34]*[.AG$7]/[.$B$3]" office:value-type="float" office:value="1.76086956521739">
            <text:p>1,7608695652</text:p>
          </table:table-cell>
          <table:table-cell table:formula="of:=[.$A34]*[.AH$7]/[.$B$3]" office:value-type="float" office:value="2.05434782608696">
            <text:p>2,0543478261</text:p>
          </table:table-cell>
          <table:table-cell table:formula="of:=[.$A34]*[.AI$7]/[.$B$3]" office:value-type="float" office:value="2.34782608695652">
            <text:p>2,347826087</text:p>
          </table:table-cell>
          <table:table-cell table:formula="of:=[.$A34]*[.AJ$7]/[.$B$3]" office:value-type="float" office:value="2.64130434782609">
            <text:p>2,6413043478</text:p>
          </table:table-cell>
          <table:table-cell table:formula="of:=[.$A34]*[.AK$7]/[.$B$3]" office:value-type="float" office:value="2.93478260869565">
            <text:p>2,9347826087</text:p>
          </table:table-cell>
          <table:table-cell table:formula="of:=[.$A34]*[.AL$7]/[.$B$3]" office:value-type="float" office:value="3.22826086956522">
            <text:p>3,2282608696</text:p>
          </table:table-cell>
          <table:table-cell table:formula="of:=[.$A34]*[.AM$7]/[.$B$3]" office:value-type="float" office:value="3.52173913043478">
            <text:p>3,5217391304</text:p>
          </table:table-cell>
          <table:table-cell table:formula="of:=[.$A34]*[.AN$7]/[.$B$3]" office:value-type="float" office:value="3.81521739130435">
            <text:p>3,8152173913</text:p>
          </table:table-cell>
          <table:table-cell table:formula="of:=[.$A34]*[.AO$7]/[.$B$3]" office:value-type="float" office:value="4.10869565217391">
            <text:p>4,1086956522</text:p>
          </table:table-cell>
          <table:table-cell table:formula="of:=[.$A34]*[.AP$7]/[.$B$3]" office:value-type="float" office:value="4.40217391304348">
            <text:p>4,402173913</text:p>
          </table:table-cell>
          <table:table-cell table:formula="of:=[.$A34]*[.AQ$7]/[.$B$3]" office:value-type="float" office:value="4.69565217391304">
            <text:p>4,6956521739</text:p>
          </table:table-cell>
          <table:table-cell table:formula="of:=[.$A34]*[.AR$7]/[.$B$3]" office:value-type="float" office:value="4.98913043478261">
            <text:p>4,9891304348</text:p>
          </table:table-cell>
          <table:table-cell table:formula="of:=[.$A34]*[.AS$7]/[.$B$3]" office:value-type="float" office:value="5.28260869565217">
            <text:p>5,2826086957</text:p>
          </table:table-cell>
          <table:table-cell table:formula="of:=[.$A34]*[.AT$7]/[.$B$3]" office:value-type="float" office:value="5.57608695652174">
            <text:p>5,5760869565</text:p>
          </table:table-cell>
          <table:table-cell table:formula="of:=[.$A34]*[.AU$7]/[.$B$3]" office:value-type="float" office:value="5.8695652173913">
            <text:p>5,8695652174</text:p>
          </table:table-cell>
          <table:table-cell table:formula="of:=[.$A34]*[.AV$7]/[.$B$3]" office:value-type="float" office:value="6.16304347826087">
            <text:p>6,1630434783</text:p>
          </table:table-cell>
          <table:table-cell table:formula="of:=[.$A34]*[.AW$7]/[.$B$3]" office:value-type="float" office:value="6.45652173913043">
            <text:p>6,4565217391</text:p>
          </table:table-cell>
          <table:table-cell table:formula="of:=[.$A34]*[.AX$7]/[.$B$3]" office:value-type="float" office:value="6.75">
            <text:p>6,75</text:p>
          </table:table-cell>
          <table:table-cell table:formula="of:=[.$A34]*[.AY$7]/[.$B$3]" office:value-type="float" office:value="7.04347826086957">
            <text:p>7,0434782609</text:p>
          </table:table-cell>
          <table:table-cell table:formula="of:=[.$A34]*[.AZ$7]/[.$B$3]" office:value-type="float" office:value="7.33695652173913">
            <text:p>7,336956521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4]+1" office:value-type="float" office:value="28">
            <text:p>28</text:p>
          </table:table-cell>
          <table:table-cell table:formula="of:=[.$A35]*[.B$7]/[.$B$1]" office:value-type="float" office:value="1.97979797979798">
            <text:p>1,9797979798</text:p>
          </table:table-cell>
          <table:table-cell table:formula="of:=[.$A35]*[.C$7]/[.$B$1]" office:value-type="float" office:value="2.26262626262626">
            <text:p>2,2626262626</text:p>
          </table:table-cell>
          <table:table-cell table:formula="of:=[.$A35]*[.D$7]/[.$B$1]" office:value-type="float" office:value="2.54545454545455">
            <text:p>2,5454545455</text:p>
          </table:table-cell>
          <table:table-cell table:formula="of:=[.$A35]*[.E$7]/[.$B$1]" office:value-type="float" office:value="2.82828282828283">
            <text:p>2,8282828283</text:p>
          </table:table-cell>
          <table:table-cell table:formula="of:=[.$A35]*[.F$7]/[.$B$1]" office:value-type="float" office:value="3.11111111111111">
            <text:p>3,1111111111</text:p>
          </table:table-cell>
          <table:table-cell table:formula="of:=[.$A35]*[.G$7]/[.$B$1]" office:value-type="float" office:value="3.39393939393939">
            <text:p>3,3939393939</text:p>
          </table:table-cell>
          <table:table-cell table:formula="of:=[.$A35]*[.H$7]/[.$B$1]" office:value-type="float" office:value="3.67676767676768">
            <text:p>3,6767676768</text:p>
          </table:table-cell>
          <table:table-cell table:formula="of:=[.$A35]*[.I$7]/[.$B$1]" office:value-type="float" office:value="3.95959595959596">
            <text:p>3,9595959596</text:p>
          </table:table-cell>
          <table:table-cell table:formula="of:=[.$A35]*[.J$7]/[.$B$1]" office:value-type="float" office:value="4.24242424242424">
            <text:p>4,2424242424</text:p>
          </table:table-cell>
          <table:table-cell table:formula="of:=[.$A35]*[.K$7]/[.$B$1]" office:value-type="float" office:value="4.52525252525253">
            <text:p>4,5252525253</text:p>
          </table:table-cell>
          <table:table-cell table:formula="of:=[.$A35]*[.L$7]/[.$B$1]" office:value-type="float" office:value="4.80808080808081">
            <text:p>4,8080808081</text:p>
          </table:table-cell>
          <table:table-cell table:formula="of:=[.$A35]*[.M$7]/[.$B$1]" office:value-type="float" office:value="5.09090909090909">
            <text:p>5,0909090909</text:p>
          </table:table-cell>
          <table:table-cell table:formula="of:=[.$A35]*[.N$7]/[.$B$1]" office:value-type="float" office:value="5.37373737373737">
            <text:p>5,3737373737</text:p>
          </table:table-cell>
          <table:table-cell table:formula="of:=[.$A35]*[.O$7]/[.$B$1]" office:value-type="float" office:value="5.65656565656566">
            <text:p>5,6565656566</text:p>
          </table:table-cell>
          <table:table-cell table:formula="of:=[.$A35]*[.P$7]/[.$B$1]" office:value-type="float" office:value="5.93939393939394">
            <text:p>5,9393939394</text:p>
          </table:table-cell>
          <table:table-cell table:formula="of:=[.$A35]*[.Q$7]/[.$B$1]" office:value-type="float" office:value="6.22222222222222">
            <text:p>6,2222222222</text:p>
          </table:table-cell>
          <table:table-cell table:formula="of:=[.$A35]*[.R$7]/[.$B$1]" office:value-type="float" office:value="6.50505050505051">
            <text:p>6,5050505051</text:p>
          </table:table-cell>
          <table:table-cell table:formula="of:=[.$A35]*[.S$7]/[.$B$1]" office:value-type="float" office:value="6.78787878787879">
            <text:p>6,7878787879</text:p>
          </table:table-cell>
          <table:table-cell table:formula="of:=[.$A35]*[.T$7]/[.$B$1]" office:value-type="float" office:value="7.07070707070707">
            <text:p>7,0707070707</text:p>
          </table:table-cell>
          <table:table-cell table:formula="of:=[.$A35]*[.U$7]/[.$B$1]" office:value-type="float" office:value="7.35353535353535">
            <text:p>7,3535353535</text:p>
          </table:table-cell>
          <table:table-cell table:formula="of:=[.$A35]*[.V$7]/[.$B$1]" office:value-type="float" office:value="7.63636363636364">
            <text:p>7,6363636364</text:p>
          </table:table-cell>
          <table:table-cell table:formula="of:=[.$A35]*[.W$7]/[.$B$1]" office:value-type="float" office:value="7.91919191919192">
            <text:p>7,9191919192</text:p>
          </table:table-cell>
          <table:table-cell table:formula="of:=[.$A35]*[.X$7]/[.$B$1]" office:value-type="float" office:value="8.2020202020202">
            <text:p>8,202020202</text:p>
          </table:table-cell>
          <table:table-cell table:formula="of:=[.$A35]*[.Y$7]/[.$B$1]" office:value-type="float" office:value="8.48484848484848">
            <text:p>8,4848484848</text:p>
          </table:table-cell>
          <table:table-cell table:formula="of:=[.$A35]*[.Z$7]/[.$B$1]" office:value-type="float" office:value="8.76767676767677">
            <text:p>8,7676767677</text:p>
          </table:table-cell>
          <table:table-cell table:formula="of:=99" office:value-type="float" office:value="99">
            <text:p>99</text:p>
          </table:table-cell>
          <table:table-cell table:formula="of:=[.$A35]*[.AB$7]/[.$B$3]" office:value-type="float" office:value="0.304347826086957">
            <text:p>0,3043478261</text:p>
          </table:table-cell>
          <table:table-cell table:formula="of:=[.$A35]*[.AC$7]/[.$B$3]" office:value-type="float" office:value="0.608695652173913">
            <text:p>0,6086956522</text:p>
          </table:table-cell>
          <table:table-cell table:formula="of:=[.$A35]*[.AD$7]/[.$B$3]" office:value-type="float" office:value="0.91304347826087">
            <text:p>0,9130434783</text:p>
          </table:table-cell>
          <table:table-cell table:formula="of:=[.$A35]*[.AE$7]/[.$B$3]" office:value-type="float" office:value="1.21739130434783">
            <text:p>1,2173913043</text:p>
          </table:table-cell>
          <table:table-cell table:formula="of:=[.$A35]*[.AF$7]/[.$B$3]" office:value-type="float" office:value="1.52173913043478">
            <text:p>1,5217391304</text:p>
          </table:table-cell>
          <table:table-cell table:formula="of:=[.$A35]*[.AG$7]/[.$B$3]" office:value-type="float" office:value="1.82608695652174">
            <text:p>1,8260869565</text:p>
          </table:table-cell>
          <table:table-cell table:formula="of:=[.$A35]*[.AH$7]/[.$B$3]" office:value-type="float" office:value="2.1304347826087">
            <text:p>2,1304347826</text:p>
          </table:table-cell>
          <table:table-cell table:formula="of:=[.$A35]*[.AI$7]/[.$B$3]" office:value-type="float" office:value="2.43478260869565">
            <text:p>2,4347826087</text:p>
          </table:table-cell>
          <table:table-cell table:formula="of:=[.$A35]*[.AJ$7]/[.$B$3]" office:value-type="float" office:value="2.73913043478261">
            <text:p>2,7391304348</text:p>
          </table:table-cell>
          <table:table-cell table:formula="of:=[.$A35]*[.AK$7]/[.$B$3]" office:value-type="float" office:value="3.04347826086957">
            <text:p>3,0434782609</text:p>
          </table:table-cell>
          <table:table-cell table:formula="of:=[.$A35]*[.AL$7]/[.$B$3]" office:value-type="float" office:value="3.34782608695652">
            <text:p>3,347826087</text:p>
          </table:table-cell>
          <table:table-cell table:formula="of:=[.$A35]*[.AM$7]/[.$B$3]" office:value-type="float" office:value="3.65217391304348">
            <text:p>3,652173913</text:p>
          </table:table-cell>
          <table:table-cell table:formula="of:=[.$A35]*[.AN$7]/[.$B$3]" office:value-type="float" office:value="3.95652173913043">
            <text:p>3,9565217391</text:p>
          </table:table-cell>
          <table:table-cell table:formula="of:=[.$A35]*[.AO$7]/[.$B$3]" office:value-type="float" office:value="4.26086956521739">
            <text:p>4,2608695652</text:p>
          </table:table-cell>
          <table:table-cell table:formula="of:=[.$A35]*[.AP$7]/[.$B$3]" office:value-type="float" office:value="4.56521739130435">
            <text:p>4,5652173913</text:p>
          </table:table-cell>
          <table:table-cell table:formula="of:=[.$A35]*[.AQ$7]/[.$B$3]" office:value-type="float" office:value="4.8695652173913">
            <text:p>4,8695652174</text:p>
          </table:table-cell>
          <table:table-cell table:formula="of:=[.$A35]*[.AR$7]/[.$B$3]" office:value-type="float" office:value="5.17391304347826">
            <text:p>5,1739130435</text:p>
          </table:table-cell>
          <table:table-cell table:formula="of:=[.$A35]*[.AS$7]/[.$B$3]" office:value-type="float" office:value="5.47826086956522">
            <text:p>5,4782608696</text:p>
          </table:table-cell>
          <table:table-cell table:formula="of:=[.$A35]*[.AT$7]/[.$B$3]" office:value-type="float" office:value="5.78260869565217">
            <text:p>5,7826086957</text:p>
          </table:table-cell>
          <table:table-cell table:formula="of:=[.$A35]*[.AU$7]/[.$B$3]" office:value-type="float" office:value="6.08695652173913">
            <text:p>6,0869565217</text:p>
          </table:table-cell>
          <table:table-cell table:formula="of:=[.$A35]*[.AV$7]/[.$B$3]" office:value-type="float" office:value="6.39130434782609">
            <text:p>6,3913043478</text:p>
          </table:table-cell>
          <table:table-cell table:formula="of:=[.$A35]*[.AW$7]/[.$B$3]" office:value-type="float" office:value="6.69565217391304">
            <text:p>6,6956521739</text:p>
          </table:table-cell>
          <table:table-cell table:formula="of:=[.$A35]*[.AX$7]/[.$B$3]" office:value-type="float" office:value="7">
            <text:p>7</text:p>
          </table:table-cell>
          <table:table-cell table:formula="of:=[.$A35]*[.AY$7]/[.$B$3]" office:value-type="float" office:value="7.30434782608696">
            <text:p>7,3043478261</text:p>
          </table:table-cell>
          <table:table-cell table:formula="of:=[.$A35]*[.AZ$7]/[.$B$3]" office:value-type="float" office:value="7.60869565217391">
            <text:p>7,608695652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5]+1" office:value-type="float" office:value="29">
            <text:p>29</text:p>
          </table:table-cell>
          <table:table-cell table:formula="of:=[.$A36]*[.B$7]/[.$B$1]" office:value-type="float" office:value="2.05050505050505">
            <text:p>2,0505050505</text:p>
          </table:table-cell>
          <table:table-cell table:formula="of:=[.$A36]*[.C$7]/[.$B$1]" office:value-type="float" office:value="2.34343434343434">
            <text:p>2,3434343434</text:p>
          </table:table-cell>
          <table:table-cell table:formula="of:=[.$A36]*[.D$7]/[.$B$1]" office:value-type="float" office:value="2.63636363636364">
            <text:p>2,6363636364</text:p>
          </table:table-cell>
          <table:table-cell table:formula="of:=[.$A36]*[.E$7]/[.$B$1]" office:value-type="float" office:value="2.92929292929293">
            <text:p>2,9292929293</text:p>
          </table:table-cell>
          <table:table-cell table:formula="of:=[.$A36]*[.F$7]/[.$B$1]" office:value-type="float" office:value="3.22222222222222">
            <text:p>3,2222222222</text:p>
          </table:table-cell>
          <table:table-cell table:formula="of:=[.$A36]*[.G$7]/[.$B$1]" office:value-type="float" office:value="3.51515151515152">
            <text:p>3,5151515152</text:p>
          </table:table-cell>
          <table:table-cell table:formula="of:=[.$A36]*[.H$7]/[.$B$1]" office:value-type="float" office:value="3.80808080808081">
            <text:p>3,8080808081</text:p>
          </table:table-cell>
          <table:table-cell table:formula="of:=[.$A36]*[.I$7]/[.$B$1]" office:value-type="float" office:value="4.1010101010101">
            <text:p>4,101010101</text:p>
          </table:table-cell>
          <table:table-cell table:formula="of:=[.$A36]*[.J$7]/[.$B$1]" office:value-type="float" office:value="4.39393939393939">
            <text:p>4,3939393939</text:p>
          </table:table-cell>
          <table:table-cell table:formula="of:=[.$A36]*[.K$7]/[.$B$1]" office:value-type="float" office:value="4.68686868686869">
            <text:p>4,6868686869</text:p>
          </table:table-cell>
          <table:table-cell table:formula="of:=[.$A36]*[.L$7]/[.$B$1]" office:value-type="float" office:value="4.97979797979798">
            <text:p>4,9797979798</text:p>
          </table:table-cell>
          <table:table-cell table:formula="of:=[.$A36]*[.M$7]/[.$B$1]" office:value-type="float" office:value="5.27272727272727">
            <text:p>5,2727272727</text:p>
          </table:table-cell>
          <table:table-cell table:formula="of:=[.$A36]*[.N$7]/[.$B$1]" office:value-type="float" office:value="5.56565656565657">
            <text:p>5,5656565657</text:p>
          </table:table-cell>
          <table:table-cell table:formula="of:=[.$A36]*[.O$7]/[.$B$1]" office:value-type="float" office:value="5.85858585858586">
            <text:p>5,8585858586</text:p>
          </table:table-cell>
          <table:table-cell table:formula="of:=[.$A36]*[.P$7]/[.$B$1]" office:value-type="float" office:value="6.15151515151515">
            <text:p>6,1515151515</text:p>
          </table:table-cell>
          <table:table-cell table:formula="of:=[.$A36]*[.Q$7]/[.$B$1]" office:value-type="float" office:value="6.44444444444444">
            <text:p>6,4444444444</text:p>
          </table:table-cell>
          <table:table-cell table:formula="of:=[.$A36]*[.R$7]/[.$B$1]" office:value-type="float" office:value="6.73737373737374">
            <text:p>6,7373737374</text:p>
          </table:table-cell>
          <table:table-cell table:formula="of:=[.$A36]*[.S$7]/[.$B$1]" office:value-type="float" office:value="7.03030303030303">
            <text:p>7,0303030303</text:p>
          </table:table-cell>
          <table:table-cell table:formula="of:=[.$A36]*[.T$7]/[.$B$1]" office:value-type="float" office:value="7.32323232323232">
            <text:p>7,3232323232</text:p>
          </table:table-cell>
          <table:table-cell table:formula="of:=[.$A36]*[.U$7]/[.$B$1]" office:value-type="float" office:value="7.61616161616162">
            <text:p>7,6161616162</text:p>
          </table:table-cell>
          <table:table-cell table:formula="of:=[.$A36]*[.V$7]/[.$B$1]" office:value-type="float" office:value="7.90909090909091">
            <text:p>7,9090909091</text:p>
          </table:table-cell>
          <table:table-cell table:formula="of:=[.$A36]*[.W$7]/[.$B$1]" office:value-type="float" office:value="8.2020202020202">
            <text:p>8,202020202</text:p>
          </table:table-cell>
          <table:table-cell table:formula="of:=[.$A36]*[.X$7]/[.$B$1]" office:value-type="float" office:value="8.4949494949495">
            <text:p>8,4949494949</text:p>
          </table:table-cell>
          <table:table-cell table:formula="of:=[.$A36]*[.Y$7]/[.$B$1]" office:value-type="float" office:value="8.78787878787879">
            <text:p>8,7878787879</text:p>
          </table:table-cell>
          <table:table-cell table:formula="of:=[.$A36]*[.Z$7]/[.$B$1]" office:value-type="float" office:value="9.08080808080808">
            <text:p>9,0808080808</text:p>
          </table:table-cell>
          <table:table-cell table:formula="of:=99" office:value-type="float" office:value="99">
            <text:p>99</text:p>
          </table:table-cell>
          <table:table-cell table:formula="of:=[.$A36]*[.AB$7]/[.$B$3]" office:value-type="float" office:value="0.315217391304348">
            <text:p>0,3152173913</text:p>
          </table:table-cell>
          <table:table-cell table:formula="of:=[.$A36]*[.AC$7]/[.$B$3]" office:value-type="float" office:value="0.630434782608696">
            <text:p>0,6304347826</text:p>
          </table:table-cell>
          <table:table-cell table:formula="of:=[.$A36]*[.AD$7]/[.$B$3]" office:value-type="float" office:value="0.945652173913043">
            <text:p>0,9456521739</text:p>
          </table:table-cell>
          <table:table-cell table:formula="of:=[.$A36]*[.AE$7]/[.$B$3]" office:value-type="float" office:value="1.26086956521739">
            <text:p>1,2608695652</text:p>
          </table:table-cell>
          <table:table-cell table:formula="of:=[.$A36]*[.AF$7]/[.$B$3]" office:value-type="float" office:value="1.57608695652174">
            <text:p>1,5760869565</text:p>
          </table:table-cell>
          <table:table-cell table:formula="of:=[.$A36]*[.AG$7]/[.$B$3]" office:value-type="float" office:value="1.89130434782609">
            <text:p>1,8913043478</text:p>
          </table:table-cell>
          <table:table-cell table:formula="of:=[.$A36]*[.AH$7]/[.$B$3]" office:value-type="float" office:value="2.20652173913043">
            <text:p>2,2065217391</text:p>
          </table:table-cell>
          <table:table-cell table:formula="of:=[.$A36]*[.AI$7]/[.$B$3]" office:value-type="float" office:value="2.52173913043478">
            <text:p>2,5217391304</text:p>
          </table:table-cell>
          <table:table-cell table:formula="of:=[.$A36]*[.AJ$7]/[.$B$3]" office:value-type="float" office:value="2.83695652173913">
            <text:p>2,8369565217</text:p>
          </table:table-cell>
          <table:table-cell table:formula="of:=[.$A36]*[.AK$7]/[.$B$3]" office:value-type="float" office:value="3.15217391304348">
            <text:p>3,152173913</text:p>
          </table:table-cell>
          <table:table-cell table:formula="of:=[.$A36]*[.AL$7]/[.$B$3]" office:value-type="float" office:value="3.46739130434783">
            <text:p>3,4673913043</text:p>
          </table:table-cell>
          <table:table-cell table:formula="of:=[.$A36]*[.AM$7]/[.$B$3]" office:value-type="float" office:value="3.78260869565217">
            <text:p>3,7826086957</text:p>
          </table:table-cell>
          <table:table-cell table:formula="of:=[.$A36]*[.AN$7]/[.$B$3]" office:value-type="float" office:value="4.09782608695652">
            <text:p>4,097826087</text:p>
          </table:table-cell>
          <table:table-cell table:formula="of:=[.$A36]*[.AO$7]/[.$B$3]" office:value-type="float" office:value="4.41304347826087">
            <text:p>4,4130434783</text:p>
          </table:table-cell>
          <table:table-cell table:formula="of:=[.$A36]*[.AP$7]/[.$B$3]" office:value-type="float" office:value="4.72826086956522">
            <text:p>4,7282608696</text:p>
          </table:table-cell>
          <table:table-cell table:formula="of:=[.$A36]*[.AQ$7]/[.$B$3]" office:value-type="float" office:value="5.04347826086957">
            <text:p>5,0434782609</text:p>
          </table:table-cell>
          <table:table-cell table:formula="of:=[.$A36]*[.AR$7]/[.$B$3]" office:value-type="float" office:value="5.35869565217391">
            <text:p>5,3586956522</text:p>
          </table:table-cell>
          <table:table-cell table:formula="of:=[.$A36]*[.AS$7]/[.$B$3]" office:value-type="float" office:value="5.67391304347826">
            <text:p>5,6739130435</text:p>
          </table:table-cell>
          <table:table-cell table:formula="of:=[.$A36]*[.AT$7]/[.$B$3]" office:value-type="float" office:value="5.98913043478261">
            <text:p>5,9891304348</text:p>
          </table:table-cell>
          <table:table-cell table:formula="of:=[.$A36]*[.AU$7]/[.$B$3]" office:value-type="float" office:value="6.30434782608696">
            <text:p>6,3043478261</text:p>
          </table:table-cell>
          <table:table-cell table:formula="of:=[.$A36]*[.AV$7]/[.$B$3]" office:value-type="float" office:value="6.6195652173913">
            <text:p>6,6195652174</text:p>
          </table:table-cell>
          <table:table-cell table:formula="of:=[.$A36]*[.AW$7]/[.$B$3]" office:value-type="float" office:value="6.93478260869565">
            <text:p>6,9347826087</text:p>
          </table:table-cell>
          <table:table-cell table:formula="of:=[.$A36]*[.AX$7]/[.$B$3]" office:value-type="float" office:value="7.25">
            <text:p>7,25</text:p>
          </table:table-cell>
          <table:table-cell table:formula="of:=[.$A36]*[.AY$7]/[.$B$3]" office:value-type="float" office:value="7.56521739130435">
            <text:p>7,5652173913</text:p>
          </table:table-cell>
          <table:table-cell table:formula="of:=[.$A36]*[.AZ$7]/[.$B$3]" office:value-type="float" office:value="7.8804347826087">
            <text:p>7,8804347826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6]+1" office:value-type="float" office:value="30">
            <text:p>30</text:p>
          </table:table-cell>
          <table:table-cell table:formula="of:=[.$A37]*[.B$7]/[.$B$1]" office:value-type="float" office:value="2.12121212121212">
            <text:p>2,1212121212</text:p>
          </table:table-cell>
          <table:table-cell table:formula="of:=[.$A37]*[.C$7]/[.$B$1]" office:value-type="float" office:value="2.42424242424242">
            <text:p>2,4242424242</text:p>
          </table:table-cell>
          <table:table-cell table:formula="of:=[.$A37]*[.D$7]/[.$B$1]" office:value-type="float" office:value="2.72727272727273">
            <text:p>2,7272727273</text:p>
          </table:table-cell>
          <table:table-cell table:formula="of:=[.$A37]*[.E$7]/[.$B$1]" office:value-type="float" office:value="3.03030303030303">
            <text:p>3,0303030303</text:p>
          </table:table-cell>
          <table:table-cell table:formula="of:=[.$A37]*[.F$7]/[.$B$1]" office:value-type="float" office:value="3.33333333333333">
            <text:p>3,3333333333</text:p>
          </table:table-cell>
          <table:table-cell table:formula="of:=[.$A37]*[.G$7]/[.$B$1]" office:value-type="float" office:value="3.63636363636364">
            <text:p>3,6363636364</text:p>
          </table:table-cell>
          <table:table-cell table:formula="of:=[.$A37]*[.H$7]/[.$B$1]" office:value-type="float" office:value="3.93939393939394">
            <text:p>3,9393939394</text:p>
          </table:table-cell>
          <table:table-cell table:formula="of:=[.$A37]*[.I$7]/[.$B$1]" office:value-type="float" office:value="4.24242424242424">
            <text:p>4,2424242424</text:p>
          </table:table-cell>
          <table:table-cell table:formula="of:=[.$A37]*[.J$7]/[.$B$1]" office:value-type="float" office:value="4.54545454545455">
            <text:p>4,5454545455</text:p>
          </table:table-cell>
          <table:table-cell table:formula="of:=[.$A37]*[.K$7]/[.$B$1]" office:value-type="float" office:value="4.84848484848485">
            <text:p>4,8484848485</text:p>
          </table:table-cell>
          <table:table-cell table:formula="of:=[.$A37]*[.L$7]/[.$B$1]" office:value-type="float" office:value="5.15151515151515">
            <text:p>5,1515151515</text:p>
          </table:table-cell>
          <table:table-cell table:formula="of:=[.$A37]*[.M$7]/[.$B$1]" office:value-type="float" office:value="5.45454545454545">
            <text:p>5,4545454545</text:p>
          </table:table-cell>
          <table:table-cell table:formula="of:=[.$A37]*[.N$7]/[.$B$1]" office:value-type="float" office:value="5.75757575757576">
            <text:p>5,7575757576</text:p>
          </table:table-cell>
          <table:table-cell table:formula="of:=[.$A37]*[.O$7]/[.$B$1]" office:value-type="float" office:value="6.06060606060606">
            <text:p>6,0606060606</text:p>
          </table:table-cell>
          <table:table-cell table:formula="of:=[.$A37]*[.P$7]/[.$B$1]" office:value-type="float" office:value="6.36363636363636">
            <text:p>6,3636363636</text:p>
          </table:table-cell>
          <table:table-cell table:formula="of:=[.$A37]*[.Q$7]/[.$B$1]" office:value-type="float" office:value="6.66666666666667">
            <text:p>6,6666666667</text:p>
          </table:table-cell>
          <table:table-cell table:formula="of:=[.$A37]*[.R$7]/[.$B$1]" office:value-type="float" office:value="6.96969696969697">
            <text:p>6,9696969697</text:p>
          </table:table-cell>
          <table:table-cell table:formula="of:=[.$A37]*[.S$7]/[.$B$1]" office:value-type="float" office:value="7.27272727272727">
            <text:p>7,2727272727</text:p>
          </table:table-cell>
          <table:table-cell table:formula="of:=[.$A37]*[.T$7]/[.$B$1]" office:value-type="float" office:value="7.57575757575758">
            <text:p>7,5757575758</text:p>
          </table:table-cell>
          <table:table-cell table:formula="of:=[.$A37]*[.U$7]/[.$B$1]" office:value-type="float" office:value="7.87878787878788">
            <text:p>7,8787878788</text:p>
          </table:table-cell>
          <table:table-cell table:formula="of:=[.$A37]*[.V$7]/[.$B$1]" office:value-type="float" office:value="8.18181818181818">
            <text:p>8,1818181818</text:p>
          </table:table-cell>
          <table:table-cell table:formula="of:=[.$A37]*[.W$7]/[.$B$1]" office:value-type="float" office:value="8.48484848484848">
            <text:p>8,4848484848</text:p>
          </table:table-cell>
          <table:table-cell table:formula="of:=[.$A37]*[.X$7]/[.$B$1]" office:value-type="float" office:value="8.78787878787879">
            <text:p>8,7878787879</text:p>
          </table:table-cell>
          <table:table-cell table:formula="of:=[.$A37]*[.Y$7]/[.$B$1]" office:value-type="float" office:value="9.09090909090909">
            <text:p>9,0909090909</text:p>
          </table:table-cell>
          <table:table-cell table:formula="of:=[.$A37]*[.Z$7]/[.$B$1]" office:value-type="float" office:value="9.39393939393939">
            <text:p>9,3939393939</text:p>
          </table:table-cell>
          <table:table-cell table:formula="of:=99" office:value-type="float" office:value="99">
            <text:p>99</text:p>
          </table:table-cell>
          <table:table-cell table:formula="of:=[.$A37]*[.AB$7]/[.$B$3]" office:value-type="float" office:value="0.326086956521739">
            <text:p>0,3260869565</text:p>
          </table:table-cell>
          <table:table-cell table:formula="of:=[.$A37]*[.AC$7]/[.$B$3]" office:value-type="float" office:value="0.652173913043478">
            <text:p>0,652173913</text:p>
          </table:table-cell>
          <table:table-cell table:formula="of:=[.$A37]*[.AD$7]/[.$B$3]" office:value-type="float" office:value="0.978260869565217">
            <text:p>0,9782608696</text:p>
          </table:table-cell>
          <table:table-cell table:formula="of:=[.$A37]*[.AE$7]/[.$B$3]" office:value-type="float" office:value="1.30434782608696">
            <text:p>1,3043478261</text:p>
          </table:table-cell>
          <table:table-cell table:formula="of:=[.$A37]*[.AF$7]/[.$B$3]" office:value-type="float" office:value="1.6304347826087">
            <text:p>1,6304347826</text:p>
          </table:table-cell>
          <table:table-cell table:formula="of:=[.$A37]*[.AG$7]/[.$B$3]" office:value-type="float" office:value="1.95652173913043">
            <text:p>1,9565217391</text:p>
          </table:table-cell>
          <table:table-cell table:formula="of:=[.$A37]*[.AH$7]/[.$B$3]" office:value-type="float" office:value="2.28260869565217">
            <text:p>2,2826086957</text:p>
          </table:table-cell>
          <table:table-cell table:formula="of:=[.$A37]*[.AI$7]/[.$B$3]" office:value-type="float" office:value="2.60869565217391">
            <text:p>2,6086956522</text:p>
          </table:table-cell>
          <table:table-cell table:formula="of:=[.$A37]*[.AJ$7]/[.$B$3]" office:value-type="float" office:value="2.93478260869565">
            <text:p>2,9347826087</text:p>
          </table:table-cell>
          <table:table-cell table:formula="of:=[.$A37]*[.AK$7]/[.$B$3]" office:value-type="float" office:value="3.26086956521739">
            <text:p>3,2608695652</text:p>
          </table:table-cell>
          <table:table-cell table:formula="of:=[.$A37]*[.AL$7]/[.$B$3]" office:value-type="float" office:value="3.58695652173913">
            <text:p>3,5869565217</text:p>
          </table:table-cell>
          <table:table-cell table:formula="of:=[.$A37]*[.AM$7]/[.$B$3]" office:value-type="float" office:value="3.91304347826087">
            <text:p>3,9130434783</text:p>
          </table:table-cell>
          <table:table-cell table:formula="of:=[.$A37]*[.AN$7]/[.$B$3]" office:value-type="float" office:value="4.23913043478261">
            <text:p>4,2391304348</text:p>
          </table:table-cell>
          <table:table-cell table:formula="of:=[.$A37]*[.AO$7]/[.$B$3]" office:value-type="float" office:value="4.56521739130435">
            <text:p>4,5652173913</text:p>
          </table:table-cell>
          <table:table-cell table:formula="of:=[.$A37]*[.AP$7]/[.$B$3]" office:value-type="float" office:value="4.89130434782609">
            <text:p>4,8913043478</text:p>
          </table:table-cell>
          <table:table-cell table:formula="of:=[.$A37]*[.AQ$7]/[.$B$3]" office:value-type="float" office:value="5.21739130434783">
            <text:p>5,2173913043</text:p>
          </table:table-cell>
          <table:table-cell table:formula="of:=[.$A37]*[.AR$7]/[.$B$3]" office:value-type="float" office:value="5.54347826086957">
            <text:p>5,5434782609</text:p>
          </table:table-cell>
          <table:table-cell table:formula="of:=[.$A37]*[.AS$7]/[.$B$3]" office:value-type="float" office:value="5.8695652173913">
            <text:p>5,8695652174</text:p>
          </table:table-cell>
          <table:table-cell table:formula="of:=[.$A37]*[.AT$7]/[.$B$3]" office:value-type="float" office:value="6.19565217391304">
            <text:p>6,1956521739</text:p>
          </table:table-cell>
          <table:table-cell table:formula="of:=[.$A37]*[.AU$7]/[.$B$3]" office:value-type="float" office:value="6.52173913043478">
            <text:p>6,5217391304</text:p>
          </table:table-cell>
          <table:table-cell table:formula="of:=[.$A37]*[.AV$7]/[.$B$3]" office:value-type="float" office:value="6.84782608695652">
            <text:p>6,847826087</text:p>
          </table:table-cell>
          <table:table-cell table:formula="of:=[.$A37]*[.AW$7]/[.$B$3]" office:value-type="float" office:value="7.17391304347826">
            <text:p>7,1739130435</text:p>
          </table:table-cell>
          <table:table-cell table:formula="of:=[.$A37]*[.AX$7]/[.$B$3]" office:value-type="float" office:value="7.5">
            <text:p>7,5</text:p>
          </table:table-cell>
          <table:table-cell table:formula="of:=[.$A37]*[.AY$7]/[.$B$3]" office:value-type="float" office:value="7.82608695652174">
            <text:p>7,8260869565</text:p>
          </table:table-cell>
          <table:table-cell table:formula="of:=[.$A37]*[.AZ$7]/[.$B$3]" office:value-type="float" office:value="8.15217391304348">
            <text:p>8,15217391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7]+1" office:value-type="float" office:value="31">
            <text:p>31</text:p>
          </table:table-cell>
          <table:table-cell table:formula="of:=[.$A38]*[.B$7]/[.$B$1]" office:value-type="float" office:value="2.19191919191919">
            <text:p>2,1919191919</text:p>
          </table:table-cell>
          <table:table-cell table:formula="of:=[.$A38]*[.C$7]/[.$B$1]" office:value-type="float" office:value="2.50505050505051">
            <text:p>2,5050505051</text:p>
          </table:table-cell>
          <table:table-cell table:formula="of:=[.$A38]*[.D$7]/[.$B$1]" office:value-type="float" office:value="2.81818181818182">
            <text:p>2,8181818182</text:p>
          </table:table-cell>
          <table:table-cell table:formula="of:=[.$A38]*[.E$7]/[.$B$1]" office:value-type="float" office:value="3.13131313131313">
            <text:p>3,1313131313</text:p>
          </table:table-cell>
          <table:table-cell table:formula="of:=[.$A38]*[.F$7]/[.$B$1]" office:value-type="float" office:value="3.44444444444444">
            <text:p>3,4444444444</text:p>
          </table:table-cell>
          <table:table-cell table:formula="of:=[.$A38]*[.G$7]/[.$B$1]" office:value-type="float" office:value="3.75757575757576">
            <text:p>3,7575757576</text:p>
          </table:table-cell>
          <table:table-cell table:formula="of:=[.$A38]*[.H$7]/[.$B$1]" office:value-type="float" office:value="4.07070707070707">
            <text:p>4,0707070707</text:p>
          </table:table-cell>
          <table:table-cell table:formula="of:=[.$A38]*[.I$7]/[.$B$1]" office:value-type="float" office:value="4.38383838383838">
            <text:p>4,3838383838</text:p>
          </table:table-cell>
          <table:table-cell table:formula="of:=[.$A38]*[.J$7]/[.$B$1]" office:value-type="float" office:value="4.6969696969697">
            <text:p>4,696969697</text:p>
          </table:table-cell>
          <table:table-cell table:formula="of:=[.$A38]*[.K$7]/[.$B$1]" office:value-type="float" office:value="5.01010101010101">
            <text:p>5,0101010101</text:p>
          </table:table-cell>
          <table:table-cell table:formula="of:=[.$A38]*[.L$7]/[.$B$1]" office:value-type="float" office:value="5.32323232323232">
            <text:p>5,3232323232</text:p>
          </table:table-cell>
          <table:table-cell table:formula="of:=[.$A38]*[.M$7]/[.$B$1]" office:value-type="float" office:value="5.63636363636364">
            <text:p>5,6363636364</text:p>
          </table:table-cell>
          <table:table-cell table:formula="of:=[.$A38]*[.N$7]/[.$B$1]" office:value-type="float" office:value="5.94949494949495">
            <text:p>5,9494949495</text:p>
          </table:table-cell>
          <table:table-cell table:formula="of:=[.$A38]*[.O$7]/[.$B$1]" office:value-type="float" office:value="6.26262626262626">
            <text:p>6,2626262626</text:p>
          </table:table-cell>
          <table:table-cell table:formula="of:=[.$A38]*[.P$7]/[.$B$1]" office:value-type="float" office:value="6.57575757575758">
            <text:p>6,5757575758</text:p>
          </table:table-cell>
          <table:table-cell table:formula="of:=[.$A38]*[.Q$7]/[.$B$1]" office:value-type="float" office:value="6.88888888888889">
            <text:p>6,8888888889</text:p>
          </table:table-cell>
          <table:table-cell table:formula="of:=[.$A38]*[.R$7]/[.$B$1]" office:value-type="float" office:value="7.2020202020202">
            <text:p>7,202020202</text:p>
          </table:table-cell>
          <table:table-cell table:formula="of:=[.$A38]*[.S$7]/[.$B$1]" office:value-type="float" office:value="7.51515151515152">
            <text:p>7,5151515152</text:p>
          </table:table-cell>
          <table:table-cell table:formula="of:=[.$A38]*[.T$7]/[.$B$1]" office:value-type="float" office:value="7.82828282828283">
            <text:p>7,8282828283</text:p>
          </table:table-cell>
          <table:table-cell table:formula="of:=[.$A38]*[.U$7]/[.$B$1]" office:value-type="float" office:value="8.14141414141414">
            <text:p>8,1414141414</text:p>
          </table:table-cell>
          <table:table-cell table:formula="of:=[.$A38]*[.V$7]/[.$B$1]" office:value-type="float" office:value="8.45454545454546">
            <text:p>8,4545454545</text:p>
          </table:table-cell>
          <table:table-cell table:formula="of:=[.$A38]*[.W$7]/[.$B$1]" office:value-type="float" office:value="8.76767676767677">
            <text:p>8,7676767677</text:p>
          </table:table-cell>
          <table:table-cell table:formula="of:=[.$A38]*[.X$7]/[.$B$1]" office:value-type="float" office:value="9.08080808080808">
            <text:p>9,0808080808</text:p>
          </table:table-cell>
          <table:table-cell table:formula="of:=[.$A38]*[.Y$7]/[.$B$1]" office:value-type="float" office:value="9.39393939393939">
            <text:p>9,3939393939</text:p>
          </table:table-cell>
          <table:table-cell table:formula="of:=[.$A38]*[.Z$7]/[.$B$1]" office:value-type="float" office:value="9.70707070707071">
            <text:p>9,7070707071</text:p>
          </table:table-cell>
          <table:table-cell table:formula="of:=99" office:value-type="float" office:value="99">
            <text:p>99</text:p>
          </table:table-cell>
          <table:table-cell table:formula="of:=[.$A38]*[.AB$7]/[.$B$3]" office:value-type="float" office:value="0.33695652173913">
            <text:p>0,3369565217</text:p>
          </table:table-cell>
          <table:table-cell table:formula="of:=[.$A38]*[.AC$7]/[.$B$3]" office:value-type="float" office:value="0.673913043478261">
            <text:p>0,6739130435</text:p>
          </table:table-cell>
          <table:table-cell table:formula="of:=[.$A38]*[.AD$7]/[.$B$3]" office:value-type="float" office:value="1.01086956521739">
            <text:p>1,0108695652</text:p>
          </table:table-cell>
          <table:table-cell table:formula="of:=[.$A38]*[.AE$7]/[.$B$3]" office:value-type="float" office:value="1.34782608695652">
            <text:p>1,347826087</text:p>
          </table:table-cell>
          <table:table-cell table:formula="of:=[.$A38]*[.AF$7]/[.$B$3]" office:value-type="float" office:value="1.68478260869565">
            <text:p>1,6847826087</text:p>
          </table:table-cell>
          <table:table-cell table:formula="of:=[.$A38]*[.AG$7]/[.$B$3]" office:value-type="float" office:value="2.02173913043478">
            <text:p>2,0217391304</text:p>
          </table:table-cell>
          <table:table-cell table:formula="of:=[.$A38]*[.AH$7]/[.$B$3]" office:value-type="float" office:value="2.35869565217391">
            <text:p>2,3586956522</text:p>
          </table:table-cell>
          <table:table-cell table:formula="of:=[.$A38]*[.AI$7]/[.$B$3]" office:value-type="float" office:value="2.69565217391304">
            <text:p>2,6956521739</text:p>
          </table:table-cell>
          <table:table-cell table:formula="of:=[.$A38]*[.AJ$7]/[.$B$3]" office:value-type="float" office:value="3.03260869565217">
            <text:p>3,0326086957</text:p>
          </table:table-cell>
          <table:table-cell table:formula="of:=[.$A38]*[.AK$7]/[.$B$3]" office:value-type="float" office:value="3.3695652173913">
            <text:p>3,3695652174</text:p>
          </table:table-cell>
          <table:table-cell table:formula="of:=[.$A38]*[.AL$7]/[.$B$3]" office:value-type="float" office:value="3.70652173913043">
            <text:p>3,7065217391</text:p>
          </table:table-cell>
          <table:table-cell table:formula="of:=[.$A38]*[.AM$7]/[.$B$3]" office:value-type="float" office:value="4.04347826086957">
            <text:p>4,0434782609</text:p>
          </table:table-cell>
          <table:table-cell table:formula="of:=[.$A38]*[.AN$7]/[.$B$3]" office:value-type="float" office:value="4.3804347826087">
            <text:p>4,3804347826</text:p>
          </table:table-cell>
          <table:table-cell table:formula="of:=[.$A38]*[.AO$7]/[.$B$3]" office:value-type="float" office:value="4.71739130434783">
            <text:p>4,7173913043</text:p>
          </table:table-cell>
          <table:table-cell table:formula="of:=[.$A38]*[.AP$7]/[.$B$3]" office:value-type="float" office:value="5.05434782608696">
            <text:p>5,0543478261</text:p>
          </table:table-cell>
          <table:table-cell table:formula="of:=[.$A38]*[.AQ$7]/[.$B$3]" office:value-type="float" office:value="5.39130434782609">
            <text:p>5,3913043478</text:p>
          </table:table-cell>
          <table:table-cell table:formula="of:=[.$A38]*[.AR$7]/[.$B$3]" office:value-type="float" office:value="5.72826086956522">
            <text:p>5,7282608696</text:p>
          </table:table-cell>
          <table:table-cell table:formula="of:=[.$A38]*[.AS$7]/[.$B$3]" office:value-type="float" office:value="6.06521739130435">
            <text:p>6,0652173913</text:p>
          </table:table-cell>
          <table:table-cell table:formula="of:=[.$A38]*[.AT$7]/[.$B$3]" office:value-type="float" office:value="6.40217391304348">
            <text:p>6,402173913</text:p>
          </table:table-cell>
          <table:table-cell table:formula="of:=[.$A38]*[.AU$7]/[.$B$3]" office:value-type="float" office:value="6.73913043478261">
            <text:p>6,7391304348</text:p>
          </table:table-cell>
          <table:table-cell table:formula="of:=[.$A38]*[.AV$7]/[.$B$3]" office:value-type="float" office:value="7.07608695652174">
            <text:p>7,0760869565</text:p>
          </table:table-cell>
          <table:table-cell table:formula="of:=[.$A38]*[.AW$7]/[.$B$3]" office:value-type="float" office:value="7.41304347826087">
            <text:p>7,4130434783</text:p>
          </table:table-cell>
          <table:table-cell table:formula="of:=[.$A38]*[.AX$7]/[.$B$3]" office:value-type="float" office:value="7.75">
            <text:p>7,75</text:p>
          </table:table-cell>
          <table:table-cell table:formula="of:=[.$A38]*[.AY$7]/[.$B$3]" office:value-type="float" office:value="8.08695652173913">
            <text:p>8,0869565217</text:p>
          </table:table-cell>
          <table:table-cell table:formula="of:=[.$A38]*[.AZ$7]/[.$B$3]" office:value-type="float" office:value="8.42391304347826">
            <text:p>8,423913043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8]+1" office:value-type="float" office:value="32">
            <text:p>32</text:p>
          </table:table-cell>
          <table:table-cell table:formula="of:=[.$A39]*[.B$7]/[.$B$1]" office:value-type="float" office:value="2.26262626262626">
            <text:p>2,2626262626</text:p>
          </table:table-cell>
          <table:table-cell table:formula="of:=[.$A39]*[.C$7]/[.$B$1]" office:value-type="float" office:value="2.58585858585859">
            <text:p>2,5858585859</text:p>
          </table:table-cell>
          <table:table-cell table:formula="of:=[.$A39]*[.D$7]/[.$B$1]" office:value-type="float" office:value="2.90909090909091">
            <text:p>2,9090909091</text:p>
          </table:table-cell>
          <table:table-cell table:formula="of:=[.$A39]*[.E$7]/[.$B$1]" office:value-type="float" office:value="3.23232323232323">
            <text:p>3,2323232323</text:p>
          </table:table-cell>
          <table:table-cell table:formula="of:=[.$A39]*[.F$7]/[.$B$1]" office:value-type="float" office:value="3.55555555555556">
            <text:p>3,5555555556</text:p>
          </table:table-cell>
          <table:table-cell table:formula="of:=[.$A39]*[.G$7]/[.$B$1]" office:value-type="float" office:value="3.87878787878788">
            <text:p>3,8787878788</text:p>
          </table:table-cell>
          <table:table-cell table:formula="of:=[.$A39]*[.H$7]/[.$B$1]" office:value-type="float" office:value="4.2020202020202">
            <text:p>4,202020202</text:p>
          </table:table-cell>
          <table:table-cell table:formula="of:=[.$A39]*[.I$7]/[.$B$1]" office:value-type="float" office:value="4.52525252525253">
            <text:p>4,5252525253</text:p>
          </table:table-cell>
          <table:table-cell table:formula="of:=[.$A39]*[.J$7]/[.$B$1]" office:value-type="float" office:value="4.84848484848485">
            <text:p>4,8484848485</text:p>
          </table:table-cell>
          <table:table-cell table:formula="of:=[.$A39]*[.K$7]/[.$B$1]" office:value-type="float" office:value="5.17171717171717">
            <text:p>5,1717171717</text:p>
          </table:table-cell>
          <table:table-cell table:formula="of:=[.$A39]*[.L$7]/[.$B$1]" office:value-type="float" office:value="5.4949494949495">
            <text:p>5,4949494949</text:p>
          </table:table-cell>
          <table:table-cell table:formula="of:=[.$A39]*[.M$7]/[.$B$1]" office:value-type="float" office:value="5.81818181818182">
            <text:p>5,8181818182</text:p>
          </table:table-cell>
          <table:table-cell table:formula="of:=[.$A39]*[.N$7]/[.$B$1]" office:value-type="float" office:value="6.14141414141414">
            <text:p>6,1414141414</text:p>
          </table:table-cell>
          <table:table-cell table:formula="of:=[.$A39]*[.O$7]/[.$B$1]" office:value-type="float" office:value="6.46464646464646">
            <text:p>6,4646464646</text:p>
          </table:table-cell>
          <table:table-cell table:formula="of:=[.$A39]*[.P$7]/[.$B$1]" office:value-type="float" office:value="6.78787878787879">
            <text:p>6,7878787879</text:p>
          </table:table-cell>
          <table:table-cell table:formula="of:=[.$A39]*[.Q$7]/[.$B$1]" office:value-type="float" office:value="7.11111111111111">
            <text:p>7,1111111111</text:p>
          </table:table-cell>
          <table:table-cell table:formula="of:=[.$A39]*[.R$7]/[.$B$1]" office:value-type="float" office:value="7.43434343434343">
            <text:p>7,4343434343</text:p>
          </table:table-cell>
          <table:table-cell table:formula="of:=[.$A39]*[.S$7]/[.$B$1]" office:value-type="float" office:value="7.75757575757576">
            <text:p>7,7575757576</text:p>
          </table:table-cell>
          <table:table-cell table:formula="of:=[.$A39]*[.T$7]/[.$B$1]" office:value-type="float" office:value="8.08080808080808">
            <text:p>8,0808080808</text:p>
          </table:table-cell>
          <table:table-cell table:formula="of:=[.$A39]*[.U$7]/[.$B$1]" office:value-type="float" office:value="8.40404040404041">
            <text:p>8,404040404</text:p>
          </table:table-cell>
          <table:table-cell table:formula="of:=[.$A39]*[.V$7]/[.$B$1]" office:value-type="float" office:value="8.72727272727273">
            <text:p>8,7272727273</text:p>
          </table:table-cell>
          <table:table-cell table:formula="of:=[.$A39]*[.W$7]/[.$B$1]" office:value-type="float" office:value="9.05050505050505">
            <text:p>9,0505050505</text:p>
          </table:table-cell>
          <table:table-cell table:formula="of:=[.$A39]*[.X$7]/[.$B$1]" office:value-type="float" office:value="9.37373737373737">
            <text:p>9,3737373737</text:p>
          </table:table-cell>
          <table:table-cell table:formula="of:=[.$A39]*[.Y$7]/[.$B$1]" office:value-type="float" office:value="9.6969696969697">
            <text:p>9,696969697</text:p>
          </table:table-cell>
          <table:table-cell table:formula="of:=[.$A39]*[.Z$7]/[.$B$1]" office:value-type="float" office:value="10.020202020202">
            <text:p>10,0202020202</text:p>
          </table:table-cell>
          <table:table-cell table:formula="of:=99" office:value-type="float" office:value="99">
            <text:p>99</text:p>
          </table:table-cell>
          <table:table-cell table:formula="of:=[.$A39]*[.AB$7]/[.$B$3]" office:value-type="float" office:value="0.347826086956522">
            <text:p>0,347826087</text:p>
          </table:table-cell>
          <table:table-cell table:formula="of:=[.$A39]*[.AC$7]/[.$B$3]" office:value-type="float" office:value="0.695652173913043">
            <text:p>0,6956521739</text:p>
          </table:table-cell>
          <table:table-cell table:formula="of:=[.$A39]*[.AD$7]/[.$B$3]" office:value-type="float" office:value="1.04347826086957">
            <text:p>1,0434782609</text:p>
          </table:table-cell>
          <table:table-cell table:formula="of:=[.$A39]*[.AE$7]/[.$B$3]" office:value-type="float" office:value="1.39130434782609">
            <text:p>1,3913043478</text:p>
          </table:table-cell>
          <table:table-cell table:formula="of:=[.$A39]*[.AF$7]/[.$B$3]" office:value-type="float" office:value="1.73913043478261">
            <text:p>1,7391304348</text:p>
          </table:table-cell>
          <table:table-cell table:formula="of:=[.$A39]*[.AG$7]/[.$B$3]" office:value-type="float" office:value="2.08695652173913">
            <text:p>2,0869565217</text:p>
          </table:table-cell>
          <table:table-cell table:formula="of:=[.$A39]*[.AH$7]/[.$B$3]" office:value-type="float" office:value="2.43478260869565">
            <text:p>2,4347826087</text:p>
          </table:table-cell>
          <table:table-cell table:formula="of:=[.$A39]*[.AI$7]/[.$B$3]" office:value-type="float" office:value="2.78260869565217">
            <text:p>2,7826086957</text:p>
          </table:table-cell>
          <table:table-cell table:formula="of:=[.$A39]*[.AJ$7]/[.$B$3]" office:value-type="float" office:value="3.1304347826087">
            <text:p>3,1304347826</text:p>
          </table:table-cell>
          <table:table-cell table:formula="of:=[.$A39]*[.AK$7]/[.$B$3]" office:value-type="float" office:value="3.47826086956522">
            <text:p>3,4782608696</text:p>
          </table:table-cell>
          <table:table-cell table:formula="of:=[.$A39]*[.AL$7]/[.$B$3]" office:value-type="float" office:value="3.82608695652174">
            <text:p>3,8260869565</text:p>
          </table:table-cell>
          <table:table-cell table:formula="of:=[.$A39]*[.AM$7]/[.$B$3]" office:value-type="float" office:value="4.17391304347826">
            <text:p>4,1739130435</text:p>
          </table:table-cell>
          <table:table-cell table:formula="of:=[.$A39]*[.AN$7]/[.$B$3]" office:value-type="float" office:value="4.52173913043478">
            <text:p>4,5217391304</text:p>
          </table:table-cell>
          <table:table-cell table:formula="of:=[.$A39]*[.AO$7]/[.$B$3]" office:value-type="float" office:value="4.8695652173913">
            <text:p>4,8695652174</text:p>
          </table:table-cell>
          <table:table-cell table:formula="of:=[.$A39]*[.AP$7]/[.$B$3]" office:value-type="float" office:value="5.21739130434783">
            <text:p>5,2173913043</text:p>
          </table:table-cell>
          <table:table-cell table:formula="of:=[.$A39]*[.AQ$7]/[.$B$3]" office:value-type="float" office:value="5.56521739130435">
            <text:p>5,5652173913</text:p>
          </table:table-cell>
          <table:table-cell table:formula="of:=[.$A39]*[.AR$7]/[.$B$3]" office:value-type="float" office:value="5.91304347826087">
            <text:p>5,9130434783</text:p>
          </table:table-cell>
          <table:table-cell table:formula="of:=[.$A39]*[.AS$7]/[.$B$3]" office:value-type="float" office:value="6.26086956521739">
            <text:p>6,2608695652</text:p>
          </table:table-cell>
          <table:table-cell table:formula="of:=[.$A39]*[.AT$7]/[.$B$3]" office:value-type="float" office:value="6.60869565217391">
            <text:p>6,6086956522</text:p>
          </table:table-cell>
          <table:table-cell table:formula="of:=[.$A39]*[.AU$7]/[.$B$3]" office:value-type="float" office:value="6.95652173913043">
            <text:p>6,9565217391</text:p>
          </table:table-cell>
          <table:table-cell table:formula="of:=[.$A39]*[.AV$7]/[.$B$3]" office:value-type="float" office:value="7.30434782608696">
            <text:p>7,3043478261</text:p>
          </table:table-cell>
          <table:table-cell table:formula="of:=[.$A39]*[.AW$7]/[.$B$3]" office:value-type="float" office:value="7.65217391304348">
            <text:p>7,652173913</text:p>
          </table:table-cell>
          <table:table-cell table:formula="of:=[.$A39]*[.AX$7]/[.$B$3]" office:value-type="float" office:value="8">
            <text:p>8</text:p>
          </table:table-cell>
          <table:table-cell table:formula="of:=[.$A39]*[.AY$7]/[.$B$3]" office:value-type="float" office:value="8.34782608695652">
            <text:p>8,347826087</text:p>
          </table:table-cell>
          <table:table-cell table:formula="of:=[.$A39]*[.AZ$7]/[.$B$3]" office:value-type="float" office:value="8.69565217391304">
            <text:p>8,6956521739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9]+1" office:value-type="float" office:value="33">
            <text:p>33</text:p>
          </table:table-cell>
          <table:table-cell table:formula="of:=[.$A40]*[.B$7]/[.$B$1]" office:value-type="float" office:value="2.33333333333333">
            <text:p>2,3333333333</text:p>
          </table:table-cell>
          <table:table-cell table:formula="of:=[.$A40]*[.C$7]/[.$B$1]" office:value-type="float" office:value="2.66666666666667">
            <text:p>2,6666666667</text:p>
          </table:table-cell>
          <table:table-cell table:formula="of:=[.$A40]*[.D$7]/[.$B$1]" office:value-type="float" office:value="3">
            <text:p>3</text:p>
          </table:table-cell>
          <table:table-cell table:formula="of:=[.$A40]*[.E$7]/[.$B$1]" office:value-type="float" office:value="3.33333333333333">
            <text:p>3,3333333333</text:p>
          </table:table-cell>
          <table:table-cell table:formula="of:=[.$A40]*[.F$7]/[.$B$1]" office:value-type="float" office:value="3.66666666666667">
            <text:p>3,6666666667</text:p>
          </table:table-cell>
          <table:table-cell table:formula="of:=[.$A40]*[.G$7]/[.$B$1]" office:value-type="float" office:value="4">
            <text:p>4</text:p>
          </table:table-cell>
          <table:table-cell table:formula="of:=[.$A40]*[.H$7]/[.$B$1]" office:value-type="float" office:value="4.33333333333333">
            <text:p>4,3333333333</text:p>
          </table:table-cell>
          <table:table-cell table:formula="of:=[.$A40]*[.I$7]/[.$B$1]" office:value-type="float" office:value="4.66666666666667">
            <text:p>4,6666666667</text:p>
          </table:table-cell>
          <table:table-cell table:formula="of:=[.$A40]*[.J$7]/[.$B$1]" office:value-type="float" office:value="5">
            <text:p>5</text:p>
          </table:table-cell>
          <table:table-cell table:formula="of:=[.$A40]*[.K$7]/[.$B$1]" office:value-type="float" office:value="5.33333333333333">
            <text:p>5,3333333333</text:p>
          </table:table-cell>
          <table:table-cell table:formula="of:=[.$A40]*[.L$7]/[.$B$1]" office:value-type="float" office:value="5.66666666666667">
            <text:p>5,6666666667</text:p>
          </table:table-cell>
          <table:table-cell table:formula="of:=[.$A40]*[.M$7]/[.$B$1]" office:value-type="float" office:value="6">
            <text:p>6</text:p>
          </table:table-cell>
          <table:table-cell table:formula="of:=[.$A40]*[.N$7]/[.$B$1]" office:value-type="float" office:value="6.33333333333333">
            <text:p>6,3333333333</text:p>
          </table:table-cell>
          <table:table-cell table:formula="of:=[.$A40]*[.O$7]/[.$B$1]" office:value-type="float" office:value="6.66666666666667">
            <text:p>6,6666666667</text:p>
          </table:table-cell>
          <table:table-cell table:formula="of:=[.$A40]*[.P$7]/[.$B$1]" office:value-type="float" office:value="7">
            <text:p>7</text:p>
          </table:table-cell>
          <table:table-cell table:formula="of:=[.$A40]*[.Q$7]/[.$B$1]" office:value-type="float" office:value="7.33333333333333">
            <text:p>7,3333333333</text:p>
          </table:table-cell>
          <table:table-cell table:formula="of:=[.$A40]*[.R$7]/[.$B$1]" office:value-type="float" office:value="7.66666666666667">
            <text:p>7,6666666667</text:p>
          </table:table-cell>
          <table:table-cell table:formula="of:=[.$A40]*[.S$7]/[.$B$1]" office:value-type="float" office:value="8">
            <text:p>8</text:p>
          </table:table-cell>
          <table:table-cell table:formula="of:=[.$A40]*[.T$7]/[.$B$1]" office:value-type="float" office:value="8.33333333333333">
            <text:p>8,3333333333</text:p>
          </table:table-cell>
          <table:table-cell table:formula="of:=[.$A40]*[.U$7]/[.$B$1]" office:value-type="float" office:value="8.66666666666667">
            <text:p>8,6666666667</text:p>
          </table:table-cell>
          <table:table-cell table:formula="of:=[.$A40]*[.V$7]/[.$B$1]" office:value-type="float" office:value="9">
            <text:p>9</text:p>
          </table:table-cell>
          <table:table-cell table:formula="of:=[.$A40]*[.W$7]/[.$B$1]" office:value-type="float" office:value="9.33333333333333">
            <text:p>9,3333333333</text:p>
          </table:table-cell>
          <table:table-cell table:formula="of:=[.$A40]*[.X$7]/[.$B$1]" office:value-type="float" office:value="9.66666666666667">
            <text:p>9,6666666667</text:p>
          </table:table-cell>
          <table:table-cell table:formula="of:=[.$A40]*[.Y$7]/[.$B$1]" office:value-type="float" office:value="10">
            <text:p>10</text:p>
          </table:table-cell>
          <table:table-cell table:formula="of:=[.$A40]*[.Z$7]/[.$B$1]" office:value-type="float" office:value="10.3333333333333">
            <text:p>10,3333333333</text:p>
          </table:table-cell>
          <table:table-cell table:formula="of:=99" office:value-type="float" office:value="99">
            <text:p>99</text:p>
          </table:table-cell>
          <table:table-cell table:formula="of:=[.$A40]*[.AB$7]/[.$B$3]" office:value-type="float" office:value="0.358695652173913">
            <text:p>0,3586956522</text:p>
          </table:table-cell>
          <table:table-cell table:formula="of:=[.$A40]*[.AC$7]/[.$B$3]" office:value-type="float" office:value="0.717391304347826">
            <text:p>0,7173913043</text:p>
          </table:table-cell>
          <table:table-cell table:formula="of:=[.$A40]*[.AD$7]/[.$B$3]" office:value-type="float" office:value="1.07608695652174">
            <text:p>1,0760869565</text:p>
          </table:table-cell>
          <table:table-cell table:formula="of:=[.$A40]*[.AE$7]/[.$B$3]" office:value-type="float" office:value="1.43478260869565">
            <text:p>1,4347826087</text:p>
          </table:table-cell>
          <table:table-cell table:formula="of:=[.$A40]*[.AF$7]/[.$B$3]" office:value-type="float" office:value="1.79347826086957">
            <text:p>1,7934782609</text:p>
          </table:table-cell>
          <table:table-cell table:formula="of:=[.$A40]*[.AG$7]/[.$B$3]" office:value-type="float" office:value="2.15217391304348">
            <text:p>2,152173913</text:p>
          </table:table-cell>
          <table:table-cell table:formula="of:=[.$A40]*[.AH$7]/[.$B$3]" office:value-type="float" office:value="2.51086956521739">
            <text:p>2,5108695652</text:p>
          </table:table-cell>
          <table:table-cell table:formula="of:=[.$A40]*[.AI$7]/[.$B$3]" office:value-type="float" office:value="2.8695652173913">
            <text:p>2,8695652174</text:p>
          </table:table-cell>
          <table:table-cell table:formula="of:=[.$A40]*[.AJ$7]/[.$B$3]" office:value-type="float" office:value="3.22826086956522">
            <text:p>3,2282608696</text:p>
          </table:table-cell>
          <table:table-cell table:formula="of:=[.$A40]*[.AK$7]/[.$B$3]" office:value-type="float" office:value="3.58695652173913">
            <text:p>3,5869565217</text:p>
          </table:table-cell>
          <table:table-cell table:formula="of:=[.$A40]*[.AL$7]/[.$B$3]" office:value-type="float" office:value="3.94565217391304">
            <text:p>3,9456521739</text:p>
          </table:table-cell>
          <table:table-cell table:formula="of:=[.$A40]*[.AM$7]/[.$B$3]" office:value-type="float" office:value="4.30434782608696">
            <text:p>4,3043478261</text:p>
          </table:table-cell>
          <table:table-cell table:formula="of:=[.$A40]*[.AN$7]/[.$B$3]" office:value-type="float" office:value="4.66304347826087">
            <text:p>4,6630434783</text:p>
          </table:table-cell>
          <table:table-cell table:formula="of:=[.$A40]*[.AO$7]/[.$B$3]" office:value-type="float" office:value="5.02173913043478">
            <text:p>5,0217391304</text:p>
          </table:table-cell>
          <table:table-cell table:formula="of:=[.$A40]*[.AP$7]/[.$B$3]" office:value-type="float" office:value="5.3804347826087">
            <text:p>5,3804347826</text:p>
          </table:table-cell>
          <table:table-cell table:formula="of:=[.$A40]*[.AQ$7]/[.$B$3]" office:value-type="float" office:value="5.73913043478261">
            <text:p>5,7391304348</text:p>
          </table:table-cell>
          <table:table-cell table:formula="of:=[.$A40]*[.AR$7]/[.$B$3]" office:value-type="float" office:value="6.09782608695652">
            <text:p>6,097826087</text:p>
          </table:table-cell>
          <table:table-cell table:formula="of:=[.$A40]*[.AS$7]/[.$B$3]" office:value-type="float" office:value="6.45652173913043">
            <text:p>6,4565217391</text:p>
          </table:table-cell>
          <table:table-cell table:formula="of:=[.$A40]*[.AT$7]/[.$B$3]" office:value-type="float" office:value="6.81521739130435">
            <text:p>6,8152173913</text:p>
          </table:table-cell>
          <table:table-cell table:formula="of:=[.$A40]*[.AU$7]/[.$B$3]" office:value-type="float" office:value="7.17391304347826">
            <text:p>7,1739130435</text:p>
          </table:table-cell>
          <table:table-cell table:formula="of:=[.$A40]*[.AV$7]/[.$B$3]" office:value-type="float" office:value="7.53260869565217">
            <text:p>7,5326086957</text:p>
          </table:table-cell>
          <table:table-cell table:formula="of:=[.$A40]*[.AW$7]/[.$B$3]" office:value-type="float" office:value="7.89130434782609">
            <text:p>7,8913043478</text:p>
          </table:table-cell>
          <table:table-cell table:formula="of:=[.$A40]*[.AX$7]/[.$B$3]" office:value-type="float" office:value="8.25">
            <text:p>8,25</text:p>
          </table:table-cell>
          <table:table-cell table:formula="of:=[.$A40]*[.AY$7]/[.$B$3]" office:value-type="float" office:value="8.60869565217391">
            <text:p>8,6086956522</text:p>
          </table:table-cell>
          <table:table-cell table:formula="of:=[.$A40]*[.AZ$7]/[.$B$3]" office:value-type="float" office:value="8.96739130434783">
            <text:p>8,967391304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0]+1" office:value-type="float" office:value="34">
            <text:p>34</text:p>
          </table:table-cell>
          <table:table-cell table:formula="of:=[.$A41]*[.B$7]/[.$B$1]" office:value-type="float" office:value="2.4040404040404">
            <text:p>2,404040404</text:p>
          </table:table-cell>
          <table:table-cell table:formula="of:=[.$A41]*[.C$7]/[.$B$1]" office:value-type="float" office:value="2.74747474747475">
            <text:p>2,7474747475</text:p>
          </table:table-cell>
          <table:table-cell table:formula="of:=[.$A41]*[.D$7]/[.$B$1]" office:value-type="float" office:value="3.09090909090909">
            <text:p>3,0909090909</text:p>
          </table:table-cell>
          <table:table-cell table:formula="of:=[.$A41]*[.E$7]/[.$B$1]" office:value-type="float" office:value="3.43434343434343">
            <text:p>3,4343434343</text:p>
          </table:table-cell>
          <table:table-cell table:formula="of:=[.$A41]*[.F$7]/[.$B$1]" office:value-type="float" office:value="3.77777777777778">
            <text:p>3,7777777778</text:p>
          </table:table-cell>
          <table:table-cell table:formula="of:=[.$A41]*[.G$7]/[.$B$1]" office:value-type="float" office:value="4.12121212121212">
            <text:p>4,1212121212</text:p>
          </table:table-cell>
          <table:table-cell table:formula="of:=[.$A41]*[.H$7]/[.$B$1]" office:value-type="float" office:value="4.46464646464646">
            <text:p>4,4646464646</text:p>
          </table:table-cell>
          <table:table-cell table:formula="of:=[.$A41]*[.I$7]/[.$B$1]" office:value-type="float" office:value="4.80808080808081">
            <text:p>4,8080808081</text:p>
          </table:table-cell>
          <table:table-cell table:formula="of:=[.$A41]*[.J$7]/[.$B$1]" office:value-type="float" office:value="5.15151515151515">
            <text:p>5,1515151515</text:p>
          </table:table-cell>
          <table:table-cell table:formula="of:=[.$A41]*[.K$7]/[.$B$1]" office:value-type="float" office:value="5.4949494949495">
            <text:p>5,4949494949</text:p>
          </table:table-cell>
          <table:table-cell table:formula="of:=[.$A41]*[.L$7]/[.$B$1]" office:value-type="float" office:value="5.83838383838384">
            <text:p>5,8383838384</text:p>
          </table:table-cell>
          <table:table-cell table:formula="of:=[.$A41]*[.M$7]/[.$B$1]" office:value-type="float" office:value="6.18181818181818">
            <text:p>6,1818181818</text:p>
          </table:table-cell>
          <table:table-cell table:formula="of:=[.$A41]*[.N$7]/[.$B$1]" office:value-type="float" office:value="6.52525252525253">
            <text:p>6,5252525253</text:p>
          </table:table-cell>
          <table:table-cell table:formula="of:=[.$A41]*[.O$7]/[.$B$1]" office:value-type="float" office:value="6.86868686868687">
            <text:p>6,8686868687</text:p>
          </table:table-cell>
          <table:table-cell table:formula="of:=[.$A41]*[.P$7]/[.$B$1]" office:value-type="float" office:value="7.21212121212121">
            <text:p>7,2121212121</text:p>
          </table:table-cell>
          <table:table-cell table:formula="of:=[.$A41]*[.Q$7]/[.$B$1]" office:value-type="float" office:value="7.55555555555556">
            <text:p>7,5555555556</text:p>
          </table:table-cell>
          <table:table-cell table:formula="of:=[.$A41]*[.R$7]/[.$B$1]" office:value-type="float" office:value="7.8989898989899">
            <text:p>7,898989899</text:p>
          </table:table-cell>
          <table:table-cell table:formula="of:=[.$A41]*[.S$7]/[.$B$1]" office:value-type="float" office:value="8.24242424242424">
            <text:p>8,2424242424</text:p>
          </table:table-cell>
          <table:table-cell table:formula="of:=[.$A41]*[.T$7]/[.$B$1]" office:value-type="float" office:value="8.58585858585859">
            <text:p>8,5858585859</text:p>
          </table:table-cell>
          <table:table-cell table:formula="of:=[.$A41]*[.U$7]/[.$B$1]" office:value-type="float" office:value="8.92929292929293">
            <text:p>8,9292929293</text:p>
          </table:table-cell>
          <table:table-cell table:formula="of:=[.$A41]*[.V$7]/[.$B$1]" office:value-type="float" office:value="9.27272727272727">
            <text:p>9,2727272727</text:p>
          </table:table-cell>
          <table:table-cell table:formula="of:=[.$A41]*[.W$7]/[.$B$1]" office:value-type="float" office:value="9.61616161616162">
            <text:p>9,6161616162</text:p>
          </table:table-cell>
          <table:table-cell table:formula="of:=[.$A41]*[.X$7]/[.$B$1]" office:value-type="float" office:value="9.95959595959596">
            <text:p>9,9595959596</text:p>
          </table:table-cell>
          <table:table-cell table:formula="of:=[.$A41]*[.Y$7]/[.$B$1]" office:value-type="float" office:value="10.3030303030303">
            <text:p>10,303030303</text:p>
          </table:table-cell>
          <table:table-cell table:formula="of:=[.$A41]*[.Z$7]/[.$B$1]" office:value-type="float" office:value="10.6464646464646">
            <text:p>10,6464646465</text:p>
          </table:table-cell>
          <table:table-cell table:formula="of:=99" office:value-type="float" office:value="99">
            <text:p>99</text:p>
          </table:table-cell>
          <table:table-cell table:formula="of:=[.$A41]*[.AB$7]/[.$B$3]" office:value-type="float" office:value="0.369565217391304">
            <text:p>0,3695652174</text:p>
          </table:table-cell>
          <table:table-cell table:formula="of:=[.$A41]*[.AC$7]/[.$B$3]" office:value-type="float" office:value="0.739130434782609">
            <text:p>0,7391304348</text:p>
          </table:table-cell>
          <table:table-cell table:formula="of:=[.$A41]*[.AD$7]/[.$B$3]" office:value-type="float" office:value="1.10869565217391">
            <text:p>1,1086956522</text:p>
          </table:table-cell>
          <table:table-cell table:formula="of:=[.$A41]*[.AE$7]/[.$B$3]" office:value-type="float" office:value="1.47826086956522">
            <text:p>1,4782608696</text:p>
          </table:table-cell>
          <table:table-cell table:formula="of:=[.$A41]*[.AF$7]/[.$B$3]" office:value-type="float" office:value="1.84782608695652">
            <text:p>1,847826087</text:p>
          </table:table-cell>
          <table:table-cell table:formula="of:=[.$A41]*[.AG$7]/[.$B$3]" office:value-type="float" office:value="2.21739130434783">
            <text:p>2,2173913043</text:p>
          </table:table-cell>
          <table:table-cell table:formula="of:=[.$A41]*[.AH$7]/[.$B$3]" office:value-type="float" office:value="2.58695652173913">
            <text:p>2,5869565217</text:p>
          </table:table-cell>
          <table:table-cell table:formula="of:=[.$A41]*[.AI$7]/[.$B$3]" office:value-type="float" office:value="2.95652173913043">
            <text:p>2,9565217391</text:p>
          </table:table-cell>
          <table:table-cell table:formula="of:=[.$A41]*[.AJ$7]/[.$B$3]" office:value-type="float" office:value="3.32608695652174">
            <text:p>3,3260869565</text:p>
          </table:table-cell>
          <table:table-cell table:formula="of:=[.$A41]*[.AK$7]/[.$B$3]" office:value-type="float" office:value="3.69565217391304">
            <text:p>3,6956521739</text:p>
          </table:table-cell>
          <table:table-cell table:formula="of:=[.$A41]*[.AL$7]/[.$B$3]" office:value-type="float" office:value="4.06521739130435">
            <text:p>4,0652173913</text:p>
          </table:table-cell>
          <table:table-cell table:formula="of:=[.$A41]*[.AM$7]/[.$B$3]" office:value-type="float" office:value="4.43478260869565">
            <text:p>4,4347826087</text:p>
          </table:table-cell>
          <table:table-cell table:formula="of:=[.$A41]*[.AN$7]/[.$B$3]" office:value-type="float" office:value="4.80434782608696">
            <text:p>4,8043478261</text:p>
          </table:table-cell>
          <table:table-cell table:formula="of:=[.$A41]*[.AO$7]/[.$B$3]" office:value-type="float" office:value="5.17391304347826">
            <text:p>5,1739130435</text:p>
          </table:table-cell>
          <table:table-cell table:formula="of:=[.$A41]*[.AP$7]/[.$B$3]" office:value-type="float" office:value="5.54347826086957">
            <text:p>5,5434782609</text:p>
          </table:table-cell>
          <table:table-cell table:formula="of:=[.$A41]*[.AQ$7]/[.$B$3]" office:value-type="float" office:value="5.91304347826087">
            <text:p>5,9130434783</text:p>
          </table:table-cell>
          <table:table-cell table:formula="of:=[.$A41]*[.AR$7]/[.$B$3]" office:value-type="float" office:value="6.28260869565217">
            <text:p>6,2826086957</text:p>
          </table:table-cell>
          <table:table-cell table:formula="of:=[.$A41]*[.AS$7]/[.$B$3]" office:value-type="float" office:value="6.65217391304348">
            <text:p>6,652173913</text:p>
          </table:table-cell>
          <table:table-cell table:formula="of:=[.$A41]*[.AT$7]/[.$B$3]" office:value-type="float" office:value="7.02173913043478">
            <text:p>7,0217391304</text:p>
          </table:table-cell>
          <table:table-cell table:formula="of:=[.$A41]*[.AU$7]/[.$B$3]" office:value-type="float" office:value="7.39130434782609">
            <text:p>7,3913043478</text:p>
          </table:table-cell>
          <table:table-cell table:formula="of:=[.$A41]*[.AV$7]/[.$B$3]" office:value-type="float" office:value="7.76086956521739">
            <text:p>7,7608695652</text:p>
          </table:table-cell>
          <table:table-cell table:formula="of:=[.$A41]*[.AW$7]/[.$B$3]" office:value-type="float" office:value="8.1304347826087">
            <text:p>8,1304347826</text:p>
          </table:table-cell>
          <table:table-cell table:formula="of:=[.$A41]*[.AX$7]/[.$B$3]" office:value-type="float" office:value="8.5">
            <text:p>8,5</text:p>
          </table:table-cell>
          <table:table-cell table:formula="of:=[.$A41]*[.AY$7]/[.$B$3]" office:value-type="float" office:value="8.8695652173913">
            <text:p>8,8695652174</text:p>
          </table:table-cell>
          <table:table-cell table:formula="of:=[.$A41]*[.AZ$7]/[.$B$3]" office:value-type="float" office:value="9.23913043478261">
            <text:p>9,2391304348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1]+1" office:value-type="float" office:value="35">
            <text:p>35</text:p>
          </table:table-cell>
          <table:table-cell table:formula="of:=[.$A42]*[.B$7]/[.$B$1]" office:value-type="float" office:value="2.47474747474747">
            <text:p>2,4747474747</text:p>
          </table:table-cell>
          <table:table-cell table:formula="of:=[.$A42]*[.C$7]/[.$B$1]" office:value-type="float" office:value="2.82828282828283">
            <text:p>2,8282828283</text:p>
          </table:table-cell>
          <table:table-cell table:formula="of:=[.$A42]*[.D$7]/[.$B$1]" office:value-type="float" office:value="3.18181818181818">
            <text:p>3,1818181818</text:p>
          </table:table-cell>
          <table:table-cell table:formula="of:=[.$A42]*[.E$7]/[.$B$1]" office:value-type="float" office:value="3.53535353535354">
            <text:p>3,5353535354</text:p>
          </table:table-cell>
          <table:table-cell table:formula="of:=[.$A42]*[.F$7]/[.$B$1]" office:value-type="float" office:value="3.88888888888889">
            <text:p>3,8888888889</text:p>
          </table:table-cell>
          <table:table-cell table:formula="of:=[.$A42]*[.G$7]/[.$B$1]" office:value-type="float" office:value="4.24242424242424">
            <text:p>4,2424242424</text:p>
          </table:table-cell>
          <table:table-cell table:formula="of:=[.$A42]*[.H$7]/[.$B$1]" office:value-type="float" office:value="4.5959595959596">
            <text:p>4,595959596</text:p>
          </table:table-cell>
          <table:table-cell table:formula="of:=[.$A42]*[.I$7]/[.$B$1]" office:value-type="float" office:value="4.94949494949495">
            <text:p>4,9494949495</text:p>
          </table:table-cell>
          <table:table-cell table:formula="of:=[.$A42]*[.J$7]/[.$B$1]" office:value-type="float" office:value="5.3030303030303">
            <text:p>5,303030303</text:p>
          </table:table-cell>
          <table:table-cell table:formula="of:=[.$A42]*[.K$7]/[.$B$1]" office:value-type="float" office:value="5.65656565656566">
            <text:p>5,6565656566</text:p>
          </table:table-cell>
          <table:table-cell table:formula="of:=[.$A42]*[.L$7]/[.$B$1]" office:value-type="float" office:value="6.01010101010101">
            <text:p>6,0101010101</text:p>
          </table:table-cell>
          <table:table-cell table:formula="of:=[.$A42]*[.M$7]/[.$B$1]" office:value-type="float" office:value="6.36363636363636">
            <text:p>6,3636363636</text:p>
          </table:table-cell>
          <table:table-cell table:formula="of:=[.$A42]*[.N$7]/[.$B$1]" office:value-type="float" office:value="6.71717171717172">
            <text:p>6,7171717172</text:p>
          </table:table-cell>
          <table:table-cell table:formula="of:=[.$A42]*[.O$7]/[.$B$1]" office:value-type="float" office:value="7.07070707070707">
            <text:p>7,0707070707</text:p>
          </table:table-cell>
          <table:table-cell table:formula="of:=[.$A42]*[.P$7]/[.$B$1]" office:value-type="float" office:value="7.42424242424242">
            <text:p>7,4242424242</text:p>
          </table:table-cell>
          <table:table-cell table:formula="of:=[.$A42]*[.Q$7]/[.$B$1]" office:value-type="float" office:value="7.77777777777778">
            <text:p>7,7777777778</text:p>
          </table:table-cell>
          <table:table-cell table:formula="of:=[.$A42]*[.R$7]/[.$B$1]" office:value-type="float" office:value="8.13131313131313">
            <text:p>8,1313131313</text:p>
          </table:table-cell>
          <table:table-cell table:formula="of:=[.$A42]*[.S$7]/[.$B$1]" office:value-type="float" office:value="8.48484848484848">
            <text:p>8,4848484848</text:p>
          </table:table-cell>
          <table:table-cell table:formula="of:=[.$A42]*[.T$7]/[.$B$1]" office:value-type="float" office:value="8.83838383838384">
            <text:p>8,8383838384</text:p>
          </table:table-cell>
          <table:table-cell table:formula="of:=[.$A42]*[.U$7]/[.$B$1]" office:value-type="float" office:value="9.19191919191919">
            <text:p>9,1919191919</text:p>
          </table:table-cell>
          <table:table-cell table:formula="of:=[.$A42]*[.V$7]/[.$B$1]" office:value-type="float" office:value="9.54545454545455">
            <text:p>9,5454545455</text:p>
          </table:table-cell>
          <table:table-cell table:formula="of:=[.$A42]*[.W$7]/[.$B$1]" office:value-type="float" office:value="9.8989898989899">
            <text:p>9,898989899</text:p>
          </table:table-cell>
          <table:table-cell table:formula="of:=[.$A42]*[.X$7]/[.$B$1]" office:value-type="float" office:value="10.2525252525253">
            <text:p>10,2525252525</text:p>
          </table:table-cell>
          <table:table-cell table:formula="of:=[.$A42]*[.Y$7]/[.$B$1]" office:value-type="float" office:value="10.6060606060606">
            <text:p>10,6060606061</text:p>
          </table:table-cell>
          <table:table-cell table:formula="of:=[.$A42]*[.Z$7]/[.$B$1]" office:value-type="float" office:value="10.959595959596">
            <text:p>10,9595959596</text:p>
          </table:table-cell>
          <table:table-cell table:formula="of:=99" office:value-type="float" office:value="99">
            <text:p>99</text:p>
          </table:table-cell>
          <table:table-cell table:formula="of:=[.$A42]*[.AB$7]/[.$B$3]" office:value-type="float" office:value="0.380434782608696">
            <text:p>0,3804347826</text:p>
          </table:table-cell>
          <table:table-cell table:formula="of:=[.$A42]*[.AC$7]/[.$B$3]" office:value-type="float" office:value="0.760869565217391">
            <text:p>0,7608695652</text:p>
          </table:table-cell>
          <table:table-cell table:formula="of:=[.$A42]*[.AD$7]/[.$B$3]" office:value-type="float" office:value="1.14130434782609">
            <text:p>1,1413043478</text:p>
          </table:table-cell>
          <table:table-cell table:formula="of:=[.$A42]*[.AE$7]/[.$B$3]" office:value-type="float" office:value="1.52173913043478">
            <text:p>1,5217391304</text:p>
          </table:table-cell>
          <table:table-cell table:formula="of:=[.$A42]*[.AF$7]/[.$B$3]" office:value-type="float" office:value="1.90217391304348">
            <text:p>1,902173913</text:p>
          </table:table-cell>
          <table:table-cell table:formula="of:=[.$A42]*[.AG$7]/[.$B$3]" office:value-type="float" office:value="2.28260869565217">
            <text:p>2,2826086957</text:p>
          </table:table-cell>
          <table:table-cell table:formula="of:=[.$A42]*[.AH$7]/[.$B$3]" office:value-type="float" office:value="2.66304347826087">
            <text:p>2,6630434783</text:p>
          </table:table-cell>
          <table:table-cell table:formula="of:=[.$A42]*[.AI$7]/[.$B$3]" office:value-type="float" office:value="3.04347826086957">
            <text:p>3,0434782609</text:p>
          </table:table-cell>
          <table:table-cell table:formula="of:=[.$A42]*[.AJ$7]/[.$B$3]" office:value-type="float" office:value="3.42391304347826">
            <text:p>3,4239130435</text:p>
          </table:table-cell>
          <table:table-cell table:formula="of:=[.$A42]*[.AK$7]/[.$B$3]" office:value-type="float" office:value="3.80434782608696">
            <text:p>3,8043478261</text:p>
          </table:table-cell>
          <table:table-cell table:formula="of:=[.$A42]*[.AL$7]/[.$B$3]" office:value-type="float" office:value="4.18478260869565">
            <text:p>4,1847826087</text:p>
          </table:table-cell>
          <table:table-cell table:formula="of:=[.$A42]*[.AM$7]/[.$B$3]" office:value-type="float" office:value="4.56521739130435">
            <text:p>4,5652173913</text:p>
          </table:table-cell>
          <table:table-cell table:formula="of:=[.$A42]*[.AN$7]/[.$B$3]" office:value-type="float" office:value="4.94565217391304">
            <text:p>4,9456521739</text:p>
          </table:table-cell>
          <table:table-cell table:formula="of:=[.$A42]*[.AO$7]/[.$B$3]" office:value-type="float" office:value="5.32608695652174">
            <text:p>5,3260869565</text:p>
          </table:table-cell>
          <table:table-cell table:formula="of:=[.$A42]*[.AP$7]/[.$B$3]" office:value-type="float" office:value="5.70652173913043">
            <text:p>5,7065217391</text:p>
          </table:table-cell>
          <table:table-cell table:formula="of:=[.$A42]*[.AQ$7]/[.$B$3]" office:value-type="float" office:value="6.08695652173913">
            <text:p>6,0869565217</text:p>
          </table:table-cell>
          <table:table-cell table:formula="of:=[.$A42]*[.AR$7]/[.$B$3]" office:value-type="float" office:value="6.46739130434783">
            <text:p>6,4673913043</text:p>
          </table:table-cell>
          <table:table-cell table:formula="of:=[.$A42]*[.AS$7]/[.$B$3]" office:value-type="float" office:value="6.84782608695652">
            <text:p>6,847826087</text:p>
          </table:table-cell>
          <table:table-cell table:formula="of:=[.$A42]*[.AT$7]/[.$B$3]" office:value-type="float" office:value="7.22826086956522">
            <text:p>7,2282608696</text:p>
          </table:table-cell>
          <table:table-cell table:formula="of:=[.$A42]*[.AU$7]/[.$B$3]" office:value-type="float" office:value="7.60869565217391">
            <text:p>7,6086956522</text:p>
          </table:table-cell>
          <table:table-cell table:formula="of:=[.$A42]*[.AV$7]/[.$B$3]" office:value-type="float" office:value="7.98913043478261">
            <text:p>7,9891304348</text:p>
          </table:table-cell>
          <table:table-cell table:formula="of:=[.$A42]*[.AW$7]/[.$B$3]" office:value-type="float" office:value="8.3695652173913">
            <text:p>8,3695652174</text:p>
          </table:table-cell>
          <table:table-cell table:formula="of:=[.$A42]*[.AX$7]/[.$B$3]" office:value-type="float" office:value="8.75">
            <text:p>8,75</text:p>
          </table:table-cell>
          <table:table-cell table:formula="of:=[.$A42]*[.AY$7]/[.$B$3]" office:value-type="float" office:value="9.1304347826087">
            <text:p>9,1304347826</text:p>
          </table:table-cell>
          <table:table-cell table:formula="of:=[.$A42]*[.AZ$7]/[.$B$3]" office:value-type="float" office:value="9.51086956521739">
            <text:p>9,510869565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2]+1" office:value-type="float" office:value="36">
            <text:p>36</text:p>
          </table:table-cell>
          <table:table-cell table:formula="of:=[.$A43]*[.B$7]/[.$B$1]" office:value-type="float" office:value="2.54545454545455">
            <text:p>2,5454545455</text:p>
          </table:table-cell>
          <table:table-cell table:formula="of:=[.$A43]*[.C$7]/[.$B$1]" office:value-type="float" office:value="2.90909090909091">
            <text:p>2,9090909091</text:p>
          </table:table-cell>
          <table:table-cell table:formula="of:=[.$A43]*[.D$7]/[.$B$1]" office:value-type="float" office:value="3.27272727272727">
            <text:p>3,2727272727</text:p>
          </table:table-cell>
          <table:table-cell table:formula="of:=[.$A43]*[.E$7]/[.$B$1]" office:value-type="float" office:value="3.63636363636364">
            <text:p>3,6363636364</text:p>
          </table:table-cell>
          <table:table-cell table:formula="of:=[.$A43]*[.F$7]/[.$B$1]" office:value-type="float" office:value="4">
            <text:p>4</text:p>
          </table:table-cell>
          <table:table-cell table:formula="of:=[.$A43]*[.G$7]/[.$B$1]" office:value-type="float" office:value="4.36363636363636">
            <text:p>4,3636363636</text:p>
          </table:table-cell>
          <table:table-cell table:formula="of:=[.$A43]*[.H$7]/[.$B$1]" office:value-type="float" office:value="4.72727272727273">
            <text:p>4,7272727273</text:p>
          </table:table-cell>
          <table:table-cell table:formula="of:=[.$A43]*[.I$7]/[.$B$1]" office:value-type="float" office:value="5.09090909090909">
            <text:p>5,0909090909</text:p>
          </table:table-cell>
          <table:table-cell table:formula="of:=[.$A43]*[.J$7]/[.$B$1]" office:value-type="float" office:value="5.45454545454545">
            <text:p>5,4545454545</text:p>
          </table:table-cell>
          <table:table-cell table:formula="of:=[.$A43]*[.K$7]/[.$B$1]" office:value-type="float" office:value="5.81818181818182">
            <text:p>5,8181818182</text:p>
          </table:table-cell>
          <table:table-cell table:formula="of:=[.$A43]*[.L$7]/[.$B$1]" office:value-type="float" office:value="6.18181818181818">
            <text:p>6,1818181818</text:p>
          </table:table-cell>
          <table:table-cell table:formula="of:=[.$A43]*[.M$7]/[.$B$1]" office:value-type="float" office:value="6.54545454545455">
            <text:p>6,5454545455</text:p>
          </table:table-cell>
          <table:table-cell table:formula="of:=[.$A43]*[.N$7]/[.$B$1]" office:value-type="float" office:value="6.90909090909091">
            <text:p>6,9090909091</text:p>
          </table:table-cell>
          <table:table-cell table:formula="of:=[.$A43]*[.O$7]/[.$B$1]" office:value-type="float" office:value="7.27272727272727">
            <text:p>7,2727272727</text:p>
          </table:table-cell>
          <table:table-cell table:formula="of:=[.$A43]*[.P$7]/[.$B$1]" office:value-type="float" office:value="7.63636363636364">
            <text:p>7,6363636364</text:p>
          </table:table-cell>
          <table:table-cell table:formula="of:=[.$A43]*[.Q$7]/[.$B$1]" office:value-type="float" office:value="8">
            <text:p>8</text:p>
          </table:table-cell>
          <table:table-cell table:formula="of:=[.$A43]*[.R$7]/[.$B$1]" office:value-type="float" office:value="8.36363636363636">
            <text:p>8,3636363636</text:p>
          </table:table-cell>
          <table:table-cell table:formula="of:=[.$A43]*[.S$7]/[.$B$1]" office:value-type="float" office:value="8.72727272727273">
            <text:p>8,7272727273</text:p>
          </table:table-cell>
          <table:table-cell table:formula="of:=[.$A43]*[.T$7]/[.$B$1]" office:value-type="float" office:value="9.09090909090909">
            <text:p>9,0909090909</text:p>
          </table:table-cell>
          <table:table-cell table:formula="of:=[.$A43]*[.U$7]/[.$B$1]" office:value-type="float" office:value="9.45454545454546">
            <text:p>9,4545454545</text:p>
          </table:table-cell>
          <table:table-cell table:formula="of:=[.$A43]*[.V$7]/[.$B$1]" office:value-type="float" office:value="9.81818181818182">
            <text:p>9,8181818182</text:p>
          </table:table-cell>
          <table:table-cell table:formula="of:=[.$A43]*[.W$7]/[.$B$1]" office:value-type="float" office:value="10.1818181818182">
            <text:p>10,1818181818</text:p>
          </table:table-cell>
          <table:table-cell table:formula="of:=[.$A43]*[.X$7]/[.$B$1]" office:value-type="float" office:value="10.5454545454545">
            <text:p>10,5454545455</text:p>
          </table:table-cell>
          <table:table-cell table:formula="of:=[.$A43]*[.Y$7]/[.$B$1]" office:value-type="float" office:value="10.9090909090909">
            <text:p>10,9090909091</text:p>
          </table:table-cell>
          <table:table-cell table:formula="of:=[.$A43]*[.Z$7]/[.$B$1]" office:value-type="float" office:value="11.2727272727273">
            <text:p>11,2727272727</text:p>
          </table:table-cell>
          <table:table-cell table:formula="of:=99" office:value-type="float" office:value="99">
            <text:p>99</text:p>
          </table:table-cell>
          <table:table-cell table:formula="of:=[.$A43]*[.AB$7]/[.$B$3]" office:value-type="float" office:value="0.391304347826087">
            <text:p>0,3913043478</text:p>
          </table:table-cell>
          <table:table-cell table:formula="of:=[.$A43]*[.AC$7]/[.$B$3]" office:value-type="float" office:value="0.782608695652174">
            <text:p>0,7826086957</text:p>
          </table:table-cell>
          <table:table-cell table:formula="of:=[.$A43]*[.AD$7]/[.$B$3]" office:value-type="float" office:value="1.17391304347826">
            <text:p>1,1739130435</text:p>
          </table:table-cell>
          <table:table-cell table:formula="of:=[.$A43]*[.AE$7]/[.$B$3]" office:value-type="float" office:value="1.56521739130435">
            <text:p>1,5652173913</text:p>
          </table:table-cell>
          <table:table-cell table:formula="of:=[.$A43]*[.AF$7]/[.$B$3]" office:value-type="float" office:value="1.95652173913043">
            <text:p>1,9565217391</text:p>
          </table:table-cell>
          <table:table-cell table:formula="of:=[.$A43]*[.AG$7]/[.$B$3]" office:value-type="float" office:value="2.34782608695652">
            <text:p>2,347826087</text:p>
          </table:table-cell>
          <table:table-cell table:formula="of:=[.$A43]*[.AH$7]/[.$B$3]" office:value-type="float" office:value="2.73913043478261">
            <text:p>2,7391304348</text:p>
          </table:table-cell>
          <table:table-cell table:formula="of:=[.$A43]*[.AI$7]/[.$B$3]" office:value-type="float" office:value="3.1304347826087">
            <text:p>3,1304347826</text:p>
          </table:table-cell>
          <table:table-cell table:formula="of:=[.$A43]*[.AJ$7]/[.$B$3]" office:value-type="float" office:value="3.52173913043478">
            <text:p>3,5217391304</text:p>
          </table:table-cell>
          <table:table-cell table:formula="of:=[.$A43]*[.AK$7]/[.$B$3]" office:value-type="float" office:value="3.91304347826087">
            <text:p>3,9130434783</text:p>
          </table:table-cell>
          <table:table-cell table:formula="of:=[.$A43]*[.AL$7]/[.$B$3]" office:value-type="float" office:value="4.30434782608696">
            <text:p>4,3043478261</text:p>
          </table:table-cell>
          <table:table-cell table:formula="of:=[.$A43]*[.AM$7]/[.$B$3]" office:value-type="float" office:value="4.69565217391304">
            <text:p>4,6956521739</text:p>
          </table:table-cell>
          <table:table-cell table:formula="of:=[.$A43]*[.AN$7]/[.$B$3]" office:value-type="float" office:value="5.08695652173913">
            <text:p>5,0869565217</text:p>
          </table:table-cell>
          <table:table-cell table:formula="of:=[.$A43]*[.AO$7]/[.$B$3]" office:value-type="float" office:value="5.47826086956522">
            <text:p>5,4782608696</text:p>
          </table:table-cell>
          <table:table-cell table:formula="of:=[.$A43]*[.AP$7]/[.$B$3]" office:value-type="float" office:value="5.8695652173913">
            <text:p>5,8695652174</text:p>
          </table:table-cell>
          <table:table-cell table:formula="of:=[.$A43]*[.AQ$7]/[.$B$3]" office:value-type="float" office:value="6.26086956521739">
            <text:p>6,2608695652</text:p>
          </table:table-cell>
          <table:table-cell table:formula="of:=[.$A43]*[.AR$7]/[.$B$3]" office:value-type="float" office:value="6.65217391304348">
            <text:p>6,652173913</text:p>
          </table:table-cell>
          <table:table-cell table:formula="of:=[.$A43]*[.AS$7]/[.$B$3]" office:value-type="float" office:value="7.04347826086957">
            <text:p>7,0434782609</text:p>
          </table:table-cell>
          <table:table-cell table:formula="of:=[.$A43]*[.AT$7]/[.$B$3]" office:value-type="float" office:value="7.43478260869565">
            <text:p>7,4347826087</text:p>
          </table:table-cell>
          <table:table-cell table:formula="of:=[.$A43]*[.AU$7]/[.$B$3]" office:value-type="float" office:value="7.82608695652174">
            <text:p>7,8260869565</text:p>
          </table:table-cell>
          <table:table-cell table:formula="of:=[.$A43]*[.AV$7]/[.$B$3]" office:value-type="float" office:value="8.21739130434783">
            <text:p>8,2173913043</text:p>
          </table:table-cell>
          <table:table-cell table:formula="of:=[.$A43]*[.AW$7]/[.$B$3]" office:value-type="float" office:value="8.60869565217391">
            <text:p>8,6086956522</text:p>
          </table:table-cell>
          <table:table-cell table:formula="of:=[.$A43]*[.AX$7]/[.$B$3]" office:value-type="float" office:value="9">
            <text:p>9</text:p>
          </table:table-cell>
          <table:table-cell table:formula="of:=[.$A43]*[.AY$7]/[.$B$3]" office:value-type="float" office:value="9.39130434782609">
            <text:p>9,3913043478</text:p>
          </table:table-cell>
          <table:table-cell table:formula="of:=[.$A43]*[.AZ$7]/[.$B$3]" office:value-type="float" office:value="9.78260869565217">
            <text:p>9,782608695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3]+1" office:value-type="float" office:value="37">
            <text:p>37</text:p>
          </table:table-cell>
          <table:table-cell table:formula="of:=[.$A44]*[.B$7]/[.$B$1]" office:value-type="float" office:value="2.61616161616162">
            <text:p>2,6161616162</text:p>
          </table:table-cell>
          <table:table-cell table:formula="of:=[.$A44]*[.C$7]/[.$B$1]" office:value-type="float" office:value="2.98989898989899">
            <text:p>2,9898989899</text:p>
          </table:table-cell>
          <table:table-cell table:formula="of:=[.$A44]*[.D$7]/[.$B$1]" office:value-type="float" office:value="3.36363636363636">
            <text:p>3,3636363636</text:p>
          </table:table-cell>
          <table:table-cell table:formula="of:=[.$A44]*[.E$7]/[.$B$1]" office:value-type="float" office:value="3.73737373737374">
            <text:p>3,7373737374</text:p>
          </table:table-cell>
          <table:table-cell table:formula="of:=[.$A44]*[.F$7]/[.$B$1]" office:value-type="float" office:value="4.11111111111111">
            <text:p>4,1111111111</text:p>
          </table:table-cell>
          <table:table-cell table:formula="of:=[.$A44]*[.G$7]/[.$B$1]" office:value-type="float" office:value="4.48484848484848">
            <text:p>4,4848484848</text:p>
          </table:table-cell>
          <table:table-cell table:formula="of:=[.$A44]*[.H$7]/[.$B$1]" office:value-type="float" office:value="4.85858585858586">
            <text:p>4,8585858586</text:p>
          </table:table-cell>
          <table:table-cell table:formula="of:=[.$A44]*[.I$7]/[.$B$1]" office:value-type="float" office:value="5.23232323232323">
            <text:p>5,2323232323</text:p>
          </table:table-cell>
          <table:table-cell table:formula="of:=[.$A44]*[.J$7]/[.$B$1]" office:value-type="float" office:value="5.60606060606061">
            <text:p>5,6060606061</text:p>
          </table:table-cell>
          <table:table-cell table:formula="of:=[.$A44]*[.K$7]/[.$B$1]" office:value-type="float" office:value="5.97979797979798">
            <text:p>5,9797979798</text:p>
          </table:table-cell>
          <table:table-cell table:formula="of:=[.$A44]*[.L$7]/[.$B$1]" office:value-type="float" office:value="6.35353535353535">
            <text:p>6,3535353535</text:p>
          </table:table-cell>
          <table:table-cell table:formula="of:=[.$A44]*[.M$7]/[.$B$1]" office:value-type="float" office:value="6.72727272727273">
            <text:p>6,7272727273</text:p>
          </table:table-cell>
          <table:table-cell table:formula="of:=[.$A44]*[.N$7]/[.$B$1]" office:value-type="float" office:value="7.1010101010101">
            <text:p>7,101010101</text:p>
          </table:table-cell>
          <table:table-cell table:formula="of:=[.$A44]*[.O$7]/[.$B$1]" office:value-type="float" office:value="7.47474747474748">
            <text:p>7,4747474747</text:p>
          </table:table-cell>
          <table:table-cell table:formula="of:=[.$A44]*[.P$7]/[.$B$1]" office:value-type="float" office:value="7.84848484848485">
            <text:p>7,8484848485</text:p>
          </table:table-cell>
          <table:table-cell table:formula="of:=[.$A44]*[.Q$7]/[.$B$1]" office:value-type="float" office:value="8.22222222222222">
            <text:p>8,2222222222</text:p>
          </table:table-cell>
          <table:table-cell table:formula="of:=[.$A44]*[.R$7]/[.$B$1]" office:value-type="float" office:value="8.5959595959596">
            <text:p>8,595959596</text:p>
          </table:table-cell>
          <table:table-cell table:formula="of:=[.$A44]*[.S$7]/[.$B$1]" office:value-type="float" office:value="8.96969696969697">
            <text:p>8,9696969697</text:p>
          </table:table-cell>
          <table:table-cell table:formula="of:=[.$A44]*[.T$7]/[.$B$1]" office:value-type="float" office:value="9.34343434343434">
            <text:p>9,3434343434</text:p>
          </table:table-cell>
          <table:table-cell table:formula="of:=[.$A44]*[.U$7]/[.$B$1]" office:value-type="float" office:value="9.71717171717172">
            <text:p>9,7171717172</text:p>
          </table:table-cell>
          <table:table-cell table:formula="of:=[.$A44]*[.V$7]/[.$B$1]" office:value-type="float" office:value="10.0909090909091">
            <text:p>10,0909090909</text:p>
          </table:table-cell>
          <table:table-cell table:formula="of:=[.$A44]*[.W$7]/[.$B$1]" office:value-type="float" office:value="10.4646464646465">
            <text:p>10,4646464646</text:p>
          </table:table-cell>
          <table:table-cell table:formula="of:=[.$A44]*[.X$7]/[.$B$1]" office:value-type="float" office:value="10.8383838383838">
            <text:p>10,8383838384</text:p>
          </table:table-cell>
          <table:table-cell table:formula="of:=[.$A44]*[.Y$7]/[.$B$1]" office:value-type="float" office:value="11.2121212121212">
            <text:p>11,2121212121</text:p>
          </table:table-cell>
          <table:table-cell table:formula="of:=[.$A44]*[.Z$7]/[.$B$1]" office:value-type="float" office:value="11.5858585858586">
            <text:p>11,5858585859</text:p>
          </table:table-cell>
          <table:table-cell table:formula="of:=99" office:value-type="float" office:value="99">
            <text:p>99</text:p>
          </table:table-cell>
          <table:table-cell table:formula="of:=[.$A44]*[.AB$7]/[.$B$3]" office:value-type="float" office:value="0.402173913043478">
            <text:p>0,402173913</text:p>
          </table:table-cell>
          <table:table-cell table:formula="of:=[.$A44]*[.AC$7]/[.$B$3]" office:value-type="float" office:value="0.804347826086956">
            <text:p>0,8043478261</text:p>
          </table:table-cell>
          <table:table-cell table:formula="of:=[.$A44]*[.AD$7]/[.$B$3]" office:value-type="float" office:value="1.20652173913043">
            <text:p>1,2065217391</text:p>
          </table:table-cell>
          <table:table-cell table:formula="of:=[.$A44]*[.AE$7]/[.$B$3]" office:value-type="float" office:value="1.60869565217391">
            <text:p>1,6086956522</text:p>
          </table:table-cell>
          <table:table-cell table:formula="of:=[.$A44]*[.AF$7]/[.$B$3]" office:value-type="float" office:value="2.01086956521739">
            <text:p>2,0108695652</text:p>
          </table:table-cell>
          <table:table-cell table:formula="of:=[.$A44]*[.AG$7]/[.$B$3]" office:value-type="float" office:value="2.41304347826087">
            <text:p>2,4130434783</text:p>
          </table:table-cell>
          <table:table-cell table:formula="of:=[.$A44]*[.AH$7]/[.$B$3]" office:value-type="float" office:value="2.81521739130435">
            <text:p>2,8152173913</text:p>
          </table:table-cell>
          <table:table-cell table:formula="of:=[.$A44]*[.AI$7]/[.$B$3]" office:value-type="float" office:value="3.21739130434783">
            <text:p>3,2173913043</text:p>
          </table:table-cell>
          <table:table-cell table:formula="of:=[.$A44]*[.AJ$7]/[.$B$3]" office:value-type="float" office:value="3.6195652173913">
            <text:p>3,6195652174</text:p>
          </table:table-cell>
          <table:table-cell table:formula="of:=[.$A44]*[.AK$7]/[.$B$3]" office:value-type="float" office:value="4.02173913043478">
            <text:p>4,0217391304</text:p>
          </table:table-cell>
          <table:table-cell table:formula="of:=[.$A44]*[.AL$7]/[.$B$3]" office:value-type="float" office:value="4.42391304347826">
            <text:p>4,4239130435</text:p>
          </table:table-cell>
          <table:table-cell table:formula="of:=[.$A44]*[.AM$7]/[.$B$3]" office:value-type="float" office:value="4.82608695652174">
            <text:p>4,8260869565</text:p>
          </table:table-cell>
          <table:table-cell table:formula="of:=[.$A44]*[.AN$7]/[.$B$3]" office:value-type="float" office:value="5.22826086956522">
            <text:p>5,2282608696</text:p>
          </table:table-cell>
          <table:table-cell table:formula="of:=[.$A44]*[.AO$7]/[.$B$3]" office:value-type="float" office:value="5.6304347826087">
            <text:p>5,6304347826</text:p>
          </table:table-cell>
          <table:table-cell table:formula="of:=[.$A44]*[.AP$7]/[.$B$3]" office:value-type="float" office:value="6.03260869565217">
            <text:p>6,0326086957</text:p>
          </table:table-cell>
          <table:table-cell table:formula="of:=[.$A44]*[.AQ$7]/[.$B$3]" office:value-type="float" office:value="6.43478260869565">
            <text:p>6,4347826087</text:p>
          </table:table-cell>
          <table:table-cell table:formula="of:=[.$A44]*[.AR$7]/[.$B$3]" office:value-type="float" office:value="6.83695652173913">
            <text:p>6,8369565217</text:p>
          </table:table-cell>
          <table:table-cell table:formula="of:=[.$A44]*[.AS$7]/[.$B$3]" office:value-type="float" office:value="7.23913043478261">
            <text:p>7,2391304348</text:p>
          </table:table-cell>
          <table:table-cell table:formula="of:=[.$A44]*[.AT$7]/[.$B$3]" office:value-type="float" office:value="7.64130434782609">
            <text:p>7,6413043478</text:p>
          </table:table-cell>
          <table:table-cell table:formula="of:=[.$A44]*[.AU$7]/[.$B$3]" office:value-type="float" office:value="8.04347826086956">
            <text:p>8,0434782609</text:p>
          </table:table-cell>
          <table:table-cell table:formula="of:=[.$A44]*[.AV$7]/[.$B$3]" office:value-type="float" office:value="8.44565217391304">
            <text:p>8,4456521739</text:p>
          </table:table-cell>
          <table:table-cell table:formula="of:=[.$A44]*[.AW$7]/[.$B$3]" office:value-type="float" office:value="8.84782608695652">
            <text:p>8,847826087</text:p>
          </table:table-cell>
          <table:table-cell table:formula="of:=[.$A44]*[.AX$7]/[.$B$3]" office:value-type="float" office:value="9.25">
            <text:p>9,25</text:p>
          </table:table-cell>
          <table:table-cell table:formula="of:=[.$A44]*[.AY$7]/[.$B$3]" office:value-type="float" office:value="9.65217391304348">
            <text:p>9,652173913</text:p>
          </table:table-cell>
          <table:table-cell table:formula="of:=[.$A44]*[.AZ$7]/[.$B$3]" office:value-type="float" office:value="10.054347826087">
            <text:p>10,054347826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4]+1" office:value-type="float" office:value="38">
            <text:p>38</text:p>
          </table:table-cell>
          <table:table-cell table:formula="of:=[.$A45]*[.B$7]/[.$B$1]" office:value-type="float" office:value="2.68686868686869">
            <text:p>2,6868686869</text:p>
          </table:table-cell>
          <table:table-cell table:formula="of:=[.$A45]*[.C$7]/[.$B$1]" office:value-type="float" office:value="3.07070707070707">
            <text:p>3,0707070707</text:p>
          </table:table-cell>
          <table:table-cell table:formula="of:=[.$A45]*[.D$7]/[.$B$1]" office:value-type="float" office:value="3.45454545454545">
            <text:p>3,4545454545</text:p>
          </table:table-cell>
          <table:table-cell table:formula="of:=[.$A45]*[.E$7]/[.$B$1]" office:value-type="float" office:value="3.83838383838384">
            <text:p>3,8383838384</text:p>
          </table:table-cell>
          <table:table-cell table:formula="of:=[.$A45]*[.F$7]/[.$B$1]" office:value-type="float" office:value="4.22222222222222">
            <text:p>4,2222222222</text:p>
          </table:table-cell>
          <table:table-cell table:formula="of:=[.$A45]*[.G$7]/[.$B$1]" office:value-type="float" office:value="4.60606060606061">
            <text:p>4,6060606061</text:p>
          </table:table-cell>
          <table:table-cell table:formula="of:=[.$A45]*[.H$7]/[.$B$1]" office:value-type="float" office:value="4.98989898989899">
            <text:p>4,9898989899</text:p>
          </table:table-cell>
          <table:table-cell table:formula="of:=[.$A45]*[.I$7]/[.$B$1]" office:value-type="float" office:value="5.37373737373737">
            <text:p>5,3737373737</text:p>
          </table:table-cell>
          <table:table-cell table:formula="of:=[.$A45]*[.J$7]/[.$B$1]" office:value-type="float" office:value="5.75757575757576">
            <text:p>5,7575757576</text:p>
          </table:table-cell>
          <table:table-cell table:formula="of:=[.$A45]*[.K$7]/[.$B$1]" office:value-type="float" office:value="6.14141414141414">
            <text:p>6,1414141414</text:p>
          </table:table-cell>
          <table:table-cell table:formula="of:=[.$A45]*[.L$7]/[.$B$1]" office:value-type="float" office:value="6.52525252525253">
            <text:p>6,5252525253</text:p>
          </table:table-cell>
          <table:table-cell table:formula="of:=[.$A45]*[.M$7]/[.$B$1]" office:value-type="float" office:value="6.90909090909091">
            <text:p>6,9090909091</text:p>
          </table:table-cell>
          <table:table-cell table:formula="of:=[.$A45]*[.N$7]/[.$B$1]" office:value-type="float" office:value="7.29292929292929">
            <text:p>7,2929292929</text:p>
          </table:table-cell>
          <table:table-cell table:formula="of:=[.$A45]*[.O$7]/[.$B$1]" office:value-type="float" office:value="7.67676767676768">
            <text:p>7,6767676768</text:p>
          </table:table-cell>
          <table:table-cell table:formula="of:=[.$A45]*[.P$7]/[.$B$1]" office:value-type="float" office:value="8.06060606060606">
            <text:p>8,0606060606</text:p>
          </table:table-cell>
          <table:table-cell table:formula="of:=[.$A45]*[.Q$7]/[.$B$1]" office:value-type="float" office:value="8.44444444444444">
            <text:p>8,4444444444</text:p>
          </table:table-cell>
          <table:table-cell table:formula="of:=[.$A45]*[.R$7]/[.$B$1]" office:value-type="float" office:value="8.82828282828283">
            <text:p>8,8282828283</text:p>
          </table:table-cell>
          <table:table-cell table:formula="of:=[.$A45]*[.S$7]/[.$B$1]" office:value-type="float" office:value="9.21212121212121">
            <text:p>9,2121212121</text:p>
          </table:table-cell>
          <table:table-cell table:formula="of:=[.$A45]*[.T$7]/[.$B$1]" office:value-type="float" office:value="9.5959595959596">
            <text:p>9,595959596</text:p>
          </table:table-cell>
          <table:table-cell table:formula="of:=[.$A45]*[.U$7]/[.$B$1]" office:value-type="float" office:value="9.97979797979798">
            <text:p>9,9797979798</text:p>
          </table:table-cell>
          <table:table-cell table:formula="of:=[.$A45]*[.V$7]/[.$B$1]" office:value-type="float" office:value="10.3636363636364">
            <text:p>10,3636363636</text:p>
          </table:table-cell>
          <table:table-cell table:formula="of:=[.$A45]*[.W$7]/[.$B$1]" office:value-type="float" office:value="10.7474747474747">
            <text:p>10,7474747475</text:p>
          </table:table-cell>
          <table:table-cell table:formula="of:=[.$A45]*[.X$7]/[.$B$1]" office:value-type="float" office:value="11.1313131313131">
            <text:p>11,1313131313</text:p>
          </table:table-cell>
          <table:table-cell table:formula="of:=[.$A45]*[.Y$7]/[.$B$1]" office:value-type="float" office:value="11.5151515151515">
            <text:p>11,5151515152</text:p>
          </table:table-cell>
          <table:table-cell table:formula="of:=[.$A45]*[.Z$7]/[.$B$1]" office:value-type="float" office:value="11.8989898989899">
            <text:p>11,898989899</text:p>
          </table:table-cell>
          <table:table-cell table:formula="of:=99" office:value-type="float" office:value="99">
            <text:p>99</text:p>
          </table:table-cell>
          <table:table-cell table:formula="of:=[.$A45]*[.AB$7]/[.$B$3]" office:value-type="float" office:value="0.41304347826087">
            <text:p>0,4130434783</text:p>
          </table:table-cell>
          <table:table-cell table:formula="of:=[.$A45]*[.AC$7]/[.$B$3]" office:value-type="float" office:value="0.826086956521739">
            <text:p>0,8260869565</text:p>
          </table:table-cell>
          <table:table-cell table:formula="of:=[.$A45]*[.AD$7]/[.$B$3]" office:value-type="float" office:value="1.23913043478261">
            <text:p>1,2391304348</text:p>
          </table:table-cell>
          <table:table-cell table:formula="of:=[.$A45]*[.AE$7]/[.$B$3]" office:value-type="float" office:value="1.65217391304348">
            <text:p>1,652173913</text:p>
          </table:table-cell>
          <table:table-cell table:formula="of:=[.$A45]*[.AF$7]/[.$B$3]" office:value-type="float" office:value="2.06521739130435">
            <text:p>2,0652173913</text:p>
          </table:table-cell>
          <table:table-cell table:formula="of:=[.$A45]*[.AG$7]/[.$B$3]" office:value-type="float" office:value="2.47826086956522">
            <text:p>2,4782608696</text:p>
          </table:table-cell>
          <table:table-cell table:formula="of:=[.$A45]*[.AH$7]/[.$B$3]" office:value-type="float" office:value="2.89130434782609">
            <text:p>2,8913043478</text:p>
          </table:table-cell>
          <table:table-cell table:formula="of:=[.$A45]*[.AI$7]/[.$B$3]" office:value-type="float" office:value="3.30434782608696">
            <text:p>3,3043478261</text:p>
          </table:table-cell>
          <table:table-cell table:formula="of:=[.$A45]*[.AJ$7]/[.$B$3]" office:value-type="float" office:value="3.71739130434783">
            <text:p>3,7173913043</text:p>
          </table:table-cell>
          <table:table-cell table:formula="of:=[.$A45]*[.AK$7]/[.$B$3]" office:value-type="float" office:value="4.1304347826087">
            <text:p>4,1304347826</text:p>
          </table:table-cell>
          <table:table-cell table:formula="of:=[.$A45]*[.AL$7]/[.$B$3]" office:value-type="float" office:value="4.54347826086957">
            <text:p>4,5434782609</text:p>
          </table:table-cell>
          <table:table-cell table:formula="of:=[.$A45]*[.AM$7]/[.$B$3]" office:value-type="float" office:value="4.95652173913043">
            <text:p>4,9565217391</text:p>
          </table:table-cell>
          <table:table-cell table:formula="of:=[.$A45]*[.AN$7]/[.$B$3]" office:value-type="float" office:value="5.3695652173913">
            <text:p>5,3695652174</text:p>
          </table:table-cell>
          <table:table-cell table:formula="of:=[.$A45]*[.AO$7]/[.$B$3]" office:value-type="float" office:value="5.78260869565217">
            <text:p>5,7826086957</text:p>
          </table:table-cell>
          <table:table-cell table:formula="of:=[.$A45]*[.AP$7]/[.$B$3]" office:value-type="float" office:value="6.19565217391304">
            <text:p>6,1956521739</text:p>
          </table:table-cell>
          <table:table-cell table:formula="of:=[.$A45]*[.AQ$7]/[.$B$3]" office:value-type="float" office:value="6.60869565217391">
            <text:p>6,6086956522</text:p>
          </table:table-cell>
          <table:table-cell table:formula="of:=[.$A45]*[.AR$7]/[.$B$3]" office:value-type="float" office:value="7.02173913043478">
            <text:p>7,0217391304</text:p>
          </table:table-cell>
          <table:table-cell table:formula="of:=[.$A45]*[.AS$7]/[.$B$3]" office:value-type="float" office:value="7.43478260869565">
            <text:p>7,4347826087</text:p>
          </table:table-cell>
          <table:table-cell table:formula="of:=[.$A45]*[.AT$7]/[.$B$3]" office:value-type="float" office:value="7.84782608695652">
            <text:p>7,847826087</text:p>
          </table:table-cell>
          <table:table-cell table:formula="of:=[.$A45]*[.AU$7]/[.$B$3]" office:value-type="float" office:value="8.26086956521739">
            <text:p>8,2608695652</text:p>
          </table:table-cell>
          <table:table-cell table:formula="of:=[.$A45]*[.AV$7]/[.$B$3]" office:value-type="float" office:value="8.67391304347826">
            <text:p>8,6739130435</text:p>
          </table:table-cell>
          <table:table-cell table:formula="of:=[.$A45]*[.AW$7]/[.$B$3]" office:value-type="float" office:value="9.08695652173913">
            <text:p>9,0869565217</text:p>
          </table:table-cell>
          <table:table-cell table:formula="of:=[.$A45]*[.AX$7]/[.$B$3]" office:value-type="float" office:value="9.5">
            <text:p>9,5</text:p>
          </table:table-cell>
          <table:table-cell table:formula="of:=[.$A45]*[.AY$7]/[.$B$3]" office:value-type="float" office:value="9.91304347826087">
            <text:p>9,9130434783</text:p>
          </table:table-cell>
          <table:table-cell table:formula="of:=[.$A45]*[.AZ$7]/[.$B$3]" office:value-type="float" office:value="10.3260869565217">
            <text:p>10,326086956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5]+1" office:value-type="float" office:value="39">
            <text:p>39</text:p>
          </table:table-cell>
          <table:table-cell table:formula="of:=[.$A46]*[.B$7]/[.$B$1]" office:value-type="float" office:value="2.75757575757576">
            <text:p>2,7575757576</text:p>
          </table:table-cell>
          <table:table-cell table:formula="of:=[.$A46]*[.C$7]/[.$B$1]" office:value-type="float" office:value="3.15151515151515">
            <text:p>3,1515151515</text:p>
          </table:table-cell>
          <table:table-cell table:formula="of:=[.$A46]*[.D$7]/[.$B$1]" office:value-type="float" office:value="3.54545454545455">
            <text:p>3,5454545455</text:p>
          </table:table-cell>
          <table:table-cell table:formula="of:=[.$A46]*[.E$7]/[.$B$1]" office:value-type="float" office:value="3.93939393939394">
            <text:p>3,9393939394</text:p>
          </table:table-cell>
          <table:table-cell table:formula="of:=[.$A46]*[.F$7]/[.$B$1]" office:value-type="float" office:value="4.33333333333333">
            <text:p>4,3333333333</text:p>
          </table:table-cell>
          <table:table-cell table:formula="of:=[.$A46]*[.G$7]/[.$B$1]" office:value-type="float" office:value="4.72727272727273">
            <text:p>4,7272727273</text:p>
          </table:table-cell>
          <table:table-cell table:formula="of:=[.$A46]*[.H$7]/[.$B$1]" office:value-type="float" office:value="5.12121212121212">
            <text:p>5,1212121212</text:p>
          </table:table-cell>
          <table:table-cell table:formula="of:=[.$A46]*[.I$7]/[.$B$1]" office:value-type="float" office:value="5.51515151515152">
            <text:p>5,5151515152</text:p>
          </table:table-cell>
          <table:table-cell table:formula="of:=[.$A46]*[.J$7]/[.$B$1]" office:value-type="float" office:value="5.90909090909091">
            <text:p>5,9090909091</text:p>
          </table:table-cell>
          <table:table-cell table:formula="of:=[.$A46]*[.K$7]/[.$B$1]" office:value-type="float" office:value="6.3030303030303">
            <text:p>6,303030303</text:p>
          </table:table-cell>
          <table:table-cell table:formula="of:=[.$A46]*[.L$7]/[.$B$1]" office:value-type="float" office:value="6.6969696969697">
            <text:p>6,696969697</text:p>
          </table:table-cell>
          <table:table-cell table:formula="of:=[.$A46]*[.M$7]/[.$B$1]" office:value-type="float" office:value="7.09090909090909">
            <text:p>7,0909090909</text:p>
          </table:table-cell>
          <table:table-cell table:formula="of:=[.$A46]*[.N$7]/[.$B$1]" office:value-type="float" office:value="7.48484848484848">
            <text:p>7,4848484848</text:p>
          </table:table-cell>
          <table:table-cell table:formula="of:=[.$A46]*[.O$7]/[.$B$1]" office:value-type="float" office:value="7.87878787878788">
            <text:p>7,8787878788</text:p>
          </table:table-cell>
          <table:table-cell table:formula="of:=[.$A46]*[.P$7]/[.$B$1]" office:value-type="float" office:value="8.27272727272727">
            <text:p>8,2727272727</text:p>
          </table:table-cell>
          <table:table-cell table:formula="of:=[.$A46]*[.Q$7]/[.$B$1]" office:value-type="float" office:value="8.66666666666667">
            <text:p>8,6666666667</text:p>
          </table:table-cell>
          <table:table-cell table:formula="of:=[.$A46]*[.R$7]/[.$B$1]" office:value-type="float" office:value="9.06060606060606">
            <text:p>9,0606060606</text:p>
          </table:table-cell>
          <table:table-cell table:formula="of:=[.$A46]*[.S$7]/[.$B$1]" office:value-type="float" office:value="9.45454545454546">
            <text:p>9,4545454545</text:p>
          </table:table-cell>
          <table:table-cell table:formula="of:=[.$A46]*[.T$7]/[.$B$1]" office:value-type="float" office:value="9.84848484848485">
            <text:p>9,8484848485</text:p>
          </table:table-cell>
          <table:table-cell table:formula="of:=[.$A46]*[.U$7]/[.$B$1]" office:value-type="float" office:value="10.2424242424242">
            <text:p>10,2424242424</text:p>
          </table:table-cell>
          <table:table-cell table:formula="of:=[.$A46]*[.V$7]/[.$B$1]" office:value-type="float" office:value="10.6363636363636">
            <text:p>10,6363636364</text:p>
          </table:table-cell>
          <table:table-cell table:formula="of:=[.$A46]*[.W$7]/[.$B$1]" office:value-type="float" office:value="11.030303030303">
            <text:p>11,0303030303</text:p>
          </table:table-cell>
          <table:table-cell table:formula="of:=[.$A46]*[.X$7]/[.$B$1]" office:value-type="float" office:value="11.4242424242424">
            <text:p>11,4242424242</text:p>
          </table:table-cell>
          <table:table-cell table:formula="of:=[.$A46]*[.Y$7]/[.$B$1]" office:value-type="float" office:value="11.8181818181818">
            <text:p>11,8181818182</text:p>
          </table:table-cell>
          <table:table-cell table:formula="of:=[.$A46]*[.Z$7]/[.$B$1]" office:value-type="float" office:value="12.2121212121212">
            <text:p>12,2121212121</text:p>
          </table:table-cell>
          <table:table-cell table:formula="of:=99" office:value-type="float" office:value="99">
            <text:p>99</text:p>
          </table:table-cell>
          <table:table-cell table:formula="of:=[.$A46]*[.AB$7]/[.$B$3]" office:value-type="float" office:value="0.423913043478261">
            <text:p>0,4239130435</text:p>
          </table:table-cell>
          <table:table-cell table:formula="of:=[.$A46]*[.AC$7]/[.$B$3]" office:value-type="float" office:value="0.847826086956522">
            <text:p>0,847826087</text:p>
          </table:table-cell>
          <table:table-cell table:formula="of:=[.$A46]*[.AD$7]/[.$B$3]" office:value-type="float" office:value="1.27173913043478">
            <text:p>1,2717391304</text:p>
          </table:table-cell>
          <table:table-cell table:formula="of:=[.$A46]*[.AE$7]/[.$B$3]" office:value-type="float" office:value="1.69565217391304">
            <text:p>1,6956521739</text:p>
          </table:table-cell>
          <table:table-cell table:formula="of:=[.$A46]*[.AF$7]/[.$B$3]" office:value-type="float" office:value="2.1195652173913">
            <text:p>2,1195652174</text:p>
          </table:table-cell>
          <table:table-cell table:formula="of:=[.$A46]*[.AG$7]/[.$B$3]" office:value-type="float" office:value="2.54347826086957">
            <text:p>2,5434782609</text:p>
          </table:table-cell>
          <table:table-cell table:formula="of:=[.$A46]*[.AH$7]/[.$B$3]" office:value-type="float" office:value="2.96739130434783">
            <text:p>2,9673913043</text:p>
          </table:table-cell>
          <table:table-cell table:formula="of:=[.$A46]*[.AI$7]/[.$B$3]" office:value-type="float" office:value="3.39130434782609">
            <text:p>3,3913043478</text:p>
          </table:table-cell>
          <table:table-cell table:formula="of:=[.$A46]*[.AJ$7]/[.$B$3]" office:value-type="float" office:value="3.81521739130435">
            <text:p>3,8152173913</text:p>
          </table:table-cell>
          <table:table-cell table:formula="of:=[.$A46]*[.AK$7]/[.$B$3]" office:value-type="float" office:value="4.23913043478261">
            <text:p>4,2391304348</text:p>
          </table:table-cell>
          <table:table-cell table:formula="of:=[.$A46]*[.AL$7]/[.$B$3]" office:value-type="float" office:value="4.66304347826087">
            <text:p>4,6630434783</text:p>
          </table:table-cell>
          <table:table-cell table:formula="of:=[.$A46]*[.AM$7]/[.$B$3]" office:value-type="float" office:value="5.08695652173913">
            <text:p>5,0869565217</text:p>
          </table:table-cell>
          <table:table-cell table:formula="of:=[.$A46]*[.AN$7]/[.$B$3]" office:value-type="float" office:value="5.51086956521739">
            <text:p>5,5108695652</text:p>
          </table:table-cell>
          <table:table-cell table:formula="of:=[.$A46]*[.AO$7]/[.$B$3]" office:value-type="float" office:value="5.93478260869565">
            <text:p>5,9347826087</text:p>
          </table:table-cell>
          <table:table-cell table:formula="of:=[.$A46]*[.AP$7]/[.$B$3]" office:value-type="float" office:value="6.35869565217391">
            <text:p>6,3586956522</text:p>
          </table:table-cell>
          <table:table-cell table:formula="of:=[.$A46]*[.AQ$7]/[.$B$3]" office:value-type="float" office:value="6.78260869565217">
            <text:p>6,7826086957</text:p>
          </table:table-cell>
          <table:table-cell table:formula="of:=[.$A46]*[.AR$7]/[.$B$3]" office:value-type="float" office:value="7.20652173913043">
            <text:p>7,2065217391</text:p>
          </table:table-cell>
          <table:table-cell table:formula="of:=[.$A46]*[.AS$7]/[.$B$3]" office:value-type="float" office:value="7.6304347826087">
            <text:p>7,6304347826</text:p>
          </table:table-cell>
          <table:table-cell table:formula="of:=[.$A46]*[.AT$7]/[.$B$3]" office:value-type="float" office:value="8.05434782608696">
            <text:p>8,0543478261</text:p>
          </table:table-cell>
          <table:table-cell table:formula="of:=[.$A46]*[.AU$7]/[.$B$3]" office:value-type="float" office:value="8.47826086956522">
            <text:p>8,4782608696</text:p>
          </table:table-cell>
          <table:table-cell table:formula="of:=[.$A46]*[.AV$7]/[.$B$3]" office:value-type="float" office:value="8.90217391304348">
            <text:p>8,902173913</text:p>
          </table:table-cell>
          <table:table-cell table:formula="of:=[.$A46]*[.AW$7]/[.$B$3]" office:value-type="float" office:value="9.32608695652174">
            <text:p>9,3260869565</text:p>
          </table:table-cell>
          <table:table-cell table:formula="of:=[.$A46]*[.AX$7]/[.$B$3]" office:value-type="float" office:value="9.75">
            <text:p>9,75</text:p>
          </table:table-cell>
          <table:table-cell table:formula="of:=[.$A46]*[.AY$7]/[.$B$3]" office:value-type="float" office:value="10.1739130434783">
            <text:p>10,1739130435</text:p>
          </table:table-cell>
          <table:table-cell table:formula="of:=[.$A46]*[.AZ$7]/[.$B$3]" office:value-type="float" office:value="10.5978260869565">
            <text:p>10,59782608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6]+1" office:value-type="float" office:value="40">
            <text:p>40</text:p>
          </table:table-cell>
          <table:table-cell table:formula="of:=[.$A47]*[.B$7]/[.$B$1]" office:value-type="float" office:value="2.82828282828283">
            <text:p>2,8282828283</text:p>
          </table:table-cell>
          <table:table-cell table:formula="of:=[.$A47]*[.C$7]/[.$B$1]" office:value-type="float" office:value="3.23232323232323">
            <text:p>3,2323232323</text:p>
          </table:table-cell>
          <table:table-cell table:formula="of:=[.$A47]*[.D$7]/[.$B$1]" office:value-type="float" office:value="3.63636363636364">
            <text:p>3,6363636364</text:p>
          </table:table-cell>
          <table:table-cell table:formula="of:=[.$A47]*[.E$7]/[.$B$1]" office:value-type="float" office:value="4.04040404040404">
            <text:p>4,0404040404</text:p>
          </table:table-cell>
          <table:table-cell table:formula="of:=[.$A47]*[.F$7]/[.$B$1]" office:value-type="float" office:value="4.44444444444444">
            <text:p>4,4444444444</text:p>
          </table:table-cell>
          <table:table-cell table:formula="of:=[.$A47]*[.G$7]/[.$B$1]" office:value-type="float" office:value="4.84848484848485">
            <text:p>4,8484848485</text:p>
          </table:table-cell>
          <table:table-cell table:formula="of:=[.$A47]*[.H$7]/[.$B$1]" office:value-type="float" office:value="5.25252525252525">
            <text:p>5,2525252525</text:p>
          </table:table-cell>
          <table:table-cell table:formula="of:=[.$A47]*[.I$7]/[.$B$1]" office:value-type="float" office:value="5.65656565656566">
            <text:p>5,6565656566</text:p>
          </table:table-cell>
          <table:table-cell table:formula="of:=[.$A47]*[.J$7]/[.$B$1]" office:value-type="float" office:value="6.06060606060606">
            <text:p>6,0606060606</text:p>
          </table:table-cell>
          <table:table-cell table:formula="of:=[.$A47]*[.K$7]/[.$B$1]" office:value-type="float" office:value="6.46464646464646">
            <text:p>6,4646464646</text:p>
          </table:table-cell>
          <table:table-cell table:formula="of:=[.$A47]*[.L$7]/[.$B$1]" office:value-type="float" office:value="6.86868686868687">
            <text:p>6,8686868687</text:p>
          </table:table-cell>
          <table:table-cell table:formula="of:=[.$A47]*[.M$7]/[.$B$1]" office:value-type="float" office:value="7.27272727272727">
            <text:p>7,2727272727</text:p>
          </table:table-cell>
          <table:table-cell table:formula="of:=[.$A47]*[.N$7]/[.$B$1]" office:value-type="float" office:value="7.67676767676768">
            <text:p>7,6767676768</text:p>
          </table:table-cell>
          <table:table-cell table:formula="of:=[.$A47]*[.O$7]/[.$B$1]" office:value-type="float" office:value="8.08080808080808">
            <text:p>8,0808080808</text:p>
          </table:table-cell>
          <table:table-cell table:formula="of:=[.$A47]*[.P$7]/[.$B$1]" office:value-type="float" office:value="8.48484848484848">
            <text:p>8,4848484848</text:p>
          </table:table-cell>
          <table:table-cell table:formula="of:=[.$A47]*[.Q$7]/[.$B$1]" office:value-type="float" office:value="8.88888888888889">
            <text:p>8,8888888889</text:p>
          </table:table-cell>
          <table:table-cell table:formula="of:=[.$A47]*[.R$7]/[.$B$1]" office:value-type="float" office:value="9.29292929292929">
            <text:p>9,2929292929</text:p>
          </table:table-cell>
          <table:table-cell table:formula="of:=[.$A47]*[.S$7]/[.$B$1]" office:value-type="float" office:value="9.6969696969697">
            <text:p>9,696969697</text:p>
          </table:table-cell>
          <table:table-cell table:formula="of:=[.$A47]*[.T$7]/[.$B$1]" office:value-type="float" office:value="10.1010101010101">
            <text:p>10,101010101</text:p>
          </table:table-cell>
          <table:table-cell table:formula="of:=[.$A47]*[.U$7]/[.$B$1]" office:value-type="float" office:value="10.5050505050505">
            <text:p>10,5050505051</text:p>
          </table:table-cell>
          <table:table-cell table:formula="of:=[.$A47]*[.V$7]/[.$B$1]" office:value-type="float" office:value="10.9090909090909">
            <text:p>10,9090909091</text:p>
          </table:table-cell>
          <table:table-cell table:formula="of:=[.$A47]*[.W$7]/[.$B$1]" office:value-type="float" office:value="11.3131313131313">
            <text:p>11,3131313131</text:p>
          </table:table-cell>
          <table:table-cell table:formula="of:=[.$A47]*[.X$7]/[.$B$1]" office:value-type="float" office:value="11.7171717171717">
            <text:p>11,7171717172</text:p>
          </table:table-cell>
          <table:table-cell table:formula="of:=[.$A47]*[.Y$7]/[.$B$1]" office:value-type="float" office:value="12.1212121212121">
            <text:p>12,1212121212</text:p>
          </table:table-cell>
          <table:table-cell table:formula="of:=[.$A47]*[.Z$7]/[.$B$1]" office:value-type="float" office:value="12.5252525252525">
            <text:p>12,5252525253</text:p>
          </table:table-cell>
          <table:table-cell table:formula="of:=99" office:value-type="float" office:value="99">
            <text:p>99</text:p>
          </table:table-cell>
          <table:table-cell table:formula="of:=[.$A47]*[.AB$7]/[.$B$3]" office:value-type="float" office:value="0.434782608695652">
            <text:p>0,4347826087</text:p>
          </table:table-cell>
          <table:table-cell table:formula="of:=[.$A47]*[.AC$7]/[.$B$3]" office:value-type="float" office:value="0.869565217391304">
            <text:p>0,8695652174</text:p>
          </table:table-cell>
          <table:table-cell table:formula="of:=[.$A47]*[.AD$7]/[.$B$3]" office:value-type="float" office:value="1.30434782608696">
            <text:p>1,3043478261</text:p>
          </table:table-cell>
          <table:table-cell table:formula="of:=[.$A47]*[.AE$7]/[.$B$3]" office:value-type="float" office:value="1.73913043478261">
            <text:p>1,7391304348</text:p>
          </table:table-cell>
          <table:table-cell table:formula="of:=[.$A47]*[.AF$7]/[.$B$3]" office:value-type="float" office:value="2.17391304347826">
            <text:p>2,1739130435</text:p>
          </table:table-cell>
          <table:table-cell table:formula="of:=[.$A47]*[.AG$7]/[.$B$3]" office:value-type="float" office:value="2.60869565217391">
            <text:p>2,6086956522</text:p>
          </table:table-cell>
          <table:table-cell table:formula="of:=[.$A47]*[.AH$7]/[.$B$3]" office:value-type="float" office:value="3.04347826086957">
            <text:p>3,0434782609</text:p>
          </table:table-cell>
          <table:table-cell table:formula="of:=[.$A47]*[.AI$7]/[.$B$3]" office:value-type="float" office:value="3.47826086956522">
            <text:p>3,4782608696</text:p>
          </table:table-cell>
          <table:table-cell table:formula="of:=[.$A47]*[.AJ$7]/[.$B$3]" office:value-type="float" office:value="3.91304347826087">
            <text:p>3,9130434783</text:p>
          </table:table-cell>
          <table:table-cell table:formula="of:=[.$A47]*[.AK$7]/[.$B$3]" office:value-type="float" office:value="4.34782608695652">
            <text:p>4,347826087</text:p>
          </table:table-cell>
          <table:table-cell table:formula="of:=[.$A47]*[.AL$7]/[.$B$3]" office:value-type="float" office:value="4.78260869565217">
            <text:p>4,7826086957</text:p>
          </table:table-cell>
          <table:table-cell table:formula="of:=[.$A47]*[.AM$7]/[.$B$3]" office:value-type="float" office:value="5.21739130434783">
            <text:p>5,2173913043</text:p>
          </table:table-cell>
          <table:table-cell table:formula="of:=[.$A47]*[.AN$7]/[.$B$3]" office:value-type="float" office:value="5.65217391304348">
            <text:p>5,652173913</text:p>
          </table:table-cell>
          <table:table-cell table:formula="of:=[.$A47]*[.AO$7]/[.$B$3]" office:value-type="float" office:value="6.08695652173913">
            <text:p>6,0869565217</text:p>
          </table:table-cell>
          <table:table-cell table:formula="of:=[.$A47]*[.AP$7]/[.$B$3]" office:value-type="float" office:value="6.52173913043478">
            <text:p>6,5217391304</text:p>
          </table:table-cell>
          <table:table-cell table:formula="of:=[.$A47]*[.AQ$7]/[.$B$3]" office:value-type="float" office:value="6.95652173913043">
            <text:p>6,9565217391</text:p>
          </table:table-cell>
          <table:table-cell table:formula="of:=[.$A47]*[.AR$7]/[.$B$3]" office:value-type="float" office:value="7.39130434782609">
            <text:p>7,3913043478</text:p>
          </table:table-cell>
          <table:table-cell table:formula="of:=[.$A47]*[.AS$7]/[.$B$3]" office:value-type="float" office:value="7.82608695652174">
            <text:p>7,8260869565</text:p>
          </table:table-cell>
          <table:table-cell table:formula="of:=[.$A47]*[.AT$7]/[.$B$3]" office:value-type="float" office:value="8.26086956521739">
            <text:p>8,2608695652</text:p>
          </table:table-cell>
          <table:table-cell table:formula="of:=[.$A47]*[.AU$7]/[.$B$3]" office:value-type="float" office:value="8.69565217391304">
            <text:p>8,6956521739</text:p>
          </table:table-cell>
          <table:table-cell table:formula="of:=[.$A47]*[.AV$7]/[.$B$3]" office:value-type="float" office:value="9.1304347826087">
            <text:p>9,1304347826</text:p>
          </table:table-cell>
          <table:table-cell table:formula="of:=[.$A47]*[.AW$7]/[.$B$3]" office:value-type="float" office:value="9.56521739130435">
            <text:p>9,5652173913</text:p>
          </table:table-cell>
          <table:table-cell table:formula="of:=[.$A47]*[.AX$7]/[.$B$3]" office:value-type="float" office:value="10">
            <text:p>10</text:p>
          </table:table-cell>
          <table:table-cell table:formula="of:=[.$A47]*[.AY$7]/[.$B$3]" office:value-type="float" office:value="10.4347826086957">
            <text:p>10,4347826087</text:p>
          </table:table-cell>
          <table:table-cell table:formula="of:=[.$A47]*[.AZ$7]/[.$B$3]" office:value-type="float" office:value="10.8695652173913">
            <text:p>10,8695652174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7]+1" office:value-type="float" office:value="41">
            <text:p>41</text:p>
          </table:table-cell>
          <table:table-cell table:formula="of:=[.$A48]*[.B$7]/[.$B$1]" office:value-type="float" office:value="2.8989898989899">
            <text:p>2,898989899</text:p>
          </table:table-cell>
          <table:table-cell table:formula="of:=[.$A48]*[.C$7]/[.$B$1]" office:value-type="float" office:value="3.31313131313131">
            <text:p>3,3131313131</text:p>
          </table:table-cell>
          <table:table-cell table:formula="of:=[.$A48]*[.D$7]/[.$B$1]" office:value-type="float" office:value="3.72727272727273">
            <text:p>3,7272727273</text:p>
          </table:table-cell>
          <table:table-cell table:formula="of:=[.$A48]*[.E$7]/[.$B$1]" office:value-type="float" office:value="4.14141414141414">
            <text:p>4,1414141414</text:p>
          </table:table-cell>
          <table:table-cell table:formula="of:=[.$A48]*[.F$7]/[.$B$1]" office:value-type="float" office:value="4.55555555555556">
            <text:p>4,5555555556</text:p>
          </table:table-cell>
          <table:table-cell table:formula="of:=[.$A48]*[.G$7]/[.$B$1]" office:value-type="float" office:value="4.96969696969697">
            <text:p>4,9696969697</text:p>
          </table:table-cell>
          <table:table-cell table:formula="of:=[.$A48]*[.H$7]/[.$B$1]" office:value-type="float" office:value="5.38383838383838">
            <text:p>5,3838383838</text:p>
          </table:table-cell>
          <table:table-cell table:formula="of:=[.$A48]*[.I$7]/[.$B$1]" office:value-type="float" office:value="5.7979797979798">
            <text:p>5,797979798</text:p>
          </table:table-cell>
          <table:table-cell table:formula="of:=[.$A48]*[.J$7]/[.$B$1]" office:value-type="float" office:value="6.21212121212121">
            <text:p>6,2121212121</text:p>
          </table:table-cell>
          <table:table-cell table:formula="of:=[.$A48]*[.K$7]/[.$B$1]" office:value-type="float" office:value="6.62626262626263">
            <text:p>6,6262626263</text:p>
          </table:table-cell>
          <table:table-cell table:formula="of:=[.$A48]*[.L$7]/[.$B$1]" office:value-type="float" office:value="7.04040404040404">
            <text:p>7,0404040404</text:p>
          </table:table-cell>
          <table:table-cell table:formula="of:=[.$A48]*[.M$7]/[.$B$1]" office:value-type="float" office:value="7.45454545454545">
            <text:p>7,4545454545</text:p>
          </table:table-cell>
          <table:table-cell table:formula="of:=[.$A48]*[.N$7]/[.$B$1]" office:value-type="float" office:value="7.86868686868687">
            <text:p>7,8686868687</text:p>
          </table:table-cell>
          <table:table-cell table:formula="of:=[.$A48]*[.O$7]/[.$B$1]" office:value-type="float" office:value="8.28282828282828">
            <text:p>8,2828282828</text:p>
          </table:table-cell>
          <table:table-cell table:formula="of:=[.$A48]*[.P$7]/[.$B$1]" office:value-type="float" office:value="8.6969696969697">
            <text:p>8,696969697</text:p>
          </table:table-cell>
          <table:table-cell table:formula="of:=[.$A48]*[.Q$7]/[.$B$1]" office:value-type="float" office:value="9.11111111111111">
            <text:p>9,1111111111</text:p>
          </table:table-cell>
          <table:table-cell table:formula="of:=[.$A48]*[.R$7]/[.$B$1]" office:value-type="float" office:value="9.52525252525253">
            <text:p>9,5252525253</text:p>
          </table:table-cell>
          <table:table-cell table:formula="of:=[.$A48]*[.S$7]/[.$B$1]" office:value-type="float" office:value="9.93939393939394">
            <text:p>9,9393939394</text:p>
          </table:table-cell>
          <table:table-cell table:formula="of:=[.$A48]*[.T$7]/[.$B$1]" office:value-type="float" office:value="10.3535353535354">
            <text:p>10,3535353535</text:p>
          </table:table-cell>
          <table:table-cell table:formula="of:=[.$A48]*[.U$7]/[.$B$1]" office:value-type="float" office:value="10.7676767676768">
            <text:p>10,7676767677</text:p>
          </table:table-cell>
          <table:table-cell table:formula="of:=[.$A48]*[.V$7]/[.$B$1]" office:value-type="float" office:value="11.1818181818182">
            <text:p>11,1818181818</text:p>
          </table:table-cell>
          <table:table-cell table:formula="of:=[.$A48]*[.W$7]/[.$B$1]" office:value-type="float" office:value="11.5959595959596">
            <text:p>11,595959596</text:p>
          </table:table-cell>
          <table:table-cell table:formula="of:=[.$A48]*[.X$7]/[.$B$1]" office:value-type="float" office:value="12.010101010101">
            <text:p>12,0101010101</text:p>
          </table:table-cell>
          <table:table-cell table:formula="of:=[.$A48]*[.Y$7]/[.$B$1]" office:value-type="float" office:value="12.4242424242424">
            <text:p>12,4242424242</text:p>
          </table:table-cell>
          <table:table-cell table:formula="of:=[.$A48]*[.Z$7]/[.$B$1]" office:value-type="float" office:value="12.8383838383838">
            <text:p>12,8383838384</text:p>
          </table:table-cell>
          <table:table-cell table:formula="of:=99" office:value-type="float" office:value="99">
            <text:p>99</text:p>
          </table:table-cell>
          <table:table-cell table:formula="of:=[.$A48]*[.AB$7]/[.$B$3]" office:value-type="float" office:value="0.445652173913043">
            <text:p>0,4456521739</text:p>
          </table:table-cell>
          <table:table-cell table:formula="of:=[.$A48]*[.AC$7]/[.$B$3]" office:value-type="float" office:value="0.891304347826087">
            <text:p>0,8913043478</text:p>
          </table:table-cell>
          <table:table-cell table:formula="of:=[.$A48]*[.AD$7]/[.$B$3]" office:value-type="float" office:value="1.33695652173913">
            <text:p>1,3369565217</text:p>
          </table:table-cell>
          <table:table-cell table:formula="of:=[.$A48]*[.AE$7]/[.$B$3]" office:value-type="float" office:value="1.78260869565217">
            <text:p>1,7826086957</text:p>
          </table:table-cell>
          <table:table-cell table:formula="of:=[.$A48]*[.AF$7]/[.$B$3]" office:value-type="float" office:value="2.22826086956522">
            <text:p>2,2282608696</text:p>
          </table:table-cell>
          <table:table-cell table:formula="of:=[.$A48]*[.AG$7]/[.$B$3]" office:value-type="float" office:value="2.67391304347826">
            <text:p>2,6739130435</text:p>
          </table:table-cell>
          <table:table-cell table:formula="of:=[.$A48]*[.AH$7]/[.$B$3]" office:value-type="float" office:value="3.1195652173913">
            <text:p>3,1195652174</text:p>
          </table:table-cell>
          <table:table-cell table:formula="of:=[.$A48]*[.AI$7]/[.$B$3]" office:value-type="float" office:value="3.56521739130435">
            <text:p>3,5652173913</text:p>
          </table:table-cell>
          <table:table-cell table:formula="of:=[.$A48]*[.AJ$7]/[.$B$3]" office:value-type="float" office:value="4.01086956521739">
            <text:p>4,0108695652</text:p>
          </table:table-cell>
          <table:table-cell table:formula="of:=[.$A48]*[.AK$7]/[.$B$3]" office:value-type="float" office:value="4.45652173913043">
            <text:p>4,4565217391</text:p>
          </table:table-cell>
          <table:table-cell table:formula="of:=[.$A48]*[.AL$7]/[.$B$3]" office:value-type="float" office:value="4.90217391304348">
            <text:p>4,902173913</text:p>
          </table:table-cell>
          <table:table-cell table:formula="of:=[.$A48]*[.AM$7]/[.$B$3]" office:value-type="float" office:value="5.34782608695652">
            <text:p>5,347826087</text:p>
          </table:table-cell>
          <table:table-cell table:formula="of:=[.$A48]*[.AN$7]/[.$B$3]" office:value-type="float" office:value="5.79347826086957">
            <text:p>5,7934782609</text:p>
          </table:table-cell>
          <table:table-cell table:formula="of:=[.$A48]*[.AO$7]/[.$B$3]" office:value-type="float" office:value="6.23913043478261">
            <text:p>6,2391304348</text:p>
          </table:table-cell>
          <table:table-cell table:formula="of:=[.$A48]*[.AP$7]/[.$B$3]" office:value-type="float" office:value="6.68478260869565">
            <text:p>6,6847826087</text:p>
          </table:table-cell>
          <table:table-cell table:formula="of:=[.$A48]*[.AQ$7]/[.$B$3]" office:value-type="float" office:value="7.1304347826087">
            <text:p>7,1304347826</text:p>
          </table:table-cell>
          <table:table-cell table:formula="of:=[.$A48]*[.AR$7]/[.$B$3]" office:value-type="float" office:value="7.57608695652174">
            <text:p>7,5760869565</text:p>
          </table:table-cell>
          <table:table-cell table:formula="of:=[.$A48]*[.AS$7]/[.$B$3]" office:value-type="float" office:value="8.02173913043478">
            <text:p>8,0217391304</text:p>
          </table:table-cell>
          <table:table-cell table:formula="of:=[.$A48]*[.AT$7]/[.$B$3]" office:value-type="float" office:value="8.46739130434783">
            <text:p>8,4673913043</text:p>
          </table:table-cell>
          <table:table-cell table:formula="of:=[.$A48]*[.AU$7]/[.$B$3]" office:value-type="float" office:value="8.91304347826087">
            <text:p>8,9130434783</text:p>
          </table:table-cell>
          <table:table-cell table:formula="of:=[.$A48]*[.AV$7]/[.$B$3]" office:value-type="float" office:value="9.35869565217391">
            <text:p>9,3586956522</text:p>
          </table:table-cell>
          <table:table-cell table:formula="of:=[.$A48]*[.AW$7]/[.$B$3]" office:value-type="float" office:value="9.80434782608696">
            <text:p>9,8043478261</text:p>
          </table:table-cell>
          <table:table-cell table:formula="of:=[.$A48]*[.AX$7]/[.$B$3]" office:value-type="float" office:value="10.25">
            <text:p>10,25</text:p>
          </table:table-cell>
          <table:table-cell table:formula="of:=[.$A48]*[.AY$7]/[.$B$3]" office:value-type="float" office:value="10.695652173913">
            <text:p>10,6956521739</text:p>
          </table:table-cell>
          <table:table-cell table:formula="of:=[.$A48]*[.AZ$7]/[.$B$3]" office:value-type="float" office:value="11.1413043478261">
            <text:p>11,1413043478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8]+1" office:value-type="float" office:value="42">
            <text:p>42</text:p>
          </table:table-cell>
          <table:table-cell table:formula="of:=[.$A49]*[.B$7]/[.$B$1]" office:value-type="float" office:value="2.96969696969697">
            <text:p>2,9696969697</text:p>
          </table:table-cell>
          <table:table-cell table:formula="of:=[.$A49]*[.C$7]/[.$B$1]" office:value-type="float" office:value="3.39393939393939">
            <text:p>3,3939393939</text:p>
          </table:table-cell>
          <table:table-cell table:formula="of:=[.$A49]*[.D$7]/[.$B$1]" office:value-type="float" office:value="3.81818181818182">
            <text:p>3,8181818182</text:p>
          </table:table-cell>
          <table:table-cell table:formula="of:=[.$A49]*[.E$7]/[.$B$1]" office:value-type="float" office:value="4.24242424242424">
            <text:p>4,2424242424</text:p>
          </table:table-cell>
          <table:table-cell table:formula="of:=[.$A49]*[.F$7]/[.$B$1]" office:value-type="float" office:value="4.66666666666667">
            <text:p>4,6666666667</text:p>
          </table:table-cell>
          <table:table-cell table:formula="of:=[.$A49]*[.G$7]/[.$B$1]" office:value-type="float" office:value="5.09090909090909">
            <text:p>5,0909090909</text:p>
          </table:table-cell>
          <table:table-cell table:formula="of:=[.$A49]*[.H$7]/[.$B$1]" office:value-type="float" office:value="5.51515151515152">
            <text:p>5,5151515152</text:p>
          </table:table-cell>
          <table:table-cell table:formula="of:=[.$A49]*[.I$7]/[.$B$1]" office:value-type="float" office:value="5.93939393939394">
            <text:p>5,9393939394</text:p>
          </table:table-cell>
          <table:table-cell table:formula="of:=[.$A49]*[.J$7]/[.$B$1]" office:value-type="float" office:value="6.36363636363636">
            <text:p>6,3636363636</text:p>
          </table:table-cell>
          <table:table-cell table:formula="of:=[.$A49]*[.K$7]/[.$B$1]" office:value-type="float" office:value="6.78787878787879">
            <text:p>6,7878787879</text:p>
          </table:table-cell>
          <table:table-cell table:formula="of:=[.$A49]*[.L$7]/[.$B$1]" office:value-type="float" office:value="7.21212121212121">
            <text:p>7,2121212121</text:p>
          </table:table-cell>
          <table:table-cell table:formula="of:=[.$A49]*[.M$7]/[.$B$1]" office:value-type="float" office:value="7.63636363636364">
            <text:p>7,6363636364</text:p>
          </table:table-cell>
          <table:table-cell table:formula="of:=[.$A49]*[.N$7]/[.$B$1]" office:value-type="float" office:value="8.06060606060606">
            <text:p>8,0606060606</text:p>
          </table:table-cell>
          <table:table-cell table:formula="of:=[.$A49]*[.O$7]/[.$B$1]" office:value-type="float" office:value="8.48484848484848">
            <text:p>8,4848484848</text:p>
          </table:table-cell>
          <table:table-cell table:formula="of:=[.$A49]*[.P$7]/[.$B$1]" office:value-type="float" office:value="8.90909090909091">
            <text:p>8,9090909091</text:p>
          </table:table-cell>
          <table:table-cell table:formula="of:=[.$A49]*[.Q$7]/[.$B$1]" office:value-type="float" office:value="9.33333333333333">
            <text:p>9,3333333333</text:p>
          </table:table-cell>
          <table:table-cell table:formula="of:=[.$A49]*[.R$7]/[.$B$1]" office:value-type="float" office:value="9.75757575757576">
            <text:p>9,7575757576</text:p>
          </table:table-cell>
          <table:table-cell table:formula="of:=[.$A49]*[.S$7]/[.$B$1]" office:value-type="float" office:value="10.1818181818182">
            <text:p>10,1818181818</text:p>
          </table:table-cell>
          <table:table-cell table:formula="of:=[.$A49]*[.T$7]/[.$B$1]" office:value-type="float" office:value="10.6060606060606">
            <text:p>10,6060606061</text:p>
          </table:table-cell>
          <table:table-cell table:formula="of:=[.$A49]*[.U$7]/[.$B$1]" office:value-type="float" office:value="11.030303030303">
            <text:p>11,0303030303</text:p>
          </table:table-cell>
          <table:table-cell table:formula="of:=[.$A49]*[.V$7]/[.$B$1]" office:value-type="float" office:value="11.4545454545455">
            <text:p>11,4545454545</text:p>
          </table:table-cell>
          <table:table-cell table:formula="of:=[.$A49]*[.W$7]/[.$B$1]" office:value-type="float" office:value="11.8787878787879">
            <text:p>11,8787878788</text:p>
          </table:table-cell>
          <table:table-cell table:formula="of:=[.$A49]*[.X$7]/[.$B$1]" office:value-type="float" office:value="12.3030303030303">
            <text:p>12,303030303</text:p>
          </table:table-cell>
          <table:table-cell table:formula="of:=[.$A49]*[.Y$7]/[.$B$1]" office:value-type="float" office:value="12.7272727272727">
            <text:p>12,7272727273</text:p>
          </table:table-cell>
          <table:table-cell table:formula="of:=[.$A49]*[.Z$7]/[.$B$1]" office:value-type="float" office:value="13.1515151515152">
            <text:p>13,1515151515</text:p>
          </table:table-cell>
          <table:table-cell table:formula="of:=99" office:value-type="float" office:value="99">
            <text:p>99</text:p>
          </table:table-cell>
          <table:table-cell table:formula="of:=[.$A49]*[.AB$7]/[.$B$3]" office:value-type="float" office:value="0.456521739130435">
            <text:p>0,4565217391</text:p>
          </table:table-cell>
          <table:table-cell table:formula="of:=[.$A49]*[.AC$7]/[.$B$3]" office:value-type="float" office:value="0.91304347826087">
            <text:p>0,9130434783</text:p>
          </table:table-cell>
          <table:table-cell table:formula="of:=[.$A49]*[.AD$7]/[.$B$3]" office:value-type="float" office:value="1.3695652173913">
            <text:p>1,3695652174</text:p>
          </table:table-cell>
          <table:table-cell table:formula="of:=[.$A49]*[.AE$7]/[.$B$3]" office:value-type="float" office:value="1.82608695652174">
            <text:p>1,8260869565</text:p>
          </table:table-cell>
          <table:table-cell table:formula="of:=[.$A49]*[.AF$7]/[.$B$3]" office:value-type="float" office:value="2.28260869565217">
            <text:p>2,2826086957</text:p>
          </table:table-cell>
          <table:table-cell table:formula="of:=[.$A49]*[.AG$7]/[.$B$3]" office:value-type="float" office:value="2.73913043478261">
            <text:p>2,7391304348</text:p>
          </table:table-cell>
          <table:table-cell table:formula="of:=[.$A49]*[.AH$7]/[.$B$3]" office:value-type="float" office:value="3.19565217391304">
            <text:p>3,1956521739</text:p>
          </table:table-cell>
          <table:table-cell table:formula="of:=[.$A49]*[.AI$7]/[.$B$3]" office:value-type="float" office:value="3.65217391304348">
            <text:p>3,652173913</text:p>
          </table:table-cell>
          <table:table-cell table:formula="of:=[.$A49]*[.AJ$7]/[.$B$3]" office:value-type="float" office:value="4.10869565217391">
            <text:p>4,1086956522</text:p>
          </table:table-cell>
          <table:table-cell table:formula="of:=[.$A49]*[.AK$7]/[.$B$3]" office:value-type="float" office:value="4.56521739130435">
            <text:p>4,5652173913</text:p>
          </table:table-cell>
          <table:table-cell table:formula="of:=[.$A49]*[.AL$7]/[.$B$3]" office:value-type="float" office:value="5.02173913043478">
            <text:p>5,0217391304</text:p>
          </table:table-cell>
          <table:table-cell table:formula="of:=[.$A49]*[.AM$7]/[.$B$3]" office:value-type="float" office:value="5.47826086956522">
            <text:p>5,4782608696</text:p>
          </table:table-cell>
          <table:table-cell table:formula="of:=[.$A49]*[.AN$7]/[.$B$3]" office:value-type="float" office:value="5.93478260869565">
            <text:p>5,9347826087</text:p>
          </table:table-cell>
          <table:table-cell table:formula="of:=[.$A49]*[.AO$7]/[.$B$3]" office:value-type="float" office:value="6.39130434782609">
            <text:p>6,3913043478</text:p>
          </table:table-cell>
          <table:table-cell table:formula="of:=[.$A49]*[.AP$7]/[.$B$3]" office:value-type="float" office:value="6.84782608695652">
            <text:p>6,847826087</text:p>
          </table:table-cell>
          <table:table-cell table:formula="of:=[.$A49]*[.AQ$7]/[.$B$3]" office:value-type="float" office:value="7.30434782608696">
            <text:p>7,3043478261</text:p>
          </table:table-cell>
          <table:table-cell table:formula="of:=[.$A49]*[.AR$7]/[.$B$3]" office:value-type="float" office:value="7.76086956521739">
            <text:p>7,7608695652</text:p>
          </table:table-cell>
          <table:table-cell table:formula="of:=[.$A49]*[.AS$7]/[.$B$3]" office:value-type="float" office:value="8.21739130434783">
            <text:p>8,2173913043</text:p>
          </table:table-cell>
          <table:table-cell table:formula="of:=[.$A49]*[.AT$7]/[.$B$3]" office:value-type="float" office:value="8.67391304347826">
            <text:p>8,6739130435</text:p>
          </table:table-cell>
          <table:table-cell table:formula="of:=[.$A49]*[.AU$7]/[.$B$3]" office:value-type="float" office:value="9.1304347826087">
            <text:p>9,1304347826</text:p>
          </table:table-cell>
          <table:table-cell table:formula="of:=[.$A49]*[.AV$7]/[.$B$3]" office:value-type="float" office:value="9.58695652173913">
            <text:p>9,5869565217</text:p>
          </table:table-cell>
          <table:table-cell table:formula="of:=[.$A49]*[.AW$7]/[.$B$3]" office:value-type="float" office:value="10.0434782608696">
            <text:p>10,0434782609</text:p>
          </table:table-cell>
          <table:table-cell table:formula="of:=[.$A49]*[.AX$7]/[.$B$3]" office:value-type="float" office:value="10.5">
            <text:p>10,5</text:p>
          </table:table-cell>
          <table:table-cell table:formula="of:=[.$A49]*[.AY$7]/[.$B$3]" office:value-type="float" office:value="10.9565217391304">
            <text:p>10,9565217391</text:p>
          </table:table-cell>
          <table:table-cell table:formula="of:=[.$A49]*[.AZ$7]/[.$B$3]" office:value-type="float" office:value="11.4130434782609">
            <text:p>11,413043478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9]+1" office:value-type="float" office:value="43">
            <text:p>43</text:p>
          </table:table-cell>
          <table:table-cell table:formula="of:=[.$A50]*[.B$7]/[.$B$1]" office:value-type="float" office:value="3.04040404040404">
            <text:p>3,0404040404</text:p>
          </table:table-cell>
          <table:table-cell table:formula="of:=[.$A50]*[.C$7]/[.$B$1]" office:value-type="float" office:value="3.47474747474747">
            <text:p>3,4747474747</text:p>
          </table:table-cell>
          <table:table-cell table:formula="of:=[.$A50]*[.D$7]/[.$B$1]" office:value-type="float" office:value="3.90909090909091">
            <text:p>3,9090909091</text:p>
          </table:table-cell>
          <table:table-cell table:formula="of:=[.$A50]*[.E$7]/[.$B$1]" office:value-type="float" office:value="4.34343434343434">
            <text:p>4,3434343434</text:p>
          </table:table-cell>
          <table:table-cell table:formula="of:=[.$A50]*[.F$7]/[.$B$1]" office:value-type="float" office:value="4.77777777777778">
            <text:p>4,7777777778</text:p>
          </table:table-cell>
          <table:table-cell table:formula="of:=[.$A50]*[.G$7]/[.$B$1]" office:value-type="float" office:value="5.21212121212121">
            <text:p>5,2121212121</text:p>
          </table:table-cell>
          <table:table-cell table:formula="of:=[.$A50]*[.H$7]/[.$B$1]" office:value-type="float" office:value="5.64646464646465">
            <text:p>5,6464646465</text:p>
          </table:table-cell>
          <table:table-cell table:formula="of:=[.$A50]*[.I$7]/[.$B$1]" office:value-type="float" office:value="6.08080808080808">
            <text:p>6,0808080808</text:p>
          </table:table-cell>
          <table:table-cell table:formula="of:=[.$A50]*[.J$7]/[.$B$1]" office:value-type="float" office:value="6.51515151515152">
            <text:p>6,5151515152</text:p>
          </table:table-cell>
          <table:table-cell table:formula="of:=[.$A50]*[.K$7]/[.$B$1]" office:value-type="float" office:value="6.94949494949495">
            <text:p>6,9494949495</text:p>
          </table:table-cell>
          <table:table-cell table:formula="of:=[.$A50]*[.L$7]/[.$B$1]" office:value-type="float" office:value="7.38383838383838">
            <text:p>7,3838383838</text:p>
          </table:table-cell>
          <table:table-cell table:formula="of:=[.$A50]*[.M$7]/[.$B$1]" office:value-type="float" office:value="7.81818181818182">
            <text:p>7,8181818182</text:p>
          </table:table-cell>
          <table:table-cell table:formula="of:=[.$A50]*[.N$7]/[.$B$1]" office:value-type="float" office:value="8.25252525252525">
            <text:p>8,2525252525</text:p>
          </table:table-cell>
          <table:table-cell table:formula="of:=[.$A50]*[.O$7]/[.$B$1]" office:value-type="float" office:value="8.68686868686869">
            <text:p>8,6868686869</text:p>
          </table:table-cell>
          <table:table-cell table:formula="of:=[.$A50]*[.P$7]/[.$B$1]" office:value-type="float" office:value="9.12121212121212">
            <text:p>9,1212121212</text:p>
          </table:table-cell>
          <table:table-cell table:formula="of:=[.$A50]*[.Q$7]/[.$B$1]" office:value-type="float" office:value="9.55555555555556">
            <text:p>9,5555555556</text:p>
          </table:table-cell>
          <table:table-cell table:formula="of:=[.$A50]*[.R$7]/[.$B$1]" office:value-type="float" office:value="9.98989898989899">
            <text:p>9,9898989899</text:p>
          </table:table-cell>
          <table:table-cell table:formula="of:=[.$A50]*[.S$7]/[.$B$1]" office:value-type="float" office:value="10.4242424242424">
            <text:p>10,4242424242</text:p>
          </table:table-cell>
          <table:table-cell table:formula="of:=[.$A50]*[.T$7]/[.$B$1]" office:value-type="float" office:value="10.8585858585859">
            <text:p>10,8585858586</text:p>
          </table:table-cell>
          <table:table-cell table:formula="of:=[.$A50]*[.U$7]/[.$B$1]" office:value-type="float" office:value="11.2929292929293">
            <text:p>11,2929292929</text:p>
          </table:table-cell>
          <table:table-cell table:formula="of:=[.$A50]*[.V$7]/[.$B$1]" office:value-type="float" office:value="11.7272727272727">
            <text:p>11,7272727273</text:p>
          </table:table-cell>
          <table:table-cell table:formula="of:=[.$A50]*[.W$7]/[.$B$1]" office:value-type="float" office:value="12.1616161616162">
            <text:p>12,1616161616</text:p>
          </table:table-cell>
          <table:table-cell table:formula="of:=[.$A50]*[.X$7]/[.$B$1]" office:value-type="float" office:value="12.5959595959596">
            <text:p>12,595959596</text:p>
          </table:table-cell>
          <table:table-cell table:formula="of:=[.$A50]*[.Y$7]/[.$B$1]" office:value-type="float" office:value="13.030303030303">
            <text:p>13,0303030303</text:p>
          </table:table-cell>
          <table:table-cell table:formula="of:=[.$A50]*[.Z$7]/[.$B$1]" office:value-type="float" office:value="13.4646464646465">
            <text:p>13,4646464646</text:p>
          </table:table-cell>
          <table:table-cell table:formula="of:=99" office:value-type="float" office:value="99">
            <text:p>99</text:p>
          </table:table-cell>
          <table:table-cell table:formula="of:=[.$A50]*[.AB$7]/[.$B$3]" office:value-type="float" office:value="0.467391304347826">
            <text:p>0,4673913043</text:p>
          </table:table-cell>
          <table:table-cell table:formula="of:=[.$A50]*[.AC$7]/[.$B$3]" office:value-type="float" office:value="0.934782608695652">
            <text:p>0,9347826087</text:p>
          </table:table-cell>
          <table:table-cell table:formula="of:=[.$A50]*[.AD$7]/[.$B$3]" office:value-type="float" office:value="1.40217391304348">
            <text:p>1,402173913</text:p>
          </table:table-cell>
          <table:table-cell table:formula="of:=[.$A50]*[.AE$7]/[.$B$3]" office:value-type="float" office:value="1.8695652173913">
            <text:p>1,8695652174</text:p>
          </table:table-cell>
          <table:table-cell table:formula="of:=[.$A50]*[.AF$7]/[.$B$3]" office:value-type="float" office:value="2.33695652173913">
            <text:p>2,3369565217</text:p>
          </table:table-cell>
          <table:table-cell table:formula="of:=[.$A50]*[.AG$7]/[.$B$3]" office:value-type="float" office:value="2.80434782608696">
            <text:p>2,8043478261</text:p>
          </table:table-cell>
          <table:table-cell table:formula="of:=[.$A50]*[.AH$7]/[.$B$3]" office:value-type="float" office:value="3.27173913043478">
            <text:p>3,2717391304</text:p>
          </table:table-cell>
          <table:table-cell table:formula="of:=[.$A50]*[.AI$7]/[.$B$3]" office:value-type="float" office:value="3.73913043478261">
            <text:p>3,7391304348</text:p>
          </table:table-cell>
          <table:table-cell table:formula="of:=[.$A50]*[.AJ$7]/[.$B$3]" office:value-type="float" office:value="4.20652173913043">
            <text:p>4,2065217391</text:p>
          </table:table-cell>
          <table:table-cell table:formula="of:=[.$A50]*[.AK$7]/[.$B$3]" office:value-type="float" office:value="4.67391304347826">
            <text:p>4,6739130435</text:p>
          </table:table-cell>
          <table:table-cell table:formula="of:=[.$A50]*[.AL$7]/[.$B$3]" office:value-type="float" office:value="5.14130434782609">
            <text:p>5,1413043478</text:p>
          </table:table-cell>
          <table:table-cell table:formula="of:=[.$A50]*[.AM$7]/[.$B$3]" office:value-type="float" office:value="5.60869565217391">
            <text:p>5,6086956522</text:p>
          </table:table-cell>
          <table:table-cell table:formula="of:=[.$A50]*[.AN$7]/[.$B$3]" office:value-type="float" office:value="6.07608695652174">
            <text:p>6,0760869565</text:p>
          </table:table-cell>
          <table:table-cell table:formula="of:=[.$A50]*[.AO$7]/[.$B$3]" office:value-type="float" office:value="6.54347826086957">
            <text:p>6,5434782609</text:p>
          </table:table-cell>
          <table:table-cell table:formula="of:=[.$A50]*[.AP$7]/[.$B$3]" office:value-type="float" office:value="7.01086956521739">
            <text:p>7,0108695652</text:p>
          </table:table-cell>
          <table:table-cell table:formula="of:=[.$A50]*[.AQ$7]/[.$B$3]" office:value-type="float" office:value="7.47826086956522">
            <text:p>7,4782608696</text:p>
          </table:table-cell>
          <table:table-cell table:formula="of:=[.$A50]*[.AR$7]/[.$B$3]" office:value-type="float" office:value="7.94565217391304">
            <text:p>7,9456521739</text:p>
          </table:table-cell>
          <table:table-cell table:formula="of:=[.$A50]*[.AS$7]/[.$B$3]" office:value-type="float" office:value="8.41304347826087">
            <text:p>8,4130434783</text:p>
          </table:table-cell>
          <table:table-cell table:formula="of:=[.$A50]*[.AT$7]/[.$B$3]" office:value-type="float" office:value="8.8804347826087">
            <text:p>8,8804347826</text:p>
          </table:table-cell>
          <table:table-cell table:formula="of:=[.$A50]*[.AU$7]/[.$B$3]" office:value-type="float" office:value="9.34782608695652">
            <text:p>9,347826087</text:p>
          </table:table-cell>
          <table:table-cell table:formula="of:=[.$A50]*[.AV$7]/[.$B$3]" office:value-type="float" office:value="9.81521739130435">
            <text:p>9,8152173913</text:p>
          </table:table-cell>
          <table:table-cell table:formula="of:=[.$A50]*[.AW$7]/[.$B$3]" office:value-type="float" office:value="10.2826086956522">
            <text:p>10,2826086957</text:p>
          </table:table-cell>
          <table:table-cell table:formula="of:=[.$A50]*[.AX$7]/[.$B$3]" office:value-type="float" office:value="10.75">
            <text:p>10,75</text:p>
          </table:table-cell>
          <table:table-cell table:formula="of:=[.$A50]*[.AY$7]/[.$B$3]" office:value-type="float" office:value="11.2173913043478">
            <text:p>11,2173913043</text:p>
          </table:table-cell>
          <table:table-cell table:formula="of:=[.$A50]*[.AZ$7]/[.$B$3]" office:value-type="float" office:value="11.6847826086957">
            <text:p>11,6847826087</text:p>
          </table:table-cell>
          <table:table-cell table:formula="of:=99" office:value-type="float" office:value="99">
            <text:p>99</text:p>
          </table:table-cell>
        </table:table-row>
      </table:table>
      <table:table table:name="ConfidenceInterval" table:style-name="ta1" table:print="false">
        <office:forms form:automatic-focus="false" form:apply-design-mode="false"/>
        <table:table-column table:style-name="co1" table:default-cell-style-name="Default"/>
        <table:table-column table:style-name="co11" table:default-cell-style-name="ce33"/>
        <table:table-column table:style-name="co4" table:number-columns-repeated="10" table:default-cell-style-name="ce33"/>
        <table:table-column table:style-name="co6" table:number-columns-repeated="7" table:default-cell-style-name="ce33"/>
        <table:table-column table:style-name="co3" table:number-columns-repeated="7" table:default-cell-style-name="ce33"/>
        <table:table-column table:style-name="co8" table:default-cell-style-name="Default"/>
        <table:table-column table:style-name="co6" table:number-columns-repeated="15" table:default-cell-style-name="ce33"/>
        <table:table-column table:style-name="co3" table:number-columns-repeated="10" table:default-cell-style-name="ce33"/>
        <table:table-column table:style-name="co8" table:default-cell-style-name="Default"/>
        <table:table-column table:style-name="co4" table:number-columns-repeated="16" table:default-cell-style-name="ce33"/>
        <table:table-column table:style-name="co6" table:number-columns-repeated="7" table:default-cell-style-name="ce33"/>
        <table:table-column table:style-name="co3" table:number-columns-repeated="2" table:default-cell-style-name="ce33"/>
        <table:table-column table:style-name="co8" table:default-cell-style-name="Default"/>
        <table:table-column table:style-name="co6" table:number-columns-repeated="19" table:default-cell-style-name="ce33"/>
        <table:table-column table:style-name="co3" table:number-columns-repeated="6" table:default-cell-style-name="ce33"/>
        <table:table-column table:style-name="co8" table:default-cell-style-name="Default"/>
        <table:table-row table:style-name="ro1">
          <table:table-cell office:value-type="string">
            <text:p>Deck Size Before GameStart</text:p>
          </table:table-cell>
          <table:table-cell table:style-name="Default" table:formula="of:=[DeckData.B1]" office:value-type="float" office:value="99">
            <text:p>99</text:p>
          </table:table-cell>
          <table:table-cell table:style-name="Default" table:number-columns-repeated="24"/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</table:table-row>
        <table:table-row table:style-name="ro1">
          <table:table-cell office:value-type="string">
            <text:p>Hand size</text:p>
          </table:table-cell>
          <table:table-cell table:style-name="Default" table:formula="of:=[DeckData.B2]" office:value-type="float" office:value="7">
            <text:p>7</text:p>
          </table:table-cell>
          <table:table-cell table:style-name="Default" table:number-columns-repeated="24"/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</table:table-row>
        <table:table-row table:style-name="ro1">
          <table:table-cell office:value-type="string">
            <text:p>Deck Size After GameStart</text:p>
          </table:table-cell>
          <table:table-cell table:style-name="Default" table:formula="of:=[.B1]-[.B2]" office:value-type="float" office:value="92">
            <text:p>92</text:p>
          </table:table-cell>
          <table:table-cell table:style-name="Default" table:number-columns-repeated="24"/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</table:table-row>
        <table:table-row table:style-name="ro1"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</table:table-row>
        <table:table-row table:style-name="ro1">
          <table:table-cell/>
          <table:table-cell table:style-name="ce3" office:value-type="string" table:number-columns-spanned="51" table:number-rows-spanned="1">
            <text:p>Before Game Start</text:p>
          </table:table-cell>
          <table:covered-table-cell table:number-columns-repeated="24" table:style-name="Default"/>
          <table:covered-table-cell/>
          <table:covered-table-cell table:number-columns-repeated="25" table:style-name="Default"/>
          <table:table-cell/>
          <table:table-cell table:style-name="ce23" office:value-type="string" table:number-columns-spanned="51" table:number-rows-spanned="1">
            <text:p>After Game Start</text:p>
          </table:table-cell>
          <table:covered-table-cell table:number-columns-repeated="24" table:style-name="Default"/>
          <table:covered-table-cell/>
          <table:covered-table-cell table:number-columns-repeated="25" table:style-name="Default"/>
          <table:table-cell/>
        </table:table-row>
        <table:table-row table:style-name="ro1">
          <table:table-cell/>
          <table:table-cell table:style-name="ce10" office:value-type="string" table:number-columns-spanned="25" table:number-rows-spanned="1">
            <text:p>Min</text:p>
          </table:table-cell>
          <table:covered-table-cell table:number-columns-repeated="24" table:style-name="Default"/>
          <table:table-cell/>
          <table:table-cell table:style-name="ce10" office:value-type="string" table:number-columns-spanned="25" table:number-rows-spanned="1">
            <text:p>Max</text:p>
          </table:table-cell>
          <table:covered-table-cell table:number-columns-repeated="24" table:style-name="Default"/>
          <table:table-cell/>
          <table:table-cell table:style-name="ce10" office:value-type="string" table:number-columns-spanned="25" table:number-rows-spanned="1">
            <text:p>Min</text:p>
          </table:table-cell>
          <table:covered-table-cell table:number-columns-repeated="24" table:style-name="Default"/>
          <table:table-cell/>
          <table:table-cell table:style-name="ce10" office:value-type="string" table:number-columns-spanned="25" table:number-rows-spanned="1">
            <text:p>Max</text:p>
          </table:table-cell>
          <table:covered-table-cell table:number-columns-repeated="24" table:style-name="Default"/>
          <table:table-cell/>
        </table:table-row>
        <table:table-row table:style-name="ro1">
          <table:table-cell office:value-type="string">
            <text:p>Turn</text:p>
          </table:table-cell>
          <table:table-cell table:style-name="ce32" table:formula="of:=1" office:value-type="float" office:value="1">
            <text:p>1</text:p>
          </table:table-cell>
          <table:table-cell table:style-name="ce32" table:formula="of:=[.B7]+1" office:value-type="float" office:value="2">
            <text:p>2</text:p>
          </table:table-cell>
          <table:table-cell table:style-name="ce32" table:formula="of:=[.C7]+1" office:value-type="float" office:value="3">
            <text:p>3</text:p>
          </table:table-cell>
          <table:table-cell table:style-name="ce32" table:formula="of:=[.D7]+1" office:value-type="float" office:value="4">
            <text:p>4</text:p>
          </table:table-cell>
          <table:table-cell table:style-name="ce32" table:formula="of:=[.E7]+1" office:value-type="float" office:value="5">
            <text:p>5</text:p>
          </table:table-cell>
          <table:table-cell table:style-name="ce32" table:formula="of:=[.F7]+1" office:value-type="float" office:value="6">
            <text:p>6</text:p>
          </table:table-cell>
          <table:table-cell table:style-name="ce32" table:formula="of:=[.G7]+1" office:value-type="float" office:value="7">
            <text:p>7</text:p>
          </table:table-cell>
          <table:table-cell table:style-name="ce32" table:formula="of:=[.H7]+1" office:value-type="float" office:value="8">
            <text:p>8</text:p>
          </table:table-cell>
          <table:table-cell table:style-name="ce32" table:formula="of:=[.I7]+1" office:value-type="float" office:value="9">
            <text:p>9</text:p>
          </table:table-cell>
          <table:table-cell table:style-name="ce32" table:formula="of:=[.J7]+1" office:value-type="float" office:value="10">
            <text:p>10</text:p>
          </table:table-cell>
          <table:table-cell table:style-name="ce32" table:formula="of:=[.K7]+1" office:value-type="float" office:value="11">
            <text:p>11</text:p>
          </table:table-cell>
          <table:table-cell table:style-name="ce32" table:formula="of:=[.L7]+1" office:value-type="float" office:value="12">
            <text:p>12</text:p>
          </table:table-cell>
          <table:table-cell table:style-name="ce32" table:formula="of:=[.M7]+1" office:value-type="float" office:value="13">
            <text:p>13</text:p>
          </table:table-cell>
          <table:table-cell table:style-name="ce32" table:formula="of:=[.N7]+1" office:value-type="float" office:value="14">
            <text:p>14</text:p>
          </table:table-cell>
          <table:table-cell table:style-name="ce32" table:formula="of:=[.O7]+1" office:value-type="float" office:value="15">
            <text:p>15</text:p>
          </table:table-cell>
          <table:table-cell table:style-name="ce32" table:formula="of:=[.P7]+1" office:value-type="float" office:value="16">
            <text:p>16</text:p>
          </table:table-cell>
          <table:table-cell table:style-name="ce32" table:formula="of:=[.Q7]+1" office:value-type="float" office:value="17">
            <text:p>17</text:p>
          </table:table-cell>
          <table:table-cell table:style-name="ce32" table:formula="of:=[.R7]+1" office:value-type="float" office:value="18">
            <text:p>18</text:p>
          </table:table-cell>
          <table:table-cell table:style-name="ce32" table:formula="of:=[.S7]+1" office:value-type="float" office:value="19">
            <text:p>19</text:p>
          </table:table-cell>
          <table:table-cell table:style-name="ce32" table:formula="of:=[.T7]+1" office:value-type="float" office:value="20">
            <text:p>20</text:p>
          </table:table-cell>
          <table:table-cell table:style-name="ce32" table:formula="of:=[.U7]+1" office:value-type="float" office:value="21">
            <text:p>21</text:p>
          </table:table-cell>
          <table:table-cell table:style-name="ce32" table:formula="of:=[.V7]+1" office:value-type="float" office:value="22">
            <text:p>22</text:p>
          </table:table-cell>
          <table:table-cell table:style-name="ce32" table:formula="of:=[.W7]+1" office:value-type="float" office:value="23">
            <text:p>23</text:p>
          </table:table-cell>
          <table:table-cell table:style-name="ce32" table:formula="of:=[.X7]+1" office:value-type="float" office:value="24">
            <text:p>24</text:p>
          </table:table-cell>
          <table:table-cell table:style-name="ce32" table:formula="of:=[.Y7]+1" office:value-type="float" office:value="25">
            <text:p>25</text:p>
          </table:table-cell>
          <table:table-cell table:style-name="ce32" office:value-type="string">
            <text:p>“25+”</text:p>
          </table:table-cell>
          <table:table-cell table:style-name="ce32" table:formula="of:=1" office:value-type="float" office:value="1">
            <text:p>1</text:p>
          </table:table-cell>
          <table:table-cell table:style-name="ce32" table:formula="of:=[.AB7]+1" office:value-type="float" office:value="2">
            <text:p>2</text:p>
          </table:table-cell>
          <table:table-cell table:style-name="ce32" table:formula="of:=[.AC7]+1" office:value-type="float" office:value="3">
            <text:p>3</text:p>
          </table:table-cell>
          <table:table-cell table:style-name="ce32" table:formula="of:=[.AD7]+1" office:value-type="float" office:value="4">
            <text:p>4</text:p>
          </table:table-cell>
          <table:table-cell table:style-name="ce32" table:formula="of:=[.AE7]+1" office:value-type="float" office:value="5">
            <text:p>5</text:p>
          </table:table-cell>
          <table:table-cell table:style-name="ce32" table:formula="of:=[.AF7]+1" office:value-type="float" office:value="6">
            <text:p>6</text:p>
          </table:table-cell>
          <table:table-cell table:style-name="ce32" table:formula="of:=[.AG7]+1" office:value-type="float" office:value="7">
            <text:p>7</text:p>
          </table:table-cell>
          <table:table-cell table:style-name="ce32" table:formula="of:=[.AH7]+1" office:value-type="float" office:value="8">
            <text:p>8</text:p>
          </table:table-cell>
          <table:table-cell table:style-name="ce32" table:formula="of:=[.AI7]+1" office:value-type="float" office:value="9">
            <text:p>9</text:p>
          </table:table-cell>
          <table:table-cell table:style-name="ce32" table:formula="of:=[.AJ7]+1" office:value-type="float" office:value="10">
            <text:p>10</text:p>
          </table:table-cell>
          <table:table-cell table:style-name="ce32" table:formula="of:=[.AK7]+1" office:value-type="float" office:value="11">
            <text:p>11</text:p>
          </table:table-cell>
          <table:table-cell table:style-name="ce32" table:formula="of:=[.AL7]+1" office:value-type="float" office:value="12">
            <text:p>12</text:p>
          </table:table-cell>
          <table:table-cell table:style-name="ce32" table:formula="of:=[.AM7]+1" office:value-type="float" office:value="13">
            <text:p>13</text:p>
          </table:table-cell>
          <table:table-cell table:style-name="ce32" table:formula="of:=[.AN7]+1" office:value-type="float" office:value="14">
            <text:p>14</text:p>
          </table:table-cell>
          <table:table-cell table:style-name="ce32" table:formula="of:=[.AO7]+1" office:value-type="float" office:value="15">
            <text:p>15</text:p>
          </table:table-cell>
          <table:table-cell table:style-name="ce32" table:formula="of:=[.AP7]+1" office:value-type="float" office:value="16">
            <text:p>16</text:p>
          </table:table-cell>
          <table:table-cell table:style-name="ce32" table:formula="of:=[.AQ7]+1" office:value-type="float" office:value="17">
            <text:p>17</text:p>
          </table:table-cell>
          <table:table-cell table:style-name="ce32" table:formula="of:=[.AR7]+1" office:value-type="float" office:value="18">
            <text:p>18</text:p>
          </table:table-cell>
          <table:table-cell table:style-name="ce32" table:formula="of:=[.AS7]+1" office:value-type="float" office:value="19">
            <text:p>19</text:p>
          </table:table-cell>
          <table:table-cell table:style-name="ce32" table:formula="of:=[.AT7]+1" office:value-type="float" office:value="20">
            <text:p>20</text:p>
          </table:table-cell>
          <table:table-cell table:style-name="ce32" table:formula="of:=[.AU7]+1" office:value-type="float" office:value="21">
            <text:p>21</text:p>
          </table:table-cell>
          <table:table-cell table:style-name="ce32" table:formula="of:=[.AV7]+1" office:value-type="float" office:value="22">
            <text:p>22</text:p>
          </table:table-cell>
          <table:table-cell table:style-name="ce32" table:formula="of:=[.AW7]+1" office:value-type="float" office:value="23">
            <text:p>23</text:p>
          </table:table-cell>
          <table:table-cell table:style-name="ce32" table:formula="of:=[.AX7]+1" office:value-type="float" office:value="24">
            <text:p>24</text:p>
          </table:table-cell>
          <table:table-cell table:style-name="ce32" table:formula="of:=[.AY7]+1" office:value-type="float" office:value="25">
            <text:p>25</text:p>
          </table:table-cell>
          <table:table-cell table:style-name="ce32" office:value-type="string">
            <text:p>“25+”</text:p>
          </table:table-cell>
          <table:table-cell table:style-name="ce32" table:formula="of:=1" office:value-type="float" office:value="1">
            <text:p>1</text:p>
          </table:table-cell>
          <table:table-cell table:style-name="ce32" table:formula="of:=[.BB7]+1" office:value-type="float" office:value="2">
            <text:p>2</text:p>
          </table:table-cell>
          <table:table-cell table:style-name="ce32" table:formula="of:=[.BC7]+1" office:value-type="float" office:value="3">
            <text:p>3</text:p>
          </table:table-cell>
          <table:table-cell table:style-name="ce32" table:formula="of:=[.BD7]+1" office:value-type="float" office:value="4">
            <text:p>4</text:p>
          </table:table-cell>
          <table:table-cell table:style-name="ce32" table:formula="of:=[.BE7]+1" office:value-type="float" office:value="5">
            <text:p>5</text:p>
          </table:table-cell>
          <table:table-cell table:style-name="ce32" table:formula="of:=[.BF7]+1" office:value-type="float" office:value="6">
            <text:p>6</text:p>
          </table:table-cell>
          <table:table-cell table:style-name="ce32" table:formula="of:=[.BG7]+1" office:value-type="float" office:value="7">
            <text:p>7</text:p>
          </table:table-cell>
          <table:table-cell table:style-name="ce32" table:formula="of:=[.BH7]+1" office:value-type="float" office:value="8">
            <text:p>8</text:p>
          </table:table-cell>
          <table:table-cell table:style-name="ce32" table:formula="of:=[.BI7]+1" office:value-type="float" office:value="9">
            <text:p>9</text:p>
          </table:table-cell>
          <table:table-cell table:style-name="ce32" table:formula="of:=[.BJ7]+1" office:value-type="float" office:value="10">
            <text:p>10</text:p>
          </table:table-cell>
          <table:table-cell table:style-name="ce32" table:formula="of:=[.BK7]+1" office:value-type="float" office:value="11">
            <text:p>11</text:p>
          </table:table-cell>
          <table:table-cell table:style-name="ce32" table:formula="of:=[.BL7]+1" office:value-type="float" office:value="12">
            <text:p>12</text:p>
          </table:table-cell>
          <table:table-cell table:style-name="ce32" table:formula="of:=[.BM7]+1" office:value-type="float" office:value="13">
            <text:p>13</text:p>
          </table:table-cell>
          <table:table-cell table:style-name="ce32" table:formula="of:=[.BN7]+1" office:value-type="float" office:value="14">
            <text:p>14</text:p>
          </table:table-cell>
          <table:table-cell table:style-name="ce32" table:formula="of:=[.BO7]+1" office:value-type="float" office:value="15">
            <text:p>15</text:p>
          </table:table-cell>
          <table:table-cell table:style-name="ce32" table:formula="of:=[.BP7]+1" office:value-type="float" office:value="16">
            <text:p>16</text:p>
          </table:table-cell>
          <table:table-cell table:style-name="ce32" table:formula="of:=[.BQ7]+1" office:value-type="float" office:value="17">
            <text:p>17</text:p>
          </table:table-cell>
          <table:table-cell table:style-name="ce32" table:formula="of:=[.BR7]+1" office:value-type="float" office:value="18">
            <text:p>18</text:p>
          </table:table-cell>
          <table:table-cell table:style-name="ce32" table:formula="of:=[.BS7]+1" office:value-type="float" office:value="19">
            <text:p>19</text:p>
          </table:table-cell>
          <table:table-cell table:style-name="ce32" table:formula="of:=[.BT7]+1" office:value-type="float" office:value="20">
            <text:p>20</text:p>
          </table:table-cell>
          <table:table-cell table:style-name="ce32" table:formula="of:=[.BU7]+1" office:value-type="float" office:value="21">
            <text:p>21</text:p>
          </table:table-cell>
          <table:table-cell table:style-name="ce32" table:formula="of:=[.BV7]+1" office:value-type="float" office:value="22">
            <text:p>22</text:p>
          </table:table-cell>
          <table:table-cell table:style-name="ce32" table:formula="of:=[.BW7]+1" office:value-type="float" office:value="23">
            <text:p>23</text:p>
          </table:table-cell>
          <table:table-cell table:style-name="ce32" table:formula="of:=[.BX7]+1" office:value-type="float" office:value="24">
            <text:p>24</text:p>
          </table:table-cell>
          <table:table-cell table:style-name="ce32" table:formula="of:=[.BY7]+1" office:value-type="float" office:value="25">
            <text:p>25</text:p>
          </table:table-cell>
          <table:table-cell table:style-name="ce32" office:value-type="string">
            <text:p>“25+”</text:p>
          </table:table-cell>
          <table:table-cell table:style-name="ce32" table:formula="of:=1" office:value-type="float" office:value="1">
            <text:p>1</text:p>
          </table:table-cell>
          <table:table-cell table:style-name="ce32" table:formula="of:=[.CB7]+1" office:value-type="float" office:value="2">
            <text:p>2</text:p>
          </table:table-cell>
          <table:table-cell table:style-name="Default" table:formula="of:=[.CC7]+1" office:value-type="float" office:value="3">
            <text:p>3</text:p>
          </table:table-cell>
          <table:table-cell table:style-name="Default" table:formula="of:=[.CD7]+1" office:value-type="float" office:value="4">
            <text:p>4</text:p>
          </table:table-cell>
          <table:table-cell table:style-name="Default" table:formula="of:=[.CE7]+1" office:value-type="float" office:value="5">
            <text:p>5</text:p>
          </table:table-cell>
          <table:table-cell table:style-name="Default" table:formula="of:=[.CF7]+1" office:value-type="float" office:value="6">
            <text:p>6</text:p>
          </table:table-cell>
          <table:table-cell table:style-name="Default" table:formula="of:=[.CG7]+1" office:value-type="float" office:value="7">
            <text:p>7</text:p>
          </table:table-cell>
          <table:table-cell table:style-name="Default" table:formula="of:=[.CH7]+1" office:value-type="float" office:value="8">
            <text:p>8</text:p>
          </table:table-cell>
          <table:table-cell table:style-name="Default" table:formula="of:=[.CI7]+1" office:value-type="float" office:value="9">
            <text:p>9</text:p>
          </table:table-cell>
          <table:table-cell table:style-name="Default" table:formula="of:=[.CJ7]+1" office:value-type="float" office:value="10">
            <text:p>10</text:p>
          </table:table-cell>
          <table:table-cell table:style-name="Default" table:formula="of:=[.CK7]+1" office:value-type="float" office:value="11">
            <text:p>11</text:p>
          </table:table-cell>
          <table:table-cell table:style-name="Default" table:formula="of:=[.CL7]+1" office:value-type="float" office:value="12">
            <text:p>12</text:p>
          </table:table-cell>
          <table:table-cell table:style-name="Default" table:formula="of:=[.CM7]+1" office:value-type="float" office:value="13">
            <text:p>13</text:p>
          </table:table-cell>
          <table:table-cell table:style-name="Default" table:formula="of:=[.CN7]+1" office:value-type="float" office:value="14">
            <text:p>14</text:p>
          </table:table-cell>
          <table:table-cell table:style-name="Default" table:formula="of:=[.CO7]+1" office:value-type="float" office:value="15">
            <text:p>15</text:p>
          </table:table-cell>
          <table:table-cell table:style-name="Default" table:formula="of:=[.CP7]+1" office:value-type="float" office:value="16">
            <text:p>16</text:p>
          </table:table-cell>
          <table:table-cell table:style-name="Default" table:formula="of:=[.CQ7]+1" office:value-type="float" office:value="17">
            <text:p>17</text:p>
          </table:table-cell>
          <table:table-cell table:style-name="Default" table:formula="of:=[.CR7]+1" office:value-type="float" office:value="18">
            <text:p>18</text:p>
          </table:table-cell>
          <table:table-cell table:style-name="Default" table:formula="of:=[.CS7]+1" office:value-type="float" office:value="19">
            <text:p>19</text:p>
          </table:table-cell>
          <table:table-cell table:style-name="Default" table:formula="of:=[.CT7]+1" office:value-type="float" office:value="20">
            <text:p>20</text:p>
          </table:table-cell>
          <table:table-cell table:style-name="Default" table:formula="of:=[.CU7]+1" office:value-type="float" office:value="21">
            <text:p>21</text:p>
          </table:table-cell>
          <table:table-cell table:style-name="Default" table:formula="of:=[.CV7]+1" office:value-type="float" office:value="22">
            <text:p>22</text:p>
          </table:table-cell>
          <table:table-cell table:style-name="Default" table:formula="of:=[.CW7]+1" office:value-type="float" office:value="23">
            <text:p>23</text:p>
          </table:table-cell>
          <table:table-cell table:style-name="Default" table:formula="of:=[.CX7]+1" office:value-type="float" office:value="24">
            <text:p>24</text:p>
          </table:table-cell>
          <table:table-cell table:style-name="Default" table:formula="of:=[.CY7]+1" office:value-type="float" office:value="25">
            <text:p>25</text:p>
          </table:table-cell>
          <table:table-cell table:style-name="ce32" office:value-type="string">
            <text:p>“25+”</text:p>
          </table:table-cell>
        </table:table-row>
        <table:table-row table:style-name="ro1">
          <table:table-cell office:value-type="string">
            <text:p>Population/Draw</text:p>
          </table:table-cell>
          <table:table-cell table:style-name="Default" table:formula="of:=[.B2]" office:value-type="float" office:value="7">
            <text:p>7</text:p>
          </table:table-cell>
          <table:table-cell table:style-name="Default" table:formula="of:=[.B8]+1" office:value-type="float" office:value="8">
            <text:p>8</text:p>
          </table:table-cell>
          <table:table-cell table:style-name="Default" table:formula="of:=[.C8]+1" office:value-type="float" office:value="9">
            <text:p>9</text:p>
          </table:table-cell>
          <table:table-cell table:style-name="Default" table:formula="of:=[.D8]+1" office:value-type="float" office:value="10">
            <text:p>10</text:p>
          </table:table-cell>
          <table:table-cell table:style-name="Default" table:formula="of:=[.E8]+1" office:value-type="float" office:value="11">
            <text:p>11</text:p>
          </table:table-cell>
          <table:table-cell table:style-name="Default" table:formula="of:=[.F8]+1" office:value-type="float" office:value="12">
            <text:p>12</text:p>
          </table:table-cell>
          <table:table-cell table:style-name="Default" table:formula="of:=[.G8]+1" office:value-type="float" office:value="13">
            <text:p>13</text:p>
          </table:table-cell>
          <table:table-cell table:style-name="Default" table:formula="of:=[.H8]+1" office:value-type="float" office:value="14">
            <text:p>14</text:p>
          </table:table-cell>
          <table:table-cell table:style-name="Default" table:formula="of:=[.I8]+1" office:value-type="float" office:value="15">
            <text:p>15</text:p>
          </table:table-cell>
          <table:table-cell table:style-name="Default" table:formula="of:=[.J8]+1" office:value-type="float" office:value="16">
            <text:p>16</text:p>
          </table:table-cell>
          <table:table-cell table:style-name="Default" table:formula="of:=[.K8]+1" office:value-type="float" office:value="17">
            <text:p>17</text:p>
          </table:table-cell>
          <table:table-cell table:style-name="Default" table:formula="of:=[.L8]+1" office:value-type="float" office:value="18">
            <text:p>18</text:p>
          </table:table-cell>
          <table:table-cell table:style-name="Default" table:formula="of:=[.M8]+1" office:value-type="float" office:value="19">
            <text:p>19</text:p>
          </table:table-cell>
          <table:table-cell table:style-name="Default" table:formula="of:=[.N8]+1" office:value-type="float" office:value="20">
            <text:p>20</text:p>
          </table:table-cell>
          <table:table-cell table:style-name="Default" table:formula="of:=[.O8]+1" office:value-type="float" office:value="21">
            <text:p>21</text:p>
          </table:table-cell>
          <table:table-cell table:style-name="Default" table:formula="of:=[.P8]+1" office:value-type="float" office:value="22">
            <text:p>22</text:p>
          </table:table-cell>
          <table:table-cell table:style-name="Default" table:formula="of:=[.Q8]+1" office:value-type="float" office:value="23">
            <text:p>23</text:p>
          </table:table-cell>
          <table:table-cell table:style-name="Default" table:formula="of:=[.R8]+1" office:value-type="float" office:value="24">
            <text:p>24</text:p>
          </table:table-cell>
          <table:table-cell table:style-name="Default" table:formula="of:=[.S8]+1" office:value-type="float" office:value="25">
            <text:p>25</text:p>
          </table:table-cell>
          <table:table-cell table:style-name="Default" table:formula="of:=[.T8]+1" office:value-type="float" office:value="26">
            <text:p>26</text:p>
          </table:table-cell>
          <table:table-cell table:style-name="Default" table:formula="of:=[.U8]+1" office:value-type="float" office:value="27">
            <text:p>27</text:p>
          </table:table-cell>
          <table:table-cell table:style-name="Default" table:formula="of:=[.V8]+1" office:value-type="float" office:value="28">
            <text:p>28</text:p>
          </table:table-cell>
          <table:table-cell table:style-name="Default" table:formula="of:=[.W8]+1" office:value-type="float" office:value="29">
            <text:p>29</text:p>
          </table:table-cell>
          <table:table-cell table:style-name="Default" table:formula="of:=[.X8]+1" office:value-type="float" office:value="30">
            <text:p>30</text:p>
          </table:table-cell>
          <table:table-cell table:style-name="Default" table:formula="of:=[.Y8]+1" office:value-type="float" office:value="31">
            <text:p>31</text:p>
          </table:table-cell>
          <table:table-cell/>
          <table:table-cell table:style-name="Default" table:formula="of:=[.B8]" office:value-type="float" office:value="7">
            <text:p>7</text:p>
          </table:table-cell>
          <table:table-cell table:style-name="Default" table:formula="of:=[.AB8]+1" office:value-type="float" office:value="8">
            <text:p>8</text:p>
          </table:table-cell>
          <table:table-cell table:style-name="Default" table:formula="of:=[.AC8]+1" office:value-type="float" office:value="9">
            <text:p>9</text:p>
          </table:table-cell>
          <table:table-cell table:style-name="Default" table:formula="of:=[.AD8]+1" office:value-type="float" office:value="10">
            <text:p>10</text:p>
          </table:table-cell>
          <table:table-cell table:style-name="Default" table:formula="of:=[.AE8]+1" office:value-type="float" office:value="11">
            <text:p>11</text:p>
          </table:table-cell>
          <table:table-cell table:style-name="Default" table:formula="of:=[.AF8]+1" office:value-type="float" office:value="12">
            <text:p>12</text:p>
          </table:table-cell>
          <table:table-cell table:style-name="Default" table:formula="of:=[.AG8]+1" office:value-type="float" office:value="13">
            <text:p>13</text:p>
          </table:table-cell>
          <table:table-cell table:style-name="Default" table:formula="of:=[.AH8]+1" office:value-type="float" office:value="14">
            <text:p>14</text:p>
          </table:table-cell>
          <table:table-cell table:style-name="Default" table:formula="of:=[.AI8]+1" office:value-type="float" office:value="15">
            <text:p>15</text:p>
          </table:table-cell>
          <table:table-cell table:style-name="Default" table:formula="of:=[.AJ8]+1" office:value-type="float" office:value="16">
            <text:p>16</text:p>
          </table:table-cell>
          <table:table-cell table:style-name="Default" table:formula="of:=[.AK8]+1" office:value-type="float" office:value="17">
            <text:p>17</text:p>
          </table:table-cell>
          <table:table-cell table:style-name="Default" table:formula="of:=[.AL8]+1" office:value-type="float" office:value="18">
            <text:p>18</text:p>
          </table:table-cell>
          <table:table-cell table:style-name="Default" table:formula="of:=[.AM8]+1" office:value-type="float" office:value="19">
            <text:p>19</text:p>
          </table:table-cell>
          <table:table-cell table:style-name="Default" table:formula="of:=[.AN8]+1" office:value-type="float" office:value="20">
            <text:p>20</text:p>
          </table:table-cell>
          <table:table-cell table:style-name="Default" table:formula="of:=[.AO8]+1" office:value-type="float" office:value="21">
            <text:p>21</text:p>
          </table:table-cell>
          <table:table-cell table:style-name="Default" table:formula="of:=[.AP8]+1" office:value-type="float" office:value="22">
            <text:p>22</text:p>
          </table:table-cell>
          <table:table-cell table:style-name="Default" table:formula="of:=[.AQ8]+1" office:value-type="float" office:value="23">
            <text:p>23</text:p>
          </table:table-cell>
          <table:table-cell table:style-name="Default" table:formula="of:=[.AR8]+1" office:value-type="float" office:value="24">
            <text:p>24</text:p>
          </table:table-cell>
          <table:table-cell table:style-name="Default" table:formula="of:=[.AS8]+1" office:value-type="float" office:value="25">
            <text:p>25</text:p>
          </table:table-cell>
          <table:table-cell table:style-name="Default" table:formula="of:=[.AT8]+1" office:value-type="float" office:value="26">
            <text:p>26</text:p>
          </table:table-cell>
          <table:table-cell table:style-name="Default" table:formula="of:=[.AU8]+1" office:value-type="float" office:value="27">
            <text:p>27</text:p>
          </table:table-cell>
          <table:table-cell table:style-name="Default" table:formula="of:=[.AV8]+1" office:value-type="float" office:value="28">
            <text:p>28</text:p>
          </table:table-cell>
          <table:table-cell table:style-name="Default" table:formula="of:=[.AW8]+1" office:value-type="float" office:value="29">
            <text:p>29</text:p>
          </table:table-cell>
          <table:table-cell table:style-name="Default" table:formula="of:=[.AX8]+1" office:value-type="float" office:value="30">
            <text:p>30</text:p>
          </table:table-cell>
          <table:table-cell table:style-name="Default" table:formula="of:=[.AY8]+1" office:value-type="float" office:value="31">
            <text:p>31</text:p>
          </table:table-cell>
          <table:table-cell/>
          <table:table-cell table:style-name="Default" table:formula="of:=1" office:value-type="float" office:value="1">
            <text:p>1</text:p>
          </table:table-cell>
          <table:table-cell table:style-name="Default" table:formula="of:=[.BB8]+1" office:value-type="float" office:value="2">
            <text:p>2</text:p>
          </table:table-cell>
          <table:table-cell table:style-name="Default" table:formula="of:=[.BC8]+1" office:value-type="float" office:value="3">
            <text:p>3</text:p>
          </table:table-cell>
          <table:table-cell table:style-name="Default" table:formula="of:=[.BD8]+1" office:value-type="float" office:value="4">
            <text:p>4</text:p>
          </table:table-cell>
          <table:table-cell table:style-name="Default" table:formula="of:=[.BE8]+1" office:value-type="float" office:value="5">
            <text:p>5</text:p>
          </table:table-cell>
          <table:table-cell table:style-name="Default" table:formula="of:=[.BF8]+1" office:value-type="float" office:value="6">
            <text:p>6</text:p>
          </table:table-cell>
          <table:table-cell table:style-name="Default" table:formula="of:=[.BG8]+1" office:value-type="float" office:value="7">
            <text:p>7</text:p>
          </table:table-cell>
          <table:table-cell table:style-name="Default" table:formula="of:=[.BH8]+1" office:value-type="float" office:value="8">
            <text:p>8</text:p>
          </table:table-cell>
          <table:table-cell table:style-name="Default" table:formula="of:=[.BI8]+1" office:value-type="float" office:value="9">
            <text:p>9</text:p>
          </table:table-cell>
          <table:table-cell table:style-name="Default" table:formula="of:=[.BJ8]+1" office:value-type="float" office:value="10">
            <text:p>10</text:p>
          </table:table-cell>
          <table:table-cell table:style-name="Default" table:formula="of:=[.BK8]+1" office:value-type="float" office:value="11">
            <text:p>11</text:p>
          </table:table-cell>
          <table:table-cell table:style-name="Default" table:formula="of:=[.BL8]+1" office:value-type="float" office:value="12">
            <text:p>12</text:p>
          </table:table-cell>
          <table:table-cell table:style-name="Default" table:formula="of:=[.BM8]+1" office:value-type="float" office:value="13">
            <text:p>13</text:p>
          </table:table-cell>
          <table:table-cell table:style-name="Default" table:formula="of:=[.BN8]+1" office:value-type="float" office:value="14">
            <text:p>14</text:p>
          </table:table-cell>
          <table:table-cell table:style-name="Default" table:formula="of:=[.BO8]+1" office:value-type="float" office:value="15">
            <text:p>15</text:p>
          </table:table-cell>
          <table:table-cell table:style-name="Default" table:formula="of:=[.BP8]+1" office:value-type="float" office:value="16">
            <text:p>16</text:p>
          </table:table-cell>
          <table:table-cell table:style-name="Default" table:formula="of:=[.BQ8]+1" office:value-type="float" office:value="17">
            <text:p>17</text:p>
          </table:table-cell>
          <table:table-cell table:style-name="Default" table:formula="of:=[.BR8]+1" office:value-type="float" office:value="18">
            <text:p>18</text:p>
          </table:table-cell>
          <table:table-cell table:style-name="Default" table:formula="of:=[.BS8]+1" office:value-type="float" office:value="19">
            <text:p>19</text:p>
          </table:table-cell>
          <table:table-cell table:style-name="Default" table:formula="of:=[.BT8]+1" office:value-type="float" office:value="20">
            <text:p>20</text:p>
          </table:table-cell>
          <table:table-cell table:style-name="Default" table:formula="of:=[.BU8]+1" office:value-type="float" office:value="21">
            <text:p>21</text:p>
          </table:table-cell>
          <table:table-cell table:style-name="Default" table:formula="of:=[.BV8]+1" office:value-type="float" office:value="22">
            <text:p>22</text:p>
          </table:table-cell>
          <table:table-cell table:style-name="Default" table:formula="of:=[.BW8]+1" office:value-type="float" office:value="23">
            <text:p>23</text:p>
          </table:table-cell>
          <table:table-cell table:style-name="Default" table:formula="of:=[.BX8]+1" office:value-type="float" office:value="24">
            <text:p>24</text:p>
          </table:table-cell>
          <table:table-cell table:style-name="Default" table:formula="of:=[.BY8]+1" office:value-type="float" office:value="25">
            <text:p>25</text:p>
          </table:table-cell>
          <table:table-cell/>
          <table:table-cell table:style-name="Default" table:formula="of:=[.BB8]" office:value-type="float" office:value="1">
            <text:p>1</text:p>
          </table:table-cell>
          <table:table-cell table:style-name="Default" table:formula="of:=[.CB8]+1" office:value-type="float" office:value="2">
            <text:p>2</text:p>
          </table:table-cell>
          <table:table-cell table:style-name="Default" table:formula="of:=[.CC8]+1" office:value-type="float" office:value="3">
            <text:p>3</text:p>
          </table:table-cell>
          <table:table-cell table:style-name="Default" table:formula="of:=[.CD8]+1" office:value-type="float" office:value="4">
            <text:p>4</text:p>
          </table:table-cell>
          <table:table-cell table:style-name="Default" table:formula="of:=[.CE8]+1" office:value-type="float" office:value="5">
            <text:p>5</text:p>
          </table:table-cell>
          <table:table-cell table:style-name="Default" table:formula="of:=[.CF8]+1" office:value-type="float" office:value="6">
            <text:p>6</text:p>
          </table:table-cell>
          <table:table-cell table:style-name="Default" table:formula="of:=[.CG8]+1" office:value-type="float" office:value="7">
            <text:p>7</text:p>
          </table:table-cell>
          <table:table-cell table:style-name="Default" table:formula="of:=[.CH8]+1" office:value-type="float" office:value="8">
            <text:p>8</text:p>
          </table:table-cell>
          <table:table-cell table:style-name="Default" table:formula="of:=[.CI8]+1" office:value-type="float" office:value="9">
            <text:p>9</text:p>
          </table:table-cell>
          <table:table-cell table:style-name="Default" table:formula="of:=[.CJ8]+1" office:value-type="float" office:value="10">
            <text:p>10</text:p>
          </table:table-cell>
          <table:table-cell table:style-name="Default" table:formula="of:=[.CK8]+1" office:value-type="float" office:value="11">
            <text:p>11</text:p>
          </table:table-cell>
          <table:table-cell table:style-name="Default" table:formula="of:=[.CL8]+1" office:value-type="float" office:value="12">
            <text:p>12</text:p>
          </table:table-cell>
          <table:table-cell table:style-name="Default" table:formula="of:=[.CM8]+1" office:value-type="float" office:value="13">
            <text:p>13</text:p>
          </table:table-cell>
          <table:table-cell table:style-name="Default" table:formula="of:=[.CN8]+1" office:value-type="float" office:value="14">
            <text:p>14</text:p>
          </table:table-cell>
          <table:table-cell table:style-name="Default" table:formula="of:=[.CO8]+1" office:value-type="float" office:value="15">
            <text:p>15</text:p>
          </table:table-cell>
          <table:table-cell table:style-name="Default" table:formula="of:=[.CP8]+1" office:value-type="float" office:value="16">
            <text:p>16</text:p>
          </table:table-cell>
          <table:table-cell table:style-name="Default" table:formula="of:=[.CQ8]+1" office:value-type="float" office:value="17">
            <text:p>17</text:p>
          </table:table-cell>
          <table:table-cell table:style-name="Default" table:formula="of:=[.CR8]+1" office:value-type="float" office:value="18">
            <text:p>18</text:p>
          </table:table-cell>
          <table:table-cell table:style-name="Default" table:formula="of:=[.CS8]+1" office:value-type="float" office:value="19">
            <text:p>19</text:p>
          </table:table-cell>
          <table:table-cell table:style-name="Default" table:formula="of:=[.CT8]+1" office:value-type="float" office:value="20">
            <text:p>20</text:p>
          </table:table-cell>
          <table:table-cell table:style-name="Default" table:formula="of:=[.CU8]+1" office:value-type="float" office:value="21">
            <text:p>21</text:p>
          </table:table-cell>
          <table:table-cell table:style-name="Default" table:formula="of:=[.CV8]+1" office:value-type="float" office:value="22">
            <text:p>22</text:p>
          </table:table-cell>
          <table:table-cell table:style-name="Default" table:formula="of:=[.CW8]+1" office:value-type="float" office:value="23">
            <text:p>23</text:p>
          </table:table-cell>
          <table:table-cell table:style-name="Default" table:formula="of:=[.CX8]+1" office:value-type="float" office:value="24">
            <text:p>24</text:p>
          </table:table-cell>
          <table:table-cell table:style-name="Default" table:formula="of:=[.CY8]+1" office:value-type="float" office:value="25">
            <text:p>25</text:p>
          </table:table-cell>
          <table:table-cell/>
        </table:table-row>
        <table:table-row table:style-name="ro2">
          <table:table-cell table:formula="of:=1" office:value-type="float" office:value="1">
            <text:p>1</text:p>
          </table:table-cell>
          <table:table-cell table:formula="of:=[Mean.B8] - [ConfidenceDelta.C8]" office:value-type="float" office:value="-0.0886550198206247">
            <text:p>-0,0886550198</text:p>
          </table:table-cell>
          <table:table-cell table:formula="of:=[Mean.C8] - [ConfidenceDelta.D8]" office:value-type="float" office:value="-0.0776855449950164">
            <text:p>-0,077685545</text:p>
          </table:table-cell>
          <table:table-cell table:formula="of:=[Mean.D8] - [ConfidenceDelta.E8]" office:value-type="float" office:value="-0.0667112851311503">
            <text:p>-0,0667112851</text:p>
          </table:table-cell>
          <table:table-cell table:formula="of:=[Mean.E8] - [ConfidenceDelta.F8]" office:value-type="float" office:value="-0.0557321602531647">
            <text:p>-0,0557321603</text:p>
          </table:table-cell>
          <table:table-cell table:formula="of:=[Mean.F8] - [ConfidenceDelta.G8]" office:value-type="float" office:value="-0.0447480881322337">
            <text:p>-0,0447480881</text:p>
          </table:table-cell>
          <table:table-cell table:formula="of:=[Mean.G8] - [ConfidenceDelta.H8]" office:value-type="float" office:value="-0.0337589841966983">
            <text:p>-0,0337589842</text:p>
          </table:table-cell>
          <table:table-cell table:formula="of:=[Mean.H8] - [ConfidenceDelta.I8]" office:value-type="float" office:value="-0.0227647614375364">
            <text:p>-0,0227647614</text:p>
          </table:table-cell>
          <table:table-cell table:formula="of:=[Mean.I8] - [ConfidenceDelta.J8]" office:value-type="float" office:value="-0.0117653303088708">
            <text:p>-0,0117653303</text:p>
          </table:table-cell>
          <table:table-cell table:formula="of:=[Mean.J8] - [ConfidenceDelta.K8]" office:value-type="float" office:value="-0.00076059862319422">
            <text:p>-0,0007605986</text:p>
          </table:table-cell>
          <table:table-cell table:formula="of:=[Mean.K8] - [ConfidenceDelta.L8]" office:value-type="float" office:value="0.0102495285590354">
            <text:p>0,0102495286</text:p>
          </table:table-cell>
          <table:table-cell table:formula="of:=[Mean.L8] - [ConfidenceDelta.M8]" office:value-type="float" office:value="0.0212651490458048">
            <text:p>0,021265149</text:p>
          </table:table-cell>
          <table:table-cell table:formula="of:=[Mean.M8] - [ConfidenceDelta.N8]" office:value-type="float" office:value="0.0322863636363636">
            <text:p>0,0322863636</text:p>
          </table:table-cell>
          <table:table-cell table:formula="of:=[Mean.N8] - [ConfidenceDelta.O8]" office:value-type="float" office:value="0.0433132762508877">
            <text:p>0,0433132763</text:p>
          </table:table-cell>
          <table:table-cell table:formula="of:=[Mean.O8] - [ConfidenceDelta.P8]" office:value-type="float" office:value="0.0543459940674591">
            <text:p>0,0543459941</text:p>
          </table:table-cell>
          <table:table-cell table:formula="of:=[Mean.P8] - [ConfidenceDelta.Q8]" office:value-type="float" office:value="0.0653846276668752">
            <text:p>0,0653846277</text:p>
          </table:table-cell>
          <table:table-cell table:formula="of:=[Mean.Q8] - [ConfidenceDelta.R8]" office:value-type="float" office:value="0.0764292911858391">
            <text:p>0,0764292912</text:p>
          </table:table-cell>
          <table:table-cell table:formula="of:=[Mean.R8] - [ConfidenceDelta.S8]" office:value-type="float" office:value="0.0874801024791338">
            <text:p>0,0874801025</text:p>
          </table:table-cell>
          <table:table-cell table:formula="of:=[Mean.S8] - [ConfidenceDelta.T8]" office:value-type="float" office:value="0.0985371832914309">
            <text:p>0,0985371833</text:p>
          </table:table-cell>
          <table:table-cell table:formula="of:=[Mean.T8] - [ConfidenceDelta.U8]" office:value-type="float" office:value="0.109600659439444">
            <text:p>0,1096006594</text:p>
          </table:table-cell>
          <table:table-cell table:formula="of:=[Mean.U8] - [ConfidenceDelta.V8]" office:value-type="float" office:value="0.120670661005197">
            <text:p>0,120670661</text:p>
          </table:table-cell>
          <table:table-cell table:formula="of:=[Mean.V8] - [ConfidenceDelta.W8]" office:value-type="float" office:value="0.131747322541249">
            <text:p>0,1317473225</text:p>
          </table:table-cell>
          <table:table-cell table:formula="of:=[Mean.W8] - [ConfidenceDelta.X8]" office:value-type="float" office:value="0.142830783288797">
            <text:p>0,1428307833</text:p>
          </table:table-cell>
          <table:table-cell table:formula="of:=[Mean.X8] - [ConfidenceDelta.Y8]" office:value-type="float" office:value="0.153921187409639">
            <text:p>0,1539211874</text:p>
          </table:table-cell>
          <table:table-cell table:formula="of:=[Mean.Y8] - [ConfidenceDelta.Z8]" office:value-type="float" office:value="0.165018684233123">
            <text:p>0,1650186842</text:p>
          </table:table-cell>
          <table:table-cell table:formula="of:=[Mean.Z8] - [ConfidenceDelta.AA8]" office:value-type="float" office:value="0.176123428519248">
            <text:p>0,1761234285</text:p>
          </table:table-cell>
          <table:table-cell table:formula="of:=99" office:value-type="float" office:value="99">
            <text:p>99</text:p>
          </table:table-cell>
          <table:table-cell table:formula="of:=[Mean.B8] + [ConfidenceDelta.C8]" office:value-type="float" office:value="0.230069161234766">
            <text:p>0,2300691612</text:p>
          </table:table-cell>
          <table:table-cell table:formula="of:=[Mean.C8] + [ConfidenceDelta.D8]" office:value-type="float" office:value="0.239301706611178">
            <text:p>0,2393017066</text:p>
          </table:table-cell>
          <table:table-cell table:formula="of:=[Mean.D8] + [ConfidenceDelta.E8]" office:value-type="float" office:value="0.248529466949332">
            <text:p>0,2485294669</text:p>
          </table:table-cell>
          <table:table-cell table:formula="of:=[Mean.E8] + [ConfidenceDelta.F8]" office:value-type="float" office:value="0.257752362273367">
            <text:p>0,2577523623</text:p>
          </table:table-cell>
          <table:table-cell table:formula="of:=[Mean.F8] + [ConfidenceDelta.G8]" office:value-type="float" office:value="0.266970310354456">
            <text:p>0,2669703104</text:p>
          </table:table-cell>
          <table:table-cell table:formula="of:=[Mean.G8] + [ConfidenceDelta.H8]" office:value-type="float" office:value="0.276183226620941">
            <text:p>0,2761832266</text:p>
          </table:table-cell>
          <table:table-cell table:formula="of:=[Mean.H8] + [ConfidenceDelta.I8]" office:value-type="float" office:value="0.285391024063799">
            <text:p>0,2853910241</text:p>
          </table:table-cell>
          <table:table-cell table:formula="of:=[Mean.I8] + [ConfidenceDelta.J8]" office:value-type="float" office:value="0.294593613137154">
            <text:p>0,2945936131</text:p>
          </table:table-cell>
          <table:table-cell table:formula="of:=[Mean.J8] + [ConfidenceDelta.K8]" office:value-type="float" office:value="0.303790901653497">
            <text:p>0,3037909017</text:p>
          </table:table-cell>
          <table:table-cell table:formula="of:=[Mean.K8] + [ConfidenceDelta.L8]" office:value-type="float" office:value="0.312982794673288">
            <text:p>0,3129827947</text:p>
          </table:table-cell>
          <table:table-cell table:formula="of:=[Mean.L8] + [ConfidenceDelta.M8]" office:value-type="float" office:value="0.322169194388539">
            <text:p>0,3221691944</text:p>
          </table:table-cell>
          <table:table-cell table:formula="of:=[Mean.M8] + [ConfidenceDelta.N8]" office:value-type="float" office:value="0.33135">
            <text:p>0,33135</text:p>
          </table:table-cell>
          <table:table-cell table:formula="of:=[Mean.N8] + [ConfidenceDelta.O8]" office:value-type="float" office:value="0.340525107587496">
            <text:p>0,3405251076</text:p>
          </table:table-cell>
          <table:table-cell table:formula="of:=[Mean.O8] + [ConfidenceDelta.P8]" office:value-type="float" office:value="0.349694409972945">
            <text:p>0,34969441</text:p>
          </table:table-cell>
          <table:table-cell table:formula="of:=[Mean.P8] + [ConfidenceDelta.Q8]" office:value-type="float" office:value="0.358857796575549">
            <text:p>0,3588577966</text:p>
          </table:table-cell>
          <table:table-cell table:formula="of:=[Mean.Q8] + [ConfidenceDelta.R8]" office:value-type="float" office:value="0.368015153258605">
            <text:p>0,3680151533</text:p>
          </table:table-cell>
          <table:table-cell table:formula="of:=[Mean.R8] + [ConfidenceDelta.S8]" office:value-type="float" office:value="0.377166362167331">
            <text:p>0,3771663622</text:p>
          </table:table-cell>
          <table:table-cell table:formula="of:=[Mean.S8] + [ConfidenceDelta.T8]" office:value-type="float" office:value="0.386311301557054">
            <text:p>0,3863113016</text:p>
          </table:table-cell>
          <table:table-cell table:formula="of:=[Mean.T8] + [ConfidenceDelta.U8]" office:value-type="float" office:value="0.395449845611061">
            <text:p>0,3954498456</text:p>
          </table:table-cell>
          <table:table-cell table:formula="of:=[Mean.U8] + [ConfidenceDelta.V8]" office:value-type="float" office:value="0.404581864247329">
            <text:p>0,4045818642</text:p>
          </table:table-cell>
          <table:table-cell table:formula="of:=[Mean.V8] + [ConfidenceDelta.W8]" office:value-type="float" office:value="0.413707222913296">
            <text:p>0,4137072229</text:p>
          </table:table-cell>
          <table:table-cell table:formula="of:=[Mean.W8] + [ConfidenceDelta.X8]" office:value-type="float" office:value="0.422825782367769">
            <text:p>0,4228257824</text:p>
          </table:table-cell>
          <table:table-cell table:formula="of:=[Mean.X8] + [ConfidenceDelta.Y8]" office:value-type="float" office:value="0.431937398448947">
            <text:p>0,4319373984</text:p>
          </table:table-cell>
          <table:table-cell table:formula="of:=[Mean.Y8] + [ConfidenceDelta.Z8]" office:value-type="float" office:value="0.441041921827483">
            <text:p>0,4410419218</text:p>
          </table:table-cell>
          <table:table-cell table:formula="of:=[Mean.Z8] + [ConfidenceDelta.AA8]" office:value-type="float" office:value="0.450139197743378">
            <text:p>0,4501391977</text:p>
          </table:table-cell>
          <table:table-cell table:formula="of:=99" office:value-type="float" office:value="99">
            <text:p>99</text:p>
          </table:table-cell>
          <table:table-cell table:formula="of:=[Mean.AB8] - [ConfidenceDelta.AC8]" office:value-type="float" office:value="-0.153607043332969">
            <text:p>-0,1536070433</text:p>
          </table:table-cell>
          <table:table-cell table:formula="of:=[Mean.AC8] - [ConfidenceDelta.AD8]" office:value-type="float" office:value="-0.14183126400959">
            <text:p>-0,141831264</text:p>
          </table:table-cell>
          <table:table-cell table:formula="of:=[Mean.AD8] - [ConfidenceDelta.AE8]" office:value-type="float" office:value="-0.130050436022462">
            <text:p>-0,130050436</text:p>
          </table:table-cell>
          <table:table-cell table:formula="of:=[Mean.AE8] - [ConfidenceDelta.AF8]" office:value-type="float" office:value="-0.118264474038701">
            <text:p>-0,118264474</text:p>
          </table:table-cell>
          <table:table-cell table:formula="of:=[Mean.AF8] - [ConfidenceDelta.AG8]" office:value-type="float" office:value="-0.106473290294148">
            <text:p>-0,1064732903</text:p>
          </table:table-cell>
          <table:table-cell table:formula="of:=[Mean.AG8] - [ConfidenceDelta.AH8]" office:value-type="float" office:value="-0.0946767944952731">
            <text:p>-0,0946767945</text:p>
          </table:table-cell>
          <table:table-cell table:formula="of:=[Mean.AH8] - [ConfidenceDelta.AI8]" office:value-type="float" office:value="-0.0828748937159286">
            <text:p>-0,0828748937</text:p>
          </table:table-cell>
          <table:table-cell table:formula="of:=[Mean.AI8] - [ConfidenceDelta.AJ8]" office:value-type="float" office:value="-0.0710674922886171">
            <text:p>-0,0710674923</text:p>
          </table:table-cell>
          <table:table-cell table:formula="of:=[Mean.AJ8] - [ConfidenceDelta.AK8]" office:value-type="float" office:value="-0.0592544916899193">
            <text:p>-0,0592544917</text:p>
          </table:table-cell>
          <table:table-cell table:formula="of:=[Mean.AK8] - [ConfidenceDelta.AL8]" office:value-type="float" office:value="-0.0474357904196907">
            <text:p>-0,0474357904</text:p>
          </table:table-cell>
          <table:table-cell table:formula="of:=[Mean.AL8] - [ConfidenceDelta.AM8]" office:value-type="float" office:value="-0.0356112838736063">
            <text:p>-0,0356112839</text:p>
          </table:table-cell>
          <table:table-cell table:formula="of:=[Mean.AM8] - [ConfidenceDelta.AN8]" office:value-type="float" office:value="-0.0237808642086032">
            <text:p>-0,0237808642</text:p>
          </table:table-cell>
          <table:table-cell table:formula="of:=[Mean.AN8] - [ConfidenceDelta.AO8]" office:value-type="float" office:value="-0.0119444202007291">
            <text:p>-0,0119444202</text:p>
          </table:table-cell>
          <table:table-cell table:formula="of:=[Mean.AO8] - [ConfidenceDelta.AP8]" office:value-type="float" office:value="-0.000101837094867469">
            <text:p>-0,0001018371</text:p>
          </table:table-cell>
          <table:table-cell table:formula="of:=[Mean.AP8] - [ConfidenceDelta.AQ8]" office:value-type="float" office:value="0.0117470035542363">
            <text:p>0,0117470036</text:p>
          </table:table-cell>
          <table:table-cell table:formula="of:=[Mean.AQ8] - [ConfidenceDelta.AR8]" office:value-type="float" office:value="0.0236022240502704">
            <text:p>0,0236022241</text:p>
          </table:table-cell>
          <table:table-cell table:formula="of:=[Mean.AR8] - [ConfidenceDelta.AS8]" office:value-type="float" office:value="0.0354639507336514">
            <text:p>0,0354639507</text:p>
          </table:table-cell>
          <table:table-cell table:formula="of:=[Mean.AS8] - [ConfidenceDelta.AT8]" office:value-type="float" office:value="0.0473323141705531">
            <text:p>0,0473323142</text:p>
          </table:table-cell>
          <table:table-cell table:formula="of:=[Mean.AT8] - [ConfidenceDelta.AU8]" office:value-type="float" office:value="0.0592074493534718">
            <text:p>0,0592074494</text:p>
          </table:table-cell>
          <table:table-cell table:formula="of:=[Mean.AU8] - [ConfidenceDelta.AV8]" office:value-type="float" office:value="0.0710894959141979">
            <text:p>0,0710894959</text:p>
          </table:table-cell>
          <table:table-cell table:formula="of:=[Mean.AV8] - [ConfidenceDelta.AW8]" office:value-type="float" office:value="0.0829785983501476">
            <text:p>0,0829785984</text:p>
          </table:table-cell>
          <table:table-cell table:formula="of:=[Mean.AW8] - [ConfidenceDelta.AX8]" office:value-type="float" office:value="0.0948749062650919">
            <text:p>0,0948749063</text:p>
          </table:table-cell>
          <table:table-cell table:formula="of:=[Mean.AX8] - [ConfidenceDelta.AY8]" office:value-type="float" office:value="0.106778574625417">
            <text:p>0,1067785746</text:p>
          </table:table-cell>
          <table:table-cell table:formula="of:=[Mean.AY8] - [ConfidenceDelta.AZ8]" office:value-type="float" office:value="0.118689764033165">
            <text:p>0,118689764</text:p>
          </table:table-cell>
          <table:table-cell table:formula="of:=[Mean.AZ8] - [ConfidenceDelta.BA8]" office:value-type="float" office:value="0.130608641017204">
            <text:p>0,130608641</text:p>
          </table:table-cell>
          <table:table-cell table:formula="of:=99" office:value-type="float" office:value="99">
            <text:p>99</text:p>
          </table:table-cell>
          <table:table-cell table:formula="of:=[Mean.AB8] + [ConfidenceDelta.AC8]" office:value-type="float" office:value="0.175346173767752">
            <text:p>0,1753461738</text:p>
          </table:table-cell>
          <table:table-cell table:formula="of:=[Mean.AC8] + [ConfidenceDelta.AD8]" office:value-type="float" office:value="0.185309524879155">
            <text:p>0,1853095249</text:p>
          </table:table-cell>
          <table:table-cell table:formula="of:=[Mean.AD8] + [ConfidenceDelta.AE8]" office:value-type="float" office:value="0.19526782732681">
            <text:p>0,1952678273</text:p>
          </table:table-cell>
          <table:table-cell table:formula="of:=[Mean.AE8] + [ConfidenceDelta.AF8]" office:value-type="float" office:value="0.205220995777831">
            <text:p>0,2052209958</text:p>
          </table:table-cell>
          <table:table-cell table:formula="of:=[Mean.AF8] + [ConfidenceDelta.AG8]" office:value-type="float" office:value="0.215168942468061">
            <text:p>0,2151689425</text:p>
          </table:table-cell>
          <table:table-cell table:formula="of:=[Mean.AG8] + [ConfidenceDelta.AH8]" office:value-type="float" office:value="0.225111577103969">
            <text:p>0,2251115771</text:p>
          </table:table-cell>
          <table:table-cell table:formula="of:=[Mean.AH8] + [ConfidenceDelta.AI8]" office:value-type="float" office:value="0.235048806759407">
            <text:p>0,2350488068</text:p>
          </table:table-cell>
          <table:table-cell table:formula="of:=[Mean.AI8] + [ConfidenceDelta.AJ8]" office:value-type="float" office:value="0.244980535766878">
            <text:p>0,2449805358</text:p>
          </table:table-cell>
          <table:table-cell table:formula="of:=[Mean.AJ8] + [ConfidenceDelta.AK8]" office:value-type="float" office:value="0.254906665602963">
            <text:p>0,2549066656</text:p>
          </table:table-cell>
          <table:table-cell table:formula="of:=[Mean.AK8] + [ConfidenceDelta.AL8]" office:value-type="float" office:value="0.264827094767517">
            <text:p>0,2648270948</text:p>
          </table:table-cell>
          <table:table-cell table:formula="of:=[Mean.AL8] + [ConfidenceDelta.AM8]" office:value-type="float" office:value="0.274741718656215">
            <text:p>0,2747417187</text:p>
          </table:table-cell>
          <table:table-cell table:formula="of:=[Mean.AM8] + [ConfidenceDelta.AN8]" office:value-type="float" office:value="0.284650429425994">
            <text:p>0,2846504294</text:p>
          </table:table-cell>
          <table:table-cell table:formula="of:=[Mean.AN8] + [ConfidenceDelta.AO8]" office:value-type="float" office:value="0.294553115852903">
            <text:p>0,2945531159</text:p>
          </table:table-cell>
          <table:table-cell table:formula="of:=[Mean.AO8] + [ConfidenceDelta.AP8]" office:value-type="float" office:value="0.304449663181824">
            <text:p>0,3044496632</text:p>
          </table:table-cell>
          <table:table-cell table:formula="of:=[Mean.AP8] + [ConfidenceDelta.AQ8]" office:value-type="float" office:value="0.314339952967503">
            <text:p>0,314339953</text:p>
          </table:table-cell>
          <table:table-cell table:formula="of:=[Mean.AQ8] + [ConfidenceDelta.AR8]" office:value-type="float" office:value="0.324223862906251">
            <text:p>0,3242238629</text:p>
          </table:table-cell>
          <table:table-cell table:formula="of:=[Mean.AR8] + [ConfidenceDelta.AS8]" office:value-type="float" office:value="0.334101266657653">
            <text:p>0,3341012667</text:p>
          </table:table-cell>
          <table:table-cell table:formula="of:=[Mean.AS8] + [ConfidenceDelta.AT8]" office:value-type="float" office:value="0.343972033655534">
            <text:p>0,3439720337</text:p>
          </table:table-cell>
          <table:table-cell table:formula="of:=[Mean.AT8] + [ConfidenceDelta.AU8]" office:value-type="float" office:value="0.353836028907398">
            <text:p>0,3538360289</text:p>
          </table:table-cell>
          <table:table-cell table:formula="of:=[Mean.AU8] + [ConfidenceDelta.AV8]" office:value-type="float" office:value="0.363693112781454">
            <text:p>0,3636931128</text:p>
          </table:table-cell>
          <table:table-cell table:formula="of:=[Mean.AV8] + [ConfidenceDelta.AW8]" office:value-type="float" office:value="0.373543140780287">
            <text:p>0,3735431408</text:p>
          </table:table-cell>
          <table:table-cell table:formula="of:=[Mean.AW8] + [ConfidenceDelta.AX8]" office:value-type="float" office:value="0.383385963300126">
            <text:p>0,3833859633</text:p>
          </table:table-cell>
          <table:table-cell table:formula="of:=[Mean.AX8] + [ConfidenceDelta.AY8]" office:value-type="float" office:value="0.393221425374583">
            <text:p>0,3932214254</text:p>
          </table:table-cell>
          <table:table-cell table:formula="of:=[Mean.AY8] + [ConfidenceDelta.AZ8]" office:value-type="float" office:value="0.403049366401618">
            <text:p>0,4030493664</text:p>
          </table:table-cell>
          <table:table-cell table:formula="of:=[Mean.AZ8] + [ConfidenceDelta.BA8]" office:value-type="float" office:value="0.412869619852361">
            <text:p>0,4128696199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9]+1" office:value-type="float" office:value="2">
            <text:p>2</text:p>
          </table:table-cell>
          <table:table-cell table:formula="of:=[Mean.B9] - [ConfidenceDelta.C9]" office:value-type="float" office:value="-0.0828050826721773">
            <text:p>-0,0828050827</text:p>
          </table:table-cell>
          <table:table-cell table:formula="of:=[Mean.C9] - [ConfidenceDelta.D9]" office:value-type="float" office:value="-0.061381150244665">
            <text:p>-0,0613811502</text:p>
          </table:table-cell>
          <table:table-cell table:formula="of:=[Mean.D9] - [ConfidenceDelta.E9]" office:value-type="float" office:value="-0.0399504853655274">
            <text:p>-0,0399504854</text:p>
          </table:table-cell>
          <table:table-cell table:formula="of:=[Mean.E9] - [ConfidenceDelta.F9]" office:value-type="float" office:value="-0.0185129755103519">
            <text:p>-0,0185129755</text:p>
          </table:table-cell>
          <table:table-cell table:formula="of:=[Mean.F9] - [ConfidenceDelta.G9]" office:value-type="float" office:value="0.00293149501514936">
            <text:p>0,002931495</text:p>
          </table:table-cell>
          <table:table-cell table:formula="of:=[Mean.G9] - [ConfidenceDelta.H9]" office:value-type="float" office:value="0.0243830452015825">
            <text:p>0,0243830452</text:p>
          </table:table-cell>
          <table:table-cell table:formula="of:=[Mean.H9] - [ConfidenceDelta.I9]" office:value-type="float" office:value="0.0458417974688744">
            <text:p>0,0458417975</text:p>
          </table:table-cell>
          <table:table-cell table:formula="of:=[Mean.I9] - [ConfidenceDelta.J9]" office:value-type="float" office:value="0.0673078778062551">
            <text:p>0,0673078778</text:p>
          </table:table-cell>
          <table:table-cell table:formula="of:=[Mean.J9] - [ConfidenceDelta.K9]" office:value-type="float" office:value="0.0887814159196744">
            <text:p>0,0887814159</text:p>
          </table:table-cell>
          <table:table-cell table:formula="of:=[Mean.K9] - [ConfidenceDelta.L9]" office:value-type="float" office:value="0.11026254538714">
            <text:p>0,1102625454</text:p>
          </table:table-cell>
          <table:table-cell table:formula="of:=[Mean.L9] - [ConfidenceDelta.M9]" office:value-type="float" office:value="0.131751403822501">
            <text:p>0,1317514038</text:p>
          </table:table-cell>
          <table:table-cell table:formula="of:=[Mean.M9] - [ConfidenceDelta.N9]" office:value-type="float" office:value="0.153248133048256">
            <text:p>0,153248133</text:p>
          </table:table-cell>
          <table:table-cell table:formula="of:=[Mean.N9] - [ConfidenceDelta.O9]" office:value-type="float" office:value="0.174752879277979">
            <text:p>0,1747528793</text:p>
          </table:table-cell>
          <table:table-cell table:formula="of:=[Mean.O9] - [ConfidenceDelta.P9]" office:value-type="float" office:value="0.196265793309057">
            <text:p>0,1962657933</text:p>
          </table:table-cell>
          <table:table-cell table:formula="of:=[Mean.P9] - [ConfidenceDelta.Q9]" office:value-type="float" office:value="0.217787030726423">
            <text:p>0,2177870307</text:p>
          </table:table-cell>
          <table:table-cell table:formula="of:=[Mean.Q9] - [ConfidenceDelta.R9]" office:value-type="float" office:value="0.239316752118101">
            <text:p>0,2393167521</text:p>
          </table:table-cell>
          <table:table-cell table:formula="of:=[Mean.R9] - [ConfidenceDelta.S9]" office:value-type="float" office:value="0.260855123303377">
            <text:p>0,2608551233</text:p>
          </table:table-cell>
          <table:table-cell table:formula="of:=[Mean.S9] - [ConfidenceDelta.T9]" office:value-type="float" office:value="0.282402315574529">
            <text:p>0,2824023156</text:p>
          </table:table-cell>
          <table:table-cell table:formula="of:=[Mean.T9] - [ConfidenceDelta.U9]" office:value-type="float" office:value="0.303958505953119">
            <text:p>0,303958506</text:p>
          </table:table-cell>
          <table:table-cell table:formula="of:=[Mean.U9] - [ConfidenceDelta.V9]" office:value-type="float" office:value="0.325523877461912">
            <text:p>0,3255238775</text:p>
          </table:table-cell>
          <table:table-cell table:formula="of:=[Mean.V9] - [ConfidenceDelta.W9]" office:value-type="float" office:value="0.347098619413625">
            <text:p>0,3470986194</text:p>
          </table:table-cell>
          <table:table-cell table:formula="of:=[Mean.W9] - [ConfidenceDelta.X9]" office:value-type="float" office:value="0.368682927717792">
            <text:p>0,3686829277</text:p>
          </table:table-cell>
          <table:table-cell table:formula="of:=[Mean.X9] - [ConfidenceDelta.Y9]" office:value-type="float" office:value="0.390277005207137">
            <text:p>0,3902770052</text:p>
          </table:table-cell>
          <table:table-cell table:formula="of:=[Mean.Y9] - [ConfidenceDelta.Z9]" office:value-type="float" office:value="0.411881061985018">
            <text:p>0,411881062</text:p>
          </table:table-cell>
          <table:table-cell table:formula="of:=[Mean.Z9] - [ConfidenceDelta.AA9]" office:value-type="float" office:value="0.43349531579561">
            <text:p>0,4334953158</text:p>
          </table:table-cell>
          <table:table-cell table:formula="of:=99" office:value-type="float" office:value="99">
            <text:p>99</text:p>
          </table:table-cell>
          <table:table-cell table:formula="of:=[Mean.B9] + [ConfidenceDelta.C9]" office:value-type="float" office:value="0.36563336550046">
            <text:p>0,3656333655</text:p>
          </table:table-cell>
          <table:table-cell table:formula="of:=[Mean.C9] + [ConfidenceDelta.D9]" office:value-type="float" office:value="0.384613473476988">
            <text:p>0,3846134735</text:p>
          </table:table-cell>
          <table:table-cell table:formula="of:=[Mean.D9] + [ConfidenceDelta.E9]" office:value-type="float" office:value="0.403586849001891">
            <text:p>0,403586849</text:p>
          </table:table-cell>
          <table:table-cell table:formula="of:=[Mean.E9] + [ConfidenceDelta.F9]" office:value-type="float" office:value="0.422553379550756">
            <text:p>0,4225533796</text:p>
          </table:table-cell>
          <table:table-cell table:formula="of:=[Mean.F9] + [ConfidenceDelta.G9]" office:value-type="float" office:value="0.441512949429295">
            <text:p>0,4415129494</text:p>
          </table:table-cell>
          <table:table-cell table:formula="of:=[Mean.G9] + [ConfidenceDelta.H9]" office:value-type="float" office:value="0.460465439646902">
            <text:p>0,4604654396</text:p>
          </table:table-cell>
          <table:table-cell table:formula="of:=[Mean.H9] + [ConfidenceDelta.I9]" office:value-type="float" office:value="0.479410727783651">
            <text:p>0,4794107278</text:p>
          </table:table-cell>
          <table:table-cell table:formula="of:=[Mean.I9] + [ConfidenceDelta.J9]" office:value-type="float" office:value="0.498348687850311">
            <text:p>0,4983486879</text:p>
          </table:table-cell>
          <table:table-cell table:formula="of:=[Mean.J9] + [ConfidenceDelta.K9]" office:value-type="float" office:value="0.517279190140932">
            <text:p>0,5172791901</text:p>
          </table:table-cell>
          <table:table-cell table:formula="of:=[Mean.K9] + [ConfidenceDelta.L9]" office:value-type="float" office:value="0.536202101077507">
            <text:p>0,5362021011</text:p>
          </table:table-cell>
          <table:table-cell table:formula="of:=[Mean.L9] + [ConfidenceDelta.M9]" office:value-type="float" office:value="0.555117283046186">
            <text:p>0,555117283</text:p>
          </table:table-cell>
          <table:table-cell table:formula="of:=[Mean.M9] + [ConfidenceDelta.N9]" office:value-type="float" office:value="0.574024594224472">
            <text:p>0,5740245942</text:p>
          </table:table-cell>
          <table:table-cell table:formula="of:=[Mean.N9] + [ConfidenceDelta.O9]" office:value-type="float" office:value="0.592923888398788">
            <text:p>0,5929238884</text:p>
          </table:table-cell>
          <table:table-cell table:formula="of:=[Mean.O9] + [ConfidenceDelta.P9]" office:value-type="float" office:value="0.611815014771751">
            <text:p>0,6118150148</text:p>
          </table:table-cell>
          <table:table-cell table:formula="of:=[Mean.P9] + [ConfidenceDelta.Q9]" office:value-type="float" office:value="0.630697817758426">
            <text:p>0,6306978178</text:p>
          </table:table-cell>
          <table:table-cell table:formula="of:=[Mean.Q9] + [ConfidenceDelta.R9]" office:value-type="float" office:value="0.649572136770788">
            <text:p>0,6495721368</text:p>
          </table:table-cell>
          <table:table-cell table:formula="of:=[Mean.R9] + [ConfidenceDelta.S9]" office:value-type="float" office:value="0.668437805989553">
            <text:p>0,668437806</text:p>
          </table:table-cell>
          <table:table-cell table:formula="of:=[Mean.S9] + [ConfidenceDelta.T9]" office:value-type="float" office:value="0.68729465412244">
            <text:p>0,6872946541</text:p>
          </table:table-cell>
          <table:table-cell table:formula="of:=[Mean.T9] + [ConfidenceDelta.U9]" office:value-type="float" office:value="0.706142504147891">
            <text:p>0,7061425041</text:p>
          </table:table-cell>
          <table:table-cell table:formula="of:=[Mean.U9] + [ConfidenceDelta.V9]" office:value-type="float" office:value="0.724981173043139">
            <text:p>0,724981173</text:p>
          </table:table-cell>
          <table:table-cell table:formula="of:=[Mean.V9] + [ConfidenceDelta.W9]" office:value-type="float" office:value="0.743810471495466">
            <text:p>0,7438104715</text:p>
          </table:table-cell>
          <table:table-cell table:formula="of:=[Mean.W9] + [ConfidenceDelta.X9]" office:value-type="float" office:value="0.762630203595339">
            <text:p>0,7626302036</text:p>
          </table:table-cell>
          <table:table-cell table:formula="of:=[Mean.X9] + [ConfidenceDelta.Y9]" office:value-type="float" office:value="0.781440166510034">
            <text:p>0,7814401665</text:p>
          </table:table-cell>
          <table:table-cell table:formula="of:=[Mean.Y9] + [ConfidenceDelta.Z9]" office:value-type="float" office:value="0.800240150136194">
            <text:p>0,8002401501</text:p>
          </table:table-cell>
          <table:table-cell table:formula="of:=[Mean.Z9] + [ConfidenceDelta.AA9]" office:value-type="float" office:value="0.819029936729643">
            <text:p>0,8190299367</text:p>
          </table:table-cell>
          <table:table-cell table:formula="of:=99" office:value-type="float" office:value="99">
            <text:p>99</text:p>
          </table:table-cell>
          <table:table-cell table:formula="of:=[Mean.AB9] - [ConfidenceDelta.AC9]" office:value-type="float" office:value="-0.209676116612958">
            <text:p>-0,2096761166</text:p>
          </table:table-cell>
          <table:table-cell table:formula="of:=[Mean.AC9] - [ConfidenceDelta.AD9]" office:value-type="float" office:value="-0.18666196133991">
            <text:p>-0,1866619613</text:p>
          </table:table-cell>
          <table:table-cell table:formula="of:=[Mean.AD9] - [ConfidenceDelta.AE9]" office:value-type="float" office:value="-0.163640702699526">
            <text:p>-0,1636407027</text:p>
          </table:table-cell>
          <table:table-cell table:formula="of:=[Mean.AE9] - [ConfidenceDelta.AF9]" office:value-type="float" office:value="-0.140612220630172">
            <text:p>-0,1406122206</text:p>
          </table:table-cell>
          <table:table-cell table:formula="of:=[Mean.AF9] - [ConfidenceDelta.AG9]" office:value-type="float" office:value="-0.117576391649458">
            <text:p>-0,1175763916</text:p>
          </table:table-cell>
          <table:table-cell table:formula="of:=[Mean.AG9] - [ConfidenceDelta.AH9]" office:value-type="float" office:value="-0.0945330887162232">
            <text:p>-0,0945330887</text:p>
          </table:table-cell>
          <table:table-cell table:formula="of:=[Mean.AH9] - [ConfidenceDelta.AI9]" office:value-type="float" office:value="-0.0714821810852642">
            <text:p>-0,0714821811</text:p>
          </table:table-cell>
          <table:table-cell table:formula="of:=[Mean.AI9] - [ConfidenceDelta.AJ9]" office:value-type="float" office:value="-0.048423534154356">
            <text:p>-0,0484235342</text:p>
          </table:table-cell>
          <table:table-cell table:formula="of:=[Mean.AJ9] - [ConfidenceDelta.AK9]" office:value-type="float" office:value="-0.0253570093030491">
            <text:p>-0,0253570093</text:p>
          </table:table-cell>
          <table:table-cell table:formula="of:=[Mean.AK9] - [ConfidenceDelta.AL9]" office:value-type="float" office:value="-0.00228246372270177">
            <text:p>-0,0022824637</text:p>
          </table:table-cell>
          <table:table-cell table:formula="of:=[Mean.AL9] - [ConfidenceDelta.AM9]" office:value-type="float" office:value="0.0208002497628461">
            <text:p>0,0208002498</text:p>
          </table:table-cell>
          <table:table-cell table:formula="of:=[Mean.AM9] - [ConfidenceDelta.AN9]" office:value-type="float" office:value="0.0438912828865933">
            <text:p>0,0438912829</text:p>
          </table:table-cell>
          <table:table-cell table:formula="of:=[Mean.AN9] - [ConfidenceDelta.AO9]" office:value-type="float" office:value="0.0669907921383812">
            <text:p>0,0669907921</text:p>
          </table:table-cell>
          <table:table-cell table:formula="of:=[Mean.AO9] - [ConfidenceDelta.AP9]" office:value-type="float" office:value="0.0900989389763279">
            <text:p>0,090098939</text:p>
          </table:table-cell>
          <table:table-cell table:formula="of:=[Mean.AP9] - [ConfidenceDelta.AQ9]" office:value-type="float" office:value="0.1132158900505">
            <text:p>0,1132158901</text:p>
          </table:table-cell>
          <table:table-cell table:formula="of:=[Mean.AQ9] - [ConfidenceDelta.AR9]" office:value-type="float" office:value="0.136341817439703">
            <text:p>0,1363418174</text:p>
          </table:table-cell>
          <table:table-cell table:formula="of:=[Mean.AR9] - [ConfidenceDelta.AS9]" office:value-type="float" office:value="0.159476898902336">
            <text:p>0,1594768989</text:p>
          </table:table-cell>
          <table:table-cell table:formula="of:=[Mean.AS9] - [ConfidenceDelta.AT9]" office:value-type="float" office:value="0.182621318142354">
            <text:p>0,1826213181</text:p>
          </table:table-cell>
          <table:table-cell table:formula="of:=[Mean.AT9] - [ConfidenceDelta.AU9]" office:value-type="float" office:value="0.205775265091456">
            <text:p>0,2057752651</text:p>
          </table:table-cell>
          <table:table-cell table:formula="of:=[Mean.AU9] - [ConfidenceDelta.AV9]" office:value-type="float" office:value="0.228938936208735">
            <text:p>0,2289389362</text:p>
          </table:table-cell>
          <table:table-cell table:formula="of:=[Mean.AV9] - [ConfidenceDelta.AW9]" office:value-type="float" office:value="0.252112534799121">
            <text:p>0,2521125348</text:p>
          </table:table-cell>
          <table:table-cell table:formula="of:=[Mean.AW9] - [ConfidenceDelta.AX9]" office:value-type="float" office:value="0.275296271352079">
            <text:p>0,2752962714</text:p>
          </table:table-cell>
          <table:table-cell table:formula="of:=[Mean.AX9] - [ConfidenceDelta.AY9]" office:value-type="float" office:value="0.298490363902169">
            <text:p>0,2984903639</text:p>
          </table:table-cell>
          <table:table-cell table:formula="of:=[Mean.AY9] - [ConfidenceDelta.AZ9]" office:value-type="float" office:value="0.321695038413199">
            <text:p>0,3216950384</text:p>
          </table:table-cell>
          <table:table-cell table:formula="of:=[Mean.AZ9] - [ConfidenceDelta.BA9]" office:value-type="float" office:value="0.344910529187905">
            <text:p>0,3449105292</text:p>
          </table:table-cell>
          <table:table-cell table:formula="of:=99" office:value-type="float" office:value="99">
            <text:p>99</text:p>
          </table:table-cell>
          <table:table-cell table:formula="of:=[Mean.AB9] + [ConfidenceDelta.AC9]" office:value-type="float" office:value="0.253154377482523">
            <text:p>0,2531543775</text:p>
          </table:table-cell>
          <table:table-cell table:formula="of:=[Mean.AC9] + [ConfidenceDelta.AD9]" office:value-type="float" office:value="0.27361848307904">
            <text:p>0,2736184831</text:p>
          </table:table-cell>
          <table:table-cell table:formula="of:=[Mean.AD9] + [ConfidenceDelta.AE9]" office:value-type="float" office:value="0.294075485308222">
            <text:p>0,2940754853</text:p>
          </table:table-cell>
          <table:table-cell table:formula="of:=[Mean.AE9] + [ConfidenceDelta.AF9]" office:value-type="float" office:value="0.314525264108433">
            <text:p>0,3145252641</text:p>
          </table:table-cell>
          <table:table-cell table:formula="of:=[Mean.AF9] + [ConfidenceDelta.AG9]" office:value-type="float" office:value="0.334967695997284">
            <text:p>0,334967696</text:p>
          </table:table-cell>
          <table:table-cell table:formula="of:=[Mean.AG9] + [ConfidenceDelta.AH9]" office:value-type="float" office:value="0.355402653933614">
            <text:p>0,3554026539</text:p>
          </table:table-cell>
          <table:table-cell table:formula="of:=[Mean.AH9] + [ConfidenceDelta.AI9]" office:value-type="float" office:value="0.375830007172221">
            <text:p>0,3758300072</text:p>
          </table:table-cell>
          <table:table-cell table:formula="of:=[Mean.AI9] + [ConfidenceDelta.AJ9]" office:value-type="float" office:value="0.396249621110878">
            <text:p>0,3962496211</text:p>
          </table:table-cell>
          <table:table-cell table:formula="of:=[Mean.AJ9] + [ConfidenceDelta.AK9]" office:value-type="float" office:value="0.416661357129136">
            <text:p>0,4166613571</text:p>
          </table:table-cell>
          <table:table-cell table:formula="of:=[Mean.AK9] + [ConfidenceDelta.AL9]" office:value-type="float" office:value="0.437065072418354">
            <text:p>0,4370650724</text:p>
          </table:table-cell>
          <table:table-cell table:formula="of:=[Mean.AL9] + [ConfidenceDelta.AM9]" office:value-type="float" office:value="0.457460619802371">
            <text:p>0,4574606198</text:p>
          </table:table-cell>
          <table:table-cell table:formula="of:=[Mean.AM9] + [ConfidenceDelta.AN9]" office:value-type="float" office:value="0.477847847548189">
            <text:p>0,4778478475</text:p>
          </table:table-cell>
          <table:table-cell table:formula="of:=[Mean.AN9] + [ConfidenceDelta.AO9]" office:value-type="float" office:value="0.498226599165967">
            <text:p>0,4982265992</text:p>
          </table:table-cell>
          <table:table-cell table:formula="of:=[Mean.AO9] + [ConfidenceDelta.AP9]" office:value-type="float" office:value="0.518596713197585">
            <text:p>0,5185967132</text:p>
          </table:table-cell>
          <table:table-cell table:formula="of:=[Mean.AP9] + [ConfidenceDelta.AQ9]" office:value-type="float" office:value="0.538958022992978">
            <text:p>0,538958023</text:p>
          </table:table-cell>
          <table:table-cell table:formula="of:=[Mean.AQ9] + [ConfidenceDelta.AR9]" office:value-type="float" office:value="0.55931035647334">
            <text:p>0,5593103565</text:p>
          </table:table-cell>
          <table:table-cell table:formula="of:=[Mean.AR9] + [ConfidenceDelta.AS9]" office:value-type="float" office:value="0.579653535880272">
            <text:p>0,5796535359</text:p>
          </table:table-cell>
          <table:table-cell table:formula="of:=[Mean.AS9] + [ConfidenceDelta.AT9]" office:value-type="float" office:value="0.59998737750982">
            <text:p>0,5999873775</text:p>
          </table:table-cell>
          <table:table-cell table:formula="of:=[Mean.AT9] + [ConfidenceDelta.AU9]" office:value-type="float" office:value="0.620311691430283">
            <text:p>0,6203116914</text:p>
          </table:table-cell>
          <table:table-cell table:formula="of:=[Mean.AU9] + [ConfidenceDelta.AV9]" office:value-type="float" office:value="0.640626281182569">
            <text:p>0,6406262812</text:p>
          </table:table-cell>
          <table:table-cell table:formula="of:=[Mean.AV9] + [ConfidenceDelta.AW9]" office:value-type="float" office:value="0.660930943461749">
            <text:p>0,6609309435</text:p>
          </table:table-cell>
          <table:table-cell table:formula="of:=[Mean.AW9] + [ConfidenceDelta.AX9]" office:value-type="float" office:value="0.681225467778355">
            <text:p>0,6812254678</text:p>
          </table:table-cell>
          <table:table-cell table:formula="of:=[Mean.AX9] + [ConfidenceDelta.AY9]" office:value-type="float" office:value="0.701509636097831">
            <text:p>0,7015096361</text:p>
          </table:table-cell>
          <table:table-cell table:formula="of:=[Mean.AY9] + [ConfidenceDelta.AZ9]" office:value-type="float" office:value="0.721783222456367">
            <text:p>0,7217832225</text:p>
          </table:table-cell>
          <table:table-cell table:formula="of:=[Mean.AZ9] + [ConfidenceDelta.BA9]" office:value-type="float" office:value="0.742045992551225">
            <text:p>0,7420459926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0]+1" office:value-type="float" office:value="3">
            <text:p>3</text:p>
          </table:table-cell>
          <table:table-cell table:formula="of:=[Mean.B10] - [ConfidenceDelta.C10]" office:value-type="float" office:value="-0.061070943069123">
            <text:p>-0,0610709431</text:p>
          </table:table-cell>
          <table:table-cell table:formula="of:=[Mean.C10] - [ConfidenceDelta.D10]" office:value-type="float" office:value="-0.0292791160953529">
            <text:p>-0,0292791161</text:p>
          </table:table-cell>
          <table:table-cell table:formula="of:=[Mean.D10] - [ConfidenceDelta.E10]" office:value-type="float" office:value="0.002520913801145">
            <text:p>0,0025209138</text:p>
          </table:table-cell>
          <table:table-cell table:formula="of:=[Mean.E10] - [ConfidenceDelta.F10]" office:value-type="float" office:value="0.0343292837218476">
            <text:p>0,0343292837</text:p>
          </table:table-cell>
          <table:table-cell table:formula="of:=[Mean.F10] - [ConfidenceDelta.G10]" office:value-type="float" office:value="0.0661461346304565">
            <text:p>0,0661461346</text:p>
          </table:table-cell>
          <table:table-cell table:formula="of:=[Mean.G10] - [ConfidenceDelta.H10]" office:value-type="float" office:value="0.0979716115069587">
            <text:p>0,0979716115</text:p>
          </table:table-cell>
          <table:table-cell table:formula="of:=[Mean.H10] - [ConfidenceDelta.I10]" office:value-type="float" office:value="0.129805863509678">
            <text:p>0,1298058635</text:p>
          </table:table-cell>
          <table:table-cell table:formula="of:=[Mean.I10] - [ConfidenceDelta.J10]" office:value-type="float" office:value="0.161649044145832">
            <text:p>0,1616490441</text:p>
          </table:table-cell>
          <table:table-cell table:formula="of:=[Mean.J10] - [ConfidenceDelta.K10]" office:value-type="float" office:value="0.193501311451148">
            <text:p>0,1935013115</text:p>
          </table:table-cell>
          <table:table-cell table:formula="of:=[Mean.K10] - [ConfidenceDelta.L10]" office:value-type="float" office:value="0.225362828179126">
            <text:p>0,2253628282</text:p>
          </table:table-cell>
          <table:table-cell table:formula="of:=[Mean.L10] - [ConfidenceDelta.M10]" office:value-type="float" office:value="0.2572337620006">
            <text:p>0,257233762</text:p>
          </table:table-cell>
          <table:table-cell table:formula="of:=[Mean.M10] - [ConfidenceDelta.N10]" office:value-type="float" office:value="0.289114285714286">
            <text:p>0,2891142857</text:p>
          </table:table-cell>
          <table:table-cell table:formula="of:=[Mean.N10] - [ConfidenceDelta.O10]" office:value-type="float" office:value="0.321004577469054">
            <text:p>0,3210045775</text:p>
          </table:table-cell>
          <table:table-cell table:formula="of:=[Mean.O10] - [ConfidenceDelta.P10]" office:value-type="float" office:value="0.352904820998761">
            <text:p>0,352904821</text:p>
          </table:table-cell>
          <table:table-cell table:formula="of:=[Mean.P10] - [ConfidenceDelta.Q10]" office:value-type="float" office:value="0.384815205870487">
            <text:p>0,3848152059</text:p>
          </table:table-cell>
          <table:table-cell table:formula="of:=[Mean.Q10] - [ConfidenceDelta.R10]" office:value-type="float" office:value="0.416735927747153">
            <text:p>0,4167359277</text:p>
          </table:table-cell>
          <table:table-cell table:formula="of:=[Mean.R10] - [ConfidenceDelta.S10]" office:value-type="float" office:value="0.448667188665528">
            <text:p>0,4486671887</text:p>
          </table:table-cell>
          <table:table-cell table:formula="of:=[Mean.S10] - [ConfidenceDelta.T10]" office:value-type="float" office:value="0.480609197330765">
            <text:p>0,4806091973</text:p>
          </table:table-cell>
          <table:table-cell table:formula="of:=[Mean.T10] - [ConfidenceDelta.U10]" office:value-type="float" office:value="0.512562169428657">
            <text:p>0,5125621694</text:p>
          </table:table-cell>
          <table:table-cell table:formula="of:=[Mean.U10] - [ConfidenceDelta.V10]" office:value-type="float" office:value="0.54452632795696">
            <text:p>0,544526328</text:p>
          </table:table-cell>
          <table:table-cell table:formula="of:=[Mean.V10] - [ConfidenceDelta.W10]" office:value-type="float" office:value="0.576501903577207">
            <text:p>0,5765019036</text:p>
          </table:table-cell>
          <table:table-cell table:formula="of:=[Mean.W10] - [ConfidenceDelta.X10]" office:value-type="float" office:value="0.608489134988586">
            <text:p>0,608489135</text:p>
          </table:table-cell>
          <table:table-cell table:formula="of:=[Mean.X10] - [ConfidenceDelta.Y10]" office:value-type="float" office:value="0.640488269325615">
            <text:p>0,6404882693</text:p>
          </table:table-cell>
          <table:table-cell table:formula="of:=[Mean.Y10] - [ConfidenceDelta.Z10]" office:value-type="float" office:value="0.672499562581458">
            <text:p>0,6724995626</text:p>
          </table:table-cell>
          <table:table-cell table:formula="of:=[Mean.Z10] - [ConfidenceDelta.AA10]" office:value-type="float" office:value="0.704523280058971">
            <text:p>0,7045232801</text:p>
          </table:table-cell>
          <table:table-cell table:formula="of:=99" office:value-type="float" office:value="99">
            <text:p>99</text:p>
          </table:table-cell>
          <table:table-cell table:formula="of:=[Mean.B10] + [ConfidenceDelta.C10]" office:value-type="float" office:value="0.485313367311547">
            <text:p>0,4853133673</text:p>
          </table:table-cell>
          <table:table-cell table:formula="of:=[Mean.C10] + [ConfidenceDelta.D10]" office:value-type="float" office:value="0.514127600943838">
            <text:p>0,5141276009</text:p>
          </table:table-cell>
          <table:table-cell table:formula="of:=[Mean.D10] + [ConfidenceDelta.E10]" office:value-type="float" office:value="0.5429336316534">
            <text:p>0,5429336317</text:p>
          </table:table-cell>
          <table:table-cell table:formula="of:=[Mean.E10] + [ConfidenceDelta.F10]" office:value-type="float" office:value="0.571731322338759">
            <text:p>0,5717313223</text:p>
          </table:table-cell>
          <table:table-cell table:formula="of:=[Mean.F10] + [ConfidenceDelta.G10]" office:value-type="float" office:value="0.60052053203621">
            <text:p>0,600520532</text:p>
          </table:table-cell>
          <table:table-cell table:formula="of:=[Mean.G10] + [ConfidenceDelta.H10]" office:value-type="float" office:value="0.629301115765769">
            <text:p>0,6293011158</text:p>
          </table:table-cell>
          <table:table-cell table:formula="of:=[Mean.H10] + [ConfidenceDelta.I10]" office:value-type="float" office:value="0.65807292436911">
            <text:p>0,6580729244</text:p>
          </table:table-cell>
          <table:table-cell table:formula="of:=[Mean.I10] + [ConfidenceDelta.J10]" office:value-type="float" office:value="0.686835804339017">
            <text:p>0,6868358043</text:p>
          </table:table-cell>
          <table:table-cell table:formula="of:=[Mean.J10] + [ConfidenceDelta.K10]" office:value-type="float" office:value="0.715589597639761">
            <text:p>0,7155895976</text:p>
          </table:table-cell>
          <table:table-cell table:formula="of:=[Mean.K10] + [ConfidenceDelta.L10]" office:value-type="float" office:value="0.744334141517844">
            <text:p>0,7443341415</text:p>
          </table:table-cell>
          <table:table-cell table:formula="of:=[Mean.L10] + [ConfidenceDelta.M10]" office:value-type="float" office:value="0.77306926830243">
            <text:p>0,7730692683</text:p>
          </table:table-cell>
          <table:table-cell table:formula="of:=[Mean.M10] + [ConfidenceDelta.N10]" office:value-type="float" office:value="0.801794805194805">
            <text:p>0,8017948052</text:p>
          </table:table-cell>
          <table:table-cell table:formula="of:=[Mean.N10] + [ConfidenceDelta.O10]" office:value-type="float" office:value="0.830510574046097">
            <text:p>0,830510574</text:p>
          </table:table-cell>
          <table:table-cell table:formula="of:=[Mean.O10] + [ConfidenceDelta.P10]" office:value-type="float" office:value="0.859216391122451">
            <text:p>0,8592163911</text:p>
          </table:table-cell>
          <table:table-cell table:formula="of:=[Mean.P10] + [ConfidenceDelta.Q10]" office:value-type="float" office:value="0.887912066856785">
            <text:p>0,8879120669</text:p>
          </table:table-cell>
          <table:table-cell table:formula="of:=[Mean.Q10] + [ConfidenceDelta.R10]" office:value-type="float" office:value="0.916597405586181">
            <text:p>0,9165974056</text:p>
          </table:table-cell>
          <table:table-cell table:formula="of:=[Mean.R10] + [ConfidenceDelta.S10]" office:value-type="float" office:value="0.945272205273866">
            <text:p>0,9452722053</text:p>
          </table:table-cell>
          <table:table-cell table:formula="of:=[Mean.S10] + [ConfidenceDelta.T10]" office:value-type="float" office:value="0.97393625721469">
            <text:p>0,9739362572</text:p>
          </table:table-cell>
          <table:table-cell table:formula="of:=[Mean.T10] + [ConfidenceDelta.U10]" office:value-type="float" office:value="1.00258934572286">
            <text:p>1,0025893457</text:p>
          </table:table-cell>
          <table:table-cell table:formula="of:=[Mean.U10] + [ConfidenceDelta.V10]" office:value-type="float" office:value="1.03123124780062">
            <text:p>1,0312312478</text:p>
          </table:table-cell>
          <table:table-cell table:formula="of:=[Mean.V10] + [ConfidenceDelta.W10]" office:value-type="float" office:value="1.05986173278643">
            <text:p>1,0598617328</text:p>
          </table:table-cell>
          <table:table-cell table:formula="of:=[Mean.W10] + [ConfidenceDelta.X10]" office:value-type="float" office:value="1.08848056198111">
            <text:p>1,088480562</text:p>
          </table:table-cell>
          <table:table-cell table:formula="of:=[Mean.X10] + [ConfidenceDelta.Y10]" office:value-type="float" office:value="1.11708748825014">
            <text:p>1,1170874883</text:p>
          </table:table-cell>
          <table:table-cell table:formula="of:=[Mean.Y10] + [ConfidenceDelta.Z10]" office:value-type="float" office:value="1.14568225560036">
            <text:p>1,1456822556</text:p>
          </table:table-cell>
          <table:table-cell table:formula="of:=[Mean.Z10] + [ConfidenceDelta.AA10]" office:value-type="float" office:value="1.17426459872891">
            <text:p>1,1742645987</text:p>
          </table:table-cell>
          <table:table-cell table:formula="of:=99" office:value-type="float" office:value="99">
            <text:p>99</text:p>
          </table:table-cell>
          <table:table-cell table:formula="of:=[Mean.AB10] - [ConfidenceDelta.AC10]" office:value-type="float" office:value="-0.249351204719873">
            <text:p>-0,2493512047</text:p>
          </table:table-cell>
          <table:table-cell table:formula="of:=[Mean.AC10] - [ConfidenceDelta.AD10]" office:value-type="float" office:value="-0.215188999171719">
            <text:p>-0,2151889992</text:p>
          </table:table-cell>
          <table:table-cell table:formula="of:=[Mean.AD10] - [ConfidenceDelta.AE10]" office:value-type="float" office:value="-0.181018138771426">
            <text:p>-0,1810181388</text:p>
          </table:table-cell>
          <table:table-cell table:formula="of:=[Mean.AE10] - [ConfidenceDelta.AF10]" office:value-type="float" office:value="-0.146838477234046">
            <text:p>-0,1468384772</text:p>
          </table:table-cell>
          <table:table-cell table:formula="of:=[Mean.AF10] - [ConfidenceDelta.AG10]" office:value-type="float" office:value="-0.112649864106738">
            <text:p>-0,1126498641</text:p>
          </table:table-cell>
          <table:table-cell table:formula="of:=[Mean.AG10] - [ConfidenceDelta.AH10]" office:value-type="float" office:value="-0.0784521446005923">
            <text:p>-0,0784521446</text:p>
          </table:table-cell>
          <table:table-cell table:formula="of:=[Mean.AH10] - [ConfidenceDelta.AI10]" office:value-type="float" office:value="-0.0442451594136416">
            <text:p>-0,0442451594</text:p>
          </table:table-cell>
          <table:table-cell table:formula="of:=[Mean.AI10] - [ConfidenceDelta.AJ10]" office:value-type="float" office:value="-0.0100287445444616">
            <text:p>-0,0100287445</text:p>
          </table:table-cell>
          <table:table-cell table:formula="of:=[Mean.AJ10] - [ConfidenceDelta.AK10]" office:value-type="float" office:value="0.0241972689042377">
            <text:p>0,0241972689</text:p>
          </table:table-cell>
          <table:table-cell table:formula="of:=[Mean.AK10] - [ConfidenceDelta.AL10]" office:value-type="float" office:value="0.0584330549327041">
            <text:p>0,0584330549</text:p>
          </table:table-cell>
          <table:table-cell table:formula="of:=[Mean.AL10] - [ConfidenceDelta.AM10]" office:value-type="float" office:value="0.0926787928626376">
            <text:p>0,0926787929</text:p>
          </table:table-cell>
          <table:table-cell table:formula="of:=[Mean.AM10] - [ConfidenceDelta.AN10]" office:value-type="float" office:value="0.12693466756786">
            <text:p>0,1269346676</text:p>
          </table:table-cell>
          <table:table-cell table:formula="of:=[Mean.AN10] - [ConfidenceDelta.AO10]" office:value-type="float" office:value="0.161200869718005">
            <text:p>0,1612008697</text:p>
          </table:table-cell>
          <table:table-cell table:formula="of:=[Mean.AO10] - [ConfidenceDelta.AP10]" office:value-type="float" office:value="0.195477596036128">
            <text:p>0,195477596</text:p>
          </table:table-cell>
          <table:table-cell table:formula="of:=[Mean.AP10] - [ConfidenceDelta.AQ10]" office:value-type="float" office:value="0.229765049571237">
            <text:p>0,2297650496</text:p>
          </table:table-cell>
          <table:table-cell table:formula="of:=[Mean.AQ10] - [ConfidenceDelta.AR10]" office:value-type="float" office:value="0.264063439986799">
            <text:p>0,26406344</text:p>
          </table:table-cell>
          <table:table-cell table:formula="of:=[Mean.AR10] - [ConfidenceDelta.AS10]" office:value-type="float" office:value="0.298372983866384">
            <text:p>0,2983729839</text:p>
          </table:table-cell>
          <table:table-cell table:formula="of:=[Mean.AS10] - [ConfidenceDelta.AT10]" office:value-type="float" office:value="0.332693905037718">
            <text:p>0,332693905</text:p>
          </table:table-cell>
          <table:table-cell table:formula="of:=[Mean.AT10] - [ConfidenceDelta.AU10]" office:value-type="float" office:value="0.367026434916511">
            <text:p>0,3670264349</text:p>
          </table:table-cell>
          <table:table-cell table:formula="of:=[Mean.AU10] - [ConfidenceDelta.AV10]" office:value-type="float" office:value="0.401370812871544">
            <text:p>0,4013708129</text:p>
          </table:table-cell>
          <table:table-cell table:formula="of:=[Mean.AV10] - [ConfidenceDelta.AW10]" office:value-type="float" office:value="0.435727286612675">
            <text:p>0,4357272866</text:p>
          </table:table-cell>
          <table:table-cell table:formula="of:=[Mean.AW10] - [ConfidenceDelta.AX10]" office:value-type="float" office:value="0.470096112603511">
            <text:p>0,4700961126</text:p>
          </table:table-cell>
          <table:table-cell table:formula="of:=[Mean.AX10] - [ConfidenceDelta.AY10]" office:value-type="float" office:value="0.504477556500715">
            <text:p>0,5044775565</text:p>
          </table:table-cell>
          <table:table-cell table:formula="of:=[Mean.AY10] - [ConfidenceDelta.AZ10]" office:value-type="float" office:value="0.538871893622071">
            <text:p>0,5388718936</text:p>
          </table:table-cell>
          <table:table-cell table:formula="of:=[Mean.AZ10] - [ConfidenceDelta.BA10]" office:value-type="float" office:value="0.573279409445642">
            <text:p>0,5732794094</text:p>
          </table:table-cell>
          <table:table-cell table:formula="of:=99" office:value-type="float" office:value="99">
            <text:p>99</text:p>
          </table:table-cell>
          <table:table-cell table:formula="of:=[Mean.AB10] + [ConfidenceDelta.AC10]" office:value-type="float" office:value="0.314568596024221">
            <text:p>0,314568596</text:p>
          </table:table-cell>
          <table:table-cell table:formula="of:=[Mean.AC10] + [ConfidenceDelta.AD10]" office:value-type="float" office:value="0.345623781780415">
            <text:p>0,3456237818</text:p>
          </table:table-cell>
          <table:table-cell table:formula="of:=[Mean.AD10] + [ConfidenceDelta.AE10]" office:value-type="float" office:value="0.376670312684469">
            <text:p>0,3766703127</text:p>
          </table:table-cell>
          <table:table-cell table:formula="of:=[Mean.AE10] + [ConfidenceDelta.AF10]" office:value-type="float" office:value="0.407708042451437">
            <text:p>0,4077080425</text:p>
          </table:table-cell>
          <table:table-cell table:formula="of:=[Mean.AF10] + [ConfidenceDelta.AG10]" office:value-type="float" office:value="0.438736820628477">
            <text:p>0,4387368206</text:p>
          </table:table-cell>
          <table:table-cell table:formula="of:=[Mean.AG10] + [ConfidenceDelta.AH10]" office:value-type="float" office:value="0.469756492426679">
            <text:p>0,4697564924</text:p>
          </table:table-cell>
          <table:table-cell table:formula="of:=[Mean.AH10] + [ConfidenceDelta.AI10]" office:value-type="float" office:value="0.500766898544076">
            <text:p>0,5007668985</text:p>
          </table:table-cell>
          <table:table-cell table:formula="of:=[Mean.AI10] + [ConfidenceDelta.AJ10]" office:value-type="float" office:value="0.531767874979244">
            <text:p>0,531767875</text:p>
          </table:table-cell>
          <table:table-cell table:formula="of:=[Mean.AJ10] + [ConfidenceDelta.AK10]" office:value-type="float" office:value="0.562759252834893">
            <text:p>0,5627592528</text:p>
          </table:table-cell>
          <table:table-cell table:formula="of:=[Mean.AK10] + [ConfidenceDelta.AL10]" office:value-type="float" office:value="0.593740858110774">
            <text:p>0,5937408581</text:p>
          </table:table-cell>
          <table:table-cell table:formula="of:=[Mean.AL10] + [ConfidenceDelta.AM10]" office:value-type="float" office:value="0.624712511485188">
            <text:p>0,6247125115</text:p>
          </table:table-cell>
          <table:table-cell table:formula="of:=[Mean.AM10] + [ConfidenceDelta.AN10]" office:value-type="float" office:value="0.655674028084314">
            <text:p>0,6556740281</text:p>
          </table:table-cell>
          <table:table-cell table:formula="of:=[Mean.AN10] + [ConfidenceDelta.AO10]" office:value-type="float" office:value="0.686625217238517">
            <text:p>0,6866252172</text:p>
          </table:table-cell>
          <table:table-cell table:formula="of:=[Mean.AO10] + [ConfidenceDelta.AP10]" office:value-type="float" office:value="0.717565882224742">
            <text:p>0,7175658822</text:p>
          </table:table-cell>
          <table:table-cell table:formula="of:=[Mean.AP10] + [ConfidenceDelta.AQ10]" office:value-type="float" office:value="0.74849581999398">
            <text:p>0,74849582</text:p>
          </table:table-cell>
          <table:table-cell table:formula="of:=[Mean.AQ10] + [ConfidenceDelta.AR10]" office:value-type="float" office:value="0.779414820882766">
            <text:p>0,7794148209</text:p>
          </table:table-cell>
          <table:table-cell table:formula="of:=[Mean.AR10] + [ConfidenceDelta.AS10]" office:value-type="float" office:value="0.810322668307529">
            <text:p>0,8103226683</text:p>
          </table:table-cell>
          <table:table-cell table:formula="of:=[Mean.AS10] + [ConfidenceDelta.AT10]" office:value-type="float" office:value="0.841219138440543">
            <text:p>0,8412191384</text:p>
          </table:table-cell>
          <table:table-cell table:formula="of:=[Mean.AT10] + [ConfidenceDelta.AU10]" office:value-type="float" office:value="0.872103999866098">
            <text:p>0,8721039999</text:p>
          </table:table-cell>
          <table:table-cell table:formula="of:=[Mean.AU10] + [ConfidenceDelta.AV10]" office:value-type="float" office:value="0.902977013215412">
            <text:p>0,9029770132</text:p>
          </table:table-cell>
          <table:table-cell table:formula="of:=[Mean.AV10] + [ConfidenceDelta.AW10]" office:value-type="float" office:value="0.933837930778629">
            <text:p>0,9338379308</text:p>
          </table:table-cell>
          <table:table-cell table:formula="of:=[Mean.AW10] + [ConfidenceDelta.AX10]" office:value-type="float" office:value="0.964686496092141">
            <text:p>0,9646864961</text:p>
          </table:table-cell>
          <table:table-cell table:formula="of:=[Mean.AX10] + [ConfidenceDelta.AY10]" office:value-type="float" office:value="0.995522443499285">
            <text:p>0,9955224435</text:p>
          </table:table-cell>
          <table:table-cell table:formula="of:=[Mean.AY10] + [ConfidenceDelta.AZ10]" office:value-type="float" office:value="1.02634549768228">
            <text:p>1,0263454977</text:p>
          </table:table-cell>
          <table:table-cell table:formula="of:=[Mean.AZ10] + [ConfidenceDelta.BA10]" office:value-type="float" office:value="1.05715537316305">
            <text:p>1,057155373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1]+1" office:value-type="float" office:value="4">
            <text:p>4</text:p>
          </table:table-cell>
          <table:table-cell table:formula="of:=[Mean.B11] - [ConfidenceDelta.C11]" office:value-type="float" office:value="-0.0309795493243985">
            <text:p>-0,0309795493</text:p>
          </table:table-cell>
          <table:table-cell table:formula="of:=[Mean.C11] - [ConfidenceDelta.D11]" office:value-type="float" office:value="0.0111346282372607">
            <text:p>0,0111346282</text:p>
          </table:table-cell>
          <table:table-cell table:formula="of:=[Mean.D11] - [ConfidenceDelta.E11]" office:value-type="float" office:value="0.0532582282561525">
            <text:p>0,0532582283</text:p>
          </table:table-cell>
          <table:table-cell table:formula="of:=[Mean.E11] - [ConfidenceDelta.F11]" office:value-type="float" office:value="0.0953914082167302">
            <text:p>0,0953914082</text:p>
          </table:table-cell>
          <table:table-cell table:formula="of:=[Mean.F11] - [ConfidenceDelta.G11]" office:value-type="float" office:value="0.137534330039872">
            <text:p>0,13753433</text:p>
          </table:table-cell>
          <table:table-cell table:formula="of:=[Mean.G11] - [ConfidenceDelta.H11]" office:value-type="float" office:value="0.179687160259845">
            <text:p>0,1796871603</text:p>
          </table:table-cell>
          <table:table-cell table:formula="of:=[Mean.H11] - [ConfidenceDelta.I11]" office:value-type="float" office:value="0.221850070210449">
            <text:p>0,2218500702</text:p>
          </table:table-cell>
          <table:table-cell table:formula="of:=[Mean.I11] - [ConfidenceDelta.J11]" office:value-type="float" office:value="0.264023236220933">
            <text:p>0,2640232362</text:p>
          </table:table-cell>
          <table:table-cell table:formula="of:=[Mean.J11] - [ConfidenceDelta.K11]" office:value-type="float" office:value="0.306206839822311">
            <text:p>0,3062068398</text:p>
          </table:table-cell>
          <table:table-cell table:formula="of:=[Mean.K11] - [ConfidenceDelta.L11]" office:value-type="float" office:value="0.348401067964764">
            <text:p>0,348401068</text:p>
          </table:table-cell>
          <table:table-cell table:formula="of:=[Mean.L11] - [ConfidenceDelta.M11]" office:value-type="float" office:value="0.390606113246872">
            <text:p>0,3906061132</text:p>
          </table:table-cell>
          <table:table-cell table:formula="of:=[Mean.M11] - [ConfidenceDelta.N11]" office:value-type="float" office:value="0.43282217415746">
            <text:p>0,4328221742</text:p>
          </table:table-cell>
          <table:table-cell table:formula="of:=[Mean.N11] - [ConfidenceDelta.O11]" office:value-type="float" office:value="0.475049455330923">
            <text:p>0,4750494553</text:p>
          </table:table-cell>
          <table:table-cell table:formula="of:=[Mean.O11] - [ConfidenceDelta.P11]" office:value-type="float" office:value="0.517288167816963">
            <text:p>0,5172881678</text:p>
          </table:table-cell>
          <table:table-cell table:formula="of:=[Mean.P11] - [ConfidenceDelta.Q11]" office:value-type="float" office:value="0.559538529365736">
            <text:p>0,5595385294</text:p>
          </table:table-cell>
          <table:table-cell table:formula="of:=[Mean.Q11] - [ConfidenceDelta.R11]" office:value-type="float" office:value="0.601800764729513">
            <text:p>0,6018007647</text:p>
          </table:table-cell>
          <table:table-cell table:formula="of:=[Mean.R11] - [ConfidenceDelta.S11]" office:value-type="float" office:value="0.644075105982017">
            <text:p>0,644075106</text:p>
          </table:table-cell>
          <table:table-cell table:formula="of:=[Mean.S11] - [ConfidenceDelta.T11]" office:value-type="float" office:value="0.686361792856746">
            <text:p>0,6863617929</text:p>
          </table:table-cell>
          <table:table-cell table:formula="of:=[Mean.T11] - [ConfidenceDelta.U11]" office:value-type="float" office:value="0.728661073105661">
            <text:p>0,7286610731</text:p>
          </table:table-cell>
          <table:table-cell table:formula="of:=[Mean.U11] - [ConfidenceDelta.V11]" office:value-type="float" office:value="0.770973202879754">
            <text:p>0,7709732029</text:p>
          </table:table-cell>
          <table:table-cell table:formula="of:=[Mean.V11] - [ConfidenceDelta.W11]" office:value-type="float" office:value="0.813298447133177">
            <text:p>0,8132984471</text:p>
          </table:table-cell>
          <table:table-cell table:formula="of:=[Mean.W11] - [ConfidenceDelta.X11]" office:value-type="float" office:value="0.855637080052702">
            <text:p>0,8556370801</text:p>
          </table:table-cell>
          <table:table-cell table:formula="of:=[Mean.X11] - [ConfidenceDelta.Y11]" office:value-type="float" office:value="0.897989385514513">
            <text:p>0,8979893855</text:p>
          </table:table-cell>
          <table:table-cell table:formula="of:=[Mean.Y11] - [ConfidenceDelta.Z11]" office:value-type="float" office:value="0.940355657570467">
            <text:p>0,9403556576</text:p>
          </table:table-cell>
          <table:table-cell table:formula="of:=[Mean.Z11] - [ConfidenceDelta.AA11]" office:value-type="float" office:value="0.982736200966188">
            <text:p>0,982736201</text:p>
          </table:table-cell>
          <table:table-cell table:formula="of:=99" office:value-type="float" office:value="99">
            <text:p>99</text:p>
          </table:table-cell>
          <table:table-cell table:formula="of:=[Mean.B11] + [ConfidenceDelta.C11]" office:value-type="float" office:value="0.596636114980964">
            <text:p>0,596636115</text:p>
          </table:table-cell>
          <table:table-cell table:formula="of:=[Mean.C11] + [ConfidenceDelta.D11]" office:value-type="float" office:value="0.635330018227386">
            <text:p>0,6353300182</text:p>
          </table:table-cell>
          <table:table-cell table:formula="of:=[Mean.D11] + [ConfidenceDelta.E11]" office:value-type="float" office:value="0.674014499016575">
            <text:p>0,674014499</text:p>
          </table:table-cell>
          <table:table-cell table:formula="of:=[Mean.E11] + [ConfidenceDelta.F11]" office:value-type="float" office:value="0.712689399864078">
            <text:p>0,7126893999</text:p>
          </table:table-cell>
          <table:table-cell table:formula="of:=[Mean.F11] + [ConfidenceDelta.G11]" office:value-type="float" office:value="0.751354558849017">
            <text:p>0,7513545588</text:p>
          </table:table-cell>
          <table:table-cell table:formula="of:=[Mean.G11] + [ConfidenceDelta.H11]" office:value-type="float" office:value="0.790009809437125">
            <text:p>0,7900098094</text:p>
          </table:table-cell>
          <table:table-cell table:formula="of:=[Mean.H11] + [ConfidenceDelta.I11]" office:value-type="float" office:value="0.828654980294601">
            <text:p>0,8286549803</text:p>
          </table:table-cell>
          <table:table-cell table:formula="of:=[Mean.I11] + [ConfidenceDelta.J11]" office:value-type="float" office:value="0.867289895092198">
            <text:p>0,8672898951</text:p>
          </table:table-cell>
          <table:table-cell table:formula="of:=[Mean.J11] + [ConfidenceDelta.K11]" office:value-type="float" office:value="0.905914372298901">
            <text:p>0,9059143723</text:p>
          </table:table-cell>
          <table:table-cell table:formula="of:=[Mean.K11] + [ConfidenceDelta.L11]" office:value-type="float" office:value="0.944528224964529">
            <text:p>0,944528225</text:p>
          </table:table-cell>
          <table:table-cell table:formula="of:=[Mean.L11] + [ConfidenceDelta.M11]" office:value-type="float" office:value="0.983131260490502">
            <text:p>0,9831312605</text:p>
          </table:table-cell>
          <table:table-cell table:formula="of:=[Mean.M11] + [ConfidenceDelta.N11]" office:value-type="float" office:value="1.02172328038799">
            <text:p>1,0217232804</text:p>
          </table:table-cell>
          <table:table-cell table:formula="of:=[Mean.N11] + [ConfidenceDelta.O11]" office:value-type="float" office:value="1.06030408002261">
            <text:p>1,06030408</text:p>
          </table:table-cell>
          <table:table-cell table:formula="of:=[Mean.O11] + [ConfidenceDelta.P11]" office:value-type="float" office:value="1.09887344834465">
            <text:p>1,0988734483</text:p>
          </table:table-cell>
          <table:table-cell table:formula="of:=[Mean.P11] + [ConfidenceDelta.Q11]" office:value-type="float" office:value="1.13743116760396">
            <text:p>1,1374311676</text:p>
          </table:table-cell>
          <table:table-cell table:formula="of:=[Mean.Q11] + [ConfidenceDelta.R11]" office:value-type="float" office:value="1.17597701304827">
            <text:p>1,175977013</text:p>
          </table:table-cell>
          <table:table-cell table:formula="of:=[Mean.R11] + [ConfidenceDelta.S11]" office:value-type="float" office:value="1.21451075260384">
            <text:p>1,2145107526</text:p>
          </table:table-cell>
          <table:table-cell table:formula="of:=[Mean.S11] + [ConfidenceDelta.T11]" office:value-type="float" office:value="1.25303214653719">
            <text:p>1,2530321465</text:p>
          </table:table-cell>
          <table:table-cell table:formula="of:=[Mean.T11] + [ConfidenceDelta.U11]" office:value-type="float" office:value="1.29154094709636">
            <text:p>1,2915409471</text:p>
          </table:table-cell>
          <table:table-cell table:formula="of:=[Mean.U11] + [ConfidenceDelta.V11]" office:value-type="float" office:value="1.33003689813035">
            <text:p>1,3300368981</text:p>
          </table:table-cell>
          <table:table-cell table:formula="of:=[Mean.V11] + [ConfidenceDelta.W11]" office:value-type="float" office:value="1.368519734685">
            <text:p>1,3685197347</text:p>
          </table:table-cell>
          <table:table-cell table:formula="of:=[Mean.W11] + [ConfidenceDelta.X11]" office:value-type="float" office:value="1.40698918257356">
            <text:p>1,4069891826</text:p>
          </table:table-cell>
          <table:table-cell table:formula="of:=[Mean.X11] + [ConfidenceDelta.Y11]" office:value-type="float" office:value="1.44544495791983">
            <text:p>1,4454449579</text:p>
          </table:table-cell>
          <table:table-cell table:formula="of:=[Mean.Y11] + [ConfidenceDelta.Z11]" office:value-type="float" office:value="1.48388676667196">
            <text:p>1,4838867667</text:p>
          </table:table-cell>
          <table:table-cell table:formula="of:=[Mean.Z11] + [ConfidenceDelta.AA11]" office:value-type="float" office:value="1.52231430408432">
            <text:p>1,5223143041</text:p>
          </table:table-cell>
          <table:table-cell table:formula="of:=99" office:value-type="float" office:value="99">
            <text:p>99</text:p>
          </table:table-cell>
          <table:table-cell table:formula="of:=[Mean.AB11] - [ConfidenceDelta.AC11]" office:value-type="float" office:value="-0.280400823535668">
            <text:p>-0,2804008235</text:p>
          </table:table-cell>
          <table:table-cell table:formula="of:=[Mean.AC11] - [ConfidenceDelta.AD11]" office:value-type="float" office:value="-0.235138091320849">
            <text:p>-0,2351380913</text:p>
          </table:table-cell>
          <table:table-cell table:formula="of:=[Mean.AD11] - [ConfidenceDelta.AE11]" office:value-type="float" office:value="-0.189865417530711">
            <text:p>-0,1898654175</text:p>
          </table:table-cell>
          <table:table-cell table:formula="of:=[Mean.AE11] - [ConfidenceDelta.AF11]" office:value-type="float" office:value="-0.144582634132017">
            <text:p>-0,1445826341</text:p>
          </table:table-cell>
          <table:table-cell table:formula="of:=[Mean.AF11] - [ConfidenceDelta.AG11]" office:value-type="float" office:value="-0.0992895683039904">
            <text:p>-0,0992895683</text:p>
          </table:table-cell>
          <table:table-cell table:formula="of:=[Mean.AG11] - [ConfidenceDelta.AH11]" office:value-type="float" office:value="-0.0539860422451439">
            <text:p>-0,0539860422</text:p>
          </table:table-cell>
          <table:table-cell table:formula="of:=[Mean.AH11] - [ConfidenceDelta.AI11]" office:value-type="float" office:value="-0.00867187296996869">
            <text:p>-0,008671873</text:p>
          </table:table-cell>
          <table:table-cell table:formula="of:=[Mean.AI11] - [ConfidenceDelta.AJ11]" office:value-type="float" office:value="0.0366531279051702">
            <text:p>0,0366531279</text:p>
          </table:table-cell>
          <table:table-cell table:formula="of:=[Mean.AJ11] - [ConfidenceDelta.AK11]" office:value-type="float" office:value="0.0819891543876461">
            <text:p>0,0819891544</text:p>
          </table:table-cell>
          <table:table-cell table:formula="of:=[Mean.AK11] - [ConfidenceDelta.AL11]" office:value-type="float" office:value="0.127336406346451">
            <text:p>0,1273364063</text:p>
          </table:table-cell>
          <table:table-cell table:formula="of:=[Mean.AL11] - [ConfidenceDelta.AM11]" office:value-type="float" office:value="0.172695089763172">
            <text:p>0,1726950898</text:p>
          </table:table-cell>
          <table:table-cell table:formula="of:=[Mean.AM11] - [ConfidenceDelta.AN11]" office:value-type="float" office:value="0.218065416996958">
            <text:p>0,218065417</text:p>
          </table:table-cell>
          <table:table-cell table:formula="of:=[Mean.AN11] - [ConfidenceDelta.AO11]" office:value-type="float" office:value="0.263447607064434">
            <text:p>0,2634476071</text:p>
          </table:table-cell>
          <table:table-cell table:formula="of:=[Mean.AO11] - [ConfidenceDelta.AP11]" office:value-type="float" office:value="0.308841885935618">
            <text:p>0,3088418859</text:p>
          </table:table-cell>
          <table:table-cell table:formula="of:=[Mean.AP11] - [ConfidenceDelta.AQ11]" office:value-type="float" office:value="0.354248486846961">
            <text:p>0,3542484868</text:p>
          </table:table-cell>
          <table:table-cell table:formula="of:=[Mean.AQ11] - [ConfidenceDelta.AR11]" office:value-type="float" office:value="0.399667650632751">
            <text:p>0,3996676506</text:p>
          </table:table-cell>
          <table:table-cell table:formula="of:=[Mean.AR11] - [ConfidenceDelta.AS11]" office:value-type="float" office:value="0.445099626076194">
            <text:p>0,4450996261</text:p>
          </table:table-cell>
          <table:table-cell table:formula="of:=[Mean.AS11] - [ConfidenceDelta.AT11]" office:value-type="float" office:value="0.49054467028165">
            <text:p>0,4905446703</text:p>
          </table:table-cell>
          <table:table-cell table:formula="of:=[Mean.AT11] - [ConfidenceDelta.AU11]" office:value-type="float" office:value="0.536003049069567">
            <text:p>0,5360030491</text:p>
          </table:table-cell>
          <table:table-cell table:formula="of:=[Mean.AU11] - [ConfidenceDelta.AV11]" office:value-type="float" office:value="0.581475037395862">
            <text:p>0,5814750374</text:p>
          </table:table-cell>
          <table:table-cell table:formula="of:=[Mean.AV11] - [ConfidenceDelta.AW11]" office:value-type="float" office:value="0.626960919797596">
            <text:p>0,6269609198</text:p>
          </table:table-cell>
          <table:table-cell table:formula="of:=[Mean.AW11] - [ConfidenceDelta.AX11]" office:value-type="float" office:value="0.672460990867007">
            <text:p>0,6724609909</text:p>
          </table:table-cell>
          <table:table-cell table:formula="of:=[Mean.AX11] - [ConfidenceDelta.AY11]" office:value-type="float" office:value="0.717975555756129">
            <text:p>0,7179755558</text:p>
          </table:table-cell>
          <table:table-cell table:formula="of:=[Mean.AY11] - [ConfidenceDelta.AZ11]" office:value-type="float" office:value="0.76350493071444">
            <text:p>0,7635049307</text:p>
          </table:table-cell>
          <table:table-cell table:formula="of:=[Mean.AZ11] - [ConfidenceDelta.BA11]" office:value-type="float" office:value="0.809049443662237">
            <text:p>0,8090494437</text:p>
          </table:table-cell>
          <table:table-cell table:formula="of:=99" office:value-type="float" office:value="99">
            <text:p>99</text:p>
          </table:table-cell>
          <table:table-cell table:formula="of:=[Mean.AB11] + [ConfidenceDelta.AC11]" office:value-type="float" office:value="0.367357345274798">
            <text:p>0,3673573453</text:p>
          </table:table-cell>
          <table:table-cell table:formula="of:=[Mean.AC11] + [ConfidenceDelta.AD11]" office:value-type="float" office:value="0.40905113479911">
            <text:p>0,4090511348</text:p>
          </table:table-cell>
          <table:table-cell table:formula="of:=[Mean.AD11] + [ConfidenceDelta.AE11]" office:value-type="float" office:value="0.450734982748102">
            <text:p>0,4507349827</text:p>
          </table:table-cell>
          <table:table-cell table:formula="of:=[Mean.AE11] + [ConfidenceDelta.AF11]" office:value-type="float" office:value="0.492408721088539">
            <text:p>0,4924087211</text:p>
          </table:table-cell>
          <table:table-cell table:formula="of:=[Mean.AF11] + [ConfidenceDelta.AG11]" office:value-type="float" office:value="0.534072176999643">
            <text:p>0,534072177</text:p>
          </table:table-cell>
          <table:table-cell table:formula="of:=[Mean.AG11] + [ConfidenceDelta.AH11]" office:value-type="float" office:value="0.575725172679926">
            <text:p>0,5757251727</text:p>
          </table:table-cell>
          <table:table-cell table:formula="of:=[Mean.AH11] + [ConfidenceDelta.AI11]" office:value-type="float" office:value="0.617367525143882">
            <text:p>0,6173675251</text:p>
          </table:table-cell>
          <table:table-cell table:formula="of:=[Mean.AI11] + [ConfidenceDelta.AJ11]" office:value-type="float" office:value="0.658999046007873">
            <text:p>0,658999046</text:p>
          </table:table-cell>
          <table:table-cell table:formula="of:=[Mean.AJ11] + [ConfidenceDelta.AK11]" office:value-type="float" office:value="0.700619541264528">
            <text:p>0,7006195413</text:p>
          </table:table-cell>
          <table:table-cell table:formula="of:=[Mean.AK11] + [ConfidenceDelta.AL11]" office:value-type="float" office:value="0.742228811044854">
            <text:p>0,742228811</text:p>
          </table:table-cell>
          <table:table-cell table:formula="of:=[Mean.AL11] + [ConfidenceDelta.AM11]" office:value-type="float" office:value="0.783826649367263">
            <text:p>0,7838266494</text:p>
          </table:table-cell>
          <table:table-cell table:formula="of:=[Mean.AM11] + [ConfidenceDelta.AN11]" office:value-type="float" office:value="0.825412843872607">
            <text:p>0,8254128439</text:p>
          </table:table-cell>
          <table:table-cell table:formula="of:=[Mean.AN11] + [ConfidenceDelta.AO11]" office:value-type="float" office:value="0.866987175544262">
            <text:p>0,8669871755</text:p>
          </table:table-cell>
          <table:table-cell table:formula="of:=[Mean.AO11] + [ConfidenceDelta.AP11]" office:value-type="float" office:value="0.908549418412208">
            <text:p>0,9085494184</text:p>
          </table:table-cell>
          <table:table-cell table:formula="of:=[Mean.AP11] + [ConfidenceDelta.AQ11]" office:value-type="float" office:value="0.950099339239995">
            <text:p>0,9500993392</text:p>
          </table:table-cell>
          <table:table-cell table:formula="of:=[Mean.AQ11] + [ConfidenceDelta.AR11]" office:value-type="float" office:value="0.991636697193336">
            <text:p>0,9916366972</text:p>
          </table:table-cell>
          <table:table-cell table:formula="of:=[Mean.AR11] + [ConfidenceDelta.AS11]" office:value-type="float" office:value="1.03316124348902">
            <text:p>1,0331612435</text:p>
          </table:table-cell>
          <table:table-cell table:formula="of:=[Mean.AS11] + [ConfidenceDelta.AT11]" office:value-type="float" office:value="1.0746727210227">
            <text:p>1,074672721</text:p>
          </table:table-cell>
          <table:table-cell table:formula="of:=[Mean.AT11] + [ConfidenceDelta.AU11]" office:value-type="float" office:value="1.11617086397391">
            <text:p>1,116170864</text:p>
          </table:table-cell>
          <table:table-cell table:formula="of:=[Mean.AU11] + [ConfidenceDelta.AV11]" office:value-type="float" office:value="1.15765539738675">
            <text:p>1,1576553974</text:p>
          </table:table-cell>
          <table:table-cell table:formula="of:=[Mean.AV11] + [ConfidenceDelta.AW11]" office:value-type="float" office:value="1.19912603672414">
            <text:p>1,1991260367</text:p>
          </table:table-cell>
          <table:table-cell table:formula="of:=[Mean.AW11] + [ConfidenceDelta.AX11]" office:value-type="float" office:value="1.24058248739386">
            <text:p>1,2405824874</text:p>
          </table:table-cell>
          <table:table-cell table:formula="of:=[Mean.AX11] + [ConfidenceDelta.AY11]" office:value-type="float" office:value="1.28202444424387">
            <text:p>1,2820244442</text:p>
          </table:table-cell>
          <table:table-cell table:formula="of:=[Mean.AY11] + [ConfidenceDelta.AZ11]" office:value-type="float" office:value="1.32345159102469">
            <text:p>1,323451591</text:p>
          </table:table-cell>
          <table:table-cell table:formula="of:=[Mean.AZ11] + [ConfidenceDelta.BA11]" office:value-type="float" office:value="1.36486359981602">
            <text:p>1,3648635998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2]+1" office:value-type="float" office:value="5">
            <text:p>5</text:p>
          </table:table-cell>
          <table:table-cell table:formula="of:=[Mean.B12] - [ConfidenceDelta.C12]" office:value-type="float" office:value="0.00453898387178997">
            <text:p>0,0045389839</text:p>
          </table:table-cell>
          <table:table-cell table:formula="of:=[Mean.C12] - [ConfidenceDelta.D12]" office:value-type="float" office:value="0.0569459361093166">
            <text:p>0,0569459361</text:p>
          </table:table-cell>
          <table:table-cell table:formula="of:=[Mean.D12] - [ConfidenceDelta.E12]" office:value-type="float" office:value="0.109363367382197">
            <text:p>0,1093633674</text:p>
          </table:table-cell>
          <table:table-cell table:formula="of:=[Mean.E12] - [ConfidenceDelta.F12]" office:value-type="float" office:value="0.161791452834252">
            <text:p>0,1617914528</text:p>
          </table:table-cell>
          <table:table-cell table:formula="of:=[Mean.F12] - [ConfidenceDelta.G12]" office:value-type="float" office:value="0.214230372543199">
            <text:p>0,2142303725</text:p>
          </table:table-cell>
          <table:table-cell table:formula="of:=[Mean.G12] - [ConfidenceDelta.H12]" office:value-type="float" office:value="0.266680311717466">
            <text:p>0,2666803117</text:p>
          </table:table-cell>
          <table:table-cell table:formula="of:=[Mean.H12] - [ConfidenceDelta.I12]" office:value-type="float" office:value="0.319141460903202">
            <text:p>0,3191414609</text:p>
          </table:table-cell>
          <table:table-cell table:formula="of:=[Mean.I12] - [ConfidenceDelta.J12]" office:value-type="float" office:value="0.371614016202165">
            <text:p>0,3716140162</text:p>
          </table:table-cell>
          <table:table-cell table:formula="of:=[Mean.J12] - [ConfidenceDelta.K12]" office:value-type="float" office:value="0.424098179501173">
            <text:p>0,4240981795</text:p>
          </table:table-cell>
          <table:table-cell table:formula="of:=[Mean.K12] - [ConfidenceDelta.L12]" office:value-type="float" office:value="0.476594158713886">
            <text:p>0,4765941587</text:p>
          </table:table-cell>
          <table:table-cell table:formula="of:=[Mean.L12] - [ConfidenceDelta.M12]" office:value-type="float" office:value="0.52910216803574">
            <text:p>0,529102168</text:p>
          </table:table-cell>
          <table:table-cell table:formula="of:=[Mean.M12] - [ConfidenceDelta.N12]" office:value-type="float" office:value="0.58162242821291">
            <text:p>0,5816224282</text:p>
          </table:table-cell>
          <table:table-cell table:formula="of:=[Mean.N12] - [ConfidenceDelta.O12]" office:value-type="float" office:value="0.634155166826273">
            <text:p>0,6341551668</text:p>
          </table:table-cell>
          <table:table-cell table:formula="of:=[Mean.O12] - [ConfidenceDelta.P12]" office:value-type="float" office:value="0.686700618591383">
            <text:p>0,6867006186</text:p>
          </table:table-cell>
          <table:table-cell table:formula="of:=[Mean.P12] - [ConfidenceDelta.Q12]" office:value-type="float" office:value="0.7392590256756">
            <text:p>0,7392590257</text:p>
          </table:table-cell>
          <table:table-cell table:formula="of:=[Mean.Q12] - [ConfidenceDelta.R12]" office:value-type="float" office:value="0.791830638033573">
            <text:p>0,791830638</text:p>
          </table:table-cell>
          <table:table-cell table:formula="of:=[Mean.R12] - [ConfidenceDelta.S12]" office:value-type="float" office:value="0.844415713762388">
            <text:p>0,8444157138</text:p>
          </table:table-cell>
          <table:table-cell table:formula="of:=[Mean.S12] - [ConfidenceDelta.T12]" office:value-type="float" office:value="0.897014519477828">
            <text:p>0,8970145195</text:p>
          </table:table-cell>
          <table:table-cell table:formula="of:=[Mean.T12] - [ConfidenceDelta.U12]" office:value-type="float" office:value="0.949627330713276">
            <text:p>0,9496273307</text:p>
          </table:table-cell>
          <table:table-cell table:formula="of:=[Mean.U12] - [ConfidenceDelta.V12]" office:value-type="float" office:value="1.00225443234297">
            <text:p>1,0022544323</text:p>
          </table:table-cell>
          <table:table-cell table:formula="of:=[Mean.V12] - [ConfidenceDelta.W12]" office:value-type="float" office:value="1.05489611903144">
            <text:p>1,054896119</text:p>
          </table:table-cell>
          <table:table-cell table:formula="of:=[Mean.W12] - [ConfidenceDelta.X12]" office:value-type="float" office:value="1.10755269571113">
            <text:p>1,1075526957</text:p>
          </table:table-cell>
          <table:table-cell table:formula="of:=[Mean.X12] - [ConfidenceDelta.Y12]" office:value-type="float" office:value="1.1602244780904">
            <text:p>1,1602244781</text:p>
          </table:table-cell>
          <table:table-cell table:formula="of:=[Mean.Y12] - [ConfidenceDelta.Z12]" office:value-type="float" office:value="1.21291179319432">
            <text:p>1,2129117932</text:p>
          </table:table-cell>
          <table:table-cell table:formula="of:=[Mean.Z12] - [ConfidenceDelta.AA12]" office:value-type="float" office:value="1.26561497994089">
            <text:p>1,2656149799</text:p>
          </table:table-cell>
          <table:table-cell table:formula="of:=99" office:value-type="float" office:value="99">
            <text:p>99</text:p>
          </table:table-cell>
          <table:table-cell table:formula="of:=[Mean.B12] + [ConfidenceDelta.C12]" office:value-type="float" office:value="0.702531723198917">
            <text:p>0,7025317232</text:p>
          </table:table-cell>
          <table:table-cell table:formula="of:=[Mean.C12] + [ConfidenceDelta.D12]" office:value-type="float" office:value="0.751134871971491">
            <text:p>0,751134872</text:p>
          </table:table-cell>
          <table:table-cell table:formula="of:=[Mean.D12] + [ConfidenceDelta.E12]" office:value-type="float" office:value="0.799727541708712">
            <text:p>0,7997275417</text:p>
          </table:table-cell>
          <table:table-cell table:formula="of:=[Mean.E12] + [ConfidenceDelta.F12]" office:value-type="float" office:value="0.848309557266759">
            <text:p>0,8483095573</text:p>
          </table:table-cell>
          <table:table-cell table:formula="of:=[Mean.F12] + [ConfidenceDelta.G12]" office:value-type="float" office:value="0.896880738567912">
            <text:p>0,8968807386</text:p>
          </table:table-cell>
          <table:table-cell table:formula="of:=[Mean.G12] + [ConfidenceDelta.H12]" office:value-type="float" office:value="0.945440900403746">
            <text:p>0,9454409004</text:p>
          </table:table-cell>
          <table:table-cell table:formula="of:=[Mean.H12] + [ConfidenceDelta.I12]" office:value-type="float" office:value="0.993989852228111">
            <text:p>0,9939898522</text:p>
          </table:table-cell>
          <table:table-cell table:formula="of:=[Mean.I12] + [ConfidenceDelta.J12]" office:value-type="float" office:value="1.04252739793925">
            <text:p>1,0425273979</text:p>
          </table:table-cell>
          <table:table-cell table:formula="of:=[Mean.J12] + [ConfidenceDelta.K12]" office:value-type="float" office:value="1.09105333565034">
            <text:p>1,0910533357</text:p>
          </table:table-cell>
          <table:table-cell table:formula="of:=[Mean.K12] + [ConfidenceDelta.L12]" office:value-type="float" office:value="1.13956745744773">
            <text:p>1,1395674574</text:p>
          </table:table-cell>
          <table:table-cell table:formula="of:=[Mean.L12] + [ConfidenceDelta.M12]" office:value-type="float" office:value="1.18806954913598">
            <text:p>1,1880695491</text:p>
          </table:table-cell>
          <table:table-cell table:formula="of:=[Mean.M12] + [ConfidenceDelta.N12]" office:value-type="float" office:value="1.23655938996891">
            <text:p>1,23655939</text:p>
          </table:table-cell>
          <table:table-cell table:formula="of:=[Mean.N12] + [ConfidenceDelta.O12]" office:value-type="float" office:value="1.28503675236565">
            <text:p>1,2850367524</text:p>
          </table:table-cell>
          <table:table-cell table:formula="of:=[Mean.O12] + [ConfidenceDelta.P12]" office:value-type="float" office:value="1.33350140161064">
            <text:p>1,3335014016</text:p>
          </table:table-cell>
          <table:table-cell table:formula="of:=[Mean.P12] + [ConfidenceDelta.Q12]" office:value-type="float" office:value="1.38195309553652">
            <text:p>1,3819530955</text:p>
          </table:table-cell>
          <table:table-cell table:formula="of:=[Mean.Q12] + [ConfidenceDelta.R12]" office:value-type="float" office:value="1.43039158418865">
            <text:p>1,4303915842</text:p>
          </table:table-cell>
          <table:table-cell table:formula="of:=[Mean.R12] + [ConfidenceDelta.S12]" office:value-type="float" office:value="1.47881660946993">
            <text:p>1,4788166095</text:p>
          </table:table-cell>
          <table:table-cell table:formula="of:=[Mean.S12] + [ConfidenceDelta.T12]" office:value-type="float" office:value="1.5272279047646">
            <text:p>1,5272279048</text:p>
          </table:table-cell>
          <table:table-cell table:formula="of:=[Mean.T12] + [ConfidenceDelta.U12]" office:value-type="float" office:value="1.57562519453925">
            <text:p>1,5756251945</text:p>
          </table:table-cell>
          <table:table-cell table:formula="of:=[Mean.U12] + [ConfidenceDelta.V12]" office:value-type="float" office:value="1.62400819391965">
            <text:p>1,6240081939</text:p>
          </table:table-cell>
          <table:table-cell table:formula="of:=[Mean.V12] + [ConfidenceDelta.W12]" office:value-type="float" office:value="1.67237660824128">
            <text:p>1,6723766082</text:p>
          </table:table-cell>
          <table:table-cell table:formula="of:=[Mean.W12] + [ConfidenceDelta.X12]" office:value-type="float" office:value="1.7207301325717">
            <text:p>1,7207301326</text:p>
          </table:table-cell>
          <table:table-cell table:formula="of:=[Mean.X12] + [ConfidenceDelta.Y12]" office:value-type="float" office:value="1.76906845120253">
            <text:p>1,7690684512</text:p>
          </table:table-cell>
          <table:table-cell table:formula="of:=[Mean.Y12] + [ConfidenceDelta.Z12]" office:value-type="float" office:value="1.81739123710871">
            <text:p>1,8173912371</text:p>
          </table:table-cell>
          <table:table-cell table:formula="of:=[Mean.Z12] + [ConfidenceDelta.AA12]" office:value-type="float" office:value="1.86569815137224">
            <text:p>1,8656981514</text:p>
          </table:table-cell>
          <table:table-cell table:formula="of:=99" office:value-type="float" office:value="99">
            <text:p>99</text:p>
          </table:table-cell>
          <table:table-cell table:formula="of:=[Mean.AB12] - [ConfidenceDelta.AC12]" office:value-type="float" office:value="-0.305849125952117">
            <text:p>-0,305849126</text:p>
          </table:table-cell>
          <table:table-cell table:formula="of:=[Mean.AC12] - [ConfidenceDelta.AD12]" office:value-type="float" office:value="-0.249516728552871">
            <text:p>-0,2495167286</text:p>
          </table:table-cell>
          <table:table-cell table:formula="of:=[Mean.AD12] - [ConfidenceDelta.AE12]" office:value-type="float" office:value="-0.19317327478938">
            <text:p>-0,1931732748</text:p>
          </table:table-cell>
          <table:table-cell table:formula="of:=[Mean.AE12] - [ConfidenceDelta.AF12]" office:value-type="float" office:value="-0.136818577786162">
            <text:p>-0,1368185778</text:p>
          </table:table-cell>
          <table:table-cell table:formula="of:=[Mean.AF12] - [ConfidenceDelta.AG12]" office:value-type="float" office:value="-0.0804524453433521">
            <text:p>-0,0804524453</text:p>
          </table:table-cell>
          <table:table-cell table:formula="of:=[Mean.AG12] - [ConfidenceDelta.AH12]" office:value-type="float" office:value="-0.0240746797218637">
            <text:p>-0,0240746797</text:p>
          </table:table-cell>
          <table:table-cell table:formula="of:=[Mean.AH12] - [ConfidenceDelta.AI12]" office:value-type="float" office:value="0.0323149225827143">
            <text:p>0,0323149226</text:p>
          </table:table-cell>
          <table:table-cell table:formula="of:=[Mean.AI12] - [ConfidenceDelta.AJ12]" office:value-type="float" office:value="0.0887165710782336">
            <text:p>0,0887165711</text:p>
          </table:table-cell>
          <table:table-cell table:formula="of:=[Mean.AJ12] - [ConfidenceDelta.AK12]" office:value-type="float" office:value="0.145130481526896">
            <text:p>0,1451304815</text:p>
          </table:table-cell>
          <table:table-cell table:formula="of:=[Mean.AK12] - [ConfidenceDelta.AL12]" office:value-type="float" office:value="0.201556876209811">
            <text:p>0,2015568762</text:p>
          </table:table-cell>
          <table:table-cell table:formula="of:=[Mean.AL12] - [ConfidenceDelta.AM12]" office:value-type="float" office:value="0.25799598420611">
            <text:p>0,2579959842</text:p>
          </table:table-cell>
          <table:table-cell table:formula="of:=[Mean.AM12] - [ConfidenceDelta.AN12]" office:value-type="float" office:value="0.31444804168763">
            <text:p>0,3144480417</text:p>
          </table:table-cell>
          <table:table-cell table:formula="of:=[Mean.AN12] - [ConfidenceDelta.AO12]" office:value-type="float" office:value="0.370913292230213">
            <text:p>0,3709132922</text:p>
          </table:table-cell>
          <table:table-cell table:formula="of:=[Mean.AO12] - [ConfidenceDelta.AP12]" office:value-type="float" office:value="0.427391987142807">
            <text:p>0,4273919871</text:p>
          </table:table-cell>
          <table:table-cell table:formula="of:=[Mean.AP12] - [ConfidenceDelta.AQ12]" office:value-type="float" office:value="0.483884385815607">
            <text:p>0,4838843858</text:p>
          </table:table-cell>
          <table:table-cell table:formula="of:=[Mean.AQ12] - [ConfidenceDelta.AR12]" office:value-type="float" office:value="0.540390756088618">
            <text:p>0,5403907561</text:p>
          </table:table-cell>
          <table:table-cell table:formula="of:=[Mean.AR12] - [ConfidenceDelta.AS12]" office:value-type="float" office:value="0.596911374642113">
            <text:p>0,5969113746</text:p>
          </table:table-cell>
          <table:table-cell table:formula="of:=[Mean.AS12] - [ConfidenceDelta.AT12]" office:value-type="float" office:value="0.6534465274106">
            <text:p>0,6534465274</text:p>
          </table:table-cell>
          <table:table-cell table:formula="of:=[Mean.AT12] - [ConfidenceDelta.AU12]" office:value-type="float" office:value="0.709996510022045">
            <text:p>0,70999651</text:p>
          </table:table-cell>
          <table:table-cell table:formula="of:=[Mean.AU12] - [ConfidenceDelta.AV12]" office:value-type="float" office:value="0.76656162826428">
            <text:p>0,7665616283</text:p>
          </table:table-cell>
          <table:table-cell table:formula="of:=[Mean.AV12] - [ConfidenceDelta.AW12]" office:value-type="float" office:value="0.823142198580655">
            <text:p>0,8231421986</text:p>
          </table:table-cell>
          <table:table-cell table:formula="of:=[Mean.AW12] - [ConfidenceDelta.AX12]" office:value-type="float" office:value="0.879738548597224">
            <text:p>0,8797385486</text:p>
          </table:table-cell>
          <table:table-cell table:formula="of:=[Mean.AX12] - [ConfidenceDelta.AY12]" office:value-type="float" office:value="0.936351017683947">
            <text:p>0,9363510177</text:p>
          </table:table-cell>
          <table:table-cell table:formula="of:=[Mean.AY12] - [ConfidenceDelta.AZ12]" office:value-type="float" office:value="0.992979957552634">
            <text:p>0,9929799576</text:p>
          </table:table-cell>
          <table:table-cell table:formula="of:=[Mean.AZ12] - [ConfidenceDelta.BA12]" office:value-type="float" office:value="1.0496257328946">
            <text:p>1,0496257329</text:p>
          </table:table-cell>
          <table:table-cell table:formula="of:=99" office:value-type="float" office:value="99">
            <text:p>99</text:p>
          </table:table-cell>
          <table:table-cell table:formula="of:=[Mean.AB12] + [ConfidenceDelta.AC12]" office:value-type="float" office:value="0.41454477812603">
            <text:p>0,4145447781</text:p>
          </table:table-cell>
          <table:table-cell table:formula="of:=[Mean.AC12] + [ConfidenceDelta.AD12]" office:value-type="float" office:value="0.466908032900697">
            <text:p>0,4669080329</text:p>
          </table:table-cell>
          <table:table-cell table:formula="of:=[Mean.AD12] + [ConfidenceDelta.AE12]" office:value-type="float" office:value="0.519260231311119">
            <text:p>0,5192602313</text:p>
          </table:table-cell>
          <table:table-cell table:formula="of:=[Mean.AE12] + [ConfidenceDelta.AF12]" office:value-type="float" office:value="0.571601186481814">
            <text:p>0,5716011865</text:p>
          </table:table-cell>
          <table:table-cell table:formula="of:=[Mean.AF12] + [ConfidenceDelta.AG12]" office:value-type="float" office:value="0.623930706212917">
            <text:p>0,6239307062</text:p>
          </table:table-cell>
          <table:table-cell table:formula="of:=[Mean.AG12] + [ConfidenceDelta.AH12]" office:value-type="float" office:value="0.676248592765342">
            <text:p>0,6762485928</text:p>
          </table:table-cell>
          <table:table-cell table:formula="of:=[Mean.AH12] + [ConfidenceDelta.AI12]" office:value-type="float" office:value="0.728554642634677">
            <text:p>0,7285546426</text:p>
          </table:table-cell>
          <table:table-cell table:formula="of:=[Mean.AI12] + [ConfidenceDelta.AJ12]" office:value-type="float" office:value="0.780848646313071">
            <text:p>0,7808486463</text:p>
          </table:table-cell>
          <table:table-cell table:formula="of:=[Mean.AJ12] + [ConfidenceDelta.AK12]" office:value-type="float" office:value="0.833130388038321">
            <text:p>0,833130388</text:p>
          </table:table-cell>
          <table:table-cell table:formula="of:=[Mean.AK12] + [ConfidenceDelta.AL12]" office:value-type="float" office:value="0.88539964552932">
            <text:p>0,8853996455</text:p>
          </table:table-cell>
          <table:table-cell table:formula="of:=[Mean.AL12] + [ConfidenceDelta.AM12]" office:value-type="float" office:value="0.937656189706934">
            <text:p>0,9376561897</text:p>
          </table:table-cell>
          <table:table-cell table:formula="of:=[Mean.AM12] + [ConfidenceDelta.AN12]" office:value-type="float" office:value="0.989899784399327">
            <text:p>0,9898997844</text:p>
          </table:table-cell>
          <table:table-cell table:formula="of:=[Mean.AN12] + [ConfidenceDelta.AO12]" office:value-type="float" office:value="1.04213018603066">
            <text:p>1,042130186</text:p>
          </table:table-cell>
          <table:table-cell table:formula="of:=[Mean.AO12] + [ConfidenceDelta.AP12]" office:value-type="float" office:value="1.09434714329198">
            <text:p>1,0943471433</text:p>
          </table:table-cell>
          <table:table-cell table:formula="of:=[Mean.AP12] + [ConfidenceDelta.AQ12]" office:value-type="float" office:value="1.14655039679309">
            <text:p>1,1465503968</text:p>
          </table:table-cell>
          <table:table-cell table:formula="of:=[Mean.AQ12] + [ConfidenceDelta.AR12]" office:value-type="float" office:value="1.19873967869399">
            <text:p>1,1987396787</text:p>
          </table:table-cell>
          <table:table-cell table:formula="of:=[Mean.AR12] + [ConfidenceDelta.AS12]" office:value-type="float" office:value="1.25091471231441">
            <text:p>1,2509147123</text:p>
          </table:table-cell>
          <table:table-cell table:formula="of:=[Mean.AS12] + [ConfidenceDelta.AT12]" office:value-type="float" office:value="1.30307521171984">
            <text:p>1,3030752117</text:p>
          </table:table-cell>
          <table:table-cell table:formula="of:=[Mean.AT12] + [ConfidenceDelta.AU12]" office:value-type="float" office:value="1.3552208812823">
            <text:p>1,3552208813</text:p>
          </table:table-cell>
          <table:table-cell table:formula="of:=[Mean.AU12] + [ConfidenceDelta.AV12]" office:value-type="float" office:value="1.40735141521398">
            <text:p>1,4073514152</text:p>
          </table:table-cell>
          <table:table-cell table:formula="of:=[Mean.AV12] + [ConfidenceDelta.AW12]" office:value-type="float" office:value="1.45946649707152">
            <text:p>1,4594664971</text:p>
          </table:table-cell>
          <table:table-cell table:formula="of:=[Mean.AW12] + [ConfidenceDelta.AX12]" office:value-type="float" office:value="1.51156579922886">
            <text:p>1,5115657992</text:p>
          </table:table-cell>
          <table:table-cell table:formula="of:=[Mean.AX12] + [ConfidenceDelta.AY12]" office:value-type="float" office:value="1.56364898231605">
            <text:p>1,5636489823</text:p>
          </table:table-cell>
          <table:table-cell table:formula="of:=[Mean.AY12] + [ConfidenceDelta.AZ12]" office:value-type="float" office:value="1.61571569462128">
            <text:p>1,6157156946</text:p>
          </table:table-cell>
          <table:table-cell table:formula="of:=[Mean.AZ12] + [ConfidenceDelta.BA12]" office:value-type="float" office:value="1.66776557145322">
            <text:p>1,667765571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3]+1" office:value-type="float" office:value="6">
            <text:p>6</text:p>
          </table:table-cell>
          <table:table-cell table:formula="of:=[Mean.B13] - [ConfidenceDelta.C13]" office:value-type="float" office:value="0.0439750377740551">
            <text:p>0,0439750378</text:p>
          </table:table-cell>
          <table:table-cell table:formula="of:=[Mean.C13] - [ConfidenceDelta.D13]" office:value-type="float" office:value="0.106653415641827">
            <text:p>0,1066534156</text:p>
          </table:table-cell>
          <table:table-cell table:formula="of:=[Mean.D13] - [ConfidenceDelta.E13]" office:value-type="float" office:value="0.169343211494807">
            <text:p>0,1693432115</text:p>
          </table:table-cell>
          <table:table-cell table:formula="of:=[Mean.E13] - [ConfidenceDelta.F13]" office:value-type="float" office:value="0.232044616170176">
            <text:p>0,2320446162</text:p>
          </table:table-cell>
          <table:table-cell table:formula="of:=[Mean.F13] - [ConfidenceDelta.G13]" office:value-type="float" office:value="0.294757825881101">
            <text:p>0,2947578259</text:p>
          </table:table-cell>
          <table:table-cell table:formula="of:=[Mean.G13] - [ConfidenceDelta.H13]" office:value-type="float" office:value="0.357483042431184">
            <text:p>0,3574830424</text:p>
          </table:table-cell>
          <table:table-cell table:formula="of:=[Mean.H13] - [ConfidenceDelta.I13]" office:value-type="float" office:value="0.420220473440025">
            <text:p>0,4202204734</text:p>
          </table:table-cell>
          <table:table-cell table:formula="of:=[Mean.I13] - [ConfidenceDelta.J13]" office:value-type="float" office:value="0.482970332580627">
            <text:p>0,4829703326</text:p>
          </table:table-cell>
          <table:table-cell table:formula="of:=[Mean.J13] - [ConfidenceDelta.K13]" office:value-type="float" office:value="0.545732839829413">
            <text:p>0,5457328398</text:p>
          </table:table-cell>
          <table:table-cell table:formula="of:=[Mean.K13] - [ConfidenceDelta.L13]" office:value-type="float" office:value="0.608508221729668">
            <text:p>0,6085082217</text:p>
          </table:table-cell>
          <table:table-cell table:formula="of:=[Mean.L13] - [ConfidenceDelta.M13]" office:value-type="float" office:value="0.671296711669317">
            <text:p>0,6712967117</text:p>
          </table:table-cell>
          <table:table-cell table:formula="of:=[Mean.M13] - [ConfidenceDelta.N13]" office:value-type="float" office:value="0.734098550173988">
            <text:p>0,7340985502</text:p>
          </table:table-cell>
          <table:table-cell table:formula="of:=[Mean.N13] - [ConfidenceDelta.O13]" office:value-type="float" office:value="0.79691398521642">
            <text:p>0,7969139852</text:p>
          </table:table-cell>
          <table:table-cell table:formula="of:=[Mean.O13] - [ConfidenceDelta.P13]" office:value-type="float" office:value="0.859743272543313">
            <text:p>0,8597432725</text:p>
          </table:table-cell>
          <table:table-cell table:formula="of:=[Mean.P13] - [ConfidenceDelta.Q13]" office:value-type="float" office:value="0.922586676020878">
            <text:p>0,922586676</text:p>
          </table:table-cell>
          <table:table-cell table:formula="of:=[Mean.Q13] - [ConfidenceDelta.R13]" office:value-type="float" office:value="0.985444468000372">
            <text:p>0,985444468</text:p>
          </table:table-cell>
          <table:table-cell table:formula="of:=[Mean.R13] - [ConfidenceDelta.S13]" office:value-type="float" office:value="1.04831692970508">
            <text:p>1,0483169297</text:p>
          </table:table-cell>
          <table:table-cell table:formula="of:=[Mean.S13] - [ConfidenceDelta.T13]" office:value-type="float" office:value="1.11120435164028">
            <text:p>1,1112043516</text:p>
          </table:table-cell>
          <table:table-cell table:formula="of:=[Mean.T13] - [ConfidenceDelta.U13]" office:value-type="float" office:value="1.17410703402788">
            <text:p>1,174107034</text:p>
          </table:table-cell>
          <table:table-cell table:formula="of:=[Mean.U13] - [ConfidenceDelta.V13]" office:value-type="float" office:value="1.23702528726763">
            <text:p>1,2370252873</text:p>
          </table:table-cell>
          <table:table-cell table:formula="of:=[Mean.V13] - [ConfidenceDelta.W13]" office:value-type="float" office:value="1.2999594324268">
            <text:p>1,2999594324</text:p>
          </table:table-cell>
          <table:table-cell table:formula="of:=[Mean.W13] - [ConfidenceDelta.X13]" office:value-type="float" office:value="1.36290980176058">
            <text:p>1,3629098018</text:p>
          </table:table-cell>
          <table:table-cell table:formula="of:=[Mean.X13] - [ConfidenceDelta.Y13]" office:value-type="float" office:value="1.42587673926568">
            <text:p>1,4258767393</text:p>
          </table:table-cell>
          <table:table-cell table:formula="of:=[Mean.Y13] - [ConfidenceDelta.Z13]" office:value-type="float" office:value="1.4888606012695">
            <text:p>1,4888606013</text:p>
          </table:table-cell>
          <table:table-cell table:formula="of:=[Mean.Z13] - [ConfidenceDelta.AA13]" office:value-type="float" office:value="1.55186175705797">
            <text:p>1,5518617571</text:p>
          </table:table-cell>
          <table:table-cell table:formula="of:=99" office:value-type="float" office:value="99">
            <text:p>99</text:p>
          </table:table-cell>
          <table:table-cell table:formula="of:=[Mean.B13] + [ConfidenceDelta.C13]" office:value-type="float" office:value="0.804509810710793">
            <text:p>0,8045098107</text:p>
          </table:table-cell>
          <table:table-cell table:formula="of:=[Mean.C13] + [ConfidenceDelta.D13]" office:value-type="float" office:value="0.863043554055143">
            <text:p>0,8630435541</text:p>
          </table:table-cell>
          <table:table-cell table:formula="of:=[Mean.D13] + [ConfidenceDelta.E13]" office:value-type="float" office:value="0.921565879414283">
            <text:p>0,9215658794</text:p>
          </table:table-cell>
          <table:table-cell table:formula="of:=[Mean.E13] + [ConfidenceDelta.F13]" office:value-type="float" office:value="0.980076595951036">
            <text:p>0,980076596</text:p>
          </table:table-cell>
          <table:table-cell table:formula="of:=[Mean.F13] + [ConfidenceDelta.G13]" office:value-type="float" office:value="1.03857550745223">
            <text:p>1,0385755075</text:p>
          </table:table-cell>
          <table:table-cell table:formula="of:=[Mean.G13] + [ConfidenceDelta.H13]" office:value-type="float" office:value="1.09706241211427">
            <text:p>1,0970624121</text:p>
          </table:table-cell>
          <table:table-cell table:formula="of:=[Mean.H13] + [ConfidenceDelta.I13]" office:value-type="float" office:value="1.15553710231755">
            <text:p>1,1555371023</text:p>
          </table:table-cell>
          <table:table-cell table:formula="of:=[Mean.I13] + [ConfidenceDelta.J13]" office:value-type="float" office:value="1.21399936438907">
            <text:p>1,2139993644</text:p>
          </table:table-cell>
          <table:table-cell table:formula="of:=[Mean.J13] + [ConfidenceDelta.K13]" office:value-type="float" office:value="1.2724489783524">
            <text:p>1,2724489784</text:p>
          </table:table-cell>
          <table:table-cell table:formula="of:=[Mean.K13] + [ConfidenceDelta.L13]" office:value-type="float" office:value="1.33088571766427">
            <text:p>1,3308857177</text:p>
          </table:table-cell>
          <table:table-cell table:formula="of:=[Mean.L13] + [ConfidenceDelta.M13]" office:value-type="float" office:value="1.38930934893674">
            <text:p>1,3893093489</text:p>
          </table:table-cell>
          <table:table-cell table:formula="of:=[Mean.M13] + [ConfidenceDelta.N13]" office:value-type="float" office:value="1.44771963164419">
            <text:p>1,4477196316</text:p>
          </table:table-cell>
          <table:table-cell table:formula="of:=[Mean.N13] + [ConfidenceDelta.O13]" office:value-type="float" office:value="1.50611631781388">
            <text:p>1,5061163178</text:p>
          </table:table-cell>
          <table:table-cell table:formula="of:=[Mean.O13] + [ConfidenceDelta.P13]" office:value-type="float" office:value="1.56449915169911">
            <text:p>1,5644991517</text:p>
          </table:table-cell>
          <table:table-cell table:formula="of:=[Mean.P13] + [ConfidenceDelta.Q13]" office:value-type="float" office:value="1.62286786943367">
            <text:p>1,6228678694</text:p>
          </table:table-cell>
          <table:table-cell table:formula="of:=[Mean.Q13] + [ConfidenceDelta.R13]" office:value-type="float" office:value="1.68122219866629">
            <text:p>1,6812221987</text:p>
          </table:table-cell>
          <table:table-cell table:formula="of:=[Mean.R13] + [ConfidenceDelta.S13]" office:value-type="float" office:value="1.73956185817371">
            <text:p>1,7395618582</text:p>
          </table:table-cell>
          <table:table-cell table:formula="of:=[Mean.S13] + [ConfidenceDelta.T13]" office:value-type="float" office:value="1.79788655745063">
            <text:p>1,7978865575</text:p>
          </table:table-cell>
          <table:table-cell table:formula="of:=[Mean.T13] + [ConfidenceDelta.U13]" office:value-type="float" office:value="1.85619599627515">
            <text:p>1,8561959963</text:p>
          </table:table-cell>
          <table:table-cell table:formula="of:=[Mean.U13] + [ConfidenceDelta.V13]" office:value-type="float" office:value="1.91448986424752">
            <text:p>1,9144898642</text:p>
          </table:table-cell>
          <table:table-cell table:formula="of:=[Mean.V13] + [ConfidenceDelta.W13]" office:value-type="float" office:value="1.97276784030048">
            <text:p>1,9727678403</text:p>
          </table:table-cell>
          <table:table-cell table:formula="of:=[Mean.W13] + [ConfidenceDelta.X13]" office:value-type="float" office:value="2.03102959217881">
            <text:p>2,0310295922</text:p>
          </table:table-cell>
          <table:table-cell table:formula="of:=[Mean.X13] + [ConfidenceDelta.Y13]" office:value-type="float" office:value="2.08927477588583">
            <text:p>2,0892747759</text:p>
          </table:table-cell>
          <table:table-cell table:formula="of:=[Mean.Y13] + [ConfidenceDelta.Z13]" office:value-type="float" office:value="2.14750303509414">
            <text:p>2,1475030351</text:p>
          </table:table-cell>
          <table:table-cell table:formula="of:=[Mean.Z13] + [ConfidenceDelta.AA13]" office:value-type="float" office:value="2.20571400051779">
            <text:p>2,2057140005</text:p>
          </table:table-cell>
          <table:table-cell table:formula="of:=99" office:value-type="float" office:value="99">
            <text:p>99</text:p>
          </table:table-cell>
          <table:table-cell table:formula="of:=[Mean.AB13] - [ConfidenceDelta.AC13]" office:value-type="float" office:value="-0.327254179955298">
            <text:p>-0,32725418</text:p>
          </table:table-cell>
          <table:table-cell table:formula="of:=[Mean.AC13] - [ConfidenceDelta.AD13]" office:value-type="float" office:value="-0.259874394391916">
            <text:p>-0,2598743944</text:p>
          </table:table-cell>
          <table:table-cell table:formula="of:=[Mean.AD13] - [ConfidenceDelta.AE13]" office:value-type="float" office:value="-0.192482561784206">
            <text:p>-0,1924825618</text:p>
          </table:table-cell>
          <table:table-cell table:formula="of:=[Mean.AE13] - [ConfidenceDelta.AF13]" office:value-type="float" office:value="-0.12507847851214">
            <text:p>-0,1250784785</text:p>
          </table:table-cell>
          <table:table-cell table:formula="of:=[Mean.AF13] - [ConfidenceDelta.AG13]" office:value-type="float" office:value="-0.0576619351542257">
            <text:p>-0,0576619352</text:p>
          </table:table-cell>
          <table:table-cell table:formula="of:=[Mean.AG13] - [ConfidenceDelta.AH13]" office:value-type="float" office:value="0.00976728374657926">
            <text:p>0,0097672837</text:p>
          </table:table-cell>
          <table:table-cell table:formula="of:=[Mean.AH13] - [ConfidenceDelta.AI13]" office:value-type="float" office:value="0.0772093999292307">
            <text:p>0,0772093999</text:p>
          </table:table-cell>
          <table:table-cell table:formula="of:=[Mean.AI13] - [ConfidenceDelta.AJ13]" office:value-type="float" office:value="0.144664641674049">
            <text:p>0,1446646417</text:p>
          </table:table-cell>
          <table:table-cell table:formula="of:=[Mean.AJ13] - [ConfidenceDelta.AK13]" office:value-type="float" office:value="0.212133244076113">
            <text:p>0,2121332441</text:p>
          </table:table-cell>
          <table:table-cell table:formula="of:=[Mean.AK13] - [ConfidenceDelta.AL13]" office:value-type="float" office:value="0.279615449333517">
            <text:p>0,2796154493</text:p>
          </table:table-cell>
          <table:table-cell table:formula="of:=[Mean.AL13] - [ConfidenceDelta.AM13]" office:value-type="float" office:value="0.347111507051504">
            <text:p>0,3471115071</text:p>
          </table:table-cell>
          <table:table-cell table:formula="of:=[Mean.AM13] - [ConfidenceDelta.AN13]" office:value-type="float" office:value="0.414621674563544">
            <text:p>0,4146216746</text:p>
          </table:table-cell>
          <table:table-cell table:formula="of:=[Mean.AN13] - [ConfidenceDelta.AO13]" office:value-type="float" office:value="0.482146217270531">
            <text:p>0,4821462173</text:p>
          </table:table-cell>
          <table:table-cell table:formula="of:=[Mean.AO13] - [ConfidenceDelta.AP13]" office:value-type="float" office:value="0.549685408999374">
            <text:p>0,549685409</text:p>
          </table:table-cell>
          <table:table-cell table:formula="of:=[Mean.AP13] - [ConfidenceDelta.AQ13]" office:value-type="float" office:value="0.617239532382329">
            <text:p>0,6172395324</text:p>
          </table:table-cell>
          <table:table-cell table:formula="of:=[Mean.AQ13] - [ConfidenceDelta.AR13]" office:value-type="float" office:value="0.684808879258589">
            <text:p>0,6848088793</text:p>
          </table:table-cell>
          <table:table-cell table:formula="of:=[Mean.AR13] - [ConfidenceDelta.AS13]" office:value-type="float" office:value="0.752393751099727">
            <text:p>0,7523937511</text:p>
          </table:table-cell>
          <table:table-cell table:formula="of:=[Mean.AS13] - [ConfidenceDelta.AT13]" office:value-type="float" office:value="0.819994459460753">
            <text:p>0,8199944595</text:p>
          </table:table-cell>
          <table:table-cell table:formula="of:=[Mean.AT13] - [ConfidenceDelta.AU13]" office:value-type="float" office:value="0.887611326458699">
            <text:p>0,8876113265</text:p>
          </table:table-cell>
          <table:table-cell table:formula="of:=[Mean.AU13] - [ConfidenceDelta.AV13]" office:value-type="float" office:value="0.955244685280811">
            <text:p>0,9552446853</text:p>
          </table:table-cell>
          <table:table-cell table:formula="of:=[Mean.AV13] - [ConfidenceDelta.AW13]" office:value-type="float" office:value="1.02289488072462">
            <text:p>1,0228948807</text:p>
          </table:table-cell>
          <table:table-cell table:formula="of:=[Mean.AW13] - [ConfidenceDelta.AX13]" office:value-type="float" office:value="1.09056226977235">
            <text:p>1,0905622698</text:p>
          </table:table-cell>
          <table:table-cell table:formula="of:=[Mean.AX13] - [ConfidenceDelta.AY13]" office:value-type="float" office:value="1.15824722220243">
            <text:p>1,1582472222</text:p>
          </table:table-cell>
          <table:table-cell table:formula="of:=[Mean.AY13] - [ConfidenceDelta.AZ13]" office:value-type="float" office:value="1.22595012124101">
            <text:p>1,2259501212</text:p>
          </table:table-cell>
          <table:table-cell table:formula="of:=[Mean.AZ13] - [ConfidenceDelta.BA13]" office:value-type="float" office:value="1.29367136425672">
            <text:p>1,2936713643</text:p>
          </table:table-cell>
          <table:table-cell table:formula="of:=99" office:value-type="float" office:value="99">
            <text:p>99</text:p>
          </table:table-cell>
          <table:table-cell table:formula="of:=[Mean.AB13] + [ConfidenceDelta.AC13]" office:value-type="float" office:value="0.457688962563994">
            <text:p>0,4576889626</text:p>
          </table:table-cell>
          <table:table-cell table:formula="of:=[Mean.AC13] + [ConfidenceDelta.AD13]" office:value-type="float" office:value="0.520743959609307">
            <text:p>0,5207439596</text:p>
          </table:table-cell>
          <table:table-cell table:formula="of:=[Mean.AD13] + [ConfidenceDelta.AE13]" office:value-type="float" office:value="0.583786909610293">
            <text:p>0,5837869096</text:p>
          </table:table-cell>
          <table:table-cell table:formula="of:=[Mean.AE13] + [ConfidenceDelta.AF13]" office:value-type="float" office:value="0.646817608946923">
            <text:p>0,6468176089</text:p>
          </table:table-cell>
          <table:table-cell table:formula="of:=[Mean.AF13] + [ConfidenceDelta.AG13]" office:value-type="float" office:value="0.709835848197704">
            <text:p>0,7098358482</text:p>
          </table:table-cell>
          <table:table-cell table:formula="of:=[Mean.AG13] + [ConfidenceDelta.AH13]" office:value-type="float" office:value="0.772841411905595">
            <text:p>0,7728414119</text:p>
          </table:table-cell>
          <table:table-cell table:formula="of:=[Mean.AH13] + [ConfidenceDelta.AI13]" office:value-type="float" office:value="0.835834078331639">
            <text:p>0,8358340783</text:p>
          </table:table-cell>
          <table:table-cell table:formula="of:=[Mean.AI13] + [ConfidenceDelta.AJ13]" office:value-type="float" office:value="0.898813619195516">
            <text:p>0,8988136192</text:p>
          </table:table-cell>
          <table:table-cell table:formula="of:=[Mean.AJ13] + [ConfidenceDelta.AK13]" office:value-type="float" office:value="0.961779799402147">
            <text:p>0,9617797994</text:p>
          </table:table-cell>
          <table:table-cell table:formula="of:=[Mean.AK13] + [ConfidenceDelta.AL13]" office:value-type="float" office:value="1.02473237675344">
            <text:p>1,0247323768</text:p>
          </table:table-cell>
          <table:table-cell table:formula="of:=[Mean.AL13] + [ConfidenceDelta.AM13]" office:value-type="float" office:value="1.08767110164415">
            <text:p>1,0876711016</text:p>
          </table:table-cell>
          <table:table-cell table:formula="of:=[Mean.AM13] + [ConfidenceDelta.AN13]" office:value-type="float" office:value="1.1505957167408">
            <text:p>1,1505957167</text:p>
          </table:table-cell>
          <table:table-cell table:formula="of:=[Mean.AN13] + [ConfidenceDelta.AO13]" office:value-type="float" office:value="1.21350595664251">
            <text:p>1,2135059566</text:p>
          </table:table-cell>
          <table:table-cell table:formula="of:=[Mean.AO13] + [ConfidenceDelta.AP13]" office:value-type="float" office:value="1.27640154752237">
            <text:p>1,2764015475</text:p>
          </table:table-cell>
          <table:table-cell table:formula="of:=[Mean.AP13] + [ConfidenceDelta.AQ13]" office:value-type="float" office:value="1.33928220674811">
            <text:p>1,3392822067</text:p>
          </table:table-cell>
          <table:table-cell table:formula="of:=[Mean.AQ13] + [ConfidenceDelta.AR13]" office:value-type="float" office:value="1.40214764248054">
            <text:p>1,4021476425</text:p>
          </table:table-cell>
          <table:table-cell table:formula="of:=[Mean.AR13] + [ConfidenceDelta.AS13]" office:value-type="float" office:value="1.4649975532481">
            <text:p>1,4649975532</text:p>
          </table:table-cell>
          <table:table-cell table:formula="of:=[Mean.AS13] + [ConfidenceDelta.AT13]" office:value-type="float" office:value="1.52783162749577">
            <text:p>1,5278316275</text:p>
          </table:table-cell>
          <table:table-cell table:formula="of:=[Mean.AT13] + [ConfidenceDelta.AU13]" office:value-type="float" office:value="1.59064954310652">
            <text:p>1,5906495431</text:p>
          </table:table-cell>
          <table:table-cell table:formula="of:=[Mean.AU13] + [ConfidenceDelta.AV13]" office:value-type="float" office:value="1.6534509668931">
            <text:p>1,6534509669</text:p>
          </table:table-cell>
          <table:table-cell table:formula="of:=[Mean.AV13] + [ConfidenceDelta.AW13]" office:value-type="float" office:value="1.71623555405799">
            <text:p>1,7162355541</text:p>
          </table:table-cell>
          <table:table-cell table:formula="of:=[Mean.AW13] + [ConfidenceDelta.AX13]" office:value-type="float" office:value="1.77900294761896">
            <text:p>1,7790029476</text:p>
          </table:table-cell>
          <table:table-cell table:formula="of:=[Mean.AX13] + [ConfidenceDelta.AY13]" office:value-type="float" office:value="1.84175277779757">
            <text:p>1,8417527778</text:p>
          </table:table-cell>
          <table:table-cell table:formula="of:=[Mean.AY13] + [ConfidenceDelta.AZ13]" office:value-type="float" office:value="1.90448466136769">
            <text:p>1,9044846614</text:p>
          </table:table-cell>
          <table:table-cell table:formula="of:=[Mean.AZ13] + [ConfidenceDelta.BA13]" office:value-type="float" office:value="1.96719820096068">
            <text:p>1,96719820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4]+1" office:value-type="float" office:value="7">
            <text:p>7</text:p>
          </table:table-cell>
          <table:table-cell table:formula="of:=[Mean.B14] - [ConfidenceDelta.C14]" office:value-type="float" office:value="0.0864279985263848">
            <text:p>0,0864279985</text:p>
          </table:table-cell>
          <table:table-cell table:formula="of:=[Mean.C14] - [ConfidenceDelta.D14]" office:value-type="float" office:value="0.159361360992736">
            <text:p>0,159361361</text:p>
          </table:table-cell>
          <table:table-cell table:formula="of:=[Mean.D14] - [ConfidenceDelta.E14]" office:value-type="float" office:value="0.232306989807898">
            <text:p>0,2323069898</text:p>
          </table:table-cell>
          <table:table-cell table:formula="of:=[Mean.E14] - [ConfidenceDelta.F14]" office:value-type="float" office:value="0.305265089988373">
            <text:p>0,30526509</text:p>
          </table:table-cell>
          <table:table-cell table:formula="of:=[Mean.F14] - [ConfidenceDelta.G14]" office:value-type="float" office:value="0.378235872326096">
            <text:p>0,3782358723</text:p>
          </table:table-cell>
          <table:table-cell table:formula="of:=[Mean.G14] - [ConfidenceDelta.H14]" office:value-type="float" office:value="0.451219553618802">
            <text:p>0,4512195536</text:p>
          </table:table-cell>
          <table:table-cell table:formula="of:=[Mean.H14] - [ConfidenceDelta.I14]" office:value-type="float" office:value="0.524216356912362">
            <text:p>0,5242163569</text:p>
          </table:table-cell>
          <table:table-cell table:formula="of:=[Mean.I14] - [ConfidenceDelta.J14]" office:value-type="float" office:value="0.59722651175582">
            <text:p>0,5972265118</text:p>
          </table:table-cell>
          <table:table-cell table:formula="of:=[Mean.J14] - [ConfidenceDelta.K14]" office:value-type="float" office:value="0.670250254469986">
            <text:p>0,6702502545</text:p>
          </table:table-cell>
          <table:table-cell table:formula="of:=[Mean.K14] - [ConfidenceDelta.L14]" office:value-type="float" office:value="0.743287828430458">
            <text:p>0,7432878284</text:p>
          </table:table-cell>
          <table:table-cell table:formula="of:=[Mean.L14] - [ConfidenceDelta.M14]" office:value-type="float" office:value="0.816339484366031">
            <text:p>0,8163394844</text:p>
          </table:table-cell>
          <table:table-cell table:formula="of:=[Mean.M14] - [ConfidenceDelta.N14]" office:value-type="float" office:value="0.889405480673544">
            <text:p>0,8894054807</text:p>
          </table:table-cell>
          <table:table-cell table:formula="of:=[Mean.N14] - [ConfidenceDelta.O14]" office:value-type="float" office:value="0.962486083750265">
            <text:p>0,9624860838</text:p>
          </table:table-cell>
          <table:table-cell table:formula="of:=[Mean.O14] - [ConfidenceDelta.P14]" office:value-type="float" office:value="1.03558156834504">
            <text:p>1,0355815683</text:p>
          </table:table-cell>
          <table:table-cell table:formula="of:=[Mean.P14] - [ConfidenceDelta.Q14]" office:value-type="float" office:value="1.10869221792951">
            <text:p>1,1086922179</text:p>
          </table:table-cell>
          <table:table-cell table:formula="of:=[Mean.Q14] - [ConfidenceDelta.R14]" office:value-type="float" office:value="1.1818183250908">
            <text:p>1,1818183251</text:p>
          </table:table-cell>
          <table:table-cell table:formula="of:=[Mean.R14] - [ConfidenceDelta.S14]" office:value-type="float" office:value="1.25496019194727">
            <text:p>1,2549601919</text:p>
          </table:table-cell>
          <table:table-cell table:formula="of:=[Mean.S14] - [ConfidenceDelta.T14]" office:value-type="float" office:value="1.32811813058891">
            <text:p>1,3281181306</text:p>
          </table:table-cell>
          <table:table-cell table:formula="of:=[Mean.T14] - [ConfidenceDelta.U14]" office:value-type="float" office:value="1.40129246354434">
            <text:p>1,4012924635</text:p>
          </table:table-cell>
          <table:table-cell table:formula="of:=[Mean.U14] - [ConfidenceDelta.V14]" office:value-type="float" office:value="1.47448352427618">
            <text:p>1,4744835243</text:p>
          </table:table-cell>
          <table:table-cell table:formula="of:=[Mean.V14] - [ConfidenceDelta.W14]" office:value-type="float" office:value="1.54769165770721">
            <text:p>1,5476916577</text:p>
          </table:table-cell>
          <table:table-cell table:formula="of:=[Mean.W14] - [ConfidenceDelta.X14]" office:value-type="float" office:value="1.62091722077942">
            <text:p>1,6209172208</text:p>
          </table:table-cell>
          <table:table-cell table:formula="of:=[Mean.X14] - [ConfidenceDelta.Y14]" office:value-type="float" office:value="1.69416058304865">
            <text:p>1,694160583</text:p>
          </table:table-cell>
          <table:table-cell table:formula="of:=[Mean.Y14] - [ConfidenceDelta.Z14]" office:value-type="float" office:value="1.76742212731767">
            <text:p>1,7674221273</text:p>
          </table:table-cell>
          <table:table-cell table:formula="of:=[Mean.Z14] - [ConfidenceDelta.AA14]" office:value-type="float" office:value="1.84070225031062">
            <text:p>1,8407022503</text:p>
          </table:table-cell>
          <table:table-cell table:formula="of:=99" office:value-type="float" office:value="99">
            <text:p>99</text:p>
          </table:table-cell>
          <table:table-cell table:formula="of:=[Mean.B14] + [ConfidenceDelta.C14]" office:value-type="float" office:value="0.903470991372605">
            <text:p>0,9034709914</text:p>
          </table:table-cell>
          <table:table-cell table:formula="of:=[Mean.C14] + [ConfidenceDelta.D14]" office:value-type="float" office:value="0.971951770320395">
            <text:p>0,9719517703</text:p>
          </table:table-cell>
          <table:table-cell table:formula="of:=[Mean.D14] + [ConfidenceDelta.E14]" office:value-type="float" office:value="1.04042028291938">
            <text:p>1,0404202829</text:p>
          </table:table-cell>
          <table:table-cell table:formula="of:=[Mean.E14] + [ConfidenceDelta.F14]" office:value-type="float" office:value="1.10887632415304">
            <text:p>1,1088763242</text:p>
          </table:table-cell>
          <table:table-cell table:formula="of:=[Mean.F14] + [ConfidenceDelta.G14]" office:value-type="float" office:value="1.17731968322946">
            <text:p>1,1773196832</text:p>
          </table:table-cell>
          <table:table-cell table:formula="of:=[Mean.G14] + [ConfidenceDelta.H14]" office:value-type="float" office:value="1.24575014335089">
            <text:p>1,2457501434</text:p>
          </table:table-cell>
          <table:table-cell table:formula="of:=[Mean.H14] + [ConfidenceDelta.I14]" office:value-type="float" office:value="1.31416748147148">
            <text:p>1,3141674815</text:p>
          </table:table-cell>
          <table:table-cell table:formula="of:=[Mean.I14] + [ConfidenceDelta.J14]" office:value-type="float" office:value="1.38257146804216">
            <text:p>1,382571468</text:p>
          </table:table-cell>
          <table:table-cell table:formula="of:=[Mean.J14] + [ConfidenceDelta.K14]" office:value-type="float" office:value="1.45096186674213">
            <text:p>1,4509618667</text:p>
          </table:table-cell>
          <table:table-cell table:formula="of:=[Mean.K14] + [ConfidenceDelta.L14]" office:value-type="float" office:value="1.5193384341958">
            <text:p>1,5193384342</text:p>
          </table:table-cell>
          <table:table-cell table:formula="of:=[Mean.L14] + [ConfidenceDelta.M14]" office:value-type="float" office:value="1.58770091967437">
            <text:p>1,5877009197</text:p>
          </table:table-cell>
          <table:table-cell table:formula="of:=[Mean.M14] + [ConfidenceDelta.N14]" office:value-type="float" office:value="1.656049064781">
            <text:p>1,6560490648</text:p>
          </table:table-cell>
          <table:table-cell table:formula="of:=[Mean.N14] + [ConfidenceDelta.O14]" office:value-type="float" office:value="1.72438260311842">
            <text:p>1,7243826031</text:p>
          </table:table-cell>
          <table:table-cell table:formula="of:=[Mean.O14] + [ConfidenceDelta.P14]" office:value-type="float" office:value="1.79270125993779">
            <text:p>1,7927012599</text:p>
          </table:table-cell>
          <table:table-cell table:formula="of:=[Mean.P14] + [ConfidenceDelta.Q14]" office:value-type="float" office:value="1.86100475176746">
            <text:p>1,8610047518</text:p>
          </table:table-cell>
          <table:table-cell table:formula="of:=[Mean.Q14] + [ConfidenceDelta.R14]" office:value-type="float" office:value="1.92929278602031">
            <text:p>1,929292786</text:p>
          </table:table-cell>
          <table:table-cell table:formula="of:=[Mean.R14] + [ConfidenceDelta.S14]" office:value-type="float" office:value="1.99756506057799">
            <text:p>1,9975650606</text:p>
          </table:table-cell>
          <table:table-cell table:formula="of:=[Mean.S14] + [ConfidenceDelta.T14]" office:value-type="float" office:value="2.06582126335048">
            <text:p>2,0658212634</text:p>
          </table:table-cell>
          <table:table-cell table:formula="of:=[Mean.T14] + [ConfidenceDelta.U14]" office:value-type="float" office:value="2.1340610718092">
            <text:p>2,1340610718</text:p>
          </table:table-cell>
          <table:table-cell table:formula="of:=[Mean.U14] + [ConfidenceDelta.V14]" office:value-type="float" office:value="2.20228415249149">
            <text:p>2,2022841525</text:p>
          </table:table-cell>
          <table:table-cell table:formula="of:=[Mean.V14] + [ConfidenceDelta.W14]" office:value-type="float" office:value="2.2704901604746">
            <text:p>2,2704901605</text:p>
          </table:table-cell>
          <table:table-cell table:formula="of:=[Mean.W14] + [ConfidenceDelta.X14]" office:value-type="float" office:value="2.33867873881654">
            <text:p>2,3386787388</text:p>
          </table:table-cell>
          <table:table-cell table:formula="of:=[Mean.X14] + [ConfidenceDelta.Y14]" office:value-type="float" office:value="2.40684951796145">
            <text:p>2,406849518</text:p>
          </table:table-cell>
          <table:table-cell table:formula="of:=[Mean.Y14] + [ConfidenceDelta.Z14]" office:value-type="float" office:value="2.47500211510657">
            <text:p>2,4750021151</text:p>
          </table:table-cell>
          <table:table-cell table:formula="of:=[Mean.Z14] + [ConfidenceDelta.AA14]" office:value-type="float" office:value="2.54313613352776">
            <text:p>2,5431361335</text:p>
          </table:table-cell>
          <table:table-cell table:formula="of:=99" office:value-type="float" office:value="99">
            <text:p>99</text:p>
          </table:table-cell>
          <table:table-cell table:formula="of:=[Mean.AB14] - [ConfidenceDelta.AC14]" office:value-type="float" office:value="-0.345545503425905">
            <text:p>-0,3455455034</text:p>
          </table:table-cell>
          <table:table-cell table:formula="of:=[Mean.AC14] - [ConfidenceDelta.AD14]" office:value-type="float" office:value="-0.267135485369066">
            <text:p>-0,2671354854</text:p>
          </table:table-cell>
          <table:table-cell table:formula="of:=[Mean.AD14] - [ConfidenceDelta.AE14]" office:value-type="float" office:value="-0.188712525164803">
            <text:p>-0,1887125252</text:p>
          </table:table-cell>
          <table:table-cell table:formula="of:=[Mean.AE14] - [ConfidenceDelta.AF14]" office:value-type="float" office:value="-0.110276404063991">
            <text:p>-0,1102764041</text:p>
          </table:table-cell>
          <table:table-cell table:formula="of:=[Mean.AF14] - [ConfidenceDelta.AG14]" office:value-type="float" office:value="-0.0318268970849831">
            <text:p>-0,0318268971</text:p>
          </table:table-cell>
          <table:table-cell table:formula="of:=[Mean.AG14] - [ConfidenceDelta.AH14]" office:value-type="float" office:value="0.046636227237856">
            <text:p>0,0466362272</text:p>
          </table:table-cell>
          <table:table-cell table:formula="of:=[Mean.AH14] - [ConfidenceDelta.AI14]" office:value-type="float" office:value="0.125113207118829">
            <text:p>0,1251132071</text:p>
          </table:table-cell>
          <table:table-cell table:formula="of:=[Mean.AI14] - [ConfidenceDelta.AJ14]" office:value-type="float" office:value="0.203604287799631">
            <text:p>0,2036042878</text:p>
          </table:table-cell>
          <table:table-cell table:formula="of:=[Mean.AJ14] - [ConfidenceDelta.AK14]" office:value-type="float" office:value="0.282109721843054">
            <text:p>0,2821097218</text:p>
          </table:table-cell>
          <table:table-cell table:formula="of:=[Mean.AK14] - [ConfidenceDelta.AL14]" office:value-type="float" office:value="0.360629769442667">
            <text:p>0,3606297694</text:p>
          </table:table-cell>
          <table:table-cell table:formula="of:=[Mean.AL14] - [ConfidenceDelta.AM14]" office:value-type="float" office:value="0.439164698749541">
            <text:p>0,4391646987</text:p>
          </table:table-cell>
          <table:table-cell table:formula="of:=[Mean.AM14] - [ConfidenceDelta.AN14]" office:value-type="float" office:value="0.517714786217187">
            <text:p>0,5177147862</text:p>
          </table:table-cell>
          <table:table-cell table:formula="of:=[Mean.AN14] - [ConfidenceDelta.AO14]" office:value-type="float" office:value="0.596280316965958">
            <text:p>0,596280317</text:p>
          </table:table-cell>
          <table:table-cell table:formula="of:=[Mean.AO14] - [ConfidenceDelta.AP14]" office:value-type="float" office:value="0.674861585168274">
            <text:p>0,6748615852</text:p>
          </table:table-cell>
          <table:table-cell table:formula="of:=[Mean.AP14] - [ConfidenceDelta.AQ14]" office:value-type="float" office:value="0.75345889445615">
            <text:p>0,7534588945</text:p>
          </table:table-cell>
          <table:table-cell table:formula="of:=[Mean.AQ14] - [ConfidenceDelta.AR14]" office:value-type="float" office:value="0.832072558352617">
            <text:p>0,8320725584</text:p>
          </table:table-cell>
          <table:table-cell table:formula="of:=[Mean.AR14] - [ConfidenceDelta.AS14]" office:value-type="float" office:value="0.91070290072878">
            <text:p>0,9107029007</text:p>
          </table:table-cell>
          <table:table-cell table:formula="of:=[Mean.AS14] - [ConfidenceDelta.AT14]" office:value-type="float" office:value="0.989350256288383">
            <text:p>0,9893502563</text:p>
          </table:table-cell>
          <table:table-cell table:formula="of:=[Mean.AT14] - [ConfidenceDelta.AU14]" office:value-type="float" office:value="1.06801497108196">
            <text:p>1,0680149711</text:p>
          </table:table-cell>
          <table:table-cell table:formula="of:=[Mean.AU14] - [ConfidenceDelta.AV14]" office:value-type="float" office:value="1.14669740305279">
            <text:p>1,1466974031</text:p>
          </table:table-cell>
          <table:table-cell table:formula="of:=[Mean.AV14] - [ConfidenceDelta.AW14]" office:value-type="float" office:value="1.22539792261706">
            <text:p>1,2253979226</text:p>
          </table:table-cell>
          <table:table-cell table:formula="of:=[Mean.AW14] - [ConfidenceDelta.AX14]" office:value-type="float" office:value="1.30411691328103">
            <text:p>1,3041169133</text:p>
          </table:table-cell>
          <table:table-cell table:formula="of:=[Mean.AX14] - [ConfidenceDelta.AY14]" office:value-type="float" office:value="1.38285477229789">
            <text:p>1,3828547723</text:p>
          </table:table-cell>
          <table:table-cell table:formula="of:=[Mean.AY14] - [ConfidenceDelta.AZ14]" office:value-type="float" office:value="1.46161191136772">
            <text:p>1,4616119114</text:p>
          </table:table-cell>
          <table:table-cell table:formula="of:=[Mean.AZ14] - [ConfidenceDelta.BA14]" office:value-type="float" office:value="1.54038875738392">
            <text:p>1,5403887574</text:p>
          </table:table-cell>
          <table:table-cell table:formula="of:=99" office:value-type="float" office:value="99">
            <text:p>99</text:p>
          </table:table-cell>
          <table:table-cell table:formula="of:=[Mean.AB14] + [ConfidenceDelta.AC14]" office:value-type="float" office:value="0.497719416469383">
            <text:p>0,4977194165</text:p>
          </table:table-cell>
          <table:table-cell table:formula="of:=[Mean.AC14] + [ConfidenceDelta.AD14]" office:value-type="float" office:value="0.571483311456023">
            <text:p>0,5714833115</text:p>
          </table:table-cell>
          <table:table-cell table:formula="of:=[Mean.AD14] + [ConfidenceDelta.AE14]" office:value-type="float" office:value="0.645234264295238">
            <text:p>0,6452342643</text:p>
          </table:table-cell>
          <table:table-cell table:formula="of:=[Mean.AE14] + [ConfidenceDelta.AF14]" office:value-type="float" office:value="0.718972056237904">
            <text:p>0,7189720562</text:p>
          </table:table-cell>
          <table:table-cell table:formula="of:=[Mean.AF14] + [ConfidenceDelta.AG14]" office:value-type="float" office:value="0.792696462302374">
            <text:p>0,7926964623</text:p>
          </table:table-cell>
          <table:table-cell table:formula="of:=[Mean.AG14] + [ConfidenceDelta.AH14]" office:value-type="float" office:value="0.866407251023013">
            <text:p>0,866407251</text:p>
          </table:table-cell>
          <table:table-cell table:formula="of:=[Mean.AH14] + [ConfidenceDelta.AI14]" office:value-type="float" office:value="0.940104184185519">
            <text:p>0,9401041842</text:p>
          </table:table-cell>
          <table:table-cell table:formula="of:=[Mean.AI14] + [ConfidenceDelta.AJ14]" office:value-type="float" office:value="1.01378701654819">
            <text:p>1,0137870165</text:p>
          </table:table-cell>
          <table:table-cell table:formula="of:=[Mean.AJ14] + [ConfidenceDelta.AK14]" office:value-type="float" office:value="1.08745549554825">
            <text:p>1,0874554955</text:p>
          </table:table-cell>
          <table:table-cell table:formula="of:=[Mean.AK14] + [ConfidenceDelta.AL14]" office:value-type="float" office:value="1.16110936099212">
            <text:p>1,161109361</text:p>
          </table:table-cell>
          <table:table-cell table:formula="of:=[Mean.AL14] + [ConfidenceDelta.AM14]" office:value-type="float" office:value="1.23474834472872">
            <text:p>1,2347483447</text:p>
          </table:table-cell>
          <table:table-cell table:formula="of:=[Mean.AM14] + [ConfidenceDelta.AN14]" office:value-type="float" office:value="1.30837217030455">
            <text:p>1,3083721703</text:p>
          </table:table-cell>
          <table:table-cell table:formula="of:=[Mean.AN14] + [ConfidenceDelta.AO14]" office:value-type="float" office:value="1.38198055259926">
            <text:p>1,3819805526</text:p>
          </table:table-cell>
          <table:table-cell table:formula="of:=[Mean.AO14] + [ConfidenceDelta.AP14]" office:value-type="float" office:value="1.45557319744042">
            <text:p>1,4555731974</text:p>
          </table:table-cell>
          <table:table-cell table:formula="of:=[Mean.AP14] + [ConfidenceDelta.AQ14]" office:value-type="float" office:value="1.52914980119602">
            <text:p>1,5291498012</text:p>
          </table:table-cell>
          <table:table-cell table:formula="of:=[Mean.AQ14] + [ConfidenceDelta.AR14]" office:value-type="float" office:value="1.60271005034304">
            <text:p>1,6027100503</text:p>
          </table:table-cell>
          <table:table-cell table:formula="of:=[Mean.AR14] + [ConfidenceDelta.AS14]" office:value-type="float" office:value="1.67625362101035">
            <text:p>1,676253621</text:p>
          </table:table-cell>
          <table:table-cell table:formula="of:=[Mean.AS14] + [ConfidenceDelta.AT14]" office:value-type="float" office:value="1.74978017849423">
            <text:p>1,7497801785</text:p>
          </table:table-cell>
          <table:table-cell table:formula="of:=[Mean.AT14] + [ConfidenceDelta.AU14]" office:value-type="float" office:value="1.82328937674413">
            <text:p>1,8232893767</text:p>
          </table:table-cell>
          <table:table-cell table:formula="of:=[Mean.AU14] + [ConfidenceDelta.AV14]" office:value-type="float" office:value="1.89678085781678">
            <text:p>1,8967808578</text:p>
          </table:table-cell>
          <table:table-cell table:formula="of:=[Mean.AV14] + [ConfidenceDelta.AW14]" office:value-type="float" office:value="1.97025425129598">
            <text:p>1,9702542513</text:p>
          </table:table-cell>
          <table:table-cell table:formula="of:=[Mean.AW14] + [ConfidenceDelta.AX14]" office:value-type="float" office:value="2.04370917367549">
            <text:p>2,0437091737</text:p>
          </table:table-cell>
          <table:table-cell table:formula="of:=[Mean.AX14] + [ConfidenceDelta.AY14]" office:value-type="float" office:value="2.11714522770211">
            <text:p>2,1171452277</text:p>
          </table:table-cell>
          <table:table-cell table:formula="of:=[Mean.AY14] + [ConfidenceDelta.AZ14]" office:value-type="float" office:value="2.19056200167576">
            <text:p>2,1905620017</text:p>
          </table:table-cell>
          <table:table-cell table:formula="of:=[Mean.AZ14] + [ConfidenceDelta.BA14]" office:value-type="float" office:value="2.26395906870304">
            <text:p>2,263959068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5]+1" office:value-type="float" office:value="8">
            <text:p>8</text:p>
          </table:table-cell>
          <table:table-cell table:formula="of:=[Mean.B15] - [ConfidenceDelta.C15]" office:value-type="float" office:value="0.131308721730495">
            <text:p>0,1313087217</text:p>
          </table:table-cell>
          <table:table-cell table:formula="of:=[Mean.C15] - [ConfidenceDelta.D15]" office:value-type="float" office:value="0.214483838383838">
            <text:p>0,2144838384</text:p>
          </table:table-cell>
          <table:table-cell table:formula="of:=[Mean.D15] - [ConfidenceDelta.E15]" office:value-type="float" office:value="0.297671996853109">
            <text:p>0,2976719969</text:p>
          </table:table-cell>
          <table:table-cell table:formula="of:=[Mean.E15] - [ConfidenceDelta.F15]" office:value-type="float" office:value="0.380873415115763">
            <text:p>0,3808734151</text:p>
          </table:table-cell>
          <table:table-cell table:formula="of:=[Mean.F15] - [ConfidenceDelta.G15]" office:value-type="float" office:value="0.4640883172898">
            <text:p>0,4640883173</text:p>
          </table:table-cell>
          <table:table-cell table:formula="of:=[Mean.G15] - [ConfidenceDelta.H15]" office:value-type="float" office:value="0.547316933878711">
            <text:p>0,5473169339</text:p>
          </table:table-cell>
          <table:table-cell table:formula="of:=[Mean.H15] - [ConfidenceDelta.I15]" office:value-type="float" office:value="0.630559502029114">
            <text:p>0,630559502</text:p>
          </table:table-cell>
          <table:table-cell table:formula="of:=[Mean.I15] - [ConfidenceDelta.J15]" office:value-type="float" office:value="0.713816265801932">
            <text:p>0,7138162658</text:p>
          </table:table-cell>
          <table:table-cell table:formula="of:=[Mean.J15] - [ConfidenceDelta.K15]" office:value-type="float" office:value="0.797087476457955">
            <text:p>0,7970874765</text:p>
          </table:table-cell>
          <table:table-cell table:formula="of:=[Mean.K15] - [ConfidenceDelta.L15]" office:value-type="float" office:value="0.880373392758759">
            <text:p>0,8803733928</text:p>
          </table:table-cell>
          <table:table-cell table:formula="of:=[Mean.L15] - [ConfidenceDelta.M15]" office:value-type="float" office:value="0.963674281283979">
            <text:p>0,9636742813</text:p>
          </table:table-cell>
          <table:table-cell table:formula="of:=[Mean.M15] - [ConfidenceDelta.N15]" office:value-type="float" office:value="1.04699041676606">
            <text:p>1,0469904168</text:p>
          </table:table-cell>
          <table:table-cell table:formula="of:=[Mean.N15] - [ConfidenceDelta.O15]" office:value-type="float" office:value="1.13032208244366">
            <text:p>1,1303220824</text:p>
          </table:table-cell>
          <table:table-cell table:formula="of:=[Mean.O15] - [ConfidenceDelta.P15]" office:value-type="float" office:value="1.21366957043499">
            <text:p>1,2136695704</text:p>
          </table:table-cell>
          <table:table-cell table:formula="of:=[Mean.P15] - [ConfidenceDelta.Q15]" office:value-type="float" office:value="1.2970331821325">
            <text:p>1,2970331821</text:p>
          </table:table-cell>
          <table:table-cell table:formula="of:=[Mean.Q15] - [ConfidenceDelta.R15]" office:value-type="float" office:value="1.3804132286204">
            <text:p>1,3804132286</text:p>
          </table:table-cell>
          <table:table-cell table:formula="of:=[Mean.R15] - [ConfidenceDelta.S15]" office:value-type="float" office:value="1.46381003111669">
            <text:p>1,4638100311</text:p>
          </table:table-cell>
          <table:table-cell table:formula="of:=[Mean.S15] - [ConfidenceDelta.T15]" office:value-type="float" office:value="1.54722392144141">
            <text:p>1,5472239214</text:p>
          </table:table-cell>
          <table:table-cell table:formula="of:=[Mean.T15] - [ConfidenceDelta.U15]" office:value-type="float" office:value="1.63065524251311">
            <text:p>1,6306552425</text:p>
          </table:table-cell>
          <table:table-cell table:formula="of:=[Mean.U15] - [ConfidenceDelta.V15]" office:value-type="float" office:value="1.71410434887564">
            <text:p>1,7141043489</text:p>
          </table:table-cell>
          <table:table-cell table:formula="of:=[Mean.V15] - [ConfidenceDelta.W15]" office:value-type="float" office:value="1.79757160725745">
            <text:p>1,7975716073</text:p>
          </table:table-cell>
          <table:table-cell table:formula="of:=[Mean.W15] - [ConfidenceDelta.X15]" office:value-type="float" office:value="1.88105739716607">
            <text:p>1,8810573972</text:p>
          </table:table-cell>
          <table:table-cell table:formula="of:=[Mean.X15] - [ConfidenceDelta.Y15]" office:value-type="float" office:value="1.96456211152034">
            <text:p>1,9645621115</text:p>
          </table:table-cell>
          <table:table-cell table:formula="of:=[Mean.Y15] - [ConfidenceDelta.Z15]" office:value-type="float" office:value="2.04808615732345">
            <text:p>2,0480861573</text:p>
          </table:table-cell>
          <table:table-cell table:formula="of:=[Mean.Z15] - [ConfidenceDelta.AA15]" office:value-type="float" office:value="2.13162995638005">
            <text:p>2,1316299564</text:p>
          </table:table-cell>
          <table:table-cell table:formula="of:=99" office:value-type="float" office:value="99">
            <text:p>99</text:p>
          </table:table-cell>
          <table:table-cell table:formula="of:=[Mean.B15] + [ConfidenceDelta.C15]" office:value-type="float" office:value="1.00000440958264">
            <text:p>1,0000044096</text:p>
          </table:table-cell>
          <table:table-cell table:formula="of:=[Mean.C15] + [ConfidenceDelta.D15]" office:value-type="float" office:value="1.07844545454545">
            <text:p>1,0784454545</text:p>
          </table:table-cell>
          <table:table-cell table:formula="of:=[Mean.D15] + [ConfidenceDelta.E15]" office:value-type="float" office:value="1.15687345769235">
            <text:p>1,1568734577</text:p>
          </table:table-cell>
          <table:table-cell table:formula="of:=[Mean.E15] + [ConfidenceDelta.F15]" office:value-type="float" office:value="1.23528820104585">
            <text:p>1,235288201</text:p>
          </table:table-cell>
          <table:table-cell table:formula="of:=[Mean.F15] + [ConfidenceDelta.G15]" office:value-type="float" office:value="1.31368946048798">
            <text:p>1,3136894605</text:p>
          </table:table-cell>
          <table:table-cell table:formula="of:=[Mean.G15] + [ConfidenceDelta.H15]" office:value-type="float" office:value="1.39207700551523">
            <text:p>1,3920770055</text:p>
          </table:table-cell>
          <table:table-cell table:formula="of:=[Mean.H15] + [ConfidenceDelta.I15]" office:value-type="float" office:value="1.47045059898099">
            <text:p>1,470450599</text:p>
          </table:table-cell>
          <table:table-cell table:formula="of:=[Mean.I15] + [ConfidenceDelta.J15]" office:value-type="float" office:value="1.54880999682433">
            <text:p>1,5488099968</text:p>
          </table:table-cell>
          <table:table-cell table:formula="of:=[Mean.J15] + [ConfidenceDelta.K15]" office:value-type="float" office:value="1.62715494778447">
            <text:p>1,6271549478</text:p>
          </table:table-cell>
          <table:table-cell table:formula="of:=[Mean.K15] + [ConfidenceDelta.L15]" office:value-type="float" office:value="1.70548519309983">
            <text:p>1,7054851931</text:p>
          </table:table-cell>
          <table:table-cell table:formula="of:=[Mean.L15] + [ConfidenceDelta.M15]" office:value-type="float" office:value="1.78380046619077">
            <text:p>1,7838004662</text:p>
          </table:table-cell>
          <table:table-cell table:formula="of:=[Mean.M15] + [ConfidenceDelta.N15]" office:value-type="float" office:value="1.86210049232485">
            <text:p>1,8621004923</text:p>
          </table:table-cell>
          <table:table-cell table:formula="of:=[Mean.N15] + [ConfidenceDelta.O15]" office:value-type="float" office:value="1.94038498826341">
            <text:p>1,9403849883</text:p>
          </table:table-cell>
          <table:table-cell table:formula="of:=[Mean.O15] + [ConfidenceDelta.P15]" office:value-type="float" office:value="2.01865366188824">
            <text:p>2,0186536619</text:p>
          </table:table-cell>
          <table:table-cell table:formula="of:=[Mean.P15] + [ConfidenceDelta.Q15]" office:value-type="float" office:value="2.0969062118069">
            <text:p>2,0969062118</text:p>
          </table:table-cell>
          <table:table-cell table:formula="of:=[Mean.Q15] + [ConfidenceDelta.R15]" office:value-type="float" office:value="2.17514232693516">
            <text:p>2,1751423269</text:p>
          </table:table-cell>
          <table:table-cell table:formula="of:=[Mean.R15] + [ConfidenceDelta.S15]" office:value-type="float" office:value="2.25336168605503">
            <text:p>2,2533616861</text:p>
          </table:table-cell>
          <table:table-cell table:formula="of:=[Mean.S15] + [ConfidenceDelta.T15]" office:value-type="float" office:value="2.33156395734647">
            <text:p>2,3315639573</text:p>
          </table:table-cell>
          <table:table-cell table:formula="of:=[Mean.T15] + [ConfidenceDelta.U15]" office:value-type="float" office:value="2.40974879789093">
            <text:p>2,4097487979</text:p>
          </table:table-cell>
          <table:table-cell table:formula="of:=[Mean.U15] + [ConfidenceDelta.V15]" office:value-type="float" office:value="2.48791585314456">
            <text:p>2,4879158531</text:p>
          </table:table-cell>
          <table:table-cell table:formula="of:=[Mean.V15] + [ConfidenceDelta.W15]" office:value-type="float" office:value="2.56606475637891">
            <text:p>2,5660647564</text:p>
          </table:table-cell>
          <table:table-cell table:formula="of:=[Mean.W15] + [ConfidenceDelta.X15]" office:value-type="float" office:value="2.64419512808645">
            <text:p>2,6441951281</text:p>
          </table:table-cell>
          <table:table-cell table:formula="of:=[Mean.X15] + [ConfidenceDelta.Y15]" office:value-type="float" office:value="2.72230657534835">
            <text:p>2,7223065753</text:p>
          </table:table-cell>
          <table:table-cell table:formula="of:=[Mean.Y15] + [ConfidenceDelta.Z15]" office:value-type="float" office:value="2.8003986911614">
            <text:p>2,8003986912</text:p>
          </table:table-cell>
          <table:table-cell table:formula="of:=[Mean.Z15] + [ConfidenceDelta.AA15]" office:value-type="float" office:value="2.87847105372096">
            <text:p>2,8784710537</text:p>
          </table:table-cell>
          <table:table-cell table:formula="of:=99" office:value-type="float" office:value="99">
            <text:p>99</text:p>
          </table:table-cell>
          <table:table-cell table:formula="of:=[Mean.AB15] - [ConfidenceDelta.AC15]" office:value-type="float" office:value="-0.361331148581723">
            <text:p>-0,3613311486</text:p>
          </table:table-cell>
          <table:table-cell table:formula="of:=[Mean.AC15] - [ConfidenceDelta.AD15]" office:value-type="float" office:value="-0.271904703526652">
            <text:p>-0,2719047035</text:p>
          </table:table-cell>
          <table:table-cell table:formula="of:=[Mean.AD15] - [ConfidenceDelta.AE15]" office:value-type="float" office:value="-0.182464498133684">
            <text:p>-0,1824644981</text:p>
          </table:table-cell>
          <table:table-cell table:formula="of:=[Mean.AE15] - [ConfidenceDelta.AF15]" office:value-type="float" office:value="-0.0930102998245756">
            <text:p>-0,0930102998</text:p>
          </table:table-cell>
          <table:table-cell table:formula="of:=[Mean.AF15] - [ConfidenceDelta.AG15]" office:value-type="float" office:value="-0.00354186939455409">
            <text:p>-0,0035418694</text:p>
          </table:table-cell>
          <table:table-cell table:formula="of:=[Mean.AG15] - [ConfidenceDelta.AH15]" office:value-type="float" office:value="0.0859410392550595">
            <text:p>0,0859410393</text:p>
          </table:table-cell>
          <table:table-cell table:formula="of:=[Mean.AH15] - [ConfidenceDelta.AI15]" office:value-type="float" office:value="0.175438679398253">
            <text:p>0,1754386794</text:p>
          </table:table-cell>
          <table:table-cell table:formula="of:=[Mean.AI15] - [ConfidenceDelta.AJ15]" office:value-type="float" office:value="0.264951311780673">
            <text:p>0,2649513118</text:p>
          </table:table-cell>
          <table:table-cell table:formula="of:=[Mean.AJ15] - [ConfidenceDelta.AK15]" office:value-type="float" office:value="0.354479204931895">
            <text:p>0,3544792049</text:p>
          </table:table-cell>
          <table:table-cell table:formula="of:=[Mean.AK15] - [ConfidenceDelta.AL15]" office:value-type="float" office:value="0.444022635494681">
            <text:p>0,4440226355</text:p>
          </table:table-cell>
          <table:table-cell table:formula="of:=[Mean.AL15] - [ConfidenceDelta.AM15]" office:value-type="float" office:value="0.533581888572365">
            <text:p>0,5335818886</text:p>
          </table:table-cell>
          <table:table-cell table:formula="of:=[Mean.AM15] - [ConfidenceDelta.AN15]" office:value-type="float" office:value="0.623157258095589">
            <text:p>0,6231572581</text:p>
          </table:table-cell>
          <table:table-cell table:formula="of:=[Mean.AN15] - [ConfidenceDelta.AO15]" office:value-type="float" office:value="0.712749047209748">
            <text:p>0,7127490472</text:p>
          </table:table-cell>
          <table:table-cell table:formula="of:=[Mean.AO15] - [ConfidenceDelta.AP15]" office:value-type="float" office:value="0.802357568684569">
            <text:p>0,8023575687</text:p>
          </table:table-cell>
          <table:table-cell table:formula="of:=[Mean.AP15] - [ConfidenceDelta.AQ15]" office:value-type="float" office:value="0.8919831453474">
            <text:p>0,8919831453</text:p>
          </table:table-cell>
          <table:table-cell table:formula="of:=[Mean.AQ15] - [ConfidenceDelta.AR15]" office:value-type="float" office:value="0.981626110541904">
            <text:p>0,9816261105</text:p>
          </table:table-cell>
          <table:table-cell table:formula="of:=[Mean.AR15] - [ConfidenceDelta.AS15]" office:value-type="float" office:value="1.07128680861401">
            <text:p>1,0712868086</text:p>
          </table:table-cell>
          <table:table-cell table:formula="of:=[Mean.AS15] - [ConfidenceDelta.AT15]" office:value-type="float" office:value="1.16096559542713">
            <text:p>1,1609655954</text:p>
          </table:table-cell>
          <table:table-cell table:formula="of:=[Mean.AT15] - [ConfidenceDelta.AU15]" office:value-type="float" office:value="1.25066283890879">
            <text:p>1,2506628389</text:p>
          </table:table-cell>
          <table:table-cell table:formula="of:=[Mean.AU15] - [ConfidenceDelta.AV15]" office:value-type="float" office:value="1.34037891963109">
            <text:p>1,3403789196</text:p>
          </table:table-cell>
          <table:table-cell table:formula="of:=[Mean.AV15] - [ConfidenceDelta.AW15]" office:value-type="float" office:value="1.43011423142761">
            <text:p>1,4301142314</text:p>
          </table:table-cell>
          <table:table-cell table:formula="of:=[Mean.AW15] - [ConfidenceDelta.AX15]" office:value-type="float" office:value="1.5198691820495">
            <text:p>1,519869182</text:p>
          </table:table-cell>
          <table:table-cell table:formula="of:=[Mean.AX15] - [ConfidenceDelta.AY15]" office:value-type="float" office:value="1.60964419386393">
            <text:p>1,6096441939</text:p>
          </table:table-cell>
          <table:table-cell table:formula="of:=[Mean.AY15] - [ConfidenceDelta.AZ15]" office:value-type="float" office:value="1.69943970459827">
            <text:p>1,6994397046</text:p>
          </table:table-cell>
          <table:table-cell table:formula="of:=[Mean.AZ15] - [ConfidenceDelta.BA15]" office:value-type="float" office:value="1.78925616813373">
            <text:p>1,7892561681</text:p>
          </table:table-cell>
          <table:table-cell table:formula="of:=99" office:value-type="float" office:value="99">
            <text:p>99</text:p>
          </table:table-cell>
          <table:table-cell table:formula="of:=[Mean.AB15] + [ConfidenceDelta.AC15]" office:value-type="float" office:value="0.535244192059983">
            <text:p>0,5352441921</text:p>
          </table:table-cell>
          <table:table-cell table:formula="of:=[Mean.AC15] + [ConfidenceDelta.AD15]" office:value-type="float" office:value="0.619730790483173">
            <text:p>0,6197307905</text:p>
          </table:table-cell>
          <table:table-cell table:formula="of:=[Mean.AD15] + [ConfidenceDelta.AE15]" office:value-type="float" office:value="0.704203628568466">
            <text:p>0,7042036286</text:p>
          </table:table-cell>
          <table:table-cell table:formula="of:=[Mean.AE15] + [ConfidenceDelta.AF15]" office:value-type="float" office:value="0.788662473737619">
            <text:p>0,7886624737</text:p>
          </table:table-cell>
          <table:table-cell table:formula="of:=[Mean.AF15] + [ConfidenceDelta.AG15]" office:value-type="float" office:value="0.873107086785858">
            <text:p>0,8731070868</text:p>
          </table:table-cell>
          <table:table-cell table:formula="of:=[Mean.AG15] + [ConfidenceDelta.AH15]" office:value-type="float" office:value="0.957537221614506">
            <text:p>0,9575372216</text:p>
          </table:table-cell>
          <table:table-cell table:formula="of:=[Mean.AH15] + [ConfidenceDelta.AI15]" office:value-type="float" office:value="1.04195262494957">
            <text:p>1,0419526249</text:p>
          </table:table-cell>
          <table:table-cell table:formula="of:=[Mean.AI15] + [ConfidenceDelta.AJ15]" office:value-type="float" office:value="1.12635303604541">
            <text:p>1,126353036</text:p>
          </table:table-cell>
          <table:table-cell table:formula="of:=[Mean.AJ15] + [ConfidenceDelta.AK15]" office:value-type="float" office:value="1.21073818637245">
            <text:p>1,2107381864</text:p>
          </table:table-cell>
          <table:table-cell table:formula="of:=[Mean.AK15] + [ConfidenceDelta.AL15]" office:value-type="float" office:value="1.29510779928793">
            <text:p>1,2951077993</text:p>
          </table:table-cell>
          <table:table-cell table:formula="of:=[Mean.AL15] + [ConfidenceDelta.AM15]" office:value-type="float" office:value="1.3794615896885">
            <text:p>1,3794615897</text:p>
          </table:table-cell>
          <table:table-cell table:formula="of:=[Mean.AM15] + [ConfidenceDelta.AN15]" office:value-type="float" office:value="1.46379926364354">
            <text:p>1,4637992636</text:p>
          </table:table-cell>
          <table:table-cell table:formula="of:=[Mean.AN15] + [ConfidenceDelta.AO15]" office:value-type="float" office:value="1.54812051800764">
            <text:p>1,548120518</text:p>
          </table:table-cell>
          <table:table-cell table:formula="of:=[Mean.AO15] + [ConfidenceDelta.AP15]" office:value-type="float" office:value="1.63242504001108">
            <text:p>1,63242504</text:p>
          </table:table-cell>
          <table:table-cell table:formula="of:=[Mean.AP15] + [ConfidenceDelta.AQ15]" office:value-type="float" office:value="1.71671250682651">
            <text:p>1,7167125068</text:p>
          </table:table-cell>
          <table:table-cell table:formula="of:=[Mean.AQ15] + [ConfidenceDelta.AR15]" office:value-type="float" office:value="1.80098258511027">
            <text:p>1,8009825851</text:p>
          </table:table-cell>
          <table:table-cell table:formula="of:=[Mean.AR15] + [ConfidenceDelta.AS15]" office:value-type="float" office:value="1.88523493051642">
            <text:p>1,8852349305</text:p>
          </table:table-cell>
          <table:table-cell table:formula="of:=[Mean.AS15] + [ConfidenceDelta.AT15]" office:value-type="float" office:value="1.96946918718156">
            <text:p>1,9694691872</text:p>
          </table:table-cell>
          <table:table-cell table:formula="of:=[Mean.AT15] + [ConfidenceDelta.AU15]" office:value-type="float" office:value="2.05368498717817">
            <text:p>2,0536849872</text:p>
          </table:table-cell>
          <table:table-cell table:formula="of:=[Mean.AU15] + [ConfidenceDelta.AV15]" office:value-type="float" office:value="2.13788194993412">
            <text:p>2,1378819499</text:p>
          </table:table-cell>
          <table:table-cell table:formula="of:=[Mean.AV15] + [ConfidenceDelta.AW15]" office:value-type="float" office:value="2.22205968161586">
            <text:p>2,2220596816</text:p>
          </table:table-cell>
          <table:table-cell table:formula="of:=[Mean.AW15] + [ConfidenceDelta.AX15]" office:value-type="float" office:value="2.30621777447224">
            <text:p>2,3062177745</text:p>
          </table:table-cell>
          <table:table-cell table:formula="of:=[Mean.AX15] + [ConfidenceDelta.AY15]" office:value-type="float" office:value="2.39035580613607">
            <text:p>2,3903558061</text:p>
          </table:table-cell>
          <table:table-cell table:formula="of:=[Mean.AY15] + [ConfidenceDelta.AZ15]" office:value-type="float" office:value="2.47447333887999">
            <text:p>2,4744733389</text:p>
          </table:table-cell>
          <table:table-cell table:formula="of:=[Mean.AZ15] + [ConfidenceDelta.BA15]" office:value-type="float" office:value="2.5585699188228">
            <text:p>2,5585699188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6]+1" office:value-type="float" office:value="9">
            <text:p>9</text:p>
          </table:table-cell>
          <table:table-cell table:formula="of:=[Mean.B16] - [ConfidenceDelta.C16]" office:value-type="float" office:value="0.17820646391969">
            <text:p>0,1782064639</text:p>
          </table:table-cell>
          <table:table-cell table:formula="of:=[Mean.C16] - [ConfidenceDelta.D16]" office:value-type="float" office:value="0.271612342749118">
            <text:p>0,2716123427</text:p>
          </table:table-cell>
          <table:table-cell table:formula="of:=[Mean.D16] - [ConfidenceDelta.E16]" office:value-type="float" office:value="0.365031978298172">
            <text:p>0,3650319783</text:p>
          </table:table-cell>
          <table:table-cell table:formula="of:=[Mean.E16] - [ConfidenceDelta.F16]" office:value-type="float" office:value="0.458465600493017">
            <text:p>0,4584656005</text:p>
          </table:table-cell>
          <table:table-cell table:formula="of:=[Mean.F16] - [ConfidenceDelta.G16]" office:value-type="float" office:value="0.551913445736968">
            <text:p>0,5519134457</text:p>
          </table:table-cell>
          <table:table-cell table:formula="of:=[Mean.G16] - [ConfidenceDelta.H16]" office:value-type="float" office:value="0.645375757168855">
            <text:p>0,6453757572</text:p>
          </table:table-cell>
          <table:table-cell table:formula="of:=[Mean.H16] - [ConfidenceDelta.I16]" office:value-type="float" office:value="0.738852784934791">
            <text:p>0,7388527849</text:p>
          </table:table-cell>
          <table:table-cell table:formula="of:=[Mean.I16] - [ConfidenceDelta.J16]" office:value-type="float" office:value="0.832344786474207">
            <text:p>0,8323447865</text:p>
          </table:table-cell>
          <table:table-cell table:formula="of:=[Mean.J16] - [ConfidenceDelta.K16]" office:value-type="float" office:value="0.925852026821074">
            <text:p>0,9258520268</text:p>
          </table:table-cell>
          <table:table-cell table:formula="of:=[Mean.K16] - [ConfidenceDelta.L16]" office:value-type="float" office:value="1.01937477892131">
            <text:p>1,0193747789</text:p>
          </table:table-cell>
          <table:table-cell table:formula="of:=[Mean.L16] - [ConfidenceDelta.M16]" office:value-type="float" office:value="1.11291332396745">
            <text:p>1,112913324</text:p>
          </table:table-cell>
          <table:table-cell table:formula="of:=[Mean.M16] - [ConfidenceDelta.N16]" office:value-type="float" office:value="1.20646795175176">
            <text:p>1,2064679518</text:p>
          </table:table-cell>
          <table:table-cell table:formula="of:=[Mean.N16] - [ConfidenceDelta.O16]" office:value-type="float" office:value="1.30003896103896">
            <text:p>1,300038961</text:p>
          </table:table-cell>
          <table:table-cell table:formula="of:=[Mean.O16] - [ConfidenceDelta.P16]" office:value-type="float" office:value="1.39362665996011">
            <text:p>1,39362666</text:p>
          </table:table-cell>
          <table:table-cell table:formula="of:=[Mean.P16] - [ConfidenceDelta.Q16]" office:value-type="float" office:value="1.48723136642886">
            <text:p>1,4872313664</text:p>
          </table:table-cell>
          <table:table-cell table:formula="of:=[Mean.Q16] - [ConfidenceDelta.R16]" office:value-type="float" office:value="1.58085340858191">
            <text:p>1,5808534086</text:p>
          </table:table-cell>
          <table:table-cell table:formula="of:=[Mean.R16] - [ConfidenceDelta.S16]" office:value-type="float" office:value="1.67449312524522">
            <text:p>1,6744931252</text:p>
          </table:table-cell>
          <table:table-cell table:formula="of:=[Mean.S16] - [ConfidenceDelta.T16]" office:value-type="float" office:value="1.76815086642797">
            <text:p>1,7681508664</text:p>
          </table:table-cell>
          <table:table-cell table:formula="of:=[Mean.T16] - [ConfidenceDelta.U16]" office:value-type="float" office:value="1.86182699384623">
            <text:p>1,8618269938</text:p>
          </table:table-cell>
          <table:table-cell table:formula="of:=[Mean.U16] - [ConfidenceDelta.V16]" office:value-type="float" office:value="1.95552188147861">
            <text:p>1,9555218815</text:p>
          </table:table-cell>
          <table:table-cell table:formula="of:=[Mean.V16] - [ConfidenceDelta.W16]" office:value-type="float" office:value="2.04923591615626">
            <text:p>2,0492359162</text:p>
          </table:table-cell>
          <table:table-cell table:formula="of:=[Mean.W16] - [ConfidenceDelta.X16]" office:value-type="float" office:value="2.14296949818989">
            <text:p>2,1429694982</text:p>
          </table:table-cell>
          <table:table-cell table:formula="of:=[Mean.X16] - [ConfidenceDelta.Y16]" office:value-type="float" office:value="2.23672304203668">
            <text:p>2,236723042</text:p>
          </table:table-cell>
          <table:table-cell table:formula="of:=[Mean.Y16] - [ConfidenceDelta.Z16]" office:value-type="float" office:value="2.33049697701022">
            <text:p>2,330496977</text:p>
          </table:table-cell>
          <table:table-cell table:formula="of:=[Mean.Z16] - [ConfidenceDelta.AA16]" office:value-type="float" office:value="2.42429174803693">
            <text:p>2,424291748</text:p>
          </table:table-cell>
          <table:table-cell table:formula="of:=99" office:value-type="float" office:value="99">
            <text:p>99</text:p>
          </table:table-cell>
          <table:table-cell table:formula="of:=[Mean.B16] + [ConfidenceDelta.C16]" office:value-type="float" office:value="1.09452080880758">
            <text:p>1,0945208088</text:p>
          </table:table-cell>
          <table:table-cell table:formula="of:=[Mean.C16] + [ConfidenceDelta.D16]" office:value-type="float" office:value="1.18293311179634">
            <text:p>1,1829331118</text:p>
          </table:table-cell>
          <table:table-cell table:formula="of:=[Mean.D16] + [ConfidenceDelta.E16]" office:value-type="float" office:value="1.27133165806546">
            <text:p>1,2713316581</text:p>
          </table:table-cell>
          <table:table-cell table:formula="of:=[Mean.E16] + [ConfidenceDelta.F16]" office:value-type="float" office:value="1.3597162176888">
            <text:p>1,3597162177</text:p>
          </table:table-cell>
          <table:table-cell table:formula="of:=[Mean.F16] + [ConfidenceDelta.G16]" office:value-type="float" office:value="1.44808655426303">
            <text:p>1,4480865543</text:p>
          </table:table-cell>
          <table:table-cell table:formula="of:=[Mean.G16] + [ConfidenceDelta.H16]" office:value-type="float" office:value="1.53644242464933">
            <text:p>1,5364424246</text:p>
          </table:table-cell>
          <table:table-cell table:formula="of:=[Mean.H16] + [ConfidenceDelta.I16]" office:value-type="float" office:value="1.62478357870157">
            <text:p>1,6247835787</text:p>
          </table:table-cell>
          <table:table-cell table:formula="of:=[Mean.I16] + [ConfidenceDelta.J16]" office:value-type="float" office:value="1.71310975898034">
            <text:p>1,713109759</text:p>
          </table:table-cell>
          <table:table-cell table:formula="of:=[Mean.J16] + [ConfidenceDelta.K16]" office:value-type="float" office:value="1.80142070045165">
            <text:p>1,8014207005</text:p>
          </table:table-cell>
          <table:table-cell table:formula="of:=[Mean.K16] + [ConfidenceDelta.L16]" office:value-type="float" office:value="1.8897161301696">
            <text:p>1,8897161302</text:p>
          </table:table-cell>
          <table:table-cell table:formula="of:=[Mean.L16] + [ConfidenceDelta.M16]" office:value-type="float" office:value="1.97799576694164">
            <text:p>1,9779957669</text:p>
          </table:table-cell>
          <table:table-cell table:formula="of:=[Mean.M16] + [ConfidenceDelta.N16]" office:value-type="float" office:value="2.06625932097552">
            <text:p>2,066259321</text:p>
          </table:table-cell>
          <table:table-cell table:formula="of:=[Mean.N16] + [ConfidenceDelta.O16]" office:value-type="float" office:value="2.15450649350649">
            <text:p>2,1545064935</text:p>
          </table:table-cell>
          <table:table-cell table:formula="of:=[Mean.O16] + [ConfidenceDelta.P16]" office:value-type="float" office:value="2.24273697640353">
            <text:p>2,2427369764</text:p>
          </table:table-cell>
          <table:table-cell table:formula="of:=[Mean.P16] + [ConfidenceDelta.Q16]" office:value-type="float" office:value="2.33095045175296">
            <text:p>2,3309504518</text:p>
          </table:table-cell>
          <table:table-cell table:formula="of:=[Mean.Q16] + [ConfidenceDelta.R16]" office:value-type="float" office:value="2.41914659141809">
            <text:p>2,4191465914</text:p>
          </table:table-cell>
          <table:table-cell table:formula="of:=[Mean.R16] + [ConfidenceDelta.S16]" office:value-type="float" office:value="2.50732505657296">
            <text:p>2,5073250566</text:p>
          </table:table-cell>
          <table:table-cell table:formula="of:=[Mean.S16] + [ConfidenceDelta.T16]" office:value-type="float" office:value="2.59548549720839">
            <text:p>2,5954854972</text:p>
          </table:table-cell>
          <table:table-cell table:formula="of:=[Mean.T16] + [ConfidenceDelta.U16]" office:value-type="float" office:value="2.68362755160831">
            <text:p>2,6836275516</text:p>
          </table:table-cell>
          <table:table-cell table:formula="of:=[Mean.U16] + [ConfidenceDelta.V16]" office:value-type="float" office:value="2.77175084579411">
            <text:p>2,7717508458</text:p>
          </table:table-cell>
          <table:table-cell table:formula="of:=[Mean.V16] + [ConfidenceDelta.W16]" office:value-type="float" office:value="2.85985499293465">
            <text:p>2,8598549929</text:p>
          </table:table-cell>
          <table:table-cell table:formula="of:=[Mean.W16] + [ConfidenceDelta.X16]" office:value-type="float" office:value="2.9479395927192">
            <text:p>2,9479395927</text:p>
          </table:table-cell>
          <table:table-cell table:formula="of:=[Mean.X16] + [ConfidenceDelta.Y16]" office:value-type="float" office:value="3.03600423069059">
            <text:p>3,0360042307</text:p>
          </table:table-cell>
          <table:table-cell table:formula="of:=[Mean.Y16] + [ConfidenceDelta.Z16]" office:value-type="float" office:value="3.12404847753523">
            <text:p>3,1240484775</text:p>
          </table:table-cell>
          <table:table-cell table:formula="of:=[Mean.Z16] + [ConfidenceDelta.AA16]" office:value-type="float" office:value="3.21207188832671">
            <text:p>3,2120718883</text:p>
          </table:table-cell>
          <table:table-cell table:formula="of:=99" office:value-type="float" office:value="99">
            <text:p>99</text:p>
          </table:table-cell>
          <table:table-cell table:formula="of:=[Mean.AB16] - [ConfidenceDelta.AC16]" office:value-type="float" office:value="-0.375035041164202">
            <text:p>-0,3750350412</text:p>
          </table:table-cell>
          <table:table-cell table:formula="of:=[Mean.AC16] - [ConfidenceDelta.AD16]" office:value-type="float" office:value="-0.274603638909333">
            <text:p>-0,2746036389</text:p>
          </table:table-cell>
          <table:table-cell table:formula="of:=[Mean.AD16] - [ConfidenceDelta.AE16]" office:value-type="float" office:value="-0.174157722026175">
            <text:p>-0,174157722</text:p>
          </table:table-cell>
          <table:table-cell table:formula="of:=[Mean.AE16] - [ConfidenceDelta.AF16]" office:value-type="float" office:value="-0.073697045187413">
            <text:p>-0,0736970452</text:p>
          </table:table-cell>
          <table:table-cell table:formula="of:=[Mean.AF16] - [ConfidenceDelta.AG16]" office:value-type="float" office:value="0.0267786439240394">
            <text:p>0,0267786439</text:p>
          </table:table-cell>
          <table:table-cell table:formula="of:=[Mean.AG16] - [ConfidenceDelta.AH16]" office:value-type="float" office:value="0.127269604897073">
            <text:p>0,1272696049</text:p>
          </table:table-cell>
          <table:table-cell table:formula="of:=[Mean.AH16] - [ConfidenceDelta.AI16]" office:value-type="float" office:value="0.22777610488921">
            <text:p>0,2277761049</text:p>
          </table:table-cell>
          <table:table-cell table:formula="of:=[Mean.AI16] - [ConfidenceDelta.AJ16]" office:value-type="float" office:value="0.328298418939201">
            <text:p>0,3282984189</text:p>
          </table:table-cell>
          <table:table-cell table:formula="of:=[Mean.AJ16] - [ConfidenceDelta.AK16]" office:value-type="float" office:value="0.42883683029641">
            <text:p>0,4288368303</text:p>
          </table:table-cell>
          <table:table-cell table:formula="of:=[Mean.AK16] - [ConfidenceDelta.AL16]" office:value-type="float" office:value="0.529391630768126">
            <text:p>0,5293916308</text:p>
          </table:table-cell>
          <table:table-cell table:formula="of:=[Mean.AL16] - [ConfidenceDelta.AM16]" office:value-type="float" office:value="0.629963121085982">
            <text:p>0,6299631211</text:p>
          </table:table-cell>
          <table:table-cell table:formula="of:=[Mean.AM16] - [ConfidenceDelta.AN16]" office:value-type="float" office:value="0.730551611292802">
            <text:p>0,7305516113</text:p>
          </table:table-cell>
          <table:table-cell table:formula="of:=[Mean.AN16] - [ConfidenceDelta.AO16]" office:value-type="float" office:value="0.831157421151281">
            <text:p>0,8311574212</text:p>
          </table:table-cell>
          <table:table-cell table:formula="of:=[Mean.AO16] - [ConfidenceDelta.AP16]" office:value-type="float" office:value="0.931780880576015">
            <text:p>0,9317808806</text:p>
          </table:table-cell>
          <table:table-cell table:formula="of:=[Mean.AP16] - [ConfidenceDelta.AQ16]" office:value-type="float" office:value="1.03242233009054">
            <text:p>1,0324223301</text:p>
          </table:table-cell>
          <table:table-cell table:formula="of:=[Mean.AQ16] - [ConfidenceDelta.AR16]" office:value-type="float" office:value="1.13308212131118">
            <text:p>1,1330821213</text:p>
          </table:table-cell>
          <table:table-cell table:formula="of:=[Mean.AR16] - [ConfidenceDelta.AS16]" office:value-type="float" office:value="1.23376061745963">
            <text:p>1,2337606175</text:p>
          </table:table-cell>
          <table:table-cell table:formula="of:=[Mean.AS16] - [ConfidenceDelta.AT16]" office:value-type="float" office:value="1.33445819390639">
            <text:p>1,3344581939</text:p>
          </table:table-cell>
          <table:table-cell table:formula="of:=[Mean.AT16] - [ConfidenceDelta.AU16]" office:value-type="float" office:value="1.43517523874741">
            <text:p>1,4351752387</text:p>
          </table:table-cell>
          <table:table-cell table:formula="of:=[Mean.AU16] - [ConfidenceDelta.AV16]" office:value-type="float" office:value="1.53591215341633">
            <text:p>1,5359121534</text:p>
          </table:table-cell>
          <table:table-cell table:formula="of:=[Mean.AV16] - [ConfidenceDelta.AW16]" office:value-type="float" office:value="1.63666935333523">
            <text:p>1,6366693533</text:p>
          </table:table-cell>
          <table:table-cell table:formula="of:=[Mean.AW16] - [ConfidenceDelta.AX16]" office:value-type="float" office:value="1.73744726860663">
            <text:p>1,7374472686</text:p>
          </table:table-cell>
          <table:table-cell table:formula="of:=[Mean.AX16] - [ConfidenceDelta.AY16]" office:value-type="float" office:value="1.83824634475031">
            <text:p>1,8382463448</text:p>
          </table:table-cell>
          <table:table-cell table:formula="of:=[Mean.AY16] - [ConfidenceDelta.AZ16]" office:value-type="float" office:value="1.93906704348823">
            <text:p>1,9390670435</text:p>
          </table:table-cell>
          <table:table-cell table:formula="of:=[Mean.AZ16] - [ConfidenceDelta.BA16]" office:value-type="float" office:value="2.03990984358166">
            <text:p>2,0399098436</text:p>
          </table:table-cell>
          <table:table-cell table:formula="of:=99" office:value-type="float" office:value="99">
            <text:p>99</text:p>
          </table:table-cell>
          <table:table-cell table:formula="of:=[Mean.AB16] + [ConfidenceDelta.AC16]" office:value-type="float" office:value="0.570687215077245">
            <text:p>0,5706872151</text:p>
          </table:table-cell>
          <table:table-cell table:formula="of:=[Mean.AC16] + [ConfidenceDelta.AD16]" office:value-type="float" office:value="0.66590798673542">
            <text:p>0,6659079867</text:p>
          </table:table-cell>
          <table:table-cell table:formula="of:=[Mean.AD16] + [ConfidenceDelta.AE16]" office:value-type="float" office:value="0.761114243765305">
            <text:p>0,7611142438</text:p>
          </table:table-cell>
          <table:table-cell table:formula="of:=[Mean.AE16] + [ConfidenceDelta.AF16]" office:value-type="float" office:value="0.856305740839587">
            <text:p>0,8563057408</text:p>
          </table:table-cell>
          <table:table-cell table:formula="of:=[Mean.AF16] + [ConfidenceDelta.AG16]" office:value-type="float" office:value="0.951482225641178">
            <text:p>0,9514822256</text:p>
          </table:table-cell>
          <table:table-cell table:formula="of:=[Mean.AG16] + [ConfidenceDelta.AH16]" office:value-type="float" office:value="1.04664343858119">
            <text:p>1,0466434386</text:p>
          </table:table-cell>
          <table:table-cell table:formula="of:=[Mean.AH16] + [ConfidenceDelta.AI16]" office:value-type="float" office:value="1.14178911250209">
            <text:p>1,1417891125</text:p>
          </table:table-cell>
          <table:table-cell table:formula="of:=[Mean.AI16] + [ConfidenceDelta.AJ16]" office:value-type="float" office:value="1.23691897236515">
            <text:p>1,2369189724</text:p>
          </table:table-cell>
          <table:table-cell table:formula="of:=[Mean.AJ16] + [ConfidenceDelta.AK16]" office:value-type="float" office:value="1.33203273492098">
            <text:p>1,3320327349</text:p>
          </table:table-cell>
          <table:table-cell table:formula="of:=[Mean.AK16] + [ConfidenceDelta.AL16]" office:value-type="float" office:value="1.42713010836231">
            <text:p>1,4271301084</text:p>
          </table:table-cell>
          <table:table-cell table:formula="of:=[Mean.AL16] + [ConfidenceDelta.AM16]" office:value-type="float" office:value="1.5222107919575">
            <text:p>1,522210792</text:p>
          </table:table-cell>
          <table:table-cell table:formula="of:=[Mean.AM16] + [ConfidenceDelta.AN16]" office:value-type="float" office:value="1.61727447566372">
            <text:p>1,6172744757</text:p>
          </table:table-cell>
          <table:table-cell table:formula="of:=[Mean.AN16] + [ConfidenceDelta.AO16]" office:value-type="float" office:value="1.71232083971828">
            <text:p>1,7123208397</text:p>
          </table:table-cell>
          <table:table-cell table:formula="of:=[Mean.AO16] + [ConfidenceDelta.AP16]" office:value-type="float" office:value="1.80734955420659">
            <text:p>1,8073495542</text:p>
          </table:table-cell>
          <table:table-cell table:formula="of:=[Mean.AP16] + [ConfidenceDelta.AQ16]" office:value-type="float" office:value="1.90236027860511">
            <text:p>1,9023602786</text:p>
          </table:table-cell>
          <table:table-cell table:formula="of:=[Mean.AQ16] + [ConfidenceDelta.AR16]" office:value-type="float" office:value="1.99735266129751">
            <text:p>1,9973526613</text:p>
          </table:table-cell>
          <table:table-cell table:formula="of:=[Mean.AR16] + [ConfidenceDelta.AS16]" office:value-type="float" office:value="2.09232633906211">
            <text:p>2,0923263391</text:p>
          </table:table-cell>
          <table:table-cell table:formula="of:=[Mean.AS16] + [ConfidenceDelta.AT16]" office:value-type="float" office:value="2.18728093652839">
            <text:p>2,1872809365</text:p>
          </table:table-cell>
          <table:table-cell table:formula="of:=[Mean.AT16] + [ConfidenceDelta.AU16]" office:value-type="float" office:value="2.28221606560042">
            <text:p>2,2822160656</text:p>
          </table:table-cell>
          <table:table-cell table:formula="of:=[Mean.AU16] + [ConfidenceDelta.AV16]" office:value-type="float" office:value="2.37713132484454">
            <text:p>2,3771313248</text:p>
          </table:table-cell>
          <table:table-cell table:formula="of:=[Mean.AV16] + [ConfidenceDelta.AW16]" office:value-type="float" office:value="2.47202629883869">
            <text:p>2,4720262988</text:p>
          </table:table-cell>
          <table:table-cell table:formula="of:=[Mean.AW16] + [ConfidenceDelta.AX16]" office:value-type="float" office:value="2.56690055748033">
            <text:p>2,5669005575</text:p>
          </table:table-cell>
          <table:table-cell table:formula="of:=[Mean.AX16] + [ConfidenceDelta.AY16]" office:value-type="float" office:value="2.66175365524969">
            <text:p>2,6617536552</text:p>
          </table:table-cell>
          <table:table-cell table:formula="of:=[Mean.AY16] + [ConfidenceDelta.AZ16]" office:value-type="float" office:value="2.75658513042481">
            <text:p>2,7565851304</text:p>
          </table:table-cell>
          <table:table-cell table:formula="of:=[Mean.AZ16] + [ConfidenceDelta.BA16]" office:value-type="float" office:value="2.85139450424443">
            <text:p>2,851394504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7]+1" office:value-type="float" office:value="10">
            <text:p>10</text:p>
          </table:table-cell>
          <table:table-cell table:formula="of:=[Mean.B17] - [ConfidenceDelta.C17]" office:value-type="float" office:value="0.226821138142642">
            <text:p>0,2268211381</text:p>
          </table:table-cell>
          <table:table-cell table:formula="of:=[Mean.C17] - [ConfidenceDelta.D17]" office:value-type="float" office:value="0.330448422500654">
            <text:p>0,3304484225</text:p>
          </table:table-cell>
          <table:table-cell table:formula="of:=[Mean.D17] - [ConfidenceDelta.E17]" office:value-type="float" office:value="0.434090126929043">
            <text:p>0,4340901269</text:p>
          </table:table-cell>
          <table:table-cell table:formula="of:=[Mean.E17] - [ConfidenceDelta.F17]" office:value-type="float" office:value="0.537746492441043">
            <text:p>0,5377464924</text:p>
          </table:table-cell>
          <table:table-cell table:formula="of:=[Mean.F17] - [ConfidenceDelta.G17]" office:value-type="float" office:value="0.641417766839366">
            <text:p>0,6414177668</text:p>
          </table:table-cell>
          <table:table-cell table:formula="of:=[Mean.G17] - [ConfidenceDelta.H17]" office:value-type="float" office:value="0.745104204987027">
            <text:p>0,745104205</text:p>
          </table:table-cell>
          <table:table-cell table:formula="of:=[Mean.H17] - [ConfidenceDelta.I17]" office:value-type="float" office:value="0.848806069092216">
            <text:p>0,8488060691</text:p>
          </table:table-cell>
          <table:table-cell table:formula="of:=[Mean.I17] - [ConfidenceDelta.J17]" office:value-type="float" office:value="0.952523629008125">
            <text:p>0,952523629</text:p>
          </table:table-cell>
          <table:table-cell table:formula="of:=[Mean.J17] - [ConfidenceDelta.K17]" office:value-type="float" office:value="1.0562571625487">
            <text:p>1,0562571625</text:p>
          </table:table-cell>
          <table:table-cell table:formula="of:=[Mean.K17] - [ConfidenceDelta.L17]" office:value-type="float" office:value="1.16000695582134">
            <text:p>1,1600069558</text:p>
          </table:table-cell>
          <table:table-cell table:formula="of:=[Mean.L17] - [ConfidenceDelta.M17]" office:value-type="float" office:value="1.26377330357772">
            <text:p>1,2637733036</text:p>
          </table:table-cell>
          <table:table-cell table:formula="of:=[Mean.M17] - [ConfidenceDelta.N17]" office:value-type="float" office:value="1.36755650958393">
            <text:p>1,3675565096</text:p>
          </table:table-cell>
          <table:table-cell table:formula="of:=[Mean.N17] - [ConfidenceDelta.O17]" office:value-type="float" office:value="1.47135688701116">
            <text:p>1,471356887</text:p>
          </table:table-cell>
          <table:table-cell table:formula="of:=[Mean.O17] - [ConfidenceDelta.P17]" office:value-type="float" office:value="1.57517475884859">
            <text:p>1,5751747588</text:p>
          </table:table-cell>
          <table:table-cell table:formula="of:=[Mean.P17] - [ConfidenceDelta.Q17]" office:value-type="float" office:value="1.6790104583397">
            <text:p>1,6790104583</text:p>
          </table:table-cell>
          <table:table-cell table:formula="of:=[Mean.Q17] - [ConfidenceDelta.R17]" office:value-type="float" office:value="1.78286432944399">
            <text:p>1,7828643294</text:p>
          </table:table-cell>
          <table:table-cell table:formula="of:=[Mean.R17] - [ConfidenceDelta.S17]" office:value-type="float" office:value="1.88673672732565">
            <text:p>1,8867367273</text:p>
          </table:table-cell>
          <table:table-cell table:formula="of:=[Mean.S17] - [ConfidenceDelta.T17]" office:value-type="float" office:value="1.99062801887134">
            <text:p>1,9906280189</text:p>
          </table:table-cell>
          <table:table-cell table:formula="of:=[Mean.T17] - [ConfidenceDelta.U17]" office:value-type="float" office:value="2.09453858323913">
            <text:p>2,0945385832</text:p>
          </table:table-cell>
          <table:table-cell table:formula="of:=[Mean.U17] - [ConfidenceDelta.V17]" office:value-type="float" office:value="2.19846881244093">
            <text:p>2,1984688124</text:p>
          </table:table-cell>
          <table:table-cell table:formula="of:=[Mean.V17] - [ConfidenceDelta.W17]" office:value-type="float" office:value="2.30241911196093">
            <text:p>2,302419112</text:p>
          </table:table-cell>
          <table:table-cell table:formula="of:=[Mean.W17] - [ConfidenceDelta.X17]" office:value-type="float" office:value="2.40638990141287">
            <text:p>2,4063899014</text:p>
          </table:table-cell>
          <table:table-cell table:formula="of:=[Mean.X17] - [ConfidenceDelta.Y17]" office:value-type="float" office:value="2.51038161523911">
            <text:p>2,5103816152</text:p>
          </table:table-cell>
          <table:table-cell table:formula="of:=[Mean.Y17] - [ConfidenceDelta.Z17]" office:value-type="float" office:value="2.6143947034548">
            <text:p>2,6143947035</text:p>
          </table:table-cell>
          <table:table-cell table:formula="of:=[Mean.Z17] - [ConfidenceDelta.AA17]" office:value-type="float" office:value="2.71842963244076">
            <text:p>2,7184296324</text:p>
          </table:table-cell>
          <table:table-cell table:formula="of:=99" office:value-type="float" office:value="99">
            <text:p>99</text:p>
          </table:table-cell>
          <table:table-cell table:formula="of:=[Mean.B17] + [ConfidenceDelta.C17]" office:value-type="float" office:value="1.18732027599877">
            <text:p>1,187320276</text:p>
          </table:table-cell>
          <table:table-cell table:formula="of:=[Mean.C17] + [ConfidenceDelta.D17]" office:value-type="float" office:value="1.28571319366096">
            <text:p>1,2857131937</text:p>
          </table:table-cell>
          <table:table-cell table:formula="of:=[Mean.D17] + [ConfidenceDelta.E17]" office:value-type="float" office:value="1.38409169125277">
            <text:p>1,3840916913</text:p>
          </table:table-cell>
          <table:table-cell table:formula="of:=[Mean.E17] + [ConfidenceDelta.F17]" office:value-type="float" office:value="1.48245552776098">
            <text:p>1,4824555278</text:p>
          </table:table-cell>
          <table:table-cell table:formula="of:=[Mean.F17] + [ConfidenceDelta.G17]" office:value-type="float" office:value="1.58080445538286">
            <text:p>1,5808044554</text:p>
          </table:table-cell>
          <table:table-cell table:formula="of:=[Mean.G17] + [ConfidenceDelta.H17]" office:value-type="float" office:value="1.6791382192554">
            <text:p>1,6791382193</text:p>
          </table:table-cell>
          <table:table-cell table:formula="of:=[Mean.H17] + [ConfidenceDelta.I17]" office:value-type="float" office:value="1.77745655717041">
            <text:p>1,7774565572</text:p>
          </table:table-cell>
          <table:table-cell table:formula="of:=[Mean.I17] + [ConfidenceDelta.J17]" office:value-type="float" office:value="1.8757591992747">
            <text:p>1,8757591993</text:p>
          </table:table-cell>
          <table:table-cell table:formula="of:=[Mean.J17] + [ConfidenceDelta.K17]" office:value-type="float" office:value="1.97404586775433">
            <text:p>1,9740458678</text:p>
          </table:table-cell>
          <table:table-cell table:formula="of:=[Mean.K17] + [ConfidenceDelta.L17]" office:value-type="float" office:value="2.07231627650189">
            <text:p>2,0723162765</text:p>
          </table:table-cell>
          <table:table-cell table:formula="of:=[Mean.L17] + [ConfidenceDelta.M17]" office:value-type="float" office:value="2.17057013076571">
            <text:p>2,1705701308</text:p>
          </table:table-cell>
          <table:table-cell table:formula="of:=[Mean.M17] + [ConfidenceDelta.N17]" office:value-type="float" office:value="2.26880712677971">
            <text:p>2,2688071268</text:p>
          </table:table-cell>
          <table:table-cell table:formula="of:=[Mean.N17] + [ConfidenceDelta.O17]" office:value-type="float" office:value="2.36702695137268">
            <text:p>2,3670269514</text:p>
          </table:table-cell>
          <table:table-cell table:formula="of:=[Mean.O17] + [ConfidenceDelta.P17]" office:value-type="float" office:value="2.46522928155545">
            <text:p>2,4652292816</text:p>
          </table:table-cell>
          <table:table-cell table:formula="of:=[Mean.P17] + [ConfidenceDelta.Q17]" office:value-type="float" office:value="2.56341378408454">
            <text:p>2,5634137841</text:p>
          </table:table-cell>
          <table:table-cell table:formula="of:=[Mean.Q17] + [ConfidenceDelta.R17]" office:value-type="float" office:value="2.66158011500045">
            <text:p>2,661580115</text:p>
          </table:table-cell>
          <table:table-cell table:formula="of:=[Mean.R17] + [ConfidenceDelta.S17]" office:value-type="float" office:value="2.759727919139">
            <text:p>2,7597279191</text:p>
          </table:table-cell>
          <table:table-cell table:formula="of:=[Mean.S17] + [ConfidenceDelta.T17]" office:value-type="float" office:value="2.85785682961351">
            <text:p>2,8578568296</text:p>
          </table:table-cell>
          <table:table-cell table:formula="of:=[Mean.T17] + [ConfidenceDelta.U17]" office:value-type="float" office:value="2.95596646726592">
            <text:p>2,9559664673</text:p>
          </table:table-cell>
          <table:table-cell table:formula="of:=[Mean.U17] + [ConfidenceDelta.V17]" office:value-type="float" office:value="3.05405644008432">
            <text:p>3,0540564401</text:p>
          </table:table-cell>
          <table:table-cell table:formula="of:=[Mean.V17] + [ConfidenceDelta.W17]" office:value-type="float" office:value="3.15212634258453">
            <text:p>3,1521263426</text:p>
          </table:table-cell>
          <table:table-cell table:formula="of:=[Mean.W17] + [ConfidenceDelta.X17]" office:value-type="float" office:value="3.25017575515279">
            <text:p>3,2501757552</text:p>
          </table:table-cell>
          <table:table-cell table:formula="of:=[Mean.X17] + [ConfidenceDelta.Y17]" office:value-type="float" office:value="3.34820424334675">
            <text:p>3,3482042433</text:p>
          </table:table-cell>
          <table:table-cell table:formula="of:=[Mean.Y17] + [ConfidenceDelta.Z17]" office:value-type="float" office:value="3.44621135715126">
            <text:p>3,4462113572</text:p>
          </table:table-cell>
          <table:table-cell table:formula="of:=[Mean.Z17] + [ConfidenceDelta.AA17]" office:value-type="float" office:value="3.5441966301855">
            <text:p>3,5441966302</text:p>
          </table:table-cell>
          <table:table-cell table:formula="of:=99" office:value-type="float" office:value="99">
            <text:p>99</text:p>
          </table:table-cell>
          <table:table-cell table:formula="of:=[Mean.AB17] - [ConfidenceDelta.AC17]" office:value-type="float" office:value="-0.386966899023188">
            <text:p>-0,386966899</text:p>
          </table:table-cell>
          <table:table-cell table:formula="of:=[Mean.AC17] - [ConfidenceDelta.AD17]" office:value-type="float" office:value="-0.275540302919534">
            <text:p>-0,2755403029</text:p>
          </table:table-cell>
          <table:table-cell table:formula="of:=[Mean.AD17] - [ConfidenceDelta.AE17]" office:value-type="float" office:value="-0.164098492290389">
            <text:p>-0,1640984923</text:p>
          </table:table-cell>
          <table:table-cell table:formula="of:=[Mean.AE17] - [ConfidenceDelta.AF17]" office:value-type="float" office:value="-0.0526412099787252">
            <text:p>-0,05264121</text:p>
          </table:table-cell>
          <table:table-cell table:formula="of:=[Mean.AF17] - [ConfidenceDelta.AG17]" office:value-type="float" office:value="0.058831808499307">
            <text:p>0,0588318085</text:p>
          </table:table-cell>
          <table:table-cell table:formula="of:=[Mean.AG17] - [ConfidenceDelta.AH17]" office:value-type="float" office:value="0.170320835250006">
            <text:p>0,1703208353</text:p>
          </table:table-cell>
          <table:table-cell table:formula="of:=[Mean.AH17] - [ConfidenceDelta.AI17]" office:value-type="float" office:value="0.281826150313266">
            <text:p>0,2818261503</text:p>
          </table:table-cell>
          <table:table-cell table:formula="of:=[Mean.AI17] - [ConfidenceDelta.AJ17]" office:value-type="float" office:value="0.393348041990237">
            <text:p>0,393348042</text:p>
          </table:table-cell>
          <table:table-cell table:formula="of:=[Mean.AJ17] - [ConfidenceDelta.AK17]" office:value-type="float" office:value="0.504886807188607">
            <text:p>0,5048868072</text:p>
          </table:table-cell>
          <table:table-cell table:formula="of:=[Mean.AK17] - [ConfidenceDelta.AL17]" office:value-type="float" office:value="0.616442751786645">
            <text:p>0,6164427518</text:p>
          </table:table-cell>
          <table:table-cell table:formula="of:=[Mean.AL17] - [ConfidenceDelta.AM17]" office:value-type="float" office:value="0.728016191017304">
            <text:p>0,728016191</text:p>
          </table:table-cell>
          <table:table-cell table:formula="of:=[Mean.AM17] - [ConfidenceDelta.AN17]" office:value-type="float" office:value="0.839607449873711">
            <text:p>0,8396074499</text:p>
          </table:table-cell>
          <table:table-cell table:formula="of:=[Mean.AN17] - [ConfidenceDelta.AO17]" office:value-type="float" office:value="0.951216863537558">
            <text:p>0,9512168635</text:p>
          </table:table-cell>
          <table:table-cell table:formula="of:=[Mean.AO17] - [ConfidenceDelta.AP17]" office:value-type="float" office:value="1.06284477783197">
            <text:p>1,0628447778</text:p>
          </table:table-cell>
          <table:table-cell table:formula="of:=[Mean.AP17] - [ConfidenceDelta.AQ17]" office:value-type="float" office:value="1.17449154970056">
            <text:p>1,1744915497</text:p>
          </table:table-cell>
          <table:table-cell table:formula="of:=[Mean.AQ17] - [ConfidenceDelta.AR17]" office:value-type="float" office:value="1.28615754771464">
            <text:p>1,2861575477</text:p>
          </table:table-cell>
          <table:table-cell table:formula="of:=[Mean.AR17] - [ConfidenceDelta.AS17]" office:value-type="float" office:value="1.3978431526105">
            <text:p>1,3978431526</text:p>
          </table:table-cell>
          <table:table-cell table:formula="of:=[Mean.AS17] - [ConfidenceDelta.AT17]" office:value-type="float" office:value="1.50954875785906">
            <text:p>1,5095487579</text:p>
          </table:table-cell>
          <table:table-cell table:formula="of:=[Mean.AT17] - [ConfidenceDelta.AU17]" office:value-type="float" office:value="1.6212747702703">
            <text:p>1,6212747703</text:p>
          </table:table-cell>
          <table:table-cell table:formula="of:=[Mean.AU17] - [ConfidenceDelta.AV17]" office:value-type="float" office:value="1.73302161063504">
            <text:p>1,7330216106</text:p>
          </table:table-cell>
          <table:table-cell table:formula="of:=[Mean.AV17] - [ConfidenceDelta.AW17]" office:value-type="float" office:value="1.84478971440706">
            <text:p>1,8447897144</text:p>
          </table:table-cell>
          <table:table-cell table:formula="of:=[Mean.AW17] - [ConfidenceDelta.AX17]" office:value-type="float" office:value="1.95657953242849">
            <text:p>1,9565795324</text:p>
          </table:table-cell>
          <table:table-cell table:formula="of:=[Mean.AX17] - [ConfidenceDelta.AY17]" office:value-type="float" office:value="2.06839153170212">
            <text:p>2,0683915317</text:p>
          </table:table-cell>
          <table:table-cell table:formula="of:=[Mean.AY17] - [ConfidenceDelta.AZ17]" office:value-type="float" office:value="2.18022619621421">
            <text:p>2,1802261962</text:p>
          </table:table-cell>
          <table:table-cell table:formula="of:=[Mean.AZ17] - [ConfidenceDelta.BA17]" office:value-type="float" office:value="2.29208402781194">
            <text:p>2,2920840278</text:p>
          </table:table-cell>
          <table:table-cell table:formula="of:=99" office:value-type="float" office:value="99">
            <text:p>99</text:p>
          </table:table-cell>
          <table:table-cell table:formula="of:=[Mean.AB17] + [ConfidenceDelta.AC17]" office:value-type="float" office:value="0.604358203371014">
            <text:p>0,6043582034</text:p>
          </table:table-cell>
          <table:table-cell table:formula="of:=[Mean.AC17] + [ConfidenceDelta.AD17]" office:value-type="float" office:value="0.710322911615186">
            <text:p>0,7103229116</text:p>
          </table:table-cell>
          <table:table-cell table:formula="of:=[Mean.AD17] + [ConfidenceDelta.AE17]" office:value-type="float" office:value="0.816272405333868">
            <text:p>0,8162724053</text:p>
          </table:table-cell>
          <table:table-cell table:formula="of:=[Mean.AE17] + [ConfidenceDelta.AF17]" office:value-type="float" office:value="0.92220642737003">
            <text:p>0,9222064274</text:p>
          </table:table-cell>
          <table:table-cell table:formula="of:=[Mean.AF17] + [ConfidenceDelta.AG17]" office:value-type="float" office:value="1.02812471323982">
            <text:p>1,0281247132</text:p>
          </table:table-cell>
          <table:table-cell table:formula="of:=[Mean.AG17] + [ConfidenceDelta.AH17]" office:value-type="float" office:value="1.13402699083695">
            <text:p>1,1340269908</text:p>
          </table:table-cell>
          <table:table-cell table:formula="of:=[Mean.AH17] + [ConfidenceDelta.AI17]" office:value-type="float" office:value="1.23991298012152">
            <text:p>1,2399129801</text:p>
          </table:table-cell>
          <table:table-cell table:formula="of:=[Mean.AI17] + [ConfidenceDelta.AJ17]" office:value-type="float" office:value="1.34578239279237">
            <text:p>1,3457823928</text:p>
          </table:table-cell>
          <table:table-cell table:formula="of:=[Mean.AJ17] + [ConfidenceDelta.AK17]" office:value-type="float" office:value="1.45163493194183">
            <text:p>1,4516349319</text:p>
          </table:table-cell>
          <table:table-cell table:formula="of:=[Mean.AK17] + [ConfidenceDelta.AL17]" office:value-type="float" office:value="1.55747029169162">
            <text:p>1,5574702917</text:p>
          </table:table-cell>
          <table:table-cell table:formula="of:=[Mean.AL17] + [ConfidenceDelta.AM17]" office:value-type="float" office:value="1.66328815680878">
            <text:p>1,6632881568</text:p>
          </table:table-cell>
          <table:table-cell table:formula="of:=[Mean.AM17] + [ConfidenceDelta.AN17]" office:value-type="float" office:value="1.7690882023002">
            <text:p>1,7690882023</text:p>
          </table:table-cell>
          <table:table-cell table:formula="of:=[Mean.AN17] + [ConfidenceDelta.AO17]" office:value-type="float" office:value="1.87487009298418">
            <text:p>1,874870093</text:p>
          </table:table-cell>
          <table:table-cell table:formula="of:=[Mean.AO17] + [ConfidenceDelta.AP17]" office:value-type="float" office:value="1.9806334830376">
            <text:p>1,980633483</text:p>
          </table:table-cell>
          <table:table-cell table:formula="of:=[Mean.AP17] + [ConfidenceDelta.AQ17]" office:value-type="float" office:value="2.08637801551683">
            <text:p>2,0863780155</text:p>
          </table:table-cell>
          <table:table-cell table:formula="of:=[Mean.AQ17] + [ConfidenceDelta.AR17]" office:value-type="float" office:value="2.19210332185057">
            <text:p>2,1921033219</text:p>
          </table:table-cell>
          <table:table-cell table:formula="of:=[Mean.AR17] + [ConfidenceDelta.AS17]" office:value-type="float" office:value="2.29780902130254">
            <text:p>2,2978090213</text:p>
          </table:table-cell>
          <table:table-cell table:formula="of:=[Mean.AS17] + [ConfidenceDelta.AT17]" office:value-type="float" office:value="2.40349472040181">
            <text:p>2,4034947204</text:p>
          </table:table-cell>
          <table:table-cell table:formula="of:=[Mean.AT17] + [ConfidenceDelta.AU17]" office:value-type="float" office:value="2.5091600123384">
            <text:p>2,5091600123</text:p>
          </table:table-cell>
          <table:table-cell table:formula="of:=[Mean.AU17] + [ConfidenceDelta.AV17]" office:value-type="float" office:value="2.61480447632148">
            <text:p>2,6148044763</text:p>
          </table:table-cell>
          <table:table-cell table:formula="of:=[Mean.AV17] + [ConfidenceDelta.AW17]" office:value-type="float" office:value="2.72042767689729">
            <text:p>2,7204276769</text:p>
          </table:table-cell>
          <table:table-cell table:formula="of:=[Mean.AW17] + [ConfidenceDelta.AX17]" office:value-type="float" office:value="2.82602916322368">
            <text:p>2,8260291632</text:p>
          </table:table-cell>
          <table:table-cell table:formula="of:=[Mean.AX17] + [ConfidenceDelta.AY17]" office:value-type="float" office:value="2.93160846829788">
            <text:p>2,9316084683</text:p>
          </table:table-cell>
          <table:table-cell table:formula="of:=[Mean.AY17] + [ConfidenceDelta.AZ17]" office:value-type="float" office:value="3.03716510813362">
            <text:p>3,0371651081</text:p>
          </table:table-cell>
          <table:table-cell table:formula="of:=[Mean.AZ17] + [ConfidenceDelta.BA17]" office:value-type="float" office:value="3.14269858088371">
            <text:p>3,1426985809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8]+1" office:value-type="float" office:value="11">
            <text:p>11</text:p>
          </table:table-cell>
          <table:table-cell table:formula="of:=[Mean.B18] - [ConfidenceDelta.C18]" office:value-type="float" office:value="0.276925493262163">
            <text:p>0,2769254933</text:p>
          </table:table-cell>
          <table:table-cell table:formula="of:=[Mean.C18] - [ConfidenceDelta.D18]" office:value-type="float" office:value="0.390766064936297">
            <text:p>0,3907660649</text:p>
          </table:table-cell>
          <table:table-cell table:formula="of:=[Mean.D18] - [ConfidenceDelta.E18]" office:value-type="float" office:value="0.504621675302099">
            <text:p>0,5046216753</text:p>
          </table:table-cell>
          <table:table-cell table:formula="of:=[Mean.E18] - [ConfidenceDelta.F18]" office:value-type="float" office:value="0.618492575712276">
            <text:p>0,6184925757</text:p>
          </table:table-cell>
          <table:table-cell table:formula="of:=[Mean.F18] - [ConfidenceDelta.G18]" office:value-type="float" office:value="0.732379024600281">
            <text:p>0,7323790246</text:p>
          </table:table-cell>
          <table:table-cell table:formula="of:=[Mean.G18] - [ConfidenceDelta.H18]" office:value-type="float" office:value="0.846281287762757">
            <text:p>0,8462812878</text:p>
          </table:table-cell>
          <table:table-cell table:formula="of:=[Mean.H18] - [ConfidenceDelta.I18]" office:value-type="float" office:value="0.960199638656632">
            <text:p>0,9601996387</text:p>
          </table:table-cell>
          <table:table-cell table:formula="of:=[Mean.I18] - [ConfidenceDelta.J18]" office:value-type="float" office:value="1.0741343587118">
            <text:p>1,0741343587</text:p>
          </table:table-cell>
          <table:table-cell table:formula="of:=[Mean.J18] - [ConfidenceDelta.K18]" office:value-type="float" office:value="1.18808573766044">
            <text:p>1,1880857377</text:p>
          </table:table-cell>
          <table:table-cell table:formula="of:=[Mean.K18] - [ConfidenceDelta.L18]" office:value-type="float" office:value="1.30205407388395">
            <text:p>1,3020540739</text:p>
          </table:table-cell>
          <table:table-cell table:formula="of:=[Mean.L18] - [ConfidenceDelta.M18]" office:value-type="float" office:value="1.41603967477888">
            <text:p>1,4160396748</text:p>
          </table:table-cell>
          <table:table-cell table:formula="of:=[Mean.M18] - [ConfidenceDelta.N18]" office:value-type="float" office:value="1.53004285714286">
            <text:p>1,5300428571</text:p>
          </table:table-cell>
          <table:table-cell table:formula="of:=[Mean.N18] - [ConfidenceDelta.O18]" office:value-type="float" office:value="1.64406394758216">
            <text:p>1,6440639476</text:p>
          </table:table-cell>
          <table:table-cell table:formula="of:=[Mean.O18] - [ConfidenceDelta.P18]" office:value-type="float" office:value="1.75810328294217">
            <text:p>1,7581032829</text:p>
          </table:table-cell>
          <table:table-cell table:formula="of:=[Mean.P18] - [ConfidenceDelta.Q18]" office:value-type="float" office:value="1.87216121076256">
            <text:p>1,8721612108</text:p>
          </table:table-cell>
          <table:table-cell table:formula="of:=[Mean.Q18] - [ConfidenceDelta.R18]" office:value-type="float" office:value="1.98623808975867">
            <text:p>1,9862380898</text:p>
          </table:table-cell>
          <table:table-cell table:formula="of:=[Mean.R18] - [ConfidenceDelta.S18]" office:value-type="float" office:value="2.10033429033125">
            <text:p>2,1003342903</text:p>
          </table:table-cell>
          <table:table-cell table:formula="of:=[Mean.S18] - [ConfidenceDelta.T18]" office:value-type="float" office:value="2.2144501951064">
            <text:p>2,2144501951</text:p>
          </table:table-cell>
          <table:table-cell table:formula="of:=[Mean.T18] - [ConfidenceDelta.U18]" office:value-type="float" office:value="2.32858619950809">
            <text:p>2,3285861995</text:p>
          </table:table-cell>
          <table:table-cell table:formula="of:=[Mean.U18] - [ConfidenceDelta.V18]" office:value-type="float" office:value="2.44274271236554">
            <text:p>2,4427427124</text:p>
          </table:table-cell>
          <table:table-cell table:formula="of:=[Mean.V18] - [ConfidenceDelta.W18]" office:value-type="float" office:value="2.55692015655821">
            <text:p>2,5569201566</text:p>
          </table:table-cell>
          <table:table-cell table:formula="of:=[Mean.W18] - [ConfidenceDelta.X18]" office:value-type="float" office:value="2.6711189697013">
            <text:p>2,6711189697</text:p>
          </table:table-cell>
          <table:table-cell table:formula="of:=[Mean.X18] - [ConfidenceDelta.Y18]" office:value-type="float" office:value="2.78533960487474">
            <text:p>2,7853396049</text:p>
          </table:table-cell>
          <table:table-cell table:formula="of:=[Mean.Y18] - [ConfidenceDelta.Z18]" office:value-type="float" office:value="2.89958253139934">
            <text:p>2,8995825314</text:p>
          </table:table-cell>
          <table:table-cell table:formula="of:=[Mean.Z18] - [ConfidenceDelta.AA18]" office:value-type="float" office:value="3.01384823566367">
            <text:p>3,0138482357</text:p>
          </table:table-cell>
          <table:table-cell table:formula="of:=99" office:value-type="float" office:value="99">
            <text:p>99</text:p>
          </table:table-cell>
          <table:table-cell table:formula="of:=[Mean.B18] + [ConfidenceDelta.C18]" office:value-type="float" office:value="1.27863006229339">
            <text:p>1,2786300623</text:p>
          </table:table-cell>
          <table:table-cell table:formula="of:=[Mean.C18] + [ConfidenceDelta.D18]" office:value-type="float" office:value="1.38701171284148">
            <text:p>1,3870117128</text:p>
          </table:table-cell>
          <table:table-cell table:formula="of:=[Mean.D18] + [ConfidenceDelta.E18]" office:value-type="float" office:value="1.4953783246979">
            <text:p>1,4953783247</text:p>
          </table:table-cell>
          <table:table-cell table:formula="of:=[Mean.E18] + [ConfidenceDelta.F18]" office:value-type="float" office:value="1.60372964650995">
            <text:p>1,6037296465</text:p>
          </table:table-cell>
          <table:table-cell table:formula="of:=[Mean.F18] + [ConfidenceDelta.G18]" office:value-type="float" office:value="1.71206541984416">
            <text:p>1,7120654198</text:p>
          </table:table-cell>
          <table:table-cell table:formula="of:=[Mean.G18] + [ConfidenceDelta.H18]" office:value-type="float" office:value="1.82038537890391">
            <text:p>1,8203853789</text:p>
          </table:table-cell>
          <table:table-cell table:formula="of:=[Mean.H18] + [ConfidenceDelta.I18]" office:value-type="float" office:value="1.92868925023226">
            <text:p>1,9286892502</text:p>
          </table:table-cell>
          <table:table-cell table:formula="of:=[Mean.I18] + [ConfidenceDelta.J18]" office:value-type="float" office:value="2.03697675239931">
            <text:p>2,0369767524</text:p>
          </table:table-cell>
          <table:table-cell table:formula="of:=[Mean.J18] + [ConfidenceDelta.K18]" office:value-type="float" office:value="2.1452475956729">
            <text:p>2,1452475957</text:p>
          </table:table-cell>
          <table:table-cell table:formula="of:=[Mean.K18] + [ConfidenceDelta.L18]" office:value-type="float" office:value="2.2535014816716">
            <text:p>2,2535014817</text:p>
          </table:table-cell>
          <table:table-cell table:formula="of:=[Mean.L18] + [ConfidenceDelta.M18]" office:value-type="float" office:value="2.3617381029989">
            <text:p>2,361738103</text:p>
          </table:table-cell>
          <table:table-cell table:formula="of:=[Mean.M18] + [ConfidenceDelta.N18]" office:value-type="float" office:value="2.46995714285714">
            <text:p>2,4699571429</text:p>
          </table:table-cell>
          <table:table-cell table:formula="of:=[Mean.N18] + [ConfidenceDelta.O18]" office:value-type="float" office:value="2.57815827464007">
            <text:p>2,5781582746</text:p>
          </table:table-cell>
          <table:table-cell table:formula="of:=[Mean.O18] + [ConfidenceDelta.P18]" office:value-type="float" office:value="2.68634116150227">
            <text:p>2,6863411615</text:p>
          </table:table-cell>
          <table:table-cell table:formula="of:=[Mean.P18] + [ConfidenceDelta.Q18]" office:value-type="float" office:value="2.79450545590411">
            <text:p>2,7945054559</text:p>
          </table:table-cell>
          <table:table-cell table:formula="of:=[Mean.Q18] + [ConfidenceDelta.R18]" office:value-type="float" office:value="2.90265079913022">
            <text:p>2,9026507991</text:p>
          </table:table-cell>
          <table:table-cell table:formula="of:=[Mean.R18] + [ConfidenceDelta.S18]" office:value-type="float" office:value="3.01077682077986">
            <text:p>3,0107768208</text:p>
          </table:table-cell>
          <table:table-cell table:formula="of:=[Mean.S18] + [ConfidenceDelta.T18]" office:value-type="float" office:value="3.11888313822693">
            <text:p>3,1188831382</text:p>
          </table:table-cell>
          <table:table-cell table:formula="of:=[Mean.T18] + [ConfidenceDelta.U18]" office:value-type="float" office:value="3.22696935604746">
            <text:p>3,226969356</text:p>
          </table:table-cell>
          <table:table-cell table:formula="of:=[Mean.U18] + [ConfidenceDelta.V18]" office:value-type="float" office:value="3.33503506541224">
            <text:p>3,3350350654</text:p>
          </table:table-cell>
          <table:table-cell table:formula="of:=[Mean.V18] + [ConfidenceDelta.W18]" office:value-type="float" office:value="3.44307984344179">
            <text:p>3,4430798434</text:p>
          </table:table-cell>
          <table:table-cell table:formula="of:=[Mean.W18] + [ConfidenceDelta.X18]" office:value-type="float" office:value="3.55110325252092">
            <text:p>3,5511032525</text:p>
          </table:table-cell>
          <table:table-cell table:formula="of:=[Mean.X18] + [ConfidenceDelta.Y18]" office:value-type="float" office:value="3.65910483956971">
            <text:p>3,6591048396</text:p>
          </table:table-cell>
          <table:table-cell table:formula="of:=[Mean.Y18] + [ConfidenceDelta.Z18]" office:value-type="float" office:value="3.76708413526733">
            <text:p>3,7670841353</text:p>
          </table:table-cell>
          <table:table-cell table:formula="of:=[Mean.Z18] + [ConfidenceDelta.AA18]" office:value-type="float" office:value="3.87504065322522">
            <text:p>3,8750406532</text:p>
          </table:table-cell>
          <table:table-cell table:formula="of:=99" office:value-type="float" office:value="99">
            <text:p>99</text:p>
          </table:table-cell>
          <table:table-cell table:formula="of:=[Mean.AB18] - [ConfidenceDelta.AC18]" office:value-type="float" office:value="-0.397361266624115">
            <text:p>-0,3973612666</text:p>
          </table:table-cell>
          <table:table-cell table:formula="of:=[Mean.AC18] - [ConfidenceDelta.AD18]" office:value-type="float" office:value="-0.274947947756847">
            <text:p>-0,2749479478</text:p>
          </table:table-cell>
          <table:table-cell table:formula="of:=[Mean.AD18] - [ConfidenceDelta.AE18]" office:value-type="float" office:value="-0.152518761660658">
            <text:p>-0,1525187617</text:p>
          </table:table-cell>
          <table:table-cell table:formula="of:=[Mean.AE18] - [ConfidenceDelta.AF18]" office:value-type="float" office:value="-0.0300734401464759">
            <text:p>-0,0300734401</text:p>
          </table:table-cell>
          <table:table-cell table:formula="of:=[Mean.AF18] - [ConfidenceDelta.AG18]" office:value-type="float" office:value="0.0923882926159086">
            <text:p>0,0923882926</text:p>
          </table:table-cell>
          <table:table-cell table:formula="of:=[Mean.AG18] - [ConfidenceDelta.AH18]" office:value-type="float" office:value="0.21486672040616">
            <text:p>0,2148667204</text:p>
          </table:table-cell>
          <table:table-cell table:formula="of:=[Mean.AH18] - [ConfidenceDelta.AI18]" office:value-type="float" office:value="0.337362135277889">
            <text:p>0,3373621353</text:p>
          </table:table-cell>
          <table:table-cell table:formula="of:=[Mean.AI18] - [ConfidenceDelta.AJ18]" office:value-type="float" office:value="0.459874837900371">
            <text:p>0,4598748379</text:p>
          </table:table-cell>
          <table:table-cell table:formula="of:=[Mean.AJ18] - [ConfidenceDelta.AK18]" office:value-type="float" office:value="0.582405137918639">
            <text:p>0,5824051379</text:p>
          </table:table-cell>
          <table:table-cell table:formula="of:=[Mean.AK18] - [ConfidenceDelta.AL18]" office:value-type="float" office:value="0.704953354333146">
            <text:p>0,7049533543</text:p>
          </table:table-cell>
          <table:table-cell table:formula="of:=[Mean.AL18] - [ConfidenceDelta.AM18]" office:value-type="float" office:value="0.827519815900343">
            <text:p>0,8275198159</text:p>
          </table:table-cell>
          <table:table-cell table:formula="of:=[Mean.AM18] - [ConfidenceDelta.AN18]" office:value-type="float" office:value="0.95010486155557">
            <text:p>0,9501048616</text:p>
          </table:table-cell>
          <table:table-cell table:formula="of:=[Mean.AN18] - [ConfidenceDelta.AO18]" office:value-type="float" office:value="1.07270884085982">
            <text:p>1,0727088409</text:p>
          </table:table-cell>
          <table:table-cell table:formula="of:=[Mean.AO18] - [ConfidenceDelta.AP18]" office:value-type="float" office:value="1.19533211447203">
            <text:p>1,1953321145</text:p>
          </table:table-cell>
          <table:table-cell table:formula="of:=[Mean.AP18] - [ConfidenceDelta.AQ18]" office:value-type="float" office:value="1.31797505464872">
            <text:p>1,3179750546</text:p>
          </table:table-cell>
          <table:table-cell table:formula="of:=[Mean.AQ18] - [ConfidenceDelta.AR18]" office:value-type="float" office:value="1.4406380457729">
            <text:p>1,4406380458</text:p>
          </table:table-cell>
          <table:table-cell table:formula="of:=[Mean.AR18] - [ConfidenceDelta.AS18]" office:value-type="float" office:value="1.56332148491446">
            <text:p>1,5633214849</text:p>
          </table:table-cell>
          <table:table-cell table:formula="of:=[Mean.AS18] - [ConfidenceDelta.AT18]" office:value-type="float" office:value="1.68602578242422">
            <text:p>1,6860257824</text:p>
          </table:table-cell>
          <table:table-cell table:formula="of:=[Mean.AT18] - [ConfidenceDelta.AU18]" office:value-type="float" office:value="1.80875136256433">
            <text:p>1,8087513626</text:p>
          </table:table-cell>
          <table:table-cell table:formula="of:=[Mean.AU18] - [ConfidenceDelta.AV18]" office:value-type="float" office:value="1.93149866417754">
            <text:p>1,9314986642</text:p>
          </table:table-cell>
          <table:table-cell table:formula="of:=[Mean.AV18] - [ConfidenceDelta.AW18]" office:value-type="float" office:value="2.0542681413986">
            <text:p>2,0542681414</text:p>
          </table:table-cell>
          <table:table-cell table:formula="of:=[Mean.AW18] - [ConfidenceDelta.AX18]" office:value-type="float" office:value="2.17706026441079">
            <text:p>2,1770602644</text:p>
          </table:table-cell>
          <table:table-cell table:formula="of:=[Mean.AX18] - [ConfidenceDelta.AY18]" office:value-type="float" office:value="2.29987552025131">
            <text:p>2,2998755203</text:p>
          </table:table-cell>
          <table:table-cell table:formula="of:=[Mean.AY18] - [ConfidenceDelta.AZ18]" office:value-type="float" office:value="2.42271441366945">
            <text:p>2,4227144137</text:p>
          </table:table-cell>
          <table:table-cell table:formula="of:=[Mean.AZ18] - [ConfidenceDelta.BA18]" office:value-type="float" office:value="2.54557746804165">
            <text:p>2,545577468</text:p>
          </table:table-cell>
          <table:table-cell table:formula="of:=99" office:value-type="float" office:value="99">
            <text:p>99</text:p>
          </table:table-cell>
          <table:table-cell table:formula="of:=[Mean.AB18] + [ConfidenceDelta.AC18]" office:value-type="float" office:value="0.636491701406723">
            <text:p>0,6364917014</text:p>
          </table:table-cell>
          <table:table-cell table:formula="of:=[Mean.AC18] + [ConfidenceDelta.AD18]" office:value-type="float" office:value="0.753208817322065">
            <text:p>0,7532088173</text:p>
          </table:table-cell>
          <table:table-cell table:formula="of:=[Mean.AD18] + [ConfidenceDelta.AE18]" office:value-type="float" office:value="0.869910066008484">
            <text:p>0,869910066</text:p>
          </table:table-cell>
          <table:table-cell table:formula="of:=[Mean.AE18] + [ConfidenceDelta.AF18]" office:value-type="float" office:value="0.986595179276911">
            <text:p>0,9865951793</text:p>
          </table:table-cell>
          <table:table-cell table:formula="of:=[Mean.AF18] + [ConfidenceDelta.AG18]" office:value-type="float" office:value="1.10326388129714">
            <text:p>1,1032638813</text:p>
          </table:table-cell>
          <table:table-cell table:formula="of:=[Mean.AG18] + [ConfidenceDelta.AH18]" office:value-type="float" office:value="1.21991588828949">
            <text:p>1,2199158883</text:p>
          </table:table-cell>
          <table:table-cell table:formula="of:=[Mean.AH18] + [ConfidenceDelta.AI18]" office:value-type="float" office:value="1.33655090820037">
            <text:p>1,3365509082</text:p>
          </table:table-cell>
          <table:table-cell table:formula="of:=[Mean.AI18] + [ConfidenceDelta.AJ18]" office:value-type="float" office:value="1.4531686403605">
            <text:p>1,4531686404</text:p>
          </table:table-cell>
          <table:table-cell table:formula="of:=[Mean.AJ18] + [ConfidenceDelta.AK18]" office:value-type="float" office:value="1.56976877512484">
            <text:p>1,5697687751</text:p>
          </table:table-cell>
          <table:table-cell table:formula="of:=[Mean.AK18] + [ConfidenceDelta.AL18]" office:value-type="float" office:value="1.68635099349294">
            <text:p>1,6863509935</text:p>
          </table:table-cell>
          <table:table-cell table:formula="of:=[Mean.AL18] + [ConfidenceDelta.AM18]" office:value-type="float" office:value="1.80291496670835">
            <text:p>1,8029149667</text:p>
          </table:table-cell>
          <table:table-cell table:formula="of:=[Mean.AM18] + [ConfidenceDelta.AN18]" office:value-type="float" office:value="1.91946035583573">
            <text:p>1,9194603558</text:p>
          </table:table-cell>
          <table:table-cell table:formula="of:=[Mean.AN18] + [ConfidenceDelta.AO18]" office:value-type="float" office:value="2.03598681131409">
            <text:p>2,0359868113</text:p>
          </table:table-cell>
          <table:table-cell table:formula="of:=[Mean.AO18] + [ConfidenceDelta.AP18]" office:value-type="float" office:value="2.15249397248449">
            <text:p>2,1524939725</text:p>
          </table:table-cell>
          <table:table-cell table:formula="of:=[Mean.AP18] + [ConfidenceDelta.AQ18]" office:value-type="float" office:value="2.26898146709041">
            <text:p>2,2689814671</text:p>
          </table:table-cell>
          <table:table-cell table:formula="of:=[Mean.AQ18] + [ConfidenceDelta.AR18]" office:value-type="float" office:value="2.38544891074884">
            <text:p>2,3854489107</text:p>
          </table:table-cell>
          <table:table-cell table:formula="of:=[Mean.AR18] + [ConfidenceDelta.AS18]" office:value-type="float" office:value="2.50189590638989">
            <text:p>2,5018959064</text:p>
          </table:table-cell>
          <table:table-cell table:formula="of:=[Mean.AS18] + [ConfidenceDelta.AT18]" office:value-type="float" office:value="2.61832204366273">
            <text:p>2,6183220437</text:p>
          </table:table-cell>
          <table:table-cell table:formula="of:=[Mean.AT18] + [ConfidenceDelta.AU18]" office:value-type="float" office:value="2.73472689830524">
            <text:p>2,7347268983</text:p>
          </table:table-cell>
          <table:table-cell table:formula="of:=[Mean.AU18] + [ConfidenceDelta.AV18]" office:value-type="float" office:value="2.85111003147463">
            <text:p>2,8511100315</text:p>
          </table:table-cell>
          <table:table-cell table:formula="of:=[Mean.AV18] + [ConfidenceDelta.AW18]" office:value-type="float" office:value="2.96747098903618">
            <text:p>2,967470989</text:p>
          </table:table-cell>
          <table:table-cell table:formula="of:=[Mean.AW18] + [ConfidenceDelta.AX18]" office:value-type="float" office:value="3.08380930080661">
            <text:p>3,0838093008</text:p>
          </table:table-cell>
          <table:table-cell table:formula="of:=[Mean.AX18] + [ConfidenceDelta.AY18]" office:value-type="float" office:value="3.20012447974869">
            <text:p>3,2001244797</text:p>
          </table:table-cell>
          <table:table-cell table:formula="of:=[Mean.AY18] + [ConfidenceDelta.AZ18]" office:value-type="float" office:value="3.31641602111316">
            <text:p>3,3164160211</text:p>
          </table:table-cell>
          <table:table-cell table:formula="of:=[Mean.AZ18] + [ConfidenceDelta.BA18]" office:value-type="float" office:value="3.43268340152357">
            <text:p>3,432683401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19]+1" office:value-type="float" office:value="12">
            <text:p>12</text:p>
          </table:table-cell>
          <table:table-cell table:formula="of:=[Mean.B19] - [ConfidenceDelta.C19]" office:value-type="float" office:value="0.32834248142696">
            <text:p>0,3283424814</text:p>
          </table:table-cell>
          <table:table-cell table:formula="of:=[Mean.C19] - [ConfidenceDelta.D19]" office:value-type="float" office:value="0.452389187050361">
            <text:p>0,4523891871</text:p>
          </table:table-cell>
          <table:table-cell table:formula="of:=[Mean.D19] - [ConfidenceDelta.E19]" office:value-type="float" office:value="0.576451510573337">
            <text:p>0,5764515106</text:p>
          </table:table-cell>
          <table:table-cell table:formula="of:=[Mean.E19] - [ConfidenceDelta.F19]" office:value-type="float" office:value="0.700529713029324">
            <text:p>0,700529713</text:p>
          </table:table-cell>
          <table:table-cell table:formula="of:=[Mean.F19] - [ConfidenceDelta.G19]" office:value-type="float" office:value="0.824624062805212">
            <text:p>0,8246240628</text:p>
          </table:table-cell>
          <table:table-cell table:formula="of:=[Mean.G19] - [ConfidenceDelta.H19]" office:value-type="float" office:value="0.948734835934673">
            <text:p>0,9487348359</text:p>
          </table:table-cell>
          <table:table-cell table:formula="of:=[Mean.H19] - [ConfidenceDelta.I19]" office:value-type="float" office:value="1.0728623164067">
            <text:p>1,0728623164</text:p>
          </table:table-cell>
          <table:table-cell table:formula="of:=[Mean.I19] - [ConfidenceDelta.J19]" office:value-type="float" office:value="1.19700679649032">
            <text:p>1,1970067965</text:p>
          </table:table-cell>
          <table:table-cell table:formula="of:=[Mean.J19] - [ConfidenceDelta.K19]" office:value-type="float" office:value="1.32116857707659">
            <text:p>1,3211685771</text:p>
          </table:table-cell>
          <table:table-cell table:formula="of:=[Mean.K19] - [ConfidenceDelta.L19]" office:value-type="float" office:value="1.44534796803895">
            <text:p>1,445347968</text:p>
          </table:table-cell>
          <table:table-cell table:formula="of:=[Mean.L19] - [ConfidenceDelta.M19]" office:value-type="float" office:value="1.56954528861316">
            <text:p>1,5695452886</text:p>
          </table:table-cell>
          <table:table-cell table:formula="of:=[Mean.M19] - [ConfidenceDelta.N19]" office:value-type="float" office:value="1.69376086779817">
            <text:p>1,6937608678</text:p>
          </table:table-cell>
          <table:table-cell table:formula="of:=[Mean.N19] - [ConfidenceDelta.O19]" office:value-type="float" office:value="1.81799504477932">
            <text:p>1,8179950448</text:p>
          </table:table-cell>
          <table:table-cell table:formula="of:=[Mean.O19] - [ConfidenceDelta.P19]" office:value-type="float" office:value="1.94224816937546">
            <text:p>1,9422481694</text:p>
          </table:table-cell>
          <table:table-cell table:formula="of:=[Mean.P19] - [ConfidenceDelta.Q19]" office:value-type="float" office:value="2.06652060251155">
            <text:p>2,0665206025</text:p>
          </table:table-cell>
          <table:table-cell table:formula="of:=[Mean.Q19] - [ConfidenceDelta.R19]" office:value-type="float" office:value="2.19081271671868">
            <text:p>2,1908127167</text:p>
          </table:table-cell>
          <table:table-cell table:formula="of:=[Mean.R19] - [ConfidenceDelta.S19]" office:value-type="float" office:value="2.31512489666343">
            <text:p>2,3151248967</text:p>
          </table:table-cell>
          <table:table-cell table:formula="of:=[Mean.S19] - [ConfidenceDelta.T19]" office:value-type="float" office:value="2.43945753970855">
            <text:p>2,4394575397</text:p>
          </table:table-cell>
          <table:table-cell table:formula="of:=[Mean.T19] - [ConfidenceDelta.U19]" office:value-type="float" office:value="2.56381105650755">
            <text:p>2,5638110565</text:p>
          </table:table-cell>
          <table:table-cell table:formula="of:=[Mean.U19] - [ConfidenceDelta.V19]" office:value-type="float" office:value="2.68818587163553">
            <text:p>2,6881858716</text:p>
          </table:table-cell>
          <table:table-cell table:formula="of:=[Mean.V19] - [ConfidenceDelta.W19]" office:value-type="float" office:value="2.81258242425895">
            <text:p>2,8125824243</text:p>
          </table:table-cell>
          <table:table-cell table:formula="of:=[Mean.W19] - [ConfidenceDelta.X19]" office:value-type="float" office:value="2.93700116884753">
            <text:p>2,9370011688</text:p>
          </table:table-cell>
          <table:table-cell table:formula="of:=[Mean.X19] - [ConfidenceDelta.Y19]" office:value-type="float" office:value="3.06144257593137">
            <text:p>3,0614425759</text:p>
          </table:table-cell>
          <table:table-cell table:formula="of:=[Mean.Y19] - [ConfidenceDelta.Z19]" office:value-type="float" office:value="3.18590713290693">
            <text:p>3,1859071329</text:p>
          </table:table-cell>
          <table:table-cell table:formula="of:=[Mean.Z19] - [ConfidenceDelta.AA19]" office:value-type="float" office:value="3.31039534489581">
            <text:p>3,3103953449</text:p>
          </table:table-cell>
          <table:table-cell table:formula="of:=99" office:value-type="float" office:value="99">
            <text:p>99</text:p>
          </table:table-cell>
          <table:table-cell table:formula="of:=[Mean.B19] + [ConfidenceDelta.C19]" office:value-type="float" office:value="1.36862721554274">
            <text:p>1,3686272155</text:p>
          </table:table-cell>
          <table:table-cell table:formula="of:=[Mean.C19] + [ConfidenceDelta.D19]" office:value-type="float" office:value="1.48700475234358">
            <text:p>1,4870047523</text:p>
          </table:table-cell>
          <table:table-cell table:formula="of:=[Mean.D19] + [ConfidenceDelta.E19]" office:value-type="float" office:value="1.60536667124484">
            <text:p>1,6053666712</text:p>
          </table:table-cell>
          <table:table-cell table:formula="of:=[Mean.E19] + [ConfidenceDelta.F19]" office:value-type="float" office:value="1.7237127112131">
            <text:p>1,7237127112</text:p>
          </table:table-cell>
          <table:table-cell table:formula="of:=[Mean.F19] + [ConfidenceDelta.G19]" office:value-type="float" office:value="1.84204260386145">
            <text:p>1,8420426039</text:p>
          </table:table-cell>
          <table:table-cell table:formula="of:=[Mean.G19] + [ConfidenceDelta.H19]" office:value-type="float" office:value="1.96035607315624">
            <text:p>1,9603560732</text:p>
          </table:table-cell>
          <table:table-cell table:formula="of:=[Mean.H19] + [ConfidenceDelta.I19]" office:value-type="float" office:value="2.07865283510846">
            <text:p>2,0786528351</text:p>
          </table:table-cell>
          <table:table-cell table:formula="of:=[Mean.I19] + [ConfidenceDelta.J19]" office:value-type="float" office:value="2.19693259744908">
            <text:p>2,1969325974</text:p>
          </table:table-cell>
          <table:table-cell table:formula="of:=[Mean.J19] + [ConfidenceDelta.K19]" office:value-type="float" office:value="2.31519505928705">
            <text:p>2,3151950593</text:p>
          </table:table-cell>
          <table:table-cell table:formula="of:=[Mean.K19] + [ConfidenceDelta.L19]" office:value-type="float" office:value="2.43343991074892">
            <text:p>2,4334399107</text:p>
          </table:table-cell>
          <table:table-cell table:formula="of:=[Mean.L19] + [ConfidenceDelta.M19]" office:value-type="float" office:value="2.55166683259896">
            <text:p>2,5516668326</text:p>
          </table:table-cell>
          <table:table-cell table:formula="of:=[Mean.M19] + [ConfidenceDelta.N19]" office:value-type="float" office:value="2.66987549583819">
            <text:p>2,6698754958</text:p>
          </table:table-cell>
          <table:table-cell table:formula="of:=[Mean.N19] + [ConfidenceDelta.O19]" office:value-type="float" office:value="2.78806556128128">
            <text:p>2,7880655613</text:p>
          </table:table-cell>
          <table:table-cell table:formula="of:=[Mean.O19] + [ConfidenceDelta.P19]" office:value-type="float" office:value="2.90623667910939">
            <text:p>2,9062366791</text:p>
          </table:table-cell>
          <table:table-cell table:formula="of:=[Mean.P19] + [ConfidenceDelta.Q19]" office:value-type="float" office:value="3.02438848839755">
            <text:p>3,0243884884</text:p>
          </table:table-cell>
          <table:table-cell table:formula="of:=[Mean.Q19] + [ConfidenceDelta.R19]" office:value-type="float" office:value="3.14252061661465">
            <text:p>3,1425206166</text:p>
          </table:table-cell>
          <table:table-cell table:formula="of:=[Mean.R19] + [ConfidenceDelta.S19]" office:value-type="float" office:value="3.26063267909415">
            <text:p>3,2606326791</text:p>
          </table:table-cell>
          <table:table-cell table:formula="of:=[Mean.S19] + [ConfidenceDelta.T19]" office:value-type="float" office:value="3.37872427847327">
            <text:p>3,3787242785</text:p>
          </table:table-cell>
          <table:table-cell table:formula="of:=[Mean.T19] + [ConfidenceDelta.U19]" office:value-type="float" office:value="3.49679500409851">
            <text:p>3,4967950041</text:p>
          </table:table-cell>
          <table:table-cell table:formula="of:=[Mean.U19] + [ConfidenceDelta.V19]" office:value-type="float" office:value="3.61484443139477">
            <text:p>3,6148444314</text:p>
          </table:table-cell>
          <table:table-cell table:formula="of:=[Mean.V19] + [ConfidenceDelta.W19]" office:value-type="float" office:value="3.73287212119559">
            <text:p>3,7328721212</text:p>
          </table:table-cell>
          <table:table-cell table:formula="of:=[Mean.W19] + [ConfidenceDelta.X19]" office:value-type="float" office:value="3.85087761903126">
            <text:p>3,850877619</text:p>
          </table:table-cell>
          <table:table-cell table:formula="of:=[Mean.X19] + [ConfidenceDelta.Y19]" office:value-type="float" office:value="3.96886045437166">
            <text:p>3,9688604544</text:p>
          </table:table-cell>
          <table:table-cell table:formula="of:=[Mean.Y19] + [ConfidenceDelta.Z19]" office:value-type="float" office:value="4.08682013982034">
            <text:p>4,0868201398</text:p>
          </table:table-cell>
          <table:table-cell table:formula="of:=[Mean.Z19] + [ConfidenceDelta.AA19]" office:value-type="float" office:value="4.2047561702557">
            <text:p>4,2047561703</text:p>
          </table:table-cell>
          <table:table-cell table:formula="of:=99" office:value-type="float" office:value="99">
            <text:p>99</text:p>
          </table:table-cell>
          <table:table-cell table:formula="of:=[Mean.AB19] - [ConfidenceDelta.AC19]" office:value-type="float" office:value="-0.406400873937679">
            <text:p>-0,4064008739</text:p>
          </table:table-cell>
          <table:table-cell table:formula="of:=[Mean.AC19] - [ConfidenceDelta.AD19]" office:value-type="float" office:value="-0.27300829660761">
            <text:p>-0,2730082966</text:p>
          </table:table-cell>
          <table:table-cell table:formula="of:=[Mean.AD19] - [ConfidenceDelta.AE19]" office:value-type="float" office:value="-0.13959924093">
            <text:p>-0,1395992409</text:p>
          </table:table-cell>
          <table:table-cell table:formula="of:=[Mean.AE19] - [ConfidenceDelta.AF19]" office:value-type="float" office:value="-0.0061734283866095">
            <text:p>-0,0061734284</text:p>
          </table:table-cell>
          <table:table-cell table:formula="of:=[Mean.AF19] - [ConfidenceDelta.AG19]" office:value-type="float" office:value="0.12726942747624">
            <text:p>0,1272694275</text:p>
          </table:table-cell>
          <table:table-cell table:formula="of:=[Mean.AG19] - [ConfidenceDelta.AH19]" office:value-type="float" office:value="0.260729621367848">
            <text:p>0,2607296214</text:p>
          </table:table-cell>
          <table:table-cell table:formula="of:=[Mean.AH19] - [ConfidenceDelta.AI19]" office:value-type="float" office:value="0.394207456590128">
            <text:p>0,3942074566</text:p>
          </table:table-cell>
          <table:table-cell table:formula="of:=[Mean.AI19] - [ConfidenceDelta.AJ19]" office:value-type="float" office:value="0.527703245392488">
            <text:p>0,5277032454</text:p>
          </table:table-cell>
          <table:table-cell table:formula="of:=[Mean.AJ19] - [ConfidenceDelta.AK19]" office:value-type="float" office:value="0.661217309345787">
            <text:p>0,6612173093</text:p>
          </table:table-cell>
          <table:table-cell table:formula="of:=[Mean.AK19] - [ConfidenceDelta.AL19]" office:value-type="float" office:value="0.794749979736627">
            <text:p>0,7947499797</text:p>
          </table:table-cell>
          <table:table-cell table:formula="of:=[Mean.AL19] - [ConfidenceDelta.AM19]" office:value-type="float" office:value="0.928301597983353">
            <text:p>0,928301598</text:p>
          </table:table-cell>
          <table:table-cell table:formula="of:=[Mean.AM19] - [ConfidenceDelta.AN19]" office:value-type="float" office:value="1.06187251607524">
            <text:p>1,0618725161</text:p>
          </table:table-cell>
          <table:table-cell table:formula="of:=[Mean.AN19] - [ConfidenceDelta.AO19]" office:value-type="float" office:value="1.19546309703644">
            <text:p>1,195463097</text:p>
          </table:table-cell>
          <table:table-cell table:formula="of:=[Mean.AO19] - [ConfidenceDelta.AP19]" office:value-type="float" office:value="1.32907371541651">
            <text:p>1,3290737154</text:p>
          </table:table-cell>
          <table:table-cell table:formula="of:=[Mean.AP19] - [ConfidenceDelta.AQ19]" office:value-type="float" office:value="1.46270475780924">
            <text:p>1,4627047578</text:p>
          </table:table-cell>
          <table:table-cell table:formula="of:=[Mean.AQ19] - [ConfidenceDelta.AR19]" office:value-type="float" office:value="1.59635662340196">
            <text:p>1,5963566234</text:p>
          </table:table-cell>
          <table:table-cell table:formula="of:=[Mean.AR19] - [ConfidenceDelta.AS19]" office:value-type="float" office:value="1.73002972455753">
            <text:p>1,7300297246</text:p>
          </table:table-cell>
          <table:table-cell table:formula="of:=[Mean.AS19] - [ConfidenceDelta.AT19]" office:value-type="float" office:value="1.86372448743122">
            <text:p>1,8637244874</text:p>
          </table:table-cell>
          <table:table-cell table:formula="of:=[Mean.AT19] - [ConfidenceDelta.AU19]" office:value-type="float" office:value="1.99744135262543">
            <text:p>1,9974413526</text:p>
          </table:table-cell>
          <table:table-cell table:formula="of:=[Mean.AU19] - [ConfidenceDelta.AV19]" office:value-type="float" office:value="2.13118077588474">
            <text:p>2,1311807759</text:p>
          </table:table-cell>
          <table:table-cell table:formula="of:=[Mean.AV19] - [ConfidenceDelta.AW19]" office:value-type="float" office:value="2.26494322883466">
            <text:p>2,2649432288</text:p>
          </table:table-cell>
          <table:table-cell table:formula="of:=[Mean.AW19] - [ConfidenceDelta.AX19]" office:value-type="float" office:value="2.39872919976735">
            <text:p>2,3987291998</text:p>
          </table:table-cell>
          <table:table-cell table:formula="of:=[Mean.AX19] - [ConfidenceDelta.AY19]" office:value-type="float" office:value="2.53253919447804">
            <text:p>2,5325391945</text:p>
          </table:table-cell>
          <table:table-cell table:formula="of:=[Mean.AY19] - [ConfidenceDelta.AZ19]" office:value-type="float" office:value="2.66637373715616">
            <text:p>2,6663737372</text:p>
          </table:table-cell>
          <table:table-cell table:formula="of:=[Mean.AZ19] - [ConfidenceDelta.BA19]" office:value-type="float" office:value="2.80023337133576">
            <text:p>2,8002333713</text:p>
          </table:table-cell>
          <table:table-cell table:formula="of:=99" office:value-type="float" office:value="99">
            <text:p>99</text:p>
          </table:table-cell>
          <table:table-cell table:formula="of:=[Mean.AB19] + [ConfidenceDelta.AC19]" office:value-type="float" office:value="0.667270439155071">
            <text:p>0,6672704392</text:p>
          </table:table-cell>
          <table:table-cell table:formula="of:=[Mean.AC19] + [ConfidenceDelta.AD19]" office:value-type="float" office:value="0.794747427042392">
            <text:p>0,794747427</text:p>
          </table:table-cell>
          <table:table-cell table:formula="of:=[Mean.AD19] + [ConfidenceDelta.AE19]" office:value-type="float" office:value="0.922207936582174">
            <text:p>0,9222079366</text:p>
          </table:table-cell>
          <table:table-cell table:formula="of:=[Mean.AE19] + [ConfidenceDelta.AF19]" office:value-type="float" office:value="1.04965168925617">
            <text:p>1,0496516893</text:p>
          </table:table-cell>
          <table:table-cell table:formula="of:=[Mean.AF19] + [ConfidenceDelta.AG19]" office:value-type="float" office:value="1.17707839861072">
            <text:p>1,1770783986</text:p>
          </table:table-cell>
          <table:table-cell table:formula="of:=[Mean.AG19] + [ConfidenceDelta.AH19]" office:value-type="float" office:value="1.3044877699365">
            <text:p>1,3044877699</text:p>
          </table:table-cell>
          <table:table-cell table:formula="of:=[Mean.AH19] + [ConfidenceDelta.AI19]" office:value-type="float" office:value="1.43187949993161">
            <text:p>1,4318794999</text:p>
          </table:table-cell>
          <table:table-cell table:formula="of:=[Mean.AI19] + [ConfidenceDelta.AJ19]" office:value-type="float" office:value="1.55925327634664">
            <text:p>1,5592532763</text:p>
          </table:table-cell>
          <table:table-cell table:formula="of:=[Mean.AJ19] + [ConfidenceDelta.AK19]" office:value-type="float" office:value="1.68660877761074">
            <text:p>1,6866087776</text:p>
          </table:table-cell>
          <table:table-cell table:formula="of:=[Mean.AK19] + [ConfidenceDelta.AL19]" office:value-type="float" office:value="1.81394567243729">
            <text:p>1,8139456724</text:p>
          </table:table-cell>
          <table:table-cell table:formula="of:=[Mean.AL19] + [ConfidenceDelta.AM19]" office:value-type="float" office:value="1.94126361940795">
            <text:p>1,9412636194</text:p>
          </table:table-cell>
          <table:table-cell table:formula="of:=[Mean.AM19] + [ConfidenceDelta.AN19]" office:value-type="float" office:value="2.06856226653346">
            <text:p>2,0685622665</text:p>
          </table:table-cell>
          <table:table-cell table:formula="of:=[Mean.AN19] + [ConfidenceDelta.AO19]" office:value-type="float" office:value="2.19584125078964">
            <text:p>2,1958412508</text:p>
          </table:table-cell>
          <table:table-cell table:formula="of:=[Mean.AO19] + [ConfidenceDelta.AP19]" office:value-type="float" office:value="2.32310019762697">
            <text:p>2,3231001976</text:p>
          </table:table-cell>
          <table:table-cell table:formula="of:=[Mean.AP19] + [ConfidenceDelta.AQ19]" office:value-type="float" office:value="2.45033872045163">
            <text:p>2,4503387205</text:p>
          </table:table-cell>
          <table:table-cell table:formula="of:=[Mean.AQ19] + [ConfidenceDelta.AR19]" office:value-type="float" office:value="2.5775564200763">
            <text:p>2,5775564201</text:p>
          </table:table-cell>
          <table:table-cell table:formula="of:=[Mean.AR19] + [ConfidenceDelta.AS19]" office:value-type="float" office:value="2.70475288413812">
            <text:p>2,7047528841</text:p>
          </table:table-cell>
          <table:table-cell table:formula="of:=[Mean.AS19] + [ConfidenceDelta.AT19]" office:value-type="float" office:value="2.83192768648182">
            <text:p>2,8319276865</text:p>
          </table:table-cell>
          <table:table-cell table:formula="of:=[Mean.AT19] + [ConfidenceDelta.AU19]" office:value-type="float" office:value="2.959080386505">
            <text:p>2,9590803865</text:p>
          </table:table-cell>
          <table:table-cell table:formula="of:=[Mean.AU19] + [ConfidenceDelta.AV19]" office:value-type="float" office:value="3.08621052846309">
            <text:p>3,0862105285</text:p>
          </table:table-cell>
          <table:table-cell table:formula="of:=[Mean.AV19] + [ConfidenceDelta.AW19]" office:value-type="float" office:value="3.21331764073056">
            <text:p>3,2133176407</text:p>
          </table:table-cell>
          <table:table-cell table:formula="of:=[Mean.AW19] + [ConfidenceDelta.AX19]" office:value-type="float" office:value="3.34040123501526">
            <text:p>3,340401235</text:p>
          </table:table-cell>
          <table:table-cell table:formula="of:=[Mean.AX19] + [ConfidenceDelta.AY19]" office:value-type="float" office:value="3.46746080552196">
            <text:p>3,4674608055</text:p>
          </table:table-cell>
          <table:table-cell table:formula="of:=[Mean.AY19] + [ConfidenceDelta.AZ19]" office:value-type="float" office:value="3.59449582806123">
            <text:p>3,5944958281</text:p>
          </table:table-cell>
          <table:table-cell table:formula="of:=[Mean.AZ19] + [ConfidenceDelta.BA19]" office:value-type="float" office:value="3.72150575909902">
            <text:p>3,721505759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0]+1" office:value-type="float" office:value="13">
            <text:p>13</text:p>
          </table:table-cell>
          <table:table-cell table:formula="of:=[Mean.B20] - [ConfidenceDelta.C20]" office:value-type="float" office:value="0.380930958534533">
            <text:p>0,3809309585</text:p>
          </table:table-cell>
          <table:table-cell table:formula="of:=[Mean.C20] - [ConfidenceDelta.D20]" office:value-type="float" office:value="0.515177413923744">
            <text:p>0,5151774139</text:p>
          </table:table-cell>
          <table:table-cell table:formula="of:=[Mean.D20] - [ConfidenceDelta.E20]" office:value-type="float" office:value="0.649440031245074">
            <text:p>0,6494400312</text:p>
          </table:table-cell>
          <table:table-cell table:formula="of:=[Mean.E20] - [ConfidenceDelta.F20]" office:value-type="float" office:value="0.783719080624774">
            <text:p>0,7837190806</text:p>
          </table:table-cell>
          <table:table-cell table:formula="of:=[Mean.F20] - [ConfidenceDelta.G20]" office:value-type="float" office:value="0.918014839798702">
            <text:p>0,9180148398</text:p>
          </table:table-cell>
          <table:table-cell table:formula="of:=[Mean.G20] - [ConfidenceDelta.H20]" office:value-type="float" office:value="1.05232759441586">
            <text:p>1,0523275944</text:p>
          </table:table-cell>
          <table:table-cell table:formula="of:=[Mean.H20] - [ConfidenceDelta.I20]" office:value-type="float" office:value="1.18665763835769">
            <text:p>1,1866576384</text:p>
          </table:table-cell>
          <table:table-cell table:formula="of:=[Mean.I20] - [ConfidenceDelta.J20]" office:value-type="float" office:value="1.32100527407409">
            <text:p>1,3210052741</text:p>
          </table:table-cell>
          <table:table-cell table:formula="of:=[Mean.J20] - [ConfidenceDelta.K20]" office:value-type="float" office:value="1.45537081293734">
            <text:p>1,4553708129</text:p>
          </table:table-cell>
          <table:table-cell table:formula="of:=[Mean.K20] - [ConfidenceDelta.L20]" office:value-type="float" office:value="1.58975457561497">
            <text:p>1,5897545756</text:p>
          </table:table-cell>
          <table:table-cell table:formula="of:=[Mean.L20] - [ConfidenceDelta.M20]" office:value-type="float" office:value="1.72415689246298">
            <text:p>1,7241568925</text:p>
          </table:table-cell>
          <table:table-cell table:formula="of:=[Mean.M20] - [ConfidenceDelta.N20]" office:value-type="float" office:value="1.85857810394064">
            <text:p>1,8585781039</text:p>
          </table:table-cell>
          <table:table-cell table:formula="of:=[Mean.N20] - [ConfidenceDelta.O20]" office:value-type="float" office:value="1.99301856104843">
            <text:p>1,993018561</text:p>
          </table:table-cell>
          <table:table-cell table:formula="of:=[Mean.O20] - [ConfidenceDelta.P20]" office:value-type="float" office:value="2.12747862579077">
            <text:p>2,1274786258</text:p>
          </table:table-cell>
          <table:table-cell table:formula="of:=[Mean.P20] - [ConfidenceDelta.Q20]" office:value-type="float" office:value="2.26195867166505">
            <text:p>2,2619586717</text:p>
          </table:table-cell>
          <table:table-cell table:formula="of:=[Mean.Q20] - [ConfidenceDelta.R20]" office:value-type="float" office:value="2.39645908417908">
            <text:p>2,3964590842</text:p>
          </table:table-cell>
          <table:table-cell table:formula="of:=[Mean.R20] - [ConfidenceDelta.S20]" office:value-type="float" office:value="2.53098026139886">
            <text:p>2,5309802614</text:p>
          </table:table-cell>
          <table:table-cell table:formula="of:=[Mean.S20] - [ConfidenceDelta.T20]" office:value-type="float" office:value="2.66552261452886">
            <text:p>2,6655226145</text:p>
          </table:table-cell>
          <table:table-cell table:formula="of:=[Mean.T20] - [ConfidenceDelta.U20]" office:value-type="float" office:value="2.80008656852727">
            <text:p>2,8000865685</text:p>
          </table:table-cell>
          <table:table-cell table:formula="of:=[Mean.U20] - [ConfidenceDelta.V20]" office:value-type="float" office:value="2.93467256275876">
            <text:p>2,9346725628</text:p>
          </table:table-cell>
          <table:table-cell table:formula="of:=[Mean.V20] - [ConfidenceDelta.W20]" office:value-type="float" office:value="3.06928105168771">
            <text:p>3,0692810517</text:p>
          </table:table-cell>
          <table:table-cell table:formula="of:=[Mean.W20] - [ConfidenceDelta.X20]" office:value-type="float" office:value="3.20391250561479">
            <text:p>3,2039125056</text:p>
          </table:table-cell>
          <table:table-cell table:formula="of:=[Mean.X20] - [ConfidenceDelta.Y20]" office:value-type="float" office:value="3.33856741146049">
            <text:p>3,3385674115</text:p>
          </table:table-cell>
          <table:table-cell table:formula="of:=[Mean.Y20] - [ConfidenceDelta.Z20]" office:value-type="float" office:value="3.47324627359923">
            <text:p>3,4732462736</text:p>
          </table:table-cell>
          <table:table-cell table:formula="of:=[Mean.Z20] - [ConfidenceDelta.AA20]" office:value-type="float" office:value="3.60794961474793">
            <text:p>3,6079496147</text:p>
          </table:table-cell>
          <table:table-cell table:formula="of:=99" office:value-type="float" office:value="99">
            <text:p>99</text:p>
          </table:table-cell>
          <table:table-cell table:formula="of:=[Mean.B20] + [ConfidenceDelta.C20]" office:value-type="float" office:value="1.45745287984931">
            <text:p>1,4574528798</text:p>
          </table:table-cell>
          <table:table-cell table:formula="of:=[Mean.C20] + [ConfidenceDelta.D20]" office:value-type="float" office:value="1.58583268708636">
            <text:p>1,5858326871</text:p>
          </table:table-cell>
          <table:table-cell table:formula="of:=[Mean.D20] + [ConfidenceDelta.E20]" office:value-type="float" office:value="1.71419633239129">
            <text:p>1,7141963324</text:p>
          </table:table-cell>
          <table:table-cell table:formula="of:=[Mean.E20] + [ConfidenceDelta.F20]" office:value-type="float" office:value="1.84254354563785">
            <text:p>1,8425435456</text:p>
          </table:table-cell>
          <table:table-cell table:formula="of:=[Mean.F20] + [ConfidenceDelta.G20]" office:value-type="float" office:value="1.97087404909019">
            <text:p>1,9708740491</text:p>
          </table:table-cell>
          <table:table-cell table:formula="of:=[Mean.G20] + [ConfidenceDelta.H20]" office:value-type="float" office:value="2.09918755709929">
            <text:p>2,0991875571</text:p>
          </table:table-cell>
          <table:table-cell table:formula="of:=[Mean.H20] + [ConfidenceDelta.I20]" office:value-type="float" office:value="2.22748377578373">
            <text:p>2,2274837758</text:p>
          </table:table-cell>
          <table:table-cell table:formula="of:=[Mean.I20] + [ConfidenceDelta.J20]" office:value-type="float" office:value="2.35576240269359">
            <text:p>2,3557624027</text:p>
          </table:table-cell>
          <table:table-cell table:formula="of:=[Mean.J20] + [ConfidenceDelta.K20]" office:value-type="float" office:value="2.4840231264566">
            <text:p>2,4840231265</text:p>
          </table:table-cell>
          <table:table-cell table:formula="of:=[Mean.K20] + [ConfidenceDelta.L20]" office:value-type="float" office:value="2.61226562640523">
            <text:p>2,6122656264</text:p>
          </table:table-cell>
          <table:table-cell table:formula="of:=[Mean.L20] + [ConfidenceDelta.M20]" office:value-type="float" office:value="2.74048957218348">
            <text:p>2,7404895722</text:p>
          </table:table-cell>
          <table:table-cell table:formula="of:=[Mean.M20] + [ConfidenceDelta.N20]" office:value-type="float" office:value="2.86869462333209">
            <text:p>2,8686946233</text:p>
          </table:table-cell>
          <table:table-cell table:formula="of:=[Mean.N20] + [ConfidenceDelta.O20]" office:value-type="float" office:value="2.99688042885056">
            <text:p>2,9968804289</text:p>
          </table:table-cell>
          <table:table-cell table:formula="of:=[Mean.O20] + [ConfidenceDelta.P20]" office:value-type="float" office:value="3.12504662673448">
            <text:p>3,1250466267</text:p>
          </table:table-cell>
          <table:table-cell table:formula="of:=[Mean.P20] + [ConfidenceDelta.Q20]" office:value-type="float" office:value="3.25319284348647">
            <text:p>3,2531928435</text:p>
          </table:table-cell>
          <table:table-cell table:formula="of:=[Mean.Q20] + [ConfidenceDelta.R20]" office:value-type="float" office:value="3.3813186935987">
            <text:p>3,3813186936</text:p>
          </table:table-cell>
          <table:table-cell table:formula="of:=[Mean.R20] + [ConfidenceDelta.S20]" office:value-type="float" office:value="3.50942377900518">
            <text:p>3,509423779</text:p>
          </table:table-cell>
          <table:table-cell table:formula="of:=[Mean.S20] + [ConfidenceDelta.T20]" office:value-type="float" office:value="3.63750768850144">
            <text:p>3,6375076885</text:p>
          </table:table-cell>
          <table:table-cell table:formula="of:=[Mean.T20] + [ConfidenceDelta.U20]" office:value-type="float" office:value="3.7655699971293">
            <text:p>3,7655699971</text:p>
          </table:table-cell>
          <table:table-cell table:formula="of:=[Mean.U20] + [ConfidenceDelta.V20]" office:value-type="float" office:value="3.89361026552407">
            <text:p>3,8936102655</text:p>
          </table:table-cell>
          <table:table-cell table:formula="of:=[Mean.V20] + [ConfidenceDelta.W20]" office:value-type="float" office:value="4.02162803922138">
            <text:p>4,0216280392</text:p>
          </table:table-cell>
          <table:table-cell table:formula="of:=[Mean.W20] + [ConfidenceDelta.X20]" office:value-type="float" office:value="4.14962284792057">
            <text:p>4,1496228479</text:p>
          </table:table-cell>
          <table:table-cell table:formula="of:=[Mean.X20] + [ConfidenceDelta.Y20]" office:value-type="float" office:value="4.27759420470112">
            <text:p>4,2775942047</text:p>
          </table:table-cell>
          <table:table-cell table:formula="of:=[Mean.Y20] + [ConfidenceDelta.Z20]" office:value-type="float" office:value="4.40554160518865">
            <text:p>4,4055416052</text:p>
          </table:table-cell>
          <table:table-cell table:formula="of:=[Mean.Z20] + [ConfidenceDelta.AA20]" office:value-type="float" office:value="4.53346452666621">
            <text:p>4,5334645267</text:p>
          </table:table-cell>
          <table:table-cell table:formula="of:=99" office:value-type="float" office:value="99">
            <text:p>99</text:p>
          </table:table-cell>
          <table:table-cell table:formula="of:=[Mean.AB20] - [ConfidenceDelta.AC20]" office:value-type="float" office:value="-0.414231394901887">
            <text:p>-0,4142313949</text:p>
          </table:table-cell>
          <table:table-cell table:formula="of:=[Mean.AC20] - [ConfidenceDelta.AD20]" office:value-type="float" office:value="-0.26986622079249">
            <text:p>-0,2698662208</text:p>
          </table:table-cell>
          <table:table-cell table:formula="of:=[Mean.AD20] - [ConfidenceDelta.AE20]" office:value-type="float" office:value="-0.125483994330239">
            <text:p>-0,1254839943</text:p>
          </table:table-cell>
          <table:table-cell table:formula="of:=[Mean.AE20] - [ConfidenceDelta.AF20]" office:value-type="float" office:value="0.0189155727049857">
            <text:p>0,0189155727</text:p>
          </table:table-cell>
          <table:table-cell table:formula="of:=[Mean.AF20] - [ConfidenceDelta.AG20]" office:value-type="float" office:value="0.163332776745165">
            <text:p>0,1633327767</text:p>
          </table:table-cell>
          <table:table-cell table:formula="of:=[Mean.AG20] - [ConfidenceDelta.AH20]" office:value-type="float" office:value="0.307767922765476">
            <text:p>0,3077679228</text:p>
          </table:table-cell>
          <table:table-cell table:formula="of:=[Mean.AH20] - [ConfidenceDelta.AI20]" office:value-type="float" office:value="0.452221324633024">
            <text:p>0,4522213246</text:p>
          </table:table-cell>
          <table:table-cell table:formula="of:=[Mean.AI20] - [ConfidenceDelta.AJ20]" office:value-type="float" office:value="0.596693305474086">
            <text:p>0,5966933055</text:p>
          </table:table-cell>
          <table:table-cell table:formula="of:=[Mean.AJ20] - [ConfidenceDelta.AK20]" office:value-type="float" office:value="0.741184198061092">
            <text:p>0,7411841981</text:p>
          </table:table-cell>
          <table:table-cell table:formula="of:=[Mean.AK20] - [ConfidenceDelta.AL20]" office:value-type="float" office:value="0.885694345220653">
            <text:p>0,8856943452</text:p>
          </table:table-cell>
          <table:table-cell table:formula="of:=[Mean.AL20] - [ConfidenceDelta.AM20]" office:value-type="float" office:value="1.03022410026405">
            <text:p>1,0302241003</text:p>
          </table:table-cell>
          <table:table-cell table:formula="of:=[Mean.AM20] - [ConfidenceDelta.AN20]" office:value-type="float" office:value="1.17477382744172">
            <text:p>1,1747738274</text:p>
          </table:table-cell>
          <table:table-cell table:formula="of:=[Mean.AN20] - [ConfidenceDelta.AO20]" office:value-type="float" office:value="1.31934390242338">
            <text:p>1,3193439024</text:p>
          </table:table-cell>
          <table:table-cell table:formula="of:=[Mean.AO20] - [ConfidenceDelta.AP20]" office:value-type="float" office:value="1.46393471280559">
            <text:p>1,4639347128</text:p>
          </table:table-cell>
          <table:table-cell table:formula="of:=[Mean.AP20] - [ConfidenceDelta.AQ20]" office:value-type="float" office:value="1.60854665864872">
            <text:p>1,6085466586</text:p>
          </table:table-cell>
          <table:table-cell table:formula="of:=[Mean.AQ20] - [ConfidenceDelta.AR20]" office:value-type="float" office:value="1.75318015304538">
            <text:p>1,753180153</text:p>
          </table:table-cell>
          <table:table-cell table:formula="of:=[Mean.AR20] - [ConfidenceDelta.AS20]" office:value-type="float" office:value="1.8978356227226">
            <text:p>1,8978356227</text:p>
          </table:table-cell>
          <table:table-cell table:formula="of:=[Mean.AS20] - [ConfidenceDelta.AT20]" office:value-type="float" office:value="2.04251350868035">
            <text:p>2,0425135087</text:p>
          </table:table-cell>
          <table:table-cell table:formula="of:=[Mean.AT20] - [ConfidenceDelta.AU20]" office:value-type="float" office:value="2.18721426686891">
            <text:p>2,1872142669</text:p>
          </table:table-cell>
          <table:table-cell table:formula="of:=[Mean.AU20] - [ConfidenceDelta.AV20]" office:value-type="float" office:value="2.33193836890823">
            <text:p>2,3319383689</text:p>
          </table:table-cell>
          <table:table-cell table:formula="of:=[Mean.AV20] - [ConfidenceDelta.AW20]" office:value-type="float" office:value="2.47668630285238">
            <text:p>2,4766863029</text:p>
          </table:table-cell>
          <table:table-cell table:formula="of:=[Mean.AW20] - [ConfidenceDelta.AX20]" office:value-type="float" office:value="2.62145857400266">
            <text:p>2,621458574</text:p>
          </table:table-cell>
          <table:table-cell table:formula="of:=[Mean.AX20] - [ConfidenceDelta.AY20]" office:value-type="float" office:value="2.7662557057731">
            <text:p>2,7662557058</text:p>
          </table:table-cell>
          <table:table-cell table:formula="of:=[Mean.AY20] - [ConfidenceDelta.AZ20]" office:value-type="float" office:value="2.91107824061273">
            <text:p>2,9110782406</text:p>
          </table:table-cell>
          <table:table-cell table:formula="of:=[Mean.AZ20] - [ConfidenceDelta.BA20]" office:value-type="float" office:value="3.05592674098899">
            <text:p>3,055926741</text:p>
          </table:table-cell>
          <table:table-cell table:formula="of:=99" office:value-type="float" office:value="99">
            <text:p>99</text:p>
          </table:table-cell>
          <table:table-cell table:formula="of:=[Mean.AB20] + [ConfidenceDelta.AC20]" office:value-type="float" office:value="0.696840090554061">
            <text:p>0,6968400906</text:p>
          </table:table-cell>
          <table:table-cell table:formula="of:=[Mean.AC20] + [ConfidenceDelta.AD20]" office:value-type="float" office:value="0.835083612096837">
            <text:p>0,8350836121</text:p>
          </table:table-cell>
          <table:table-cell table:formula="of:=[Mean.AD20] + [ConfidenceDelta.AE20]" office:value-type="float" office:value="0.973310081286761">
            <text:p>0,9733100813</text:p>
          </table:table-cell>
          <table:table-cell table:formula="of:=[Mean.AE20] + [ConfidenceDelta.AF20]" office:value-type="float" office:value="1.11151920990371">
            <text:p>1,1115192099</text:p>
          </table:table-cell>
          <table:table-cell table:formula="of:=[Mean.AF20] + [ConfidenceDelta.AG20]" office:value-type="float" office:value="1.24971070151571">
            <text:p>1,2497107015</text:p>
          </table:table-cell>
          <table:table-cell table:formula="of:=[Mean.AG20] + [ConfidenceDelta.AH20]" office:value-type="float" office:value="1.38788425114757">
            <text:p>1,3878842511</text:p>
          </table:table-cell>
          <table:table-cell table:formula="of:=[Mean.AH20] + [ConfidenceDelta.AI20]" office:value-type="float" office:value="1.52603954493219">
            <text:p>1,5260395449</text:p>
          </table:table-cell>
          <table:table-cell table:formula="of:=[Mean.AI20] + [ConfidenceDelta.AJ20]" office:value-type="float" office:value="1.66417625974331">
            <text:p>1,6641762597</text:p>
          </table:table-cell>
          <table:table-cell table:formula="of:=[Mean.AJ20] + [ConfidenceDelta.AK20]" office:value-type="float" office:value="1.80229406280847">
            <text:p>1,8022940628</text:p>
          </table:table-cell>
          <table:table-cell table:formula="of:=[Mean.AK20] + [ConfidenceDelta.AL20]" office:value-type="float" office:value="1.94039261130109">
            <text:p>1,9403926113</text:p>
          </table:table-cell>
          <table:table-cell table:formula="of:=[Mean.AL20] + [ConfidenceDelta.AM20]" office:value-type="float" office:value="2.07847155190986">
            <text:p>2,0784715519</text:p>
          </table:table-cell>
          <table:table-cell table:formula="of:=[Mean.AM20] + [ConfidenceDelta.AN20]" office:value-type="float" office:value="2.21653052038437">
            <text:p>2,2165305204</text:p>
          </table:table-cell>
          <table:table-cell table:formula="of:=[Mean.AN20] + [ConfidenceDelta.AO20]" office:value-type="float" office:value="2.35456914105489">
            <text:p>2,3545691411</text:p>
          </table:table-cell>
          <table:table-cell table:formula="of:=[Mean.AO20] + [ConfidenceDelta.AP20]" office:value-type="float" office:value="2.49258702632485">
            <text:p>2,4925870263</text:p>
          </table:table-cell>
          <table:table-cell table:formula="of:=[Mean.AP20] + [ConfidenceDelta.AQ20]" office:value-type="float" office:value="2.63058377613389">
            <text:p>2,6305837761</text:p>
          </table:table-cell>
          <table:table-cell table:formula="of:=[Mean.AQ20] + [ConfidenceDelta.AR20]" office:value-type="float" office:value="2.76855897738941">
            <text:p>2,7685589774</text:p>
          </table:table-cell>
          <table:table-cell table:formula="of:=[Mean.AR20] + [ConfidenceDelta.AS20]" office:value-type="float" office:value="2.90651220336435">
            <text:p>2,9065122034</text:p>
          </table:table-cell>
          <table:table-cell table:formula="of:=[Mean.AS20] + [ConfidenceDelta.AT20]" office:value-type="float" office:value="3.04444301305878">
            <text:p>3,0444430131</text:p>
          </table:table-cell>
          <table:table-cell table:formula="of:=[Mean.AT20] + [ConfidenceDelta.AU20]" office:value-type="float" office:value="3.18235095052239">
            <text:p>3,1823509505</text:p>
          </table:table-cell>
          <table:table-cell table:formula="of:=[Mean.AU20] + [ConfidenceDelta.AV20]" office:value-type="float" office:value="3.32023554413525">
            <text:p>3,3202355441</text:p>
          </table:table-cell>
          <table:table-cell table:formula="of:=[Mean.AV20] + [ConfidenceDelta.AW20]" office:value-type="float" office:value="3.45809630584327">
            <text:p>3,4580963058</text:p>
          </table:table-cell>
          <table:table-cell table:formula="of:=[Mean.AW20] + [ConfidenceDelta.AX20]" office:value-type="float" office:value="3.59593273034517">
            <text:p>3,5959327303</text:p>
          </table:table-cell>
          <table:table-cell table:formula="of:=[Mean.AX20] + [ConfidenceDelta.AY20]" office:value-type="float" office:value="3.7337442942269">
            <text:p>3,7337442942</text:p>
          </table:table-cell>
          <table:table-cell table:formula="of:=[Mean.AY20] + [ConfidenceDelta.AZ20]" office:value-type="float" office:value="3.87153045503944">
            <text:p>3,871530455</text:p>
          </table:table-cell>
          <table:table-cell table:formula="of:=[Mean.AZ20] + [ConfidenceDelta.BA20]" office:value-type="float" office:value="4.00929065031536">
            <text:p>4,009290650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1]+1" office:value-type="float" office:value="14">
            <text:p>14</text:p>
          </table:table-cell>
          <table:table-cell table:formula="of:=[Mean.B21] - [ConfidenceDelta.C21]" office:value-type="float" office:value="0.434576245738266">
            <text:p>0,4345762457</text:p>
          </table:table-cell>
          <table:table-cell table:formula="of:=[Mean.C21] - [ConfidenceDelta.D21]" office:value-type="float" office:value="0.579016691667325">
            <text:p>0,5790166917</text:p>
          </table:table-cell>
          <table:table-cell table:formula="of:=[Mean.D21] - [ConfidenceDelta.E21]" office:value-type="float" office:value="0.723473811829054">
            <text:p>0,7234738118</text:p>
          </table:table-cell>
          <table:table-cell table:formula="of:=[Mean.E21] - [ConfidenceDelta.F21]" office:value-type="float" office:value="0.86794788491216">
            <text:p>0,8679478849</text:p>
          </table:table-cell>
          <table:table-cell table:formula="of:=[Mean.F21] - [ConfidenceDelta.G21]" office:value-type="float" office:value="1.01243919745617">
            <text:p>1,0124391975</text:p>
          </table:table-cell>
          <table:table-cell table:formula="of:=[Mean.G21] - [ConfidenceDelta.H21]" office:value-type="float" office:value="1.15694804416457">
            <text:p>1,1569480442</text:p>
          </table:table-cell>
          <table:table-cell table:formula="of:=[Mean.H21] - [ConfidenceDelta.I21]" office:value-type="float" office:value="1.30147472823425">
            <text:p>1,3014747282</text:p>
          </table:table-cell>
          <table:table-cell table:formula="of:=[Mean.I21] - [ConfidenceDelta.J21]" office:value-type="float" office:value="1.44601956170218">
            <text:p>1,4460195617</text:p>
          </table:table-cell>
          <table:table-cell table:formula="of:=[Mean.J21] - [ConfidenceDelta.K21]" office:value-type="float" office:value="1.59058286581049">
            <text:p>1,5905828658</text:p>
          </table:table-cell>
          <table:table-cell table:formula="of:=[Mean.K21] - [ConfidenceDelta.L21]" office:value-type="float" office:value="1.73516497139123">
            <text:p>1,7351649714</text:p>
          </table:table-cell>
          <table:table-cell table:formula="of:=[Mean.L21] - [ConfidenceDelta.M21]" office:value-type="float" office:value="1.87976621927201">
            <text:p>1,8797662193</text:p>
          </table:table-cell>
          <table:table-cell table:formula="of:=[Mean.M21] - [ConfidenceDelta.N21]" office:value-type="float" office:value="2.02438696070396">
            <text:p>2,0243869607</text:p>
          </table:table-cell>
          <table:table-cell table:formula="of:=[Mean.N21] - [ConfidenceDelta.O21]" office:value-type="float" office:value="2.16902755781361">
            <text:p>2,1690275578</text:p>
          </table:table-cell>
          <table:table-cell table:formula="of:=[Mean.O21] - [ConfidenceDelta.P21]" office:value-type="float" office:value="2.31368838408014">
            <text:p>2,3136883841</text:p>
          </table:table-cell>
          <table:table-cell table:formula="of:=[Mean.P21] - [ConfidenceDelta.Q21]" office:value-type="float" office:value="2.45836982484006">
            <text:p>2,4583698248</text:p>
          </table:table-cell>
          <table:table-cell table:formula="of:=[Mean.Q21] - [ConfidenceDelta.R21]" office:value-type="float" office:value="2.60307227782102">
            <text:p>2,6030722778</text:p>
          </table:table-cell>
          <table:table-cell table:formula="of:=[Mean.R21] - [ConfidenceDelta.S21]" office:value-type="float" office:value="2.7477961537069">
            <text:p>2,7477961537</text:p>
          </table:table-cell>
          <table:table-cell table:formula="of:=[Mean.S21] - [ConfidenceDelta.T21]" office:value-type="float" office:value="2.8925418767365">
            <text:p>2,8925418767</text:p>
          </table:table-cell>
          <table:table-cell table:formula="of:=[Mean.T21] - [ConfidenceDelta.U21]" office:value-type="float" office:value="3.03730988533834">
            <text:p>3,0373098853</text:p>
          </table:table-cell>
          <table:table-cell table:formula="of:=[Mean.U21] - [ConfidenceDelta.V21]" office:value-type="float" office:value="3.18210063280406">
            <text:p>3,1821006328</text:p>
          </table:table-cell>
          <table:table-cell table:formula="of:=[Mean.V21] - [ConfidenceDelta.W21]" office:value-type="float" office:value="3.32691458800364">
            <text:p>3,326914588</text:p>
          </table:table-cell>
          <table:table-cell table:formula="of:=[Mean.W21] - [ConfidenceDelta.X21]" office:value-type="float" office:value="3.47175223614533">
            <text:p>3,4717522361</text:p>
          </table:table-cell>
          <table:table-cell table:formula="of:=[Mean.X21] - [ConfidenceDelta.Y21]" office:value-type="float" office:value="3.61661407958403">
            <text:p>3,6166140796</text:p>
          </table:table-cell>
          <table:table-cell table:formula="of:=[Mean.Y21] - [ConfidenceDelta.Z21]" office:value-type="float" office:value="3.76150063868177">
            <text:p>3,7615006387</text:p>
          </table:table-cell>
          <table:table-cell table:formula="of:=[Mean.Z21] - [ConfidenceDelta.AA21]" office:value-type="float" office:value="3.90641245272458">
            <text:p>3,9064124527</text:p>
          </table:table-cell>
          <table:table-cell table:formula="of:=99" office:value-type="float" office:value="99">
            <text:p>99</text:p>
          </table:table-cell>
          <table:table-cell table:formula="of:=[Mean.B21] + [ConfidenceDelta.C21]" office:value-type="float" office:value="1.54522173405971">
            <text:p>1,5452217341</text:p>
          </table:table-cell>
          <table:table-cell table:formula="of:=[Mean.C21] + [ConfidenceDelta.D21]" office:value-type="float" office:value="1.68360957095894">
            <text:p>1,683609571</text:p>
          </table:table-cell>
          <table:table-cell table:formula="of:=[Mean.D21] + [ConfidenceDelta.E21]" office:value-type="float" office:value="1.82198073362549">
            <text:p>1,8219807336</text:p>
          </table:table-cell>
          <table:table-cell table:formula="of:=[Mean.E21] + [ConfidenceDelta.F21]" office:value-type="float" office:value="1.96033494337067">
            <text:p>1,9603349434</text:p>
          </table:table-cell>
          <table:table-cell table:formula="of:=[Mean.F21] + [ConfidenceDelta.G21]" office:value-type="float" office:value="2.09867191365495">
            <text:p>2,0986719137</text:p>
          </table:table-cell>
          <table:table-cell table:formula="of:=[Mean.G21] + [ConfidenceDelta.H21]" office:value-type="float" office:value="2.23699134977482">
            <text:p>2,2369913498</text:p>
          </table:table-cell>
          <table:table-cell table:formula="of:=[Mean.H21] + [ConfidenceDelta.I21]" office:value-type="float" office:value="2.37529294853342">
            <text:p>2,3752929485</text:p>
          </table:table-cell>
          <table:table-cell table:formula="of:=[Mean.I21] + [ConfidenceDelta.J21]" office:value-type="float" office:value="2.51357639789378">
            <text:p>2,5135763979</text:p>
          </table:table-cell>
          <table:table-cell table:formula="of:=[Mean.J21] + [ConfidenceDelta.K21]" office:value-type="float" office:value="2.65184137661376">
            <text:p>2,6518413766</text:p>
          </table:table-cell>
          <table:table-cell table:formula="of:=[Mean.K21] + [ConfidenceDelta.L21]" office:value-type="float" office:value="2.7900875538613">
            <text:p>2,7900875539</text:p>
          </table:table-cell>
          <table:table-cell table:formula="of:=[Mean.L21] + [ConfidenceDelta.M21]" office:value-type="float" office:value="2.9283145888088">
            <text:p>2,9283145888</text:p>
          </table:table-cell>
          <table:table-cell table:formula="of:=[Mean.M21] + [ConfidenceDelta.N21]" office:value-type="float" office:value="3.06652213020513">
            <text:p>3,0665221302</text:p>
          </table:table-cell>
          <table:table-cell table:formula="of:=[Mean.N21] + [ConfidenceDelta.O21]" office:value-type="float" office:value="3.20470981592377">
            <text:p>3,2047098159</text:p>
          </table:table-cell>
          <table:table-cell table:formula="of:=[Mean.O21] + [ConfidenceDelta.P21]" office:value-type="float" office:value="3.34287727248552">
            <text:p>3,3428772725</text:p>
          </table:table-cell>
          <table:table-cell table:formula="of:=[Mean.P21] + [ConfidenceDelta.Q21]" office:value-type="float" office:value="3.48102411455388">
            <text:p>3,4810241146</text:p>
          </table:table-cell>
          <table:table-cell table:formula="of:=[Mean.Q21] + [ConfidenceDelta.R21]" office:value-type="float" office:value="3.6191499444012">
            <text:p>3,6191499444</text:p>
          </table:table-cell>
          <table:table-cell table:formula="of:=[Mean.R21] + [ConfidenceDelta.S21]" office:value-type="float" office:value="3.75725435134361">
            <text:p>3,7572543513</text:p>
          </table:table-cell>
          <table:table-cell table:formula="of:=[Mean.S21] + [ConfidenceDelta.T21]" office:value-type="float" office:value="3.89533691114229">
            <text:p>3,8953369111</text:p>
          </table:table-cell>
          <table:table-cell table:formula="of:=[Mean.T21] + [ConfidenceDelta.U21]" office:value-type="float" office:value="4.03339718536874">
            <text:p>4,0333971854</text:p>
          </table:table-cell>
          <table:table-cell table:formula="of:=[Mean.U21] + [ConfidenceDelta.V21]" office:value-type="float" office:value="4.17143472073129">
            <text:p>4,1714347207</text:p>
          </table:table-cell>
          <table:table-cell table:formula="of:=[Mean.V21] + [ConfidenceDelta.W21]" office:value-type="float" office:value="4.30944904835999">
            <text:p>4,3094490484</text:p>
          </table:table-cell>
          <table:table-cell table:formula="of:=[Mean.W21] + [ConfidenceDelta.X21]" office:value-type="float" office:value="4.44743968304659">
            <text:p>4,447439683</text:p>
          </table:table-cell>
          <table:table-cell table:formula="of:=[Mean.X21] + [ConfidenceDelta.Y21]" office:value-type="float" office:value="4.58540612243618">
            <text:p>4,5854061224</text:p>
          </table:table-cell>
          <table:table-cell table:formula="of:=[Mean.Y21] + [ConfidenceDelta.Z21]" office:value-type="float" office:value="4.72334784616672">
            <text:p>4,7233478462</text:p>
          </table:table-cell>
          <table:table-cell table:formula="of:=[Mean.Z21] + [ConfidenceDelta.AA21]" office:value-type="float" office:value="4.86126431495219">
            <text:p>4,861264315</text:p>
          </table:table-cell>
          <table:table-cell table:formula="of:=99" office:value-type="float" office:value="99">
            <text:p>99</text:p>
          </table:table-cell>
          <table:table-cell table:formula="of:=[Mean.AB21] - [ConfidenceDelta.AC21]" office:value-type="float" office:value="-0.42097118883106">
            <text:p>-0,4209711888</text:p>
          </table:table-cell>
          <table:table-cell table:formula="of:=[Mean.AC21] - [ConfidenceDelta.AD21]" office:value-type="float" office:value="-0.265639427503413">
            <text:p>-0,2656394275</text:p>
          </table:table-cell>
          <table:table-cell table:formula="of:=[Mean.AD21] - [ConfidenceDelta.AE21]" office:value-type="float" office:value="-0.110290073297825">
            <text:p>-0,1102900733</text:p>
          </table:table-cell>
          <table:table-cell table:formula="of:=[Mean.AE21] - [ConfidenceDelta.AF21]" office:value-type="float" office:value="0.0450771711418186">
            <text:p>0,0450771711</text:p>
          </table:table-cell>
          <table:table-cell table:formula="of:=[Mean.AF21] - [ConfidenceDelta.AG21]" office:value-type="float" office:value="0.200462611643792">
            <text:p>0,2004626116</text:p>
          </table:table-cell>
          <table:table-cell table:formula="of:=[Mean.AG21] - [ConfidenceDelta.AH21]" office:value-type="float" office:value="0.35586656285037">
            <text:p>0,3558665629</text:p>
          </table:table-cell>
          <table:table-cell table:formula="of:=[Mean.AH21] - [ConfidenceDelta.AI21]" office:value-type="float" office:value="0.511289348577609">
            <text:p>0,5112893486</text:p>
          </table:table-cell>
          <table:table-cell table:formula="of:=[Mean.AI21] - [ConfidenceDelta.AJ21]" office:value-type="float" office:value="0.666731302194236">
            <text:p>0,6667313022</text:p>
          </table:table-cell>
          <table:table-cell table:formula="of:=[Mean.AJ21] - [ConfidenceDelta.AK21]" office:value-type="float" office:value="0.822192767020892">
            <text:p>0,822192767</text:p>
          </table:table-cell>
          <table:table-cell table:formula="of:=[Mean.AK21] - [ConfidenceDelta.AL21]" office:value-type="float" office:value="0.977674096751101">
            <text:p>0,9776740968</text:p>
          </table:table-cell>
          <table:table-cell table:formula="of:=[Mean.AL21] - [ConfidenceDelta.AM21]" office:value-type="float" office:value="1.1331756558954">
            <text:p>1,1331756559</text:p>
          </table:table-cell>
          <table:table-cell table:formula="of:=[Mean.AM21] - [ConfidenceDelta.AN21]" office:value-type="float" office:value="1.28869782025021">
            <text:p>1,2886978203</text:p>
          </table:table-cell>
          <table:table-cell table:formula="of:=[Mean.AN21] - [ConfidenceDelta.AO21]" office:value-type="float" office:value="1.44424097739323">
            <text:p>1,4442409774</text:p>
          </table:table-cell>
          <table:table-cell table:formula="of:=[Mean.AO21] - [ConfidenceDelta.AP21]" office:value-type="float" office:value="1.59980552720706">
            <text:p>1,5998055272</text:p>
          </table:table-cell>
          <table:table-cell table:formula="of:=[Mean.AP21] - [ConfidenceDelta.AQ21]" office:value-type="float" office:value="1.75539188243316">
            <text:p>1,7553918824</text:p>
          </table:table-cell>
          <table:table-cell table:formula="of:=[Mean.AQ21] - [ConfidenceDelta.AR21]" office:value-type="float" office:value="1.91100046925834">
            <text:p>1,9110004693</text:p>
          </table:table-cell>
          <table:table-cell table:formula="of:=[Mean.AR21] - [ConfidenceDelta.AS21]" office:value-type="float" office:value="2.06663172793603">
            <text:p>2,0666317279</text:p>
          </table:table-cell>
          <table:table-cell table:formula="of:=[Mean.AS21] - [ConfidenceDelta.AT21]" office:value-type="float" office:value="2.22228611344497">
            <text:p>2,2222861134</text:p>
          </table:table-cell>
          <table:table-cell table:formula="of:=[Mean.AT21] - [ConfidenceDelta.AU21]" office:value-type="float" office:value="2.37796409618817">
            <text:p>2,3779640962</text:p>
          </table:table-cell>
          <table:table-cell table:formula="of:=[Mean.AU21] - [ConfidenceDelta.AV21]" office:value-type="float" office:value="2.53366616273497">
            <text:p>2,5336661627</text:p>
          </table:table-cell>
          <table:table-cell table:formula="of:=[Mean.AV21] - [ConfidenceDelta.AW21]" office:value-type="float" office:value="2.68939281660978">
            <text:p>2,6893928166</text:p>
          </table:table-cell>
          <table:table-cell table:formula="of:=[Mean.AW21] - [ConfidenceDelta.AX21]" office:value-type="float" office:value="2.84514457913091">
            <text:p>2,8451445791</text:p>
          </table:table-cell>
          <table:table-cell table:formula="of:=[Mean.AX21] - [ConfidenceDelta.AY21]" office:value-type="float" office:value="3.00092199030358">
            <text:p>3,0009219903</text:p>
          </table:table-cell>
          <table:table-cell table:formula="of:=[Mean.AY21] - [ConfidenceDelta.AZ21]" office:value-type="float" office:value="3.15672560977132">
            <text:p>3,1567256098</text:p>
          </table:table-cell>
          <table:table-cell table:formula="of:=[Mean.AZ21] - [ConfidenceDelta.BA21]" office:value-type="float" office:value="3.31255601783068">
            <text:p>3,3125560178</text:p>
          </table:table-cell>
          <table:table-cell table:formula="of:=99" office:value-type="float" office:value="99">
            <text:p>99</text:p>
          </table:table-cell>
          <table:table-cell table:formula="of:=[Mean.AB21] + [ConfidenceDelta.AC21]" office:value-type="float" office:value="0.725319014918017">
            <text:p>0,7253190149</text:p>
          </table:table-cell>
          <table:table-cell table:formula="of:=[Mean.AC21] + [ConfidenceDelta.AD21]" office:value-type="float" office:value="0.874335079677326">
            <text:p>0,8743350797</text:p>
          </table:table-cell>
          <table:table-cell table:formula="of:=[Mean.AD21] + [ConfidenceDelta.AE21]" office:value-type="float" office:value="1.02333355155869">
            <text:p>1,0233335516</text:p>
          </table:table-cell>
          <table:table-cell table:formula="of:=[Mean.AE21] + [ConfidenceDelta.AF21]" office:value-type="float" office:value="1.17231413320601">
            <text:p>1,1723141332</text:p>
          </table:table-cell>
          <table:table-cell table:formula="of:=[Mean.AF21] + [ConfidenceDelta.AG21]" office:value-type="float" office:value="1.32127651879099">
            <text:p>1,3212765188</text:p>
          </table:table-cell>
          <table:table-cell table:formula="of:=[Mean.AG21] + [ConfidenceDelta.AH21]" office:value-type="float" office:value="1.47022039367137">
            <text:p>1,4702203937</text:p>
          </table:table-cell>
          <table:table-cell table:formula="of:=[Mean.AH21] + [ConfidenceDelta.AI21]" office:value-type="float" office:value="1.61914543403109">
            <text:p>1,619145434</text:p>
          </table:table-cell>
          <table:table-cell table:formula="of:=[Mean.AI21] + [ConfidenceDelta.AJ21]" office:value-type="float" office:value="1.76805130650142">
            <text:p>1,7680513065</text:p>
          </table:table-cell>
          <table:table-cell table:formula="of:=[Mean.AJ21] + [ConfidenceDelta.AK21]" office:value-type="float" office:value="1.91693766776172">
            <text:p>1,9169376678</text:p>
          </table:table-cell>
          <table:table-cell table:formula="of:=[Mean.AK21] + [ConfidenceDelta.AL21]" office:value-type="float" office:value="2.06580416411846">
            <text:p>2,0658041641</text:p>
          </table:table-cell>
          <table:table-cell table:formula="of:=[Mean.AL21] + [ConfidenceDelta.AM21]" office:value-type="float" office:value="2.21465043106113">
            <text:p>2,2146504311</text:p>
          </table:table-cell>
          <table:table-cell table:formula="of:=[Mean.AM21] + [ConfidenceDelta.AN21]" office:value-type="float" office:value="2.36347609279327">
            <text:p>2,3634760928</text:p>
          </table:table-cell>
          <table:table-cell table:formula="of:=[Mean.AN21] + [ConfidenceDelta.AO21]" office:value-type="float" office:value="2.5122807617372">
            <text:p>2,5122807617</text:p>
          </table:table-cell>
          <table:table-cell table:formula="of:=[Mean.AO21] + [ConfidenceDelta.AP21]" office:value-type="float" office:value="2.66106403801033">
            <text:p>2,661064038</text:p>
          </table:table-cell>
          <table:table-cell table:formula="of:=[Mean.AP21] + [ConfidenceDelta.AQ21]" office:value-type="float" office:value="2.80982550887119">
            <text:p>2,8098255089</text:p>
          </table:table-cell>
          <table:table-cell table:formula="of:=[Mean.AQ21] + [ConfidenceDelta.AR21]" office:value-type="float" office:value="2.95856474813296">
            <text:p>2,9585647481</text:p>
          </table:table-cell>
          <table:table-cell table:formula="of:=[Mean.AR21] + [ConfidenceDelta.AS21]" office:value-type="float" office:value="3.10728131554223">
            <text:p>3,1072813155</text:p>
          </table:table-cell>
          <table:table-cell table:formula="of:=[Mean.AS21] + [ConfidenceDelta.AT21]" office:value-type="float" office:value="3.25597475612024">
            <text:p>3,2559747561</text:p>
          </table:table-cell>
          <table:table-cell table:formula="of:=[Mean.AT21] + [ConfidenceDelta.AU21]" office:value-type="float" office:value="3.404644599464">
            <text:p>3,4046445995</text:p>
          </table:table-cell>
          <table:table-cell table:formula="of:=[Mean.AU21] + [ConfidenceDelta.AV21]" office:value-type="float" office:value="3.55329035900416">
            <text:p>3,553290359</text:p>
          </table:table-cell>
          <table:table-cell table:formula="of:=[Mean.AV21] + [ConfidenceDelta.AW21]" office:value-type="float" office:value="3.7019115312163">
            <text:p>3,7019115312</text:p>
          </table:table-cell>
          <table:table-cell table:formula="of:=[Mean.AW21] + [ConfidenceDelta.AX21]" office:value-type="float" office:value="3.85050759478213">
            <text:p>3,8505075948</text:p>
          </table:table-cell>
          <table:table-cell table:formula="of:=[Mean.AX21] + [ConfidenceDelta.AY21]" office:value-type="float" office:value="3.99907800969642">
            <text:p>3,9990780097</text:p>
          </table:table-cell>
          <table:table-cell table:formula="of:=[Mean.AY21] + [ConfidenceDelta.AZ21]" office:value-type="float" office:value="4.14762221631564">
            <text:p>4,1476222163</text:p>
          </table:table-cell>
          <table:table-cell table:formula="of:=[Mean.AZ21] + [ConfidenceDelta.BA21]" office:value-type="float" office:value="4.29613963434323">
            <text:p>4,296139634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2]+1" office:value-type="float" office:value="15">
            <text:p>15</text:p>
          </table:table-cell>
          <table:table-cell table:formula="of:=[Mean.B22] - [ConfidenceDelta.C22]" office:value-type="float" office:value="0.489183671079943">
            <text:p>0,4891836711</text:p>
          </table:table-cell>
          <table:table-cell table:formula="of:=[Mean.C22] - [ConfidenceDelta.D22]" office:value-type="float" office:value="0.643812864250207">
            <text:p>0,6438128643</text:p>
          </table:table-cell>
          <table:table-cell table:formula="of:=[Mean.D22] - [ConfidenceDelta.E22]" office:value-type="float" office:value="0.798459215064339">
            <text:p>0,7984592151</text:p>
          </table:table-cell>
          <table:table-cell table:formula="of:=[Mean.E22] - [ConfidenceDelta.F22]" office:value-type="float" office:value="0.953123010290651">
            <text:p>0,9531230103</text:p>
          </table:table-cell>
          <table:table-cell table:formula="of:=[Mean.F22] - [ConfidenceDelta.G22]" office:value-type="float" office:value="1.10780454477588">
            <text:p>1,1078045448</text:p>
          </table:table-cell>
          <table:table-cell table:formula="of:=[Mean.G22] - [ConfidenceDelta.H22]" office:value-type="float" office:value="1.26250412176743">
            <text:p>1,2625041218</text:p>
          </table:table-cell>
          <table:table-cell table:formula="of:=[Mean.H22] - [ConfidenceDelta.I22]" office:value-type="float" office:value="1.41722205325231">
            <text:p>1,4172220533</text:p>
          </table:table-cell>
          <table:table-cell table:formula="of:=[Mean.I22] - [ConfidenceDelta.J22]" office:value-type="float" office:value="1.5719586603139">
            <text:p>1,5719586603</text:p>
          </table:table-cell>
          <table:table-cell table:formula="of:=[Mean.J22] - [ConfidenceDelta.K22]" office:value-type="float" office:value="1.72671427350765">
            <text:p>1,7267142735</text:p>
          </table:table-cell>
          <table:table-cell table:formula="of:=[Mean.K22] - [ConfidenceDelta.L22]" office:value-type="float" office:value="1.88148923325693">
            <text:p>1,8814892333</text:p>
          </table:table-cell>
          <table:table-cell table:formula="of:=[Mean.L22] - [ConfidenceDelta.M22]" office:value-type="float" office:value="2.03628389027044">
            <text:p>2,0362838903</text:p>
          </table:table-cell>
          <table:table-cell table:formula="of:=[Mean.M22] - [ConfidenceDelta.N22]" office:value-type="float" office:value="2.19109860598263">
            <text:p>2,191098606</text:p>
          </table:table-cell>
          <table:table-cell table:formula="of:=[Mean.N22] - [ConfidenceDelta.O22]" office:value-type="float" office:value="2.3459337530186">
            <text:p>2,345933753</text:p>
          </table:table-cell>
          <table:table-cell table:formula="of:=[Mean.O22] - [ConfidenceDelta.P22]" office:value-type="float" office:value="2.50078971568529">
            <text:p>2,5007897157</text:p>
          </table:table-cell>
          <table:table-cell table:formula="of:=[Mean.P22] - [ConfidenceDelta.Q22]" office:value-type="float" office:value="2.65566689049067">
            <text:p>2,6556668905</text:p>
          </table:table-cell>
          <table:table-cell table:formula="of:=[Mean.Q22] - [ConfidenceDelta.R22]" office:value-type="float" office:value="2.81056568669313">
            <text:p>2,8105656867</text:p>
          </table:table-cell>
          <table:table-cell table:formula="of:=[Mean.R22] - [ConfidenceDelta.S22]" office:value-type="float" office:value="2.96548652688288">
            <text:p>2,9654865269</text:p>
          </table:table-cell>
          <table:table-cell table:formula="of:=[Mean.S22] - [ConfidenceDelta.T22]" office:value-type="float" office:value="3.12042984759806">
            <text:p>3,1204298476</text:p>
          </table:table-cell>
          <table:table-cell table:formula="of:=[Mean.T22] - [ConfidenceDelta.U22]" office:value-type="float" office:value="3.27539609997788">
            <text:p>3,2753961</text:p>
          </table:table-cell>
          <table:table-cell table:formula="of:=[Mean.U22] - [ConfidenceDelta.V22]" office:value-type="float" office:value="3.43038575045562">
            <text:p>3,4303857505</text:p>
          </table:table-cell>
          <table:table-cell table:formula="of:=[Mean.V22] - [ConfidenceDelta.W22]" office:value-type="float" office:value="3.58539928149447">
            <text:p>3,5853992815</text:p>
          </table:table-cell>
          <table:table-cell table:formula="of:=[Mean.W22] - [ConfidenceDelta.X22]" office:value-type="float" office:value="3.74043719236962">
            <text:p>3,7404371924</text:p>
          </table:table-cell>
          <table:table-cell table:formula="of:=[Mean.X22] - [ConfidenceDelta.Y22]" office:value-type="float" office:value="3.8955">
            <text:p>3,8955</text:p>
          </table:table-cell>
          <table:table-cell table:formula="of:=[Mean.Y22] - [ConfidenceDelta.Z22]" office:value-type="float" office:value="4.05058823983372">
            <text:p>4,0505882398</text:p>
          </table:table-cell>
          <table:table-cell table:formula="of:=[Mean.Z22] - [ConfidenceDelta.AA22]" office:value-type="float" office:value="4.20570246679152">
            <text:p>4,2057024668</text:p>
          </table:table-cell>
          <table:table-cell table:formula="of:=99" office:value-type="float" office:value="99">
            <text:p>99</text:p>
          </table:table-cell>
          <table:table-cell table:formula="of:=[Mean.B22] + [ConfidenceDelta.C22]" office:value-type="float" office:value="1.63202845013218">
            <text:p>1,6320284501</text:p>
          </table:table-cell>
          <table:table-cell table:formula="of:=[Mean.C22] + [ConfidenceDelta.D22]" office:value-type="float" office:value="1.78042955999222">
            <text:p>1,78042956</text:p>
          </table:table-cell>
          <table:table-cell table:formula="of:=[Mean.D22] + [ConfidenceDelta.E22]" office:value-type="float" office:value="1.92881351220839">
            <text:p>1,9288135122</text:p>
          </table:table-cell>
          <table:table-cell table:formula="of:=[Mean.E22] + [ConfidenceDelta.F22]" office:value-type="float" office:value="2.07718002001238">
            <text:p>2,07718002</text:p>
          </table:table-cell>
          <table:table-cell table:formula="of:=[Mean.F22] + [ConfidenceDelta.G22]" office:value-type="float" office:value="2.22552878855745">
            <text:p>2,2255287886</text:p>
          </table:table-cell>
          <table:table-cell table:formula="of:=[Mean.G22] + [ConfidenceDelta.H22]" office:value-type="float" office:value="2.37385951459621">
            <text:p>2,3738595146</text:p>
          </table:table-cell>
          <table:table-cell table:formula="of:=[Mean.H22] + [ConfidenceDelta.I22]" office:value-type="float" office:value="2.52217188614163">
            <text:p>2,5221718861</text:p>
          </table:table-cell>
          <table:table-cell table:formula="of:=[Mean.I22] + [ConfidenceDelta.J22]" office:value-type="float" office:value="2.67046558211034">
            <text:p>2,6704655821</text:p>
          </table:table-cell>
          <table:table-cell table:formula="of:=[Mean.J22] + [ConfidenceDelta.K22]" office:value-type="float" office:value="2.81874027194689">
            <text:p>2,8187402719</text:p>
          </table:table-cell>
          <table:table-cell table:formula="of:=[Mean.K22] + [ConfidenceDelta.L22]" office:value-type="float" office:value="2.96699561522792">
            <text:p>2,9669956152</text:p>
          </table:table-cell>
          <table:table-cell table:formula="of:=[Mean.L22] + [ConfidenceDelta.M22]" office:value-type="float" office:value="3.11523126124471">
            <text:p>3,1152312612</text:p>
          </table:table-cell>
          <table:table-cell table:formula="of:=[Mean.M22] + [ConfidenceDelta.N22]" office:value-type="float" office:value="3.26344684856282">
            <text:p>3,2634468486</text:p>
          </table:table-cell>
          <table:table-cell table:formula="of:=[Mean.N22] + [ConfidenceDelta.O22]" office:value-type="float" office:value="3.41164200455715">
            <text:p>3,4116420046</text:p>
          </table:table-cell>
          <table:table-cell table:formula="of:=[Mean.O22] + [ConfidenceDelta.P22]" office:value-type="float" office:value="3.55981634492078">
            <text:p>3,5598163449</text:p>
          </table:table-cell>
          <table:table-cell table:formula="of:=[Mean.P22] + [ConfidenceDelta.Q22]" office:value-type="float" office:value="3.70796947314569">
            <text:p>3,7079694731</text:p>
          </table:table-cell>
          <table:table-cell table:formula="of:=[Mean.Q22] + [ConfidenceDelta.R22]" office:value-type="float" office:value="3.85610097997354">
            <text:p>3,85610098</text:p>
          </table:table-cell>
          <table:table-cell table:formula="of:=[Mean.R22] + [ConfidenceDelta.S22]" office:value-type="float" office:value="4.00421044281409">
            <text:p>4,0042104428</text:p>
          </table:table-cell>
          <table:table-cell table:formula="of:=[Mean.S22] + [ConfidenceDelta.T22]" office:value-type="float" office:value="4.15229742512921">
            <text:p>4,1522974251</text:p>
          </table:table-cell>
          <table:table-cell table:formula="of:=[Mean.T22] + [ConfidenceDelta.U22]" office:value-type="float" office:value="4.30036147577969">
            <text:p>4,3003614758</text:p>
          </table:table-cell>
          <table:table-cell table:formula="of:=[Mean.U22] + [ConfidenceDelta.V22]" office:value-type="float" office:value="4.44840212833226">
            <text:p>4,4484021283</text:p>
          </table:table-cell>
          <table:table-cell table:formula="of:=[Mean.V22] + [ConfidenceDelta.W22]" office:value-type="float" office:value="4.59641890032371">
            <text:p>4,5964189003</text:p>
          </table:table-cell>
          <table:table-cell table:formula="of:=[Mean.W22] + [ConfidenceDelta.X22]" office:value-type="float" office:value="4.74441129247886">
            <text:p>4,7444112925</text:p>
          </table:table-cell>
          <table:table-cell table:formula="of:=[Mean.X22] + [ConfidenceDelta.Y22]" office:value-type="float" office:value="4.89237878787879">
            <text:p>4,8923787879</text:p>
          </table:table-cell>
          <table:table-cell table:formula="of:=[Mean.Y22] + [ConfidenceDelta.Z22]" office:value-type="float" office:value="5.04032085107537">
            <text:p>5,0403208511</text:p>
          </table:table-cell>
          <table:table-cell table:formula="of:=[Mean.Z22] + [ConfidenceDelta.AA22]" office:value-type="float" office:value="5.18823692714787">
            <text:p>5,1882369271</text:p>
          </table:table-cell>
          <table:table-cell table:formula="of:=99" office:value-type="float" office:value="99">
            <text:p>99</text:p>
          </table:table-cell>
          <table:table-cell table:formula="of:=[Mean.AB22] - [ConfidenceDelta.AC22]" office:value-type="float" office:value="-0.426717966056185">
            <text:p>-0,4267179661</text:p>
          </table:table-cell>
          <table:table-cell table:formula="of:=[Mean.AC22] - [ConfidenceDelta.AD22]" office:value-type="float" office:value="-0.260425088718337">
            <text:p>-0,2604250887</text:p>
          </table:table-cell>
          <table:table-cell table:formula="of:=[Mean.AD22] - [ConfidenceDelta.AE22]" office:value-type="float" office:value="-0.0941141084584373">
            <text:p>-0,0941141085</text:p>
          </table:table-cell>
          <table:table-cell table:formula="of:=[Mean.AE22] - [ConfidenceDelta.AF22]" office:value-type="float" office:value="0.0722152807004333">
            <text:p>0,0722152807</text:p>
          </table:table-cell>
          <table:table-cell table:formula="of:=[Mean.AF22] - [ConfidenceDelta.AG22]" office:value-type="float" office:value="0.238563393452972">
            <text:p>0,2385633935</text:p>
          </table:table-cell>
          <table:table-cell table:formula="of:=[Mean.AG22] - [ConfidenceDelta.AH22]" office:value-type="float" office:value="0.404930553563409">
            <text:p>0,4049305536</text:p>
          </table:table-cell>
          <table:table-cell table:formula="of:=[Mean.AH22] - [ConfidenceDelta.AI22]" office:value-type="float" office:value="0.571317094235718">
            <text:p>0,5713170942</text:p>
          </table:table-cell>
          <table:table-cell table:formula="of:=[Mean.AI22] - [ConfidenceDelta.AJ22]" office:value-type="float" office:value="0.737723358503486">
            <text:p>0,7377233585</text:p>
          </table:table-cell>
          <table:table-cell table:formula="of:=[Mean.AJ22] - [ConfidenceDelta.AK22]" office:value-type="float" office:value="0.904149699640743">
            <text:p>0,9041496996</text:p>
          </table:table-cell>
          <table:table-cell table:formula="of:=[Mean.AK22] - [ConfidenceDelta.AL22]" office:value-type="float" office:value="1.07059648159512">
            <text:p>1,0705964816</text:p>
          </table:table-cell>
          <table:table-cell table:formula="of:=[Mean.AL22] - [ConfidenceDelta.AM22]" office:value-type="float" office:value="1.23706407944486">
            <text:p>1,2370640794</text:p>
          </table:table-cell>
          <table:table-cell table:formula="of:=[Mean.AM22] - [ConfidenceDelta.AN22]" office:value-type="float" office:value="1.4035528798813">
            <text:p>1,4035528799</text:p>
          </table:table-cell>
          <table:table-cell table:formula="of:=[Mean.AN22] - [ConfidenceDelta.AO22]" office:value-type="float" office:value="1.5700632817186">
            <text:p>1,5700632817</text:p>
          </table:table-cell>
          <table:table-cell table:formula="of:=[Mean.AO22] - [ConfidenceDelta.AP22]" office:value-type="float" office:value="1.73659569643255">
            <text:p>1,7365956964</text:p>
          </table:table-cell>
          <table:table-cell table:formula="of:=[Mean.AP22] - [ConfidenceDelta.AQ22]" office:value-type="float" office:value="1.90315054873063">
            <text:p>1,9031505487</text:p>
          </table:table-cell>
          <table:table-cell table:formula="of:=[Mean.AQ22] - [ConfidenceDelta.AR22]" office:value-type="float" office:value="2.06972827715542">
            <text:p>2,0697282772</text:p>
          </table:table-cell>
          <table:table-cell table:formula="of:=[Mean.AR22] - [ConfidenceDelta.AS22]" office:value-type="float" office:value="2.23632933472398">
            <text:p>2,2363293347</text:p>
          </table:table-cell>
          <table:table-cell table:formula="of:=[Mean.AS22] - [ConfidenceDelta.AT22]" office:value-type="float" office:value="2.40295418960558">
            <text:p>2,4029541896</text:p>
          </table:table-cell>
          <table:table-cell table:formula="of:=[Mean.AT22] - [ConfidenceDelta.AU22]" office:value-type="float" office:value="2.56960332584091">
            <text:p>2,5696033258</text:p>
          </table:table-cell>
          <table:table-cell table:formula="of:=[Mean.AU22] - [ConfidenceDelta.AV22]" office:value-type="float" office:value="2.73627724410569">
            <text:p>2,7362772441</text:p>
          </table:table-cell>
          <table:table-cell table:formula="of:=[Mean.AV22] - [ConfidenceDelta.AW22]" office:value-type="float" office:value="2.90297646252227">
            <text:p>2,9029764625</text:p>
          </table:table-cell>
          <table:table-cell table:formula="of:=[Mean.AW22] - [ConfidenceDelta.AX22]" office:value-type="float" office:value="3.06970151752276">
            <text:p>3,0697015175</text:p>
          </table:table-cell>
          <table:table-cell table:formula="of:=[Mean.AX22] - [ConfidenceDelta.AY22]" office:value-type="float" office:value="3.23645296476794">
            <text:p>3,2364529648</text:p>
          </table:table-cell>
          <table:table-cell table:formula="of:=[Mean.AY22] - [ConfidenceDelta.AZ22]" office:value-type="float" office:value="3.40323138012628">
            <text:p>3,4032313801</text:p>
          </table:table-cell>
          <table:table-cell table:formula="of:=[Mean.AZ22] - [ConfidenceDelta.BA22]" office:value-type="float" office:value="3.57003736071798">
            <text:p>3,5700373607</text:p>
          </table:table-cell>
          <table:table-cell table:formula="of:=99" office:value-type="float" office:value="99">
            <text:p>99</text:p>
          </table:table-cell>
          <table:table-cell table:formula="of:=[Mean.AB22] + [ConfidenceDelta.AC22]" office:value-type="float" office:value="0.752804922577924">
            <text:p>0,7528049226</text:p>
          </table:table-cell>
          <table:table-cell table:formula="of:=[Mean.AC22] + [ConfidenceDelta.AD22]" office:value-type="float" office:value="0.912599001761815">
            <text:p>0,9125990018</text:p>
          </table:table-cell>
          <table:table-cell table:formula="of:=[Mean.AD22] + [ConfidenceDelta.AE22]" office:value-type="float" office:value="1.07237497802365">
            <text:p>1,072374978</text:p>
          </table:table-cell>
          <table:table-cell table:formula="of:=[Mean.AE22] + [ConfidenceDelta.AF22]" office:value-type="float" office:value="1.23213254538652">
            <text:p>1,2321325454</text:p>
          </table:table-cell>
          <table:table-cell table:formula="of:=[Mean.AF22] + [ConfidenceDelta.AG22]" office:value-type="float" office:value="1.39187138915572">
            <text:p>1,3918713892</text:p>
          </table:table-cell>
          <table:table-cell table:formula="of:=[Mean.AG22] + [ConfidenceDelta.AH22]" office:value-type="float" office:value="1.55159118556703">
            <text:p>1,5515911856</text:p>
          </table:table-cell>
          <table:table-cell table:formula="of:=[Mean.AH22] + [ConfidenceDelta.AI22]" office:value-type="float" office:value="1.71129160141646">
            <text:p>1,7112916014</text:p>
          </table:table-cell>
          <table:table-cell table:formula="of:=[Mean.AI22] + [ConfidenceDelta.AJ22]" office:value-type="float" office:value="1.87097229367043">
            <text:p>1,8709722937</text:p>
          </table:table-cell>
          <table:table-cell table:formula="of:=[Mean.AJ22] + [ConfidenceDelta.AK22]" office:value-type="float" office:value="2.03063290905491">
            <text:p>2,0306329091</text:p>
          </table:table-cell>
          <table:table-cell table:formula="of:=[Mean.AK22] + [ConfidenceDelta.AL22]" office:value-type="float" office:value="2.19027308362227">
            <text:p>2,1902730836</text:p>
          </table:table-cell>
          <table:table-cell table:formula="of:=[Mean.AL22] + [ConfidenceDelta.AM22]" office:value-type="float" office:value="2.34989244229427">
            <text:p>2,3498924423</text:p>
          </table:table-cell>
          <table:table-cell table:formula="of:=[Mean.AM22] + [ConfidenceDelta.AN22]" office:value-type="float" office:value="2.50949059837957">
            <text:p>2,5094905984</text:p>
          </table:table-cell>
          <table:table-cell table:formula="of:=[Mean.AN22] + [ConfidenceDelta.AO22]" office:value-type="float" office:value="2.66906715306401">
            <text:p>2,6690671531</text:p>
          </table:table-cell>
          <table:table-cell table:formula="of:=[Mean.AO22] + [ConfidenceDelta.AP22]" office:value-type="float" office:value="2.82862169487179">
            <text:p>2,8286216949</text:p>
          </table:table-cell>
          <table:table-cell table:formula="of:=[Mean.AP22] + [ConfidenceDelta.AQ22]" office:value-type="float" office:value="2.98815379909546">
            <text:p>2,9881537991</text:p>
          </table:table-cell>
          <table:table-cell table:formula="of:=[Mean.AQ22] + [ConfidenceDelta.AR22]" office:value-type="float" office:value="3.1476630271924">
            <text:p>3,1476630272</text:p>
          </table:table-cell>
          <table:table-cell table:formula="of:=[Mean.AR22] + [ConfidenceDelta.AS22]" office:value-type="float" office:value="3.30714892614558">
            <text:p>3,3071489261</text:p>
          </table:table-cell>
          <table:table-cell table:formula="of:=[Mean.AS22] + [ConfidenceDelta.AT22]" office:value-type="float" office:value="3.46661102778572">
            <text:p>3,4666110278</text:p>
          </table:table-cell>
          <table:table-cell table:formula="of:=[Mean.AT22] + [ConfidenceDelta.AU22]" office:value-type="float" office:value="3.62604884807213">
            <text:p>3,6260488481</text:p>
          </table:table-cell>
          <table:table-cell table:formula="of:=[Mean.AU22] + [ConfidenceDelta.AV22]" office:value-type="float" office:value="3.78546188632909">
            <text:p>3,7854618863</text:p>
          </table:table-cell>
          <table:table-cell table:formula="of:=[Mean.AV22] + [ConfidenceDelta.AW22]" office:value-type="float" office:value="3.94484962443425">
            <text:p>3,9448496244</text:p>
          </table:table-cell>
          <table:table-cell table:formula="of:=[Mean.AW22] + [ConfidenceDelta.AX22]" office:value-type="float" office:value="4.1042115259555">
            <text:p>4,104211526</text:p>
          </table:table-cell>
          <table:table-cell table:formula="of:=[Mean.AX22] + [ConfidenceDelta.AY22]" office:value-type="float" office:value="4.26354703523206">
            <text:p>4,2635470352</text:p>
          </table:table-cell>
          <table:table-cell table:formula="of:=[Mean.AY22] + [ConfidenceDelta.AZ22]" office:value-type="float" office:value="4.42285557639546">
            <text:p>4,4228555764</text:p>
          </table:table-cell>
          <table:table-cell table:formula="of:=[Mean.AZ22] + [ConfidenceDelta.BA22]" office:value-type="float" office:value="4.5821365523255">
            <text:p>4,582136552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3]+1" office:value-type="float" office:value="16">
            <text:p>16</text:p>
          </table:table-cell>
          <table:table-cell table:formula="of:=[Mean.B23] - [ConfidenceDelta.C23]" office:value-type="float" office:value="0.54467401483995">
            <text:p>0,5446740148</text:p>
          </table:table-cell>
          <table:table-cell table:formula="of:=[Mean.C23] - [ConfidenceDelta.D23]" office:value-type="float" office:value="0.709487143671083">
            <text:p>0,7094871437</text:p>
          </table:table-cell>
          <table:table-cell table:formula="of:=[Mean.D23] - [ConfidenceDelta.E23]" office:value-type="float" office:value="0.874317887046595">
            <text:p>0,874317887</text:p>
          </table:table-cell>
          <table:table-cell table:formula="of:=[Mean.E23] - [ConfidenceDelta.F23]" office:value-type="float" office:value="1.03916653937131">
            <text:p>1,0391665394</text:p>
          </table:table-cell>
          <table:table-cell table:formula="of:=[Mean.F23] - [ConfidenceDelta.G23]" office:value-type="float" office:value="1.20403340334361">
            <text:p>1,2040334033</text:p>
          </table:table-cell>
          <table:table-cell table:formula="of:=[Mean.G23] - [ConfidenceDelta.H23]" office:value-type="float" office:value="1.36891879028624">
            <text:p>1,3689187903</text:p>
          </table:table-cell>
          <table:table-cell table:formula="of:=[Mean.H23] - [ConfidenceDelta.I23]" office:value-type="float" office:value="1.53382302049428">
            <text:p>1,5338230205</text:p>
          </table:table-cell>
          <table:table-cell table:formula="of:=[Mean.I23] - [ConfidenceDelta.J23]" office:value-type="float" office:value="1.69874642360144">
            <text:p>1,6987464236</text:p>
          </table:table-cell>
          <table:table-cell table:formula="of:=[Mean.J23] - [ConfidenceDelta.K23]" office:value-type="float" office:value="1.86368933896569">
            <text:p>1,863689339</text:p>
          </table:table-cell>
          <table:table-cell table:formula="of:=[Mean.K23] - [ConfidenceDelta.L23]" office:value-type="float" office:value="2.02865211607573">
            <text:p>2,0286521161</text:p>
          </table:table-cell>
          <table:table-cell table:formula="of:=[Mean.L23] - [ConfidenceDelta.M23]" office:value-type="float" office:value="2.1936351149795">
            <text:p>2,193635115</text:p>
          </table:table-cell>
          <table:table-cell table:formula="of:=[Mean.M23] - [ConfidenceDelta.N23]" office:value-type="float" office:value="2.35863870673626">
            <text:p>2,3586387067</text:p>
          </table:table-cell>
          <table:table-cell table:formula="of:=[Mean.N23] - [ConfidenceDelta.O23]" office:value-type="float" office:value="2.52366327389398">
            <text:p>2,5236632739</text:p>
          </table:table-cell>
          <table:table-cell table:formula="of:=[Mean.O23] - [ConfidenceDelta.P23]" office:value-type="float" office:value="2.6887092109935">
            <text:p>2,688709211</text:p>
          </table:table-cell>
          <table:table-cell table:formula="of:=[Mean.P23] - [ConfidenceDelta.Q23]" office:value-type="float" office:value="2.85377692510165">
            <text:p>2,8537769251</text:p>
          </table:table-cell>
          <table:table-cell table:formula="of:=[Mean.Q23] - [ConfidenceDelta.R23]" office:value-type="float" office:value="3.01886683637516">
            <text:p>3,0188668364</text:p>
          </table:table-cell>
          <table:table-cell table:formula="of:=[Mean.R23] - [ConfidenceDelta.S23]" office:value-type="float" office:value="3.18397937865765">
            <text:p>3,1839793787</text:p>
          </table:table-cell>
          <table:table-cell table:formula="of:=[Mean.S23] - [ConfidenceDelta.T23]" office:value-type="float" office:value="3.34911500011208">
            <text:p>3,3491150001</text:p>
          </table:table-cell>
          <table:table-cell table:formula="of:=[Mean.T23] - [ConfidenceDelta.U23]" office:value-type="float" office:value="3.5142741638913">
            <text:p>3,5142741639</text:p>
          </table:table-cell>
          <table:table-cell table:formula="of:=[Mean.U23] - [ConfidenceDelta.V23]" office:value-type="float" office:value="3.67945734884949">
            <text:p>3,6794573488</text:p>
          </table:table-cell>
          <table:table-cell table:formula="of:=[Mean.V23] - [ConfidenceDelta.W23]" office:value-type="float" office:value="3.84466505029764">
            <text:p>3,8446650503</text:p>
          </table:table-cell>
          <table:table-cell table:formula="of:=[Mean.W23] - [ConfidenceDelta.X23]" office:value-type="float" office:value="4.00989778080641">
            <text:p>4,0098977808</text:p>
          </table:table-cell>
          <table:table-cell table:formula="of:=[Mean.X23] - [ConfidenceDelta.Y23]" office:value-type="float" office:value="4.17515607106005">
            <text:p>4,1751560711</text:p>
          </table:table-cell>
          <table:table-cell table:formula="of:=[Mean.Y23] - [ConfidenceDelta.Z23]" office:value-type="float" office:value="4.34044047076542">
            <text:p>4,3404404708</text:p>
          </table:table-cell>
          <table:table-cell table:formula="of:=[Mean.Z23] - [ConfidenceDelta.AA23]" office:value-type="float" office:value="4.50575154962055">
            <text:p>4,5057515496</text:p>
          </table:table-cell>
          <table:table-cell table:formula="of:=99" office:value-type="float" office:value="99">
            <text:p>99</text:p>
          </table:table-cell>
          <table:table-cell table:formula="of:=[Mean.B23] + [ConfidenceDelta.C23]" office:value-type="float" office:value="1.71795224778631">
            <text:p>1,7179522478</text:p>
          </table:table-cell>
          <table:table-cell table:formula="of:=[Mean.C23] + [ConfidenceDelta.D23]" office:value-type="float" office:value="1.8763714421875">
            <text:p>1,8763714422</text:p>
          </table:table-cell>
          <table:table-cell table:formula="of:=[Mean.D23] + [ConfidenceDelta.E23]" office:value-type="float" office:value="2.03477302204431">
            <text:p>2,034773022</text:p>
          </table:table-cell>
          <table:table-cell table:formula="of:=[Mean.E23] + [ConfidenceDelta.F23]" office:value-type="float" office:value="2.19315669295192">
            <text:p>2,193156693</text:p>
          </table:table-cell>
          <table:table-cell table:formula="of:=[Mean.F23] + [ConfidenceDelta.G23]" office:value-type="float" office:value="2.35152215221194">
            <text:p>2,3515221522</text:p>
          </table:table-cell>
          <table:table-cell table:formula="of:=[Mean.G23] + [ConfidenceDelta.H23]" office:value-type="float" office:value="2.50986908850164">
            <text:p>2,5098690885</text:p>
          </table:table-cell>
          <table:table-cell table:formula="of:=[Mean.H23] + [ConfidenceDelta.I23]" office:value-type="float" office:value="2.66819718152592">
            <text:p>2,6681971815</text:p>
          </table:table-cell>
          <table:table-cell table:formula="of:=[Mean.I23] + [ConfidenceDelta.J23]" office:value-type="float" office:value="2.82650610165109">
            <text:p>2,8265061017</text:p>
          </table:table-cell>
          <table:table-cell table:formula="of:=[Mean.J23] + [ConfidenceDelta.K23]" office:value-type="float" office:value="2.98479550951916">
            <text:p>2,9847955095</text:p>
          </table:table-cell>
          <table:table-cell table:formula="of:=[Mean.K23] + [ConfidenceDelta.L23]" office:value-type="float" office:value="3.14306505564144">
            <text:p>3,1430650556</text:p>
          </table:table-cell>
          <table:table-cell table:formula="of:=[Mean.L23] + [ConfidenceDelta.M23]" office:value-type="float" office:value="3.30131437997">
            <text:p>3,30131438</text:p>
          </table:table-cell>
          <table:table-cell table:formula="of:=[Mean.M23] + [ConfidenceDelta.N23]" office:value-type="float" office:value="3.45954311144555">
            <text:p>3,4595431114</text:p>
          </table:table-cell>
          <table:table-cell table:formula="of:=[Mean.N23] + [ConfidenceDelta.O23]" office:value-type="float" office:value="3.61775086752016">
            <text:p>3,6177508675</text:p>
          </table:table-cell>
          <table:table-cell table:formula="of:=[Mean.O23] + [ConfidenceDelta.P23]" office:value-type="float" office:value="3.77593725365297">
            <text:p>3,7759372537</text:p>
          </table:table-cell>
          <table:table-cell table:formula="of:=[Mean.P23] + [ConfidenceDelta.Q23]" office:value-type="float" office:value="3.93410186277714">
            <text:p>3,9341018628</text:p>
          </table:table-cell>
          <table:table-cell table:formula="of:=[Mean.Q23] + [ConfidenceDelta.R23]" office:value-type="float" office:value="4.09224427473595">
            <text:p>4,0922442747</text:p>
          </table:table-cell>
          <table:table-cell table:formula="of:=[Mean.R23] + [ConfidenceDelta.S23]" office:value-type="float" office:value="4.25036405568578">
            <text:p>4,2503640557</text:p>
          </table:table-cell>
          <table:table-cell table:formula="of:=[Mean.S23] + [ConfidenceDelta.T23]" office:value-type="float" office:value="4.40846075746367">
            <text:p>4,4084607575</text:p>
          </table:table-cell>
          <table:table-cell table:formula="of:=[Mean.T23] + [ConfidenceDelta.U23]" office:value-type="float" office:value="4.56653391691678">
            <text:p>4,5665339169</text:p>
          </table:table-cell>
          <table:table-cell table:formula="of:=[Mean.U23] + [ConfidenceDelta.V23]" office:value-type="float" office:value="4.72458305519091">
            <text:p>4,7245830552</text:p>
          </table:table-cell>
          <table:table-cell table:formula="of:=[Mean.V23] + [ConfidenceDelta.W23]" office:value-type="float" office:value="4.88260767697508">
            <text:p>4,882607677</text:p>
          </table:table-cell>
          <table:table-cell table:formula="of:=[Mean.W23] + [ConfidenceDelta.X23]" office:value-type="float" office:value="5.04060726969864">
            <text:p>5,0406072697</text:p>
          </table:table-cell>
          <table:table-cell table:formula="of:=[Mean.X23] + [ConfidenceDelta.Y23]" office:value-type="float" office:value="5.19858130267733">
            <text:p>5,1985813027</text:p>
          </table:table-cell>
          <table:table-cell table:formula="of:=[Mean.Y23] + [ConfidenceDelta.Z23]" office:value-type="float" office:value="5.35652922620428">
            <text:p>5,3565292262</text:p>
          </table:table-cell>
          <table:table-cell table:formula="of:=[Mean.Z23] + [ConfidenceDelta.AA23]" office:value-type="float" office:value="5.51445047058147">
            <text:p>5,5144504706</text:p>
          </table:table-cell>
          <table:table-cell table:formula="of:=99" office:value-type="float" office:value="99">
            <text:p>99</text:p>
          </table:table-cell>
          <table:table-cell table:formula="of:=[Mean.AB23] - [ConfidenceDelta.AC23]" office:value-type="float" office:value="-0.431553488750244">
            <text:p>-0,4315534888</text:p>
          </table:table-cell>
          <table:table-cell table:formula="of:=[Mean.AC23] - [ConfidenceDelta.AD23]" office:value-type="float" office:value="-0.254304516126525">
            <text:p>-0,2543045161</text:p>
          </table:table-cell>
          <table:table-cell table:formula="of:=[Mean.AD23] - [ConfidenceDelta.AE23]" office:value-type="float" office:value="-0.0770369585079013">
            <text:p>-0,0770369585</text:p>
          </table:table-cell>
          <table:table-cell table:formula="of:=[Mean.AE23] - [ConfidenceDelta.AF23]" office:value-type="float" office:value="0.100249498230578">
            <text:p>0,1002494982</text:p>
          </table:table-cell>
          <table:table-cell table:formula="of:=[Mean.AF23] - [ConfidenceDelta.AG23]" office:value-type="float" office:value="0.277555177163791">
            <text:p>0,2775551772</text:p>
          </table:table-cell>
          <table:table-cell table:formula="of:=[Mean.AG23] - [ConfidenceDelta.AH23]" office:value-type="float" office:value="0.454880410677666">
            <text:p>0,4548804107</text:p>
          </table:table-cell>
          <table:table-cell table:formula="of:=[Mean.AH23] - [ConfidenceDelta.AI23]" office:value-type="float" office:value="0.632225540849253">
            <text:p>0,6322255408</text:p>
          </table:table-cell>
          <table:table-cell table:formula="of:=[Mean.AI23] - [ConfidenceDelta.AJ23]" office:value-type="float" office:value="0.809590919846974">
            <text:p>0,8095909198</text:p>
          </table:table-cell>
          <table:table-cell table:formula="of:=[Mean.AJ23] - [ConfidenceDelta.AK23]" office:value-type="float" office:value="0.986976910352388">
            <text:p>0,9869769104</text:p>
          </table:table-cell>
          <table:table-cell table:formula="of:=[Mean.AK23] - [ConfidenceDelta.AL23]" office:value-type="float" office:value="1.16438388600489">
            <text:p>1,164383886</text:p>
          </table:table-cell>
          <table:table-cell table:formula="of:=[Mean.AL23] - [ConfidenceDelta.AM23]" office:value-type="float" office:value="1.3418122318709">
            <text:p>1,3418122319</text:p>
          </table:table-cell>
          <table:table-cell table:formula="of:=[Mean.AM23] - [ConfidenceDelta.AN23]" office:value-type="float" office:value="1.51926234493917">
            <text:p>1,5192623449</text:p>
          </table:table-cell>
          <table:table-cell table:formula="of:=[Mean.AN23] - [ConfidenceDelta.AO23]" office:value-type="float" office:value="1.69673463464411">
            <text:p>1,6967346346</text:p>
          </table:table-cell>
          <table:table-cell table:formula="of:=[Mean.AO23] - [ConfidenceDelta.AP23]" office:value-type="float" office:value="1.87422952341892">
            <text:p>1,8742295234</text:p>
          </table:table-cell>
          <table:table-cell table:formula="of:=[Mean.AP23] - [ConfidenceDelta.AQ23]" office:value-type="float" office:value="2.05174744728085">
            <text:p>2,0517474473</text:p>
          </table:table-cell>
          <table:table-cell table:formula="of:=[Mean.AQ23] - [ConfidenceDelta.AR23]" office:value-type="float" office:value="2.22928885645069">
            <text:p>2,2292888565</text:p>
          </table:table-cell>
          <table:table-cell table:formula="of:=[Mean.AR23] - [ConfidenceDelta.AS23]" office:value-type="float" office:value="2.40685421600914">
            <text:p>2,406854216</text:p>
          </table:table-cell>
          <table:table-cell table:formula="of:=[Mean.AS23] - [ConfidenceDelta.AT23]" office:value-type="float" office:value="2.58444400659262">
            <text:p>2,5844440066</text:p>
          </table:table-cell>
          <table:table-cell table:formula="of:=[Mean.AT23] - [ConfidenceDelta.AU23]" office:value-type="float" office:value="2.76205872513159">
            <text:p>2,7620587251</text:p>
          </table:table-cell>
          <table:table-cell table:formula="of:=[Mean.AU23] - [ConfidenceDelta.AV23]" office:value-type="float" office:value="2.93969888563456">
            <text:p>2,9396988856</text:p>
          </table:table-cell>
          <table:table-cell table:formula="of:=[Mean.AV23] - [ConfidenceDelta.AW23]" office:value-type="float" office:value="3.11736502002125">
            <text:p>3,11736502</text:p>
          </table:table-cell>
          <table:table-cell table:formula="of:=[Mean.AW23] - [ConfidenceDelta.AX23]" office:value-type="float" office:value="3.29505767900871">
            <text:p>3,295057679</text:p>
          </table:table-cell>
          <table:table-cell table:formula="of:=[Mean.AX23] - [ConfidenceDelta.AY23]" office:value-type="float" office:value="3.47277743305474">
            <text:p>3,4727774331</text:p>
          </table:table-cell>
          <table:table-cell table:formula="of:=[Mean.AY23] - [ConfidenceDelta.AZ23]" office:value-type="float" office:value="3.65052487336291">
            <text:p>3,6505248734</text:p>
          </table:table-cell>
          <table:table-cell table:formula="of:=[Mean.AZ23] - [ConfidenceDelta.BA23]" office:value-type="float" office:value="3.82830061295449">
            <text:p>3,828300613</text:p>
          </table:table-cell>
          <table:table-cell table:formula="of:=99" office:value-type="float" office:value="99">
            <text:p>99</text:p>
          </table:table-cell>
          <table:table-cell table:formula="of:=[Mean.AB23] + [ConfidenceDelta.AC23]" office:value-type="float" office:value="0.779379575706766">
            <text:p>0,7793795757</text:p>
          </table:table-cell>
          <table:table-cell table:formula="of:=[Mean.AC23] + [ConfidenceDelta.AD23]" office:value-type="float" office:value="0.949956690039569">
            <text:p>0,94995669</text:p>
          </table:table-cell>
          <table:table-cell table:formula="of:=[Mean.AD23] + [ConfidenceDelta.AE23]" office:value-type="float" office:value="1.12051521937747">
            <text:p>1,1205152194</text:p>
          </table:table-cell>
          <table:table-cell table:formula="of:=[Mean.AE23] + [ConfidenceDelta.AF23]" office:value-type="float" office:value="1.29105484959551">
            <text:p>1,2910548496</text:p>
          </table:table-cell>
          <table:table-cell table:formula="of:=[Mean.AF23] + [ConfidenceDelta.AG23]" office:value-type="float" office:value="1.46157525761882">
            <text:p>1,4615752576</text:p>
          </table:table-cell>
          <table:table-cell table:formula="of:=[Mean.AG23] + [ConfidenceDelta.AH23]" office:value-type="float" office:value="1.63207611106146">
            <text:p>1,6320761111</text:p>
          </table:table-cell>
          <table:table-cell table:formula="of:=[Mean.AH23] + [ConfidenceDelta.AI23]" office:value-type="float" office:value="1.8025570678464">
            <text:p>1,8025570678</text:p>
          </table:table-cell>
          <table:table-cell table:formula="of:=[Mean.AI23] + [ConfidenceDelta.AJ23]" office:value-type="float" office:value="1.9730177758052">
            <text:p>1,9730177758</text:p>
          </table:table-cell>
          <table:table-cell table:formula="of:=[Mean.AJ23] + [ConfidenceDelta.AK23]" office:value-type="float" office:value="2.14345787225631">
            <text:p>2,1434578723</text:p>
          </table:table-cell>
          <table:table-cell table:formula="of:=[Mean.AK23] + [ConfidenceDelta.AL23]" office:value-type="float" office:value="2.31387698356033">
            <text:p>2,3138769836</text:p>
          </table:table-cell>
          <table:table-cell table:formula="of:=[Mean.AL23] + [ConfidenceDelta.AM23]" office:value-type="float" office:value="2.48427472465084">
            <text:p>2,4842747247</text:p>
          </table:table-cell>
          <table:table-cell table:formula="of:=[Mean.AM23] + [ConfidenceDelta.AN23]" office:value-type="float" office:value="2.65465069853909">
            <text:p>2,6546506985</text:p>
          </table:table-cell>
          <table:table-cell table:formula="of:=[Mean.AN23] + [ConfidenceDelta.AO23]" office:value-type="float" office:value="2.82500449579068">
            <text:p>2,8250044958</text:p>
          </table:table-cell>
          <table:table-cell table:formula="of:=[Mean.AO23] + [ConfidenceDelta.AP23]" office:value-type="float" office:value="2.99533569397239">
            <text:p>2,995335694</text:p>
          </table:table-cell>
          <table:table-cell table:formula="of:=[Mean.AP23] + [ConfidenceDelta.AQ23]" office:value-type="float" office:value="3.16564385706698">
            <text:p>3,1656438571</text:p>
          </table:table-cell>
          <table:table-cell table:formula="of:=[Mean.AQ23] + [ConfidenceDelta.AR23]" office:value-type="float" office:value="3.33592853485365">
            <text:p>3,3359285349</text:p>
          </table:table-cell>
          <table:table-cell table:formula="of:=[Mean.AR23] + [ConfidenceDelta.AS23]" office:value-type="float" office:value="3.50618926225173">
            <text:p>3,5061892623</text:p>
          </table:table-cell>
          <table:table-cell table:formula="of:=[Mean.AS23] + [ConfidenceDelta.AT23]" office:value-type="float" office:value="3.67642555862477">
            <text:p>3,6764255586</text:p>
          </table:table-cell>
          <table:table-cell table:formula="of:=[Mean.AT23] + [ConfidenceDelta.AU23]" office:value-type="float" office:value="3.84663692704232">
            <text:p>3,846636927</text:p>
          </table:table-cell>
          <table:table-cell table:formula="of:=[Mean.AU23] + [ConfidenceDelta.AV23]" office:value-type="float" office:value="4.01682285349587">
            <text:p>4,0168228535</text:p>
          </table:table-cell>
          <table:table-cell table:formula="of:=[Mean.AV23] + [ConfidenceDelta.AW23]" office:value-type="float" office:value="4.18698280606571">
            <text:p>4,1869828061</text:p>
          </table:table-cell>
          <table:table-cell table:formula="of:=[Mean.AW23] + [ConfidenceDelta.AX23]" office:value-type="float" office:value="4.35711623403477">
            <text:p>4,357116234</text:p>
          </table:table-cell>
          <table:table-cell table:formula="of:=[Mean.AX23] + [ConfidenceDelta.AY23]" office:value-type="float" office:value="4.52722256694526">
            <text:p>4,5272225669</text:p>
          </table:table-cell>
          <table:table-cell table:formula="of:=[Mean.AY23] + [ConfidenceDelta.AZ23]" office:value-type="float" office:value="4.69730121359361">
            <text:p>4,6973012136</text:p>
          </table:table-cell>
          <table:table-cell table:formula="of:=[Mean.AZ23] + [ConfidenceDelta.BA23]" office:value-type="float" office:value="4.86735156095855">
            <text:p>4,86735156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4]+1" office:value-type="float" office:value="17">
            <text:p>17</text:p>
          </table:table-cell>
          <table:table-cell table:formula="of:=[Mean.B24] - [ConfidenceDelta.C24]" office:value-type="float" office:value="0.600980213869423">
            <text:p>0,6009802139</text:p>
          </table:table-cell>
          <table:table-cell table:formula="of:=[Mean.C24] - [ConfidenceDelta.D24]" office:value-type="float" office:value="0.775972832250563">
            <text:p>0,7759728323</text:p>
          </table:table-cell>
          <table:table-cell table:formula="of:=[Mean.D24] - [ConfidenceDelta.E24]" office:value-type="float" office:value="0.950983497579558">
            <text:p>0,9509834976</text:p>
          </table:table-cell>
          <table:table-cell table:formula="of:=[Mean.E24] - [ConfidenceDelta.F24]" office:value-type="float" office:value="1.12601251148831">
            <text:p>1,1260125115</text:p>
          </table:table-cell>
          <table:table-cell table:formula="of:=[Mean.F24] - [ConfidenceDelta.G24]" office:value-type="float" office:value="1.30106018410587">
            <text:p>1,3010601841</text:p>
          </table:table-cell>
          <table:table-cell table:formula="of:=[Mean.G24] - [ConfidenceDelta.H24]" office:value-type="float" office:value="1.47612683439735">
            <text:p>1,4761268344</text:p>
          </table:table-cell>
          <table:table-cell table:formula="of:=[Mean.H24] - [ConfidenceDelta.I24]" office:value-type="float" office:value="1.65121279052049">
            <text:p>1,6512127905</text:p>
          </table:table-cell>
          <table:table-cell table:formula="of:=[Mean.I24] - [ConfidenceDelta.J24]" office:value-type="float" office:value="1.82631839020085">
            <text:p>1,8263183902</text:p>
          </table:table-cell>
          <table:table-cell table:formula="of:=[Mean.J24] - [ConfidenceDelta.K24]" office:value-type="float" office:value="2.00144398112701">
            <text:p>2,0014439811</text:p>
          </table:table-cell>
          <table:table-cell table:formula="of:=[Mean.K24] - [ConfidenceDelta.L24]" office:value-type="float" office:value="2.17658992136695">
            <text:p>2,1765899214</text:p>
          </table:table-cell>
          <table:table-cell table:formula="of:=[Mean.L24] - [ConfidenceDelta.M24]" office:value-type="float" office:value="2.35175657980709">
            <text:p>2,3517565798</text:p>
          </table:table-cell>
          <table:table-cell table:formula="of:=[Mean.M24] - [ConfidenceDelta.N24]" office:value-type="float" office:value="2.5269443366155">
            <text:p>2,5269443366</text:p>
          </table:table-cell>
          <table:table-cell table:formula="of:=[Mean.N24] - [ConfidenceDelta.O24]" office:value-type="float" office:value="2.70215358373096">
            <text:p>2,7021535837</text:p>
          </table:table-cell>
          <table:table-cell table:formula="of:=[Mean.O24] - [ConfidenceDelta.P24]" office:value-type="float" office:value="2.87738472537954">
            <text:p>2,8773847254</text:p>
          </table:table-cell>
          <table:table-cell table:formula="of:=[Mean.P24] - [ConfidenceDelta.Q24]" office:value-type="float" office:value="3.05263817862079">
            <text:p>3,0526381786</text:p>
          </table:table-cell>
          <table:table-cell table:formula="of:=[Mean.Q24] - [ConfidenceDelta.R24]" office:value-type="float" office:value="3.22791437392549">
            <text:p>3,2279143739</text:p>
          </table:table-cell>
          <table:table-cell table:formula="of:=[Mean.R24] - [ConfidenceDelta.S24]" office:value-type="float" office:value="3.40321375578728">
            <text:p>3,4032137558</text:p>
          </table:table-cell>
          <table:table-cell table:formula="of:=[Mean.S24] - [ConfidenceDelta.T24]" office:value-type="float" office:value="3.57853678337068">
            <text:p>3,5785367834</text:p>
          </table:table-cell>
          <table:table-cell table:formula="of:=[Mean.T24] - [ConfidenceDelta.U24]" office:value-type="float" office:value="3.75388393119805">
            <text:p>3,7538839312</text:p>
          </table:table-cell>
          <table:table-cell table:formula="of:=[Mean.U24] - [ConfidenceDelta.V24]" office:value-type="float" office:value="3.92925568987852">
            <text:p>3,9292556899</text:p>
          </table:table-cell>
          <table:table-cell table:formula="of:=[Mean.V24] - [ConfidenceDelta.W24]" office:value-type="float" office:value="4.10465256688203">
            <text:p>4,1046525669</text:p>
          </table:table-cell>
          <table:table-cell table:formula="of:=[Mean.W24] - [ConfidenceDelta.X24]" office:value-type="float" office:value="4.28007508736188">
            <text:p>4,2800750874</text:p>
          </table:table-cell>
          <table:table-cell table:formula="of:=[Mean.X24] - [ConfidenceDelta.Y24]" office:value-type="float" office:value="4.45552379502958">
            <text:p>4,455523795</text:p>
          </table:table-cell>
          <table:table-cell table:formula="of:=[Mean.Y24] - [ConfidenceDelta.Z24]" office:value-type="float" office:value="4.63099925308628">
            <text:p>4,6309992531</text:p>
          </table:table-cell>
          <table:table-cell table:formula="of:=[Mean.Z24] - [ConfidenceDelta.AA24]" office:value-type="float" office:value="4.806502045215">
            <text:p>4,8065020452</text:p>
          </table:table-cell>
          <table:table-cell table:formula="of:=99" office:value-type="float" office:value="99">
            <text:p>99</text:p>
          </table:table-cell>
          <table:table-cell table:formula="of:=[Mean.B24] + [ConfidenceDelta.C24]" office:value-type="float" office:value="1.80306019017098">
            <text:p>1,8030601902</text:p>
          </table:table-cell>
          <table:table-cell table:formula="of:=[Mean.C24] + [ConfidenceDelta.D24]" office:value-type="float" office:value="1.97150191522418">
            <text:p>1,9715019152</text:p>
          </table:table-cell>
          <table:table-cell table:formula="of:=[Mean.D24] + [ConfidenceDelta.E24]" office:value-type="float" office:value="2.13992559332953">
            <text:p>2,1399255933</text:p>
          </table:table-cell>
          <table:table-cell table:formula="of:=[Mean.E24] + [ConfidenceDelta.F24]" office:value-type="float" office:value="2.30833092285512">
            <text:p>2,3083309229</text:p>
          </table:table-cell>
          <table:table-cell table:formula="of:=[Mean.F24] + [ConfidenceDelta.G24]" office:value-type="float" office:value="2.47671759367191">
            <text:p>2,4767175937</text:p>
          </table:table-cell>
          <table:table-cell table:formula="of:=[Mean.G24] + [ConfidenceDelta.H24]" office:value-type="float" office:value="2.64508528681477">
            <text:p>2,6450852868</text:p>
          </table:table-cell>
          <table:table-cell table:formula="of:=[Mean.H24] + [ConfidenceDelta.I24]" office:value-type="float" office:value="2.81343367412598">
            <text:p>2,8134336741</text:p>
          </table:table-cell>
          <table:table-cell table:formula="of:=[Mean.I24] + [ConfidenceDelta.J24]" office:value-type="float" office:value="2.98176241787996">
            <text:p>2,9817624179</text:p>
          </table:table-cell>
          <table:table-cell table:formula="of:=[Mean.J24] + [ConfidenceDelta.K24]" office:value-type="float" office:value="3.15007117038814">
            <text:p>3,1500711704</text:p>
          </table:table-cell>
          <table:table-cell table:formula="of:=[Mean.K24] + [ConfidenceDelta.L24]" office:value-type="float" office:value="3.31835957358254">
            <text:p>3,3183595736</text:p>
          </table:table-cell>
          <table:table-cell table:formula="of:=[Mean.L24] + [ConfidenceDelta.M24]" office:value-type="float" office:value="3.48662725857675">
            <text:p>3,4866272586</text:p>
          </table:table-cell>
          <table:table-cell table:formula="of:=[Mean.M24] + [ConfidenceDelta.N24]" office:value-type="float" office:value="3.65487384520268">
            <text:p>3,6548738452</text:p>
          </table:table-cell>
          <table:table-cell table:formula="of:=[Mean.N24] + [ConfidenceDelta.O24]" office:value-type="float" office:value="3.82309894152156">
            <text:p>3,8230989415</text:p>
          </table:table-cell>
          <table:table-cell table:formula="of:=[Mean.O24] + [ConfidenceDelta.P24]" office:value-type="float" office:value="3.99130214330733">
            <text:p>3,9913021433</text:p>
          </table:table-cell>
          <table:table-cell table:formula="of:=[Mean.P24] + [ConfidenceDelta.Q24]" office:value-type="float" office:value="4.15948303350042">
            <text:p>4,1594830335</text:p>
          </table:table-cell>
          <table:table-cell table:formula="of:=[Mean.Q24] + [ConfidenceDelta.R24]" office:value-type="float" office:value="4.32764118163006">
            <text:p>4,3276411816</text:p>
          </table:table-cell>
          <table:table-cell table:formula="of:=[Mean.R24] + [ConfidenceDelta.S24]" office:value-type="float" office:value="4.49577614320262">
            <text:p>4,4957761432</text:p>
          </table:table-cell>
          <table:table-cell table:formula="of:=[Mean.S24] + [ConfidenceDelta.T24]" office:value-type="float" office:value="4.66388745905356">
            <text:p>4,6638874591</text:p>
          </table:table-cell>
          <table:table-cell table:formula="of:=[Mean.T24] + [ConfidenceDelta.U24]" office:value-type="float" office:value="4.83197465466054">
            <text:p>4,8319746547</text:p>
          </table:table-cell>
          <table:table-cell table:formula="of:=[Mean.U24] + [ConfidenceDelta.V24]" office:value-type="float" office:value="5.00003723941441">
            <text:p>5,0000372394</text:p>
          </table:table-cell>
          <table:table-cell table:formula="of:=[Mean.V24] + [ConfidenceDelta.W24]" office:value-type="float" office:value="5.16807470584524">
            <text:p>5,1680747058</text:p>
          </table:table-cell>
          <table:table-cell table:formula="of:=[Mean.W24] + [ConfidenceDelta.X24]" office:value-type="float" office:value="5.33608652879974">
            <text:p>5,3360865288</text:p>
          </table:table-cell>
          <table:table-cell table:formula="of:=[Mean.X24] + [ConfidenceDelta.Y24]" office:value-type="float" office:value="5.50407216456638">
            <text:p>5,5040721646</text:p>
          </table:table-cell>
          <table:table-cell table:formula="of:=[Mean.Y24] + [ConfidenceDelta.Z24]" office:value-type="float" office:value="5.67203104994402">
            <text:p>5,6720310499</text:p>
          </table:table-cell>
          <table:table-cell table:formula="of:=[Mean.Z24] + [ConfidenceDelta.AA24]" office:value-type="float" office:value="5.83996260124965">
            <text:p>5,8399626012</text:p>
          </table:table-cell>
          <table:table-cell table:formula="of:=99" office:value-type="float" office:value="99">
            <text:p>99</text:p>
          </table:table-cell>
          <table:table-cell table:formula="of:=[Mean.AB24] - [ConfidenceDelta.AC24]" office:value-type="float" office:value="-0.435546972366217">
            <text:p>-0,4355469724</text:p>
          </table:table-cell>
          <table:table-cell table:formula="of:=[Mean.AC24] - [ConfidenceDelta.AD24]" office:value-type="float" office:value="-0.247346543825697">
            <text:p>-0,2473465438</text:p>
          </table:table-cell>
          <table:table-cell table:formula="of:=[Mean.AD24] - [ConfidenceDelta.AE24]" office:value-type="float" office:value="-0.0591270740640848">
            <text:p>-0,0591270741</text:p>
          </table:table-cell>
          <table:table-cell table:formula="of:=[Mean.AE24] - [ConfidenceDelta.AF24]" office:value-type="float" office:value="0.129111758754736">
            <text:p>0,1291117588</text:p>
          </table:table-cell>
          <table:table-cell table:formula="of:=[Mean.AF24] - [ConfidenceDelta.AG24]" office:value-type="float" office:value="0.317370285636518">
            <text:p>0,3173702856</text:p>
          </table:table-cell>
          <table:table-cell table:formula="of:=[Mean.AG24] - [ConfidenceDelta.AH24]" office:value-type="float" office:value="0.505648847126631">
            <text:p>0,5056488471</text:p>
          </table:table-cell>
          <table:table-cell table:formula="of:=[Mean.AH24] - [ConfidenceDelta.AI24]" office:value-type="float" office:value="0.693947793699461">
            <text:p>0,6939477937</text:p>
          </table:table-cell>
          <table:table-cell table:formula="of:=[Mean.AI24] - [ConfidenceDelta.AJ24]" office:value-type="float" office:value="0.882267486168496">
            <text:p>0,8822674862</text:p>
          </table:table-cell>
          <table:table-cell table:formula="of:=[Mean.AJ24] - [ConfidenceDelta.AK24]" office:value-type="float" office:value="1.07060829611844">
            <text:p>1,0706082961</text:p>
          </table:table-cell>
          <table:table-cell table:formula="of:=[Mean.AK24] - [ConfidenceDelta.AL24]" office:value-type="float" office:value="1.25897060636081">
            <text:p>1,2589706064</text:p>
          </table:table-cell>
          <table:table-cell table:formula="of:=[Mean.AL24] - [ConfidenceDelta.AM24]" office:value-type="float" office:value="1.44735481141468">
            <text:p>1,4473548114</text:p>
          </table:table-cell>
          <table:table-cell table:formula="of:=[Mean.AM24] - [ConfidenceDelta.AN24]" office:value-type="float" office:value="1.63576131801412">
            <text:p>1,635761318</text:p>
          </table:table-cell>
          <table:table-cell table:formula="of:=[Mean.AN24] - [ConfidenceDelta.AO24]" office:value-type="float" office:value="1.82419054564437">
            <text:p>1,8241905456</text:p>
          </table:table-cell>
          <table:table-cell table:formula="of:=[Mean.AO24] - [ConfidenceDelta.AP24]" office:value-type="float" office:value="2.01264292710857">
            <text:p>2,0126429271</text:p>
          </table:table-cell>
          <table:table-cell table:formula="of:=[Mean.AP24] - [ConfidenceDelta.AQ24]" office:value-type="float" office:value="2.20111890912735">
            <text:p>2,2011189091</text:p>
          </table:table-cell>
          <table:table-cell table:formula="of:=[Mean.AQ24] - [ConfidenceDelta.AR24]" office:value-type="float" office:value="2.38961895297357">
            <text:p>2,389618953</text:p>
          </table:table-cell>
          <table:table-cell table:formula="of:=[Mean.AR24] - [ConfidenceDelta.AS24]" office:value-type="float" office:value="2.57814353514477">
            <text:p>2,5781435351</text:p>
          </table:table-cell>
          <table:table-cell table:formula="of:=[Mean.AS24] - [ConfidenceDelta.AT24]" office:value-type="float" office:value="2.76669314807607">
            <text:p>2,7666931481</text:p>
          </table:table-cell>
          <table:table-cell table:formula="of:=[Mean.AT24] - [ConfidenceDelta.AU24]" office:value-type="float" office:value="2.95526830089664">
            <text:p>2,9552683009</text:p>
          </table:table-cell>
          <table:table-cell table:formula="of:=[Mean.AU24] - [ConfidenceDelta.AV24]" office:value-type="float" office:value="3.14386952023291">
            <text:p>3,1438695202</text:p>
          </table:table-cell>
          <table:table-cell table:formula="of:=[Mean.AV24] - [ConfidenceDelta.AW24]" office:value-type="float" office:value="3.33249735106221">
            <text:p>3,3324973511</text:p>
          </table:table-cell>
          <table:table-cell table:formula="of:=[Mean.AW24] - [ConfidenceDelta.AX24]" office:value-type="float" office:value="3.52115235762067">
            <text:p>3,5211523576</text:p>
          </table:table-cell>
          <table:table-cell table:formula="of:=[Mean.AX24] - [ConfidenceDelta.AY24]" office:value-type="float" office:value="3.7098351243697">
            <text:p>3,7098351244</text:p>
          </table:table-cell>
          <table:table-cell table:formula="of:=[Mean.AY24] - [ConfidenceDelta.AZ24]" office:value-type="float" office:value="3.89854625702583">
            <text:p>3,898546257</text:p>
          </table:table-cell>
          <table:table-cell table:formula="of:=[Mean.AZ24] - [ConfidenceDelta.BA24]" office:value-type="float" office:value="4.08728638365881">
            <text:p>4,0872863837</text:p>
          </table:table-cell>
          <table:table-cell table:formula="of:=99" office:value-type="float" office:value="99">
            <text:p>99</text:p>
          </table:table-cell>
          <table:table-cell table:formula="of:=[Mean.AB24] + [ConfidenceDelta.AC24]" office:value-type="float" office:value="0.805112189757521">
            <text:p>0,8051121898</text:p>
          </table:table-cell>
          <table:table-cell table:formula="of:=[Mean.AC24] + [ConfidenceDelta.AD24]" office:value-type="float" office:value="0.986476978608305">
            <text:p>0,9864769786</text:p>
          </table:table-cell>
          <table:table-cell table:formula="of:=[Mean.AD24] + [ConfidenceDelta.AE24]" office:value-type="float" office:value="1.167822726238">
            <text:p>1,1678227262</text:p>
          </table:table-cell>
          <table:table-cell table:formula="of:=[Mean.AE24] + [ConfidenceDelta.AF24]" office:value-type="float" office:value="1.34914911081048">
            <text:p>1,3491491108</text:p>
          </table:table-cell>
          <table:table-cell table:formula="of:=[Mean.AF24] + [ConfidenceDelta.AG24]" office:value-type="float" office:value="1.53045580132">
            <text:p>1,5304558013</text:p>
          </table:table-cell>
          <table:table-cell table:formula="of:=[Mean.AG24] + [ConfidenceDelta.AH24]" office:value-type="float" office:value="1.7117424572212">
            <text:p>1,7117424572</text:p>
          </table:table-cell>
          <table:table-cell table:formula="of:=[Mean.AH24] + [ConfidenceDelta.AI24]" office:value-type="float" office:value="1.89300872803967">
            <text:p>1,893008728</text:p>
          </table:table-cell>
          <table:table-cell table:formula="of:=[Mean.AI24] + [ConfidenceDelta.AJ24]" office:value-type="float" office:value="2.07425425296194">
            <text:p>2,074254253</text:p>
          </table:table-cell>
          <table:table-cell table:formula="of:=[Mean.AJ24] + [ConfidenceDelta.AK24]" office:value-type="float" office:value="2.2554786604033">
            <text:p>2,2554786604</text:p>
          </table:table-cell>
          <table:table-cell table:formula="of:=[Mean.AK24] + [ConfidenceDelta.AL24]" office:value-type="float" office:value="2.43668156755223">
            <text:p>2,4366815676</text:p>
          </table:table-cell>
          <table:table-cell table:formula="of:=[Mean.AL24] + [ConfidenceDelta.AM24]" office:value-type="float" office:value="2.61786257988967">
            <text:p>2,6178625799</text:p>
          </table:table-cell>
          <table:table-cell table:formula="of:=[Mean.AM24] + [ConfidenceDelta.AN24]" office:value-type="float" office:value="2.79902129068153">
            <text:p>2,7990212907</text:p>
          </table:table-cell>
          <table:table-cell table:formula="of:=[Mean.AN24] + [ConfidenceDelta.AO24]" office:value-type="float" office:value="2.98015728044259">
            <text:p>2,9801572804</text:p>
          </table:table-cell>
          <table:table-cell table:formula="of:=[Mean.AO24] + [ConfidenceDelta.AP24]" office:value-type="float" office:value="3.16127011636969">
            <text:p>3,1612701164</text:p>
          </table:table-cell>
          <table:table-cell table:formula="of:=[Mean.AP24] + [ConfidenceDelta.AQ24]" office:value-type="float" office:value="3.34235935174222">
            <text:p>3,3423593517</text:p>
          </table:table-cell>
          <table:table-cell table:formula="of:=[Mean.AQ24] + [ConfidenceDelta.AR24]" office:value-type="float" office:value="3.5234245252873">
            <text:p>3,5234245253</text:p>
          </table:table-cell>
          <table:table-cell table:formula="of:=[Mean.AR24] + [ConfidenceDelta.AS24]" office:value-type="float" office:value="3.70446516050741">
            <text:p>3,7044651605</text:p>
          </table:table-cell>
          <table:table-cell table:formula="of:=[Mean.AS24] + [ConfidenceDelta.AT24]" office:value-type="float" office:value="3.88548076496741">
            <text:p>3,885480765</text:p>
          </table:table-cell>
          <table:table-cell table:formula="of:=[Mean.AT24] + [ConfidenceDelta.AU24]" office:value-type="float" office:value="4.06647082953815">
            <text:p>4,0664708295</text:p>
          </table:table-cell>
          <table:table-cell table:formula="of:=[Mean.AU24] + [ConfidenceDelta.AV24]" office:value-type="float" office:value="4.24743482759318">
            <text:p>4,2474348276</text:p>
          </table:table-cell>
          <table:table-cell table:formula="of:=[Mean.AV24] + [ConfidenceDelta.AW24]" office:value-type="float" office:value="4.42837221415518">
            <text:p>4,4283722142</text:p>
          </table:table-cell>
          <table:table-cell table:formula="of:=[Mean.AW24] + [ConfidenceDelta.AX24]" office:value-type="float" office:value="4.60928242498803">
            <text:p>4,609282425</text:p>
          </table:table-cell>
          <table:table-cell table:formula="of:=[Mean.AX24] + [ConfidenceDelta.AY24]" office:value-type="float" office:value="4.7901648756303">
            <text:p>4,7901648756</text:p>
          </table:table-cell>
          <table:table-cell table:formula="of:=[Mean.AY24] + [ConfidenceDelta.AZ24]" office:value-type="float" office:value="4.97101896036548">
            <text:p>4,9710189604</text:p>
          </table:table-cell>
          <table:table-cell table:formula="of:=[Mean.AZ24] + [ConfidenceDelta.BA24]" office:value-type="float" office:value="5.1518440511238">
            <text:p>5,151844051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5]+1" office:value-type="float" office:value="18">
            <text:p>18</text:p>
          </table:table-cell>
          <table:table-cell table:formula="of:=[Mean.B25] - [ConfidenceDelta.C25]" office:value-type="float" office:value="0.658044923549019">
            <text:p>0,6580449235</text:p>
          </table:table-cell>
          <table:table-cell table:formula="of:=[Mean.C25] - [ConfidenceDelta.D25]" office:value-type="float" office:value="0.843212897876365">
            <text:p>0,8432128979</text:p>
          </table:table-cell>
          <table:table-cell table:formula="of:=[Mean.D25] - [ConfidenceDelta.E25]" office:value-type="float" office:value="1.02839932877985">
            <text:p>1,0283993288</text:p>
          </table:table-cell>
          <table:table-cell table:formula="of:=[Mean.E25] - [ConfidenceDelta.F25]" office:value-type="float" office:value="1.21360452473779">
            <text:p>1,2136045247</text:p>
          </table:table-cell>
          <table:table-cell table:formula="of:=[Mean.F25] - [ConfidenceDelta.G25]" office:value-type="float" office:value="1.39882880291853">
            <text:p>1,3988288029</text:p>
          </table:table-cell>
          <table:table-cell table:formula="of:=[Mean.G25] - [ConfidenceDelta.H25]" office:value-type="float" office:value="1.58407248952702">
            <text:p>1,5840724895</text:p>
          </table:table-cell>
          <table:table-cell table:formula="of:=[Mean.H25] - [ConfidenceDelta.I25]" office:value-type="float" office:value="1.7693359201695">
            <text:p>1,7693359202</text:p>
          </table:table-cell>
          <table:table-cell table:formula="of:=[Mean.I25] - [ConfidenceDelta.J25]" office:value-type="float" office:value="1.95461944023721">
            <text:p>1,9546194402</text:p>
          </table:table-cell>
          <table:table-cell table:formula="of:=[Mean.J25] - [ConfidenceDelta.K25]" office:value-type="float" office:value="2.13992340531054">
            <text:p>2,1399234053</text:p>
          </table:table-cell>
          <table:table-cell table:formula="of:=[Mean.K25] - [ConfidenceDelta.L25]" office:value-type="float" office:value="2.32524818158485">
            <text:p>2,3252481816</text:p>
          </table:table-cell>
          <table:table-cell table:formula="of:=[Mean.L25] - [ConfidenceDelta.M25]" office:value-type="float" office:value="2.51059414631953">
            <text:p>2,5105941463</text:p>
          </table:table-cell>
          <table:table-cell table:formula="of:=[Mean.M25] - [ConfidenceDelta.N25]" office:value-type="float" office:value="2.69596168831169">
            <text:p>2,6959616883</text:p>
          </table:table-cell>
          <table:table-cell table:formula="of:=[Mean.N25] - [ConfidenceDelta.O25]" office:value-type="float" office:value="2.88135120839628">
            <text:p>2,8813512084</text:p>
          </table:table-cell>
          <table:table-cell table:formula="of:=[Mean.O25] - [ConfidenceDelta.P25]" office:value-type="float" office:value="3.06676311997449">
            <text:p>3,06676312</text:p>
          </table:table-cell>
          <table:table-cell table:formula="of:=[Mean.P25] - [ConfidenceDelta.Q25]" office:value-type="float" office:value="3.25219784957223">
            <text:p>3,2521978496</text:p>
          </table:table-cell>
          <table:table-cell table:formula="of:=[Mean.Q25] - [ConfidenceDelta.R25]" office:value-type="float" office:value="3.43765583743109">
            <text:p>3,4376558374</text:p>
          </table:table-cell>
          <table:table-cell table:formula="of:=[Mean.R25] - [ConfidenceDelta.S25]" office:value-type="float" office:value="3.6231375381338">
            <text:p>3,6231375381</text:p>
          </table:table-cell>
          <table:table-cell table:formula="of:=[Mean.S25] - [ConfidenceDelta.T25]" office:value-type="float" office:value="3.80864342126695">
            <text:p>3,8086434213</text:p>
          </table:table-cell>
          <table:table-cell table:formula="of:=[Mean.T25] - [ConfidenceDelta.U25]" office:value-type="float" office:value="3.99417397212357">
            <text:p>3,9941739721</text:p>
          </table:table-cell>
          <table:table-cell table:formula="of:=[Mean.U25] - [ConfidenceDelta.V25]" office:value-type="float" office:value="4.17972969244862">
            <text:p>4,1797296924</text:p>
          </table:table-cell>
          <table:table-cell table:formula="of:=[Mean.V25] - [ConfidenceDelta.W25]" office:value-type="float" office:value="4.36531110123053">
            <text:p>4,3653111012</text:p>
          </table:table-cell>
          <table:table-cell table:formula="of:=[Mean.W25] - [ConfidenceDelta.X25]" office:value-type="float" office:value="4.5509187355425">
            <text:p>4,5509187355</text:p>
          </table:table-cell>
          <table:table-cell table:formula="of:=[Mean.X25] - [ConfidenceDelta.Y25]" office:value-type="float" office:value="4.73655315143718">
            <text:p>4,7365531514</text:p>
          </table:table-cell>
          <table:table-cell table:formula="of:=[Mean.Y25] - [ConfidenceDelta.Z25]" office:value-type="float" office:value="4.92221492489919">
            <text:p>4,9222149249</text:p>
          </table:table-cell>
          <table:table-cell table:formula="of:=[Mean.Z25] - [ConfidenceDelta.AA25]" office:value-type="float" office:value="5.10790465285996">
            <text:p>5,1079046529</text:p>
          </table:table-cell>
          <table:table-cell table:formula="of:=99" office:value-type="float" office:value="99">
            <text:p>99</text:p>
          </table:table-cell>
          <table:table-cell table:formula="of:=[Mean.B25] + [ConfidenceDelta.C25]" office:value-type="float" office:value="1.88740962190553">
            <text:p>1,8874096219</text:p>
          </table:table-cell>
          <table:table-cell table:formula="of:=[Mean.C25] + [ConfidenceDelta.D25]" office:value-type="float" office:value="2.06587801121454">
            <text:p>2,0658780112</text:p>
          </table:table-cell>
          <table:table-cell table:formula="of:=[Mean.D25] + [ConfidenceDelta.E25]" office:value-type="float" office:value="2.24432794394742">
            <text:p>2,2443279439</text:p>
          </table:table-cell>
          <table:table-cell table:formula="of:=[Mean.E25] + [ConfidenceDelta.F25]" office:value-type="float" office:value="2.42275911162584">
            <text:p>2,4227591116</text:p>
          </table:table-cell>
          <table:table-cell table:formula="of:=[Mean.F25] + [ConfidenceDelta.G25]" office:value-type="float" office:value="2.60117119708147">
            <text:p>2,6011711971</text:p>
          </table:table-cell>
          <table:table-cell table:formula="of:=[Mean.G25] + [ConfidenceDelta.H25]" office:value-type="float" office:value="2.77956387410934">
            <text:p>2,7795638741</text:p>
          </table:table-cell>
          <table:table-cell table:formula="of:=[Mean.H25] + [ConfidenceDelta.I25]" office:value-type="float" office:value="2.95793680710323">
            <text:p>2,9579368071</text:p>
          </table:table-cell>
          <table:table-cell table:formula="of:=[Mean.I25] + [ConfidenceDelta.J25]" office:value-type="float" office:value="3.13628965067188">
            <text:p>3,1362896507</text:p>
          </table:table-cell>
          <table:table-cell table:formula="of:=[Mean.J25] + [ConfidenceDelta.K25]" office:value-type="float" office:value="3.31462204923492">
            <text:p>3,3146220492</text:p>
          </table:table-cell>
          <table:table-cell table:formula="of:=[Mean.K25] + [ConfidenceDelta.L25]" office:value-type="float" office:value="3.49293363659697">
            <text:p>3,4929336366</text:p>
          </table:table-cell>
          <table:table-cell table:formula="of:=[Mean.L25] + [ConfidenceDelta.M25]" office:value-type="float" office:value="3.67122403549865">
            <text:p>3,6712240355</text:p>
          </table:table-cell>
          <table:table-cell table:formula="of:=[Mean.M25] + [ConfidenceDelta.N25]" office:value-type="float" office:value="3.84949285714286">
            <text:p>3,8494928571</text:p>
          </table:table-cell>
          <table:table-cell table:formula="of:=[Mean.N25] + [ConfidenceDelta.O25]" office:value-type="float" office:value="4.02773970069463">
            <text:p>4,0277397007</text:p>
          </table:table-cell>
          <table:table-cell table:formula="of:=[Mean.O25] + [ConfidenceDelta.P25]" office:value-type="float" office:value="4.20596415275279">
            <text:p>4,2059641528</text:p>
          </table:table-cell>
          <table:table-cell table:formula="of:=[Mean.P25] + [ConfidenceDelta.Q25]" office:value-type="float" office:value="4.3841657867914">
            <text:p>4,3841657868</text:p>
          </table:table-cell>
          <table:table-cell table:formula="of:=[Mean.Q25] + [ConfidenceDelta.R25]" office:value-type="float" office:value="4.56234416256891">
            <text:p>4,5623441626</text:p>
          </table:table-cell>
          <table:table-cell table:formula="of:=[Mean.R25] + [ConfidenceDelta.S25]" office:value-type="float" office:value="4.74049882550256">
            <text:p>4,7404988255</text:p>
          </table:table-cell>
          <table:table-cell table:formula="of:=[Mean.S25] + [ConfidenceDelta.T25]" office:value-type="float" office:value="4.91862930600578">
            <text:p>4,918629306</text:p>
          </table:table-cell>
          <table:table-cell table:formula="of:=[Mean.T25] + [ConfidenceDelta.U25]" office:value-type="float" office:value="5.09673511878552">
            <text:p>5,0967351188</text:p>
          </table:table-cell>
          <table:table-cell table:formula="of:=[Mean.U25] + [ConfidenceDelta.V25]" office:value-type="float" office:value="5.27481576209684">
            <text:p>5,2748157621</text:p>
          </table:table-cell>
          <table:table-cell table:formula="of:=[Mean.V25] + [ConfidenceDelta.W25]" office:value-type="float" office:value="5.45287071695129">
            <text:p>5,452870717</text:p>
          </table:table-cell>
          <table:table-cell table:formula="of:=[Mean.W25] + [ConfidenceDelta.X25]" office:value-type="float" office:value="5.63089944627568">
            <text:p>5,6308994463</text:p>
          </table:table-cell>
          <table:table-cell table:formula="of:=[Mean.X25] + [ConfidenceDelta.Y25]" office:value-type="float" office:value="5.80890139401737">
            <text:p>5,808901394</text:p>
          </table:table-cell>
          <table:table-cell table:formula="of:=[Mean.Y25] + [ConfidenceDelta.Z25]" office:value-type="float" office:value="5.98687598419172">
            <text:p>5,9868759842</text:p>
          </table:table-cell>
          <table:table-cell table:formula="of:=[Mean.Z25] + [ConfidenceDelta.AA25]" office:value-type="float" office:value="6.16482261986732">
            <text:p>6,1648226199</text:p>
          </table:table-cell>
          <table:table-cell table:formula="of:=99" office:value-type="float" office:value="99">
            <text:p>99</text:p>
          </table:table-cell>
          <table:table-cell table:formula="of:=[Mean.AB25] - [ConfidenceDelta.AC25]" office:value-type="float" office:value="-0.438757601924062">
            <text:p>-0,4387576019</text:p>
          </table:table-cell>
          <table:table-cell table:formula="of:=[Mean.AC25] - [ConfidenceDelta.AD25]" office:value-type="float" office:value="-0.239610030745064">
            <text:p>-0,2396100307</text:p>
          </table:table-cell>
          <table:table-cell table:formula="of:=[Mean.AD25] - [ConfidenceDelta.AE25]" office:value-type="float" office:value="-0.0404429861487516">
            <text:p>-0,0404429861</text:p>
          </table:table-cell>
          <table:table-cell table:formula="of:=[Mean.AE25] - [ConfidenceDelta.AF25]" office:value-type="float" office:value="0.158743861006005">
            <text:p>0,158743861</text:p>
          </table:table-cell>
          <table:table-cell table:formula="of:=[Mean.AF25] - [ConfidenceDelta.AG25]" office:value-type="float" office:value="0.357950849238101">
            <text:p>0,3579508492</text:p>
          </table:table-cell>
          <table:table-cell table:formula="of:=[Mean.AG25] - [ConfidenceDelta.AH25]" office:value-type="float" office:value="0.55717832682258">
            <text:p>0,5571783268</text:p>
          </table:table-cell>
          <table:table-cell table:formula="of:=[Mean.AH25] - [ConfidenceDelta.AI25]" office:value-type="float" office:value="0.756426652188872">
            <text:p>0,7564266522</text:p>
          </table:table-cell>
          <table:table-cell table:formula="of:=[Mean.AI25] - [ConfidenceDelta.AJ25]" office:value-type="float" office:value="0.955696194340179">
            <text:p>0,9556961943</text:p>
          </table:table-cell>
          <table:table-cell table:formula="of:=[Mean.AJ25] - [ConfidenceDelta.AK25]" office:value-type="float" office:value="1.1549873332954">
            <text:p>1,1549873333</text:p>
          </table:table-cell>
          <table:table-cell table:formula="of:=[Mean.AK25] - [ConfidenceDelta.AL25]" office:value-type="float" office:value="1.35430046055511">
            <text:p>1,3543004606</text:p>
          </table:table-cell>
          <table:table-cell table:formula="of:=[Mean.AL25] - [ConfidenceDelta.AM25]" office:value-type="float" office:value="1.55363597959311">
            <text:p>1,5536359796</text:p>
          </table:table-cell>
          <table:table-cell table:formula="of:=[Mean.AM25] - [ConfidenceDelta.AN25]" office:value-type="float" office:value="1.75299430637551">
            <text:p>1,7529943064</text:p>
          </table:table-cell>
          <table:table-cell table:formula="of:=[Mean.AN25] - [ConfidenceDelta.AO25]" office:value-type="float" office:value="1.95237586990899">
            <text:p>1,9523758699</text:p>
          </table:table-cell>
          <table:table-cell table:formula="of:=[Mean.AO25] - [ConfidenceDelta.AP25]" office:value-type="float" office:value="2.15178111282042">
            <text:p>2,1517811128</text:p>
          </table:table-cell>
          <table:table-cell table:formula="of:=[Mean.AP25] - [ConfidenceDelta.AQ25]" office:value-type="float" office:value="2.35121049197007">
            <text:p>2,351210492</text:p>
          </table:table-cell>
          <table:table-cell table:formula="of:=[Mean.AQ25] - [ConfidenceDelta.AR25]" office:value-type="float" office:value="2.55066447910073">
            <text:p>2,5506644791</text:p>
          </table:table-cell>
          <table:table-cell table:formula="of:=[Mean.AR25] - [ConfidenceDelta.AS25]" office:value-type="float" office:value="2.75014356152545">
            <text:p>2,7501435615</text:p>
          </table:table-cell>
          <table:table-cell table:formula="of:=[Mean.AS25] - [ConfidenceDelta.AT25]" office:value-type="float" office:value="2.94964824285661">
            <text:p>2,9496482429</text:p>
          </table:table-cell>
          <table:table-cell table:formula="of:=[Mean.AT25] - [ConfidenceDelta.AU25]" office:value-type="float" office:value="3.14917904377954">
            <text:p>3,1491790438</text:p>
          </table:table-cell>
          <table:table-cell table:formula="of:=[Mean.AU25] - [ConfidenceDelta.AV25]" office:value-type="float" office:value="3.34873650287402">
            <text:p>3,3487365029</text:p>
          </table:table-cell>
          <table:table-cell table:formula="of:=[Mean.AV25] - [ConfidenceDelta.AW25]" office:value-type="float" office:value="3.54832117748722">
            <text:p>3,5483211775</text:p>
          </table:table-cell>
          <table:table-cell table:formula="of:=[Mean.AW25] - [ConfidenceDelta.AX25]" office:value-type="float" office:value="3.74793364466225">
            <text:p>3,7479336447</text:p>
          </table:table-cell>
          <table:table-cell table:formula="of:=[Mean.AX25] - [ConfidenceDelta.AY25]" office:value-type="float" office:value="3.94757450212661">
            <text:p>3,9475745021</text:p>
          </table:table-cell>
          <table:table-cell table:formula="of:=[Mean.AY25] - [ConfidenceDelta.AZ25]" office:value-type="float" office:value="4.14724436934531">
            <text:p>4,1472443693</text:p>
          </table:table-cell>
          <table:table-cell table:formula="of:=[Mean.AZ25] - [ConfidenceDelta.BA25]" office:value-type="float" office:value="4.346943888644">
            <text:p>4,3469438886</text:p>
          </table:table-cell>
          <table:table-cell table:formula="of:=99" office:value-type="float" office:value="99">
            <text:p>99</text:p>
          </table:table-cell>
          <table:table-cell table:formula="of:=[Mean.AB25] + [ConfidenceDelta.AC25]" office:value-type="float" office:value="0.830061949750148">
            <text:p>0,8300619498</text:p>
          </table:table-cell>
          <table:table-cell table:formula="of:=[Mean.AC25] + [ConfidenceDelta.AD25]" office:value-type="float" office:value="1.02221872639724">
            <text:p>1,0222187264</text:p>
          </table:table-cell>
          <table:table-cell table:formula="of:=[Mean.AD25] + [ConfidenceDelta.AE25]" office:value-type="float" office:value="1.21435602962701">
            <text:p>1,2143560296</text:p>
          </table:table-cell>
          <table:table-cell table:formula="of:=[Mean.AE25] + [ConfidenceDelta.AF25]" office:value-type="float" office:value="1.40647353029834">
            <text:p>1,4064735303</text:p>
          </table:table-cell>
          <table:table-cell table:formula="of:=[Mean.AF25] + [ConfidenceDelta.AG25]" office:value-type="float" office:value="1.59857088989233">
            <text:p>1,5985708899</text:p>
          </table:table-cell>
          <table:table-cell table:formula="of:=[Mean.AG25] + [ConfidenceDelta.AH25]" office:value-type="float" office:value="1.79064776013394">
            <text:p>1,7906477601</text:p>
          </table:table-cell>
          <table:table-cell table:formula="of:=[Mean.AH25] + [ConfidenceDelta.AI25]" office:value-type="float" office:value="1.98270378259374">
            <text:p>1,9827037826</text:p>
          </table:table-cell>
          <table:table-cell table:formula="of:=[Mean.AI25] + [ConfidenceDelta.AJ25]" office:value-type="float" office:value="2.17473858826852">
            <text:p>2,1747385883</text:p>
          </table:table-cell>
          <table:table-cell table:formula="of:=[Mean.AJ25] + [ConfidenceDelta.AK25]" office:value-type="float" office:value="2.36675179713938">
            <text:p>2,3667517971</text:p>
          </table:table-cell>
          <table:table-cell table:formula="of:=[Mean.AK25] + [ConfidenceDelta.AL25]" office:value-type="float" office:value="2.55874301770576">
            <text:p>2,5587430177</text:p>
          </table:table-cell>
          <table:table-cell table:formula="of:=[Mean.AL25] + [ConfidenceDelta.AM25]" office:value-type="float" office:value="2.75071184649385">
            <text:p>2,7507118465</text:p>
          </table:table-cell>
          <table:table-cell table:formula="of:=[Mean.AM25] + [ConfidenceDelta.AN25]" office:value-type="float" office:value="2.94265786753753">
            <text:p>2,9426578675</text:p>
          </table:table-cell>
          <table:table-cell table:formula="of:=[Mean.AN25] + [ConfidenceDelta.AO25]" office:value-type="float" office:value="3.13458065183014">
            <text:p>3,1345806518</text:p>
          </table:table-cell>
          <table:table-cell table:formula="of:=[Mean.AO25] + [ConfidenceDelta.AP25]" office:value-type="float" office:value="3.3264797567448">
            <text:p>3,3264797567</text:p>
          </table:table-cell>
          <table:table-cell table:formula="of:=[Mean.AP25] + [ConfidenceDelta.AQ25]" office:value-type="float" office:value="3.51835472542124">
            <text:p>3,5183547254</text:p>
          </table:table-cell>
          <table:table-cell table:formula="of:=[Mean.AQ25] + [ConfidenceDelta.AR25]" office:value-type="float" office:value="3.71020508611666">
            <text:p>3,7102050861</text:p>
          </table:table-cell>
          <table:table-cell table:formula="of:=[Mean.AR25] + [ConfidenceDelta.AS25]" office:value-type="float" office:value="3.90203035151803">
            <text:p>3,9020303515</text:p>
          </table:table-cell>
          <table:table-cell table:formula="of:=[Mean.AS25] + [ConfidenceDelta.AT25]" office:value-type="float" office:value="4.09383001801296">
            <text:p>4,093830018</text:p>
          </table:table-cell>
          <table:table-cell table:formula="of:=[Mean.AT25] + [ConfidenceDelta.AU25]" office:value-type="float" office:value="4.28560356491611">
            <text:p>4,2856035649</text:p>
          </table:table-cell>
          <table:table-cell table:formula="of:=[Mean.AU25] + [ConfidenceDelta.AV25]" office:value-type="float" office:value="4.47735045364772">
            <text:p>4,4773504536</text:p>
          </table:table-cell>
          <table:table-cell table:formula="of:=[Mean.AV25] + [ConfidenceDelta.AW25]" office:value-type="float" office:value="4.66907012686061">
            <text:p>4,6690701269</text:p>
          </table:table-cell>
          <table:table-cell table:formula="of:=[Mean.AW25] + [ConfidenceDelta.AX25]" office:value-type="float" office:value="4.86076200751166">
            <text:p>4,8607620075</text:p>
          </table:table-cell>
          <table:table-cell table:formula="of:=[Mean.AX25] + [ConfidenceDelta.AY25]" office:value-type="float" office:value="5.05242549787339">
            <text:p>5,0524254979</text:p>
          </table:table-cell>
          <table:table-cell table:formula="of:=[Mean.AY25] + [ConfidenceDelta.AZ25]" office:value-type="float" office:value="5.24405997848077">
            <text:p>5,2440599785</text:p>
          </table:table-cell>
          <table:table-cell table:formula="of:=[Mean.AZ25] + [ConfidenceDelta.BA25]" office:value-type="float" office:value="5.43566480700818">
            <text:p>5,43566480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6]+1" office:value-type="float" office:value="19">
            <text:p>19</text:p>
          </table:table-cell>
          <table:table-cell table:formula="of:=[Mean.B26] - [ConfidenceDelta.C26]" office:value-type="float" office:value="0.715818679128981">
            <text:p>0,7158186791</text:p>
          </table:table-cell>
          <table:table-cell table:formula="of:=[Mean.C26] - [ConfidenceDelta.D26]" office:value-type="float" office:value="0.91115814536341">
            <text:p>0,9111581454</text:p>
          </table:table-cell>
          <table:table-cell table:formula="of:=[Mean.D26] - [ConfidenceDelta.E26]" office:value-type="float" office:value="1.10651645651231">
            <text:p>1,1065164565</text:p>
          </table:table-cell>
          <table:table-cell table:formula="of:=[Mean.E26] - [ConfidenceDelta.F26]" office:value-type="float" office:value="1.30189392754457">
            <text:p>1,3018939275</text:p>
          </table:table-cell>
          <table:table-cell table:formula="of:=[Mean.F26] - [ConfidenceDelta.G26]" office:value-type="float" office:value="1.49729088230197">
            <text:p>1,4972908823</text:p>
          </table:table-cell>
          <table:table-cell table:formula="of:=[Mean.G26] - [ConfidenceDelta.H26]" office:value-type="float" office:value="1.69270765385302">
            <text:p>1,6927076539</text:p>
          </table:table-cell>
          <table:table-cell table:formula="of:=[Mean.H26] - [ConfidenceDelta.I26]" office:value-type="float" office:value="1.88814458486534">
            <text:p>1,8881445849</text:p>
          </table:table-cell>
          <table:table-cell table:formula="of:=[Mean.I26] - [ConfidenceDelta.J26]" office:value-type="float" office:value="2.08360202799742">
            <text:p>2,083602028</text:p>
          </table:table-cell>
          <table:table-cell table:formula="of:=[Mean.J26] - [ConfidenceDelta.K26]" office:value-type="float" office:value="2.27908034631129">
            <text:p>2,2790803463</text:p>
          </table:table-cell>
          <table:table-cell table:formula="of:=[Mean.K26] - [ConfidenceDelta.L26]" office:value-type="float" office:value="2.4745799137073">
            <text:p>2,4745799137</text:p>
          </table:table-cell>
          <table:table-cell table:formula="of:=[Mean.L26] - [ConfidenceDelta.M26]" office:value-type="float" office:value="2.67010111538263">
            <text:p>2,6701011154</text:p>
          </table:table-cell>
          <table:table-cell table:formula="of:=[Mean.M26] - [ConfidenceDelta.N26]" office:value-type="float" office:value="2.86564434831492">
            <text:p>2,8656443483</text:p>
          </table:table-cell>
          <table:table-cell table:formula="of:=[Mean.N26] - [ConfidenceDelta.O26]" office:value-type="float" office:value="3.06121002177296">
            <text:p>3,0612100218</text:p>
          </table:table-cell>
          <table:table-cell table:formula="of:=[Mean.O26] - [ConfidenceDelta.P26]" office:value-type="float" office:value="3.25679855785615">
            <text:p>3,2567985579</text:p>
          </table:table-cell>
          <table:table-cell table:formula="of:=[Mean.P26] - [ConfidenceDelta.Q26]" office:value-type="float" office:value="3.45241039206481">
            <text:p>3,4524103921</text:p>
          </table:table-cell>
          <table:table-cell table:formula="of:=[Mean.Q26] - [ConfidenceDelta.R26]" office:value-type="float" office:value="3.64804597390347">
            <text:p>3,6480459739</text:p>
          </table:table-cell>
          <table:table-cell table:formula="of:=[Mean.R26] - [ConfidenceDelta.S26]" office:value-type="float" office:value="3.84370576751959">
            <text:p>3,8437057675</text:p>
          </table:table-cell>
          <table:table-cell table:formula="of:=[Mean.S26] - [ConfidenceDelta.T26]" office:value-type="float" office:value="4.03939025238016">
            <text:p>4,0393902524</text:p>
          </table:table-cell>
          <table:table-cell table:formula="of:=[Mean.T26] - [ConfidenceDelta.U26]" office:value-type="float" office:value="4.2350999239891">
            <text:p>4,235099924</text:p>
          </table:table-cell>
          <table:table-cell table:formula="of:=[Mean.U26] - [ConfidenceDelta.V26]" office:value-type="float" office:value="4.4308352946484">
            <text:p>4,4308352946</text:p>
          </table:table-cell>
          <table:table-cell table:formula="of:=[Mean.V26] - [ConfidenceDelta.W26]" office:value-type="float" office:value="4.62659689426635">
            <text:p>4,6265968943</text:p>
          </table:table-cell>
          <table:table-cell table:formula="of:=[Mean.W26] - [ConfidenceDelta.X26]" office:value-type="float" office:value="4.82238527121652">
            <text:p>4,8223852712</text:p>
          </table:table-cell>
          <table:table-cell table:formula="of:=[Mean.X26] - [ConfidenceDelta.Y26]" office:value-type="float" office:value="5.01820099325125">
            <text:p>5,0182009933</text:p>
          </table:table-cell>
          <table:table-cell table:formula="of:=[Mean.Y26] - [ConfidenceDelta.Z26]" office:value-type="float" office:value="5.21404464847427">
            <text:p>5,2140446485</text:p>
          </table:table-cell>
          <table:table-cell table:formula="of:=[Mean.Z26] - [ConfidenceDelta.AA26]" office:value-type="float" office:value="5.40991684637682">
            <text:p>5,4099168464</text:p>
          </table:table-cell>
          <table:table-cell table:formula="of:=99" office:value-type="float" office:value="99">
            <text:p>99</text:p>
          </table:table-cell>
          <table:table-cell table:formula="of:=[Mean.B26] + [ConfidenceDelta.C26]" office:value-type="float" office:value="1.97105000773971">
            <text:p>1,9710500077</text:p>
          </table:table-cell>
          <table:table-cell table:formula="of:=[Mean.C26] + [ConfidenceDelta.D26]" office:value-type="float" office:value="2.15954892534366">
            <text:p>2,1595489253</text:p>
          </table:table-cell>
          <table:table-cell table:formula="of:=[Mean.D26] + [ConfidenceDelta.E26]" office:value-type="float" office:value="2.34802899803315">
            <text:p>2,348028998</text:p>
          </table:table-cell>
          <table:table-cell table:formula="of:=[Mean.E26] + [ConfidenceDelta.F26]" office:value-type="float" office:value="2.53648991083927">
            <text:p>2,5364899108</text:p>
          </table:table-cell>
          <table:table-cell table:formula="of:=[Mean.F26] + [ConfidenceDelta.G26]" office:value-type="float" office:value="2.72493133992026">
            <text:p>2,7249313399</text:p>
          </table:table-cell>
          <table:table-cell table:formula="of:=[Mean.G26] + [ConfidenceDelta.H26]" office:value-type="float" office:value="2.91335295220758">
            <text:p>2,9133529522</text:p>
          </table:table-cell>
          <table:table-cell table:formula="of:=[Mean.H26] + [ConfidenceDelta.I26]" office:value-type="float" office:value="3.10175440503365">
            <text:p>3,101754405</text:p>
          </table:table-cell>
          <table:table-cell table:formula="of:=[Mean.I26] + [ConfidenceDelta.J26]" office:value-type="float" office:value="3.29013534573995">
            <text:p>3,2901353457</text:p>
          </table:table-cell>
          <table:table-cell table:formula="of:=[Mean.J26] + [ConfidenceDelta.K26]" office:value-type="float" office:value="3.47849541126447">
            <text:p>3,4784954113</text:p>
          </table:table-cell>
          <table:table-cell table:formula="of:=[Mean.K26] + [ConfidenceDelta.L26]" office:value-type="float" office:value="3.66683422770684">
            <text:p>3,6668342277</text:p>
          </table:table-cell>
          <table:table-cell table:formula="of:=[Mean.L26] + [ConfidenceDelta.M26]" office:value-type="float" office:value="3.85515140986989">
            <text:p>3,8551514099</text:p>
          </table:table-cell>
          <table:table-cell table:formula="of:=[Mean.M26] + [ConfidenceDelta.N26]" office:value-type="float" office:value="4.04344656077599">
            <text:p>4,0434465608</text:p>
          </table:table-cell>
          <table:table-cell table:formula="of:=[Mean.N26] + [ConfidenceDelta.O26]" office:value-type="float" office:value="4.23171927115634">
            <text:p>4,2317192712</text:p>
          </table:table-cell>
          <table:table-cell table:formula="of:=[Mean.O26] + [ConfidenceDelta.P26]" office:value-type="float" office:value="4.41996911891153">
            <text:p>4,4199691189</text:p>
          </table:table-cell>
          <table:table-cell table:formula="of:=[Mean.P26] + [ConfidenceDelta.Q26]" office:value-type="float" office:value="4.60819566854125">
            <text:p>4,6081956685</text:p>
          </table:table-cell>
          <table:table-cell table:formula="of:=[Mean.Q26] + [ConfidenceDelta.R26]" office:value-type="float" office:value="4.79639847054098">
            <text:p>4,7963984705</text:p>
          </table:table-cell>
          <table:table-cell table:formula="of:=[Mean.R26] + [ConfidenceDelta.S26]" office:value-type="float" office:value="4.98457706076324">
            <text:p>4,9845770608</text:p>
          </table:table-cell>
          <table:table-cell table:formula="of:=[Mean.S26] + [ConfidenceDelta.T26]" office:value-type="float" office:value="5.17273095974105">
            <text:p>5,1727309597</text:p>
          </table:table-cell>
          <table:table-cell table:formula="of:=[Mean.T26] + [ConfidenceDelta.U26]" office:value-type="float" office:value="5.3608596719705">
            <text:p>5,360859672</text:p>
          </table:table-cell>
          <table:table-cell table:formula="of:=[Mean.U26] + [ConfidenceDelta.V26]" office:value-type="float" office:value="5.54896268514958">
            <text:p>5,5489626851</text:p>
          </table:table-cell>
          <table:table-cell table:formula="of:=[Mean.V26] + [ConfidenceDelta.W26]" office:value-type="float" office:value="5.73703946937001">
            <text:p>5,7370394694</text:p>
          </table:table-cell>
          <table:table-cell table:formula="of:=[Mean.W26] + [ConfidenceDelta.X26]" office:value-type="float" office:value="5.92508947625823">
            <text:p>5,9250894763</text:p>
          </table:table-cell>
          <table:table-cell table:formula="of:=[Mean.X26] + [ConfidenceDelta.Y26]" office:value-type="float" office:value="6.11311213806188">
            <text:p>6,1131121381</text:p>
          </table:table-cell>
          <table:table-cell table:formula="of:=[Mean.Y26] + [ConfidenceDelta.Z26]" office:value-type="float" office:value="6.30110686667725">
            <text:p>6,3011068667</text:p>
          </table:table-cell>
          <table:table-cell table:formula="of:=[Mean.Z26] + [ConfidenceDelta.AA26]" office:value-type="float" office:value="6.48907305261308">
            <text:p>6,4890730526</text:p>
          </table:table-cell>
          <table:table-cell table:formula="of:=99" office:value-type="float" office:value="99">
            <text:p>99</text:p>
          </table:table-cell>
          <table:table-cell table:formula="of:=[Mean.AB26] - [ConfidenceDelta.AC26]" office:value-type="float" office:value="-0.441236429680031">
            <text:p>-0,4412364297</text:p>
          </table:table-cell>
          <table:table-cell table:formula="of:=[Mean.AC26] - [ConfidenceDelta.AD26]" office:value-type="float" office:value="-0.231145747859089">
            <text:p>-0,2311457479</text:p>
          </table:table-cell>
          <table:table-cell table:formula="of:=[Mean.AD26] - [ConfidenceDelta.AE26]" office:value-type="float" office:value="-0.0210351828875091">
            <text:p>-0,0210351829</text:p>
          </table:table-cell>
          <table:table-cell table:formula="of:=[Mean.AE26] - [ConfidenceDelta.AF26]" office:value-type="float" office:value="0.189095601301184">
            <text:p>0,1890956013</text:p>
          </table:table-cell>
          <table:table-cell table:formula="of:=[Mean.AF26] - [ConfidenceDelta.AG26]" office:value-type="float" office:value="0.399246950348541">
            <text:p>0,3992469503</text:p>
          </table:table-cell>
          <table:table-cell table:formula="of:=[Mean.AG26] - [ConfidenceDelta.AH26]" office:value-type="float" office:value="0.609419219857538">
            <text:p>0,6094192199</text:p>
          </table:table-cell>
          <table:table-cell table:formula="of:=[Mean.AH26] - [ConfidenceDelta.AI26]" office:value-type="float" office:value="0.819612775799193">
            <text:p>0,8196127758</text:p>
          </table:table-cell>
          <table:table-cell table:formula="of:=[Mean.AI26] - [ConfidenceDelta.AJ26]" office:value-type="float" office:value="1.02982799494078">
            <text:p>1,0298279949</text:p>
          </table:table-cell>
          <table:table-cell table:formula="of:=[Mean.AJ26] - [ConfidenceDelta.AK26]" office:value-type="float" office:value="1.24006526529703">
            <text:p>1,2400652653</text:p>
          </table:table-cell>
          <table:table-cell table:formula="of:=[Mean.AK26] - [ConfidenceDelta.AL26]" office:value-type="float" office:value="1.45032498660594">
            <text:p>1,4503249866</text:p>
          </table:table-cell>
          <table:table-cell table:formula="of:=[Mean.AL26] - [ConfidenceDelta.AM26]" office:value-type="float" office:value="1.66060757083069">
            <text:p>1,6606075708</text:p>
          </table:table-cell>
          <table:table-cell table:formula="of:=[Mean.AM26] - [ConfidenceDelta.AN26]" office:value-type="float" office:value="1.87091344268957">
            <text:p>1,8709134427</text:p>
          </table:table-cell>
          <table:table-cell table:formula="of:=[Mean.AN26] - [ConfidenceDelta.AO26]" office:value-type="float" office:value="2.08124304021582">
            <text:p>2,0812430402</text:p>
          </table:table-cell>
          <table:table-cell table:formula="of:=[Mean.AO26] - [ConfidenceDelta.AP26]" office:value-type="float" office:value="2.2915968153495">
            <text:p>2,2915968153</text:p>
          </table:table-cell>
          <table:table-cell table:formula="of:=[Mean.AP26] - [ConfidenceDelta.AQ26]" office:value-type="float" office:value="2.50197523456349">
            <text:p>2,5019752346</text:p>
          </table:table-cell>
          <table:table-cell table:formula="of:=[Mean.AQ26] - [ConfidenceDelta.AR26]" office:value-type="float" office:value="2.71237877952637">
            <text:p>2,7123787795</text:p>
          </table:table-cell>
          <table:table-cell table:formula="of:=[Mean.AR26] - [ConfidenceDelta.AS26]" office:value-type="float" office:value="2.92280794780456">
            <text:p>2,9228079478</text:p>
          </table:table-cell>
          <table:table-cell table:formula="of:=[Mean.AS26] - [ConfidenceDelta.AT26]" office:value-type="float" office:value="3.13326325360678">
            <text:p>3,1332632536</text:p>
          </table:table-cell>
          <table:table-cell table:formula="of:=[Mean.AT26] - [ConfidenceDelta.AU26]" office:value-type="float" office:value="3.34374522857392">
            <text:p>3,3437452286</text:p>
          </table:table-cell>
          <table:table-cell table:formula="of:=[Mean.AU26] - [ConfidenceDelta.AV26]" office:value-type="float" office:value="3.55425442261781">
            <text:p>3,5542544226</text:p>
          </table:table-cell>
          <table:table-cell table:formula="of:=[Mean.AV26] - [ConfidenceDelta.AW26]" office:value-type="float" office:value="3.76479140481258">
            <text:p>3,7647914048</text:p>
          </table:table-cell>
          <table:table-cell table:formula="of:=[Mean.AW26] - [ConfidenceDelta.AX26]" office:value-type="float" office:value="3.97535676434271">
            <text:p>3,9753567643</text:p>
          </table:table-cell>
          <table:table-cell table:formula="of:=[Mean.AX26] - [ConfidenceDelta.AY26]" office:value-type="float" office:value="4.18595111151226">
            <text:p>4,1859511115</text:p>
          </table:table-cell>
          <table:table-cell table:formula="of:=[Mean.AY26] - [ConfidenceDelta.AZ26]" office:value-type="float" office:value="4.39657507882019">
            <text:p>4,3965750788</text:p>
          </table:table-cell>
          <table:table-cell table:formula="of:=[Mean.AZ26] - [ConfidenceDelta.BA26]" office:value-type="float" office:value="4.60722932210708">
            <text:p>4,6072293221</text:p>
          </table:table-cell>
          <table:table-cell table:formula="of:=99" office:value-type="float" office:value="99">
            <text:p>99</text:p>
          </table:table-cell>
          <table:table-cell table:formula="of:=[Mean.AB26] + [ConfidenceDelta.AC26]" office:value-type="float" office:value="0.8542799079409">
            <text:p>0,8542799079</text:p>
          </table:table-cell>
          <table:table-cell table:formula="of:=[Mean.AC26] + [ConfidenceDelta.AD26]" office:value-type="float" office:value="1.05723270438083">
            <text:p>1,0572327044</text:p>
          </table:table-cell>
          <table:table-cell table:formula="of:=[Mean.AD26] + [ConfidenceDelta.AE26]" office:value-type="float" office:value="1.26016561767012">
            <text:p>1,2601656177</text:p>
          </table:table-cell>
          <table:table-cell table:formula="of:=[Mean.AE26] + [ConfidenceDelta.AF26]" office:value-type="float" office:value="1.46307831174229">
            <text:p>1,4630783117</text:p>
          </table:table-cell>
          <table:table-cell table:formula="of:=[Mean.AF26] + [ConfidenceDelta.AG26]" office:value-type="float" office:value="1.66597044095581">
            <text:p>1,665970441</text:p>
          </table:table-cell>
          <table:table-cell table:formula="of:=[Mean.AG26] + [ConfidenceDelta.AH26]" office:value-type="float" office:value="1.86884164970768">
            <text:p>1,8688416497</text:p>
          </table:table-cell>
          <table:table-cell table:formula="of:=[Mean.AH26] + [ConfidenceDelta.AI26]" office:value-type="float" office:value="2.07169157202689">
            <text:p>2,071691572</text:p>
          </table:table-cell>
          <table:table-cell table:formula="of:=[Mean.AI26] + [ConfidenceDelta.AJ26]" office:value-type="float" office:value="2.27451983114618">
            <text:p>2,2745198311</text:p>
          </table:table-cell>
          <table:table-cell table:formula="of:=[Mean.AJ26] + [ConfidenceDelta.AK26]" office:value-type="float" office:value="2.47732603905079">
            <text:p>2,4773260391</text:p>
          </table:table-cell>
          <table:table-cell table:formula="of:=[Mean.AK26] + [ConfidenceDelta.AL26]" office:value-type="float" office:value="2.68010979600275">
            <text:p>2,680109796</text:p>
          </table:table-cell>
          <table:table-cell table:formula="of:=[Mean.AL26] + [ConfidenceDelta.AM26]" office:value-type="float" office:value="2.88287069003887">
            <text:p>2,88287069</text:p>
          </table:table-cell>
          <table:table-cell table:formula="of:=[Mean.AM26] + [ConfidenceDelta.AN26]" office:value-type="float" office:value="3.08560829644087">
            <text:p>3,0856082964</text:p>
          </table:table-cell>
          <table:table-cell table:formula="of:=[Mean.AN26] + [ConfidenceDelta.AO26]" office:value-type="float" office:value="3.28832217717548">
            <text:p>3,2883221772</text:p>
          </table:table-cell>
          <table:table-cell table:formula="of:=[Mean.AO26] + [ConfidenceDelta.AP26]" office:value-type="float" office:value="3.49101188030268">
            <text:p>3,4910118803</text:p>
          </table:table-cell>
          <table:table-cell table:formula="of:=[Mean.AP26] + [ConfidenceDelta.AQ26]" office:value-type="float" office:value="3.69367693934956">
            <text:p>3,6936769393</text:p>
          </table:table-cell>
          <table:table-cell table:formula="of:=[Mean.AQ26] + [ConfidenceDelta.AR26]" office:value-type="float" office:value="3.89631687264754">
            <text:p>3,8963168726</text:p>
          </table:table-cell>
          <table:table-cell table:formula="of:=[Mean.AR26] + [ConfidenceDelta.AS26]" office:value-type="float" office:value="4.09893118263022">
            <text:p>4,0989311826</text:p>
          </table:table-cell>
          <table:table-cell table:formula="of:=[Mean.AS26] + [ConfidenceDelta.AT26]" office:value-type="float" office:value="4.30151935508887">
            <text:p>4,3015193551</text:p>
          </table:table-cell>
          <table:table-cell table:formula="of:=[Mean.AT26] + [ConfidenceDelta.AU26]" office:value-type="float" office:value="4.50408085838261">
            <text:p>4,5040808584</text:p>
          </table:table-cell>
          <table:table-cell table:formula="of:=[Mean.AU26] + [ConfidenceDelta.AV26]" office:value-type="float" office:value="4.70661514259958">
            <text:p>4,7066151426</text:p>
          </table:table-cell>
          <table:table-cell table:formula="of:=[Mean.AV26] + [ConfidenceDelta.AW26]" office:value-type="float" office:value="4.90912163866568">
            <text:p>4,9091216387</text:p>
          </table:table-cell>
          <table:table-cell table:formula="of:=[Mean.AW26] + [ConfidenceDelta.AX26]" office:value-type="float" office:value="5.11159975739642">
            <text:p>5,1115997574</text:p>
          </table:table-cell>
          <table:table-cell table:formula="of:=[Mean.AX26] + [ConfidenceDelta.AY26]" office:value-type="float" office:value="5.31404888848774">
            <text:p>5,3140488885</text:p>
          </table:table-cell>
          <table:table-cell table:formula="of:=[Mean.AY26] + [ConfidenceDelta.AZ26]" office:value-type="float" office:value="5.51646839944068">
            <text:p>5,5164683994</text:p>
          </table:table-cell>
          <table:table-cell table:formula="of:=[Mean.AZ26] + [ConfidenceDelta.BA26]" office:value-type="float" office:value="5.71885763441466">
            <text:p>5,7188576344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7]+1" office:value-type="float" office:value="20">
            <text:p>20</text:p>
          </table:table-cell>
          <table:table-cell table:formula="of:=[Mean.B27] - [ConfidenceDelta.C27]" office:value-type="float" office:value="0.774258485453062">
            <text:p>0,7742584855</text:p>
          </table:table-cell>
          <table:table-cell table:formula="of:=[Mean.C27] - [ConfidenceDelta.D27]" office:value-type="float" office:value="0.979765813863225">
            <text:p>0,9797658139</text:p>
          </table:table-cell>
          <table:table-cell table:formula="of:=[Mean.D27] - [ConfidenceDelta.E27]" office:value-type="float" office:value="1.18529235552721">
            <text:p>1,1852923555</text:p>
          </table:table-cell>
          <table:table-cell table:formula="of:=[Mean.E27] - [ConfidenceDelta.F27]" office:value-type="float" office:value="1.39083843157024">
            <text:p>1,3908384316</text:p>
          </table:table-cell>
          <table:table-cell table:formula="of:=[Mean.F27] - [ConfidenceDelta.G27]" office:value-type="float" office:value="1.59640437216383">
            <text:p>1,5964043722</text:p>
          </table:table-cell>
          <table:table-cell table:formula="of:=[Mean.G27] - [ConfidenceDelta.H27]" office:value-type="float" office:value="1.80199051688662">
            <text:p>1,8019905169</text:p>
          </table:table-cell>
          <table:table-cell table:formula="of:=[Mean.H27] - [ConfidenceDelta.I27]" office:value-type="float" office:value="2.00759721510392">
            <text:p>2,0075972151</text:p>
          </table:table-cell>
          <table:table-cell table:formula="of:=[Mean.I27] - [ConfidenceDelta.J27]" office:value-type="float" office:value="2.21322482636724">
            <text:p>2,2132248264</text:p>
          </table:table-cell>
          <table:table-cell table:formula="of:=[Mean.J27] - [ConfidenceDelta.K27]" office:value-type="float" office:value="2.41887372083494">
            <text:p>2,4188737208</text:p>
          </table:table-cell>
          <table:table-cell table:formula="of:=[Mean.K27] - [ConfidenceDelta.L27]" office:value-type="float" office:value="2.62454427971558">
            <text:p>2,6245442797</text:p>
          </table:table-cell>
          <table:table-cell table:formula="of:=[Mean.L27] - [ConfidenceDelta.M27]" office:value-type="float" office:value="2.83023689573531">
            <text:p>2,8302368957</text:p>
          </table:table-cell>
          <table:table-cell table:formula="of:=[Mean.M27] - [ConfidenceDelta.N27]" office:value-type="float" office:value="3.03595197363104">
            <text:p>3,0359519736</text:p>
          </table:table-cell>
          <table:table-cell table:formula="of:=[Mean.N27] - [ConfidenceDelta.O27]" office:value-type="float" office:value="3.24168993067106">
            <text:p>3,2416899307</text:p>
          </table:table-cell>
          <table:table-cell table:formula="of:=[Mean.O27] - [ConfidenceDelta.P27]" office:value-type="float" office:value="3.44745119720504">
            <text:p>3,4474511972</text:p>
          </table:table-cell>
          <table:table-cell table:formula="of:=[Mean.P27] - [ConfidenceDelta.Q27]" office:value-type="float" office:value="3.65323621724551">
            <text:p>3,6532362172</text:p>
          </table:table-cell>
          <table:table-cell table:formula="of:=[Mean.Q27] - [ConfidenceDelta.R27]" office:value-type="float" office:value="3.85904544908295">
            <text:p>3,8590454491</text:p>
          </table:table-cell>
          <table:table-cell table:formula="of:=[Mean.R27] - [ConfidenceDelta.S27]" office:value-type="float" office:value="4.06487936593696">
            <text:p>4,0648793659</text:p>
          </table:table-cell>
          <table:table-cell table:formula="of:=[Mean.S27] - [ConfidenceDelta.T27]" office:value-type="float" office:value="4.27073845664609">
            <text:p>4,2707384566</text:p>
          </table:table-cell>
          <table:table-cell table:formula="of:=[Mean.T27] - [ConfidenceDelta.U27]" office:value-type="float" office:value="4.47662322639931">
            <text:p>4,4766232264</text:p>
          </table:table-cell>
          <table:table-cell table:formula="of:=[Mean.U27] - [ConfidenceDelta.V27]" office:value-type="float" office:value="4.68253419751196">
            <text:p>4,6825341975</text:p>
          </table:table-cell>
          <table:table-cell table:formula="of:=[Mean.V27] - [ConfidenceDelta.W27]" office:value-type="float" office:value="4.88847191024984">
            <text:p>4,8884719102</text:p>
          </table:table-cell>
          <table:table-cell table:formula="of:=[Mean.W27] - [ConfidenceDelta.X27]" office:value-type="float" office:value="5.09443692370491">
            <text:p>5,0944369237</text:p>
          </table:table-cell>
          <table:table-cell table:formula="of:=[Mean.X27] - [ConfidenceDelta.Y27]" office:value-type="float" office:value="5.30042981672672">
            <text:p>5,3004298167</text:p>
          </table:table-cell>
          <table:table-cell table:formula="of:=[Mean.Y27] - [ConfidenceDelta.Z27]" office:value-type="float" office:value="5.50645118891396">
            <text:p>5,5064511889</text:p>
          </table:table-cell>
          <table:table-cell table:formula="of:=[Mean.Z27] - [ConfidenceDelta.AA27]" office:value-type="float" office:value="5.71250166167088">
            <text:p>5,7125016617</text:p>
          </table:table-cell>
          <table:table-cell table:formula="of:=99" office:value-type="float" office:value="99">
            <text:p>99</text:p>
          </table:table-cell>
          <table:table-cell table:formula="of:=[Mean.B27] + [ConfidenceDelta.C27]" office:value-type="float" office:value="2.05402434282977">
            <text:p>2,0540243428</text:p>
          </table:table-cell>
          <table:table-cell table:formula="of:=[Mean.C27] + [ConfidenceDelta.D27]" office:value-type="float" office:value="2.25255741846001">
            <text:p>2,2525574185</text:p>
          </table:table-cell>
          <table:table-cell table:formula="of:=[Mean.D27] + [ConfidenceDelta.E27]" office:value-type="float" office:value="2.45107128083643">
            <text:p>2,4510712808</text:p>
          </table:table-cell>
          <table:table-cell table:formula="of:=[Mean.E27] + [ConfidenceDelta.F27]" office:value-type="float" office:value="2.6495656088338">
            <text:p>2,6495656088</text:p>
          </table:table-cell>
          <table:table-cell table:formula="of:=[Mean.F27] + [ConfidenceDelta.G27]" office:value-type="float" office:value="2.84804007228061">
            <text:p>2,8480400723</text:p>
          </table:table-cell>
          <table:table-cell table:formula="of:=[Mean.G27] + [ConfidenceDelta.H27]" office:value-type="float" office:value="3.04649433159823">
            <text:p>3,0464943316</text:p>
          </table:table-cell>
          <table:table-cell table:formula="of:=[Mean.H27] + [ConfidenceDelta.I27]" office:value-type="float" office:value="3.24492803742133">
            <text:p>3,2449280374</text:p>
          </table:table-cell>
          <table:table-cell table:formula="of:=[Mean.I27] + [ConfidenceDelta.J27]" office:value-type="float" office:value="3.44334083019842">
            <text:p>3,4433408302</text:p>
          </table:table-cell>
          <table:table-cell table:formula="of:=[Mean.J27] + [ConfidenceDelta.K27]" office:value-type="float" office:value="3.64173233977112">
            <text:p>3,6417323398</text:p>
          </table:table-cell>
          <table:table-cell table:formula="of:=[Mean.K27] + [ConfidenceDelta.L27]" office:value-type="float" office:value="3.84010218493089">
            <text:p>3,8401021849</text:p>
          </table:table-cell>
          <table:table-cell table:formula="of:=[Mean.L27] + [ConfidenceDelta.M27]" office:value-type="float" office:value="4.03844997295156">
            <text:p>4,038449973</text:p>
          </table:table-cell>
          <table:table-cell table:formula="of:=[Mean.M27] + [ConfidenceDelta.N27]" office:value-type="float" office:value="4.23677529909623">
            <text:p>4,2367752991</text:p>
          </table:table-cell>
          <table:table-cell table:formula="of:=[Mean.N27] + [ConfidenceDelta.O27]" office:value-type="float" office:value="4.43507774609662">
            <text:p>4,4350777461</text:p>
          </table:table-cell>
          <table:table-cell table:formula="of:=[Mean.O27] + [ConfidenceDelta.P27]" office:value-type="float" office:value="4.63335688360304">
            <text:p>4,6333568836</text:p>
          </table:table-cell>
          <table:table-cell table:formula="of:=[Mean.P27] + [ConfidenceDelta.Q27]" office:value-type="float" office:value="4.83161226760297">
            <text:p>4,8316122676</text:p>
          </table:table-cell>
          <table:table-cell table:formula="of:=[Mean.Q27] + [ConfidenceDelta.R27]" office:value-type="float" office:value="5.02984343980594">
            <text:p>5,0298434398</text:p>
          </table:table-cell>
          <table:table-cell table:formula="of:=[Mean.R27] + [ConfidenceDelta.S27]" office:value-type="float" office:value="5.22804992699234">
            <text:p>5,228049927</text:p>
          </table:table-cell>
          <table:table-cell table:formula="of:=[Mean.S27] + [ConfidenceDelta.T27]" office:value-type="float" office:value="5.42623124032361">
            <text:p>5,4262312403</text:p>
          </table:table-cell>
          <table:table-cell table:formula="of:=[Mean.T27] + [ConfidenceDelta.U27]" office:value-type="float" office:value="5.62438687461079">
            <text:p>5,6243868746</text:p>
          </table:table-cell>
          <table:table-cell table:formula="of:=[Mean.U27] + [ConfidenceDelta.V27]" office:value-type="float" office:value="5.82251630753854">
            <text:p>5,8225163075</text:p>
          </table:table-cell>
          <table:table-cell table:formula="of:=[Mean.V27] + [ConfidenceDelta.W27]" office:value-type="float" office:value="6.02061899884107">
            <text:p>6,0206189988</text:p>
          </table:table-cell>
          <table:table-cell table:formula="of:=[Mean.W27] + [ConfidenceDelta.X27]" office:value-type="float" office:value="6.2186943894264">
            <text:p>6,2186943894</text:p>
          </table:table-cell>
          <table:table-cell table:formula="of:=[Mean.X27] + [ConfidenceDelta.Y27]" office:value-type="float" office:value="6.41674190044499">
            <text:p>6,4167419004</text:p>
          </table:table-cell>
          <table:table-cell table:formula="of:=[Mean.Y27] + [ConfidenceDelta.Z27]" office:value-type="float" office:value="6.61476093229816">
            <text:p>6,6147609323</text:p>
          </table:table-cell>
          <table:table-cell table:formula="of:=[Mean.Z27] + [ConfidenceDelta.AA27]" office:value-type="float" office:value="6.81275086358165">
            <text:p>6,8127508636</text:p>
          </table:table-cell>
          <table:table-cell table:formula="of:=99" office:value-type="float" office:value="99">
            <text:p>99</text:p>
          </table:table-cell>
          <table:table-cell table:formula="of:=[Mean.AB27] - [ConfidenceDelta.AC27]" office:value-type="float" office:value="-0.44302783066372">
            <text:p>-0,4430278307</text:p>
          </table:table-cell>
          <table:table-cell table:formula="of:=[Mean.AC27] - [ConfidenceDelta.AD27]" office:value-type="float" office:value="-0.221997825704988">
            <text:p>-0,2219978257</text:p>
          </table:table-cell>
          <table:table-cell table:formula="of:=[Mean.AD27] - [ConfidenceDelta.AE27]" office:value-type="float" office:value="-0.000947548963083023">
            <text:p>-0,000947549</text:p>
          </table:table-cell>
          <table:table-cell table:formula="of:=[Mean.AE27] - [ConfidenceDelta.AF27]" office:value-type="float" office:value="0.220123342197163">
            <text:p>0,2201233422</text:p>
          </table:table-cell>
          <table:table-cell table:formula="of:=[Mean.AF27] - [ConfidenceDelta.AG27]" office:value-type="float" office:value="0.441215200173151">
            <text:p>0,4412152002</text:p>
          </table:table-cell>
          <table:table-cell table:formula="of:=[Mean.AG27] - [ConfidenceDelta.AH27]" office:value-type="float" office:value="0.66232838751841">
            <text:p>0,6623283875</text:p>
          </table:table-cell>
          <table:table-cell table:formula="of:=[Mean.AH27] - [ConfidenceDelta.AI27]" office:value-type="float" office:value="0.883463277357161">
            <text:p>0,8834632774</text:p>
          </table:table-cell>
          <table:table-cell table:formula="of:=[Mean.AI27] - [ConfidenceDelta.AJ27]" office:value-type="float" office:value="1.1046202538209">
            <text:p>1,1046202538</text:p>
          </table:table-cell>
          <table:table-cell table:formula="of:=[Mean.AJ27] - [ConfidenceDelta.AK27]" office:value-type="float" office:value="1.32579971250844">
            <text:p>1,3257997125</text:p>
          </table:table-cell>
          <table:table-cell table:formula="of:=[Mean.AK27] - [ConfidenceDelta.AL27]" office:value-type="float" office:value="1.54700206097098">
            <text:p>1,547002061</text:p>
          </table:table-cell>
          <table:table-cell table:formula="of:=[Mean.AL27] - [ConfidenceDelta.AM27]" office:value-type="float" office:value="1.76822771922384">
            <text:p>1,7682277192</text:p>
          </table:table-cell>
          <table:table-cell table:formula="of:=[Mean.AM27] - [ConfidenceDelta.AN27]" office:value-type="float" office:value="1.98947712028679">
            <text:p>1,9894771203</text:p>
          </table:table-cell>
          <table:table-cell table:formula="of:=[Mean.AN27] - [ConfidenceDelta.AO27]" office:value-type="float" office:value="2.21075071075481">
            <text:p>2,2107507108</text:p>
          </table:table-cell>
          <table:table-cell table:formula="of:=[Mean.AO27] - [ConfidenceDelta.AP27]" office:value-type="float" office:value="2.43204895140147">
            <text:p>2,4320489514</text:p>
          </table:table-cell>
          <table:table-cell table:formula="of:=[Mean.AP27] - [ConfidenceDelta.AQ27]" office:value-type="float" office:value="2.65337231781727">
            <text:p>2,6533723178</text:p>
          </table:table-cell>
          <table:table-cell table:formula="of:=[Mean.AQ27] - [ConfidenceDelta.AR27]" office:value-type="float" office:value="2.87472130108539">
            <text:p>2,8747213011</text:p>
          </table:table-cell>
          <table:table-cell table:formula="of:=[Mean.AR27] - [ConfidenceDelta.AS27]" office:value-type="float" office:value="3.09609640849759">
            <text:p>3,0960964085</text:p>
          </table:table-cell>
          <table:table-cell table:formula="of:=[Mean.AS27] - [ConfidenceDelta.AT27]" office:value-type="float" office:value="3.31749816431322">
            <text:p>3,3174981643</text:p>
          </table:table-cell>
          <table:table-cell table:formula="of:=[Mean.AT27] - [ConfidenceDelta.AU27]" office:value-type="float" office:value="3.53892711056454">
            <text:p>3,5389271106</text:p>
          </table:table-cell>
          <table:table-cell table:formula="of:=[Mean.AU27] - [ConfidenceDelta.AV27]" office:value-type="float" office:value="3.76038380791185">
            <text:p>3,7603838079</text:p>
          </table:table-cell>
          <table:table-cell table:formula="of:=[Mean.AV27] - [ConfidenceDelta.AW27]" office:value-type="float" office:value="3.98186883655231">
            <text:p>3,9818688366</text:p>
          </table:table-cell>
          <table:table-cell table:formula="of:=[Mean.AW27] - [ConfidenceDelta.AX27]" office:value-type="float" office:value="4.20338279718649">
            <text:p>4,2033827972</text:p>
          </table:table-cell>
          <table:table-cell table:formula="of:=[Mean.AX27] - [ConfidenceDelta.AY27]" office:value-type="float" office:value="4.42492631204734">
            <text:p>4,424926312</text:p>
          </table:table-cell>
          <table:table-cell table:formula="of:=[Mean.AY27] - [ConfidenceDelta.AZ27]" office:value-type="float" office:value="4.64650002599653">
            <text:p>4,646500026</text:p>
          </table:table-cell>
          <table:table-cell table:formula="of:=[Mean.AZ27] - [ConfidenceDelta.BA27]" office:value-type="float" office:value="4.86810460769361">
            <text:p>4,8681046077</text:p>
          </table:table-cell>
          <table:table-cell table:formula="of:=99" office:value-type="float" office:value="99">
            <text:p>99</text:p>
          </table:table-cell>
          <table:table-cell table:formula="of:=[Mean.AB27] + [ConfidenceDelta.AC27]" office:value-type="float" office:value="0.877810439359372">
            <text:p>0,8778104394</text:p>
          </table:table-cell>
          <table:table-cell table:formula="of:=[Mean.AC27] + [ConfidenceDelta.AD27]" office:value-type="float" office:value="1.09156304309629">
            <text:p>1,0915630431</text:p>
          </table:table-cell>
          <table:table-cell table:formula="of:=[Mean.AD27] + [ConfidenceDelta.AE27]" office:value-type="float" office:value="1.30529537505004">
            <text:p>1,3052953751</text:p>
          </table:table-cell>
          <table:table-cell table:formula="of:=[Mean.AE27] + [ConfidenceDelta.AF27]" office:value-type="float" office:value="1.51900709258545">
            <text:p>1,5190070926</text:p>
          </table:table-cell>
          <table:table-cell table:formula="of:=[Mean.AF27] + [ConfidenceDelta.AG27]" office:value-type="float" office:value="1.73269784330511">
            <text:p>1,7326978433</text:p>
          </table:table-cell>
          <table:table-cell table:formula="of:=[Mean.AG27] + [ConfidenceDelta.AH27]" office:value-type="float" office:value="1.9463672646555">
            <text:p>1,9463672647</text:p>
          </table:table-cell>
          <table:table-cell table:formula="of:=[Mean.AH27] + [ConfidenceDelta.AI27]" office:value-type="float" office:value="2.1600149835124">
            <text:p>2,1600149835</text:p>
          </table:table-cell>
          <table:table-cell table:formula="of:=[Mean.AI27] + [ConfidenceDelta.AJ27]" office:value-type="float" office:value="2.37364061574432">
            <text:p>2,3736406157</text:p>
          </table:table-cell>
          <table:table-cell table:formula="of:=[Mean.AJ27] + [ConfidenceDelta.AK27]" office:value-type="float" office:value="2.58724376575243">
            <text:p>2,5872437658</text:p>
          </table:table-cell>
          <table:table-cell table:formula="of:=[Mean.AK27] + [ConfidenceDelta.AL27]" office:value-type="float" office:value="2.80082402598555">
            <text:p>2,800824026</text:p>
          </table:table-cell>
          <table:table-cell table:formula="of:=[Mean.AL27] + [ConfidenceDelta.AM27]" office:value-type="float" office:value="3.01438097642834">
            <text:p>3,0143809764</text:p>
          </table:table-cell>
          <table:table-cell table:formula="of:=[Mean.AM27] + [ConfidenceDelta.AN27]" office:value-type="float" office:value="3.22791418406103">
            <text:p>3,2279141841</text:p>
          </table:table-cell>
          <table:table-cell table:formula="of:=[Mean.AN27] + [ConfidenceDelta.AO27]" office:value-type="float" office:value="3.44142320228866">
            <text:p>3,4414232023</text:p>
          </table:table-cell>
          <table:table-cell table:formula="of:=[Mean.AO27] + [ConfidenceDelta.AP27]" office:value-type="float" office:value="3.65490757033766">
            <text:p>3,6549075703</text:p>
          </table:table-cell>
          <table:table-cell table:formula="of:=[Mean.AP27] + [ConfidenceDelta.AQ27]" office:value-type="float" office:value="3.86836681261751">
            <text:p>3,8683668126</text:p>
          </table:table-cell>
          <table:table-cell table:formula="of:=[Mean.AQ27] + [ConfidenceDelta.AR27]" office:value-type="float" office:value="4.08180043804505">
            <text:p>4,081800438</text:p>
          </table:table-cell>
          <table:table-cell table:formula="of:=[Mean.AR27] + [ConfidenceDelta.AS27]" office:value-type="float" office:value="4.2952079393285">
            <text:p>4,2952079393</text:p>
          </table:table-cell>
          <table:table-cell table:formula="of:=[Mean.AS27] + [ConfidenceDelta.AT27]" office:value-type="float" office:value="4.50858879220852">
            <text:p>4,5085887922</text:p>
          </table:table-cell>
          <table:table-cell table:formula="of:=[Mean.AT27] + [ConfidenceDelta.AU27]" office:value-type="float" office:value="4.72194245465285">
            <text:p>4,7219424547</text:p>
          </table:table-cell>
          <table:table-cell table:formula="of:=[Mean.AU27] + [ConfidenceDelta.AV27]" office:value-type="float" office:value="4.93526836600119">
            <text:p>4,935268366</text:p>
          </table:table-cell>
          <table:table-cell table:formula="of:=[Mean.AV27] + [ConfidenceDelta.AW27]" office:value-type="float" office:value="5.14856594605638">
            <text:p>5,1485659461</text:p>
          </table:table-cell>
          <table:table-cell table:formula="of:=[Mean.AW27] + [ConfidenceDelta.AX27]" office:value-type="float" office:value="5.36183459411786">
            <text:p>5,3618345941</text:p>
          </table:table-cell>
          <table:table-cell table:formula="of:=[Mean.AX27] + [ConfidenceDelta.AY27]" office:value-type="float" office:value="5.57507368795266">
            <text:p>5,575073688</text:p>
          </table:table-cell>
          <table:table-cell table:formula="of:=[Mean.AY27] + [ConfidenceDelta.AZ27]" office:value-type="float" office:value="5.78828258269912">
            <text:p>5,7882825827</text:p>
          </table:table-cell>
          <table:table-cell table:formula="of:=[Mean.AZ27] + [ConfidenceDelta.BA27]" office:value-type="float" office:value="6.00146060969769">
            <text:p>6,001460609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8]+1" office:value-type="float" office:value="21">
            <text:p>21</text:p>
          </table:table-cell>
          <table:table-cell table:formula="of:=[Mean.B28] - [ConfidenceDelta.C28]" office:value-type="float" office:value="0.833326718959378">
            <text:p>0,833326719</text:p>
          </table:table-cell>
          <table:table-cell table:formula="of:=[Mean.C28] - [ConfidenceDelta.D28]" office:value-type="float" office:value="1.04899848484849">
            <text:p>1,0489984848</text:p>
          </table:table-cell>
          <table:table-cell table:formula="of:=[Mean.D28] - [ConfidenceDelta.E28]" office:value-type="float" office:value="1.26468981346148">
            <text:p>1,2646898135</text:p>
          </table:table-cell>
          <table:table-cell table:formula="of:=[Mean.E28] - [ConfidenceDelta.F28]" office:value-type="float" office:value="1.48040103176455">
            <text:p>1,4804010318</text:p>
          </table:table-cell>
          <table:table-cell table:formula="of:=[Mean.F28] - [ConfidenceDelta.G28]" office:value-type="float" office:value="1.6961324759347">
            <text:p>1,6961324759</text:p>
          </table:table-cell>
          <table:table-cell table:formula="of:=[Mean.G28] - [ConfidenceDelta.H28]" office:value-type="float" office:value="1.91188449172716">
            <text:p>1,9118844917</text:p>
          </table:table-cell>
          <table:table-cell table:formula="of:=[Mean.H28] - [ConfidenceDelta.I28]" office:value-type="float" office:value="2.12765743486185">
            <text:p>2,1276574349</text:p>
          </table:table-cell>
          <table:table-cell table:formula="of:=[Mean.I28] - [ConfidenceDelta.J28]" office:value-type="float" office:value="2.34345167143017">
            <text:p>2,3434516714</text:p>
          </table:table-cell>
          <table:table-cell table:formula="of:=[Mean.J28] - [ConfidenceDelta.K28]" office:value-type="float" office:value="2.5592675783233">
            <text:p>2,5592675783</text:p>
          </table:table-cell>
          <table:table-cell table:formula="of:=[Mean.K28] - [ConfidenceDelta.L28]" office:value-type="float" office:value="2.77510554368359">
            <text:p>2,7751055437</text:p>
          </table:table-cell>
          <table:table-cell table:formula="of:=[Mean.L28] - [ConfidenceDelta.M28]" office:value-type="float" office:value="2.99096596738051">
            <text:p>2,9909659674</text:p>
          </table:table-cell>
          <table:table-cell table:formula="of:=[Mean.M28] - [ConfidenceDelta.N28]" office:value-type="float" office:value="3.20684926151273">
            <text:p>3,2068492615</text:p>
          </table:table-cell>
          <table:table-cell table:formula="of:=[Mean.N28] - [ConfidenceDelta.O28]" office:value-type="float" office:value="3.42275585093822">
            <text:p>3,4227558509</text:p>
          </table:table-cell>
          <table:table-cell table:formula="of:=[Mean.O28] - [ConfidenceDelta.P28]" office:value-type="float" office:value="3.6386861738343">
            <text:p>3,6386861738</text:p>
          </table:table-cell>
          <table:table-cell table:formula="of:=[Mean.P28] - [ConfidenceDelta.Q28]" office:value-type="float" office:value="3.85464068228965">
            <text:p>3,8546406823</text:p>
          </table:table-cell>
          <table:table-cell table:formula="of:=[Mean.Q28] - [ConfidenceDelta.R28]" office:value-type="float" office:value="4.0706198429306">
            <text:p>4,0706198429</text:p>
          </table:table-cell>
          <table:table-cell table:formula="of:=[Mean.R28] - [ConfidenceDelta.S28]" office:value-type="float" office:value="4.28662413758412">
            <text:p>4,2866241376</text:p>
          </table:table-cell>
          <table:table-cell table:formula="of:=[Mean.S28] - [ConfidenceDelta.T28]" office:value-type="float" office:value="4.50265406398029">
            <text:p>4,502654064</text:p>
          </table:table-cell>
          <table:table-cell table:formula="of:=[Mean.T28] - [ConfidenceDelta.U28]" office:value-type="float" office:value="4.71871013649694">
            <text:p>4,7187101365</text:p>
          </table:table-cell>
          <table:table-cell table:formula="of:=[Mean.U28] - [ConfidenceDelta.V28]" office:value-type="float" office:value="4.93479288694982">
            <text:p>4,9347928869</text:p>
          </table:table-cell>
          <table:table-cell table:formula="of:=[Mean.V28] - [ConfidenceDelta.W28]" office:value-type="float" office:value="5.15090286543163">
            <text:p>5,1509028654</text:p>
          </table:table-cell>
          <table:table-cell table:formula="of:=[Mean.W28] - [ConfidenceDelta.X28]" office:value-type="float" office:value="5.36704064120365">
            <text:p>5,3670406412</text:p>
          </table:table-cell>
          <table:table-cell table:formula="of:=[Mean.X28] - [ConfidenceDelta.Y28]" office:value-type="float" office:value="5.58320680364415">
            <text:p>5,5832068036</text:p>
          </table:table-cell>
          <table:table-cell table:formula="of:=[Mean.Y28] - [ConfidenceDelta.Z28]" office:value-type="float" office:value="5.7994019632579">
            <text:p>5,7994019633</text:p>
          </table:table-cell>
          <table:table-cell table:formula="of:=[Mean.Z28] - [ConfidenceDelta.AA28]" office:value-type="float" office:value="6.0156267527519">
            <text:p>6,0156267528</text:p>
          </table:table-cell>
          <table:table-cell table:formula="of:=99" office:value-type="float" office:value="99">
            <text:p>99</text:p>
          </table:table-cell>
          <table:table-cell table:formula="of:=[Mean.B28] + [ConfidenceDelta.C28]" office:value-type="float" office:value="2.13637025073759">
            <text:p>2,1363702507</text:p>
          </table:table-cell>
          <table:table-cell table:formula="of:=[Mean.C28] + [ConfidenceDelta.D28]" office:value-type="float" office:value="2.34494090909091">
            <text:p>2,3449409091</text:p>
          </table:table-cell>
          <table:table-cell table:formula="of:=[Mean.D28] + [ConfidenceDelta.E28]" office:value-type="float" office:value="2.55349200472034">
            <text:p>2,5534920047</text:p>
          </table:table-cell>
          <table:table-cell table:formula="of:=[Mean.E28] + [ConfidenceDelta.F28]" office:value-type="float" office:value="2.76202321065969">
            <text:p>2,7620232107</text:p>
          </table:table-cell>
          <table:table-cell table:formula="of:=[Mean.F28] + [ConfidenceDelta.G28]" office:value-type="float" office:value="2.97053419073197">
            <text:p>2,9705341907</text:p>
          </table:table-cell>
          <table:table-cell table:formula="of:=[Mean.G28] + [ConfidenceDelta.H28]" office:value-type="float" office:value="3.17902459918193">
            <text:p>3,1790245992</text:p>
          </table:table-cell>
          <table:table-cell table:formula="of:=[Mean.H28] + [ConfidenceDelta.I28]" office:value-type="float" office:value="3.38749408028966">
            <text:p>3,3874940803</text:p>
          </table:table-cell>
          <table:table-cell table:formula="of:=[Mean.I28] + [ConfidenceDelta.J28]" office:value-type="float" office:value="3.59594226796377">
            <text:p>3,595942268</text:p>
          </table:table-cell>
          <table:table-cell table:formula="of:=[Mean.J28] + [ConfidenceDelta.K28]" office:value-type="float" office:value="3.80436878531307">
            <text:p>3,8043687853</text:p>
          </table:table-cell>
          <table:table-cell table:formula="of:=[Mean.K28] + [ConfidenceDelta.L28]" office:value-type="float" office:value="4.0127732441952">
            <text:p>4,0127732442</text:p>
          </table:table-cell>
          <table:table-cell table:formula="of:=[Mean.L28] + [ConfidenceDelta.M28]" office:value-type="float" office:value="4.2211552447407">
            <text:p>4,2211552447</text:p>
          </table:table-cell>
          <table:table-cell table:formula="of:=[Mean.M28] + [ConfidenceDelta.N28]" office:value-type="float" office:value="4.42951437485091">
            <text:p>4,4295143749</text:p>
          </table:table-cell>
          <table:table-cell table:formula="of:=[Mean.N28] + [ConfidenceDelta.O28]" office:value-type="float" office:value="4.63785020966784">
            <text:p>4,6378502097</text:p>
          </table:table-cell>
          <table:table-cell table:formula="of:=[Mean.O28] + [ConfidenceDelta.P28]" office:value-type="float" office:value="4.84616231101418">
            <text:p>4,846162311</text:p>
          </table:table-cell>
          <table:table-cell table:formula="of:=[Mean.P28] + [ConfidenceDelta.Q28]" office:value-type="float" office:value="5.05445022680126">
            <text:p>5,0544502268</text:p>
          </table:table-cell>
          <table:table-cell table:formula="of:=[Mean.Q28] + [ConfidenceDelta.R28]" office:value-type="float" office:value="5.26271349040274">
            <text:p>5,2627134904</text:p>
          </table:table-cell>
          <table:table-cell table:formula="of:=[Mean.R28] + [ConfidenceDelta.S28]" office:value-type="float" office:value="5.47095161999164">
            <text:p>5,47095162</text:p>
          </table:table-cell>
          <table:table-cell table:formula="of:=[Mean.S28] + [ConfidenceDelta.T28]" office:value-type="float" office:value="5.67916411783789">
            <text:p>5,6791641178</text:p>
          </table:table-cell>
          <table:table-cell table:formula="of:=[Mean.T28] + [ConfidenceDelta.U28]" office:value-type="float" office:value="5.88735046956367">
            <text:p>5,8873504696</text:p>
          </table:table-cell>
          <table:table-cell table:formula="of:=[Mean.U28] + [ConfidenceDelta.V28]" office:value-type="float" office:value="6.09551014335321">
            <text:p>6,0955101434</text:p>
          </table:table-cell>
          <table:table-cell table:formula="of:=[Mean.V28] + [ConfidenceDelta.W28]" office:value-type="float" office:value="6.30364258911382">
            <text:p>6,3036425891</text:p>
          </table:table-cell>
          <table:table-cell table:formula="of:=[Mean.W28] + [ConfidenceDelta.X28]" office:value-type="float" office:value="6.51174723758423">
            <text:p>6,5117472376</text:p>
          </table:table-cell>
          <table:table-cell table:formula="of:=[Mean.X28] + [ConfidenceDelta.Y28]" office:value-type="float" office:value="6.71982349938616">
            <text:p>6,7198234994</text:p>
          </table:table-cell>
          <table:table-cell table:formula="of:=[Mean.Y28] + [ConfidenceDelta.Z28]" office:value-type="float" office:value="6.92787076401483">
            <text:p>6,927870764</text:p>
          </table:table-cell>
          <table:table-cell table:formula="of:=[Mean.Z28] + [ConfidenceDelta.AA28]" office:value-type="float" office:value="7.13588839876325">
            <text:p>7,1358883988</text:p>
          </table:table-cell>
          <table:table-cell table:formula="of:=99" office:value-type="float" office:value="99">
            <text:p>99</text:p>
          </table:table-cell>
          <table:table-cell table:formula="of:=[Mean.AB28] - [ConfidenceDelta.AC28]" office:value-type="float" office:value="-0.444170635916062">
            <text:p>-0,4441706359</text:p>
          </table:table-cell>
          <table:table-cell table:formula="of:=[Mean.AC28] - [ConfidenceDelta.AD28]" office:value-type="float" office:value="-0.212204881376934">
            <text:p>-0,2122048814</text:p>
          </table:table-cell>
          <table:table-cell table:formula="of:=[Mean.AD28] - [ConfidenceDelta.AE28]" office:value-type="float" office:value="0.0197815136690401">
            <text:p>0,0197815137</text:p>
          </table:table-cell>
          <table:table-cell table:formula="of:=[Mean.AE28] - [ConfidenceDelta.AF28]" office:value-type="float" office:value="0.251788898089224">
            <text:p>0,2517888981</text:p>
          </table:table-cell>
          <table:table-cell table:formula="of:=[Mean.AF28] - [ConfidenceDelta.AG28]" office:value-type="float" office:value="0.483817630690778">
            <text:p>0,4838176307</text:p>
          </table:table-cell>
          <table:table-cell table:formula="of:=[Mean.AG28] - [ConfidenceDelta.AH28]" office:value-type="float" office:value="0.71586808062172">
            <text:p>0,7158680806</text:p>
          </table:table-cell>
          <table:table-cell table:formula="of:=[Mean.AH28] - [ConfidenceDelta.AI28]" office:value-type="float" office:value="0.947940627793032">
            <text:p>0,9479406278</text:p>
          </table:table-cell>
          <table:table-cell table:formula="of:=[Mean.AI28] - [ConfidenceDelta.AJ28]" office:value-type="float" office:value="1.18003566332318">
            <text:p>1,1800356633</text:p>
          </table:table-cell>
          <table:table-cell table:formula="of:=[Mean.AJ28] - [ConfidenceDelta.AK28]" office:value-type="float" office:value="1.41215359000654">
            <text:p>1,41215359</text:p>
          </table:table-cell>
          <table:table-cell table:formula="of:=[Mean.AK28] - [ConfidenceDelta.AL28]" office:value-type="float" office:value="1.64429482280724">
            <text:p>1,6442948228</text:p>
          </table:table-cell>
          <table:table-cell table:formula="of:=[Mean.AL28] - [ConfidenceDelta.AM28]" office:value-type="float" office:value="1.87645978938029">
            <text:p>1,8764597894</text:p>
          </table:table-cell>
          <table:table-cell table:formula="of:=[Mean.AM28] - [ConfidenceDelta.AN28]" office:value-type="float" office:value="2.10864893062164">
            <text:p>2,1086489306</text:p>
          </table:table-cell>
          <table:table-cell table:formula="of:=[Mean.AN28] - [ConfidenceDelta.AO28]" office:value-type="float" office:value="2.3408627012494">
            <text:p>2,3408627012</text:p>
          </table:table-cell>
          <table:table-cell table:formula="of:=[Mean.AO28] - [ConfidenceDelta.AP28]" office:value-type="float" office:value="2.57310157041816">
            <text:p>2,5731015704</text:p>
          </table:table-cell>
          <table:table-cell table:formula="of:=[Mean.AP28] - [ConfidenceDelta.AQ28]" office:value-type="float" office:value="2.80536602236893">
            <text:p>2,8053660224</text:p>
          </table:table-cell>
          <table:table-cell table:formula="of:=[Mean.AQ28] - [ConfidenceDelta.AR28]" office:value-type="float" office:value="3.0376565571172">
            <text:p>3,0376565571</text:p>
          </table:table-cell>
          <table:table-cell table:formula="of:=[Mean.AR28] - [ConfidenceDelta.AS28]" office:value-type="float" office:value="3.26997369118189">
            <text:p>3,2699736912</text:p>
          </table:table-cell>
          <table:table-cell table:formula="of:=[Mean.AS28] - [ConfidenceDelta.AT28]" office:value-type="float" office:value="3.50231795835809">
            <text:p>3,5023179584</text:p>
          </table:table-cell>
          <table:table-cell table:formula="of:=[Mean.AT28] - [ConfidenceDelta.AU28]" office:value-type="float" office:value="3.7346899105371">
            <text:p>3,7346899105</text:p>
          </table:table-cell>
          <table:table-cell table:formula="of:=[Mean.AU28] - [ConfidenceDelta.AV28]" office:value-type="float" office:value="3.96709011857707">
            <text:p>3,9670901186</text:p>
          </table:table-cell>
          <table:table-cell table:formula="of:=[Mean.AV28] - [ConfidenceDelta.AW28]" office:value-type="float" office:value="4.19951917322838">
            <text:p>4,1995191732</text:p>
          </table:table-cell>
          <table:table-cell table:formula="of:=[Mean.AW28] - [ConfidenceDelta.AX28]" office:value-type="float" office:value="4.43197768611773">
            <text:p>4,4319776861</text:p>
          </table:table-cell>
          <table:table-cell table:formula="of:=[Mean.AX28] - [ConfidenceDelta.AY28]" office:value-type="float" office:value="4.66446629079589">
            <text:p>4,6644662908</text:p>
          </table:table-cell>
          <table:table-cell table:formula="of:=[Mean.AY28] - [ConfidenceDelta.AZ28]" office:value-type="float" office:value="4.89698564385393">
            <text:p>4,8969856439</text:p>
          </table:table-cell>
          <table:table-cell table:formula="of:=[Mean.AZ28] - [ConfidenceDelta.BA28]" office:value-type="float" office:value="5.12953642611363">
            <text:p>5,1295364261</text:p>
          </table:table-cell>
          <table:table-cell table:formula="of:=99" office:value-type="float" office:value="99">
            <text:p>99</text:p>
          </table:table-cell>
          <table:table-cell table:formula="of:=[Mean.AB28] + [ConfidenceDelta.AC28]" office:value-type="float" office:value="0.900692375046497">
            <text:p>0,900692375</text:p>
          </table:table-cell>
          <table:table-cell table:formula="of:=[Mean.AC28] + [ConfidenceDelta.AD28]" office:value-type="float" office:value="1.1252483596378">
            <text:p>1,1252483596</text:p>
          </table:table-cell>
          <table:table-cell table:formula="of:=[Mean.AD28] + [ConfidenceDelta.AE28]" office:value-type="float" office:value="1.34978370372226">
            <text:p>1,3497837037</text:p>
          </table:table-cell>
          <table:table-cell table:formula="of:=[Mean.AE28] + [ConfidenceDelta.AF28]" office:value-type="float" office:value="1.57429805843252">
            <text:p>1,5742980584</text:p>
          </table:table-cell>
          <table:table-cell table:formula="of:=[Mean.AF28] + [ConfidenceDelta.AG28]" office:value-type="float" office:value="1.7987910649614">
            <text:p>1,798791065</text:p>
          </table:table-cell>
          <table:table-cell table:formula="of:=[Mean.AG28] + [ConfidenceDelta.AH28]" office:value-type="float" office:value="2.02326235416089">
            <text:p>2,0232623542</text:p>
          </table:table-cell>
          <table:table-cell table:formula="of:=[Mean.AH28] + [ConfidenceDelta.AI28]" office:value-type="float" office:value="2.24771154612001">
            <text:p>2,2477115461</text:p>
          </table:table-cell>
          <table:table-cell table:formula="of:=[Mean.AI28] + [ConfidenceDelta.AJ28]" office:value-type="float" office:value="2.47213824972029">
            <text:p>2,4721382497</text:p>
          </table:table-cell>
          <table:table-cell table:formula="of:=[Mean.AJ28] + [ConfidenceDelta.AK28]" office:value-type="float" office:value="2.69654206216738">
            <text:p>2,6965420622</text:p>
          </table:table-cell>
          <table:table-cell table:formula="of:=[Mean.AK28] + [ConfidenceDelta.AL28]" office:value-type="float" office:value="2.92092256849711">
            <text:p>2,9209225685</text:p>
          </table:table-cell>
          <table:table-cell table:formula="of:=[Mean.AL28] + [ConfidenceDelta.AM28]" office:value-type="float" office:value="3.1452793410545">
            <text:p>3,1452793411</text:p>
          </table:table-cell>
          <table:table-cell table:formula="of:=[Mean.AM28] + [ConfidenceDelta.AN28]" office:value-type="float" office:value="3.36961193894357">
            <text:p>3,3696119389</text:p>
          </table:table-cell>
          <table:table-cell table:formula="of:=[Mean.AN28] + [ConfidenceDelta.AO28]" office:value-type="float" office:value="3.59391990744625">
            <text:p>3,5939199074</text:p>
          </table:table-cell>
          <table:table-cell table:formula="of:=[Mean.AO28] + [ConfidenceDelta.AP28]" office:value-type="float" office:value="3.81820277740793">
            <text:p>3,8182027774</text:p>
          </table:table-cell>
          <table:table-cell table:formula="of:=[Mean.AP28] + [ConfidenceDelta.AQ28]" office:value-type="float" office:value="4.0424600645876">
            <text:p>4,0424600646</text:p>
          </table:table-cell>
          <table:table-cell table:formula="of:=[Mean.AQ28] + [ConfidenceDelta.AR28]" office:value-type="float" office:value="4.26669126896975">
            <text:p>4,266691269</text:p>
          </table:table-cell>
          <table:table-cell table:formula="of:=[Mean.AR28] + [ConfidenceDelta.AS28]" office:value-type="float" office:value="4.4908958740355">
            <text:p>4,490895874</text:p>
          </table:table-cell>
          <table:table-cell table:formula="of:=[Mean.AS28] + [ConfidenceDelta.AT28]" office:value-type="float" office:value="4.71507334598973">
            <text:p>4,715073346</text:p>
          </table:table-cell>
          <table:table-cell table:formula="of:=[Mean.AT28] + [ConfidenceDelta.AU28]" office:value-type="float" office:value="4.93922313294116">
            <text:p>4,9392231329</text:p>
          </table:table-cell>
          <table:table-cell table:formula="of:=[Mean.AU28] + [ConfidenceDelta.AV28]" office:value-type="float" office:value="5.16334466403162">
            <text:p>5,163344664</text:p>
          </table:table-cell>
          <table:table-cell table:formula="of:=[Mean.AV28] + [ConfidenceDelta.AW28]" office:value-type="float" office:value="5.38743734851075">
            <text:p>5,3874373485</text:p>
          </table:table-cell>
          <table:table-cell table:formula="of:=[Mean.AW28] + [ConfidenceDelta.AX28]" office:value-type="float" office:value="5.61150057475184">
            <text:p>5,6115005748</text:p>
          </table:table-cell>
          <table:table-cell table:formula="of:=[Mean.AX28] + [ConfidenceDelta.AY28]" office:value-type="float" office:value="5.83553370920411">
            <text:p>5,8355337092</text:p>
          </table:table-cell>
          <table:table-cell table:formula="of:=[Mean.AY28] + [ConfidenceDelta.AZ28]" office:value-type="float" office:value="6.05953609527651">
            <text:p>6,0595360953</text:p>
          </table:table-cell>
          <table:table-cell table:formula="of:=[Mean.AZ28] + [ConfidenceDelta.BA28]" office:value-type="float" office:value="6.28350705214724">
            <text:p>6,283507052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29]+1" office:value-type="float" office:value="22">
            <text:p>22</text:p>
          </table:table-cell>
          <table:table-cell table:formula="of:=[Mean.B29] - [ConfidenceDelta.C29]" office:value-type="float" office:value="0.892990261352115">
            <text:p>0,8929902614</text:p>
          </table:table-cell>
          <table:table-cell table:formula="of:=[Mean.C29] - [ConfidenceDelta.D29]" office:value-type="float" office:value="1.1188232205059">
            <text:p>1,1188232205</text:p>
          </table:table-cell>
          <table:table-cell table:formula="of:=[Mean.D29] - [ConfidenceDelta.E29]" office:value-type="float" office:value="1.34467607397877">
            <text:p>1,344676074</text:p>
          </table:table-cell>
          <table:table-cell table:formula="of:=[Mean.E29] - [ConfidenceDelta.F29]" office:value-type="float" office:value="1.57054915427913">
            <text:p>1,5705491543</text:p>
          </table:table-cell>
          <table:table-cell table:formula="of:=[Mean.F29] - [ConfidenceDelta.G29]" office:value-type="float" office:value="1.79644280328228">
            <text:p>1,7964428033</text:p>
          </table:table-cell>
          <table:table-cell table:formula="of:=[Mean.G29] - [ConfidenceDelta.H29]" office:value-type="float" office:value="2.02235737260415">
            <text:p>2,0223573726</text:p>
          </table:table-cell>
          <table:table-cell table:formula="of:=[Mean.H29] - [ConfidenceDelta.I29]" office:value-type="float" office:value="2.24829322399423">
            <text:p>2,248293224</text:p>
          </table:table-cell>
          <table:table-cell table:formula="of:=[Mean.I29] - [ConfidenceDelta.J29]" office:value-type="float" office:value="2.47425072974929">
            <text:p>2,4742507297</text:p>
          </table:table-cell>
          <table:table-cell table:formula="of:=[Mean.J29] - [ConfidenceDelta.K29]" office:value-type="float" office:value="2.70023027314896">
            <text:p>2,7002302731</text:p>
          </table:table-cell>
          <table:table-cell table:formula="of:=[Mean.K29] - [ConfidenceDelta.L29]" office:value-type="float" office:value="2.92623224891476">
            <text:p>2,9262322489</text:p>
          </table:table-cell>
          <table:table-cell table:formula="of:=[Mean.L29] - [ConfidenceDelta.M29]" office:value-type="float" office:value="3.15225706369407">
            <text:p>3,1522570637</text:p>
          </table:table-cell>
          <table:table-cell table:formula="of:=[Mean.M29] - [ConfidenceDelta.N29]" office:value-type="float" office:value="3.37830513657077">
            <text:p>3,3783051366</text:p>
          </table:table-cell>
          <table:table-cell table:formula="of:=[Mean.N29] - [ConfidenceDelta.O29]" office:value-type="float" office:value="3.60437689960436">
            <text:p>3,6043768996</text:p>
          </table:table-cell>
          <table:table-cell table:formula="of:=[Mean.O29] - [ConfidenceDelta.P29]" office:value-type="float" office:value="3.8304727983994">
            <text:p>3,8304727984</text:p>
          </table:table-cell>
          <table:table-cell table:formula="of:=[Mean.P29] - [ConfidenceDelta.Q29]" office:value-type="float" office:value="4.05659329270764">
            <text:p>4,0565932927</text:p>
          </table:table-cell>
          <table:table-cell table:formula="of:=[Mean.Q29] - [ConfidenceDelta.R29]" office:value-type="float" office:value="4.28273885706488">
            <text:p>4,2827388571</text:p>
          </table:table-cell>
          <table:table-cell table:formula="of:=[Mean.R29] - [ConfidenceDelta.S29]" office:value-type="float" office:value="4.50890998146526">
            <text:p>4,5089099815</text:p>
          </table:table-cell>
          <table:table-cell table:formula="of:=[Mean.S29] - [ConfidenceDelta.T29]" office:value-type="float" office:value="4.73510717207555">
            <text:p>4,7351071721</text:p>
          </table:table-cell>
          <table:table-cell table:formula="of:=[Mean.T29] - [ConfidenceDelta.U29]" office:value-type="float" office:value="4.96133095199246">
            <text:p>4,961330952</text:p>
          </table:table-cell>
          <table:table-cell table:formula="of:=[Mean.U29] - [ConfidenceDelta.V29]" office:value-type="float" office:value="5.18758186204622">
            <text:p>5,187581862</text:p>
          </table:table-cell>
          <table:table-cell table:formula="of:=[Mean.V29] - [ConfidenceDelta.W29]" office:value-type="float" office:value="5.4138604616538">
            <text:p>5,4138604617</text:p>
          </table:table-cell>
          <table:table-cell table:formula="of:=[Mean.W29] - [ConfidenceDelta.X29]" office:value-type="float" office:value="5.64016732972566">
            <text:p>5,6401673297</text:p>
          </table:table-cell>
          <table:table-cell table:formula="of:=[Mean.X29] - [ConfidenceDelta.Y29]" office:value-type="float" office:value="5.86650306563023">
            <text:p>5,8665030656</text:p>
          </table:table-cell>
          <table:table-cell table:formula="of:=[Mean.Y29] - [ConfidenceDelta.Z29]" office:value-type="float" office:value="6.09286829022058">
            <text:p>6,0928682902</text:p>
          </table:table-cell>
          <table:table-cell table:formula="of:=[Mean.Z29] - [ConfidenceDelta.AA29]" office:value-type="float" office:value="6.3192636469283">
            <text:p>6,3192636469</text:p>
          </table:table-cell>
          <table:table-cell table:formula="of:=99" office:value-type="float" office:value="99">
            <text:p>99</text:p>
          </table:table-cell>
          <table:table-cell table:formula="of:=[Mean.B29] + [ConfidenceDelta.C29]" office:value-type="float" office:value="2.218120849759">
            <text:p>2,2181208498</text:p>
          </table:table-cell>
          <table:table-cell table:formula="of:=[Mean.C29] + [ConfidenceDelta.D29]" office:value-type="float" office:value="2.43673233504966">
            <text:p>2,436732335</text:p>
          </table:table-cell>
          <table:table-cell table:formula="of:=[Mean.D29] + [ConfidenceDelta.E29]" office:value-type="float" office:value="2.65532392602123">
            <text:p>2,655323926</text:p>
          </table:table-cell>
          <table:table-cell table:formula="of:=[Mean.E29] + [ConfidenceDelta.F29]" office:value-type="float" office:value="2.87389529016532">
            <text:p>2,8738952902</text:p>
          </table:table-cell>
          <table:table-cell table:formula="of:=[Mean.F29] + [ConfidenceDelta.G29]" office:value-type="float" office:value="3.09244608560661">
            <text:p>3,0924460856</text:p>
          </table:table-cell>
          <table:table-cell table:formula="of:=[Mean.G29] + [ConfidenceDelta.H29]" office:value-type="float" office:value="3.31097596072919">
            <text:p>3,3109759607</text:p>
          </table:table-cell>
          <table:table-cell table:formula="of:=[Mean.H29] + [ConfidenceDelta.I29]" office:value-type="float" office:value="3.52948455378355">
            <text:p>3,5294845538</text:p>
          </table:table-cell>
          <table:table-cell table:formula="of:=[Mean.I29] + [ConfidenceDelta.J29]" office:value-type="float" office:value="3.74797149247293">
            <text:p>3,7479714925</text:p>
          </table:table-cell>
          <table:table-cell table:formula="of:=[Mean.J29] + [ConfidenceDelta.K29]" office:value-type="float" office:value="3.9664363935177">
            <text:p>3,9664363935</text:p>
          </table:table-cell>
          <table:table-cell table:formula="of:=[Mean.K29] + [ConfidenceDelta.L29]" office:value-type="float" office:value="4.18487886219635">
            <text:p>4,1848788622</text:p>
          </table:table-cell>
          <table:table-cell table:formula="of:=[Mean.L29] + [ConfidenceDelta.M29]" office:value-type="float" office:value="4.40329849186149">
            <text:p>4,4032984919</text:p>
          </table:table-cell>
          <table:table-cell table:formula="of:=[Mean.M29] + [ConfidenceDelta.N29]" office:value-type="float" office:value="4.62169486342923">
            <text:p>4,6216948634</text:p>
          </table:table-cell>
          <table:table-cell table:formula="of:=[Mean.N29] + [ConfidenceDelta.O29]" office:value-type="float" office:value="4.84006754484009">
            <text:p>4,8400675448</text:p>
          </table:table-cell>
          <table:table-cell table:formula="of:=[Mean.O29] + [ConfidenceDelta.P29]" office:value-type="float" office:value="5.05841609048949">
            <text:p>5,0584160905</text:p>
          </table:table-cell>
          <table:table-cell table:formula="of:=[Mean.P29] + [ConfidenceDelta.Q29]" office:value-type="float" office:value="5.2767400406257">
            <text:p>5,2767400406</text:p>
          </table:table-cell>
          <table:table-cell table:formula="of:=[Mean.Q29] + [ConfidenceDelta.R29]" office:value-type="float" office:value="5.4950389207129">
            <text:p>5,4950389207</text:p>
          </table:table-cell>
          <table:table-cell table:formula="of:=[Mean.R29] + [ConfidenceDelta.S29]" office:value-type="float" office:value="5.71331224075696">
            <text:p>5,7133122408</text:p>
          </table:table-cell>
          <table:table-cell table:formula="of:=[Mean.S29] + [ConfidenceDelta.T29]" office:value-type="float" office:value="5.93155949459112">
            <text:p>5,9315594946</text:p>
          </table:table-cell>
          <table:table-cell table:formula="of:=[Mean.T29] + [ConfidenceDelta.U29]" office:value-type="float" office:value="6.14978015911865">
            <text:p>6,1497801591</text:p>
          </table:table-cell>
          <table:table-cell table:formula="of:=[Mean.U29] + [ConfidenceDelta.V29]" office:value-type="float" office:value="6.36797369350933">
            <text:p>6,3679736935</text:p>
          </table:table-cell>
          <table:table-cell table:formula="of:=[Mean.V29] + [ConfidenceDelta.W29]" office:value-type="float" office:value="6.5861395383462">
            <text:p>6,5861395383</text:p>
          </table:table-cell>
          <table:table-cell table:formula="of:=[Mean.W29] + [ConfidenceDelta.X29]" office:value-type="float" office:value="6.80427711471879">
            <text:p>6,8042771147</text:p>
          </table:table-cell>
          <table:table-cell table:formula="of:=[Mean.X29] + [ConfidenceDelta.Y29]" office:value-type="float" office:value="7.02238582325866">
            <text:p>7,0223858233</text:p>
          </table:table-cell>
          <table:table-cell table:formula="of:=[Mean.Y29] + [ConfidenceDelta.Z29]" office:value-type="float" office:value="7.24046504311276">
            <text:p>7,2404650431</text:p>
          </table:table-cell>
          <table:table-cell table:formula="of:=[Mean.Z29] + [ConfidenceDelta.AA29]" office:value-type="float" office:value="7.45851413084948">
            <text:p>7,4585141308</text:p>
          </table:table-cell>
          <table:table-cell table:formula="of:=99" office:value-type="float" office:value="99">
            <text:p>99</text:p>
          </table:table-cell>
          <table:table-cell table:formula="of:=[Mean.AB29] - [ConfidenceDelta.AC29]" office:value-type="float" office:value="-0.444699026621293">
            <text:p>-0,4446990266</text:p>
          </table:table-cell>
          <table:table-cell table:formula="of:=[Mean.AC29] - [ConfidenceDelta.AD29]" office:value-type="float" office:value="-0.201800907731647">
            <text:p>-0,2018009077</text:p>
          </table:table-cell>
          <table:table-cell table:formula="of:=[Mean.AD29] - [ConfidenceDelta.AE29]" office:value-type="float" office:value="0.0411182015288604">
            <text:p>0,0411182015</text:p>
          </table:table-cell>
          <table:table-cell table:formula="of:=[Mean.AE29] - [ConfidenceDelta.AF29]" office:value-type="float" office:value="0.284058655941022">
            <text:p>0,2840586559</text:p>
          </table:table-cell>
          <table:table-cell table:formula="of:=[Mean.AF29] - [ConfidenceDelta.AG29]" office:value-type="float" office:value="0.527020820393908">
            <text:p>0,5270208204</text:p>
          </table:table-cell>
          <table:table-cell table:formula="of:=[Mean.AG29] - [ConfidenceDelta.AH29]" office:value-type="float" office:value="0.770005070292727">
            <text:p>0,7700050703</text:p>
          </table:table-cell>
          <table:table-cell table:formula="of:=[Mean.AH29] - [ConfidenceDelta.AI29]" office:value-type="float" office:value="1.01301179198809">
            <text:p>1,013011792</text:p>
          </table:table-cell>
          <table:table-cell table:formula="of:=[Mean.AI29] - [ConfidenceDelta.AJ29]" office:value-type="float" office:value="1.25604138322807">
            <text:p>1,2560413832</text:p>
          </table:table-cell>
          <table:table-cell table:formula="of:=[Mean.AJ29] - [ConfidenceDelta.AK29]" office:value-type="float" office:value="1.49909425363453">
            <text:p>1,4990942536</text:p>
          </table:table-cell>
          <table:table-cell table:formula="of:=[Mean.AK29] - [ConfidenceDelta.AL29]" office:value-type="float" office:value="1.74217082520541">
            <text:p>1,7421708252</text:p>
          </table:table-cell>
          <table:table-cell table:formula="of:=[Mean.AL29] - [ConfidenceDelta.AM29]" office:value-type="float" office:value="1.98527153284461">
            <text:p>1,9852715328</text:p>
          </table:table-cell>
          <table:table-cell table:formula="of:=[Mean.AM29] - [ConfidenceDelta.AN29]" office:value-type="float" office:value="2.22839682492145">
            <text:p>2,2283968249</text:p>
          </table:table-cell>
          <table:table-cell table:formula="of:=[Mean.AN29] - [ConfidenceDelta.AO29]" office:value-type="float" office:value="2.47154716386166">
            <text:p>2,4715471639</text:p>
          </table:table-cell>
          <table:table-cell table:formula="of:=[Mean.AO29] - [ConfidenceDelta.AP29]" office:value-type="float" office:value="2.71472302677215">
            <text:p>2,7147230268</text:p>
          </table:table-cell>
          <table:table-cell table:formula="of:=[Mean.AP29] - [ConfidenceDelta.AQ29]" office:value-type="float" office:value="2.95792490610202">
            <text:p>2,9579249061</text:p>
          </table:table-cell>
          <table:table-cell table:formula="of:=[Mean.AQ29] - [ConfidenceDelta.AR29]" office:value-type="float" office:value="3.2011533103422">
            <text:p>3,2011533103</text:p>
          </table:table-cell>
          <table:table-cell table:formula="of:=[Mean.AR29] - [ConfidenceDelta.AS29]" office:value-type="float" office:value="3.44440876476677">
            <text:p>3,4444087648</text:p>
          </table:table-cell>
          <table:table-cell table:formula="of:=[Mean.AS29] - [ConfidenceDelta.AT29]" office:value-type="float" office:value="3.68769181221885">
            <text:p>3,6876918122</text:p>
          </table:table-cell>
          <table:table-cell table:formula="of:=[Mean.AT29] - [ConfidenceDelta.AU29]" office:value-type="float" office:value="3.9310030139445">
            <text:p>3,9310030139</text:p>
          </table:table-cell>
          <table:table-cell table:formula="of:=[Mean.AU29] - [ConfidenceDelta.AV29]" office:value-type="float" office:value="4.17434295047813">
            <text:p>4,1743429505</text:p>
          </table:table-cell>
          <table:table-cell table:formula="of:=[Mean.AV29] - [ConfidenceDelta.AW29]" office:value-type="float" office:value="4.41771222258352">
            <text:p>4,4177122226</text:p>
          </table:table-cell>
          <table:table-cell table:formula="of:=[Mean.AW29] - [ConfidenceDelta.AX29]" office:value-type="float" office:value="4.66111145225469">
            <text:p>4,6611114523</text:p>
          </table:table-cell>
          <table:table-cell table:formula="of:=[Mean.AX29] - [ConfidenceDelta.AY29]" office:value-type="float" office:value="4.90454128378132">
            <text:p>4,9045412838</text:p>
          </table:table-cell>
          <table:table-cell table:formula="of:=[Mean.AY29] - [ConfidenceDelta.AZ29]" office:value-type="float" office:value="5.14800238488393">
            <text:p>5,1480023849</text:p>
          </table:table-cell>
          <table:table-cell table:formula="of:=[Mean.AZ29] - [ConfidenceDelta.BA29]" office:value-type="float" office:value="5.39149544792448">
            <text:p>5,3914954479</text:p>
          </table:table-cell>
          <table:table-cell table:formula="of:=99" office:value-type="float" office:value="99">
            <text:p>99</text:p>
          </table:table-cell>
          <table:table-cell table:formula="of:=[Mean.AB29] + [ConfidenceDelta.AC29]" office:value-type="float" office:value="0.922959896186511">
            <text:p>0,9229598962</text:p>
          </table:table-cell>
          <table:table-cell table:formula="of:=[Mean.AC29] + [ConfidenceDelta.AD29]" office:value-type="float" office:value="1.15832264686208">
            <text:p>1,1583226469</text:p>
          </table:table-cell>
          <table:table-cell table:formula="of:=[Mean.AD29] + [ConfidenceDelta.AE29]" office:value-type="float" office:value="1.39366440716679">
            <text:p>1,3936644072</text:p>
          </table:table-cell>
          <table:table-cell table:formula="of:=[Mean.AE29] + [ConfidenceDelta.AF29]" office:value-type="float" office:value="1.62898482231985">
            <text:p>1,6289848223</text:p>
          </table:table-cell>
          <table:table-cell table:formula="of:=[Mean.AF29] + [ConfidenceDelta.AG29]" office:value-type="float" office:value="1.86428352743218">
            <text:p>1,8642835274</text:p>
          </table:table-cell>
          <table:table-cell table:formula="of:=[Mean.AG29] + [ConfidenceDelta.AH29]" office:value-type="float" office:value="2.09956014709858">
            <text:p>2,0995601471</text:p>
          </table:table-cell>
          <table:table-cell table:formula="of:=[Mean.AH29] + [ConfidenceDelta.AI29]" office:value-type="float" office:value="2.33481429496843">
            <text:p>2,334814295</text:p>
          </table:table-cell>
          <table:table-cell table:formula="of:=[Mean.AI29] + [ConfidenceDelta.AJ29]" office:value-type="float" office:value="2.57004557329367">
            <text:p>2,5700455733</text:p>
          </table:table-cell>
          <table:table-cell table:formula="of:=[Mean.AJ29] + [ConfidenceDelta.AK29]" office:value-type="float" office:value="2.80525357245243">
            <text:p>2,8052535725</text:p>
          </table:table-cell>
          <table:table-cell table:formula="of:=[Mean.AK29] + [ConfidenceDelta.AL29]" office:value-type="float" office:value="3.04043787044677">
            <text:p>3,0404378704</text:p>
          </table:table-cell>
          <table:table-cell table:formula="of:=[Mean.AL29] + [ConfidenceDelta.AM29]" office:value-type="float" office:value="3.27559803237278">
            <text:p>3,2755980324</text:p>
          </table:table-cell>
          <table:table-cell table:formula="of:=[Mean.AM29] + [ConfidenceDelta.AN29]" office:value-type="float" office:value="3.51073360986116">
            <text:p>3,5107336099</text:p>
          </table:table-cell>
          <table:table-cell table:formula="of:=[Mean.AN29] + [ConfidenceDelta.AO29]" office:value-type="float" office:value="3.74584414048617">
            <text:p>3,7458441405</text:p>
          </table:table-cell>
          <table:table-cell table:formula="of:=[Mean.AO29] + [ConfidenceDelta.AP29]" office:value-type="float" office:value="3.98092914714089">
            <text:p>3,9809291471</text:p>
          </table:table-cell>
          <table:table-cell table:formula="of:=[Mean.AP29] + [ConfidenceDelta.AQ29]" office:value-type="float" office:value="4.21598813737624">
            <text:p>4,2159881374</text:p>
          </table:table-cell>
          <table:table-cell table:formula="of:=[Mean.AQ29] + [ConfidenceDelta.AR29]" office:value-type="float" office:value="4.45102060270128">
            <text:p>4,4510206027</text:p>
          </table:table-cell>
          <table:table-cell table:formula="of:=[Mean.AR29] + [ConfidenceDelta.AS29]" office:value-type="float" office:value="4.68602601784193">
            <text:p>4,6860260178</text:p>
          </table:table-cell>
          <table:table-cell table:formula="of:=[Mean.AS29] + [ConfidenceDelta.AT29]" office:value-type="float" office:value="4.92100383995506">
            <text:p>4,92100384</text:p>
          </table:table-cell>
          <table:table-cell table:formula="of:=[Mean.AT29] + [ConfidenceDelta.AU29]" office:value-type="float" office:value="5.15595350779463">
            <text:p>5,1559535078</text:p>
          </table:table-cell>
          <table:table-cell table:formula="of:=[Mean.AU29] + [ConfidenceDelta.AV29]" office:value-type="float" office:value="5.39087444082622">
            <text:p>5,3908744408</text:p>
          </table:table-cell>
          <table:table-cell table:formula="of:=[Mean.AV29] + [ConfidenceDelta.AW29]" office:value-type="float" office:value="5.62576603828604">
            <text:p>5,6257660383</text:p>
          </table:table-cell>
          <table:table-cell table:formula="of:=[Mean.AW29] + [ConfidenceDelta.AX29]" office:value-type="float" office:value="5.86062767818009">
            <text:p>5,8606276782</text:p>
          </table:table-cell>
          <table:table-cell table:formula="of:=[Mean.AX29] + [ConfidenceDelta.AY29]" office:value-type="float" office:value="6.09545871621868">
            <text:p>6,0954587162</text:p>
          </table:table-cell>
          <table:table-cell table:formula="of:=[Mean.AY29] + [ConfidenceDelta.AZ29]" office:value-type="float" office:value="6.33025848468129">
            <text:p>6,3302584847</text:p>
          </table:table-cell>
          <table:table-cell table:formula="of:=[Mean.AZ29] + [ConfidenceDelta.BA29]" office:value-type="float" office:value="6.56502629120596">
            <text:p>6,565026291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0]+1" office:value-type="float" office:value="23">
            <text:p>23</text:p>
          </table:table-cell>
          <table:table-cell table:formula="of:=[Mean.B30] - [ConfidenceDelta.C30]" office:value-type="float" office:value="0.953219807867183">
            <text:p>0,9532198079</text:p>
          </table:table-cell>
          <table:table-cell table:formula="of:=[Mean.C30] - [ConfidenceDelta.D30]" office:value-type="float" office:value="1.18921087577154">
            <text:p>1,1892108758</text:p>
          </table:table-cell>
          <table:table-cell table:formula="of:=[Mean.D30] - [ConfidenceDelta.E30]" office:value-type="float" office:value="1.42522215259526">
            <text:p>1,4252221526</text:p>
          </table:table-cell>
          <table:table-cell table:formula="of:=[Mean.E30] - [ConfidenceDelta.F30]" office:value-type="float" office:value="1.66125397610485">
            <text:p>1,6612539761</text:p>
          </table:table-cell>
          <table:table-cell table:formula="of:=[Mean.F30] - [ConfidenceDelta.G30]" office:value-type="float" office:value="1.8973066935819">
            <text:p>1,8973066936</text:p>
          </table:table-cell>
          <table:table-cell table:formula="of:=[Mean.G30] - [ConfidenceDelta.H30]" office:value-type="float" office:value="2.13338066220264">
            <text:p>2,1333806622</text:p>
          </table:table-cell>
          <table:table-cell table:formula="of:=[Mean.H30] - [ConfidenceDelta.I30]" office:value-type="float" office:value="2.36947624943712">
            <text:p>2,3694762494</text:p>
          </table:table-cell>
          <table:table-cell table:formula="of:=[Mean.I30] - [ConfidenceDelta.J30]" office:value-type="float" office:value="2.60559383346945">
            <text:p>2,6055938335</text:p>
          </table:table-cell>
          <table:table-cell table:formula="of:=[Mean.J30] - [ConfidenceDelta.K30]" office:value-type="float" office:value="2.84173380364028">
            <text:p>2,8417338036</text:p>
          </table:table-cell>
          <table:table-cell table:formula="of:=[Mean.K30] - [ConfidenceDelta.L30]" office:value-type="float" office:value="3.07789656091307">
            <text:p>3,0778965609</text:p>
          </table:table-cell>
          <table:table-cell table:formula="of:=[Mean.L30] - [ConfidenceDelta.M30]" office:value-type="float" office:value="3.31408251836577">
            <text:p>3,3140825184</text:p>
          </table:table-cell>
          <table:table-cell table:formula="of:=[Mean.M30] - [ConfidenceDelta.N30]" office:value-type="float" office:value="3.55029210170947">
            <text:p>3,5502921017</text:p>
          </table:table-cell>
          <table:table-cell table:formula="of:=[Mean.N30] - [ConfidenceDelta.O30]" office:value-type="float" office:value="3.78652574983605">
            <text:p>3,7865257498</text:p>
          </table:table-cell>
          <table:table-cell table:formula="of:=[Mean.O30] - [ConfidenceDelta.P30]" office:value-type="float" office:value="4.0227839153967">
            <text:p>4,0227839154</text:p>
          </table:table-cell>
          <table:table-cell table:formula="of:=[Mean.P30] - [ConfidenceDelta.Q30]" office:value-type="float" office:value="4.25906706541348">
            <text:p>4,2590670654</text:p>
          </table:table-cell>
          <table:table-cell table:formula="of:=[Mean.Q30] - [ConfidenceDelta.R30]" office:value-type="float" office:value="4.4953756819263">
            <text:p>4,4953756819</text:p>
          </table:table-cell>
          <table:table-cell table:formula="of:=[Mean.R30] - [ConfidenceDelta.S30]" office:value-type="float" office:value="4.73171026267784">
            <text:p>4,7317102627</text:p>
          </table:table-cell>
          <table:table-cell table:formula="of:=[Mean.S30] - [ConfidenceDelta.T30]" office:value-type="float" office:value="4.96807132183918">
            <text:p>4,9680713218</text:p>
          </table:table-cell>
          <table:table-cell table:formula="of:=[Mean.T30] - [ConfidenceDelta.U30]" office:value-type="float" office:value="5.20445939077908">
            <text:p>5,2044593908</text:p>
          </table:table-cell>
          <table:table-cell table:formula="of:=[Mean.U30] - [ConfidenceDelta.V30]" office:value-type="float" office:value="5.4408750188802">
            <text:p>5,4408750189</text:p>
          </table:table-cell>
          <table:table-cell table:formula="of:=[Mean.V30] - [ConfidenceDelta.W30]" office:value-type="float" office:value="5.6773187744059">
            <text:p>5,6773187744</text:p>
          </table:table-cell>
          <table:table-cell table:formula="of:=[Mean.W30] - [ConfidenceDelta.X30]" office:value-type="float" office:value="5.91379124542128">
            <text:p>5,9137912454</text:p>
          </table:table-cell>
          <table:table-cell table:formula="of:=[Mean.X30] - [ConfidenceDelta.Y30]" office:value-type="float" office:value="6.15029304077294">
            <text:p>6,1502930408</text:p>
          </table:table-cell>
          <table:table-cell table:formula="of:=[Mean.Y30] - [ConfidenceDelta.Z30]" office:value-type="float" office:value="6.38682479113184">
            <text:p>6,3868247911</text:p>
          </table:table-cell>
          <table:table-cell table:formula="of:=[Mean.Z30] - [ConfidenceDelta.AA30]" office:value-type="float" office:value="6.62338715010453">
            <text:p>6,6233871501</text:p>
          </table:table-cell>
          <table:table-cell table:formula="of:=99" office:value-type="float" office:value="99">
            <text:p>99</text:p>
          </table:table-cell>
          <table:table-cell table:formula="of:=[Mean.B30] + [ConfidenceDelta.C30]" office:value-type="float" office:value="2.29930544465807">
            <text:p>2,2993054447</text:p>
          </table:table-cell>
          <table:table-cell table:formula="of:=[Mean.C30] + [ConfidenceDelta.D30]" office:value-type="float" office:value="2.52796084140017">
            <text:p>2,5279608414</text:p>
          </table:table-cell>
          <table:table-cell table:formula="of:=[Mean.D30] + [ConfidenceDelta.E30]" office:value-type="float" office:value="2.75659602922292">
            <text:p>2,7565960292</text:p>
          </table:table-cell>
          <table:table-cell table:formula="of:=[Mean.E30] + [ConfidenceDelta.F30]" office:value-type="float" office:value="2.9852106703598">
            <text:p>2,9852106704</text:p>
          </table:table-cell>
          <table:table-cell table:formula="of:=[Mean.F30] + [ConfidenceDelta.G30]" office:value-type="float" office:value="3.21380441752921">
            <text:p>3,2138044175</text:p>
          </table:table-cell>
          <table:table-cell table:formula="of:=[Mean.G30] + [ConfidenceDelta.H30]" office:value-type="float" office:value="3.44237691355494">
            <text:p>3,4423769136</text:p>
          </table:table-cell>
          <table:table-cell table:formula="of:=[Mean.H30] + [ConfidenceDelta.I30]" office:value-type="float" office:value="3.67092779096692">
            <text:p>3,670927791</text:p>
          </table:table-cell>
          <table:table-cell table:formula="of:=[Mean.I30] + [ConfidenceDelta.J30]" office:value-type="float" office:value="3.89945667158105">
            <text:p>3,8994566716</text:p>
          </table:table-cell>
          <table:table-cell table:formula="of:=[Mean.J30] + [ConfidenceDelta.K30]" office:value-type="float" office:value="4.12796316605669">
            <text:p>4,1279631661</text:p>
          </table:table-cell>
          <table:table-cell table:formula="of:=[Mean.K30] + [ConfidenceDelta.L30]" office:value-type="float" office:value="4.35644687343036">
            <text:p>4,3564468734</text:p>
          </table:table-cell>
          <table:table-cell table:formula="of:=[Mean.L30] + [ConfidenceDelta.M30]" office:value-type="float" office:value="4.58490738062413">
            <text:p>4,5849073806</text:p>
          </table:table-cell>
          <table:table-cell table:formula="of:=[Mean.M30] + [ConfidenceDelta.N30]" office:value-type="float" office:value="4.8133442619269">
            <text:p>4,8133442619</text:p>
          </table:table-cell>
          <table:table-cell table:formula="of:=[Mean.N30] + [ConfidenceDelta.O30]" office:value-type="float" office:value="5.04175707844678">
            <text:p>5,0417570784</text:p>
          </table:table-cell>
          <table:table-cell table:formula="of:=[Mean.O30] + [ConfidenceDelta.P30]" office:value-type="float" office:value="5.27014537753259">
            <text:p>5,2701453775</text:p>
          </table:table-cell>
          <table:table-cell table:formula="of:=[Mean.P30] + [ConfidenceDelta.Q30]" office:value-type="float" office:value="5.49850869216228">
            <text:p>5,4985086922</text:p>
          </table:table-cell>
          <table:table-cell table:formula="of:=[Mean.Q30] + [ConfidenceDelta.R30]" office:value-type="float" office:value="5.72684654029592">
            <text:p>5,7268465403</text:p>
          </table:table-cell>
          <table:table-cell table:formula="of:=[Mean.R30] + [ConfidenceDelta.S30]" office:value-type="float" office:value="5.95515842419085">
            <text:p>5,9551584242</text:p>
          </table:table-cell>
          <table:table-cell table:formula="of:=[Mean.S30] + [ConfidenceDelta.T30]" office:value-type="float" office:value="6.18344382967597">
            <text:p>6,1834438297</text:p>
          </table:table-cell>
          <table:table-cell table:formula="of:=[Mean.T30] + [ConfidenceDelta.U30]" office:value-type="float" office:value="6.41170222538254">
            <text:p>6,4117022254</text:p>
          </table:table-cell>
          <table:table-cell table:formula="of:=[Mean.U30] + [ConfidenceDelta.V30]" office:value-type="float" office:value="6.63993306192788">
            <text:p>6,6399330619</text:p>
          </table:table-cell>
          <table:table-cell table:formula="of:=[Mean.V30] + [ConfidenceDelta.W30]" office:value-type="float" office:value="6.86813577104865">
            <text:p>6,868135771</text:p>
          </table:table-cell>
          <table:table-cell table:formula="of:=[Mean.W30] + [ConfidenceDelta.X30]" office:value-type="float" office:value="7.09630976467973">
            <text:p>7,0963097647</text:p>
          </table:table-cell>
          <table:table-cell table:formula="of:=[Mean.X30] + [ConfidenceDelta.Y30]" office:value-type="float" office:value="7.32445443397454">
            <text:p>7,324454434</text:p>
          </table:table-cell>
          <table:table-cell table:formula="of:=[Mean.Y30] + [ConfidenceDelta.Z30]" office:value-type="float" office:value="7.5525691482621">
            <text:p>7,5525691483</text:p>
          </table:table-cell>
          <table:table-cell table:formula="of:=[Mean.Z30] + [ConfidenceDelta.AA30]" office:value-type="float" office:value="7.78065325393587">
            <text:p>7,7806532539</text:p>
          </table:table-cell>
          <table:table-cell table:formula="of:=99" office:value-type="float" office:value="99">
            <text:p>99</text:p>
          </table:table-cell>
          <table:table-cell table:formula="of:=[Mean.AB30] - [ConfidenceDelta.AC30]" office:value-type="float" office:value="-0.444643248041605">
            <text:p>-0,444643248</text:p>
          </table:table-cell>
          <table:table-cell table:formula="of:=[Mean.AC30] - [ConfidenceDelta.AD30]" office:value-type="float" office:value="-0.190815983389489">
            <text:p>-0,1908159834</text:p>
          </table:table-cell>
          <table:table-cell table:formula="of:=[Mean.AD30] - [ConfidenceDelta.AE30]" office:value-type="float" office:value="0.0630326035662374">
            <text:p>0,0630326036</text:p>
          </table:table-cell>
          <table:table-cell table:formula="of:=[Mean.AE30] - [ConfidenceDelta.AF30]" office:value-type="float" office:value="0.316902873216716">
            <text:p>0,3169028732</text:p>
          </table:table-cell>
          <table:table-cell table:formula="of:=[Mean.AF30] - [ConfidenceDelta.AG30]" office:value-type="float" office:value="0.570795196221218">
            <text:p>0,5707951962</text:p>
          </table:table-cell>
          <table:table-cell table:formula="of:=[Mean.AG30] - [ConfidenceDelta.AH30]" office:value-type="float" office:value="0.82470995392145">
            <text:p>0,8247099539</text:p>
          </table:table-cell>
          <table:table-cell table:formula="of:=[Mean.AH30] - [ConfidenceDelta.AI30]" office:value-type="float" office:value="1.07864753877761">
            <text:p>1,0786475388</text:p>
          </table:table-cell>
          <table:table-cell table:formula="of:=[Mean.AI30] - [ConfidenceDelta.AJ30]" office:value-type="float" office:value="1.33260835482757">
            <text:p>1,3326083548</text:p>
          </table:table-cell>
          <table:table-cell table:formula="of:=[Mean.AJ30] - [ConfidenceDelta.AK30]" office:value-type="float" office:value="1.5865928181708">
            <text:p>1,5865928182</text:p>
          </table:table-cell>
          <table:table-cell table:formula="of:=[Mean.AK30] - [ConfidenceDelta.AL30]" office:value-type="float" office:value="1.84060135747853">
            <text:p>1,8406013575</text:p>
          </table:table-cell>
          <table:table-cell table:formula="of:=[Mean.AL30] - [ConfidenceDelta.AM30]" office:value-type="float" office:value="2.09463441453205">
            <text:p>2,0946344145</text:p>
          </table:table-cell>
          <table:table-cell table:formula="of:=[Mean.AM30] - [ConfidenceDelta.AN30]" office:value-type="float" office:value="2.34869244479099">
            <text:p>2,3486924448</text:p>
          </table:table-cell>
          <table:table-cell table:formula="of:=[Mean.AN30] - [ConfidenceDelta.AO30]" office:value-type="float" office:value="2.60277591799367">
            <text:p>2,602775918</text:p>
          </table:table-cell>
          <table:table-cell table:formula="of:=[Mean.AO30] - [ConfidenceDelta.AP30]" office:value-type="float" office:value="2.85688531879179">
            <text:p>2,8568853188</text:p>
          </table:table-cell>
          <table:table-cell table:formula="of:=[Mean.AP30] - [ConfidenceDelta.AQ30]" office:value-type="float" office:value="3.11102114742182">
            <text:p>3,1110211474</text:p>
          </table:table-cell>
          <table:table-cell table:formula="of:=[Mean.AQ30] - [ConfidenceDelta.AR30]" office:value-type="float" office:value="3.36518392041574">
            <text:p>3,3651839204</text:p>
          </table:table-cell>
          <table:table-cell table:formula="of:=[Mean.AR30] - [ConfidenceDelta.AS30]" office:value-type="float" office:value="3.6193741713541">
            <text:p>3,6193741714</text:p>
          </table:table-cell>
          <table:table-cell table:formula="of:=[Mean.AS30] - [ConfidenceDelta.AT30]" office:value-type="float" office:value="3.87359245166432">
            <text:p>3,8735924517</text:p>
          </table:table-cell>
          <table:table-cell table:formula="of:=[Mean.AT30] - [ConfidenceDelta.AU30]" office:value-type="float" office:value="4.12783933146774">
            <text:p>4,1278393315</text:p>
          </table:table-cell>
          <table:table-cell table:formula="of:=[Mean.AU30] - [ConfidenceDelta.AV30]" office:value-type="float" office:value="4.3821154004791">
            <text:p>4,3821154005</text:p>
          </table:table-cell>
          <table:table-cell table:formula="of:=[Mean.AV30] - [ConfidenceDelta.AW30]" office:value-type="float" office:value="4.63642126896241">
            <text:p>4,636421269</text:p>
          </table:table-cell>
          <table:table-cell table:formula="of:=[Mean.AW30] - [ConfidenceDelta.AX30]" office:value-type="float" office:value="4.89075756874763">
            <text:p>4,8907575687</text:p>
          </table:table-cell>
          <table:table-cell table:formula="of:=[Mean.AX30] - [ConfidenceDelta.AY30]" office:value-type="float" office:value="5.14512495431296">
            <text:p>5,1451249543</text:p>
          </table:table-cell>
          <table:table-cell table:formula="of:=[Mean.AY30] - [ConfidenceDelta.AZ30]" office:value-type="float" office:value="5.39952410393798">
            <text:p>5,3995241039</text:p>
          </table:table-cell>
          <table:table-cell table:formula="of:=[Mean.AZ30] - [ConfidenceDelta.BA30]" office:value-type="float" office:value="5.65395572093335">
            <text:p>5,6539557209</text:p>
          </table:table-cell>
          <table:table-cell table:formula="of:=99" office:value-type="float" office:value="99">
            <text:p>99</text:p>
          </table:table-cell>
          <table:table-cell table:formula="of:=[Mean.AB30] + [ConfidenceDelta.AC30]" office:value-type="float" office:value="0.944643248041605">
            <text:p>0,944643248</text:p>
          </table:table-cell>
          <table:table-cell table:formula="of:=[Mean.AC30] + [ConfidenceDelta.AD30]" office:value-type="float" office:value="1.19081598338949">
            <text:p>1,1908159834</text:p>
          </table:table-cell>
          <table:table-cell table:formula="of:=[Mean.AD30] + [ConfidenceDelta.AE30]" office:value-type="float" office:value="1.43696739643376">
            <text:p>1,4369673964</text:p>
          </table:table-cell>
          <table:table-cell table:formula="of:=[Mean.AE30] + [ConfidenceDelta.AF30]" office:value-type="float" office:value="1.68309712678328">
            <text:p>1,6830971268</text:p>
          </table:table-cell>
          <table:table-cell table:formula="of:=[Mean.AF30] + [ConfidenceDelta.AG30]" office:value-type="float" office:value="1.92920480377878">
            <text:p>1,9292048038</text:p>
          </table:table-cell>
          <table:table-cell table:formula="of:=[Mean.AG30] + [ConfidenceDelta.AH30]" office:value-type="float" office:value="2.17529004607855">
            <text:p>2,1752900461</text:p>
          </table:table-cell>
          <table:table-cell table:formula="of:=[Mean.AH30] + [ConfidenceDelta.AI30]" office:value-type="float" office:value="2.42135246122239">
            <text:p>2,4213524612</text:p>
          </table:table-cell>
          <table:table-cell table:formula="of:=[Mean.AI30] + [ConfidenceDelta.AJ30]" office:value-type="float" office:value="2.66739164517243">
            <text:p>2,6673916452</text:p>
          </table:table-cell>
          <table:table-cell table:formula="of:=[Mean.AJ30] + [ConfidenceDelta.AK30]" office:value-type="float" office:value="2.9134071818292">
            <text:p>2,9134071818</text:p>
          </table:table-cell>
          <table:table-cell table:formula="of:=[Mean.AK30] + [ConfidenceDelta.AL30]" office:value-type="float" office:value="3.15939864252147">
            <text:p>3,1593986425</text:p>
          </table:table-cell>
          <table:table-cell table:formula="of:=[Mean.AL30] + [ConfidenceDelta.AM30]" office:value-type="float" office:value="3.40536558546795">
            <text:p>3,4053655855</text:p>
          </table:table-cell>
          <table:table-cell table:formula="of:=[Mean.AM30] + [ConfidenceDelta.AN30]" office:value-type="float" office:value="3.65130755520901">
            <text:p>3,6513075552</text:p>
          </table:table-cell>
          <table:table-cell table:formula="of:=[Mean.AN30] + [ConfidenceDelta.AO30]" office:value-type="float" office:value="3.89722408200633">
            <text:p>3,897224082</text:p>
          </table:table-cell>
          <table:table-cell table:formula="of:=[Mean.AO30] + [ConfidenceDelta.AP30]" office:value-type="float" office:value="4.14311468120821">
            <text:p>4,1431146812</text:p>
          </table:table-cell>
          <table:table-cell table:formula="of:=[Mean.AP30] + [ConfidenceDelta.AQ30]" office:value-type="float" office:value="4.38897885257818">
            <text:p>4,3889788526</text:p>
          </table:table-cell>
          <table:table-cell table:formula="of:=[Mean.AQ30] + [ConfidenceDelta.AR30]" office:value-type="float" office:value="4.63481607958426">
            <text:p>4,6348160796</text:p>
          </table:table-cell>
          <table:table-cell table:formula="of:=[Mean.AR30] + [ConfidenceDelta.AS30]" office:value-type="float" office:value="4.8806258286459">
            <text:p>4,8806258286</text:p>
          </table:table-cell>
          <table:table-cell table:formula="of:=[Mean.AS30] + [ConfidenceDelta.AT30]" office:value-type="float" office:value="5.12640754833568">
            <text:p>5,1264075483</text:p>
          </table:table-cell>
          <table:table-cell table:formula="of:=[Mean.AT30] + [ConfidenceDelta.AU30]" office:value-type="float" office:value="5.37216066853226">
            <text:p>5,3721606685</text:p>
          </table:table-cell>
          <table:table-cell table:formula="of:=[Mean.AU30] + [ConfidenceDelta.AV30]" office:value-type="float" office:value="5.61788459952091">
            <text:p>5,6178845995</text:p>
          </table:table-cell>
          <table:table-cell table:formula="of:=[Mean.AV30] + [ConfidenceDelta.AW30]" office:value-type="float" office:value="5.86357873103759">
            <text:p>5,863578731</text:p>
          </table:table-cell>
          <table:table-cell table:formula="of:=[Mean.AW30] + [ConfidenceDelta.AX30]" office:value-type="float" office:value="6.10924243125237">
            <text:p>6,1092424313</text:p>
          </table:table-cell>
          <table:table-cell table:formula="of:=[Mean.AX30] + [ConfidenceDelta.AY30]" office:value-type="float" office:value="6.35487504568704">
            <text:p>6,3548750457</text:p>
          </table:table-cell>
          <table:table-cell table:formula="of:=[Mean.AY30] + [ConfidenceDelta.AZ30]" office:value-type="float" office:value="6.60047589606203">
            <text:p>6,6004758961</text:p>
          </table:table-cell>
          <table:table-cell table:formula="of:=[Mean.AZ30] + [ConfidenceDelta.BA30]" office:value-type="float" office:value="6.84604427906665">
            <text:p>6,846044279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1]+1" office:value-type="float" office:value="24">
            <text:p>24</text:p>
          </table:table-cell>
          <table:table-cell table:formula="of:=[Mean.B31] - [ConfidenceDelta.C31]" office:value-type="float" office:value="1.01398930899386">
            <text:p>1,013989309</text:p>
          </table:table-cell>
          <table:table-cell table:formula="of:=[Mean.C31] - [ConfidenceDelta.D31]" office:value-type="float" office:value="1.26013554309495">
            <text:p>1,2601355431</text:p>
          </table:table-cell>
          <table:table-cell table:formula="of:=[Mean.D31] - [ConfidenceDelta.E31]" office:value-type="float" office:value="1.50630228450286">
            <text:p>1,5063022845</text:p>
          </table:table-cell>
          <table:table-cell table:formula="of:=[Mean.E31] - [ConfidenceDelta.F31]" office:value-type="float" office:value="1.75248987597129">
            <text:p>1,752489876</text:p>
          </table:table-cell>
          <table:table-cell table:formula="of:=[Mean.F31] - [ConfidenceDelta.G31]" office:value-type="float" office:value="1.99869866990947">
            <text:p>1,9986986699</text:p>
          </table:table-cell>
          <table:table-cell table:formula="of:=[Mean.G31] - [ConfidenceDelta.H31]" office:value-type="float" office:value="2.2449290287674">
            <text:p>2,2449290288</text:p>
          </table:table-cell>
          <table:table-cell table:formula="of:=[Mean.H31] - [ConfidenceDelta.I31]" office:value-type="float" office:value="2.49118132544086">
            <text:p>2,4911813254</text:p>
          </table:table-cell>
          <table:table-cell table:formula="of:=[Mean.I31] - [ConfidenceDelta.J31]" office:value-type="float" office:value="2.73745594369791">
            <text:p>2,7374559437</text:p>
          </table:table-cell>
          <table:table-cell table:formula="of:=[Mean.J31] - [ConfidenceDelta.K31]" office:value-type="float" office:value="2.98375327862787">
            <text:p>2,9837532786</text:p>
          </table:table-cell>
          <table:table-cell table:formula="of:=[Mean.K31] - [ConfidenceDelta.L31]" office:value-type="float" office:value="3.23007373711448">
            <text:p>3,2300737371</text:p>
          </table:table-cell>
          <table:table-cell table:formula="of:=[Mean.L31] - [ConfidenceDelta.M31]" office:value-type="float" office:value="3.47641773833483">
            <text:p>3,4764177383</text:p>
          </table:table-cell>
          <table:table-cell table:formula="of:=[Mean.M31] - [ConfidenceDelta.N31]" office:value-type="float" office:value="3.72278571428571">
            <text:p>3,7227857143</text:p>
          </table:table-cell>
          <table:table-cell table:formula="of:=[Mean.N31] - [ConfidenceDelta.O31]" office:value-type="float" office:value="3.9691781103393">
            <text:p>3,9691781103</text:p>
          </table:table-cell>
          <table:table-cell table:formula="of:=[Mean.O31] - [ConfidenceDelta.P31]" office:value-type="float" office:value="4.21559538583024">
            <text:p>4,2155953858</text:p>
          </table:table-cell>
          <table:table-cell table:formula="of:=[Mean.P31] - [ConfidenceDelta.Q31]" office:value-type="float" office:value="4.46203801467622">
            <text:p>4,4620380147</text:p>
          </table:table-cell>
          <table:table-cell table:formula="of:=[Mean.Q31] - [ConfidenceDelta.R31]" office:value-type="float" office:value="4.70850648603455">
            <text:p>4,708506486</text:p>
          </table:table-cell>
          <table:table-cell table:formula="of:=[Mean.R31] - [ConfidenceDelta.S31]" office:value-type="float" office:value="4.95500130499715">
            <text:p>4,955001305</text:p>
          </table:table-cell>
          <table:table-cell table:formula="of:=[Mean.S31] - [ConfidenceDelta.T31]" office:value-type="float" office:value="5.20152299332691">
            <text:p>5,2015229933</text:p>
          </table:table-cell>
          <table:table-cell table:formula="of:=[Mean.T31] - [ConfidenceDelta.U31]" office:value-type="float" office:value="5.44807209023831">
            <text:p>5,4480720902</text:p>
          </table:table-cell>
          <table:table-cell table:formula="of:=[Mean.U31] - [ConfidenceDelta.V31]" office:value-type="float" office:value="5.69464915322573">
            <text:p>5,6946491532</text:p>
          </table:table-cell>
          <table:table-cell table:formula="of:=[Mean.V31] - [ConfidenceDelta.W31]" office:value-type="float" office:value="5.94125475894302">
            <text:p>5,9412547589</text:p>
          </table:table-cell>
          <table:table-cell table:formula="of:=[Mean.W31] - [ConfidenceDelta.X31]" office:value-type="float" office:value="6.18788950413813">
            <text:p>6,1878895041</text:p>
          </table:table-cell>
          <table:table-cell table:formula="of:=[Mean.X31] - [ConfidenceDelta.Y31]" office:value-type="float" office:value="6.43455400664737">
            <text:p>6,4345540066</text:p>
          </table:table-cell>
          <table:table-cell table:formula="of:=[Mean.Y31] - [ConfidenceDelta.Z31]" office:value-type="float" office:value="6.68124890645364">
            <text:p>6,6812489065</text:p>
          </table:table-cell>
          <table:table-cell table:formula="of:=[Mean.Z31] - [ConfidenceDelta.AA31]" office:value-type="float" office:value="6.9279748668141">
            <text:p>6,9279748668</text:p>
          </table:table-cell>
          <table:table-cell table:formula="of:=99" office:value-type="float" office:value="99">
            <text:p>99</text:p>
          </table:table-cell>
          <table:table-cell table:formula="of:=[Mean.B31] + [ConfidenceDelta.C31]" office:value-type="float" office:value="2.37995008494553">
            <text:p>2,3799500849</text:p>
          </table:table-cell>
          <table:table-cell table:formula="of:=[Mean.C31] + [ConfidenceDelta.D31]" office:value-type="float" office:value="2.61865233569293">
            <text:p>2,6186523357</text:p>
          </table:table-cell>
          <table:table-cell table:formula="of:=[Mean.D31] + [ConfidenceDelta.E31]" office:value-type="float" office:value="2.8573340791335">
            <text:p>2,8573340791</text:p>
          </table:table-cell>
          <table:table-cell table:formula="of:=[Mean.E31] + [ConfidenceDelta.F31]" office:value-type="float" office:value="3.09599497251356">
            <text:p>3,0959949725</text:p>
          </table:table-cell>
          <table:table-cell table:formula="of:=[Mean.F31] + [ConfidenceDelta.G31]" office:value-type="float" office:value="3.33463466342386">
            <text:p>3,3346346634</text:p>
          </table:table-cell>
          <table:table-cell table:formula="of:=[Mean.G31] + [ConfidenceDelta.H31]" office:value-type="float" office:value="3.57325278941442">
            <text:p>3,5732527894</text:p>
          </table:table-cell>
          <table:table-cell table:formula="of:=[Mean.H31] + [ConfidenceDelta.I31]" office:value-type="float" office:value="3.81184897758944">
            <text:p>3,8118489776</text:p>
          </table:table-cell>
          <table:table-cell table:formula="of:=[Mean.I31] + [ConfidenceDelta.J31]" office:value-type="float" office:value="4.05042284418088">
            <text:p>4,0504228442</text:p>
          </table:table-cell>
          <table:table-cell table:formula="of:=[Mean.J31] + [ConfidenceDelta.K31]" office:value-type="float" office:value="4.2889739940994">
            <text:p>4,2889739941</text:p>
          </table:table-cell>
          <table:table-cell table:formula="of:=[Mean.K31] + [ConfidenceDelta.L31]" office:value-type="float" office:value="4.52750202046128">
            <text:p>4,5275020205</text:p>
          </table:table-cell>
          <table:table-cell table:formula="of:=[Mean.L31] + [ConfidenceDelta.M31]" office:value-type="float" office:value="4.76600650408941">
            <text:p>4,7660065041</text:p>
          </table:table-cell>
          <table:table-cell table:formula="of:=[Mean.M31] + [ConfidenceDelta.N31]" office:value-type="float" office:value="5.00448701298701">
            <text:p>5,004487013</text:p>
          </table:table-cell>
          <table:table-cell table:formula="of:=[Mean.N31] + [ConfidenceDelta.O31]" office:value-type="float" office:value="5.24294310178191">
            <text:p>5,2429431018</text:p>
          </table:table-cell>
          <table:table-cell table:formula="of:=[Mean.O31] + [ConfidenceDelta.P31]" office:value-type="float" office:value="5.48137431113946">
            <text:p>5,4813743111</text:p>
          </table:table-cell>
          <table:table-cell table:formula="of:=[Mean.P31] + [ConfidenceDelta.Q31]" office:value-type="float" office:value="5.71978016714196">
            <text:p>5,7197801671</text:p>
          </table:table-cell>
          <table:table-cell table:formula="of:=[Mean.Q31] + [ConfidenceDelta.R31]" office:value-type="float" office:value="5.95816018063212">
            <text:p>5,9581601806</text:p>
          </table:table-cell>
          <table:table-cell table:formula="of:=[Mean.R31] + [ConfidenceDelta.S31]" office:value-type="float" office:value="6.196513846518">
            <text:p>6,1965138465</text:p>
          </table:table-cell>
          <table:table-cell table:formula="of:=[Mean.S31] + [ConfidenceDelta.T31]" office:value-type="float" office:value="6.43484064303672">
            <text:p>6,434840643</text:p>
          </table:table-cell>
          <table:table-cell table:formula="of:=[Mean.T31] + [ConfidenceDelta.U31]" office:value-type="float" office:value="6.67314003097381">
            <text:p>6,673140031</text:p>
          </table:table-cell>
          <table:table-cell table:formula="of:=[Mean.U31] + [ConfidenceDelta.V31]" office:value-type="float" office:value="6.91141145283487">
            <text:p>6,9114114528</text:p>
          </table:table-cell>
          <table:table-cell table:formula="of:=[Mean.V31] + [ConfidenceDelta.W31]" office:value-type="float" office:value="7.14965433196607">
            <text:p>7,149654332</text:p>
          </table:table-cell>
          <table:table-cell table:formula="of:=[Mean.W31] + [ConfidenceDelta.X31]" office:value-type="float" office:value="7.38786807161944">
            <text:p>7,3878680716</text:p>
          </table:table-cell>
          <table:table-cell table:formula="of:=[Mean.X31] + [ConfidenceDelta.Y31]" office:value-type="float" office:value="7.62605205395869">
            <text:p>7,626052054</text:p>
          </table:table-cell>
          <table:table-cell table:formula="of:=[Mean.Y31] + [ConfidenceDelta.Z31]" office:value-type="float" office:value="7.8642056390009">
            <text:p>7,864205639</text:p>
          </table:table-cell>
          <table:table-cell table:formula="of:=[Mean.Z31] + [ConfidenceDelta.AA31]" office:value-type="float" office:value="8.10232816348894">
            <text:p>8,1023281635</text:p>
          </table:table-cell>
          <table:table-cell table:formula="of:=99" office:value-type="float" office:value="99">
            <text:p>99</text:p>
          </table:table-cell>
          <table:table-cell table:formula="of:=[Mean.AB31] - [ConfidenceDelta.AC31]" office:value-type="float" office:value="-0.444030185712726">
            <text:p>-0,4440301857</text:p>
          </table:table-cell>
          <table:table-cell table:formula="of:=[Mean.AC31] - [ConfidenceDelta.AD31]" office:value-type="float" office:value="-0.179276845755385">
            <text:p>-0,1792768458</text:p>
          </table:table-cell>
          <table:table-cell table:formula="of:=[Mean.AD31] - [ConfidenceDelta.AE31]" office:value-type="float" office:value="0.0854981313323049">
            <text:p>0,0854981313</text:p>
          </table:table-cell>
          <table:table-cell table:formula="of:=[Mean.AE31] - [ConfidenceDelta.AF31]" office:value-type="float" office:value="0.350295111262711">
            <text:p>0,3502951113</text:p>
          </table:table-cell>
          <table:table-cell table:formula="of:=[Mean.AF31] - [ConfidenceDelta.AG31]" office:value-type="float" office:value="0.615114470167939">
            <text:p>0,6151144702</text:p>
          </table:table-cell>
          <table:table-cell table:formula="of:=[Mean.AG31] - [ConfidenceDelta.AH31]" office:value-type="float" office:value="0.879956595020258">
            <text:p>0,879956595</text:p>
          </table:table-cell>
          <table:table-cell table:formula="of:=[Mean.AH31] - [ConfidenceDelta.AI31]" office:value-type="float" office:value="1.14482188407459">
            <text:p>1,1448218841</text:p>
          </table:table-cell>
          <table:table-cell table:formula="of:=[Mean.AI31] - [ConfidenceDelta.AJ31]" office:value-type="float" office:value="1.4097107473345">
            <text:p>1,4097107473</text:p>
          </table:table-cell>
          <table:table-cell table:formula="of:=[Mean.AJ31] - [ConfidenceDelta.AK31]" office:value-type="float" office:value="1.6746236070432">
            <text:p>1,674623607</text:p>
          </table:table-cell>
          <table:table-cell table:formula="of:=[Mean.AK31] - [ConfidenceDelta.AL31]" office:value-type="float" office:value="1.93956089820133">
            <text:p>1,9395608982</text:p>
          </table:table-cell>
          <table:table-cell table:formula="of:=[Mean.AL31] - [ConfidenceDelta.AM31]" office:value-type="float" office:value="2.20452306911312">
            <text:p>2,2045230691</text:p>
          </table:table-cell>
          <table:table-cell table:formula="of:=[Mean.AM31] - [ConfidenceDelta.AN31]" office:value-type="float" office:value="2.46951058196313">
            <text:p>2,469510582</text:p>
          </table:table-cell>
          <table:table-cell table:formula="of:=[Mean.AN31] - [ConfidenceDelta.AO31]" office:value-type="float" office:value="2.73452391342545">
            <text:p>2,7345239134</text:p>
          </table:table-cell>
          <table:table-cell table:formula="of:=[Mean.AO31] - [ConfidenceDelta.AP31]" office:value-type="float" office:value="2.99956355530771">
            <text:p>2,9995635553</text:p>
          </table:table-cell>
          <table:table-cell table:formula="of:=[Mean.AP31] - [ConfidenceDelta.AQ31]" office:value-type="float" office:value="3.26463001523244">
            <text:p>3,2646300152</text:p>
          </table:table-cell>
          <table:table-cell table:formula="of:=[Mean.AQ31] - [ConfidenceDelta.AR31]" office:value-type="float" office:value="3.5297238173583">
            <text:p>3,5297238174</text:p>
          </table:table-cell>
          <table:table-cell table:formula="of:=[Mean.AR31] - [ConfidenceDelta.AS31]" office:value-type="float" office:value="3.79484550314422">
            <text:p>3,7948455031</text:p>
          </table:table-cell>
          <table:table-cell table:formula="of:=[Mean.AS31] - [ConfidenceDelta.AT31]" office:value-type="float" office:value="4.05999563215951">
            <text:p>4,0599956322</text:p>
          </table:table-cell>
          <table:table-cell table:formula="of:=[Mean.AT31] - [ConfidenceDelta.AU31]" office:value-type="float" office:value="4.32517478294345">
            <text:p>4,3251747829</text:p>
          </table:table-cell>
          <table:table-cell table:formula="of:=[Mean.AU31] - [ConfidenceDelta.AV31]" office:value-type="float" office:value="4.59038355391799">
            <text:p>4,5903835539</text:p>
          </table:table-cell>
          <table:table-cell table:formula="of:=[Mean.AV31] - [ConfidenceDelta.AW31]" office:value-type="float" office:value="4.85562256435778">
            <text:p>4,8556225644</text:p>
          </table:table-cell>
          <table:table-cell table:formula="of:=[Mean.AW31] - [ConfidenceDelta.AX31]" office:value-type="float" office:value="5.12089245542182">
            <text:p>5,1208924554</text:p>
          </table:table-cell>
          <table:table-cell table:formula="of:=[Mean.AX31] - [ConfidenceDelta.AY31]" office:value-type="float" office:value="5.38619389125179">
            <text:p>5,3861938913</text:p>
          </table:table-cell>
          <table:table-cell table:formula="of:=[Mean.AY31] - [ConfidenceDelta.AZ31]" office:value-type="float" office:value="5.65152756014214">
            <text:p>5,6515275601</text:p>
          </table:table-cell>
          <table:table-cell table:formula="of:=[Mean.AZ31] - [ConfidenceDelta.BA31]" office:value-type="float" office:value="5.91689417578802">
            <text:p>5,9168941758</text:p>
          </table:table-cell>
          <table:table-cell table:formula="of:=99" office:value-type="float" office:value="99">
            <text:p>99</text:p>
          </table:table-cell>
          <table:table-cell table:formula="of:=[Mean.AB31] + [ConfidenceDelta.AC31]" office:value-type="float" office:value="0.965769316147508">
            <text:p>0,9657693161</text:p>
          </table:table-cell>
          <table:table-cell table:formula="of:=[Mean.AC31] + [ConfidenceDelta.AD31]" office:value-type="float" office:value="1.22275510662495">
            <text:p>1,2227551066</text:p>
          </table:table-cell>
          <table:table-cell table:formula="of:=[Mean.AD31] + [ConfidenceDelta.AE31]" office:value-type="float" office:value="1.47971925997204">
            <text:p>1,47971926</text:p>
          </table:table-cell>
          <table:table-cell table:formula="of:=[Mean.AE31] + [ConfidenceDelta.AF31]" office:value-type="float" office:value="1.73666141047642">
            <text:p>1,7366614105</text:p>
          </table:table-cell>
          <table:table-cell table:formula="of:=[Mean.AF31] + [ConfidenceDelta.AG31]" office:value-type="float" office:value="1.99358118200597">
            <text:p>1,993581182</text:p>
          </table:table-cell>
          <table:table-cell table:formula="of:=[Mean.AG31] + [ConfidenceDelta.AH31]" office:value-type="float" office:value="2.25047818758844">
            <text:p>2,2504781876</text:p>
          </table:table-cell>
          <table:table-cell table:formula="of:=[Mean.AH31] + [ConfidenceDelta.AI31]" office:value-type="float" office:value="2.50735202896889">
            <text:p>2,507352029</text:p>
          </table:table-cell>
          <table:table-cell table:formula="of:=[Mean.AI31] + [ConfidenceDelta.AJ31]" office:value-type="float" office:value="2.76420229614376">
            <text:p>2,7642022961</text:p>
          </table:table-cell>
          <table:table-cell table:formula="of:=[Mean.AJ31] + [ConfidenceDelta.AK31]" office:value-type="float" office:value="3.02102856686984">
            <text:p>3,0210285669</text:p>
          </table:table-cell>
          <table:table-cell table:formula="of:=[Mean.AK31] + [ConfidenceDelta.AL31]" office:value-type="float" office:value="3.2778304061465">
            <text:p>3,2778304061</text:p>
          </table:table-cell>
          <table:table-cell table:formula="of:=[Mean.AL31] + [ConfidenceDelta.AM31]" office:value-type="float" office:value="3.53460736566949">
            <text:p>3,5346073657</text:p>
          </table:table-cell>
          <table:table-cell table:formula="of:=[Mean.AM31] + [ConfidenceDelta.AN31]" office:value-type="float" office:value="3.79135898325426">
            <text:p>3,7913589833</text:p>
          </table:table-cell>
          <table:table-cell table:formula="of:=[Mean.AN31] + [ConfidenceDelta.AO31]" office:value-type="float" office:value="4.04808478222673">
            <text:p>4,0480847822</text:p>
          </table:table-cell>
          <table:table-cell table:formula="of:=[Mean.AO31] + [ConfidenceDelta.AP31]" office:value-type="float" office:value="4.30478427077925">
            <text:p>4,3047842708</text:p>
          </table:table-cell>
          <table:table-cell table:formula="of:=[Mean.AP31] + [ConfidenceDelta.AQ31]" office:value-type="float" office:value="4.5614569412893">
            <text:p>4,5614569413</text:p>
          </table:table-cell>
          <table:table-cell table:formula="of:=[Mean.AQ31] + [ConfidenceDelta.AR31]" office:value-type="float" office:value="4.81810226959822">
            <text:p>4,8181022696</text:p>
          </table:table-cell>
          <table:table-cell table:formula="of:=[Mean.AR31] + [ConfidenceDelta.AS31]" office:value-type="float" office:value="5.07471971424708">
            <text:p>5,0747197142</text:p>
          </table:table-cell>
          <table:table-cell table:formula="of:=[Mean.AS31] + [ConfidenceDelta.AT31]" office:value-type="float" office:value="5.33130871566657">
            <text:p>5,3313087157</text:p>
          </table:table-cell>
          <table:table-cell table:formula="of:=[Mean.AT31] + [ConfidenceDelta.AU31]" office:value-type="float" office:value="5.58786869531742">
            <text:p>5,5878686953</text:p>
          </table:table-cell>
          <table:table-cell table:formula="of:=[Mean.AU31] + [ConfidenceDelta.AV31]" office:value-type="float" office:value="5.84439905477766">
            <text:p>5,8443990548</text:p>
          </table:table-cell>
          <table:table-cell table:formula="of:=[Mean.AV31] + [ConfidenceDelta.AW31]" office:value-type="float" office:value="6.10089917477266">
            <text:p>6,1008991748</text:p>
          </table:table-cell>
          <table:table-cell table:formula="of:=[Mean.AW31] + [ConfidenceDelta.AX31]" office:value-type="float" office:value="6.35736841414339">
            <text:p>6,3573684141</text:p>
          </table:table-cell>
          <table:table-cell table:formula="of:=[Mean.AX31] + [ConfidenceDelta.AY31]" office:value-type="float" office:value="6.61380610874821">
            <text:p>6,6138061087</text:p>
          </table:table-cell>
          <table:table-cell table:formula="of:=[Mean.AY31] + [ConfidenceDelta.AZ31]" office:value-type="float" office:value="6.87021157029265">
            <text:p>6,8702115703</text:p>
          </table:table-cell>
          <table:table-cell table:formula="of:=[Mean.AZ31] + [ConfidenceDelta.BA31]" office:value-type="float" office:value="7.12658408508155">
            <text:p>7,126584085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2]+1" office:value-type="float" office:value="25">
            <text:p>25</text:p>
          </table:table-cell>
          <table:table-cell table:formula="of:=[Mean.B32] - [ConfidenceDelta.C32]" office:value-type="float" office:value="1.07527551552544">
            <text:p>1,0752755155</text:p>
          </table:table-cell>
          <table:table-cell table:formula="of:=[Mean.C32] - [ConfidenceDelta.D32]" office:value-type="float" office:value="1.33157409996903">
            <text:p>1,3315741</text:p>
          </table:table-cell>
          <table:table-cell table:formula="of:=[Mean.D32] - [ConfidenceDelta.E32]" office:value-type="float" office:value="1.58789347459221">
            <text:p>1,5878934746</text:p>
          </table:table-cell>
          <table:table-cell table:formula="of:=[Mean.E32] - [ConfidenceDelta.F32]" office:value-type="float" office:value="1.84423398687652">
            <text:p>1,8442339869</text:p>
          </table:table-cell>
          <table:table-cell table:formula="of:=[Mean.F32] - [ConfidenceDelta.G32]" office:value-type="float" office:value="2.10059599409228">
            <text:p>2,1005959941</text:p>
          </table:table-cell>
          <table:table-cell table:formula="of:=[Mean.G32] - [ConfidenceDelta.H32]" office:value-type="float" office:value="2.35697986368899">
            <text:p>2,3569798637</text:p>
          </table:table-cell>
          <table:table-cell table:formula="of:=[Mean.H32] - [ConfidenceDelta.I32]" office:value-type="float" office:value="2.61338597370609">
            <text:p>2,6133859737</text:p>
          </table:table-cell>
          <table:table-cell table:formula="of:=[Mean.I32] - [ConfidenceDelta.J32]" office:value-type="float" office:value="2.86981471320524">
            <text:p>2,8698147132</text:p>
          </table:table-cell>
          <table:table-cell table:formula="of:=[Mean.J32] - [ConfidenceDelta.K32]" office:value-type="float" office:value="3.12626648272551">
            <text:p>3,1262664827</text:p>
          </table:table-cell>
          <table:table-cell table:formula="of:=[Mean.K32] - [ConfidenceDelta.L32]" office:value-type="float" office:value="3.38274169476312">
            <text:p>3,3827416948</text:p>
          </table:table-cell>
          <table:table-cell table:formula="of:=[Mean.L32] - [ConfidenceDelta.M32]" office:value-type="float" office:value="3.63924077427717">
            <text:p>3,6392407743</text:p>
          </table:table-cell>
          <table:table-cell table:formula="of:=[Mean.M32] - [ConfidenceDelta.N32]" office:value-type="float" office:value="3.89576415922331">
            <text:p>3,8957641592</text:p>
          </table:table-cell>
          <table:table-cell table:formula="of:=[Mean.N32] - [ConfidenceDelta.O32]" office:value-type="float" office:value="4.15231230111707">
            <text:p>4,1523123011</text:p>
          </table:table-cell>
          <table:table-cell table:formula="of:=[Mean.O32] - [ConfidenceDelta.P32]" office:value-type="float" office:value="4.40888566562904">
            <text:p>4,4088856656</text:p>
          </table:table-cell>
          <table:table-cell table:formula="of:=[Mean.P32] - [ConfidenceDelta.Q32]" office:value-type="float" office:value="4.66548473321403">
            <text:p>4,6654847332</text:p>
          </table:table-cell>
          <table:table-cell table:formula="of:=[Mean.Q32] - [ConfidenceDelta.R32]" office:value-type="float" office:value="4.92210999977665">
            <text:p>4,9221099998</text:p>
          </table:table-cell>
          <table:table-cell table:formula="of:=[Mean.R32] - [ConfidenceDelta.S32]" office:value-type="float" office:value="5.17876197737595">
            <text:p>5,1787619774</text:p>
          </table:table-cell>
          <table:table-cell table:formula="of:=[Mean.S32] - [ConfidenceDelta.T32]" office:value-type="float" office:value="5.43544119497187">
            <text:p>5,435441195</text:p>
          </table:table-cell>
          <table:table-cell table:formula="of:=[Mean.T32] - [ConfidenceDelta.U32]" office:value-type="float" office:value="5.69214819921669">
            <text:p>5,6921481992</text:p>
          </table:table-cell>
          <table:table-cell table:formula="of:=[Mean.U32] - [ConfidenceDelta.V32]" office:value-type="float" office:value="5.94888355529474">
            <text:p>5,9488835553</text:p>
          </table:table-cell>
          <table:table-cell table:formula="of:=[Mean.V32] - [ConfidenceDelta.W32]" office:value-type="float" office:value="6.20564784781407">
            <text:p>6,2056478478</text:p>
          </table:table-cell>
          <table:table-cell table:formula="of:=[Mean.W32] - [ConfidenceDelta.X32]" office:value-type="float" office:value="6.46244168175405">
            <text:p>6,4624416818</text:p>
          </table:table-cell>
          <table:table-cell table:formula="of:=[Mean.X32] - [ConfidenceDelta.Y32]" office:value-type="float" office:value="6.71926568347326">
            <text:p>6,7192656835</text:p>
          </table:table-cell>
          <table:table-cell table:formula="of:=[Mean.Y32] - [ConfidenceDelta.Z32]" office:value-type="float" office:value="6.97612050178237">
            <text:p>6,9761205018</text:p>
          </table:table-cell>
          <table:table-cell table:formula="of:=[Mean.Z32] - [ConfidenceDelta.AA32]" office:value-type="float" office:value="7.23300680908734">
            <text:p>7,2330068091</text:p>
          </table:table-cell>
          <table:table-cell table:formula="of:=99" office:value-type="float" office:value="99">
            <text:p>99</text:p>
          </table:table-cell>
          <table:table-cell table:formula="of:=[Mean.B32] + [ConfidenceDelta.C32]" office:value-type="float" office:value="2.4600780198281">
            <text:p>2,4600780198</text:p>
          </table:table-cell>
          <table:table-cell table:formula="of:=[Mean.C32] + [ConfidenceDelta.D32]" office:value-type="float" office:value="2.70882994043501">
            <text:p>2,7088299404</text:p>
          </table:table-cell>
          <table:table-cell table:formula="of:=[Mean.D32] + [ConfidenceDelta.E32]" office:value-type="float" office:value="2.95756107086234">
            <text:p>2,9575610709</text:p>
          </table:table-cell>
          <table:table-cell table:formula="of:=[Mean.E32] + [ConfidenceDelta.F32]" office:value-type="float" office:value="3.20627106362853">
            <text:p>3,2062710636</text:p>
          </table:table-cell>
          <table:table-cell table:formula="of:=[Mean.F32] + [ConfidenceDelta.G32]" office:value-type="float" office:value="3.45495956146328">
            <text:p>3,4549595615</text:p>
          </table:table-cell>
          <table:table-cell table:formula="of:=[Mean.G32] + [ConfidenceDelta.H32]" office:value-type="float" office:value="3.70362619691708">
            <text:p>3,7036261969</text:p>
          </table:table-cell>
          <table:table-cell table:formula="of:=[Mean.H32] + [ConfidenceDelta.I32]" office:value-type="float" office:value="3.95227059195048">
            <text:p>3,952270592</text:p>
          </table:table-cell>
          <table:table-cell table:formula="of:=[Mean.I32] + [ConfidenceDelta.J32]" office:value-type="float" office:value="4.20089235750183">
            <text:p>4,2008923575</text:p>
          </table:table-cell>
          <table:table-cell table:formula="of:=[Mean.J32] + [ConfidenceDelta.K32]" office:value-type="float" office:value="4.44949109303206">
            <text:p>4,449491093</text:p>
          </table:table-cell>
          <table:table-cell table:formula="of:=[Mean.K32] + [ConfidenceDelta.L32]" office:value-type="float" office:value="4.69806638604496">
            <text:p>4,698066386</text:p>
          </table:table-cell>
          <table:table-cell table:formula="of:=[Mean.L32] + [ConfidenceDelta.M32]" office:value-type="float" office:value="4.94661781158141">
            <text:p>4,9466178116</text:p>
          </table:table-cell>
          <table:table-cell table:formula="of:=[Mean.M32] + [ConfidenceDelta.N32]" office:value-type="float" office:value="5.19514493168578">
            <text:p>5,1951449317</text:p>
          </table:table-cell>
          <table:table-cell table:formula="of:=[Mean.N32] + [ConfidenceDelta.O32]" office:value-type="float" office:value="5.44364729484252">
            <text:p>5,4436472948</text:p>
          </table:table-cell>
          <table:table-cell table:formula="of:=[Mean.O32] + [ConfidenceDelta.P32]" office:value-type="float" office:value="5.69212443538106">
            <text:p>5,6921244354</text:p>
          </table:table-cell>
          <table:table-cell table:formula="of:=[Mean.P32] + [ConfidenceDelta.Q32]" office:value-type="float" office:value="5.94057587284657">
            <text:p>5,9405758728</text:p>
          </table:table-cell>
          <table:table-cell table:formula="of:=[Mean.Q32] + [ConfidenceDelta.R32]" office:value-type="float" office:value="6.18900111133446">
            <text:p>6,1890011113</text:p>
          </table:table-cell>
          <table:table-cell table:formula="of:=[Mean.R32] + [ConfidenceDelta.S32]" office:value-type="float" office:value="6.43739963878567">
            <text:p>6,4373996388</text:p>
          </table:table-cell>
          <table:table-cell table:formula="of:=[Mean.S32] + [ConfidenceDelta.T32]" office:value-type="float" office:value="6.68577092624025">
            <text:p>6,6857709262</text:p>
          </table:table-cell>
          <table:table-cell table:formula="of:=[Mean.T32] + [ConfidenceDelta.U32]" office:value-type="float" office:value="6.93411442704594">
            <text:p>6,934114427</text:p>
          </table:table-cell>
          <table:table-cell table:formula="of:=[Mean.U32] + [ConfidenceDelta.V32]" office:value-type="float" office:value="7.1824295760184">
            <text:p>7,182429576</text:p>
          </table:table-cell>
          <table:table-cell table:formula="of:=[Mean.V32] + [ConfidenceDelta.W32]" office:value-type="float" office:value="7.43071578854957">
            <text:p>7,4307157885</text:p>
          </table:table-cell>
          <table:table-cell table:formula="of:=[Mean.W32] + [ConfidenceDelta.X32]" office:value-type="float" office:value="7.67897245966009">
            <text:p>7,6789724597</text:p>
          </table:table-cell>
          <table:table-cell table:formula="of:=[Mean.X32] + [ConfidenceDelta.Y32]" office:value-type="float" office:value="7.92719896299139">
            <text:p>7,927198963</text:p>
          </table:table-cell>
          <table:table-cell table:formula="of:=[Mean.Y32] + [ConfidenceDelta.Z32]" office:value-type="float" office:value="8.17539464973278">
            <text:p>8,1753946497</text:p>
          </table:table-cell>
          <table:table-cell table:formula="of:=[Mean.Z32] + [ConfidenceDelta.AA32]" office:value-type="float" office:value="8.42355884747832">
            <text:p>8,4235588475</text:p>
          </table:table-cell>
          <table:table-cell table:formula="of:=99" office:value-type="float" office:value="99">
            <text:p>99</text:p>
          </table:table-cell>
          <table:table-cell table:formula="of:=[Mean.AB32] - [ConfidenceDelta.AC32]" office:value-type="float" office:value="-0.442883834994261">
            <text:p>-0,442883835</text:p>
          </table:table-cell>
          <table:table-cell table:formula="of:=[Mean.AC32] - [ConfidenceDelta.AD32]" office:value-type="float" office:value="-0.167207357982098">
            <text:p>-0,167207358</text:p>
          </table:table-cell>
          <table:table-cell table:formula="of:=[Mean.AD32] - [ConfidenceDelta.AE32]" office:value-type="float" office:value="0.10849105461769">
            <text:p>0,1084910546</text:p>
          </table:table-cell>
          <table:table-cell table:formula="of:=[Mean.AE32] - [ConfidenceDelta.AF32]" office:value-type="float" office:value="0.384211773562017">
            <text:p>0,3842117736</text:p>
          </table:table-cell>
          <table:table-cell table:formula="of:=[Mean.AF32] - [ConfidenceDelta.AG32]" office:value-type="float" office:value="0.659955180171263">
            <text:p>0,6599551802</text:p>
          </table:table-cell>
          <table:table-cell table:formula="of:=[Mean.AG32] - [ConfidenceDelta.AH32]" office:value-type="float" office:value="0.935721666755499">
            <text:p>0,9357216668</text:p>
          </table:table-cell>
          <table:table-cell table:formula="of:=[Mean.AH32] - [ConfidenceDelta.AI32]" office:value-type="float" office:value="1.21151163706308">
            <text:p>1,2115116371</text:p>
          </table:table-cell>
          <table:table-cell table:formula="of:=[Mean.AI32] - [ConfidenceDelta.AJ32]" office:value-type="float" office:value="1.48732550675304">
            <text:p>1,4873255068</text:p>
          </table:table-cell>
          <table:table-cell table:formula="of:=[Mean.AJ32] - [ConfidenceDelta.AK32]" office:value-type="float" office:value="1.76316370389295">
            <text:p>1,7631637039</text:p>
          </table:table-cell>
          <table:table-cell table:formula="of:=[Mean.AK32] - [ConfidenceDelta.AL32]" office:value-type="float" office:value="2.0390266694837">
            <text:p>2,0390266695</text:p>
          </table:table-cell>
          <table:table-cell table:formula="of:=[Mean.AL32] - [ConfidenceDelta.AM32]" office:value-type="float" office:value="2.31491485801334">
            <text:p>2,314914858</text:p>
          </table:table-cell>
          <table:table-cell table:formula="of:=[Mean.AM32] - [ConfidenceDelta.AN32]" office:value-type="float" office:value="2.5908287380417">
            <text:p>2,590828738</text:p>
          </table:table-cell>
          <table:table-cell table:formula="of:=[Mean.AN32] - [ConfidenceDelta.AO32]" office:value-type="float" office:value="2.86676879281797">
            <text:p>2,8667687928</text:p>
          </table:table-cell>
          <table:table-cell table:formula="of:=[Mean.AO32] - [ConfidenceDelta.AP32]" office:value-type="float" office:value="3.14273552093368">
            <text:p>3,1427355209</text:p>
          </table:table-cell>
          <table:table-cell table:formula="of:=[Mean.AP32] - [ConfidenceDelta.AQ32]" office:value-type="float" office:value="3.41872943701337">
            <text:p>3,418729437</text:p>
          </table:table-cell>
          <table:table-cell table:formula="of:=[Mean.AQ32] - [ConfidenceDelta.AR32]" office:value-type="float" office:value="3.69475107244581">
            <text:p>3,6947510724</text:p>
          </table:table-cell>
          <table:table-cell table:formula="of:=[Mean.AR32] - [ConfidenceDelta.AS32]" office:value-type="float" office:value="3.97080097615868">
            <text:p>3,9708009762</text:p>
          </table:table-cell>
          <table:table-cell table:formula="of:=[Mean.AS32] - [ConfidenceDelta.AT32]" office:value-type="float" office:value="4.24687971543987">
            <text:p>4,2468797154</text:p>
          </table:table-cell>
          <table:table-cell table:formula="of:=[Mean.AT32] - [ConfidenceDelta.AU32]" office:value-type="float" office:value="4.52298787680887">
            <text:p>4,5229878768</text:p>
          </table:table-cell>
          <table:table-cell table:formula="of:=[Mean.AU32] - [ConfidenceDelta.AV32]" office:value-type="float" office:value="4.79912606694212">
            <text:p>4,7991260669</text:p>
          </table:table-cell>
          <table:table-cell table:formula="of:=[Mean.AV32] - [ConfidenceDelta.AW32]" office:value-type="float" office:value="5.0752949136564">
            <text:p>5,0752949137</text:p>
          </table:table-cell>
          <table:table-cell table:formula="of:=[Mean.AW32] - [ConfidenceDelta.AX32]" office:value-type="float" office:value="5.35149506695471">
            <text:p>5,351495067</text:p>
          </table:table-cell>
          <table:table-cell table:formula="of:=[Mean.AX32] - [ConfidenceDelta.AY32]" office:value-type="float" office:value="5.6277272001397">
            <text:p>5,6277272001</text:p>
          </table:table-cell>
          <table:table-cell table:formula="of:=[Mean.AY32] - [ConfidenceDelta.AZ32]" office:value-type="float" office:value="5.90399201100002">
            <text:p>5,903992011</text:p>
          </table:table-cell>
          <table:table-cell table:formula="of:=[Mean.AZ32] - [ConfidenceDelta.BA32]" office:value-type="float" office:value="6.18029022307536">
            <text:p>6,1802902231</text:p>
          </table:table-cell>
          <table:table-cell table:formula="of:=99" office:value-type="float" office:value="99">
            <text:p>99</text:p>
          </table:table-cell>
          <table:table-cell table:formula="of:=[Mean.AB32] + [ConfidenceDelta.AC32]" office:value-type="float" office:value="0.986362095863826">
            <text:p>0,9863620959</text:p>
          </table:table-cell>
          <table:table-cell table:formula="of:=[Mean.AC32] + [ConfidenceDelta.AD32]" office:value-type="float" office:value="1.25416387972123">
            <text:p>1,2541638797</text:p>
          </table:table-cell>
          <table:table-cell table:formula="of:=[Mean.AD32] + [ConfidenceDelta.AE32]" office:value-type="float" office:value="1.52194372799101">
            <text:p>1,521943728</text:p>
          </table:table-cell>
          <table:table-cell table:formula="of:=[Mean.AE32] + [ConfidenceDelta.AF32]" office:value-type="float" office:value="1.78970126991624">
            <text:p>1,7897012699</text:p>
          </table:table-cell>
          <table:table-cell table:formula="of:=[Mean.AF32] + [ConfidenceDelta.AG32]" office:value-type="float" office:value="2.05743612417656">
            <text:p>2,0574361242</text:p>
          </table:table-cell>
          <table:table-cell table:formula="of:=[Mean.AG32] + [ConfidenceDelta.AH32]" office:value-type="float" office:value="2.32514789846189">
            <text:p>2,3251478985</text:p>
          </table:table-cell>
          <table:table-cell table:formula="of:=[Mean.AH32] + [ConfidenceDelta.AI32]" office:value-type="float" office:value="2.59283618902388">
            <text:p>2,592836189</text:p>
          </table:table-cell>
          <table:table-cell table:formula="of:=[Mean.AI32] + [ConfidenceDelta.AJ32]" office:value-type="float" office:value="2.86050058020348">
            <text:p>2,8605005802</text:p>
          </table:table-cell>
          <table:table-cell table:formula="of:=[Mean.AJ32] + [ConfidenceDelta.AK32]" office:value-type="float" office:value="3.12814064393314">
            <text:p>3,1281406439</text:p>
          </table:table-cell>
          <table:table-cell table:formula="of:=[Mean.AK32] + [ConfidenceDelta.AL32]" office:value-type="float" office:value="3.39575593921196">
            <text:p>3,3957559392</text:p>
          </table:table-cell>
          <table:table-cell table:formula="of:=[Mean.AL32] + [ConfidenceDelta.AM32]" office:value-type="float" office:value="3.66334601155188">
            <text:p>3,6633460116</text:p>
          </table:table-cell>
          <table:table-cell table:formula="of:=[Mean.AM32] + [ConfidenceDelta.AN32]" office:value-type="float" office:value="3.93091039239308">
            <text:p>3,9309103924</text:p>
          </table:table-cell>
          <table:table-cell table:formula="of:=[Mean.AN32] + [ConfidenceDelta.AO32]" office:value-type="float" office:value="4.19844859848637">
            <text:p>4,1984485985</text:p>
          </table:table-cell>
          <table:table-cell table:formula="of:=[Mean.AO32] + [ConfidenceDelta.AP32]" office:value-type="float" office:value="4.46596013124023">
            <text:p>4,4659601312</text:p>
          </table:table-cell>
          <table:table-cell table:formula="of:=[Mean.AP32] + [ConfidenceDelta.AQ32]" office:value-type="float" office:value="4.73344447603011">
            <text:p>4,733444476</text:p>
          </table:table-cell>
          <table:table-cell table:formula="of:=[Mean.AQ32] + [ConfidenceDelta.AR32]" office:value-type="float" office:value="5.00090110146724">
            <text:p>5,0009011015</text:p>
          </table:table-cell>
          <table:table-cell table:formula="of:=[Mean.AR32] + [ConfidenceDelta.AS32]" office:value-type="float" office:value="5.26832945862393">
            <text:p>5,2683294586</text:p>
          </table:table-cell>
          <table:table-cell table:formula="of:=[Mean.AS32] + [ConfidenceDelta.AT32]" office:value-type="float" office:value="5.53572898021231">
            <text:p>5,5357289802</text:p>
          </table:table-cell>
          <table:table-cell table:formula="of:=[Mean.AT32] + [ConfidenceDelta.AU32]" office:value-type="float" office:value="5.80309907971287">
            <text:p>5,8030990797</text:p>
          </table:table-cell>
          <table:table-cell table:formula="of:=[Mean.AU32] + [ConfidenceDelta.AV32]" office:value-type="float" office:value="6.07043915044918">
            <text:p>6,0704391504</text:p>
          </table:table-cell>
          <table:table-cell table:formula="of:=[Mean.AV32] + [ConfidenceDelta.AW32]" office:value-type="float" office:value="6.33774856460447">
            <text:p>6,3377485646</text:p>
          </table:table-cell>
          <table:table-cell table:formula="of:=[Mean.AW32] + [ConfidenceDelta.AX32]" office:value-type="float" office:value="6.60502667217573">
            <text:p>6,6050266722</text:p>
          </table:table-cell>
          <table:table-cell table:formula="of:=[Mean.AX32] + [ConfidenceDelta.AY32]" office:value-type="float" office:value="6.8722727998603">
            <text:p>6,8722727999</text:p>
          </table:table-cell>
          <table:table-cell table:formula="of:=[Mean.AY32] + [ConfidenceDelta.AZ32]" office:value-type="float" office:value="7.13948624986954">
            <text:p>7,1394862499</text:p>
          </table:table-cell>
          <table:table-cell table:formula="of:=[Mean.AZ32] + [ConfidenceDelta.BA32]" office:value-type="float" office:value="7.40666629866378">
            <text:p>7,406666298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3]+1" office:value-type="float" office:value="26">
            <text:p>26</text:p>
          </table:table-cell>
          <table:table-cell table:formula="of:=[Mean.B33] - [ConfidenceDelta.C33]" office:value-type="float" office:value="1.13705760455469">
            <text:p>1,1370576046</text:p>
          </table:table-cell>
          <table:table-cell table:formula="of:=[Mean.C33] - [ConfidenceDelta.D33]" office:value-type="float" office:value="1.40350583696372">
            <text:p>1,403505837</text:p>
          </table:table-cell>
          <table:table-cell table:formula="of:=[Mean.D33] - [ConfidenceDelta.E33]" office:value-type="float" office:value="1.66997512753564">
            <text:p>1,6699751275</text:p>
          </table:table-cell>
          <table:table-cell table:formula="of:=[Mean.E33] - [ConfidenceDelta.F33]" office:value-type="float" office:value="1.936465828231">
            <text:p>1,9364658282</text:p>
          </table:table-cell>
          <table:table-cell table:formula="of:=[Mean.F33] - [ConfidenceDelta.G33]" office:value-type="float" office:value="2.20297830092527">
            <text:p>2,2029783009</text:p>
          </table:table-cell>
          <table:table-cell table:formula="of:=[Mean.G33] - [ConfidenceDelta.H33]" office:value-type="float" office:value="2.46951291780437">
            <text:p>2,4695129178</text:p>
          </table:table-cell>
          <table:table-cell table:formula="of:=[Mean.H33] - [ConfidenceDelta.I33]" office:value-type="float" office:value="2.73607006178062">
            <text:p>2,7360700618</text:p>
          </table:table-cell>
          <table:table-cell table:formula="of:=[Mean.I33] - [ConfidenceDelta.J33]" office:value-type="float" office:value="3.00265012693063">
            <text:p>3,0026501269</text:p>
          </table:table-cell>
          <table:table-cell table:formula="of:=[Mean.J33] - [ConfidenceDelta.K33]" office:value-type="float" office:value="3.2692535189564">
            <text:p>3,269253519</text:p>
          </table:table-cell>
          <table:table-cell table:formula="of:=[Mean.K33] - [ConfidenceDelta.L33]" office:value-type="float" office:value="3.53588065567116">
            <text:p>3,5358806557</text:p>
          </table:table-cell>
          <table:table-cell table:formula="of:=[Mean.L33] - [ConfidenceDelta.M33]" office:value-type="float" office:value="3.80253196751171">
            <text:p>3,8025319675</text:p>
          </table:table-cell>
          <table:table-cell table:formula="of:=[Mean.M33] - [ConfidenceDelta.N33]" office:value-type="float" office:value="4.06920789807889">
            <text:p>4,0692078981</text:p>
          </table:table-cell>
          <table:table-cell table:formula="of:=[Mean.N33] - [ConfidenceDelta.O33]" office:value-type="float" office:value="4.33590890470823">
            <text:p>4,3359089047</text:p>
          </table:table-cell>
          <table:table-cell table:formula="of:=[Mean.O33] - [ConfidenceDelta.P33]" office:value-type="float" office:value="4.60263545907277">
            <text:p>4,6026354591</text:p>
          </table:table-cell>
          <table:table-cell table:formula="of:=[Mean.P33] - [ConfidenceDelta.Q33]" office:value-type="float" office:value="4.86938804782031">
            <text:p>4,8693880478</text:p>
          </table:table-cell>
          <table:table-cell table:formula="of:=[Mean.Q33] - [ConfidenceDelta.R33]" office:value-type="float" office:value="5.13616717324765">
            <text:p>5,1361671732</text:p>
          </table:table-cell>
          <table:table-cell table:formula="of:=[Mean.R33] - [ConfidenceDelta.S33]" office:value-type="float" office:value="5.4029733540142">
            <text:p>5,402973354</text:p>
          </table:table-cell>
          <table:table-cell table:formula="of:=[Mean.S33] - [ConfidenceDelta.T33]" office:value-type="float" office:value="5.66980712589816">
            <text:p>5,6698071259</text:p>
          </table:table-cell>
          <table:table-cell table:formula="of:=[Mean.T33] - [ConfidenceDelta.U33]" office:value-type="float" office:value="5.9366690425981">
            <text:p>5,9366690426</text:p>
          </table:table-cell>
          <table:table-cell table:formula="of:=[Mean.U33] - [ConfidenceDelta.V33]" office:value-type="float" office:value="6.20355967658351">
            <text:p>6,2035596766</text:p>
          </table:table-cell>
          <table:table-cell table:formula="of:=[Mean.V33] - [ConfidenceDelta.W33]" office:value-type="float" office:value="6.47047961999799">
            <text:p>6,47047962</text:p>
          </table:table-cell>
          <table:table-cell table:formula="of:=[Mean.W33] - [ConfidenceDelta.X33]" office:value-type="float" office:value="6.73742948561902">
            <text:p>6,7374294856</text:p>
          </table:table-cell>
          <table:table-cell table:formula="of:=[Mean.X33] - [ConfidenceDelta.Y33]" office:value-type="float" office:value="7.00440990787889">
            <text:p>7,0044099079</text:p>
          </table:table-cell>
          <table:table-cell table:formula="of:=[Mean.Y33] - [ConfidenceDelta.Z33]" office:value-type="float" office:value="7.27142154395137">
            <text:p>7,271421544</text:p>
          </table:table-cell>
          <table:table-cell table:formula="of:=[Mean.Z33] - [ConfidenceDelta.AA33]" office:value-type="float" office:value="7.53846507490965">
            <text:p>7,5384650749</text:p>
          </table:table-cell>
          <table:table-cell table:formula="of:=99" office:value-type="float" office:value="99">
            <text:p>99</text:p>
          </table:table-cell>
          <table:table-cell table:formula="of:=[Mean.B33] + [ConfidenceDelta.C33]" office:value-type="float" office:value="2.53971007221299">
            <text:p>2,5397100722</text:p>
          </table:table-cell>
          <table:table-cell table:formula="of:=[Mean.C33] + [ConfidenceDelta.D33]" office:value-type="float" office:value="2.79851436505648">
            <text:p>2,7985143651</text:p>
          </table:table-cell>
          <table:table-cell table:formula="of:=[Mean.D33] + [ConfidenceDelta.E33]" office:value-type="float" office:value="3.05729759973709">
            <text:p>3,0572975997</text:p>
          </table:table-cell>
          <table:table-cell table:formula="of:=[Mean.E33] + [ConfidenceDelta.F33]" office:value-type="float" office:value="3.31605942429426">
            <text:p>3,3160594243</text:p>
          </table:table-cell>
          <table:table-cell table:formula="of:=[Mean.F33] + [ConfidenceDelta.G33]" office:value-type="float" office:value="3.5747994768525">
            <text:p>3,5747994769</text:p>
          </table:table-cell>
          <table:table-cell table:formula="of:=[Mean.G33] + [ConfidenceDelta.H33]" office:value-type="float" office:value="3.83351738522593">
            <text:p>3,8335173852</text:p>
          </table:table-cell>
          <table:table-cell table:formula="of:=[Mean.H33] + [ConfidenceDelta.I33]" office:value-type="float" office:value="4.09221276650221">
            <text:p>4,0922127665</text:p>
          </table:table-cell>
          <table:table-cell table:formula="of:=[Mean.I33] + [ConfidenceDelta.J33]" office:value-type="float" office:value="4.35088522660472">
            <text:p>4,3508852266</text:p>
          </table:table-cell>
          <table:table-cell table:formula="of:=[Mean.J33] + [ConfidenceDelta.K33]" office:value-type="float" office:value="4.60953435983148">
            <text:p>4,6095343598</text:p>
          </table:table-cell>
          <table:table-cell table:formula="of:=[Mean.K33] + [ConfidenceDelta.L33]" office:value-type="float" office:value="4.86815974836924">
            <text:p>4,8681597484</text:p>
          </table:table-cell>
          <table:table-cell table:formula="of:=[Mean.L33] + [ConfidenceDelta.M33]" office:value-type="float" office:value="5.12676096178122">
            <text:p>5,1267609618</text:p>
          </table:table-cell>
          <table:table-cell table:formula="of:=[Mean.M33] + [ConfidenceDelta.N33]" office:value-type="float" office:value="5.38533755646656">
            <text:p>5,3853375565</text:p>
          </table:table-cell>
          <table:table-cell table:formula="of:=[Mean.N33] + [ConfidenceDelta.O33]" office:value-type="float" office:value="5.64388907508975">
            <text:p>5,6438890751</text:p>
          </table:table-cell>
          <table:table-cell table:formula="of:=[Mean.O33] + [ConfidenceDelta.P33]" office:value-type="float" office:value="5.90241504597774">
            <text:p>5,902415046</text:p>
          </table:table-cell>
          <table:table-cell table:formula="of:=[Mean.P33] + [ConfidenceDelta.Q33]" office:value-type="float" office:value="6.16091498248272">
            <text:p>6,1609149825</text:p>
          </table:table-cell>
          <table:table-cell table:formula="of:=[Mean.Q33] + [ConfidenceDelta.R33]" office:value-type="float" office:value="6.41938838230791">
            <text:p>6,4193883823</text:p>
          </table:table-cell>
          <table:table-cell table:formula="of:=[Mean.R33] + [ConfidenceDelta.S33]" office:value-type="float" office:value="6.67783472679388">
            <text:p>6,6778347268</text:p>
          </table:table-cell>
          <table:table-cell table:formula="of:=[Mean.S33] + [ConfidenceDelta.T33]" office:value-type="float" office:value="6.93625348016244">
            <text:p>6,9362534802</text:p>
          </table:table-cell>
          <table:table-cell table:formula="of:=[Mean.T33] + [ConfidenceDelta.U33]" office:value-type="float" office:value="7.19464408871503">
            <text:p>7,1946440887</text:p>
          </table:table-cell>
          <table:table-cell table:formula="of:=[Mean.U33] + [ConfidenceDelta.V33]" office:value-type="float" office:value="7.45300597998215">
            <text:p>7,45300598</text:p>
          </table:table-cell>
          <table:table-cell table:formula="of:=[Mean.V33] + [ConfidenceDelta.W33]" office:value-type="float" office:value="7.71133856182019">
            <text:p>7,7113385618</text:p>
          </table:table-cell>
          <table:table-cell table:formula="of:=[Mean.W33] + [ConfidenceDelta.X33]" office:value-type="float" office:value="7.96964122145168">
            <text:p>7,9696412215</text:p>
          </table:table-cell>
          <table:table-cell table:formula="of:=[Mean.X33] + [ConfidenceDelta.Y33]" office:value-type="float" office:value="8.22791332444434">
            <text:p>8,2279133244</text:p>
          </table:table-cell>
          <table:table-cell table:formula="of:=[Mean.Y33] + [ConfidenceDelta.Z33]" office:value-type="float" office:value="8.48615421362439">
            <text:p>8,4861542136</text:p>
          </table:table-cell>
          <table:table-cell table:formula="of:=[Mean.Z33] + [ConfidenceDelta.AA33]" office:value-type="float" office:value="8.74436320791864">
            <text:p>8,7443632079</text:p>
          </table:table-cell>
          <table:table-cell table:formula="of:=99" office:value-type="float" office:value="99">
            <text:p>99</text:p>
          </table:table-cell>
          <table:table-cell table:formula="of:=[Mean.AB33] - [ConfidenceDelta.AC33]" office:value-type="float" office:value="-0.441225687077446">
            <text:p>-0,4412256871</text:p>
          </table:table-cell>
          <table:table-cell table:formula="of:=[Mean.AC33] - [ConfidenceDelta.AD33]" office:value-type="float" office:value="-0.154628892851194">
            <text:p>-0,1546288929</text:p>
          </table:table-cell>
          <table:table-cell table:formula="of:=[Mean.AD33] - [ConfidenceDelta.AE33]" office:value-type="float" office:value="0.131990119710175">
            <text:p>0,1319901197</text:p>
          </table:table-cell>
          <table:table-cell table:formula="of:=[Mean.AE33] - [ConfidenceDelta.AF33]" office:value-type="float" office:value="0.418631726142594">
            <text:p>0,4186317261</text:p>
          </table:table-cell>
          <table:table-cell table:formula="of:=[Mean.AF33] - [ConfidenceDelta.AG33]" office:value-type="float" office:value="0.705296312681624">
            <text:p>0,7052963127</text:p>
          </table:table-cell>
          <table:table-cell table:formula="of:=[Mean.AG33] - [ConfidenceDelta.AH33]" office:value-type="float" office:value="0.991984276694172">
            <text:p>0,9919842767</text:p>
          </table:table-cell>
          <table:table-cell table:formula="of:=[Mean.AH33] - [ConfidenceDelta.AI33]" office:value-type="float" office:value="1.27869602713287">
            <text:p>1,2786960271</text:p>
          </table:table-cell>
          <table:table-cell table:formula="of:=[Mean.AI33] - [ConfidenceDelta.AJ33]" office:value-type="float" office:value="1.56543198501456">
            <text:p>1,565431985</text:p>
          </table:table-cell>
          <table:table-cell table:formula="of:=[Mean.AJ33] - [ConfidenceDelta.AK33]" office:value-type="float" office:value="1.85219258392454">
            <text:p>1,8521925839</text:p>
          </table:table-cell>
          <table:table-cell table:formula="of:=[Mean.AK33] - [ConfidenceDelta.AL33]" office:value-type="float" office:value="2.13897827054818">
            <text:p>2,1389782705</text:p>
          </table:table-cell>
          <table:table-cell table:formula="of:=[Mean.AL33] - [ConfidenceDelta.AM33]" office:value-type="float" office:value="2.42578950523183">
            <text:p>2,4257895052</text:p>
          </table:table-cell>
          <table:table-cell table:formula="of:=[Mean.AM33] - [ConfidenceDelta.AN33]" office:value-type="float" office:value="2.71262676257499">
            <text:p>2,7126267626</text:p>
          </table:table-cell>
          <table:table-cell table:formula="of:=[Mean.AN33] - [ConfidenceDelta.AO33]" office:value-type="float" office:value="2.99949053205591">
            <text:p>2,9994905321</text:p>
          </table:table-cell>
          <table:table-cell table:formula="of:=[Mean.AO33] - [ConfidenceDelta.AP33]" office:value-type="float" office:value="3.2863813186929">
            <text:p>3,2863813187</text:p>
          </table:table-cell>
          <table:table-cell table:formula="of:=[Mean.AP33] - [ConfidenceDelta.AQ33]" office:value-type="float" office:value="3.57329964374394">
            <text:p>3,5732996437</text:p>
          </table:table-cell>
          <table:table-cell table:formula="of:=[Mean.AQ33] - [ConfidenceDelta.AR33]" office:value-type="float" office:value="3.86024604544738">
            <text:p>3,8602460454</text:p>
          </table:table-cell>
          <table:table-cell table:formula="of:=[Mean.AR33] - [ConfidenceDelta.AS33]" office:value-type="float" office:value="4.14722107980652">
            <text:p>4,1472210798</text:p>
          </table:table-cell>
          <table:table-cell table:formula="of:=[Mean.AS33] - [ConfidenceDelta.AT33]" office:value-type="float" office:value="4.4342253214215">
            <text:p>4,4342253214</text:p>
          </table:table-cell>
          <table:table-cell table:formula="of:=[Mean.AT33] - [ConfidenceDelta.AU33]" office:value-type="float" office:value="4.72125936437202">
            <text:p>4,7212593644</text:p>
          </table:table-cell>
          <table:table-cell table:formula="of:=[Mean.AU33] - [ConfidenceDelta.AV33]" office:value-type="float" office:value="5.00832382315451">
            <text:p>5,0083238232</text:p>
          </table:table-cell>
          <table:table-cell table:formula="of:=[Mean.AV33] - [ConfidenceDelta.AW33]" office:value-type="float" office:value="5.29541933367823">
            <text:p>5,2954193337</text:p>
          </table:table-cell>
          <table:table-cell table:formula="of:=[Mean.AW33] - [ConfidenceDelta.AX33]" office:value-type="float" office:value="5.58254655432466">
            <text:p>5,5825465543</text:p>
          </table:table-cell>
          <table:table-cell table:formula="of:=[Mean.AX33] - [ConfidenceDelta.AY33]" office:value-type="float" office:value="5.86970616707527">
            <text:p>5,8697061671</text:p>
          </table:table-cell>
          <table:table-cell table:formula="of:=[Mean.AY33] - [ConfidenceDelta.AZ33]" office:value-type="float" office:value="6.15689887871311">
            <text:p>6,1568988787</text:p>
          </table:table-cell>
          <table:table-cell table:formula="of:=[Mean.AZ33] - [ConfidenceDelta.BA33]" office:value-type="float" office:value="6.44412542210422">
            <text:p>6,4441254221</text:p>
          </table:table-cell>
          <table:table-cell table:formula="of:=99" office:value-type="float" office:value="99">
            <text:p>99</text:p>
          </table:table-cell>
          <table:table-cell table:formula="of:=[Mean.AB33] + [ConfidenceDelta.AC33]" office:value-type="float" office:value="1.00644307838179">
            <text:p>1,0064430784</text:p>
          </table:table-cell>
          <table:table-cell table:formula="of:=[Mean.AC33] + [ConfidenceDelta.AD33]" office:value-type="float" office:value="1.28506367545989">
            <text:p>1,2850636755</text:p>
          </table:table-cell>
          <table:table-cell table:formula="of:=[Mean.AD33] + [ConfidenceDelta.AE33]" office:value-type="float" office:value="1.56366205420287">
            <text:p>1,5636620542</text:p>
          </table:table-cell>
          <table:table-cell table:formula="of:=[Mean.AE33] + [ConfidenceDelta.AF33]" office:value-type="float" office:value="1.8422378390748">
            <text:p>1,8422378391</text:p>
          </table:table-cell>
          <table:table-cell table:formula="of:=[Mean.AF33] + [ConfidenceDelta.AG33]" office:value-type="float" office:value="2.12079064384011">
            <text:p>2,1207906438</text:p>
          </table:table-cell>
          <table:table-cell table:formula="of:=[Mean.AG33] + [ConfidenceDelta.AH33]" office:value-type="float" office:value="2.39932007113191">
            <text:p>2,3993200711</text:p>
          </table:table-cell>
          <table:table-cell table:formula="of:=[Mean.AH33] + [ConfidenceDelta.AI33]" office:value-type="float" office:value="2.67782571199757">
            <text:p>2,677825712</text:p>
          </table:table-cell>
          <table:table-cell table:formula="of:=[Mean.AI33] + [ConfidenceDelta.AJ33]" office:value-type="float" office:value="2.95630714542022">
            <text:p>2,9563071454</text:p>
          </table:table-cell>
          <table:table-cell table:formula="of:=[Mean.AJ33] + [ConfidenceDelta.AK33]" office:value-type="float" office:value="3.23476393781459">
            <text:p>3,2347639378</text:p>
          </table:table-cell>
          <table:table-cell table:formula="of:=[Mean.AK33] + [ConfidenceDelta.AL33]" office:value-type="float" office:value="3.5131956424953">
            <text:p>3,5131956425</text:p>
          </table:table-cell>
          <table:table-cell table:formula="of:=[Mean.AL33] + [ConfidenceDelta.AM33]" office:value-type="float" office:value="3.791601799116">
            <text:p>3,7916017991</text:p>
          </table:table-cell>
          <table:table-cell table:formula="of:=[Mean.AM33] + [ConfidenceDelta.AN33]" office:value-type="float" office:value="4.06998193307718">
            <text:p>4,0699819331</text:p>
          </table:table-cell>
          <table:table-cell table:formula="of:=[Mean.AN33] + [ConfidenceDelta.AO33]" office:value-type="float" office:value="4.34833555490061">
            <text:p>4,3483355549</text:p>
          </table:table-cell>
          <table:table-cell table:formula="of:=[Mean.AO33] + [ConfidenceDelta.AP33]" office:value-type="float" office:value="4.62666215956797">
            <text:p>4,6266621596</text:p>
          </table:table-cell>
          <table:table-cell table:formula="of:=[Mean.AP33] + [ConfidenceDelta.AQ33]" office:value-type="float" office:value="4.90496122582127">
            <text:p>4,9049612258</text:p>
          </table:table-cell>
          <table:table-cell table:formula="of:=[Mean.AQ33] + [ConfidenceDelta.AR33]" office:value-type="float" office:value="5.18323221542218">
            <text:p>5,1832322154</text:p>
          </table:table-cell>
          <table:table-cell table:formula="of:=[Mean.AR33] + [ConfidenceDelta.AS33]" office:value-type="float" office:value="5.4614745723674">
            <text:p>5,4614745724</text:p>
          </table:table-cell>
          <table:table-cell table:formula="of:=[Mean.AS33] + [ConfidenceDelta.AT33]" office:value-type="float" office:value="5.73968772205676">
            <text:p>5,7396877221</text:p>
          </table:table-cell>
          <table:table-cell table:formula="of:=[Mean.AT33] + [ConfidenceDelta.AU33]" office:value-type="float" office:value="6.01787107041059">
            <text:p>6,0178710704</text:p>
          </table:table-cell>
          <table:table-cell table:formula="of:=[Mean.AU33] + [ConfidenceDelta.AV33]" office:value-type="float" office:value="6.29602400293245">
            <text:p>6,2960240029</text:p>
          </table:table-cell>
          <table:table-cell table:formula="of:=[Mean.AV33] + [ConfidenceDelta.AW33]" office:value-type="float" office:value="6.57414588371308">
            <text:p>6,5741458837</text:p>
          </table:table-cell>
          <table:table-cell table:formula="of:=[Mean.AW33] + [ConfidenceDelta.AX33]" office:value-type="float" office:value="6.85223605437099">
            <text:p>6,8522360544</text:p>
          </table:table-cell>
          <table:table-cell table:formula="of:=[Mean.AX33] + [ConfidenceDelta.AY33]" office:value-type="float" office:value="7.13029383292473">
            <text:p>7,1302938329</text:p>
          </table:table-cell>
          <table:table-cell table:formula="of:=[Mean.AY33] + [ConfidenceDelta.AZ33]" office:value-type="float" office:value="7.40831851259124">
            <text:p>7,4083185126</text:p>
          </table:table-cell>
          <table:table-cell table:formula="of:=[Mean.AZ33] + [ConfidenceDelta.BA33]" office:value-type="float" office:value="7.68630936050448">
            <text:p>7,686309360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4]+1" office:value-type="float" office:value="27">
            <text:p>27</text:p>
          </table:table-cell>
          <table:table-cell table:formula="of:=[Mean.B34] - [ConfidenceDelta.C34]" office:value-type="float" office:value="1.19931686956256">
            <text:p>1,1993168696</text:p>
          </table:table-cell>
          <table:table-cell table:formula="of:=[Mean.C34] - [ConfidenceDelta.D34]" office:value-type="float" office:value="1.47591214950362">
            <text:p>1,4759121495</text:p>
          </table:table-cell>
          <table:table-cell table:formula="of:=[Mean.D34] - [ConfidenceDelta.E34]" office:value-type="float" office:value="1.75252874126309">
            <text:p>1,7525287413</text:p>
          </table:table-cell>
          <table:table-cell table:formula="of:=[Mean.E34] - [ConfidenceDelta.F34]" office:value-type="float" office:value="2.02916700104104">
            <text:p>2,029167001</text:p>
          </table:table-cell>
          <table:table-cell table:formula="of:=[Mean.F34] - [ConfidenceDelta.G34]" office:value-type="float" office:value="2.30582729507192">
            <text:p>2,3058272951</text:p>
          </table:table-cell>
          <table:table-cell table:formula="of:=[Mean.G34] - [ConfidenceDelta.H34]" office:value-type="float" office:value="2.58251000002479">
            <text:p>2,58251</text:p>
          </table:table-cell>
          <table:table-cell table:formula="of:=[Mean.H34] - [ConfidenceDelta.I34]" office:value-type="float" office:value="2.85921550342433">
            <text:p>2,8592155034</text:p>
          </table:table-cell>
          <table:table-cell table:formula="of:=[Mean.I34] - [ConfidenceDelta.J34]" office:value-type="float" office:value="3.135944204094">
            <text:p>3,1359442041</text:p>
          </table:table-cell>
          <table:table-cell table:formula="of:=[Mean.J34] - [ConfidenceDelta.K34]" office:value-type="float" office:value="3.41269651262266">
            <text:p>3,4126965126</text:p>
          </table:table-cell>
          <table:table-cell table:formula="of:=[Mean.K34] - [ConfidenceDelta.L34]" office:value-type="float" office:value="3.68947285185631">
            <text:p>3,6894728519</text:p>
          </table:table-cell>
          <table:table-cell table:formula="of:=[Mean.L34] - [ConfidenceDelta.M34]" office:value-type="float" office:value="3.96627365741655">
            <text:p>3,9662736574</text:p>
          </table:table-cell>
          <table:table-cell table:formula="of:=[Mean.M34] - [ConfidenceDelta.N34]" office:value-type="float" office:value="4.24309937824761">
            <text:p>4,2430993782</text:p>
          </table:table-cell>
          <table:table-cell table:formula="of:=[Mean.N34] - [ConfidenceDelta.O34]" office:value-type="float" office:value="4.51995047719384">
            <text:p>4,5199504772</text:p>
          </table:table-cell>
          <table:table-cell table:formula="of:=[Mean.O34] - [ConfidenceDelta.P34]" office:value-type="float" office:value="4.7968274316098">
            <text:p>4,7968274316</text:p>
          </table:table-cell>
          <table:table-cell table:formula="of:=[Mean.P34] - [ConfidenceDelta.Q34]" office:value-type="float" office:value="5.07373073400521">
            <text:p>5,073730734</text:p>
          </table:table-cell>
          <table:table-cell table:formula="of:=[Mean.Q34] - [ConfidenceDelta.R34]" office:value-type="float" office:value="5.35066089272725">
            <text:p>5,3506608927</text:p>
          </table:table-cell>
          <table:table-cell table:formula="of:=[Mean.R34] - [ConfidenceDelta.S34]" office:value-type="float" office:value="5.62761843268285">
            <text:p>5,6276184327</text:p>
          </table:table-cell>
          <table:table-cell table:formula="of:=[Mean.S34] - [ConfidenceDelta.T34]" office:value-type="float" office:value="5.9046038961039">
            <text:p>5,9046038961</text:p>
          </table:table-cell>
          <table:table-cell table:formula="of:=[Mean.T34] - [ConfidenceDelta.U34]" office:value-type="float" office:value="6.18161784335852">
            <text:p>6,1816178434</text:p>
          </table:table-cell>
          <table:table-cell table:formula="of:=[Mean.U34] - [ConfidenceDelta.V34]" office:value-type="float" office:value="6.45866085381188">
            <text:p>6,4586608538</text:p>
          </table:table-cell>
          <table:table-cell table:formula="of:=[Mean.V34] - [ConfidenceDelta.W34]" office:value-type="float" office:value="6.73573352674022">
            <text:p>6,7357335267</text:p>
          </table:table-cell>
          <table:table-cell table:formula="of:=[Mean.W34] - [ConfidenceDelta.X34]" office:value-type="float" office:value="7.01283648230223">
            <text:p>7,0128364823</text:p>
          </table:table-cell>
          <table:table-cell table:formula="of:=[Mean.X34] - [ConfidenceDelta.Y34]" office:value-type="float" office:value="7.28997036257222">
            <text:p>7,2899703626</text:p>
          </table:table-cell>
          <table:table-cell table:formula="of:=[Mean.Y34] - [ConfidenceDelta.Z34]" office:value-type="float" office:value="7.56713583263993">
            <text:p>7,5671358326</text:p>
          </table:table-cell>
          <table:table-cell table:formula="of:=[Mean.Z34] - [ConfidenceDelta.AA34]" office:value-type="float" office:value="7.84433358178241">
            <text:p>7,8443335818</text:p>
          </table:table-cell>
          <table:table-cell table:formula="of:=99" office:value-type="float" office:value="99">
            <text:p>99</text:p>
          </table:table-cell>
          <table:table-cell table:formula="of:=[Mean.B34] + [ConfidenceDelta.C34]" office:value-type="float" office:value="2.61886494861926">
            <text:p>2,6188649486</text:p>
          </table:table-cell>
          <table:table-cell table:formula="of:=[Mean.C34] + [ConfidenceDelta.D34]" office:value-type="float" office:value="2.88772421413274">
            <text:p>2,8877242141</text:p>
          </table:table-cell>
          <table:table-cell table:formula="of:=[Mean.D34] + [ConfidenceDelta.E34]" office:value-type="float" office:value="3.15656216782782">
            <text:p>3,1565621678</text:p>
          </table:table-cell>
          <table:table-cell table:formula="of:=[Mean.E34] + [ConfidenceDelta.F34]" office:value-type="float" office:value="3.42537845350441">
            <text:p>3,4253784535</text:p>
          </table:table-cell>
          <table:table-cell table:formula="of:=[Mean.F34] + [ConfidenceDelta.G34]" office:value-type="float" office:value="3.69417270492808">
            <text:p>3,6941727049</text:p>
          </table:table-cell>
          <table:table-cell table:formula="of:=[Mean.G34] + [ConfidenceDelta.H34]" office:value-type="float" office:value="3.96294454542975">
            <text:p>3,9629445454</text:p>
          </table:table-cell>
          <table:table-cell table:formula="of:=[Mean.H34] + [ConfidenceDelta.I34]" office:value-type="float" office:value="4.23169358748476">
            <text:p>4,2316935875</text:p>
          </table:table-cell>
          <table:table-cell table:formula="of:=[Mean.I34] + [ConfidenceDelta.J34]" office:value-type="float" office:value="4.50041943226963">
            <text:p>4,5004194323</text:p>
          </table:table-cell>
          <table:table-cell table:formula="of:=[Mean.J34] + [ConfidenceDelta.K34]" office:value-type="float" office:value="4.76912166919552">
            <text:p>4,7691216692</text:p>
          </table:table-cell>
          <table:table-cell table:formula="of:=[Mean.K34] + [ConfidenceDelta.L34]" office:value-type="float" office:value="5.03779987541642">
            <text:p>5,0377998754</text:p>
          </table:table-cell>
          <table:table-cell table:formula="of:=[Mean.L34] + [ConfidenceDelta.M34]" office:value-type="float" office:value="5.30645361531073">
            <text:p>5,3064536153</text:p>
          </table:table-cell>
          <table:table-cell table:formula="of:=[Mean.M34] + [ConfidenceDelta.N34]" office:value-type="float" office:value="5.57508243993421">
            <text:p>5,5750824399</text:p>
          </table:table-cell>
          <table:table-cell table:formula="of:=[Mean.N34] + [ConfidenceDelta.O34]" office:value-type="float" office:value="5.84368588644252">
            <text:p>5,8436858864</text:p>
          </table:table-cell>
          <table:table-cell table:formula="of:=[Mean.O34] + [ConfidenceDelta.P34]" office:value-type="float" office:value="6.11226347748111">
            <text:p>6,1122634775</text:p>
          </table:table-cell>
          <table:table-cell table:formula="of:=[Mean.P34] + [ConfidenceDelta.Q34]" office:value-type="float" office:value="6.38081472054024">
            <text:p>6,3808147205</text:p>
          </table:table-cell>
          <table:table-cell table:formula="of:=[Mean.Q34] + [ConfidenceDelta.R34]" office:value-type="float" office:value="6.64933910727275">
            <text:p>6,6493391073</text:p>
          </table:table-cell>
          <table:table-cell table:formula="of:=[Mean.R34] + [ConfidenceDelta.S34]" office:value-type="float" office:value="6.91783611277169">
            <text:p>6,9178361128</text:p>
          </table:table-cell>
          <table:table-cell table:formula="of:=[Mean.S34] + [ConfidenceDelta.T34]" office:value-type="float" office:value="7.1863051948052">
            <text:p>7,1863051948</text:p>
          </table:table-cell>
          <table:table-cell table:formula="of:=[Mean.T34] + [ConfidenceDelta.U34]" office:value-type="float" office:value="7.45474579300512">
            <text:p>7,454745793</text:p>
          </table:table-cell>
          <table:table-cell table:formula="of:=[Mean.U34] + [ConfidenceDelta.V34]" office:value-type="float" office:value="7.7231573280063">
            <text:p>7,723157328</text:p>
          </table:table-cell>
          <table:table-cell table:formula="of:=[Mean.V34] + [ConfidenceDelta.W34]" office:value-type="float" office:value="7.99153920053251">
            <text:p>7,9915392005</text:p>
          </table:table-cell>
          <table:table-cell table:formula="of:=[Mean.W34] + [ConfidenceDelta.X34]" office:value-type="float" office:value="8.25989079042504">
            <text:p>8,2598907904</text:p>
          </table:table-cell>
          <table:table-cell table:formula="of:=[Mean.X34] + [ConfidenceDelta.Y34]" office:value-type="float" office:value="8.5282114556096">
            <text:p>8,5282114556</text:p>
          </table:table-cell>
          <table:table-cell table:formula="of:=[Mean.Y34] + [ConfidenceDelta.Z34]" office:value-type="float" office:value="8.79650053099644">
            <text:p>8,796500531</text:p>
          </table:table-cell>
          <table:table-cell table:formula="of:=[Mean.Z34] + [ConfidenceDelta.AA34]" office:value-type="float" office:value="9.0647573273085">
            <text:p>9,0647573273</text:p>
          </table:table-cell>
          <table:table-cell table:formula="of:=99" office:value-type="float" office:value="99">
            <text:p>99</text:p>
          </table:table-cell>
          <table:table-cell table:formula="of:=[Mean.AB34] - [ConfidenceDelta.AC34]" office:value-type="float" office:value="-0.4390750488426">
            <text:p>-0,4390750488</text:p>
          </table:table-cell>
          <table:table-cell table:formula="of:=[Mean.AC34] - [ConfidenceDelta.AD34]" office:value-type="float" office:value="-0.141560650868188">
            <text:p>-0,1415606509</text:p>
          </table:table-cell>
          <table:table-cell table:formula="of:=[Mean.AD34] - [ConfidenceDelta.AE34]" office:value-type="float" office:value="0.155976233071681">
            <text:p>0,1559762331</text:p>
          </table:table-cell>
          <table:table-cell table:formula="of:=[Mean.AE34] - [ConfidenceDelta.AF34]" office:value-type="float" office:value="0.453535983036447">
            <text:p>0,453535983</text:p>
          </table:table-cell>
          <table:table-cell table:formula="of:=[Mean.AF34] - [ConfidenceDelta.AG34]" office:value-type="float" office:value="0.751118989914061">
            <text:p>0,7511189899</text:p>
          </table:table-cell>
          <table:table-cell table:formula="of:=[Mean.AG34] - [ConfidenceDelta.AH34]" office:value-type="float" office:value="1.0487256558579">
            <text:p>1,0487256559</text:p>
          </table:table-cell>
          <table:table-cell table:formula="of:=[Mean.AH34] - [ConfidenceDelta.AI34]" office:value-type="float" office:value="1.34635639474663">
            <text:p>1,3463563947</text:p>
          </table:table-cell>
          <table:table-cell table:formula="of:=[Mean.AI34] - [ConfidenceDelta.AJ34]" office:value-type="float" office:value="1.64401163266843">
            <text:p>1,6440116327</text:p>
          </table:table-cell>
          <table:table-cell table:formula="of:=[Mean.AJ34] - [ConfidenceDelta.AK34]" office:value-type="float" office:value="1.94169180843135">
            <text:p>1,9416918084</text:p>
          </table:table-cell>
          <table:table-cell table:formula="of:=[Mean.AK34] - [ConfidenceDelta.AL34]" office:value-type="float" office:value="2.23939737410128">
            <text:p>2,2393973741</text:p>
          </table:table-cell>
          <table:table-cell table:formula="of:=[Mean.AL34] - [ConfidenceDelta.AM34]" office:value-type="float" office:value="2.53712879556967">
            <text:p>2,5371287956</text:p>
          </table:table-cell>
          <table:table-cell table:formula="of:=[Mean.AM34] - [ConfidenceDelta.AN34]" office:value-type="float" office:value="2.8348865531528">
            <text:p>2,8348865532</text:p>
          </table:table-cell>
          <table:table-cell table:formula="of:=[Mean.AN34] - [ConfidenceDelta.AO34]" office:value-type="float" office:value="3.13267114222491">
            <text:p>3,1326711422</text:p>
          </table:table-cell>
          <table:table-cell table:formula="of:=[Mean.AO34] - [ConfidenceDelta.AP34]" office:value-type="float" office:value="3.43048307388748">
            <text:p>3,4304830739</text:p>
          </table:table-cell>
          <table:table-cell table:formula="of:=[Mean.AP34] - [ConfidenceDelta.AQ34]" office:value-type="float" office:value="3.72832287567733">
            <text:p>3,7283228757</text:p>
          </table:table-cell>
          <table:table-cell table:formula="of:=[Mean.AQ34] - [ConfidenceDelta.AR34]" office:value-type="float" office:value="4.0261910923161">
            <text:p>4,0261910923</text:p>
          </table:table-cell>
          <table:table-cell table:formula="of:=[Mean.AR34] - [ConfidenceDelta.AS34]" office:value-type="float" office:value="4.32408828650442">
            <text:p>4,3240882865</text:p>
          </table:table-cell>
          <table:table-cell table:formula="of:=[Mean.AS34] - [ConfidenceDelta.AT34]" office:value-type="float" office:value="4.62201503976379">
            <text:p>4,6220150398</text:p>
          </table:table-cell>
          <table:table-cell table:formula="of:=[Mean.AT34] - [ConfidenceDelta.AU34]" office:value-type="float" office:value="4.91997195332985">
            <text:p>4,9199719533</text:p>
          </table:table-cell>
          <table:table-cell table:formula="of:=[Mean.AU34] - [ConfidenceDelta.AV34]" office:value-type="float" office:value="5.21795964910094">
            <text:p>5,2179596491</text:p>
          </table:table-cell>
          <table:table-cell table:formula="of:=[Mean.AV34] - [ConfidenceDelta.AW34]" office:value-type="float" office:value="5.51597877064615">
            <text:p>5,5159787706</text:p>
          </table:table-cell>
          <table:table-cell table:formula="of:=[Mean.AW34] - [ConfidenceDelta.AX34]" office:value-type="float" office:value="5.81402998427747">
            <text:p>5,8140299843</text:p>
          </table:table-cell>
          <table:table-cell table:formula="of:=[Mean.AX34] - [ConfidenceDelta.AY34]" office:value-type="float" office:value="6.11211398019117">
            <text:p>6,1121139802</text:p>
          </table:table-cell>
          <table:table-cell table:formula="of:=[Mean.AY34] - [ConfidenceDelta.AZ34]" office:value-type="float" office:value="6.41023147368382">
            <text:p>6,4102314737</text:p>
          </table:table-cell>
          <table:table-cell table:formula="of:=[Mean.AZ34] - [ConfidenceDelta.BA34]" office:value-type="float" office:value="6.7083832064492">
            <text:p>6,7083832064</text:p>
          </table:table-cell>
          <table:table-cell table:formula="of:=99" office:value-type="float" office:value="99">
            <text:p>99</text:p>
          </table:table-cell>
          <table:table-cell table:formula="of:=[Mean.AB34] + [ConfidenceDelta.AC34]" office:value-type="float" office:value="1.02603157058173">
            <text:p>1,0260315706</text:p>
          </table:table-cell>
          <table:table-cell table:formula="of:=[Mean.AC34] + [ConfidenceDelta.AD34]" office:value-type="float" office:value="1.31547369434645">
            <text:p>1,3154736943</text:p>
          </table:table-cell>
          <table:table-cell table:formula="of:=[Mean.AD34] + [ConfidenceDelta.AE34]" office:value-type="float" office:value="1.60489333214571">
            <text:p>1,6048933321</text:p>
          </table:table-cell>
          <table:table-cell table:formula="of:=[Mean.AE34] + [ConfidenceDelta.AF34]" office:value-type="float" office:value="1.89429010392008">
            <text:p>1,8942901039</text:p>
          </table:table-cell>
          <table:table-cell table:formula="of:=[Mean.AF34] + [ConfidenceDelta.AG34]" office:value-type="float" office:value="2.18366361878159">
            <text:p>2,1836636188</text:p>
          </table:table-cell>
          <table:table-cell table:formula="of:=[Mean.AG34] + [ConfidenceDelta.AH34]" office:value-type="float" office:value="2.47301347457688">
            <text:p>2,4730134746</text:p>
          </table:table-cell>
          <table:table-cell table:formula="of:=[Mean.AH34] + [ConfidenceDelta.AI34]" office:value-type="float" office:value="2.76233925742729">
            <text:p>2,7623392574</text:p>
          </table:table-cell>
          <table:table-cell table:formula="of:=[Mean.AI34] + [ConfidenceDelta.AJ34]" office:value-type="float" office:value="3.05164054124461">
            <text:p>3,0516405412</text:p>
          </table:table-cell>
          <table:table-cell table:formula="of:=[Mean.AJ34] + [ConfidenceDelta.AK34]" office:value-type="float" office:value="3.34091688722083">
            <text:p>3,3409168872</text:p>
          </table:table-cell>
          <table:table-cell table:formula="of:=[Mean.AK34] + [ConfidenceDelta.AL34]" office:value-type="float" office:value="3.63016784329003">
            <text:p>3,6301678433</text:p>
          </table:table-cell>
          <table:table-cell table:formula="of:=[Mean.AL34] + [ConfidenceDelta.AM34]" office:value-type="float" office:value="3.91939294356076">
            <text:p>3,9193929436</text:p>
          </table:table-cell>
          <table:table-cell table:formula="of:=[Mean.AM34] + [ConfidenceDelta.AN34]" office:value-type="float" office:value="4.20859170771676">
            <text:p>4,2085917077</text:p>
          </table:table-cell>
          <table:table-cell table:formula="of:=[Mean.AN34] + [ConfidenceDelta.AO34]" office:value-type="float" office:value="4.49776364038379">
            <text:p>4,4977636404</text:p>
          </table:table-cell>
          <table:table-cell table:formula="of:=[Mean.AO34] + [ConfidenceDelta.AP34]" office:value-type="float" office:value="4.78690823046034">
            <text:p>4,7869082305</text:p>
          </table:table-cell>
          <table:table-cell table:formula="of:=[Mean.AP34] + [ConfidenceDelta.AQ34]" office:value-type="float" office:value="5.07602495040963">
            <text:p>5,0760249504</text:p>
          </table:table-cell>
          <table:table-cell table:formula="of:=[Mean.AQ34] + [ConfidenceDelta.AR34]" office:value-type="float" office:value="5.36511325550999">
            <text:p>5,3651132555</text:p>
          </table:table-cell>
          <table:table-cell table:formula="of:=[Mean.AR34] + [ConfidenceDelta.AS34]" office:value-type="float" office:value="5.6541725830608">
            <text:p>5,6541725831</text:p>
          </table:table-cell>
          <table:table-cell table:formula="of:=[Mean.AS34] + [ConfidenceDelta.AT34]" office:value-type="float" office:value="5.94320235154056">
            <text:p>5,9432023515</text:p>
          </table:table-cell>
          <table:table-cell table:formula="of:=[Mean.AT34] + [ConfidenceDelta.AU34]" office:value-type="float" office:value="6.23220195971363">
            <text:p>6,2322019597</text:p>
          </table:table-cell>
          <table:table-cell table:formula="of:=[Mean.AU34] + [ConfidenceDelta.AV34]" office:value-type="float" office:value="6.52117078568167">
            <text:p>6,5211707857</text:p>
          </table:table-cell>
          <table:table-cell table:formula="of:=[Mean.AV34] + [ConfidenceDelta.AW34]" office:value-type="float" office:value="6.81010818587559">
            <text:p>6,8101081859</text:p>
          </table:table-cell>
          <table:table-cell table:formula="of:=[Mean.AW34] + [ConfidenceDelta.AX34]" office:value-type="float" office:value="7.0990134939834">
            <text:p>7,099013494</text:p>
          </table:table-cell>
          <table:table-cell table:formula="of:=[Mean.AX34] + [ConfidenceDelta.AY34]" office:value-type="float" office:value="7.38788601980883">
            <text:p>7,3878860198</text:p>
          </table:table-cell>
          <table:table-cell table:formula="of:=[Mean.AY34] + [ConfidenceDelta.AZ34]" office:value-type="float" office:value="7.67672504805531">
            <text:p>7,6767250481</text:p>
          </table:table-cell>
          <table:table-cell table:formula="of:=[Mean.AZ34] + [ConfidenceDelta.BA34]" office:value-type="float" office:value="7.96552983702906">
            <text:p>7,96552983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5]+1" office:value-type="float" office:value="28">
            <text:p>28</text:p>
          </table:table-cell>
          <table:table-cell table:formula="of:=[Mean.B35] - [ConfidenceDelta.C35]" office:value-type="float" office:value="1.26203646176085">
            <text:p>1,2620364618</text:p>
          </table:table-cell>
          <table:table-cell table:formula="of:=[Mean.C35] - [ConfidenceDelta.D35]" office:value-type="float" office:value="1.54877628062023">
            <text:p>1,5487762806</text:p>
          </table:table-cell>
          <table:table-cell table:formula="of:=[Mean.D35] - [ConfidenceDelta.E35]" office:value-type="float" office:value="1.83553765113164">
            <text:p>1,8355376511</text:p>
          </table:table-cell>
          <table:table-cell table:formula="of:=[Mean.E35] - [ConfidenceDelta.F35]" office:value-type="float" office:value="2.12232093350371">
            <text:p>2,1223209335</text:p>
          </table:table-cell>
          <table:table-cell table:formula="of:=[Mean.F35] - [ConfidenceDelta.G35]" office:value-type="float" office:value="2.40912649809229">
            <text:p>2,4091264981</text:p>
          </table:table-cell>
          <table:table-cell table:formula="of:=[Mean.G35] - [ConfidenceDelta.H35]" office:value-type="float" office:value="2.69595472580532">
            <text:p>2,6959547258</text:p>
          </table:table-cell>
          <table:table-cell table:formula="of:=[Mean.H35] - [ConfidenceDelta.I35]" office:value-type="float" office:value="2.98280600852851">
            <text:p>2,9828060085</text:p>
          </table:table-cell>
          <table:table-cell table:formula="of:=[Mean.I35] - [ConfidenceDelta.J35]" office:value-type="float" office:value="3.26968074957349">
            <text:p>3,2696807496</text:p>
          </table:table-cell>
          <table:table-cell table:formula="of:=[Mean.J35] - [ConfidenceDelta.K35]" office:value-type="float" office:value="3.55657936414971">
            <text:p>3,5565793641</text:p>
          </table:table-cell>
          <table:table-cell table:formula="of:=[Mean.K35] - [ConfidenceDelta.L35]" office:value-type="float" office:value="3.84350227986169">
            <text:p>3,8435022799</text:p>
          </table:table-cell>
          <table:table-cell table:formula="of:=[Mean.L35] - [ConfidenceDelta.M35]" office:value-type="float" office:value="4.13044993723333">
            <text:p>4,1304499372</text:p>
          </table:table-cell>
          <table:table-cell table:formula="of:=[Mean.M35] - [ConfidenceDelta.N35]" office:value-type="float" office:value="4.41742279026106">
            <text:p>4,4174227903</text:p>
          </table:table-cell>
          <table:table-cell table:formula="of:=[Mean.N35] - [ConfidenceDelta.O35]" office:value-type="float" office:value="4.70442130699788">
            <text:p>4,704421307</text:p>
          </table:table-cell>
          <table:table-cell table:formula="of:=[Mean.O35] - [ConfidenceDelta.P35]" office:value-type="float" office:value="4.99144597017029">
            <text:p>4,9914459702</text:p>
          </table:table-cell>
          <table:table-cell table:formula="of:=[Mean.P35] - [ConfidenceDelta.Q35]" office:value-type="float" office:value="5.27849727783048">
            <text:p>5,2784972778</text:p>
          </table:table-cell>
          <table:table-cell table:formula="of:=[Mean.Q35] - [ConfidenceDelta.R35]" office:value-type="float" office:value="5.56557574404634">
            <text:p>5,565575744</text:p>
          </table:table-cell>
          <table:table-cell table:formula="of:=[Mean.R35] - [ConfidenceDelta.S35]" office:value-type="float" office:value="5.85268189963188">
            <text:p>5,8526818996</text:p>
          </table:table-cell>
          <table:table-cell table:formula="of:=[Mean.S35] - [ConfidenceDelta.T35]" office:value-type="float" office:value="6.13981629292101">
            <text:p>6,1398162929</text:p>
          </table:table-cell>
          <table:table-cell table:formula="of:=[Mean.T35] - [ConfidenceDelta.U35]" office:value-type="float" office:value="6.426979490588">
            <text:p>6,4269794906</text:p>
          </table:table-cell>
          <table:table-cell table:formula="of:=[Mean.U35] - [ConfidenceDelta.V35]" office:value-type="float" office:value="6.71417207851793">
            <text:p>6,7141720785</text:p>
          </table:table-cell>
          <table:table-cell table:formula="of:=[Mean.V35] - [ConfidenceDelta.W35]" office:value-type="float" office:value="7.00139466273102">
            <text:p>7,0013946627</text:p>
          </table:table-cell>
          <table:table-cell table:formula="of:=[Mean.W35] - [ConfidenceDelta.X35]" office:value-type="float" office:value="7.28864787036494">
            <text:p>7,2886478704</text:p>
          </table:table-cell>
          <table:table-cell table:formula="of:=[Mean.X35] - [ConfidenceDelta.Y35]" office:value-type="float" office:value="7.57593235071963">
            <text:p>7,5759323507</text:p>
          </table:table-cell>
          <table:table-cell table:formula="of:=[Mean.Y35] - [ConfidenceDelta.Z35]" office:value-type="float" office:value="7.86324877636945">
            <text:p>7,8632487764</text:p>
          </table:table-cell>
          <table:table-cell table:formula="of:=[Mean.Z35] - [ConfidenceDelta.AA35]" office:value-type="float" office:value="8.15059784434826">
            <text:p>8,1505978443</text:p>
          </table:table-cell>
          <table:table-cell table:formula="of:=99" office:value-type="float" office:value="99">
            <text:p>99</text:p>
          </table:table-cell>
          <table:table-cell table:formula="of:=[Mean.B35] + [ConfidenceDelta.C35]" office:value-type="float" office:value="2.69755949783511">
            <text:p>2,6975594978</text:p>
          </table:table-cell>
          <table:table-cell table:formula="of:=[Mean.C35] + [ConfidenceDelta.D35]" office:value-type="float" office:value="2.9764762446323">
            <text:p>2,9764762446</text:p>
          </table:table-cell>
          <table:table-cell table:formula="of:=[Mean.D35] + [ConfidenceDelta.E35]" office:value-type="float" office:value="3.25537143977745">
            <text:p>3,2553714398</text:p>
          </table:table-cell>
          <table:table-cell table:formula="of:=[Mean.E35] + [ConfidenceDelta.F35]" office:value-type="float" office:value="3.53424472306195">
            <text:p>3,5342447231</text:p>
          </table:table-cell>
          <table:table-cell table:formula="of:=[Mean.F35] + [ConfidenceDelta.G35]" office:value-type="float" office:value="3.81309572412993">
            <text:p>3,8130957241</text:p>
          </table:table-cell>
          <table:table-cell table:formula="of:=[Mean.G35] + [ConfidenceDelta.H35]" office:value-type="float" office:value="4.09192406207347">
            <text:p>4,0919240621</text:p>
          </table:table-cell>
          <table:table-cell table:formula="of:=[Mean.H35] + [ConfidenceDelta.I35]" office:value-type="float" office:value="4.37072934500685">
            <text:p>4,370729345</text:p>
          </table:table-cell>
          <table:table-cell table:formula="of:=[Mean.I35] + [ConfidenceDelta.J35]" office:value-type="float" office:value="4.64951116961843">
            <text:p>4,6495111696</text:p>
          </table:table-cell>
          <table:table-cell table:formula="of:=[Mean.J35] + [ConfidenceDelta.K35]" office:value-type="float" office:value="4.92826912069877">
            <text:p>4,9282691207</text:p>
          </table:table-cell>
          <table:table-cell table:formula="of:=[Mean.K35] + [ConfidenceDelta.L35]" office:value-type="float" office:value="5.20700277064336">
            <text:p>5,2070027706</text:p>
          </table:table-cell>
          <table:table-cell table:formula="of:=[Mean.L35] + [ConfidenceDelta.M35]" office:value-type="float" office:value="5.48571167892829">
            <text:p>5,4857116789</text:p>
          </table:table-cell>
          <table:table-cell table:formula="of:=[Mean.M35] + [ConfidenceDelta.N35]" office:value-type="float" office:value="5.76439539155712">
            <text:p>5,7643953916</text:p>
          </table:table-cell>
          <table:table-cell table:formula="of:=[Mean.N35] + [ConfidenceDelta.O35]" office:value-type="float" office:value="6.04305344047686">
            <text:p>6,0430534405</text:p>
          </table:table-cell>
          <table:table-cell table:formula="of:=[Mean.O35] + [ConfidenceDelta.P35]" office:value-type="float" office:value="6.32168534296103">
            <text:p>6,321685343</text:p>
          </table:table-cell>
          <table:table-cell table:formula="of:=[Mean.P35] + [ConfidenceDelta.Q35]" office:value-type="float" office:value="6.6002906009574">
            <text:p>6,600290601</text:p>
          </table:table-cell>
          <table:table-cell table:formula="of:=[Mean.Q35] + [ConfidenceDelta.R35]" office:value-type="float" office:value="6.8788687003981">
            <text:p>6,8788687004</text:p>
          </table:table-cell>
          <table:table-cell table:formula="of:=[Mean.R35] + [ConfidenceDelta.S35]" office:value-type="float" office:value="7.15741911046913">
            <text:p>7,1574191105</text:p>
          </table:table-cell>
          <table:table-cell table:formula="of:=[Mean.S35] + [ConfidenceDelta.T35]" office:value-type="float" office:value="7.43594128283656">
            <text:p>7,4359412828</text:p>
          </table:table-cell>
          <table:table-cell table:formula="of:=[Mean.T35] + [ConfidenceDelta.U35]" office:value-type="float" office:value="7.71443465082614">
            <text:p>7,7144346508</text:p>
          </table:table-cell>
          <table:table-cell table:formula="of:=[Mean.U35] + [ConfidenceDelta.V35]" office:value-type="float" office:value="7.99289862855278">
            <text:p>7,9928986286</text:p>
          </table:table-cell>
          <table:table-cell table:formula="of:=[Mean.V35] + [ConfidenceDelta.W35]" office:value-type="float" office:value="8.27133260999625">
            <text:p>8,27133261</text:p>
          </table:table-cell>
          <table:table-cell table:formula="of:=[Mean.W35] + [ConfidenceDelta.X35]" office:value-type="float" office:value="8.54973596801889">
            <text:p>8,549735968</text:p>
          </table:table-cell>
          <table:table-cell table:formula="of:=[Mean.X35] + [ConfidenceDelta.Y35]" office:value-type="float" office:value="8.82810805332078">
            <text:p>8,8281080533</text:p>
          </table:table-cell>
          <table:table-cell table:formula="of:=[Mean.Y35] + [ConfidenceDelta.Z35]" office:value-type="float" office:value="9.10644819332752">
            <text:p>9,1064481933</text:p>
          </table:table-cell>
          <table:table-cell table:formula="of:=[Mean.Z35] + [ConfidenceDelta.AA35]" office:value-type="float" office:value="9.38475569100528">
            <text:p>9,384755691</text:p>
          </table:table-cell>
          <table:table-cell table:formula="of:=99" office:value-type="float" office:value="99">
            <text:p>99</text:p>
          </table:table-cell>
          <table:table-cell table:formula="of:=[Mean.AB35] - [ConfidenceDelta.AC35]" office:value-type="float" office:value="-0.436449309817763">
            <text:p>-0,4364493098</text:p>
          </table:table-cell>
          <table:table-cell table:formula="of:=[Mean.AC35] - [ConfidenceDelta.AD35]" office:value-type="float" office:value="-0.128019925750318">
            <text:p>-0,1280199258</text:p>
          </table:table-cell>
          <table:table-cell table:formula="of:=[Mean.AD35] - [ConfidenceDelta.AE35]" office:value-type="float" office:value="0.180432197329549">
            <text:p>0,1804321973</text:p>
          </table:table-cell>
          <table:table-cell table:formula="of:=[Mean.AE35] - [ConfidenceDelta.AF35]" office:value-type="float" office:value="0.488907443758294">
            <text:p>0,4889074438</text:p>
          </table:table-cell>
          <table:table-cell table:formula="of:=[Mean.AF35] - [ConfidenceDelta.AG35]" office:value-type="float" office:value="0.797406208822748">
            <text:p>0,7974062088</text:p>
          </table:table-cell>
          <table:table-cell table:formula="of:=[Mean.AG35] - [ConfidenceDelta.AH35]" office:value-type="float" office:value="1.10592889920194">
            <text:p>1,1059288992</text:p>
          </table:table-cell>
          <table:table-cell table:formula="of:=[Mean.AH35] - [ConfidenceDelta.AI35]" office:value-type="float" office:value="1.41447593343214">
            <text:p>1,4144759334</text:p>
          </table:table-cell>
          <table:table-cell table:formula="of:=[Mean.AI35] - [ConfidenceDelta.AJ35]" office:value-type="float" office:value="1.72304774239654">
            <text:p>1,7230477424</text:p>
          </table:table-cell>
          <table:table-cell table:formula="of:=[Mean.AJ35] - [ConfidenceDelta.AK35]" office:value-type="float" office:value="2.03164476984132">
            <text:p>2,0316447698</text:p>
          </table:table-cell>
          <table:table-cell table:formula="of:=[Mean.AK35] - [ConfidenceDelta.AL35]" office:value-type="float" office:value="2.34026747291974">
            <text:p>2,3402674729</text:p>
          </table:table-cell>
          <table:table-cell table:formula="of:=[Mean.AL35] - [ConfidenceDelta.AM35]" office:value-type="float" office:value="2.64891632276617">
            <text:p>2,6489163228</text:p>
          </table:table-cell>
          <table:table-cell table:formula="of:=[Mean.AM35] - [ConfidenceDelta.AN35]" office:value-type="float" office:value="2.95759180510216">
            <text:p>2,9575918051</text:p>
          </table:table-cell>
          <table:table-cell table:formula="of:=[Mean.AN35] - [ConfidenceDelta.AO35]" office:value-type="float" office:value="3.26629442087665">
            <text:p>3,2662944209</text:p>
          </table:table-cell>
          <table:table-cell table:formula="of:=[Mean.AO35] - [ConfidenceDelta.AP35]" office:value-type="float" office:value="3.57502468694286">
            <text:p>3,5750246869</text:p>
          </table:table-cell>
          <table:table-cell table:formula="of:=[Mean.AP35] - [ConfidenceDelta.AQ35]" office:value-type="float" office:value="3.88378313677424">
            <text:p>3,8837831368</text:p>
          </table:table-cell>
          <table:table-cell table:formula="of:=[Mean.AQ35] - [ConfidenceDelta.AR35]" office:value-type="float" office:value="4.19257032122251">
            <text:p>4,1925703212</text:p>
          </table:table-cell>
          <table:table-cell table:formula="of:=[Mean.AR35] - [ConfidenceDelta.AS35]" office:value-type="float" office:value="4.50138680932067">
            <text:p>4,5013868093</text:p>
          </table:table-cell>
          <table:table-cell table:formula="of:=[Mean.AS35] - [ConfidenceDelta.AT35]" office:value-type="float" office:value="4.81023318913439">
            <text:p>4,8102331891</text:p>
          </table:table-cell>
          <table:table-cell table:formula="of:=[Mean.AT35] - [ConfidenceDelta.AU35]" office:value-type="float" office:value="5.11911006866536">
            <text:p>5,1191100687</text:p>
          </table:table-cell>
          <table:table-cell table:formula="of:=[Mean.AU35] - [ConfidenceDelta.AV35]" office:value-type="float" office:value="5.42801807681048">
            <text:p>5,4280180768</text:p>
          </table:table-cell>
          <table:table-cell table:formula="of:=[Mean.AV35] - [ConfidenceDelta.AW35]" office:value-type="float" office:value="5.73695786438128">
            <text:p>5,7369578644</text:p>
          </table:table-cell>
          <table:table-cell table:formula="of:=[Mean.AW35] - [ConfidenceDelta.AX35]" office:value-type="float" office:value="6.04593010518813">
            <text:p>6,0459301052</text:p>
          </table:table-cell>
          <table:table-cell table:formula="of:=[Mean.AX35] - [ConfidenceDelta.AY35]" office:value-type="float" office:value="6.35493549719444">
            <text:p>6,3549354972</text:p>
          </table:table-cell>
          <table:table-cell table:formula="of:=[Mean.AY35] - [ConfidenceDelta.AZ35]" office:value-type="float" office:value="6.66397476374644">
            <text:p>6,6639747637</text:p>
          </table:table-cell>
          <table:table-cell table:formula="of:=[Mean.AZ35] - [ConfidenceDelta.BA35]" office:value-type="float" office:value="6.97304865488456">
            <text:p>6,9730486549</text:p>
          </table:table-cell>
          <table:table-cell table:formula="of:=99" office:value-type="float" office:value="99">
            <text:p>99</text:p>
          </table:table-cell>
          <table:table-cell table:formula="of:=[Mean.AB35] + [ConfidenceDelta.AC35]" office:value-type="float" office:value="1.04514496199168">
            <text:p>1,045144962</text:p>
          </table:table-cell>
          <table:table-cell table:formula="of:=[Mean.AC35] + [ConfidenceDelta.AD35]" office:value-type="float" office:value="1.34541123009814">
            <text:p>1,3454112301</text:p>
          </table:table-cell>
          <table:table-cell table:formula="of:=[Mean.AD35] + [ConfidenceDelta.AE35]" office:value-type="float" office:value="1.64565475919219">
            <text:p>1,6456547592</text:p>
          </table:table-cell>
          <table:table-cell table:formula="of:=[Mean.AE35] + [ConfidenceDelta.AF35]" office:value-type="float" office:value="1.94587516493736">
            <text:p>1,9458751649</text:p>
          </table:table-cell>
          <table:table-cell table:formula="of:=[Mean.AF35] + [ConfidenceDelta.AG35]" office:value-type="float" office:value="2.24607205204682">
            <text:p>2,246072052</text:p>
          </table:table-cell>
          <table:table-cell table:formula="of:=[Mean.AG35] + [ConfidenceDelta.AH35]" office:value-type="float" office:value="2.54624501384154">
            <text:p>2,5462450138</text:p>
          </table:table-cell>
          <table:table-cell table:formula="of:=[Mean.AH35] + [ConfidenceDelta.AI35]" office:value-type="float" office:value="2.84639363178525">
            <text:p>2,8463936318</text:p>
          </table:table-cell>
          <table:table-cell table:formula="of:=[Mean.AI35] + [ConfidenceDelta.AJ35]" office:value-type="float" office:value="3.14651747499477">
            <text:p>3,146517475</text:p>
          </table:table-cell>
          <table:table-cell table:formula="of:=[Mean.AJ35] + [ConfidenceDelta.AK35]" office:value-type="float" office:value="3.4466160997239">
            <text:p>3,4466160997</text:p>
          </table:table-cell>
          <table:table-cell table:formula="of:=[Mean.AK35] + [ConfidenceDelta.AL35]" office:value-type="float" office:value="3.74668904881939">
            <text:p>3,7466890488</text:p>
          </table:table-cell>
          <table:table-cell table:formula="of:=[Mean.AL35] + [ConfidenceDelta.AM35]" office:value-type="float" office:value="4.04673585114687">
            <text:p>4,0467358511</text:p>
          </table:table-cell>
          <table:table-cell table:formula="of:=[Mean.AM35] + [ConfidenceDelta.AN35]" office:value-type="float" office:value="4.3467560209848">
            <text:p>4,346756021</text:p>
          </table:table-cell>
          <table:table-cell table:formula="of:=[Mean.AN35] + [ConfidenceDelta.AO35]" office:value-type="float" office:value="4.64674905738421">
            <text:p>4,6467490574</text:p>
          </table:table-cell>
          <table:table-cell table:formula="of:=[Mean.AO35] + [ConfidenceDelta.AP35]" office:value-type="float" office:value="4.94671444349192">
            <text:p>4,9467144435</text:p>
          </table:table-cell>
          <table:table-cell table:formula="of:=[Mean.AP35] + [ConfidenceDelta.AQ35]" office:value-type="float" office:value="5.24665164583445">
            <text:p>5,2466516458</text:p>
          </table:table-cell>
          <table:table-cell table:formula="of:=[Mean.AQ35] + [ConfidenceDelta.AR35]" office:value-type="float" office:value="5.5465601135601">
            <text:p>5,5465601136</text:p>
          </table:table-cell>
          <table:table-cell table:formula="of:=[Mean.AR35] + [ConfidenceDelta.AS35]" office:value-type="float" office:value="5.84643927763586">
            <text:p>5,8464392776</text:p>
          </table:table-cell>
          <table:table-cell table:formula="of:=[Mean.AS35] + [ConfidenceDelta.AT35]" office:value-type="float" office:value="6.14628854999605">
            <text:p>6,14628855</text:p>
          </table:table-cell>
          <table:table-cell table:formula="of:=[Mean.AT35] + [ConfidenceDelta.AU35]" office:value-type="float" office:value="6.44610732263899">
            <text:p>6,4461073226</text:p>
          </table:table-cell>
          <table:table-cell table:formula="of:=[Mean.AU35] + [ConfidenceDelta.AV35]" office:value-type="float" office:value="6.74589496666778">
            <text:p>6,7458949667</text:p>
          </table:table-cell>
          <table:table-cell table:formula="of:=[Mean.AV35] + [ConfidenceDelta.AW35]" office:value-type="float" office:value="7.04565083127089">
            <text:p>7,0456508313</text:p>
          </table:table-cell>
          <table:table-cell table:formula="of:=[Mean.AW35] + [ConfidenceDelta.AX35]" office:value-type="float" office:value="7.34537424263796">
            <text:p>7,3453742426</text:p>
          </table:table-cell>
          <table:table-cell table:formula="of:=[Mean.AX35] + [ConfidenceDelta.AY35]" office:value-type="float" office:value="7.64506450280556">
            <text:p>7,6450645028</text:p>
          </table:table-cell>
          <table:table-cell table:formula="of:=[Mean.AY35] + [ConfidenceDelta.AZ35]" office:value-type="float" office:value="7.94472088842748">
            <text:p>7,9447208884</text:p>
          </table:table-cell>
          <table:table-cell table:formula="of:=[Mean.AZ35] + [ConfidenceDelta.BA35]" office:value-type="float" office:value="8.24434264946327">
            <text:p>8,244342649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6]+1" office:value-type="float" office:value="29">
            <text:p>29</text:p>
          </table:table-cell>
          <table:table-cell table:formula="of:=[Mean.B36] - [ConfidenceDelta.C36]" office:value-type="float" office:value="1.32520117279813">
            <text:p>1,3252011728</text:p>
          </table:table-cell>
          <table:table-cell table:formula="of:=[Mean.C36] - [ConfidenceDelta.D36]" office:value-type="float" office:value="1.62208310484202">
            <text:p>1,6220831048</text:p>
          </table:table-cell>
          <table:table-cell table:formula="of:=[Mean.D36] - [ConfidenceDelta.E36]" office:value-type="float" office:value="1.91898681500636">
            <text:p>1,918986815</text:p>
          </table:table-cell>
          <table:table-cell table:formula="of:=[Mean.E36] - [ConfidenceDelta.F36]" office:value-type="float" office:value="2.21591266728488">
            <text:p>2,2159126673</text:p>
          </table:table-cell>
          <table:table-cell table:formula="of:=[Mean.F36] - [ConfidenceDelta.G36]" office:value-type="float" office:value="2.51286103592524">
            <text:p>2,5128610359</text:p>
          </table:table-cell>
          <table:table-cell table:formula="of:=[Mean.G36] - [ConfidenceDelta.H36]" office:value-type="float" office:value="2.80983230583799">
            <text:p>2,8098323058</text:p>
          </table:table-cell>
          <table:table-cell table:formula="of:=[Mean.H36] - [ConfidenceDelta.I36]" office:value-type="float" office:value="3.10682687302686">
            <text:p>3,106826873</text:p>
          </table:table-cell>
          <table:table-cell table:formula="of:=[Mean.I36] - [ConfidenceDelta.J36]" office:value-type="float" office:value="3.40384514504155">
            <text:p>3,403845145</text:p>
          </table:table-cell>
          <table:table-cell table:formula="of:=[Mean.J36] - [ConfidenceDelta.K36]" office:value-type="float" office:value="3.70088754145458">
            <text:p>3,7008875415</text:p>
          </table:table-cell>
          <table:table-cell table:formula="of:=[Mean.K36] - [ConfidenceDelta.L36]" office:value-type="float" office:value="3.99795449436383">
            <text:p>3,9979544944</text:p>
          </table:table-cell>
          <table:table-cell table:formula="of:=[Mean.L36] - [ConfidenceDelta.M36]" office:value-type="float" office:value="4.29504644892228">
            <text:p>4,2950464489</text:p>
          </table:table-cell>
          <table:table-cell table:formula="of:=[Mean.M36] - [ConfidenceDelta.N36]" office:value-type="float" office:value="4.59216386389705">
            <text:p>4,5921638639</text:p>
          </table:table-cell>
          <table:table-cell table:formula="of:=[Mean.N36] - [ConfidenceDelta.O36]" office:value-type="float" office:value="4.88930721225952">
            <text:p>4,8893072123</text:p>
          </table:table-cell>
          <table:table-cell table:formula="of:=[Mean.O36] - [ConfidenceDelta.P36]" office:value-type="float" office:value="5.18647698180875">
            <text:p>5,1864769818</text:p>
          </table:table-cell>
          <table:table-cell table:formula="of:=[Mean.P36] - [ConfidenceDelta.Q36]" office:value-type="float" office:value="5.48367367583055">
            <text:p>5,4836736758</text:p>
          </table:table-cell>
          <table:table-cell table:formula="of:=[Mean.Q36] - [ConfidenceDelta.R36]" office:value-type="float" office:value="5.78089781379474">
            <text:p>5,7808978138</text:p>
          </table:table-cell>
          <table:table-cell table:formula="of:=[Mean.R36] - [ConfidenceDelta.S36]" office:value-type="float" office:value="6.07814993209319">
            <text:p>6,0781499321</text:p>
          </table:table-cell>
          <table:table-cell table:formula="of:=[Mean.S36] - [ConfidenceDelta.T36]" office:value-type="float" office:value="6.3754305848218">
            <text:p>6,3754305848</text:p>
          </table:table-cell>
          <table:table-cell table:formula="of:=[Mean.T36] - [ConfidenceDelta.U36]" office:value-type="float" office:value="6.67274034460956">
            <text:p>6,6727403446</text:p>
          </table:table-cell>
          <table:table-cell table:formula="of:=[Mean.U36] - [ConfidenceDelta.V36]" office:value-type="float" office:value="6.97007980349812">
            <text:p>6,9700798035</text:p>
          </table:table-cell>
          <table:table-cell table:formula="of:=[Mean.V36] - [ConfidenceDelta.W36]" office:value-type="float" office:value="7.26744957387587">
            <text:p>7,2674495739</text:p>
          </table:table-cell>
          <table:table-cell table:formula="of:=[Mean.W36] - [ConfidenceDelta.X36]" office:value-type="float" office:value="7.56485028947055">
            <text:p>7,5648502895</text:p>
          </table:table-cell>
          <table:table-cell table:formula="of:=[Mean.X36] - [ConfidenceDelta.Y36]" office:value-type="float" office:value="7.86228260640504">
            <text:p>7,8622826064</text:p>
          </table:table-cell>
          <table:table-cell table:formula="of:=[Mean.Y36] - [ConfidenceDelta.Z36]" office:value-type="float" office:value="8.15974720432124">
            <text:p>8,1597472043</text:p>
          </table:table-cell>
          <table:table-cell table:formula="of:=[Mean.Z36] - [ConfidenceDelta.AA36]" office:value-type="float" office:value="8.45724478757755">
            <text:p>8,4572447876</text:p>
          </table:table-cell>
          <table:table-cell table:formula="of:=99" office:value-type="float" office:value="99">
            <text:p>99</text:p>
          </table:table-cell>
          <table:table-cell table:formula="of:=[Mean.B36] + [ConfidenceDelta.C36]" office:value-type="float" office:value="2.77580892821197">
            <text:p>2,7758089282</text:p>
          </table:table-cell>
          <table:table-cell table:formula="of:=[Mean.C36] + [ConfidenceDelta.D36]" office:value-type="float" office:value="3.06478558202667">
            <text:p>3,064785582</text:p>
          </table:table-cell>
          <table:table-cell table:formula="of:=[Mean.D36] + [ConfidenceDelta.E36]" office:value-type="float" office:value="3.35374045772092">
            <text:p>3,3537404577</text:p>
          </table:table-cell>
          <table:table-cell table:formula="of:=[Mean.E36] + [ConfidenceDelta.F36]" office:value-type="float" office:value="3.64267319130097">
            <text:p>3,6426731913</text:p>
          </table:table-cell>
          <table:table-cell table:formula="of:=[Mean.F36] + [ConfidenceDelta.G36]" office:value-type="float" office:value="3.9315834085192">
            <text:p>3,9315834085</text:p>
          </table:table-cell>
          <table:table-cell table:formula="of:=[Mean.G36] + [ConfidenceDelta.H36]" office:value-type="float" office:value="4.22047072446504">
            <text:p>4,2204707245</text:p>
          </table:table-cell>
          <table:table-cell table:formula="of:=[Mean.H36] + [ConfidenceDelta.I36]" office:value-type="float" office:value="4.50933474313475">
            <text:p>4,5093347431</text:p>
          </table:table-cell>
          <table:table-cell table:formula="of:=[Mean.I36] + [ConfidenceDelta.J36]" office:value-type="float" office:value="4.79817505697866">
            <text:p>4,798175057</text:p>
          </table:table-cell>
          <table:table-cell table:formula="of:=[Mean.J36] + [ConfidenceDelta.K36]" office:value-type="float" office:value="5.08699124642421">
            <text:p>5,0869912464</text:p>
          </table:table-cell>
          <table:table-cell table:formula="of:=[Mean.K36] + [ConfidenceDelta.L36]" office:value-type="float" office:value="5.37578287937355">
            <text:p>5,3757828794</text:p>
          </table:table-cell>
          <table:table-cell table:formula="of:=[Mean.L36] + [ConfidenceDelta.M36]" office:value-type="float" office:value="5.66454951067368">
            <text:p>5,6645495107</text:p>
          </table:table-cell>
          <table:table-cell table:formula="of:=[Mean.M36] + [ConfidenceDelta.N36]" office:value-type="float" office:value="5.95329068155749">
            <text:p>5,9532906816</text:p>
          </table:table-cell>
          <table:table-cell table:formula="of:=[Mean.N36] + [ConfidenceDelta.O36]" office:value-type="float" office:value="6.24200591905361">
            <text:p>6,2420059191</text:p>
          </table:table-cell>
          <table:table-cell table:formula="of:=[Mean.O36] + [ConfidenceDelta.P36]" office:value-type="float" office:value="6.53069473536297">
            <text:p>6,5306947354</text:p>
          </table:table-cell>
          <table:table-cell table:formula="of:=[Mean.P36] + [ConfidenceDelta.Q36]" office:value-type="float" office:value="6.81935662719975">
            <text:p>6,8193566272</text:p>
          </table:table-cell>
          <table:table-cell table:formula="of:=[Mean.Q36] + [ConfidenceDelta.R36]" office:value-type="float" office:value="7.10799107509415">
            <text:p>7,1079910751</text:p>
          </table:table-cell>
          <table:table-cell table:formula="of:=[Mean.R36] + [ConfidenceDelta.S36]" office:value-type="float" office:value="7.39659754265429">
            <text:p>7,3965975427</text:p>
          </table:table-cell>
          <table:table-cell table:formula="of:=[Mean.S36] + [ConfidenceDelta.T36]" office:value-type="float" office:value="7.68517547578426">
            <text:p>7,6851754758</text:p>
          </table:table-cell>
          <table:table-cell table:formula="of:=[Mean.T36] + [ConfidenceDelta.U36]" office:value-type="float" office:value="7.97372430185509">
            <text:p>7,9737243019</text:p>
          </table:table-cell>
          <table:table-cell table:formula="of:=[Mean.U36] + [ConfidenceDelta.V36]" office:value-type="float" office:value="8.26224342882511">
            <text:p>8,2622434288</text:p>
          </table:table-cell>
          <table:table-cell table:formula="of:=[Mean.V36] + [ConfidenceDelta.W36]" office:value-type="float" office:value="8.55073224430595">
            <text:p>8,5507322443</text:p>
          </table:table-cell>
          <table:table-cell table:formula="of:=[Mean.W36] + [ConfidenceDelta.X36]" office:value-type="float" office:value="8.83919011456985">
            <text:p>8,8391901146</text:p>
          </table:table-cell>
          <table:table-cell table:formula="of:=[Mean.X36] + [ConfidenceDelta.Y36]" office:value-type="float" office:value="9.12761638349395">
            <text:p>9,1276163835</text:p>
          </table:table-cell>
          <table:table-cell table:formula="of:=[Mean.Y36] + [ConfidenceDelta.Z36]" office:value-type="float" office:value="9.41601037143634">
            <text:p>9,4160103714</text:p>
          </table:table-cell>
          <table:table-cell table:formula="of:=[Mean.Z36] + [ConfidenceDelta.AA36]" office:value-type="float" office:value="9.70437137403862">
            <text:p>9,704371374</text:p>
          </table:table-cell>
          <table:table-cell table:formula="of:=99" office:value-type="float" office:value="99">
            <text:p>99</text:p>
          </table:table-cell>
          <table:table-cell table:formula="of:=[Mean.AB36] - [ConfidenceDelta.AC36]" office:value-type="float" office:value="-0.433364166446532">
            <text:p>-0,4333641664</text:p>
          </table:table-cell>
          <table:table-cell table:formula="of:=[Mean.AC36] - [ConfidenceDelta.AD36]" office:value-type="float" office:value="-0.114022327458739">
            <text:p>-0,1140223275</text:p>
          </table:table-cell>
          <table:table-cell table:formula="of:=[Mean.AD36] - [ConfidenceDelta.AE36]" office:value-type="float" office:value="0.205342489486871">
            <text:p>0,2053424895</text:p>
          </table:table-cell>
          <table:table-cell table:formula="of:=[Mean.AE36] - [ConfidenceDelta.AF36]" office:value-type="float" office:value="0.524730672765429">
            <text:p>0,5247306728</text:p>
          </table:table-cell>
          <table:table-cell table:formula="of:=[Mean.AF36] - [ConfidenceDelta.AG36]" office:value-type="float" office:value="0.844142621817504">
            <text:p>0,8441426218</text:p>
          </table:table-cell>
          <table:table-cell table:formula="of:=[Mean.AG36] - [ConfidenceDelta.AH36]" office:value-type="float" office:value="1.16357874759558">
            <text:p>1,1635787476</text:p>
          </table:table-cell>
          <table:table-cell table:formula="of:=[Mean.AH36] - [ConfidenceDelta.AI36]" office:value-type="float" office:value="1.48303947303397">
            <text:p>1,483039473</text:p>
          </table:table-cell>
          <table:table-cell table:formula="of:=[Mean.AI36] - [ConfidenceDelta.AJ36]" office:value-type="float" office:value="1.80252523354368">
            <text:p>1,8025252335</text:p>
          </table:table-cell>
          <table:table-cell table:formula="of:=[Mean.AJ36] - [ConfidenceDelta.AK36]" office:value-type="float" office:value="2.12203647753382">
            <text:p>2,1220364775</text:p>
          </table:table-cell>
          <table:table-cell table:formula="of:=[Mean.AK36] - [ConfidenceDelta.AL36]" office:value-type="float" office:value="2.44157366696152">
            <text:p>2,441573667</text:p>
          </table:table-cell>
          <table:table-cell table:formula="of:=[Mean.AL36] - [ConfidenceDelta.AM36]" office:value-type="float" office:value="2.7611372779119">
            <text:p>2,7611372779</text:p>
          </table:table-cell>
          <table:table-cell table:formula="of:=[Mean.AM36] - [ConfidenceDelta.AN36]" office:value-type="float" office:value="3.08072780121054">
            <text:p>3,0807278012</text:p>
          </table:table-cell>
          <table:table-cell table:formula="of:=[Mean.AN36] - [ConfidenceDelta.AO36]" office:value-type="float" office:value="3.40034574307047">
            <text:p>3,4003457431</text:p>
          </table:table-cell>
          <table:table-cell table:formula="of:=[Mean.AO36] - [ConfidenceDelta.AP36]" office:value-type="float" office:value="3.71999162577606">
            <text:p>3,7199916258</text:p>
          </table:table-cell>
          <table:table-cell table:formula="of:=[Mean.AP36] - [ConfidenceDelta.AQ36]" office:value-type="float" office:value="4.0396659884066">
            <text:p>4,0396659884</text:p>
          </table:table-cell>
          <table:table-cell table:formula="of:=[Mean.AQ36] - [ConfidenceDelta.AR36]" office:value-type="float" office:value="4.35936938760225">
            <text:p>4,3593693876</text:p>
          </table:table-cell>
          <table:table-cell table:formula="of:=[Mean.AR36] - [ConfidenceDelta.AS36]" office:value-type="float" office:value="4.67910239837551">
            <text:p>4,6791023984</text:p>
          </table:table-cell>
          <table:table-cell table:formula="of:=[Mean.AS36] - [ConfidenceDelta.AT36]" office:value-type="float" office:value="4.99886561497155">
            <text:p>4,998865615</text:p>
          </table:table-cell>
          <table:table-cell table:formula="of:=[Mean.AT36] - [ConfidenceDelta.AU36]" office:value-type="float" office:value="5.31865965178104">
            <text:p>5,3186596518</text:p>
          </table:table-cell>
          <table:table-cell table:formula="of:=[Mean.AU36] - [ConfidenceDelta.AV36]" office:value-type="float" office:value="5.63848514430943">
            <text:p>5,6384851443</text:p>
          </table:table-cell>
          <table:table-cell table:formula="of:=[Mean.AV36] - [ConfidenceDelta.AW36]" office:value-type="float" office:value="5.95834275020708">
            <text:p>5,9583427502</text:p>
          </table:table-cell>
          <table:table-cell table:formula="of:=[Mean.AW36] - [ConfidenceDelta.AX36]" office:value-type="float" office:value="6.2782331503649">
            <text:p>6,2782331504</text:p>
          </table:table-cell>
          <table:table-cell table:formula="of:=[Mean.AX36] - [ConfidenceDelta.AY36]" office:value-type="float" office:value="6.59815705008059">
            <text:p>6,5981570501</text:p>
          </table:table-cell>
          <table:table-cell table:formula="of:=[Mean.AY36] - [ConfidenceDelta.AZ36]" office:value-type="float" office:value="6.91811518030144">
            <text:p>6,9181151803</text:p>
          </table:table-cell>
          <table:table-cell table:formula="of:=[Mean.AZ36] - [ConfidenceDelta.BA36]" office:value-type="float" office:value="7.23810829894943">
            <text:p>7,2381082989</text:p>
          </table:table-cell>
          <table:table-cell table:formula="of:=99" office:value-type="float" office:value="99">
            <text:p>99</text:p>
          </table:table-cell>
          <table:table-cell table:formula="of:=[Mean.AB36] + [ConfidenceDelta.AC36]" office:value-type="float" office:value="1.06379894905523">
            <text:p>1,0637989491</text:p>
          </table:table-cell>
          <table:table-cell table:formula="of:=[Mean.AC36] + [ConfidenceDelta.AD36]" office:value-type="float" office:value="1.37489189267613">
            <text:p>1,3748918927</text:p>
          </table:table-cell>
          <table:table-cell table:formula="of:=[Mean.AD36] + [ConfidenceDelta.AE36]" office:value-type="float" office:value="1.68596185833922">
            <text:p>1,6859618583</text:p>
          </table:table-cell>
          <table:table-cell table:formula="of:=[Mean.AE36] + [ConfidenceDelta.AF36]" office:value-type="float" office:value="1.99700845766935">
            <text:p>1,9970084577</text:p>
          </table:table-cell>
          <table:table-cell table:formula="of:=[Mean.AF36] + [ConfidenceDelta.AG36]" office:value-type="float" office:value="2.30803129122597">
            <text:p>2,3080312912</text:p>
          </table:table-cell>
          <table:table-cell table:formula="of:=[Mean.AG36] + [ConfidenceDelta.AH36]" office:value-type="float" office:value="2.61902994805659">
            <text:p>2,6190299481</text:p>
          </table:table-cell>
          <table:table-cell table:formula="of:=[Mean.AH36] + [ConfidenceDelta.AI36]" office:value-type="float" office:value="2.9300040052269">
            <text:p>2,9300040052</text:p>
          </table:table-cell>
          <table:table-cell table:formula="of:=[Mean.AI36] + [ConfidenceDelta.AJ36]" office:value-type="float" office:value="3.24095302732589">
            <text:p>3,2409530273</text:p>
          </table:table-cell>
          <table:table-cell table:formula="of:=[Mean.AJ36] + [ConfidenceDelta.AK36]" office:value-type="float" office:value="3.55187656594444">
            <text:p>3,5518765659</text:p>
          </table:table-cell>
          <table:table-cell table:formula="of:=[Mean.AK36] + [ConfidenceDelta.AL36]" office:value-type="float" office:value="3.86277415912544">
            <text:p>3,8627741591</text:p>
          </table:table-cell>
          <table:table-cell table:formula="of:=[Mean.AL36] + [ConfidenceDelta.AM36]" office:value-type="float" office:value="4.17364533078375">
            <text:p>4,1736453308</text:p>
          </table:table-cell>
          <table:table-cell table:formula="of:=[Mean.AM36] + [ConfidenceDelta.AN36]" office:value-type="float" office:value="4.48448959009381">
            <text:p>4,4844895901</text:p>
          </table:table-cell>
          <table:table-cell table:formula="of:=[Mean.AN36] + [ConfidenceDelta.AO36]" office:value-type="float" office:value="4.79530643084257">
            <text:p>4,7953064308</text:p>
          </table:table-cell>
          <table:table-cell table:formula="of:=[Mean.AO36] + [ConfidenceDelta.AP36]" office:value-type="float" office:value="5.10609533074568">
            <text:p>5,1060953307</text:p>
          </table:table-cell>
          <table:table-cell table:formula="of:=[Mean.AP36] + [ConfidenceDelta.AQ36]" office:value-type="float" office:value="5.41685575072384">
            <text:p>5,4168557507</text:p>
          </table:table-cell>
          <table:table-cell table:formula="of:=[Mean.AQ36] + [ConfidenceDelta.AR36]" office:value-type="float" office:value="5.72758713413688">
            <text:p>5,7275871341</text:p>
          </table:table-cell>
          <table:table-cell table:formula="of:=[Mean.AR36] + [ConfidenceDelta.AS36]" office:value-type="float" office:value="6.03828890597231">
            <text:p>6,038288906</text:p>
          </table:table-cell>
          <table:table-cell table:formula="of:=[Mean.AS36] + [ConfidenceDelta.AT36]" office:value-type="float" office:value="6.34896047198497">
            <text:p>6,348960472</text:p>
          </table:table-cell>
          <table:table-cell table:formula="of:=[Mean.AT36] + [ConfidenceDelta.AU36]" office:value-type="float" office:value="6.65960121778418">
            <text:p>6,6596012178</text:p>
          </table:table-cell>
          <table:table-cell table:formula="of:=[Mean.AU36] + [ConfidenceDelta.AV36]" office:value-type="float" office:value="6.97021050786449">
            <text:p>6,9702105079</text:p>
          </table:table-cell>
          <table:table-cell table:formula="of:=[Mean.AV36] + [ConfidenceDelta.AW36]" office:value-type="float" office:value="7.28078768457553">
            <text:p>7,2807876846</text:p>
          </table:table-cell>
          <table:table-cell table:formula="of:=[Mean.AW36] + [ConfidenceDelta.AX36]" office:value-type="float" office:value="7.59133206702641">
            <text:p>7,591332067</text:p>
          </table:table-cell>
          <table:table-cell table:formula="of:=[Mean.AX36] + [ConfidenceDelta.AY36]" office:value-type="float" office:value="7.90184294991941">
            <text:p>7,9018429499</text:p>
          </table:table-cell>
          <table:table-cell table:formula="of:=[Mean.AY36] + [ConfidenceDelta.AZ36]" office:value-type="float" office:value="8.21231960230726">
            <text:p>8,2123196023</text:p>
          </table:table-cell>
          <table:table-cell table:formula="of:=[Mean.AZ36] + [ConfidenceDelta.BA36]" office:value-type="float" office:value="8.52276126626796">
            <text:p>8,522761266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7]+1" office:value-type="float" office:value="30">
            <text:p>30</text:p>
          </table:table-cell>
          <table:table-cell table:formula="of:=[Mean.B37] - [ConfidenceDelta.C37]" office:value-type="float" office:value="1.38879725113262">
            <text:p>1,3887972511</text:p>
          </table:table-cell>
          <table:table-cell table:formula="of:=[Mean.C37] - [ConfidenceDelta.D37]" office:value-type="float" office:value="1.69581894556805">
            <text:p>1,6958189456</text:p>
          </table:table-cell>
          <table:table-cell table:formula="of:=[Mean.D37] - [ConfidenceDelta.E37]" office:value-type="float" office:value="2.00286263164003">
            <text:p>2,0028626316</text:p>
          </table:table-cell>
          <table:table-cell table:formula="of:=[Mean.E37] - [ConfidenceDelta.F37]" office:value-type="float" office:value="2.30992867691093">
            <text:p>2,3099286769</text:p>
          </table:table-cell>
          <table:table-cell table:formula="of:=[Mean.F37] - [ConfidenceDelta.G37]" office:value-type="float" office:value="2.61701745929759">
            <text:p>2,6170174593</text:p>
          </table:table-cell>
          <table:table-cell table:formula="of:=[Mean.G37] - [ConfidenceDelta.H37]" office:value-type="float" office:value="2.92412936748429">
            <text:p>2,9241293675</text:p>
          </table:table-cell>
          <table:table-cell table:formula="of:=[Mean.H37] - [ConfidenceDelta.I37]" office:value-type="float" office:value="3.23126480135724">
            <text:p>3,2312648014</text:p>
          </table:table-cell>
          <table:table-cell table:formula="of:=[Mean.I37] - [ConfidenceDelta.J37]" office:value-type="float" office:value="3.53842417246181">
            <text:p>3,5384241725</text:p>
          </table:table-cell>
          <table:table-cell table:formula="of:=[Mean.J37] - [ConfidenceDelta.K37]" office:value-type="float" office:value="3.84560790448411">
            <text:p>3,8456079045</text:p>
          </table:table-cell>
          <table:table-cell table:formula="of:=[Mean.K37] - [ConfidenceDelta.L37]" office:value-type="float" office:value="4.15281643375833">
            <text:p>4,1528164338</text:p>
          </table:table-cell>
          <table:table-cell table:formula="of:=[Mean.L37] - [ConfidenceDelta.M37]" office:value-type="float" office:value="4.46005020980182">
            <text:p>4,4600502098</text:p>
          </table:table-cell>
          <table:table-cell table:formula="of:=[Mean.M37] - [ConfidenceDelta.N37]" office:value-type="float" office:value="4.76730969587954">
            <text:p>4,7673096959</text:p>
          </table:table-cell>
          <table:table-cell table:formula="of:=[Mean.N37] - [ConfidenceDelta.O37]" office:value-type="float" office:value="5.07459536959992">
            <text:p>5,0745953696</text:p>
          </table:table-cell>
          <table:table-cell table:formula="of:=[Mean.O37] - [ConfidenceDelta.P37]" office:value-type="float" office:value="5.3819077235445">
            <text:p>5,3819077235</text:p>
          </table:table-cell>
          <table:table-cell table:formula="of:=[Mean.P37] - [ConfidenceDelta.Q37]" office:value-type="float" office:value="5.68924726593339">
            <text:p>5,6892472659</text:p>
          </table:table-cell>
          <table:table-cell table:formula="of:=[Mean.Q37] - [ConfidenceDelta.R37]" office:value-type="float" office:value="5.99661452132935">
            <text:p>5,9966145213</text:p>
          </table:table-cell>
          <table:table-cell table:formula="of:=[Mean.R37] - [ConfidenceDelta.S37]" office:value-type="float" office:value="6.30401003138314">
            <text:p>6,3040100314</text:p>
          </table:table-cell>
          <table:table-cell table:formula="of:=[Mean.S37] - [ConfidenceDelta.T37]" office:value-type="float" office:value="6.6114343556231">
            <text:p>6,6114343556</text:p>
          </table:table-cell>
          <table:table-cell table:formula="of:=[Mean.T37] - [ConfidenceDelta.U37]" office:value-type="float" office:value="6.91888807229235">
            <text:p>6,9188880723</text:p>
          </table:table-cell>
          <table:table-cell table:formula="of:=[Mean.U37] - [ConfidenceDelta.V37]" office:value-type="float" office:value="7.22637177923702">
            <text:p>7,2263717792</text:p>
          </table:table-cell>
          <table:table-cell table:formula="of:=[Mean.V37] - [ConfidenceDelta.W37]" office:value-type="float" office:value="7.53388609484944">
            <text:p>7,5338860948</text:p>
          </table:table-cell>
          <table:table-cell table:formula="of:=[Mean.W37] - [ConfidenceDelta.X37]" office:value-type="float" office:value="7.84143165907054">
            <text:p>7,8414316591</text:p>
          </table:table-cell>
          <table:table-cell table:formula="of:=[Mean.X37] - [ConfidenceDelta.Y37]" office:value-type="float" office:value="8.14900913445591">
            <text:p>8,1490091345</text:p>
          </table:table-cell>
          <table:table-cell table:formula="of:=[Mean.Y37] - [ConfidenceDelta.Z37]" office:value-type="float" office:value="8.45661920731077">
            <text:p>8,4566192073</text:p>
          </table:table-cell>
          <table:table-cell table:formula="of:=[Mean.Z37] - [ConfidenceDelta.AA37]" office:value-type="float" office:value="8.76426258889916">
            <text:p>8,7642625889</text:p>
          </table:table-cell>
          <table:table-cell table:formula="of:=99" office:value-type="float" office:value="99">
            <text:p>99</text:p>
          </table:table-cell>
          <table:table-cell table:formula="of:=[Mean.B37] + [ConfidenceDelta.C37]" office:value-type="float" office:value="2.85362699129162">
            <text:p>2,8536269913</text:p>
          </table:table-cell>
          <table:table-cell table:formula="of:=[Mean.C37] + [ConfidenceDelta.D37]" office:value-type="float" office:value="3.1526659029168">
            <text:p>3,1526659029</text:p>
          </table:table-cell>
          <table:table-cell table:formula="of:=[Mean.D37] + [ConfidenceDelta.E37]" office:value-type="float" office:value="3.45168282290543">
            <text:p>3,4516828229</text:p>
          </table:table-cell>
          <table:table-cell table:formula="of:=[Mean.E37] + [ConfidenceDelta.F37]" office:value-type="float" office:value="3.75067738369513">
            <text:p>3,7506773837</text:p>
          </table:table-cell>
          <table:table-cell table:formula="of:=[Mean.F37] + [ConfidenceDelta.G37]" office:value-type="float" office:value="4.04964920736908">
            <text:p>4,0496492074</text:p>
          </table:table-cell>
          <table:table-cell table:formula="of:=[Mean.G37] + [ConfidenceDelta.H37]" office:value-type="float" office:value="4.34859790524298">
            <text:p>4,3485979052</text:p>
          </table:table-cell>
          <table:table-cell table:formula="of:=[Mean.H37] + [ConfidenceDelta.I37]" office:value-type="float" office:value="4.64752307743064">
            <text:p>4,6475230774</text:p>
          </table:table-cell>
          <table:table-cell table:formula="of:=[Mean.I37] + [ConfidenceDelta.J37]" office:value-type="float" office:value="4.94642431238667">
            <text:p>4,9464243124</text:p>
          </table:table-cell>
          <table:table-cell table:formula="of:=[Mean.J37] + [ConfidenceDelta.K37]" office:value-type="float" office:value="5.24530118642499">
            <text:p>5,2453011864</text:p>
          </table:table-cell>
          <table:table-cell table:formula="of:=[Mean.K37] + [ConfidenceDelta.L37]" office:value-type="float" office:value="5.54415326321137">
            <text:p>5,5441532632</text:p>
          </table:table-cell>
          <table:table-cell table:formula="of:=[Mean.L37] + [ConfidenceDelta.M37]" office:value-type="float" office:value="5.84298009322848">
            <text:p>5,8429800932</text:p>
          </table:table-cell>
          <table:table-cell table:formula="of:=[Mean.M37] + [ConfidenceDelta.N37]" office:value-type="float" office:value="6.14178121321137">
            <text:p>6,1417812132</text:p>
          </table:table-cell>
          <table:table-cell table:formula="of:=[Mean.N37] + [ConfidenceDelta.O37]" office:value-type="float" office:value="6.4405561455516">
            <text:p>6,4405561456</text:p>
          </table:table-cell>
          <table:table-cell table:formula="of:=[Mean.O37] + [ConfidenceDelta.P37]" office:value-type="float" office:value="6.73930439766762">
            <text:p>6,7393043977</text:p>
          </table:table-cell>
          <table:table-cell table:formula="of:=[Mean.P37] + [ConfidenceDelta.Q37]" office:value-type="float" office:value="7.03802546133934">
            <text:p>7,0380254613</text:p>
          </table:table-cell>
          <table:table-cell table:formula="of:=[Mean.Q37] + [ConfidenceDelta.R37]" office:value-type="float" office:value="7.33671881200398">
            <text:p>7,336718812</text:p>
          </table:table-cell>
          <table:table-cell table:formula="of:=[Mean.R37] + [ConfidenceDelta.S37]" office:value-type="float" office:value="7.6353839080108">
            <text:p>7,635383908</text:p>
          </table:table-cell>
          <table:table-cell table:formula="of:=[Mean.S37] + [ConfidenceDelta.T37]" office:value-type="float" office:value="7.93402018983145">
            <text:p>7,9340201898</text:p>
          </table:table-cell>
          <table:table-cell table:formula="of:=[Mean.T37] + [ConfidenceDelta.U37]" office:value-type="float" office:value="8.2326270792228">
            <text:p>8,2326270792</text:p>
          </table:table-cell>
          <table:table-cell table:formula="of:=[Mean.U37] + [ConfidenceDelta.V37]" office:value-type="float" office:value="8.53120397833874">
            <text:p>8,5312039783</text:p>
          </table:table-cell>
          <table:table-cell table:formula="of:=[Mean.V37] + [ConfidenceDelta.W37]" office:value-type="float" office:value="8.82975026878692">
            <text:p>8,8297502688</text:p>
          </table:table-cell>
          <table:table-cell table:formula="of:=[Mean.W37] + [ConfidenceDelta.X37]" office:value-type="float" office:value="9.12826531062643">
            <text:p>9,1282653106</text:p>
          </table:table-cell>
          <table:table-cell table:formula="of:=[Mean.X37] + [ConfidenceDelta.Y37]" office:value-type="float" office:value="9.42674844130167">
            <text:p>9,4267484413</text:p>
          </table:table-cell>
          <table:table-cell table:formula="of:=[Mean.Y37] + [ConfidenceDelta.Z37]" office:value-type="float" office:value="9.72519897450742">
            <text:p>9,7251989745</text:p>
          </table:table-cell>
          <table:table-cell table:formula="of:=[Mean.Z37] + [ConfidenceDelta.AA37]" office:value-type="float" office:value="10.0236161989796">
            <text:p>10,023616199</text:p>
          </table:table-cell>
          <table:table-cell table:formula="of:=99" office:value-type="float" office:value="99">
            <text:p>99</text:p>
          </table:table-cell>
          <table:table-cell table:formula="of:=[Mean.AB37] - [ConfidenceDelta.AC37]" office:value-type="float" office:value="-0.429833811608454">
            <text:p>-0,4298338116</text:p>
          </table:table-cell>
          <table:table-cell table:formula="of:=[Mean.AC37] - [ConfidenceDelta.AD37]" office:value-type="float" office:value="-0.0995819706747214">
            <text:p>-0,0995819707</text:p>
          </table:table-cell>
          <table:table-cell table:formula="of:=[Mean.AD37] - [ConfidenceDelta.AE37]" office:value-type="float" office:value="0.230693073496312">
            <text:p>0,2306930735</text:p>
          </table:table-cell>
          <table:table-cell table:formula="of:=[Mean.AE37] - [ConfidenceDelta.AF37]" office:value-type="float" office:value="0.560991713087466">
            <text:p>0,5609917131</text:p>
          </table:table-cell>
          <table:table-cell table:formula="of:=[Mean.AF37] - [ConfidenceDelta.AG37]" office:value-type="float" office:value="0.89131435145549">
            <text:p>0,8913143515</text:p>
          </table:table-cell>
          <table:table-cell table:formula="of:=[Mean.AG37] - [ConfidenceDelta.AH37]" office:value-type="float" office:value="1.22166140358191">
            <text:p>1,2216614036</text:p>
          </table:table-cell>
          <table:table-cell table:formula="of:=[Mean.AH37] - [ConfidenceDelta.AI37]" office:value-type="float" office:value="1.55203329654755">
            <text:p>1,5520332965</text:p>
          </table:table-cell>
          <table:table-cell table:formula="of:=[Mean.AI37] - [ConfidenceDelta.AJ37]" office:value-type="float" office:value="1.88243047003225">
            <text:p>1,88243047</text:p>
          </table:table-cell>
          <table:table-cell table:formula="of:=[Mean.AJ37] - [ConfidenceDelta.AK37]" office:value-type="float" office:value="2.21285337684141">
            <text:p>2,2128533768</text:p>
          </table:table-cell>
          <table:table-cell table:formula="of:=[Mean.AK37] - [ConfidenceDelta.AL37]" office:value-type="float" office:value="2.54330248346123">
            <text:p>2,5433024835</text:p>
          </table:table-cell>
          <table:table-cell table:formula="of:=[Mean.AL37] - [ConfidenceDelta.AM37]" office:value-type="float" office:value="2.87377827064447">
            <text:p>2,8737782706</text:p>
          </table:table-cell>
          <table:table-cell table:formula="of:=[Mean.AM37] - [ConfidenceDelta.AN37]" office:value-type="float" office:value="3.20428123402884">
            <text:p>3,204281234</text:p>
          </table:table-cell>
          <table:table-cell table:formula="of:=[Mean.AN37] - [ConfidenceDelta.AO37]" office:value-type="float" office:value="3.53481188479034">
            <text:p>3,5348118848</text:p>
          </table:table-cell>
          <table:table-cell table:formula="of:=[Mean.AO37] - [ConfidenceDelta.AP37]" office:value-type="float" office:value="3.86537075033391">
            <text:p>3,8653707503</text:p>
          </table:table-cell>
          <table:table-cell table:formula="of:=[Mean.AP37] - [ConfidenceDelta.AQ37]" office:value-type="float" office:value="4.19595837502406">
            <text:p>4,195958375</text:p>
          </table:table-cell>
          <table:table-cell table:formula="of:=[Mean.AQ37] - [ConfidenceDelta.AR37]" office:value-type="float" office:value="4.52657532095834">
            <text:p>4,526575321</text:p>
          </table:table-cell>
          <table:table-cell table:formula="of:=[Mean.AR37] - [ConfidenceDelta.AS37]" office:value-type="float" office:value="4.85722216878675">
            <text:p>4,8572221688</text:p>
          </table:table-cell>
          <table:table-cell table:formula="of:=[Mean.AS37] - [ConfidenceDelta.AT37]" office:value-type="float" office:value="5.18789951858054">
            <text:p>5,1878995186</text:p>
          </table:table-cell>
          <table:table-cell table:formula="of:=[Mean.AT37] - [ConfidenceDelta.AU37]" office:value-type="float" office:value="5.51860799075396">
            <text:p>5,5186079908</text:p>
          </table:table-cell>
          <table:table-cell table:formula="of:=[Mean.AU37] - [ConfidenceDelta.AV37]" office:value-type="float" office:value="5.84934822704305">
            <text:p>5,849348227</text:p>
          </table:table-cell>
          <table:table-cell table:formula="of:=[Mean.AV37] - [ConfidenceDelta.AW37]" office:value-type="float" office:value="6.1801208915459">
            <text:p>6,1801208915</text:p>
          </table:table-cell>
          <table:table-cell table:formula="of:=[Mean.AW37] - [ConfidenceDelta.AX37]" office:value-type="float" office:value="6.51092667182895">
            <text:p>6,5109266718</text:p>
          </table:table-cell>
          <table:table-cell table:formula="of:=[Mean.AX37] - [ConfidenceDelta.AY37]" office:value-type="float" office:value="6.84176628010477">
            <text:p>6,8417662801</text:p>
          </table:table-cell>
          <table:table-cell table:formula="of:=[Mean.AY37] - [ConfidenceDelta.AZ37]" office:value-type="float" office:value="7.17264045448695">
            <text:p>7,1726404545</text:p>
          </table:table-cell>
          <table:table-cell table:formula="of:=[Mean.AZ37] - [ConfidenceDelta.BA37]" office:value-type="float" office:value="7.50354996032828">
            <text:p>7,5035499603</text:p>
          </table:table-cell>
          <table:table-cell table:formula="of:=99" office:value-type="float" office:value="99">
            <text:p>99</text:p>
          </table:table-cell>
          <table:table-cell table:formula="of:=[Mean.AB37] + [ConfidenceDelta.AC37]" office:value-type="float" office:value="1.08200772465193">
            <text:p>1,0820077247</text:p>
          </table:table-cell>
          <table:table-cell table:formula="of:=[Mean.AC37] + [ConfidenceDelta.AD37]" office:value-type="float" office:value="1.40392979676168">
            <text:p>1,4039297968</text:p>
          </table:table-cell>
          <table:table-cell table:formula="of:=[Mean.AD37] + [ConfidenceDelta.AE37]" office:value-type="float" office:value="1.72582866563412">
            <text:p>1,7258286656</text:p>
          </table:table-cell>
          <table:table-cell table:formula="of:=[Mean.AE37] + [ConfidenceDelta.AF37]" office:value-type="float" office:value="2.04770393908645">
            <text:p>2,0477039391</text:p>
          </table:table-cell>
          <table:table-cell table:formula="of:=[Mean.AF37] + [ConfidenceDelta.AG37]" office:value-type="float" office:value="2.3695552137619">
            <text:p>2,3695552138</text:p>
          </table:table-cell>
          <table:table-cell table:formula="of:=[Mean.AG37] + [ConfidenceDelta.AH37]" office:value-type="float" office:value="2.69138207467896">
            <text:p>2,6913820747</text:p>
          </table:table-cell>
          <table:table-cell table:formula="of:=[Mean.AH37] + [ConfidenceDelta.AI37]" office:value-type="float" office:value="3.0131840947568">
            <text:p>3,0131840948</text:p>
          </table:table-cell>
          <table:table-cell table:formula="of:=[Mean.AI37] + [ConfidenceDelta.AJ37]" office:value-type="float" office:value="3.33496083431558">
            <text:p>3,3349608343</text:p>
          </table:table-cell>
          <table:table-cell table:formula="of:=[Mean.AJ37] + [ConfidenceDelta.AK37]" office:value-type="float" office:value="3.6567118405499">
            <text:p>3,6567118405</text:p>
          </table:table-cell>
          <table:table-cell table:formula="of:=[Mean.AK37] + [ConfidenceDelta.AL37]" office:value-type="float" office:value="3.97843664697355">
            <text:p>3,978436647</text:p>
          </table:table-cell>
          <table:table-cell table:formula="of:=[Mean.AL37] + [ConfidenceDelta.AM37]" office:value-type="float" office:value="4.30013477283379">
            <text:p>4,3001347728</text:p>
          </table:table-cell>
          <table:table-cell table:formula="of:=[Mean.AM37] + [ConfidenceDelta.AN37]" office:value-type="float" office:value="4.6218057224929">
            <text:p>4,6218057225</text:p>
          </table:table-cell>
          <table:table-cell table:formula="of:=[Mean.AN37] + [ConfidenceDelta.AO37]" office:value-type="float" office:value="4.94344898477488">
            <text:p>4,9434489848</text:p>
          </table:table-cell>
          <table:table-cell table:formula="of:=[Mean.AO37] + [ConfidenceDelta.AP37]" office:value-type="float" office:value="5.26506403227479">
            <text:p>5,2650640323</text:p>
          </table:table-cell>
          <table:table-cell table:formula="of:=[Mean.AP37] + [ConfidenceDelta.AQ37]" office:value-type="float" office:value="5.58665032062811">
            <text:p>5,5866503206</text:p>
          </table:table-cell>
          <table:table-cell table:formula="of:=[Mean.AQ37] + [ConfidenceDelta.AR37]" office:value-type="float" office:value="5.90820728773732">
            <text:p>5,9082072877</text:p>
          </table:table-cell>
          <table:table-cell table:formula="of:=[Mean.AR37] + [ConfidenceDelta.AS37]" office:value-type="float" office:value="6.22973435295238">
            <text:p>6,229734353</text:p>
          </table:table-cell>
          <table:table-cell table:formula="of:=[Mean.AS37] + [ConfidenceDelta.AT37]" office:value-type="float" office:value="6.55123091620207">
            <text:p>6,5512309162</text:p>
          </table:table-cell>
          <table:table-cell table:formula="of:=[Mean.AT37] + [ConfidenceDelta.AU37]" office:value-type="float" office:value="6.87269635707213">
            <text:p>6,8726963571</text:p>
          </table:table-cell>
          <table:table-cell table:formula="of:=[Mean.AU37] + [ConfidenceDelta.AV37]" office:value-type="float" office:value="7.19413003382651">
            <text:p>7,1941300338</text:p>
          </table:table-cell>
          <table:table-cell table:formula="of:=[Mean.AV37] + [ConfidenceDelta.AW37]" office:value-type="float" office:value="7.51553128236714">
            <text:p>7,5155312824</text:p>
          </table:table-cell>
          <table:table-cell table:formula="of:=[Mean.AW37] + [ConfidenceDelta.AX37]" office:value-type="float" office:value="7.83689941512758">
            <text:p>7,8368994151</text:p>
          </table:table-cell>
          <table:table-cell table:formula="of:=[Mean.AX37] + [ConfidenceDelta.AY37]" office:value-type="float" office:value="8.15823371989523">
            <text:p>8,1582337199</text:p>
          </table:table-cell>
          <table:table-cell table:formula="of:=[Mean.AY37] + [ConfidenceDelta.AZ37]" office:value-type="float" office:value="8.47953345855653">
            <text:p>8,4795334586</text:p>
          </table:table-cell>
          <table:table-cell table:formula="of:=[Mean.AZ37] + [ConfidenceDelta.BA37]" office:value-type="float" office:value="8.80079786575868">
            <text:p>8,8007978658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8]+1" office:value-type="float" office:value="31">
            <text:p>31</text:p>
          </table:table-cell>
          <table:table-cell table:formula="of:=[Mean.B38] - [ConfidenceDelta.C38]" office:value-type="float" office:value="1.45281224602732">
            <text:p>1,452812246</text:p>
          </table:table-cell>
          <table:table-cell table:formula="of:=[Mean.C38] - [ConfidenceDelta.D38]" office:value-type="float" office:value="1.76997141991327">
            <text:p>1,7699714199</text:p>
          </table:table-cell>
          <table:table-cell table:formula="of:=[Mean.D38] - [ConfidenceDelta.E38]" office:value-type="float" office:value="2.08715278637338">
            <text:p>2,0871527864</text:p>
          </table:table-cell>
          <table:table-cell table:formula="of:=[Mean.E38] - [ConfidenceDelta.F38]" office:value-type="float" office:value="2.40435671632845">
            <text:p>2,4043567163</text:p>
          </table:table-cell>
          <table:table-cell table:formula="of:=[Mean.F38] - [ConfidenceDelta.G38]" office:value-type="float" office:value="2.72158359114834">
            <text:p>2,7215835911</text:p>
          </table:table-cell>
          <table:table-cell table:formula="of:=[Mean.G38] - [ConfidenceDelta.H38]" office:value-type="float" office:value="3.03883380306874">
            <text:p>3,0388338031</text:p>
          </table:table-cell>
          <table:table-cell table:formula="of:=[Mean.H38] - [ConfidenceDelta.I38]" office:value-type="float" office:value="3.35610775562963">
            <text:p>3,3561077556</text:p>
          </table:table-cell>
          <table:table-cell table:formula="of:=[Mean.I38] - [ConfidenceDelta.J38]" office:value-type="float" office:value="3.67340586413666">
            <text:p>3,6734058641</text:p>
          </table:table-cell>
          <table:table-cell table:formula="of:=[Mean.J38] - [ConfidenceDelta.K38]" office:value-type="float" office:value="3.99072855614715">
            <text:p>3,9907285561</text:p>
          </table:table-cell>
          <table:table-cell table:formula="of:=[Mean.K38] - [ConfidenceDelta.L38]" office:value-type="float" office:value="4.3080762719821">
            <text:p>4,308076272</text:p>
          </table:table-cell>
          <table:table-cell table:formula="of:=[Mean.L38] - [ConfidenceDelta.M38]" office:value-type="float" office:value="4.62544946526609">
            <text:p>4,6254494653</text:p>
          </table:table-cell>
          <table:table-cell table:formula="of:=[Mean.M38] - [ConfidenceDelta.N38]" office:value-type="float" office:value="4.94284860349693">
            <text:p>4,9428486035</text:p>
          </table:table-cell>
          <table:table-cell table:formula="of:=[Mean.N38] - [ConfidenceDelta.O38]" office:value-type="float" office:value="5.26027416864697">
            <text:p>5,2602741686</text:p>
          </table:table-cell>
          <table:table-cell table:formula="of:=[Mean.O38] - [ConfidenceDelta.P38]" office:value-type="float" office:value="5.57772665779845">
            <text:p>5,5777266578</text:p>
          </table:table-cell>
          <table:table-cell table:formula="of:=[Mean.P38] - [ConfidenceDelta.Q38]" office:value-type="float" office:value="5.8952065838151">
            <text:p>5,8952065838</text:p>
          </table:table-cell>
          <table:table-cell table:formula="of:=[Mean.Q38] - [ConfidenceDelta.R38]" office:value-type="float" office:value="6.21271447605262">
            <text:p>6,2127144761</text:p>
          </table:table-cell>
          <table:table-cell table:formula="of:=[Mean.R38] - [ConfidenceDelta.S38]" office:value-type="float" office:value="6.53025088111081">
            <text:p>6,5302508811</text:p>
          </table:table-cell>
          <table:table-cell table:formula="of:=[Mean.S38] - [ConfidenceDelta.T38]" office:value-type="float" office:value="6.84781636363044">
            <text:p>6,8478163636</text:p>
          </table:table-cell>
          <table:table-cell table:formula="of:=[Mean.T38] - [ConfidenceDelta.U38]" office:value-type="float" office:value="7.16541150713803">
            <text:p>7,1654115071</text:p>
          </table:table-cell>
          <table:table-cell table:formula="of:=[Mean.U38] - [ConfidenceDelta.V38]" office:value-type="float" office:value="7.48303691494224">
            <text:p>7,4830369149</text:p>
          </table:table-cell>
          <table:table-cell table:formula="of:=[Mean.V38] - [ConfidenceDelta.W38]" office:value-type="float" office:value="7.80069321108564">
            <text:p>7,8006932111</text:p>
          </table:table-cell>
          <table:table-cell table:formula="of:=[Mean.W38] - [ConfidenceDelta.X38]" office:value-type="float" office:value="8.1183810413563">
            <text:p>8,1183810414</text:p>
          </table:table-cell>
          <table:table-cell table:formula="of:=[Mean.X38] - [ConfidenceDelta.Y38]" office:value-type="float" office:value="8.43610107436359">
            <text:p>8,4361010744</text:p>
          </table:table-cell>
          <table:table-cell table:formula="of:=[Mean.Y38] - [ConfidenceDelta.Z38]" office:value-type="float" office:value="8.75385400268351">
            <text:p>8,7538540027</text:p>
          </table:table-cell>
          <table:table-cell table:formula="of:=[Mean.Z38] - [ConfidenceDelta.AA38]" office:value-type="float" office:value="9.0716405440789">
            <text:p>9,0716405441</text:p>
          </table:table-cell>
          <table:table-cell table:formula="of:=99" office:value-type="float" office:value="99">
            <text:p>99</text:p>
          </table:table-cell>
          <table:table-cell table:formula="of:=[Mean.B38] + [ConfidenceDelta.C38]" office:value-type="float" office:value="2.93102613781106">
            <text:p>2,9310261378</text:p>
          </table:table-cell>
          <table:table-cell table:formula="of:=[Mean.C38] + [ConfidenceDelta.D38]" office:value-type="float" office:value="3.24012959018774">
            <text:p>3,2401295902</text:p>
          </table:table-cell>
          <table:table-cell table:formula="of:=[Mean.D38] + [ConfidenceDelta.E38]" office:value-type="float" office:value="3.54921084999026">
            <text:p>3,54921085</text:p>
          </table:table-cell>
          <table:table-cell table:formula="of:=[Mean.E38] + [ConfidenceDelta.F38]" office:value-type="float" office:value="3.85826954629781">
            <text:p>3,8582695463</text:p>
          </table:table-cell>
          <table:table-cell table:formula="of:=[Mean.F38] + [ConfidenceDelta.G38]" office:value-type="float" office:value="4.16730529774055">
            <text:p>4,1673052977</text:p>
          </table:table-cell>
          <table:table-cell table:formula="of:=[Mean.G38] + [ConfidenceDelta.H38]" office:value-type="float" office:value="4.47631771208277">
            <text:p>4,4763177121</text:p>
          </table:table-cell>
          <table:table-cell table:formula="of:=[Mean.H38] + [ConfidenceDelta.I38]" office:value-type="float" office:value="4.78530638578452">
            <text:p>4,7853063858</text:p>
          </table:table-cell>
          <table:table-cell table:formula="of:=[Mean.I38] + [ConfidenceDelta.J38]" office:value-type="float" office:value="5.09427090354011">
            <text:p>5,0942709035</text:p>
          </table:table-cell>
          <table:table-cell table:formula="of:=[Mean.J38] + [ConfidenceDelta.K38]" office:value-type="float" office:value="5.40321083779225">
            <text:p>5,4032108378</text:p>
          </table:table-cell>
          <table:table-cell table:formula="of:=[Mean.K38] + [ConfidenceDelta.L38]" office:value-type="float" office:value="5.71212574821992">
            <text:p>5,7121257482</text:p>
          </table:table-cell>
          <table:table-cell table:formula="of:=[Mean.L38] + [ConfidenceDelta.M38]" office:value-type="float" office:value="6.02101518119855">
            <text:p>6,0210151812</text:p>
          </table:table-cell>
          <table:table-cell table:formula="of:=[Mean.M38] + [ConfidenceDelta.N38]" office:value-type="float" office:value="6.32987866923034">
            <text:p>6,3298786692</text:p>
          </table:table-cell>
          <table:table-cell table:formula="of:=[Mean.N38] + [ConfidenceDelta.O38]" office:value-type="float" office:value="6.63871573034293">
            <text:p>6,6387157303</text:p>
          </table:table-cell>
          <table:table-cell table:formula="of:=[Mean.O38] + [ConfidenceDelta.P38]" office:value-type="float" office:value="6.94752586745407">
            <text:p>6,9475258675</text:p>
          </table:table-cell>
          <table:table-cell table:formula="of:=[Mean.P38] + [ConfidenceDelta.Q38]" office:value-type="float" office:value="7.25630856770005">
            <text:p>7,2563085677</text:p>
          </table:table-cell>
          <table:table-cell table:formula="of:=[Mean.Q38] + [ConfidenceDelta.R38]" office:value-type="float" office:value="7.56506330172516">
            <text:p>7,5650633017</text:p>
          </table:table-cell>
          <table:table-cell table:formula="of:=[Mean.R38] + [ConfidenceDelta.S38]" office:value-type="float" office:value="7.8737895229296">
            <text:p>7,8737895229</text:p>
          </table:table-cell>
          <table:table-cell table:formula="of:=[Mean.S38] + [ConfidenceDelta.T38]" office:value-type="float" office:value="8.18248666667259">
            <text:p>8,1824866667</text:p>
          </table:table-cell>
          <table:table-cell table:formula="of:=[Mean.T38] + [ConfidenceDelta.U38]" office:value-type="float" office:value="8.49115414942763">
            <text:p>8,4911541494</text:p>
          </table:table-cell>
          <table:table-cell table:formula="of:=[Mean.U38] + [ConfidenceDelta.V38]" office:value-type="float" office:value="8.79979136788605">
            <text:p>8,7997913679</text:p>
          </table:table-cell>
          <table:table-cell table:formula="of:=[Mean.V38] + [ConfidenceDelta.W38]" office:value-type="float" office:value="9.10839769800527">
            <text:p>9,108397698</text:p>
          </table:table-cell>
          <table:table-cell table:formula="of:=[Mean.W38] + [ConfidenceDelta.X38]" office:value-type="float" office:value="9.41697249399724">
            <text:p>9,416972494</text:p>
          </table:table-cell>
          <table:table-cell table:formula="of:=[Mean.X38] + [ConfidenceDelta.Y38]" office:value-type="float" office:value="9.72551508725257">
            <text:p>9,7255150873</text:p>
          </table:table-cell>
          <table:table-cell table:formula="of:=[Mean.Y38] + [ConfidenceDelta.Z38]" office:value-type="float" office:value="10.0340247851953">
            <text:p>10,0340247852</text:p>
          </table:table-cell>
          <table:table-cell table:formula="of:=[Mean.Z38] + [ConfidenceDelta.AA38]" office:value-type="float" office:value="10.3425008700625">
            <text:p>10,3425008701</text:p>
          </table:table-cell>
          <table:table-cell table:formula="of:=99" office:value-type="float" office:value="99">
            <text:p>99</text:p>
          </table:table-cell>
          <table:table-cell table:formula="of:=[Mean.AB38] - [ConfidenceDelta.AC38]" office:value-type="float" office:value="-0.425871095630652">
            <text:p>-0,4258710956</text:p>
          </table:table-cell>
          <table:table-cell table:formula="of:=[Mean.AC38] - [ConfidenceDelta.AD38]" office:value-type="float" office:value="-0.0847116349241472">
            <text:p>-0,0847116349</text:p>
          </table:table-cell>
          <table:table-cell table:formula="of:=[Mean.AD38] - [ConfidenceDelta.AE38]" office:value-type="float" office:value="0.256471241027673">
            <text:p>0,256471241</text:p>
          </table:table-cell>
          <table:table-cell table:formula="of:=[Mean.AE38] - [ConfidenceDelta.AF38]" office:value-type="float" office:value="0.597677927991005">
            <text:p>0,597677928</text:p>
          </table:table-cell>
          <table:table-cell table:formula="of:=[Mean.AF38] - [ConfidenceDelta.AG38]" office:value-type="float" office:value="0.938908833008068">
            <text:p>0,938908833</text:p>
          </table:table-cell>
          <table:table-cell table:formula="of:=[Mean.AG38] - [ConfidenceDelta.AH38]" office:value-type="float" office:value="1.28016437485208">
            <text:p>1,2801643749</text:p>
          </table:table-cell>
          <table:table-cell table:formula="of:=[Mean.AH38] - [ConfidenceDelta.AI38]" office:value-type="float" office:value="1.62144498450609">
            <text:p>1,6214449845</text:p>
          </table:table-cell>
          <table:table-cell table:formula="of:=[Mean.AI38] - [ConfidenceDelta.AJ38]" office:value-type="float" office:value="1.9627511056673">
            <text:p>1,9627511057</text:p>
          </table:table-cell>
          <table:table-cell table:formula="of:=[Mean.AJ38] - [ConfidenceDelta.AK38]" office:value-type="float" office:value="2.30408319527841">
            <text:p>2,3040831953</text:p>
          </table:table-cell>
          <table:table-cell table:formula="of:=[Mean.AK38] - [ConfidenceDelta.AL38]" office:value-type="float" office:value="2.64544172408789">
            <text:p>2,6454417241</text:p>
          </table:table-cell>
          <table:table-cell table:formula="of:=[Mean.AL38] - [ConfidenceDelta.AM38]" office:value-type="float" office:value="2.98682717724113">
            <text:p>2,9868271772</text:p>
          </table:table-cell>
          <table:table-cell table:formula="of:=[Mean.AM38] - [ConfidenceDelta.AN38]" office:value-type="float" office:value="3.32824005490449">
            <text:p>3,3282400549</text:p>
          </table:table-cell>
          <table:table-cell table:formula="of:=[Mean.AN38] - [ConfidenceDelta.AO38]" office:value-type="float" office:value="3.66968087292459">
            <text:p>3,6696808729</text:p>
          </table:table-cell>
          <table:table-cell table:formula="of:=[Mean.AO38] - [ConfidenceDelta.AP38]" office:value-type="float" office:value="4.01115016352528">
            <text:p>4,0111501635</text:p>
          </table:table-cell>
          <table:table-cell table:formula="of:=[Mean.AP38] - [ConfidenceDelta.AQ38]" office:value-type="float" office:value="4.35264847604491">
            <text:p>4,352648476</text:p>
          </table:table-cell>
          <table:table-cell table:formula="of:=[Mean.AQ38] - [ConfidenceDelta.AR38]" office:value-type="float" office:value="4.69417637771692">
            <text:p>4,6941763777</text:p>
          </table:table-cell>
          <table:table-cell table:formula="of:=[Mean.AR38] - [ConfidenceDelta.AS38]" office:value-type="float" office:value="5.03573445449672">
            <text:p>5,0357344545</text:p>
          </table:table-cell>
          <table:table-cell table:formula="of:=[Mean.AS38] - [ConfidenceDelta.AT38]" office:value-type="float" office:value="5.3773233119384">
            <text:p>5,3773233119</text:p>
          </table:table-cell>
          <table:table-cell table:formula="of:=[Mean.AT38] - [ConfidenceDelta.AU38]" office:value-type="float" office:value="5.71894357612493">
            <text:p>5,7189435761</text:p>
          </table:table-cell>
          <table:table-cell table:formula="of:=[Mean.AU38] - [ConfidenceDelta.AV38]" office:value-type="float" office:value="6.06059589465593">
            <text:p>6,0605958947</text:p>
          </table:table-cell>
          <table:table-cell table:formula="of:=[Mean.AV38] - [ConfidenceDelta.AW38]" office:value-type="float" office:value="6.40228093769731">
            <text:p>6,4022809377</text:p>
          </table:table-cell>
          <table:table-cell table:formula="of:=[Mean.AW38] - [ConfidenceDelta.AX38]" office:value-type="float" office:value="6.74399939909783">
            <text:p>6,7439993991</text:p>
          </table:table-cell>
          <table:table-cell table:formula="of:=[Mean.AX38] - [ConfidenceDelta.AY38]" office:value-type="float" office:value="7.08575199757755">
            <text:p>7,0857519976</text:p>
          </table:table-cell>
          <table:table-cell table:formula="of:=[Mean.AY38] - [ConfidenceDelta.AZ38]" office:value-type="float" office:value="7.42753947799419">
            <text:p>7,427539478</text:p>
          </table:table-cell>
          <table:table-cell table:formula="of:=[Mean.AZ38] - [ConfidenceDelta.BA38]" office:value-type="float" office:value="7.76936261269358">
            <text:p>7,7693626127</text:p>
          </table:table-cell>
          <table:table-cell table:formula="of:=99" office:value-type="float" office:value="99">
            <text:p>99</text:p>
          </table:table-cell>
          <table:table-cell table:formula="of:=[Mean.AB38] + [ConfidenceDelta.AC38]" office:value-type="float" office:value="1.09978413910891">
            <text:p>1,0997841391</text:p>
          </table:table-cell>
          <table:table-cell table:formula="of:=[Mean.AC38] + [ConfidenceDelta.AD38]" office:value-type="float" office:value="1.43253772188067">
            <text:p>1,4325377219</text:p>
          </table:table-cell>
          <table:table-cell table:formula="of:=[Mean.AD38] + [ConfidenceDelta.AE38]" office:value-type="float" office:value="1.76526788940711">
            <text:p>1,7652678894</text:p>
          </table:table-cell>
          <table:table-cell table:formula="of:=[Mean.AE38] + [ConfidenceDelta.AF38]" office:value-type="float" office:value="2.09797424592204">
            <text:p>2,0979742459</text:p>
          </table:table-cell>
          <table:table-cell table:formula="of:=[Mean.AF38] + [ConfidenceDelta.AG38]" office:value-type="float" office:value="2.43065638438324">
            <text:p>2,4306563844</text:p>
          </table:table-cell>
          <table:table-cell table:formula="of:=[Mean.AG38] + [ConfidenceDelta.AH38]" office:value-type="float" office:value="2.76331388601749">
            <text:p>2,763313886</text:p>
          </table:table-cell>
          <table:table-cell table:formula="of:=[Mean.AH38] + [ConfidenceDelta.AI38]" office:value-type="float" office:value="3.09594631984173">
            <text:p>3,0959463198</text:p>
          </table:table-cell>
          <table:table-cell table:formula="of:=[Mean.AI38] + [ConfidenceDelta.AJ38]" office:value-type="float" office:value="3.42855324215878">
            <text:p>3,4285532422</text:p>
          </table:table-cell>
          <table:table-cell table:formula="of:=[Mean.AJ38] + [ConfidenceDelta.AK38]" office:value-type="float" office:value="3.76113419602594">
            <text:p>3,761134196</text:p>
          </table:table-cell>
          <table:table-cell table:formula="of:=[Mean.AK38] + [ConfidenceDelta.AL38]" office:value-type="float" office:value="4.09368871069472">
            <text:p>4,0936887107</text:p>
          </table:table-cell>
          <table:table-cell table:formula="of:=[Mean.AL38] + [ConfidenceDelta.AM38]" office:value-type="float" office:value="4.42621630101974">
            <text:p>4,426216301</text:p>
          </table:table-cell>
          <table:table-cell table:formula="of:=[Mean.AM38] + [ConfidenceDelta.AN38]" office:value-type="float" office:value="4.75871646683464">
            <text:p>4,7587164668</text:p>
          </table:table-cell>
          <table:table-cell table:formula="of:=[Mean.AN38] + [ConfidenceDelta.AO38]" office:value-type="float" office:value="5.0911886922928">
            <text:p>5,0911886923</text:p>
          </table:table-cell>
          <table:table-cell table:formula="of:=[Mean.AO38] + [ConfidenceDelta.AP38]" office:value-type="float" office:value="5.42363244517038">
            <text:p>5,4236324452</text:p>
          </table:table-cell>
          <table:table-cell table:formula="of:=[Mean.AP38] + [ConfidenceDelta.AQ38]" office:value-type="float" office:value="5.75604717612901">
            <text:p>5,7560471761</text:p>
          </table:table-cell>
          <table:table-cell table:formula="of:=[Mean.AQ38] + [ConfidenceDelta.AR38]" office:value-type="float" office:value="6.08843231793526">
            <text:p>6,0884323179</text:p>
          </table:table-cell>
          <table:table-cell table:formula="of:=[Mean.AR38] + [ConfidenceDelta.AS38]" office:value-type="float" office:value="6.42078728463372">
            <text:p>6,4207872846</text:p>
          </table:table-cell>
          <table:table-cell table:formula="of:=[Mean.AS38] + [ConfidenceDelta.AT38]" office:value-type="float" office:value="6.7531114706703">
            <text:p>6,7531114707</text:p>
          </table:table-cell>
          <table:table-cell table:formula="of:=[Mean.AT38] + [ConfidenceDelta.AU38]" office:value-type="float" office:value="7.08540424996202">
            <text:p>7,08540425</text:p>
          </table:table-cell>
          <table:table-cell table:formula="of:=[Mean.AU38] + [ConfidenceDelta.AV38]" office:value-type="float" office:value="7.41766497490929">
            <text:p>7,4176649749</text:p>
          </table:table-cell>
          <table:table-cell table:formula="of:=[Mean.AV38] + [ConfidenceDelta.AW38]" office:value-type="float" office:value="7.74989297534617">
            <text:p>7,7498929753</text:p>
          </table:table-cell>
          <table:table-cell table:formula="of:=[Mean.AW38] + [ConfidenceDelta.AX38]" office:value-type="float" office:value="8.08208755742391">
            <text:p>8,0820875574</text:p>
          </table:table-cell>
          <table:table-cell table:formula="of:=[Mean.AX38] + [ConfidenceDelta.AY38]" office:value-type="float" office:value="8.41424800242245">
            <text:p>8,4142480024</text:p>
          </table:table-cell>
          <table:table-cell table:formula="of:=[Mean.AY38] + [ConfidenceDelta.AZ38]" office:value-type="float" office:value="8.74637356548407">
            <text:p>8,7463735655</text:p>
          </table:table-cell>
          <table:table-cell table:formula="of:=[Mean.AZ38] + [ConfidenceDelta.BA38]" office:value-type="float" office:value="9.07846347426295">
            <text:p>9,0784634743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39]+1" office:value-type="float" office:value="32">
            <text:p>32</text:p>
          </table:table-cell>
          <table:table-cell table:formula="of:=[Mean.B39] - [ConfidenceDelta.C39]" office:value-type="float" office:value="1.51723487437926">
            <text:p>1,5172348744</text:p>
          </table:table-cell>
          <table:table-cell table:formula="of:=[Mean.C39] - [ConfidenceDelta.D39]" office:value-type="float" office:value="1.84452930626344">
            <text:p>1,8445293063</text:p>
          </table:table-cell>
          <table:table-cell table:formula="of:=[Mean.D39] - [ConfidenceDelta.E39]" office:value-type="float" office:value="2.17184611941973">
            <text:p>2,1718461194</text:p>
          </table:table-cell>
          <table:table-cell table:formula="of:=[Mean.E39] - [ConfidenceDelta.F39]" office:value-type="float" office:value="2.49918568792276">
            <text:p>2,4991856879</text:p>
          </table:table-cell>
          <table:table-cell table:formula="of:=[Mean.F39] - [ConfidenceDelta.G39]" office:value-type="float" office:value="2.82654839638508">
            <text:p>2,8265483964</text:p>
          </table:table-cell>
          <table:table-cell table:formula="of:=[Mean.G39] - [ConfidenceDelta.H39]" office:value-type="float" office:value="3.15393464037747">
            <text:p>3,1539346404</text:p>
          </table:table-cell>
          <table:table-cell table:formula="of:=[Mean.H39] - [ConfidenceDelta.I39]" office:value-type="float" office:value="3.48134482687109">
            <text:p>3,4813448269</text:p>
          </table:table-cell>
          <table:table-cell table:formula="of:=[Mean.I39] - [ConfidenceDelta.J39]" office:value-type="float" office:value="3.80877937470286">
            <text:p>3,8087793747</text:p>
          </table:table-cell>
          <table:table-cell table:formula="of:=[Mean.J39] - [ConfidenceDelta.K39]" office:value-type="float" office:value="4.1362387150655">
            <text:p>4,1362387151</text:p>
          </table:table-cell>
          <table:table-cell table:formula="of:=[Mean.K39] - [ConfidenceDelta.L39]" office:value-type="float" office:value="4.46372329202394">
            <text:p>4,463723292</text:p>
          </table:table-cell>
          <table:table-cell table:formula="of:=[Mean.L39] - [ConfidenceDelta.M39]" office:value-type="float" office:value="4.79123356305984">
            <text:p>4,7912335631</text:p>
          </table:table-cell>
          <table:table-cell table:formula="of:=[Mean.M39] - [ConfidenceDelta.N39]" office:value-type="float" office:value="5.11876999964601">
            <text:p>5,1187699996</text:p>
          </table:table-cell>
          <table:table-cell table:formula="of:=[Mean.N39] - [ConfidenceDelta.O39]" office:value-type="float" office:value="5.44633308785289">
            <text:p>5,4463330879</text:p>
          </table:table-cell>
          <table:table-cell table:formula="of:=[Mean.O39] - [ConfidenceDelta.P39]" office:value-type="float" office:value="5.77392332898929">
            <text:p>5,773923329</text:p>
          </table:table-cell>
          <table:table-cell table:formula="of:=[Mean.P39] - [ConfidenceDelta.Q39]" office:value-type="float" office:value="6.1015412402797">
            <text:p>6,1015412403</text:p>
          </table:table-cell>
          <table:table-cell table:formula="of:=[Mean.Q39] - [ConfidenceDelta.R39]" office:value-type="float" office:value="6.42918735558079">
            <text:p>6,4291873556</text:p>
          </table:table-cell>
          <table:table-cell table:formula="of:=[Mean.R39] - [ConfidenceDelta.S39]" office:value-type="float" office:value="6.75686222613996">
            <text:p>6,7568622261</text:p>
          </table:table-cell>
          <table:table-cell table:formula="of:=[Mean.S39] - [ConfidenceDelta.T39]" office:value-type="float" office:value="7.084566421399">
            <text:p>7,0845664214</text:p>
          </table:table-cell>
          <table:table-cell table:formula="of:=[Mean.T39] - [ConfidenceDelta.U39]" office:value-type="float" office:value="7.41230052984599">
            <text:p>7,4123005298</text:p>
          </table:table-cell>
          <table:table-cell table:formula="of:=[Mean.U39] - [ConfidenceDelta.V39]" office:value-type="float" office:value="7.74006515991937">
            <text:p>7,7400651599</text:p>
          </table:table-cell>
          <table:table-cell table:formula="of:=[Mean.V39] - [ConfidenceDelta.W39]" office:value-type="float" office:value="8.06786094096781">
            <text:p>8,067860941</text:p>
          </table:table-cell>
          <table:table-cell table:formula="of:=[Mean.W39] - [ConfidenceDelta.X39]" office:value-type="float" office:value="8.39568852427034">
            <text:p>8,3956885243</text:p>
          </table:table-cell>
          <table:table-cell table:formula="of:=[Mean.X39] - [ConfidenceDelta.Y39]" office:value-type="float" office:value="8.72354858412135">
            <text:p>8,7235485841</text:p>
          </table:table-cell>
          <table:table-cell table:formula="of:=[Mean.Y39] - [ConfidenceDelta.Z39]" office:value-type="float" office:value="9.05144181898564">
            <text:p>9,051441819</text:p>
          </table:table-cell>
          <table:table-cell table:formula="of:=[Mean.Z39] - [ConfidenceDelta.AA39]" office:value-type="float" office:value="9.37936895272902">
            <text:p>9,3793689527</text:p>
          </table:table-cell>
          <table:table-cell table:formula="of:=99" office:value-type="float" office:value="99">
            <text:p>99</text:p>
          </table:table-cell>
          <table:table-cell table:formula="of:=[Mean.B39] + [ConfidenceDelta.C39]" office:value-type="float" office:value="3.00801765087327">
            <text:p>3,0080176509</text:p>
          </table:table-cell>
          <table:table-cell table:formula="of:=[Mean.C39] + [ConfidenceDelta.D39]" office:value-type="float" office:value="3.32718786545373">
            <text:p>3,3271878655</text:p>
          </table:table-cell>
          <table:table-cell table:formula="of:=[Mean.D39] + [ConfidenceDelta.E39]" office:value-type="float" office:value="3.64633569876209">
            <text:p>3,6463356988</text:p>
          </table:table-cell>
          <table:table-cell table:formula="of:=[Mean.E39] + [ConfidenceDelta.F39]" office:value-type="float" office:value="3.9654607767237">
            <text:p>3,9654607767</text:p>
          </table:table-cell>
          <table:table-cell table:formula="of:=[Mean.F39] + [ConfidenceDelta.G39]" office:value-type="float" office:value="4.28456271472603">
            <text:p>4,2845627147</text:p>
          </table:table-cell>
          <table:table-cell table:formula="of:=[Mean.G39] + [ConfidenceDelta.H39]" office:value-type="float" office:value="4.60364111719829">
            <text:p>4,6036411172</text:p>
          </table:table-cell>
          <table:table-cell table:formula="of:=[Mean.H39] + [ConfidenceDelta.I39]" office:value-type="float" office:value="4.92269557716931">
            <text:p>4,9226955772</text:p>
          </table:table-cell>
          <table:table-cell table:formula="of:=[Mean.I39] + [ConfidenceDelta.J39]" office:value-type="float" office:value="5.24172567580219">
            <text:p>5,2417256758</text:p>
          </table:table-cell>
          <table:table-cell table:formula="of:=[Mean.J39] + [ConfidenceDelta.K39]" office:value-type="float" office:value="5.5607309819042">
            <text:p>5,5607309819</text:p>
          </table:table-cell>
          <table:table-cell table:formula="of:=[Mean.K39] + [ConfidenceDelta.L39]" office:value-type="float" office:value="5.8797110514104">
            <text:p>5,8797110514</text:p>
          </table:table-cell>
          <table:table-cell table:formula="of:=[Mean.L39] + [ConfidenceDelta.M39]" office:value-type="float" office:value="6.19866542683915">
            <text:p>6,1986654268</text:p>
          </table:table-cell>
          <table:table-cell table:formula="of:=[Mean.M39] + [ConfidenceDelta.N39]" office:value-type="float" office:value="6.51759363671763">
            <text:p>6,5175936367</text:p>
          </table:table-cell>
          <table:table-cell table:formula="of:=[Mean.N39] + [ConfidenceDelta.O39]" office:value-type="float" office:value="6.8364951949754">
            <text:p>6,836495195</text:p>
          </table:table-cell>
          <table:table-cell table:formula="of:=[Mean.O39] + [ConfidenceDelta.P39]" office:value-type="float" office:value="7.15536960030364">
            <text:p>7,1553696003</text:p>
          </table:table-cell>
          <table:table-cell table:formula="of:=[Mean.P39] + [ConfidenceDelta.Q39]" office:value-type="float" office:value="7.47421633547788">
            <text:p>7,4742163355</text:p>
          </table:table-cell>
          <table:table-cell table:formula="of:=[Mean.Q39] + [ConfidenceDelta.R39]" office:value-type="float" office:value="7.79303486664143">
            <text:p>7,7930348666</text:p>
          </table:table-cell>
          <table:table-cell table:formula="of:=[Mean.R39] + [ConfidenceDelta.S39]" office:value-type="float" office:value="8.11182464254691">
            <text:p>8,1118246425</text:p>
          </table:table-cell>
          <table:table-cell table:formula="of:=[Mean.S39] + [ConfidenceDelta.T39]" office:value-type="float" office:value="8.43058509375252">
            <text:p>8,4305850938</text:p>
          </table:table-cell>
          <table:table-cell table:formula="of:=[Mean.T39] + [ConfidenceDelta.U39]" office:value-type="float" office:value="8.74931563177018">
            <text:p>8,7493156318</text:p>
          </table:table-cell>
          <table:table-cell table:formula="of:=[Mean.U39] + [ConfidenceDelta.V39]" office:value-type="float" office:value="9.06801564816144">
            <text:p>9,0680156482</text:p>
          </table:table-cell>
          <table:table-cell table:formula="of:=[Mean.V39] + [ConfidenceDelta.W39]" office:value-type="float" office:value="9.38668451357765">
            <text:p>9,3866845136</text:p>
          </table:table-cell>
          <table:table-cell table:formula="of:=[Mean.W39] + [ConfidenceDelta.X39]" office:value-type="float" office:value="9.70532157673976">
            <text:p>9,7053215767</text:p>
          </table:table-cell>
          <table:table-cell table:formula="of:=[Mean.X39] + [ConfidenceDelta.Y39]" office:value-type="float" office:value="10.0239261633534">
            <text:p>10,0239261634</text:p>
          </table:table-cell>
          <table:table-cell table:formula="of:=[Mean.Y39] + [ConfidenceDelta.Z39]" office:value-type="float" office:value="10.3424975749538">
            <text:p>10,342497575</text:p>
          </table:table-cell>
          <table:table-cell table:formula="of:=[Mean.Z39] + [ConfidenceDelta.AA39]" office:value-type="float" office:value="10.661035087675">
            <text:p>10,6610350877</text:p>
          </table:table-cell>
          <table:table-cell table:formula="of:=99" office:value-type="float" office:value="99">
            <text:p>99</text:p>
          </table:table-cell>
          <table:table-cell table:formula="of:=[Mean.AB39] - [ConfidenceDelta.AC39]" office:value-type="float" office:value="-0.421487663732549">
            <text:p>-0,4214876637</text:p>
          </table:table-cell>
          <table:table-cell table:formula="of:=[Mean.AC39] - [ConfidenceDelta.AD39]" office:value-type="float" office:value="-0.0694229012649643">
            <text:p>-0,0694229013</text:p>
          </table:table-cell>
          <table:table-cell table:formula="of:=[Mean.AD39] - [ConfidenceDelta.AE39]" office:value-type="float" office:value="0.282665475541938">
            <text:p>0,2826654755</text:p>
          </table:table-cell>
          <table:table-cell table:formula="of:=[Mean.AE39] - [ConfidenceDelta.AF39]" office:value-type="float" office:value="0.634777865819455">
            <text:p>0,6347778658</text:p>
          </table:table-cell>
          <table:table-cell table:formula="of:=[Mean.AF39] - [ConfidenceDelta.AG39]" office:value-type="float" office:value="0.986914680070784">
            <text:p>0,9869146801</text:p>
          </table:table-cell>
          <table:table-cell table:formula="of:=[Mean.AG39] - [ConfidenceDelta.AH39]" office:value-type="float" office:value="1.33907634062986">
            <text:p>1,3390763406</text:p>
          </table:table-cell>
          <table:table-cell table:formula="of:=[Mean.AH39] - [ConfidenceDelta.AI39]" office:value-type="float" office:value="1.6912632821443">
            <text:p>1,6912632821</text:p>
          </table:table-cell>
          <table:table-cell table:formula="of:=[Mean.AI39] - [ConfidenceDelta.AJ39]" office:value-type="float" office:value="2.04347595208393">
            <text:p>2,0434759521</text:p>
          </table:table-cell>
          <table:table-cell table:formula="of:=[Mean.AJ39] - [ConfidenceDelta.AK39]" office:value-type="float" office:value="2.39571481127671">
            <text:p>2,3957148113</text:p>
          </table:table-cell>
          <table:table-cell table:formula="of:=[Mean.AK39] - [ConfidenceDelta.AL39]" office:value-type="float" office:value="2.74798033447379">
            <text:p>2,7479803345</text:p>
          </table:table-cell>
          <table:table-cell table:formula="of:=[Mean.AL39] - [ConfidenceDelta.AM39]" office:value-type="float" office:value="3.10027301094562">
            <text:p>3,1002730109</text:p>
          </table:table-cell>
          <table:table-cell table:formula="of:=[Mean.AM39] - [ConfidenceDelta.AN39]" office:value-type="float" office:value="3.45259334511136">
            <text:p>3,4525933451</text:p>
          </table:table-cell>
          <table:table-cell table:formula="of:=[Mean.AN39] - [ConfidenceDelta.AO39]" office:value-type="float" office:value="3.80494185720373">
            <text:p>3,8049418572</text:p>
          </table:table-cell>
          <table:table-cell table:formula="of:=[Mean.AO39] - [ConfidenceDelta.AP39]" office:value-type="float" office:value="4.15731908397195">
            <text:p>4,157319084</text:p>
          </table:table-cell>
          <table:table-cell table:formula="of:=[Mean.AP39] - [ConfidenceDelta.AQ39]" office:value-type="float" office:value="4.50972557942527">
            <text:p>4,5097255794</text:p>
          </table:table-cell>
          <table:table-cell table:formula="of:=[Mean.AQ39] - [ConfidenceDelta.AR39]" office:value-type="float" office:value="4.86216191562016">
            <text:p>4,8621619156</text:p>
          </table:table-cell>
          <table:table-cell table:formula="of:=[Mean.AR39] - [ConfidenceDelta.AS39]" office:value-type="float" office:value="5.21462868349428">
            <text:p>5,2146286835</text:p>
          </table:table-cell>
          <table:table-cell table:formula="of:=[Mean.AS39] - [ConfidenceDelta.AT39]" office:value-type="float" office:value="5.56712649375058">
            <text:p>5,5671264938</text:p>
          </table:table-cell>
          <table:table-cell table:formula="of:=[Mean.AT39] - [ConfidenceDelta.AU39]" office:value-type="float" office:value="5.91965597779547">
            <text:p>5,9196559778</text:p>
          </table:table-cell>
          <table:table-cell table:formula="of:=[Mean.AU39] - [ConfidenceDelta.AV39]" office:value-type="float" office:value="6.27221778873492">
            <text:p>6,2722177887</text:p>
          </table:table-cell>
          <table:table-cell table:formula="of:=[Mean.AV39] - [ConfidenceDelta.AW39]" office:value-type="float" office:value="6.62481260243313">
            <text:p>6,6248126024</text:p>
          </table:table-cell>
          <table:table-cell table:formula="of:=[Mean.AW39] - [ConfidenceDelta.AX39]" office:value-type="float" office:value="6.97744111863846">
            <text:p>6,9774411186</text:p>
          </table:table-cell>
          <table:table-cell table:formula="of:=[Mean.AX39] - [ConfidenceDelta.AY39]" office:value-type="float" office:value="7.33010406218208">
            <text:p>7,3301040622</text:p>
          </table:table-cell>
          <table:table-cell table:formula="of:=[Mean.AY39] - [ConfidenceDelta.AZ39]" office:value-type="float" office:value="7.68280218425505">
            <text:p>7,6828021843</text:p>
          </table:table-cell>
          <table:table-cell table:formula="of:=[Mean.AZ39] - [ConfidenceDelta.BA39]" office:value-type="float" office:value="8.03553626377025">
            <text:p>8,0355362638</text:p>
          </table:table-cell>
          <table:table-cell table:formula="of:=99" office:value-type="float" office:value="99">
            <text:p>99</text:p>
          </table:table-cell>
          <table:table-cell table:formula="of:=[Mean.AB39] + [ConfidenceDelta.AC39]" office:value-type="float" office:value="1.11713983764559">
            <text:p>1,1171398376</text:p>
          </table:table-cell>
          <table:table-cell table:formula="of:=[Mean.AC39] + [ConfidenceDelta.AD39]" office:value-type="float" office:value="1.46072724909105">
            <text:p>1,4607272491</text:p>
          </table:table-cell>
          <table:table-cell table:formula="of:=[Mean.AD39] + [ConfidenceDelta.AE39]" office:value-type="float" office:value="1.80429104619719">
            <text:p>1,8042910462</text:p>
          </table:table-cell>
          <table:table-cell table:formula="of:=[Mean.AE39] + [ConfidenceDelta.AF39]" office:value-type="float" office:value="2.14783082983272">
            <text:p>2,1478308298</text:p>
          </table:table-cell>
          <table:table-cell table:formula="of:=[Mean.AF39] + [ConfidenceDelta.AG39]" office:value-type="float" office:value="2.49134618949443">
            <text:p>2,4913461895</text:p>
          </table:table-cell>
          <table:table-cell table:formula="of:=[Mean.AG39] + [ConfidenceDelta.AH39]" office:value-type="float" office:value="2.8348367028484">
            <text:p>2,8348367028</text:p>
          </table:table-cell>
          <table:table-cell table:formula="of:=[Mean.AH39] + [ConfidenceDelta.AI39]" office:value-type="float" office:value="3.178301935247">
            <text:p>3,1783019352</text:p>
          </table:table-cell>
          <table:table-cell table:formula="of:=[Mean.AI39] + [ConfidenceDelta.AJ39]" office:value-type="float" office:value="3.52174143922042">
            <text:p>3,5217414392</text:p>
          </table:table-cell>
          <table:table-cell table:formula="of:=[Mean.AJ39] + [ConfidenceDelta.AK39]" office:value-type="float" office:value="3.86515475394068">
            <text:p>3,8651547539</text:p>
          </table:table-cell>
          <table:table-cell table:formula="of:=[Mean.AK39] + [ConfidenceDelta.AL39]" office:value-type="float" office:value="4.20854140465665">
            <text:p>4,2085414047</text:p>
          </table:table-cell>
          <table:table-cell table:formula="of:=[Mean.AL39] + [ConfidenceDelta.AM39]" office:value-type="float" office:value="4.55190090209786">
            <text:p>4,5519009021</text:p>
          </table:table-cell>
          <table:table-cell table:formula="of:=[Mean.AM39] + [ConfidenceDelta.AN39]" office:value-type="float" office:value="4.89523274184516">
            <text:p>4,8952327418</text:p>
          </table:table-cell>
          <table:table-cell table:formula="of:=[Mean.AN39] + [ConfidenceDelta.AO39]" office:value-type="float" office:value="5.23853640366583">
            <text:p>5,2385364037</text:p>
          </table:table-cell>
          <table:table-cell table:formula="of:=[Mean.AO39] + [ConfidenceDelta.AP39]" office:value-type="float" office:value="5.58181135081066">
            <text:p>5,5818113508</text:p>
          </table:table-cell>
          <table:table-cell table:formula="of:=[Mean.AP39] + [ConfidenceDelta.AQ39]" office:value-type="float" office:value="5.92505702927038">
            <text:p>5,9250570293</text:p>
          </table:table-cell>
          <table:table-cell table:formula="of:=[Mean.AQ39] + [ConfidenceDelta.AR39]" office:value-type="float" office:value="6.26827286698853">
            <text:p>6,268272867</text:p>
          </table:table-cell>
          <table:table-cell table:formula="of:=[Mean.AR39] + [ConfidenceDelta.AS39]" office:value-type="float" office:value="6.61145827302746">
            <text:p>6,611458273</text:p>
          </table:table-cell>
          <table:table-cell table:formula="of:=[Mean.AS39] + [ConfidenceDelta.AT39]" office:value-type="float" office:value="6.95461263668421">
            <text:p>6,9546126367</text:p>
          </table:table-cell>
          <table:table-cell table:formula="of:=[Mean.AT39] + [ConfidenceDelta.AU39]" office:value-type="float" office:value="7.29773532655236">
            <text:p>7,2977353266</text:p>
          </table:table-cell>
          <table:table-cell table:formula="of:=[Mean.AU39] + [ConfidenceDelta.AV39]" office:value-type="float" office:value="7.64082568952595">
            <text:p>7,6408256895</text:p>
          </table:table-cell>
          <table:table-cell table:formula="of:=[Mean.AV39] + [ConfidenceDelta.AW39]" office:value-type="float" office:value="7.98388304974078">
            <text:p>7,9838830497</text:p>
          </table:table-cell>
          <table:table-cell table:formula="of:=[Mean.AW39] + [ConfidenceDelta.AX39]" office:value-type="float" office:value="8.3269067074485">
            <text:p>8,3269067074</text:p>
          </table:table-cell>
          <table:table-cell table:formula="of:=[Mean.AX39] + [ConfidenceDelta.AY39]" office:value-type="float" office:value="8.66989593781792">
            <text:p>8,6698959378</text:p>
          </table:table-cell>
          <table:table-cell table:formula="of:=[Mean.AY39] + [ConfidenceDelta.AZ39]" office:value-type="float" office:value="9.012849989658">
            <text:p>9,0128499897</text:p>
          </table:table-cell>
          <table:table-cell table:formula="of:=[Mean.AZ39] + [ConfidenceDelta.BA39]" office:value-type="float" office:value="9.35576808405584">
            <text:p>9,355768084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0]+1" office:value-type="float" office:value="33">
            <text:p>33</text:p>
          </table:table-cell>
          <table:table-cell table:formula="of:=[Mean.B40] - [ConfidenceDelta.C40]" office:value-type="float" office:value="1.58205490655991">
            <text:p>1,5820549066</text:p>
          </table:table-cell>
          <table:table-cell table:formula="of:=[Mean.C40] - [ConfidenceDelta.D40]" office:value-type="float" office:value="1.91948243073778">
            <text:p>1,9194824307</text:p>
          </table:table-cell>
          <table:table-cell table:formula="of:=[Mean.D40] - [ConfidenceDelta.E40]" office:value-type="float" office:value="2.25693251295315">
            <text:p>2,256932513</text:p>
          </table:table-cell>
          <table:table-cell table:formula="of:=[Mean.E40] - [ConfidenceDelta.F40]" office:value-type="float" office:value="2.59440553023508">
            <text:p>2,5944055302</text:p>
          </table:table-cell>
          <table:table-cell table:formula="of:=[Mean.F40] - [ConfidenceDelta.G40]" office:value-type="float" office:value="2.93190187023376">
            <text:p>2,9319018702</text:p>
          </table:table-cell>
          <table:table-cell table:formula="of:=[Mean.G40] - [ConfidenceDelta.H40]" office:value-type="float" office:value="3.26942193164414">
            <text:p>3,2694219316</text:p>
          </table:table-cell>
          <table:table-cell table:formula="of:=[Mean.H40] - [ConfidenceDelta.I40]" office:value-type="float" office:value="3.60696612465161">
            <text:p>3,6069661247</text:p>
          </table:table-cell>
          <table:table-cell table:formula="of:=[Mean.I40] - [ConfidenceDelta.J40]" office:value-type="float" office:value="3.94453487140104">
            <text:p>3,9445348714</text:p>
          </table:table-cell>
          <table:table-cell table:formula="of:=[Mean.J40] - [ConfidenceDelta.K40]" office:value-type="float" office:value="4.28212860649066">
            <text:p>4,2821286065</text:p>
          </table:table-cell>
          <table:table-cell table:formula="of:=[Mean.K40] - [ConfidenceDelta.L40]" office:value-type="float" office:value="4.6197477774926">
            <text:p>4,6197477775</text:p>
          </table:table-cell>
          <table:table-cell table:formula="of:=[Mean.L40] - [ConfidenceDelta.M40]" office:value-type="float" office:value="4.95739284550165">
            <text:p>4,9573928455</text:p>
          </table:table-cell>
          <table:table-cell table:formula="of:=[Mean.M40] - [ConfidenceDelta.N40]" office:value-type="float" office:value="5.29506428571429">
            <text:p>5,2950642857</text:p>
          </table:table-cell>
          <table:table-cell table:formula="of:=[Mean.N40] - [ConfidenceDelta.O40]" office:value-type="float" office:value="5.6327625880399">
            <text:p>5,632762588</text:p>
          </table:table-cell>
          <table:table-cell table:formula="of:=[Mean.O40] - [ConfidenceDelta.P40]" office:value-type="float" office:value="5.97048825774659">
            <text:p>5,9704882577</text:p>
          </table:table-cell>
          <table:table-cell table:formula="of:=[Mean.P40] - [ConfidenceDelta.Q40]" office:value-type="float" office:value="6.30824181614384">
            <text:p>6,3082418161</text:p>
          </table:table-cell>
          <table:table-cell table:formula="of:=[Mean.Q40] - [ConfidenceDelta.R40]" office:value-type="float" office:value="6.64602380130467">
            <text:p>6,6460238013</text:p>
          </table:table-cell>
          <table:table-cell table:formula="of:=[Mean.R40] - [ConfidenceDelta.S40]" office:value-type="float" office:value="6.9838347688302">
            <text:p>6,9838347688</text:p>
          </table:table-cell>
          <table:table-cell table:formula="of:=[Mean.S40] - [ConfidenceDelta.T40]" office:value-type="float" office:value="7.3216752926596">
            <text:p>7,3216752927</text:p>
          </table:table-cell>
          <table:table-cell table:formula="of:=[Mean.T40] - [ConfidenceDelta.U40]" office:value-type="float" office:value="7.65954596592881">
            <text:p>7,6595459659</text:p>
          </table:table-cell>
          <table:table-cell table:formula="of:=[Mean.U40] - [ConfidenceDelta.V40]" office:value-type="float" office:value="7.99744740188164">
            <text:p>7,9974474019</text:p>
          </table:table-cell>
          <table:table-cell table:formula="of:=[Mean.V40] - [ConfidenceDelta.W40]" office:value-type="float" office:value="8.33538023483732">
            <text:p>8,3353802348</text:p>
          </table:table-cell>
          <table:table-cell table:formula="of:=[Mean.W40] - [ConfidenceDelta.X40]" office:value-type="float" office:value="8.67334512121861">
            <text:p>8,6733451212</text:p>
          </table:table-cell>
          <table:table-cell table:formula="of:=[Mean.X40] - [ConfidenceDelta.Y40]" office:value-type="float" office:value="9.01134274064544">
            <text:p>9,0113427406</text:p>
          </table:table-cell>
          <table:table-cell table:formula="of:=[Mean.Y40] - [ConfidenceDelta.Z40]" office:value-type="float" office:value="9.34937379709901">
            <text:p>9,3493737971</text:p>
          </table:table-cell>
          <table:table-cell table:formula="of:=[Mean.Z40] - [ConfidenceDelta.AA40]" office:value-type="float" office:value="9.68743902016217">
            <text:p>9,6874390202</text:p>
          </table:table-cell>
          <table:table-cell table:formula="of:=99" office:value-type="float" office:value="99">
            <text:p>99</text:p>
          </table:table-cell>
          <table:table-cell table:formula="of:=[Mean.B40] + [ConfidenceDelta.C40]" office:value-type="float" office:value="3.08461176010675">
            <text:p>3,0846117601</text:p>
          </table:table-cell>
          <table:table-cell table:formula="of:=[Mean.C40] + [ConfidenceDelta.D40]" office:value-type="float" office:value="3.41385090259555">
            <text:p>3,4138509026</text:p>
          </table:table-cell>
          <table:table-cell table:formula="of:=[Mean.D40] + [ConfidenceDelta.E40]" office:value-type="float" office:value="3.74306748704685">
            <text:p>3,743067487</text:p>
          </table:table-cell>
          <table:table-cell table:formula="of:=[Mean.E40] + [ConfidenceDelta.F40]" office:value-type="float" office:value="4.07226113643159">
            <text:p>4,0722611364</text:p>
          </table:table-cell>
          <table:table-cell table:formula="of:=[Mean.F40] + [ConfidenceDelta.G40]" office:value-type="float" office:value="4.40143146309958">
            <text:p>4,4014314631</text:p>
          </table:table-cell>
          <table:table-cell table:formula="of:=[Mean.G40] + [ConfidenceDelta.H40]" office:value-type="float" office:value="4.73057806835586">
            <text:p>4,7305780684</text:p>
          </table:table-cell>
          <table:table-cell table:formula="of:=[Mean.H40] + [ConfidenceDelta.I40]" office:value-type="float" office:value="5.05970054201505">
            <text:p>5,059700542</text:p>
          </table:table-cell>
          <table:table-cell table:formula="of:=[Mean.I40] + [ConfidenceDelta.J40]" office:value-type="float" office:value="5.3887984619323">
            <text:p>5,3887984619</text:p>
          </table:table-cell>
          <table:table-cell table:formula="of:=[Mean.J40] + [ConfidenceDelta.K40]" office:value-type="float" office:value="5.71787139350934">
            <text:p>5,7178713935</text:p>
          </table:table-cell>
          <table:table-cell table:formula="of:=[Mean.K40] + [ConfidenceDelta.L40]" office:value-type="float" office:value="6.04691888917407">
            <text:p>6,0469188892</text:p>
          </table:table-cell>
          <table:table-cell table:formula="of:=[Mean.L40] + [ConfidenceDelta.M40]" office:value-type="float" office:value="6.37594048783168">
            <text:p>6,3759404878</text:p>
          </table:table-cell>
          <table:table-cell table:formula="of:=[Mean.M40] + [ConfidenceDelta.N40]" office:value-type="float" office:value="6.70493571428571">
            <text:p>6,7049357143</text:p>
          </table:table-cell>
          <table:table-cell table:formula="of:=[Mean.N40] + [ConfidenceDelta.O40]" office:value-type="float" office:value="7.03390407862677">
            <text:p>7,0339040786</text:p>
          </table:table-cell>
          <table:table-cell table:formula="of:=[Mean.O40] + [ConfidenceDelta.P40]" office:value-type="float" office:value="7.36284507558674">
            <text:p>7,3628450756</text:p>
          </table:table-cell>
          <table:table-cell table:formula="of:=[Mean.P40] + [ConfidenceDelta.Q40]" office:value-type="float" office:value="7.69175818385616">
            <text:p>7,6917581839</text:p>
          </table:table-cell>
          <table:table-cell table:formula="of:=[Mean.Q40] + [ConfidenceDelta.R40]" office:value-type="float" office:value="8.020642865362">
            <text:p>8,0206428654</text:p>
          </table:table-cell>
          <table:table-cell table:formula="of:=[Mean.R40] + [ConfidenceDelta.S40]" office:value-type="float" office:value="8.34949856450313">
            <text:p>8,3494985645</text:p>
          </table:table-cell>
          <table:table-cell table:formula="of:=[Mean.S40] + [ConfidenceDelta.T40]" office:value-type="float" office:value="8.6783247073404">
            <text:p>8,6783247073</text:p>
          </table:table-cell>
          <table:table-cell table:formula="of:=[Mean.T40] + [ConfidenceDelta.U40]" office:value-type="float" office:value="9.00712070073786">
            <text:p>9,0071207007</text:p>
          </table:table-cell>
          <table:table-cell table:formula="of:=[Mean.U40] + [ConfidenceDelta.V40]" office:value-type="float" office:value="9.33588593145169">
            <text:p>9,3358859315</text:p>
          </table:table-cell>
          <table:table-cell table:formula="of:=[Mean.V40] + [ConfidenceDelta.W40]" office:value-type="float" office:value="9.66461976516268">
            <text:p>9,6646197652</text:p>
          </table:table-cell>
          <table:table-cell table:formula="of:=[Mean.W40] + [ConfidenceDelta.X40]" office:value-type="float" office:value="9.99332154544805">
            <text:p>9,9933215454</text:p>
          </table:table-cell>
          <table:table-cell table:formula="of:=[Mean.X40] + [ConfidenceDelta.Y40]" office:value-type="float" office:value="10.3219905926879">
            <text:p>10,3219905927</text:p>
          </table:table-cell>
          <table:table-cell table:formula="of:=[Mean.Y40] + [ConfidenceDelta.Z40]" office:value-type="float" office:value="10.650626202901">
            <text:p>10,6506262029</text:p>
          </table:table-cell>
          <table:table-cell table:formula="of:=[Mean.Z40] + [ConfidenceDelta.AA40]" office:value-type="float" office:value="10.9792276465045">
            <text:p>10,9792276465</text:p>
          </table:table-cell>
          <table:table-cell table:formula="of:=99" office:value-type="float" office:value="99">
            <text:p>99</text:p>
          </table:table-cell>
          <table:table-cell table:formula="of:=[Mean.AB40] - [ConfidenceDelta.AC40]" office:value-type="float" office:value="-0.416694073849215">
            <text:p>-0,4166940738</text:p>
          </table:table-cell>
          <table:table-cell table:formula="of:=[Mean.AC40] - [ConfidenceDelta.AD40]" office:value-type="float" office:value="-0.0537262694613581">
            <text:p>-0,0537262695</text:p>
          </table:table-cell>
          <table:table-cell table:formula="of:=[Mean.AD40] - [ConfidenceDelta.AE40]" office:value-type="float" office:value="0.309265335769883">
            <text:p>0,3092653358</text:p>
          </table:table-cell>
          <table:table-cell table:formula="of:=[Mean.AE40] - [ConfidenceDelta.AF40]" office:value-type="float" office:value="0.672281144128112">
            <text:p>0,6722811441</text:p>
          </table:table-cell>
          <table:table-cell table:formula="of:=[Mean.AF40] - [ConfidenceDelta.AG40]" office:value-type="float" office:value="1.03532156935865">
            <text:p>1,0353215694</text:p>
          </table:table-cell>
          <table:table-cell table:formula="of:=[Mean.AG40] - [ConfidenceDelta.AH40]" office:value-type="float" office:value="1.39838703713098">
            <text:p>1,3983870371</text:p>
          </table:table-cell>
          <table:table-cell table:formula="of:=[Mean.AH40] - [ConfidenceDelta.AI40]" office:value-type="float" office:value="1.76147798552553">
            <text:p>1,7614779855</text:p>
          </table:table-cell>
          <table:table-cell table:formula="of:=[Mean.AI40] - [ConfidenceDelta.AJ40]" office:value-type="float" office:value="2.12459486554621">
            <text:p>2,1245948655</text:p>
          </table:table-cell>
          <table:table-cell table:formula="of:=[Mean.AJ40] - [ConfidenceDelta.AK40]" office:value-type="float" office:value="2.48773814166057">
            <text:p>2,4877381417</text:p>
          </table:table-cell>
          <table:table-cell table:formula="of:=[Mean.AK40] - [ConfidenceDelta.AL40]" office:value-type="float" office:value="2.85090829236928">
            <text:p>2,8509082924</text:p>
          </table:table-cell>
          <table:table-cell table:formula="of:=[Mean.AL40] - [ConfidenceDelta.AM40]" office:value-type="float" office:value="3.21410581080704">
            <text:p>3,2141058108</text:p>
          </table:table-cell>
          <table:table-cell table:formula="of:=[Mean.AM40] - [ConfidenceDelta.AN40]" office:value-type="float" office:value="3.57733120537683">
            <text:p>3,5773312054</text:p>
          </table:table-cell>
          <table:table-cell table:formula="of:=[Mean.AN40] - [ConfidenceDelta.AO40]" office:value-type="float" office:value="3.94058500042016">
            <text:p>3,9405850004</text:p>
          </table:table-cell>
          <table:table-cell table:formula="of:=[Mean.AO40] - [ConfidenceDelta.AP40]" office:value-type="float" office:value="4.30386773692544">
            <text:p>4,3038677369</text:p>
          </table:table-cell>
          <table:table-cell table:formula="of:=[Mean.AP40] - [ConfidenceDelta.AQ40]" office:value-type="float" office:value="4.66717997327742">
            <text:p>4,6671799733</text:p>
          </table:table-cell>
          <table:table-cell table:formula="of:=[Mean.AQ40] - [ConfidenceDelta.AR40]" office:value-type="float" office:value="5.03052228605065">
            <text:p>5,0305222861</text:p>
          </table:table-cell>
          <table:table-cell table:formula="of:=[Mean.AR40] - [ConfidenceDelta.AS40]" office:value-type="float" office:value="5.39389527084995">
            <text:p>5,3938952708</text:p>
          </table:table-cell>
          <table:table-cell table:formula="of:=[Mean.AS40] - [ConfidenceDelta.AT40]" office:value-type="float" office:value="5.75729954320155">
            <text:p>5,7572995432</text:p>
          </table:table-cell>
          <table:table-cell table:formula="of:=[Mean.AT40] - [ConfidenceDelta.AU40]" office:value-type="float" office:value="6.12073573949867">
            <text:p>6,1207357395</text:p>
          </table:table-cell>
          <table:table-cell table:formula="of:=[Mean.AU40] - [ConfidenceDelta.AV40]" office:value-type="float" office:value="6.48420451800544">
            <text:p>6,484204518</text:p>
          </table:table-cell>
          <table:table-cell table:formula="of:=[Mean.AV40] - [ConfidenceDelta.AW40]" office:value-type="float" office:value="6.84770655992399">
            <text:p>6,8477065599</text:p>
          </table:table-cell>
          <table:table-cell table:formula="of:=[Mean.AW40] - [ConfidenceDelta.AX40]" office:value-type="float" office:value="7.21124257052922">
            <text:p>7,2112425705</text:p>
          </table:table-cell>
          <table:table-cell table:formula="of:=[Mean.AX40] - [ConfidenceDelta.AY40]" office:value-type="float" office:value="7.57481328037697">
            <text:p>7,5748132804</text:p>
          </table:table-cell>
          <table:table-cell table:formula="of:=[Mean.AY40] - [ConfidenceDelta.AZ40]" office:value-type="float" office:value="7.93841944659113">
            <text:p>7,9384194466</text:p>
          </table:table-cell>
          <table:table-cell table:formula="of:=[Mean.AZ40] - [ConfidenceDelta.BA40]" office:value-type="float" office:value="8.30206185423639">
            <text:p>8,3020618542</text:p>
          </table:table-cell>
          <table:table-cell table:formula="of:=99" office:value-type="float" office:value="99">
            <text:p>99</text:p>
          </table:table-cell>
          <table:table-cell table:formula="of:=[Mean.AB40] + [ConfidenceDelta.AC40]" office:value-type="float" office:value="1.13408537819704">
            <text:p>1,1340853782</text:p>
          </table:table-cell>
          <table:table-cell table:formula="of:=[Mean.AC40] + [ConfidenceDelta.AD40]" office:value-type="float" office:value="1.48850887815701">
            <text:p>1,4885088782</text:p>
          </table:table-cell>
          <table:table-cell table:formula="of:=[Mean.AD40] + [ConfidenceDelta.AE40]" office:value-type="float" office:value="1.8429085772736">
            <text:p>1,8429085773</text:p>
          </table:table-cell>
          <table:table-cell table:formula="of:=[Mean.AE40] + [ConfidenceDelta.AF40]" office:value-type="float" office:value="2.19728407326319">
            <text:p>2,1972840733</text:p>
          </table:table-cell>
          <table:table-cell table:formula="of:=[Mean.AF40] + [ConfidenceDelta.AG40]" office:value-type="float" office:value="2.55163495238048">
            <text:p>2,5516349524</text:p>
          </table:table-cell>
          <table:table-cell table:formula="of:=[Mean.AG40] + [ConfidenceDelta.AH40]" office:value-type="float" office:value="2.90596078895598">
            <text:p>2,905960789</text:p>
          </table:table-cell>
          <table:table-cell table:formula="of:=[Mean.AH40] + [ConfidenceDelta.AI40]" office:value-type="float" office:value="3.26026114490925">
            <text:p>3,2602611449</text:p>
          </table:table-cell>
          <table:table-cell table:formula="of:=[Mean.AI40] + [ConfidenceDelta.AJ40]" office:value-type="float" office:value="3.6145355692364">
            <text:p>3,6145355692</text:p>
          </table:table-cell>
          <table:table-cell table:formula="of:=[Mean.AJ40] + [ConfidenceDelta.AK40]" office:value-type="float" office:value="3.96878359746987">
            <text:p>3,9687835975</text:p>
          </table:table-cell>
          <table:table-cell table:formula="of:=[Mean.AK40] + [ConfidenceDelta.AL40]" office:value-type="float" office:value="4.32300475110898">
            <text:p>4,3230047511</text:p>
          </table:table-cell>
          <table:table-cell table:formula="of:=[Mean.AL40] + [ConfidenceDelta.AM40]" office:value-type="float" office:value="4.67719853701905">
            <text:p>4,677198537</text:p>
          </table:table-cell>
          <table:table-cell table:formula="of:=[Mean.AM40] + [ConfidenceDelta.AN40]" office:value-type="float" office:value="5.03136444679708">
            <text:p>5,0313644468</text:p>
          </table:table-cell>
          <table:table-cell table:formula="of:=[Mean.AN40] + [ConfidenceDelta.AO40]" office:value-type="float" office:value="5.38550195610157">
            <text:p>5,3855019561</text:p>
          </table:table-cell>
          <table:table-cell table:formula="of:=[Mean.AO40] + [ConfidenceDelta.AP40]" office:value-type="float" office:value="5.73961052394413">
            <text:p>5,7396105239</text:p>
          </table:table-cell>
          <table:table-cell table:formula="of:=[Mean.AP40] + [ConfidenceDelta.AQ40]" office:value-type="float" office:value="6.09368959193997">
            <text:p>6,0936895919</text:p>
          </table:table-cell>
          <table:table-cell table:formula="of:=[Mean.AQ40] + [ConfidenceDelta.AR40]" office:value-type="float" office:value="6.44773858351456">
            <text:p>6,4477385835</text:p>
          </table:table-cell>
          <table:table-cell table:formula="of:=[Mean.AR40] + [ConfidenceDelta.AS40]" office:value-type="float" office:value="6.8017569030631">
            <text:p>6,8017569031</text:p>
          </table:table-cell>
          <table:table-cell table:formula="of:=[Mean.AS40] + [ConfidenceDelta.AT40]" office:value-type="float" office:value="7.15574393505932">
            <text:p>7,1557439351</text:p>
          </table:table-cell>
          <table:table-cell table:formula="of:=[Mean.AT40] + [ConfidenceDelta.AU40]" office:value-type="float" office:value="7.50969904311003">
            <text:p>7,5096990431</text:p>
          </table:table-cell>
          <table:table-cell table:formula="of:=[Mean.AU40] + [ConfidenceDelta.AV40]" office:value-type="float" office:value="7.86362156895108">
            <text:p>7,863621569</text:p>
          </table:table-cell>
          <table:table-cell table:formula="of:=[Mean.AV40] + [ConfidenceDelta.AW40]" office:value-type="float" office:value="8.21751083138036">
            <text:p>8,2175108314</text:p>
          </table:table-cell>
          <table:table-cell table:formula="of:=[Mean.AW40] + [ConfidenceDelta.AX40]" office:value-type="float" office:value="8.57136612512295">
            <text:p>8,5713661251</text:p>
          </table:table-cell>
          <table:table-cell table:formula="of:=[Mean.AX40] + [ConfidenceDelta.AY40]" office:value-type="float" office:value="8.92518671962303">
            <text:p>8,9251867196</text:p>
          </table:table-cell>
          <table:table-cell table:formula="of:=[Mean.AY40] + [ConfidenceDelta.AZ40]" office:value-type="float" office:value="9.27897185775669">
            <text:p>9,2789718578</text:p>
          </table:table-cell>
          <table:table-cell table:formula="of:=[Mean.AZ40] + [ConfidenceDelta.BA40]" office:value-type="float" office:value="9.63272075445927">
            <text:p>9,6327207545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1]+1" office:value-type="float" office:value="34">
            <text:p>34</text:p>
          </table:table-cell>
          <table:table-cell table:formula="of:=[Mean.B41] - [ConfidenceDelta.C41]" office:value-type="float" office:value="1.64726306819276">
            <text:p>1,6472630682</text:p>
          </table:table-cell>
          <table:table-cell table:formula="of:=[Mean.C41] - [ConfidenceDelta.D41]" office:value-type="float" office:value="1.99482156950169">
            <text:p>1,9948215695</text:p>
          </table:table-cell>
          <table:table-cell table:formula="of:=[Mean.D41] - [ConfidenceDelta.E41]" office:value-type="float" office:value="2.34240279395946">
            <text:p>2,342402794</text:p>
          </table:table-cell>
          <table:table-cell table:formula="of:=[Mean.E41] - [ConfidenceDelta.F41]" office:value-type="float" office:value="2.69000712135478">
            <text:p>2,6900071214</text:p>
          </table:table-cell>
          <table:table-cell table:formula="of:=[Mean.F41] - [ConfidenceDelta.G41]" office:value-type="float" office:value="3.03763494217519">
            <text:p>3,0376349422</text:p>
          </table:table-cell>
          <table:table-cell table:formula="of:=[Mean.G41] - [ConfidenceDelta.H41]" office:value-type="float" office:value="3.38528665803386">
            <text:p>3,385286658</text:p>
          </table:table-cell>
          <table:table-cell table:formula="of:=[Mean.H41] - [ConfidenceDelta.I41]" office:value-type="float" office:value="3.7329626821185">
            <text:p>3,7329626821</text:p>
          </table:table-cell>
          <table:table-cell table:formula="of:=[Mean.I41] - [ConfidenceDelta.J41]" office:value-type="float" office:value="4.08066343966379">
            <text:p>4,0806634397</text:p>
          </table:table-cell>
          <table:table-cell table:formula="of:=[Mean.J41] - [ConfidenceDelta.K41]" office:value-type="float" office:value="4.428389368449">
            <text:p>4,4283893684</text:p>
          </table:table-cell>
          <table:table-cell table:formula="of:=[Mean.K41] - [ConfidenceDelta.L41]" office:value-type="float" office:value="4.77614091932221">
            <text:p>4,7761409193</text:p>
          </table:table-cell>
          <table:table-cell table:formula="of:=[Mean.L41] - [ConfidenceDelta.M41]" office:value-type="float" office:value="5.12391855675315">
            <text:p>5,1239185568</text:p>
          </table:table-cell>
          <table:table-cell table:formula="of:=[Mean.M41] - [ConfidenceDelta.N41]" office:value-type="float" office:value="5.47172275941643">
            <text:p>5,4717227594</text:p>
          </table:table-cell>
          <table:table-cell table:formula="of:=[Mean.N41] - [ConfidenceDelta.O41]" office:value-type="float" office:value="5.81955402080731">
            <text:p>5,8195540208</text:p>
          </table:table-cell>
          <table:table-cell table:formula="of:=[Mean.O41] - [ConfidenceDelta.P41]" office:value-type="float" office:value="6.16741284989214">
            <text:p>6,1674128499</text:p>
          </table:table-cell>
          <table:table-cell table:formula="of:=[Mean.P41] - [ConfidenceDelta.Q41]" office:value-type="float" office:value="6.51529977179606">
            <text:p>6,5152997718</text:p>
          </table:table-cell>
          <table:table-cell table:formula="of:=[Mean.Q41] - [ConfidenceDelta.R41]" office:value-type="float" office:value="6.8632153285305">
            <text:p>6,8632153285</text:p>
          </table:table-cell>
          <table:table-cell table:formula="of:=[Mean.R41] - [ConfidenceDelta.S41]" office:value-type="float" office:value="7.21116007976322">
            <text:p>7,2111600798</text:p>
          </table:table-cell>
          <table:table-cell table:formula="of:=[Mean.S41] - [ConfidenceDelta.T41]" office:value-type="float" office:value="7.55913460363429">
            <text:p>7,5591346036</text:p>
          </table:table-cell>
          <table:table-cell table:formula="of:=[Mean.T41] - [ConfidenceDelta.U41]" office:value-type="float" office:value="7.90713949762104">
            <text:p>7,9071394976</text:p>
          </table:table-cell>
          <table:table-cell table:formula="of:=[Mean.U41] - [ConfidenceDelta.V41]" office:value-type="float" office:value="8.25517537945589">
            <text:p>8,2551753795</text:p>
          </table:table-cell>
          <table:table-cell table:formula="of:=[Mean.V41] - [ConfidenceDelta.W41]" office:value-type="float" office:value="8.60324288810087">
            <text:p>8,6032428881</text:p>
          </table:table-cell>
          <table:table-cell table:formula="of:=[Mean.W41] - [ConfidenceDelta.X41]" office:value-type="float" office:value="8.95134268478338">
            <text:p>8,9513426848</text:p>
          </table:table-cell>
          <table:table-cell table:formula="of:=[Mean.X41] - [ConfidenceDelta.Y41]" office:value-type="float" office:value="9.29947545409777">
            <text:p>9,2994754541</text:p>
          </table:table-cell>
          <table:table-cell table:formula="of:=[Mean.Y41] - [ConfidenceDelta.Z41]" office:value-type="float" office:value="9.64764190517794">
            <text:p>9,6476419052</text:p>
          </table:table-cell>
          <table:table-cell table:formula="of:=[Mean.Z41] - [ConfidenceDelta.AA41]" office:value-type="float" office:value="9.99584277294687">
            <text:p>9,9958427729</text:p>
          </table:table-cell>
          <table:table-cell table:formula="of:=99" office:value-type="float" office:value="99">
            <text:p>99</text:p>
          </table:table-cell>
          <table:table-cell table:formula="of:=[Mean.B41] + [ConfidenceDelta.C41]" office:value-type="float" office:value="3.16081773988804">
            <text:p>3,1608177399</text:p>
          </table:table-cell>
          <table:table-cell table:formula="of:=[Mean.C41] + [ConfidenceDelta.D41]" office:value-type="float" office:value="3.50012792544781">
            <text:p>3,5001279254</text:p>
          </table:table-cell>
          <table:table-cell table:formula="of:=[Mean.D41] + [ConfidenceDelta.E41]" office:value-type="float" office:value="3.83941538785872">
            <text:p>3,8394153879</text:p>
          </table:table-cell>
          <table:table-cell table:formula="of:=[Mean.E41] + [ConfidenceDelta.F41]" office:value-type="float" office:value="4.17867974733209">
            <text:p>4,1786797473</text:p>
          </table:table-cell>
          <table:table-cell table:formula="of:=[Mean.F41] + [ConfidenceDelta.G41]" office:value-type="float" office:value="4.51792061338037">
            <text:p>4,5179206134</text:p>
          </table:table-cell>
          <table:table-cell table:formula="of:=[Mean.G41] + [ConfidenceDelta.H41]" office:value-type="float" office:value="4.85713758439038">
            <text:p>4,8571375844</text:p>
          </table:table-cell>
          <table:table-cell table:formula="of:=[Mean.H41] + [ConfidenceDelta.I41]" office:value-type="float" office:value="5.19633024717443">
            <text:p>5,1963302472</text:p>
          </table:table-cell>
          <table:table-cell table:formula="of:=[Mean.I41] + [ConfidenceDelta.J41]" office:value-type="float" office:value="5.53549817649782">
            <text:p>5,5354981765</text:p>
          </table:table-cell>
          <table:table-cell table:formula="of:=[Mean.J41] + [ConfidenceDelta.K41]" office:value-type="float" office:value="5.8746409345813">
            <text:p>5,8746409346</text:p>
          </table:table-cell>
          <table:table-cell table:formula="of:=[Mean.K41] + [ConfidenceDelta.L41]" office:value-type="float" office:value="6.21375807057678">
            <text:p>6,2137580706</text:p>
          </table:table-cell>
          <table:table-cell table:formula="of:=[Mean.L41] + [ConfidenceDelta.M41]" office:value-type="float" office:value="6.55284912001453">
            <text:p>6,55284912</text:p>
          </table:table-cell>
          <table:table-cell table:formula="of:=[Mean.M41] + [ConfidenceDelta.N41]" office:value-type="float" office:value="6.89191360421993">
            <text:p>6,8919136042</text:p>
          </table:table-cell>
          <table:table-cell table:formula="of:=[Mean.N41] + [ConfidenceDelta.O41]" office:value-type="float" office:value="7.23095102969774">
            <text:p>7,2309510297</text:p>
          </table:table-cell>
          <table:table-cell table:formula="of:=[Mean.O41] + [ConfidenceDelta.P41]" office:value-type="float" office:value="7.5699608874816">
            <text:p>7,5699608875</text:p>
          </table:table-cell>
          <table:table-cell table:formula="of:=[Mean.P41] + [ConfidenceDelta.Q41]" office:value-type="float" office:value="7.90894265244636">
            <text:p>7,9089426524</text:p>
          </table:table-cell>
          <table:table-cell table:formula="of:=[Mean.Q41] + [ConfidenceDelta.R41]" office:value-type="float" office:value="8.24789578258062">
            <text:p>8,2478957826</text:p>
          </table:table-cell>
          <table:table-cell table:formula="of:=[Mean.R41] + [ConfidenceDelta.S41]" office:value-type="float" office:value="8.58681971821658">
            <text:p>8,5868197182</text:p>
          </table:table-cell>
          <table:table-cell table:formula="of:=[Mean.S41] + [ConfidenceDelta.T41]" office:value-type="float" office:value="8.9257138812142">
            <text:p>8,9257138812</text:p>
          </table:table-cell>
          <table:table-cell table:formula="of:=[Mean.T41] + [ConfidenceDelta.U41]" office:value-type="float" office:value="9.26457767409613">
            <text:p>9,2645776741</text:p>
          </table:table-cell>
          <table:table-cell table:formula="of:=[Mean.U41] + [ConfidenceDelta.V41]" office:value-type="float" office:value="9.60341047912997">
            <text:p>9,6034104791</text:p>
          </table:table-cell>
          <table:table-cell table:formula="of:=[Mean.V41] + [ConfidenceDelta.W41]" office:value-type="float" office:value="9.94221165735368">
            <text:p>9,9422116574</text:p>
          </table:table-cell>
          <table:table-cell table:formula="of:=[Mean.W41] + [ConfidenceDelta.X41]" office:value-type="float" office:value="10.2809805475398">
            <text:p>10,2809805475</text:p>
          </table:table-cell>
          <table:table-cell table:formula="of:=[Mean.X41] + [ConfidenceDelta.Y41]" office:value-type="float" office:value="10.6197164650942">
            <text:p>10,6197164651</text:p>
          </table:table-cell>
          <table:table-cell table:formula="of:=[Mean.Y41] + [ConfidenceDelta.Z41]" office:value-type="float" office:value="10.9584187008827">
            <text:p>10,9584187009</text:p>
          </table:table-cell>
          <table:table-cell table:formula="of:=[Mean.Z41] + [ConfidenceDelta.AA41]" office:value-type="float" office:value="11.2970865199824">
            <text:p>11,29708652</text:p>
          </table:table-cell>
          <table:table-cell table:formula="of:=99" office:value-type="float" office:value="99">
            <text:p>99</text:p>
          </table:table-cell>
          <table:table-cell table:formula="of:=[Mean.AB41] - [ConfidenceDelta.AC41]" office:value-type="float" office:value="-0.411499898006169">
            <text:p>-0,411499898</text:p>
          </table:table-cell>
          <table:table-cell table:formula="of:=[Mean.AC41] - [ConfidenceDelta.AD41]" office:value-type="float" office:value="-0.0376312588000126">
            <text:p>-0,0376312588</text:p>
          </table:table-cell>
          <table:table-cell table:formula="of:=[Mean.AD41] - [ConfidenceDelta.AE41]" office:value-type="float" office:value="0.336261355457476">
            <text:p>0,3362613555</text:p>
          </table:table-cell>
          <table:table-cell table:formula="of:=[Mean.AE41] - [ConfidenceDelta.AF41]" office:value-type="float" office:value="0.710178349994377">
            <text:p>0,71017835</text:p>
          </table:table-cell>
          <table:table-cell table:formula="of:=[Mean.AF41] - [ConfidenceDelta.AG41]" office:value-type="float" office:value="1.08412014158438">
            <text:p>1,0841201416</text:p>
          </table:table-cell>
          <table:table-cell table:formula="of:=[Mean.AG41] - [ConfidenceDelta.AH41]" office:value-type="float" office:value="1.45808715901261">
            <text:p>1,458087159</text:p>
          </table:table-cell>
          <table:table-cell table:formula="of:=[Mean.AH41] - [ConfidenceDelta.AI41]" office:value-type="float" office:value="1.83207984356599">
            <text:p>1,8320798436</text:p>
          </table:table-cell>
          <table:table-cell table:formula="of:=[Mean.AI41] - [ConfidenceDelta.AJ41]" office:value-type="float" office:value="2.20609864954951">
            <text:p>2,2060986495</text:p>
          </table:table-cell>
          <table:table-cell table:formula="of:=[Mean.AJ41] - [ConfidenceDelta.AK41]" office:value-type="float" office:value="2.58014404483033">
            <text:p>2,5801440448</text:p>
          </table:table-cell>
          <table:table-cell table:formula="of:=[Mean.AK41] - [ConfidenceDelta.AL41]" office:value-type="float" office:value="2.95421651141148">
            <text:p>2,9542165114</text:p>
          </table:table-cell>
          <table:table-cell table:formula="of:=[Mean.AL41] - [ConfidenceDelta.AM41]" office:value-type="float" office:value="3.32831654603708">
            <text:p>3,328316546</text:p>
          </table:table-cell>
          <table:table-cell table:formula="of:=[Mean.AM41] - [ConfidenceDelta.AN41]" office:value-type="float" office:value="3.70244466083136">
            <text:p>3,7024446608</text:p>
          </table:table-cell>
          <table:table-cell table:formula="of:=[Mean.AN41] - [ConfidenceDelta.AO41]" office:value-type="float" office:value="4.07660138397366">
            <text:p>4,076601384</text:p>
          </table:table-cell>
          <table:table-cell table:formula="of:=[Mean.AO41] - [ConfidenceDelta.AP41]" office:value-type="float" office:value="4.45078726041211">
            <text:p>4,4507872604</text:p>
          </table:table-cell>
          <table:table-cell table:formula="of:=[Mean.AP41] - [ConfidenceDelta.AQ41]" office:value-type="float" office:value="4.82500285261852">
            <text:p>4,8250028526</text:p>
          </table:table-cell>
          <table:table-cell table:formula="of:=[Mean.AQ41] - [ConfidenceDelta.AR41]" office:value-type="float" office:value="5.1992487413876">
            <text:p>5,1992487414</text:p>
          </table:table-cell>
          <table:table-cell table:formula="of:=[Mean.AR41] - [ConfidenceDelta.AS41]" office:value-type="float" office:value="5.57352552668364">
            <text:p>5,5735255267</text:p>
          </table:table-cell>
          <table:table-cell table:formula="of:=[Mean.AS41] - [ConfidenceDelta.AT41]" office:value-type="float" office:value="5.94783382853818">
            <text:p>5,9478338285</text:p>
          </table:table-cell>
          <table:table-cell table:formula="of:=[Mean.AT41] - [ConfidenceDelta.AU41]" office:value-type="float" office:value="6.32217428800243">
            <text:p>6,322174288</text:p>
          </table:table-cell>
          <table:table-cell table:formula="of:=[Mean.AU41] - [ConfidenceDelta.AV41]" office:value-type="float" office:value="6.69654756815865">
            <text:p>6,6965475682</text:p>
          </table:table-cell>
          <table:table-cell table:formula="of:=[Mean.AV41] - [ConfidenceDelta.AW41]" office:value-type="float" office:value="7.07095435519492">
            <text:p>7,0709543552</text:p>
          </table:table-cell>
          <table:table-cell table:formula="of:=[Mean.AW41] - [ConfidenceDelta.AX41]" office:value-type="float" office:value="7.44539535954837">
            <text:p>7,4453953595</text:p>
          </table:table-cell>
          <table:table-cell table:formula="of:=[Mean.AX41] - [ConfidenceDelta.AY41]" office:value-type="float" office:value="7.81987131712205">
            <text:p>7,8198713171</text:p>
          </table:table-cell>
          <table:table-cell table:formula="of:=[Mean.AY41] - [ConfidenceDelta.AZ41]" office:value-type="float" office:value="8.19438299058156">
            <text:p>8,1943829906</text:p>
          </table:table-cell>
          <table:table-cell table:formula="of:=[Mean.AZ41] - [ConfidenceDelta.BA41]" office:value-type="float" office:value="8.56893117073777">
            <text:p>8,5689311707</text:p>
          </table:table-cell>
          <table:table-cell table:formula="of:=99" office:value-type="float" office:value="99">
            <text:p>99</text:p>
          </table:table-cell>
          <table:table-cell table:formula="of:=[Mean.AB41] + [ConfidenceDelta.AC41]" office:value-type="float" office:value="1.15063033278878">
            <text:p>1,1506303328</text:p>
          </table:table-cell>
          <table:table-cell table:formula="of:=[Mean.AC41] + [ConfidenceDelta.AD41]" office:value-type="float" office:value="1.51589212836523">
            <text:p>1,5158921284</text:p>
          </table:table-cell>
          <table:table-cell table:formula="of:=[Mean.AD41] + [ConfidenceDelta.AE41]" office:value-type="float" office:value="1.88112994889035">
            <text:p>1,8811299489</text:p>
          </table:table-cell>
          <table:table-cell table:formula="of:=[Mean.AE41] + [ConfidenceDelta.AF41]" office:value-type="float" office:value="2.24634338913606">
            <text:p>2,2463433891</text:p>
          </table:table-cell>
          <table:table-cell table:formula="of:=[Mean.AF41] + [ConfidenceDelta.AG41]" office:value-type="float" office:value="2.61153203232867">
            <text:p>2,6115320323</text:p>
          </table:table-cell>
          <table:table-cell table:formula="of:=[Mean.AG41] + [ConfidenceDelta.AH41]" office:value-type="float" office:value="2.97669544968304">
            <text:p>2,9766954497</text:p>
          </table:table-cell>
          <table:table-cell table:formula="of:=[Mean.AH41] + [ConfidenceDelta.AI41]" office:value-type="float" office:value="3.34183319991227">
            <text:p>3,3418331999</text:p>
          </table:table-cell>
          <table:table-cell table:formula="of:=[Mean.AI41] + [ConfidenceDelta.AJ41]" office:value-type="float" office:value="3.70694482871136">
            <text:p>3,7069448287</text:p>
          </table:table-cell>
          <table:table-cell table:formula="of:=[Mean.AJ41] + [ConfidenceDelta.AK41]" office:value-type="float" office:value="4.07202986821315">
            <text:p>4,0720298682</text:p>
          </table:table-cell>
          <table:table-cell table:formula="of:=[Mean.AK41] + [ConfidenceDelta.AL41]" office:value-type="float" office:value="4.43708783641461">
            <text:p>4,4370878364</text:p>
          </table:table-cell>
          <table:table-cell table:formula="of:=[Mean.AL41] + [ConfidenceDelta.AM41]" office:value-type="float" office:value="4.80211823657161">
            <text:p>4,8021182366</text:p>
          </table:table-cell>
          <table:table-cell table:formula="of:=[Mean.AM41] + [ConfidenceDelta.AN41]" office:value-type="float" office:value="5.16712055655994">
            <text:p>5,1671205566</text:p>
          </table:table-cell>
          <table:table-cell table:formula="of:=[Mean.AN41] + [ConfidenceDelta.AO41]" office:value-type="float" office:value="5.53209426820025">
            <text:p>5,5320942682</text:p>
          </table:table-cell>
          <table:table-cell table:formula="of:=[Mean.AO41] + [ConfidenceDelta.AP41]" office:value-type="float" office:value="5.89703882654441">
            <text:p>5,8970388265</text:p>
          </table:table-cell>
          <table:table-cell table:formula="of:=[Mean.AP41] + [ConfidenceDelta.AQ41]" office:value-type="float" office:value="6.26195366912061">
            <text:p>6,2619536691</text:p>
          </table:table-cell>
          <table:table-cell table:formula="of:=[Mean.AQ41] + [ConfidenceDelta.AR41]" office:value-type="float" office:value="6.62683821513414">
            <text:p>6,6268382151</text:p>
          </table:table-cell>
          <table:table-cell table:formula="of:=[Mean.AR41] + [ConfidenceDelta.AS41]" office:value-type="float" office:value="6.9916918646207">
            <text:p>6,9916918646</text:p>
          </table:table-cell>
          <table:table-cell table:formula="of:=[Mean.AS41] + [ConfidenceDelta.AT41]" office:value-type="float" office:value="7.35651399754877">
            <text:p>7,3565139975</text:p>
          </table:table-cell>
          <table:table-cell table:formula="of:=[Mean.AT41] + [ConfidenceDelta.AU41]" office:value-type="float" office:value="7.72130397286713">
            <text:p>7,7213039729</text:p>
          </table:table-cell>
          <table:table-cell table:formula="of:=[Mean.AU41] + [ConfidenceDelta.AV41]" office:value-type="float" office:value="8.08606112749353">
            <text:p>8,0860611275</text:p>
          </table:table-cell>
          <table:table-cell table:formula="of:=[Mean.AV41] + [ConfidenceDelta.AW41]" office:value-type="float" office:value="8.45078477523986">
            <text:p>8,4507847752</text:p>
          </table:table-cell>
          <table:table-cell table:formula="of:=[Mean.AW41] + [ConfidenceDelta.AX41]" office:value-type="float" office:value="8.81547420566902">
            <text:p>8,8154742057</text:p>
          </table:table-cell>
          <table:table-cell table:formula="of:=[Mean.AX41] + [ConfidenceDelta.AY41]" office:value-type="float" office:value="9.18012868287795">
            <text:p>9,1801286829</text:p>
          </table:table-cell>
          <table:table-cell table:formula="of:=[Mean.AY41] + [ConfidenceDelta.AZ41]" office:value-type="float" office:value="9.54474744420105">
            <text:p>9,5447474442</text:p>
          </table:table-cell>
          <table:table-cell table:formula="of:=[Mean.AZ41] + [ConfidenceDelta.BA41]" office:value-type="float" office:value="9.90932969882745">
            <text:p>9,9093296988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2]+1" office:value-type="float" office:value="35">
            <text:p>35</text:p>
          </table:table-cell>
          <table:table-cell table:formula="of:=[Mean.B42] - [ConfidenceDelta.C42]" office:value-type="float" office:value="1.71285095537932">
            <text:p>1,7128509554</text:p>
          </table:table-cell>
          <table:table-cell table:formula="of:=[Mean.C42] - [ConfidenceDelta.D42]" office:value-type="float" office:value="2.07053836445482">
            <text:p>2,0705383645</text:p>
          </table:table-cell>
          <table:table-cell table:formula="of:=[Mean.D42] - [ConfidenceDelta.E42]" office:value-type="float" office:value="2.42824865038882">
            <text:p>2,4282486504</text:p>
          </table:table-cell>
          <table:table-cell table:formula="of:=[Mean.E42] - [ConfidenceDelta.F42]" office:value-type="float" office:value="2.78598219553905">
            <text:p>2,7859821955</text:p>
          </table:table-cell>
          <table:table-cell table:formula="of:=[Mean.F42] - [ConfidenceDelta.G42]" office:value-type="float" office:value="3.14373939303451">
            <text:p>3,143739393</text:p>
          </table:table-cell>
          <table:table-cell table:formula="of:=[Mean.G42] - [ConfidenceDelta.H42]" office:value-type="float" office:value="3.50152064720505">
            <text:p>3,5015206472</text:p>
          </table:table-cell>
          <table:table-cell table:formula="of:=[Mean.H42] - [ConfidenceDelta.I42]" office:value-type="float" office:value="3.85932637403338">
            <text:p>3,859326374</text:p>
          </table:table-cell>
          <table:table-cell table:formula="of:=[Mean.I42] - [ConfidenceDelta.J42]" office:value-type="float" office:value="4.21715700163066">
            <text:p>4,2171570016</text:p>
          </table:table-cell>
          <table:table-cell table:formula="of:=[Mean.J42] - [ConfidenceDelta.K42]" office:value-type="float" office:value="4.57501297073748">
            <text:p>4,5750129707</text:p>
          </table:table-cell>
          <table:table-cell table:formula="of:=[Mean.K42] - [ConfidenceDelta.L42]" office:value-type="float" office:value="4.93289473525166">
            <text:p>4,9328947353</text:p>
          </table:table-cell>
          <table:table-cell table:formula="of:=[Mean.L42] - [ConfidenceDelta.M42]" office:value-type="float" office:value="5.29080276278483">
            <text:p>5,2908027628</text:p>
          </table:table-cell>
          <table:table-cell table:formula="of:=[Mean.M42] - [ConfidenceDelta.N42]" office:value-type="float" office:value="5.64873753524957">
            <text:p>5,6487375352</text:p>
          </table:table-cell>
          <table:table-cell table:formula="of:=[Mean.N42] - [ConfidenceDelta.O42]" office:value-type="float" office:value="6.00669954947935">
            <text:p>6,0066995495</text:p>
          </table:table-cell>
          <table:table-cell table:formula="of:=[Mean.O42] - [ConfidenceDelta.P42]" office:value-type="float" office:value="6.36468931788341">
            <text:p>6,3646893179</text:p>
          </table:table-cell>
          <table:table-cell table:formula="of:=[Mean.P42] - [ConfidenceDelta.Q42]" office:value-type="float" office:value="6.72270736913908">
            <text:p>6,7227073691</text:p>
          </table:table-cell>
          <table:table-cell table:formula="of:=[Mean.Q42] - [ConfidenceDelta.R42]" office:value-type="float" office:value="7.08075424892417">
            <text:p>7,0807542489</text:p>
          </table:table-cell>
          <table:table-cell table:formula="of:=[Mean.R42] - [ConfidenceDelta.S42]" office:value-type="float" office:value="7.43883052069232">
            <text:p>7,4388305207</text:p>
          </table:table-cell>
          <table:table-cell table:formula="of:=[Mean.S42] - [ConfidenceDelta.T42]" office:value-type="float" office:value="7.79693676649438">
            <text:p>7,7969367665</text:p>
          </table:table-cell>
          <table:table-cell table:formula="of:=[Mean.T42] - [ConfidenceDelta.U42]" office:value-type="float" office:value="8.1550735878493">
            <text:p>8,1550735878</text:p>
          </table:table-cell>
          <table:table-cell table:formula="of:=[Mean.U42] - [ConfidenceDelta.V42]" office:value-type="float" office:value="8.5132416066681">
            <text:p>8,5132416067</text:p>
          </table:table-cell>
          <table:table-cell table:formula="of:=[Mean.V42] - [ConfidenceDelta.W42]" office:value-type="float" office:value="8.87144146623505">
            <text:p>8,8714414662</text:p>
          </table:table-cell>
          <table:table-cell table:formula="of:=[Mean.W42] - [ConfidenceDelta.X42]" office:value-type="float" office:value="9.22967383225041">
            <text:p>9,2296738323</text:p>
          </table:table-cell>
          <table:table-cell table:formula="of:=[Mean.X42] - [ConfidenceDelta.Y42]" office:value-type="float" office:value="9.58793939393939">
            <text:p>9,5879393939</text:p>
          </table:table-cell>
          <table:table-cell table:formula="of:=[Mean.Y42] - [ConfidenceDelta.Z42]" office:value-type="float" office:value="9.94623886523284">
            <text:p>9,9462388652</text:p>
          </table:table-cell>
          <table:table-cell table:formula="of:=[Mean.Z42] - [ConfidenceDelta.AA42]" office:value-type="float" office:value="10.3045729860251">
            <text:p>10,304572986</text:p>
          </table:table-cell>
          <table:table-cell table:formula="of:=99" office:value-type="float" office:value="99">
            <text:p>99</text:p>
          </table:table-cell>
          <table:table-cell table:formula="of:=[Mean.B42] + [ConfidenceDelta.C42]" office:value-type="float" office:value="3.23664399411563">
            <text:p>3,2366439941</text:p>
          </table:table-cell>
          <table:table-cell table:formula="of:=[Mean.C42] + [ConfidenceDelta.D42]" office:value-type="float" office:value="3.58602729211083">
            <text:p>3,5860272921</text:p>
          </table:table-cell>
          <table:table-cell table:formula="of:=[Mean.D42] + [ConfidenceDelta.E42]" office:value-type="float" office:value="3.93538771324755">
            <text:p>3,9353877132</text:p>
          </table:table-cell>
          <table:table-cell table:formula="of:=[Mean.E42] + [ConfidenceDelta.F42]" office:value-type="float" office:value="4.28472487516802">
            <text:p>4,2847248752</text:p>
          </table:table-cell>
          <table:table-cell table:formula="of:=[Mean.F42] + [ConfidenceDelta.G42]" office:value-type="float" office:value="4.63403838474327">
            <text:p>4,6340383847</text:p>
          </table:table-cell>
          <table:table-cell table:formula="of:=[Mean.G42] + [ConfidenceDelta.H42]" office:value-type="float" office:value="4.98332783764343">
            <text:p>4,9833278376</text:p>
          </table:table-cell>
          <table:table-cell table:formula="of:=[Mean.H42] + [ConfidenceDelta.I42]" office:value-type="float" office:value="5.33259281788581">
            <text:p>5,3325928179</text:p>
          </table:table-cell>
          <table:table-cell table:formula="of:=[Mean.I42] + [ConfidenceDelta.J42]" office:value-type="float" office:value="5.68183289735924">
            <text:p>5,6818328974</text:p>
          </table:table-cell>
          <table:table-cell table:formula="of:=[Mean.J42] + [ConfidenceDelta.K42]" office:value-type="float" office:value="6.03104763532313">
            <text:p>6,0310476353</text:p>
          </table:table-cell>
          <table:table-cell table:formula="of:=[Mean.K42] + [ConfidenceDelta.L42]" office:value-type="float" office:value="6.38023657787965">
            <text:p>6,3802365779</text:p>
          </table:table-cell>
          <table:table-cell table:formula="of:=[Mean.L42] + [ConfidenceDelta.M42]" office:value-type="float" office:value="6.72939925741719">
            <text:p>6,7293992574</text:p>
          </table:table-cell>
          <table:table-cell table:formula="of:=[Mean.M42] + [ConfidenceDelta.N42]" office:value-type="float" office:value="7.07853519202316">
            <text:p>7,078535192</text:p>
          </table:table-cell>
          <table:table-cell table:formula="of:=[Mean.N42] + [ConfidenceDelta.O42]" office:value-type="float" office:value="7.42764388486408">
            <text:p>7,4276438849</text:p>
          </table:table-cell>
          <table:table-cell table:formula="of:=[Mean.O42] + [ConfidenceDelta.P42]" office:value-type="float" office:value="7.77672482353073">
            <text:p>7,7767248235</text:p>
          </table:table-cell>
          <table:table-cell table:formula="of:=[Mean.P42] + [ConfidenceDelta.Q42]" office:value-type="float" office:value="8.12577747934577">
            <text:p>8,1257774793</text:p>
          </table:table-cell>
          <table:table-cell table:formula="of:=[Mean.Q42] + [ConfidenceDelta.R42]" office:value-type="float" office:value="8.47480130663138">
            <text:p>8,4748013066</text:p>
          </table:table-cell>
          <table:table-cell table:formula="of:=[Mean.R42] + [ConfidenceDelta.S42]" office:value-type="float" office:value="8.82379574193394">
            <text:p>8,8237957419</text:p>
          </table:table-cell>
          <table:table-cell table:formula="of:=[Mean.S42] + [ConfidenceDelta.T42]" office:value-type="float" office:value="9.17276020320259">
            <text:p>9,1727602032</text:p>
          </table:table-cell>
          <table:table-cell table:formula="of:=[Mean.T42] + [ConfidenceDelta.U42]" office:value-type="float" office:value="9.52169408891838">
            <text:p>9,5216940889</text:p>
          </table:table-cell>
          <table:table-cell table:formula="of:=[Mean.U42] + [ConfidenceDelta.V42]" office:value-type="float" office:value="9.87059677717029">
            <text:p>9,8705967772</text:p>
          </table:table-cell>
          <table:table-cell table:formula="of:=[Mean.V42] + [ConfidenceDelta.W42]" office:value-type="float" office:value="10.219467624674">
            <text:p>10,2194676247</text:p>
          </table:table-cell>
          <table:table-cell table:formula="of:=[Mean.W42] + [ConfidenceDelta.X42]" office:value-type="float" office:value="10.5683059657294">
            <text:p>10,5683059657</text:p>
          </table:table-cell>
          <table:table-cell table:formula="of:=[Mean.X42] + [ConfidenceDelta.Y42]" office:value-type="float" office:value="10.9171111111111">
            <text:p>10,9171111111</text:p>
          </table:table-cell>
          <table:table-cell table:formula="of:=[Mean.Y42] + [ConfidenceDelta.Z42]" office:value-type="float" office:value="11.2658823468884">
            <text:p>11,2658823469</text:p>
          </table:table-cell>
          <table:table-cell table:formula="of:=[Mean.Z42] + [ConfidenceDelta.AA42]" office:value-type="float" office:value="11.6146189331669">
            <text:p>11,6146189332</text:p>
          </table:table-cell>
          <table:table-cell table:formula="of:=99" office:value-type="float" office:value="99">
            <text:p>99</text:p>
          </table:table-cell>
          <table:table-cell table:formula="of:=[Mean.AB42] - [ConfidenceDelta.AC42]" office:value-type="float" office:value="-0.405913809814044">
            <text:p>-0,4059138098</text:p>
          </table:table-cell>
          <table:table-cell table:formula="of:=[Mean.AC42] - [ConfidenceDelta.AD42]" office:value-type="float" office:value="-0.0211464951027103">
            <text:p>-0,0211464951</text:p>
          </table:table-cell>
          <table:table-cell table:formula="of:=[Mean.AD42] - [ConfidenceDelta.AE42]" office:value-type="float" office:value="0.363644956838026">
            <text:p>0,3636449568</text:p>
          </table:table-cell>
          <table:table-cell table:formula="of:=[Mean.AE42] - [ConfidenceDelta.AF42]" office:value-type="float" office:value="0.748460953977389">
            <text:p>0,748460954</text:p>
          </table:table-cell>
          <table:table-cell table:formula="of:=[Mean.AF42] - [ConfidenceDelta.AG42]" office:value-type="float" office:value="1.13330191590831">
            <text:p>1,1333019159</text:p>
          </table:table-cell>
          <table:table-cell table:formula="of:=[Mean.AG42] - [ConfidenceDelta.AH42]" office:value-type="float" office:value="1.51816827431643">
            <text:p>1,5181682743</text:p>
          </table:table-cell>
          <table:table-cell table:formula="of:=[Mean.AH42] - [ConfidenceDelta.AI42]" office:value-type="float" office:value="1.90306047347371">
            <text:p>1,9030604735</text:p>
          </table:table-cell>
          <table:table-cell table:formula="of:=[Mean.AI42] - [ConfidenceDelta.AJ42]" office:value-type="float" office:value="2.28797897075827">
            <text:p>2,2879789708</text:p>
          </table:table-cell>
          <table:table-cell table:formula="of:=[Mean.AJ42] - [ConfidenceDelta.AK42]" office:value-type="float" office:value="2.67292423720215">
            <text:p>2,6729242372</text:p>
          </table:table-cell>
          <table:table-cell table:formula="of:=[Mean.AK42] - [ConfidenceDelta.AL42]" office:value-type="float" office:value="3.05789675806885">
            <text:p>3,0578967581</text:p>
          </table:table-cell>
          <table:table-cell table:formula="of:=[Mean.AL42] - [ConfidenceDelta.AM42]" office:value-type="float" office:value="3.44289703346271">
            <text:p>3,4428970335</text:p>
          </table:table-cell>
          <table:table-cell table:formula="of:=[Mean.AM42] - [ConfidenceDelta.AN42]" office:value-type="float" office:value="3.82792557897217">
            <text:p>3,827925579</text:p>
          </table:table-cell>
          <table:table-cell table:formula="of:=[Mean.AN42] - [ConfidenceDelta.AO42]" office:value-type="float" office:value="4.21298292634944">
            <text:p>4,2129829263</text:p>
          </table:table-cell>
          <table:table-cell table:formula="of:=[Mean.AO42] - [ConfidenceDelta.AP42]" office:value-type="float" office:value="4.59806962422891">
            <text:p>4,5980696242</text:p>
          </table:table-cell>
          <table:table-cell table:formula="of:=[Mean.AP42] - [ConfidenceDelta.AQ42]" office:value-type="float" office:value="4.98318623888721">
            <text:p>4,9831862389</text:p>
          </table:table-cell>
          <table:table-cell table:formula="of:=[Mean.AQ42] - [ConfidenceDelta.AR42]" office:value-type="float" office:value="5.36833335504781">
            <text:p>5,368333355</text:p>
          </table:table-cell>
          <table:table-cell table:formula="of:=[Mean.AR42] - [ConfidenceDelta.AS42]" office:value-type="float" office:value="5.75351157673343">
            <text:p>5,7535115767</text:p>
          </table:table-cell>
          <table:table-cell table:formula="of:=[Mean.AS42] - [ConfidenceDelta.AT42]" office:value-type="float" office:value="6.13872152816977">
            <text:p>6,1387215282</text:p>
          </table:table-cell>
          <table:table-cell table:formula="of:=[Mean.AT42] - [ConfidenceDelta.AU42]" office:value-type="float" office:value="6.5239638547444">
            <text:p>6,5239638547</text:p>
          </table:table-cell>
          <table:table-cell table:formula="of:=[Mean.AU42] - [ConfidenceDelta.AV42]" office:value-type="float" office:value="6.90923922402498">
            <text:p>6,909239224</text:p>
          </table:table-cell>
          <table:table-cell table:formula="of:=[Mean.AV42] - [ConfidenceDelta.AW42]" office:value-type="float" office:value="7.29454832684129">
            <text:p>7,2945483268</text:p>
          </table:table-cell>
          <table:table-cell table:formula="of:=[Mean.AW42] - [ConfidenceDelta.AX42]" office:value-type="float" office:value="7.67989187843615">
            <text:p>7,6798918784</text:p>
          </table:table-cell>
          <table:table-cell table:formula="of:=[Mean.AX42] - [ConfidenceDelta.AY42]" office:value-type="float" office:value="8.06527061969059">
            <text:p>8,0652706197</text:p>
          </table:table-cell>
          <table:table-cell table:formula="of:=[Mean.AY42] - [ConfidenceDelta.AZ42]" office:value-type="float" office:value="8.45068531842924">
            <text:p>8,4506853184</text:p>
          </table:table-cell>
          <table:table-cell table:formula="of:=[Mean.AZ42] - [ConfidenceDelta.BA42]" office:value-type="float" office:value="8.83613677081237">
            <text:p>8,8361367708</text:p>
          </table:table-cell>
          <table:table-cell table:formula="of:=99" office:value-type="float" office:value="99">
            <text:p>99</text:p>
          </table:table-cell>
          <table:table-cell table:formula="of:=[Mean.AB42] + [ConfidenceDelta.AC42]" office:value-type="float" office:value="1.16678337503144">
            <text:p>1,166783375</text:p>
          </table:table-cell>
          <table:table-cell table:formula="of:=[Mean.AC42] + [ConfidenceDelta.AD42]" office:value-type="float" office:value="1.54288562553749">
            <text:p>1,5428856255</text:p>
          </table:table-cell>
          <table:table-cell table:formula="of:=[Mean.AD42] + [ConfidenceDelta.AE42]" office:value-type="float" office:value="1.91896373881415">
            <text:p>1,9189637388</text:p>
          </table:table-cell>
          <table:table-cell table:formula="of:=[Mean.AE42] + [ConfidenceDelta.AF42]" office:value-type="float" office:value="2.29501730689218">
            <text:p>2,2950173069</text:p>
          </table:table-cell>
          <table:table-cell table:formula="of:=[Mean.AF42] + [ConfidenceDelta.AG42]" office:value-type="float" office:value="2.67104591017865">
            <text:p>2,6710459102</text:p>
          </table:table-cell>
          <table:table-cell table:formula="of:=[Mean.AG42] + [ConfidenceDelta.AH42]" office:value-type="float" office:value="3.04704911698792">
            <text:p>3,047049117</text:p>
          </table:table-cell>
          <table:table-cell table:formula="of:=[Mean.AH42] + [ConfidenceDelta.AI42]" office:value-type="float" office:value="3.42302648304803">
            <text:p>3,423026483</text:p>
          </table:table-cell>
          <table:table-cell table:formula="of:=[Mean.AI42] + [ConfidenceDelta.AJ42]" office:value-type="float" office:value="3.79897755098086">
            <text:p>3,798977551</text:p>
          </table:table-cell>
          <table:table-cell table:formula="of:=[Mean.AJ42] + [ConfidenceDelta.AK42]" office:value-type="float" office:value="4.17490184975437">
            <text:p>4,1749018498</text:p>
          </table:table-cell>
          <table:table-cell table:formula="of:=[Mean.AK42] + [ConfidenceDelta.AL42]" office:value-type="float" office:value="4.55079889410506">
            <text:p>4,5507988941</text:p>
          </table:table-cell>
          <table:table-cell table:formula="of:=[Mean.AL42] + [ConfidenceDelta.AM42]" office:value-type="float" office:value="4.9266681839286">
            <text:p>4,9266681839</text:p>
          </table:table-cell>
          <table:table-cell table:formula="of:=[Mean.AM42] + [ConfidenceDelta.AN42]" office:value-type="float" office:value="5.30250920363652">
            <text:p>5,3025092036</text:p>
          </table:table-cell>
          <table:table-cell table:formula="of:=[Mean.AN42] + [ConfidenceDelta.AO42]" office:value-type="float" office:value="5.67832142147665">
            <text:p>5,6783214215</text:p>
          </table:table-cell>
          <table:table-cell table:formula="of:=[Mean.AO42] + [ConfidenceDelta.AP42]" office:value-type="float" office:value="6.05410428881457">
            <text:p>6,0541042888</text:p>
          </table:table-cell>
          <table:table-cell table:formula="of:=[Mean.AP42] + [ConfidenceDelta.AQ42]" office:value-type="float" office:value="6.42985723937366">
            <text:p>6,4298572394</text:p>
          </table:table-cell>
          <table:table-cell table:formula="of:=[Mean.AQ42] + [ConfidenceDelta.AR42]" office:value-type="float" office:value="6.80557968843045">
            <text:p>6,8055796884</text:p>
          </table:table-cell>
          <table:table-cell table:formula="of:=[Mean.AR42] + [ConfidenceDelta.AS42]" office:value-type="float" office:value="7.18127103196223">
            <text:p>7,181271032</text:p>
          </table:table-cell>
          <table:table-cell table:formula="of:=[Mean.AS42] + [ConfidenceDelta.AT42]" office:value-type="float" office:value="7.55693064574328">
            <text:p>7,5569306457</text:p>
          </table:table-cell>
          <table:table-cell table:formula="of:=[Mean.AT42] + [ConfidenceDelta.AU42]" office:value-type="float" office:value="7.93255788438603">
            <text:p>7,9325578844</text:p>
          </table:table-cell>
          <table:table-cell table:formula="of:=[Mean.AU42] + [ConfidenceDelta.AV42]" office:value-type="float" office:value="8.30815208032284">
            <text:p>8,3081520803</text:p>
          </table:table-cell>
          <table:table-cell table:formula="of:=[Mean.AV42] + [ConfidenceDelta.AW42]" office:value-type="float" office:value="8.68371254272393">
            <text:p>8,6837125427</text:p>
          </table:table-cell>
          <table:table-cell table:formula="of:=[Mean.AW42] + [ConfidenceDelta.AX42]" office:value-type="float" office:value="9.05923855634646">
            <text:p>9,0592385563</text:p>
          </table:table-cell>
          <table:table-cell table:formula="of:=[Mean.AX42] + [ConfidenceDelta.AY42]" office:value-type="float" office:value="9.43472938030941">
            <text:p>9,4347293803</text:p>
          </table:table-cell>
          <table:table-cell table:formula="of:=[Mean.AY42] + [ConfidenceDelta.AZ42]" office:value-type="float" office:value="9.81018424678815">
            <text:p>9,8101842468</text:p>
          </table:table-cell>
          <table:table-cell table:formula="of:=[Mean.AZ42] + [ConfidenceDelta.BA42]" office:value-type="float" office:value="10.1856023596224">
            <text:p>10,1856023596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3]+1" office:value-type="float" office:value="36">
            <text:p>36</text:p>
          </table:table-cell>
          <table:table-cell table:formula="of:=[Mean.B43] - [ConfidenceDelta.C43]" office:value-type="float" office:value="1.77881096134709">
            <text:p>1,7788109613</text:p>
          </table:table-cell>
          <table:table-cell table:formula="of:=[Mean.C43] - [ConfidenceDelta.D43]" office:value-type="float" office:value="2.14662525027881">
            <text:p>2,1466252503</text:p>
          </table:table-cell>
          <table:table-cell table:formula="of:=[Mean.D43] - [ConfidenceDelta.E43]" office:value-type="float" office:value="2.51446255860535">
            <text:p>2,5144625586</text:p>
          </table:table-cell>
          <table:table-cell table:formula="of:=[Mean.E43] - [ConfidenceDelta.F43]" office:value-type="float" office:value="2.88232327106676">
            <text:p>2,8823232711</text:p>
          </table:table-cell>
          <table:table-cell table:formula="of:=[Mean.F43] - [ConfidenceDelta.G43]" office:value-type="float" office:value="3.25020778324146">
            <text:p>3,2502077832</text:p>
          </table:table-cell>
          <table:table-cell table:formula="of:=[Mean.G43] - [ConfidenceDelta.H43]" office:value-type="float" office:value="3.61811650197852">
            <text:p>3,618116502</text:p>
          </table:table-cell>
          <table:table-cell table:formula="of:=[Mean.H43] - [ConfidenceDelta.I43]" office:value-type="float" office:value="3.98604984585246">
            <text:p>3,9860498459</text:p>
          </table:table-cell>
          <table:table-cell table:formula="of:=[Mean.I43] - [ConfidenceDelta.J43]" office:value-type="float" office:value="4.35400824564183">
            <text:p>4,3540082456</text:p>
          </table:table-cell>
          <table:table-cell table:formula="of:=[Mean.J43] - [ConfidenceDelta.K43]" office:value-type="float" office:value="4.72199214483329">
            <text:p>4,7219921448</text:p>
          </table:table-cell>
          <table:table-cell table:formula="of:=[Mean.K43] - [ConfidenceDelta.L43]" office:value-type="float" office:value="5.09000200015272">
            <text:p>5,0900020002</text:p>
          </table:table-cell>
          <table:table-cell table:formula="of:=[Mean.L43] - [ConfidenceDelta.M43]" office:value-type="float" office:value="5.45803828212524">
            <text:p>5,4580382821</text:p>
          </table:table-cell>
          <table:table-cell table:formula="of:=[Mean.M43] - [ConfidenceDelta.N43]" office:value-type="float" office:value="5.82610147566603">
            <text:p>5,8261014757</text:p>
          </table:table-cell>
          <table:table-cell table:formula="of:=[Mean.N43] - [ConfidenceDelta.O43]" office:value-type="float" office:value="6.19419208070412">
            <text:p>6,1941920807</text:p>
          </table:table-cell>
          <table:table-cell table:formula="of:=[Mean.O43] - [ConfidenceDelta.P43]" office:value-type="float" office:value="6.56231061284137">
            <text:p>6,5623106128</text:p>
          </table:table-cell>
          <table:table-cell table:formula="of:=[Mean.P43] - [ConfidenceDelta.Q43]" office:value-type="float" office:value="6.93045760404907">
            <text:p>6,930457604</text:p>
          </table:table-cell>
          <table:table-cell table:formula="of:=[Mean.Q43] - [ConfidenceDelta.R43]" office:value-type="float" office:value="7.29863360340495">
            <text:p>7,2986336034</text:p>
          </table:table-cell>
          <table:table-cell table:formula="of:=[Mean.R43] - [ConfidenceDelta.S43]" office:value-type="float" office:value="7.66683917787327">
            <text:p>7,6668391779</text:p>
          </table:table-cell>
          <table:table-cell table:formula="of:=[Mean.S43] - [ConfidenceDelta.T43]" office:value-type="float" office:value="8.03507491313142">
            <text:p>8,0350749131</text:p>
          </table:table-cell>
          <table:table-cell table:formula="of:=[Mean.T43] - [ConfidenceDelta.U43]" office:value-type="float" office:value="8.40334141444615">
            <text:p>8,4033414144</text:p>
          </table:table-cell>
          <table:table-cell table:formula="of:=[Mean.U43] - [ConfidenceDelta.V43]" office:value-type="float" office:value="8.77163930760337">
            <text:p>8,7716393076</text:p>
          </table:table-cell>
          <table:table-cell table:formula="of:=[Mean.V43] - [ConfidenceDelta.W43]" office:value-type="float" office:value="9.13996923989539">
            <text:p>9,1399692399</text:p>
          </table:table-cell>
          <table:table-cell table:formula="of:=[Mean.W43] - [ConfidenceDelta.X43]" office:value-type="float" office:value="9.50833188117015">
            <text:p>9,5083318812</text:p>
          </table:table-cell>
          <table:table-cell table:formula="of:=[Mean.X43] - [ConfidenceDelta.Y43]" office:value-type="float" office:value="9.87672792494718">
            <text:p>9,8767279249</text:p>
          </table:table-cell>
          <table:table-cell table:formula="of:=[Mean.Y43] - [ConfidenceDelta.Z43]" office:value-type="float" office:value="10.2451580896055">
            <text:p>10,2451580896</text:p>
          </table:table-cell>
          <table:table-cell table:formula="of:=[Mean.Z43] - [ConfidenceDelta.AA43]" office:value-type="float" office:value="10.6136231196494">
            <text:p>10,6136231196</text:p>
          </table:table-cell>
          <table:table-cell table:formula="of:=99" office:value-type="float" office:value="99">
            <text:p>99</text:p>
          </table:table-cell>
          <table:table-cell table:formula="of:=[Mean.B43] + [ConfidenceDelta.C43]" office:value-type="float" office:value="3.312098129562">
            <text:p>3,3120981296</text:p>
          </table:table-cell>
          <table:table-cell table:formula="of:=[Mean.C43] + [ConfidenceDelta.D43]" office:value-type="float" office:value="3.67155656790301">
            <text:p>3,6715565679</text:p>
          </table:table-cell>
          <table:table-cell table:formula="of:=[Mean.D43] + [ConfidenceDelta.E43]" office:value-type="float" office:value="4.0309919868492">
            <text:p>4,0309919868</text:p>
          </table:table-cell>
          <table:table-cell table:formula="of:=[Mean.E43] + [ConfidenceDelta.F43]" office:value-type="float" office:value="4.39040400166051">
            <text:p>4,3904040017</text:p>
          </table:table-cell>
          <table:table-cell table:formula="of:=[Mean.F43] + [ConfidenceDelta.G43]" office:value-type="float" office:value="4.74979221675854">
            <text:p>4,7497922168</text:p>
          </table:table-cell>
          <table:table-cell table:formula="of:=[Mean.G43] + [ConfidenceDelta.H43]" office:value-type="float" office:value="5.10915622529421">
            <text:p>5,1091562253</text:p>
          </table:table-cell>
          <table:table-cell table:formula="of:=[Mean.H43] + [ConfidenceDelta.I43]" office:value-type="float" office:value="5.468495608693">
            <text:p>5,4684956087</text:p>
          </table:table-cell>
          <table:table-cell table:formula="of:=[Mean.I43] + [ConfidenceDelta.J43]" office:value-type="float" office:value="5.82780993617635">
            <text:p>5,8278099362</text:p>
          </table:table-cell>
          <table:table-cell table:formula="of:=[Mean.J43] + [ConfidenceDelta.K43]" office:value-type="float" office:value="6.18709876425762">
            <text:p>6,1870987643</text:p>
          </table:table-cell>
          <table:table-cell table:formula="of:=[Mean.K43] + [ConfidenceDelta.L43]" office:value-type="float" office:value="6.54636163621091">
            <text:p>6,5463616362</text:p>
          </table:table-cell>
          <table:table-cell table:formula="of:=[Mean.L43] + [ConfidenceDelta.M43]" office:value-type="float" office:value="6.90559808151113">
            <text:p>6,9055980815</text:p>
          </table:table-cell>
          <table:table-cell table:formula="of:=[Mean.M43] + [ConfidenceDelta.N43]" office:value-type="float" office:value="7.26480761524307">
            <text:p>7,2648076152</text:p>
          </table:table-cell>
          <table:table-cell table:formula="of:=[Mean.N43] + [ConfidenceDelta.O43]" office:value-type="float" office:value="7.6239897374777">
            <text:p>7,6239897375</text:p>
          </table:table-cell>
          <table:table-cell table:formula="of:=[Mean.O43] + [ConfidenceDelta.P43]" office:value-type="float" office:value="7.98314393261318">
            <text:p>7,9831439326</text:p>
          </table:table-cell>
          <table:table-cell table:formula="of:=[Mean.P43] + [ConfidenceDelta.Q43]" office:value-type="float" office:value="8.3422696686782">
            <text:p>8,3422696687</text:p>
          </table:table-cell>
          <table:table-cell table:formula="of:=[Mean.Q43] + [ConfidenceDelta.R43]" office:value-type="float" office:value="8.70136639659505">
            <text:p>8,7013663966</text:p>
          </table:table-cell>
          <table:table-cell table:formula="of:=[Mean.R43] + [ConfidenceDelta.S43]" office:value-type="float" office:value="9.06043354939946">
            <text:p>9,0604335494</text:p>
          </table:table-cell>
          <table:table-cell table:formula="of:=[Mean.S43] + [ConfidenceDelta.T43]" office:value-type="float" office:value="9.41947054141404">
            <text:p>9,4194705414</text:p>
          </table:table-cell>
          <table:table-cell table:formula="of:=[Mean.T43] + [ConfidenceDelta.U43]" office:value-type="float" office:value="9.77847676737203">
            <text:p>9,7784767674</text:p>
          </table:table-cell>
          <table:table-cell table:formula="of:=[Mean.U43] + [ConfidenceDelta.V43]" office:value-type="float" office:value="10.1374516014875">
            <text:p>10,1374516015</text:p>
          </table:table-cell>
          <table:table-cell table:formula="of:=[Mean.V43] + [ConfidenceDelta.W43]" office:value-type="float" office:value="10.4963943964683">
            <text:p>10,4963943965</text:p>
          </table:table-cell>
          <table:table-cell table:formula="of:=[Mean.W43] + [ConfidenceDelta.X43]" office:value-type="float" office:value="10.8553044824662">
            <text:p>10,8553044825</text:p>
          </table:table-cell>
          <table:table-cell table:formula="of:=[Mean.X43] + [ConfidenceDelta.Y43]" office:value-type="float" office:value="11.2141811659619">
            <text:p>11,214181166</text:p>
          </table:table-cell>
          <table:table-cell table:formula="of:=[Mean.Y43] + [ConfidenceDelta.Z43]" office:value-type="float" office:value="11.5730237285763">
            <text:p>11,5730237286</text:p>
          </table:table-cell>
          <table:table-cell table:formula="of:=[Mean.Z43] + [ConfidenceDelta.AA43]" office:value-type="float" office:value="11.9318314258051">
            <text:p>11,9318314258</text:p>
          </table:table-cell>
          <table:table-cell table:formula="of:=99" office:value-type="float" office:value="99">
            <text:p>99</text:p>
          </table:table-cell>
          <table:table-cell table:formula="of:=[Mean.AB43] - [ConfidenceDelta.AC43]" office:value-type="float" office:value="-0.399943660174748">
            <text:p>-0,3999436602</text:p>
          </table:table-cell>
          <table:table-cell table:formula="of:=[Mean.AC43] - [ConfidenceDelta.AD43]" office:value-type="float" office:value="-0.0042797860153716">
            <text:p>-0,004279786</text:p>
          </table:table-cell>
          <table:table-cell table:formula="of:=[Mean.AD43] - [ConfidenceDelta.AE43]" office:value-type="float" office:value="0.391408375762584">
            <text:p>0,3914083758</text:p>
          </table:table-cell>
          <table:table-cell table:formula="of:=[Mean.AE43] - [ConfidenceDelta.AF43]" office:value-type="float" office:value="0.787121235670234">
            <text:p>0,7871212357</text:p>
          </table:table-cell>
          <table:table-cell table:formula="of:=[Mean.AF43] - [ConfidenceDelta.AG43]" office:value-type="float" office:value="1.18285921591482">
            <text:p>1,1828592159</text:p>
          </table:table-cell>
          <table:table-cell table:formula="of:=[Mean.AG43] - [ConfidenceDelta.AH43]" office:value-type="float" office:value="1.57862275087164">
            <text:p>1,5786227509</text:p>
          </table:table-cell>
          <table:table-cell table:formula="of:=[Mean.AH43] - [ConfidenceDelta.AI43]" office:value-type="float" office:value="1.97441228758072">
            <text:p>1,9744122876</text:p>
          </table:table-cell>
          <table:table-cell table:formula="of:=[Mean.AI43] - [ConfidenceDelta.AJ43]" office:value-type="float" office:value="2.37022828626994">
            <text:p>2,3702282863</text:p>
          </table:table-cell>
          <table:table-cell table:formula="of:=[Mean.AJ43] - [ConfidenceDelta.AK43]" office:value-type="float" office:value="2.76607122090612">
            <text:p>2,7660712209</text:p>
          </table:table-cell>
          <table:table-cell table:formula="of:=[Mean.AK43] - [ConfidenceDelta.AL43]" office:value-type="float" office:value="3.16194157977626">
            <text:p>3,1619415798</text:p>
          </table:table-cell>
          <table:table-cell table:formula="of:=[Mean.AL43] - [ConfidenceDelta.AM43]" office:value-type="float" office:value="3.55783986610063">
            <text:p>3,5578398661</text:p>
          </table:table-cell>
          <table:table-cell table:formula="of:=[Mean.AM43] - [ConfidenceDelta.AN43]" office:value-type="float" office:value="3.9537665986801">
            <text:p>3,9537665987</text:p>
          </table:table-cell>
          <table:table-cell table:formula="of:=[Mean.AN43] - [ConfidenceDelta.AO43]" office:value-type="float" office:value="4.34972231258">
            <text:p>4,3497223126</text:p>
          </table:table-cell>
          <table:table-cell table:formula="of:=[Mean.AO43] - [ConfidenceDelta.AP43]" office:value-type="float" office:value="4.74570755985305">
            <text:p>4,7457075599</text:p>
          </table:table-cell>
          <table:table-cell table:formula="of:=[Mean.AP43] - [ConfidenceDelta.AQ43]" office:value-type="float" office:value="5.14172291030411">
            <text:p>5,1417229103</text:p>
          </table:table-cell>
          <table:table-cell table:formula="of:=[Mean.AQ43] - [ConfidenceDelta.AR43]" office:value-type="float" office:value="5.53776895229981">
            <text:p>5,5377689523</text:p>
          </table:table-cell>
          <table:table-cell table:formula="of:=[Mean.AR43] - [ConfidenceDelta.AS43]" office:value-type="float" office:value="5.9338462936263">
            <text:p>5,9338462936</text:p>
          </table:table-cell>
          <table:table-cell table:formula="of:=[Mean.AS43] - [ConfidenceDelta.AT43]" office:value-type="float" office:value="6.32995556239858">
            <text:p>6,3299555624</text:p>
          </table:table-cell>
          <table:table-cell table:formula="of:=[Mean.AT43] - [ConfidenceDelta.AU43]" office:value-type="float" office:value="6.72609740802537">
            <text:p>6,726097408</text:p>
          </table:table-cell>
          <table:table-cell table:formula="of:=[Mean.AU43] - [ConfidenceDelta.AV43]" office:value-type="float" office:value="7.12227250223365">
            <text:p>7,1222725022</text:p>
          </table:table-cell>
          <table:table-cell table:formula="of:=[Mean.AV43] - [ConfidenceDelta.AW43]" office:value-type="float" office:value="7.51848154015748">
            <text:p>7,5184815402</text:p>
          </table:table-cell>
          <table:table-cell table:formula="of:=[Mean.AW43] - [ConfidenceDelta.AX43]" office:value-type="float" office:value="7.91472524149607">
            <text:p>7,9147252415</text:p>
          </table:table-cell>
          <table:table-cell table:formula="of:=[Mean.AX43] - [ConfidenceDelta.AY43]" office:value-type="float" office:value="8.31100435174659">
            <text:p>8,3110043517</text:p>
          </table:table-cell>
          <table:table-cell table:formula="of:=[Mean.AY43] - [ConfidenceDelta.AZ43]" office:value-type="float" office:value="8.70731964351764">
            <text:p>8,7073196435</text:p>
          </table:table-cell>
          <table:table-cell table:formula="of:=[Mean.AZ43] - [ConfidenceDelta.BA43]" office:value-type="float" office:value="9.10367191793007">
            <text:p>9,1036719179</text:p>
          </table:table-cell>
          <table:table-cell table:formula="of:=99" office:value-type="float" office:value="99">
            <text:p>99</text:p>
          </table:table-cell>
          <table:table-cell table:formula="of:=[Mean.AB43] + [ConfidenceDelta.AC43]" office:value-type="float" office:value="1.18255235582692">
            <text:p>1,1825523558</text:p>
          </table:table-cell>
          <table:table-cell table:formula="of:=[Mean.AC43] + [ConfidenceDelta.AD43]" office:value-type="float" office:value="1.56949717731972">
            <text:p>1,5694971773</text:p>
          </table:table-cell>
          <table:table-cell table:formula="of:=[Mean.AD43] + [ConfidenceDelta.AE43]" office:value-type="float" office:value="1.95641771119394">
            <text:p>1,9564177112</text:p>
          </table:table-cell>
          <table:table-cell table:formula="of:=[Mean.AE43] + [ConfidenceDelta.AF43]" office:value-type="float" office:value="2.34331354693846">
            <text:p>2,3433135469</text:p>
          </table:table-cell>
          <table:table-cell table:formula="of:=[Mean.AF43] + [ConfidenceDelta.AG43]" office:value-type="float" office:value="2.73018426234605">
            <text:p>2,7301842623</text:p>
          </table:table-cell>
          <table:table-cell table:formula="of:=[Mean.AG43] + [ConfidenceDelta.AH43]" office:value-type="float" office:value="3.11702942304141">
            <text:p>3,117029423</text:p>
          </table:table-cell>
          <table:table-cell table:formula="of:=[Mean.AH43] + [ConfidenceDelta.AI43]" office:value-type="float" office:value="3.50384858198449">
            <text:p>3,503848582</text:p>
          </table:table-cell>
          <table:table-cell table:formula="of:=[Mean.AI43] + [ConfidenceDelta.AJ43]" office:value-type="float" office:value="3.89064127894745">
            <text:p>3,8906412789</text:p>
          </table:table-cell>
          <table:table-cell table:formula="of:=[Mean.AJ43] + [ConfidenceDelta.AK43]" office:value-type="float" office:value="4.27740703996344">
            <text:p>4,27740704</text:p>
          </table:table-cell>
          <table:table-cell table:formula="of:=[Mean.AK43] + [ConfidenceDelta.AL43]" office:value-type="float" office:value="4.66414537674548">
            <text:p>4,6641453767</text:p>
          </table:table-cell>
          <table:table-cell table:formula="of:=[Mean.AL43] + [ConfidenceDelta.AM43]" office:value-type="float" office:value="5.05085578607329">
            <text:p>5,0508557861</text:p>
          </table:table-cell>
          <table:table-cell table:formula="of:=[Mean.AM43] + [ConfidenceDelta.AN43]" office:value-type="float" office:value="5.43753774914599">
            <text:p>5,4375377491</text:p>
          </table:table-cell>
          <table:table-cell table:formula="of:=[Mean.AN43] + [ConfidenceDelta.AO43]" office:value-type="float" office:value="5.82419073089826">
            <text:p>5,8241907309</text:p>
          </table:table-cell>
          <table:table-cell table:formula="of:=[Mean.AO43] + [ConfidenceDelta.AP43]" office:value-type="float" office:value="6.21081417927738">
            <text:p>6,2108141793</text:p>
          </table:table-cell>
          <table:table-cell table:formula="of:=[Mean.AP43] + [ConfidenceDelta.AQ43]" office:value-type="float" office:value="6.5974075244785">
            <text:p>6,5974075245</text:p>
          </table:table-cell>
          <table:table-cell table:formula="of:=[Mean.AQ43] + [ConfidenceDelta.AR43]" office:value-type="float" office:value="6.98397017813497">
            <text:p>6,9839701781</text:p>
          </table:table-cell>
          <table:table-cell table:formula="of:=[Mean.AR43] + [ConfidenceDelta.AS43]" office:value-type="float" office:value="7.37050153246065">
            <text:p>7,3705015325</text:p>
          </table:table-cell>
          <table:table-cell table:formula="of:=[Mean.AS43] + [ConfidenceDelta.AT43]" office:value-type="float" office:value="7.75700095934055">
            <text:p>7,7570009593</text:p>
          </table:table-cell>
          <table:table-cell table:formula="of:=[Mean.AT43] + [ConfidenceDelta.AU43]" office:value-type="float" office:value="8.14346780936593">
            <text:p>8,1434678094</text:p>
          </table:table-cell>
          <table:table-cell table:formula="of:=[Mean.AU43] + [ConfidenceDelta.AV43]" office:value-type="float" office:value="8.52990141080983">
            <text:p>8,5299014108</text:p>
          </table:table-cell>
          <table:table-cell table:formula="of:=[Mean.AV43] + [ConfidenceDelta.AW43]" office:value-type="float" office:value="8.91630106853818">
            <text:p>8,9163010685</text:p>
          </table:table-cell>
          <table:table-cell table:formula="of:=[Mean.AW43] + [ConfidenceDelta.AX43]" office:value-type="float" office:value="9.30266606285176">
            <text:p>9,3026660629</text:p>
          </table:table-cell>
          <table:table-cell table:formula="of:=[Mean.AX43] + [ConfidenceDelta.AY43]" office:value-type="float" office:value="9.68899564825341">
            <text:p>9,6889956483</text:p>
          </table:table-cell>
          <table:table-cell table:formula="of:=[Mean.AY43] + [ConfidenceDelta.AZ43]" office:value-type="float" office:value="10.0752890521345">
            <text:p>10,0752890521</text:p>
          </table:table-cell>
          <table:table-cell table:formula="of:=[Mean.AZ43] + [ConfidenceDelta.BA43]" office:value-type="float" office:value="10.4615454733743">
            <text:p>10,4615454734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4]+1" office:value-type="float" office:value="37">
            <text:p>37</text:p>
          </table:table-cell>
          <table:table-cell table:formula="of:=[Mean.B44] - [ConfidenceDelta.C44]" office:value-type="float" office:value="1.84513621286021">
            <text:p>1,8451362129</text:p>
          </table:table-cell>
          <table:table-cell table:formula="of:=[Mean.C44] - [ConfidenceDelta.D44]" office:value-type="float" office:value="2.22307539119439">
            <text:p>2,2230753912</text:p>
          </table:table-cell>
          <table:table-cell table:formula="of:=[Mean.D44] - [ConfidenceDelta.E44]" office:value-type="float" office:value="2.60103772049277">
            <text:p>2,6010377205</text:p>
          </table:table-cell>
          <table:table-cell table:formula="of:=[Mean.E44] - [ConfidenceDelta.F44]" office:value-type="float" office:value="2.97902358769444">
            <text:p>2,9790235877</text:p>
          </table:table-cell>
          <table:table-cell table:formula="of:=[Mean.F44] - [ConfidenceDelta.G44]" office:value-type="float" office:value="3.35703339063875">
            <text:p>3,3570333906</text:p>
          </table:table-cell>
          <table:table-cell table:formula="of:=[Mean.G44] - [ConfidenceDelta.H44]" office:value-type="float" office:value="3.73506753850018">
            <text:p>3,7350675385</text:p>
          </table:table-cell>
          <table:table-cell table:formula="of:=[Mean.H44] - [ConfidenceDelta.I44]" office:value-type="float" office:value="4.11312645224562">
            <text:p>4,1131264522</text:p>
          </table:table-cell>
          <table:table-cell table:formula="of:=[Mean.I44] - [ConfidenceDelta.J44]" office:value-type="float" office:value="4.4912105651158">
            <text:p>4,4912105651</text:p>
          </table:table-cell>
          <table:table-cell table:formula="of:=[Mean.J44] - [ConfidenceDelta.K44]" office:value-type="float" office:value="4.86932032313216">
            <text:p>4,8693203231</text:p>
          </table:table-cell>
          <table:table-cell table:formula="of:=[Mean.K44] - [ConfidenceDelta.L44]" office:value-type="float" office:value="5.24745618563104">
            <text:p>5,2474561856</text:p>
          </table:table-cell>
          <table:table-cell table:formula="of:=[Mean.L44] - [ConfidenceDelta.M44]" office:value-type="float" office:value="5.62561862582687">
            <text:p>5,6256186258</text:p>
          </table:table-cell>
          <table:table-cell table:formula="of:=[Mean.M44] - [ConfidenceDelta.N44]" office:value-type="float" office:value="6.00380813140642">
            <text:p>6,0038081314</text:p>
          </table:table-cell>
          <table:table-cell table:formula="of:=[Mean.N44] - [ConfidenceDelta.O44]" office:value-type="float" office:value="6.38202520515611">
            <text:p>6,3820252052</text:p>
          </table:table-cell>
          <table:table-cell table:formula="of:=[Mean.O44] - [ConfidenceDelta.P44]" office:value-type="float" office:value="6.76027036562476">
            <text:p>6,7602703656</text:p>
          </table:table-cell>
          <table:table-cell table:formula="of:=[Mean.P44] - [ConfidenceDelta.Q44]" office:value-type="float" office:value="7.13854414782421">
            <text:p>7,1385441478</text:p>
          </table:table-cell>
          <table:table-cell table:formula="of:=[Mean.Q44] - [ConfidenceDelta.R44]" office:value-type="float" office:value="7.51684710397046">
            <text:p>7,516847104</text:p>
          </table:table-cell>
          <table:table-cell table:formula="of:=[Mean.R44] - [ConfidenceDelta.S44]" office:value-type="float" office:value="7.89517980426832">
            <text:p>7,8951798043</text:p>
          </table:table-cell>
          <table:table-cell table:formula="of:=[Mean.S44] - [ConfidenceDelta.T44]" office:value-type="float" office:value="8.27354283774267">
            <text:p>8,2735428377</text:p>
          </table:table-cell>
          <table:table-cell table:formula="of:=[Mean.T44] - [ConfidenceDelta.U44]" office:value-type="float" office:value="8.65193681311973">
            <text:p>8,6519368131</text:p>
          </table:table-cell>
          <table:table-cell table:formula="of:=[Mean.U44] - [ConfidenceDelta.V44]" office:value-type="float" office:value="9.03036235976212">
            <text:p>9,0303623598</text:p>
          </table:table-cell>
          <table:table-cell table:formula="of:=[Mean.V44] - [ConfidenceDelta.W44]" office:value-type="float" office:value="9.40882012866182">
            <text:p>9,4088201287</text:p>
          </table:table-cell>
          <table:table-cell table:formula="of:=[Mean.W44] - [ConfidenceDelta.X44]" office:value-type="float" office:value="9.78731079349535">
            <text:p>9,7873107935</text:p>
          </table:table-cell>
          <table:table-cell table:formula="of:=[Mean.X44] - [ConfidenceDelta.Y44]" office:value-type="float" office:value="10.1658350517461">
            <text:p>10,1658350517</text:p>
          </table:table-cell>
          <table:table-cell table:formula="of:=[Mean.Y44] - [ConfidenceDelta.Z44]" office:value-type="float" office:value="10.5443936258991">
            <text:p>10,5443936259</text:p>
          </table:table-cell>
          <table:table-cell table:formula="of:=[Mean.Z44] - [ConfidenceDelta.AA44]" office:value-type="float" office:value="10.9229872647138">
            <text:p>10,9229872647</text:p>
          </table:table-cell>
          <table:table-cell table:formula="of:=99" office:value-type="float" office:value="99">
            <text:p>99</text:p>
          </table:table-cell>
          <table:table-cell table:formula="of:=[Mean.B44] + [ConfidenceDelta.C44]" office:value-type="float" office:value="3.38718701946303">
            <text:p>3,3871870195</text:p>
          </table:table-cell>
          <table:table-cell table:formula="of:=[Mean.C44] + [ConfidenceDelta.D44]" office:value-type="float" office:value="3.75672258860359">
            <text:p>3,7567225886</text:p>
          </table:table-cell>
          <table:table-cell table:formula="of:=[Mean.D44] + [ConfidenceDelta.E44]" office:value-type="float" office:value="4.12623500677996">
            <text:p>4,1262350068</text:p>
          </table:table-cell>
          <table:table-cell table:formula="of:=[Mean.E44] + [ConfidenceDelta.F44]" office:value-type="float" office:value="4.49572388705304">
            <text:p>4,4957238871</text:p>
          </table:table-cell>
          <table:table-cell table:formula="of:=[Mean.F44] + [ConfidenceDelta.G44]" office:value-type="float" office:value="4.86518883158347">
            <text:p>4,8651888316</text:p>
          </table:table-cell>
          <table:table-cell table:formula="of:=[Mean.G44] + [ConfidenceDelta.H44]" office:value-type="float" office:value="5.23462943119679">
            <text:p>5,2346294312</text:p>
          </table:table-cell>
          <table:table-cell table:formula="of:=[Mean.H44] + [ConfidenceDelta.I44]" office:value-type="float" office:value="5.6040452649261">
            <text:p>5,6040452649</text:p>
          </table:table-cell>
          <table:table-cell table:formula="of:=[Mean.I44] + [ConfidenceDelta.J44]" office:value-type="float" office:value="5.97343589953066">
            <text:p>5,9734358995</text:p>
          </table:table-cell>
          <table:table-cell table:formula="of:=[Mean.J44] + [ConfidenceDelta.K44]" office:value-type="float" office:value="6.34280088898905">
            <text:p>6,342800889</text:p>
          </table:table-cell>
          <table:table-cell table:formula="of:=[Mean.K44] + [ConfidenceDelta.L44]" office:value-type="float" office:value="6.71213977396492">
            <text:p>6,712139774</text:p>
          </table:table-cell>
          <table:table-cell table:formula="of:=[Mean.L44] + [ConfidenceDelta.M44]" office:value-type="float" office:value="7.08145208124384">
            <text:p>7,0814520812</text:p>
          </table:table-cell>
          <table:table-cell table:formula="of:=[Mean.M44] + [ConfidenceDelta.N44]" office:value-type="float" office:value="7.45073732313904">
            <text:p>7,4507373231</text:p>
          </table:table-cell>
          <table:table-cell table:formula="of:=[Mean.N44] + [ConfidenceDelta.O44]" office:value-type="float" office:value="7.81999499686409">
            <text:p>7,8199949969</text:p>
          </table:table-cell>
          <table:table-cell table:formula="of:=[Mean.O44] + [ConfidenceDelta.P44]" office:value-type="float" office:value="8.18922458387019">
            <text:p>8,1892245839</text:p>
          </table:table-cell>
          <table:table-cell table:formula="of:=[Mean.P44] + [ConfidenceDelta.Q44]" office:value-type="float" office:value="8.55842554914549">
            <text:p>8,5584255491</text:p>
          </table:table-cell>
          <table:table-cell table:formula="of:=[Mean.Q44] + [ConfidenceDelta.R44]" office:value-type="float" office:value="8.92759734047399">
            <text:p>8,9275973405</text:p>
          </table:table-cell>
          <table:table-cell table:formula="of:=[Mean.R44] + [ConfidenceDelta.S44]" office:value-type="float" office:value="9.29673938765087">
            <text:p>9,2967393877</text:p>
          </table:table-cell>
          <table:table-cell table:formula="of:=[Mean.S44] + [ConfidenceDelta.T44]" office:value-type="float" office:value="9.66585110165127">
            <text:p>9,6658511017</text:p>
          </table:table-cell>
          <table:table-cell table:formula="of:=[Mean.T44] + [ConfidenceDelta.U44]" office:value-type="float" office:value="10.034931873749">
            <text:p>10,0349318737</text:p>
          </table:table-cell>
          <table:table-cell table:formula="of:=[Mean.U44] + [ConfidenceDelta.V44]" office:value-type="float" office:value="10.4039810745813">
            <text:p>10,4039810746</text:p>
          </table:table-cell>
          <table:table-cell table:formula="of:=[Mean.V44] + [ConfidenceDelta.W44]" office:value-type="float" office:value="10.7729980531564">
            <text:p>10,7729980532</text:p>
          </table:table-cell>
          <table:table-cell table:formula="of:=[Mean.W44] + [ConfidenceDelta.X44]" office:value-type="float" office:value="11.1419821357976">
            <text:p>11,1419821358</text:p>
          </table:table-cell>
          <table:table-cell table:formula="of:=[Mean.X44] + [ConfidenceDelta.Y44]" office:value-type="float" office:value="11.5109326250216">
            <text:p>11,510932625</text:p>
          </table:table-cell>
          <table:table-cell table:formula="of:=[Mean.Y44] + [ConfidenceDelta.Z44]" office:value-type="float" office:value="11.8798487983434">
            <text:p>11,8798487983</text:p>
          </table:table-cell>
          <table:table-cell table:formula="of:=[Mean.Z44] + [ConfidenceDelta.AA44]" office:value-type="float" office:value="12.2487299070034">
            <text:p>12,248729907</text:p>
          </table:table-cell>
          <table:table-cell table:formula="of:=99" office:value-type="float" office:value="99">
            <text:p>99</text:p>
          </table:table-cell>
          <table:table-cell table:formula="of:=[Mean.AB44] - [ConfidenceDelta.AC44]" office:value-type="float" office:value="-0.39359654291167">
            <text:p>-0,3935965429</text:p>
          </table:table-cell>
          <table:table-cell table:formula="of:=[Mean.AC44] - [ConfidenceDelta.AD44]" office:value-type="float" office:value="0.0129618137233384">
            <text:p>0,0129618137</text:p>
          </table:table-cell>
          <table:table-cell table:formula="of:=[Mean.AD44] - [ConfidenceDelta.AE44]" office:value-type="float" office:value="0.419544596794958">
            <text:p>0,4195445968</text:p>
          </table:table-cell>
          <table:table-cell table:formula="of:=[Mean.AE44] - [ConfidenceDelta.AF44]" office:value-type="float" office:value="0.826152219160615">
            <text:p>0,8261522192</text:p>
          </table:table-cell>
          <table:table-cell table:formula="of:=[Mean.AF44] - [ConfidenceDelta.AG44]" office:value-type="float" office:value="1.23278510544071">
            <text:p>1,2327851054</text:p>
          </table:table-cell>
          <table:table-cell table:formula="of:=[Mean.AG44] - [ConfidenceDelta.AH44]" office:value-type="float" office:value="1.63944369249326">
            <text:p>1,6394436925</text:p>
          </table:table-cell>
          <table:table-cell table:formula="of:=[Mean.AH44] - [ConfidenceDelta.AI44]" office:value-type="float" office:value="2.0461284299134">
            <text:p>2,0461284299</text:p>
          </table:table-cell>
          <table:table-cell table:formula="of:=[Mean.AI44] - [ConfidenceDelta.AJ44]" office:value-type="float" office:value="2.45283978055944">
            <text:p>2,4528397806</text:p>
          </table:table-cell>
          <table:table-cell table:formula="of:=[Mean.AJ44] - [ConfidenceDelta.AK44]" office:value-type="float" office:value="2.85957822110725">
            <text:p>2,8595782211</text:p>
          </table:table-cell>
          <table:table-cell table:formula="of:=[Mean.AK44] - [ConfidenceDelta.AL44]" office:value-type="float" office:value="3.26634424263464">
            <text:p>3,2663442426</text:p>
          </table:table-cell>
          <table:table-cell table:formula="of:=[Mean.AL44] - [ConfidenceDelta.AM44]" office:value-type="float" office:value="3.6731383512381">
            <text:p>3,6731383512</text:p>
          </table:table-cell>
          <table:table-cell table:formula="of:=[Mean.AM44] - [ConfidenceDelta.AN44]" office:value-type="float" office:value="4.07996106868375">
            <text:p>4,0799610687</text:p>
          </table:table-cell>
          <table:table-cell table:formula="of:=[Mean.AN44] - [ConfidenceDelta.AO44]" office:value-type="float" office:value="4.48681293309512">
            <text:p>4,4868129331</text:p>
          </table:table-cell>
          <table:table-cell table:formula="of:=[Mean.AO44] - [ConfidenceDelta.AP44]" office:value-type="float" office:value="4.89369449968025">
            <text:p>4,8936944997</text:p>
          </table:table-cell>
          <table:table-cell table:formula="of:=[Mean.AP44] - [ConfidenceDelta.AQ44]" office:value-type="float" office:value="5.30060634150076">
            <text:p>5,3006063415</text:p>
          </table:table-cell>
          <table:table-cell table:formula="of:=[Mean.AQ44] - [ConfidenceDelta.AR44]" office:value-type="float" office:value="5.70754905028616">
            <text:p>5,7075490503</text:p>
          </table:table-cell>
          <table:table-cell table:formula="of:=[Mean.AR44] - [ConfidenceDelta.AS44]" office:value-type="float" office:value="6.11452323729644">
            <text:p>6,1145232373</text:p>
          </table:table-cell>
          <table:table-cell table:formula="of:=[Mean.AS44] - [ConfidenceDelta.AT44]" office:value-type="float" office:value="6.52152953423664">
            <text:p>6,5215295342</text:p>
          </table:table-cell>
          <table:table-cell table:formula="of:=[Mean.AT44] - [ConfidenceDelta.AU44]" office:value-type="float" office:value="6.92856859422725">
            <text:p>6,9285685942</text:p>
          </table:table-cell>
          <table:table-cell table:formula="of:=[Mean.AU44] - [ConfidenceDelta.AV44]" office:value-type="float" office:value="7.33564109283455">
            <text:p>7,3356410928</text:p>
          </table:table-cell>
          <table:table-cell table:formula="of:=[Mean.AV44] - [ConfidenceDelta.AW44]" office:value-type="float" office:value="7.74274772916571">
            <text:p>7,7427477292</text:p>
          </table:table-cell>
          <table:table-cell table:formula="of:=[Mean.AW44] - [ConfidenceDelta.AX44]" office:value-type="float" office:value="8.14988922703345">
            <text:p>8,149889227</text:p>
          </table:table-cell>
          <table:table-cell table:formula="of:=[Mean.AX44] - [ConfidenceDelta.AY44]" office:value-type="float" office:value="8.55706633619588">
            <text:p>8,5570663362</text:p>
          </table:table-cell>
          <table:table-cell table:formula="of:=[Mean.AY44] - [ConfidenceDelta.AZ44]" office:value-type="float" office:value="8.96427983367753">
            <text:p>8,9642798337</text:p>
          </table:table-cell>
          <table:table-cell table:formula="of:=[Mean.AZ44] - [ConfidenceDelta.BA44]" office:value-type="float" office:value="9.3715305251781">
            <text:p>9,3715305252</text:p>
          </table:table-cell>
          <table:table-cell table:formula="of:=99" office:value-type="float" office:value="99">
            <text:p>99</text:p>
          </table:table-cell>
          <table:table-cell table:formula="of:=[Mean.AB44] + [ConfidenceDelta.AC44]" office:value-type="float" office:value="1.19794436899863">
            <text:p>1,197944369</text:p>
          </table:table-cell>
          <table:table-cell table:formula="of:=[Mean.AC44] + [ConfidenceDelta.AD44]" office:value-type="float" office:value="1.59573383845057">
            <text:p>1,5957338385</text:p>
          </table:table-cell>
          <table:table-cell table:formula="of:=[Mean.AD44] + [ConfidenceDelta.AE44]" office:value-type="float" office:value="1.99349888146591">
            <text:p>1,9934988815</text:p>
          </table:table-cell>
          <table:table-cell table:formula="of:=[Mean.AE44] + [ConfidenceDelta.AF44]" office:value-type="float" office:value="2.39123908518721">
            <text:p>2,3912390852</text:p>
          </table:table-cell>
          <table:table-cell table:formula="of:=[Mean.AF44] + [ConfidenceDelta.AG44]" office:value-type="float" office:value="2.78895402499407">
            <text:p>2,788954025</text:p>
          </table:table-cell>
          <table:table-cell table:formula="of:=[Mean.AG44] + [ConfidenceDelta.AH44]" office:value-type="float" office:value="3.18664326402848">
            <text:p>3,186643264</text:p>
          </table:table-cell>
          <table:table-cell table:formula="of:=[Mean.AH44] + [ConfidenceDelta.AI44]" office:value-type="float" office:value="3.5843063526953">
            <text:p>3,5843063527</text:p>
          </table:table-cell>
          <table:table-cell table:formula="of:=[Mean.AI44] + [ConfidenceDelta.AJ44]" office:value-type="float" office:value="3.98194282813621">
            <text:p>3,9819428281</text:p>
          </table:table-cell>
          <table:table-cell table:formula="of:=[Mean.AJ44] + [ConfidenceDelta.AK44]" office:value-type="float" office:value="4.37955221367536">
            <text:p>4,3795522137</text:p>
          </table:table-cell>
          <table:table-cell table:formula="of:=[Mean.AK44] + [ConfidenceDelta.AL44]" office:value-type="float" office:value="4.77713401823492">
            <text:p>4,7771340182</text:p>
          </table:table-cell>
          <table:table-cell table:formula="of:=[Mean.AL44] + [ConfidenceDelta.AM44]" office:value-type="float" office:value="5.17468773571842">
            <text:p>5,1746877357</text:p>
          </table:table-cell>
          <table:table-cell table:formula="of:=[Mean.AM44] + [ConfidenceDelta.AN44]" office:value-type="float" office:value="5.57221284435973">
            <text:p>5,5722128444</text:p>
          </table:table-cell>
          <table:table-cell table:formula="of:=[Mean.AN44] + [ConfidenceDelta.AO44]" office:value-type="float" office:value="5.96970880603531">
            <text:p>5,969708806</text:p>
          </table:table-cell>
          <table:table-cell table:formula="of:=[Mean.AO44] + [ConfidenceDelta.AP44]" office:value-type="float" office:value="6.36717506553714">
            <text:p>6,3671750655</text:p>
          </table:table-cell>
          <table:table-cell table:formula="of:=[Mean.AP44] + [ConfidenceDelta.AQ44]" office:value-type="float" office:value="6.76461104980359">
            <text:p>6,7646110498</text:p>
          </table:table-cell>
          <table:table-cell table:formula="of:=[Mean.AQ44] + [ConfidenceDelta.AR44]" office:value-type="float" office:value="7.16201616710515">
            <text:p>7,1620161671</text:p>
          </table:table-cell>
          <table:table-cell table:formula="of:=[Mean.AR44] + [ConfidenceDelta.AS44]" office:value-type="float" office:value="7.55938980618182">
            <text:p>7,5593898062</text:p>
          </table:table-cell>
          <table:table-cell table:formula="of:=[Mean.AS44] + [ConfidenceDelta.AT44]" office:value-type="float" office:value="7.95673133532858">
            <text:p>7,9567313353</text:p>
          </table:table-cell>
          <table:table-cell table:formula="of:=[Mean.AT44] + [ConfidenceDelta.AU44]" office:value-type="float" office:value="8.35404010142493">
            <text:p>8,3540401014</text:p>
          </table:table-cell>
          <table:table-cell table:formula="of:=[Mean.AU44] + [ConfidenceDelta.AV44]" office:value-type="float" office:value="8.75131542890458">
            <text:p>8,7513154289</text:p>
          </table:table-cell>
          <table:table-cell table:formula="of:=[Mean.AV44] + [ConfidenceDelta.AW44]" office:value-type="float" office:value="9.14855661866038">
            <text:p>9,1485566187</text:p>
          </table:table-cell>
          <table:table-cell table:formula="of:=[Mean.AW44] + [ConfidenceDelta.AX44]" office:value-type="float" office:value="9.5457629468796">
            <text:p>9,5457629469</text:p>
          </table:table-cell>
          <table:table-cell table:formula="of:=[Mean.AX44] + [ConfidenceDelta.AY44]" office:value-type="float" office:value="9.94293366380412">
            <text:p>9,9429336638</text:p>
          </table:table-cell>
          <table:table-cell table:formula="of:=[Mean.AY44] + [ConfidenceDelta.AZ44]" office:value-type="float" office:value="10.3400679924094">
            <text:p>10,3400679924</text:p>
          </table:table-cell>
          <table:table-cell table:formula="of:=[Mean.AZ44] + [ConfidenceDelta.BA44]" office:value-type="float" office:value="10.7371651269958">
            <text:p>10,73716512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5]+1" office:value-type="float" office:value="38">
            <text:p>38</text:p>
          </table:table-cell>
          <table:table-cell table:formula="of:=[Mean.B45] - [ConfidenceDelta.C45]" office:value-type="float" office:value="1.91182051502759">
            <text:p>1,911820515</text:p>
          </table:table-cell>
          <table:table-cell table:formula="of:=[Mean.C45] - [ConfidenceDelta.D45]" office:value-type="float" office:value="2.29988262607035">
            <text:p>2,2998826261</text:p>
          </table:table-cell>
          <table:table-cell table:formula="of:=[Mean.D45] - [ConfidenceDelta.E45]" office:value-type="float" office:value="2.68796800886577">
            <text:p>2,6879680089</text:p>
          </table:table-cell>
          <table:table-cell table:formula="of:=[Mean.E45] - [ConfidenceDelta.F45]" office:value-type="float" office:value="3.07607705237176">
            <text:p>3,0760770524</text:p>
          </table:table-cell>
          <table:table-cell table:formula="of:=[Mean.F45] - [ConfidenceDelta.G45]" office:value-type="float" office:value="3.46421015650338">
            <text:p>3,4642101565</text:p>
          </table:table-cell>
          <table:table-cell table:formula="of:=[Mean.G45] - [ConfidenceDelta.H45]" office:value-type="float" office:value="3.85236773256993">
            <text:p>3,8523677326</text:p>
          </table:table-cell>
          <table:table-cell table:formula="of:=[Mean.H45] - [ConfidenceDelta.I45]" office:value-type="float" office:value="4.24055020373469">
            <text:p>4,2405502037</text:p>
          </table:table-cell>
          <table:table-cell table:formula="of:=[Mean.I45] - [ConfidenceDelta.J45]" office:value-type="float" office:value="4.62875800549877">
            <text:p>4,6287580055</text:p>
          </table:table-cell>
          <table:table-cell table:formula="of:=[Mean.J45] - [ConfidenceDelta.K45]" office:value-type="float" office:value="5.0169915862107">
            <text:p>5,0169915862</text:p>
          </table:table-cell>
          <table:table-cell table:formula="of:=[Mean.K45] - [ConfidenceDelta.L45]" office:value-type="float" office:value="5.40525140760337">
            <text:p>5,4052514076</text:p>
          </table:table-cell>
          <table:table-cell table:formula="of:=[Mean.L45] - [ConfidenceDelta.M45]" office:value-type="float" office:value="5.79353794536018">
            <text:p>5,7935379454</text:p>
          </table:table-cell>
          <table:table-cell table:formula="of:=[Mean.M45] - [ConfidenceDelta.N45]" office:value-type="float" office:value="6.18185168971237">
            <text:p>6,1818516897</text:p>
          </table:table-cell>
          <table:table-cell table:formula="of:=[Mean.N45] - [ConfidenceDelta.O45]" office:value-type="float" office:value="6.5701931460696">
            <text:p>6,5701931461</text:p>
          </table:table-cell>
          <table:table-cell table:formula="of:=[Mean.O45] - [ConfidenceDelta.P45]" office:value-type="float" office:value="6.9585628356862">
            <text:p>6,9585628357</text:p>
          </table:table-cell>
          <table:table-cell table:formula="of:=[Mean.P45] - [ConfidenceDelta.Q45]" office:value-type="float" office:value="7.34696129636537">
            <text:p>7,3469612964</text:p>
          </table:table-cell>
          <table:table-cell table:formula="of:=[Mean.Q45] - [ConfidenceDelta.R45]" office:value-type="float" office:value="7.73538908320427">
            <text:p>7,7353890832</text:p>
          </table:table-cell>
          <table:table-cell table:formula="of:=[Mean.R45] - [ConfidenceDelta.S45]" office:value-type="float" office:value="8.12384676938273">
            <text:p>8,1238467694</text:p>
          </table:table-cell>
          <table:table-cell table:formula="of:=[Mean.S45] - [ConfidenceDelta.T45]" office:value-type="float" office:value="8.51233494699879">
            <text:p>8,512334947</text:p>
          </table:table-cell>
          <table:table-cell table:formula="of:=[Mean.T45] - [ConfidenceDelta.U45]" office:value-type="float" office:value="8.90085422795466">
            <text:p>8,900854228</text:p>
          </table:table-cell>
          <table:table-cell table:formula="of:=[Mean.U45] - [ConfidenceDelta.V45]" office:value-type="float" office:value="9.28940524489664">
            <text:p>9,2894052449</text:p>
          </table:table-cell>
          <table:table-cell table:formula="of:=[Mean.V45] - [ConfidenceDelta.W45]" office:value-type="float" office:value="9.67798865221319">
            <text:p>9,6779886522</text:p>
          </table:table-cell>
          <table:table-cell table:formula="of:=[Mean.W45] - [ConfidenceDelta.X45]" office:value-type="float" office:value="10.0666051270957">
            <text:p>10,0666051271</text:p>
          </table:table-cell>
          <table:table-cell table:formula="of:=[Mean.X45] - [ConfidenceDelta.Y45]" office:value-type="float" office:value="10.4552553706666">
            <text:p>10,4552553707</text:p>
          </table:table-cell>
          <table:table-cell table:formula="of:=[Mean.Y45] - [ConfidenceDelta.Z45]" office:value-type="float" office:value="10.8439401091804">
            <text:p>10,8439401092</text:p>
          </table:table-cell>
          <table:table-cell table:formula="of:=[Mean.Z45] - [ConfidenceDelta.AA45]" office:value-type="float" office:value="11.2326600953034">
            <text:p>11,2326600953</text:p>
          </table:table-cell>
          <table:table-cell table:formula="of:=99" office:value-type="float" office:value="99">
            <text:p>99</text:p>
          </table:table-cell>
          <table:table-cell table:formula="of:=[Mean.B45] + [ConfidenceDelta.C45]" office:value-type="float" office:value="3.46191685870979">
            <text:p>3,4619168587</text:p>
          </table:table-cell>
          <table:table-cell table:formula="of:=[Mean.C45] + [ConfidenceDelta.D45]" office:value-type="float" office:value="3.84153151534379">
            <text:p>3,8415315153</text:p>
          </table:table-cell>
          <table:table-cell table:formula="of:=[Mean.D45] + [ConfidenceDelta.E45]" office:value-type="float" office:value="4.22112290022514">
            <text:p>4,2211229002</text:p>
          </table:table-cell>
          <table:table-cell table:formula="of:=[Mean.E45] + [ConfidenceDelta.F45]" office:value-type="float" office:value="4.60069062439592">
            <text:p>4,6006906244</text:p>
          </table:table-cell>
          <table:table-cell table:formula="of:=[Mean.F45] + [ConfidenceDelta.G45]" office:value-type="float" office:value="4.98023428794107">
            <text:p>4,9802342879</text:p>
          </table:table-cell>
          <table:table-cell table:formula="of:=[Mean.G45] + [ConfidenceDelta.H45]" office:value-type="float" office:value="5.35975347955128">
            <text:p>5,3597534796</text:p>
          </table:table-cell>
          <table:table-cell table:formula="of:=[Mean.H45] + [ConfidenceDelta.I45]" office:value-type="float" office:value="5.73924777606329">
            <text:p>5,7392477761</text:p>
          </table:table-cell>
          <table:table-cell table:formula="of:=[Mean.I45] + [ConfidenceDelta.J45]" office:value-type="float" office:value="6.11871674197598">
            <text:p>6,118716742</text:p>
          </table:table-cell>
          <table:table-cell table:formula="of:=[Mean.J45] + [ConfidenceDelta.K45]" office:value-type="float" office:value="6.49815992894082">
            <text:p>6,4981599289</text:p>
          </table:table-cell>
          <table:table-cell table:formula="of:=[Mean.K45] + [ConfidenceDelta.L45]" office:value-type="float" office:value="6.87757687522491">
            <text:p>6,8775768752</text:p>
          </table:table-cell>
          <table:table-cell table:formula="of:=[Mean.L45] + [ConfidenceDelta.M45]" office:value-type="float" office:value="7.25696710514487">
            <text:p>7,2569671051</text:p>
          </table:table-cell>
          <table:table-cell table:formula="of:=[Mean.M45] + [ConfidenceDelta.N45]" office:value-type="float" office:value="7.63633012846945">
            <text:p>7,6363301285</text:p>
          </table:table-cell>
          <table:table-cell table:formula="of:=[Mean.N45] + [ConfidenceDelta.O45]" office:value-type="float" office:value="8.01566543978898">
            <text:p>8,0156654398</text:p>
          </table:table-cell>
          <table:table-cell table:formula="of:=[Mean.O45] + [ConfidenceDelta.P45]" office:value-type="float" office:value="8.39497251784916">
            <text:p>8,3949725178</text:p>
          </table:table-cell>
          <table:table-cell table:formula="of:=[Mean.P45] + [ConfidenceDelta.Q45]" office:value-type="float" office:value="8.77425082484675">
            <text:p>8,7742508248</text:p>
          </table:table-cell>
          <table:table-cell table:formula="of:=[Mean.Q45] + [ConfidenceDelta.R45]" office:value-type="float" office:value="9.15349980568462">
            <text:p>9,1534998057</text:p>
          </table:table-cell>
          <table:table-cell table:formula="of:=[Mean.R45] + [ConfidenceDelta.S45]" office:value-type="float" office:value="9.53271888718293">
            <text:p>9,5327188872</text:p>
          </table:table-cell>
          <table:table-cell table:formula="of:=[Mean.S45] + [ConfidenceDelta.T45]" office:value-type="float" office:value="9.91190747724364">
            <text:p>9,9119074772</text:p>
          </table:table-cell>
          <table:table-cell table:formula="of:=[Mean.T45] + [ConfidenceDelta.U45]" office:value-type="float" office:value="10.2910649639645">
            <text:p>10,291064964</text:p>
          </table:table-cell>
          <table:table-cell table:formula="of:=[Mean.U45] + [ConfidenceDelta.V45]" office:value-type="float" office:value="10.6701907146993">
            <text:p>10,6701907147</text:p>
          </table:table-cell>
          <table:table-cell table:formula="of:=[Mean.V45] + [ConfidenceDelta.W45]" office:value-type="float" office:value="11.0492840750595">
            <text:p>11,0492840751</text:p>
          </table:table-cell>
          <table:table-cell table:formula="of:=[Mean.W45] + [ConfidenceDelta.X45]" office:value-type="float" office:value="11.4283443678538">
            <text:p>11,4283443679</text:p>
          </table:table-cell>
          <table:table-cell table:formula="of:=[Mean.X45] + [ConfidenceDelta.Y45]" office:value-type="float" office:value="11.8073708919597">
            <text:p>11,807370892</text:p>
          </table:table-cell>
          <table:table-cell table:formula="of:=[Mean.Y45] + [ConfidenceDelta.Z45]" office:value-type="float" office:value="12.1863629211226">
            <text:p>12,1863629211</text:p>
          </table:table-cell>
          <table:table-cell table:formula="of:=[Mean.Z45] + [ConfidenceDelta.AA45]" office:value-type="float" office:value="12.5653197026764">
            <text:p>12,5653197027</text:p>
          </table:table-cell>
          <table:table-cell table:formula="of:=99" office:value-type="float" office:value="99">
            <text:p>99</text:p>
          </table:table-cell>
          <table:table-cell table:formula="of:=[Mean.AB45] - [ConfidenceDelta.AC45]" office:value-type="float" office:value="-0.38687885173283">
            <text:p>-0,3868788517</text:p>
          </table:table-cell>
          <table:table-cell table:formula="of:=[Mean.AC45] - [ConfidenceDelta.AD45]" office:value-type="float" office:value="0.0305719456327095">
            <text:p>0,0305719456</text:p>
          </table:table-cell>
          <table:table-cell table:formula="of:=[Mean.AD45] - [ConfidenceDelta.AE45]" office:value-type="float" office:value="0.448047296878003">
            <text:p>0,4480472969</text:p>
          </table:table-cell>
          <table:table-cell table:formula="of:=[Mean.AE45] - [ConfidenceDelta.AF45]" office:value-type="float" office:value="0.86554761701453">
            <text:p>0,865547617</text:p>
          </table:table-cell>
          <table:table-cell table:formula="of:=[Mean.AF45] - [ConfidenceDelta.AG45]" office:value-type="float" office:value="1.28307333287812">
            <text:p>1,2830733329</text:p>
          </table:table-cell>
          <table:table-cell table:formula="of:=[Mean.AG45] - [ConfidenceDelta.AH45]" office:value-type="float" office:value="1.70062488360606">
            <text:p>1,7006248836</text:p>
          </table:table-cell>
          <table:table-cell table:formula="of:=[Mean.AH45] - [ConfidenceDelta.AI45]" office:value-type="float" office:value="2.11820272113921">
            <text:p>2,1182027211</text:p>
          </table:table-cell>
          <table:table-cell table:formula="of:=[Mean.AI45] - [ConfidenceDelta.AJ45]" office:value-type="float" office:value="2.53580731075083">
            <text:p>2,5358073108</text:p>
          </table:table-cell>
          <table:table-cell table:formula="of:=[Mean.AJ45] - [ConfidenceDelta.AK45]" office:value-type="float" office:value="2.95343913160378">
            <text:p>2,9534391316</text:p>
          </table:table-cell>
          <table:table-cell table:formula="of:=[Mean.AK45] - [ConfidenceDelta.AL45]" office:value-type="float" office:value="3.37109867733806">
            <text:p>3,3710986773</text:p>
          </table:table-cell>
          <table:table-cell table:formula="of:=[Mean.AL45] - [ConfidenceDelta.AM45]" office:value-type="float" office:value="3.78878645669067">
            <text:p>3,7887864567</text:p>
          </table:table-cell>
          <table:table-cell table:formula="of:=[Mean.AM45] - [ConfidenceDelta.AN45]" office:value-type="float" office:value="4.20650299415">
            <text:p>4,2065029942</text:p>
          </table:table-cell>
          <table:table-cell table:formula="of:=[Mean.AN45] - [ConfidenceDelta.AO45]" office:value-type="float" office:value="4.62424883064723">
            <text:p>4,6242488306</text:p>
          </table:table-cell>
          <table:table-cell table:formula="of:=[Mean.AO45] - [ConfidenceDelta.AP45]" office:value-type="float" office:value="5.04202452428712">
            <text:p>5,0420245243</text:p>
          </table:table-cell>
          <table:table-cell table:formula="of:=[Mean.AP45] - [ConfidenceDelta.AQ45]" office:value-type="float" office:value="5.45983065112121">
            <text:p>5,4598306511</text:p>
          </table:table-cell>
          <table:table-cell table:formula="of:=[Mean.AQ45] - [ConfidenceDelta.AR45]" office:value-type="float" office:value="5.87766780596632">
            <text:p>5,877667806</text:p>
          </table:table-cell>
          <table:table-cell table:formula="of:=[Mean.AR45] - [ConfidenceDelta.AS45]" office:value-type="float" office:value="6.29553660327163">
            <text:p>6,2955366033</text:p>
          </table:table-cell>
          <table:table-cell table:formula="of:=[Mean.AS45] - [ConfidenceDelta.AT45]" office:value-type="float" office:value="6.71343767803809">
            <text:p>6,713437678</text:p>
          </table:table-cell>
          <table:table-cell table:formula="of:=[Mean.AT45] - [ConfidenceDelta.AU45]" office:value-type="float" office:value="7.13137168679375">
            <text:p>7,1313716868</text:p>
          </table:table-cell>
          <table:table-cell table:formula="of:=[Mean.AU45] - [ConfidenceDelta.AV45]" office:value-type="float" office:value="7.54933930862965">
            <text:p>7,5493393086</text:p>
          </table:table-cell>
          <table:table-cell table:formula="of:=[Mean.AV45] - [ConfidenceDelta.AW45]" office:value-type="float" office:value="7.96734124630048">
            <text:p>7,9673412463</text:p>
          </table:table-cell>
          <table:table-cell table:formula="of:=[Mean.AW45] - [ConfidenceDelta.AX45]" office:value-type="float" office:value="8.38537822739539">
            <text:p>8,3853782274</text:p>
          </table:table-cell>
          <table:table-cell table:formula="of:=[Mean.AX45] - [ConfidenceDelta.AY45]" office:value-type="float" office:value="8.80345100558432">
            <text:p>8,8034510056</text:p>
          </table:table-cell>
          <table:table-cell table:formula="of:=[Mean.AY45] - [ConfidenceDelta.AZ45]" office:value-type="float" office:value="9.22156036194586">
            <text:p>9,2215603619</text:p>
          </table:table-cell>
          <table:table-cell table:formula="of:=[Mean.AZ45] - [ConfidenceDelta.BA45]" office:value-type="float" office:value="9.63970710638339">
            <text:p>9,6397071064</text:p>
          </table:table-cell>
          <table:table-cell table:formula="of:=99" office:value-type="float" office:value="99">
            <text:p>99</text:p>
          </table:table-cell>
          <table:table-cell table:formula="of:=[Mean.AB45] + [ConfidenceDelta.AC45]" office:value-type="float" office:value="1.21296580825457">
            <text:p>1,2129658083</text:p>
          </table:table-cell>
          <table:table-cell table:formula="of:=[Mean.AC45] + [ConfidenceDelta.AD45]" office:value-type="float" office:value="1.62160196741077">
            <text:p>1,6216019674</text:p>
          </table:table-cell>
          <table:table-cell table:formula="of:=[Mean.AD45] + [ConfidenceDelta.AE45]" office:value-type="float" office:value="2.03021357268721">
            <text:p>2,0302135727</text:p>
          </table:table-cell>
          <table:table-cell table:formula="of:=[Mean.AE45] + [ConfidenceDelta.AF45]" office:value-type="float" office:value="2.43880020907243">
            <text:p>2,4388002091</text:p>
          </table:table-cell>
          <table:table-cell table:formula="of:=[Mean.AF45] + [ConfidenceDelta.AG45]" office:value-type="float" office:value="2.84736144973057">
            <text:p>2,8473614497</text:p>
          </table:table-cell>
          <table:table-cell table:formula="of:=[Mean.AG45] + [ConfidenceDelta.AH45]" office:value-type="float" office:value="3.25589685552438">
            <text:p>3,2558968555</text:p>
          </table:table-cell>
          <table:table-cell table:formula="of:=[Mean.AH45] + [ConfidenceDelta.AI45]" office:value-type="float" office:value="3.66440597451296">
            <text:p>3,6644059745</text:p>
          </table:table-cell>
          <table:table-cell table:formula="of:=[Mean.AI45] + [ConfidenceDelta.AJ45]" office:value-type="float" office:value="4.07288834142308">
            <text:p>4,0728883414</text:p>
          </table:table-cell>
          <table:table-cell table:formula="of:=[Mean.AJ45] + [ConfidenceDelta.AK45]" office:value-type="float" office:value="4.48134347709187">
            <text:p>4,4813434771</text:p>
          </table:table-cell>
          <table:table-cell table:formula="of:=[Mean.AK45] + [ConfidenceDelta.AL45]" office:value-type="float" office:value="4.88977088787933">
            <text:p>4,8897708879</text:p>
          </table:table-cell>
          <table:table-cell table:formula="of:=[Mean.AL45] + [ConfidenceDelta.AM45]" office:value-type="float" office:value="5.29817006504846">
            <text:p>5,298170065</text:p>
          </table:table-cell>
          <table:table-cell table:formula="of:=[Mean.AM45] + [ConfidenceDelta.AN45]" office:value-type="float" office:value="5.70654048411087">
            <text:p>5,7065404841</text:p>
          </table:table-cell>
          <table:table-cell table:formula="of:=[Mean.AN45] + [ConfidenceDelta.AO45]" office:value-type="float" office:value="6.11488160413538">
            <text:p>6,1148816041</text:p>
          </table:table-cell>
          <table:table-cell table:formula="of:=[Mean.AO45] + [ConfidenceDelta.AP45]" office:value-type="float" office:value="6.52319286701723">
            <text:p>6,523192867</text:p>
          </table:table-cell>
          <table:table-cell table:formula="of:=[Mean.AP45] + [ConfidenceDelta.AQ45]" office:value-type="float" office:value="6.93147369670488">
            <text:p>6,9314736967</text:p>
          </table:table-cell>
          <table:table-cell table:formula="of:=[Mean.AQ45] + [ConfidenceDelta.AR45]" office:value-type="float" office:value="7.33972349838151">
            <text:p>7,3397234984</text:p>
          </table:table-cell>
          <table:table-cell table:formula="of:=[Mean.AR45] + [ConfidenceDelta.AS45]" office:value-type="float" office:value="7.74794165759793">
            <text:p>7,7479416576</text:p>
          </table:table-cell>
          <table:table-cell table:formula="of:=[Mean.AS45] + [ConfidenceDelta.AT45]" office:value-type="float" office:value="8.15612753935322">
            <text:p>8,1561275394</text:p>
          </table:table-cell>
          <table:table-cell table:formula="of:=[Mean.AT45] + [ConfidenceDelta.AU45]" office:value-type="float" office:value="8.56428048711929">
            <text:p>8,5642804871</text:p>
          </table:table-cell>
          <table:table-cell table:formula="of:=[Mean.AU45] + [ConfidenceDelta.AV45]" office:value-type="float" office:value="8.97239982180513">
            <text:p>8,9723998218</text:p>
          </table:table-cell>
          <table:table-cell table:formula="of:=[Mean.AV45] + [ConfidenceDelta.AW45]" office:value-type="float" office:value="9.38048484065605">
            <text:p>9,3804848407</text:p>
          </table:table-cell>
          <table:table-cell table:formula="of:=[Mean.AW45] + [ConfidenceDelta.AX45]" office:value-type="float" office:value="9.78853481608287">
            <text:p>9,7885348161</text:p>
          </table:table-cell>
          <table:table-cell table:formula="of:=[Mean.AX45] + [ConfidenceDelta.AY45]" office:value-type="float" office:value="10.1965489944157">
            <text:p>10,1965489944</text:p>
          </table:table-cell>
          <table:table-cell table:formula="of:=[Mean.AY45] + [ConfidenceDelta.AZ45]" office:value-type="float" office:value="10.6045265945759">
            <text:p>10,6045265946</text:p>
          </table:table-cell>
          <table:table-cell table:formula="of:=[Mean.AZ45] + [ConfidenceDelta.BA45]" office:value-type="float" office:value="11.0124668066601">
            <text:p>11,0124668067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6]+1" office:value-type="float" office:value="39">
            <text:p>39</text:p>
          </table:table-cell>
          <table:table-cell table:formula="of:=[Mean.B46] - [ConfidenceDelta.C46]" office:value-type="float" office:value="1.97885830338103">
            <text:p>1,9788583034</text:p>
          </table:table-cell>
          <table:table-cell table:formula="of:=[Mean.C46] - [ConfidenceDelta.D46]" office:value-type="float" office:value="2.37704142076279">
            <text:p>2,3770414208</text:p>
          </table:table-cell>
          <table:table-cell table:formula="of:=[Mean.D46] - [ConfidenceDelta.E46]" office:value-type="float" office:value="2.77524792007183">
            <text:p>2,7752479201</text:p>
          </table:table-cell>
          <table:table-cell table:formula="of:=[Mean.E46] - [ConfidenceDelta.F46]" office:value-type="float" office:value="3.17347819210746">
            <text:p>3,1734781921</text:p>
          </table:table-cell>
          <table:table-cell table:formula="of:=[Mean.F46] - [ConfidenceDelta.G46]" office:value-type="float" office:value="3.57173263867808">
            <text:p>3,5717326387</text:p>
          </table:table-cell>
          <table:table-cell table:formula="of:=[Mean.G46] - [ConfidenceDelta.H46]" office:value-type="float" office:value="3.97001167304022">
            <text:p>3,970011673</text:p>
          </table:table-cell>
          <table:table-cell table:formula="of:=[Mean.H46] - [ConfidenceDelta.I46]" office:value-type="float" office:value="4.36831572036053">
            <text:p>4,3683157204</text:p>
          </table:table-cell>
          <table:table-cell table:formula="of:=[Mean.I46] - [ConfidenceDelta.J46]" office:value-type="float" office:value="4.76664521820189">
            <text:p>4,7666452182</text:p>
          </table:table-cell>
          <table:table-cell table:formula="of:=[Mean.J46] - [ConfidenceDelta.K46]" office:value-type="float" office:value="5.16500061703543">
            <text:p>5,165000617</text:p>
          </table:table-cell>
          <table:table-cell table:formula="of:=[Mean.K46] - [ConfidenceDelta.L46]" office:value-type="float" office:value="5.56338238078001">
            <text:p>5,5633823808</text:p>
          </table:table-cell>
          <table:table-cell table:formula="of:=[Mean.L46] - [ConfidenceDelta.M46]" office:value-type="float" office:value="5.96179098737105">
            <text:p>5,9617909874</text:p>
          </table:table-cell>
          <table:table-cell table:formula="of:=[Mean.M46] - [ConfidenceDelta.N46]" office:value-type="float" office:value="6.36022692936066">
            <text:p>6,3602269294</text:p>
          </table:table-cell>
          <table:table-cell table:formula="of:=[Mean.N46] - [ConfidenceDelta.O46]" office:value-type="float" office:value="6.75869071455125">
            <text:p>6,7586907146</text:p>
          </table:table-cell>
          <table:table-cell table:formula="of:=[Mean.O46] - [ConfidenceDelta.P46]" office:value-type="float" office:value="7.15718286666489">
            <text:p>7,1571828667</text:p>
          </table:table-cell>
          <table:table-cell table:formula="of:=[Mean.P46] - [ConfidenceDelta.Q46]" office:value-type="float" office:value="7.55570392605091">
            <text:p>7,5557039261</text:p>
          </table:table-cell>
          <table:table-cell table:formula="of:=[Mean.Q46] - [ConfidenceDelta.R46]" office:value-type="float" office:value="7.95425445043442">
            <text:p>7,9542544504</text:p>
          </table:table-cell>
          <table:table-cell table:formula="of:=[Mean.R46] - [ConfidenceDelta.S46]" office:value-type="float" office:value="8.35283501570884">
            <text:p>8,3528350157</text:p>
          </table:table-cell>
          <table:table-cell table:formula="of:=[Mean.S46] - [ConfidenceDelta.T46]" office:value-type="float" office:value="8.75144621677538">
            <text:p>8,7514462168</text:p>
          </table:table-cell>
          <table:table-cell table:formula="of:=[Mean.T46] - [ConfidenceDelta.U46]" office:value-type="float" office:value="9.15008866843313">
            <text:p>9,1500886684</text:p>
          </table:table-cell>
          <table:table-cell table:formula="of:=[Mean.U46] - [ConfidenceDelta.V46]" office:value-type="float" office:value="9.54876300632352">
            <text:p>9,5487630063</text:p>
          </table:table-cell>
          <table:table-cell table:formula="of:=[Mean.V46] - [ConfidenceDelta.W46]" office:value-type="float" office:value="9.94746988793305">
            <text:p>9,9474698879</text:p>
          </table:table-cell>
          <table:table-cell table:formula="of:=[Mean.W46] - [ConfidenceDelta.X46]" office:value-type="float" office:value="10.3462099936591">
            <text:p>10,3462099937</text:p>
          </table:table-cell>
          <table:table-cell table:formula="of:=[Mean.X46] - [ConfidenceDelta.Y46]" office:value-type="float" office:value="10.7449840279434">
            <text:p>10,7449840279</text:p>
          </table:table-cell>
          <table:table-cell table:formula="of:=[Mean.Y46] - [ConfidenceDelta.Z46]" office:value-type="float" office:value="11.1437927204788">
            <text:p>11,1437927205</text:p>
          </table:table-cell>
          <table:table-cell table:formula="of:=[Mean.Z46] - [ConfidenceDelta.AA46]" office:value-type="float" office:value="11.5426368274948">
            <text:p>11,5426368275</text:p>
          </table:table-cell>
          <table:table-cell table:formula="of:=99" office:value-type="float" office:value="99">
            <text:p>99</text:p>
          </table:table-cell>
          <table:table-cell table:formula="of:=[Mean.B46] + [ConfidenceDelta.C46]" office:value-type="float" office:value="3.53629321177048">
            <text:p>3,5362932118</text:p>
          </table:table-cell>
          <table:table-cell table:formula="of:=[Mean.C46] + [ConfidenceDelta.D46]" office:value-type="float" office:value="3.92598888226751">
            <text:p>3,9259888823</text:p>
          </table:table-cell>
          <table:table-cell table:formula="of:=[Mean.D46] + [ConfidenceDelta.E46]" office:value-type="float" office:value="4.31566117083727">
            <text:p>4,3156611708</text:p>
          </table:table-cell>
          <table:table-cell table:formula="of:=[Mean.E46] + [ConfidenceDelta.F46]" office:value-type="float" office:value="4.70530968668041">
            <text:p>4,7053096867</text:p>
          </table:table-cell>
          <table:table-cell table:formula="of:=[Mean.F46] + [ConfidenceDelta.G46]" office:value-type="float" office:value="5.09493402798858">
            <text:p>5,094934028</text:p>
          </table:table-cell>
          <table:table-cell table:formula="of:=[Mean.G46] + [ConfidenceDelta.H46]" office:value-type="float" office:value="5.48453378150523">
            <text:p>5,4845337815</text:p>
          </table:table-cell>
          <table:table-cell table:formula="of:=[Mean.H46] + [ConfidenceDelta.I46]" office:value-type="float" office:value="5.87410852206372">
            <text:p>5,8741085221</text:p>
          </table:table-cell>
          <table:table-cell table:formula="of:=[Mean.I46] + [ConfidenceDelta.J46]" office:value-type="float" office:value="6.26365781210115">
            <text:p>6,2636578121</text:p>
          </table:table-cell>
          <table:table-cell table:formula="of:=[Mean.J46] + [ConfidenceDelta.K46]" office:value-type="float" office:value="6.65318120114639">
            <text:p>6,6531812011</text:p>
          </table:table-cell>
          <table:table-cell table:formula="of:=[Mean.K46] + [ConfidenceDelta.L46]" office:value-type="float" office:value="7.04267822528059">
            <text:p>7,0426782253</text:p>
          </table:table-cell>
          <table:table-cell table:formula="of:=[Mean.L46] + [ConfidenceDelta.M46]" office:value-type="float" office:value="7.43214840656834">
            <text:p>7,4321484066</text:p>
          </table:table-cell>
          <table:table-cell table:formula="of:=[Mean.M46] + [ConfidenceDelta.N46]" office:value-type="float" office:value="7.82159125245753">
            <text:p>7,8215912525</text:p>
          </table:table-cell>
          <table:table-cell table:formula="of:=[Mean.N46] + [ConfidenceDelta.O46]" office:value-type="float" office:value="8.21100625514572">
            <text:p>8,2110062551</text:p>
          </table:table-cell>
          <table:table-cell table:formula="of:=[Mean.O46] + [ConfidenceDelta.P46]" office:value-type="float" office:value="8.60039289091087">
            <text:p>8,6003928909</text:p>
          </table:table-cell>
          <table:table-cell table:formula="of:=[Mean.P46] + [ConfidenceDelta.Q46]" office:value-type="float" office:value="8.98975061940364">
            <text:p>8,9897506194</text:p>
          </table:table-cell>
          <table:table-cell table:formula="of:=[Mean.Q46] + [ConfidenceDelta.R46]" office:value-type="float" office:value="9.37907888289891">
            <text:p>9,3790788829</text:p>
          </table:table-cell>
          <table:table-cell table:formula="of:=[Mean.R46] + [ConfidenceDelta.S46]" office:value-type="float" office:value="9.76837710550328">
            <text:p>9,7683771055</text:p>
          </table:table-cell>
          <table:table-cell table:formula="of:=[Mean.S46] + [ConfidenceDelta.T46]" office:value-type="float" office:value="10.1576446923155">
            <text:p>10,1576446923</text:p>
          </table:table-cell>
          <table:table-cell table:formula="of:=[Mean.T46] + [ConfidenceDelta.U46]" office:value-type="float" office:value="10.5468810285366">
            <text:p>10,5468810285</text:p>
          </table:table-cell>
          <table:table-cell table:formula="of:=[Mean.U46] + [ConfidenceDelta.V46]" office:value-type="float" office:value="10.936085478525">
            <text:p>10,9360854785</text:p>
          </table:table-cell>
          <table:table-cell table:formula="of:=[Mean.V46] + [ConfidenceDelta.W46]" office:value-type="float" office:value="11.3252573847942">
            <text:p>11,3252573848</text:p>
          </table:table-cell>
          <table:table-cell table:formula="of:=[Mean.W46] + [ConfidenceDelta.X46]" office:value-type="float" office:value="11.714396066947">
            <text:p>11,7143960669</text:p>
          </table:table-cell>
          <table:table-cell table:formula="of:=[Mean.X46] + [ConfidenceDelta.Y46]" office:value-type="float" office:value="12.1035008205414">
            <text:p>12,1035008205</text:p>
          </table:table-cell>
          <table:table-cell table:formula="of:=[Mean.Y46] + [ConfidenceDelta.Z46]" office:value-type="float" office:value="12.4925709158848">
            <text:p>12,4925709159</text:p>
          </table:table-cell>
          <table:table-cell table:formula="of:=[Mean.Z46] + [ConfidenceDelta.AA46]" office:value-type="float" office:value="12.8816055967476">
            <text:p>12,8816055967</text:p>
          </table:table-cell>
          <table:table-cell table:formula="of:=99" office:value-type="float" office:value="99">
            <text:p>99</text:p>
          </table:table-cell>
          <table:table-cell table:formula="of:=[Mean.AB46] - [ConfidenceDelta.AC46]" office:value-type="float" office:value="-0.379796329690761">
            <text:p>-0,3797963297</text:p>
          </table:table-cell>
          <table:table-cell table:formula="of:=[Mean.AC46] - [ConfidenceDelta.AD46]" office:value-type="float" office:value="0.0485448983026105">
            <text:p>0,0485448983</text:p>
          </table:table-cell>
          <table:table-cell table:formula="of:=[Mean.AD46] - [ConfidenceDelta.AE46]" office:value-type="float" office:value="0.476910796420276">
            <text:p>0,4769107964</text:p>
          </table:table-cell>
          <table:table-cell table:formula="of:=[Mean.AE46] - [ConfidenceDelta.AF46]" office:value-type="float" office:value="0.905301781638489">
            <text:p>0,9053017816</text:p>
          </table:table-cell>
          <table:table-cell table:formula="of:=[Mean.AF46] - [ConfidenceDelta.AG46]" office:value-type="float" office:value="1.33371828281383">
            <text:p>1,3337182828</text:p>
          </table:table-cell>
          <table:table-cell table:formula="of:=[Mean.AG46] - [ConfidenceDelta.AH46]" office:value-type="float" office:value="1.76216074116258">
            <text:p>1,7621607412</text:p>
          </table:table-cell>
          <table:table-cell table:formula="of:=[Mean.AH46] - [ConfidenceDelta.AI46]" office:value-type="float" office:value="2.1906296107652">
            <text:p>2,1906296108</text:p>
          </table:table-cell>
          <table:table-cell table:formula="of:=[Mean.AI46] - [ConfidenceDelta.AJ46]" office:value-type="float" office:value="2.61912535909769">
            <text:p>2,6191253591</text:p>
          </table:table-cell>
          <table:table-cell table:formula="of:=[Mean.AJ46] - [ConfidenceDelta.AK46]" office:value-type="float" office:value="3.04764846759139">
            <text:p>3,0476484676</text:p>
          </table:table-cell>
          <table:table-cell table:formula="of:=[Mean.AK46] - [ConfidenceDelta.AL46]" office:value-type="float" office:value="3.47619943222331">
            <text:p>3,4761994322</text:p>
          </table:table-cell>
          <table:table-cell table:formula="of:=[Mean.AL46] - [ConfidenceDelta.AM46]" office:value-type="float" office:value="3.90477876413894">
            <text:p>3,9047787641</text:p>
          </table:table-cell>
          <table:table-cell table:formula="of:=[Mean.AM46] - [ConfidenceDelta.AN46]" office:value-type="float" office:value="4.33338699030976">
            <text:p>4,3333869903</text:p>
          </table:table-cell>
          <table:table-cell table:formula="of:=[Mean.AN46] - [ConfidenceDelta.AO46]" office:value-type="float" office:value="4.76202465422785">
            <text:p>4,7620246542</text:p>
          </table:table-cell>
          <table:table-cell table:formula="of:=[Mean.AO46] - [ConfidenceDelta.AP46]" office:value-type="float" office:value="5.19069231664017">
            <text:p>5,1906923166</text:p>
          </table:table-cell>
          <table:table-cell table:formula="of:=[Mean.AP46] - [ConfidenceDelta.AQ46]" office:value-type="float" office:value="5.61939055632547">
            <text:p>5,6193905563</text:p>
          </table:table-cell>
          <table:table-cell table:formula="of:=[Mean.AQ46] - [ConfidenceDelta.AR46]" office:value-type="float" office:value="6.04811997091657">
            <text:p>6,0481199709</text:p>
          </table:table-cell>
          <table:table-cell table:formula="of:=[Mean.AR46] - [ConfidenceDelta.AS46]" office:value-type="float" office:value="6.47688117777162">
            <text:p>6,4768811778</text:p>
          </table:table-cell>
          <table:table-cell table:formula="of:=[Mean.AS46] - [ConfidenceDelta.AT46]" office:value-type="float" office:value="6.90567481489782">
            <text:p>6,9056748149</text:p>
          </table:table-cell>
          <table:table-cell table:formula="of:=[Mean.AT46] - [ConfidenceDelta.AU46]" office:value-type="float" office:value="7.33450154193142">
            <text:p>7,3345015419</text:p>
          </table:table-cell>
          <table:table-cell table:formula="of:=[Mean.AU46] - [ConfidenceDelta.AV46]" office:value-type="float" office:value="7.76336204117843">
            <text:p>7,7633620412</text:p>
          </table:table-cell>
          <table:table-cell table:formula="of:=[Mean.AV46] - [ConfidenceDelta.AW46]" office:value-type="float" office:value="8.19225701872058">
            <text:p>8,1922570187</text:p>
          </table:table-cell>
          <table:table-cell table:formula="of:=[Mean.AW46] - [ConfidenceDelta.AX46]" office:value-type="float" office:value="8.62118720559162">
            <text:p>8,6211872056</text:p>
          </table:table-cell>
          <table:table-cell table:formula="of:=[Mean.AX46] - [ConfidenceDelta.AY46]" office:value-type="float" office:value="9.05015335902956">
            <text:p>9,050153359</text:p>
          </table:table-cell>
          <table:table-cell table:formula="of:=[Mean.AY46] - [ConfidenceDelta.AZ46]" office:value-type="float" office:value="9.47915626381082">
            <text:p>9,4791562638</text:p>
          </table:table-cell>
          <table:table-cell table:formula="of:=[Mean.AZ46] - [ConfidenceDelta.BA46]" office:value-type="float" office:value="9.90819673367308">
            <text:p>9,9081967337</text:p>
          </table:table-cell>
          <table:table-cell table:formula="of:=99" office:value-type="float" office:value="99">
            <text:p>99</text:p>
          </table:table-cell>
          <table:table-cell table:formula="of:=[Mean.AB46] + [ConfidenceDelta.AC46]" office:value-type="float" office:value="1.22762241664728">
            <text:p>1,2276224166</text:p>
          </table:table-cell>
          <table:table-cell table:formula="of:=[Mean.AC46] + [ConfidenceDelta.AD46]" office:value-type="float" office:value="1.64710727561043">
            <text:p>1,6471072756</text:p>
          </table:table-cell>
          <table:table-cell table:formula="of:=[Mean.AD46] + [ConfidenceDelta.AE46]" office:value-type="float" office:value="2.06656746444929">
            <text:p>2,0665674644</text:p>
          </table:table-cell>
          <table:table-cell table:formula="of:=[Mean.AE46] + [ConfidenceDelta.AF46]" office:value-type="float" office:value="2.4860025661876">
            <text:p>2,4860025662</text:p>
          </table:table-cell>
          <table:table-cell table:formula="of:=[Mean.AF46] + [ConfidenceDelta.AG46]" office:value-type="float" office:value="2.90541215196878">
            <text:p>2,905412152</text:p>
          </table:table-cell>
          <table:table-cell table:formula="of:=[Mean.AG46] + [ConfidenceDelta.AH46]" office:value-type="float" office:value="3.32479578057655">
            <text:p>3,3247957806</text:p>
          </table:table-cell>
          <table:table-cell table:formula="of:=[Mean.AH46] + [ConfidenceDelta.AI46]" office:value-type="float" office:value="3.74415299793045">
            <text:p>3,7441529979</text:p>
          </table:table-cell>
          <table:table-cell table:formula="of:=[Mean.AI46] + [ConfidenceDelta.AJ46]" office:value-type="float" office:value="4.16348333655448">
            <text:p>4,1634833366</text:p>
          </table:table-cell>
          <table:table-cell table:formula="of:=[Mean.AJ46] + [ConfidenceDelta.AK46]" office:value-type="float" office:value="4.58278631501731">
            <text:p>4,582786315</text:p>
          </table:table-cell>
          <table:table-cell table:formula="of:=[Mean.AK46] + [ConfidenceDelta.AL46]" office:value-type="float" office:value="5.00206143734191">
            <text:p>5,0020614373</text:p>
          </table:table-cell>
          <table:table-cell table:formula="of:=[Mean.AL46] + [ConfidenceDelta.AM46]" office:value-type="float" office:value="5.4213081923828">
            <text:p>5,4213081924</text:p>
          </table:table-cell>
          <table:table-cell table:formula="of:=[Mean.AM46] + [ConfidenceDelta.AN46]" office:value-type="float" office:value="5.8405260531685">
            <text:p>5,8405260532</text:p>
          </table:table-cell>
          <table:table-cell table:formula="of:=[Mean.AN46] + [ConfidenceDelta.AO46]" office:value-type="float" office:value="6.25971447620694">
            <text:p>6,2597144762</text:p>
          </table:table-cell>
          <table:table-cell table:formula="of:=[Mean.AO46] + [ConfidenceDelta.AP46]" office:value-type="float" office:value="6.67887290075113">
            <text:p>6,6788729008</text:p>
          </table:table-cell>
          <table:table-cell table:formula="of:=[Mean.AP46] + [ConfidenceDelta.AQ46]" office:value-type="float" office:value="7.09800074802236">
            <text:p>7,098000748</text:p>
          </table:table-cell>
          <table:table-cell table:formula="of:=[Mean.AQ46] + [ConfidenceDelta.AR46]" office:value-type="float" office:value="7.51709742038778">
            <text:p>7,5170974204</text:p>
          </table:table-cell>
          <table:table-cell table:formula="of:=[Mean.AR46] + [ConfidenceDelta.AS46]" office:value-type="float" office:value="7.93616230048925">
            <text:p>7,9361623005</text:p>
          </table:table-cell>
          <table:table-cell table:formula="of:=[Mean.AS46] + [ConfidenceDelta.AT46]" office:value-type="float" office:value="8.35519475031957">
            <text:p>8,3551947503</text:p>
          </table:table-cell>
          <table:table-cell table:formula="of:=[Mean.AT46] + [ConfidenceDelta.AU46]" office:value-type="float" office:value="8.7741941102425">
            <text:p>8,7741941102</text:p>
          </table:table-cell>
          <table:table-cell table:formula="of:=[Mean.AU46] + [ConfidenceDelta.AV46]" office:value-type="float" office:value="9.19315969795201">
            <text:p>9,193159698</text:p>
          </table:table-cell>
          <table:table-cell table:formula="of:=[Mean.AV46] + [ConfidenceDelta.AW46]" office:value-type="float" office:value="9.61209080736638">
            <text:p>9,6120908074</text:p>
          </table:table-cell>
          <table:table-cell table:formula="of:=[Mean.AW46] + [ConfidenceDelta.AX46]" office:value-type="float" office:value="10.0309867074519">
            <text:p>10,0309867075</text:p>
          </table:table-cell>
          <table:table-cell table:formula="of:=[Mean.AX46] + [ConfidenceDelta.AY46]" office:value-type="float" office:value="10.4498466409704">
            <text:p>10,449846641</text:p>
          </table:table-cell>
          <table:table-cell table:formula="of:=[Mean.AY46] + [ConfidenceDelta.AZ46]" office:value-type="float" office:value="10.8686698231457">
            <text:p>10,8686698231</text:p>
          </table:table-cell>
          <table:table-cell table:formula="of:=[Mean.AZ46] + [ConfidenceDelta.BA46]" office:value-type="float" office:value="11.28745544024">
            <text:p>11,287455440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7]+1" office:value-type="float" office:value="40">
            <text:p>40</text:p>
          </table:table-cell>
          <table:table-cell table:formula="of:=[Mean.B47] - [ConfidenceDelta.C47]" office:value-type="float" office:value="2.04624460228876">
            <text:p>2,0462446023</text:p>
          </table:table-cell>
          <table:table-cell table:formula="of:=[Mean.C47] - [ConfidenceDelta.D47]" office:value-type="float" office:value="2.4545468267553">
            <text:p>2,4545468268</text:p>
          </table:table-cell>
          <table:table-cell table:formula="of:=[Mean.D47] - [ConfidenceDelta.E47]" office:value-type="float" office:value="2.86287253285928">
            <text:p>2,8628725329</text:p>
          </table:table-cell>
          <table:table-cell table:formula="of:=[Mean.E47] - [ConfidenceDelta.F47]" office:value-type="float" office:value="3.27122211306656">
            <text:p>3,2712221131</text:p>
          </table:table-cell>
          <table:table-cell table:formula="of:=[Mean.F47] - [ConfidenceDelta.G47]" office:value-type="float" office:value="3.67959597089898">
            <text:p>3,6795959709</text:p>
          </table:table-cell>
          <table:table-cell table:formula="of:=[Mean.G47] - [ConfidenceDelta.H47]" office:value-type="float" office:value="4.0879945213754">
            <text:p>4,0879945214</text:p>
          </table:table-cell>
          <table:table-cell table:formula="of:=[Mean.H47] - [ConfidenceDelta.I47]" office:value-type="float" office:value="4.49641819147552">
            <text:p>4,4964181915</text:p>
          </table:table-cell>
          <table:table-cell table:formula="of:=[Mean.I47] - [ConfidenceDelta.J47]" office:value-type="float" office:value="4.9048674206282">
            <text:p>4,9048674206</text:p>
          </table:table-cell>
          <table:table-cell table:formula="of:=[Mean.J47] - [ConfidenceDelta.K47]" office:value-type="float" office:value="5.31334266122556">
            <text:p>5,3133426612</text:p>
          </table:table-cell>
          <table:table-cell table:formula="of:=[Mean.K47] - [ConfidenceDelta.L47]" office:value-type="float" office:value="5.7218443791648">
            <text:p>5,7218443792</text:p>
          </table:table-cell>
          <table:table-cell table:formula="of:=[Mean.L47] - [ConfidenceDelta.M47]" office:value-type="float" office:value="6.13037305441943">
            <text:p>6,1303730544</text:p>
          </table:table-cell>
          <table:table-cell table:formula="of:=[Mean.M47] - [ConfidenceDelta.N47]" office:value-type="float" office:value="6.53892918164203">
            <text:p>6,5389291816</text:p>
          </table:table-cell>
          <table:table-cell table:formula="of:=[Mean.N47] - [ConfidenceDelta.O47]" office:value-type="float" office:value="6.94751327080048">
            <text:p>6,9475132708</text:p>
          </table:table-cell>
          <table:table-cell table:formula="of:=[Mean.O47] - [ConfidenceDelta.P47]" office:value-type="float" office:value="7.35612584785022">
            <text:p>7,3561258479</text:p>
          </table:table-cell>
          <table:table-cell table:formula="of:=[Mean.P47] - [ConfidenceDelta.Q47]" office:value-type="float" office:value="7.76476745544485">
            <text:p>7,7647674554</text:p>
          </table:table-cell>
          <table:table-cell table:formula="of:=[Mean.Q47] - [ConfidenceDelta.R47]" office:value-type="float" office:value="8.17343865368785">
            <text:p>8,1734386537</text:p>
          </table:table-cell>
          <table:table-cell table:formula="of:=[Mean.R47] - [ConfidenceDelta.S47]" office:value-type="float" office:value="8.58214002092848">
            <text:p>8,5821400209</text:p>
          </table:table-cell>
          <table:table-cell table:formula="of:=[Mean.S47] - [ConfidenceDelta.T47]" office:value-type="float" office:value="8.99087215460486">
            <text:p>8,9908721546</text:p>
          </table:table-cell>
          <table:table-cell table:formula="of:=[Mean.T47] - [ConfidenceDelta.U47]" office:value-type="float" office:value="9.39963567213785">
            <text:p>9,3996356721</text:p>
          </table:table-cell>
          <table:table-cell table:formula="of:=[Mean.U47] - [ConfidenceDelta.V47]" office:value-type="float" office:value="9.80843121187948">
            <text:p>9,8084312119</text:p>
          </table:table-cell>
          <table:table-cell table:formula="of:=[Mean.V47] - [ConfidenceDelta.W47]" office:value-type="float" office:value="10.2172594341201">
            <text:p>10,2172594341</text:p>
          </table:table-cell>
          <table:table-cell table:formula="of:=[Mean.W47] - [ConfidenceDelta.X47]" office:value-type="float" office:value="10.6261210221585">
            <text:p>10,6261210222</text:p>
          </table:table-cell>
          <table:table-cell table:formula="of:=[Mean.X47] - [ConfidenceDelta.Y47]" office:value-type="float" office:value="11.0350166834406">
            <text:p>11,0350166834</text:p>
          </table:table-cell>
          <table:table-cell table:formula="of:=[Mean.Y47] - [ConfidenceDelta.Z47]" office:value-type="float" office:value="11.4439471507707">
            <text:p>11,4439471508</text:p>
          </table:table-cell>
          <table:table-cell table:formula="of:=[Mean.Z47] - [ConfidenceDelta.AA47]" office:value-type="float" office:value="11.8529131836034">
            <text:p>11,8529131836</text:p>
          </table:table-cell>
          <table:table-cell table:formula="of:=99" office:value-type="float" office:value="99">
            <text:p>99</text:p>
          </table:table-cell>
          <table:table-cell table:formula="of:=[Mean.B47] + [ConfidenceDelta.C47]" office:value-type="float" office:value="3.6103210542769">
            <text:p>3,6103210543</text:p>
          </table:table-cell>
          <table:table-cell table:formula="of:=[Mean.C47] + [ConfidenceDelta.D47]" office:value-type="float" office:value="4.01009963789116">
            <text:p>4,0100996379</text:p>
          </table:table-cell>
          <table:table-cell table:formula="of:=[Mean.D47] + [ConfidenceDelta.E47]" office:value-type="float" office:value="4.40985473986799">
            <text:p>4,4098547399</text:p>
          </table:table-cell>
          <table:table-cell table:formula="of:=[Mean.E47] + [ConfidenceDelta.F47]" office:value-type="float" office:value="4.80958596774153">
            <text:p>4,8095859677</text:p>
          </table:table-cell>
          <table:table-cell table:formula="of:=[Mean.F47] + [ConfidenceDelta.G47]" office:value-type="float" office:value="5.20929291798991">
            <text:p>5,209292918</text:p>
          </table:table-cell>
          <table:table-cell table:formula="of:=[Mean.G47] + [ConfidenceDelta.H47]" office:value-type="float" office:value="5.6089751755943">
            <text:p>5,6089751756</text:p>
          </table:table-cell>
          <table:table-cell table:formula="of:=[Mean.H47] + [ConfidenceDelta.I47]" office:value-type="float" office:value="6.00863231357498">
            <text:p>6,0086323136</text:p>
          </table:table-cell>
          <table:table-cell table:formula="of:=[Mean.I47] + [ConfidenceDelta.J47]" office:value-type="float" office:value="6.40826389250311">
            <text:p>6,4082638925</text:p>
          </table:table-cell>
          <table:table-cell table:formula="of:=[Mean.J47] + [ConfidenceDelta.K47]" office:value-type="float" office:value="6.80786945998656">
            <text:p>6,80786946</text:p>
          </table:table-cell>
          <table:table-cell table:formula="of:=[Mean.K47] + [ConfidenceDelta.L47]" office:value-type="float" office:value="7.20744855012813">
            <text:p>7,2074485501</text:p>
          </table:table-cell>
          <table:table-cell table:formula="of:=[Mean.L47] + [ConfidenceDelta.M47]" office:value-type="float" office:value="7.60700068295431">
            <text:p>7,607000683</text:p>
          </table:table-cell>
          <table:table-cell table:formula="of:=[Mean.M47] + [ConfidenceDelta.N47]" office:value-type="float" office:value="8.00652536381252">
            <text:p>8,0065253638</text:p>
          </table:table-cell>
          <table:table-cell table:formula="of:=[Mean.N47] + [ConfidenceDelta.O47]" office:value-type="float" office:value="8.40602208273487">
            <text:p>8,4060220827</text:p>
          </table:table-cell>
          <table:table-cell table:formula="of:=[Mean.O47] + [ConfidenceDelta.P47]" office:value-type="float" office:value="8.80549031376594">
            <text:p>8,8054903138</text:p>
          </table:table-cell>
          <table:table-cell table:formula="of:=[Mean.P47] + [ConfidenceDelta.Q47]" office:value-type="float" office:value="9.20492951425212">
            <text:p>9,2049295143</text:p>
          </table:table-cell>
          <table:table-cell table:formula="of:=[Mean.Q47] + [ConfidenceDelta.R47]" office:value-type="float" office:value="9.60433912408993">
            <text:p>9,6043391241</text:p>
          </table:table-cell>
          <table:table-cell table:formula="of:=[Mean.R47] + [ConfidenceDelta.S47]" office:value-type="float" office:value="10.0037185649301">
            <text:p>10,0037185649</text:p>
          </table:table-cell>
          <table:table-cell table:formula="of:=[Mean.S47] + [ConfidenceDelta.T47]" office:value-type="float" office:value="10.4030672393345">
            <text:p>10,4030672393</text:p>
          </table:table-cell>
          <table:table-cell table:formula="of:=[Mean.T47] + [ConfidenceDelta.U47]" office:value-type="float" office:value="10.8023845298824">
            <text:p>10,8023845299</text:p>
          </table:table-cell>
          <table:table-cell table:formula="of:=[Mean.U47] + [ConfidenceDelta.V47]" office:value-type="float" office:value="11.2016697982215">
            <text:p>11,2016697982</text:p>
          </table:table-cell>
          <table:table-cell table:formula="of:=[Mean.V47] + [ConfidenceDelta.W47]" office:value-type="float" office:value="11.6009223840617">
            <text:p>11,6009223841</text:p>
          </table:table-cell>
          <table:table-cell table:formula="of:=[Mean.W47] + [ConfidenceDelta.X47]" office:value-type="float" office:value="12.0001416041041">
            <text:p>12,0001416041</text:p>
          </table:table-cell>
          <table:table-cell table:formula="of:=[Mean.X47] + [ConfidenceDelta.Y47]" office:value-type="float" office:value="12.3993267509029">
            <text:p>12,3993267509</text:p>
          </table:table-cell>
          <table:table-cell table:formula="of:=[Mean.Y47] + [ConfidenceDelta.Z47]" office:value-type="float" office:value="12.7984770916535">
            <text:p>12,7984770917</text:p>
          </table:table-cell>
          <table:table-cell table:formula="of:=[Mean.Z47] + [ConfidenceDelta.AA47]" office:value-type="float" office:value="13.1975918669017">
            <text:p>13,1975918669</text:p>
          </table:table-cell>
          <table:table-cell table:formula="of:=99" office:value-type="float" office:value="99">
            <text:p>99</text:p>
          </table:table-cell>
          <table:table-cell table:formula="of:=[Mean.AB47] - [ConfidenceDelta.AC47]" office:value-type="float" office:value="-0.372354112103648">
            <text:p>-0,3723541121</text:p>
          </table:table-cell>
          <table:table-cell table:formula="of:=[Mean.AC47] - [ConfidenceDelta.AD47]" office:value-type="float" office:value="0.066875564708839">
            <text:p>0,0668755647</text:p>
          </table:table-cell>
          <table:table-cell table:formula="of:=[Mean.AD47] - [ConfidenceDelta.AE47]" office:value-type="float" office:value="0.506130016849185">
            <text:p>0,5061300168</text:p>
          </table:table-cell>
          <table:table-cell table:formula="of:=[Mean.AE47] - [ConfidenceDelta.AF47]" office:value-type="float" office:value="0.945409663071803">
            <text:p>0,9454096631</text:p>
          </table:table-cell>
          <table:table-cell table:formula="of:=[Mean.AF47] - [ConfidenceDelta.AG47]" office:value-type="float" office:value="1.3847149340621">
            <text:p>1,3847149341</text:p>
          </table:table-cell>
          <table:table-cell table:formula="of:=[Mean.AG47] - [ConfidenceDelta.AH47]" office:value-type="float" office:value="1.82404627291787">
            <text:p>1,8240462729</text:p>
          </table:table-cell>
          <table:table-cell table:formula="of:=[Mean.AH47] - [ConfidenceDelta.AI47]" office:value-type="float" office:value="2.26340413565598">
            <text:p>2,2634041357</text:p>
          </table:table-cell>
          <table:table-cell table:formula="of:=[Mean.AI47] - [ConfidenceDelta.AJ47]" office:value-type="float" office:value="2.70278899174591">
            <text:p>2,7027889917</text:p>
          </table:table-cell>
          <table:table-cell table:formula="of:=[Mean.AJ47] - [ConfidenceDelta.AK47]" office:value-type="float" office:value="3.14220132467205">
            <text:p>3,1422013247</text:p>
          </table:table-cell>
          <table:table-cell table:formula="of:=[Mean.AK47] - [ConfidenceDelta.AL47]" office:value-type="float" office:value="3.58164163252646">
            <text:p>3,5816416325</text:p>
          </table:table-cell>
          <table:table-cell table:formula="of:=[Mean.AL47] - [ConfidenceDelta.AM47]" office:value-type="float" office:value="4.02111042863435">
            <text:p>4,0211104286</text:p>
          </table:table-cell>
          <table:table-cell table:formula="of:=[Mean.AM47] - [ConfidenceDelta.AN47]" office:value-type="float" office:value="4.46060824221443">
            <text:p>4,4606082422</text:p>
          </table:table-cell>
          <table:table-cell table:formula="of:=[Mean.AN47] - [ConfidenceDelta.AO47]" office:value-type="float" office:value="4.90013561907644">
            <text:p>4,9001356191</text:p>
          </table:table-cell>
          <table:table-cell table:formula="of:=[Mean.AO47] - [ConfidenceDelta.AP47]" office:value-type="float" office:value="5.33969312235863">
            <text:p>5,3396931224</text:p>
          </table:table-cell>
          <table:table-cell table:formula="of:=[Mean.AP47] - [ConfidenceDelta.AQ47]" office:value-type="float" office:value="5.77928133330787">
            <text:p>5,7792813333</text:p>
          </table:table-cell>
          <table:table-cell table:formula="of:=[Mean.AQ47] - [ConfidenceDelta.AR47]" office:value-type="float" office:value="6.21890085210554">
            <text:p>6,2189008521</text:p>
          </table:table-cell>
          <table:table-cell table:formula="of:=[Mean.AR47] - [ConfidenceDelta.AS47]" office:value-type="float" office:value="6.65855229874247">
            <text:p>6,6585522987</text:p>
          </table:table-cell>
          <table:table-cell table:formula="of:=[Mean.AS47] - [ConfidenceDelta.AT47]" office:value-type="float" office:value="7.09823631394656">
            <text:p>7,0982363139</text:p>
          </table:table-cell>
          <table:table-cell table:formula="of:=[Mean.AT47] - [ConfidenceDelta.AU47]" office:value-type="float" office:value="7.53795356016705">
            <text:p>7,5379535602</text:p>
          </table:table-cell>
          <table:table-cell table:formula="of:=[Mean.AU47] - [ConfidenceDelta.AV47]" office:value-type="float" office:value="7.97770472261957">
            <text:p>7,9777047226</text:p>
          </table:table-cell>
          <table:table-cell table:formula="of:=[Mean.AV47] - [ConfidenceDelta.AW47]" office:value-type="float" office:value="8.41749051039687">
            <text:p>8,4174905104</text:p>
          </table:table-cell>
          <table:table-cell table:formula="of:=[Mean.AW47] - [ConfidenceDelta.AX47]" office:value-type="float" office:value="8.85731165765014">
            <text:p>8,8573116577</text:p>
          </table:table-cell>
          <table:table-cell table:formula="of:=[Mean.AX47] - [ConfidenceDelta.AY47]" office:value-type="float" office:value="9.29716892484656">
            <text:p>9,2971689248</text:p>
          </table:table-cell>
          <table:table-cell table:formula="of:=[Mean.AY47] - [ConfidenceDelta.AZ47]" office:value-type="float" office:value="9.73706310010915">
            <text:p>9,7370631001</text:p>
          </table:table-cell>
          <table:table-cell table:formula="of:=[Mean.AZ47] - [ConfidenceDelta.BA47]" office:value-type="float" office:value="10.1769950006457">
            <text:p>10,1769950006</text:p>
          </table:table-cell>
          <table:table-cell table:formula="of:=99" office:value-type="float" office:value="99">
            <text:p>99</text:p>
          </table:table-cell>
          <table:table-cell table:formula="of:=[Mean.AB47] + [ConfidenceDelta.AC47]" office:value-type="float" office:value="1.24191932949495">
            <text:p>1,2419193295</text:p>
          </table:table-cell>
          <table:table-cell table:formula="of:=[Mean.AC47] + [ConfidenceDelta.AD47]" office:value-type="float" office:value="1.67225487007377">
            <text:p>1,6722548701</text:p>
          </table:table-cell>
          <table:table-cell table:formula="of:=[Mean.AD47] + [ConfidenceDelta.AE47]" office:value-type="float" office:value="2.10256563532473">
            <text:p>2,1025656353</text:p>
          </table:table-cell>
          <table:table-cell table:formula="of:=[Mean.AE47] + [ConfidenceDelta.AF47]" office:value-type="float" office:value="2.53285120649341">
            <text:p>2,5328512065</text:p>
          </table:table-cell>
          <table:table-cell table:formula="of:=[Mean.AF47] + [ConfidenceDelta.AG47]" office:value-type="float" office:value="2.96311115289442">
            <text:p>2,9631111529</text:p>
          </table:table-cell>
          <table:table-cell table:formula="of:=[Mean.AG47] + [ConfidenceDelta.AH47]" office:value-type="float" office:value="3.39334503142996">
            <text:p>3,3933450314</text:p>
          </table:table-cell>
          <table:table-cell table:formula="of:=[Mean.AH47] + [ConfidenceDelta.AI47]" office:value-type="float" office:value="3.82355238608315">
            <text:p>3,8235523861</text:p>
          </table:table-cell>
          <table:table-cell table:formula="of:=[Mean.AI47] + [ConfidenceDelta.AJ47]" office:value-type="float" office:value="4.25373274738452">
            <text:p>4,2537327474</text:p>
          </table:table-cell>
          <table:table-cell table:formula="of:=[Mean.AJ47] + [ConfidenceDelta.AK47]" office:value-type="float" office:value="4.68388563184969">
            <text:p>4,6838856318</text:p>
          </table:table-cell>
          <table:table-cell table:formula="of:=[Mean.AK47] + [ConfidenceDelta.AL47]" office:value-type="float" office:value="5.11401054138659">
            <text:p>5,1140105414</text:p>
          </table:table-cell>
          <table:table-cell table:formula="of:=[Mean.AL47] + [ConfidenceDelta.AM47]" office:value-type="float" office:value="5.54410696267">
            <text:p>5,5441069627</text:p>
          </table:table-cell>
          <table:table-cell table:formula="of:=[Mean.AM47] + [ConfidenceDelta.AN47]" office:value-type="float" office:value="5.97417436648122">
            <text:p>5,9741743665</text:p>
          </table:table-cell>
          <table:table-cell table:formula="of:=[Mean.AN47] + [ConfidenceDelta.AO47]" office:value-type="float" office:value="6.40421220701051">
            <text:p>6,404212207</text:p>
          </table:table-cell>
          <table:table-cell table:formula="of:=[Mean.AO47] + [ConfidenceDelta.AP47]" office:value-type="float" office:value="6.83421992111963">
            <text:p>6,8342199211</text:p>
          </table:table-cell>
          <table:table-cell table:formula="of:=[Mean.AP47] + [ConfidenceDelta.AQ47]" office:value-type="float" office:value="7.26419692756169">
            <text:p>7,2641969276</text:p>
          </table:table-cell>
          <table:table-cell table:formula="of:=[Mean.AQ47] + [ConfidenceDelta.AR47]" office:value-type="float" office:value="7.69414262615533">
            <text:p>7,6941426262</text:p>
          </table:table-cell>
          <table:table-cell table:formula="of:=[Mean.AR47] + [ConfidenceDelta.AS47]" office:value-type="float" office:value="8.12405639690971">
            <text:p>8,1240563969</text:p>
          </table:table-cell>
          <table:table-cell table:formula="of:=[Mean.AS47] + [ConfidenceDelta.AT47]" office:value-type="float" office:value="8.55393759909692">
            <text:p>8,5539375991</text:p>
          </table:table-cell>
          <table:table-cell table:formula="of:=[Mean.AT47] + [ConfidenceDelta.AU47]" office:value-type="float" office:value="8.98378557026773">
            <text:p>8,9837855703</text:p>
          </table:table-cell>
          <table:table-cell table:formula="of:=[Mean.AU47] + [ConfidenceDelta.AV47]" office:value-type="float" office:value="9.41359962520652">
            <text:p>9,4135996252</text:p>
          </table:table-cell>
          <table:table-cell table:formula="of:=[Mean.AV47] + [ConfidenceDelta.AW47]" office:value-type="float" office:value="9.84337905482052">
            <text:p>9,8433790548</text:p>
          </table:table-cell>
          <table:table-cell table:formula="of:=[Mean.AW47] + [ConfidenceDelta.AX47]" office:value-type="float" office:value="10.2731231249586">
            <text:p>10,273123125</text:p>
          </table:table-cell>
          <table:table-cell table:formula="of:=[Mean.AX47] + [ConfidenceDelta.AY47]" office:value-type="float" office:value="10.7028310751534">
            <text:p>10,7028310752</text:p>
          </table:table-cell>
          <table:table-cell table:formula="of:=[Mean.AY47] + [ConfidenceDelta.AZ47]" office:value-type="float" office:value="11.1325021172822">
            <text:p>11,1325021173</text:p>
          </table:table-cell>
          <table:table-cell table:formula="of:=[Mean.AZ47] + [ConfidenceDelta.BA47]" office:value-type="float" office:value="11.5621354341369">
            <text:p>11,5621354341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8]+1" office:value-type="float" office:value="41">
            <text:p>41</text:p>
          </table:table-cell>
          <table:table-cell table:formula="of:=[Mean.B48] - [ConfidenceDelta.C48]" office:value-type="float" office:value="2.11397498892796">
            <text:p>2,1139749889</text:p>
          </table:table-cell>
          <table:table-cell table:formula="of:=[Mean.C48] - [ConfidenceDelta.D48]" office:value-type="float" office:value="2.53239444532783">
            <text:p>2,5323944453</text:p>
          </table:table-cell>
          <table:table-cell table:formula="of:=[Mean.D48] - [ConfidenceDelta.E48]" office:value-type="float" office:value="2.95083747274364">
            <text:p>2,9508374727</text:p>
          </table:table-cell>
          <table:table-cell table:formula="of:=[Mean.E48] - [ConfidenceDelta.F48]" office:value-type="float" office:value="3.36930446513512">
            <text:p>3,3693044651</text:p>
          </table:table-cell>
          <table:table-cell table:formula="of:=[Mean.F48] - [ConfidenceDelta.G48]" office:value-type="float" office:value="3.78779582756004">
            <text:p>3,7877958276</text:p>
          </table:table-cell>
          <table:table-cell table:formula="of:=[Mean.G48] - [ConfidenceDelta.H48]" office:value-type="float" office:value="4.20631197661694">
            <text:p>4,2063119766</text:p>
          </table:table-cell>
          <table:table-cell table:formula="of:=[Mean.H48] - [ConfidenceDelta.I48]" office:value-type="float" office:value="4.62485334091076">
            <text:p>4,6248533409</text:p>
          </table:table-cell>
          <table:table-cell table:formula="of:=[Mean.I48] - [ConfidenceDelta.J48]" office:value-type="float" office:value="5.04342036154295">
            <text:p>5,0434203615</text:p>
          </table:table-cell>
          <table:table-cell table:formula="of:=[Mean.J48] - [ConfidenceDelta.K48]" office:value-type="float" office:value="5.46201349262758">
            <text:p>5,4620134926</text:p>
          </table:table-cell>
          <table:table-cell table:formula="of:=[Mean.K48] - [ConfidenceDelta.L48]" office:value-type="float" office:value="5.88063320183519">
            <text:p>5,8806332018</text:p>
          </table:table-cell>
          <table:table-cell table:formula="of:=[Mean.L48] - [ConfidenceDelta.M48]" office:value-type="float" office:value="6.29927997096625">
            <text:p>6,299279971</text:p>
          </table:table-cell>
          <table:table-cell table:formula="of:=[Mean.M48] - [ConfidenceDelta.N48]" office:value-type="float" office:value="6.71795429655611">
            <text:p>6,7179542966</text:p>
          </table:table-cell>
          <table:table-cell table:formula="of:=[Mean.N48] - [ConfidenceDelta.O48]" office:value-type="float" office:value="7.13665669051378">
            <text:p>7,1366566905</text:p>
          </table:table-cell>
          <table:table-cell table:formula="of:=[Mean.O48] - [ConfidenceDelta.P48]" office:value-type="float" office:value="7.55538768079663">
            <text:p>7,5553876808</text:p>
          </table:table-cell>
          <table:table-cell table:formula="of:=[Mean.P48] - [ConfidenceDelta.Q48]" office:value-type="float" office:value="7.97414781212376">
            <text:p>7,9741478121</text:p>
          </table:table-cell>
          <table:table-cell table:formula="of:=[Mean.Q48] - [ConfidenceDelta.R48]" office:value-type="float" office:value="8.39293764673062">
            <text:p>8,3929376467</text:p>
          </table:table-cell>
          <table:table-cell table:formula="of:=[Mean.R48] - [ConfidenceDelta.S48]" office:value-type="float" office:value="8.81175776516783">
            <text:p>8,8117577652</text:p>
          </table:table-cell>
          <table:table-cell table:formula="of:=[Mean.S48] - [ConfidenceDelta.T48]" office:value-type="float" office:value="9.23060876714753">
            <text:p>9,2306087671</text:p>
          </table:table-cell>
          <table:table-cell table:formula="of:=[Mean.T48] - [ConfidenceDelta.U48]" office:value-type="float" office:value="9.6494912724407">
            <text:p>9,6494912724</text:p>
          </table:table-cell>
          <table:table-cell table:formula="of:=[Mean.U48] - [ConfidenceDelta.V48]" office:value-type="float" office:value="10.0684059218291">
            <text:p>10,0684059218</text:p>
          </table:table-cell>
          <table:table-cell table:formula="of:=[Mean.V48] - [ConfidenceDelta.W48]" office:value-type="float" office:value="10.4873533781164">
            <text:p>10,4873533781</text:p>
          </table:table-cell>
          <table:table-cell table:formula="of:=[Mean.W48] - [ConfidenceDelta.X48]" office:value-type="float" office:value="10.9063343272023">
            <text:p>10,9063343272</text:p>
          </table:table-cell>
          <table:table-cell table:formula="of:=[Mean.X48] - [ConfidenceDelta.Y48]" office:value-type="float" office:value="11.3253494792253">
            <text:p>11,3253494792</text:p>
          </table:table-cell>
          <table:table-cell table:formula="of:=[Mean.Y48] - [ConfidenceDelta.Z48]" office:value-type="float" office:value="11.7443995697792">
            <text:p>11,7443995698</text:p>
          </table:table-cell>
          <table:table-cell table:formula="of:=[Mean.Z48] - [ConfidenceDelta.AA48]" office:value-type="float" office:value="12.1634853612092">
            <text:p>12,1634853612</text:p>
          </table:table-cell>
          <table:table-cell table:formula="of:=99" office:value-type="float" office:value="99">
            <text:p>99</text:p>
          </table:table-cell>
          <table:table-cell table:formula="of:=[Mean.B48] + [ConfidenceDelta.C48]" office:value-type="float" office:value="3.68400480905184">
            <text:p>3,6840048091</text:p>
          </table:table-cell>
          <table:table-cell table:formula="of:=[Mean.C48] + [ConfidenceDelta.D48]" office:value-type="float" office:value="4.0938681809348">
            <text:p>4,0938681809</text:p>
          </table:table-cell>
          <table:table-cell table:formula="of:=[Mean.D48] + [ConfidenceDelta.E48]" office:value-type="float" office:value="4.50370798180181">
            <text:p>4,5037079818</text:p>
          </table:table-cell>
          <table:table-cell table:formula="of:=[Mean.E48] + [ConfidenceDelta.F48]" office:value-type="float" office:value="4.91352381769316">
            <text:p>4,9135238177</text:p>
          </table:table-cell>
          <table:table-cell table:formula="of:=[Mean.F48] + [ConfidenceDelta.G48]" office:value-type="float" office:value="5.32331528355107">
            <text:p>5,3233152836</text:p>
          </table:table-cell>
          <table:table-cell table:formula="of:=[Mean.G48] + [ConfidenceDelta.H48]" office:value-type="float" office:value="5.733081962777">
            <text:p>5,7330819628</text:p>
          </table:table-cell>
          <table:table-cell table:formula="of:=[Mean.H48] + [ConfidenceDelta.I48]" office:value-type="float" office:value="6.142823426766">
            <text:p>6,1428234268</text:p>
          </table:table-cell>
          <table:table-cell table:formula="of:=[Mean.I48] + [ConfidenceDelta.J48]" office:value-type="float" office:value="6.55253923441664">
            <text:p>6,5525392344</text:p>
          </table:table-cell>
          <table:table-cell table:formula="of:=[Mean.J48] + [ConfidenceDelta.K48]" office:value-type="float" office:value="6.96222893161484">
            <text:p>6,9622289316</text:p>
          </table:table-cell>
          <table:table-cell table:formula="of:=[Mean.K48] + [ConfidenceDelta.L48]" office:value-type="float" office:value="7.37189205069006">
            <text:p>7,3718920507</text:p>
          </table:table-cell>
          <table:table-cell table:formula="of:=[Mean.L48] + [ConfidenceDelta.M48]" office:value-type="float" office:value="7.78152810984183">
            <text:p>7,7815281098</text:p>
          </table:table-cell>
          <table:table-cell table:formula="of:=[Mean.M48] + [ConfidenceDelta.N48]" office:value-type="float" office:value="8.1911366125348">
            <text:p>8,1911366125</text:p>
          </table:table-cell>
          <table:table-cell table:formula="of:=[Mean.N48] + [ConfidenceDelta.O48]" office:value-type="float" office:value="8.60071704685996">
            <text:p>8,6007170469</text:p>
          </table:table-cell>
          <table:table-cell table:formula="of:=[Mean.O48] + [ConfidenceDelta.P48]" office:value-type="float" office:value="9.01026888485994">
            <text:p>9,0102688849</text:p>
          </table:table-cell>
          <table:table-cell table:formula="of:=[Mean.P48] + [ConfidenceDelta.Q48]" office:value-type="float" office:value="9.41979158181563">
            <text:p>9,4197915818</text:p>
          </table:table-cell>
          <table:table-cell table:formula="of:=[Mean.Q48] + [ConfidenceDelta.R48]" office:value-type="float" office:value="9.8292845754916">
            <text:p>9,8292845755</text:p>
          </table:table-cell>
          <table:table-cell table:formula="of:=[Mean.R48] + [ConfidenceDelta.S48]" office:value-type="float" office:value="10.2387472853372">
            <text:p>10,2387472853</text:p>
          </table:table-cell>
          <table:table-cell table:formula="of:=[Mean.S48] + [ConfidenceDelta.T48]" office:value-type="float" office:value="10.6481791116404">
            <text:p>10,6481791116</text:p>
          </table:table-cell>
          <table:table-cell table:formula="of:=[Mean.T48] + [ConfidenceDelta.U48]" office:value-type="float" office:value="11.05757943463">
            <text:p>11,0575794346</text:p>
          </table:table-cell>
          <table:table-cell table:formula="of:=[Mean.U48] + [ConfidenceDelta.V48]" office:value-type="float" office:value="11.4669476135244">
            <text:p>11,4669476135</text:p>
          </table:table-cell>
          <table:table-cell table:formula="of:=[Mean.V48] + [ConfidenceDelta.W48]" office:value-type="float" office:value="11.8762829855199">
            <text:p>11,8762829855</text:p>
          </table:table-cell>
          <table:table-cell table:formula="of:=[Mean.W48] + [ConfidenceDelta.X48]" office:value-type="float" office:value="12.2855848647169">
            <text:p>12,2855848647</text:p>
          </table:table-cell>
          <table:table-cell table:formula="of:=[Mean.X48] + [ConfidenceDelta.Y48]" office:value-type="float" office:value="12.6948525409767">
            <text:p>12,694852541</text:p>
          </table:table-cell>
          <table:table-cell table:formula="of:=[Mean.Y48] + [ConfidenceDelta.Z48]" office:value-type="float" office:value="13.1040852787056">
            <text:p>13,1040852787</text:p>
          </table:table-cell>
          <table:table-cell table:formula="of:=[Mean.Z48] + [ConfidenceDelta.AA48]" office:value-type="float" office:value="13.5132823155585">
            <text:p>13,5132823156</text:p>
          </table:table-cell>
          <table:table-cell table:formula="of:=99" office:value-type="float" office:value="99">
            <text:p>99</text:p>
          </table:table-cell>
          <table:table-cell table:formula="of:=[Mean.AB48] - [ConfidenceDelta.AC48]" office:value-type="float" office:value="-0.364556763739004">
            <text:p>-0,3645567637</text:p>
          </table:table-cell>
          <table:table-cell table:formula="of:=[Mean.AC48] - [ConfidenceDelta.AD48]" office:value-type="float" office:value="0.0855594052343043">
            <text:p>0,0855594052</text:p>
          </table:table-cell>
          <table:table-cell table:formula="of:=[Mean.AD48] - [ConfidenceDelta.AE48]" office:value-type="float" office:value="0.535700443838182">
            <text:p>0,5357004438</text:p>
          </table:table-cell>
          <table:table-cell table:formula="of:=[Mean.AE48] - [ConfidenceDelta.AF48]" office:value-type="float" office:value="0.985866772420952">
            <text:p>0,9858667724</text:p>
          </table:table-cell>
          <table:table-cell table:formula="of:=[Mean.AF48] - [ConfidenceDelta.AG48]" office:value-type="float" office:value="1.43605882330734">
            <text:p>1,4360588233</text:p>
          </table:table-cell>
          <table:table-cell table:formula="of:=[Mean.AG48] - [ConfidenceDelta.AH48]" office:value-type="float" office:value="1.88627704128173">
            <text:p>1,8862770413</text:p>
          </table:table-cell>
          <table:table-cell table:formula="of:=[Mean.AH48] - [ConfidenceDelta.AI48]" office:value-type="float" office:value="2.33652188409671">
            <text:p>2,3365218841</text:p>
          </table:table-cell>
          <table:table-cell table:formula="of:=[Mean.AI48] - [ConfidenceDelta.AJ48]" office:value-type="float" office:value="2.78679382300873">
            <text:p>2,786793823</text:p>
          </table:table-cell>
          <table:table-cell table:formula="of:=[Mean.AJ48] - [ConfidenceDelta.AK48]" office:value-type="float" office:value="3.23709334334245">
            <text:p>3,2370933433</text:p>
          </table:table-cell>
          <table:table-cell table:formula="of:=[Mean.AK48] - [ConfidenceDelta.AL48]" office:value-type="float" office:value="3.68742094508583">
            <text:p>3,6874209451</text:p>
          </table:table-cell>
          <table:table-cell table:formula="of:=[Mean.AL48] - [ConfidenceDelta.AM48]" office:value-type="float" office:value="4.13777714351798">
            <text:p>4,1377771435</text:p>
          </table:table-cell>
          <table:table-cell table:formula="of:=[Mean.AM48] - [ConfidenceDelta.AN48]" office:value-type="float" office:value="4.58816246987197">
            <text:p>4,5881624699</text:p>
          </table:table-cell>
          <table:table-cell table:formula="of:=[Mean.AN48] - [ConfidenceDelta.AO48]" office:value-type="float" office:value="5.03857747203506">
            <text:p>5,038577472</text:p>
          </table:table-cell>
          <table:table-cell table:formula="of:=[Mean.AO48] - [ConfidenceDelta.AP48]" office:value-type="float" office:value="5.48902271528898">
            <text:p>5,4890227153</text:p>
          </table:table-cell>
          <table:table-cell table:formula="of:=[Mean.AP48] - [ConfidenceDelta.AQ48]" office:value-type="float" office:value="5.93949878309301">
            <text:p>5,9394987831</text:p>
          </table:table-cell>
          <table:table-cell table:formula="of:=[Mean.AQ48] - [ConfidenceDelta.AR48]" office:value-type="float" office:value="6.39000627791301">
            <text:p>6,3900062779</text:p>
          </table:table-cell>
          <table:table-cell table:formula="of:=[Mean.AR48] - [ConfidenceDelta.AS48]" office:value-type="float" office:value="6.8405458220997">
            <text:p>6,8405458221</text:p>
          </table:table-cell>
          <table:table-cell table:formula="of:=[Mean.AS48] - [ConfidenceDelta.AT48]" office:value-type="float" office:value="7.29111805881979">
            <text:p>7,2911180588</text:p>
          </table:table-cell>
          <table:table-cell table:formula="of:=[Mean.AT48] - [ConfidenceDelta.AU48]" office:value-type="float" office:value="7.741723653044">
            <text:p>7,741723653</text:p>
          </table:table-cell>
          <table:table-cell table:formula="of:=[Mean.AU48] - [ConfidenceDelta.AV48]" office:value-type="float" office:value="8.19236329259611">
            <text:p>8,1923632926</text:p>
          </table:table-cell>
          <table:table-cell table:formula="of:=[Mean.AV48] - [ConfidenceDelta.AW48]" office:value-type="float" office:value="8.64303768926791">
            <text:p>8,6430376893</text:p>
          </table:table-cell>
          <table:table-cell table:formula="of:=[Mean.AW48] - [ConfidenceDelta.AX48]" office:value-type="float" office:value="9.093747580005">
            <text:p>9,09374758</text:p>
          </table:table-cell>
          <table:table-cell table:formula="of:=[Mean.AX48] - [ConfidenceDelta.AY48]" office:value-type="float" office:value="9.54449372816912">
            <text:p>9,5444937282</text:p>
          </table:table-cell>
          <table:table-cell table:formula="of:=[Mean.AY48] - [ConfidenceDelta.AZ48]" office:value-type="float" office:value="9.99527692488315">
            <text:p>9,9952769249</text:p>
          </table:table-cell>
          <table:table-cell table:formula="of:=[Mean.AZ48] - [ConfidenceDelta.BA48]" office:value-type="float" office:value="10.4460979904654">
            <text:p>10,4460979905</text:p>
          </table:table-cell>
          <table:table-cell table:formula="of:=99" office:value-type="float" office:value="99">
            <text:p>99</text:p>
          </table:table-cell>
          <table:table-cell table:formula="of:=[Mean.AB48] + [ConfidenceDelta.AC48]" office:value-type="float" office:value="1.25586111156509">
            <text:p>1,2558611116</text:p>
          </table:table-cell>
          <table:table-cell table:formula="of:=[Mean.AC48] + [ConfidenceDelta.AD48]" office:value-type="float" office:value="1.69704929041787">
            <text:p>1,6970492904</text:p>
          </table:table-cell>
          <table:table-cell table:formula="of:=[Mean.AD48] + [ConfidenceDelta.AE48]" office:value-type="float" office:value="2.13821259964008">
            <text:p>2,1382125996</text:p>
          </table:table-cell>
          <table:table-cell table:formula="of:=[Mean.AE48] + [ConfidenceDelta.AF48]" office:value-type="float" office:value="2.57935061888339">
            <text:p>2,5793506189</text:p>
          </table:table-cell>
          <table:table-cell table:formula="of:=[Mean.AF48] + [ConfidenceDelta.AG48]" office:value-type="float" office:value="3.02046291582309">
            <text:p>3,0204629158</text:p>
          </table:table-cell>
          <table:table-cell table:formula="of:=[Mean.AG48] + [ConfidenceDelta.AH48]" office:value-type="float" office:value="3.46154904567479">
            <text:p>3,4615490457</text:p>
          </table:table-cell>
          <table:table-cell table:formula="of:=[Mean.AH48] + [ConfidenceDelta.AI48]" office:value-type="float" office:value="3.9026085506859">
            <text:p>3,9026085507</text:p>
          </table:table-cell>
          <table:table-cell table:formula="of:=[Mean.AI48] + [ConfidenceDelta.AJ48]" office:value-type="float" office:value="4.34364095959997">
            <text:p>4,3436409596</text:p>
          </table:table-cell>
          <table:table-cell table:formula="of:=[Mean.AJ48] + [ConfidenceDelta.AK48]" office:value-type="float" office:value="4.78464578709234">
            <text:p>4,7846457871</text:p>
          </table:table-cell>
          <table:table-cell table:formula="of:=[Mean.AK48] + [ConfidenceDelta.AL48]" office:value-type="float" office:value="5.22562253317504">
            <text:p>5,2256225332</text:p>
          </table:table-cell>
          <table:table-cell table:formula="of:=[Mean.AL48] + [ConfidenceDelta.AM48]" office:value-type="float" office:value="5.66657068256897">
            <text:p>5,6665706826</text:p>
          </table:table-cell>
          <table:table-cell table:formula="of:=[Mean.AM48] + [ConfidenceDelta.AN48]" office:value-type="float" office:value="6.10748970404108">
            <text:p>6,107489704</text:p>
          </table:table-cell>
          <table:table-cell table:formula="of:=[Mean.AN48] + [ConfidenceDelta.AO48]" office:value-type="float" office:value="6.54837904970407">
            <text:p>6,5483790497</text:p>
          </table:table-cell>
          <table:table-cell table:formula="of:=[Mean.AO48] + [ConfidenceDelta.AP48]" office:value-type="float" office:value="6.98923815427624">
            <text:p>6,9892381543</text:p>
          </table:table-cell>
          <table:table-cell table:formula="of:=[Mean.AP48] + [ConfidenceDelta.AQ48]" office:value-type="float" office:value="7.4300664342983">
            <text:p>7,4300664343</text:p>
          </table:table-cell>
          <table:table-cell table:formula="of:=[Mean.AQ48] + [ConfidenceDelta.AR48]" office:value-type="float" office:value="7.87086328730438">
            <text:p>7,8708632873</text:p>
          </table:table-cell>
          <table:table-cell table:formula="of:=[Mean.AR48] + [ConfidenceDelta.AS48]" office:value-type="float" office:value="8.31162809094378">
            <text:p>8,3116280909</text:p>
          </table:table-cell>
          <table:table-cell table:formula="of:=[Mean.AS48] + [ConfidenceDelta.AT48]" office:value-type="float" office:value="8.75236020204977">
            <text:p>8,752360202</text:p>
          </table:table-cell>
          <table:table-cell table:formula="of:=[Mean.AT48] + [ConfidenceDelta.AU48]" office:value-type="float" office:value="9.19305895565165">
            <text:p>9,1930589557</text:p>
          </table:table-cell>
          <table:table-cell table:formula="of:=[Mean.AU48] + [ConfidenceDelta.AV48]" office:value-type="float" office:value="9.63372366392563">
            <text:p>9,6337236639</text:p>
          </table:table-cell>
          <table:table-cell table:formula="of:=[Mean.AV48] + [ConfidenceDelta.AW48]" office:value-type="float" office:value="10.0743536150799">
            <text:p>10,0743536151</text:p>
          </table:table-cell>
          <table:table-cell table:formula="of:=[Mean.AW48] + [ConfidenceDelta.AX48]" office:value-type="float" office:value="10.5149480721689">
            <text:p>10,5149480722</text:p>
          </table:table-cell>
          <table:table-cell table:formula="of:=[Mean.AX48] + [ConfidenceDelta.AY48]" office:value-type="float" office:value="10.9555062718309">
            <text:p>10,9555062718</text:p>
          </table:table-cell>
          <table:table-cell table:formula="of:=[Mean.AY48] + [ConfidenceDelta.AZ48]" office:value-type="float" office:value="11.3960274229429">
            <text:p>11,3960274229</text:p>
          </table:table-cell>
          <table:table-cell table:formula="of:=[Mean.AZ48] + [ConfidenceDelta.BA48]" office:value-type="float" office:value="11.8365107051867">
            <text:p>11,836510705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49]+1" office:value-type="float" office:value="42">
            <text:p>42</text:p>
          </table:table-cell>
          <table:table-cell table:formula="of:=[Mean.B49] - [ConfidenceDelta.C49]" office:value-type="float" office:value="2.18204556217058">
            <text:p>2,1820455622</text:p>
          </table:table-cell>
          <table:table-cell table:formula="of:=[Mean.C49] - [ConfidenceDelta.D49]" office:value-type="float" office:value="2.61058039661202">
            <text:p>2,6105803966</text:p>
          </table:table-cell>
          <table:table-cell table:formula="of:=[Mean.D49] - [ConfidenceDelta.E49]" office:value-type="float" office:value="3.03913888123341">
            <text:p>3,0391388812</text:p>
          </table:table-cell>
          <table:table-cell table:formula="of:=[Mean.E49] - [ConfidenceDelta.F49]" office:value-type="float" office:value="3.46772141131759">
            <text:p>3,4677214113</text:p>
          </table:table-cell>
          <table:table-cell table:formula="of:=[Mean.F49] - [ConfidenceDelta.G49]" office:value-type="float" office:value="3.89632839328275">
            <text:p>3,8963283933</text:p>
          </table:table-cell>
          <table:table-cell table:formula="of:=[Mean.G49] - [ConfidenceDelta.H49]" office:value-type="float" office:value="4.32496024512658">
            <text:p>4,3249602451</text:p>
          </table:table-cell>
          <table:table-cell table:formula="of:=[Mean.H49] - [ConfidenceDelta.I49]" office:value-type="float" office:value="4.75361739689349">
            <text:p>4,7536173969</text:p>
          </table:table-cell>
          <table:table-cell table:formula="of:=[Mean.I49] - [ConfidenceDelta.J49]" office:value-type="float" office:value="5.18230029116641">
            <text:p>5,1823002912</text:p>
          </table:table-cell>
          <table:table-cell table:formula="of:=[Mean.J49] - [ConfidenceDelta.K49]" office:value-type="float" office:value="5.61100938358454">
            <text:p>5,6110093836</text:p>
          </table:table-cell>
          <table:table-cell table:formula="of:=[Mean.K49] - [ConfidenceDelta.L49]" office:value-type="float" office:value="6.03974514338913">
            <text:p>6,0397451434</text:p>
          </table:table-cell>
          <table:table-cell table:formula="of:=[Mean.L49] - [ConfidenceDelta.M49]" office:value-type="float" office:value="6.46850805399877">
            <text:p>6,468508054</text:p>
          </table:table-cell>
          <table:table-cell table:formula="of:=[Mean.M49] - [ConfidenceDelta.N49]" office:value-type="float" office:value="6.89729861361646">
            <text:p>6,8972986136</text:p>
          </table:table-cell>
          <table:table-cell table:formula="of:=[Mean.N49] - [ConfidenceDelta.O49]" office:value-type="float" office:value="7.32611733587045">
            <text:p>7,3261173359</text:p>
          </table:table-cell>
          <table:table-cell table:formula="of:=[Mean.O49] - [ConfidenceDelta.P49]" office:value-type="float" office:value="7.7549647504913">
            <text:p>7,7549647505</text:p>
          </table:table-cell>
          <table:table-cell table:formula="of:=[Mean.P49] - [ConfidenceDelta.Q49]" office:value-type="float" office:value="8.18384140402755">
            <text:p>8,183841404</text:p>
          </table:table-cell>
          <table:table-cell table:formula="of:=[Mean.Q49] - [ConfidenceDelta.R49]" office:value-type="float" office:value="8.61274786060293">
            <text:p>8,6127478606</text:p>
          </table:table-cell>
          <table:table-cell table:formula="of:=[Mean.R49] - [ConfidenceDelta.S49]" office:value-type="float" office:value="9.04168470271786">
            <text:p>9,0416847027</text:p>
          </table:table-cell>
          <table:table-cell table:formula="of:=[Mean.S49] - [ConfidenceDelta.T49]" office:value-type="float" office:value="9.47065253209865">
            <text:p>9,4706525321</text:p>
          </table:table-cell>
          <table:table-cell table:formula="of:=[Mean.T49] - [ConfidenceDelta.U49]" office:value-type="float" office:value="9.89965197059777">
            <text:p>9,8996519706</text:p>
          </table:table-cell>
          <table:table-cell table:formula="of:=[Mean.U49] - [ConfidenceDelta.V49]" office:value-type="float" office:value="10.3286836611491">
            <text:p>10,3286836611</text:p>
          </table:table-cell>
          <table:table-cell table:formula="of:=[Mean.V49] - [ConfidenceDelta.W49]" office:value-type="float" office:value="10.7577482687824">
            <text:p>10,7577482688</text:p>
          </table:table-cell>
          <table:table-cell table:formula="of:=[Mean.W49] - [ConfidenceDelta.X49]" office:value-type="float" office:value="11.1868464817008">
            <text:p>11,1868464817</text:p>
          </table:table-cell>
          <table:table-cell table:formula="of:=[Mean.X49] - [ConfidenceDelta.Y49]" office:value-type="float" office:value="11.615979012428">
            <text:p>11,6159790124</text:p>
          </table:table-cell>
          <table:table-cell table:formula="of:=[Mean.Y49] - [ConfidenceDelta.Z49]" office:value-type="float" office:value="12.0451465990283">
            <text:p>12,045146599</text:p>
          </table:table-cell>
          <table:table-cell table:formula="of:=[Mean.Z49] - [ConfidenceDelta.AA49]" office:value-type="float" office:value="12.4743500064071">
            <text:p>12,4743500064</text:p>
          </table:table-cell>
          <table:table-cell table:formula="of:=99" office:value-type="float" office:value="99">
            <text:p>99</text:p>
          </table:table-cell>
          <table:table-cell table:formula="of:=[Mean.B49] + [ConfidenceDelta.C49]" office:value-type="float" office:value="3.75734837722336">
            <text:p>3,7573483772</text:p>
          </table:table-cell>
          <table:table-cell table:formula="of:=[Mean.C49] + [ConfidenceDelta.D49]" office:value-type="float" office:value="4.17729839126677">
            <text:p>4,1772983913</text:p>
          </table:table-cell>
          <table:table-cell table:formula="of:=[Mean.D49] + [ConfidenceDelta.E49]" office:value-type="float" office:value="4.59722475513023">
            <text:p>4,5972247551</text:p>
          </table:table-cell>
          <table:table-cell table:formula="of:=[Mean.E49] + [ConfidenceDelta.F49]" office:value-type="float" office:value="5.01712707353089">
            <text:p>5,0171270735</text:p>
          </table:table-cell>
          <table:table-cell table:formula="of:=[Mean.F49] + [ConfidenceDelta.G49]" office:value-type="float" office:value="5.43700494005059">
            <text:p>5,4370049401</text:p>
          </table:table-cell>
          <table:table-cell table:formula="of:=[Mean.G49] + [ConfidenceDelta.H49]" office:value-type="float" office:value="5.85685793669161">
            <text:p>5,8568579367</text:p>
          </table:table-cell>
          <table:table-cell table:formula="of:=[Mean.H49] + [ConfidenceDelta.I49]" office:value-type="float" office:value="6.27668563340954">
            <text:p>6,2766856334</text:p>
          </table:table-cell>
          <table:table-cell table:formula="of:=[Mean.I49] + [ConfidenceDelta.J49]" office:value-type="float" office:value="6.69648758762147">
            <text:p>6,6964875876</text:p>
          </table:table-cell>
          <table:table-cell table:formula="of:=[Mean.J49] + [ConfidenceDelta.K49]" office:value-type="float" office:value="7.11626334368819">
            <text:p>7,1162633437</text:p>
          </table:table-cell>
          <table:table-cell table:formula="of:=[Mean.K49] + [ConfidenceDelta.L49]" office:value-type="float" office:value="7.53601243236845">
            <text:p>7,5360124324</text:p>
          </table:table-cell>
          <table:table-cell table:formula="of:=[Mean.L49] + [ConfidenceDelta.M49]" office:value-type="float" office:value="7.95573437024366">
            <text:p>7,9557343702</text:p>
          </table:table-cell>
          <table:table-cell table:formula="of:=[Mean.M49] + [ConfidenceDelta.N49]" office:value-type="float" office:value="8.37542865911082">
            <text:p>8,3754286591</text:p>
          </table:table-cell>
          <table:table-cell table:formula="of:=[Mean.N49] + [ConfidenceDelta.O49]" office:value-type="float" office:value="8.79509478534167">
            <text:p>8,7950947853</text:p>
          </table:table-cell>
          <table:table-cell table:formula="of:=[Mean.O49] + [ConfidenceDelta.P49]" office:value-type="float" office:value="9.21473221920567">
            <text:p>9,2147322192</text:p>
          </table:table-cell>
          <table:table-cell table:formula="of:=[Mean.P49] + [ConfidenceDelta.Q49]" office:value-type="float" office:value="9.63434041415427">
            <text:p>9,6343404142</text:p>
          </table:table-cell>
          <table:table-cell table:formula="of:=[Mean.Q49] + [ConfidenceDelta.R49]" office:value-type="float" office:value="10.0539188060637">
            <text:p>10,0539188061</text:p>
          </table:table-cell>
          <table:table-cell table:formula="of:=[Mean.R49] + [ConfidenceDelta.S49]" office:value-type="float" office:value="10.4734668124337">
            <text:p>10,4734668124</text:p>
          </table:table-cell>
          <table:table-cell table:formula="of:=[Mean.S49] + [ConfidenceDelta.T49]" office:value-type="float" office:value="10.8929838315377">
            <text:p>10,8929838315</text:p>
          </table:table-cell>
          <table:table-cell table:formula="of:=[Mean.T49] + [ConfidenceDelta.U49]" office:value-type="float" office:value="11.3124692415234">
            <text:p>11,3124692415</text:p>
          </table:table-cell>
          <table:table-cell table:formula="of:=[Mean.U49] + [ConfidenceDelta.V49]" office:value-type="float" office:value="11.7319223994569">
            <text:p>11,7319223995</text:p>
          </table:table-cell>
          <table:table-cell table:formula="of:=[Mean.V49] + [ConfidenceDelta.W49]" office:value-type="float" office:value="12.1513426403086">
            <text:p>12,1513426403</text:p>
          </table:table-cell>
          <table:table-cell table:formula="of:=[Mean.W49] + [ConfidenceDelta.X49]" office:value-type="float" office:value="12.570729275875">
            <text:p>12,5707292759</text:p>
          </table:table-cell>
          <table:table-cell table:formula="of:=[Mean.X49] + [ConfidenceDelta.Y49]" office:value-type="float" office:value="12.9900815936326">
            <text:p>12,9900815936</text:p>
          </table:table-cell>
          <table:table-cell table:formula="of:=[Mean.Y49] + [ConfidenceDelta.Z49]" office:value-type="float" office:value="13.4093988555172">
            <text:p>13,4093988555</text:p>
          </table:table-cell>
          <table:table-cell table:formula="of:=[Mean.Z49] + [ConfidenceDelta.AA49]" office:value-type="float" office:value="13.8286802966232">
            <text:p>13,8286802966</text:p>
          </table:table-cell>
          <table:table-cell table:formula="of:=99" office:value-type="float" office:value="99">
            <text:p>99</text:p>
          </table:table-cell>
          <table:table-cell table:formula="of:=[Mean.AB49] - [ConfidenceDelta.AC49]" office:value-type="float" office:value="-0.356408310926508">
            <text:p>-0,3564083109</text:p>
          </table:table-cell>
          <table:table-cell table:formula="of:=[Mean.AC49] - [ConfidenceDelta.AD49]" office:value-type="float" office:value="0.104592415733134">
            <text:p>0,1045924157</text:p>
          </table:table-cell>
          <table:table-cell table:formula="of:=[Mean.AD49] - [ConfidenceDelta.AE49]" office:value-type="float" office:value="0.565618095548787">
            <text:p>0,5656180955</text:p>
          </table:table-cell>
          <table:table-cell table:formula="of:=[Mean.AE49] - [ConfidenceDelta.AF49]" office:value-type="float" office:value="1.02666915028053">
            <text:p>1,0266691503</text:p>
          </table:table-cell>
          <table:table-cell table:formula="of:=[Mean.AF49] - [ConfidenceDelta.AG49]" office:value-type="float" office:value="1.48774601370506">
            <text:p>1,4877460137</text:p>
          </table:table-cell>
          <table:table-cell table:formula="of:=[Mean.AG49] - [ConfidenceDelta.AH49]" office:value-type="float" office:value="1.94884913210059">
            <text:p>1,9488491321</text:p>
          </table:table-cell>
          <table:table-cell table:formula="of:=[Mean.AH49] - [ConfidenceDelta.AI49]" office:value-type="float" office:value="2.40997896475708">
            <text:p>2,4099789648</text:p>
          </table:table-cell>
          <table:table-cell table:formula="of:=[Mean.AI49] - [ConfidenceDelta.AJ49]" office:value-type="float" office:value="2.87113598451371">
            <text:p>2,8711359845</text:p>
          </table:table-cell>
          <table:table-cell table:formula="of:=[Mean.AJ49] - [ConfidenceDelta.AK49]" office:value-type="float" office:value="3.33232067832512">
            <text:p>3,3323206783</text:p>
          </table:table-cell>
          <table:table-cell table:formula="of:=[Mean.AK49] - [ConfidenceDelta.AL49]" office:value-type="float" office:value="3.7935335478585">
            <text:p>3,7935335479</text:p>
          </table:table-cell>
          <table:table-cell table:formula="of:=[Mean.AL49] - [ConfidenceDelta.AM49]" office:value-type="float" office:value="4.25477511012353">
            <text:p>4,2547751101</text:p>
          </table:table-cell>
          <table:table-cell table:formula="of:=[Mean.AM49] - [ConfidenceDelta.AN49]" office:value-type="float" office:value="4.71604589813744">
            <text:p>4,7160458981</text:p>
          </table:table-cell>
          <table:table-cell table:formula="of:=[Mean.AN49] - [ConfidenceDelta.AO49]" office:value-type="float" office:value="5.17734646162761">
            <text:p>5,1773464616</text:p>
          </table:table-cell>
          <table:table-cell table:formula="of:=[Mean.AO49] - [ConfidenceDelta.AP49]" office:value-type="float" office:value="5.63867736777426">
            <text:p>5,6386773678</text:p>
          </table:table-cell>
          <table:table-cell table:formula="of:=[Mean.AP49] - [ConfidenceDelta.AQ49]" office:value-type="float" office:value="6.10003920199626">
            <text:p>6,100039202</text:p>
          </table:table-cell>
          <table:table-cell table:formula="of:=[Mean.AQ49] - [ConfidenceDelta.AR49]" office:value-type="float" office:value="6.56143256878286">
            <text:p>6,5614325688</text:p>
          </table:table-cell>
          <table:table-cell table:formula="of:=[Mean.AR49] - [ConfidenceDelta.AS49]" office:value-type="float" office:value="7.02285809257496">
            <text:p>7,0228580926</text:p>
          </table:table-cell>
          <table:table-cell table:formula="of:=[Mean.AS49] - [ConfidenceDelta.AT49]" office:value-type="float" office:value="7.48431641869937">
            <text:p>7,4843164187</text:p>
          </table:table-cell>
          <table:table-cell table:formula="of:=[Mean.AT49] - [ConfidenceDelta.AU49]" office:value-type="float" office:value="7.94580821436013">
            <text:p>7,9458082144</text:p>
          </table:table-cell>
          <table:table-cell table:formula="of:=[Mean.AU49] - [ConfidenceDelta.AV49]" office:value-type="float" office:value="8.40733416969112">
            <text:p>8,4073341697</text:p>
          </table:table-cell>
          <table:table-cell table:formula="of:=[Mean.AV49] - [ConfidenceDelta.AW49]" office:value-type="float" office:value="8.86889499887467">
            <text:p>8,8688949989</text:p>
          </table:table-cell>
          <table:table-cell table:formula="of:=[Mean.AW49] - [ConfidenceDelta.AX49]" office:value-type="float" office:value="9.33049144133146">
            <text:p>9,3304914413</text:p>
          </table:table-cell>
          <table:table-cell table:formula="of:=[Mean.AX49] - [ConfidenceDelta.AY49]" office:value-type="float" office:value="9.792124262987">
            <text:p>9,792124263</text:p>
          </table:table-cell>
          <table:table-cell table:formula="of:=[Mean.AY49] - [ConfidenceDelta.AZ49]" office:value-type="float" office:value="10.2537942576212">
            <text:p>10,2537942576</text:p>
          </table:table-cell>
          <table:table-cell table:formula="of:=[Mean.AZ49] - [ConfidenceDelta.BA49]" office:value-type="float" office:value="10.7155022483074">
            <text:p>10,7155022483</text:p>
          </table:table-cell>
          <table:table-cell table:formula="of:=99" office:value-type="float" office:value="99">
            <text:p>99</text:p>
          </table:table-cell>
          <table:table-cell table:formula="of:=[Mean.AB49] + [ConfidenceDelta.AC49]" office:value-type="float" office:value="1.26945178918738">
            <text:p>1,2694517892</text:p>
          </table:table-cell>
          <table:table-cell table:formula="of:=[Mean.AC49] + [ConfidenceDelta.AD49]" office:value-type="float" office:value="1.72149454078861">
            <text:p>1,7214945408</text:p>
          </table:table-cell>
          <table:table-cell table:formula="of:=[Mean.AD49] + [ConfidenceDelta.AE49]" office:value-type="float" office:value="2.17351233923382">
            <text:p>2,1735123392</text:p>
          </table:table-cell>
          <table:table-cell table:formula="of:=[Mean.AE49] + [ConfidenceDelta.AF49]" office:value-type="float" office:value="2.62550476276295">
            <text:p>2,6255047628</text:p>
          </table:table-cell>
          <table:table-cell table:formula="of:=[Mean.AF49] + [ConfidenceDelta.AG49]" office:value-type="float" office:value="3.07747137759928">
            <text:p>3,0774713776</text:p>
          </table:table-cell>
          <table:table-cell table:formula="of:=[Mean.AG49] + [ConfidenceDelta.AH49]" office:value-type="float" office:value="3.52941173746463">
            <text:p>3,5294117375</text:p>
          </table:table-cell>
          <table:table-cell table:formula="of:=[Mean.AH49] + [ConfidenceDelta.AI49]" office:value-type="float" office:value="3.98132538306901">
            <text:p>3,9813253831</text:p>
          </table:table-cell>
          <table:table-cell table:formula="of:=[Mean.AI49] + [ConfidenceDelta.AJ49]" office:value-type="float" office:value="4.43321184157325">
            <text:p>4,4332118416</text:p>
          </table:table-cell>
          <table:table-cell table:formula="of:=[Mean.AJ49] + [ConfidenceDelta.AK49]" office:value-type="float" office:value="4.88507062602271">
            <text:p>4,885070626</text:p>
          </table:table-cell>
          <table:table-cell table:formula="of:=[Mean.AK49] + [ConfidenceDelta.AL49]" office:value-type="float" office:value="5.3369012347502">
            <text:p>5,3369012348</text:p>
          </table:table-cell>
          <table:table-cell table:formula="of:=[Mean.AL49] + [ConfidenceDelta.AM49]" office:value-type="float" office:value="5.78870315074604">
            <text:p>5,7887031507</text:p>
          </table:table-cell>
          <table:table-cell table:formula="of:=[Mean.AM49] + [ConfidenceDelta.AN49]" office:value-type="float" office:value="6.24047584099299">
            <text:p>6,240475841</text:p>
          </table:table-cell>
          <table:table-cell table:formula="of:=[Mean.AN49] + [ConfidenceDelta.AO49]" office:value-type="float" office:value="6.6922187557637">
            <text:p>6,6922187558</text:p>
          </table:table-cell>
          <table:table-cell table:formula="of:=[Mean.AO49] + [ConfidenceDelta.AP49]" office:value-type="float" office:value="7.14393132787791">
            <text:p>7,1439313279</text:p>
          </table:table-cell>
          <table:table-cell table:formula="of:=[Mean.AP49] + [ConfidenceDelta.AQ49]" office:value-type="float" office:value="7.59561297191678">
            <text:p>7,5956129719</text:p>
          </table:table-cell>
          <table:table-cell table:formula="of:=[Mean.AQ49] + [ConfidenceDelta.AR49]" office:value-type="float" office:value="8.04726308339105">
            <text:p>8,0472630834</text:p>
          </table:table-cell>
          <table:table-cell table:formula="of:=[Mean.AR49] + [ConfidenceDelta.AS49]" office:value-type="float" office:value="8.49888103785983">
            <text:p>8,4988810379</text:p>
          </table:table-cell>
          <table:table-cell table:formula="of:=[Mean.AS49] + [ConfidenceDelta.AT49]" office:value-type="float" office:value="8.95046618999628">
            <text:p>8,95046619</text:p>
          </table:table-cell>
          <table:table-cell table:formula="of:=[Mean.AT49] + [ConfidenceDelta.AU49]" office:value-type="float" office:value="9.40201787259639">
            <text:p>9,4020178726</text:p>
          </table:table-cell>
          <table:table-cell table:formula="of:=[Mean.AU49] + [ConfidenceDelta.AV49]" office:value-type="float" office:value="9.85353539552628">
            <text:p>9,8535353955</text:p>
          </table:table-cell>
          <table:table-cell table:formula="of:=[Mean.AV49] + [ConfidenceDelta.AW49]" office:value-type="float" office:value="10.3050180446036">
            <text:p>10,3050180446</text:p>
          </table:table-cell>
          <table:table-cell table:formula="of:=[Mean.AW49] + [ConfidenceDelta.AX49]" office:value-type="float" office:value="10.7564650804077">
            <text:p>10,7564650804</text:p>
          </table:table-cell>
          <table:table-cell table:formula="of:=[Mean.AX49] + [ConfidenceDelta.AY49]" office:value-type="float" office:value="11.207875737013">
            <text:p>11,207875737</text:p>
          </table:table-cell>
          <table:table-cell table:formula="of:=[Mean.AY49] + [ConfidenceDelta.AZ49]" office:value-type="float" office:value="11.6592492206397">
            <text:p>11,6592492206</text:p>
          </table:table-cell>
          <table:table-cell table:formula="of:=[Mean.AZ49] + [ConfidenceDelta.BA49]" office:value-type="float" office:value="12.1105847082143">
            <text:p>12,1105847082</text:p>
          </table:table-cell>
          <table:table-cell table:formula="of:=99" office:value-type="float" office:value="99">
            <text:p>99</text:p>
          </table:table-cell>
        </table:table-row>
        <table:table-row table:style-name="ro2">
          <table:table-cell table:formula="of:=[.A50]+1" office:value-type="float" office:value="43">
            <text:p>43</text:p>
          </table:table-cell>
          <table:table-cell table:formula="of:=[Mean.B50] - [ConfidenceDelta.C50]" office:value-type="float" office:value="2.25045291584492">
            <text:p>2,2504529158</text:p>
          </table:table-cell>
          <table:table-cell table:formula="of:=[Mean.C50] - [ConfidenceDelta.D50]" office:value-type="float" office:value="2.68910129299856">
            <text:p>2,689101293</text:p>
          </table:table-cell>
          <table:table-cell table:formula="of:=[Mean.D50] - [ConfidenceDelta.E50]" office:value-type="float" office:value="3.12777338938392">
            <text:p>3,1277733894</text:p>
          </table:table-cell>
          <table:table-cell table:formula="of:=[Mean.E50] - [ConfidenceDelta.F50]" office:value-type="float" office:value="3.56646960143796">
            <text:p>3,5664696014</text:p>
          </table:table-cell>
          <table:table-cell table:formula="of:=[Mean.F50] - [ConfidenceDelta.G50]" office:value-type="float" office:value="4.00519033676547">
            <text:p>4,0051903368</text:p>
          </table:table-cell>
          <table:table-cell table:formula="of:=[Mean.G50] - [ConfidenceDelta.H50]" office:value-type="float" office:value="4.44393601458459">
            <text:p>4,4439360146</text:p>
          </table:table-cell>
          <table:table-cell table:formula="of:=[Mean.H50] - [ConfidenceDelta.I50]" office:value-type="float" office:value="4.88270706619535">
            <text:p>4,8827070662</text:p>
          </table:table-cell>
          <table:table-cell table:formula="of:=[Mean.I50] - [ConfidenceDelta.J50]" office:value-type="float" office:value="5.32150393547287">
            <text:p>5,3215039355</text:p>
          </table:table-cell>
          <table:table-cell table:formula="of:=[Mean.J50] - [ConfidenceDelta.K50]" office:value-type="float" office:value="5.7603270793867">
            <text:p>5,7603270794</text:p>
          </table:table-cell>
          <table:table-cell table:formula="of:=[Mean.K50] - [ConfidenceDelta.L50]" office:value-type="float" office:value="6.19917696854814">
            <text:p>6,1991769685</text:p>
          </table:table-cell>
          <table:table-cell table:formula="of:=[Mean.L50] - [ConfidenceDelta.M50]" office:value-type="float" office:value="6.63805408778722">
            <text:p>6,6380540878</text:p>
          </table:table-cell>
          <table:table-cell table:formula="of:=[Mean.M50] - [ConfidenceDelta.N50]" office:value-type="float" office:value="7.07695893676155">
            <text:p>7,0769589368</text:p>
          </table:table-cell>
          <table:table-cell table:formula="of:=[Mean.N50] - [ConfidenceDelta.O50]" office:value-type="float" office:value="7.51589203059903">
            <text:p>7,5158920306</text:p>
          </table:table-cell>
          <table:table-cell table:formula="of:=[Mean.O50] - [ConfidenceDelta.P50]" office:value-type="float" office:value="7.95485390057688">
            <text:p>7,9548539006</text:p>
          </table:table-cell>
          <table:table-cell table:formula="of:=[Mean.P50] - [ConfidenceDelta.Q50]" office:value-type="float" office:value="8.39384509483942">
            <text:p>8,3938450948</text:p>
          </table:table-cell>
          <table:table-cell table:formula="of:=[Mean.Q50] - [ConfidenceDelta.R50]" office:value-type="float" office:value="8.83286617915744">
            <text:p>8,8328661792</text:p>
          </table:table-cell>
          <table:table-cell table:formula="of:=[Mean.R50] - [ConfidenceDelta.S50]" office:value-type="float" office:value="9.2719177377321">
            <text:p>9,2719177377</text:p>
          </table:table-cell>
          <table:table-cell table:formula="of:=[Mean.S50] - [ConfidenceDelta.T50]" office:value-type="float" office:value="9.71100037404659">
            <text:p>9,711000374</text:p>
          </table:table-cell>
          <table:table-cell table:formula="of:=[Mean.T50] - [ConfidenceDelta.U50]" office:value-type="float" office:value="10.150114711769">
            <text:p>10,1501147118</text:p>
          </table:table-cell>
          <table:table-cell table:formula="of:=[Mean.U50] - [ConfidenceDelta.V50]" office:value-type="float" office:value="10.5892613957104">
            <text:p>10,5892613957</text:p>
          </table:table-cell>
          <table:table-cell table:formula="of:=[Mean.V50] - [ConfidenceDelta.W50]" office:value-type="float" office:value="11.0284410928422">
            <text:p>11,0284410928</text:p>
          </table:table-cell>
          <table:table-cell table:formula="of:=[Mean.W50] - [ConfidenceDelta.X50]" office:value-type="float" office:value="11.467654493377">
            <text:p>11,4676544934</text:p>
          </table:table-cell>
          <table:table-cell table:formula="of:=[Mean.X50] - [ConfidenceDelta.Y50]" office:value-type="float" office:value="11.9069023119188">
            <text:p>11,9069023119</text:p>
          </table:table-cell>
          <table:table-cell table:formula="of:=[Mean.Y50] - [ConfidenceDelta.Z50]" office:value-type="float" office:value="12.3461852886868">
            <text:p>12,3461852887</text:p>
          </table:table-cell>
          <table:table-cell table:formula="of:=[Mean.Z50] - [ConfidenceDelta.AA50]" office:value-type="float" office:value="12.7855041908197">
            <text:p>12,7855041908</text:p>
          </table:table-cell>
          <table:table-cell table:formula="of:=99" office:value-type="float" office:value="99">
            <text:p>99</text:p>
          </table:table-cell>
          <table:table-cell table:formula="of:=[Mean.B50] + [ConfidenceDelta.C50]" office:value-type="float" office:value="3.83035516496316">
            <text:p>3,830355165</text:p>
          </table:table-cell>
          <table:table-cell table:formula="of:=[Mean.C50] + [ConfidenceDelta.D50]" office:value-type="float" office:value="4.26039365649639">
            <text:p>4,2603936565</text:p>
          </table:table-cell>
          <table:table-cell table:formula="of:=[Mean.D50] + [ConfidenceDelta.E50]" office:value-type="float" office:value="4.69040842879789">
            <text:p>4,6904084288</text:p>
          </table:table-cell>
          <table:table-cell table:formula="of:=[Mean.E50] + [ConfidenceDelta.F50]" office:value-type="float" office:value="5.12039908543073">
            <text:p>5,1203990854</text:p>
          </table:table-cell>
          <table:table-cell table:formula="of:=[Mean.F50] + [ConfidenceDelta.G50]" office:value-type="float" office:value="5.55036521879008">
            <text:p>5,5503652188</text:p>
          </table:table-cell>
          <table:table-cell table:formula="of:=[Mean.G50] + [ConfidenceDelta.H50]" office:value-type="float" office:value="5.98030640965783">
            <text:p>5,9803064097</text:p>
          </table:table-cell>
          <table:table-cell table:formula="of:=[Mean.H50] + [ConfidenceDelta.I50]" office:value-type="float" office:value="6.41022222673394">
            <text:p>6,4102222267</text:p>
          </table:table-cell>
          <table:table-cell table:formula="of:=[Mean.I50] + [ConfidenceDelta.J50]" office:value-type="float" office:value="6.84011222614329">
            <text:p>6,8401122261</text:p>
          </table:table-cell>
          <table:table-cell table:formula="of:=[Mean.J50] + [ConfidenceDelta.K50]" office:value-type="float" office:value="7.26997595091633">
            <text:p>7,2699759509</text:p>
          </table:table-cell>
          <table:table-cell table:formula="of:=[Mean.K50] + [ConfidenceDelta.L50]" office:value-type="float" office:value="7.69981293044176">
            <text:p>7,6998129304</text:p>
          </table:table-cell>
          <table:table-cell table:formula="of:=[Mean.L50] + [ConfidenceDelta.M50]" office:value-type="float" office:value="8.12962267988955">
            <text:p>8,1296226799</text:p>
          </table:table-cell>
          <table:table-cell table:formula="of:=[Mean.M50] + [ConfidenceDelta.N50]" office:value-type="float" office:value="8.55940469960209">
            <text:p>8,5594046996</text:p>
          </table:table-cell>
          <table:table-cell table:formula="of:=[Mean.N50] + [ConfidenceDelta.O50]" office:value-type="float" office:value="8.98915847445147">
            <text:p>8,9891584745</text:p>
          </table:table-cell>
          <table:table-cell table:formula="of:=[Mean.O50] + [ConfidenceDelta.P50]" office:value-type="float" office:value="9.41888347316049">
            <text:p>9,4188834732</text:p>
          </table:table-cell>
          <table:table-cell table:formula="of:=[Mean.P50] + [ConfidenceDelta.Q50]" office:value-type="float" office:value="9.84857914758482">
            <text:p>9,8485791476</text:p>
          </table:table-cell>
          <table:table-cell table:formula="of:=[Mean.Q50] + [ConfidenceDelta.R50]" office:value-type="float" office:value="10.2782449319537">
            <text:p>10,278244932</text:p>
          </table:table-cell>
          <table:table-cell table:formula="of:=[Mean.R50] + [ConfidenceDelta.S50]" office:value-type="float" office:value="10.7078802420659">
            <text:p>10,7078802421</text:p>
          </table:table-cell>
          <table:table-cell table:formula="of:=[Mean.S50] + [ConfidenceDelta.T50]" office:value-type="float" office:value="11.1374844744383">
            <text:p>11,1374844744</text:p>
          </table:table-cell>
          <table:table-cell table:formula="of:=[Mean.T50] + [ConfidenceDelta.U50]" office:value-type="float" office:value="11.5670570054027">
            <text:p>11,5670570054</text:p>
          </table:table-cell>
          <table:table-cell table:formula="of:=[Mean.U50] + [ConfidenceDelta.V50]" office:value-type="float" office:value="11.9965971901482">
            <text:p>11,9965971901</text:p>
          </table:table-cell>
          <table:table-cell table:formula="of:=[Mean.V50] + [ConfidenceDelta.W50]" office:value-type="float" office:value="12.4261043617033">
            <text:p>12,4261043617</text:p>
          </table:table-cell>
          <table:table-cell table:formula="of:=[Mean.W50] + [ConfidenceDelta.X50]" office:value-type="float" office:value="12.8555778298553">
            <text:p>12,8555778299</text:p>
          </table:table-cell>
          <table:table-cell table:formula="of:=[Mean.X50] + [ConfidenceDelta.Y50]" office:value-type="float" office:value="13.2850168800004">
            <text:p>13,28501688</text:p>
          </table:table-cell>
          <table:table-cell table:formula="of:=[Mean.Y50] + [ConfidenceDelta.Z50]" office:value-type="float" office:value="13.7144207719193">
            <text:p>13,7144207719</text:p>
          </table:table-cell>
          <table:table-cell table:formula="of:=[Mean.Z50] + [ConfidenceDelta.AA50]" office:value-type="float" office:value="14.1437887384732">
            <text:p>14,1437887385</text:p>
          </table:table-cell>
          <table:table-cell table:formula="of:=99" office:value-type="float" office:value="99">
            <text:p>99</text:p>
          </table:table-cell>
          <table:table-cell table:formula="of:=[Mean.AB50] - [ConfidenceDelta.AC50]" office:value-type="float" office:value="-0.347912269154471">
            <text:p>-0,3479122692</text:p>
          </table:table-cell>
          <table:table-cell table:formula="of:=[Mean.AC50] - [ConfidenceDelta.AD50]" office:value-type="float" office:value="0.123971100086243">
            <text:p>0,1239711001</text:p>
          </table:table-cell>
          <table:table-cell table:formula="of:=[Mean.AD50] - [ConfidenceDelta.AE50]" office:value-type="float" office:value="0.595879495339054">
            <text:p>0,5958794953</text:p>
          </table:table-cell>
          <table:table-cell table:formula="of:=[Mean.AE50] - [ConfidenceDelta.AF50]" office:value-type="float" office:value="1.06781333959546">
            <text:p>1,0678133396</text:p>
          </table:table-cell>
          <table:table-cell table:formula="of:=[Mean.AF50] - [ConfidenceDelta.AG50]" office:value-type="float" office:value="1.53977306789866">
            <text:p>1,5397730679</text:p>
          </table:table-cell>
          <table:table-cell table:formula="of:=[Mean.AG50] - [ConfidenceDelta.AH50]" office:value-type="float" office:value="2.01175912782987">
            <text:p>2,0117591278</text:p>
          </table:table-cell>
          <table:table-cell table:formula="of:=[Mean.AH50] - [ConfidenceDelta.AI50]" office:value-type="float" office:value="2.48377198002005">
            <text:p>2,48377198</text:p>
          </table:table-cell>
          <table:table-cell table:formula="of:=[Mean.AI50] - [ConfidenceDelta.AJ50]" office:value-type="float" office:value="2.95581209868893">
            <text:p>2,9558120987</text:p>
          </table:table-cell>
          <table:table-cell table:formula="of:=[Mean.AJ50] - [ConfidenceDelta.AK50]" office:value-type="float" office:value="3.42787997221293">
            <text:p>3,4278799722</text:p>
          </table:table-cell>
          <table:table-cell table:formula="of:=[Mean.AK50] - [ConfidenceDelta.AL50]" office:value-type="float" office:value="3.89997610372395">
            <text:p>3,8999761037</text:p>
          </table:table-cell>
          <table:table-cell table:formula="of:=[Mean.AL50] - [ConfidenceDelta.AM50]" office:value-type="float" office:value="4.3721010117412">
            <text:p>4,3721010117</text:p>
          </table:table-cell>
          <table:table-cell table:formula="of:=[Mean.AM50] - [ConfidenceDelta.AN50]" office:value-type="float" office:value="4.84425523083817">
            <text:p>4,8442552308</text:p>
          </table:table-cell>
          <table:table-cell table:formula="of:=[Mean.AN50] - [ConfidenceDelta.AO50]" office:value-type="float" office:value="5.31643931234727">
            <text:p>5,3164393123</text:p>
          </table:table-cell>
          <table:table-cell table:formula="of:=[Mean.AO50] - [ConfidenceDelta.AP50]" office:value-type="float" office:value="5.78865382510475">
            <text:p>5,7886538251</text:p>
          </table:table-cell>
          <table:table-cell table:formula="of:=[Mean.AP50] - [ConfidenceDelta.AQ50]" office:value-type="float" office:value="6.26089935623871">
            <text:p>6,2608993562</text:p>
          </table:table-cell>
          <table:table-cell table:formula="of:=[Mean.AQ50] - [ConfidenceDelta.AR50]" office:value-type="float" office:value="6.73317651200336">
            <text:p>6,733176512</text:p>
          </table:table-cell>
          <table:table-cell table:formula="of:=[Mean.AR50] - [ConfidenceDelta.AS50]" office:value-type="float" office:value="7.20548591866277">
            <text:p>7,2054859187</text:p>
          </table:table-cell>
          <table:table-cell table:formula="of:=[Mean.AS50] - [ConfidenceDelta.AT50]" office:value-type="float" office:value="7.67782822342792">
            <text:p>7,6778282234</text:p>
          </table:table-cell>
          <table:table-cell table:formula="of:=[Mean.AT50] - [ConfidenceDelta.AU50]" office:value-type="float" office:value="8.15020409545092">
            <text:p>8,1502040955</text:p>
          </table:table-cell>
          <table:table-cell table:formula="of:=[Mean.AU50] - [ConfidenceDelta.AV50]" office:value-type="float" office:value="8.6226142268806">
            <text:p>8,6226142269</text:p>
          </table:table-cell>
          <table:table-cell table:formula="of:=[Mean.AV50] - [ConfidenceDelta.AW50]" office:value-type="float" office:value="9.09505933398455">
            <text:p>9,095059334</text:p>
          </table:table-cell>
          <table:table-cell table:formula="of:=[Mean.AW50] - [ConfidenceDelta.AX50]" office:value-type="float" office:value="9.56754015834231">
            <text:p>9,5675401583</text:p>
          </table:table-cell>
          <table:table-cell table:formula="of:=[Mean.AX50] - [ConfidenceDelta.AY50]" office:value-type="float" office:value="10.0400574681157">
            <text:p>10,0400574681</text:p>
          </table:table-cell>
          <table:table-cell table:formula="of:=[Mean.AY50] - [ConfidenceDelta.AZ50]" office:value-type="float" office:value="10.5126120594022">
            <text:p>10,5126120594</text:p>
          </table:table-cell>
          <table:table-cell table:formula="of:=[Mean.AZ50] - [ConfidenceDelta.BA50]" office:value-type="float" office:value="10.9852047576783">
            <text:p>10,9852047577</text:p>
          </table:table-cell>
          <table:table-cell table:formula="of:=99" office:value-type="float" office:value="99">
            <text:p>99</text:p>
          </table:table-cell>
          <table:table-cell table:formula="of:=[Mean.AB50] + [ConfidenceDelta.AC50]" office:value-type="float" office:value="1.28269487785012">
            <text:p>1,2826948779</text:p>
          </table:table-cell>
          <table:table-cell table:formula="of:=[Mean.AC50] + [ConfidenceDelta.AD50]" office:value-type="float" office:value="1.74559411730506">
            <text:p>1,7455941173</text:p>
          </table:table-cell>
          <table:table-cell table:formula="of:=[Mean.AD50] + [ConfidenceDelta.AE50]" office:value-type="float" office:value="2.2084683307479">
            <text:p>2,2084683307</text:p>
          </table:table-cell>
          <table:table-cell table:formula="of:=[Mean.AE50] + [ConfidenceDelta.AF50]" office:value-type="float" office:value="2.67131709518715">
            <text:p>2,6713170952</text:p>
          </table:table-cell>
          <table:table-cell table:formula="of:=[Mean.AF50] + [ConfidenceDelta.AG50]" office:value-type="float" office:value="3.1341399755796">
            <text:p>3,1341399756</text:p>
          </table:table-cell>
          <table:table-cell table:formula="of:=[Mean.AG50] + [ConfidenceDelta.AH50]" office:value-type="float" office:value="3.59693652434405">
            <text:p>3,5969365243</text:p>
          </table:table-cell>
          <table:table-cell table:formula="of:=[Mean.AH50] + [ConfidenceDelta.AI50]" office:value-type="float" office:value="4.05970628084952">
            <text:p>4,0597062808</text:p>
          </table:table-cell>
          <table:table-cell table:formula="of:=[Mean.AI50] + [ConfidenceDelta.AJ50]" office:value-type="float" office:value="4.52244877087629">
            <text:p>4,5224487709</text:p>
          </table:table-cell>
          <table:table-cell table:formula="of:=[Mean.AJ50] + [ConfidenceDelta.AK50]" office:value-type="float" office:value="4.98516350604794">
            <text:p>4,985163506</text:p>
          </table:table-cell>
          <table:table-cell table:formula="of:=[Mean.AK50] + [ConfidenceDelta.AL50]" office:value-type="float" office:value="5.44784998323257">
            <text:p>5,4478499832</text:p>
          </table:table-cell>
          <table:table-cell table:formula="of:=[Mean.AL50] + [ConfidenceDelta.AM50]" office:value-type="float" office:value="5.91050768391097">
            <text:p>5,9105076839</text:p>
          </table:table-cell>
          <table:table-cell table:formula="of:=[Mean.AM50] + [ConfidenceDelta.AN50]" office:value-type="float" office:value="6.37313607350966">
            <text:p>6,3731360735</text:p>
          </table:table-cell>
          <table:table-cell table:formula="of:=[Mean.AN50] + [ConfidenceDelta.AO50]" office:value-type="float" office:value="6.83573460069621">
            <text:p>6,8357346007</text:p>
          </table:table-cell>
          <table:table-cell table:formula="of:=[Mean.AO50] + [ConfidenceDelta.AP50]" office:value-type="float" office:value="7.29830269663438">
            <text:p>7,2983026966</text:p>
          </table:table-cell>
          <table:table-cell table:formula="of:=[Mean.AP50] + [ConfidenceDelta.AQ50]" office:value-type="float" office:value="7.76083977419607">
            <text:p>7,7608397742</text:p>
          </table:table-cell>
          <table:table-cell table:formula="of:=[Mean.AQ50] + [ConfidenceDelta.AR50]" office:value-type="float" office:value="8.22334522712708">
            <text:p>8,2233452271</text:p>
          </table:table-cell>
          <table:table-cell table:formula="of:=[Mean.AR50] + [ConfidenceDelta.AS50]" office:value-type="float" office:value="8.68581842916332">
            <text:p>8,6858184292</text:p>
          </table:table-cell>
          <table:table-cell table:formula="of:=[Mean.AS50] + [ConfidenceDelta.AT50]" office:value-type="float" office:value="9.14825873309381">
            <text:p>9,1482587331</text:p>
          </table:table-cell>
          <table:table-cell table:formula="of:=[Mean.AT50] + [ConfidenceDelta.AU50]" office:value-type="float" office:value="9.61066546976647">
            <text:p>9,6106654698</text:p>
          </table:table-cell>
          <table:table-cell table:formula="of:=[Mean.AU50] + [ConfidenceDelta.AV50]" office:value-type="float" office:value="10.0730379470324">
            <text:p>10,073037947</text:p>
          </table:table-cell>
          <table:table-cell table:formula="of:=[Mean.AV50] + [ConfidenceDelta.AW50]" office:value-type="float" office:value="10.5353754486241">
            <text:p>10,5353754486</text:p>
          </table:table-cell>
          <table:table-cell table:formula="of:=[Mean.AW50] + [ConfidenceDelta.AX50]" office:value-type="float" office:value="10.997677232962">
            <text:p>10,997677233</text:p>
          </table:table-cell>
          <table:table-cell table:formula="of:=[Mean.AX50] + [ConfidenceDelta.AY50]" office:value-type="float" office:value="11.4599425318843">
            <text:p>11,4599425319</text:p>
          </table:table-cell>
          <table:table-cell table:formula="of:=[Mean.AY50] + [ConfidenceDelta.AZ50]" office:value-type="float" office:value="11.9221705492935">
            <text:p>11,9221705493</text:p>
          </table:table-cell>
          <table:table-cell table:formula="of:=[Mean.AZ50] + [ConfidenceDelta.BA50]" office:value-type="float" office:value="12.384360459713">
            <text:p>12,3843604597</text:p>
          </table:table-cell>
          <table:table-cell table:formula="of:=99" office:value-type="float" office:value="99">
            <text:p>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13" number:min-integer-digits="1"/>
    </number:number-style>
    <number:number-style style:name="N107">
      <number:number number:decimal-places="14" number:min-integer-digits="1"/>
    </number:number-style>
    <number:number-style style:name="N108">
      <number:number number:decimal-places="15" number:min-integer-digits="1"/>
    </number:number-style>
    <number:number-style style:name="N109">
      <number:number number:decimal-places="16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percentage-style style:name="N120">
      <number:number number:decimal-places="2" number:min-integer-digits="1"/>
      <number:text> %</number:text>
    </number:percentage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3333"/>
    </style:style>
    <style:style style:name="Sans_20_nom8" style:display-name="Sans nom8" style:family="table-cell" style:parent-style-name="Default" style:data-style-name="N2"/>
    <style:style style:name="RED" style:family="table-cell" style:parent-style-name="Default" style:data-style-name="N2">
      <style:table-cell-properties fo:background-color="#ff3333"/>
    </style:style>
    <style:style style:name="YELLOW" style:family="table-cell" style:parent-style-name="Default" style:data-style-name="N2">
      <style:table-cell-properties fo:background-color="#ffff99"/>
    </style:style>
    <style:style style:name="GREEN" style:family="table-cell" style:parent-style-name="Default" style:data-style-name="N2">
      <style:table-cell-properties fo:background-color="#99ff66"/>
    </style:style>
    <style:style style:name="GREY" style:family="table-cell" style:parent-style-name="Default">
      <style:table-cell-properties fo:background-color="#808080"/>
    </style:style>
    <style:style style:name="ORANGE" style:family="table-cell" style:parent-style-name="Default">
      <style:table-cell-properties fo:background-color="#ff6600"/>
    </style:style>
    <style:style style:name="CYAN" style:family="table-cell" style:parent-style-name="Default">
      <style:table-cell-properties fo:background-color="#66ffff"/>
    </style:style>
    <style:style style:name="Pourcent" style:family="table-cell" style:parent-style-name="Default" style:data-style-name="N10"/>
    <style:style style:name="FULL_20_BLACK" style:display-name="FULL BLACK" style:family="table-cell" style:parent-style-name="Default">
      <style:table-cell-properties fo:background-color="#000000"/>
    </style:style>
    <style:style style:name="WHITE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0">10/11/2023</text:date>, <text:time>19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30T15:00:32.11</meta:creation-date>
    <dc:date>2023-11-10T19:55:39.84</dc:date>
    <meta:editing-duration>P7DT5H35M17S</meta:editing-duration>
    <meta:editing-cycles>75</meta:editing-cycles>
    <meta:generator>OpenOffice/4.1.14$Win32 OpenOffice.org_project/4114m1$Build-9811</meta:generator>
    <meta:document-statistic meta:table-count="4" meta:cell-count="10593" meta:object-count="0"/>
  </office:meta>
</office:document-meta>
</file>